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6/styles.xml" manifest:media-type="text/xml"/>
  <manifest:file-entry manifest:full-path="Object 6/meta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settings.xml" manifest:media-type="text/xml"/>
  <manifest:file-entry manifest:full-path="Object 14/content.xml" manifest:media-type="text/xml"/>
  <manifest:file-entry manifest:full-path="Object 14/styles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Object 23/content.xml" manifest:media-type="text/xml"/>
  <manifest:file-entry manifest:full-path="Object 23/styles.xml" manifest:media-type="text/xml"/>
  <manifest:file-entry manifest:full-path="Object 23/meta.xml" manifest:media-type="text/xml"/>
  <manifest:file-entry manifest:full-path="Object 23/" manifest:media-type="application/vnd.oasis.opendocument.chart"/>
  <manifest:file-entry manifest:full-path="Object 19/content.xml" manifest:media-type="text/xml"/>
  <manifest:file-entry manifest:full-path="Object 19/styles.xml" manifest:media-type="text/xml"/>
  <manifest:file-entry manifest:full-path="Object 19/meta.xml" manifest:media-type="text/xml"/>
  <manifest:file-entry manifest:full-path="Object 19/" manifest:media-type="application/vnd.oasis.opendocument.chart"/>
  <manifest:file-entry manifest:full-path="Object 27/content.xml" manifest:media-type="text/xml"/>
  <manifest:file-entry manifest:full-path="Object 27/styles.xml" manifest:media-type="text/xml"/>
  <manifest:file-entry manifest:full-path="Object 27/meta.xml" manifest:media-type="text/xml"/>
  <manifest:file-entry manifest:full-path="Object 27/" manifest:media-type="application/vnd.oasis.opendocument.chart"/>
  <manifest:file-entry manifest:full-path="Object 20/content.xml" manifest:media-type="text/xml"/>
  <manifest:file-entry manifest:full-path="Object 20/styles.xml" manifest:media-type="text/xml"/>
  <manifest:file-entry manifest:full-path="Object 20/meta.xml" manifest:media-type="text/xml"/>
  <manifest:file-entry manifest:full-path="Object 20/" manifest:media-type="application/vnd.oasis.opendocument.chart"/>
  <manifest:file-entry manifest:full-path="Object 21/content.xml" manifest:media-type="text/xml"/>
  <manifest:file-entry manifest:full-path="Object 21/styles.xml" manifest:media-type="text/xml"/>
  <manifest:file-entry manifest:full-path="Object 21/meta.xml" manifest:media-type="text/xml"/>
  <manifest:file-entry manifest:full-path="Object 21/" manifest:media-type="application/vnd.oasis.opendocument.chart"/>
  <manifest:file-entry manifest:full-path="Object 25/content.xml" manifest:media-type="text/xml"/>
  <manifest:file-entry manifest:full-path="Object 25/styles.xml" manifest:media-type="text/xml"/>
  <manifest:file-entry manifest:full-path="Object 25/meta.xml" manifest:media-type="text/xml"/>
  <manifest:file-entry manifest:full-path="Object 25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24/content.xml" manifest:media-type="text/xml"/>
  <manifest:file-entry manifest:full-path="Object 24/styles.xml" manifest:media-type="text/xml"/>
  <manifest:file-entry manifest:full-path="Object 24/meta.xml" manifest:media-type="text/xml"/>
  <manifest:file-entry manifest:full-path="Object 24/" manifest:media-type="application/vnd.oasis.opendocument.chart"/>
  <manifest:file-entry manifest:full-path="Object 22/content.xml" manifest:media-type="text/xml"/>
  <manifest:file-entry manifest:full-path="Object 22/styles.xml" manifest:media-type="text/xml"/>
  <manifest:file-entry manifest:full-path="Object 22/meta.xml" manifest:media-type="text/xml"/>
  <manifest:file-entry manifest:full-path="Object 22/" manifest:media-type="application/vnd.oasis.opendocument.chart"/>
  <manifest:file-entry manifest:full-path="Object 9/content.xml" manifest:media-type="text/xml"/>
  <manifest:file-entry manifest:full-path="Object 9/meta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manifest.rdf" manifest:media-type="application/rdf+xml"/>
  <manifest:file-entry manifest:full-path="Object 10/settings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 13/settings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4/setting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15/content.xml" manifest:media-type="text/xml"/>
  <manifest:file-entry manifest:full-path="Object 15/styles.xml" manifest:media-type="text/xml"/>
  <manifest:file-entry manifest:full-path="Object 15/meta.xml" manifest:media-type="text/xml"/>
  <manifest:file-entry manifest:full-path="Object 15/" manifest:media-type="application/vnd.oasis.opendocument.chart"/>
  <manifest:file-entry manifest:full-path="Object 7/content.xml" manifest:media-type="text/xml"/>
  <manifest:file-entry manifest:full-path="Object 7/settings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18/content.xml" manifest:media-type="text/xml"/>
  <manifest:file-entry manifest:full-path="Object 18/styles.xml" manifest:media-type="text/xml"/>
  <manifest:file-entry manifest:full-path="Object 18/meta.xml" manifest:media-type="text/xml"/>
  <manifest:file-entry manifest:full-path="Object 18/" manifest:media-type="application/vnd.oasis.opendocument.chart"/>
  <manifest:file-entry manifest:full-path="Object 17/content.xml" manifest:media-type="text/xml"/>
  <manifest:file-entry manifest:full-path="Object 17/styles.xml" manifest:media-type="text/xml"/>
  <manifest:file-entry manifest:full-path="Object 17/meta.xml" manifest:media-type="text/xml"/>
  <manifest:file-entry manifest:full-path="Object 17/" manifest:media-type="application/vnd.oasis.opendocument.chart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 5/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26/content.xml" manifest:media-type="text/xml"/>
  <manifest:file-entry manifest:full-path="Object 26/styles.xml" manifest:media-type="text/xml"/>
  <manifest:file-entry manifest:full-path="Object 26/meta.xml" manifest:media-type="text/xml"/>
  <manifest:file-entry manifest:full-path="Object 26/" manifest:media-type="application/vnd.oasis.opendocument.chart"/>
  <manifest:file-entry manifest:full-path="Object 28/content.xml" manifest:media-type="text/xml"/>
  <manifest:file-entry manifest:full-path="Object 28/styles.xml" manifest:media-type="text/xml"/>
  <manifest:file-entry manifest:full-path="Object 28/meta.xml" manifest:media-type="text/xml"/>
  <manifest:file-entry manifest:full-path="Object 28/" manifest:media-type="application/vnd.oasis.opendocument.chart"/>
  <manifest:file-entry manifest:full-path="Object 29/content.xml" manifest:media-type="text/xml"/>
  <manifest:file-entry manifest:full-path="Object 29/styles.xml" manifest:media-type="text/xml"/>
  <manifest:file-entry manifest:full-path="Object 29/meta.xml" manifest:media-type="text/xml"/>
  <manifest:file-entry manifest:full-path="Object 29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6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HSV" table:style-name="ta1">
        <table:shapes>
          <draw:frame draw:z-index="0" draw:style-name="gr1" draw:text-style-name="P1" svg:width="0.0787in" svg:height="0.185in" svg:x="7.111in" svg:y="0in">
            <text:p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0.0004in" svg:y="31.289in">
            <draw:object draw:notify-on-update-of-ranges="HSV.G168:HSV.G175 HSV.H167:HSV.H167 HSV.H168:HSV.H175 HSV.I167:HSV.I167 HSV.I168:HSV.I175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6.2988in" svg:height="3.5429in" svg:x="7.1114in" svg:y="31.289in">
            <draw:object draw:notify-on-update-of-ranges="HSV.K168:HSV.K175 HSV.L167:HSV.L167 HSV.L168:HSV.L175 HSV.M167:HSV.M167 HSV.M168:HSV.M175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6.2988in" svg:height="3.5429in" svg:x="10.7209in" svg:y="0.0213in">
            <draw:object draw:notify-on-update-of-ranges="HSV.B2:HSV.B2 HSV.B3:HSV.B14 HSV.F2:HSV.F2 HSV.F3:HSV.F14" xlink:href="./Object 20" xlink:type="simple" xlink:show="embed" xlink:actuate="onLoad"/>
            <draw:image xlink:href="./ObjectReplacements/Object 20" xlink:type="simple" xlink:show="embed" xlink:actuate="onLoad"/>
          </draw:frame>
          <draw:frame draw:z-index="4" draw:style-name="gr1" draw:text-style-name="P1" svg:width="6.2988in" svg:height="3.5429in" svg:x="10.6669in" svg:y="4.6224in">
            <draw:object draw:notify-on-update-of-ranges="HSV.B31:HSV.B31 HSV.B32:HSV.B39 HSV.F31:HSV.F31 HSV.F32:HSV.F39" xlink:href="./Object 21" xlink:type="simple" xlink:show="embed" xlink:actuate="onLoad"/>
            <draw:image xlink:href="./ObjectReplacements/Object 21" xlink:type="simple" xlink:show="embed" xlink:actuate="onLoad"/>
          </draw:frame>
          <draw:frame draw:z-index="5" draw:style-name="gr1" draw:text-style-name="P1" svg:width="6.2988in" svg:height="3.5429in" svg:x="10.7063in" svg:y="26.3504in">
            <draw:object draw:notify-on-update-of-ranges="HSV.B149:HSV.B149 HSV.B150:HSV.B163 HSV.F149:HSV.F149 HSV.F150:HSV.F163 HSV.L149:HSV.L149 HSV.L150:HSV.L163" xlink:href="./Object 23" xlink:type="simple" xlink:show="embed" xlink:actuate="onLoad"/>
            <draw:image xlink:href="./ObjectReplacements/Object 23" xlink:type="simple" xlink:show="embed" xlink:actuate="onLoad"/>
          </draw:frame>
          <draw:frame draw:z-index="6" draw:style-name="gr1" draw:text-style-name="P1" svg:width="6.2988in" svg:height="3.5429in" svg:x="10.6736in" svg:y="8.3213in">
            <draw:object draw:notify-on-update-of-ranges="HSV.B42:HSV.B42 HSV.B43:HSV.B49 HSV.F42:HSV.F42 HSV.F43:HSV.F49" xlink:href="./Object 24" xlink:type="simple" xlink:show="embed" xlink:actuate="onLoad"/>
            <draw:image xlink:href="./ObjectReplacements/Object 24" xlink:type="simple" xlink:show="embed" xlink:actuate="onLoad"/>
          </draw:frame>
          <draw:frame draw:z-index="7" draw:style-name="gr1" draw:text-style-name="P1" svg:width="6.2988in" svg:height="3.5429in" svg:x="10.7063in" svg:y="7.328in">
            <draw:object draw:notify-on-update-of-ranges="HSV.B42:HSV.B42 HSV.B43:HSV.B49 HSV.F42:HSV.F42 HSV.F43:HSV.F49 HSV.L42:HSV.L42 HSV.L43:HSV.L49" xlink:href="./Object 25" xlink:type="simple" xlink:show="embed" xlink:actuate="onLoad"/>
            <draw:image xlink:href="./ObjectReplacements/Object 25" xlink:type="simple" xlink:show="embed" xlink:actuate="onLoad"/>
          </draw:frame>
          <draw:frame draw:z-index="8" draw:style-name="gr1" draw:text-style-name="P1" svg:width="6.2988in" svg:height="3.5429in" svg:x="10.7063in" svg:y="5.3724in">
            <draw:object draw:notify-on-update-of-ranges="HSV.B31:HSV.B31 HSV.B32:HSV.B39 HSV.F31:HSV.F31 HSV.F32:HSV.F39 HSV.L31:HSV.L31 HSV.L32:HSV.L39" xlink:href="./Object 22" xlink:type="simple" xlink:show="embed" xlink:actuate="onLoad"/>
            <draw:image xlink:href="./ObjectReplacements/Object 22" xlink:type="simple" xlink:show="embed" xlink:actuate="onLoad"/>
          </draw:frame>
          <draw:frame draw:z-index="9" draw:style-name="gr1" draw:text-style-name="P1" svg:width="6.2988in" svg:height="3.5429in" svg:x="10.7063in" svg:y="2.8835in">
            <draw:object draw:notify-on-update-of-ranges="HSV.B17:HSV.B17 HSV.B18:HSV.B28 HSV.F17:HSV.F17 HSV.F18:HSV.F28 HSV.L17:HSV.L17 HSV.L18:HSV.L28" xlink:href="./Object 27" xlink:type="simple" xlink:show="embed" xlink:actuate="onLoad"/>
            <draw:image xlink:href="./ObjectReplacements/Object 27" xlink:type="simple" xlink:show="embed" xlink:actuate="onLoad"/>
          </draw:frame>
        </table:shapes>
        <table:table-column table:style-name="co1" table:number-columns-repeated="21" table:default-cell-style-name="Default"/>
        <table:table-row table:style-name="ro1">
          <table:table-cell table:style-name="ce1" office:value-type="string" calcext:value-type="string">
            <text:p>PETs1</text:p>
          </table:table-cell>
          <table:table-cell table:number-columns-repeated="20"/>
        </table:table-row>
        <table:table-row table:style-name="ro1">
          <table:table-cell table:style-name="ce1" office:value-type="string" calcext:value-type="string">
            <text:p>frame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O. Detection</text:p>
          </table:table-cell>
          <table:table-cell table:style-name="ce1" office:value-type="string" calcext:value-type="string">
            <text:p>O. Discrimination</text:p>
          </table:table-cell>
          <table:table-cell table:style-name="ce1" office:value-type="string" calcext:value-type="string">
            <text:p>ODD</text:p>
          </table:table-cell>
          <table:table-cell table:style-name="ce1" office:value-type="string" calcext:value-type="string">
            <text:p>HSV coneR1</text:p>
          </table:table-cell>
          <table:table-cell table:style-name="ce1" office:value-type="string" calcext:value-type="string">
            <text:p>RG – B</text:p>
          </table:table-cell>
          <table:table-cell table:style-name="ce1" office:value-type="string" calcext:value-type="string">
            <text:p>Detection</text:p>
          </table:table-cell>
          <table:table-cell table:style-name="ce1" office:value-type="string" calcext:value-type="string">
            <text:p>Discrimination</text:p>
          </table:table-cell>
          <table:table-cell table:style-name="ce1" office:value-type="string" calcext:value-type="string">
            <text:p>DD</text:p>
          </table:table-cell>
          <table:table-cell table:style-name="ce1" office:value-type="string" calcext:value-type="string">
            <text:p>DIFF</text:p>
          </table:table-cell>
          <table:table-cell table:number-columns-repeated="10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329" calcext:value-type="float">
            <text:p>0.329</text:p>
          </table:table-cell>
          <table:table-cell office:value-type="float" office:value="69.2827" calcext:value-type="float">
            <text:p>69.2827</text:p>
          </table:table-cell>
          <table:table-cell office:value-type="float" office:value="75.9517" calcext:value-type="float">
            <text:p>75.9517</text:p>
          </table:table-cell>
          <table:table-cell office:value-type="float" office:value="145.2344" calcext:value-type="float">
            <text:p>145.2344</text:p>
          </table:table-cell>
          <table:table-cell office:value-type="float" office:value="0.223804" calcext:value-type="float">
            <text:p>0.223804</text:p>
          </table:table-cell>
          <table:table-cell office:value-type="float" office:value="9.49451" calcext:value-type="float">
            <text:p>9.49451</text:p>
          </table:table-cell>
          <table:table-cell office:value-type="float" office:value="69.9578" calcext:value-type="float">
            <text:p>69.9578</text:p>
          </table:table-cell>
          <table:table-cell office:value-type="float" office:value="73.8973" calcext:value-type="float">
            <text:p>73.8973</text:p>
          </table:table-cell>
          <table:table-cell office:value-type="float" office:value="143.8551" calcext:value-type="float">
            <text:p>143.8551</text:p>
          </table:table-cell>
          <table:table-cell table:formula="of:=[.J3]-[.E3]" office:value-type="float" office:value="-1.3793" calcext:value-type="float">
            <text:p>-1.3793</text:p>
          </table:table-cell>
          <table:table-cell table:number-columns-repeated="10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31" calcext:value-type="float">
            <text:p>0.31</text:p>
          </table:table-cell>
          <table:table-cell office:value-type="float" office:value="53.108" calcext:value-type="float">
            <text:p>53.108</text:p>
          </table:table-cell>
          <table:table-cell office:value-type="float" office:value="83.4889" calcext:value-type="float">
            <text:p>83.4889</text:p>
          </table:table-cell>
          <table:table-cell office:value-type="float" office:value="136.5969" calcext:value-type="float">
            <text:p>136.5969</text:p>
          </table:table-cell>
          <table:table-cell office:value-type="float" office:value="0.246728" calcext:value-type="float">
            <text:p>0.246728</text:p>
          </table:table-cell>
          <table:table-cell office:value-type="float" office:value="13.1638" calcext:value-type="float">
            <text:p>13.1638</text:p>
          </table:table-cell>
          <table:table-cell office:value-type="float" office:value="53.6512" calcext:value-type="float">
            <text:p>53.6512</text:p>
          </table:table-cell>
          <table:table-cell office:value-type="float" office:value="81.4617" calcext:value-type="float">
            <text:p>81.4617</text:p>
          </table:table-cell>
          <table:table-cell office:value-type="float" office:value="135.1129" calcext:value-type="float">
            <text:p>135.1129</text:p>
          </table:table-cell>
          <table:table-cell table:formula="of:=[.J4]-[.E4]" office:value-type="float" office:value="-1.48400000000001" calcext:value-type="float">
            <text:p>-1.484</text:p>
          </table:table-cell>
          <table:table-cell table:number-columns-repeated="10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278" calcext:value-type="float">
            <text:p>0.278</text:p>
          </table:table-cell>
          <table:table-cell office:value-type="float" office:value="65.6433" calcext:value-type="float">
            <text:p>65.6433</text:p>
          </table:table-cell>
          <table:table-cell office:value-type="float" office:value="67.6909" calcext:value-type="float">
            <text:p>67.6909</text:p>
          </table:table-cell>
          <table:table-cell office:value-type="float" office:value="133.3342" calcext:value-type="float">
            <text:p>133.3342</text:p>
          </table:table-cell>
          <table:table-cell office:value-type="float" office:value="0.402792" calcext:value-type="float">
            <text:p>0.402792</text:p>
          </table:table-cell>
          <table:table-cell office:value-type="float" office:value="8.83991" calcext:value-type="float">
            <text:p>8.83991</text:p>
          </table:table-cell>
          <table:table-cell office:value-type="float" office:value="58.9181" calcext:value-type="float">
            <text:p>58.9181</text:p>
          </table:table-cell>
          <table:table-cell office:value-type="float" office:value="71.1704" calcext:value-type="float">
            <text:p>71.1704</text:p>
          </table:table-cell>
          <table:table-cell office:value-type="float" office:value="130.0885" calcext:value-type="float">
            <text:p>130.0885</text:p>
          </table:table-cell>
          <table:table-cell table:formula="of:=[.J5]-[.E5]" office:value-type="float" office:value="-3.2457" calcext:value-type="float">
            <text:p>-3.2457</text:p>
          </table:table-cell>
          <table:table-cell table:number-columns-repeated="10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382" calcext:value-type="float">
            <text:p>0.382</text:p>
          </table:table-cell>
          <table:table-cell office:value-type="float" office:value="66.2295" calcext:value-type="float">
            <text:p>66.2295</text:p>
          </table:table-cell>
          <table:table-cell office:value-type="float" office:value="64.7059" calcext:value-type="float">
            <text:p>64.7059</text:p>
          </table:table-cell>
          <table:table-cell office:value-type="float" office:value="130.9354" calcext:value-type="float">
            <text:p>130.9354</text:p>
          </table:table-cell>
          <table:table-cell office:value-type="float" office:value="0.393097" calcext:value-type="float">
            <text:p>0.393097</text:p>
          </table:table-cell>
          <table:table-cell office:value-type="float" office:value="6.40328" calcext:value-type="float">
            <text:p>6.40328</text:p>
          </table:table-cell>
          <table:table-cell office:value-type="float" office:value="63.9344" calcext:value-type="float">
            <text:p>63.9344</text:p>
          </table:table-cell>
          <table:table-cell office:value-type="float" office:value="68.0561" calcext:value-type="float">
            <text:p>68.0561</text:p>
          </table:table-cell>
          <table:table-cell office:value-type="float" office:value="131.9905" calcext:value-type="float">
            <text:p>131.9905</text:p>
          </table:table-cell>
          <table:table-cell table:formula="of:=[.J6]-[.E6]" office:value-type="float" office:value="1.05510000000001" calcext:value-type="float">
            <text:p>1.0551</text:p>
          </table:table-cell>
          <table:table-cell table:number-columns-repeated="10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28" calcext:value-type="float">
            <text:p>0.28</text:p>
          </table:table-cell>
          <table:table-cell office:value-type="float" office:value="79.6947" calcext:value-type="float">
            <text:p>79.6947</text:p>
          </table:table-cell>
          <table:table-cell office:value-type="float" office:value="76.039" calcext:value-type="float">
            <text:p>76.039</text:p>
          </table:table-cell>
          <table:table-cell office:value-type="float" office:value="155.7337" calcext:value-type="float">
            <text:p>155.7337</text:p>
          </table:table-cell>
          <table:table-cell office:value-type="float" office:value="0.192245" calcext:value-type="float">
            <text:p>0.192245</text:p>
          </table:table-cell>
          <table:table-cell office:value-type="float" office:value="17.0332" calcext:value-type="float">
            <text:p>17.0332</text:p>
          </table:table-cell>
          <table:table-cell office:value-type="float" office:value="82.1374" calcext:value-type="float">
            <text:p>82.1374</text:p>
          </table:table-cell>
          <table:table-cell office:value-type="float" office:value="72.5529" calcext:value-type="float">
            <text:p>72.5529</text:p>
          </table:table-cell>
          <table:table-cell office:value-type="float" office:value="154.6903" calcext:value-type="float">
            <text:p>154.6903</text:p>
          </table:table-cell>
          <table:table-cell table:formula="of:=[.J7]-[.E7]" office:value-type="float" office:value="-1.04339999999999" calcext:value-type="float">
            <text:p>-1.0434</text:p>
          </table:table-cell>
          <table:table-cell table:number-columns-repeated="10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311" calcext:value-type="float">
            <text:p>0.311</text:p>
          </table:table-cell>
          <table:table-cell office:value-type="float" office:value="78.6989" calcext:value-type="float">
            <text:p>78.6989</text:p>
          </table:table-cell>
          <table:table-cell office:value-type="float" office:value="73.8816" calcext:value-type="float">
            <text:p>73.8816</text:p>
          </table:table-cell>
          <table:table-cell office:value-type="float" office:value="152.5805" calcext:value-type="float">
            <text:p>152.5805</text:p>
          </table:table-cell>
          <table:table-cell office:value-type="float" office:value="0.222533" calcext:value-type="float">
            <text:p>0.222533</text:p>
          </table:table-cell>
          <table:table-cell office:value-type="float" office:value="12.2236" calcext:value-type="float">
            <text:p>12.2236</text:p>
          </table:table-cell>
          <table:table-cell office:value-type="float" office:value="80.3717" calcext:value-type="float">
            <text:p>80.3717</text:p>
          </table:table-cell>
          <table:table-cell office:value-type="float" office:value="69.7234" calcext:value-type="float">
            <text:p>69.7234</text:p>
          </table:table-cell>
          <table:table-cell office:value-type="float" office:value="150.0951" calcext:value-type="float">
            <text:p>150.0951</text:p>
          </table:table-cell>
          <table:table-cell table:formula="of:=[.J8]-[.E8]" office:value-type="float" office:value="-2.4854" calcext:value-type="float">
            <text:p>-2.4854</text:p>
          </table:table-cell>
          <table:table-cell table:number-columns-repeated="10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324" calcext:value-type="float">
            <text:p>0.324</text:p>
          </table:table-cell>
          <table:table-cell office:value-type="float" office:value="68.8791" calcext:value-type="float">
            <text:p>68.8791</text:p>
          </table:table-cell>
          <table:table-cell office:value-type="float" office:value="66.9706" calcext:value-type="float">
            <text:p>66.9706</text:p>
          </table:table-cell>
          <table:table-cell office:value-type="float" office:value="135.8497" calcext:value-type="float">
            <text:p>135.8497</text:p>
          </table:table-cell>
          <table:table-cell office:value-type="float" office:value="0.265211" calcext:value-type="float">
            <text:p>0.265211</text:p>
          </table:table-cell>
          <table:table-cell office:value-type="float" office:value="11.0193" calcext:value-type="float">
            <text:p>11.0193</text:p>
          </table:table-cell>
          <table:table-cell office:value-type="float" office:value="69.5225" calcext:value-type="float">
            <text:p>69.5225</text:p>
          </table:table-cell>
          <table:table-cell office:value-type="float" office:value="64.903" calcext:value-type="float">
            <text:p>64.903</text:p>
          </table:table-cell>
          <table:table-cell office:value-type="float" office:value="134.4255" calcext:value-type="float">
            <text:p>134.4255</text:p>
          </table:table-cell>
          <table:table-cell table:formula="of:=[.J9]-[.E9]" office:value-type="float" office:value="-1.42420000000001" calcext:value-type="float">
            <text:p>-1.4242</text:p>
          </table:table-cell>
          <table:table-cell table:number-columns-repeated="10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315" calcext:value-type="float">
            <text:p>0.315</text:p>
          </table:table-cell>
          <table:table-cell office:value-type="float" office:value="71.5467" calcext:value-type="float">
            <text:p>71.5467</text:p>
          </table:table-cell>
          <table:table-cell office:value-type="float" office:value="68.4584" calcext:value-type="float">
            <text:p>68.4584</text:p>
          </table:table-cell>
          <table:table-cell office:value-type="float" office:value="140.0051" calcext:value-type="float">
            <text:p>140.0051</text:p>
          </table:table-cell>
          <table:table-cell office:value-type="float" office:value="0.288086" calcext:value-type="float">
            <text:p>0.288086</text:p>
          </table:table-cell>
          <table:table-cell office:value-type="float" office:value="11.6313" calcext:value-type="float">
            <text:p>11.6313</text:p>
          </table:table-cell>
          <table:table-cell office:value-type="float" office:value="72.0817" calcext:value-type="float">
            <text:p>72.0817</text:p>
          </table:table-cell>
          <table:table-cell office:value-type="float" office:value="68.0297" calcext:value-type="float">
            <text:p>68.0297</text:p>
          </table:table-cell>
          <table:table-cell office:value-type="float" office:value="140.1114" calcext:value-type="float">
            <text:p>140.1114</text:p>
          </table:table-cell>
          <table:table-cell table:formula="of:=[.J10]-[.E10]" office:value-type="float" office:value="0.106300000000005" calcext:value-type="float">
            <text:p>0.1063</text:p>
          </table:table-cell>
          <table:table-cell table:number-columns-repeated="10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297" calcext:value-type="float">
            <text:p>0.297</text:p>
          </table:table-cell>
          <table:table-cell office:value-type="float" office:value="63.1347" calcext:value-type="float">
            <text:p>63.1347</text:p>
          </table:table-cell>
          <table:table-cell office:value-type="float" office:value="80.6748" calcext:value-type="float">
            <text:p>80.6748</text:p>
          </table:table-cell>
          <table:table-cell office:value-type="float" office:value="143.8095" calcext:value-type="float">
            <text:p>143.8095</text:p>
          </table:table-cell>
          <table:table-cell office:value-type="float" office:value="0.0550418" calcext:value-type="float">
            <text:p>0.0550418</text:p>
          </table:table-cell>
          <table:table-cell office:value-type="float" office:value="35.1038" calcext:value-type="float">
            <text:p>35.1038</text:p>
          </table:table-cell>
          <table:table-cell office:value-type="float" office:value="64.4592" calcext:value-type="float">
            <text:p>64.4592</text:p>
          </table:table-cell>
          <table:table-cell office:value-type="float" office:value="71.3574" calcext:value-type="float">
            <text:p>71.3574</text:p>
          </table:table-cell>
          <table:table-cell office:value-type="float" office:value="135.8166" calcext:value-type="float">
            <text:p>135.8166</text:p>
          </table:table-cell>
          <table:table-cell table:formula="of:=[.J11]-[.E11]" office:value-type="float" office:value="-7.99290000000002" calcext:value-type="float">
            <text:p>-7.9929</text:p>
          </table:table-cell>
          <table:table-cell table:number-columns-repeated="10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329" calcext:value-type="float">
            <text:p>0.329</text:p>
          </table:table-cell>
          <table:table-cell office:value-type="float" office:value="79.3729" calcext:value-type="float">
            <text:p>79.3729</text:p>
          </table:table-cell>
          <table:table-cell office:value-type="float" office:value="66.0321" calcext:value-type="float">
            <text:p>66.0321</text:p>
          </table:table-cell>
          <table:table-cell office:value-type="float" office:value="145.405" calcext:value-type="float">
            <text:p>145.405</text:p>
          </table:table-cell>
          <table:table-cell office:value-type="float" office:value="0.117233" calcext:value-type="float">
            <text:p>0.117233</text:p>
          </table:table-cell>
          <table:table-cell office:value-type="float" office:value="31.5454" calcext:value-type="float">
            <text:p>31.5454</text:p>
          </table:table-cell>
          <table:table-cell office:value-type="float" office:value="86.3036" calcext:value-type="float">
            <text:p>86.3036</text:p>
          </table:table-cell>
          <table:table-cell office:value-type="float" office:value="47.3447" calcext:value-type="float">
            <text:p>47.3447</text:p>
          </table:table-cell>
          <table:table-cell office:value-type="float" office:value="133.6483" calcext:value-type="float">
            <text:p>133.6483</text:p>
          </table:table-cell>
          <table:table-cell table:formula="of:=[.J12]-[.E12]" office:value-type="float" office:value="-11.7567" calcext:value-type="float">
            <text:p>-11.7567</text:p>
          </table:table-cell>
          <table:table-cell table:number-columns-repeated="10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304" calcext:value-type="float">
            <text:p>0.304</text:p>
          </table:table-cell>
          <table:table-cell office:value-type="float" office:value="89.7321" calcext:value-type="float">
            <text:p>89.7321</text:p>
          </table:table-cell>
          <table:table-cell office:value-type="float" office:value="57.1618" calcext:value-type="float">
            <text:p>57.1618</text:p>
          </table:table-cell>
          <table:table-cell office:value-type="float" office:value="146.8939" calcext:value-type="float">
            <text:p>146.8939</text:p>
          </table:table-cell>
          <table:table-cell office:value-type="float" office:value="0.324891" calcext:value-type="float">
            <text:p>0.324891</text:p>
          </table:table-cell>
          <table:table-cell office:value-type="float" office:value="5.07478" calcext:value-type="float">
            <text:p>5.07478</text:p>
          </table:table-cell>
          <table:table-cell office:value-type="float" office:value="88.8393" calcext:value-type="float">
            <text:p>88.8393</text:p>
          </table:table-cell>
          <table:table-cell office:value-type="float" office:value="57.4271" calcext:value-type="float">
            <text:p>57.4271</text:p>
          </table:table-cell>
          <table:table-cell office:value-type="float" office:value="146.2664" calcext:value-type="float">
            <text:p>146.2664</text:p>
          </table:table-cell>
          <table:table-cell table:formula="of:=[.J13]-[.E13]" office:value-type="float" office:value="-0.627499999999998" calcext:value-type="float">
            <text:p>-0.6275</text:p>
          </table:table-cell>
          <table:table-cell table:number-columns-repeated="10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.334" calcext:value-type="float">
            <text:p>0.334</text:p>
          </table:table-cell>
          <table:table-cell office:value-type="float" office:value="88.5057" calcext:value-type="float">
            <text:p>88.5057</text:p>
          </table:table-cell>
          <table:table-cell office:value-type="float" office:value="80.3523" calcext:value-type="float">
            <text:p>80.3523</text:p>
          </table:table-cell>
          <table:table-cell office:value-type="float" office:value="168.858" calcext:value-type="float">
            <text:p>168.858</text:p>
          </table:table-cell>
          <table:table-cell office:value-type="float" office:value="0.173734" calcext:value-type="float">
            <text:p>0.173734</text:p>
          </table:table-cell>
          <table:table-cell office:value-type="float" office:value="18.7734" calcext:value-type="float">
            <text:p>18.7734</text:p>
          </table:table-cell>
          <table:table-cell office:value-type="float" office:value="89.1626" calcext:value-type="float">
            <text:p>89.1626</text:p>
          </table:table-cell>
          <table:table-cell office:value-type="float" office:value="77.3713" calcext:value-type="float">
            <text:p>77.3713</text:p>
          </table:table-cell>
          <table:table-cell office:value-type="float" office:value="166.5339" calcext:value-type="float">
            <text:p>166.5339</text:p>
          </table:table-cell>
          <table:table-cell table:formula="of:=[.J14]-[.E14]" office:value-type="float" office:value="-2.32410000000002" calcext:value-type="float">
            <text:p>-2.3241</text:p>
          </table:table-cell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AVG →</text:p>
          </table:table-cell>
          <table:table-cell table:formula="of:=AVERAGE([.C3:.C14])" office:value-type="float" office:value="72.819025" calcext:value-type="float">
            <text:p>72.819025</text:p>
          </table:table-cell>
          <table:table-cell table:formula="of:=AVERAGE([.D3:.D14])" office:value-type="float" office:value="71.784" calcext:value-type="float">
            <text:p>71.784</text:p>
          </table:table-cell>
          <table:table-cell table:formula="of:=AVERAGE([.E3:.E14])" office:value-type="float" office:value="144.603025" calcext:value-type="float">
            <text:p>144.603025</text:p>
          </table:table-cell>
          <table:table-cell table:formula="of:=AVERAGE([.F3:.F14])" office:value-type="float" office:value="0.242116316666667" calcext:value-type="float">
            <text:p>0.2421163167</text:p>
          </table:table-cell>
          <table:table-cell table:formula="of:=AVERAGE([.G3:.G14])" office:value-type="float" office:value="15.0255233333333" calcext:value-type="float">
            <text:p>15.0255233333</text:p>
          </table:table-cell>
          <table:table-cell table:formula="of:=AVERAGE([.H3:.H14])" office:value-type="float" office:value="73.2782916666667" calcext:value-type="float">
            <text:p>73.2782916667</text:p>
          </table:table-cell>
          <table:table-cell table:formula="of:=AVERAGE([.I3:.I14])" office:value-type="float" office:value="68.6079166666667" calcext:value-type="float">
            <text:p>68.6079166667</text:p>
          </table:table-cell>
          <table:table-cell table:formula="of:=AVERAGE([.J3:.J14])" office:value-type="float" office:value="141.886208333333" calcext:value-type="float">
            <text:p>141.8862083333</text:p>
          </table:table-cell>
          <table:table-cell table:formula="of:=AVERAGE([.K3:.K14])" office:value-type="float" office:value="-2.71681666666667" calcext:value-type="float">
            <text:p>-2.7168166667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PETs2</text:p>
          </table:table-cell>
          <table:table-cell table:number-columns-repeated="20"/>
        </table:table-row>
        <table:table-row table:style-name="ro1">
          <table:table-cell table:style-name="ce1" office:value-type="string" calcext:value-type="string">
            <text:p>frame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O. Detection</text:p>
          </table:table-cell>
          <table:table-cell table:style-name="ce1" office:value-type="string" calcext:value-type="string">
            <text:p>O. Discrimination</text:p>
          </table:table-cell>
          <table:table-cell table:style-name="ce1" office:value-type="string" calcext:value-type="string">
            <text:p>ODD</text:p>
          </table:table-cell>
          <table:table-cell table:style-name="ce1" office:value-type="string" calcext:value-type="string">
            <text:p>HSV coneR1</text:p>
          </table:table-cell>
          <table:table-cell table:style-name="ce1" office:value-type="string" calcext:value-type="string">
            <text:p>RG – B</text:p>
          </table:table-cell>
          <table:table-cell table:style-name="ce1" office:value-type="string" calcext:value-type="string">
            <text:p>Detection</text:p>
          </table:table-cell>
          <table:table-cell table:style-name="ce1" office:value-type="string" calcext:value-type="string">
            <text:p>Discrimination</text:p>
          </table:table-cell>
          <table:table-cell table:style-name="ce1" office:value-type="string" calcext:value-type="string">
            <text:p>DD</text:p>
          </table:table-cell>
          <table:table-cell table:style-name="ce1" office:value-type="string" calcext:value-type="string">
            <text:p>DIFF</text:p>
          </table:table-cell>
          <table:table-cell table:style-name="ce1" office:value-type="string" calcext:value-type="string">
            <text:p>Original</text:p>
          </table:table-cell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591" calcext:value-type="float">
            <text:p>0.591</text:p>
          </table:table-cell>
          <table:table-cell office:value-type="float" office:value="68.0879" calcext:value-type="float">
            <text:p>68.0879</text:p>
          </table:table-cell>
          <table:table-cell office:value-type="float" office:value="76.4585" calcext:value-type="float">
            <text:p>76.4585</text:p>
          </table:table-cell>
          <table:table-cell office:value-type="float" office:value="144.5464" calcext:value-type="float">
            <text:p>144.5464</text:p>
          </table:table-cell>
          <table:table-cell office:value-type="float" office:value="0.392866" calcext:value-type="float">
            <text:p>0.392866</text:p>
          </table:table-cell>
          <table:table-cell office:value-type="float" office:value="1.35043" calcext:value-type="float">
            <text:p>1.35043</text:p>
          </table:table-cell>
          <table:table-cell office:value-type="float" office:value="68.0879" calcext:value-type="float">
            <text:p>68.0879</text:p>
          </table:table-cell>
          <table:table-cell office:value-type="float" office:value="78.5824" calcext:value-type="float">
            <text:p>78.5824</text:p>
          </table:table-cell>
          <table:table-cell office:value-type="float" office:value="146.6703" calcext:value-type="float">
            <text:p>146.6703</text:p>
          </table:table-cell>
          <table:table-cell table:formula="of:=[.J18]-[.E18]" office:value-type="float" office:value="2.12389999999999" calcext:value-type="float">
            <text:p>2.1239</text:p>
          </table:table-cell>
          <table:table-cell office:value-type="float" office:value="0.572928" calcext:value-type="float">
            <text:p>0.572928</text:p>
          </table:table-cell>
          <table:table-cell table:number-columns-repeated="9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639" calcext:value-type="float">
            <text:p>0.639</text:p>
          </table:table-cell>
          <table:table-cell office:value-type="float" office:value="33.5938" calcext:value-type="float">
            <text:p>33.5938</text:p>
          </table:table-cell>
          <table:table-cell office:value-type="float" office:value="84.7328" calcext:value-type="float">
            <text:p>84.7328</text:p>
          </table:table-cell>
          <table:table-cell office:value-type="float" office:value="118.3266" calcext:value-type="float">
            <text:p>118.3266</text:p>
          </table:table-cell>
          <table:table-cell office:value-type="float" office:value="0.277102" calcext:value-type="float">
            <text:p>0.277102</text:p>
          </table:table-cell>
          <table:table-cell office:value-type="float" office:value="-3.86621" calcext:value-type="float">
            <text:p>-3.86621</text:p>
          </table:table-cell>
          <table:table-cell office:value-type="float" office:value="33.5938" calcext:value-type="float">
            <text:p>33.5938</text:p>
          </table:table-cell>
          <table:table-cell office:value-type="float" office:value="84.2682" calcext:value-type="float">
            <text:p>84.2682</text:p>
          </table:table-cell>
          <table:table-cell office:value-type="float" office:value="117.862" calcext:value-type="float">
            <text:p>117.862</text:p>
          </table:table-cell>
          <table:table-cell table:formula="of:=[.J19]-[.E19]" office:value-type="float" office:value="-0.464600000000004" calcext:value-type="float">
            <text:p>-0.4646</text:p>
          </table:table-cell>
          <table:table-cell office:value-type="float" office:value="0.47437" calcext:value-type="float">
            <text:p>0.47437</text:p>
          </table:table-cell>
          <table:table-cell table:number-columns-repeated="9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499" calcext:value-type="float">
            <text:p>0.499</text:p>
          </table:table-cell>
          <table:table-cell office:value-type="float" office:value="33.9921" calcext:value-type="float">
            <text:p>33.9921</text:p>
          </table:table-cell>
          <table:table-cell office:value-type="float" office:value="84.0453" calcext:value-type="float">
            <text:p>84.0453</text:p>
          </table:table-cell>
          <table:table-cell office:value-type="float" office:value="118.0374" calcext:value-type="float">
            <text:p>118.0374</text:p>
          </table:table-cell>
          <table:table-cell office:value-type="float" office:value="0.251038" calcext:value-type="float">
            <text:p>0.251038</text:p>
          </table:table-cell>
          <table:table-cell office:value-type="float" office:value="-0.184782" calcext:value-type="float">
            <text:p>-0.184782</text:p>
          </table:table-cell>
          <table:table-cell office:value-type="float" office:value="33.9921" calcext:value-type="float">
            <text:p>33.9921</text:p>
          </table:table-cell>
          <table:table-cell office:value-type="float" office:value="83.1735" calcext:value-type="float">
            <text:p>83.1735</text:p>
          </table:table-cell>
          <table:table-cell office:value-type="float" office:value="117.1656" calcext:value-type="float">
            <text:p>117.1656</text:p>
          </table:table-cell>
          <table:table-cell table:formula="of:=[.J20]-[.E20]" office:value-type="float" office:value="-0.871800000000007" calcext:value-type="float">
            <text:p>-0.8718</text:p>
          </table:table-cell>
          <table:table-cell office:value-type="float" office:value="0.473658" calcext:value-type="float">
            <text:p>0.473658</text:p>
          </table:table-cell>
          <table:table-cell table:number-columns-repeated="9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448" calcext:value-type="float">
            <text:p>0.448</text:p>
          </table:table-cell>
          <table:table-cell office:value-type="float" office:value="99.115" calcext:value-type="float">
            <text:p>99.115</text:p>
          </table:table-cell>
          <table:table-cell office:value-type="float" office:value="66.7976" calcext:value-type="float">
            <text:p>66.7976</text:p>
          </table:table-cell>
          <table:table-cell office:value-type="float" office:value="165.9126" calcext:value-type="float">
            <text:p>165.9126</text:p>
          </table:table-cell>
          <table:table-cell office:value-type="float" office:value="0.102197" calcext:value-type="float">
            <text:p>0.102197</text:p>
          </table:table-cell>
          <table:table-cell office:value-type="float" office:value="14.1106" calcext:value-type="float">
            <text:p>14.1106</text:p>
          </table:table-cell>
          <table:table-cell office:value-type="float" office:value="99.115" calcext:value-type="float">
            <text:p>99.115</text:p>
          </table:table-cell>
          <table:table-cell office:value-type="float" office:value="31.0413" calcext:value-type="float">
            <text:p>31.0413</text:p>
          </table:table-cell>
          <table:table-cell office:value-type="float" office:value="130.1563" calcext:value-type="float">
            <text:p>130.1563</text:p>
          </table:table-cell>
          <table:table-cell table:formula="of:=[.J21]-[.E21]" office:value-type="float" office:value="-35.7563" calcext:value-type="float">
            <text:p>-35.7563</text:p>
          </table:table-cell>
          <table:table-cell office:value-type="float" office:value="0.34458" calcext:value-type="float">
            <text:p>0.34458</text:p>
          </table:table-cell>
          <table:table-cell table:number-columns-repeated="9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442" calcext:value-type="float">
            <text:p>0.442</text:p>
          </table:table-cell>
          <table:table-cell office:value-type="float" office:value="99.2218" calcext:value-type="float">
            <text:p>99.2218</text:p>
          </table:table-cell>
          <table:table-cell office:value-type="float" office:value="70.5216" calcext:value-type="float">
            <text:p>70.5216</text:p>
          </table:table-cell>
          <table:table-cell office:value-type="float" office:value="169.7434" calcext:value-type="float">
            <text:p>169.7434</text:p>
          </table:table-cell>
          <table:table-cell office:value-type="float" office:value="0.0969234" calcext:value-type="float">
            <text:p>0.0969234</text:p>
          </table:table-cell>
          <table:table-cell office:value-type="float" office:value="15.6394" calcext:value-type="float">
            <text:p>15.6394</text:p>
          </table:table-cell>
          <table:table-cell office:value-type="float" office:value="99.2218" calcext:value-type="float">
            <text:p>99.2218</text:p>
          </table:table-cell>
          <table:table-cell office:value-type="float" office:value="57.3393" calcext:value-type="float">
            <text:p>57.3393</text:p>
          </table:table-cell>
          <table:table-cell office:value-type="float" office:value="156.5611" calcext:value-type="float">
            <text:p>156.5611</text:p>
          </table:table-cell>
          <table:table-cell table:formula="of:=[.J22]-[.E22]" office:value-type="float" office:value="-13.1823" calcext:value-type="float">
            <text:p>-13.1823</text:p>
          </table:table-cell>
          <table:table-cell office:value-type="float" office:value="0.294703" calcext:value-type="float">
            <text:p>0.294703</text:p>
          </table:table-cell>
          <table:table-cell table:number-columns-repeated="9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471" calcext:value-type="float">
            <text:p>0.471</text:p>
          </table:table-cell>
          <table:table-cell office:value-type="float" office:value="100" calcext:value-type="float">
            <text:p>100</text:p>
          </table:table-cell>
          <table:table-cell office:value-type="float" office:value="66.2837" calcext:value-type="float">
            <text:p>66.2837</text:p>
          </table:table-cell>
          <table:table-cell office:value-type="float" office:value="166.2837" calcext:value-type="float">
            <text:p>166.2837</text:p>
          </table:table-cell>
          <table:table-cell office:value-type="float" office:value="0.129563" calcext:value-type="float">
            <text:p>0.129563</text:p>
          </table:table-cell>
          <table:table-cell office:value-type="float" office:value="15.7166" calcext:value-type="float">
            <text:p>15.7166</text:p>
          </table:table-cell>
          <table:table-cell office:value-type="float" office:value="100" calcext:value-type="float">
            <text:p>100</text:p>
          </table:table-cell>
          <table:table-cell office:value-type="float" office:value="49.4034" calcext:value-type="float">
            <text:p>49.4034</text:p>
          </table:table-cell>
          <table:table-cell office:value-type="float" office:value="149.4034" calcext:value-type="float">
            <text:p>149.4034</text:p>
          </table:table-cell>
          <table:table-cell table:formula="of:=[.J23]-[.E23]" office:value-type="float" office:value="-16.8803" calcext:value-type="float">
            <text:p>-16.8803</text:p>
          </table:table-cell>
          <table:table-cell office:value-type="float" office:value="0.332051" calcext:value-type="float">
            <text:p>0.332051</text:p>
          </table:table-cell>
          <table:table-cell table:number-columns-repeated="9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391" calcext:value-type="float">
            <text:p>0.391</text:p>
          </table:table-cell>
          <table:table-cell office:value-type="float" office:value="96.9161" calcext:value-type="float">
            <text:p>96.9161</text:p>
          </table:table-cell>
          <table:table-cell office:value-type="float" office:value="76.2933" calcext:value-type="float">
            <text:p>76.2933</text:p>
          </table:table-cell>
          <table:table-cell office:value-type="float" office:value="173.2094" calcext:value-type="float">
            <text:p>173.2094</text:p>
          </table:table-cell>
          <table:table-cell office:value-type="float" office:value="0.147082" calcext:value-type="float">
            <text:p>0.147082</text:p>
          </table:table-cell>
          <table:table-cell office:value-type="float" office:value="17.8046" calcext:value-type="float">
            <text:p>17.8046</text:p>
          </table:table-cell>
          <table:table-cell office:value-type="float" office:value="97.1689" calcext:value-type="float">
            <text:p>97.1689</text:p>
          </table:table-cell>
          <table:table-cell office:value-type="float" office:value="70.1039" calcext:value-type="float">
            <text:p>70.1039</text:p>
          </table:table-cell>
          <table:table-cell office:value-type="float" office:value="167.2728" calcext:value-type="float">
            <text:p>167.2728</text:p>
          </table:table-cell>
          <table:table-cell table:formula="of:=[.J24]-[.E24]" office:value-type="float" office:value="-5.9366" calcext:value-type="float">
            <text:p>-5.9366</text:p>
          </table:table-cell>
          <table:table-cell office:value-type="float" office:value="0.322552" calcext:value-type="float">
            <text:p>0.322552</text:p>
          </table:table-cell>
          <table:table-cell table:number-columns-repeated="9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356" calcext:value-type="float">
            <text:p>0.356</text:p>
          </table:table-cell>
          <table:table-cell office:value-type="float" office:value="92.2688" calcext:value-type="float">
            <text:p>92.2688</text:p>
          </table:table-cell>
          <table:table-cell office:value-type="float" office:value="74.164" calcext:value-type="float">
            <text:p>74.164</text:p>
          </table:table-cell>
          <table:table-cell office:value-type="float" office:value="166.4328" calcext:value-type="float">
            <text:p>166.4328</text:p>
          </table:table-cell>
          <table:table-cell office:value-type="float" office:value="0.157141" calcext:value-type="float">
            <text:p>0.157141</text:p>
          </table:table-cell>
          <table:table-cell office:value-type="float" office:value="25.2074" calcext:value-type="float">
            <text:p>25.2074</text:p>
          </table:table-cell>
          <table:table-cell office:value-type="float" office:value="92.6301" calcext:value-type="float">
            <text:p>92.6301</text:p>
          </table:table-cell>
          <table:table-cell office:value-type="float" office:value="69.3635" calcext:value-type="float">
            <text:p>69.3635</text:p>
          </table:table-cell>
          <table:table-cell office:value-type="float" office:value="161.9936" calcext:value-type="float">
            <text:p>161.9936</text:p>
          </table:table-cell>
          <table:table-cell table:formula="of:=[.J25]-[.E25]" office:value-type="float" office:value="-4.4392" calcext:value-type="float">
            <text:p>-4.4392</text:p>
          </table:table-cell>
          <table:table-cell office:value-type="float" office:value="0.340175" calcext:value-type="float">
            <text:p>0.340175</text:p>
          </table:table-cell>
          <table:table-cell table:number-columns-repeated="9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498" calcext:value-type="float">
            <text:p>0.498</text:p>
          </table:table-cell>
          <table:table-cell office:value-type="float" office:value="100" calcext:value-type="float">
            <text:p>100</text:p>
          </table:table-cell>
          <table:table-cell office:value-type="float" office:value="62.7468" calcext:value-type="float">
            <text:p>62.7468</text:p>
          </table:table-cell>
          <table:table-cell office:value-type="float" office:value="162.7468" calcext:value-type="float">
            <text:p>162.7468</text:p>
          </table:table-cell>
          <table:table-cell office:value-type="float" office:value="0.11751" calcext:value-type="float">
            <text:p>0.11751</text:p>
          </table:table-cell>
          <table:table-cell office:value-type="float" office:value="15.5658" calcext:value-type="float">
            <text:p>15.5658</text:p>
          </table:table-cell>
          <table:table-cell office:value-type="float" office:value="100" calcext:value-type="float">
            <text:p>100</text:p>
          </table:table-cell>
          <table:table-cell office:value-type="float" office:value="43.525" calcext:value-type="float">
            <text:p>43.525</text:p>
          </table:table-cell>
          <table:table-cell office:value-type="float" office:value="143.525" calcext:value-type="float">
            <text:p>143.525</text:p>
          </table:table-cell>
          <table:table-cell table:formula="of:=[.J26]-[.E26]" office:value-type="float" office:value="-19.2218" calcext:value-type="float">
            <text:p>-19.2218</text:p>
          </table:table-cell>
          <table:table-cell office:value-type="float" office:value="0.307338" calcext:value-type="float">
            <text:p>0.307338</text:p>
          </table:table-cell>
          <table:table-cell table:number-columns-repeated="9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73" calcext:value-type="float">
            <text:p>0.73</text:p>
          </table:table-cell>
          <table:table-cell office:value-type="float" office:value="20.2454" calcext:value-type="float">
            <text:p>20.2454</text:p>
          </table:table-cell>
          <table:table-cell office:value-type="float" office:value="65.5239" calcext:value-type="float">
            <text:p>65.5239</text:p>
          </table:table-cell>
          <table:table-cell office:value-type="float" office:value="85.7693" calcext:value-type="float">
            <text:p>85.7693</text:p>
          </table:table-cell>
          <table:table-cell office:value-type="float" office:value="0.374374" calcext:value-type="float">
            <text:p>0.374374</text:p>
          </table:table-cell>
          <table:table-cell office:value-type="float" office:value="-19.4049" calcext:value-type="float">
            <text:p>-19.4049</text:p>
          </table:table-cell>
          <table:table-cell office:value-type="float" office:value="20.2454" calcext:value-type="float">
            <text:p>20.2454</text:p>
          </table:table-cell>
          <table:table-cell office:value-type="float" office:value="67.8525" calcext:value-type="float">
            <text:p>67.8525</text:p>
          </table:table-cell>
          <table:table-cell office:value-type="float" office:value="88.0979" calcext:value-type="float">
            <text:p>88.0979</text:p>
          </table:table-cell>
          <table:table-cell table:formula="of:=[.J27]-[.E27]" office:value-type="float" office:value="2.32859999999999" calcext:value-type="float">
            <text:p>2.3286</text:p>
          </table:table-cell>
          <table:table-cell office:value-type="float" office:value="0.553211" calcext:value-type="float">
            <text:p>0.553211</text:p>
          </table:table-cell>
          <table:table-cell table:number-columns-repeated="9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.454" calcext:value-type="float">
            <text:p>0.454</text:p>
          </table:table-cell>
          <table:table-cell office:value-type="float" office:value="73.6506" calcext:value-type="float">
            <text:p>73.6506</text:p>
          </table:table-cell>
          <table:table-cell office:value-type="float" office:value="69.8562" calcext:value-type="float">
            <text:p>69.8562</text:p>
          </table:table-cell>
          <table:table-cell office:value-type="float" office:value="143.5068" calcext:value-type="float">
            <text:p>143.5068</text:p>
          </table:table-cell>
          <table:table-cell office:value-type="float" office:value="0.298634" calcext:value-type="float">
            <text:p>0.298634</text:p>
          </table:table-cell>
          <table:table-cell office:value-type="float" office:value="1.28294" calcext:value-type="float">
            <text:p>1.28294</text:p>
          </table:table-cell>
          <table:table-cell office:value-type="float" office:value="73.6506" calcext:value-type="float">
            <text:p>73.6506</text:p>
          </table:table-cell>
          <table:table-cell office:value-type="float" office:value="69.7363" calcext:value-type="float">
            <text:p>69.7363</text:p>
          </table:table-cell>
          <table:table-cell office:value-type="float" office:value="143.3869" calcext:value-type="float">
            <text:p>143.3869</text:p>
          </table:table-cell>
          <table:table-cell table:formula="of:=[.J28]-[.E28]" office:value-type="float" office:value="-0.119900000000001" calcext:value-type="float">
            <text:p>-0.1199</text:p>
          </table:table-cell>
          <table:table-cell office:value-type="float" office:value="0.486715" calcext:value-type="float">
            <text:p>0.486715</text:p>
          </table:table-cell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VG →</text:p>
          </table:table-cell>
          <table:table-cell table:formula="of:=AVERAGE([.C18:.C28])" office:value-type="float" office:value="74.2810454545455" calcext:value-type="float">
            <text:p>74.2810454545</text:p>
          </table:table-cell>
          <table:table-cell table:formula="of:=AVERAGE([.D18:.D28])" office:value-type="float" office:value="72.4930636363636" calcext:value-type="float">
            <text:p>72.4930636364</text:p>
          </table:table-cell>
          <table:table-cell table:formula="of:=AVERAGE([.E18:.E28])" office:value-type="float" office:value="146.774109090909" calcext:value-type="float">
            <text:p>146.7741090909</text:p>
          </table:table-cell>
          <table:table-cell table:formula="of:=AVERAGE([.F18:.F28])" office:value-type="float" office:value="0.213130036363636" calcext:value-type="float">
            <text:p>0.2131300364</text:p>
          </table:table-cell>
          <table:table-cell table:formula="of:=AVERAGE([.G18:.G28])" office:value-type="float" office:value="7.56562527272727" calcext:value-type="float">
            <text:p>7.5656252727</text:p>
          </table:table-cell>
          <table:table-cell table:formula="of:=AVERAGE([.H18:.H28])" office:value-type="float" office:value="74.3368727272727" calcext:value-type="float">
            <text:p>74.3368727273</text:p>
          </table:table-cell>
          <table:table-cell table:formula="of:=AVERAGE([.I18:.I28])" office:value-type="float" office:value="64.0353909090909" calcext:value-type="float">
            <text:p>64.0353909091</text:p>
          </table:table-cell>
          <table:table-cell table:formula="of:=AVERAGE([.J18:.J28])" office:value-type="float" office:value="138.372263636364" calcext:value-type="float">
            <text:p>138.3722636364</text:p>
          </table:table-cell>
          <table:table-cell table:formula="of:=AVERAGE([.K18:.K28])" office:value-type="float" office:value="-8.40184545454546" calcext:value-type="float">
            <text:p>-8.4018454545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aton_highway1</text:p>
          </table:table-cell>
          <table:table-cell table:number-columns-repeated="20"/>
        </table:table-row>
        <table:table-row table:style-name="ro1">
          <table:table-cell table:style-name="ce1" office:value-type="string" calcext:value-type="string">
            <text:p>frame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O. Detection</text:p>
          </table:table-cell>
          <table:table-cell table:style-name="ce1" office:value-type="string" calcext:value-type="string">
            <text:p>O. Discrimination</text:p>
          </table:table-cell>
          <table:table-cell table:style-name="ce1" office:value-type="string" calcext:value-type="string">
            <text:p>ODD</text:p>
          </table:table-cell>
          <table:table-cell table:style-name="ce1" office:value-type="string" calcext:value-type="string">
            <text:p>HSV coneR1</text:p>
          </table:table-cell>
          <table:table-cell table:style-name="ce1" office:value-type="string" calcext:value-type="string">
            <text:p>RG – B</text:p>
          </table:table-cell>
          <table:table-cell table:style-name="ce1" office:value-type="string" calcext:value-type="string">
            <text:p>Detection</text:p>
          </table:table-cell>
          <table:table-cell table:style-name="ce1" office:value-type="string" calcext:value-type="string">
            <text:p>Discrimination</text:p>
          </table:table-cell>
          <table:table-cell table:style-name="ce1" office:value-type="string" calcext:value-type="string">
            <text:p>DD</text:p>
          </table:table-cell>
          <table:table-cell table:style-name="ce1" office:value-type="string" calcext:value-type="string">
            <text:p>DIFF</text:p>
          </table:table-cell>
          <table:table-cell table:style-name="ce1" office:value-type="string" calcext:value-type="string">
            <text:p>Default</text:p>
          </table:table-cell>
          <table:table-cell table:number-columns-repeated="9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233" calcext:value-type="float">
            <text:p>0.233</text:p>
          </table:table-cell>
          <table:table-cell office:value-type="float" office:value="75.55" calcext:value-type="float">
            <text:p>75.55</text:p>
          </table:table-cell>
          <table:table-cell office:value-type="float" office:value="69.2299" calcext:value-type="float">
            <text:p>69.2299</text:p>
          </table:table-cell>
          <table:table-cell office:value-type="float" office:value="144.7799" calcext:value-type="float">
            <text:p>144.7799</text:p>
          </table:table-cell>
          <table:table-cell office:value-type="float" office:value="0.220497" calcext:value-type="float">
            <text:p>0.220497</text:p>
          </table:table-cell>
          <table:table-cell office:value-type="float" office:value="7.58197" calcext:value-type="float">
            <text:p>7.58197</text:p>
          </table:table-cell>
          <table:table-cell office:value-type="float" office:value="87.2782" calcext:value-type="float">
            <text:p>87.2782</text:p>
          </table:table-cell>
          <table:table-cell office:value-type="float" office:value="61.9624" calcext:value-type="float">
            <text:p>61.9624</text:p>
          </table:table-cell>
          <table:table-cell office:value-type="float" office:value="149.2406" calcext:value-type="float">
            <text:p>149.2406</text:p>
          </table:table-cell>
          <table:table-cell table:formula="of:=[.J32]-[.E32]" office:value-type="float" office:value="4.4607" calcext:value-type="float">
            <text:p>4.4607</text:p>
          </table:table-cell>
          <table:table-cell office:value-type="float" office:value="0.385668" calcext:value-type="float">
            <text:p>0.385668</text:p>
          </table:table-cell>
          <table:table-cell table:number-columns-repeated="9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311" calcext:value-type="float">
            <text:p>0.311</text:p>
          </table:table-cell>
          <table:table-cell office:value-type="float" office:value="67.158" calcext:value-type="float">
            <text:p>67.158</text:p>
          </table:table-cell>
          <table:table-cell office:value-type="float" office:value="65.4284" calcext:value-type="float">
            <text:p>65.4284</text:p>
          </table:table-cell>
          <table:table-cell office:value-type="float" office:value="132.5864" calcext:value-type="float">
            <text:p>132.5864</text:p>
          </table:table-cell>
          <table:table-cell office:value-type="float" office:value="0.220315" calcext:value-type="float">
            <text:p>0.220315</text:p>
          </table:table-cell>
          <table:table-cell office:value-type="float" office:value="6.20152" calcext:value-type="float">
            <text:p>6.20152</text:p>
          </table:table-cell>
          <table:table-cell office:value-type="float" office:value="72.2248" calcext:value-type="float">
            <text:p>72.2248</text:p>
          </table:table-cell>
          <table:table-cell office:value-type="float" office:value="52.7443" calcext:value-type="float">
            <text:p>52.7443</text:p>
          </table:table-cell>
          <table:table-cell office:value-type="float" office:value="124.9691" calcext:value-type="float">
            <text:p>124.9691</text:p>
          </table:table-cell>
          <table:table-cell table:formula="of:=[.J33]-[.E33]" office:value-type="float" office:value="-7.6173" calcext:value-type="float">
            <text:p>-7.6173</text:p>
          </table:table-cell>
          <table:table-cell office:value-type="float" office:value="0.414811" calcext:value-type="float">
            <text:p>0.414811</text:p>
          </table:table-cell>
          <table:table-cell table:number-columns-repeated="9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214" calcext:value-type="float">
            <text:p>0.214</text:p>
          </table:table-cell>
          <table:table-cell office:value-type="float" office:value="73.1796" calcext:value-type="float">
            <text:p>73.1796</text:p>
          </table:table-cell>
          <table:table-cell office:value-type="float" office:value="58.4456" calcext:value-type="float">
            <text:p>58.4456</text:p>
          </table:table-cell>
          <table:table-cell office:value-type="float" office:value="131.6252" calcext:value-type="float">
            <text:p>131.6252</text:p>
          </table:table-cell>
          <table:table-cell office:value-type="float" office:value="0.216213" calcext:value-type="float">
            <text:p>0.216213</text:p>
          </table:table-cell>
          <table:table-cell office:value-type="float" office:value="8.79309" calcext:value-type="float">
            <text:p>8.79309</text:p>
          </table:table-cell>
          <table:table-cell office:value-type="float" office:value="84.2697" calcext:value-type="float">
            <text:p>84.2697</text:p>
          </table:table-cell>
          <table:table-cell office:value-type="float" office:value="51.8659" calcext:value-type="float">
            <text:p>51.8659</text:p>
          </table:table-cell>
          <table:table-cell office:value-type="float" office:value="136.1356" calcext:value-type="float">
            <text:p>136.1356</text:p>
          </table:table-cell>
          <table:table-cell table:formula="of:=[.J34]-[.E34]" office:value-type="float" office:value="4.5104" calcext:value-type="float">
            <text:p>4.5104</text:p>
          </table:table-cell>
          <table:table-cell office:value-type="float" office:value="0.391033" calcext:value-type="float">
            <text:p>0.391033</text:p>
          </table:table-cell>
          <table:table-cell table:number-columns-repeated="9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265" calcext:value-type="float">
            <text:p>0.265</text:p>
          </table:table-cell>
          <table:table-cell office:value-type="float" office:value="82.7473" calcext:value-type="float">
            <text:p>82.7473</text:p>
          </table:table-cell>
          <table:table-cell office:value-type="float" office:value="69.9272" calcext:value-type="float">
            <text:p>69.9272</text:p>
          </table:table-cell>
          <table:table-cell office:value-type="float" office:value="152.6745" calcext:value-type="float">
            <text:p>152.6745</text:p>
          </table:table-cell>
          <table:table-cell office:value-type="float" office:value="0.209683" calcext:value-type="float">
            <text:p>0.209683</text:p>
          </table:table-cell>
          <table:table-cell office:value-type="float" office:value="3.86209" calcext:value-type="float">
            <text:p>3.86209</text:p>
          </table:table-cell>
          <table:table-cell office:value-type="float" office:value="88.022" calcext:value-type="float">
            <text:p>88.022</text:p>
          </table:table-cell>
          <table:table-cell office:value-type="float" office:value="62.7913" calcext:value-type="float">
            <text:p>62.7913</text:p>
          </table:table-cell>
          <table:table-cell office:value-type="float" office:value="150.8133" calcext:value-type="float">
            <text:p>150.8133</text:p>
          </table:table-cell>
          <table:table-cell table:formula="of:=[.J35]-[.E35]" office:value-type="float" office:value="-1.8612" calcext:value-type="float">
            <text:p>-1.8612</text:p>
          </table:table-cell>
          <table:table-cell office:value-type="float" office:value="0.387993" calcext:value-type="float">
            <text:p>0.387993</text:p>
          </table:table-cell>
          <table:table-cell table:number-columns-repeated="9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258" calcext:value-type="float">
            <text:p>0.258</text:p>
          </table:table-cell>
          <table:table-cell office:value-type="float" office:value="69.1618" calcext:value-type="float">
            <text:p>69.1618</text:p>
          </table:table-cell>
          <table:table-cell office:value-type="float" office:value="63.6085" calcext:value-type="float">
            <text:p>63.6085</text:p>
          </table:table-cell>
          <table:table-cell office:value-type="float" office:value="132.7703" calcext:value-type="float">
            <text:p>132.7703</text:p>
          </table:table-cell>
          <table:table-cell office:value-type="float" office:value="0.233547" calcext:value-type="float">
            <text:p>0.233547</text:p>
          </table:table-cell>
          <table:table-cell office:value-type="float" office:value="6.10877" calcext:value-type="float">
            <text:p>6.10877</text:p>
          </table:table-cell>
          <table:table-cell office:value-type="float" office:value="81.1887" calcext:value-type="float">
            <text:p>81.1887</text:p>
          </table:table-cell>
          <table:table-cell office:value-type="float" office:value="54.9916" calcext:value-type="float">
            <text:p>54.9916</text:p>
          </table:table-cell>
          <table:table-cell office:value-type="float" office:value="136.1803" calcext:value-type="float">
            <text:p>136.1803</text:p>
          </table:table-cell>
          <table:table-cell table:formula="of:=[.J36]-[.E36]" office:value-type="float" office:value="3.41" calcext:value-type="float">
            <text:p>3.41</text:p>
          </table:table-cell>
          <table:table-cell office:value-type="float" office:value="0.404009" calcext:value-type="float">
            <text:p>0.404009</text:p>
          </table:table-cell>
          <table:table-cell table:number-columns-repeated="9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275" calcext:value-type="float">
            <text:p>0.275</text:p>
          </table:table-cell>
          <table:table-cell office:value-type="float" office:value="72.2989" calcext:value-type="float">
            <text:p>72.2989</text:p>
          </table:table-cell>
          <table:table-cell office:value-type="float" office:value="64.8861" calcext:value-type="float">
            <text:p>64.8861</text:p>
          </table:table-cell>
          <table:table-cell office:value-type="float" office:value="137.185" calcext:value-type="float">
            <text:p>137.185</text:p>
          </table:table-cell>
          <table:table-cell office:value-type="float" office:value="0.219385" calcext:value-type="float">
            <text:p>0.219385</text:p>
          </table:table-cell>
          <table:table-cell office:value-type="float" office:value="8.60938" calcext:value-type="float">
            <text:p>8.60938</text:p>
          </table:table-cell>
          <table:table-cell office:value-type="float" office:value="80.6568" calcext:value-type="float">
            <text:p>80.6568</text:p>
          </table:table-cell>
          <table:table-cell office:value-type="float" office:value="56.0676" calcext:value-type="float">
            <text:p>56.0676</text:p>
          </table:table-cell>
          <table:table-cell office:value-type="float" office:value="136.7244" calcext:value-type="float">
            <text:p>136.7244</text:p>
          </table:table-cell>
          <table:table-cell table:formula="of:=[.J37]-[.E37]" office:value-type="float" office:value="-0.460599999999999" calcext:value-type="float">
            <text:p>-0.4606</text:p>
          </table:table-cell>
          <table:table-cell office:value-type="float" office:value="0.390903" calcext:value-type="float">
            <text:p>0.390903</text:p>
          </table:table-cell>
          <table:table-cell table:number-columns-repeated="9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249" calcext:value-type="float">
            <text:p>0.249</text:p>
          </table:table-cell>
          <table:table-cell office:value-type="float" office:value="67.2983" calcext:value-type="float">
            <text:p>67.2983</text:p>
          </table:table-cell>
          <table:table-cell office:value-type="float" office:value="63.1035" calcext:value-type="float">
            <text:p>63.1035</text:p>
          </table:table-cell>
          <table:table-cell office:value-type="float" office:value="130.4018" calcext:value-type="float">
            <text:p>130.4018</text:p>
          </table:table-cell>
          <table:table-cell office:value-type="float" office:value="0.223016" calcext:value-type="float">
            <text:p>0.223016</text:p>
          </table:table-cell>
          <table:table-cell office:value-type="float" office:value="6.29888" calcext:value-type="float">
            <text:p>6.29888</text:p>
          </table:table-cell>
          <table:table-cell office:value-type="float" office:value="77.5194" calcext:value-type="float">
            <text:p>77.5194</text:p>
          </table:table-cell>
          <table:table-cell office:value-type="float" office:value="55.607" calcext:value-type="float">
            <text:p>55.607</text:p>
          </table:table-cell>
          <table:table-cell office:value-type="float" office:value="133.1264" calcext:value-type="float">
            <text:p>133.1264</text:p>
          </table:table-cell>
          <table:table-cell table:formula="of:=[.J38]-[.E38]" office:value-type="float" office:value="2.72459999999998" calcext:value-type="float">
            <text:p>2.7246</text:p>
          </table:table-cell>
          <table:table-cell office:value-type="float" office:value="0.392461" calcext:value-type="float">
            <text:p>0.392461</text:p>
          </table:table-cell>
          <table:table-cell table:number-columns-repeated="9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24" calcext:value-type="float">
            <text:p>0.24</text:p>
          </table:table-cell>
          <table:table-cell office:value-type="float" office:value="65.7503" calcext:value-type="float">
            <text:p>65.7503</text:p>
          </table:table-cell>
          <table:table-cell office:value-type="float" office:value="67.1285" calcext:value-type="float">
            <text:p>67.1285</text:p>
          </table:table-cell>
          <table:table-cell office:value-type="float" office:value="132.8788" calcext:value-type="float">
            <text:p>132.8788</text:p>
          </table:table-cell>
          <table:table-cell office:value-type="float" office:value="0.229775" calcext:value-type="float">
            <text:p>0.229775</text:p>
          </table:table-cell>
          <table:table-cell office:value-type="float" office:value="6.09325" calcext:value-type="float">
            <text:p>6.09325</text:p>
          </table:table-cell>
          <table:table-cell office:value-type="float" office:value="76.8051" calcext:value-type="float">
            <text:p>76.8051</text:p>
          </table:table-cell>
          <table:table-cell office:value-type="float" office:value="60.3536" calcext:value-type="float">
            <text:p>60.3536</text:p>
          </table:table-cell>
          <table:table-cell office:value-type="float" office:value="137.1587" calcext:value-type="float">
            <text:p>137.1587</text:p>
          </table:table-cell>
          <table:table-cell table:formula="of:=[.J39]-[.E39]" office:value-type="float" office:value="4.2799" calcext:value-type="float">
            <text:p>4.2799</text:p>
          </table:table-cell>
          <table:table-cell office:value-type="float" office:value="0.403723" calcext:value-type="float">
            <text:p>0.403723</text:p>
          </table:table-cell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VG →</text:p>
          </table:table-cell>
          <table:table-cell table:formula="of:=AVERAGE([.C32:.C39])" office:value-type="float" office:value="71.643025" calcext:value-type="float">
            <text:p>71.643025</text:p>
          </table:table-cell>
          <table:table-cell table:formula="of:=AVERAGE([.D32:.D39])" office:value-type="float" office:value="65.2197125" calcext:value-type="float">
            <text:p>65.2197125</text:p>
          </table:table-cell>
          <table:table-cell table:formula="of:=AVERAGE([.E32:.E39])" office:value-type="float" office:value="136.8627375" calcext:value-type="float">
            <text:p>136.8627375</text:p>
          </table:table-cell>
          <table:table-cell table:formula="of:=AVERAGE([.F32:.F39])" office:value-type="float" office:value="0.221553875" calcext:value-type="float">
            <text:p>0.221553875</text:p>
          </table:table-cell>
          <table:table-cell table:formula="of:=AVERAGE([.G32:.G39])" office:value-type="float" office:value="6.69361875" calcext:value-type="float">
            <text:p>6.69361875</text:p>
          </table:table-cell>
          <table:table-cell table:formula="of:=AVERAGE([.H32:.H39])" office:value-type="float" office:value="80.9955875" calcext:value-type="float">
            <text:p>80.9955875</text:p>
          </table:table-cell>
          <table:table-cell table:formula="of:=AVERAGE([.I32:.I39])" office:value-type="float" office:value="57.0479625" calcext:value-type="float">
            <text:p>57.0479625</text:p>
          </table:table-cell>
          <table:table-cell table:formula="of:=AVERAGE([.J32:.J39])" office:value-type="float" office:value="138.04355" calcext:value-type="float">
            <text:p>138.04355</text:p>
          </table:table-cell>
          <table:table-cell table:formula="of:=AVERAGE([.K32:.K39])" office:value-type="float" office:value="1.1808125" calcext:value-type="float">
            <text:p>1.1808125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aton_highway3</text:p>
          </table:table-cell>
          <table:table-cell table:number-columns-repeated="20"/>
        </table:table-row>
        <table:table-row table:style-name="ro1"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O. Detection</text:p>
          </table:table-cell>
          <table:table-cell table:style-name="ce1" office:value-type="string" calcext:value-type="string">
            <text:p>O. Discrimination</text:p>
          </table:table-cell>
          <table:table-cell table:style-name="ce1" office:value-type="string" calcext:value-type="string">
            <text:p>ODD</text:p>
          </table:table-cell>
          <table:table-cell table:style-name="ce1" office:value-type="string" calcext:value-type="string">
            <text:p>HSV coneR1</text:p>
          </table:table-cell>
          <table:table-cell table:style-name="ce1" office:value-type="string" calcext:value-type="string">
            <text:p>RG – B</text:p>
          </table:table-cell>
          <table:table-cell table:style-name="ce1" office:value-type="string" calcext:value-type="string">
            <text:p>Detection</text:p>
          </table:table-cell>
          <table:table-cell table:style-name="ce1" office:value-type="string" calcext:value-type="string">
            <text:p>Discrimination</text:p>
          </table:table-cell>
          <table:table-cell table:style-name="ce1" office:value-type="string" calcext:value-type="string">
            <text:p>DD</text:p>
          </table:table-cell>
          <table:table-cell table:style-name="ce1" office:value-type="string" calcext:value-type="string">
            <text:p>DIFF</text:p>
          </table:table-cell>
          <table:table-cell table:style-name="ce1" office:value-type="string" calcext:value-type="string">
            <text:p>Default</text:p>
          </table:table-cell>
          <table:table-cell table:number-columns-repeated="9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468" calcext:value-type="float">
            <text:p>0.468</text:p>
          </table:table-cell>
          <table:table-cell office:value-type="float" office:value="75.625" calcext:value-type="float">
            <text:p>75.625</text:p>
          </table:table-cell>
          <table:table-cell office:value-type="float" office:value="35.123" calcext:value-type="float">
            <text:p>35.123</text:p>
          </table:table-cell>
          <table:table-cell office:value-type="float" office:value="110.748" calcext:value-type="float">
            <text:p>110.748</text:p>
          </table:table-cell>
          <table:table-cell office:value-type="float" office:value="0.387717" calcext:value-type="float">
            <text:p>0.387717</text:p>
          </table:table-cell>
          <table:table-cell office:value-type="float" office:value="0.446877" calcext:value-type="float">
            <text:p>0.446877</text:p>
          </table:table-cell>
          <table:table-cell office:value-type="float" office:value="75.625" calcext:value-type="float">
            <text:p>75.625</text:p>
          </table:table-cell>
          <table:table-cell office:value-type="float" office:value="37.1365" calcext:value-type="float">
            <text:p>37.1365</text:p>
          </table:table-cell>
          <table:table-cell office:value-type="float" office:value="112.7615" calcext:value-type="float">
            <text:p>112.7615</text:p>
          </table:table-cell>
          <table:table-cell table:formula="of:=[.J43]-[.E43]" office:value-type="float" office:value="2.01349999999999" calcext:value-type="float">
            <text:p>2.0135</text:p>
          </table:table-cell>
          <table:table-cell office:value-type="float" office:value="0.581587" calcext:value-type="float">
            <text:p>0.581587</text:p>
          </table:table-cell>
          <table:table-cell table:number-columns-repeated="9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.325" calcext:value-type="float">
            <text:p>0.325</text:p>
          </table:table-cell>
          <table:table-cell office:value-type="float" office:value="71.6456" calcext:value-type="float">
            <text:p>71.6456</text:p>
          </table:table-cell>
          <table:table-cell office:value-type="float" office:value="37.7417" calcext:value-type="float">
            <text:p>37.7417</text:p>
          </table:table-cell>
          <table:table-cell office:value-type="float" office:value="109.3873" calcext:value-type="float">
            <text:p>109.3873</text:p>
          </table:table-cell>
          <table:table-cell office:value-type="float" office:value="0.394711" calcext:value-type="float">
            <text:p>0.394711</text:p>
          </table:table-cell>
          <table:table-cell office:value-type="float" office:value="2.17215" calcext:value-type="float">
            <text:p>2.17215</text:p>
          </table:table-cell>
          <table:table-cell office:value-type="float" office:value="67.3418" calcext:value-type="float">
            <text:p>67.3418</text:p>
          </table:table-cell>
          <table:table-cell office:value-type="float" office:value="39.9072" calcext:value-type="float">
            <text:p>39.9072</text:p>
          </table:table-cell>
          <table:table-cell office:value-type="float" office:value="107.249" calcext:value-type="float">
            <text:p>107.249</text:p>
          </table:table-cell>
          <table:table-cell table:formula="of:=[.J44]-[.E44]" office:value-type="float" office:value="-2.1383" calcext:value-type="float">
            <text:p>-2.1383</text:p>
          </table:table-cell>
          <table:table-cell office:value-type="float" office:value="0.586597" calcext:value-type="float">
            <text:p>0.586597</text:p>
          </table:table-cell>
          <table:table-cell table:number-columns-repeated="9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.465" calcext:value-type="float">
            <text:p>0.465</text:p>
          </table:table-cell>
          <table:table-cell office:value-type="float" office:value="72.1311" calcext:value-type="float">
            <text:p>72.1311</text:p>
          </table:table-cell>
          <table:table-cell office:value-type="float" office:value="45.23" calcext:value-type="float">
            <text:p>45.23</text:p>
          </table:table-cell>
          <table:table-cell office:value-type="float" office:value="117.3611" calcext:value-type="float">
            <text:p>117.3611</text:p>
          </table:table-cell>
          <table:table-cell office:value-type="float" office:value="0.44571" calcext:value-type="float">
            <text:p>0.44571</text:p>
          </table:table-cell>
          <table:table-cell office:value-type="float" office:value="1.21926" calcext:value-type="float">
            <text:p>1.21926</text:p>
          </table:table-cell>
          <table:table-cell office:value-type="float" office:value="70.9016" calcext:value-type="float">
            <text:p>70.9016</text:p>
          </table:table-cell>
          <table:table-cell office:value-type="float" office:value="50.0852" calcext:value-type="float">
            <text:p>50.0852</text:p>
          </table:table-cell>
          <table:table-cell office:value-type="float" office:value="120.9868" calcext:value-type="float">
            <text:p>120.9868</text:p>
          </table:table-cell>
          <table:table-cell table:formula="of:=[.J45]-[.E45]" office:value-type="float" office:value="3.62570000000001" calcext:value-type="float">
            <text:p>3.6257</text:p>
          </table:table-cell>
          <table:table-cell office:value-type="float" office:value="0.622549" calcext:value-type="float">
            <text:p>0.622549</text:p>
          </table:table-cell>
          <table:table-cell table:number-columns-repeated="9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0.37" calcext:value-type="float">
            <text:p>0.37</text:p>
          </table:table-cell>
          <table:table-cell office:value-type="float" office:value="73.5925" calcext:value-type="float">
            <text:p>73.5925</text:p>
          </table:table-cell>
          <table:table-cell office:value-type="float" office:value="67.1176" calcext:value-type="float">
            <text:p>67.1176</text:p>
          </table:table-cell>
          <table:table-cell office:value-type="float" office:value="140.7101" calcext:value-type="float">
            <text:p>140.7101</text:p>
          </table:table-cell>
          <table:table-cell office:value-type="float" office:value="0.276136" calcext:value-type="float">
            <text:p>0.276136</text:p>
          </table:table-cell>
          <table:table-cell office:value-type="float" office:value="6.35188" calcext:value-type="float">
            <text:p>6.35188</text:p>
          </table:table-cell>
          <table:table-cell office:value-type="float" office:value="73.5925" calcext:value-type="float">
            <text:p>73.5925</text:p>
          </table:table-cell>
          <table:table-cell office:value-type="float" office:value="67.1176" calcext:value-type="float">
            <text:p>67.1176</text:p>
          </table:table-cell>
          <table:table-cell office:value-type="float" office:value="140.7101" calcext:value-type="float">
            <text:p>140.7101</text:p>
          </table:table-cell>
          <table:table-cell table:formula="of:=[.J46]-[.E46]" office:value-type="float" office:value="0" calcext:value-type="float">
            <text:p>0</text:p>
          </table:table-cell>
          <table:table-cell office:value-type="float" office:value="0.489559" calcext:value-type="float">
            <text:p>0.489559</text:p>
          </table:table-cell>
          <table:table-cell table:number-columns-repeated="9"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0.745" calcext:value-type="float">
            <text:p>0.745</text:p>
          </table:table-cell>
          <table:table-cell office:value-type="float" office:value="85.1695" calcext:value-type="float">
            <text:p>85.1695</text:p>
          </table:table-cell>
          <table:table-cell office:value-type="float" office:value="36.7862" calcext:value-type="float">
            <text:p>36.7862</text:p>
          </table:table-cell>
          <table:table-cell office:value-type="float" office:value="121.9557" calcext:value-type="float">
            <text:p>121.9557</text:p>
          </table:table-cell>
          <table:table-cell office:value-type="float" office:value="0.476506" calcext:value-type="float">
            <text:p>0.476506</text:p>
          </table:table-cell>
          <table:table-cell office:value-type="float" office:value="1.47034" calcext:value-type="float">
            <text:p>1.47034</text:p>
          </table:table-cell>
          <table:table-cell office:value-type="float" office:value="82.6271" calcext:value-type="float">
            <text:p>82.6271</text:p>
          </table:table-cell>
          <table:table-cell office:value-type="float" office:value="45.6839" calcext:value-type="float">
            <text:p>45.6839</text:p>
          </table:table-cell>
          <table:table-cell office:value-type="float" office:value="128.311" calcext:value-type="float">
            <text:p>128.311</text:p>
          </table:table-cell>
          <table:table-cell table:formula="of:=[.J47]-[.E47]" office:value-type="float" office:value="6.35530000000001" calcext:value-type="float">
            <text:p>6.3553</text:p>
          </table:table-cell>
          <table:table-cell office:value-type="float" office:value="0.644306" calcext:value-type="float">
            <text:p>0.644306</text:p>
          </table:table-cell>
          <table:table-cell table:number-columns-repeated="9"/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0.361" calcext:value-type="float">
            <text:p>0.361</text:p>
          </table:table-cell>
          <table:table-cell office:value-type="float" office:value="74.0392" calcext:value-type="float">
            <text:p>74.0392</text:p>
          </table:table-cell>
          <table:table-cell office:value-type="float" office:value="34.5425" calcext:value-type="float">
            <text:p>34.5425</text:p>
          </table:table-cell>
          <table:table-cell office:value-type="float" office:value="108.5817" calcext:value-type="float">
            <text:p>108.5817</text:p>
          </table:table-cell>
          <table:table-cell office:value-type="float" office:value="0.277987" calcext:value-type="float">
            <text:p>0.277987</text:p>
          </table:table-cell>
          <table:table-cell office:value-type="float" office:value="5.95412" calcext:value-type="float">
            <text:p>5.95412</text:p>
          </table:table-cell>
          <table:table-cell office:value-type="float" office:value="74.0392" calcext:value-type="float">
            <text:p>74.0392</text:p>
          </table:table-cell>
          <table:table-cell office:value-type="float" office:value="34.1364" calcext:value-type="float">
            <text:p>34.1364</text:p>
          </table:table-cell>
          <table:table-cell office:value-type="float" office:value="108.1756" calcext:value-type="float">
            <text:p>108.1756</text:p>
          </table:table-cell>
          <table:table-cell table:formula="of:=[.J48]-[.E48]" office:value-type="float" office:value="-0.406099999999995" calcext:value-type="float">
            <text:p>-0.4061</text:p>
          </table:table-cell>
          <table:table-cell office:value-type="float" office:value="0.492475" calcext:value-type="float">
            <text:p>0.492475</text:p>
          </table:table-cell>
          <table:table-cell table:number-columns-repeated="9"/>
        </table:table-row>
        <table:table-row table:style-name="ro1">
          <table:table-cell office:value-type="float" office:value="1401" calcext:value-type="float">
            <text:p>1401</text:p>
          </table:table-cell>
          <table:table-cell office:value-type="float" office:value="0.73" calcext:value-type="float">
            <text:p>0.73</text:p>
          </table:table-cell>
          <table:table-cell office:value-type="float" office:value="80" calcext:value-type="float">
            <text:p>80</text:p>
          </table:table-cell>
          <table:table-cell office:value-type="float" office:value="41.2587" calcext:value-type="float">
            <text:p>41.2587</text:p>
          </table:table-cell>
          <table:table-cell office:value-type="float" office:value="121.2587" calcext:value-type="float">
            <text:p>121.2587</text:p>
          </table:table-cell>
          <table:table-cell office:value-type="float" office:value="0.530566" calcext:value-type="float">
            <text:p>0.530566</text:p>
          </table:table-cell>
          <table:table-cell office:value-type="float" office:value="0.32222" calcext:value-type="float">
            <text:p>0.32222</text:p>
          </table:table-cell>
          <table:table-cell office:value-type="float" office:value="80" calcext:value-type="float">
            <text:p>80</text:p>
          </table:table-cell>
          <table:table-cell office:value-type="float" office:value="50.3497" calcext:value-type="float">
            <text:p>50.3497</text:p>
          </table:table-cell>
          <table:table-cell office:value-type="float" office:value="130.3497" calcext:value-type="float">
            <text:p>130.3497</text:p>
          </table:table-cell>
          <table:table-cell table:formula="of:=[.J49]-[.E49]" office:value-type="float" office:value="9.09100000000001" calcext:value-type="float">
            <text:p>9.091</text:p>
          </table:table-cell>
          <table:table-cell office:value-type="float" office:value="0.693118" calcext:value-type="float">
            <text:p>0.693118</text:p>
          </table:table-cell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VG →</text:p>
          </table:table-cell>
          <table:table-cell table:formula="of:=AVERAGE([.C43:.C49])" office:value-type="float" office:value="76.0289857142857" calcext:value-type="float">
            <text:p>76.0289857143</text:p>
          </table:table-cell>
          <table:table-cell table:formula="of:=AVERAGE([.D43:.D49])" office:value-type="float" office:value="42.5428142857143" calcext:value-type="float">
            <text:p>42.5428142857</text:p>
          </table:table-cell>
          <table:table-cell table:formula="of:=AVERAGE([.E43:.E49])" office:value-type="float" office:value="118.5718" calcext:value-type="float">
            <text:p>118.5718</text:p>
          </table:table-cell>
          <table:table-cell table:formula="of:=AVERAGE([.F43:.F49])" office:value-type="float" office:value="0.398476142857143" calcext:value-type="float">
            <text:p>0.3984761429</text:p>
          </table:table-cell>
          <table:table-cell table:formula="of:=AVERAGE([.G43:.G49])" office:value-type="float" office:value="2.56240671428571" calcext:value-type="float">
            <text:p>2.5624067143</text:p>
          </table:table-cell>
          <table:table-cell table:formula="of:=AVERAGE([.H43:.H49])" office:value-type="float" office:value="74.8753142857143" calcext:value-type="float">
            <text:p>74.8753142857</text:p>
          </table:table-cell>
          <table:table-cell table:formula="of:=AVERAGE([.I43:.I49])" office:value-type="float" office:value="46.3452142857143" calcext:value-type="float">
            <text:p>46.3452142857</text:p>
          </table:table-cell>
          <table:table-cell table:formula="of:=AVERAGE([.J43:.J49])" office:value-type="float" office:value="121.220528571429" calcext:value-type="float">
            <text:p>121.2205285714</text:p>
          </table:table-cell>
          <table:table-cell table:formula="of:=AVERAGE([.K43:.K49])" office:value-type="float" office:value="2.64872857142858" calcext:value-type="float">
            <text:p>2.6487285714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aton_room</text:p>
          </table:table-cell>
          <table:table-cell table:number-columns-repeated="20"/>
        </table:table-row>
        <table:table-row table:style-name="ro1"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O. Detection</text:p>
          </table:table-cell>
          <table:table-cell table:style-name="ce1" office:value-type="string" calcext:value-type="string">
            <text:p>O. Discrimination</text:p>
          </table:table-cell>
          <table:table-cell table:style-name="ce1" office:value-type="string" calcext:value-type="string">
            <text:p>ODD</text:p>
          </table:table-cell>
          <table:table-cell table:style-name="ce1" office:value-type="string" calcext:value-type="string">
            <text:p>HSV coneR1</text:p>
          </table:table-cell>
          <table:table-cell table:style-name="ce1" office:value-type="string" calcext:value-type="string">
            <text:p>RG – B</text:p>
          </table:table-cell>
          <table:table-cell table:style-name="ce1" office:value-type="string" calcext:value-type="string">
            <text:p>Detection</text:p>
          </table:table-cell>
          <table:table-cell table:style-name="ce1" office:value-type="string" calcext:value-type="string">
            <text:p>Discrimination</text:p>
          </table:table-cell>
          <table:table-cell table:style-name="ce1" office:value-type="string" calcext:value-type="string">
            <text:p>DD</text:p>
          </table:table-cell>
          <table:table-cell table:style-name="ce1" office:value-type="string" calcext:value-type="string">
            <text:p>DIFF</text:p>
          </table:table-cell>
          <table:table-cell table:number-columns-repeated="10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751" calcext:value-type="float">
            <text:p>0.751</text:p>
          </table:table-cell>
          <table:table-cell office:value-type="float" office:value="98.3146" calcext:value-type="float">
            <text:p>98.3146</text:p>
          </table:table-cell>
          <table:table-cell office:value-type="float" office:value="40.4321" calcext:value-type="float">
            <text:p>40.4321</text:p>
          </table:table-cell>
          <table:table-cell office:value-type="float" office:value="138.7467" calcext:value-type="float">
            <text:p>138.7467</text:p>
          </table:table-cell>
          <table:table-cell office:value-type="float" office:value="0.649083" calcext:value-type="float">
            <text:p>0.649083</text:p>
          </table:table-cell>
          <table:table-cell office:value-type="float" office:value="-1.24719" calcext:value-type="float">
            <text:p>-1.24719</text:p>
          </table:table-cell>
          <table:table-cell office:value-type="float" office:value="97.191" calcext:value-type="float">
            <text:p>97.191</text:p>
          </table:table-cell>
          <table:table-cell office:value-type="float" office:value="71.6049" calcext:value-type="float">
            <text:p>71.6049</text:p>
          </table:table-cell>
          <table:table-cell office:value-type="float" office:value="168.7959" calcext:value-type="float">
            <text:p>168.7959</text:p>
          </table:table-cell>
          <table:table-cell table:formula="of:=[.J53]-[.E53]" office:value-type="float" office:value="30.0492" calcext:value-type="float">
            <text:p>30.0492</text:p>
          </table:table-cell>
          <table:table-cell table:number-columns-repeated="10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745" calcext:value-type="float">
            <text:p>0.745</text:p>
          </table:table-cell>
          <table:table-cell office:value-type="float" office:value="96.2506" calcext:value-type="float">
            <text:p>96.2506</text:p>
          </table:table-cell>
          <table:table-cell office:value-type="float" office:value="65.4899" calcext:value-type="float">
            <text:p>65.4899</text:p>
          </table:table-cell>
          <table:table-cell office:value-type="float" office:value="161.7405" calcext:value-type="float">
            <text:p>161.7405</text:p>
          </table:table-cell>
          <table:table-cell office:value-type="float" office:value="0.484626" calcext:value-type="float">
            <text:p>0.484626</text:p>
          </table:table-cell>
          <table:table-cell office:value-type="float" office:value="0.395412" calcext:value-type="float">
            <text:p>0.395412</text:p>
          </table:table-cell>
          <table:table-cell office:value-type="float" office:value="95.8559" calcext:value-type="float">
            <text:p>95.8559</text:p>
          </table:table-cell>
          <table:table-cell office:value-type="float" office:value="80.2594" calcext:value-type="float">
            <text:p>80.2594</text:p>
          </table:table-cell>
          <table:table-cell office:value-type="float" office:value="176.1153" calcext:value-type="float">
            <text:p>176.1153</text:p>
          </table:table-cell>
          <table:table-cell table:formula="of:=[.J54]-[.E54]" office:value-type="float" office:value="14.3748" calcext:value-type="float">
            <text:p>14.3748</text:p>
          </table:table-cell>
          <table:table-cell table:number-columns-repeated="9"/>
          <table:table-cell office:value-type="string" calcext:value-type="string">
            <text:p>kend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662" calcext:value-type="float">
            <text:p>0.662</text:p>
          </table:table-cell>
          <table:table-cell office:value-type="float" office:value="91.674" calcext:value-type="float">
            <text:p>91.674</text:p>
          </table:table-cell>
          <table:table-cell office:value-type="float" office:value="74.0519" calcext:value-type="float">
            <text:p>74.0519</text:p>
          </table:table-cell>
          <table:table-cell office:value-type="float" office:value="165.7259" calcext:value-type="float">
            <text:p>165.7259</text:p>
          </table:table-cell>
          <table:table-cell office:value-type="float" office:value="0.377712" calcext:value-type="float">
            <text:p>0.377712</text:p>
          </table:table-cell>
          <table:table-cell office:value-type="float" office:value="0.620461" calcext:value-type="float">
            <text:p>0.620461</text:p>
          </table:table-cell>
          <table:table-cell office:value-type="float" office:value="91.054" calcext:value-type="float">
            <text:p>91.054</text:p>
          </table:table-cell>
          <table:table-cell office:value-type="float" office:value="82.3353" calcext:value-type="float">
            <text:p>82.3353</text:p>
          </table:table-cell>
          <table:table-cell office:value-type="float" office:value="173.3893" calcext:value-type="float">
            <text:p>173.3893</text:p>
          </table:table-cell>
          <table:table-cell table:formula="of:=[.J55]-[.E55]" office:value-type="float" office:value="7.6634" calcext:value-type="float">
            <text:p>7.6634</text:p>
          </table:table-cell>
          <table:table-cell table:number-columns-repeated="10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634" calcext:value-type="float">
            <text:p>0.634</text:p>
          </table:table-cell>
          <table:table-cell office:value-type="float" office:value="93.0137" calcext:value-type="float">
            <text:p>93.0137</text:p>
          </table:table-cell>
          <table:table-cell office:value-type="float" office:value="82.6196" calcext:value-type="float">
            <text:p>82.6196</text:p>
          </table:table-cell>
          <table:table-cell office:value-type="float" office:value="175.6333" calcext:value-type="float">
            <text:p>175.6333</text:p>
          </table:table-cell>
          <table:table-cell office:value-type="float" office:value="0.30766" calcext:value-type="float">
            <text:p>0.30766</text:p>
          </table:table-cell>
          <table:table-cell office:value-type="float" office:value="0.147945" calcext:value-type="float">
            <text:p>0.147945</text:p>
          </table:table-cell>
          <table:table-cell office:value-type="float" office:value="93.0137" calcext:value-type="float">
            <text:p>93.0137</text:p>
          </table:table-cell>
          <table:table-cell office:value-type="float" office:value="82.8715" calcext:value-type="float">
            <text:p>82.8715</text:p>
          </table:table-cell>
          <table:table-cell office:value-type="float" office:value="175.8852" calcext:value-type="float">
            <text:p>175.8852</text:p>
          </table:table-cell>
          <table:table-cell table:formula="of:=[.J56]-[.E56]" office:value-type="float" office:value="0.251900000000006" calcext:value-type="float">
            <text:p>0.2519</text:p>
          </table:table-cell>
          <table:table-cell table:number-columns-repeated="10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824" calcext:value-type="float">
            <text:p>0.824</text:p>
          </table:table-cell>
          <table:table-cell office:value-type="float" office:value="89.6272" calcext:value-type="float">
            <text:p>89.6272</text:p>
          </table:table-cell>
          <table:table-cell office:value-type="float" office:value="78.0451" calcext:value-type="float">
            <text:p>78.0451</text:p>
          </table:table-cell>
          <table:table-cell office:value-type="float" office:value="167.6723" calcext:value-type="float">
            <text:p>167.6723</text:p>
          </table:table-cell>
          <table:table-cell office:value-type="float" office:value="0.328275" calcext:value-type="float">
            <text:p>0.328275</text:p>
          </table:table-cell>
          <table:table-cell office:value-type="float" office:value="1.19854" calcext:value-type="float">
            <text:p>1.19854</text:p>
          </table:table-cell>
          <table:table-cell office:value-type="float" office:value="89.6272" calcext:value-type="float">
            <text:p>89.6272</text:p>
          </table:table-cell>
          <table:table-cell office:value-type="float" office:value="80.3008" calcext:value-type="float">
            <text:p>80.3008</text:p>
          </table:table-cell>
          <table:table-cell office:value-type="float" office:value="169.928" calcext:value-type="float">
            <text:p>169.928</text:p>
          </table:table-cell>
          <table:table-cell table:formula="of:=[.J57]-[.E57]" office:value-type="float" office:value="2.25569999999999" calcext:value-type="float">
            <text:p>2.2557</text:p>
          </table:table-cell>
          <table:table-cell table:number-columns-repeated="10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887" calcext:value-type="float">
            <text:p>0.887</text:p>
          </table:table-cell>
          <table:table-cell office:value-type="float" office:value="96.3006" calcext:value-type="float">
            <text:p>96.3006</text:p>
          </table:table-cell>
          <table:table-cell office:value-type="float" office:value="64.1892" calcext:value-type="float">
            <text:p>64.1892</text:p>
          </table:table-cell>
          <table:table-cell office:value-type="float" office:value="160.4898" calcext:value-type="float">
            <text:p>160.4898</text:p>
          </table:table-cell>
          <table:table-cell office:value-type="float" office:value="0.483102" calcext:value-type="float">
            <text:p>0.483102</text:p>
          </table:table-cell>
          <table:table-cell office:value-type="float" office:value="2.66012" calcext:value-type="float">
            <text:p>2.66012</text:p>
          </table:table-cell>
          <table:table-cell office:value-type="float" office:value="95.6069" calcext:value-type="float">
            <text:p>95.6069</text:p>
          </table:table-cell>
          <table:table-cell office:value-type="float" office:value="78.5473" calcext:value-type="float">
            <text:p>78.5473</text:p>
          </table:table-cell>
          <table:table-cell office:value-type="float" office:value="174.1542" calcext:value-type="float">
            <text:p>174.1542</text:p>
          </table:table-cell>
          <table:table-cell table:formula="of:=[.J58]-[.E58]" office:value-type="float" office:value="13.6644" calcext:value-type="float">
            <text:p>13.6644</text:p>
          </table:table-cell>
          <table:table-cell table:number-columns-repeated="10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77" calcext:value-type="float">
            <text:p>0.77</text:p>
          </table:table-cell>
          <table:table-cell office:value-type="float" office:value="96.7391" calcext:value-type="float">
            <text:p>96.7391</text:p>
          </table:table-cell>
          <table:table-cell office:value-type="float" office:value="65.8031" calcext:value-type="float">
            <text:p>65.8031</text:p>
          </table:table-cell>
          <table:table-cell office:value-type="float" office:value="162.5422" calcext:value-type="float">
            <text:p>162.5422</text:p>
          </table:table-cell>
          <table:table-cell office:value-type="float" office:value="0.558232" calcext:value-type="float">
            <text:p>0.558232</text:p>
          </table:table-cell>
          <table:table-cell office:value-type="float" office:value="3.40662" calcext:value-type="float">
            <text:p>3.40662</text:p>
          </table:table-cell>
          <table:table-cell office:value-type="float" office:value="96.0474" calcext:value-type="float">
            <text:p>96.0474</text:p>
          </table:table-cell>
          <table:table-cell office:value-type="float" office:value="78.7565" calcext:value-type="float">
            <text:p>78.7565</text:p>
          </table:table-cell>
          <table:table-cell office:value-type="float" office:value="174.8039" calcext:value-type="float">
            <text:p>174.8039</text:p>
          </table:table-cell>
          <table:table-cell table:formula="of:=[.J59]-[.E59]" office:value-type="float" office:value="12.2617" calcext:value-type="float">
            <text:p>12.2617</text:p>
          </table:table-cell>
          <table:table-cell table:number-columns-repeated="10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.754" calcext:value-type="float">
            <text:p>0.754</text:p>
          </table:table-cell>
          <table:table-cell office:value-type="float" office:value="94.9045" calcext:value-type="float">
            <text:p>94.9045</text:p>
          </table:table-cell>
          <table:table-cell office:value-type="float" office:value="73.3198" calcext:value-type="float">
            <text:p>73.3198</text:p>
          </table:table-cell>
          <table:table-cell office:value-type="float" office:value="168.2243" calcext:value-type="float">
            <text:p>168.2243</text:p>
          </table:table-cell>
          <table:table-cell office:value-type="float" office:value="0.443622" calcext:value-type="float">
            <text:p>0.443622</text:p>
          </table:table-cell>
          <table:table-cell office:value-type="float" office:value="2.98195" calcext:value-type="float">
            <text:p>2.98195</text:p>
          </table:table-cell>
          <table:table-cell office:value-type="float" office:value="94.6921" calcext:value-type="float">
            <text:p>94.6921</text:p>
          </table:table-cell>
          <table:table-cell office:value-type="float" office:value="80.8554" calcext:value-type="float">
            <text:p>80.8554</text:p>
          </table:table-cell>
          <table:table-cell office:value-type="float" office:value="175.5475" calcext:value-type="float">
            <text:p>175.5475</text:p>
          </table:table-cell>
          <table:table-cell table:formula="of:=[.J60]-[.E60]" office:value-type="float" office:value="7.32320000000001" calcext:value-type="float">
            <text:p>7.3232</text:p>
          </table:table-cell>
          <table:table-cell table:number-columns-repeated="10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674" calcext:value-type="float">
            <text:p>0.674</text:p>
          </table:table-cell>
          <table:table-cell office:value-type="float" office:value="93.8378" calcext:value-type="float">
            <text:p>93.8378</text:p>
          </table:table-cell>
          <table:table-cell office:value-type="float" office:value="69.0015" calcext:value-type="float">
            <text:p>69.0015</text:p>
          </table:table-cell>
          <table:table-cell office:value-type="float" office:value="162.8393" calcext:value-type="float">
            <text:p>162.8393</text:p>
          </table:table-cell>
          <table:table-cell office:value-type="float" office:value="0.391485" calcext:value-type="float">
            <text:p>0.391485</text:p>
          </table:table-cell>
          <table:table-cell office:value-type="float" office:value="3.96595" calcext:value-type="float">
            <text:p>3.96595</text:p>
          </table:table-cell>
          <table:table-cell office:value-type="float" office:value="93.2973" calcext:value-type="float">
            <text:p>93.2973</text:p>
          </table:table-cell>
          <table:table-cell office:value-type="float" office:value="74.0686" calcext:value-type="float">
            <text:p>74.0686</text:p>
          </table:table-cell>
          <table:table-cell office:value-type="float" office:value="167.3659" calcext:value-type="float">
            <text:p>167.3659</text:p>
          </table:table-cell>
          <table:table-cell table:formula="of:=[.J61]-[.E61]" office:value-type="float" office:value="4.5266" calcext:value-type="float">
            <text:p>4.5266</text:p>
          </table:table-cell>
          <table:table-cell table:number-columns-repeated="10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689" calcext:value-type="float">
            <text:p>0.689</text:p>
          </table:table-cell>
          <table:table-cell office:value-type="float" office:value="93.6877" calcext:value-type="float">
            <text:p>93.6877</text:p>
          </table:table-cell>
          <table:table-cell office:value-type="float" office:value="70.3377" calcext:value-type="float">
            <text:p>70.3377</text:p>
          </table:table-cell>
          <table:table-cell office:value-type="float" office:value="164.0254" calcext:value-type="float">
            <text:p>164.0254</text:p>
          </table:table-cell>
          <table:table-cell office:value-type="float" office:value="0.397271" calcext:value-type="float">
            <text:p>0.397271</text:p>
          </table:table-cell>
          <table:table-cell office:value-type="float" office:value="4.3433" calcext:value-type="float">
            <text:p>4.3433</text:p>
          </table:table-cell>
          <table:table-cell office:value-type="float" office:value="93.3555" calcext:value-type="float">
            <text:p>93.3555</text:p>
          </table:table-cell>
          <table:table-cell office:value-type="float" office:value="75.7709" calcext:value-type="float">
            <text:p>75.7709</text:p>
          </table:table-cell>
          <table:table-cell office:value-type="float" office:value="169.1264" calcext:value-type="float">
            <text:p>169.1264</text:p>
          </table:table-cell>
          <table:table-cell table:formula="of:=[.J62]-[.E62]" office:value-type="float" office:value="5.101" calcext:value-type="float">
            <text:p>5.101</text:p>
          </table:table-cell>
          <table:table-cell table:number-columns-repeated="10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712" calcext:value-type="float">
            <text:p>0.712</text:p>
          </table:table-cell>
          <table:table-cell office:value-type="float" office:value="82.381" calcext:value-type="float">
            <text:p>82.381</text:p>
          </table:table-cell>
          <table:table-cell office:value-type="float" office:value="73.8574" calcext:value-type="float">
            <text:p>73.8574</text:p>
          </table:table-cell>
          <table:table-cell office:value-type="float" office:value="156.2384" calcext:value-type="float">
            <text:p>156.2384</text:p>
          </table:table-cell>
          <table:table-cell office:value-type="float" office:value="0.147542" calcext:value-type="float">
            <text:p>0.147542</text:p>
          </table:table-cell>
          <table:table-cell office:value-type="float" office:value="5.21667" calcext:value-type="float">
            <text:p>5.21667</text:p>
          </table:table-cell>
          <table:table-cell office:value-type="float" office:value="83.3333" calcext:value-type="float">
            <text:p>83.3333</text:p>
          </table:table-cell>
          <table:table-cell office:value-type="float" office:value="57.7697" calcext:value-type="float">
            <text:p>57.7697</text:p>
          </table:table-cell>
          <table:table-cell office:value-type="float" office:value="141.103" calcext:value-type="float">
            <text:p>141.103</text:p>
          </table:table-cell>
          <table:table-cell table:formula="of:=[.J63]-[.E63]" office:value-type="float" office:value="-15.1354" calcext:value-type="float">
            <text:p>-15.1354</text:p>
          </table:table-cell>
          <table:table-cell table:number-columns-repeated="10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.719" calcext:value-type="float">
            <text:p>0.719</text:p>
          </table:table-cell>
          <table:table-cell office:value-type="float" office:value="61.1111" calcext:value-type="float">
            <text:p>61.1111</text:p>
          </table:table-cell>
          <table:table-cell office:value-type="float" office:value="70.6796" calcext:value-type="float">
            <text:p>70.6796</text:p>
          </table:table-cell>
          <table:table-cell office:value-type="float" office:value="131.7907" calcext:value-type="float">
            <text:p>131.7907</text:p>
          </table:table-cell>
          <table:table-cell office:value-type="float" office:value="0.0423129" calcext:value-type="float">
            <text:p>0.0423129</text:p>
          </table:table-cell>
          <table:table-cell office:value-type="float" office:value="3.53704" calcext:value-type="float">
            <text:p>3.53704</text:p>
          </table:table-cell>
          <table:table-cell office:value-type="float" office:value="64.8148" calcext:value-type="float">
            <text:p>64.8148</text:p>
          </table:table-cell>
          <table:table-cell office:value-type="float" office:value="34.3689" calcext:value-type="float">
            <text:p>34.3689</text:p>
          </table:table-cell>
          <table:table-cell office:value-type="float" office:value="99.1837" calcext:value-type="float">
            <text:p>99.1837</text:p>
          </table:table-cell>
          <table:table-cell table:formula="of:=[.J64]-[.E64]" office:value-type="float" office:value="-32.607" calcext:value-type="float">
            <text:p>-32.607</text:p>
          </table:table-cell>
          <table:table-cell table:number-columns-repeated="10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.655" calcext:value-type="float">
            <text:p>0.655</text:p>
          </table:table-cell>
          <table:table-cell office:value-type="float" office:value="54.8387" calcext:value-type="float">
            <text:p>54.8387</text:p>
          </table:table-cell>
          <table:table-cell office:value-type="float" office:value="70.8333" calcext:value-type="float">
            <text:p>70.8333</text:p>
          </table:table-cell>
          <table:table-cell office:value-type="float" office:value="125.672" calcext:value-type="float">
            <text:p>125.672</text:p>
          </table:table-cell>
          <table:table-cell office:value-type="float" office:value="0.0391442" calcext:value-type="float">
            <text:p>0.0391442</text:p>
          </table:table-cell>
          <table:table-cell office:value-type="float" office:value="7.03226" calcext:value-type="float">
            <text:p>7.03226</text:p>
          </table:table-cell>
          <table:table-cell office:value-type="float" office:value="54.8387" calcext:value-type="float">
            <text:p>54.8387</text:p>
          </table:table-cell>
          <table:table-cell office:value-type="float" office:value="42.6136" calcext:value-type="float">
            <text:p>42.6136</text:p>
          </table:table-cell>
          <table:table-cell office:value-type="float" office:value="97.4523" calcext:value-type="float">
            <text:p>97.4523</text:p>
          </table:table-cell>
          <table:table-cell table:formula="of:=[.J65]-[.E65]" office:value-type="float" office:value="-28.2197" calcext:value-type="float">
            <text:p>-28.2197</text:p>
          </table:table-cell>
          <table:table-cell table:number-columns-repeated="10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.545" calcext:value-type="float">
            <text:p>0.545</text:p>
          </table:table-cell>
          <table:table-cell office:value-type="float" office:value="48.913" calcext:value-type="float">
            <text:p>48.913</text:p>
          </table:table-cell>
          <table:table-cell office:value-type="float" office:value="70.3166" calcext:value-type="float">
            <text:p>70.3166</text:p>
          </table:table-cell>
          <table:table-cell office:value-type="float" office:value="119.2296" calcext:value-type="float">
            <text:p>119.2296</text:p>
          </table:table-cell>
          <table:table-cell office:value-type="float" office:value="0.105035" calcext:value-type="float">
            <text:p>0.105035</text:p>
          </table:table-cell>
          <table:table-cell office:value-type="float" office:value="2.94565" calcext:value-type="float">
            <text:p>2.94565</text:p>
          </table:table-cell>
          <table:table-cell office:value-type="float" office:value="50" calcext:value-type="float">
            <text:p>50</text:p>
          </table:table-cell>
          <table:table-cell office:value-type="float" office:value="49.2084" calcext:value-type="float">
            <text:p>49.2084</text:p>
          </table:table-cell>
          <table:table-cell office:value-type="float" office:value="99.2084" calcext:value-type="float">
            <text:p>99.2084</text:p>
          </table:table-cell>
          <table:table-cell table:formula="of:=[.J66]-[.E66]" office:value-type="float" office:value="-20.0212" calcext:value-type="float">
            <text:p>-20.0212</text:p>
          </table:table-cell>
          <table:table-cell table:number-columns-repeated="10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.674" calcext:value-type="float">
            <text:p>0.674</text:p>
          </table:table-cell>
          <table:table-cell office:value-type="float" office:value="86.25" calcext:value-type="float">
            <text:p>86.25</text:p>
          </table:table-cell>
          <table:table-cell office:value-type="float" office:value="63.7487" calcext:value-type="float">
            <text:p>63.7487</text:p>
          </table:table-cell>
          <table:table-cell office:value-type="float" office:value="149.9987" calcext:value-type="float">
            <text:p>149.9987</text:p>
          </table:table-cell>
          <table:table-cell office:value-type="float" office:value="0.20744" calcext:value-type="float">
            <text:p>0.20744</text:p>
          </table:table-cell>
          <table:table-cell office:value-type="float" office:value="-0.264062" calcext:value-type="float">
            <text:p>-0.264062</text:p>
          </table:table-cell>
          <table:table-cell office:value-type="float" office:value="86.5625" calcext:value-type="float">
            <text:p>86.5625</text:p>
          </table:table-cell>
          <table:table-cell office:value-type="float" office:value="54.6859" calcext:value-type="float">
            <text:p>54.6859</text:p>
          </table:table-cell>
          <table:table-cell office:value-type="float" office:value="141.2484" calcext:value-type="float">
            <text:p>141.2484</text:p>
          </table:table-cell>
          <table:table-cell table:formula="of:=[.J67]-[.E67]" office:value-type="float" office:value="-8.75030000000001" calcext:value-type="float">
            <text:p>-8.7503</text:p>
          </table:table-cell>
          <table:table-cell table:number-columns-repeated="10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.715" calcext:value-type="float">
            <text:p>0.715</text:p>
          </table:table-cell>
          <table:table-cell office:value-type="float" office:value="95.037" calcext:value-type="float">
            <text:p>95.037</text:p>
          </table:table-cell>
          <table:table-cell office:value-type="float" office:value="73.5849" calcext:value-type="float">
            <text:p>73.5849</text:p>
          </table:table-cell>
          <table:table-cell office:value-type="float" office:value="168.6219" calcext:value-type="float">
            <text:p>168.6219</text:p>
          </table:table-cell>
          <table:table-cell office:value-type="float" office:value="0.337354" calcext:value-type="float">
            <text:p>0.337354</text:p>
          </table:table-cell>
          <table:table-cell office:value-type="float" office:value="0.312038" calcext:value-type="float">
            <text:p>0.312038</text:p>
          </table:table-cell>
          <table:table-cell office:value-type="float" office:value="94.9314" calcext:value-type="float">
            <text:p>94.9314</text:p>
          </table:table-cell>
          <table:table-cell office:value-type="float" office:value="75.5503" calcext:value-type="float">
            <text:p>75.5503</text:p>
          </table:table-cell>
          <table:table-cell office:value-type="float" office:value="170.4817" calcext:value-type="float">
            <text:p>170.4817</text:p>
          </table:table-cell>
          <table:table-cell table:formula="of:=[.J68]-[.E68]" office:value-type="float" office:value="1.85979999999998" calcext:value-type="float">
            <text:p>1.8598</text:p>
          </table:table-cell>
          <table:table-cell table:number-columns-repeated="10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0.754" calcext:value-type="float">
            <text:p>0.754</text:p>
          </table:table-cell>
          <table:table-cell office:value-type="float" office:value="97.561" calcext:value-type="float">
            <text:p>97.561</text:p>
          </table:table-cell>
          <table:table-cell office:value-type="float" office:value="65.1096" calcext:value-type="float">
            <text:p>65.1096</text:p>
          </table:table-cell>
          <table:table-cell office:value-type="float" office:value="162.6706" calcext:value-type="float">
            <text:p>162.6706</text:p>
          </table:table-cell>
          <table:table-cell office:value-type="float" office:value="0.492393" calcext:value-type="float">
            <text:p>0.492393</text:p>
          </table:table-cell>
          <table:table-cell office:value-type="float" office:value="0.140373" calcext:value-type="float">
            <text:p>0.140373</text:p>
          </table:table-cell>
          <table:table-cell office:value-type="float" office:value="97.1458" calcext:value-type="float">
            <text:p>97.1458</text:p>
          </table:table-cell>
          <table:table-cell office:value-type="float" office:value="77.624" calcext:value-type="float">
            <text:p>77.624</text:p>
          </table:table-cell>
          <table:table-cell office:value-type="float" office:value="174.7698" calcext:value-type="float">
            <text:p>174.7698</text:p>
          </table:table-cell>
          <table:table-cell table:formula="of:=[.J69]-[.E69]" office:value-type="float" office:value="12.0992" calcext:value-type="float">
            <text:p>12.0992</text:p>
          </table:table-cell>
          <table:table-cell table:number-columns-repeated="10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0.759" calcext:value-type="float">
            <text:p>0.759</text:p>
          </table:table-cell>
          <table:table-cell office:value-type="float" office:value="99.0716" calcext:value-type="float">
            <text:p>99.0716</text:p>
          </table:table-cell>
          <table:table-cell office:value-type="float" office:value="65.9314" calcext:value-type="float">
            <text:p>65.9314</text:p>
          </table:table-cell>
          <table:table-cell office:value-type="float" office:value="165.003" calcext:value-type="float">
            <text:p>165.003</text:p>
          </table:table-cell>
          <table:table-cell office:value-type="float" office:value="0.627669" calcext:value-type="float">
            <text:p>0.627669</text:p>
          </table:table-cell>
          <table:table-cell office:value-type="float" office:value="-0.212937" calcext:value-type="float">
            <text:p>-0.212937</text:p>
          </table:table-cell>
          <table:table-cell office:value-type="float" office:value="98.6822" calcext:value-type="float">
            <text:p>98.6822</text:p>
          </table:table-cell>
          <table:table-cell office:value-type="float" office:value="85.6863" calcext:value-type="float">
            <text:p>85.6863</text:p>
          </table:table-cell>
          <table:table-cell office:value-type="float" office:value="184.3685" calcext:value-type="float">
            <text:p>184.3685</text:p>
          </table:table-cell>
          <table:table-cell table:formula="of:=[.J70]-[.E70]" office:value-type="float" office:value="19.3655" calcext:value-type="float">
            <text:p>19.3655</text:p>
          </table:table-cell>
          <table:table-cell table:number-columns-repeated="10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0.779" calcext:value-type="float">
            <text:p>0.779</text:p>
          </table:table-cell>
          <table:table-cell office:value-type="float" office:value="99.2512" calcext:value-type="float">
            <text:p>99.2512</text:p>
          </table:table-cell>
          <table:table-cell office:value-type="float" office:value="62.6719" calcext:value-type="float">
            <text:p>62.6719</text:p>
          </table:table-cell>
          <table:table-cell office:value-type="float" office:value="161.9231" calcext:value-type="float">
            <text:p>161.9231</text:p>
          </table:table-cell>
          <table:table-cell office:value-type="float" office:value="0.687616" calcext:value-type="float">
            <text:p>0.687616</text:p>
          </table:table-cell>
          <table:table-cell office:value-type="float" office:value="-0.289313" calcext:value-type="float">
            <text:p>-0.289313</text:p>
          </table:table-cell>
          <table:table-cell office:value-type="float" office:value="97.6628" calcext:value-type="float">
            <text:p>97.6628</text:p>
          </table:table-cell>
          <table:table-cell office:value-type="float" office:value="85.8939" calcext:value-type="float">
            <text:p>85.8939</text:p>
          </table:table-cell>
          <table:table-cell office:value-type="float" office:value="183.5567" calcext:value-type="float">
            <text:p>183.5567</text:p>
          </table:table-cell>
          <table:table-cell table:formula="of:=[.J71]-[.E71]" office:value-type="float" office:value="21.6336" calcext:value-type="float">
            <text:p>21.6336</text:p>
          </table:table-cell>
          <table:table-cell table:number-columns-repeated="10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.724" calcext:value-type="float">
            <text:p>0.724</text:p>
          </table:table-cell>
          <table:table-cell office:value-type="float" office:value="98.8365" calcext:value-type="float">
            <text:p>98.8365</text:p>
          </table:table-cell>
          <table:table-cell office:value-type="float" office:value="66.711" calcext:value-type="float">
            <text:p>66.711</text:p>
          </table:table-cell>
          <table:table-cell office:value-type="float" office:value="165.5475" calcext:value-type="float">
            <text:p>165.5475</text:p>
          </table:table-cell>
          <table:table-cell office:value-type="float" office:value="0.655212" calcext:value-type="float">
            <text:p>0.655212</text:p>
          </table:table-cell>
          <table:table-cell office:value-type="float" office:value="-0.0917196" calcext:value-type="float">
            <text:p>-0.0917196</text:p>
          </table:table-cell>
          <table:table-cell office:value-type="float" office:value="97.5761" calcext:value-type="float">
            <text:p>97.5761</text:p>
          </table:table-cell>
          <table:table-cell office:value-type="float" office:value="89.0957" calcext:value-type="float">
            <text:p>89.0957</text:p>
          </table:table-cell>
          <table:table-cell office:value-type="float" office:value="186.6718" calcext:value-type="float">
            <text:p>186.6718</text:p>
          </table:table-cell>
          <table:table-cell table:formula="of:=[.J72]-[.E72]" office:value-type="float" office:value="21.1243" calcext:value-type="float">
            <text:p>21.1243</text:p>
          </table:table-cell>
          <table:table-cell table:number-columns-repeated="10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0.773" calcext:value-type="float">
            <text:p>0.773</text:p>
          </table:table-cell>
          <table:table-cell office:value-type="float" office:value="99.4827" calcext:value-type="float">
            <text:p>99.4827</text:p>
          </table:table-cell>
          <table:table-cell office:value-type="float" office:value="68.1431" calcext:value-type="float">
            <text:p>68.1431</text:p>
          </table:table-cell>
          <table:table-cell office:value-type="float" office:value="167.6258" calcext:value-type="float">
            <text:p>167.6258</text:p>
          </table:table-cell>
          <table:table-cell office:value-type="float" office:value="0.733917" calcext:value-type="float">
            <text:p>0.733917</text:p>
          </table:table-cell>
          <table:table-cell office:value-type="float" office:value="-0.323473" calcext:value-type="float">
            <text:p>-0.323473</text:p>
          </table:table-cell>
          <table:table-cell office:value-type="float" office:value="98.3026" calcext:value-type="float">
            <text:p>98.3026</text:p>
          </table:table-cell>
          <table:table-cell office:value-type="float" office:value="90.2896" calcext:value-type="float">
            <text:p>90.2896</text:p>
          </table:table-cell>
          <table:table-cell office:value-type="float" office:value="188.5922" calcext:value-type="float">
            <text:p>188.5922</text:p>
          </table:table-cell>
          <table:table-cell table:formula="of:=[.J73]-[.E73]" office:value-type="float" office:value="20.9664" calcext:value-type="float">
            <text:p>20.9664</text:p>
          </table:table-cell>
          <table:table-cell table:number-columns-repeated="10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0.805" calcext:value-type="float">
            <text:p>0.805</text:p>
          </table:table-cell>
          <table:table-cell office:value-type="float" office:value="99.0119" calcext:value-type="float">
            <text:p>99.0119</text:p>
          </table:table-cell>
          <table:table-cell office:value-type="float" office:value="62.855" calcext:value-type="float">
            <text:p>62.855</text:p>
          </table:table-cell>
          <table:table-cell office:value-type="float" office:value="161.8669" calcext:value-type="float">
            <text:p>161.8669</text:p>
          </table:table-cell>
          <table:table-cell office:value-type="float" office:value="0.709282" calcext:value-type="float">
            <text:p>0.709282</text:p>
          </table:table-cell>
          <table:table-cell office:value-type="float" office:value="-0.465531" calcext:value-type="float">
            <text:p>-0.465531</text:p>
          </table:table-cell>
          <table:table-cell office:value-type="float" office:value="96.6984" calcext:value-type="float">
            <text:p>96.6984</text:p>
          </table:table-cell>
          <table:table-cell office:value-type="float" office:value="85.6879" calcext:value-type="float">
            <text:p>85.6879</text:p>
          </table:table-cell>
          <table:table-cell office:value-type="float" office:value="182.3863" calcext:value-type="float">
            <text:p>182.3863</text:p>
          </table:table-cell>
          <table:table-cell table:formula="of:=[.J74]-[.E74]" office:value-type="float" office:value="20.5194" calcext:value-type="float">
            <text:p>20.5194</text:p>
          </table:table-cell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AVG →</text:p>
          </table:table-cell>
          <table:table-cell table:formula="of:=AVERAGE([.C53:.C74])" office:value-type="float" office:value="89.3679772727273" calcext:value-type="float">
            <text:p>89.3679772727</text:p>
          </table:table-cell>
          <table:table-cell table:formula="of:=AVERAGE([.D53:.D74])" office:value-type="float" office:value="68.0787454545455" calcext:value-type="float">
            <text:p>68.0787454545</text:p>
          </table:table-cell>
          <table:table-cell table:formula="of:=AVERAGE([.E53:.E74])" office:value-type="float" office:value="157.446722727273" calcext:value-type="float">
            <text:p>157.4467227273</text:p>
          </table:table-cell>
          <table:table-cell table:formula="of:=AVERAGE([.F53:.F74])" office:value-type="float" office:value="0.418453868181818" calcext:value-type="float">
            <text:p>0.4184538682</text:p>
          </table:table-cell>
          <table:table-cell table:formula="of:=AVERAGE([.G53:.G74])" office:value-type="float" office:value="1.63682288181818" calcext:value-type="float">
            <text:p>1.6368228818</text:p>
          </table:table-cell>
          <table:table-cell table:formula="of:=AVERAGE([.H53:.H74])" office:value-type="float" office:value="89.1040727272727" calcext:value-type="float">
            <text:p>89.1040727273</text:p>
          </table:table-cell>
          <table:table-cell table:formula="of:=AVERAGE([.I53:.I74])" office:value-type="float" office:value="73.3565818181818" calcext:value-type="float">
            <text:p>73.3565818182</text:p>
          </table:table-cell>
          <table:table-cell table:formula="of:=AVERAGE([.J53:.J74])" office:value-type="float" office:value="162.460654545455" calcext:value-type="float">
            <text:p>162.4606545455</text:p>
          </table:table-cell>
          <table:table-cell table:formula="of:=AVERAGE([.K53:.K74])" office:value-type="float" office:value="5.01393181818182" calcext:value-type="float">
            <text:p>5.0139318182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aton_campus</text:p>
          </table:table-cell>
          <table:table-cell table:number-columns-repeated="20"/>
        </table:table-row>
        <table:table-row table:style-name="ro1"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O. Detection</text:p>
          </table:table-cell>
          <table:table-cell table:style-name="ce1" office:value-type="string" calcext:value-type="string">
            <text:p>O. Discrimination</text:p>
          </table:table-cell>
          <table:table-cell table:style-name="ce1" office:value-type="string" calcext:value-type="string">
            <text:p>ODD</text:p>
          </table:table-cell>
          <table:table-cell table:style-name="ce1" office:value-type="string" calcext:value-type="string">
            <text:p>HSV coneR1</text:p>
          </table:table-cell>
          <table:table-cell table:style-name="ce1" office:value-type="string" calcext:value-type="string">
            <text:p>RG – B</text:p>
          </table:table-cell>
          <table:table-cell table:style-name="ce1" office:value-type="string" calcext:value-type="string">
            <text:p>Detection</text:p>
          </table:table-cell>
          <table:table-cell table:style-name="ce1" office:value-type="string" calcext:value-type="string">
            <text:p>Discrimination</text:p>
          </table:table-cell>
          <table:table-cell table:style-name="ce1" office:value-type="string" calcext:value-type="string">
            <text:p>DD</text:p>
          </table:table-cell>
          <table:table-cell table:style-name="ce1" office:value-type="string" calcext:value-type="string">
            <text:p>DIFF</text:p>
          </table:table-cell>
          <table:table-cell table:style-name="ce1" office:value-type="string" calcext:value-type="string">
            <text:p>Default</text:p>
          </table:table-cell>
          <table:table-cell table:number-columns-repeated="9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636" calcext:value-type="float">
            <text:p>0.636</text:p>
          </table:table-cell>
          <table:table-cell office:value-type="float" office:value="100" calcext:value-type="float">
            <text:p>100</text:p>
          </table:table-cell>
          <table:table-cell office:value-type="float" office:value="2.139" calcext:value-type="float">
            <text:p>2.139</text:p>
          </table:table-cell>
          <table:table-cell office:value-type="float" office:value="102.139" calcext:value-type="float">
            <text:p>102.139</text:p>
          </table:table-cell>
          <table:table-cell office:value-type="float" office:value="0.434367" calcext:value-type="float">
            <text:p>0.434367</text:p>
          </table:table-cell>
          <table:table-cell office:value-type="float" office:value="8.72149" calcext:value-type="float">
            <text:p>8.72149</text:p>
          </table:table-cell>
          <table:table-cell office:value-type="float" office:value="100" calcext:value-type="float">
            <text:p>100</text:p>
          </table:table-cell>
          <table:table-cell office:value-type="float" office:value="17.9144" calcext:value-type="float">
            <text:p>17.9144</text:p>
          </table:table-cell>
          <table:table-cell office:value-type="float" office:value="117.9144" calcext:value-type="float">
            <text:p>117.9144</text:p>
          </table:table-cell>
          <table:table-cell table:formula="of:=[.J78]-[.E78]" office:value-type="float" office:value="15.7754" calcext:value-type="float">
            <text:p>15.7754</text:p>
          </table:table-cell>
          <table:table-cell office:value-type="float" office:value="0.3" calcext:value-type="float">
            <text:p>0.3</text:p>
          </table:table-cell>
          <table:table-cell table:number-columns-repeated="9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662" calcext:value-type="float">
            <text:p>0.662</text:p>
          </table:table-cell>
          <table:table-cell office:value-type="float" office:value="99.9291" calcext:value-type="float">
            <text:p>99.9291</text:p>
          </table:table-cell>
          <table:table-cell office:value-type="float" office:value="11.5192" calcext:value-type="float">
            <text:p>11.5192</text:p>
          </table:table-cell>
          <table:table-cell office:value-type="float" office:value="111.4483" calcext:value-type="float">
            <text:p>111.4483</text:p>
          </table:table-cell>
          <table:table-cell office:value-type="float" office:value="0.469132" calcext:value-type="float">
            <text:p>0.469132</text:p>
          </table:table-cell>
          <table:table-cell office:value-type="float" office:value="16.578" calcext:value-type="float">
            <text:p>16.578</text:p>
          </table:table-cell>
          <table:table-cell office:value-type="float" office:value="99.5272" calcext:value-type="float">
            <text:p>99.5272</text:p>
          </table:table-cell>
          <table:table-cell office:value-type="float" office:value="33.9065" calcext:value-type="float">
            <text:p>33.9065</text:p>
          </table:table-cell>
          <table:table-cell office:value-type="float" office:value="133.4337" calcext:value-type="float">
            <text:p>133.4337</text:p>
          </table:table-cell>
          <table:table-cell table:formula="of:=[.J79]-[.E79]" office:value-type="float" office:value="21.9854" calcext:value-type="float">
            <text:p>21.9854</text:p>
          </table:table-cell>
          <table:table-cell office:value-type="float" office:value="0.3" calcext:value-type="float">
            <text:p>0.3</text:p>
          </table:table-cell>
          <table:table-cell table:number-columns-repeated="9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683" calcext:value-type="float">
            <text:p>0.683</text:p>
          </table:table-cell>
          <table:table-cell office:value-type="float" office:value="99.9034" calcext:value-type="float">
            <text:p>99.9034</text:p>
          </table:table-cell>
          <table:table-cell office:value-type="float" office:value="31.9713" calcext:value-type="float">
            <text:p>31.9713</text:p>
          </table:table-cell>
          <table:table-cell office:value-type="float" office:value="131.8747" calcext:value-type="float">
            <text:p>131.8747</text:p>
          </table:table-cell>
          <table:table-cell office:value-type="float" office:value="0.495272" calcext:value-type="float">
            <text:p>0.495272</text:p>
          </table:table-cell>
          <table:table-cell office:value-type="float" office:value="15.4342" calcext:value-type="float">
            <text:p>15.4342</text:p>
          </table:table-cell>
          <table:table-cell office:value-type="float" office:value="95.9259" calcext:value-type="float">
            <text:p>95.9259</text:p>
          </table:table-cell>
          <table:table-cell office:value-type="float" office:value="59.868" calcext:value-type="float">
            <text:p>59.868</text:p>
          </table:table-cell>
          <table:table-cell office:value-type="float" office:value="155.7939" calcext:value-type="float">
            <text:p>155.7939</text:p>
          </table:table-cell>
          <table:table-cell table:formula="of:=[.J80]-[.E80]" office:value-type="float" office:value="23.9192" calcext:value-type="float">
            <text:p>23.9192</text:p>
          </table:table-cell>
          <table:table-cell office:value-type="float" office:value="0.3" calcext:value-type="float">
            <text:p>0.3</text:p>
          </table:table-cell>
          <table:table-cell table:number-columns-repeated="9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642" calcext:value-type="float">
            <text:p>0.642</text:p>
          </table:table-cell>
          <table:table-cell office:value-type="float" office:value="99.0625" calcext:value-type="float">
            <text:p>99.0625</text:p>
          </table:table-cell>
          <table:table-cell office:value-type="float" office:value="32.0908" calcext:value-type="float">
            <text:p>32.0908</text:p>
          </table:table-cell>
          <table:table-cell office:value-type="float" office:value="131.1533" calcext:value-type="float">
            <text:p>131.1533</text:p>
          </table:table-cell>
          <table:table-cell office:value-type="float" office:value="0.454936" calcext:value-type="float">
            <text:p>0.454936</text:p>
          </table:table-cell>
          <table:table-cell office:value-type="float" office:value="12.9662" calcext:value-type="float">
            <text:p>12.9662</text:p>
          </table:table-cell>
          <table:table-cell office:value-type="float" office:value="93.3413" calcext:value-type="float">
            <text:p>93.3413</text:p>
          </table:table-cell>
          <table:table-cell office:value-type="float" office:value="54.5861" calcext:value-type="float">
            <text:p>54.5861</text:p>
          </table:table-cell>
          <table:table-cell office:value-type="float" office:value="147.9274" calcext:value-type="float">
            <text:p>147.9274</text:p>
          </table:table-cell>
          <table:table-cell table:formula="of:=[.J81]-[.E81]" office:value-type="float" office:value="16.7741" calcext:value-type="float">
            <text:p>16.7741</text:p>
          </table:table-cell>
          <table:table-cell office:value-type="float" office:value="0.3" calcext:value-type="float">
            <text:p>0.3</text:p>
          </table:table-cell>
          <table:table-cell table:number-columns-repeated="9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685" calcext:value-type="float">
            <text:p>0.685</text:p>
          </table:table-cell>
          <table:table-cell office:value-type="float" office:value="96.8359" calcext:value-type="float">
            <text:p>96.8359</text:p>
          </table:table-cell>
          <table:table-cell office:value-type="float" office:value="29.5123" calcext:value-type="float">
            <text:p>29.5123</text:p>
          </table:table-cell>
          <table:table-cell office:value-type="float" office:value="126.3482" calcext:value-type="float">
            <text:p>126.3482</text:p>
          </table:table-cell>
          <table:table-cell office:value-type="float" office:value="0.444833" calcext:value-type="float">
            <text:p>0.444833</text:p>
          </table:table-cell>
          <table:table-cell office:value-type="float" office:value="9.69611" calcext:value-type="float">
            <text:p>9.69611</text:p>
          </table:table-cell>
          <table:table-cell office:value-type="float" office:value="91.9249" calcext:value-type="float">
            <text:p>91.9249</text:p>
          </table:table-cell>
          <table:table-cell office:value-type="float" office:value="46.1152" calcext:value-type="float">
            <text:p>46.1152</text:p>
          </table:table-cell>
          <table:table-cell office:value-type="float" office:value="138.0401" calcext:value-type="float">
            <text:p>138.0401</text:p>
          </table:table-cell>
          <table:table-cell table:formula="of:=[.J82]-[.E82]" office:value-type="float" office:value="11.6919" calcext:value-type="float">
            <text:p>11.6919</text:p>
          </table:table-cell>
          <table:table-cell office:value-type="float" office:value="0.3" calcext:value-type="float">
            <text:p>0.3</text:p>
          </table:table-cell>
          <table:table-cell table:number-columns-repeated="9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649" calcext:value-type="float">
            <text:p>0.649</text:p>
          </table:table-cell>
          <table:table-cell office:value-type="float" office:value="98.3946" calcext:value-type="float">
            <text:p>98.3946</text:p>
          </table:table-cell>
          <table:table-cell office:value-type="float" office:value="36.9529" calcext:value-type="float">
            <text:p>36.9529</text:p>
          </table:table-cell>
          <table:table-cell office:value-type="float" office:value="135.3475" calcext:value-type="float">
            <text:p>135.3475</text:p>
          </table:table-cell>
          <table:table-cell office:value-type="float" office:value="0.466827" calcext:value-type="float">
            <text:p>0.466827</text:p>
          </table:table-cell>
          <table:table-cell office:value-type="float" office:value="4.69733" calcext:value-type="float">
            <text:p>4.69733</text:p>
          </table:table-cell>
          <table:table-cell office:value-type="float" office:value="94.7157" calcext:value-type="float">
            <text:p>94.7157</text:p>
          </table:table-cell>
          <table:table-cell office:value-type="float" office:value="51.9231" calcext:value-type="float">
            <text:p>51.9231</text:p>
          </table:table-cell>
          <table:table-cell office:value-type="float" office:value="146.6388" calcext:value-type="float">
            <text:p>146.6388</text:p>
          </table:table-cell>
          <table:table-cell table:formula="of:=[.J83]-[.E83]" office:value-type="float" office:value="11.2913" calcext:value-type="float">
            <text:p>11.2913</text:p>
          </table:table-cell>
          <table:table-cell office:value-type="float" office:value="0.3" calcext:value-type="float">
            <text:p>0.3</text:p>
          </table:table-cell>
          <table:table-cell table:number-columns-repeated="9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467" calcext:value-type="float">
            <text:p>0.467</text:p>
          </table:table-cell>
          <table:table-cell office:value-type="float" office:value="100" calcext:value-type="float">
            <text:p>100</text:p>
          </table:table-cell>
          <table:table-cell office:value-type="float" office:value="44.0171" calcext:value-type="float">
            <text:p>44.0171</text:p>
          </table:table-cell>
          <table:table-cell office:value-type="float" office:value="144.0171" calcext:value-type="float">
            <text:p>144.0171</text:p>
          </table:table-cell>
          <table:table-cell office:value-type="float" office:value="0.522102" calcext:value-type="float">
            <text:p>0.522102</text:p>
          </table:table-cell>
          <table:table-cell office:value-type="float" office:value="4.41219" calcext:value-type="float">
            <text:p>4.41219</text:p>
          </table:table-cell>
          <table:table-cell office:value-type="float" office:value="93.3692" calcext:value-type="float">
            <text:p>93.3692</text:p>
          </table:table-cell>
          <table:table-cell office:value-type="float" office:value="55.6058" calcext:value-type="float">
            <text:p>55.6058</text:p>
          </table:table-cell>
          <table:table-cell office:value-type="float" office:value="148.975" calcext:value-type="float">
            <text:p>148.975</text:p>
          </table:table-cell>
          <table:table-cell table:formula="of:=[.J84]-[.E84]" office:value-type="float" office:value="4.9579" calcext:value-type="float">
            <text:p>4.9579</text:p>
          </table:table-cell>
          <table:table-cell office:value-type="float" office:value="0.3" calcext:value-type="float">
            <text:p>0.3</text:p>
          </table:table-cell>
          <table:table-cell table:number-columns-repeated="9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772" calcext:value-type="float">
            <text:p>0.772</text:p>
          </table:table-cell>
          <table:table-cell office:value-type="float" office:value="97.0534" calcext:value-type="float">
            <text:p>97.0534</text:p>
          </table:table-cell>
          <table:table-cell office:value-type="float" office:value="58.1594" calcext:value-type="float">
            <text:p>58.1594</text:p>
          </table:table-cell>
          <table:table-cell office:value-type="float" office:value="155.2128" calcext:value-type="float">
            <text:p>155.2128</text:p>
          </table:table-cell>
          <table:table-cell office:value-type="float" office:value="0.552027" calcext:value-type="float">
            <text:p>0.552027</text:p>
          </table:table-cell>
          <table:table-cell office:value-type="float" office:value="0.116022" calcext:value-type="float">
            <text:p>0.116022</text:p>
          </table:table-cell>
          <table:table-cell office:value-type="float" office:value="97.0534" calcext:value-type="float">
            <text:p>97.0534</text:p>
          </table:table-cell>
          <table:table-cell office:value-type="float" office:value="67.0103" calcext:value-type="float">
            <text:p>67.0103</text:p>
          </table:table-cell>
          <table:table-cell office:value-type="float" office:value="164.0637" calcext:value-type="float">
            <text:p>164.0637</text:p>
          </table:table-cell>
          <table:table-cell table:formula="of:=[.J85]-[.E85]" office:value-type="float" office:value="8.85090000000002" calcext:value-type="float">
            <text:p>8.8509</text:p>
          </table:table-cell>
          <table:table-cell office:value-type="float" office:value="0.3" calcext:value-type="float">
            <text:p>0.3</text:p>
          </table:table-cell>
          <table:table-cell table:number-columns-repeated="9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542" calcext:value-type="float">
            <text:p>0.542</text:p>
          </table:table-cell>
          <table:table-cell office:value-type="float" office:value="97.4386" calcext:value-type="float">
            <text:p>97.4386</text:p>
          </table:table-cell>
          <table:table-cell office:value-type="float" office:value="38.9846" calcext:value-type="float">
            <text:p>38.9846</text:p>
          </table:table-cell>
          <table:table-cell office:value-type="float" office:value="136.4232" calcext:value-type="float">
            <text:p>136.4232</text:p>
          </table:table-cell>
          <table:table-cell office:value-type="float" office:value="0.514771" calcext:value-type="float">
            <text:p>0.514771</text:p>
          </table:table-cell>
          <table:table-cell office:value-type="float" office:value="3.3762" calcext:value-type="float">
            <text:p>3.3762</text:p>
          </table:table-cell>
          <table:table-cell office:value-type="float" office:value="91.1419" calcext:value-type="float">
            <text:p>91.1419</text:p>
          </table:table-cell>
          <table:table-cell office:value-type="float" office:value="55.8306" calcext:value-type="float">
            <text:p>55.8306</text:p>
          </table:table-cell>
          <table:table-cell office:value-type="float" office:value="146.9725" calcext:value-type="float">
            <text:p>146.9725</text:p>
          </table:table-cell>
          <table:table-cell table:formula="of:=[.J86]-[.E86]" office:value-type="float" office:value="10.5493" calcext:value-type="float">
            <text:p>10.5493</text:p>
          </table:table-cell>
          <table:table-cell office:value-type="float" office:value="0.3" calcext:value-type="float">
            <text:p>0.3</text:p>
          </table:table-cell>
          <table:table-cell table:number-columns-repeated="9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754" calcext:value-type="float">
            <text:p>0.754</text:p>
          </table:table-cell>
          <table:table-cell office:value-type="float" office:value="96.8276" calcext:value-type="float">
            <text:p>96.8276</text:p>
          </table:table-cell>
          <table:table-cell office:value-type="float" office:value="32.298" calcext:value-type="float">
            <text:p>32.298</text:p>
          </table:table-cell>
          <table:table-cell office:value-type="float" office:value="129.1256" calcext:value-type="float">
            <text:p>129.1256</text:p>
          </table:table-cell>
          <table:table-cell office:value-type="float" office:value="0.448236" calcext:value-type="float">
            <text:p>0.448236</text:p>
          </table:table-cell>
          <table:table-cell office:value-type="float" office:value="0.784826" calcext:value-type="float">
            <text:p>0.784826</text:p>
          </table:table-cell>
          <table:table-cell office:value-type="float" office:value="92.6897" calcext:value-type="float">
            <text:p>92.6897</text:p>
          </table:table-cell>
          <table:table-cell office:value-type="float" office:value="46.3734" calcext:value-type="float">
            <text:p>46.3734</text:p>
          </table:table-cell>
          <table:table-cell office:value-type="float" office:value="139.0631" calcext:value-type="float">
            <text:p>139.0631</text:p>
          </table:table-cell>
          <table:table-cell table:formula="of:=[.J87]-[.E87]" office:value-type="float" office:value="9.9375" calcext:value-type="float">
            <text:p>9.9375</text:p>
          </table:table-cell>
          <table:table-cell office:value-type="float" office:value="0.3" calcext:value-type="float">
            <text:p>0.3</text:p>
          </table:table-cell>
          <table:table-cell table:number-columns-repeated="9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724" calcext:value-type="float">
            <text:p>0.724</text:p>
          </table:table-cell>
          <table:table-cell office:value-type="float" office:value="90.6977" calcext:value-type="float">
            <text:p>90.6977</text:p>
          </table:table-cell>
          <table:table-cell office:value-type="float" office:value="52.2929" calcext:value-type="float">
            <text:p>52.2929</text:p>
          </table:table-cell>
          <table:table-cell office:value-type="float" office:value="142.9906" calcext:value-type="float">
            <text:p>142.9906</text:p>
          </table:table-cell>
          <table:table-cell office:value-type="float" office:value="0.426879" calcext:value-type="float">
            <text:p>0.426879</text:p>
          </table:table-cell>
          <table:table-cell office:value-type="float" office:value="-3.32429" calcext:value-type="float">
            <text:p>-3.32429</text:p>
          </table:table-cell>
          <table:table-cell office:value-type="float" office:value="90.6977" calcext:value-type="float">
            <text:p>90.6977</text:p>
          </table:table-cell>
          <table:table-cell office:value-type="float" office:value="70.858" calcext:value-type="float">
            <text:p>70.858</text:p>
          </table:table-cell>
          <table:table-cell office:value-type="float" office:value="161.5557" calcext:value-type="float">
            <text:p>161.5557</text:p>
          </table:table-cell>
          <table:table-cell table:formula="of:=[.J88]-[.E88]" office:value-type="float" office:value="18.5651" calcext:value-type="float">
            <text:p>18.5651</text:p>
          </table:table-cell>
          <table:table-cell office:value-type="float" office:value="0.3" calcext:value-type="float">
            <text:p>0.3</text:p>
          </table:table-cell>
          <table:table-cell table:number-columns-repeated="9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766" calcext:value-type="float">
            <text:p>0.766</text:p>
          </table:table-cell>
          <table:table-cell office:value-type="float" office:value="72.8814" calcext:value-type="float">
            <text:p>72.8814</text:p>
          </table:table-cell>
          <table:table-cell office:value-type="float" office:value="38.3412" calcext:value-type="float">
            <text:p>38.3412</text:p>
          </table:table-cell>
          <table:table-cell office:value-type="float" office:value="111.2226" calcext:value-type="float">
            <text:p>111.2226</text:p>
          </table:table-cell>
          <table:table-cell office:value-type="float" office:value="0.301711" calcext:value-type="float">
            <text:p>0.301711</text:p>
          </table:table-cell>
          <table:table-cell office:value-type="float" office:value="5.4322" calcext:value-type="float">
            <text:p>5.4322</text:p>
          </table:table-cell>
          <table:table-cell office:value-type="float" office:value="72.8814" calcext:value-type="float">
            <text:p>72.8814</text:p>
          </table:table-cell>
          <table:table-cell office:value-type="float" office:value="38.5308" calcext:value-type="float">
            <text:p>38.5308</text:p>
          </table:table-cell>
          <table:table-cell office:value-type="float" office:value="111.4122" calcext:value-type="float">
            <text:p>111.4122</text:p>
          </table:table-cell>
          <table:table-cell table:formula="of:=[.J89]-[.E89]" office:value-type="float" office:value="0.189599999999999" calcext:value-type="float">
            <text:p>0.1896</text:p>
          </table:table-cell>
          <table:table-cell office:value-type="float" office:value="0.3" calcext:value-type="float">
            <text:p>0.3</text:p>
          </table:table-cell>
          <table:table-cell table:number-columns-repeated="9"/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10"/>
          <table:table-cell office:value-type="float" office:value="0.3" calcext:value-type="float">
            <text:p>0.3</text:p>
          </table:table-cell>
          <table:table-cell table:number-columns-repeated="9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10"/>
          <table:table-cell office:value-type="float" office:value="0.3" calcext:value-type="float">
            <text:p>0.3</text:p>
          </table:table-cell>
          <table:table-cell table:number-columns-repeated="9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10"/>
          <table:table-cell office:value-type="float" office:value="0.3" calcext:value-type="float">
            <text:p>0.3</text:p>
          </table:table-cell>
          <table:table-cell table:number-columns-repeated="9"/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10"/>
          <table:table-cell office:value-type="float" office:value="0.3" calcext:value-type="float">
            <text:p>0.3</text:p>
          </table:table-cell>
          <table:table-cell table:number-columns-repeated="9"/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10"/>
          <table:table-cell office:value-type="float" office:value="0.3" calcext:value-type="float">
            <text:p>0.3</text:p>
          </table:table-cell>
          <table:table-cell table:number-columns-repeated="9"/>
        </table:table-row>
        <table:table-row table:style-name="ro1">
          <table:table-cell office:value-type="float" office:value="211" calcext:value-type="float">
            <text:p>211</text:p>
          </table:table-cell>
          <table:table-cell table:number-columns-repeated="10"/>
          <table:table-cell office:value-type="float" office:value="0.3" calcext:value-type="float">
            <text:p>0.3</text:p>
          </table:table-cell>
          <table:table-cell table:number-columns-repeated="9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10"/>
          <table:table-cell office:value-type="float" office:value="0.3" calcext:value-type="float">
            <text:p>0.3</text:p>
          </table:table-cell>
          <table:table-cell table:number-columns-repeated="9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10"/>
          <table:table-cell office:value-type="float" office:value="0.3" calcext:value-type="float">
            <text:p>0.3</text:p>
          </table:table-cell>
          <table:table-cell table:number-columns-repeated="9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10"/>
          <table:table-cell office:value-type="float" office:value="0.3" calcext:value-type="float">
            <text:p>0.3</text:p>
          </table:table-cell>
          <table:table-cell table:number-columns-repeated="9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10"/>
          <table:table-cell office:value-type="float" office:value="0.3" calcext:value-type="float">
            <text:p>0.3</text:p>
          </table:table-cell>
          <table:table-cell table:number-columns-repeated="9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10"/>
          <table:table-cell office:value-type="float" office:value="0.3" calcext:value-type="float">
            <text:p>0.3</text:p>
          </table:table-cell>
          <table:table-cell table:number-columns-repeated="9"/>
        </table:table-row>
        <table:table-row table:style-name="ro1">
          <table:table-cell office:value-type="float" office:value="271" calcext:value-type="float">
            <text:p>271</text:p>
          </table:table-cell>
          <table:table-cell table:style-name="ce2" office:value-type="float" office:value="0.852" calcext:value-type="float">
            <text:p>0.852</text:p>
          </table:table-cell>
          <table:table-cell office:value-type="float" office:value="100" calcext:value-type="float">
            <text:p>100</text:p>
          </table:table-cell>
          <table:table-cell office:value-type="float" office:value="49.2236" calcext:value-type="float">
            <text:p>49.2236</text:p>
          </table:table-cell>
          <table:table-cell office:value-type="float" office:value="149.2236" calcext:value-type="float">
            <text:p>149.2236</text:p>
          </table:table-cell>
          <table:table-cell office:value-type="float" office:value="0.671848" calcext:value-type="float">
            <text:p>0.671848</text:p>
          </table:table-cell>
          <table:table-cell office:value-type="float" office:value="-1.4902" calcext:value-type="float">
            <text:p>-1.4902</text:p>
          </table:table-cell>
          <table:table-cell office:value-type="float" office:value="100" calcext:value-type="float">
            <text:p>100</text:p>
          </table:table-cell>
          <table:table-cell office:value-type="float" office:value="78.5714" calcext:value-type="float">
            <text:p>78.5714</text:p>
          </table:table-cell>
          <table:table-cell office:value-type="float" office:value="178.5714" calcext:value-type="float">
            <text:p>178.5714</text:p>
          </table:table-cell>
          <table:table-cell table:formula="of:=[.J101]-[.E101]" office:value-type="float" office:value="29.3478" calcext:value-type="float">
            <text:p>29.3478</text:p>
          </table:table-cell>
          <table:table-cell office:value-type="float" office:value="0.3" calcext:value-type="float">
            <text:p>0.3</text:p>
          </table:table-cell>
          <table:table-cell table:number-columns-repeated="9"/>
        </table:table-row>
        <table:table-row table:style-name="ro1">
          <table:table-cell office:value-type="float" office:value="281" calcext:value-type="float">
            <text:p>281</text:p>
          </table:table-cell>
          <table:table-cell table:style-name="ce2" office:value-type="float" office:value="0.851" calcext:value-type="float">
            <text:p>0.851</text:p>
          </table:table-cell>
          <table:table-cell office:value-type="float" office:value="100" calcext:value-type="float">
            <text:p>100</text:p>
          </table:table-cell>
          <table:table-cell office:value-type="float" office:value="40.597" calcext:value-type="float">
            <text:p>40.597</text:p>
          </table:table-cell>
          <table:table-cell office:value-type="float" office:value="140.597" calcext:value-type="float">
            <text:p>140.597</text:p>
          </table:table-cell>
          <table:table-cell office:value-type="float" office:value="0.656997" calcext:value-type="float">
            <text:p>0.656997</text:p>
          </table:table-cell>
          <table:table-cell office:value-type="float" office:value="0.759259" calcext:value-type="float">
            <text:p>0.759259</text:p>
          </table:table-cell>
          <table:table-cell office:value-type="float" office:value="100" calcext:value-type="float">
            <text:p>100</text:p>
          </table:table-cell>
          <table:table-cell office:value-type="float" office:value="73.8308" calcext:value-type="float">
            <text:p>73.8308</text:p>
          </table:table-cell>
          <table:table-cell office:value-type="float" office:value="173.8308" calcext:value-type="float">
            <text:p>173.8308</text:p>
          </table:table-cell>
          <table:table-cell table:formula="of:=[.J102]-[.E102]" office:value-type="float" office:value="33.2338" calcext:value-type="float">
            <text:p>33.2338</text:p>
          </table:table-cell>
          <table:table-cell office:value-type="float" office:value="0.3" calcext:value-type="float">
            <text:p>0.3</text:p>
          </table:table-cell>
          <table:table-cell table:number-columns-repeated="9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.798" calcext:value-type="float">
            <text:p>0.798</text:p>
          </table:table-cell>
          <table:table-cell office:value-type="float" office:value="100" calcext:value-type="float">
            <text:p>100</text:p>
          </table:table-cell>
          <table:table-cell office:value-type="float" office:value="39.1304" calcext:value-type="float">
            <text:p>39.1304</text:p>
          </table:table-cell>
          <table:table-cell office:value-type="float" office:value="139.1304" calcext:value-type="float">
            <text:p>139.1304</text:p>
          </table:table-cell>
          <table:table-cell office:value-type="float" office:value="0.659748" calcext:value-type="float">
            <text:p>0.659748</text:p>
          </table:table-cell>
          <table:table-cell office:value-type="float" office:value="0.502049" calcext:value-type="float">
            <text:p>0.502049</text:p>
          </table:table-cell>
          <table:table-cell office:value-type="float" office:value="100" calcext:value-type="float">
            <text:p>100</text:p>
          </table:table-cell>
          <table:table-cell office:value-type="float" office:value="70.5828" calcext:value-type="float">
            <text:p>70.5828</text:p>
          </table:table-cell>
          <table:table-cell office:value-type="float" office:value="170.5828" calcext:value-type="float">
            <text:p>170.5828</text:p>
          </table:table-cell>
          <table:table-cell table:formula="of:=[.J103]-[.E103]" office:value-type="float" office:value="31.4524" calcext:value-type="float">
            <text:p>31.4524</text:p>
          </table:table-cell>
          <table:table-cell office:value-type="float" office:value="0.3" calcext:value-type="float">
            <text:p>0.3</text:p>
          </table:table-cell>
          <table:table-cell table:number-columns-repeated="9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.791" calcext:value-type="float">
            <text:p>0.791</text:p>
          </table:table-cell>
          <table:table-cell office:value-type="float" office:value="99.4709" calcext:value-type="float">
            <text:p>99.4709</text:p>
          </table:table-cell>
          <table:table-cell office:value-type="float" office:value="44.2506" calcext:value-type="float">
            <text:p>44.2506</text:p>
          </table:table-cell>
          <table:table-cell office:value-type="float" office:value="143.7215" calcext:value-type="float">
            <text:p>143.7215</text:p>
          </table:table-cell>
          <table:table-cell office:value-type="float" office:value="0.616497" calcext:value-type="float">
            <text:p>0.616497</text:p>
          </table:table-cell>
          <table:table-cell office:value-type="float" office:value="0.740741" calcext:value-type="float">
            <text:p>0.740741</text:p>
          </table:table-cell>
          <table:table-cell office:value-type="float" office:value="99.4709" calcext:value-type="float">
            <text:p>99.4709</text:p>
          </table:table-cell>
          <table:table-cell office:value-type="float" office:value="72.7201" calcext:value-type="float">
            <text:p>72.7201</text:p>
          </table:table-cell>
          <table:table-cell office:value-type="float" office:value="172.191" calcext:value-type="float">
            <text:p>172.191</text:p>
          </table:table-cell>
          <table:table-cell table:formula="of:=[.J104]-[.E104]" office:value-type="float" office:value="28.4695" calcext:value-type="float">
            <text:p>28.4695</text:p>
          </table:table-cell>
          <table:table-cell office:value-type="float" office:value="0.3" calcext:value-type="float">
            <text:p>0.3</text:p>
          </table:table-cell>
          <table:table-cell table:number-columns-repeated="9"/>
        </table:table-row>
        <table:table-row table:style-name="ro1">
          <table:table-cell office:value-type="float" office:value="311" calcext:value-type="float">
            <text:p>311</text:p>
          </table:table-cell>
          <table:table-cell table:style-name="ce2" office:value-type="float" office:value="0.806" calcext:value-type="float">
            <text:p>0.806</text:p>
          </table:table-cell>
          <table:table-cell office:value-type="float" office:value="100" calcext:value-type="float">
            <text:p>100</text:p>
          </table:table-cell>
          <table:table-cell office:value-type="float" office:value="41.1673" calcext:value-type="float">
            <text:p>41.1673</text:p>
          </table:table-cell>
          <table:table-cell office:value-type="float" office:value="141.1673" calcext:value-type="float">
            <text:p>141.1673</text:p>
          </table:table-cell>
          <table:table-cell office:value-type="float" office:value="0.572523" calcext:value-type="float">
            <text:p>0.572523</text:p>
          </table:table-cell>
          <table:table-cell office:value-type="float" office:value="-2.72857" calcext:value-type="float">
            <text:p>-2.72857</text:p>
          </table:table-cell>
          <table:table-cell office:value-type="float" office:value="100" calcext:value-type="float">
            <text:p>100</text:p>
          </table:table-cell>
          <table:table-cell office:value-type="float" office:value="64.0467" calcext:value-type="float">
            <text:p>64.0467</text:p>
          </table:table-cell>
          <table:table-cell office:value-type="float" office:value="164.0467" calcext:value-type="float">
            <text:p>164.0467</text:p>
          </table:table-cell>
          <table:table-cell table:formula="of:=[.J105]-[.E105]" office:value-type="float" office:value="22.8794" calcext:value-type="float">
            <text:p>22.8794</text:p>
          </table:table-cell>
          <table:table-cell office:value-type="float" office:value="0.3" calcext:value-type="float">
            <text:p>0.3</text:p>
          </table:table-cell>
          <table:table-cell table:number-columns-repeated="9"/>
        </table:table-row>
        <table:table-row table:style-name="ro1">
          <table:table-cell office:value-type="float" office:value="321" calcext:value-type="float">
            <text:p>321</text:p>
          </table:table-cell>
          <table:table-cell table:style-name="ce2" office:value-type="float" office:value="0.84" calcext:value-type="float">
            <text:p>0.84</text:p>
          </table:table-cell>
          <table:table-cell office:value-type="float" office:value="100" calcext:value-type="float">
            <text:p>100</text:p>
          </table:table-cell>
          <table:table-cell office:value-type="float" office:value="40.3864" calcext:value-type="float">
            <text:p>40.3864</text:p>
          </table:table-cell>
          <table:table-cell office:value-type="float" office:value="140.3864" calcext:value-type="float">
            <text:p>140.3864</text:p>
          </table:table-cell>
          <table:table-cell office:value-type="float" office:value="0.649439" calcext:value-type="float">
            <text:p>0.649439</text:p>
          </table:table-cell>
          <table:table-cell office:value-type="float" office:value="1.53582" calcext:value-type="float">
            <text:p>1.53582</text:p>
          </table:table-cell>
          <table:table-cell office:value-type="float" office:value="100" calcext:value-type="float">
            <text:p>100</text:p>
          </table:table-cell>
          <table:table-cell office:value-type="float" office:value="73.5051" calcext:value-type="float">
            <text:p>73.5051</text:p>
          </table:table-cell>
          <table:table-cell office:value-type="float" office:value="173.5051" calcext:value-type="float">
            <text:p>173.5051</text:p>
          </table:table-cell>
          <table:table-cell table:formula="of:=[.J106]-[.E106]" office:value-type="float" office:value="33.1187" calcext:value-type="float">
            <text:p>33.1187</text:p>
          </table:table-cell>
          <table:table-cell office:value-type="float" office:value="0.3" calcext:value-type="float">
            <text:p>0.3</text:p>
          </table:table-cell>
          <table:table-cell table:number-columns-repeated="9"/>
        </table:table-row>
        <table:table-row table:style-name="ro1">
          <table:table-cell office:value-type="float" office:value="331" calcext:value-type="float">
            <text:p>331</text:p>
          </table:table-cell>
          <table:table-cell table:style-name="ce2" office:value-type="float" office:value="0.826" calcext:value-type="float">
            <text:p>0.826</text:p>
          </table:table-cell>
          <table:table-cell office:value-type="float" office:value="100" calcext:value-type="float">
            <text:p>100</text:p>
          </table:table-cell>
          <table:table-cell office:value-type="float" office:value="28.903" calcext:value-type="float">
            <text:p>28.903</text:p>
          </table:table-cell>
          <table:table-cell office:value-type="float" office:value="128.903" calcext:value-type="float">
            <text:p>128.903</text:p>
          </table:table-cell>
          <table:table-cell office:value-type="float" office:value="0.612811" calcext:value-type="float">
            <text:p>0.612811</text:p>
          </table:table-cell>
          <table:table-cell office:value-type="float" office:value="2.89943" calcext:value-type="float">
            <text:p>2.89943</text:p>
          </table:table-cell>
          <table:table-cell office:value-type="float" office:value="100" calcext:value-type="float">
            <text:p>100</text:p>
          </table:table-cell>
          <table:table-cell office:value-type="float" office:value="64.346" calcext:value-type="float">
            <text:p>64.346</text:p>
          </table:table-cell>
          <table:table-cell office:value-type="float" office:value="164.346" calcext:value-type="float">
            <text:p>164.346</text:p>
          </table:table-cell>
          <table:table-cell table:formula="of:=[.J107]-[.E107]" office:value-type="float" office:value="35.443" calcext:value-type="float">
            <text:p>35.443</text:p>
          </table:table-cell>
          <table:table-cell office:value-type="float" office:value="0.3" calcext:value-type="float">
            <text:p>0.3</text:p>
          </table:table-cell>
          <table:table-cell table:number-columns-repeated="9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0.748" calcext:value-type="float">
            <text:p>0.748</text:p>
          </table:table-cell>
          <table:table-cell office:value-type="float" office:value="99.3392" calcext:value-type="float">
            <text:p>99.3392</text:p>
          </table:table-cell>
          <table:table-cell office:value-type="float" office:value="21.3919" calcext:value-type="float">
            <text:p>21.3919</text:p>
          </table:table-cell>
          <table:table-cell office:value-type="float" office:value="120.7311" calcext:value-type="float">
            <text:p>120.7311</text:p>
          </table:table-cell>
          <table:table-cell office:value-type="float" office:value="0.53507" calcext:value-type="float">
            <text:p>0.53507</text:p>
          </table:table-cell>
          <table:table-cell office:value-type="float" office:value="2.77203" calcext:value-type="float">
            <text:p>2.77203</text:p>
          </table:table-cell>
          <table:table-cell office:value-type="float" office:value="99.3392" calcext:value-type="float">
            <text:p>99.3392</text:p>
          </table:table-cell>
          <table:table-cell office:value-type="float" office:value="53.3942" calcext:value-type="float">
            <text:p>53.3942</text:p>
          </table:table-cell>
          <table:table-cell office:value-type="float" office:value="152.7334" calcext:value-type="float">
            <text:p>152.7334</text:p>
          </table:table-cell>
          <table:table-cell table:formula="of:=[.J108]-[.E108]" office:value-type="float" office:value="32.0023" calcext:value-type="float">
            <text:p>32.0023</text:p>
          </table:table-cell>
          <table:table-cell office:value-type="float" office:value="0.3" calcext:value-type="float">
            <text:p>0.3</text:p>
          </table:table-cell>
          <table:table-cell table:number-columns-repeated="9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0.777" calcext:value-type="float">
            <text:p>0.777</text:p>
          </table:table-cell>
          <table:table-cell office:value-type="float" office:value="99.3342" calcext:value-type="float">
            <text:p>99.3342</text:p>
          </table:table-cell>
          <table:table-cell office:value-type="float" office:value="16.0519" calcext:value-type="float">
            <text:p>16.0519</text:p>
          </table:table-cell>
          <table:table-cell office:value-type="float" office:value="115.3861" calcext:value-type="float">
            <text:p>115.3861</text:p>
          </table:table-cell>
          <table:table-cell office:value-type="float" office:value="0.559359" calcext:value-type="float">
            <text:p>0.559359</text:p>
          </table:table-cell>
          <table:table-cell office:value-type="float" office:value="1.45539" calcext:value-type="float">
            <text:p>1.45539</text:p>
          </table:table-cell>
          <table:table-cell office:value-type="float" office:value="98.8016" calcext:value-type="float">
            <text:p>98.8016</text:p>
          </table:table-cell>
          <table:table-cell office:value-type="float" office:value="57.8182" calcext:value-type="float">
            <text:p>57.8182</text:p>
          </table:table-cell>
          <table:table-cell office:value-type="float" office:value="156.6198" calcext:value-type="float">
            <text:p>156.6198</text:p>
          </table:table-cell>
          <table:table-cell table:formula="of:=[.J109]-[.E109]" office:value-type="float" office:value="41.2337" calcext:value-type="float">
            <text:p>41.2337</text:p>
          </table:table-cell>
          <table:table-cell office:value-type="float" office:value="0.3" calcext:value-type="float">
            <text:p>0.3</text:p>
          </table:table-cell>
          <table:table-cell table:number-columns-repeated="9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0.743" calcext:value-type="float">
            <text:p>0.743</text:p>
          </table:table-cell>
          <table:table-cell office:value-type="float" office:value="99.729" calcext:value-type="float">
            <text:p>99.729</text:p>
          </table:table-cell>
          <table:table-cell office:value-type="float" office:value="18.6912" calcext:value-type="float">
            <text:p>18.6912</text:p>
          </table:table-cell>
          <table:table-cell office:value-type="float" office:value="118.4202" calcext:value-type="float">
            <text:p>118.4202</text:p>
          </table:table-cell>
          <table:table-cell office:value-type="float" office:value="0.521477" calcext:value-type="float">
            <text:p>0.521477</text:p>
          </table:table-cell>
          <table:table-cell office:value-type="float" office:value="3.10569" calcext:value-type="float">
            <text:p>3.10569</text:p>
          </table:table-cell>
          <table:table-cell office:value-type="float" office:value="99.729" calcext:value-type="float">
            <text:p>99.729</text:p>
          </table:table-cell>
          <table:table-cell office:value-type="float" office:value="47.6871" calcext:value-type="float">
            <text:p>47.6871</text:p>
          </table:table-cell>
          <table:table-cell office:value-type="float" office:value="147.4161" calcext:value-type="float">
            <text:p>147.4161</text:p>
          </table:table-cell>
          <table:table-cell table:formula="of:=[.J110]-[.E110]" office:value-type="float" office:value="28.9959" calcext:value-type="float">
            <text:p>28.9959</text:p>
          </table:table-cell>
          <table:table-cell office:value-type="float" office:value="0.3" calcext:value-type="float">
            <text:p>0.3</text:p>
          </table:table-cell>
          <table:table-cell table:number-columns-repeated="9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0.779" calcext:value-type="float">
            <text:p>0.779</text:p>
          </table:table-cell>
          <table:table-cell office:value-type="float" office:value="95.6188" calcext:value-type="float">
            <text:p>95.6188</text:p>
          </table:table-cell>
          <table:table-cell office:value-type="float" office:value="13.4861" calcext:value-type="float">
            <text:p>13.4861</text:p>
          </table:table-cell>
          <table:table-cell office:value-type="float" office:value="109.1049" calcext:value-type="float">
            <text:p>109.1049</text:p>
          </table:table-cell>
          <table:table-cell office:value-type="float" office:value="0.508699" calcext:value-type="float">
            <text:p>0.508699</text:p>
          </table:table-cell>
          <table:table-cell office:value-type="float" office:value="3.75356" calcext:value-type="float">
            <text:p>3.75356</text:p>
          </table:table-cell>
          <table:table-cell office:value-type="float" office:value="95.6188" calcext:value-type="float">
            <text:p>95.6188</text:p>
          </table:table-cell>
          <table:table-cell office:value-type="float" office:value="44.0589" calcext:value-type="float">
            <text:p>44.0589</text:p>
          </table:table-cell>
          <table:table-cell office:value-type="float" office:value="139.6777" calcext:value-type="float">
            <text:p>139.6777</text:p>
          </table:table-cell>
          <table:table-cell table:formula="of:=[.J111]-[.E111]" office:value-type="float" office:value="30.5728" calcext:value-type="float">
            <text:p>30.5728</text:p>
          </table:table-cell>
          <table:table-cell office:value-type="float" office:value="0.3" calcext:value-type="float">
            <text:p>0.3</text:p>
          </table:table-cell>
          <table:table-cell table:number-columns-repeated="9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0.793" calcext:value-type="float">
            <text:p>0.793</text:p>
          </table:table-cell>
          <table:table-cell office:value-type="float" office:value="99.3644" calcext:value-type="float">
            <text:p>99.3644</text:p>
          </table:table-cell>
          <table:table-cell office:value-type="float" office:value="20.6265" calcext:value-type="float">
            <text:p>20.6265</text:p>
          </table:table-cell>
          <table:table-cell office:value-type="float" office:value="119.9909" calcext:value-type="float">
            <text:p>119.9909</text:p>
          </table:table-cell>
          <table:table-cell office:value-type="float" office:value="0.545052" calcext:value-type="float">
            <text:p>0.545052</text:p>
          </table:table-cell>
          <table:table-cell office:value-type="float" office:value="6.16702" calcext:value-type="float">
            <text:p>6.16702</text:p>
          </table:table-cell>
          <table:table-cell office:value-type="float" office:value="99.3644" calcext:value-type="float">
            <text:p>99.3644</text:p>
          </table:table-cell>
          <table:table-cell office:value-type="float" office:value="69.3247" calcext:value-type="float">
            <text:p>69.3247</text:p>
          </table:table-cell>
          <table:table-cell office:value-type="float" office:value="168.6891" calcext:value-type="float">
            <text:p>168.6891</text:p>
          </table:table-cell>
          <table:table-cell table:formula="of:=[.J112]-[.E112]" office:value-type="float" office:value="48.6982" calcext:value-type="float">
            <text:p>48.6982</text:p>
          </table:table-cell>
          <table:table-cell office:value-type="float" office:value="0.3" calcext:value-type="float">
            <text:p>0.3</text:p>
          </table:table-cell>
          <table:table-cell table:number-columns-repeated="9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0.753" calcext:value-type="float">
            <text:p>0.753</text:p>
          </table:table-cell>
          <table:table-cell office:value-type="float" office:value="92.4701" calcext:value-type="float">
            <text:p>92.4701</text:p>
          </table:table-cell>
          <table:table-cell office:value-type="float" office:value="21.9302" calcext:value-type="float">
            <text:p>21.9302</text:p>
          </table:table-cell>
          <table:table-cell office:value-type="float" office:value="114.4003" calcext:value-type="float">
            <text:p>114.4003</text:p>
          </table:table-cell>
          <table:table-cell office:value-type="float" office:value="0.534082" calcext:value-type="float">
            <text:p>0.534082</text:p>
          </table:table-cell>
          <table:table-cell office:value-type="float" office:value="5.3392" calcext:value-type="float">
            <text:p>5.3392</text:p>
          </table:table-cell>
          <table:table-cell office:value-type="float" office:value="92.3997" calcext:value-type="float">
            <text:p>92.3997</text:p>
          </table:table-cell>
          <table:table-cell office:value-type="float" office:value="64.9692" calcext:value-type="float">
            <text:p>64.9692</text:p>
          </table:table-cell>
          <table:table-cell office:value-type="float" office:value="157.3689" calcext:value-type="float">
            <text:p>157.3689</text:p>
          </table:table-cell>
          <table:table-cell table:formula="of:=[.J113]-[.E113]" office:value-type="float" office:value="42.9686" calcext:value-type="float">
            <text:p>42.9686</text:p>
          </table:table-cell>
          <table:table-cell office:value-type="float" office:value="0.3" calcext:value-type="float">
            <text:p>0.3</text:p>
          </table:table-cell>
          <table:table-cell table:number-columns-repeated="9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0.692" calcext:value-type="float">
            <text:p>0.692</text:p>
          </table:table-cell>
          <table:table-cell office:value-type="float" office:value="94.5976" calcext:value-type="float">
            <text:p>94.5976</text:p>
          </table:table-cell>
          <table:table-cell office:value-type="float" office:value="22.5201" calcext:value-type="float">
            <text:p>22.5201</text:p>
          </table:table-cell>
          <table:table-cell office:value-type="float" office:value="117.1177" calcext:value-type="float">
            <text:p>117.1177</text:p>
          </table:table-cell>
          <table:table-cell office:value-type="float" office:value="0.541953" calcext:value-type="float">
            <text:p>0.541953</text:p>
          </table:table-cell>
          <table:table-cell office:value-type="float" office:value="7.55177" calcext:value-type="float">
            <text:p>7.55177</text:p>
          </table:table-cell>
          <table:table-cell office:value-type="float" office:value="94.4851" calcext:value-type="float">
            <text:p>94.4851</text:p>
          </table:table-cell>
          <table:table-cell office:value-type="float" office:value="73.4201" calcext:value-type="float">
            <text:p>73.4201</text:p>
          </table:table-cell>
          <table:table-cell office:value-type="float" office:value="167.9052" calcext:value-type="float">
            <text:p>167.9052</text:p>
          </table:table-cell>
          <table:table-cell table:formula="of:=[.J114]-[.E114]" office:value-type="float" office:value="50.7875" calcext:value-type="float">
            <text:p>50.7875</text:p>
          </table:table-cell>
          <table:table-cell office:value-type="float" office:value="0.3" calcext:value-type="float">
            <text:p>0.3</text:p>
          </table:table-cell>
          <table:table-cell table:number-columns-repeated="9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0.769" calcext:value-type="float">
            <text:p>0.769</text:p>
          </table:table-cell>
          <table:table-cell office:value-type="float" office:value="92.452" calcext:value-type="float">
            <text:p>92.452</text:p>
          </table:table-cell>
          <table:table-cell office:value-type="float" office:value="23.6516" calcext:value-type="float">
            <text:p>23.6516</text:p>
          </table:table-cell>
          <table:table-cell office:value-type="float" office:value="116.1036" calcext:value-type="float">
            <text:p>116.1036</text:p>
          </table:table-cell>
          <table:table-cell office:value-type="float" office:value="0.541069" calcext:value-type="float">
            <text:p>0.541069</text:p>
          </table:table-cell>
          <table:table-cell office:value-type="float" office:value="7.64136" calcext:value-type="float">
            <text:p>7.64136</text:p>
          </table:table-cell>
          <table:table-cell office:value-type="float" office:value="92.452" calcext:value-type="float">
            <text:p>92.452</text:p>
          </table:table-cell>
          <table:table-cell office:value-type="float" office:value="75" calcext:value-type="float">
            <text:p>75</text:p>
          </table:table-cell>
          <table:table-cell office:value-type="float" office:value="167.452" calcext:value-type="float">
            <text:p>167.452</text:p>
          </table:table-cell>
          <table:table-cell table:formula="of:=[.J115]-[.E115]" office:value-type="float" office:value="51.3484" calcext:value-type="float">
            <text:p>51.3484</text:p>
          </table:table-cell>
          <table:table-cell office:value-type="float" office:value="0.3" calcext:value-type="float">
            <text:p>0.3</text:p>
          </table:table-cell>
          <table:table-cell table:number-columns-repeated="9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0.759" calcext:value-type="float">
            <text:p>0.759</text:p>
          </table:table-cell>
          <table:table-cell office:value-type="float" office:value="92.1158" calcext:value-type="float">
            <text:p>92.1158</text:p>
          </table:table-cell>
          <table:table-cell office:value-type="float" office:value="25.9178" calcext:value-type="float">
            <text:p>25.9178</text:p>
          </table:table-cell>
          <table:table-cell office:value-type="float" office:value="118.0336" calcext:value-type="float">
            <text:p>118.0336</text:p>
          </table:table-cell>
          <table:table-cell office:value-type="float" office:value="0.450694" calcext:value-type="float">
            <text:p>0.450694</text:p>
          </table:table-cell>
          <table:table-cell office:value-type="float" office:value="4.3938" calcext:value-type="float">
            <text:p>4.3938</text:p>
          </table:table-cell>
          <table:table-cell office:value-type="float" office:value="92.1158" calcext:value-type="float">
            <text:p>92.1158</text:p>
          </table:table-cell>
          <table:table-cell office:value-type="float" office:value="61.674" calcext:value-type="float">
            <text:p>61.674</text:p>
          </table:table-cell>
          <table:table-cell office:value-type="float" office:value="153.7898" calcext:value-type="float">
            <text:p>153.7898</text:p>
          </table:table-cell>
          <table:table-cell table:formula="of:=[.J116]-[.E116]" office:value-type="float" office:value="35.7562" calcext:value-type="float">
            <text:p>35.7562</text:p>
          </table:table-cell>
          <table:table-cell office:value-type="float" office:value="0.3" calcext:value-type="float">
            <text:p>0.3</text:p>
          </table:table-cell>
          <table:table-cell table:number-columns-repeated="9"/>
        </table:table-row>
        <table:table-row table:style-name="ro1">
          <table:table-cell table:number-columns-repeated="11"/>
          <table:table-cell office:value-type="float" office:value="0.3" calcext:value-type="float">
            <text:p>0.3</text:p>
          </table:table-cell>
          <table:table-cell table:number-columns-repeated="9"/>
        </table:table-row>
        <table:table-row table:style-name="ro1">
          <table:table-cell table:number-columns-repeated="11"/>
          <table:table-cell office:value-type="float" office:value="0.3" calcext:value-type="float">
            <text:p>0.3</text:p>
          </table:table-cell>
          <table:table-cell table:number-columns-repeated="9"/>
        </table:table-row>
        <table:table-row table:style-name="ro1">
          <table:table-cell table:number-columns-repeated="11"/>
          <table:table-cell office:value-type="float" office:value="0.3" calcext:value-type="float">
            <text:p>0.3</text:p>
          </table:table-cell>
          <table:table-cell table:number-columns-repeated="9"/>
        </table:table-row>
        <table:table-row table:style-name="ro1">
          <table:table-cell table:number-columns-repeated="11"/>
          <table:table-cell office:value-type="float" office:value="0.3" calcext:value-type="float">
            <text:p>0.3</text:p>
          </table:table-cell>
          <table:table-cell table:number-columns-repeated="9"/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float" office:value="0.711" calcext:value-type="float">
            <text:p>0.711</text:p>
          </table:table-cell>
          <table:table-cell office:value-type="float" office:value="100" calcext:value-type="float">
            <text:p>100</text:p>
          </table:table-cell>
          <table:table-cell office:value-type="float" office:value="14.4099" calcext:value-type="float">
            <text:p>14.4099</text:p>
          </table:table-cell>
          <table:table-cell office:value-type="float" office:value="114.4099" calcext:value-type="float">
            <text:p>114.4099</text:p>
          </table:table-cell>
          <table:table-cell office:value-type="float" office:value="0.515943" calcext:value-type="float">
            <text:p>0.515943</text:p>
          </table:table-cell>
          <table:table-cell office:value-type="float" office:value="1.72308" calcext:value-type="float">
            <text:p>1.72308</text:p>
          </table:table-cell>
          <table:table-cell office:value-type="float" office:value="100" calcext:value-type="float">
            <text:p>100</text:p>
          </table:table-cell>
          <table:table-cell office:value-type="float" office:value="40.6211" calcext:value-type="float">
            <text:p>40.6211</text:p>
          </table:table-cell>
          <table:table-cell office:value-type="float" office:value="140.6211" calcext:value-type="float">
            <text:p>140.6211</text:p>
          </table:table-cell>
          <table:table-cell table:formula="of:=[.J121]-[.E121]" office:value-type="float" office:value="26.2112" calcext:value-type="float">
            <text:p>26.2112</text:p>
          </table:table-cell>
          <table:table-cell office:value-type="float" office:value="0.3" calcext:value-type="float">
            <text:p>0.3</text:p>
          </table:table-cell>
          <table:table-cell table:number-columns-repeated="9"/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float" office:value="0.789" calcext:value-type="float">
            <text:p>0.789</text:p>
          </table:table-cell>
          <table:table-cell office:value-type="float" office:value="100" calcext:value-type="float">
            <text:p>100</text:p>
          </table:table-cell>
          <table:table-cell office:value-type="float" office:value="15.9018" calcext:value-type="float">
            <text:p>15.9018</text:p>
          </table:table-cell>
          <table:table-cell office:value-type="float" office:value="115.9018" calcext:value-type="float">
            <text:p>115.9018</text:p>
          </table:table-cell>
          <table:table-cell office:value-type="float" office:value="0.636891" calcext:value-type="float">
            <text:p>0.636891</text:p>
          </table:table-cell>
          <table:table-cell office:value-type="float" office:value="4.16667" calcext:value-type="float">
            <text:p>4.16667</text:p>
          </table:table-cell>
          <table:table-cell office:value-type="float" office:value="100" calcext:value-type="float">
            <text:p>100</text:p>
          </table:table-cell>
          <table:table-cell office:value-type="float" office:value="50.4803" calcext:value-type="float">
            <text:p>50.4803</text:p>
          </table:table-cell>
          <table:table-cell office:value-type="float" office:value="150.4803" calcext:value-type="float">
            <text:p>150.4803</text:p>
          </table:table-cell>
          <table:table-cell table:formula="of:=[.J122]-[.E122]" office:value-type="float" office:value="34.5785" calcext:value-type="float">
            <text:p>34.5785</text:p>
          </table:table-cell>
          <table:table-cell office:value-type="float" office:value="0.3" calcext:value-type="float">
            <text:p>0.3</text:p>
          </table:table-cell>
          <table:table-cell table:number-columns-repeated="9"/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float" office:value="0.748" calcext:value-type="float">
            <text:p>0.748</text:p>
          </table:table-cell>
          <table:table-cell office:value-type="float" office:value="100" calcext:value-type="float">
            <text:p>100</text:p>
          </table:table-cell>
          <table:table-cell office:value-type="float" office:value="28.5558" calcext:value-type="float">
            <text:p>28.5558</text:p>
          </table:table-cell>
          <table:table-cell office:value-type="float" office:value="128.5558" calcext:value-type="float">
            <text:p>128.5558</text:p>
          </table:table-cell>
          <table:table-cell office:value-type="float" office:value="0.583271" calcext:value-type="float">
            <text:p>0.583271</text:p>
          </table:table-cell>
          <table:table-cell office:value-type="float" office:value="2.64189" calcext:value-type="float">
            <text:p>2.64189</text:p>
          </table:table-cell>
          <table:table-cell office:value-type="float" office:value="100" calcext:value-type="float">
            <text:p>100</text:p>
          </table:table-cell>
          <table:table-cell office:value-type="float" office:value="49.2341" calcext:value-type="float">
            <text:p>49.2341</text:p>
          </table:table-cell>
          <table:table-cell office:value-type="float" office:value="149.2341" calcext:value-type="float">
            <text:p>149.2341</text:p>
          </table:table-cell>
          <table:table-cell table:formula="of:=[.J123]-[.E123]" office:value-type="float" office:value="20.6783" calcext:value-type="float">
            <text:p>20.6783</text:p>
          </table:table-cell>
          <table:table-cell office:value-type="float" office:value="0.3" calcext:value-type="float">
            <text:p>0.3</text:p>
          </table:table-cell>
          <table:table-cell table:number-columns-repeated="9"/>
        </table:table-row>
        <table:table-row table:style-name="ro1">
          <table:table-cell office:value-type="float" office:value="1091" calcext:value-type="float">
            <text:p>1091</text:p>
          </table:table-cell>
          <table:table-cell table:style-name="ce2" office:value-type="float" office:value="0.798" calcext:value-type="float">
            <text:p>0.798</text:p>
          </table:table-cell>
          <table:table-cell office:value-type="float" office:value="98.2456" calcext:value-type="float">
            <text:p>98.2456</text:p>
          </table:table-cell>
          <table:table-cell office:value-type="float" office:value="24.4784" calcext:value-type="float">
            <text:p>24.4784</text:p>
          </table:table-cell>
          <table:table-cell office:value-type="float" office:value="122.724" calcext:value-type="float">
            <text:p>122.724</text:p>
          </table:table-cell>
          <table:table-cell office:value-type="float" office:value="0.628366" calcext:value-type="float">
            <text:p>0.628366</text:p>
          </table:table-cell>
          <table:table-cell office:value-type="float" office:value="-1.70175" calcext:value-type="float">
            <text:p>-1.70175</text:p>
          </table:table-cell>
          <table:table-cell office:value-type="float" office:value="98.2456" calcext:value-type="float">
            <text:p>98.2456</text:p>
          </table:table-cell>
          <table:table-cell office:value-type="float" office:value="48.1224" calcext:value-type="float">
            <text:p>48.1224</text:p>
          </table:table-cell>
          <table:table-cell office:value-type="float" office:value="146.368" calcext:value-type="float">
            <text:p>146.368</text:p>
          </table:table-cell>
          <table:table-cell table:formula="of:=[.J124]-[.E124]" office:value-type="float" office:value="23.644" calcext:value-type="float">
            <text:p>23.644</text:p>
          </table:table-cell>
          <table:table-cell office:value-type="float" office:value="0.3" calcext:value-type="float">
            <text:p>0.3</text:p>
          </table:table-cell>
          <table:table-cell table:number-columns-repeated="9"/>
        </table:table-row>
        <table:table-row table:style-name="ro1">
          <table:table-cell office:value-type="float" office:value="1101" calcext:value-type="float">
            <text:p>1101</text:p>
          </table:table-cell>
          <table:table-cell table:style-name="ce2" office:value-type="float" office:value="0.848" calcext:value-type="float">
            <text:p>0.848</text:p>
          </table:table-cell>
          <table:table-cell office:value-type="float" office:value="100" calcext:value-type="float">
            <text:p>100</text:p>
          </table:table-cell>
          <table:table-cell office:value-type="float" office:value="10.1961" calcext:value-type="float">
            <text:p>10.1961</text:p>
          </table:table-cell>
          <table:table-cell office:value-type="float" office:value="110.1961" calcext:value-type="float">
            <text:p>110.1961</text:p>
          </table:table-cell>
          <table:table-cell office:value-type="float" office:value="0.65963" calcext:value-type="float">
            <text:p>0.65963</text:p>
          </table:table-cell>
          <table:table-cell office:value-type="float" office:value="-1.64029" calcext:value-type="float">
            <text:p>-1.64029</text:p>
          </table:table-cell>
          <table:table-cell office:value-type="float" office:value="100" calcext:value-type="float">
            <text:p>100</text:p>
          </table:table-cell>
          <table:table-cell office:value-type="float" office:value="46.6667" calcext:value-type="float">
            <text:p>46.6667</text:p>
          </table:table-cell>
          <table:table-cell office:value-type="float" office:value="146.6667" calcext:value-type="float">
            <text:p>146.6667</text:p>
          </table:table-cell>
          <table:table-cell table:formula="of:=[.J125]-[.E125]" office:value-type="float" office:value="36.4706" calcext:value-type="float">
            <text:p>36.4706</text:p>
          </table:table-cell>
          <table:table-cell office:value-type="float" office:value="0.3" calcext:value-type="float">
            <text:p>0.3</text:p>
          </table:table-cell>
          <table:table-cell table:number-columns-repeated="9"/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float" office:value="0.784" calcext:value-type="float">
            <text:p>0.784</text:p>
          </table:table-cell>
          <table:table-cell office:value-type="float" office:value="96.2025" calcext:value-type="float">
            <text:p>96.2025</text:p>
          </table:table-cell>
          <table:table-cell office:value-type="float" office:value="12.0468" calcext:value-type="float">
            <text:p>12.0468</text:p>
          </table:table-cell>
          <table:table-cell office:value-type="float" office:value="108.2493" calcext:value-type="float">
            <text:p>108.2493</text:p>
          </table:table-cell>
          <table:table-cell office:value-type="float" office:value="0.586309" calcext:value-type="float">
            <text:p>0.586309</text:p>
          </table:table-cell>
          <table:table-cell office:value-type="float" office:value="1.53165" calcext:value-type="float">
            <text:p>1.53165</text:p>
          </table:table-cell>
          <table:table-cell office:value-type="float" office:value="95.5696" calcext:value-type="float">
            <text:p>95.5696</text:p>
          </table:table-cell>
          <table:table-cell office:value-type="float" office:value="52.6316" calcext:value-type="float">
            <text:p>52.6316</text:p>
          </table:table-cell>
          <table:table-cell office:value-type="float" office:value="148.2012" calcext:value-type="float">
            <text:p>148.2012</text:p>
          </table:table-cell>
          <table:table-cell table:formula="of:=[.J126]-[.E126]" office:value-type="float" office:value="39.9519" calcext:value-type="float">
            <text:p>39.9519</text:p>
          </table:table-cell>
          <table:table-cell office:value-type="float" office:value="0.3" calcext:value-type="float">
            <text:p>0.3</text:p>
          </table:table-cell>
          <table:table-cell table:number-columns-repeated="9"/>
        </table:table-row>
        <table:table-row table:style-name="ro1">
          <table:table-cell office:value-type="float" office:value="1121" calcext:value-type="float">
            <text:p>1121</text:p>
          </table:table-cell>
          <table:table-cell table:style-name="ce2" office:value-type="float" office:value="0.79" calcext:value-type="float">
            <text:p>0.79</text:p>
          </table:table-cell>
          <table:table-cell office:value-type="float" office:value="98.75" calcext:value-type="float">
            <text:p>98.75</text:p>
          </table:table-cell>
          <table:table-cell office:value-type="float" office:value="17.64" calcext:value-type="float">
            <text:p>17.64</text:p>
          </table:table-cell>
          <table:table-cell office:value-type="float" office:value="116.39" calcext:value-type="float">
            <text:p>116.39</text:p>
          </table:table-cell>
          <table:table-cell office:value-type="float" office:value="0.631131" calcext:value-type="float">
            <text:p>0.631131</text:p>
          </table:table-cell>
          <table:table-cell office:value-type="float" office:value="0.103126" calcext:value-type="float">
            <text:p>0.103126</text:p>
          </table:table-cell>
          <table:table-cell office:value-type="float" office:value="98.75" calcext:value-type="float">
            <text:p>98.75</text:p>
          </table:table-cell>
          <table:table-cell office:value-type="float" office:value="56.7342" calcext:value-type="float">
            <text:p>56.7342</text:p>
          </table:table-cell>
          <table:table-cell office:value-type="float" office:value="155.4842" calcext:value-type="float">
            <text:p>155.4842</text:p>
          </table:table-cell>
          <table:table-cell table:formula="of:=[.J127]-[.E127]" office:value-type="float" office:value="39.0942" calcext:value-type="float">
            <text:p>39.0942</text:p>
          </table:table-cell>
          <table:table-cell office:value-type="float" office:value="0.3" calcext:value-type="float">
            <text:p>0.3</text:p>
          </table:table-cell>
          <table:table-cell table:number-columns-repeated="9"/>
        </table:table-row>
        <table:table-row table:style-name="ro1">
          <table:table-cell office:value-type="float" office:value="1131" calcext:value-type="float">
            <text:p>1131</text:p>
          </table:table-cell>
          <table:table-cell table:style-name="ce2" office:value-type="float" office:value="0.858" calcext:value-type="float">
            <text:p>0.858</text:p>
          </table:table-cell>
          <table:table-cell office:value-type="float" office:value="97.9167" calcext:value-type="float">
            <text:p>97.9167</text:p>
          </table:table-cell>
          <table:table-cell office:value-type="float" office:value="18.595" calcext:value-type="float">
            <text:p>18.595</text:p>
          </table:table-cell>
          <table:table-cell office:value-type="float" office:value="116.5117" calcext:value-type="float">
            <text:p>116.5117</text:p>
          </table:table-cell>
          <table:table-cell office:value-type="float" office:value="0.616672" calcext:value-type="float">
            <text:p>0.616672</text:p>
          </table:table-cell>
          <table:table-cell office:value-type="float" office:value="0.078125" calcext:value-type="float">
            <text:p>0.078125</text:p>
          </table:table-cell>
          <table:table-cell office:value-type="float" office:value="97.9167" calcext:value-type="float">
            <text:p>97.9167</text:p>
          </table:table-cell>
          <table:table-cell office:value-type="float" office:value="58.6777" calcext:value-type="float">
            <text:p>58.6777</text:p>
          </table:table-cell>
          <table:table-cell office:value-type="float" office:value="156.5944" calcext:value-type="float">
            <text:p>156.5944</text:p>
          </table:table-cell>
          <table:table-cell table:formula="of:=[.J128]-[.E128]" office:value-type="float" office:value="40.0827" calcext:value-type="float">
            <text:p>40.0827</text:p>
          </table:table-cell>
          <table:table-cell office:value-type="float" office:value="0.3" calcext:value-type="float">
            <text:p>0.3</text:p>
          </table:table-cell>
          <table:table-cell table:number-columns-repeated="9"/>
        </table:table-row>
        <table:table-row table:style-name="ro1">
          <table:table-cell office:value-type="float" office:value="1141" calcext:value-type="float">
            <text:p>1141</text:p>
          </table:table-cell>
          <table:table-cell table:style-name="ce2" office:value-type="float" office:value="0.85" calcext:value-type="float">
            <text:p>0.85</text:p>
          </table:table-cell>
          <table:table-cell office:value-type="float" office:value="98.3871" calcext:value-type="float">
            <text:p>98.3871</text:p>
          </table:table-cell>
          <table:table-cell office:value-type="float" office:value="15.9574" calcext:value-type="float">
            <text:p>15.9574</text:p>
          </table:table-cell>
          <table:table-cell office:value-type="float" office:value="114.3445" calcext:value-type="float">
            <text:p>114.3445</text:p>
          </table:table-cell>
          <table:table-cell office:value-type="float" office:value="0.63811" calcext:value-type="float">
            <text:p>0.63811</text:p>
          </table:table-cell>
          <table:table-cell office:value-type="float" office:value="-3.37903" calcext:value-type="float">
            <text:p>-3.37903</text:p>
          </table:table-cell>
          <table:table-cell office:value-type="float" office:value="98.3871" calcext:value-type="float">
            <text:p>98.3871</text:p>
          </table:table-cell>
          <table:table-cell office:value-type="float" office:value="63.2388" calcext:value-type="float">
            <text:p>63.2388</text:p>
          </table:table-cell>
          <table:table-cell office:value-type="float" office:value="161.6259" calcext:value-type="float">
            <text:p>161.6259</text:p>
          </table:table-cell>
          <table:table-cell table:formula="of:=[.J129]-[.E129]" office:value-type="float" office:value="47.2814" calcext:value-type="float">
            <text:p>47.2814</text:p>
          </table:table-cell>
          <table:table-cell office:value-type="float" office:value="0.3" calcext:value-type="float">
            <text:p>0.3</text:p>
          </table:table-cell>
          <table:table-cell table:number-columns-repeated="9"/>
        </table:table-row>
        <table:table-row table:style-name="ro1">
          <table:table-cell office:value-type="float" office:value="1151" calcext:value-type="float">
            <text:p>1151</text:p>
          </table:table-cell>
          <table:table-cell table:style-name="ce2" office:value-type="float" office:value="0.883" calcext:value-type="float">
            <text:p>0.883</text:p>
          </table:table-cell>
          <table:table-cell office:value-type="float" office:value="99.4723" calcext:value-type="float">
            <text:p>99.4723</text:p>
          </table:table-cell>
          <table:table-cell office:value-type="float" office:value="6.2691" calcext:value-type="float">
            <text:p>6.2691</text:p>
          </table:table-cell>
          <table:table-cell office:value-type="float" office:value="105.7414" calcext:value-type="float">
            <text:p>105.7414</text:p>
          </table:table-cell>
          <table:table-cell office:value-type="float" office:value="0.700727" calcext:value-type="float">
            <text:p>0.700727</text:p>
          </table:table-cell>
          <table:table-cell office:value-type="float" office:value="-0.674143" calcext:value-type="float">
            <text:p>-0.674143</text:p>
          </table:table-cell>
          <table:table-cell office:value-type="float" office:value="99.4723" calcext:value-type="float">
            <text:p>99.4723</text:p>
          </table:table-cell>
          <table:table-cell office:value-type="float" office:value="57.9511" calcext:value-type="float">
            <text:p>57.9511</text:p>
          </table:table-cell>
          <table:table-cell office:value-type="float" office:value="157.4234" calcext:value-type="float">
            <text:p>157.4234</text:p>
          </table:table-cell>
          <table:table-cell table:formula="of:=[.J130]-[.E130]" office:value-type="float" office:value="51.682" calcext:value-type="float">
            <text:p>51.682</text:p>
          </table:table-cell>
          <table:table-cell office:value-type="float" office:value="0.3" calcext:value-type="float">
            <text:p>0.3</text:p>
          </table:table-cell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VG →</text:p>
          </table:table-cell>
          <table:table-cell table:formula="of:=AVERAGE([.C78:.C130])" office:value-type="float" office:value="97.4339578947369" calcext:value-type="float">
            <text:p>97.4339578947</text:p>
          </table:table-cell>
          <table:table-cell table:formula="of:=AVERAGE([.D78:.D130])" office:value-type="float" office:value="27.3751210526316" calcext:value-type="float">
            <text:p>27.3751210526</text:p>
          </table:table-cell>
          <table:table-cell table:formula="of:=AVERAGE([.E78:.E130])" office:value-type="float" office:value="124.809078947368" calcext:value-type="float">
            <text:p>124.8090789474</text:p>
          </table:table-cell>
          <table:table-cell table:formula="of:=AVERAGE([.F78:.F130])" office:value-type="float" office:value="0.550143710526316" calcext:value-type="float">
            <text:p>0.5501437105</text:p>
          </table:table-cell>
          <table:table-cell table:formula="of:=AVERAGE([.G78:.G130])" office:value-type="float" office:value="3.31942513157895" calcext:value-type="float">
            <text:p>3.3194251316</text:p>
          </table:table-cell>
          <table:table-cell table:formula="of:=AVERAGE([.H78:.H130])" office:value-type="float" office:value="96.4575289473684" calcext:value-type="float">
            <text:p>96.4575289474</text:p>
          </table:table-cell>
          <table:table-cell table:formula="of:=AVERAGE([.I78:.I130])" office:value-type="float" office:value="57.0481447368421" calcext:value-type="float">
            <text:p>57.0481447368</text:p>
          </table:table-cell>
          <table:table-cell table:formula="of:=AVERAGE([.J78:.J130])" office:value-type="float" office:value="153.505673684211" calcext:value-type="float">
            <text:p>153.5056736842</text:p>
          </table:table-cell>
          <table:table-cell table:formula="of:=AVERAGE([.K78:.K130])" office:value-type="float" office:value="28.6965947368421" calcext:value-type="float">
            <text:p>28.6965947368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aton_hallway</text:p>
          </table:table-cell>
          <table:table-cell table:number-columns-repeated="20"/>
        </table:table-row>
        <table:table-row table:style-name="ro1"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O. Detection</text:p>
          </table:table-cell>
          <table:table-cell table:style-name="ce1" office:value-type="string" calcext:value-type="string">
            <text:p>O. Discrimination</text:p>
          </table:table-cell>
          <table:table-cell table:style-name="ce1" office:value-type="string" calcext:value-type="string">
            <text:p>ODD</text:p>
          </table:table-cell>
          <table:table-cell table:style-name="ce1" office:value-type="string" calcext:value-type="string">
            <text:p>HSV coneR1</text:p>
          </table:table-cell>
          <table:table-cell table:style-name="ce1" office:value-type="string" calcext:value-type="string">
            <text:p>RG – B</text:p>
          </table:table-cell>
          <table:table-cell table:style-name="ce1" office:value-type="string" calcext:value-type="string">
            <text:p>Detection</text:p>
          </table:table-cell>
          <table:table-cell table:style-name="ce1" office:value-type="string" calcext:value-type="string">
            <text:p>Discrimination</text:p>
          </table:table-cell>
          <table:table-cell table:style-name="ce1" office:value-type="string" calcext:value-type="string">
            <text:p>DD</text:p>
          </table:table-cell>
          <table:table-cell table:style-name="ce1" office:value-type="string" calcext:value-type="string">
            <text:p>DIFF</text:p>
          </table:table-cell>
          <table:table-cell table:style-name="ce1" office:value-type="string" calcext:value-type="string">
            <text:p>Default</text:p>
          </table:table-cell>
          <table:table-cell table:number-columns-repeated="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627" calcext:value-type="float">
            <text:p>0.627</text:p>
          </table:table-cell>
          <table:table-cell office:value-type="float" office:value="91.8856" calcext:value-type="float">
            <text:p>91.8856</text:p>
          </table:table-cell>
          <table:table-cell office:value-type="float" office:value="64.1346" calcext:value-type="float">
            <text:p>64.1346</text:p>
          </table:table-cell>
          <table:table-cell office:value-type="float" office:value="156.0202" calcext:value-type="float">
            <text:p>156.0202</text:p>
          </table:table-cell>
          <table:table-cell office:value-type="float" office:value="0.459744" calcext:value-type="float">
            <text:p>0.459744</text:p>
          </table:table-cell>
          <table:table-cell office:value-type="float" office:value="1.33304" calcext:value-type="float">
            <text:p>1.33304</text:p>
          </table:table-cell>
          <table:table-cell office:value-type="float" office:value="91.4769" calcext:value-type="float">
            <text:p>91.4769</text:p>
          </table:table-cell>
          <table:table-cell office:value-type="float" office:value="74.6609" calcext:value-type="float">
            <text:p>74.6609</text:p>
          </table:table-cell>
          <table:table-cell office:value-type="float" office:value="166.1378" calcext:value-type="float">
            <text:p>166.1378</text:p>
          </table:table-cell>
          <table:table-cell table:formula="of:=[.J134]-[.E134]" office:value-type="float" office:value="10.1176" calcext:value-type="float">
            <text:p>10.1176</text:p>
          </table:table-cell>
          <table:table-cell office:value-type="float" office:value="0.646397" calcext:value-type="float">
            <text:p>0.646397</text:p>
          </table:table-cell>
          <table:table-cell table:number-columns-repeated="9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712" calcext:value-type="float">
            <text:p>0.712</text:p>
          </table:table-cell>
          <table:table-cell office:value-type="float" office:value="99.6218" calcext:value-type="float">
            <text:p>99.6218</text:p>
          </table:table-cell>
          <table:table-cell office:value-type="float" office:value="69.3347" calcext:value-type="float">
            <text:p>69.3347</text:p>
          </table:table-cell>
          <table:table-cell office:value-type="float" office:value="168.9565" calcext:value-type="float">
            <text:p>168.9565</text:p>
          </table:table-cell>
          <table:table-cell office:value-type="float" office:value="0.434228" calcext:value-type="float">
            <text:p>0.434228</text:p>
          </table:table-cell>
          <table:table-cell office:value-type="float" office:value="2.97371" calcext:value-type="float">
            <text:p>2.97371</text:p>
          </table:table-cell>
          <table:table-cell office:value-type="float" office:value="99.5083" calcext:value-type="float">
            <text:p>99.5083</text:p>
          </table:table-cell>
          <table:table-cell office:value-type="float" office:value="78.6133" calcext:value-type="float">
            <text:p>78.6133</text:p>
          </table:table-cell>
          <table:table-cell office:value-type="float" office:value="178.1216" calcext:value-type="float">
            <text:p>178.1216</text:p>
          </table:table-cell>
          <table:table-cell table:formula="of:=[.J135]-[.E135]" office:value-type="float" office:value="9.1651" calcext:value-type="float">
            <text:p>9.1651</text:p>
          </table:table-cell>
          <table:table-cell office:value-type="float" office:value="0.629167" calcext:value-type="float">
            <text:p>0.629167</text:p>
          </table:table-cell>
          <table:table-cell table:number-columns-repeated="9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.81" calcext:value-type="float">
            <text:p>0.81</text:p>
          </table:table-cell>
          <table:table-cell office:value-type="float" office:value="97.5408" calcext:value-type="float">
            <text:p>97.5408</text:p>
          </table:table-cell>
          <table:table-cell office:value-type="float" office:value="55.5124" calcext:value-type="float">
            <text:p>55.5124</text:p>
          </table:table-cell>
          <table:table-cell office:value-type="float" office:value="153.0532" calcext:value-type="float">
            <text:p>153.0532</text:p>
          </table:table-cell>
          <table:table-cell office:value-type="float" office:value="0.538867" calcext:value-type="float">
            <text:p>0.538867</text:p>
          </table:table-cell>
          <table:table-cell office:value-type="float" office:value="0.262473" calcext:value-type="float">
            <text:p>0.262473</text:p>
          </table:table-cell>
          <table:table-cell office:value-type="float" office:value="97.4856" calcext:value-type="float">
            <text:p>97.4856</text:p>
          </table:table-cell>
          <table:table-cell office:value-type="float" office:value="71.1619" calcext:value-type="float">
            <text:p>71.1619</text:p>
          </table:table-cell>
          <table:table-cell office:value-type="float" office:value="168.6475" calcext:value-type="float">
            <text:p>168.6475</text:p>
          </table:table-cell>
          <table:table-cell table:formula="of:=[.J136]-[.E136]" office:value-type="float" office:value="15.5943" calcext:value-type="float">
            <text:p>15.5943</text:p>
          </table:table-cell>
          <table:table-cell office:value-type="float" office:value="0.701" calcext:value-type="float">
            <text:p>0.701</text:p>
          </table:table-cell>
          <table:table-cell table:number-columns-repeated="9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516" calcext:value-type="float">
            <text:p>0.516</text:p>
          </table:table-cell>
          <table:table-cell office:value-type="float" office:value="87.1708" calcext:value-type="float">
            <text:p>87.1708</text:p>
          </table:table-cell>
          <table:table-cell office:value-type="float" office:value="63.6149" calcext:value-type="float">
            <text:p>63.6149</text:p>
          </table:table-cell>
          <table:table-cell office:value-type="float" office:value="150.7857" calcext:value-type="float">
            <text:p>150.7857</text:p>
          </table:table-cell>
          <table:table-cell office:value-type="float" office:value="0.391069" calcext:value-type="float">
            <text:p>0.391069</text:p>
          </table:table-cell>
          <table:table-cell office:value-type="float" office:value="-11.4892" calcext:value-type="float">
            <text:p>-11.4892</text:p>
          </table:table-cell>
          <table:table-cell office:value-type="float" office:value="82.9169" calcext:value-type="float">
            <text:p>82.9169</text:p>
          </table:table-cell>
          <table:table-cell office:value-type="float" office:value="67.8378" calcext:value-type="float">
            <text:p>67.8378</text:p>
          </table:table-cell>
          <table:table-cell office:value-type="float" office:value="150.7547" calcext:value-type="float">
            <text:p>150.7547</text:p>
          </table:table-cell>
          <table:table-cell table:formula="of:=[.J137]-[.E137]" office:value-type="float" office:value="-0.0309999999999775" calcext:value-type="float">
            <text:p>-0.031</text:p>
          </table:table-cell>
          <table:table-cell office:value-type="float" office:value="0.602688" calcext:value-type="float">
            <text:p>0.602688</text:p>
          </table:table-cell>
          <table:table-cell table:number-columns-repeated="9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.758" calcext:value-type="float">
            <text:p>0.758</text:p>
          </table:table-cell>
          <table:table-cell office:value-type="float" office:value="99.3337" calcext:value-type="float">
            <text:p>99.3337</text:p>
          </table:table-cell>
          <table:table-cell office:value-type="float" office:value="76.1484" calcext:value-type="float">
            <text:p>76.1484</text:p>
          </table:table-cell>
          <table:table-cell office:value-type="float" office:value="175.4821" calcext:value-type="float">
            <text:p>175.4821</text:p>
          </table:table-cell>
          <table:table-cell office:value-type="float" office:value="0.586353" calcext:value-type="float">
            <text:p>0.586353</text:p>
          </table:table-cell>
          <table:table-cell office:value-type="float" office:value="-0.438076" calcext:value-type="float">
            <text:p>-0.438076</text:p>
          </table:table-cell>
          <table:table-cell office:value-type="float" office:value="99.2945" calcext:value-type="float">
            <text:p>99.2945</text:p>
          </table:table-cell>
          <table:table-cell office:value-type="float" office:value="83.7938" calcext:value-type="float">
            <text:p>83.7938</text:p>
          </table:table-cell>
          <table:table-cell office:value-type="float" office:value="183.0883" calcext:value-type="float">
            <text:p>183.0883</text:p>
          </table:table-cell>
          <table:table-cell table:formula="of:=[.J138]-[.E138]" office:value-type="float" office:value="7.6062" calcext:value-type="float">
            <text:p>7.6062</text:p>
          </table:table-cell>
          <table:table-cell office:value-type="float" office:value="0.706773" calcext:value-type="float">
            <text:p>0.706773</text:p>
          </table:table-cell>
          <table:table-cell table:number-columns-repeated="9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0.833" calcext:value-type="float">
            <text:p>0.833</text:p>
          </table:table-cell>
          <table:table-cell office:value-type="float" office:value="82.2111" calcext:value-type="float">
            <text:p>82.2111</text:p>
          </table:table-cell>
          <table:table-cell office:value-type="float" office:value="81.7981" calcext:value-type="float">
            <text:p>81.7981</text:p>
          </table:table-cell>
          <table:table-cell office:value-type="float" office:value="164.0092" calcext:value-type="float">
            <text:p>164.0092</text:p>
          </table:table-cell>
          <table:table-cell office:value-type="float" office:value="0.664601" calcext:value-type="float">
            <text:p>0.664601</text:p>
          </table:table-cell>
          <table:table-cell office:value-type="float" office:value="-2.17437" calcext:value-type="float">
            <text:p>-2.17437</text:p>
          </table:table-cell>
          <table:table-cell office:value-type="float" office:value="81.3065" calcext:value-type="float">
            <text:p>81.3065</text:p>
          </table:table-cell>
          <table:table-cell office:value-type="float" office:value="86.5144" calcext:value-type="float">
            <text:p>86.5144</text:p>
          </table:table-cell>
          <table:table-cell office:value-type="float" office:value="167.8209" calcext:value-type="float">
            <text:p>167.8209</text:p>
          </table:table-cell>
          <table:table-cell table:formula="of:=[.J139]-[.E139]" office:value-type="float" office:value="3.8117" calcext:value-type="float">
            <text:p>3.8117</text:p>
          </table:table-cell>
          <table:table-cell office:value-type="float" office:value="0.775773" calcext:value-type="float">
            <text:p>0.775773</text:p>
          </table:table-cell>
          <table:table-cell table:number-columns-repeated="9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.747" calcext:value-type="float">
            <text:p>0.747</text:p>
          </table:table-cell>
          <table:table-cell office:value-type="float" office:value="98.7539" calcext:value-type="float">
            <text:p>98.7539</text:p>
          </table:table-cell>
          <table:table-cell office:value-type="float" office:value="78.8321" calcext:value-type="float">
            <text:p>78.8321</text:p>
          </table:table-cell>
          <table:table-cell office:value-type="float" office:value="177.586" calcext:value-type="float">
            <text:p>177.586</text:p>
          </table:table-cell>
          <table:table-cell office:value-type="float" office:value="0.690587" calcext:value-type="float">
            <text:p>0.690587</text:p>
          </table:table-cell>
          <table:table-cell office:value-type="float" office:value="4.43925" calcext:value-type="float">
            <text:p>4.43925</text:p>
          </table:table-cell>
          <table:table-cell office:value-type="float" office:value="97.5078" calcext:value-type="float">
            <text:p>97.5078</text:p>
          </table:table-cell>
          <table:table-cell office:value-type="float" office:value="88.0779" calcext:value-type="float">
            <text:p>88.0779</text:p>
          </table:table-cell>
          <table:table-cell office:value-type="float" office:value="185.5857" calcext:value-type="float">
            <text:p>185.5857</text:p>
          </table:table-cell>
          <table:table-cell table:formula="of:=[.J140]-[.E140]" office:value-type="float" office:value="7.99969999999999" calcext:value-type="float">
            <text:p>7.9997</text:p>
          </table:table-cell>
          <table:table-cell office:value-type="float" office:value="0.788302" calcext:value-type="float">
            <text:p>0.788302</text:p>
          </table:table-cell>
          <table:table-cell table:number-columns-repeated="9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0.702" calcext:value-type="float">
            <text:p>0.702</text:p>
          </table:table-cell>
          <table:table-cell office:value-type="float" office:value="99.407" calcext:value-type="float">
            <text:p>99.407</text:p>
          </table:table-cell>
          <table:table-cell office:value-type="float" office:value="59.2399" calcext:value-type="float">
            <text:p>59.2399</text:p>
          </table:table-cell>
          <table:table-cell office:value-type="float" office:value="158.6469" calcext:value-type="float">
            <text:p>158.6469</text:p>
          </table:table-cell>
          <table:table-cell office:value-type="float" office:value="0.471719" calcext:value-type="float">
            <text:p>0.471719</text:p>
          </table:table-cell>
          <table:table-cell office:value-type="float" office:value="-2.96011" calcext:value-type="float">
            <text:p>-2.96011</text:p>
          </table:table-cell>
          <table:table-cell office:value-type="float" office:value="99.2453" calcext:value-type="float">
            <text:p>99.2453</text:p>
          </table:table-cell>
          <table:table-cell office:value-type="float" office:value="67.6975" calcext:value-type="float">
            <text:p>67.6975</text:p>
          </table:table-cell>
          <table:table-cell office:value-type="float" office:value="166.9428" calcext:value-type="float">
            <text:p>166.9428</text:p>
          </table:table-cell>
          <table:table-cell table:formula="of:=[.J141]-[.E141]" office:value-type="float" office:value="8.29590000000002" calcext:value-type="float">
            <text:p>8.2959</text:p>
          </table:table-cell>
          <table:table-cell office:value-type="float" office:value="0.662741" calcext:value-type="float">
            <text:p>0.662741</text:p>
          </table:table-cell>
          <table:table-cell table:number-columns-repeated="9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0.769" calcext:value-type="float">
            <text:p>0.769</text:p>
          </table:table-cell>
          <table:table-cell office:value-type="float" office:value="99.3588" calcext:value-type="float">
            <text:p>99.3588</text:p>
          </table:table-cell>
          <table:table-cell office:value-type="float" office:value="80.6987" calcext:value-type="float">
            <text:p>80.6987</text:p>
          </table:table-cell>
          <table:table-cell office:value-type="float" office:value="180.0575" calcext:value-type="float">
            <text:p>180.0575</text:p>
          </table:table-cell>
          <table:table-cell office:value-type="float" office:value="0.54227" calcext:value-type="float">
            <text:p>0.54227</text:p>
          </table:table-cell>
          <table:table-cell office:value-type="float" office:value="1.16728" calcext:value-type="float">
            <text:p>1.16728</text:p>
          </table:table-cell>
          <table:table-cell office:value-type="float" office:value="99.2145" calcext:value-type="float">
            <text:p>99.2145</text:p>
          </table:table-cell>
          <table:table-cell office:value-type="float" office:value="86.1682" calcext:value-type="float">
            <text:p>86.1682</text:p>
          </table:table-cell>
          <table:table-cell office:value-type="float" office:value="185.3827" calcext:value-type="float">
            <text:p>185.3827</text:p>
          </table:table-cell>
          <table:table-cell table:formula="of:=[.J142]-[.E142]" office:value-type="float" office:value="5.3252" calcext:value-type="float">
            <text:p>5.3252</text:p>
          </table:table-cell>
          <table:table-cell office:value-type="float" office:value="0.680257" calcext:value-type="float">
            <text:p>0.680257</text:p>
          </table:table-cell>
          <table:table-cell table:number-columns-repeated="9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666" calcext:value-type="float">
            <text:p>0.666</text:p>
          </table:table-cell>
          <table:table-cell office:value-type="float" office:value="63.4615" calcext:value-type="float">
            <text:p>63.4615</text:p>
          </table:table-cell>
          <table:table-cell office:value-type="float" office:value="73.7265" calcext:value-type="float">
            <text:p>73.7265</text:p>
          </table:table-cell>
          <table:table-cell office:value-type="float" office:value="137.188" calcext:value-type="float">
            <text:p>137.188</text:p>
          </table:table-cell>
          <table:table-cell office:value-type="float" office:value="0.379226" calcext:value-type="float">
            <text:p>0.379226</text:p>
          </table:table-cell>
          <table:table-cell office:value-type="float" office:value="5.26442" calcext:value-type="float">
            <text:p>5.26442</text:p>
          </table:table-cell>
          <table:table-cell office:value-type="float" office:value="63.4615" calcext:value-type="float">
            <text:p>63.4615</text:p>
          </table:table-cell>
          <table:table-cell office:value-type="float" office:value="75.067" calcext:value-type="float">
            <text:p>75.067</text:p>
          </table:table-cell>
          <table:table-cell office:value-type="float" office:value="138.5285" calcext:value-type="float">
            <text:p>138.5285</text:p>
          </table:table-cell>
          <table:table-cell table:formula="of:=[.J143]-[.E143]" office:value-type="float" office:value="1.34050000000002" calcext:value-type="float">
            <text:p>1.3405</text:p>
          </table:table-cell>
          <table:table-cell office:value-type="float" office:value="0.54601" calcext:value-type="float">
            <text:p>0.54601</text:p>
          </table:table-cell>
          <table:table-cell table:number-columns-repeated="9"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0.707" calcext:value-type="float">
            <text:p>0.707</text:p>
          </table:table-cell>
          <table:table-cell office:value-type="float" office:value="99.6299" calcext:value-type="float">
            <text:p>99.6299</text:p>
          </table:table-cell>
          <table:table-cell office:value-type="float" office:value="48.4927" calcext:value-type="float">
            <text:p>48.4927</text:p>
          </table:table-cell>
          <table:table-cell office:value-type="float" office:value="148.1226" calcext:value-type="float">
            <text:p>148.1226</text:p>
          </table:table-cell>
          <table:table-cell office:value-type="float" office:value="0.478939" calcext:value-type="float">
            <text:p>0.478939</text:p>
          </table:table-cell>
          <table:table-cell office:value-type="float" office:value="2.12253" calcext:value-type="float">
            <text:p>2.12253</text:p>
          </table:table-cell>
          <table:table-cell office:value-type="float" office:value="98.9309" calcext:value-type="float">
            <text:p>98.9309</text:p>
          </table:table-cell>
          <table:table-cell office:value-type="float" office:value="60.5728" calcext:value-type="float">
            <text:p>60.5728</text:p>
          </table:table-cell>
          <table:table-cell office:value-type="float" office:value="159.5037" calcext:value-type="float">
            <text:p>159.5037</text:p>
          </table:table-cell>
          <table:table-cell table:formula="of:=[.J144]-[.E144]" office:value-type="float" office:value="11.3811" calcext:value-type="float">
            <text:p>11.3811</text:p>
          </table:table-cell>
          <table:table-cell office:value-type="float" office:value="0.670482" calcext:value-type="float">
            <text:p>0.670482</text:p>
          </table:table-cell>
          <table:table-cell table:number-columns-repeated="9"/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float" office:value="0.743" calcext:value-type="float">
            <text:p>0.743</text:p>
          </table:table-cell>
          <table:table-cell office:value-type="float" office:value="98.4813" calcext:value-type="float">
            <text:p>98.4813</text:p>
          </table:table-cell>
          <table:table-cell office:value-type="float" office:value="83.9228" calcext:value-type="float">
            <text:p>83.9228</text:p>
          </table:table-cell>
          <table:table-cell office:value-type="float" office:value="182.4041" calcext:value-type="float">
            <text:p>182.4041</text:p>
          </table:table-cell>
          <table:table-cell office:value-type="float" office:value="0.48757" calcext:value-type="float">
            <text:p>0.48757</text:p>
          </table:table-cell>
          <table:table-cell office:value-type="float" office:value="-0.127995" calcext:value-type="float">
            <text:p>-0.127995</text:p>
          </table:table-cell>
          <table:table-cell office:value-type="float" office:value="98.4343" calcext:value-type="float">
            <text:p>98.4343</text:p>
          </table:table-cell>
          <table:table-cell office:value-type="float" office:value="89.4248" calcext:value-type="float">
            <text:p>89.4248</text:p>
          </table:table-cell>
          <table:table-cell office:value-type="float" office:value="187.8591" calcext:value-type="float">
            <text:p>187.8591</text:p>
          </table:table-cell>
          <table:table-cell table:formula="of:=[.J145]-[.E145]" office:value-type="float" office:value="5.45500000000001" calcext:value-type="float">
            <text:p>5.455</text:p>
          </table:table-cell>
          <table:table-cell office:value-type="float" office:value="0.677387" calcext:value-type="float">
            <text:p>0.677387</text:p>
          </table:table-cell>
          <table:table-cell table:number-columns-repeated="9"/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float" office:value="0.731" calcext:value-type="float">
            <text:p>0.731</text:p>
          </table:table-cell>
          <table:table-cell office:value-type="float" office:value="99.572" calcext:value-type="float">
            <text:p>99.572</text:p>
          </table:table-cell>
          <table:table-cell office:value-type="float" office:value="83.2968" calcext:value-type="float">
            <text:p>83.2968</text:p>
          </table:table-cell>
          <table:table-cell office:value-type="float" office:value="182.8688" calcext:value-type="float">
            <text:p>182.8688</text:p>
          </table:table-cell>
          <table:table-cell office:value-type="float" office:value="0.554371" calcext:value-type="float">
            <text:p>0.554371</text:p>
          </table:table-cell>
          <table:table-cell office:value-type="float" office:value="-3.77257" calcext:value-type="float">
            <text:p>-3.77257</text:p>
          </table:table-cell>
          <table:table-cell office:value-type="float" office:value="99.0661" calcext:value-type="float">
            <text:p>99.0661</text:p>
          </table:table-cell>
          <table:table-cell office:value-type="float" office:value="87.2946" calcext:value-type="float">
            <text:p>87.2946</text:p>
          </table:table-cell>
          <table:table-cell office:value-type="float" office:value="186.3607" calcext:value-type="float">
            <text:p>186.3607</text:p>
          </table:table-cell>
          <table:table-cell table:formula="of:=[.J146]-[.E146]" office:value-type="float" office:value="3.49190000000002" calcext:value-type="float">
            <text:p>3.4919</text:p>
          </table:table-cell>
          <table:table-cell office:value-type="float" office:value="0.694252" calcext:value-type="float">
            <text:p>0.694252</text:p>
          </table:table-cell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VG →</text:p>
          </table:table-cell>
          <table:table-cell table:formula="of:=AVERAGE([.C134:.C146])" office:value-type="float" office:value="93.5714" calcext:value-type="float">
            <text:p>93.5714</text:p>
          </table:table-cell>
          <table:table-cell table:formula="of:=AVERAGE([.D134:.D146])" office:value-type="float" office:value="70.6732769230769" calcext:value-type="float">
            <text:p>70.6732769231</text:p>
          </table:table-cell>
          <table:table-cell table:formula="of:=AVERAGE([.E134:.E146])" office:value-type="float" office:value="164.244676923077" calcext:value-type="float">
            <text:p>164.2446769231</text:p>
          </table:table-cell>
          <table:table-cell table:formula="of:=AVERAGE([.F134:.F146])" office:value-type="float" office:value="0.513811076923077" calcext:value-type="float">
            <text:p>0.5138110769</text:p>
          </table:table-cell>
          <table:table-cell table:formula="of:=AVERAGE([.G134:.G146])" office:value-type="float" office:value="-0.261509076923077" calcext:value-type="float">
            <text:p>-0.2615090769</text:p>
          </table:table-cell>
          <table:table-cell table:formula="of:=AVERAGE([.H134:.H146])" office:value-type="float" office:value="92.9114692307692" calcext:value-type="float">
            <text:p>92.9114692308</text:p>
          </table:table-cell>
          <table:table-cell table:formula="of:=AVERAGE([.I134:.I146])" office:value-type="float" office:value="78.2219153846154" calcext:value-type="float">
            <text:p>78.2219153846</text:p>
          </table:table-cell>
          <table:table-cell table:formula="of:=AVERAGE([.J134:.J146])" office:value-type="float" office:value="171.133384615385" calcext:value-type="float">
            <text:p>171.1333846154</text:p>
          </table:table-cell>
          <table:table-cell table:formula="of:=AVERAGE([.K134:.K146])" office:value-type="float" office:value="6.8887076923077" calcext:value-type="float">
            <text:p>6.8887076923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aton_lab</text:p>
          </table:table-cell>
          <table:table-cell table:number-columns-repeated="20"/>
        </table:table-row>
        <table:table-row table:style-name="ro1"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O. Detection</text:p>
          </table:table-cell>
          <table:table-cell table:style-name="ce1" office:value-type="string" calcext:value-type="string">
            <text:p>O. Discrimination</text:p>
          </table:table-cell>
          <table:table-cell table:style-name="ce1" office:value-type="string" calcext:value-type="string">
            <text:p>ODD</text:p>
          </table:table-cell>
          <table:table-cell table:style-name="ce1" office:value-type="string" calcext:value-type="string">
            <text:p>HSV coneR1</text:p>
          </table:table-cell>
          <table:table-cell table:style-name="ce1" office:value-type="string" calcext:value-type="string">
            <text:p>RG – B</text:p>
          </table:table-cell>
          <table:table-cell table:style-name="ce1" office:value-type="string" calcext:value-type="string">
            <text:p>Detection</text:p>
          </table:table-cell>
          <table:table-cell table:style-name="ce1" office:value-type="string" calcext:value-type="string">
            <text:p>Discrimination</text:p>
          </table:table-cell>
          <table:table-cell table:style-name="ce1" office:value-type="string" calcext:value-type="string">
            <text:p>DD</text:p>
          </table:table-cell>
          <table:table-cell table:style-name="ce1" office:value-type="string" calcext:value-type="string">
            <text:p>DIFF</text:p>
          </table:table-cell>
          <table:table-cell table:style-name="ce1" office:value-type="string" calcext:value-type="string">
            <text:p>Default</text:p>
          </table:table-cell>
          <table:table-cell table:number-columns-repeated="9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84" calcext:value-type="float">
            <text:p>0.84</text:p>
          </table:table-cell>
          <table:table-cell office:value-type="float" office:value="98.2784" calcext:value-type="float">
            <text:p>98.2784</text:p>
          </table:table-cell>
          <table:table-cell office:value-type="float" office:value="44.6844" calcext:value-type="float">
            <text:p>44.6844</text:p>
          </table:table-cell>
          <table:table-cell office:value-type="float" office:value="142.9628" calcext:value-type="float">
            <text:p>142.9628</text:p>
          </table:table-cell>
          <table:table-cell office:value-type="float" office:value="0.747661" calcext:value-type="float">
            <text:p>0.747661</text:p>
          </table:table-cell>
          <table:table-cell office:value-type="float" office:value="-0.0375843" calcext:value-type="float">
            <text:p>-0.0375843</text:p>
          </table:table-cell>
          <table:table-cell office:value-type="float" office:value="96.1688" calcext:value-type="float">
            <text:p>96.1688</text:p>
          </table:table-cell>
          <table:table-cell office:value-type="float" office:value="64.6179" calcext:value-type="float">
            <text:p>64.6179</text:p>
          </table:table-cell>
          <table:table-cell office:value-type="float" office:value="160.7867" calcext:value-type="float">
            <text:p>160.7867</text:p>
          </table:table-cell>
          <table:table-cell table:formula="of:=[.J150]-[.E150]" office:value-type="float" office:value="17.8239" calcext:value-type="float">
            <text:p>17.8239</text:p>
          </table:table-cell>
          <table:table-cell office:value-type="float" office:value="0.3" calcext:value-type="float">
            <text:p>0.3</text:p>
          </table:table-cell>
          <table:table-cell table:number-columns-repeated="9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908" calcext:value-type="float">
            <text:p>0.908</text:p>
          </table:table-cell>
          <table:table-cell office:value-type="float" office:value="97.5334" calcext:value-type="float">
            <text:p>97.5334</text:p>
          </table:table-cell>
          <table:table-cell office:value-type="float" office:value="39.4961" calcext:value-type="float">
            <text:p>39.4961</text:p>
          </table:table-cell>
          <table:table-cell office:value-type="float" office:value="137.0295" calcext:value-type="float">
            <text:p>137.0295</text:p>
          </table:table-cell>
          <table:table-cell office:value-type="float" office:value="0.729663" calcext:value-type="float">
            <text:p>0.729663</text:p>
          </table:table-cell>
          <table:table-cell office:value-type="float" office:value="0.219054" calcext:value-type="float">
            <text:p>0.219054</text:p>
          </table:table-cell>
          <table:table-cell office:value-type="float" office:value="97.5107" calcext:value-type="float">
            <text:p>97.5107</text:p>
          </table:table-cell>
          <table:table-cell office:value-type="float" office:value="63.1496" calcext:value-type="float">
            <text:p>63.1496</text:p>
          </table:table-cell>
          <table:table-cell office:value-type="float" office:value="160.6603" calcext:value-type="float">
            <text:p>160.6603</text:p>
          </table:table-cell>
          <table:table-cell table:formula="of:=[.J151]-[.E151]" office:value-type="float" office:value="23.6308" calcext:value-type="float">
            <text:p>23.6308</text:p>
          </table:table-cell>
          <table:table-cell office:value-type="float" office:value="0.3" calcext:value-type="float">
            <text:p>0.3</text:p>
          </table:table-cell>
          <table:table-cell table:number-columns-repeated="9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667" calcext:value-type="float">
            <text:p>0.667</text:p>
          </table:table-cell>
          <table:table-cell office:value-type="float" office:value="95.804" calcext:value-type="float">
            <text:p>95.804</text:p>
          </table:table-cell>
          <table:table-cell office:value-type="float" office:value="82.9254" calcext:value-type="float">
            <text:p>82.9254</text:p>
          </table:table-cell>
          <table:table-cell office:value-type="float" office:value="178.7294" calcext:value-type="float">
            <text:p>178.7294</text:p>
          </table:table-cell>
          <table:table-cell office:value-type="float" office:value="0.573093" calcext:value-type="float">
            <text:p>0.573093</text:p>
          </table:table-cell>
          <table:table-cell table:style-name="ce3" office:value-type="float" office:value="-0.00967026" calcext:value-type="float">
            <text:p>-9.67E-003</text:p>
          </table:table-cell>
          <table:table-cell office:value-type="float" office:value="95.4925" calcext:value-type="float">
            <text:p>95.4925</text:p>
          </table:table-cell>
          <table:table-cell office:value-type="float" office:value="93.3515" calcext:value-type="float">
            <text:p>93.3515</text:p>
          </table:table-cell>
          <table:table-cell office:value-type="float" office:value="188.844" calcext:value-type="float">
            <text:p>188.844</text:p>
          </table:table-cell>
          <table:table-cell table:formula="of:=[.J152]-[.E152]" office:value-type="float" office:value="10.1146" calcext:value-type="float">
            <text:p>10.1146</text:p>
          </table:table-cell>
          <table:table-cell office:value-type="float" office:value="0.3" calcext:value-type="float">
            <text:p>0.3</text:p>
          </table:table-cell>
          <table:table-cell table:number-columns-repeated="9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.626" calcext:value-type="float">
            <text:p>0.626</text:p>
          </table:table-cell>
          <table:table-cell office:value-type="float" office:value="93.4618" calcext:value-type="float">
            <text:p>93.4618</text:p>
          </table:table-cell>
          <table:table-cell office:value-type="float" office:value="80.3861" calcext:value-type="float">
            <text:p>80.3861</text:p>
          </table:table-cell>
          <table:table-cell office:value-type="float" office:value="173.8479" calcext:value-type="float">
            <text:p>173.8479</text:p>
          </table:table-cell>
          <table:table-cell office:value-type="float" office:value="0.540102" calcext:value-type="float">
            <text:p>0.540102</text:p>
          </table:table-cell>
          <table:table-cell office:value-type="float" office:value="0.342136" calcext:value-type="float">
            <text:p>0.342136</text:p>
          </table:table-cell>
          <table:table-cell office:value-type="float" office:value="93.1693" calcext:value-type="float">
            <text:p>93.1693</text:p>
          </table:table-cell>
          <table:table-cell office:value-type="float" office:value="89.7572" calcext:value-type="float">
            <text:p>89.7572</text:p>
          </table:table-cell>
          <table:table-cell office:value-type="float" office:value="182.9265" calcext:value-type="float">
            <text:p>182.9265</text:p>
          </table:table-cell>
          <table:table-cell table:formula="of:=[.J153]-[.E153]" office:value-type="float" office:value="9.07859999999999" calcext:value-type="float">
            <text:p>9.0786</text:p>
          </table:table-cell>
          <table:table-cell office:value-type="float" office:value="0.3" calcext:value-type="float">
            <text:p>0.3</text:p>
          </table:table-cell>
          <table:table-cell table:number-columns-repeated="9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0.892" calcext:value-type="float">
            <text:p>0.892</text:p>
          </table:table-cell>
          <table:table-cell office:value-type="float" office:value="87.9733" calcext:value-type="float">
            <text:p>87.9733</text:p>
          </table:table-cell>
          <table:table-cell office:value-type="float" office:value="66.7318" calcext:value-type="float">
            <text:p>66.7318</text:p>
          </table:table-cell>
          <table:table-cell office:value-type="float" office:value="154.7051" calcext:value-type="float">
            <text:p>154.7051</text:p>
          </table:table-cell>
          <table:table-cell office:value-type="float" office:value="0.509917" calcext:value-type="float">
            <text:p>0.509917</text:p>
          </table:table-cell>
          <table:table-cell office:value-type="float" office:value="2.28619" calcext:value-type="float">
            <text:p>2.28619</text:p>
          </table:table-cell>
          <table:table-cell office:value-type="float" office:value="87.9733" calcext:value-type="float">
            <text:p>87.9733</text:p>
          </table:table-cell>
          <table:table-cell office:value-type="float" office:value="70.371" calcext:value-type="float">
            <text:p>70.371</text:p>
          </table:table-cell>
          <table:table-cell office:value-type="float" office:value="158.3443" calcext:value-type="float">
            <text:p>158.3443</text:p>
          </table:table-cell>
          <table:table-cell table:formula="of:=[.J154]-[.E154]" office:value-type="float" office:value="3.63920000000002" calcext:value-type="float">
            <text:p>3.6392</text:p>
          </table:table-cell>
          <table:table-cell office:value-type="float" office:value="0.3" calcext:value-type="float">
            <text:p>0.3</text:p>
          </table:table-cell>
          <table:table-cell table:number-columns-repeated="9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0.76" calcext:value-type="float">
            <text:p>0.76</text:p>
          </table:table-cell>
          <table:table-cell office:value-type="float" office:value="95.973" calcext:value-type="float">
            <text:p>95.973</text:p>
          </table:table-cell>
          <table:table-cell office:value-type="float" office:value="61.1534" calcext:value-type="float">
            <text:p>61.1534</text:p>
          </table:table-cell>
          <table:table-cell office:value-type="float" office:value="157.1264" calcext:value-type="float">
            <text:p>157.1264</text:p>
          </table:table-cell>
          <table:table-cell office:value-type="float" office:value="0.771263" calcext:value-type="float">
            <text:p>0.771263</text:p>
          </table:table-cell>
          <table:table-cell office:value-type="float" office:value="0.0894442" calcext:value-type="float">
            <text:p>0.0894442</text:p>
          </table:table-cell>
          <table:table-cell office:value-type="float" office:value="94.2403" calcext:value-type="float">
            <text:p>94.2403</text:p>
          </table:table-cell>
          <table:table-cell office:value-type="float" office:value="81.9075" calcext:value-type="float">
            <text:p>81.9075</text:p>
          </table:table-cell>
          <table:table-cell office:value-type="float" office:value="176.1478" calcext:value-type="float">
            <text:p>176.1478</text:p>
          </table:table-cell>
          <table:table-cell table:formula="of:=[.J155]-[.E155]" office:value-type="float" office:value="19.0214" calcext:value-type="float">
            <text:p>19.0214</text:p>
          </table:table-cell>
          <table:table-cell office:value-type="float" office:value="0.3" calcext:value-type="float">
            <text:p>0.3</text:p>
          </table:table-cell>
          <table:table-cell table:number-columns-repeated="9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0.724" calcext:value-type="float">
            <text:p>0.724</text:p>
          </table:table-cell>
          <table:table-cell office:value-type="float" office:value="94.8925" calcext:value-type="float">
            <text:p>94.8925</text:p>
          </table:table-cell>
          <table:table-cell office:value-type="float" office:value="79.6353" calcext:value-type="float">
            <text:p>79.6353</text:p>
          </table:table-cell>
          <table:table-cell office:value-type="float" office:value="174.5278" calcext:value-type="float">
            <text:p>174.5278</text:p>
          </table:table-cell>
          <table:table-cell office:value-type="float" office:value="0.629486" calcext:value-type="float">
            <text:p>0.629486</text:p>
          </table:table-cell>
          <table:table-cell office:value-type="float" office:value="0.0910549" calcext:value-type="float">
            <text:p>0.0910549</text:p>
          </table:table-cell>
          <table:table-cell office:value-type="float" office:value="94.1761" calcext:value-type="float">
            <text:p>94.1761</text:p>
          </table:table-cell>
          <table:table-cell office:value-type="float" office:value="90.1867" calcext:value-type="float">
            <text:p>90.1867</text:p>
          </table:table-cell>
          <table:table-cell office:value-type="float" office:value="184.3628" calcext:value-type="float">
            <text:p>184.3628</text:p>
          </table:table-cell>
          <table:table-cell table:formula="of:=[.J156]-[.E156]" office:value-type="float" office:value="9.83499999999998" calcext:value-type="float">
            <text:p>9.835</text:p>
          </table:table-cell>
          <table:table-cell office:value-type="float" office:value="0.3" calcext:value-type="float">
            <text:p>0.3</text:p>
          </table:table-cell>
          <table:table-cell table:number-columns-repeated="9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.695" calcext:value-type="float">
            <text:p>0.695</text:p>
          </table:table-cell>
          <table:table-cell office:value-type="float" office:value="97.0733" calcext:value-type="float">
            <text:p>97.0733</text:p>
          </table:table-cell>
          <table:table-cell office:value-type="float" office:value="77.8626" calcext:value-type="float">
            <text:p>77.8626</text:p>
          </table:table-cell>
          <table:table-cell office:value-type="float" office:value="174.9359" calcext:value-type="float">
            <text:p>174.9359</text:p>
          </table:table-cell>
          <table:table-cell office:value-type="float" office:value="0.555757" calcext:value-type="float">
            <text:p>0.555757</text:p>
          </table:table-cell>
          <table:table-cell office:value-type="float" office:value="-0.364752" calcext:value-type="float">
            <text:p>-0.364752</text:p>
          </table:table-cell>
          <table:table-cell office:value-type="float" office:value="97.0551" calcext:value-type="float">
            <text:p>97.0551</text:p>
          </table:table-cell>
          <table:table-cell office:value-type="float" office:value="92.2074" calcext:value-type="float">
            <text:p>92.2074</text:p>
          </table:table-cell>
          <table:table-cell office:value-type="float" office:value="189.2625" calcext:value-type="float">
            <text:p>189.2625</text:p>
          </table:table-cell>
          <table:table-cell table:formula="of:=[.J157]-[.E157]" office:value-type="float" office:value="14.3266" calcext:value-type="float">
            <text:p>14.3266</text:p>
          </table:table-cell>
          <table:table-cell office:value-type="float" office:value="0.3" calcext:value-type="float">
            <text:p>0.3</text:p>
          </table:table-cell>
          <table:table-cell table:number-columns-repeated="9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.656" calcext:value-type="float">
            <text:p>0.656</text:p>
          </table:table-cell>
          <table:table-cell office:value-type="float" office:value="88.5236" calcext:value-type="float">
            <text:p>88.5236</text:p>
          </table:table-cell>
          <table:table-cell office:value-type="float" office:value="85.6973" calcext:value-type="float">
            <text:p>85.6973</text:p>
          </table:table-cell>
          <table:table-cell office:value-type="float" office:value="174.2209" calcext:value-type="float">
            <text:p>174.2209</text:p>
          </table:table-cell>
          <table:table-cell office:value-type="float" office:value="0.561814" calcext:value-type="float">
            <text:p>0.561814</text:p>
          </table:table-cell>
          <table:table-cell office:value-type="float" office:value="0.77264" calcext:value-type="float">
            <text:p>0.77264</text:p>
          </table:table-cell>
          <table:table-cell office:value-type="float" office:value="88.3742" calcext:value-type="float">
            <text:p>88.3742</text:p>
          </table:table-cell>
          <table:table-cell office:value-type="float" office:value="96.1859" calcext:value-type="float">
            <text:p>96.1859</text:p>
          </table:table-cell>
          <table:table-cell office:value-type="float" office:value="184.5601" calcext:value-type="float">
            <text:p>184.5601</text:p>
          </table:table-cell>
          <table:table-cell table:formula="of:=[.J158]-[.E158]" office:value-type="float" office:value="10.3392" calcext:value-type="float">
            <text:p>10.3392</text:p>
          </table:table-cell>
          <table:table-cell office:value-type="float" office:value="0.3" calcext:value-type="float">
            <text:p>0.3</text:p>
          </table:table-cell>
          <table:table-cell table:number-columns-repeated="9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0.611" calcext:value-type="float">
            <text:p>0.611</text:p>
          </table:table-cell>
          <table:table-cell office:value-type="float" office:value="78.898" calcext:value-type="float">
            <text:p>78.898</text:p>
          </table:table-cell>
          <table:table-cell office:value-type="float" office:value="83.0598" calcext:value-type="float">
            <text:p>83.0598</text:p>
          </table:table-cell>
          <table:table-cell office:value-type="float" office:value="161.9578" calcext:value-type="float">
            <text:p>161.9578</text:p>
          </table:table-cell>
          <table:table-cell office:value-type="float" office:value="0.129561" calcext:value-type="float">
            <text:p>0.129561</text:p>
          </table:table-cell>
          <table:table-cell office:value-type="float" office:value="1.87046" calcext:value-type="float">
            <text:p>1.87046</text:p>
          </table:table-cell>
          <table:table-cell office:value-type="float" office:value="90.1524" calcext:value-type="float">
            <text:p>90.1524</text:p>
          </table:table-cell>
          <table:table-cell office:value-type="float" office:value="58.7802" calcext:value-type="float">
            <text:p>58.7802</text:p>
          </table:table-cell>
          <table:table-cell office:value-type="float" office:value="148.9326" calcext:value-type="float">
            <text:p>148.9326</text:p>
          </table:table-cell>
          <table:table-cell table:formula="of:=[.J159]-[.E159]" office:value-type="float" office:value="-13.0252" calcext:value-type="float">
            <text:p>-13.0252</text:p>
          </table:table-cell>
          <table:table-cell office:value-type="float" office:value="0.3" calcext:value-type="float">
            <text:p>0.3</text:p>
          </table:table-cell>
          <table:table-cell table:number-columns-repeated="9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0.746" calcext:value-type="float">
            <text:p>0.746</text:p>
          </table:table-cell>
          <table:table-cell office:value-type="float" office:value="97.2113" calcext:value-type="float">
            <text:p>97.2113</text:p>
          </table:table-cell>
          <table:table-cell office:value-type="float" office:value="76.6697" calcext:value-type="float">
            <text:p>76.6697</text:p>
          </table:table-cell>
          <table:table-cell office:value-type="float" office:value="173.881" calcext:value-type="float">
            <text:p>173.881</text:p>
          </table:table-cell>
          <table:table-cell office:value-type="float" office:value="0.615002" calcext:value-type="float">
            <text:p>0.615002</text:p>
          </table:table-cell>
          <table:table-cell office:value-type="float" office:value="-0.953842" calcext:value-type="float">
            <text:p>-0.953842</text:p>
          </table:table-cell>
          <table:table-cell office:value-type="float" office:value="96.9035" calcext:value-type="float">
            <text:p>96.9035</text:p>
          </table:table-cell>
          <table:table-cell office:value-type="float" office:value="86.9145" calcext:value-type="float">
            <text:p>86.9145</text:p>
          </table:table-cell>
          <table:table-cell office:value-type="float" office:value="183.818" calcext:value-type="float">
            <text:p>183.818</text:p>
          </table:table-cell>
          <table:table-cell table:formula="of:=[.J160]-[.E160]" office:value-type="float" office:value="9.93700000000001" calcext:value-type="float">
            <text:p>9.937</text:p>
          </table:table-cell>
          <table:table-cell office:value-type="float" office:value="0.3" calcext:value-type="float">
            <text:p>0.3</text:p>
          </table:table-cell>
          <table:table-cell table:number-columns-repeated="9"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0.755" calcext:value-type="float">
            <text:p>0.755</text:p>
          </table:table-cell>
          <table:table-cell office:value-type="float" office:value="97.4796" calcext:value-type="float">
            <text:p>97.4796</text:p>
          </table:table-cell>
          <table:table-cell office:value-type="float" office:value="60.1613" calcext:value-type="float">
            <text:p>60.1613</text:p>
          </table:table-cell>
          <table:table-cell office:value-type="float" office:value="157.6409" calcext:value-type="float">
            <text:p>157.6409</text:p>
          </table:table-cell>
          <table:table-cell office:value-type="float" office:value="0.670057" calcext:value-type="float">
            <text:p>0.670057</text:p>
          </table:table-cell>
          <table:table-cell office:value-type="float" office:value="-0.140545" calcext:value-type="float">
            <text:p>-0.140545</text:p>
          </table:table-cell>
          <table:table-cell office:value-type="float" office:value="96.0158" calcext:value-type="float">
            <text:p>96.0158</text:p>
          </table:table-cell>
          <table:table-cell office:value-type="float" office:value="74.2868" calcext:value-type="float">
            <text:p>74.2868</text:p>
          </table:table-cell>
          <table:table-cell office:value-type="float" office:value="170.3026" calcext:value-type="float">
            <text:p>170.3026</text:p>
          </table:table-cell>
          <table:table-cell table:formula="of:=[.J161]-[.E161]" office:value-type="float" office:value="12.6617" calcext:value-type="float">
            <text:p>12.6617</text:p>
          </table:table-cell>
          <table:table-cell office:value-type="float" office:value="0.3" calcext:value-type="float">
            <text:p>0.3</text:p>
          </table:table-cell>
          <table:table-cell table:number-columns-repeated="9"/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0.656" calcext:value-type="float">
            <text:p>0.656</text:p>
          </table:table-cell>
          <table:table-cell office:value-type="float" office:value="95.7642" calcext:value-type="float">
            <text:p>95.7642</text:p>
          </table:table-cell>
          <table:table-cell office:value-type="float" office:value="62.9807" calcext:value-type="float">
            <text:p>62.9807</text:p>
          </table:table-cell>
          <table:table-cell office:value-type="float" office:value="158.7449" calcext:value-type="float">
            <text:p>158.7449</text:p>
          </table:table-cell>
          <table:table-cell office:value-type="float" office:value="0.589291" calcext:value-type="float">
            <text:p>0.589291</text:p>
          </table:table-cell>
          <table:table-cell office:value-type="float" office:value="-0.261133" calcext:value-type="float">
            <text:p>-0.261133</text:p>
          </table:table-cell>
          <table:table-cell office:value-type="float" office:value="94.3217" calcext:value-type="float">
            <text:p>94.3217</text:p>
          </table:table-cell>
          <table:table-cell office:value-type="float" office:value="75.444" calcext:value-type="float">
            <text:p>75.444</text:p>
          </table:table-cell>
          <table:table-cell office:value-type="float" office:value="169.7657" calcext:value-type="float">
            <text:p>169.7657</text:p>
          </table:table-cell>
          <table:table-cell table:formula="of:=[.J162]-[.E162]" office:value-type="float" office:value="11.0208" calcext:value-type="float">
            <text:p>11.0208</text:p>
          </table:table-cell>
          <table:table-cell office:value-type="float" office:value="0.3" calcext:value-type="float">
            <text:p>0.3</text:p>
          </table:table-cell>
          <table:table-cell table:number-columns-repeated="9"/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0.664" calcext:value-type="float">
            <text:p>0.664</text:p>
          </table:table-cell>
          <table:table-cell office:value-type="float" office:value="82.1207" calcext:value-type="float">
            <text:p>82.1207</text:p>
          </table:table-cell>
          <table:table-cell office:value-type="float" office:value="83.7588" calcext:value-type="float">
            <text:p>83.7588</text:p>
          </table:table-cell>
          <table:table-cell office:value-type="float" office:value="165.8795" calcext:value-type="float">
            <text:p>165.8795</text:p>
          </table:table-cell>
          <table:table-cell office:value-type="float" office:value="0.350949" calcext:value-type="float">
            <text:p>0.350949</text:p>
          </table:table-cell>
          <table:table-cell office:value-type="float" office:value="1.05302" calcext:value-type="float">
            <text:p>1.05302</text:p>
          </table:table-cell>
          <table:table-cell office:value-type="float" office:value="82.1207" calcext:value-type="float">
            <text:p>82.1207</text:p>
          </table:table-cell>
          <table:table-cell office:value-type="float" office:value="85.0625" calcext:value-type="float">
            <text:p>85.0625</text:p>
          </table:table-cell>
          <table:table-cell office:value-type="float" office:value="167.1832" calcext:value-type="float">
            <text:p>167.1832</text:p>
          </table:table-cell>
          <table:table-cell table:formula="of:=[.J163]-[.E163]" office:value-type="float" office:value="1.30369999999999" calcext:value-type="float">
            <text:p>1.3037</text:p>
          </table:table-cell>
          <table:table-cell office:value-type="float" office:value="0.3" calcext:value-type="float">
            <text:p>0.3</text:p>
          </table:table-cell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VG →</text:p>
          </table:table-cell>
          <table:table-cell table:formula="of:=AVERAGE([.C150:.C163])" office:value-type="float" office:value="92.92765" calcext:value-type="float">
            <text:p>92.92765</text:p>
          </table:table-cell>
          <table:table-cell table:formula="of:=AVERAGE([.D150:.D163])" office:value-type="float" office:value="70.3716214285714" calcext:value-type="float">
            <text:p>70.3716214286</text:p>
          </table:table-cell>
          <table:table-cell table:formula="of:=AVERAGE([.E150:.E163])" office:value-type="float" office:value="163.299271428571" calcext:value-type="float">
            <text:p>163.2992714286</text:p>
          </table:table-cell>
          <table:table-cell table:formula="of:=AVERAGE([.F150:.F163])" office:value-type="float" office:value="0.569544" calcext:value-type="float">
            <text:p>0.569544</text:p>
          </table:table-cell>
          <table:table-cell table:formula="of:=AVERAGE([.G150:.G163])" office:value-type="float" office:value="0.354033752857143" calcext:value-type="float">
            <text:p>0.3540337529</text:p>
          </table:table-cell>
          <table:table-cell table:formula="of:=AVERAGE([.H150:.H163])" office:value-type="float" office:value="93.1196" calcext:value-type="float">
            <text:p>93.1196</text:p>
          </table:table-cell>
          <table:table-cell table:formula="of:=AVERAGE([.I150:.I163])" office:value-type="float" office:value="80.1587642857143" calcext:value-type="float">
            <text:p>80.1587642857</text:p>
          </table:table-cell>
          <table:table-cell table:formula="of:=AVERAGE([.J150:.J163])" office:value-type="float" office:value="173.278364285714" calcext:value-type="float">
            <text:p>173.2783642857</text:p>
          </table:table-cell>
          <table:table-cell table:formula="of:=AVERAGE([.K150:.K163])" office:value-type="float" office:value="9.97909285714286" calcext:value-type="float">
            <text:p>9.9790928571</text:p>
          </table:table-cell>
          <table:table-cell table:number-columns-repeated="10"/>
        </table:table-row>
        <table:table-row table:style-name="ro1" table:number-rows-repeated="2">
          <table:table-cell table:number-columns-repeated="21"/>
        </table:table-row>
        <table:table-row table:style-name="ro1">
          <table:table-cell table:style-name="ce1" office:value-type="string" calcext:value-type="string">
            <text:p>Datasets</text:p>
          </table:table-cell>
          <table:table-cell table:style-name="ce1" office:value-type="string" calcext:value-type="string">
            <text:p>O. Detection</text:p>
          </table:table-cell>
          <table:table-cell table:style-name="ce1" office:value-type="string" calcext:value-type="string">
            <text:p>O. Discrimination</text:p>
          </table:table-cell>
          <table:table-cell table:style-name="ce1" office:value-type="string" calcext:value-type="string">
            <text:p>Detection</text:p>
          </table:table-cell>
          <table:table-cell table:style-name="ce1" office:value-type="string" calcext:value-type="string">
            <text:p>Discrimination</text:p>
          </table:table-cell>
          <table:table-cell/>
          <table:table-cell table:style-name="ce1" office:value-type="string" calcext:value-type="string">
            <text:p>Datasets</text:p>
          </table:table-cell>
          <table:table-cell table:style-name="ce1" office:value-type="string" calcext:value-type="string">
            <text:p>O. Detection</text:p>
          </table:table-cell>
          <table:table-cell table:style-name="ce1" office:value-type="string" calcext:value-type="string">
            <text:p>Detection</text:p>
          </table:table-cell>
          <table:table-cell/>
          <table:table-cell table:style-name="ce1" office:value-type="string" calcext:value-type="string">
            <text:p>Datasets</text:p>
          </table:table-cell>
          <table:table-cell table:style-name="ce1" office:value-type="string" calcext:value-type="string">
            <text:p>O. Discrim.</text:p>
          </table:table-cell>
          <table:table-cell table:style-name="ce1" office:value-type="string" calcext:value-type="string">
            <text:p>Discrimination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PETs1</text:p>
          </table:table-cell>
          <table:table-cell office:value-type="float" office:value="72.819025" calcext:value-type="float">
            <text:p>72.819025</text:p>
          </table:table-cell>
          <table:table-cell office:value-type="float" office:value="71.784" calcext:value-type="float">
            <text:p>71.784</text:p>
          </table:table-cell>
          <table:table-cell office:value-type="float" office:value="73.2782916666667" calcext:value-type="float">
            <text:p>73.2782916667</text:p>
          </table:table-cell>
          <table:table-cell office:value-type="float" office:value="68.6079166666667" calcext:value-type="float">
            <text:p>68.6079166667</text:p>
          </table:table-cell>
          <table:table-cell/>
          <table:table-cell table:style-name="ce1" office:value-type="string" calcext:value-type="string">
            <text:p>PETs1</text:p>
          </table:table-cell>
          <table:table-cell office:value-type="float" office:value="72.819025" calcext:value-type="float">
            <text:p>72.819025</text:p>
          </table:table-cell>
          <table:table-cell office:value-type="float" office:value="73.2782916666667" calcext:value-type="float">
            <text:p>73.2782916667</text:p>
          </table:table-cell>
          <table:table-cell/>
          <table:table-cell table:style-name="ce1" office:value-type="string" calcext:value-type="string">
            <text:p>PETs1</text:p>
          </table:table-cell>
          <table:table-cell office:value-type="float" office:value="71.784" calcext:value-type="float">
            <text:p>71.784</text:p>
          </table:table-cell>
          <table:table-cell office:value-type="float" office:value="68.6079166666667" calcext:value-type="float">
            <text:p>68.6079166667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PETs2</text:p>
          </table:table-cell>
          <table:table-cell office:value-type="float" office:value="74.2810454545455" calcext:value-type="float">
            <text:p>74.2810454545</text:p>
          </table:table-cell>
          <table:table-cell office:value-type="float" office:value="72.4930636363636" calcext:value-type="float">
            <text:p>72.4930636364</text:p>
          </table:table-cell>
          <table:table-cell office:value-type="float" office:value="74.3368727272727" calcext:value-type="float">
            <text:p>74.3368727273</text:p>
          </table:table-cell>
          <table:table-cell office:value-type="float" office:value="64.0353909090909" calcext:value-type="float">
            <text:p>64.0353909091</text:p>
          </table:table-cell>
          <table:table-cell/>
          <table:table-cell table:style-name="ce1" office:value-type="string" calcext:value-type="string">
            <text:p>PETs2</text:p>
          </table:table-cell>
          <table:table-cell office:value-type="float" office:value="74.2810454545455" calcext:value-type="float">
            <text:p>74.2810454545</text:p>
          </table:table-cell>
          <table:table-cell office:value-type="float" office:value="74.3368727272727" calcext:value-type="float">
            <text:p>74.3368727273</text:p>
          </table:table-cell>
          <table:table-cell/>
          <table:table-cell table:style-name="ce1" office:value-type="string" calcext:value-type="string">
            <text:p>PETs2</text:p>
          </table:table-cell>
          <table:table-cell office:value-type="float" office:value="72.4930636363636" calcext:value-type="float">
            <text:p>72.4930636364</text:p>
          </table:table-cell>
          <table:table-cell office:value-type="float" office:value="64.0353909090909" calcext:value-type="float">
            <text:p>64.0353909091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highway1</text:p>
          </table:table-cell>
          <table:table-cell office:value-type="float" office:value="71.643025" calcext:value-type="float">
            <text:p>71.643025</text:p>
          </table:table-cell>
          <table:table-cell office:value-type="float" office:value="65.2197125" calcext:value-type="float">
            <text:p>65.2197125</text:p>
          </table:table-cell>
          <table:table-cell office:value-type="float" office:value="80.9955875" calcext:value-type="float">
            <text:p>80.9955875</text:p>
          </table:table-cell>
          <table:table-cell office:value-type="float" office:value="57.0479625" calcext:value-type="float">
            <text:p>57.0479625</text:p>
          </table:table-cell>
          <table:table-cell/>
          <table:table-cell table:style-name="ce1" office:value-type="string" calcext:value-type="string">
            <text:p>highway1</text:p>
          </table:table-cell>
          <table:table-cell office:value-type="float" office:value="71.643025" calcext:value-type="float">
            <text:p>71.643025</text:p>
          </table:table-cell>
          <table:table-cell office:value-type="float" office:value="80.9955875" calcext:value-type="float">
            <text:p>80.9955875</text:p>
          </table:table-cell>
          <table:table-cell/>
          <table:table-cell table:style-name="ce1" office:value-type="string" calcext:value-type="string">
            <text:p>highway1</text:p>
          </table:table-cell>
          <table:table-cell office:value-type="float" office:value="65.2197125" calcext:value-type="float">
            <text:p>65.2197125</text:p>
          </table:table-cell>
          <table:table-cell office:value-type="float" office:value="57.0479625" calcext:value-type="float">
            <text:p>57.0479625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highway3</text:p>
          </table:table-cell>
          <table:table-cell office:value-type="float" office:value="76.0289857142857" calcext:value-type="float">
            <text:p>76.0289857143</text:p>
          </table:table-cell>
          <table:table-cell office:value-type="float" office:value="42.5428142857143" calcext:value-type="float">
            <text:p>42.5428142857</text:p>
          </table:table-cell>
          <table:table-cell office:value-type="float" office:value="74.8753142857143" calcext:value-type="float">
            <text:p>74.8753142857</text:p>
          </table:table-cell>
          <table:table-cell office:value-type="float" office:value="46.3452142857143" calcext:value-type="float">
            <text:p>46.3452142857</text:p>
          </table:table-cell>
          <table:table-cell/>
          <table:table-cell table:style-name="ce1" office:value-type="string" calcext:value-type="string">
            <text:p>highway3</text:p>
          </table:table-cell>
          <table:table-cell office:value-type="float" office:value="76.0289857142857" calcext:value-type="float">
            <text:p>76.0289857143</text:p>
          </table:table-cell>
          <table:table-cell office:value-type="float" office:value="74.8753142857143" calcext:value-type="float">
            <text:p>74.8753142857</text:p>
          </table:table-cell>
          <table:table-cell/>
          <table:table-cell table:style-name="ce1" office:value-type="string" calcext:value-type="string">
            <text:p>highway3</text:p>
          </table:table-cell>
          <table:table-cell office:value-type="float" office:value="42.5428142857143" calcext:value-type="float">
            <text:p>42.5428142857</text:p>
          </table:table-cell>
          <table:table-cell office:value-type="float" office:value="46.3452142857143" calcext:value-type="float">
            <text:p>46.3452142857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room</text:p>
          </table:table-cell>
          <table:table-cell office:value-type="float" office:value="89.3679772727273" calcext:value-type="float">
            <text:p>89.3679772727</text:p>
          </table:table-cell>
          <table:table-cell office:value-type="float" office:value="68.0787454545455" calcext:value-type="float">
            <text:p>68.0787454545</text:p>
          </table:table-cell>
          <table:table-cell office:value-type="float" office:value="89.1040727272727" calcext:value-type="float">
            <text:p>89.1040727273</text:p>
          </table:table-cell>
          <table:table-cell office:value-type="float" office:value="73.3565818181818" calcext:value-type="float">
            <text:p>73.3565818182</text:p>
          </table:table-cell>
          <table:table-cell/>
          <table:table-cell table:style-name="ce1" office:value-type="string" calcext:value-type="string">
            <text:p>room</text:p>
          </table:table-cell>
          <table:table-cell office:value-type="float" office:value="89.3679772727273" calcext:value-type="float">
            <text:p>89.3679772727</text:p>
          </table:table-cell>
          <table:table-cell office:value-type="float" office:value="89.1040727272727" calcext:value-type="float">
            <text:p>89.1040727273</text:p>
          </table:table-cell>
          <table:table-cell/>
          <table:table-cell table:style-name="ce1" office:value-type="string" calcext:value-type="string">
            <text:p>room</text:p>
          </table:table-cell>
          <table:table-cell office:value-type="float" office:value="68.0787454545455" calcext:value-type="float">
            <text:p>68.0787454545</text:p>
          </table:table-cell>
          <table:table-cell office:value-type="float" office:value="73.3565818181818" calcext:value-type="float">
            <text:p>73.3565818182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campus</text:p>
          </table:table-cell>
          <table:table-cell office:value-type="float" office:value="97.4339578947369" calcext:value-type="float">
            <text:p>97.4339578947</text:p>
          </table:table-cell>
          <table:table-cell office:value-type="float" office:value="27.3751210526316" calcext:value-type="float">
            <text:p>27.3751210526</text:p>
          </table:table-cell>
          <table:table-cell office:value-type="float" office:value="96.4575289473684" calcext:value-type="float">
            <text:p>96.4575289474</text:p>
          </table:table-cell>
          <table:table-cell office:value-type="float" office:value="57.0481447368421" calcext:value-type="float">
            <text:p>57.0481447368</text:p>
          </table:table-cell>
          <table:table-cell/>
          <table:table-cell table:style-name="ce1" office:value-type="string" calcext:value-type="string">
            <text:p>campus</text:p>
          </table:table-cell>
          <table:table-cell office:value-type="float" office:value="97.4339578947369" calcext:value-type="float">
            <text:p>97.4339578947</text:p>
          </table:table-cell>
          <table:table-cell office:value-type="float" office:value="96.4575289473684" calcext:value-type="float">
            <text:p>96.4575289474</text:p>
          </table:table-cell>
          <table:table-cell/>
          <table:table-cell table:style-name="ce1" office:value-type="string" calcext:value-type="string">
            <text:p>campus</text:p>
          </table:table-cell>
          <table:table-cell office:value-type="float" office:value="27.3751210526316" calcext:value-type="float">
            <text:p>27.3751210526</text:p>
          </table:table-cell>
          <table:table-cell office:value-type="float" office:value="57.0481447368421" calcext:value-type="float">
            <text:p>57.0481447368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hallway</text:p>
          </table:table-cell>
          <table:table-cell office:value-type="float" office:value="93.5714" calcext:value-type="float">
            <text:p>93.5714</text:p>
          </table:table-cell>
          <table:table-cell office:value-type="float" office:value="70.6732769230769" calcext:value-type="float">
            <text:p>70.6732769231</text:p>
          </table:table-cell>
          <table:table-cell office:value-type="float" office:value="92.9114692307692" calcext:value-type="float">
            <text:p>92.9114692308</text:p>
          </table:table-cell>
          <table:table-cell office:value-type="float" office:value="78.2219153846154" calcext:value-type="float">
            <text:p>78.2219153846</text:p>
          </table:table-cell>
          <table:table-cell/>
          <table:table-cell table:style-name="ce1" office:value-type="string" calcext:value-type="string">
            <text:p>hallway</text:p>
          </table:table-cell>
          <table:table-cell office:value-type="float" office:value="93.5714" calcext:value-type="float">
            <text:p>93.5714</text:p>
          </table:table-cell>
          <table:table-cell office:value-type="float" office:value="92.9114692307692" calcext:value-type="float">
            <text:p>92.9114692308</text:p>
          </table:table-cell>
          <table:table-cell/>
          <table:table-cell table:style-name="ce1" office:value-type="string" calcext:value-type="string">
            <text:p>hallway</text:p>
          </table:table-cell>
          <table:table-cell office:value-type="float" office:value="70.6732769230769" calcext:value-type="float">
            <text:p>70.6732769231</text:p>
          </table:table-cell>
          <table:table-cell office:value-type="float" office:value="78.2219153846154" calcext:value-type="float">
            <text:p>78.2219153846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lab</text:p>
          </table:table-cell>
          <table:table-cell office:value-type="float" office:value="92.92765" calcext:value-type="float">
            <text:p>92.92765</text:p>
          </table:table-cell>
          <table:table-cell office:value-type="float" office:value="70.3716214285714" calcext:value-type="float">
            <text:p>70.3716214286</text:p>
          </table:table-cell>
          <table:table-cell office:value-type="float" office:value="93.1196" calcext:value-type="float">
            <text:p>93.1196</text:p>
          </table:table-cell>
          <table:table-cell office:value-type="float" office:value="80.1587642857143" calcext:value-type="float">
            <text:p>80.1587642857</text:p>
          </table:table-cell>
          <table:table-cell/>
          <table:table-cell table:style-name="ce1" office:value-type="string" calcext:value-type="string">
            <text:p>lab</text:p>
          </table:table-cell>
          <table:table-cell office:value-type="float" office:value="92.92765" calcext:value-type="float">
            <text:p>92.92765</text:p>
          </table:table-cell>
          <table:table-cell office:value-type="float" office:value="93.1196" calcext:value-type="float">
            <text:p>93.1196</text:p>
          </table:table-cell>
          <table:table-cell/>
          <table:table-cell table:style-name="ce1" office:value-type="string" calcext:value-type="string">
            <text:p>lab</text:p>
          </table:table-cell>
          <table:table-cell office:value-type="float" office:value="70.3716214285714" calcext:value-type="float">
            <text:p>70.3716214286</text:p>
          </table:table-cell>
          <table:table-cell office:value-type="float" office:value="80.1587642857143" calcext:value-type="float">
            <text:p>80.1587642857</text:p>
          </table:table-cell>
          <table:table-cell table:number-columns-repeated="8"/>
        </table:table-row>
      </table:table>
      <table:table table:name="HSP" table:style-name="ta1">
        <table:shapes>
          <draw:frame draw:z-index="0" draw:style-name="gr1" draw:text-style-name="P1" svg:width="0.0787in" svg:height="0.185in" svg:x="7.111in" svg:y="0in">
            <text:p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1" draw:text-style-name="P1" svg:width="6.2988in" svg:height="3.5429in" svg:x="0.0004in" svg:y="31.289in">
            <draw:object draw:notify-on-update-of-ranges="HSP.G168:HSP.G175 HSP.H167:HSP.H167 HSP.H168:HSP.H175 HSP.I167:HSP.I167 HSP.I168:HSP.I175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2" draw:style-name="gr1" draw:text-style-name="P1" svg:width="6.2988in" svg:height="3.5429in" svg:x="7.1114in" svg:y="31.289in">
            <draw:object draw:notify-on-update-of-ranges="HSP.K168:HSP.K175 HSP.L167:HSP.L167 HSP.L168:HSP.L175 HSP.M167:HSP.M167 HSP.M168:HSP.M175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3" draw:style-name="gr1" draw:text-style-name="P1" svg:width="6.2988in" svg:height="3.5429in" svg:x="10.7063in" svg:y="23.5059in">
            <draw:object draw:notify-on-update-of-ranges="HSP.B133:HSP.B133 HSP.B134:HSP.B146 HSP.F133:HSP.F133 HSP.F134:HSP.F146 HSP.L133:HSP.L133 HSP.L134:HSP.L146" xlink:href="./Object 28" xlink:type="simple" xlink:show="embed" xlink:actuate="onLoad"/>
            <draw:image xlink:href="./ObjectReplacements/Object 28" xlink:type="simple" xlink:show="embed" xlink:actuate="onLoad"/>
          </draw:frame>
        </table:shapes>
        <table:table-column table:style-name="co1" table:number-columns-repeated="13" table:default-cell-style-name="Default"/>
        <table:table-row table:style-name="ro1">
          <table:table-cell table:style-name="ce1" office:value-type="string" calcext:value-type="string">
            <text:p>PETs1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frame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O. Detection</text:p>
          </table:table-cell>
          <table:table-cell table:style-name="ce1" office:value-type="string" calcext:value-type="string">
            <text:p>O. Discrimination</text:p>
          </table:table-cell>
          <table:table-cell table:style-name="ce1" office:value-type="string" calcext:value-type="string">
            <text:p>ODD</text:p>
          </table:table-cell>
          <table:table-cell table:style-name="ce1" office:value-type="string" calcext:value-type="string">
            <text:p>NEW coneR1</text:p>
          </table:table-cell>
          <table:table-cell table:style-name="ce1" office:value-type="string" calcext:value-type="string">
            <text:p>RG – B</text:p>
          </table:table-cell>
          <table:table-cell table:style-name="ce1" office:value-type="string" calcext:value-type="string">
            <text:p>Detection</text:p>
          </table:table-cell>
          <table:table-cell table:style-name="ce1" office:value-type="string" calcext:value-type="string">
            <text:p>Discrimination</text:p>
          </table:table-cell>
          <table:table-cell table:style-name="ce1" office:value-type="string" calcext:value-type="string">
            <text:p>DD</text:p>
          </table:table-cell>
          <table:table-cell table:style-name="ce1" office:value-type="string" calcext:value-type="string">
            <text:p>DIFF</text:p>
          </table:table-cell>
          <table:table-cell/>
          <table:table-cell table:style-name="ce1" office:value-type="string" calcext:value-type="string">
            <text:p>HSV coneR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329" calcext:value-type="float">
            <text:p>0.329</text:p>
          </table:table-cell>
          <table:table-cell office:value-type="float" office:value="69.2827" calcext:value-type="float">
            <text:p>69.2827</text:p>
          </table:table-cell>
          <table:table-cell office:value-type="float" office:value="75.9517" calcext:value-type="float">
            <text:p>75.9517</text:p>
          </table:table-cell>
          <table:table-cell office:value-type="float" office:value="145.2344" calcext:value-type="float">
            <text:p>145.2344</text:p>
          </table:table-cell>
          <table:table-cell office:value-type="float" office:value="0.232719" calcext:value-type="float">
            <text:p>0.232719</text:p>
          </table:table-cell>
          <table:table-cell office:value-type="float" office:value="9.49451" calcext:value-type="float">
            <text:p>9.49451</text:p>
          </table:table-cell>
          <table:table-cell office:value-type="float" office:value="69.9578" calcext:value-type="float">
            <text:p>69.9578</text:p>
          </table:table-cell>
          <table:table-cell office:value-type="float" office:value="74.4411" calcext:value-type="float">
            <text:p>74.4411</text:p>
          </table:table-cell>
          <table:table-cell office:value-type="float" office:value="144.3989" calcext:value-type="float">
            <text:p>144.3989</text:p>
          </table:table-cell>
          <table:table-cell table:formula="of:=[.J3]-[.E3]" office:value-type="float" office:value="-0.835499999999996" calcext:value-type="float">
            <text:p>-0.8355</text:p>
          </table:table-cell>
          <table:table-cell/>
          <table:table-cell office:value-type="float" office:value="0.223804" calcext:value-type="float">
            <text:p>0.22380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31" calcext:value-type="float">
            <text:p>0.31</text:p>
          </table:table-cell>
          <table:table-cell office:value-type="float" office:value="53.108" calcext:value-type="float">
            <text:p>53.108</text:p>
          </table:table-cell>
          <table:table-cell office:value-type="float" office:value="83.4889" calcext:value-type="float">
            <text:p>83.4889</text:p>
          </table:table-cell>
          <table:table-cell office:value-type="float" office:value="136.5969" calcext:value-type="float">
            <text:p>136.5969</text:p>
          </table:table-cell>
          <table:table-cell office:value-type="float" office:value="0.264429" calcext:value-type="float">
            <text:p>0.264429</text:p>
          </table:table-cell>
          <table:table-cell office:value-type="float" office:value="13.1638" calcext:value-type="float">
            <text:p>13.1638</text:p>
          </table:table-cell>
          <table:table-cell office:value-type="float" office:value="53.5305" calcext:value-type="float">
            <text:p>53.5305</text:p>
          </table:table-cell>
          <table:table-cell office:value-type="float" office:value="82.2619" calcext:value-type="float">
            <text:p>82.2619</text:p>
          </table:table-cell>
          <table:table-cell office:value-type="float" office:value="135.7924" calcext:value-type="float">
            <text:p>135.7924</text:p>
          </table:table-cell>
          <table:table-cell table:formula="of:=[.J4]-[.E4]" office:value-type="float" office:value="-0.804500000000019" calcext:value-type="float">
            <text:p>-0.8045</text:p>
          </table:table-cell>
          <table:table-cell/>
          <table:table-cell office:value-type="float" office:value="0.246728" calcext:value-type="float">
            <text:p>0.246728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278" calcext:value-type="float">
            <text:p>0.278</text:p>
          </table:table-cell>
          <table:table-cell office:value-type="float" office:value="65.6433" calcext:value-type="float">
            <text:p>65.6433</text:p>
          </table:table-cell>
          <table:table-cell office:value-type="float" office:value="67.6909" calcext:value-type="float">
            <text:p>67.6909</text:p>
          </table:table-cell>
          <table:table-cell office:value-type="float" office:value="133.3342" calcext:value-type="float">
            <text:p>133.3342</text:p>
          </table:table-cell>
          <table:table-cell office:value-type="float" office:value="0.376605" calcext:value-type="float">
            <text:p>0.376605</text:p>
          </table:table-cell>
          <table:table-cell office:value-type="float" office:value="8.83991" calcext:value-type="float">
            <text:p>8.83991</text:p>
          </table:table-cell>
          <table:table-cell office:value-type="float" office:value="62.4269" calcext:value-type="float">
            <text:p>62.4269</text:p>
          </table:table-cell>
          <table:table-cell office:value-type="float" office:value="69.7244" calcext:value-type="float">
            <text:p>69.7244</text:p>
          </table:table-cell>
          <table:table-cell office:value-type="float" office:value="132.1513" calcext:value-type="float">
            <text:p>132.1513</text:p>
          </table:table-cell>
          <table:table-cell table:formula="of:=[.J5]-[.E5]" office:value-type="float" office:value="-1.18290000000002" calcext:value-type="float">
            <text:p>-1.1829</text:p>
          </table:table-cell>
          <table:table-cell/>
          <table:table-cell office:value-type="float" office:value="0.402792" calcext:value-type="float">
            <text:p>0.40279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382" calcext:value-type="float">
            <text:p>0.382</text:p>
          </table:table-cell>
          <table:table-cell office:value-type="float" office:value="66.2295" calcext:value-type="float">
            <text:p>66.2295</text:p>
          </table:table-cell>
          <table:table-cell office:value-type="float" office:value="64.7059" calcext:value-type="float">
            <text:p>64.7059</text:p>
          </table:table-cell>
          <table:table-cell office:value-type="float" office:value="130.9354" calcext:value-type="float">
            <text:p>130.9354</text:p>
          </table:table-cell>
          <table:table-cell office:value-type="float" office:value="0.425703" calcext:value-type="float">
            <text:p>0.425703</text:p>
          </table:table-cell>
          <table:table-cell office:value-type="float" office:value="6.40328" calcext:value-type="float">
            <text:p>6.40328</text:p>
          </table:table-cell>
          <table:table-cell office:value-type="float" office:value="61.6393" calcext:value-type="float">
            <text:p>61.6393</text:p>
          </table:table-cell>
          <table:table-cell office:value-type="float" office:value="69.3416" calcext:value-type="float">
            <text:p>69.3416</text:p>
          </table:table-cell>
          <table:table-cell office:value-type="float" office:value="130.9809" calcext:value-type="float">
            <text:p>130.9809</text:p>
          </table:table-cell>
          <table:table-cell table:formula="of:=[.J6]-[.E6]" office:value-type="float" office:value="0.0455000000000041" calcext:value-type="float">
            <text:p>0.0455</text:p>
          </table:table-cell>
          <table:table-cell/>
          <table:table-cell office:value-type="float" office:value="0.393097" calcext:value-type="float">
            <text:p>0.393097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28" calcext:value-type="float">
            <text:p>0.28</text:p>
          </table:table-cell>
          <table:table-cell office:value-type="float" office:value="79.6947" calcext:value-type="float">
            <text:p>79.6947</text:p>
          </table:table-cell>
          <table:table-cell office:value-type="float" office:value="76.039" calcext:value-type="float">
            <text:p>76.039</text:p>
          </table:table-cell>
          <table:table-cell office:value-type="float" office:value="155.7337" calcext:value-type="float">
            <text:p>155.7337</text:p>
          </table:table-cell>
          <table:table-cell office:value-type="float" office:value="0.21929" calcext:value-type="float">
            <text:p>0.21929</text:p>
          </table:table-cell>
          <table:table-cell office:value-type="float" office:value="17.0332" calcext:value-type="float">
            <text:p>17.0332</text:p>
          </table:table-cell>
          <table:table-cell office:value-type="float" office:value="82.1374" calcext:value-type="float">
            <text:p>82.1374</text:p>
          </table:table-cell>
          <table:table-cell office:value-type="float" office:value="73.3445" calcext:value-type="float">
            <text:p>73.3445</text:p>
          </table:table-cell>
          <table:table-cell office:value-type="float" office:value="155.4819" calcext:value-type="float">
            <text:p>155.4819</text:p>
          </table:table-cell>
          <table:table-cell table:formula="of:=[.J7]-[.E7]" office:value-type="float" office:value="-0.251800000000003" calcext:value-type="float">
            <text:p>-0.2518</text:p>
          </table:table-cell>
          <table:table-cell/>
          <table:table-cell office:value-type="float" office:value="0.192245" calcext:value-type="float">
            <text:p>0.19224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311" calcext:value-type="float">
            <text:p>0.311</text:p>
          </table:table-cell>
          <table:table-cell office:value-type="float" office:value="78.6989" calcext:value-type="float">
            <text:p>78.6989</text:p>
          </table:table-cell>
          <table:table-cell office:value-type="float" office:value="73.8816" calcext:value-type="float">
            <text:p>73.8816</text:p>
          </table:table-cell>
          <table:table-cell office:value-type="float" office:value="152.5805" calcext:value-type="float">
            <text:p>152.5805</text:p>
          </table:table-cell>
          <table:table-cell office:value-type="float" office:value="0.234673" calcext:value-type="float">
            <text:p>0.234673</text:p>
          </table:table-cell>
          <table:table-cell office:value-type="float" office:value="12.2236" calcext:value-type="float">
            <text:p>12.2236</text:p>
          </table:table-cell>
          <table:table-cell office:value-type="float" office:value="80.223" calcext:value-type="float">
            <text:p>80.223</text:p>
          </table:table-cell>
          <table:table-cell office:value-type="float" office:value="70.568" calcext:value-type="float">
            <text:p>70.568</text:p>
          </table:table-cell>
          <table:table-cell office:value-type="float" office:value="150.791" calcext:value-type="float">
            <text:p>150.791</text:p>
          </table:table-cell>
          <table:table-cell table:formula="of:=[.J8]-[.E8]" office:value-type="float" office:value="-1.7895" calcext:value-type="float">
            <text:p>-1.7895</text:p>
          </table:table-cell>
          <table:table-cell/>
          <table:table-cell office:value-type="float" office:value="0.222533" calcext:value-type="float">
            <text:p>0.222533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324" calcext:value-type="float">
            <text:p>0.324</text:p>
          </table:table-cell>
          <table:table-cell office:value-type="float" office:value="68.8791" calcext:value-type="float">
            <text:p>68.8791</text:p>
          </table:table-cell>
          <table:table-cell office:value-type="float" office:value="66.9706" calcext:value-type="float">
            <text:p>66.9706</text:p>
          </table:table-cell>
          <table:table-cell office:value-type="float" office:value="135.8497" calcext:value-type="float">
            <text:p>135.8497</text:p>
          </table:table-cell>
          <table:table-cell office:value-type="float" office:value="0.277062" calcext:value-type="float">
            <text:p>0.277062</text:p>
          </table:table-cell>
          <table:table-cell office:value-type="float" office:value="11.0193" calcext:value-type="float">
            <text:p>11.0193</text:p>
          </table:table-cell>
          <table:table-cell office:value-type="float" office:value="69.4548" calcext:value-type="float">
            <text:p>69.4548</text:p>
          </table:table-cell>
          <table:table-cell office:value-type="float" office:value="65.518" calcext:value-type="float">
            <text:p>65.518</text:p>
          </table:table-cell>
          <table:table-cell office:value-type="float" office:value="134.9728" calcext:value-type="float">
            <text:p>134.9728</text:p>
          </table:table-cell>
          <table:table-cell table:formula="of:=[.J9]-[.E9]" office:value-type="float" office:value="-0.876900000000006" calcext:value-type="float">
            <text:p>-0.8769</text:p>
          </table:table-cell>
          <table:table-cell/>
          <table:table-cell office:value-type="float" office:value="0.265211" calcext:value-type="float">
            <text:p>0.26521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315" calcext:value-type="float">
            <text:p>0.315</text:p>
          </table:table-cell>
          <table:table-cell office:value-type="float" office:value="71.5467" calcext:value-type="float">
            <text:p>71.5467</text:p>
          </table:table-cell>
          <table:table-cell office:value-type="float" office:value="68.4584" calcext:value-type="float">
            <text:p>68.4584</text:p>
          </table:table-cell>
          <table:table-cell office:value-type="float" office:value="140.0051" calcext:value-type="float">
            <text:p>140.0051</text:p>
          </table:table-cell>
          <table:table-cell office:value-type="float" office:value="0.288456" calcext:value-type="float">
            <text:p>0.288456</text:p>
          </table:table-cell>
          <table:table-cell office:value-type="float" office:value="11.6313" calcext:value-type="float">
            <text:p>11.6313</text:p>
          </table:table-cell>
          <table:table-cell office:value-type="float" office:value="72.0817" calcext:value-type="float">
            <text:p>72.0817</text:p>
          </table:table-cell>
          <table:table-cell office:value-type="float" office:value="68.0462" calcext:value-type="float">
            <text:p>68.0462</text:p>
          </table:table-cell>
          <table:table-cell office:value-type="float" office:value="140.1279" calcext:value-type="float">
            <text:p>140.1279</text:p>
          </table:table-cell>
          <table:table-cell table:formula="of:=[.J10]-[.E10]" office:value-type="float" office:value="0.122800000000012" calcext:value-type="float">
            <text:p>0.1228</text:p>
          </table:table-cell>
          <table:table-cell/>
          <table:table-cell office:value-type="float" office:value="0.288086" calcext:value-type="float">
            <text:p>0.288086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297" calcext:value-type="float">
            <text:p>0.297</text:p>
          </table:table-cell>
          <table:table-cell office:value-type="float" office:value="63.1347" calcext:value-type="float">
            <text:p>63.1347</text:p>
          </table:table-cell>
          <table:table-cell office:value-type="float" office:value="80.6748" calcext:value-type="float">
            <text:p>80.6748</text:p>
          </table:table-cell>
          <table:table-cell office:value-type="float" office:value="143.8095" calcext:value-type="float">
            <text:p>143.8095</text:p>
          </table:table-cell>
          <table:table-cell office:value-type="float" office:value="0.0629957" calcext:value-type="float">
            <text:p>0.0629957</text:p>
          </table:table-cell>
          <table:table-cell office:value-type="float" office:value="35.1038" calcext:value-type="float">
            <text:p>35.1038</text:p>
          </table:table-cell>
          <table:table-cell office:value-type="float" office:value="64.4592" calcext:value-type="float">
            <text:p>64.4592</text:p>
          </table:table-cell>
          <table:table-cell office:value-type="float" office:value="71.434" calcext:value-type="float">
            <text:p>71.434</text:p>
          </table:table-cell>
          <table:table-cell office:value-type="float" office:value="135.8932" calcext:value-type="float">
            <text:p>135.8932</text:p>
          </table:table-cell>
          <table:table-cell table:formula="of:=[.J11]-[.E11]" office:value-type="float" office:value="-7.91630000000001" calcext:value-type="float">
            <text:p>-7.9163</text:p>
          </table:table-cell>
          <table:table-cell/>
          <table:table-cell office:value-type="float" office:value="0.0550418" calcext:value-type="float">
            <text:p>0.0550418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329" calcext:value-type="float">
            <text:p>0.329</text:p>
          </table:table-cell>
          <table:table-cell office:value-type="float" office:value="79.3729" calcext:value-type="float">
            <text:p>79.3729</text:p>
          </table:table-cell>
          <table:table-cell office:value-type="float" office:value="66.0321" calcext:value-type="float">
            <text:p>66.0321</text:p>
          </table:table-cell>
          <table:table-cell office:value-type="float" office:value="145.405" calcext:value-type="float">
            <text:p>145.405</text:p>
          </table:table-cell>
          <table:table-cell office:value-type="float" office:value="0.10939" calcext:value-type="float">
            <text:p>0.10939</text:p>
          </table:table-cell>
          <table:table-cell office:value-type="float" office:value="31.5454" calcext:value-type="float">
            <text:p>31.5454</text:p>
          </table:table-cell>
          <table:table-cell office:value-type="float" office:value="86.3036" calcext:value-type="float">
            <text:p>86.3036</text:p>
          </table:table-cell>
          <table:table-cell office:value-type="float" office:value="47.0942" calcext:value-type="float">
            <text:p>47.0942</text:p>
          </table:table-cell>
          <table:table-cell office:value-type="float" office:value="133.3978" calcext:value-type="float">
            <text:p>133.3978</text:p>
          </table:table-cell>
          <table:table-cell table:formula="of:=[.J12]-[.E12]" office:value-type="float" office:value="-12.0072" calcext:value-type="float">
            <text:p>-12.0072</text:p>
          </table:table-cell>
          <table:table-cell/>
          <table:table-cell office:value-type="float" office:value="0.117233" calcext:value-type="float">
            <text:p>0.117233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304" calcext:value-type="float">
            <text:p>0.304</text:p>
          </table:table-cell>
          <table:table-cell office:value-type="float" office:value="89.7321" calcext:value-type="float">
            <text:p>89.7321</text:p>
          </table:table-cell>
          <table:table-cell office:value-type="float" office:value="57.1618" calcext:value-type="float">
            <text:p>57.1618</text:p>
          </table:table-cell>
          <table:table-cell office:value-type="float" office:value="146.8939" calcext:value-type="float">
            <text:p>146.8939</text:p>
          </table:table-cell>
          <table:table-cell office:value-type="float" office:value="0.307931" calcext:value-type="float">
            <text:p>0.307931</text:p>
          </table:table-cell>
          <table:table-cell office:value-type="float" office:value="5.07478" calcext:value-type="float">
            <text:p>5.07478</text:p>
          </table:table-cell>
          <table:table-cell office:value-type="float" office:value="89.5089" calcext:value-type="float">
            <text:p>89.5089</text:p>
          </table:table-cell>
          <table:table-cell office:value-type="float" office:value="57.2281" calcext:value-type="float">
            <text:p>57.2281</text:p>
          </table:table-cell>
          <table:table-cell office:value-type="float" office:value="146.737" calcext:value-type="float">
            <text:p>146.737</text:p>
          </table:table-cell>
          <table:table-cell table:formula="of:=[.J13]-[.E13]" office:value-type="float" office:value="-0.156900000000007" calcext:value-type="float">
            <text:p>-0.1569</text:p>
          </table:table-cell>
          <table:table-cell/>
          <table:table-cell office:value-type="float" office:value="0.324891" calcext:value-type="float">
            <text:p>0.324891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.334" calcext:value-type="float">
            <text:p>0.334</text:p>
          </table:table-cell>
          <table:table-cell office:value-type="float" office:value="88.5057" calcext:value-type="float">
            <text:p>88.5057</text:p>
          </table:table-cell>
          <table:table-cell office:value-type="float" office:value="80.3523" calcext:value-type="float">
            <text:p>80.3523</text:p>
          </table:table-cell>
          <table:table-cell office:value-type="float" office:value="168.858" calcext:value-type="float">
            <text:p>168.858</text:p>
          </table:table-cell>
          <table:table-cell office:value-type="float" office:value="0.222359" calcext:value-type="float">
            <text:p>0.222359</text:p>
          </table:table-cell>
          <table:table-cell office:value-type="float" office:value="18.7734" calcext:value-type="float">
            <text:p>18.7734</text:p>
          </table:table-cell>
          <table:table-cell office:value-type="float" office:value="89.1626" calcext:value-type="float">
            <text:p>89.1626</text:p>
          </table:table-cell>
          <table:table-cell office:value-type="float" office:value="78.4553" calcext:value-type="float">
            <text:p>78.4553</text:p>
          </table:table-cell>
          <table:table-cell office:value-type="float" office:value="167.6179" calcext:value-type="float">
            <text:p>167.6179</text:p>
          </table:table-cell>
          <table:table-cell table:formula="of:=[.J14]-[.E14]" office:value-type="float" office:value="-1.24010000000001" calcext:value-type="float">
            <text:p>-1.2401</text:p>
          </table:table-cell>
          <table:table-cell/>
          <table:table-cell office:value-type="float" office:value="0.173734" calcext:value-type="float">
            <text:p>0.173734</text:p>
          </table:table-cell>
        </table:table-row>
        <table:table-row table:style-name="ro1">
          <table:table-cell/>
          <table:table-cell table:style-name="ce1" office:value-type="string" calcext:value-type="string">
            <text:p>AVG →</text:p>
          </table:table-cell>
          <table:table-cell table:formula="of:=AVERAGE([.C3:.C14])" office:value-type="float" office:value="72.819025" calcext:value-type="float">
            <text:p>72.819025</text:p>
          </table:table-cell>
          <table:table-cell table:formula="of:=AVERAGE([.D3:.D14])" office:value-type="float" office:value="71.784" calcext:value-type="float">
            <text:p>71.784</text:p>
          </table:table-cell>
          <table:table-cell table:formula="of:=AVERAGE([.E3:.E14])" office:value-type="float" office:value="144.603025" calcext:value-type="float">
            <text:p>144.603025</text:p>
          </table:table-cell>
          <table:table-cell table:formula="of:=AVERAGE([.F3:.F14])" office:value-type="float" office:value="0.251801058333333" calcext:value-type="float">
            <text:p>0.2518010583</text:p>
          </table:table-cell>
          <table:table-cell table:formula="of:=AVERAGE([.G3:.G14])" office:value-type="float" office:value="15.0255233333333" calcext:value-type="float">
            <text:p>15.0255233333</text:p>
          </table:table-cell>
          <table:table-cell table:formula="of:=AVERAGE([.H3:.H14])" office:value-type="float" office:value="73.4071416666667" calcext:value-type="float">
            <text:p>73.4071416667</text:p>
          </table:table-cell>
          <table:table-cell table:formula="of:=AVERAGE([.I3:.I14])" office:value-type="float" office:value="68.954775" calcext:value-type="float">
            <text:p>68.954775</text:p>
          </table:table-cell>
          <table:table-cell table:formula="of:=AVERAGE([.J3:.J14])" office:value-type="float" office:value="142.361916666667" calcext:value-type="float">
            <text:p>142.3619166667</text:p>
          </table:table-cell>
          <table:table-cell table:formula="of:=AVERAGE([.K3:.K14])" office:value-type="float" office:value="-2.24110833333334" calcext:value-type="float">
            <text:p>-2.241108333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PETs2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frame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O. Detection</text:p>
          </table:table-cell>
          <table:table-cell table:style-name="ce1" office:value-type="string" calcext:value-type="string">
            <text:p>O. Discrimination</text:p>
          </table:table-cell>
          <table:table-cell table:style-name="ce1" office:value-type="string" calcext:value-type="string">
            <text:p>ODD</text:p>
          </table:table-cell>
          <table:table-cell table:style-name="ce1" office:value-type="string" calcext:value-type="string">
            <text:p>NEW coneR1</text:p>
          </table:table-cell>
          <table:table-cell table:style-name="ce1" office:value-type="string" calcext:value-type="string">
            <text:p>RG – B</text:p>
          </table:table-cell>
          <table:table-cell table:style-name="ce1" office:value-type="string" calcext:value-type="string">
            <text:p>Detection</text:p>
          </table:table-cell>
          <table:table-cell table:style-name="ce1" office:value-type="string" calcext:value-type="string">
            <text:p>Discrimination</text:p>
          </table:table-cell>
          <table:table-cell table:style-name="ce1" office:value-type="string" calcext:value-type="string">
            <text:p>DD</text:p>
          </table:table-cell>
          <table:table-cell table:style-name="ce1" office:value-type="string" calcext:value-type="string">
            <text:p>DIFF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591" calcext:value-type="float">
            <text:p>0.591</text:p>
          </table:table-cell>
          <table:table-cell office:value-type="float" office:value="68.0879" calcext:value-type="float">
            <text:p>68.0879</text:p>
          </table:table-cell>
          <table:table-cell office:value-type="float" office:value="76.4585" calcext:value-type="float">
            <text:p>76.4585</text:p>
          </table:table-cell>
          <table:table-cell office:value-type="float" office:value="144.5464" calcext:value-type="float">
            <text:p>144.5464</text:p>
          </table:table-cell>
          <table:table-cell office:value-type="float" office:value="0.442597" calcext:value-type="float">
            <text:p>0.442597</text:p>
          </table:table-cell>
          <table:table-cell office:value-type="float" office:value="1.35043" calcext:value-type="float">
            <text:p>1.35043</text:p>
          </table:table-cell>
          <table:table-cell office:value-type="float" office:value="68.0879" calcext:value-type="float">
            <text:p>68.0879</text:p>
          </table:table-cell>
          <table:table-cell office:value-type="float" office:value="79.7339" calcext:value-type="float">
            <text:p>79.7339</text:p>
          </table:table-cell>
          <table:table-cell office:value-type="float" office:value="147.8218" calcext:value-type="float">
            <text:p>147.8218</text:p>
          </table:table-cell>
          <table:table-cell table:formula="of:=[.J18]-[.E18]" office:value-type="float" office:value="3.27539999999999" calcext:value-type="float">
            <text:p>3.2754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639" calcext:value-type="float">
            <text:p>0.639</text:p>
          </table:table-cell>
          <table:table-cell office:value-type="float" office:value="33.5938" calcext:value-type="float">
            <text:p>33.5938</text:p>
          </table:table-cell>
          <table:table-cell office:value-type="float" office:value="84.7328" calcext:value-type="float">
            <text:p>84.7328</text:p>
          </table:table-cell>
          <table:table-cell office:value-type="float" office:value="118.3266" calcext:value-type="float">
            <text:p>118.3266</text:p>
          </table:table-cell>
          <table:table-cell office:value-type="float" office:value="0.356034" calcext:value-type="float">
            <text:p>0.356034</text:p>
          </table:table-cell>
          <table:table-cell office:value-type="float" office:value="-3.86621" calcext:value-type="float">
            <text:p>-3.86621</text:p>
          </table:table-cell>
          <table:table-cell office:value-type="float" office:value="33.5938" calcext:value-type="float">
            <text:p>33.5938</text:p>
          </table:table-cell>
          <table:table-cell office:value-type="float" office:value="85.6953" calcext:value-type="float">
            <text:p>85.6953</text:p>
          </table:table-cell>
          <table:table-cell office:value-type="float" office:value="119.2891" calcext:value-type="float">
            <text:p>119.2891</text:p>
          </table:table-cell>
          <table:table-cell table:formula="of:=[.J19]-[.E19]" office:value-type="float" office:value="0.962500000000006" calcext:value-type="float">
            <text:p>0.9625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499" calcext:value-type="float">
            <text:p>0.499</text:p>
          </table:table-cell>
          <table:table-cell office:value-type="float" office:value="33.9921" calcext:value-type="float">
            <text:p>33.9921</text:p>
          </table:table-cell>
          <table:table-cell office:value-type="float" office:value="84.0453" calcext:value-type="float">
            <text:p>84.0453</text:p>
          </table:table-cell>
          <table:table-cell office:value-type="float" office:value="118.0374" calcext:value-type="float">
            <text:p>118.0374</text:p>
          </table:table-cell>
          <table:table-cell office:value-type="float" office:value="0.328954" calcext:value-type="float">
            <text:p>0.328954</text:p>
          </table:table-cell>
          <table:table-cell office:value-type="float" office:value="-0.184782" calcext:value-type="float">
            <text:p>-0.184782</text:p>
          </table:table-cell>
          <table:table-cell office:value-type="float" office:value="33.9921" calcext:value-type="float">
            <text:p>33.9921</text:p>
          </table:table-cell>
          <table:table-cell office:value-type="float" office:value="84.5248" calcext:value-type="float">
            <text:p>84.5248</text:p>
          </table:table-cell>
          <table:table-cell office:value-type="float" office:value="118.5169" calcext:value-type="float">
            <text:p>118.5169</text:p>
          </table:table-cell>
          <table:table-cell table:formula="of:=[.J20]-[.E20]" office:value-type="float" office:value="0.479500000000002" calcext:value-type="float">
            <text:p>0.4795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448" calcext:value-type="float">
            <text:p>0.448</text:p>
          </table:table-cell>
          <table:table-cell office:value-type="float" office:value="99.115" calcext:value-type="float">
            <text:p>99.115</text:p>
          </table:table-cell>
          <table:table-cell office:value-type="float" office:value="66.7976" calcext:value-type="float">
            <text:p>66.7976</text:p>
          </table:table-cell>
          <table:table-cell office:value-type="float" office:value="165.9126" calcext:value-type="float">
            <text:p>165.9126</text:p>
          </table:table-cell>
          <table:table-cell office:value-type="float" office:value="0.0931464" calcext:value-type="float">
            <text:p>0.0931464</text:p>
          </table:table-cell>
          <table:table-cell office:value-type="float" office:value="14.1106" calcext:value-type="float">
            <text:p>14.1106</text:p>
          </table:table-cell>
          <table:table-cell office:value-type="float" office:value="99.115" calcext:value-type="float">
            <text:p>99.115</text:p>
          </table:table-cell>
          <table:table-cell office:value-type="float" office:value="30.6483" calcext:value-type="float">
            <text:p>30.6483</text:p>
          </table:table-cell>
          <table:table-cell office:value-type="float" office:value="129.7633" calcext:value-type="float">
            <text:p>129.7633</text:p>
          </table:table-cell>
          <table:table-cell table:formula="of:=[.J21]-[.E21]" office:value-type="float" office:value="-36.1493" calcext:value-type="float">
            <text:p>-36.1493</text:p>
          </table:table-cell>
          <table:table-cell table:number-columns-repeated="2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442" calcext:value-type="float">
            <text:p>0.442</text:p>
          </table:table-cell>
          <table:table-cell office:value-type="float" office:value="99.2218" calcext:value-type="float">
            <text:p>99.2218</text:p>
          </table:table-cell>
          <table:table-cell office:value-type="float" office:value="70.5216" calcext:value-type="float">
            <text:p>70.5216</text:p>
          </table:table-cell>
          <table:table-cell office:value-type="float" office:value="169.7434" calcext:value-type="float">
            <text:p>169.7434</text:p>
          </table:table-cell>
          <table:table-cell office:value-type="float" office:value="0.101681" calcext:value-type="float">
            <text:p>0.101681</text:p>
          </table:table-cell>
          <table:table-cell office:value-type="float" office:value="15.6394" calcext:value-type="float">
            <text:p>15.6394</text:p>
          </table:table-cell>
          <table:table-cell office:value-type="float" office:value="99.2218" calcext:value-type="float">
            <text:p>99.2218</text:p>
          </table:table-cell>
          <table:table-cell office:value-type="float" office:value="57.8245" calcext:value-type="float">
            <text:p>57.8245</text:p>
          </table:table-cell>
          <table:table-cell office:value-type="float" office:value="157.0463" calcext:value-type="float">
            <text:p>157.0463</text:p>
          </table:table-cell>
          <table:table-cell table:formula="of:=[.J22]-[.E22]" office:value-type="float" office:value="-12.6971" calcext:value-type="float">
            <text:p>-12.6971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471" calcext:value-type="float">
            <text:p>0.471</text:p>
          </table:table-cell>
          <table:table-cell office:value-type="float" office:value="100" calcext:value-type="float">
            <text:p>100</text:p>
          </table:table-cell>
          <table:table-cell office:value-type="float" office:value="66.2837" calcext:value-type="float">
            <text:p>66.2837</text:p>
          </table:table-cell>
          <table:table-cell office:value-type="float" office:value="166.2837" calcext:value-type="float">
            <text:p>166.2837</text:p>
          </table:table-cell>
          <table:table-cell office:value-type="float" office:value="0.130534" calcext:value-type="float">
            <text:p>0.130534</text:p>
          </table:table-cell>
          <table:table-cell office:value-type="float" office:value="15.7166" calcext:value-type="float">
            <text:p>15.7166</text:p>
          </table:table-cell>
          <table:table-cell office:value-type="float" office:value="100" calcext:value-type="float">
            <text:p>100</text:p>
          </table:table-cell>
          <table:table-cell office:value-type="float" office:value="49.5802" calcext:value-type="float">
            <text:p>49.5802</text:p>
          </table:table-cell>
          <table:table-cell office:value-type="float" office:value="149.5802" calcext:value-type="float">
            <text:p>149.5802</text:p>
          </table:table-cell>
          <table:table-cell table:formula="of:=[.J23]-[.E23]" office:value-type="float" office:value="-16.7035" calcext:value-type="float">
            <text:p>-16.7035</text:p>
          </table:table-cell>
          <table:table-cell table:number-columns-repeated="2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391" calcext:value-type="float">
            <text:p>0.391</text:p>
          </table:table-cell>
          <table:table-cell office:value-type="float" office:value="96.9161" calcext:value-type="float">
            <text:p>96.9161</text:p>
          </table:table-cell>
          <table:table-cell office:value-type="float" office:value="76.2933" calcext:value-type="float">
            <text:p>76.2933</text:p>
          </table:table-cell>
          <table:table-cell office:value-type="float" office:value="173.2094" calcext:value-type="float">
            <text:p>173.2094</text:p>
          </table:table-cell>
          <table:table-cell office:value-type="float" office:value="0.170975" calcext:value-type="float">
            <text:p>0.170975</text:p>
          </table:table-cell>
          <table:table-cell office:value-type="float" office:value="17.8046" calcext:value-type="float">
            <text:p>17.8046</text:p>
          </table:table-cell>
          <table:table-cell office:value-type="float" office:value="97.1689" calcext:value-type="float">
            <text:p>97.1689</text:p>
          </table:table-cell>
          <table:table-cell office:value-type="float" office:value="71.0517" calcext:value-type="float">
            <text:p>71.0517</text:p>
          </table:table-cell>
          <table:table-cell office:value-type="float" office:value="168.2206" calcext:value-type="float">
            <text:p>168.2206</text:p>
          </table:table-cell>
          <table:table-cell table:formula="of:=[.J24]-[.E24]" office:value-type="float" office:value="-4.9888" calcext:value-type="float">
            <text:p>-4.9888</text:p>
          </table:table-cell>
          <table:table-cell table:number-columns-repeated="2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356" calcext:value-type="float">
            <text:p>0.356</text:p>
          </table:table-cell>
          <table:table-cell office:value-type="float" office:value="92.2688" calcext:value-type="float">
            <text:p>92.2688</text:p>
          </table:table-cell>
          <table:table-cell office:value-type="float" office:value="74.164" calcext:value-type="float">
            <text:p>74.164</text:p>
          </table:table-cell>
          <table:table-cell office:value-type="float" office:value="166.4328" calcext:value-type="float">
            <text:p>166.4328</text:p>
          </table:table-cell>
          <table:table-cell office:value-type="float" office:value="0.183942" calcext:value-type="float">
            <text:p>0.183942</text:p>
          </table:table-cell>
          <table:table-cell office:value-type="float" office:value="25.2074" calcext:value-type="float">
            <text:p>25.2074</text:p>
          </table:table-cell>
          <table:table-cell office:value-type="float" office:value="92.6301" calcext:value-type="float">
            <text:p>92.6301</text:p>
          </table:table-cell>
          <table:table-cell office:value-type="float" office:value="70.0288" calcext:value-type="float">
            <text:p>70.0288</text:p>
          </table:table-cell>
          <table:table-cell office:value-type="float" office:value="162.6589" calcext:value-type="float">
            <text:p>162.6589</text:p>
          </table:table-cell>
          <table:table-cell table:formula="of:=[.J25]-[.E25]" office:value-type="float" office:value="-3.7739" calcext:value-type="float">
            <text:p>-3.7739</text:p>
          </table:table-cell>
          <table:table-cell table:number-columns-repeated="2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498" calcext:value-type="float">
            <text:p>0.498</text:p>
          </table:table-cell>
          <table:table-cell office:value-type="float" office:value="100" calcext:value-type="float">
            <text:p>100</text:p>
          </table:table-cell>
          <table:table-cell office:value-type="float" office:value="62.7468" calcext:value-type="float">
            <text:p>62.7468</text:p>
          </table:table-cell>
          <table:table-cell office:value-type="float" office:value="162.7468" calcext:value-type="float">
            <text:p>162.7468</text:p>
          </table:table-cell>
          <table:table-cell office:value-type="float" office:value="0.106983" calcext:value-type="float">
            <text:p>0.106983</text:p>
          </table:table-cell>
          <table:table-cell office:value-type="float" office:value="15.5658" calcext:value-type="float">
            <text:p>15.5658</text:p>
          </table:table-cell>
          <table:table-cell office:value-type="float" office:value="100" calcext:value-type="float">
            <text:p>100</text:p>
          </table:table-cell>
          <table:table-cell office:value-type="float" office:value="42.6829" calcext:value-type="float">
            <text:p>42.6829</text:p>
          </table:table-cell>
          <table:table-cell office:value-type="float" office:value="142.6829" calcext:value-type="float">
            <text:p>142.6829</text:p>
          </table:table-cell>
          <table:table-cell table:formula="of:=[.J26]-[.E26]" office:value-type="float" office:value="-20.0639" calcext:value-type="float">
            <text:p>-20.0639</text:p>
          </table:table-cell>
          <table:table-cell table:number-columns-repeated="2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73" calcext:value-type="float">
            <text:p>0.73</text:p>
          </table:table-cell>
          <table:table-cell office:value-type="float" office:value="20.2454" calcext:value-type="float">
            <text:p>20.2454</text:p>
          </table:table-cell>
          <table:table-cell office:value-type="float" office:value="65.5239" calcext:value-type="float">
            <text:p>65.5239</text:p>
          </table:table-cell>
          <table:table-cell office:value-type="float" office:value="85.7693" calcext:value-type="float">
            <text:p>85.7693</text:p>
          </table:table-cell>
          <table:table-cell office:value-type="float" office:value="0.438657" calcext:value-type="float">
            <text:p>0.438657</text:p>
          </table:table-cell>
          <table:table-cell office:value-type="float" office:value="-19.4049" calcext:value-type="float">
            <text:p>-19.4049</text:p>
          </table:table-cell>
          <table:table-cell office:value-type="float" office:value="20.2454" calcext:value-type="float">
            <text:p>20.2454</text:p>
          </table:table-cell>
          <table:table-cell office:value-type="float" office:value="70.9573" calcext:value-type="float">
            <text:p>70.9573</text:p>
          </table:table-cell>
          <table:table-cell office:value-type="float" office:value="91.2027" calcext:value-type="float">
            <text:p>91.2027</text:p>
          </table:table-cell>
          <table:table-cell table:formula="of:=[.J27]-[.E27]" office:value-type="float" office:value="5.43339999999999" calcext:value-type="float">
            <text:p>5.4334</text:p>
          </table:table-cell>
          <table:table-cell table:number-columns-repeated="2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.454" calcext:value-type="float">
            <text:p>0.454</text:p>
          </table:table-cell>
          <table:table-cell office:value-type="float" office:value="73.6506" calcext:value-type="float">
            <text:p>73.6506</text:p>
          </table:table-cell>
          <table:table-cell office:value-type="float" office:value="69.8562" calcext:value-type="float">
            <text:p>69.8562</text:p>
          </table:table-cell>
          <table:table-cell office:value-type="float" office:value="143.5068" calcext:value-type="float">
            <text:p>143.5068</text:p>
          </table:table-cell>
          <table:table-cell office:value-type="float" office:value="0.327189" calcext:value-type="float">
            <text:p>0.327189</text:p>
          </table:table-cell>
          <table:table-cell office:value-type="float" office:value="1.28294" calcext:value-type="float">
            <text:p>1.28294</text:p>
          </table:table-cell>
          <table:table-cell office:value-type="float" office:value="73.6506" calcext:value-type="float">
            <text:p>73.6506</text:p>
          </table:table-cell>
          <table:table-cell office:value-type="float" office:value="72.0535" calcext:value-type="float">
            <text:p>72.0535</text:p>
          </table:table-cell>
          <table:table-cell office:value-type="float" office:value="145.7041" calcext:value-type="float">
            <text:p>145.7041</text:p>
          </table:table-cell>
          <table:table-cell table:formula="of:=[.J28]-[.E28]" office:value-type="float" office:value="2.19730000000001" calcext:value-type="float">
            <text:p>2.1973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AVG →</text:p>
          </table:table-cell>
          <table:table-cell table:formula="of:=AVERAGE([.C18:.C28])" office:value-type="float" office:value="74.2810454545455" calcext:value-type="float">
            <text:p>74.2810454545</text:p>
          </table:table-cell>
          <table:table-cell table:formula="of:=AVERAGE([.D18:.D28])" office:value-type="float" office:value="72.4930636363636" calcext:value-type="float">
            <text:p>72.4930636364</text:p>
          </table:table-cell>
          <table:table-cell table:formula="of:=AVERAGE([.E18:.E28])" office:value-type="float" office:value="146.774109090909" calcext:value-type="float">
            <text:p>146.7741090909</text:p>
          </table:table-cell>
          <table:table-cell table:formula="of:=AVERAGE([.F18:.F28])" office:value-type="float" office:value="0.243699309090909" calcext:value-type="float">
            <text:p>0.2436993091</text:p>
          </table:table-cell>
          <table:table-cell table:formula="of:=AVERAGE([.G18:.G28])" office:value-type="float" office:value="7.56562527272727" calcext:value-type="float">
            <text:p>7.5656252727</text:p>
          </table:table-cell>
          <table:table-cell table:formula="of:=AVERAGE([.H18:.H28])" office:value-type="float" office:value="74.3368727272727" calcext:value-type="float">
            <text:p>74.3368727273</text:p>
          </table:table-cell>
          <table:table-cell table:formula="of:=AVERAGE([.I18:.I28])" office:value-type="float" office:value="64.9801090909091" calcext:value-type="float">
            <text:p>64.9801090909</text:p>
          </table:table-cell>
          <table:table-cell table:formula="of:=AVERAGE([.J18:.J28])" office:value-type="float" office:value="139.316981818182" calcext:value-type="float">
            <text:p>139.3169818182</text:p>
          </table:table-cell>
          <table:table-cell table:formula="of:=AVERAGE([.K18:.K28])" office:value-type="float" office:value="-7.45712727272728" calcext:value-type="float">
            <text:p>-7.457127272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ton_highway1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frame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O. Detection</text:p>
          </table:table-cell>
          <table:table-cell table:style-name="ce1" office:value-type="string" calcext:value-type="string">
            <text:p>O. Discrimination</text:p>
          </table:table-cell>
          <table:table-cell table:style-name="ce1" office:value-type="string" calcext:value-type="string">
            <text:p>ODD</text:p>
          </table:table-cell>
          <table:table-cell table:style-name="ce1" office:value-type="string" calcext:value-type="string">
            <text:p>NEW coneR1</text:p>
          </table:table-cell>
          <table:table-cell table:style-name="ce1" office:value-type="string" calcext:value-type="string">
            <text:p>RG – B</text:p>
          </table:table-cell>
          <table:table-cell table:style-name="ce1" office:value-type="string" calcext:value-type="string">
            <text:p>Detection</text:p>
          </table:table-cell>
          <table:table-cell table:style-name="ce1" office:value-type="string" calcext:value-type="string">
            <text:p>Discrimination</text:p>
          </table:table-cell>
          <table:table-cell table:style-name="ce1" office:value-type="string" calcext:value-type="string">
            <text:p>DD</text:p>
          </table:table-cell>
          <table:table-cell table:style-name="ce1" office:value-type="string" calcext:value-type="string">
            <text:p>DIFF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233" calcext:value-type="float">
            <text:p>0.233</text:p>
          </table:table-cell>
          <table:table-cell office:value-type="float" office:value="75.55" calcext:value-type="float">
            <text:p>75.55</text:p>
          </table:table-cell>
          <table:table-cell office:value-type="float" office:value="69.2299" calcext:value-type="float">
            <text:p>69.2299</text:p>
          </table:table-cell>
          <table:table-cell office:value-type="float" office:value="144.7799" calcext:value-type="float">
            <text:p>144.7799</text:p>
          </table:table-cell>
          <table:table-cell office:value-type="float" office:value="0.219879" calcext:value-type="float">
            <text:p>0.219879</text:p>
          </table:table-cell>
          <table:table-cell office:value-type="float" office:value="7.58197" calcext:value-type="float">
            <text:p>7.58197</text:p>
          </table:table-cell>
          <table:table-cell office:value-type="float" office:value="87.296" calcext:value-type="float">
            <text:p>87.296</text:p>
          </table:table-cell>
          <table:table-cell office:value-type="float" office:value="61.8939" calcext:value-type="float">
            <text:p>61.8939</text:p>
          </table:table-cell>
          <table:table-cell office:value-type="float" office:value="149.1899" calcext:value-type="float">
            <text:p>149.1899</text:p>
          </table:table-cell>
          <table:table-cell table:formula="of:=[.J32]-[.E32]" office:value-type="float" office:value="4.41" calcext:value-type="float">
            <text:p>4.41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311" calcext:value-type="float">
            <text:p>0.311</text:p>
          </table:table-cell>
          <table:table-cell office:value-type="float" office:value="67.158" calcext:value-type="float">
            <text:p>67.158</text:p>
          </table:table-cell>
          <table:table-cell office:value-type="float" office:value="65.4284" calcext:value-type="float">
            <text:p>65.4284</text:p>
          </table:table-cell>
          <table:table-cell office:value-type="float" office:value="132.5864" calcext:value-type="float">
            <text:p>132.5864</text:p>
          </table:table-cell>
          <table:table-cell office:value-type="float" office:value="0.210313" calcext:value-type="float">
            <text:p>0.210313</text:p>
          </table:table-cell>
          <table:table-cell office:value-type="float" office:value="6.20152" calcext:value-type="float">
            <text:p>6.20152</text:p>
          </table:table-cell>
          <table:table-cell office:value-type="float" office:value="72.363" calcext:value-type="float">
            <text:p>72.363</text:p>
          </table:table-cell>
          <table:table-cell office:value-type="float" office:value="51.2383" calcext:value-type="float">
            <text:p>51.2383</text:p>
          </table:table-cell>
          <table:table-cell office:value-type="float" office:value="123.6013" calcext:value-type="float">
            <text:p>123.6013</text:p>
          </table:table-cell>
          <table:table-cell table:formula="of:=[.J33]-[.E33]" office:value-type="float" office:value="-8.9851" calcext:value-type="float">
            <text:p>-8.9851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214" calcext:value-type="float">
            <text:p>0.214</text:p>
          </table:table-cell>
          <table:table-cell office:value-type="float" office:value="73.1796" calcext:value-type="float">
            <text:p>73.1796</text:p>
          </table:table-cell>
          <table:table-cell office:value-type="float" office:value="58.4456" calcext:value-type="float">
            <text:p>58.4456</text:p>
          </table:table-cell>
          <table:table-cell office:value-type="float" office:value="131.6252" calcext:value-type="float">
            <text:p>131.6252</text:p>
          </table:table-cell>
          <table:table-cell office:value-type="float" office:value="0.222739" calcext:value-type="float">
            <text:p>0.222739</text:p>
          </table:table-cell>
          <table:table-cell office:value-type="float" office:value="8.79309" calcext:value-type="float">
            <text:p>8.79309</text:p>
          </table:table-cell>
          <table:table-cell office:value-type="float" office:value="83.6422" calcext:value-type="float">
            <text:p>83.6422</text:p>
          </table:table-cell>
          <table:table-cell office:value-type="float" office:value="52.3491" calcext:value-type="float">
            <text:p>52.3491</text:p>
          </table:table-cell>
          <table:table-cell office:value-type="float" office:value="135.9913" calcext:value-type="float">
            <text:p>135.9913</text:p>
          </table:table-cell>
          <table:table-cell table:formula="of:=[.J34]-[.E34]" office:value-type="float" office:value="4.36609999999999" calcext:value-type="float">
            <text:p>4.3661</text:p>
          </table:table-cell>
          <table:table-cell table:number-columns-repeated="2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265" calcext:value-type="float">
            <text:p>0.265</text:p>
          </table:table-cell>
          <table:table-cell office:value-type="float" office:value="82.7473" calcext:value-type="float">
            <text:p>82.7473</text:p>
          </table:table-cell>
          <table:table-cell office:value-type="float" office:value="69.9272" calcext:value-type="float">
            <text:p>69.9272</text:p>
          </table:table-cell>
          <table:table-cell office:value-type="float" office:value="152.6745" calcext:value-type="float">
            <text:p>152.6745</text:p>
          </table:table-cell>
          <table:table-cell office:value-type="float" office:value="0.261493" calcext:value-type="float">
            <text:p>0.261493</text:p>
          </table:table-cell>
          <table:table-cell office:value-type="float" office:value="3.86209" calcext:value-type="float">
            <text:p>3.86209</text:p>
          </table:table-cell>
          <table:table-cell office:value-type="float" office:value="86.044" calcext:value-type="float">
            <text:p>86.044</text:p>
          </table:table-cell>
          <table:table-cell office:value-type="float" office:value="67.6214" calcext:value-type="float">
            <text:p>67.6214</text:p>
          </table:table-cell>
          <table:table-cell office:value-type="float" office:value="153.6654" calcext:value-type="float">
            <text:p>153.6654</text:p>
          </table:table-cell>
          <table:table-cell table:formula="of:=[.J35]-[.E35]" office:value-type="float" office:value="0.990900000000011" calcext:value-type="float">
            <text:p>0.9909</text:p>
          </table:table-cell>
          <table:table-cell table:number-columns-repeated="2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258" calcext:value-type="float">
            <text:p>0.258</text:p>
          </table:table-cell>
          <table:table-cell office:value-type="float" office:value="69.1618" calcext:value-type="float">
            <text:p>69.1618</text:p>
          </table:table-cell>
          <table:table-cell office:value-type="float" office:value="63.6085" calcext:value-type="float">
            <text:p>63.6085</text:p>
          </table:table-cell>
          <table:table-cell office:value-type="float" office:value="132.7703" calcext:value-type="float">
            <text:p>132.7703</text:p>
          </table:table-cell>
          <table:table-cell office:value-type="float" office:value="0.242463" calcext:value-type="float">
            <text:p>0.242463</text:p>
          </table:table-cell>
          <table:table-cell office:value-type="float" office:value="6.10877" calcext:value-type="float">
            <text:p>6.10877</text:p>
          </table:table-cell>
          <table:table-cell office:value-type="float" office:value="80.4878" calcext:value-type="float">
            <text:p>80.4878</text:p>
          </table:table-cell>
          <table:table-cell office:value-type="float" office:value="55.9398" calcext:value-type="float">
            <text:p>55.9398</text:p>
          </table:table-cell>
          <table:table-cell office:value-type="float" office:value="136.4276" calcext:value-type="float">
            <text:p>136.4276</text:p>
          </table:table-cell>
          <table:table-cell table:formula="of:=[.J36]-[.E36]" office:value-type="float" office:value="3.65730000000002" calcext:value-type="float">
            <text:p>3.6573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275" calcext:value-type="float">
            <text:p>0.275</text:p>
          </table:table-cell>
          <table:table-cell office:value-type="float" office:value="72.2989" calcext:value-type="float">
            <text:p>72.2989</text:p>
          </table:table-cell>
          <table:table-cell office:value-type="float" office:value="64.8861" calcext:value-type="float">
            <text:p>64.8861</text:p>
          </table:table-cell>
          <table:table-cell office:value-type="float" office:value="137.185" calcext:value-type="float">
            <text:p>137.185</text:p>
          </table:table-cell>
          <table:table-cell office:value-type="float" office:value="0.212406" calcext:value-type="float">
            <text:p>0.212406</text:p>
          </table:table-cell>
          <table:table-cell office:value-type="float" office:value="8.60938" calcext:value-type="float">
            <text:p>8.60938</text:p>
          </table:table-cell>
          <table:table-cell office:value-type="float" office:value="80.9805" calcext:value-type="float">
            <text:p>80.9805</text:p>
          </table:table-cell>
          <table:table-cell office:value-type="float" office:value="55.0053" calcext:value-type="float">
            <text:p>55.0053</text:p>
          </table:table-cell>
          <table:table-cell office:value-type="float" office:value="135.9858" calcext:value-type="float">
            <text:p>135.9858</text:p>
          </table:table-cell>
          <table:table-cell table:formula="of:=[.J37]-[.E37]" office:value-type="float" office:value="-1.19919999999999" calcext:value-type="float">
            <text:p>-1.1992</text:p>
          </table:table-cell>
          <table:table-cell table:number-columns-repeated="2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249" calcext:value-type="float">
            <text:p>0.249</text:p>
          </table:table-cell>
          <table:table-cell office:value-type="float" office:value="67.2983" calcext:value-type="float">
            <text:p>67.2983</text:p>
          </table:table-cell>
          <table:table-cell office:value-type="float" office:value="63.1035" calcext:value-type="float">
            <text:p>63.1035</text:p>
          </table:table-cell>
          <table:table-cell office:value-type="float" office:value="130.4018" calcext:value-type="float">
            <text:p>130.4018</text:p>
          </table:table-cell>
          <table:table-cell office:value-type="float" office:value="0.220412" calcext:value-type="float">
            <text:p>0.220412</text:p>
          </table:table-cell>
          <table:table-cell office:value-type="float" office:value="6.29888" calcext:value-type="float">
            <text:p>6.29888</text:p>
          </table:table-cell>
          <table:table-cell office:value-type="float" office:value="77.6916" calcext:value-type="float">
            <text:p>77.6916</text:p>
          </table:table-cell>
          <table:table-cell office:value-type="float" office:value="55.3447" calcext:value-type="float">
            <text:p>55.3447</text:p>
          </table:table-cell>
          <table:table-cell office:value-type="float" office:value="133.0363" calcext:value-type="float">
            <text:p>133.0363</text:p>
          </table:table-cell>
          <table:table-cell table:formula="of:=[.J38]-[.E38]" office:value-type="float" office:value="2.6345" calcext:value-type="float">
            <text:p>2.6345</text:p>
          </table:table-cell>
          <table:table-cell table:number-columns-repeated="2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24" calcext:value-type="float">
            <text:p>0.24</text:p>
          </table:table-cell>
          <table:table-cell office:value-type="float" office:value="65.7503" calcext:value-type="float">
            <text:p>65.7503</text:p>
          </table:table-cell>
          <table:table-cell office:value-type="float" office:value="67.1285" calcext:value-type="float">
            <text:p>67.1285</text:p>
          </table:table-cell>
          <table:table-cell office:value-type="float" office:value="132.8788" calcext:value-type="float">
            <text:p>132.8788</text:p>
          </table:table-cell>
          <table:table-cell office:value-type="float" office:value="0.236462" calcext:value-type="float">
            <text:p>0.236462</text:p>
          </table:table-cell>
          <table:table-cell office:value-type="float" office:value="6.09325" calcext:value-type="float">
            <text:p>6.09325</text:p>
          </table:table-cell>
          <table:table-cell office:value-type="float" office:value="76.3855" calcext:value-type="float">
            <text:p>76.3855</text:p>
          </table:table-cell>
          <table:table-cell office:value-type="float" office:value="60.8409" calcext:value-type="float">
            <text:p>60.8409</text:p>
          </table:table-cell>
          <table:table-cell office:value-type="float" office:value="137.2264" calcext:value-type="float">
            <text:p>137.2264</text:p>
          </table:table-cell>
          <table:table-cell table:formula="of:=[.J39]-[.E39]" office:value-type="float" office:value="4.3476" calcext:value-type="float">
            <text:p>4.3476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AVG →</text:p>
          </table:table-cell>
          <table:table-cell table:formula="of:=AVERAGE([.C32:.C39])" office:value-type="float" office:value="71.643025" calcext:value-type="float">
            <text:p>71.643025</text:p>
          </table:table-cell>
          <table:table-cell table:formula="of:=AVERAGE([.D32:.D39])" office:value-type="float" office:value="65.2197125" calcext:value-type="float">
            <text:p>65.2197125</text:p>
          </table:table-cell>
          <table:table-cell table:formula="of:=AVERAGE([.E32:.E39])" office:value-type="float" office:value="136.8627375" calcext:value-type="float">
            <text:p>136.8627375</text:p>
          </table:table-cell>
          <table:table-cell table:formula="of:=AVERAGE([.F32:.F39])" office:value-type="float" office:value="0.228270875" calcext:value-type="float">
            <text:p>0.228270875</text:p>
          </table:table-cell>
          <table:table-cell table:formula="of:=AVERAGE([.G32:.G39])" office:value-type="float" office:value="6.69361875" calcext:value-type="float">
            <text:p>6.69361875</text:p>
          </table:table-cell>
          <table:table-cell table:formula="of:=AVERAGE([.H32:.H39])" office:value-type="float" office:value="80.611325" calcext:value-type="float">
            <text:p>80.611325</text:p>
          </table:table-cell>
          <table:table-cell table:formula="of:=AVERAGE([.I32:.I39])" office:value-type="float" office:value="57.529175" calcext:value-type="float">
            <text:p>57.529175</text:p>
          </table:table-cell>
          <table:table-cell table:formula="of:=AVERAGE([.J32:.J39])" office:value-type="float" office:value="138.1405" calcext:value-type="float">
            <text:p>138.1405</text:p>
          </table:table-cell>
          <table:table-cell table:formula="of:=AVERAGE([.K32:.K39])" office:value-type="float" office:value="1.2777625" calcext:value-type="float">
            <text:p>1.277762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ton_highway3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O. Detection</text:p>
          </table:table-cell>
          <table:table-cell table:style-name="ce1" office:value-type="string" calcext:value-type="string">
            <text:p>O. Discrimination</text:p>
          </table:table-cell>
          <table:table-cell table:style-name="ce1" office:value-type="string" calcext:value-type="string">
            <text:p>ODD</text:p>
          </table:table-cell>
          <table:table-cell table:style-name="ce1" office:value-type="string" calcext:value-type="string">
            <text:p>NEW coneR1</text:p>
          </table:table-cell>
          <table:table-cell table:style-name="ce1" office:value-type="string" calcext:value-type="string">
            <text:p>RG – B</text:p>
          </table:table-cell>
          <table:table-cell table:style-name="ce1" office:value-type="string" calcext:value-type="string">
            <text:p>Detection</text:p>
          </table:table-cell>
          <table:table-cell table:style-name="ce1" office:value-type="string" calcext:value-type="string">
            <text:p>Discrimination</text:p>
          </table:table-cell>
          <table:table-cell table:style-name="ce1" office:value-type="string" calcext:value-type="string">
            <text:p>DD</text:p>
          </table:table-cell>
          <table:table-cell table:style-name="ce1" office:value-type="string" calcext:value-type="string">
            <text:p>DIFF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468" calcext:value-type="float">
            <text:p>0.468</text:p>
          </table:table-cell>
          <table:table-cell office:value-type="float" office:value="75.625" calcext:value-type="float">
            <text:p>75.625</text:p>
          </table:table-cell>
          <table:table-cell office:value-type="float" office:value="35.123" calcext:value-type="float">
            <text:p>35.123</text:p>
          </table:table-cell>
          <table:table-cell office:value-type="float" office:value="110.748" calcext:value-type="float">
            <text:p>110.748</text:p>
          </table:table-cell>
          <table:table-cell office:value-type="float" office:value="0.386775" calcext:value-type="float">
            <text:p>0.386775</text:p>
          </table:table-cell>
          <table:table-cell office:value-type="float" office:value="0.446877" calcext:value-type="float">
            <text:p>0.446877</text:p>
          </table:table-cell>
          <table:table-cell office:value-type="float" office:value="75.625" calcext:value-type="float">
            <text:p>75.625</text:p>
          </table:table-cell>
          <table:table-cell office:value-type="float" office:value="37.1365" calcext:value-type="float">
            <text:p>37.1365</text:p>
          </table:table-cell>
          <table:table-cell office:value-type="float" office:value="112.7615" calcext:value-type="float">
            <text:p>112.7615</text:p>
          </table:table-cell>
          <table:table-cell table:formula="of:=[.J43]-[.E43]" office:value-type="float" office:value="2.01349999999999" calcext:value-type="float">
            <text:p>2.0135</text:p>
          </table:table-cell>
          <table:table-cell table:number-columns-repeated="2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.325" calcext:value-type="float">
            <text:p>0.325</text:p>
          </table:table-cell>
          <table:table-cell office:value-type="float" office:value="71.6456" calcext:value-type="float">
            <text:p>71.6456</text:p>
          </table:table-cell>
          <table:table-cell office:value-type="float" office:value="37.7417" calcext:value-type="float">
            <text:p>37.7417</text:p>
          </table:table-cell>
          <table:table-cell office:value-type="float" office:value="109.3873" calcext:value-type="float">
            <text:p>109.3873</text:p>
          </table:table-cell>
          <table:table-cell office:value-type="float" office:value="0.41198" calcext:value-type="float">
            <text:p>0.41198</text:p>
          </table:table-cell>
          <table:table-cell office:value-type="float" office:value="2.17215" calcext:value-type="float">
            <text:p>2.17215</text:p>
          </table:table-cell>
          <table:table-cell office:value-type="float" office:value="63.7975" calcext:value-type="float">
            <text:p>63.7975</text:p>
          </table:table-cell>
          <table:table-cell office:value-type="float" office:value="41.8407" calcext:value-type="float">
            <text:p>41.8407</text:p>
          </table:table-cell>
          <table:table-cell office:value-type="float" office:value="105.6382" calcext:value-type="float">
            <text:p>105.6382</text:p>
          </table:table-cell>
          <table:table-cell table:formula="of:=[.J44]-[.E44]" office:value-type="float" office:value="-3.7491" calcext:value-type="float">
            <text:p>-3.7491</text:p>
          </table:table-cell>
          <table:table-cell table:number-columns-repeated="2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.465" calcext:value-type="float">
            <text:p>0.465</text:p>
          </table:table-cell>
          <table:table-cell office:value-type="float" office:value="72.1311" calcext:value-type="float">
            <text:p>72.1311</text:p>
          </table:table-cell>
          <table:table-cell office:value-type="float" office:value="45.23" calcext:value-type="float">
            <text:p>45.23</text:p>
          </table:table-cell>
          <table:table-cell office:value-type="float" office:value="117.3611" calcext:value-type="float">
            <text:p>117.3611</text:p>
          </table:table-cell>
          <table:table-cell office:value-type="float" office:value="0.467367" calcext:value-type="float">
            <text:p>0.467367</text:p>
          </table:table-cell>
          <table:table-cell office:value-type="float" office:value="1.21926" calcext:value-type="float">
            <text:p>1.21926</text:p>
          </table:table-cell>
          <table:table-cell office:value-type="float" office:value="69.6721" calcext:value-type="float">
            <text:p>69.6721</text:p>
          </table:table-cell>
          <table:table-cell office:value-type="float" office:value="52.0443" calcext:value-type="float">
            <text:p>52.0443</text:p>
          </table:table-cell>
          <table:table-cell office:value-type="float" office:value="121.7164" calcext:value-type="float">
            <text:p>121.7164</text:p>
          </table:table-cell>
          <table:table-cell table:formula="of:=[.J45]-[.E45]" office:value-type="float" office:value="4.3553" calcext:value-type="float">
            <text:p>4.3553</text:p>
          </table:table-cell>
          <table:table-cell table:number-columns-repeated="2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0.37" calcext:value-type="float">
            <text:p>0.37</text:p>
          </table:table-cell>
          <table:table-cell office:value-type="float" office:value="73.5925" calcext:value-type="float">
            <text:p>73.5925</text:p>
          </table:table-cell>
          <table:table-cell office:value-type="float" office:value="67.1176" calcext:value-type="float">
            <text:p>67.1176</text:p>
          </table:table-cell>
          <table:table-cell office:value-type="float" office:value="140.7101" calcext:value-type="float">
            <text:p>140.7101</text:p>
          </table:table-cell>
          <table:table-cell office:value-type="float" office:value="0.280618" calcext:value-type="float">
            <text:p>0.280618</text:p>
          </table:table-cell>
          <table:table-cell office:value-type="float" office:value="6.35188" calcext:value-type="float">
            <text:p>6.35188</text:p>
          </table:table-cell>
          <table:table-cell office:value-type="float" office:value="73.5925" calcext:value-type="float">
            <text:p>73.5925</text:p>
          </table:table-cell>
          <table:table-cell office:value-type="float" office:value="67.1176" calcext:value-type="float">
            <text:p>67.1176</text:p>
          </table:table-cell>
          <table:table-cell office:value-type="float" office:value="140.7101" calcext:value-type="float">
            <text:p>140.7101</text:p>
          </table:table-cell>
          <table:table-cell table:formula="of:=[.J46]-[.E4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0.745" calcext:value-type="float">
            <text:p>0.745</text:p>
          </table:table-cell>
          <table:table-cell office:value-type="float" office:value="85.1695" calcext:value-type="float">
            <text:p>85.1695</text:p>
          </table:table-cell>
          <table:table-cell office:value-type="float" office:value="36.7862" calcext:value-type="float">
            <text:p>36.7862</text:p>
          </table:table-cell>
          <table:table-cell office:value-type="float" office:value="121.9557" calcext:value-type="float">
            <text:p>121.9557</text:p>
          </table:table-cell>
          <table:table-cell office:value-type="float" office:value="0.478166" calcext:value-type="float">
            <text:p>0.478166</text:p>
          </table:table-cell>
          <table:table-cell office:value-type="float" office:value="1.47034" calcext:value-type="float">
            <text:p>1.47034</text:p>
          </table:table-cell>
          <table:table-cell office:value-type="float" office:value="82.6271" calcext:value-type="float">
            <text:p>82.6271</text:p>
          </table:table-cell>
          <table:table-cell office:value-type="float" office:value="45.9495" calcext:value-type="float">
            <text:p>45.9495</text:p>
          </table:table-cell>
          <table:table-cell office:value-type="float" office:value="128.5766" calcext:value-type="float">
            <text:p>128.5766</text:p>
          </table:table-cell>
          <table:table-cell table:formula="of:=[.J47]-[.E47]" office:value-type="float" office:value="6.62090000000002" calcext:value-type="float">
            <text:p>6.6209</text:p>
          </table:table-cell>
          <table:table-cell table:number-columns-repeated="2"/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0.361" calcext:value-type="float">
            <text:p>0.361</text:p>
          </table:table-cell>
          <table:table-cell office:value-type="float" office:value="74.0392" calcext:value-type="float">
            <text:p>74.0392</text:p>
          </table:table-cell>
          <table:table-cell office:value-type="float" office:value="34.5425" calcext:value-type="float">
            <text:p>34.5425</text:p>
          </table:table-cell>
          <table:table-cell office:value-type="float" office:value="108.5817" calcext:value-type="float">
            <text:p>108.5817</text:p>
          </table:table-cell>
          <table:table-cell office:value-type="float" office:value="0.268306" calcext:value-type="float">
            <text:p>0.268306</text:p>
          </table:table-cell>
          <table:table-cell office:value-type="float" office:value="5.95412" calcext:value-type="float">
            <text:p>5.95412</text:p>
          </table:table-cell>
          <table:table-cell office:value-type="float" office:value="74.0392" calcext:value-type="float">
            <text:p>74.0392</text:p>
          </table:table-cell>
          <table:table-cell office:value-type="float" office:value="34.0552" calcext:value-type="float">
            <text:p>34.0552</text:p>
          </table:table-cell>
          <table:table-cell office:value-type="float" office:value="108.0944" calcext:value-type="float">
            <text:p>108.0944</text:p>
          </table:table-cell>
          <table:table-cell table:formula="of:=[.J48]-[.E48]" office:value-type="float" office:value="-0.487300000000005" calcext:value-type="float">
            <text:p>-0.4873</text:p>
          </table:table-cell>
          <table:table-cell table:number-columns-repeated="2"/>
        </table:table-row>
        <table:table-row table:style-name="ro1">
          <table:table-cell office:value-type="float" office:value="1401" calcext:value-type="float">
            <text:p>1401</text:p>
          </table:table-cell>
          <table:table-cell office:value-type="float" office:value="0.73" calcext:value-type="float">
            <text:p>0.73</text:p>
          </table:table-cell>
          <table:table-cell office:value-type="float" office:value="80" calcext:value-type="float">
            <text:p>80</text:p>
          </table:table-cell>
          <table:table-cell office:value-type="float" office:value="41.2587" calcext:value-type="float">
            <text:p>41.2587</text:p>
          </table:table-cell>
          <table:table-cell office:value-type="float" office:value="121.2587" calcext:value-type="float">
            <text:p>121.2587</text:p>
          </table:table-cell>
          <table:table-cell office:value-type="float" office:value="0.545845" calcext:value-type="float">
            <text:p>0.545845</text:p>
          </table:table-cell>
          <table:table-cell office:value-type="float" office:value="0.32222" calcext:value-type="float">
            <text:p>0.32222</text:p>
          </table:table-cell>
          <table:table-cell office:value-type="float" office:value="80" calcext:value-type="float">
            <text:p>80</text:p>
          </table:table-cell>
          <table:table-cell office:value-type="float" office:value="51.7483" calcext:value-type="float">
            <text:p>51.7483</text:p>
          </table:table-cell>
          <table:table-cell office:value-type="float" office:value="131.7483" calcext:value-type="float">
            <text:p>131.7483</text:p>
          </table:table-cell>
          <table:table-cell table:formula="of:=[.J49]-[.E49]" office:value-type="float" office:value="10.4896" calcext:value-type="float">
            <text:p>10.4896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AVG →</text:p>
          </table:table-cell>
          <table:table-cell table:formula="of:=AVERAGE([.C43:.C49])" office:value-type="float" office:value="76.0289857142857" calcext:value-type="float">
            <text:p>76.0289857143</text:p>
          </table:table-cell>
          <table:table-cell table:formula="of:=AVERAGE([.D43:.D49])" office:value-type="float" office:value="42.5428142857143" calcext:value-type="float">
            <text:p>42.5428142857</text:p>
          </table:table-cell>
          <table:table-cell table:formula="of:=AVERAGE([.E43:.E49])" office:value-type="float" office:value="118.5718" calcext:value-type="float">
            <text:p>118.5718</text:p>
          </table:table-cell>
          <table:table-cell table:formula="of:=AVERAGE([.F43:.F49])" office:value-type="float" office:value="0.405579571428571" calcext:value-type="float">
            <text:p>0.4055795714</text:p>
          </table:table-cell>
          <table:table-cell table:formula="of:=AVERAGE([.G43:.G49])" office:value-type="float" office:value="2.56240671428571" calcext:value-type="float">
            <text:p>2.5624067143</text:p>
          </table:table-cell>
          <table:table-cell table:formula="of:=AVERAGE([.H43:.H49])" office:value-type="float" office:value="74.1933428571429" calcext:value-type="float">
            <text:p>74.1933428571</text:p>
          </table:table-cell>
          <table:table-cell table:formula="of:=AVERAGE([.I43:.I49])" office:value-type="float" office:value="47.1274428571429" calcext:value-type="float">
            <text:p>47.1274428571</text:p>
          </table:table-cell>
          <table:table-cell table:formula="of:=AVERAGE([.J43:.J49])" office:value-type="float" office:value="121.320785714286" calcext:value-type="float">
            <text:p>121.3207857143</text:p>
          </table:table-cell>
          <table:table-cell table:formula="of:=AVERAGE([.K43:.K49])" office:value-type="float" office:value="2.74898571428572" calcext:value-type="float">
            <text:p>2.748985714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ton_room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O. Detection</text:p>
          </table:table-cell>
          <table:table-cell table:style-name="ce1" office:value-type="string" calcext:value-type="string">
            <text:p>O. Discrimination</text:p>
          </table:table-cell>
          <table:table-cell table:style-name="ce1" office:value-type="string" calcext:value-type="string">
            <text:p>ODD</text:p>
          </table:table-cell>
          <table:table-cell table:style-name="ce1" office:value-type="string" calcext:value-type="string">
            <text:p>NEW coneR1</text:p>
          </table:table-cell>
          <table:table-cell table:style-name="ce1" office:value-type="string" calcext:value-type="string">
            <text:p>RG – B</text:p>
          </table:table-cell>
          <table:table-cell table:style-name="ce1" office:value-type="string" calcext:value-type="string">
            <text:p>Detection</text:p>
          </table:table-cell>
          <table:table-cell table:style-name="ce1" office:value-type="string" calcext:value-type="string">
            <text:p>Discrimination</text:p>
          </table:table-cell>
          <table:table-cell table:style-name="ce1" office:value-type="string" calcext:value-type="string">
            <text:p>DD</text:p>
          </table:table-cell>
          <table:table-cell table:style-name="ce1" office:value-type="string" calcext:value-type="string">
            <text:p>DIFF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751" calcext:value-type="float">
            <text:p>0.751</text:p>
          </table:table-cell>
          <table:table-cell office:value-type="float" office:value="98.3146" calcext:value-type="float">
            <text:p>98.3146</text:p>
          </table:table-cell>
          <table:table-cell office:value-type="float" office:value="40.4321" calcext:value-type="float">
            <text:p>40.4321</text:p>
          </table:table-cell>
          <table:table-cell office:value-type="float" office:value="138.7467" calcext:value-type="float">
            <text:p>138.7467</text:p>
          </table:table-cell>
          <table:table-cell office:value-type="float" office:value="0.657056" calcext:value-type="float">
            <text:p>0.657056</text:p>
          </table:table-cell>
          <table:table-cell office:value-type="float" office:value="-1.24719" calcext:value-type="float">
            <text:p>-1.24719</text:p>
          </table:table-cell>
          <table:table-cell office:value-type="float" office:value="97.191" calcext:value-type="float">
            <text:p>97.191</text:p>
          </table:table-cell>
          <table:table-cell office:value-type="float" office:value="72.2222" calcext:value-type="float">
            <text:p>72.2222</text:p>
          </table:table-cell>
          <table:table-cell office:value-type="float" office:value="169.4132" calcext:value-type="float">
            <text:p>169.4132</text:p>
          </table:table-cell>
          <table:table-cell table:formula="of:=[.J53]-[.E53]" office:value-type="float" office:value="30.6665" calcext:value-type="float">
            <text:p>30.6665</text:p>
          </table:table-cell>
          <table:table-cell table:number-columns-repeated="2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745" calcext:value-type="float">
            <text:p>0.745</text:p>
          </table:table-cell>
          <table:table-cell office:value-type="float" office:value="96.2506" calcext:value-type="float">
            <text:p>96.2506</text:p>
          </table:table-cell>
          <table:table-cell office:value-type="float" office:value="65.4899" calcext:value-type="float">
            <text:p>65.4899</text:p>
          </table:table-cell>
          <table:table-cell office:value-type="float" office:value="161.7405" calcext:value-type="float">
            <text:p>161.7405</text:p>
          </table:table-cell>
          <table:table-cell office:value-type="float" office:value="0.476013" calcext:value-type="float">
            <text:p>0.476013</text:p>
          </table:table-cell>
          <table:table-cell office:value-type="float" office:value="0.395412" calcext:value-type="float">
            <text:p>0.395412</text:p>
          </table:table-cell>
          <table:table-cell office:value-type="float" office:value="96.0039" calcext:value-type="float">
            <text:p>96.0039</text:p>
          </table:table-cell>
          <table:table-cell office:value-type="float" office:value="79.683" calcext:value-type="float">
            <text:p>79.683</text:p>
          </table:table-cell>
          <table:table-cell office:value-type="float" office:value="175.6869" calcext:value-type="float">
            <text:p>175.6869</text:p>
          </table:table-cell>
          <table:table-cell table:formula="of:=[.J54]-[.E54]" office:value-type="float" office:value="13.9464" calcext:value-type="float">
            <text:p>13.9464</text:p>
          </table:table-cell>
          <table:table-cell table:number-columns-repeated="2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662" calcext:value-type="float">
            <text:p>0.662</text:p>
          </table:table-cell>
          <table:table-cell office:value-type="float" office:value="91.674" calcext:value-type="float">
            <text:p>91.674</text:p>
          </table:table-cell>
          <table:table-cell office:value-type="float" office:value="74.0519" calcext:value-type="float">
            <text:p>74.0519</text:p>
          </table:table-cell>
          <table:table-cell office:value-type="float" office:value="165.7259" calcext:value-type="float">
            <text:p>165.7259</text:p>
          </table:table-cell>
          <table:table-cell office:value-type="float" office:value="0.358163" calcext:value-type="float">
            <text:p>0.358163</text:p>
          </table:table-cell>
          <table:table-cell office:value-type="float" office:value="0.620461" calcext:value-type="float">
            <text:p>0.620461</text:p>
          </table:table-cell>
          <table:table-cell office:value-type="float" office:value="91.4083" calcext:value-type="float">
            <text:p>91.4083</text:p>
          </table:table-cell>
          <table:table-cell office:value-type="float" office:value="80.0399" calcext:value-type="float">
            <text:p>80.0399</text:p>
          </table:table-cell>
          <table:table-cell office:value-type="float" office:value="171.4482" calcext:value-type="float">
            <text:p>171.4482</text:p>
          </table:table-cell>
          <table:table-cell table:formula="of:=[.J55]-[.E55]" office:value-type="float" office:value="5.72230000000002" calcext:value-type="float">
            <text:p>5.7223</text:p>
          </table:table-cell>
          <table:table-cell table:number-columns-repeated="2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634" calcext:value-type="float">
            <text:p>0.634</text:p>
          </table:table-cell>
          <table:table-cell office:value-type="float" office:value="93.0137" calcext:value-type="float">
            <text:p>93.0137</text:p>
          </table:table-cell>
          <table:table-cell office:value-type="float" office:value="82.6196" calcext:value-type="float">
            <text:p>82.6196</text:p>
          </table:table-cell>
          <table:table-cell office:value-type="float" office:value="175.6333" calcext:value-type="float">
            <text:p>175.6333</text:p>
          </table:table-cell>
          <table:table-cell office:value-type="float" office:value="0.288409" calcext:value-type="float">
            <text:p>0.288409</text:p>
          </table:table-cell>
          <table:table-cell office:value-type="float" office:value="0.147945" calcext:value-type="float">
            <text:p>0.147945</text:p>
          </table:table-cell>
          <table:table-cell office:value-type="float" office:value="93.0137" calcext:value-type="float">
            <text:p>93.0137</text:p>
          </table:table-cell>
          <table:table-cell office:value-type="float" office:value="81.738" calcext:value-type="float">
            <text:p>81.738</text:p>
          </table:table-cell>
          <table:table-cell office:value-type="float" office:value="174.7517" calcext:value-type="float">
            <text:p>174.7517</text:p>
          </table:table-cell>
          <table:table-cell table:formula="of:=[.J56]-[.E56]" office:value-type="float" office:value="-0.881599999999992" calcext:value-type="float">
            <text:p>-0.8816</text:p>
          </table:table-cell>
          <table:table-cell table:number-columns-repeated="2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824" calcext:value-type="float">
            <text:p>0.824</text:p>
          </table:table-cell>
          <table:table-cell office:value-type="float" office:value="89.6272" calcext:value-type="float">
            <text:p>89.6272</text:p>
          </table:table-cell>
          <table:table-cell office:value-type="float" office:value="78.0451" calcext:value-type="float">
            <text:p>78.0451</text:p>
          </table:table-cell>
          <table:table-cell office:value-type="float" office:value="167.6723" calcext:value-type="float">
            <text:p>167.6723</text:p>
          </table:table-cell>
          <table:table-cell office:value-type="float" office:value="0.308655" calcext:value-type="float">
            <text:p>0.308655</text:p>
          </table:table-cell>
          <table:table-cell office:value-type="float" office:value="1.19854" calcext:value-type="float">
            <text:p>1.19854</text:p>
          </table:table-cell>
          <table:table-cell office:value-type="float" office:value="89.6272" calcext:value-type="float">
            <text:p>89.6272</text:p>
          </table:table-cell>
          <table:table-cell office:value-type="float" office:value="78.6466" calcext:value-type="float">
            <text:p>78.6466</text:p>
          </table:table-cell>
          <table:table-cell office:value-type="float" office:value="168.2738" calcext:value-type="float">
            <text:p>168.2738</text:p>
          </table:table-cell>
          <table:table-cell table:formula="of:=[.J57]-[.E57]" office:value-type="float" office:value="0.601499999999987" calcext:value-type="float">
            <text:p>0.6015</text:p>
          </table:table-cell>
          <table:table-cell table:number-columns-repeated="2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887" calcext:value-type="float">
            <text:p>0.887</text:p>
          </table:table-cell>
          <table:table-cell office:value-type="float" office:value="96.3006" calcext:value-type="float">
            <text:p>96.3006</text:p>
          </table:table-cell>
          <table:table-cell office:value-type="float" office:value="64.1892" calcext:value-type="float">
            <text:p>64.1892</text:p>
          </table:table-cell>
          <table:table-cell office:value-type="float" office:value="160.4898" calcext:value-type="float">
            <text:p>160.4898</text:p>
          </table:table-cell>
          <table:table-cell office:value-type="float" office:value="0.468924" calcext:value-type="float">
            <text:p>0.468924</text:p>
          </table:table-cell>
          <table:table-cell office:value-type="float" office:value="2.66012" calcext:value-type="float">
            <text:p>2.66012</text:p>
          </table:table-cell>
          <table:table-cell office:value-type="float" office:value="95.7225" calcext:value-type="float">
            <text:p>95.7225</text:p>
          </table:table-cell>
          <table:table-cell office:value-type="float" office:value="77.8716" calcext:value-type="float">
            <text:p>77.8716</text:p>
          </table:table-cell>
          <table:table-cell office:value-type="float" office:value="173.5941" calcext:value-type="float">
            <text:p>173.5941</text:p>
          </table:table-cell>
          <table:table-cell table:formula="of:=[.J58]-[.E58]" office:value-type="float" office:value="13.1043" calcext:value-type="float">
            <text:p>13.1043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77" calcext:value-type="float">
            <text:p>0.77</text:p>
          </table:table-cell>
          <table:table-cell office:value-type="float" office:value="96.7391" calcext:value-type="float">
            <text:p>96.7391</text:p>
          </table:table-cell>
          <table:table-cell office:value-type="float" office:value="65.8031" calcext:value-type="float">
            <text:p>65.8031</text:p>
          </table:table-cell>
          <table:table-cell office:value-type="float" office:value="162.5422" calcext:value-type="float">
            <text:p>162.5422</text:p>
          </table:table-cell>
          <table:table-cell office:value-type="float" office:value="0.544476" calcext:value-type="float">
            <text:p>0.544476</text:p>
          </table:table-cell>
          <table:table-cell office:value-type="float" office:value="3.40662" calcext:value-type="float">
            <text:p>3.40662</text:p>
          </table:table-cell>
          <table:table-cell office:value-type="float" office:value="96.1462" calcext:value-type="float">
            <text:p>96.1462</text:p>
          </table:table-cell>
          <table:table-cell office:value-type="float" office:value="78.2383" calcext:value-type="float">
            <text:p>78.2383</text:p>
          </table:table-cell>
          <table:table-cell office:value-type="float" office:value="174.3845" calcext:value-type="float">
            <text:p>174.3845</text:p>
          </table:table-cell>
          <table:table-cell table:formula="of:=[.J59]-[.E59]" office:value-type="float" office:value="11.8423" calcext:value-type="float">
            <text:p>11.8423</text:p>
          </table:table-cell>
          <table:table-cell table:number-columns-repeated="2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.754" calcext:value-type="float">
            <text:p>0.754</text:p>
          </table:table-cell>
          <table:table-cell office:value-type="float" office:value="94.9045" calcext:value-type="float">
            <text:p>94.9045</text:p>
          </table:table-cell>
          <table:table-cell office:value-type="float" office:value="73.3198" calcext:value-type="float">
            <text:p>73.3198</text:p>
          </table:table-cell>
          <table:table-cell office:value-type="float" office:value="168.2243" calcext:value-type="float">
            <text:p>168.2243</text:p>
          </table:table-cell>
          <table:table-cell office:value-type="float" office:value="0.429735" calcext:value-type="float">
            <text:p>0.429735</text:p>
          </table:table-cell>
          <table:table-cell office:value-type="float" office:value="2.98195" calcext:value-type="float">
            <text:p>2.98195</text:p>
          </table:table-cell>
          <table:table-cell office:value-type="float" office:value="94.6921" calcext:value-type="float">
            <text:p>94.6921</text:p>
          </table:table-cell>
          <table:table-cell office:value-type="float" office:value="79.8371" calcext:value-type="float">
            <text:p>79.8371</text:p>
          </table:table-cell>
          <table:table-cell office:value-type="float" office:value="174.5292" calcext:value-type="float">
            <text:p>174.5292</text:p>
          </table:table-cell>
          <table:table-cell table:formula="of:=[.J60]-[.E60]" office:value-type="float" office:value="6.3049" calcext:value-type="float">
            <text:p>6.3049</text:p>
          </table:table-cell>
          <table:table-cell table:number-columns-repeated="2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674" calcext:value-type="float">
            <text:p>0.674</text:p>
          </table:table-cell>
          <table:table-cell office:value-type="float" office:value="93.8378" calcext:value-type="float">
            <text:p>93.8378</text:p>
          </table:table-cell>
          <table:table-cell office:value-type="float" office:value="69.0015" calcext:value-type="float">
            <text:p>69.0015</text:p>
          </table:table-cell>
          <table:table-cell office:value-type="float" office:value="162.8393" calcext:value-type="float">
            <text:p>162.8393</text:p>
          </table:table-cell>
          <table:table-cell office:value-type="float" office:value="0.375548" calcext:value-type="float">
            <text:p>0.375548</text:p>
          </table:table-cell>
          <table:table-cell office:value-type="float" office:value="3.96595" calcext:value-type="float">
            <text:p>3.96595</text:p>
          </table:table-cell>
          <table:table-cell office:value-type="float" office:value="93.4054" calcext:value-type="float">
            <text:p>93.4054</text:p>
          </table:table-cell>
          <table:table-cell office:value-type="float" office:value="72.4292" calcext:value-type="float">
            <text:p>72.4292</text:p>
          </table:table-cell>
          <table:table-cell office:value-type="float" office:value="165.8346" calcext:value-type="float">
            <text:p>165.8346</text:p>
          </table:table-cell>
          <table:table-cell table:formula="of:=[.J61]-[.E61]" office:value-type="float" office:value="2.99529999999999" calcext:value-type="float">
            <text:p>2.9953</text:p>
          </table:table-cell>
          <table:table-cell table:number-columns-repeated="2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689" calcext:value-type="float">
            <text:p>0.689</text:p>
          </table:table-cell>
          <table:table-cell office:value-type="float" office:value="93.6877" calcext:value-type="float">
            <text:p>93.6877</text:p>
          </table:table-cell>
          <table:table-cell office:value-type="float" office:value="70.3377" calcext:value-type="float">
            <text:p>70.3377</text:p>
          </table:table-cell>
          <table:table-cell office:value-type="float" office:value="164.0254" calcext:value-type="float">
            <text:p>164.0254</text:p>
          </table:table-cell>
          <table:table-cell office:value-type="float" office:value="0.381518" calcext:value-type="float">
            <text:p>0.381518</text:p>
          </table:table-cell>
          <table:table-cell office:value-type="float" office:value="4.3433" calcext:value-type="float">
            <text:p>4.3433</text:p>
          </table:table-cell>
          <table:table-cell office:value-type="float" office:value="93.4662" calcext:value-type="float">
            <text:p>93.4662</text:p>
          </table:table-cell>
          <table:table-cell office:value-type="float" office:value="75.0367" calcext:value-type="float">
            <text:p>75.0367</text:p>
          </table:table-cell>
          <table:table-cell office:value-type="float" office:value="168.5029" calcext:value-type="float">
            <text:p>168.5029</text:p>
          </table:table-cell>
          <table:table-cell table:formula="of:=[.J62]-[.E62]" office:value-type="float" office:value="4.47750000000002" calcext:value-type="float">
            <text:p>4.4775</text:p>
          </table:table-cell>
          <table:table-cell table:number-columns-repeated="2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712" calcext:value-type="float">
            <text:p>0.712</text:p>
          </table:table-cell>
          <table:table-cell office:value-type="float" office:value="82.381" calcext:value-type="float">
            <text:p>82.381</text:p>
          </table:table-cell>
          <table:table-cell office:value-type="float" office:value="73.8574" calcext:value-type="float">
            <text:p>73.8574</text:p>
          </table:table-cell>
          <table:table-cell office:value-type="float" office:value="156.2384" calcext:value-type="float">
            <text:p>156.2384</text:p>
          </table:table-cell>
          <table:table-cell office:value-type="float" office:value="0.118816" calcext:value-type="float">
            <text:p>0.118816</text:p>
          </table:table-cell>
          <table:table-cell office:value-type="float" office:value="5.21667" calcext:value-type="float">
            <text:p>5.21667</text:p>
          </table:table-cell>
          <table:table-cell office:value-type="float" office:value="83.8095" calcext:value-type="float">
            <text:p>83.8095</text:p>
          </table:table-cell>
          <table:table-cell office:value-type="float" office:value="55.2102" calcext:value-type="float">
            <text:p>55.2102</text:p>
          </table:table-cell>
          <table:table-cell office:value-type="float" office:value="139.0197" calcext:value-type="float">
            <text:p>139.0197</text:p>
          </table:table-cell>
          <table:table-cell table:formula="of:=[.J63]-[.E63]" office:value-type="float" office:value="-17.2187" calcext:value-type="float">
            <text:p>-17.2187</text:p>
          </table:table-cell>
          <table:table-cell table:number-columns-repeated="2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.719" calcext:value-type="float">
            <text:p>0.719</text:p>
          </table:table-cell>
          <table:table-cell office:value-type="float" office:value="61.1111" calcext:value-type="float">
            <text:p>61.1111</text:p>
          </table:table-cell>
          <table:table-cell office:value-type="float" office:value="70.6796" calcext:value-type="float">
            <text:p>70.6796</text:p>
          </table:table-cell>
          <table:table-cell office:value-type="float" office:value="131.7907" calcext:value-type="float">
            <text:p>131.7907</text:p>
          </table:table-cell>
          <table:table-cell office:value-type="float" office:value="0.00598018" calcext:value-type="float">
            <text:p>0.00598018</text:p>
          </table:table-cell>
          <table:table-cell office:value-type="float" office:value="3.53704" calcext:value-type="float">
            <text:p>3.53704</text:p>
          </table:table-cell>
          <table:table-cell office:value-type="float" office:value="64.8148" calcext:value-type="float">
            <text:p>64.8148</text:p>
          </table:table-cell>
          <table:table-cell office:value-type="float" office:value="34.3689" calcext:value-type="float">
            <text:p>34.3689</text:p>
          </table:table-cell>
          <table:table-cell office:value-type="float" office:value="99.1837" calcext:value-type="float">
            <text:p>99.1837</text:p>
          </table:table-cell>
          <table:table-cell table:formula="of:=[.J64]-[.E64]" office:value-type="float" office:value="-32.607" calcext:value-type="float">
            <text:p>-32.607</text:p>
          </table:table-cell>
          <table:table-cell table:number-columns-repeated="2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.655" calcext:value-type="float">
            <text:p>0.655</text:p>
          </table:table-cell>
          <table:table-cell office:value-type="float" office:value="54.8387" calcext:value-type="float">
            <text:p>54.8387</text:p>
          </table:table-cell>
          <table:table-cell office:value-type="float" office:value="70.8333" calcext:value-type="float">
            <text:p>70.8333</text:p>
          </table:table-cell>
          <table:table-cell office:value-type="float" office:value="125.672" calcext:value-type="float">
            <text:p>125.672</text:p>
          </table:table-cell>
          <table:table-cell office:value-type="float" office:value="0.0113613" calcext:value-type="float">
            <text:p>0.0113613</text:p>
          </table:table-cell>
          <table:table-cell office:value-type="float" office:value="7.03226" calcext:value-type="float">
            <text:p>7.03226</text:p>
          </table:table-cell>
          <table:table-cell office:value-type="float" office:value="54.8387" calcext:value-type="float">
            <text:p>54.8387</text:p>
          </table:table-cell>
          <table:table-cell office:value-type="float" office:value="42.6136" calcext:value-type="float">
            <text:p>42.6136</text:p>
          </table:table-cell>
          <table:table-cell office:value-type="float" office:value="97.4523" calcext:value-type="float">
            <text:p>97.4523</text:p>
          </table:table-cell>
          <table:table-cell table:formula="of:=[.J65]-[.E65]" office:value-type="float" office:value="-28.2197" calcext:value-type="float">
            <text:p>-28.2197</text:p>
          </table:table-cell>
          <table:table-cell table:number-columns-repeated="2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.545" calcext:value-type="float">
            <text:p>0.545</text:p>
          </table:table-cell>
          <table:table-cell office:value-type="float" office:value="48.913" calcext:value-type="float">
            <text:p>48.913</text:p>
          </table:table-cell>
          <table:table-cell office:value-type="float" office:value="70.3166" calcext:value-type="float">
            <text:p>70.3166</text:p>
          </table:table-cell>
          <table:table-cell office:value-type="float" office:value="119.2296" calcext:value-type="float">
            <text:p>119.2296</text:p>
          </table:table-cell>
          <table:table-cell office:value-type="float" office:value="0.0807244" calcext:value-type="float">
            <text:p>0.0807244</text:p>
          </table:table-cell>
          <table:table-cell office:value-type="float" office:value="2.94565" calcext:value-type="float">
            <text:p>2.94565</text:p>
          </table:table-cell>
          <table:table-cell office:value-type="float" office:value="50" calcext:value-type="float">
            <text:p>50</text:p>
          </table:table-cell>
          <table:table-cell office:value-type="float" office:value="47.0976" calcext:value-type="float">
            <text:p>47.0976</text:p>
          </table:table-cell>
          <table:table-cell office:value-type="float" office:value="97.0976" calcext:value-type="float">
            <text:p>97.0976</text:p>
          </table:table-cell>
          <table:table-cell table:formula="of:=[.J66]-[.E66]" office:value-type="float" office:value="-22.132" calcext:value-type="float">
            <text:p>-22.132</text:p>
          </table:table-cell>
          <table:table-cell table:number-columns-repeated="2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.674" calcext:value-type="float">
            <text:p>0.674</text:p>
          </table:table-cell>
          <table:table-cell office:value-type="float" office:value="86.25" calcext:value-type="float">
            <text:p>86.25</text:p>
          </table:table-cell>
          <table:table-cell office:value-type="float" office:value="63.7487" calcext:value-type="float">
            <text:p>63.7487</text:p>
          </table:table-cell>
          <table:table-cell office:value-type="float" office:value="149.9987" calcext:value-type="float">
            <text:p>149.9987</text:p>
          </table:table-cell>
          <table:table-cell office:value-type="float" office:value="0.185587" calcext:value-type="float">
            <text:p>0.185587</text:p>
          </table:table-cell>
          <table:table-cell office:value-type="float" office:value="-0.264062" calcext:value-type="float">
            <text:p>-0.264062</text:p>
          </table:table-cell>
          <table:table-cell office:value-type="float" office:value="86.5625" calcext:value-type="float">
            <text:p>86.5625</text:p>
          </table:table-cell>
          <table:table-cell office:value-type="float" office:value="52.8321" calcext:value-type="float">
            <text:p>52.8321</text:p>
          </table:table-cell>
          <table:table-cell office:value-type="float" office:value="139.3946" calcext:value-type="float">
            <text:p>139.3946</text:p>
          </table:table-cell>
          <table:table-cell table:formula="of:=[.J67]-[.E67]" office:value-type="float" office:value="-10.6041" calcext:value-type="float">
            <text:p>-10.6041</text:p>
          </table:table-cell>
          <table:table-cell table:number-columns-repeated="2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.715" calcext:value-type="float">
            <text:p>0.715</text:p>
          </table:table-cell>
          <table:table-cell office:value-type="float" office:value="95.037" calcext:value-type="float">
            <text:p>95.037</text:p>
          </table:table-cell>
          <table:table-cell office:value-type="float" office:value="73.5849" calcext:value-type="float">
            <text:p>73.5849</text:p>
          </table:table-cell>
          <table:table-cell office:value-type="float" office:value="168.6219" calcext:value-type="float">
            <text:p>168.6219</text:p>
          </table:table-cell>
          <table:table-cell office:value-type="float" office:value="0.324699" calcext:value-type="float">
            <text:p>0.324699</text:p>
          </table:table-cell>
          <table:table-cell office:value-type="float" office:value="0.312038" calcext:value-type="float">
            <text:p>0.312038</text:p>
          </table:table-cell>
          <table:table-cell office:value-type="float" office:value="94.9314" calcext:value-type="float">
            <text:p>94.9314</text:p>
          </table:table-cell>
          <table:table-cell office:value-type="float" office:value="74.8428" calcext:value-type="float">
            <text:p>74.8428</text:p>
          </table:table-cell>
          <table:table-cell office:value-type="float" office:value="169.7742" calcext:value-type="float">
            <text:p>169.7742</text:p>
          </table:table-cell>
          <table:table-cell table:formula="of:=[.J68]-[.E68]" office:value-type="float" office:value="1.1523" calcext:value-type="float">
            <text:p>1.1523</text:p>
          </table:table-cell>
          <table:table-cell table:number-columns-repeated="2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0.754" calcext:value-type="float">
            <text:p>0.754</text:p>
          </table:table-cell>
          <table:table-cell office:value-type="float" office:value="97.561" calcext:value-type="float">
            <text:p>97.561</text:p>
          </table:table-cell>
          <table:table-cell office:value-type="float" office:value="65.1096" calcext:value-type="float">
            <text:p>65.1096</text:p>
          </table:table-cell>
          <table:table-cell office:value-type="float" office:value="162.6706" calcext:value-type="float">
            <text:p>162.6706</text:p>
          </table:table-cell>
          <table:table-cell office:value-type="float" office:value="0.4899" calcext:value-type="float">
            <text:p>0.4899</text:p>
          </table:table-cell>
          <table:table-cell office:value-type="float" office:value="0.140373" calcext:value-type="float">
            <text:p>0.140373</text:p>
          </table:table-cell>
          <table:table-cell office:value-type="float" office:value="97.1458" calcext:value-type="float">
            <text:p>97.1458</text:p>
          </table:table-cell>
          <table:table-cell office:value-type="float" office:value="77.5663" calcext:value-type="float">
            <text:p>77.5663</text:p>
          </table:table-cell>
          <table:table-cell office:value-type="float" office:value="174.7121" calcext:value-type="float">
            <text:p>174.7121</text:p>
          </table:table-cell>
          <table:table-cell table:formula="of:=[.J69]-[.E69]" office:value-type="float" office:value="12.0415" calcext:value-type="float">
            <text:p>12.0415</text:p>
          </table:table-cell>
          <table:table-cell table:number-columns-repeated="2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0.759" calcext:value-type="float">
            <text:p>0.759</text:p>
          </table:table-cell>
          <table:table-cell office:value-type="float" office:value="99.0716" calcext:value-type="float">
            <text:p>99.0716</text:p>
          </table:table-cell>
          <table:table-cell office:value-type="float" office:value="65.9314" calcext:value-type="float">
            <text:p>65.9314</text:p>
          </table:table-cell>
          <table:table-cell office:value-type="float" office:value="165.003" calcext:value-type="float">
            <text:p>165.003</text:p>
          </table:table-cell>
          <table:table-cell office:value-type="float" office:value="0.623144" calcext:value-type="float">
            <text:p>0.623144</text:p>
          </table:table-cell>
          <table:table-cell office:value-type="float" office:value="-0.212937" calcext:value-type="float">
            <text:p>-0.212937</text:p>
          </table:table-cell>
          <table:table-cell office:value-type="float" office:value="98.6822" calcext:value-type="float">
            <text:p>98.6822</text:p>
          </table:table-cell>
          <table:table-cell office:value-type="float" office:value="85.6373" calcext:value-type="float">
            <text:p>85.6373</text:p>
          </table:table-cell>
          <table:table-cell office:value-type="float" office:value="184.3195" calcext:value-type="float">
            <text:p>184.3195</text:p>
          </table:table-cell>
          <table:table-cell table:formula="of:=[.J70]-[.E70]" office:value-type="float" office:value="19.3165" calcext:value-type="float">
            <text:p>19.3165</text:p>
          </table:table-cell>
          <table:table-cell table:number-columns-repeated="2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0.779" calcext:value-type="float">
            <text:p>0.779</text:p>
          </table:table-cell>
          <table:table-cell office:value-type="float" office:value="99.2512" calcext:value-type="float">
            <text:p>99.2512</text:p>
          </table:table-cell>
          <table:table-cell office:value-type="float" office:value="62.6719" calcext:value-type="float">
            <text:p>62.6719</text:p>
          </table:table-cell>
          <table:table-cell office:value-type="float" office:value="161.9231" calcext:value-type="float">
            <text:p>161.9231</text:p>
          </table:table-cell>
          <table:table-cell office:value-type="float" office:value="0.688269" calcext:value-type="float">
            <text:p>0.688269</text:p>
          </table:table-cell>
          <table:table-cell office:value-type="float" office:value="-0.289313" calcext:value-type="float">
            <text:p>-0.289313</text:p>
          </table:table-cell>
          <table:table-cell office:value-type="float" office:value="97.6628" calcext:value-type="float">
            <text:p>97.6628</text:p>
          </table:table-cell>
          <table:table-cell office:value-type="float" office:value="85.9332" calcext:value-type="float">
            <text:p>85.9332</text:p>
          </table:table-cell>
          <table:table-cell office:value-type="float" office:value="183.596" calcext:value-type="float">
            <text:p>183.596</text:p>
          </table:table-cell>
          <table:table-cell table:formula="of:=[.J71]-[.E71]" office:value-type="float" office:value="21.6729" calcext:value-type="float">
            <text:p>21.6729</text:p>
          </table:table-cell>
          <table:table-cell table:number-columns-repeated="2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.724" calcext:value-type="float">
            <text:p>0.724</text:p>
          </table:table-cell>
          <table:table-cell office:value-type="float" office:value="98.8365" calcext:value-type="float">
            <text:p>98.8365</text:p>
          </table:table-cell>
          <table:table-cell office:value-type="float" office:value="66.711" calcext:value-type="float">
            <text:p>66.711</text:p>
          </table:table-cell>
          <table:table-cell office:value-type="float" office:value="165.5475" calcext:value-type="float">
            <text:p>165.5475</text:p>
          </table:table-cell>
          <table:table-cell office:value-type="float" office:value="0.685855" calcext:value-type="float">
            <text:p>0.685855</text:p>
          </table:table-cell>
          <table:table-cell office:value-type="float" office:value="-0.0917196" calcext:value-type="float">
            <text:p>-0.0917196</text:p>
          </table:table-cell>
          <table:table-cell office:value-type="float" office:value="97.1301" calcext:value-type="float">
            <text:p>97.1301</text:p>
          </table:table-cell>
          <table:table-cell office:value-type="float" office:value="90.2482" calcext:value-type="float">
            <text:p>90.2482</text:p>
          </table:table-cell>
          <table:table-cell office:value-type="float" office:value="187.3783" calcext:value-type="float">
            <text:p>187.3783</text:p>
          </table:table-cell>
          <table:table-cell table:formula="of:=[.J72]-[.E72]" office:value-type="float" office:value="21.8308" calcext:value-type="float">
            <text:p>21.8308</text:p>
          </table:table-cell>
          <table:table-cell table:number-columns-repeated="2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0.773" calcext:value-type="float">
            <text:p>0.773</text:p>
          </table:table-cell>
          <table:table-cell office:value-type="float" office:value="99.4827" calcext:value-type="float">
            <text:p>99.4827</text:p>
          </table:table-cell>
          <table:table-cell office:value-type="float" office:value="68.1431" calcext:value-type="float">
            <text:p>68.1431</text:p>
          </table:table-cell>
          <table:table-cell office:value-type="float" office:value="167.6258" calcext:value-type="float">
            <text:p>167.6258</text:p>
          </table:table-cell>
          <table:table-cell office:value-type="float" office:value="0.717023" calcext:value-type="float">
            <text:p>0.717023</text:p>
          </table:table-cell>
          <table:table-cell office:value-type="float" office:value="-0.323473" calcext:value-type="float">
            <text:p>-0.323473</text:p>
          </table:table-cell>
          <table:table-cell office:value-type="float" office:value="98.5128" calcext:value-type="float">
            <text:p>98.5128</text:p>
          </table:table-cell>
          <table:table-cell office:value-type="float" office:value="89.7359" calcext:value-type="float">
            <text:p>89.7359</text:p>
          </table:table-cell>
          <table:table-cell office:value-type="float" office:value="188.2487" calcext:value-type="float">
            <text:p>188.2487</text:p>
          </table:table-cell>
          <table:table-cell table:formula="of:=[.J73]-[.E73]" office:value-type="float" office:value="20.6229" calcext:value-type="float">
            <text:p>20.6229</text:p>
          </table:table-cell>
          <table:table-cell table:number-columns-repeated="2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0.805" calcext:value-type="float">
            <text:p>0.805</text:p>
          </table:table-cell>
          <table:table-cell office:value-type="float" office:value="99.0119" calcext:value-type="float">
            <text:p>99.0119</text:p>
          </table:table-cell>
          <table:table-cell office:value-type="float" office:value="62.855" calcext:value-type="float">
            <text:p>62.855</text:p>
          </table:table-cell>
          <table:table-cell office:value-type="float" office:value="161.8669" calcext:value-type="float">
            <text:p>161.8669</text:p>
          </table:table-cell>
          <table:table-cell office:value-type="float" office:value="0.708446" calcext:value-type="float">
            <text:p>0.708446</text:p>
          </table:table-cell>
          <table:table-cell office:value-type="float" office:value="-0.465531" calcext:value-type="float">
            <text:p>-0.465531</text:p>
          </table:table-cell>
          <table:table-cell office:value-type="float" office:value="96.6984" calcext:value-type="float">
            <text:p>96.6984</text:p>
          </table:table-cell>
          <table:table-cell office:value-type="float" office:value="85.6511" calcext:value-type="float">
            <text:p>85.6511</text:p>
          </table:table-cell>
          <table:table-cell office:value-type="float" office:value="182.3495" calcext:value-type="float">
            <text:p>182.3495</text:p>
          </table:table-cell>
          <table:table-cell table:formula="of:=[.J74]-[.E74]" office:value-type="float" office:value="20.4826" calcext:value-type="float">
            <text:p>20.4826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AVG →</text:p>
          </table:table-cell>
          <table:table-cell table:formula="of:=AVERAGE([.C53:.C74])" office:value-type="float" office:value="89.3679772727273" calcext:value-type="float">
            <text:p>89.3679772727</text:p>
          </table:table-cell>
          <table:table-cell table:formula="of:=AVERAGE([.D53:.D74])" office:value-type="float" office:value="68.0787454545455" calcext:value-type="float">
            <text:p>68.0787454545</text:p>
          </table:table-cell>
          <table:table-cell table:formula="of:=AVERAGE([.E53:.E74])" office:value-type="float" office:value="157.446722727273" calcext:value-type="float">
            <text:p>157.4467227273</text:p>
          </table:table-cell>
          <table:table-cell table:formula="of:=AVERAGE([.F53:.F74])" office:value-type="float" office:value="0.405831903636364" calcext:value-type="float">
            <text:p>0.4058319036</text:p>
          </table:table-cell>
          <table:table-cell table:formula="of:=AVERAGE([.G53:.G74])" office:value-type="float" office:value="1.63682288181818" calcext:value-type="float">
            <text:p>1.6368228818</text:p>
          </table:table-cell>
          <table:table-cell table:formula="of:=AVERAGE([.H53:.H74])" office:value-type="float" office:value="89.1575227272727" calcext:value-type="float">
            <text:p>89.1575227273</text:p>
          </table:table-cell>
          <table:table-cell table:formula="of:=AVERAGE([.I53:.I74])" office:value-type="float" office:value="72.6127181818182" calcext:value-type="float">
            <text:p>72.6127181818</text:p>
          </table:table-cell>
          <table:table-cell table:formula="of:=AVERAGE([.J53:.J74])" office:value-type="float" office:value="161.770240909091" calcext:value-type="float">
            <text:p>161.7702409091</text:p>
          </table:table-cell>
          <table:table-cell table:formula="of:=AVERAGE([.K53:.K74])" office:value-type="float" office:value="4.32351818181818" calcext:value-type="float">
            <text:p>4.323518181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ton_campus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O. Detection</text:p>
          </table:table-cell>
          <table:table-cell table:style-name="ce1" office:value-type="string" calcext:value-type="string">
            <text:p>O. Discrimination</text:p>
          </table:table-cell>
          <table:table-cell table:style-name="ce1" office:value-type="string" calcext:value-type="string">
            <text:p>ODD</text:p>
          </table:table-cell>
          <table:table-cell table:style-name="ce1" office:value-type="string" calcext:value-type="string">
            <text:p>NEW coneR1</text:p>
          </table:table-cell>
          <table:table-cell table:style-name="ce1" office:value-type="string" calcext:value-type="string">
            <text:p>RG – B</text:p>
          </table:table-cell>
          <table:table-cell table:style-name="ce1" office:value-type="string" calcext:value-type="string">
            <text:p>Detection</text:p>
          </table:table-cell>
          <table:table-cell table:style-name="ce1" office:value-type="string" calcext:value-type="string">
            <text:p>Discrimination</text:p>
          </table:table-cell>
          <table:table-cell table:style-name="ce1" office:value-type="string" calcext:value-type="string">
            <text:p>DD</text:p>
          </table:table-cell>
          <table:table-cell table:style-name="ce1" office:value-type="string" calcext:value-type="string">
            <text:p>DIFF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636" calcext:value-type="float">
            <text:p>0.636</text:p>
          </table:table-cell>
          <table:table-cell office:value-type="float" office:value="100" calcext:value-type="float">
            <text:p>100</text:p>
          </table:table-cell>
          <table:table-cell office:value-type="float" office:value="2.139" calcext:value-type="float">
            <text:p>2.139</text:p>
          </table:table-cell>
          <table:table-cell office:value-type="float" office:value="102.139" calcext:value-type="float">
            <text:p>102.139</text:p>
          </table:table-cell>
          <table:table-cell office:value-type="float" office:value="0.44258" calcext:value-type="float">
            <text:p>0.44258</text:p>
          </table:table-cell>
          <table:table-cell office:value-type="float" office:value="8.72149" calcext:value-type="float">
            <text:p>8.72149</text:p>
          </table:table-cell>
          <table:table-cell office:value-type="float" office:value="100" calcext:value-type="float">
            <text:p>100</text:p>
          </table:table-cell>
          <table:table-cell office:value-type="float" office:value="23.1729" calcext:value-type="float">
            <text:p>23.1729</text:p>
          </table:table-cell>
          <table:table-cell office:value-type="float" office:value="123.1729" calcext:value-type="float">
            <text:p>123.1729</text:p>
          </table:table-cell>
          <table:table-cell table:formula="of:=[.J78]-[.E78]" office:value-type="float" office:value="21.0339" calcext:value-type="float">
            <text:p>21.0339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662" calcext:value-type="float">
            <text:p>0.662</text:p>
          </table:table-cell>
          <table:table-cell office:value-type="float" office:value="99.9291" calcext:value-type="float">
            <text:p>99.9291</text:p>
          </table:table-cell>
          <table:table-cell office:value-type="float" office:value="11.5192" calcext:value-type="float">
            <text:p>11.5192</text:p>
          </table:table-cell>
          <table:table-cell office:value-type="float" office:value="111.4483" calcext:value-type="float">
            <text:p>111.4483</text:p>
          </table:table-cell>
          <table:table-cell office:value-type="float" office:value="0.507926" calcext:value-type="float">
            <text:p>0.507926</text:p>
          </table:table-cell>
          <table:table-cell office:value-type="float" office:value="16.578" calcext:value-type="float">
            <text:p>16.578</text:p>
          </table:table-cell>
          <table:table-cell office:value-type="float" office:value="98.1797" calcext:value-type="float">
            <text:p>98.1797</text:p>
          </table:table-cell>
          <table:table-cell office:value-type="float" office:value="44.0902" calcext:value-type="float">
            <text:p>44.0902</text:p>
          </table:table-cell>
          <table:table-cell office:value-type="float" office:value="142.2699" calcext:value-type="float">
            <text:p>142.2699</text:p>
          </table:table-cell>
          <table:table-cell table:formula="of:=[.J79]-[.E79]" office:value-type="float" office:value="30.8216" calcext:value-type="float">
            <text:p>30.8216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683" calcext:value-type="float">
            <text:p>0.683</text:p>
          </table:table-cell>
          <table:table-cell office:value-type="float" office:value="99.9034" calcext:value-type="float">
            <text:p>99.9034</text:p>
          </table:table-cell>
          <table:table-cell office:value-type="float" office:value="31.9713" calcext:value-type="float">
            <text:p>31.9713</text:p>
          </table:table-cell>
          <table:table-cell office:value-type="float" office:value="131.8747" calcext:value-type="float">
            <text:p>131.8747</text:p>
          </table:table-cell>
          <table:table-cell office:value-type="float" office:value="0.535671" calcext:value-type="float">
            <text:p>0.535671</text:p>
          </table:table-cell>
          <table:table-cell office:value-type="float" office:value="15.4342" calcext:value-type="float">
            <text:p>15.4342</text:p>
          </table:table-cell>
          <table:table-cell office:value-type="float" office:value="94.5089" calcext:value-type="float">
            <text:p>94.5089</text:p>
          </table:table-cell>
          <table:table-cell office:value-type="float" office:value="67.0332" calcext:value-type="float">
            <text:p>67.0332</text:p>
          </table:table-cell>
          <table:table-cell office:value-type="float" office:value="161.5421" calcext:value-type="float">
            <text:p>161.5421</text:p>
          </table:table-cell>
          <table:table-cell table:formula="of:=[.J80]-[.E80]" office:value-type="float" office:value="29.6674" calcext:value-type="float">
            <text:p>29.6674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642" calcext:value-type="float">
            <text:p>0.642</text:p>
          </table:table-cell>
          <table:table-cell office:value-type="float" office:value="99.0625" calcext:value-type="float">
            <text:p>99.0625</text:p>
          </table:table-cell>
          <table:table-cell office:value-type="float" office:value="32.0908" calcext:value-type="float">
            <text:p>32.0908</text:p>
          </table:table-cell>
          <table:table-cell office:value-type="float" office:value="131.1533" calcext:value-type="float">
            <text:p>131.1533</text:p>
          </table:table-cell>
          <table:table-cell office:value-type="float" office:value="0.482028" calcext:value-type="float">
            <text:p>0.482028</text:p>
          </table:table-cell>
          <table:table-cell office:value-type="float" office:value="12.9662" calcext:value-type="float">
            <text:p>12.9662</text:p>
          </table:table-cell>
          <table:table-cell office:value-type="float" office:value="91.6346" calcext:value-type="float">
            <text:p>91.6346</text:p>
          </table:table-cell>
          <table:table-cell office:value-type="float" office:value="59.1016" calcext:value-type="float">
            <text:p>59.1016</text:p>
          </table:table-cell>
          <table:table-cell office:value-type="float" office:value="150.7362" calcext:value-type="float">
            <text:p>150.7362</text:p>
          </table:table-cell>
          <table:table-cell table:formula="of:=[.J81]-[.E81]" office:value-type="float" office:value="19.5829" calcext:value-type="float">
            <text:p>19.5829</text:p>
          </table:table-cell>
          <table:table-cell table:number-columns-repeated="2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685" calcext:value-type="float">
            <text:p>0.685</text:p>
          </table:table-cell>
          <table:table-cell office:value-type="float" office:value="96.8359" calcext:value-type="float">
            <text:p>96.8359</text:p>
          </table:table-cell>
          <table:table-cell office:value-type="float" office:value="29.5123" calcext:value-type="float">
            <text:p>29.5123</text:p>
          </table:table-cell>
          <table:table-cell office:value-type="float" office:value="126.3482" calcext:value-type="float">
            <text:p>126.3482</text:p>
          </table:table-cell>
          <table:table-cell office:value-type="float" office:value="0.443579" calcext:value-type="float">
            <text:p>0.443579</text:p>
          </table:table-cell>
          <table:table-cell office:value-type="float" office:value="9.69611" calcext:value-type="float">
            <text:p>9.69611</text:p>
          </table:table-cell>
          <table:table-cell office:value-type="float" office:value="91.9578" calcext:value-type="float">
            <text:p>91.9578</text:p>
          </table:table-cell>
          <table:table-cell office:value-type="float" office:value="45.7447" calcext:value-type="float">
            <text:p>45.7447</text:p>
          </table:table-cell>
          <table:table-cell office:value-type="float" office:value="137.7025" calcext:value-type="float">
            <text:p>137.7025</text:p>
          </table:table-cell>
          <table:table-cell table:formula="of:=[.J82]-[.E82]" office:value-type="float" office:value="11.3543" calcext:value-type="float">
            <text:p>11.3543</text:p>
          </table:table-cell>
          <table:table-cell table:number-columns-repeated="2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649" calcext:value-type="float">
            <text:p>0.649</text:p>
          </table:table-cell>
          <table:table-cell office:value-type="float" office:value="98.3946" calcext:value-type="float">
            <text:p>98.3946</text:p>
          </table:table-cell>
          <table:table-cell office:value-type="float" office:value="36.9529" calcext:value-type="float">
            <text:p>36.9529</text:p>
          </table:table-cell>
          <table:table-cell office:value-type="float" office:value="135.3475" calcext:value-type="float">
            <text:p>135.3475</text:p>
          </table:table-cell>
          <table:table-cell office:value-type="float" office:value="0.440222" calcext:value-type="float">
            <text:p>0.440222</text:p>
          </table:table-cell>
          <table:table-cell office:value-type="float" office:value="4.69733" calcext:value-type="float">
            <text:p>4.69733</text:p>
          </table:table-cell>
          <table:table-cell office:value-type="float" office:value="96.0535" calcext:value-type="float">
            <text:p>96.0535</text:p>
          </table:table-cell>
          <table:table-cell office:value-type="float" office:value="48.2759" calcext:value-type="float">
            <text:p>48.2759</text:p>
          </table:table-cell>
          <table:table-cell office:value-type="float" office:value="144.3294" calcext:value-type="float">
            <text:p>144.3294</text:p>
          </table:table-cell>
          <table:table-cell table:formula="of:=[.J83]-[.E83]" office:value-type="float" office:value="8.9819" calcext:value-type="float">
            <text:p>8.9819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467" calcext:value-type="float">
            <text:p>0.467</text:p>
          </table:table-cell>
          <table:table-cell office:value-type="float" office:value="100" calcext:value-type="float">
            <text:p>100</text:p>
          </table:table-cell>
          <table:table-cell office:value-type="float" office:value="44.0171" calcext:value-type="float">
            <text:p>44.0171</text:p>
          </table:table-cell>
          <table:table-cell office:value-type="float" office:value="144.0171" calcext:value-type="float">
            <text:p>144.0171</text:p>
          </table:table-cell>
          <table:table-cell office:value-type="float" office:value="0.493089" calcext:value-type="float">
            <text:p>0.493089</text:p>
          </table:table-cell>
          <table:table-cell office:value-type="float" office:value="4.41219" calcext:value-type="float">
            <text:p>4.41219</text:p>
          </table:table-cell>
          <table:table-cell office:value-type="float" office:value="95.3405" calcext:value-type="float">
            <text:p>95.3405</text:p>
          </table:table-cell>
          <table:table-cell office:value-type="float" office:value="54.173" calcext:value-type="float">
            <text:p>54.173</text:p>
          </table:table-cell>
          <table:table-cell office:value-type="float" office:value="149.5135" calcext:value-type="float">
            <text:p>149.5135</text:p>
          </table:table-cell>
          <table:table-cell table:formula="of:=[.J84]-[.E84]" office:value-type="float" office:value="5.49639999999999" calcext:value-type="float">
            <text:p>5.4964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772" calcext:value-type="float">
            <text:p>0.772</text:p>
          </table:table-cell>
          <table:table-cell office:value-type="float" office:value="97.0534" calcext:value-type="float">
            <text:p>97.0534</text:p>
          </table:table-cell>
          <table:table-cell office:value-type="float" office:value="58.1594" calcext:value-type="float">
            <text:p>58.1594</text:p>
          </table:table-cell>
          <table:table-cell office:value-type="float" office:value="155.2128" calcext:value-type="float">
            <text:p>155.2128</text:p>
          </table:table-cell>
          <table:table-cell office:value-type="float" office:value="0.513629" calcext:value-type="float">
            <text:p>0.513629</text:p>
          </table:table-cell>
          <table:table-cell office:value-type="float" office:value="0.116022" calcext:value-type="float">
            <text:p>0.116022</text:p>
          </table:table-cell>
          <table:table-cell office:value-type="float" office:value="97.0534" calcext:value-type="float">
            <text:p>97.0534</text:p>
          </table:table-cell>
          <table:table-cell office:value-type="float" office:value="64.7222" calcext:value-type="float">
            <text:p>64.7222</text:p>
          </table:table-cell>
          <table:table-cell office:value-type="float" office:value="161.7756" calcext:value-type="float">
            <text:p>161.7756</text:p>
          </table:table-cell>
          <table:table-cell table:formula="of:=[.J85]-[.E85]" office:value-type="float" office:value="6.56280000000001" calcext:value-type="float">
            <text:p>6.5628</text:p>
          </table:table-cell>
          <table:table-cell table:number-columns-repeated="2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542" calcext:value-type="float">
            <text:p>0.542</text:p>
          </table:table-cell>
          <table:table-cell office:value-type="float" office:value="97.4386" calcext:value-type="float">
            <text:p>97.4386</text:p>
          </table:table-cell>
          <table:table-cell office:value-type="float" office:value="38.9846" calcext:value-type="float">
            <text:p>38.9846</text:p>
          </table:table-cell>
          <table:table-cell office:value-type="float" office:value="136.4232" calcext:value-type="float">
            <text:p>136.4232</text:p>
          </table:table-cell>
          <table:table-cell office:value-type="float" office:value="0.524273" calcext:value-type="float">
            <text:p>0.524273</text:p>
          </table:table-cell>
          <table:table-cell office:value-type="float" office:value="3.3762" calcext:value-type="float">
            <text:p>3.3762</text:p>
          </table:table-cell>
          <table:table-cell office:value-type="float" office:value="90.6083" calcext:value-type="float">
            <text:p>90.6083</text:p>
          </table:table-cell>
          <table:table-cell office:value-type="float" office:value="56.5841" calcext:value-type="float">
            <text:p>56.5841</text:p>
          </table:table-cell>
          <table:table-cell office:value-type="float" office:value="147.1924" calcext:value-type="float">
            <text:p>147.1924</text:p>
          </table:table-cell>
          <table:table-cell table:formula="of:=[.J86]-[.E86]" office:value-type="float" office:value="10.7692" calcext:value-type="float">
            <text:p>10.7692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754" calcext:value-type="float">
            <text:p>0.754</text:p>
          </table:table-cell>
          <table:table-cell office:value-type="float" office:value="96.8276" calcext:value-type="float">
            <text:p>96.8276</text:p>
          </table:table-cell>
          <table:table-cell office:value-type="float" office:value="32.298" calcext:value-type="float">
            <text:p>32.298</text:p>
          </table:table-cell>
          <table:table-cell office:value-type="float" office:value="129.1256" calcext:value-type="float">
            <text:p>129.1256</text:p>
          </table:table-cell>
          <table:table-cell office:value-type="float" office:value="0.448645" calcext:value-type="float">
            <text:p>0.448645</text:p>
          </table:table-cell>
          <table:table-cell office:value-type="float" office:value="0.784826" calcext:value-type="float">
            <text:p>0.784826</text:p>
          </table:table-cell>
          <table:table-cell office:value-type="float" office:value="92.6897" calcext:value-type="float">
            <text:p>92.6897</text:p>
          </table:table-cell>
          <table:table-cell office:value-type="float" office:value="46.4273" calcext:value-type="float">
            <text:p>46.4273</text:p>
          </table:table-cell>
          <table:table-cell office:value-type="float" office:value="139.117" calcext:value-type="float">
            <text:p>139.117</text:p>
          </table:table-cell>
          <table:table-cell table:formula="of:=[.J87]-[.E87]" office:value-type="float" office:value="9.9914" calcext:value-type="float">
            <text:p>9.9914</text:p>
          </table:table-cell>
          <table:table-cell table:number-columns-repeated="2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724" calcext:value-type="float">
            <text:p>0.724</text:p>
          </table:table-cell>
          <table:table-cell office:value-type="float" office:value="90.6977" calcext:value-type="float">
            <text:p>90.6977</text:p>
          </table:table-cell>
          <table:table-cell office:value-type="float" office:value="52.2929" calcext:value-type="float">
            <text:p>52.2929</text:p>
          </table:table-cell>
          <table:table-cell office:value-type="float" office:value="142.9906" calcext:value-type="float">
            <text:p>142.9906</text:p>
          </table:table-cell>
          <table:table-cell office:value-type="float" office:value="0.412837" calcext:value-type="float">
            <text:p>0.412837</text:p>
          </table:table-cell>
          <table:table-cell office:value-type="float" office:value="-3.32429" calcext:value-type="float">
            <text:p>-3.32429</text:p>
          </table:table-cell>
          <table:table-cell office:value-type="float" office:value="90.6977" calcext:value-type="float">
            <text:p>90.6977</text:p>
          </table:table-cell>
          <table:table-cell office:value-type="float" office:value="68.8609" calcext:value-type="float">
            <text:p>68.8609</text:p>
          </table:table-cell>
          <table:table-cell office:value-type="float" office:value="159.5586" calcext:value-type="float">
            <text:p>159.5586</text:p>
          </table:table-cell>
          <table:table-cell table:formula="of:=[.J88]-[.E88]" office:value-type="float" office:value="16.568" calcext:value-type="float">
            <text:p>16.568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766" calcext:value-type="float">
            <text:p>0.766</text:p>
          </table:table-cell>
          <table:table-cell office:value-type="float" office:value="72.8814" calcext:value-type="float">
            <text:p>72.8814</text:p>
          </table:table-cell>
          <table:table-cell office:value-type="float" office:value="38.3412" calcext:value-type="float">
            <text:p>38.3412</text:p>
          </table:table-cell>
          <table:table-cell office:value-type="float" office:value="111.2226" calcext:value-type="float">
            <text:p>111.2226</text:p>
          </table:table-cell>
          <table:table-cell office:value-type="float" office:value="0.297225" calcext:value-type="float">
            <text:p>0.297225</text:p>
          </table:table-cell>
          <table:table-cell office:value-type="float" office:value="5.4322" calcext:value-type="float">
            <text:p>5.4322</text:p>
          </table:table-cell>
          <table:table-cell office:value-type="float" office:value="72.8814" calcext:value-type="float">
            <text:p>72.8814</text:p>
          </table:table-cell>
          <table:table-cell office:value-type="float" office:value="37.9621" calcext:value-type="float">
            <text:p>37.9621</text:p>
          </table:table-cell>
          <table:table-cell office:value-type="float" office:value="110.8435" calcext:value-type="float">
            <text:p>110.8435</text:p>
          </table:table-cell>
          <table:table-cell table:formula="of:=[.J89]-[.E89]" office:value-type="float" office:value="-0.379099999999994" calcext:value-type="float">
            <text:p>-0.3791</text:p>
          </table:table-cell>
          <table:table-cell table:number-columns-repeated="2"/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12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12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12"/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12"/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12"/>
        </table:table-row>
        <table:table-row table:style-name="ro1">
          <table:table-cell office:value-type="float" office:value="211" calcext:value-type="float">
            <text:p>211</text:p>
          </table:table-cell>
          <table:table-cell table:number-columns-repeated="12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12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12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12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12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12"/>
        </table:table-row>
        <table:table-row table:style-name="ro1">
          <table:table-cell office:value-type="float" office:value="271" calcext:value-type="float">
            <text:p>271</text:p>
          </table:table-cell>
          <table:table-cell table:style-name="ce2" office:value-type="float" office:value="0.852" calcext:value-type="float">
            <text:p>0.852</text:p>
          </table:table-cell>
          <table:table-cell office:value-type="float" office:value="100" calcext:value-type="float">
            <text:p>100</text:p>
          </table:table-cell>
          <table:table-cell office:value-type="float" office:value="49.2236" calcext:value-type="float">
            <text:p>49.2236</text:p>
          </table:table-cell>
          <table:table-cell office:value-type="float" office:value="149.2236" calcext:value-type="float">
            <text:p>149.2236</text:p>
          </table:table-cell>
          <table:table-cell office:value-type="float" office:value="0.470849" calcext:value-type="float">
            <text:p>0.470849</text:p>
          </table:table-cell>
          <table:table-cell office:value-type="float" office:value="-1.4902" calcext:value-type="float">
            <text:p>-1.4902</text:p>
          </table:table-cell>
          <table:table-cell office:value-type="float" office:value="100" calcext:value-type="float">
            <text:p>100</text:p>
          </table:table-cell>
          <table:table-cell office:value-type="float" office:value="49.5342" calcext:value-type="float">
            <text:p>49.5342</text:p>
          </table:table-cell>
          <table:table-cell office:value-type="float" office:value="149.5342" calcext:value-type="float">
            <text:p>149.5342</text:p>
          </table:table-cell>
          <table:table-cell table:formula="of:=[.J101]-[.E101]" office:value-type="float" office:value="0.310599999999994" calcext:value-type="float">
            <text:p>0.3106</text:p>
          </table:table-cell>
          <table:table-cell table:number-columns-repeated="2"/>
        </table:table-row>
        <table:table-row table:style-name="ro1">
          <table:table-cell office:value-type="float" office:value="281" calcext:value-type="float">
            <text:p>281</text:p>
          </table:table-cell>
          <table:table-cell table:style-name="ce2" office:value-type="float" office:value="0.851" calcext:value-type="float">
            <text:p>0.851</text:p>
          </table:table-cell>
          <table:table-cell office:value-type="float" office:value="100" calcext:value-type="float">
            <text:p>100</text:p>
          </table:table-cell>
          <table:table-cell office:value-type="float" office:value="40.597" calcext:value-type="float">
            <text:p>40.597</text:p>
          </table:table-cell>
          <table:table-cell office:value-type="float" office:value="140.597" calcext:value-type="float">
            <text:p>140.597</text:p>
          </table:table-cell>
          <table:table-cell office:value-type="float" office:value="0.513544" calcext:value-type="float">
            <text:p>0.513544</text:p>
          </table:table-cell>
          <table:table-cell office:value-type="float" office:value="0.759259" calcext:value-type="float">
            <text:p>0.759259</text:p>
          </table:table-cell>
          <table:table-cell office:value-type="float" office:value="100" calcext:value-type="float">
            <text:p>100</text:p>
          </table:table-cell>
          <table:table-cell office:value-type="float" office:value="42.7861" calcext:value-type="float">
            <text:p>42.7861</text:p>
          </table:table-cell>
          <table:table-cell office:value-type="float" office:value="142.7861" calcext:value-type="float">
            <text:p>142.7861</text:p>
          </table:table-cell>
          <table:table-cell table:formula="of:=[.J102]-[.E102]" office:value-type="float" office:value="2.1891" calcext:value-type="float">
            <text:p>2.1891</text:p>
          </table:table-cell>
          <table:table-cell table:number-columns-repeated="2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.798" calcext:value-type="float">
            <text:p>0.798</text:p>
          </table:table-cell>
          <table:table-cell office:value-type="float" office:value="100" calcext:value-type="float">
            <text:p>100</text:p>
          </table:table-cell>
          <table:table-cell office:value-type="float" office:value="39.1304" calcext:value-type="float">
            <text:p>39.1304</text:p>
          </table:table-cell>
          <table:table-cell office:value-type="float" office:value="139.1304" calcext:value-type="float">
            <text:p>139.1304</text:p>
          </table:table-cell>
          <table:table-cell office:value-type="float" office:value="0.566552" calcext:value-type="float">
            <text:p>0.566552</text:p>
          </table:table-cell>
          <table:table-cell office:value-type="float" office:value="0.502049" calcext:value-type="float">
            <text:p>0.502049</text:p>
          </table:table-cell>
          <table:table-cell office:value-type="float" office:value="100" calcext:value-type="float">
            <text:p>100</text:p>
          </table:table-cell>
          <table:table-cell office:value-type="float" office:value="55.7817" calcext:value-type="float">
            <text:p>55.7817</text:p>
          </table:table-cell>
          <table:table-cell office:value-type="float" office:value="155.7817" calcext:value-type="float">
            <text:p>155.7817</text:p>
          </table:table-cell>
          <table:table-cell table:formula="of:=[.J103]-[.E103]" office:value-type="float" office:value="16.6513" calcext:value-type="float">
            <text:p>16.6513</text:p>
          </table:table-cell>
          <table:table-cell table:number-columns-repeated="2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.791" calcext:value-type="float">
            <text:p>0.791</text:p>
          </table:table-cell>
          <table:table-cell office:value-type="float" office:value="99.4709" calcext:value-type="float">
            <text:p>99.4709</text:p>
          </table:table-cell>
          <table:table-cell office:value-type="float" office:value="44.2506" calcext:value-type="float">
            <text:p>44.2506</text:p>
          </table:table-cell>
          <table:table-cell office:value-type="float" office:value="143.7215" calcext:value-type="float">
            <text:p>143.7215</text:p>
          </table:table-cell>
          <table:table-cell office:value-type="float" office:value="0.517717" calcext:value-type="float">
            <text:p>0.517717</text:p>
          </table:table-cell>
          <table:table-cell office:value-type="float" office:value="0.740741" calcext:value-type="float">
            <text:p>0.740741</text:p>
          </table:table-cell>
          <table:table-cell office:value-type="float" office:value="99.4709" calcext:value-type="float">
            <text:p>99.4709</text:p>
          </table:table-cell>
          <table:table-cell office:value-type="float" office:value="48.9294" calcext:value-type="float">
            <text:p>48.9294</text:p>
          </table:table-cell>
          <table:table-cell office:value-type="float" office:value="148.4003" calcext:value-type="float">
            <text:p>148.4003</text:p>
          </table:table-cell>
          <table:table-cell table:formula="of:=[.J104]-[.E104]" office:value-type="float" office:value="4.6788" calcext:value-type="float">
            <text:p>4.6788</text:p>
          </table:table-cell>
          <table:table-cell table:number-columns-repeated="2"/>
        </table:table-row>
        <table:table-row table:style-name="ro1">
          <table:table-cell office:value-type="float" office:value="311" calcext:value-type="float">
            <text:p>311</text:p>
          </table:table-cell>
          <table:table-cell table:style-name="ce2" office:value-type="float" office:value="0.806" calcext:value-type="float">
            <text:p>0.806</text:p>
          </table:table-cell>
          <table:table-cell office:value-type="float" office:value="100" calcext:value-type="float">
            <text:p>100</text:p>
          </table:table-cell>
          <table:table-cell office:value-type="float" office:value="41.1673" calcext:value-type="float">
            <text:p>41.1673</text:p>
          </table:table-cell>
          <table:table-cell office:value-type="float" office:value="141.1673" calcext:value-type="float">
            <text:p>141.1673</text:p>
          </table:table-cell>
          <table:table-cell office:value-type="float" office:value="0.499072" calcext:value-type="float">
            <text:p>0.499072</text:p>
          </table:table-cell>
          <table:table-cell office:value-type="float" office:value="-2.72857" calcext:value-type="float">
            <text:p>-2.72857</text:p>
          </table:table-cell>
          <table:table-cell office:value-type="float" office:value="100" calcext:value-type="float">
            <text:p>100</text:p>
          </table:table-cell>
          <table:table-cell office:value-type="float" office:value="43.8911" calcext:value-type="float">
            <text:p>43.8911</text:p>
          </table:table-cell>
          <table:table-cell office:value-type="float" office:value="143.8911" calcext:value-type="float">
            <text:p>143.8911</text:p>
          </table:table-cell>
          <table:table-cell table:formula="of:=[.J105]-[.E105]" office:value-type="float" office:value="2.72379999999998" calcext:value-type="float">
            <text:p>2.7238</text:p>
          </table:table-cell>
          <table:table-cell table:number-columns-repeated="2"/>
        </table:table-row>
        <table:table-row table:style-name="ro1">
          <table:table-cell office:value-type="float" office:value="321" calcext:value-type="float">
            <text:p>321</text:p>
          </table:table-cell>
          <table:table-cell table:style-name="ce2" office:value-type="float" office:value="0.84" calcext:value-type="float">
            <text:p>0.84</text:p>
          </table:table-cell>
          <table:table-cell office:value-type="float" office:value="100" calcext:value-type="float">
            <text:p>100</text:p>
          </table:table-cell>
          <table:table-cell office:value-type="float" office:value="40.3864" calcext:value-type="float">
            <text:p>40.3864</text:p>
          </table:table-cell>
          <table:table-cell office:value-type="float" office:value="140.3864" calcext:value-type="float">
            <text:p>140.3864</text:p>
          </table:table-cell>
          <table:table-cell office:value-type="float" office:value="0.547251" calcext:value-type="float">
            <text:p>0.547251</text:p>
          </table:table-cell>
          <table:table-cell office:value-type="float" office:value="1.53582" calcext:value-type="float">
            <text:p>1.53582</text:p>
          </table:table-cell>
          <table:table-cell office:value-type="float" office:value="100" calcext:value-type="float">
            <text:p>100</text:p>
          </table:table-cell>
          <table:table-cell office:value-type="float" office:value="57.5897" calcext:value-type="float">
            <text:p>57.5897</text:p>
          </table:table-cell>
          <table:table-cell office:value-type="float" office:value="157.5897" calcext:value-type="float">
            <text:p>157.5897</text:p>
          </table:table-cell>
          <table:table-cell table:formula="of:=[.J106]-[.E106]" office:value-type="float" office:value="17.2033" calcext:value-type="float">
            <text:p>17.2033</text:p>
          </table:table-cell>
          <table:table-cell table:number-columns-repeated="2"/>
        </table:table-row>
        <table:table-row table:style-name="ro1">
          <table:table-cell office:value-type="float" office:value="331" calcext:value-type="float">
            <text:p>331</text:p>
          </table:table-cell>
          <table:table-cell table:style-name="ce2" office:value-type="float" office:value="0.826" calcext:value-type="float">
            <text:p>0.826</text:p>
          </table:table-cell>
          <table:table-cell office:value-type="float" office:value="100" calcext:value-type="float">
            <text:p>100</text:p>
          </table:table-cell>
          <table:table-cell office:value-type="float" office:value="28.903" calcext:value-type="float">
            <text:p>28.903</text:p>
          </table:table-cell>
          <table:table-cell office:value-type="float" office:value="128.903" calcext:value-type="float">
            <text:p>128.903</text:p>
          </table:table-cell>
          <table:table-cell office:value-type="float" office:value="0.529928" calcext:value-type="float">
            <text:p>0.529928</text:p>
          </table:table-cell>
          <table:table-cell office:value-type="float" office:value="2.89943" calcext:value-type="float">
            <text:p>2.89943</text:p>
          </table:table-cell>
          <table:table-cell office:value-type="float" office:value="100" calcext:value-type="float">
            <text:p>100</text:p>
          </table:table-cell>
          <table:table-cell office:value-type="float" office:value="49.3671" calcext:value-type="float">
            <text:p>49.3671</text:p>
          </table:table-cell>
          <table:table-cell office:value-type="float" office:value="149.3671" calcext:value-type="float">
            <text:p>149.3671</text:p>
          </table:table-cell>
          <table:table-cell table:formula="of:=[.J107]-[.E107]" office:value-type="float" office:value="20.4641" calcext:value-type="float">
            <text:p>20.4641</text:p>
          </table:table-cell>
          <table:table-cell table:number-columns-repeated="2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0.748" calcext:value-type="float">
            <text:p>0.748</text:p>
          </table:table-cell>
          <table:table-cell office:value-type="float" office:value="99.3392" calcext:value-type="float">
            <text:p>99.3392</text:p>
          </table:table-cell>
          <table:table-cell office:value-type="float" office:value="21.3919" calcext:value-type="float">
            <text:p>21.3919</text:p>
          </table:table-cell>
          <table:table-cell office:value-type="float" office:value="120.7311" calcext:value-type="float">
            <text:p>120.7311</text:p>
          </table:table-cell>
          <table:table-cell office:value-type="float" office:value="0.501318" calcext:value-type="float">
            <text:p>0.501318</text:p>
          </table:table-cell>
          <table:table-cell office:value-type="float" office:value="2.77203" calcext:value-type="float">
            <text:p>2.77203</text:p>
          </table:table-cell>
          <table:table-cell office:value-type="float" office:value="99.3392" calcext:value-type="float">
            <text:p>99.3392</text:p>
          </table:table-cell>
          <table:table-cell office:value-type="float" office:value="40.2738" calcext:value-type="float">
            <text:p>40.2738</text:p>
          </table:table-cell>
          <table:table-cell office:value-type="float" office:value="139.613" calcext:value-type="float">
            <text:p>139.613</text:p>
          </table:table-cell>
          <table:table-cell table:formula="of:=[.J108]-[.E108]" office:value-type="float" office:value="18.8819" calcext:value-type="float">
            <text:p>18.8819</text:p>
          </table:table-cell>
          <table:table-cell table:number-columns-repeated="2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0.777" calcext:value-type="float">
            <text:p>0.777</text:p>
          </table:table-cell>
          <table:table-cell office:value-type="float" office:value="99.3342" calcext:value-type="float">
            <text:p>99.3342</text:p>
          </table:table-cell>
          <table:table-cell office:value-type="float" office:value="16.0519" calcext:value-type="float">
            <text:p>16.0519</text:p>
          </table:table-cell>
          <table:table-cell office:value-type="float" office:value="115.3861" calcext:value-type="float">
            <text:p>115.3861</text:p>
          </table:table-cell>
          <table:table-cell office:value-type="float" office:value="0.554487" calcext:value-type="float">
            <text:p>0.554487</text:p>
          </table:table-cell>
          <table:table-cell office:value-type="float" office:value="1.45539" calcext:value-type="float">
            <text:p>1.45539</text:p>
          </table:table-cell>
          <table:table-cell office:value-type="float" office:value="98.9348" calcext:value-type="float">
            <text:p>98.9348</text:p>
          </table:table-cell>
          <table:table-cell office:value-type="float" office:value="56.4675" calcext:value-type="float">
            <text:p>56.4675</text:p>
          </table:table-cell>
          <table:table-cell office:value-type="float" office:value="155.4023" calcext:value-type="float">
            <text:p>155.4023</text:p>
          </table:table-cell>
          <table:table-cell table:formula="of:=[.J109]-[.E109]" office:value-type="float" office:value="40.0162" calcext:value-type="float">
            <text:p>40.0162</text:p>
          </table:table-cell>
          <table:table-cell table:number-columns-repeated="2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0.743" calcext:value-type="float">
            <text:p>0.743</text:p>
          </table:table-cell>
          <table:table-cell office:value-type="float" office:value="99.729" calcext:value-type="float">
            <text:p>99.729</text:p>
          </table:table-cell>
          <table:table-cell office:value-type="float" office:value="18.6912" calcext:value-type="float">
            <text:p>18.6912</text:p>
          </table:table-cell>
          <table:table-cell office:value-type="float" office:value="118.4202" calcext:value-type="float">
            <text:p>118.4202</text:p>
          </table:table-cell>
          <table:table-cell office:value-type="float" office:value="0.544411" calcext:value-type="float">
            <text:p>0.544411</text:p>
          </table:table-cell>
          <table:table-cell office:value-type="float" office:value="3.10569" calcext:value-type="float">
            <text:p>3.10569</text:p>
          </table:table-cell>
          <table:table-cell office:value-type="float" office:value="99.729" calcext:value-type="float">
            <text:p>99.729</text:p>
          </table:table-cell>
          <table:table-cell office:value-type="float" office:value="53.742" calcext:value-type="float">
            <text:p>53.742</text:p>
          </table:table-cell>
          <table:table-cell office:value-type="float" office:value="153.471" calcext:value-type="float">
            <text:p>153.471</text:p>
          </table:table-cell>
          <table:table-cell table:formula="of:=[.J110]-[.E110]" office:value-type="float" office:value="35.0508" calcext:value-type="float">
            <text:p>35.0508</text:p>
          </table:table-cell>
          <table:table-cell table:number-columns-repeated="2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0.779" calcext:value-type="float">
            <text:p>0.779</text:p>
          </table:table-cell>
          <table:table-cell office:value-type="float" office:value="95.6188" calcext:value-type="float">
            <text:p>95.6188</text:p>
          </table:table-cell>
          <table:table-cell office:value-type="float" office:value="13.4861" calcext:value-type="float">
            <text:p>13.4861</text:p>
          </table:table-cell>
          <table:table-cell office:value-type="float" office:value="109.1049" calcext:value-type="float">
            <text:p>109.1049</text:p>
          </table:table-cell>
          <table:table-cell office:value-type="float" office:value="0.530146" calcext:value-type="float">
            <text:p>0.530146</text:p>
          </table:table-cell>
          <table:table-cell office:value-type="float" office:value="3.75356" calcext:value-type="float">
            <text:p>3.75356</text:p>
          </table:table-cell>
          <table:table-cell office:value-type="float" office:value="95.6188" calcext:value-type="float">
            <text:p>95.6188</text:p>
          </table:table-cell>
          <table:table-cell office:value-type="float" office:value="50.0491" calcext:value-type="float">
            <text:p>50.0491</text:p>
          </table:table-cell>
          <table:table-cell office:value-type="float" office:value="145.6679" calcext:value-type="float">
            <text:p>145.6679</text:p>
          </table:table-cell>
          <table:table-cell table:formula="of:=[.J111]-[.E111]" office:value-type="float" office:value="36.563" calcext:value-type="float">
            <text:p>36.563</text:p>
          </table:table-cell>
          <table:table-cell table:number-columns-repeated="2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0.793" calcext:value-type="float">
            <text:p>0.793</text:p>
          </table:table-cell>
          <table:table-cell office:value-type="float" office:value="99.3644" calcext:value-type="float">
            <text:p>99.3644</text:p>
          </table:table-cell>
          <table:table-cell office:value-type="float" office:value="20.6265" calcext:value-type="float">
            <text:p>20.6265</text:p>
          </table:table-cell>
          <table:table-cell office:value-type="float" office:value="119.9909" calcext:value-type="float">
            <text:p>119.9909</text:p>
          </table:table-cell>
          <table:table-cell office:value-type="float" office:value="0.55956" calcext:value-type="float">
            <text:p>0.55956</text:p>
          </table:table-cell>
          <table:table-cell office:value-type="float" office:value="6.16702" calcext:value-type="float">
            <text:p>6.16702</text:p>
          </table:table-cell>
          <table:table-cell office:value-type="float" office:value="99.3644" calcext:value-type="float">
            <text:p>99.3644</text:p>
          </table:table-cell>
          <table:table-cell office:value-type="float" office:value="72.1318" calcext:value-type="float">
            <text:p>72.1318</text:p>
          </table:table-cell>
          <table:table-cell office:value-type="float" office:value="171.4962" calcext:value-type="float">
            <text:p>171.4962</text:p>
          </table:table-cell>
          <table:table-cell table:formula="of:=[.J112]-[.E112]" office:value-type="float" office:value="51.5053" calcext:value-type="float">
            <text:p>51.5053</text:p>
          </table:table-cell>
          <table:table-cell table:number-columns-repeated="2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0.753" calcext:value-type="float">
            <text:p>0.753</text:p>
          </table:table-cell>
          <table:table-cell office:value-type="float" office:value="92.4701" calcext:value-type="float">
            <text:p>92.4701</text:p>
          </table:table-cell>
          <table:table-cell office:value-type="float" office:value="21.9302" calcext:value-type="float">
            <text:p>21.9302</text:p>
          </table:table-cell>
          <table:table-cell office:value-type="float" office:value="114.4003" calcext:value-type="float">
            <text:p>114.4003</text:p>
          </table:table-cell>
          <table:table-cell office:value-type="float" office:value="0.545976" calcext:value-type="float">
            <text:p>0.545976</text:p>
          </table:table-cell>
          <table:table-cell office:value-type="float" office:value="5.3392" calcext:value-type="float">
            <text:p>5.3392</text:p>
          </table:table-cell>
          <table:table-cell office:value-type="float" office:value="92.3997" calcext:value-type="float">
            <text:p>92.3997</text:p>
          </table:table-cell>
          <table:table-cell office:value-type="float" office:value="69.076" calcext:value-type="float">
            <text:p>69.076</text:p>
          </table:table-cell>
          <table:table-cell office:value-type="float" office:value="161.4757" calcext:value-type="float">
            <text:p>161.4757</text:p>
          </table:table-cell>
          <table:table-cell table:formula="of:=[.J113]-[.E113]" office:value-type="float" office:value="47.0754" calcext:value-type="float">
            <text:p>47.0754</text:p>
          </table:table-cell>
          <table:table-cell table:number-columns-repeated="2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0.692" calcext:value-type="float">
            <text:p>0.692</text:p>
          </table:table-cell>
          <table:table-cell office:value-type="float" office:value="94.5976" calcext:value-type="float">
            <text:p>94.5976</text:p>
          </table:table-cell>
          <table:table-cell office:value-type="float" office:value="22.5201" calcext:value-type="float">
            <text:p>22.5201</text:p>
          </table:table-cell>
          <table:table-cell office:value-type="float" office:value="117.1177" calcext:value-type="float">
            <text:p>117.1177</text:p>
          </table:table-cell>
          <table:table-cell office:value-type="float" office:value="0.562332" calcext:value-type="float">
            <text:p>0.562332</text:p>
          </table:table-cell>
          <table:table-cell office:value-type="float" office:value="7.55177" calcext:value-type="float">
            <text:p>7.55177</text:p>
          </table:table-cell>
          <table:table-cell office:value-type="float" office:value="94.3725" calcext:value-type="float">
            <text:p>94.3725</text:p>
          </table:table-cell>
          <table:table-cell office:value-type="float" office:value="77.1735" calcext:value-type="float">
            <text:p>77.1735</text:p>
          </table:table-cell>
          <table:table-cell office:value-type="float" office:value="171.546" calcext:value-type="float">
            <text:p>171.546</text:p>
          </table:table-cell>
          <table:table-cell table:formula="of:=[.J114]-[.E114]" office:value-type="float" office:value="54.4283" calcext:value-type="float">
            <text:p>54.4283</text:p>
          </table:table-cell>
          <table:table-cell table:number-columns-repeated="2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0.769" calcext:value-type="float">
            <text:p>0.769</text:p>
          </table:table-cell>
          <table:table-cell office:value-type="float" office:value="92.452" calcext:value-type="float">
            <text:p>92.452</text:p>
          </table:table-cell>
          <table:table-cell office:value-type="float" office:value="23.6516" calcext:value-type="float">
            <text:p>23.6516</text:p>
          </table:table-cell>
          <table:table-cell office:value-type="float" office:value="116.1036" calcext:value-type="float">
            <text:p>116.1036</text:p>
          </table:table-cell>
          <table:table-cell office:value-type="float" office:value="0.572982" calcext:value-type="float">
            <text:p>0.572982</text:p>
          </table:table-cell>
          <table:table-cell office:value-type="float" office:value="7.64136" calcext:value-type="float">
            <text:p>7.64136</text:p>
          </table:table-cell>
          <table:table-cell office:value-type="float" office:value="92.452" calcext:value-type="float">
            <text:p>92.452</text:p>
          </table:table-cell>
          <table:table-cell office:value-type="float" office:value="78.7901" calcext:value-type="float">
            <text:p>78.7901</text:p>
          </table:table-cell>
          <table:table-cell office:value-type="float" office:value="171.2421" calcext:value-type="float">
            <text:p>171.2421</text:p>
          </table:table-cell>
          <table:table-cell table:formula="of:=[.J115]-[.E115]" office:value-type="float" office:value="55.1385" calcext:value-type="float">
            <text:p>55.1385</text:p>
          </table:table-cell>
          <table:table-cell table:number-columns-repeated="2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0.759" calcext:value-type="float">
            <text:p>0.759</text:p>
          </table:table-cell>
          <table:table-cell office:value-type="float" office:value="92.1158" calcext:value-type="float">
            <text:p>92.1158</text:p>
          </table:table-cell>
          <table:table-cell office:value-type="float" office:value="25.9178" calcext:value-type="float">
            <text:p>25.9178</text:p>
          </table:table-cell>
          <table:table-cell office:value-type="float" office:value="118.0336" calcext:value-type="float">
            <text:p>118.0336</text:p>
          </table:table-cell>
          <table:table-cell office:value-type="float" office:value="0.474312" calcext:value-type="float">
            <text:p>0.474312</text:p>
          </table:table-cell>
          <table:table-cell office:value-type="float" office:value="4.3938" calcext:value-type="float">
            <text:p>4.3938</text:p>
          </table:table-cell>
          <table:table-cell office:value-type="float" office:value="92.1158" calcext:value-type="float">
            <text:p>92.1158</text:p>
          </table:table-cell>
          <table:table-cell office:value-type="float" office:value="67.1072" calcext:value-type="float">
            <text:p>67.1072</text:p>
          </table:table-cell>
          <table:table-cell office:value-type="float" office:value="159.223" calcext:value-type="float">
            <text:p>159.223</text:p>
          </table:table-cell>
          <table:table-cell table:formula="of:=[.J116]-[.E116]" office:value-type="float" office:value="41.1894" calcext:value-type="float">
            <text:p>41.1894</text:p>
          </table:table-cell>
          <table:table-cell table:number-columns-repeated="2"/>
        </table:table-row>
        <table:table-row table:style-name="ro1" table:number-rows-repeated="4">
          <table:table-cell table:number-columns-repeated="13"/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float" office:value="0.711" calcext:value-type="float">
            <text:p>0.711</text:p>
          </table:table-cell>
          <table:table-cell office:value-type="float" office:value="100" calcext:value-type="float">
            <text:p>100</text:p>
          </table:table-cell>
          <table:table-cell office:value-type="float" office:value="14.4099" calcext:value-type="float">
            <text:p>14.4099</text:p>
          </table:table-cell>
          <table:table-cell office:value-type="float" office:value="114.4099" calcext:value-type="float">
            <text:p>114.4099</text:p>
          </table:table-cell>
          <table:table-cell office:value-type="float" office:value="0.541548" calcext:value-type="float">
            <text:p>0.541548</text:p>
          </table:table-cell>
          <table:table-cell office:value-type="float" office:value="1.72308" calcext:value-type="float">
            <text:p>1.72308</text:p>
          </table:table-cell>
          <table:table-cell office:value-type="float" office:value="100" calcext:value-type="float">
            <text:p>100</text:p>
          </table:table-cell>
          <table:table-cell office:value-type="float" office:value="46.087" calcext:value-type="float">
            <text:p>46.087</text:p>
          </table:table-cell>
          <table:table-cell office:value-type="float" office:value="146.087" calcext:value-type="float">
            <text:p>146.087</text:p>
          </table:table-cell>
          <table:table-cell table:formula="of:=[.J121]-[.E121]" office:value-type="float" office:value="31.6771" calcext:value-type="float">
            <text:p>31.6771</text:p>
          </table:table-cell>
          <table:table-cell table:number-columns-repeated="2"/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float" office:value="0.789" calcext:value-type="float">
            <text:p>0.789</text:p>
          </table:table-cell>
          <table:table-cell office:value-type="float" office:value="100" calcext:value-type="float">
            <text:p>100</text:p>
          </table:table-cell>
          <table:table-cell office:value-type="float" office:value="15.9018" calcext:value-type="float">
            <text:p>15.9018</text:p>
          </table:table-cell>
          <table:table-cell office:value-type="float" office:value="115.9018" calcext:value-type="float">
            <text:p>115.9018</text:p>
          </table:table-cell>
          <table:table-cell office:value-type="float" office:value="0.643125" calcext:value-type="float">
            <text:p>0.643125</text:p>
          </table:table-cell>
          <table:table-cell office:value-type="float" office:value="4.16667" calcext:value-type="float">
            <text:p>4.16667</text:p>
          </table:table-cell>
          <table:table-cell office:value-type="float" office:value="100" calcext:value-type="float">
            <text:p>100</text:p>
          </table:table-cell>
          <table:table-cell office:value-type="float" office:value="53.0416" calcext:value-type="float">
            <text:p>53.0416</text:p>
          </table:table-cell>
          <table:table-cell office:value-type="float" office:value="153.0416" calcext:value-type="float">
            <text:p>153.0416</text:p>
          </table:table-cell>
          <table:table-cell table:formula="of:=[.J122]-[.E122]" office:value-type="float" office:value="37.1398" calcext:value-type="float">
            <text:p>37.1398</text:p>
          </table:table-cell>
          <table:table-cell table:number-columns-repeated="2"/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float" office:value="0.748" calcext:value-type="float">
            <text:p>0.748</text:p>
          </table:table-cell>
          <table:table-cell office:value-type="float" office:value="100" calcext:value-type="float">
            <text:p>100</text:p>
          </table:table-cell>
          <table:table-cell office:value-type="float" office:value="28.5558" calcext:value-type="float">
            <text:p>28.5558</text:p>
          </table:table-cell>
          <table:table-cell office:value-type="float" office:value="128.5558" calcext:value-type="float">
            <text:p>128.5558</text:p>
          </table:table-cell>
          <table:table-cell office:value-type="float" office:value="0.591724" calcext:value-type="float">
            <text:p>0.591724</text:p>
          </table:table-cell>
          <table:table-cell office:value-type="float" office:value="2.64189" calcext:value-type="float">
            <text:p>2.64189</text:p>
          </table:table-cell>
          <table:table-cell office:value-type="float" office:value="100" calcext:value-type="float">
            <text:p>100</text:p>
          </table:table-cell>
          <table:table-cell office:value-type="float" office:value="51.5317" calcext:value-type="float">
            <text:p>51.5317</text:p>
          </table:table-cell>
          <table:table-cell office:value-type="float" office:value="151.5317" calcext:value-type="float">
            <text:p>151.5317</text:p>
          </table:table-cell>
          <table:table-cell table:formula="of:=[.J123]-[.E123]" office:value-type="float" office:value="22.9759" calcext:value-type="float">
            <text:p>22.9759</text:p>
          </table:table-cell>
          <table:table-cell table:number-columns-repeated="2"/>
        </table:table-row>
        <table:table-row table:style-name="ro1">
          <table:table-cell office:value-type="float" office:value="1091" calcext:value-type="float">
            <text:p>1091</text:p>
          </table:table-cell>
          <table:table-cell table:style-name="ce2" office:value-type="float" office:value="0.798" calcext:value-type="float">
            <text:p>0.798</text:p>
          </table:table-cell>
          <table:table-cell office:value-type="float" office:value="98.2456" calcext:value-type="float">
            <text:p>98.2456</text:p>
          </table:table-cell>
          <table:table-cell office:value-type="float" office:value="24.4784" calcext:value-type="float">
            <text:p>24.4784</text:p>
          </table:table-cell>
          <table:table-cell office:value-type="float" office:value="122.724" calcext:value-type="float">
            <text:p>122.724</text:p>
          </table:table-cell>
          <table:table-cell office:value-type="float" office:value="0.622112" calcext:value-type="float">
            <text:p>0.622112</text:p>
          </table:table-cell>
          <table:table-cell office:value-type="float" office:value="-1.70175" calcext:value-type="float">
            <text:p>-1.70175</text:p>
          </table:table-cell>
          <table:table-cell office:value-type="float" office:value="98.2456" calcext:value-type="float">
            <text:p>98.2456</text:p>
          </table:table-cell>
          <table:table-cell office:value-type="float" office:value="47.1488" calcext:value-type="float">
            <text:p>47.1488</text:p>
          </table:table-cell>
          <table:table-cell office:value-type="float" office:value="145.3944" calcext:value-type="float">
            <text:p>145.3944</text:p>
          </table:table-cell>
          <table:table-cell table:formula="of:=[.J124]-[.E124]" office:value-type="float" office:value="22.6704" calcext:value-type="float">
            <text:p>22.6704</text:p>
          </table:table-cell>
          <table:table-cell table:number-columns-repeated="2"/>
        </table:table-row>
        <table:table-row table:style-name="ro1">
          <table:table-cell office:value-type="float" office:value="1101" calcext:value-type="float">
            <text:p>1101</text:p>
          </table:table-cell>
          <table:table-cell table:style-name="ce2" office:value-type="float" office:value="0.848" calcext:value-type="float">
            <text:p>0.848</text:p>
          </table:table-cell>
          <table:table-cell office:value-type="float" office:value="100" calcext:value-type="float">
            <text:p>100</text:p>
          </table:table-cell>
          <table:table-cell office:value-type="float" office:value="10.1961" calcext:value-type="float">
            <text:p>10.1961</text:p>
          </table:table-cell>
          <table:table-cell office:value-type="float" office:value="110.1961" calcext:value-type="float">
            <text:p>110.1961</text:p>
          </table:table-cell>
          <table:table-cell office:value-type="float" office:value="0.665699" calcext:value-type="float">
            <text:p>0.665699</text:p>
          </table:table-cell>
          <table:table-cell office:value-type="float" office:value="-1.64029" calcext:value-type="float">
            <text:p>-1.64029</text:p>
          </table:table-cell>
          <table:table-cell office:value-type="float" office:value="100" calcext:value-type="float">
            <text:p>100</text:p>
          </table:table-cell>
          <table:table-cell office:value-type="float" office:value="47.2549" calcext:value-type="float">
            <text:p>47.2549</text:p>
          </table:table-cell>
          <table:table-cell office:value-type="float" office:value="147.2549" calcext:value-type="float">
            <text:p>147.2549</text:p>
          </table:table-cell>
          <table:table-cell table:formula="of:=[.J125]-[.E125]" office:value-type="float" office:value="37.0588" calcext:value-type="float">
            <text:p>37.0588</text:p>
          </table:table-cell>
          <table:table-cell table:number-columns-repeated="2"/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float" office:value="0.784" calcext:value-type="float">
            <text:p>0.784</text:p>
          </table:table-cell>
          <table:table-cell office:value-type="float" office:value="96.2025" calcext:value-type="float">
            <text:p>96.2025</text:p>
          </table:table-cell>
          <table:table-cell office:value-type="float" office:value="12.0468" calcext:value-type="float">
            <text:p>12.0468</text:p>
          </table:table-cell>
          <table:table-cell office:value-type="float" office:value="108.2493" calcext:value-type="float">
            <text:p>108.2493</text:p>
          </table:table-cell>
          <table:table-cell office:value-type="float" office:value="0.591937" calcext:value-type="float">
            <text:p>0.591937</text:p>
          </table:table-cell>
          <table:table-cell office:value-type="float" office:value="1.53165" calcext:value-type="float">
            <text:p>1.53165</text:p>
          </table:table-cell>
          <table:table-cell office:value-type="float" office:value="95.5696" calcext:value-type="float">
            <text:p>95.5696</text:p>
          </table:table-cell>
          <table:table-cell office:value-type="float" office:value="54.0351" calcext:value-type="float">
            <text:p>54.0351</text:p>
          </table:table-cell>
          <table:table-cell office:value-type="float" office:value="149.6047" calcext:value-type="float">
            <text:p>149.6047</text:p>
          </table:table-cell>
          <table:table-cell table:formula="of:=[.J126]-[.E126]" office:value-type="float" office:value="41.3554" calcext:value-type="float">
            <text:p>41.3554</text:p>
          </table:table-cell>
          <table:table-cell table:number-columns-repeated="2"/>
        </table:table-row>
        <table:table-row table:style-name="ro1">
          <table:table-cell office:value-type="float" office:value="1121" calcext:value-type="float">
            <text:p>1121</text:p>
          </table:table-cell>
          <table:table-cell table:style-name="ce2" office:value-type="float" office:value="0.79" calcext:value-type="float">
            <text:p>0.79</text:p>
          </table:table-cell>
          <table:table-cell office:value-type="float" office:value="98.75" calcext:value-type="float">
            <text:p>98.75</text:p>
          </table:table-cell>
          <table:table-cell office:value-type="float" office:value="17.64" calcext:value-type="float">
            <text:p>17.64</text:p>
          </table:table-cell>
          <table:table-cell office:value-type="float" office:value="116.39" calcext:value-type="float">
            <text:p>116.39</text:p>
          </table:table-cell>
          <table:table-cell office:value-type="float" office:value="0.649855" calcext:value-type="float">
            <text:p>0.649855</text:p>
          </table:table-cell>
          <table:table-cell office:value-type="float" office:value="0.103126" calcext:value-type="float">
            <text:p>0.103126</text:p>
          </table:table-cell>
          <table:table-cell office:value-type="float" office:value="98.75" calcext:value-type="float">
            <text:p>98.75</text:p>
          </table:table-cell>
          <table:table-cell office:value-type="float" office:value="58.5221" calcext:value-type="float">
            <text:p>58.5221</text:p>
          </table:table-cell>
          <table:table-cell office:value-type="float" office:value="157.2721" calcext:value-type="float">
            <text:p>157.2721</text:p>
          </table:table-cell>
          <table:table-cell table:formula="of:=[.J127]-[.E127]" office:value-type="float" office:value="40.8821" calcext:value-type="float">
            <text:p>40.8821</text:p>
          </table:table-cell>
          <table:table-cell table:number-columns-repeated="2"/>
        </table:table-row>
        <table:table-row table:style-name="ro1">
          <table:table-cell office:value-type="float" office:value="1131" calcext:value-type="float">
            <text:p>1131</text:p>
          </table:table-cell>
          <table:table-cell table:style-name="ce2" office:value-type="float" office:value="0.858" calcext:value-type="float">
            <text:p>0.858</text:p>
          </table:table-cell>
          <table:table-cell office:value-type="float" office:value="97.9167" calcext:value-type="float">
            <text:p>97.9167</text:p>
          </table:table-cell>
          <table:table-cell office:value-type="float" office:value="18.595" calcext:value-type="float">
            <text:p>18.595</text:p>
          </table:table-cell>
          <table:table-cell office:value-type="float" office:value="116.5117" calcext:value-type="float">
            <text:p>116.5117</text:p>
          </table:table-cell>
          <table:table-cell office:value-type="float" office:value="0.640381" calcext:value-type="float">
            <text:p>0.640381</text:p>
          </table:table-cell>
          <table:table-cell office:value-type="float" office:value="0.078125" calcext:value-type="float">
            <text:p>0.078125</text:p>
          </table:table-cell>
          <table:table-cell office:value-type="float" office:value="97.9167" calcext:value-type="float">
            <text:p>97.9167</text:p>
          </table:table-cell>
          <table:table-cell office:value-type="float" office:value="61.4669" calcext:value-type="float">
            <text:p>61.4669</text:p>
          </table:table-cell>
          <table:table-cell office:value-type="float" office:value="159.3836" calcext:value-type="float">
            <text:p>159.3836</text:p>
          </table:table-cell>
          <table:table-cell table:formula="of:=[.J128]-[.E128]" office:value-type="float" office:value="42.8719" calcext:value-type="float">
            <text:p>42.8719</text:p>
          </table:table-cell>
          <table:table-cell table:number-columns-repeated="2"/>
        </table:table-row>
        <table:table-row table:style-name="ro1">
          <table:table-cell office:value-type="float" office:value="1141" calcext:value-type="float">
            <text:p>1141</text:p>
          </table:table-cell>
          <table:table-cell table:style-name="ce2" office:value-type="float" office:value="0.85" calcext:value-type="float">
            <text:p>0.85</text:p>
          </table:table-cell>
          <table:table-cell office:value-type="float" office:value="98.3871" calcext:value-type="float">
            <text:p>98.3871</text:p>
          </table:table-cell>
          <table:table-cell office:value-type="float" office:value="15.9574" calcext:value-type="float">
            <text:p>15.9574</text:p>
          </table:table-cell>
          <table:table-cell office:value-type="float" office:value="114.3445" calcext:value-type="float">
            <text:p>114.3445</text:p>
          </table:table-cell>
          <table:table-cell office:value-type="float" office:value="0.653671" calcext:value-type="float">
            <text:p>0.653671</text:p>
          </table:table-cell>
          <table:table-cell office:value-type="float" office:value="-3.37903" calcext:value-type="float">
            <text:p>-3.37903</text:p>
          </table:table-cell>
          <table:table-cell office:value-type="float" office:value="98.3871" calcext:value-type="float">
            <text:p>98.3871</text:p>
          </table:table-cell>
          <table:table-cell office:value-type="float" office:value="63.8298" calcext:value-type="float">
            <text:p>63.8298</text:p>
          </table:table-cell>
          <table:table-cell office:value-type="float" office:value="162.2169" calcext:value-type="float">
            <text:p>162.2169</text:p>
          </table:table-cell>
          <table:table-cell table:formula="of:=[.J129]-[.E129]" office:value-type="float" office:value="47.8724" calcext:value-type="float">
            <text:p>47.8724</text:p>
          </table:table-cell>
          <table:table-cell table:number-columns-repeated="2"/>
        </table:table-row>
        <table:table-row table:style-name="ro1">
          <table:table-cell office:value-type="float" office:value="1151" calcext:value-type="float">
            <text:p>1151</text:p>
          </table:table-cell>
          <table:table-cell table:style-name="ce2" office:value-type="float" office:value="0.883" calcext:value-type="float">
            <text:p>0.883</text:p>
          </table:table-cell>
          <table:table-cell office:value-type="float" office:value="99.4723" calcext:value-type="float">
            <text:p>99.4723</text:p>
          </table:table-cell>
          <table:table-cell office:value-type="float" office:value="6.2691" calcext:value-type="float">
            <text:p>6.2691</text:p>
          </table:table-cell>
          <table:table-cell office:value-type="float" office:value="105.7414" calcext:value-type="float">
            <text:p>105.7414</text:p>
          </table:table-cell>
          <table:table-cell office:value-type="float" office:value="0.705407" calcext:value-type="float">
            <text:p>0.705407</text:p>
          </table:table-cell>
          <table:table-cell office:value-type="float" office:value="-0.674143" calcext:value-type="float">
            <text:p>-0.674143</text:p>
          </table:table-cell>
          <table:table-cell office:value-type="float" office:value="99.4723" calcext:value-type="float">
            <text:p>99.4723</text:p>
          </table:table-cell>
          <table:table-cell office:value-type="float" office:value="59.0214" calcext:value-type="float">
            <text:p>59.0214</text:p>
          </table:table-cell>
          <table:table-cell office:value-type="float" office:value="158.4937" calcext:value-type="float">
            <text:p>158.4937</text:p>
          </table:table-cell>
          <table:table-cell table:formula="of:=[.J130]-[.E130]" office:value-type="float" office:value="52.7523" calcext:value-type="float">
            <text:p>52.7523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AVG →</text:p>
          </table:table-cell>
          <table:table-cell table:formula="of:=AVERAGE([.C78:.C130])" office:value-type="float" office:value="97.4339578947369" calcext:value-type="float">
            <text:p>97.4339578947</text:p>
          </table:table-cell>
          <table:table-cell table:formula="of:=AVERAGE([.D78:.D130])" office:value-type="float" office:value="27.3751210526316" calcext:value-type="float">
            <text:p>27.3751210526</text:p>
          </table:table-cell>
          <table:table-cell table:formula="of:=AVERAGE([.E78:.E130])" office:value-type="float" office:value="124.809078947368" calcext:value-type="float">
            <text:p>124.8090789474</text:p>
          </table:table-cell>
          <table:table-cell table:formula="of:=AVERAGE([.F78:.F130])" office:value-type="float" office:value="0.5352" calcext:value-type="float">
            <text:p>0.5352</text:p>
          </table:table-cell>
          <table:table-cell table:formula="of:=AVERAGE([.G78:.G130])" office:value-type="float" office:value="3.31942513157895" calcext:value-type="float">
            <text:p>3.3194251316</text:p>
          </table:table-cell>
          <table:table-cell table:formula="of:=AVERAGE([.H78:.H130])" office:value-type="float" office:value="96.4143131578947" calcext:value-type="float">
            <text:p>96.4143131579</text:p>
          </table:table-cell>
          <table:table-cell table:formula="of:=AVERAGE([.I78:.I130])" office:value-type="float" office:value="54.49415" calcext:value-type="float">
            <text:p>54.49415</text:p>
          </table:table-cell>
          <table:table-cell table:formula="of:=AVERAGE([.J78:.J130])" office:value-type="float" office:value="150.908463157895" calcext:value-type="float">
            <text:p>150.9084631579</text:p>
          </table:table-cell>
          <table:table-cell table:formula="of:=AVERAGE([.K78:.K130])" office:value-type="float" office:value="26.0993842105263" calcext:value-type="float">
            <text:p>26.099384210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ton_hallway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O. Detection</text:p>
          </table:table-cell>
          <table:table-cell table:style-name="ce1" office:value-type="string" calcext:value-type="string">
            <text:p>O. Discrimination</text:p>
          </table:table-cell>
          <table:table-cell table:style-name="ce1" office:value-type="string" calcext:value-type="string">
            <text:p>ODD</text:p>
          </table:table-cell>
          <table:table-cell table:style-name="ce1" office:value-type="string" calcext:value-type="string">
            <text:p>NEW coneR1</text:p>
          </table:table-cell>
          <table:table-cell table:style-name="ce1" office:value-type="string" calcext:value-type="string">
            <text:p>RG – B</text:p>
          </table:table-cell>
          <table:table-cell table:style-name="ce1" office:value-type="string" calcext:value-type="string">
            <text:p>Detection</text:p>
          </table:table-cell>
          <table:table-cell table:style-name="ce1" office:value-type="string" calcext:value-type="string">
            <text:p>Discrimination</text:p>
          </table:table-cell>
          <table:table-cell table:style-name="ce1" office:value-type="string" calcext:value-type="string">
            <text:p>DD</text:p>
          </table:table-cell>
          <table:table-cell table:style-name="ce1" office:value-type="string" calcext:value-type="string">
            <text:p>DIFF</text:p>
          </table:table-cell>
          <table:table-cell table:style-name="ce1" office:value-type="string" calcext:value-type="string">
            <text:p>HSV coneR1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627" calcext:value-type="float">
            <text:p>0.627</text:p>
          </table:table-cell>
          <table:table-cell office:value-type="float" office:value="91.8856" calcext:value-type="float">
            <text:p>91.8856</text:p>
          </table:table-cell>
          <table:table-cell office:value-type="float" office:value="64.1346" calcext:value-type="float">
            <text:p>64.1346</text:p>
          </table:table-cell>
          <table:table-cell office:value-type="float" office:value="156.0202" calcext:value-type="float">
            <text:p>156.0202</text:p>
          </table:table-cell>
          <table:table-cell office:value-type="float" office:value="0.457982" calcext:value-type="float">
            <text:p>0.457982</text:p>
          </table:table-cell>
          <table:table-cell office:value-type="float" office:value="1.33304" calcext:value-type="float">
            <text:p>1.33304</text:p>
          </table:table-cell>
          <table:table-cell office:value-type="float" office:value="91.4769" calcext:value-type="float">
            <text:p>91.4769</text:p>
          </table:table-cell>
          <table:table-cell office:value-type="float" office:value="74.3353" calcext:value-type="float">
            <text:p>74.3353</text:p>
          </table:table-cell>
          <table:table-cell office:value-type="float" office:value="165.8122" calcext:value-type="float">
            <text:p>165.8122</text:p>
          </table:table-cell>
          <table:table-cell table:formula="of:=[.J134]-[.E134]" office:value-type="float" office:value="9.792" calcext:value-type="float">
            <text:p>9.792</text:p>
          </table:table-cell>
          <table:table-cell office:value-type="float" office:value="0.459744" calcext:value-type="float">
            <text:p>0.459744</text:p>
          </table:table-cell>
          <table:table-cell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712" calcext:value-type="float">
            <text:p>0.712</text:p>
          </table:table-cell>
          <table:table-cell office:value-type="float" office:value="99.6218" calcext:value-type="float">
            <text:p>99.6218</text:p>
          </table:table-cell>
          <table:table-cell office:value-type="float" office:value="69.3347" calcext:value-type="float">
            <text:p>69.3347</text:p>
          </table:table-cell>
          <table:table-cell office:value-type="float" office:value="168.9565" calcext:value-type="float">
            <text:p>168.9565</text:p>
          </table:table-cell>
          <table:table-cell office:value-type="float" office:value="0.420959" calcext:value-type="float">
            <text:p>0.420959</text:p>
          </table:table-cell>
          <table:table-cell office:value-type="float" office:value="2.97371" calcext:value-type="float">
            <text:p>2.97371</text:p>
          </table:table-cell>
          <table:table-cell office:value-type="float" office:value="99.5083" calcext:value-type="float">
            <text:p>99.5083</text:p>
          </table:table-cell>
          <table:table-cell office:value-type="float" office:value="77.8741" calcext:value-type="float">
            <text:p>77.8741</text:p>
          </table:table-cell>
          <table:table-cell office:value-type="float" office:value="177.3824" calcext:value-type="float">
            <text:p>177.3824</text:p>
          </table:table-cell>
          <table:table-cell table:formula="of:=[.J135]-[.E135]" office:value-type="float" office:value="8.42589999999998" calcext:value-type="float">
            <text:p>8.4259</text:p>
          </table:table-cell>
          <table:table-cell office:value-type="float" office:value="0.434228" calcext:value-type="float">
            <text:p>0.434228</text:p>
          </table:table-cell>
          <table:table-cell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.81" calcext:value-type="float">
            <text:p>0.81</text:p>
          </table:table-cell>
          <table:table-cell office:value-type="float" office:value="97.5408" calcext:value-type="float">
            <text:p>97.5408</text:p>
          </table:table-cell>
          <table:table-cell office:value-type="float" office:value="55.5124" calcext:value-type="float">
            <text:p>55.5124</text:p>
          </table:table-cell>
          <table:table-cell office:value-type="float" office:value="153.0532" calcext:value-type="float">
            <text:p>153.0532</text:p>
          </table:table-cell>
          <table:table-cell office:value-type="float" office:value="0.546036" calcext:value-type="float">
            <text:p>0.546036</text:p>
          </table:table-cell>
          <table:table-cell office:value-type="float" office:value="0.262473" calcext:value-type="float">
            <text:p>0.262473</text:p>
          </table:table-cell>
          <table:table-cell office:value-type="float" office:value="97.4777" calcext:value-type="float">
            <text:p>97.4777</text:p>
          </table:table-cell>
          <table:table-cell office:value-type="float" office:value="71.7029" calcext:value-type="float">
            <text:p>71.7029</text:p>
          </table:table-cell>
          <table:table-cell office:value-type="float" office:value="169.1806" calcext:value-type="float">
            <text:p>169.1806</text:p>
          </table:table-cell>
          <table:table-cell table:formula="of:=[.J136]-[.E136]" office:value-type="float" office:value="16.1274" calcext:value-type="float">
            <text:p>16.1274</text:p>
          </table:table-cell>
          <table:table-cell office:value-type="float" office:value="0.538867" calcext:value-type="float">
            <text:p>0.538867</text:p>
          </table:table-cell>
          <table:table-cell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516" calcext:value-type="float">
            <text:p>0.516</text:p>
          </table:table-cell>
          <table:table-cell office:value-type="float" office:value="87.1708" calcext:value-type="float">
            <text:p>87.1708</text:p>
          </table:table-cell>
          <table:table-cell office:value-type="float" office:value="63.6149" calcext:value-type="float">
            <text:p>63.6149</text:p>
          </table:table-cell>
          <table:table-cell office:value-type="float" office:value="150.7857" calcext:value-type="float">
            <text:p>150.7857</text:p>
          </table:table-cell>
          <table:table-cell office:value-type="float" office:value="0.335214" calcext:value-type="float">
            <text:p>0.335214</text:p>
          </table:table-cell>
          <table:table-cell office:value-type="float" office:value="-11.4892" calcext:value-type="float">
            <text:p>-11.4892</text:p>
          </table:table-cell>
          <table:table-cell office:value-type="float" office:value="85.6178" calcext:value-type="float">
            <text:p>85.6178</text:p>
          </table:table-cell>
          <table:table-cell office:value-type="float" office:value="65.1689" calcext:value-type="float">
            <text:p>65.1689</text:p>
          </table:table-cell>
          <table:table-cell office:value-type="float" office:value="150.7867" calcext:value-type="float">
            <text:p>150.7867</text:p>
          </table:table-cell>
          <table:table-cell table:formula="of:=[.J137]-[.E137]" office:value-type="float" office:value="0.00100000000000477" calcext:value-type="float">
            <text:p>0.001</text:p>
          </table:table-cell>
          <table:table-cell office:value-type="float" office:value="0.391069" calcext:value-type="float">
            <text:p>0.391069</text:p>
          </table:table-cell>
          <table:table-cell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.758" calcext:value-type="float">
            <text:p>0.758</text:p>
          </table:table-cell>
          <table:table-cell office:value-type="float" office:value="99.3337" calcext:value-type="float">
            <text:p>99.3337</text:p>
          </table:table-cell>
          <table:table-cell office:value-type="float" office:value="76.1484" calcext:value-type="float">
            <text:p>76.1484</text:p>
          </table:table-cell>
          <table:table-cell office:value-type="float" office:value="175.4821" calcext:value-type="float">
            <text:p>175.4821</text:p>
          </table:table-cell>
          <table:table-cell office:value-type="float" office:value="0.540374" calcext:value-type="float">
            <text:p>0.540374</text:p>
          </table:table-cell>
          <table:table-cell office:value-type="float" office:value="-0.438076" calcext:value-type="float">
            <text:p>-0.438076</text:p>
          </table:table-cell>
          <table:table-cell office:value-type="float" office:value="99.3337" calcext:value-type="float">
            <text:p>99.3337</text:p>
          </table:table-cell>
          <table:table-cell office:value-type="float" office:value="82.7498" calcext:value-type="float">
            <text:p>82.7498</text:p>
          </table:table-cell>
          <table:table-cell office:value-type="float" office:value="182.0835" calcext:value-type="float">
            <text:p>182.0835</text:p>
          </table:table-cell>
          <table:table-cell table:formula="of:=[.J138]-[.E138]" office:value-type="float" office:value="6.60139999999998" calcext:value-type="float">
            <text:p>6.6014</text:p>
          </table:table-cell>
          <table:table-cell office:value-type="float" office:value="0.586353" calcext:value-type="float">
            <text:p>0.586353</text:p>
          </table:table-cell>
          <table:table-cell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0.833" calcext:value-type="float">
            <text:p>0.833</text:p>
          </table:table-cell>
          <table:table-cell office:value-type="float" office:value="82.2111" calcext:value-type="float">
            <text:p>82.2111</text:p>
          </table:table-cell>
          <table:table-cell office:value-type="float" office:value="81.7981" calcext:value-type="float">
            <text:p>81.7981</text:p>
          </table:table-cell>
          <table:table-cell office:value-type="float" office:value="164.0092" calcext:value-type="float">
            <text:p>164.0092</text:p>
          </table:table-cell>
          <table:table-cell office:value-type="float" office:value="0.410204" calcext:value-type="float">
            <text:p>0.410204</text:p>
          </table:table-cell>
          <table:table-cell office:value-type="float" office:value="-2.17437" calcext:value-type="float">
            <text:p>-2.17437</text:p>
          </table:table-cell>
          <table:table-cell office:value-type="float" office:value="82.2111" calcext:value-type="float">
            <text:p>82.2111</text:p>
          </table:table-cell>
          <table:table-cell office:value-type="float" office:value="82.3876" calcext:value-type="float">
            <text:p>82.3876</text:p>
          </table:table-cell>
          <table:table-cell office:value-type="float" office:value="164.5987" calcext:value-type="float">
            <text:p>164.5987</text:p>
          </table:table-cell>
          <table:table-cell table:formula="of:=[.J139]-[.E139]" office:value-type="float" office:value="0.589500000000015" calcext:value-type="float">
            <text:p>0.5895</text:p>
          </table:table-cell>
          <table:table-cell office:value-type="float" office:value="0.664601" calcext:value-type="float">
            <text:p>0.664601</text:p>
          </table:table-cell>
          <table:table-cell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.747" calcext:value-type="float">
            <text:p>0.747</text:p>
          </table:table-cell>
          <table:table-cell office:value-type="float" office:value="98.7539" calcext:value-type="float">
            <text:p>98.7539</text:p>
          </table:table-cell>
          <table:table-cell office:value-type="float" office:value="78.8321" calcext:value-type="float">
            <text:p>78.8321</text:p>
          </table:table-cell>
          <table:table-cell office:value-type="float" office:value="177.586" calcext:value-type="float">
            <text:p>177.586</text:p>
          </table:table-cell>
          <table:table-cell office:value-type="float" office:value="0.406841" calcext:value-type="float">
            <text:p>0.406841</text:p>
          </table:table-cell>
          <table:table-cell office:value-type="float" office:value="4.43925" calcext:value-type="float">
            <text:p>4.43925</text:p>
          </table:table-cell>
          <table:table-cell office:value-type="float" office:value="98.7539" calcext:value-type="float">
            <text:p>98.7539</text:p>
          </table:table-cell>
          <table:table-cell office:value-type="float" office:value="81.7518" calcext:value-type="float">
            <text:p>81.7518</text:p>
          </table:table-cell>
          <table:table-cell office:value-type="float" office:value="180.5057" calcext:value-type="float">
            <text:p>180.5057</text:p>
          </table:table-cell>
          <table:table-cell table:formula="of:=[.J140]-[.E140]" office:value-type="float" office:value="2.91969999999998" calcext:value-type="float">
            <text:p>2.9197</text:p>
          </table:table-cell>
          <table:table-cell office:value-type="float" office:value="0.690587" calcext:value-type="float">
            <text:p>0.690587</text:p>
          </table:table-cell>
          <table:table-cell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0.702" calcext:value-type="float">
            <text:p>0.702</text:p>
          </table:table-cell>
          <table:table-cell office:value-type="float" office:value="99.407" calcext:value-type="float">
            <text:p>99.407</text:p>
          </table:table-cell>
          <table:table-cell office:value-type="float" office:value="59.2399" calcext:value-type="float">
            <text:p>59.2399</text:p>
          </table:table-cell>
          <table:table-cell office:value-type="float" office:value="158.6469" calcext:value-type="float">
            <text:p>158.6469</text:p>
          </table:table-cell>
          <table:table-cell office:value-type="float" office:value="0.415585" calcext:value-type="float">
            <text:p>0.415585</text:p>
          </table:table-cell>
          <table:table-cell office:value-type="float" office:value="-2.96011" calcext:value-type="float">
            <text:p>-2.96011</text:p>
          </table:table-cell>
          <table:table-cell office:value-type="float" office:value="99.2992" calcext:value-type="float">
            <text:p>99.2992</text:p>
          </table:table-cell>
          <table:table-cell office:value-type="float" office:value="64.2325" calcext:value-type="float">
            <text:p>64.2325</text:p>
          </table:table-cell>
          <table:table-cell office:value-type="float" office:value="163.5317" calcext:value-type="float">
            <text:p>163.5317</text:p>
          </table:table-cell>
          <table:table-cell table:formula="of:=[.J141]-[.E141]" office:value-type="float" office:value="4.88480000000001" calcext:value-type="float">
            <text:p>4.8848</text:p>
          </table:table-cell>
          <table:table-cell office:value-type="float" office:value="0.471719" calcext:value-type="float">
            <text:p>0.471719</text:p>
          </table:table-cell>
          <table:table-cell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0.769" calcext:value-type="float">
            <text:p>0.769</text:p>
          </table:table-cell>
          <table:table-cell office:value-type="float" office:value="99.3588" calcext:value-type="float">
            <text:p>99.3588</text:p>
          </table:table-cell>
          <table:table-cell office:value-type="float" office:value="80.6987" calcext:value-type="float">
            <text:p>80.6987</text:p>
          </table:table-cell>
          <table:table-cell office:value-type="float" office:value="180.0575" calcext:value-type="float">
            <text:p>180.0575</text:p>
          </table:table-cell>
          <table:table-cell office:value-type="float" office:value="0.506403" calcext:value-type="float">
            <text:p>0.506403</text:p>
          </table:table-cell>
          <table:table-cell office:value-type="float" office:value="1.16728" calcext:value-type="float">
            <text:p>1.16728</text:p>
          </table:table-cell>
          <table:table-cell office:value-type="float" office:value="99.2626" calcext:value-type="float">
            <text:p>99.2626</text:p>
          </table:table-cell>
          <table:table-cell office:value-type="float" office:value="85.0617" calcext:value-type="float">
            <text:p>85.0617</text:p>
          </table:table-cell>
          <table:table-cell office:value-type="float" office:value="184.3243" calcext:value-type="float">
            <text:p>184.3243</text:p>
          </table:table-cell>
          <table:table-cell table:formula="of:=[.J142]-[.E142]" office:value-type="float" office:value="4.26679999999999" calcext:value-type="float">
            <text:p>4.2668</text:p>
          </table:table-cell>
          <table:table-cell office:value-type="float" office:value="0.54227" calcext:value-type="float">
            <text:p>0.54227</text:p>
          </table:table-cell>
          <table:table-cell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666" calcext:value-type="float">
            <text:p>0.666</text:p>
          </table:table-cell>
          <table:table-cell office:value-type="float" office:value="63.4615" calcext:value-type="float">
            <text:p>63.4615</text:p>
          </table:table-cell>
          <table:table-cell office:value-type="float" office:value="73.7265" calcext:value-type="float">
            <text:p>73.7265</text:p>
          </table:table-cell>
          <table:table-cell office:value-type="float" office:value="137.188" calcext:value-type="float">
            <text:p>137.188</text:p>
          </table:table-cell>
          <table:table-cell office:value-type="float" office:value="0.472365" calcext:value-type="float">
            <text:p>0.472365</text:p>
          </table:table-cell>
          <table:table-cell office:value-type="float" office:value="5.26442" calcext:value-type="float">
            <text:p>5.26442</text:p>
          </table:table-cell>
          <table:table-cell office:value-type="float" office:value="63.4615" calcext:value-type="float">
            <text:p>63.4615</text:p>
          </table:table-cell>
          <table:table-cell office:value-type="float" office:value="77.2118" calcext:value-type="float">
            <text:p>77.2118</text:p>
          </table:table-cell>
          <table:table-cell office:value-type="float" office:value="140.6733" calcext:value-type="float">
            <text:p>140.6733</text:p>
          </table:table-cell>
          <table:table-cell table:formula="of:=[.J143]-[.E143]" office:value-type="float" office:value="3.48530000000002" calcext:value-type="float">
            <text:p>3.4853</text:p>
          </table:table-cell>
          <table:table-cell office:value-type="float" office:value="0.379226" calcext:value-type="float">
            <text:p>0.379226</text:p>
          </table:table-cell>
          <table:table-cell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0.707" calcext:value-type="float">
            <text:p>0.707</text:p>
          </table:table-cell>
          <table:table-cell office:value-type="float" office:value="99.6299" calcext:value-type="float">
            <text:p>99.6299</text:p>
          </table:table-cell>
          <table:table-cell office:value-type="float" office:value="48.4927" calcext:value-type="float">
            <text:p>48.4927</text:p>
          </table:table-cell>
          <table:table-cell office:value-type="float" office:value="148.1226" calcext:value-type="float">
            <text:p>148.1226</text:p>
          </table:table-cell>
          <table:table-cell office:value-type="float" office:value="0.455916" calcext:value-type="float">
            <text:p>0.455916</text:p>
          </table:table-cell>
          <table:table-cell office:value-type="float" office:value="2.12253" calcext:value-type="float">
            <text:p>2.12253</text:p>
          </table:table-cell>
          <table:table-cell office:value-type="float" office:value="98.972" calcext:value-type="float">
            <text:p>98.972</text:p>
          </table:table-cell>
          <table:table-cell office:value-type="float" office:value="58.5056" calcext:value-type="float">
            <text:p>58.5056</text:p>
          </table:table-cell>
          <table:table-cell office:value-type="float" office:value="157.4776" calcext:value-type="float">
            <text:p>157.4776</text:p>
          </table:table-cell>
          <table:table-cell table:formula="of:=[.J144]-[.E144]" office:value-type="float" office:value="9.35499999999999" calcext:value-type="float">
            <text:p>9.355</text:p>
          </table:table-cell>
          <table:table-cell office:value-type="float" office:value="0.478939" calcext:value-type="float">
            <text:p>0.478939</text:p>
          </table:table-cell>
          <table:table-cell/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float" office:value="0.743" calcext:value-type="float">
            <text:p>0.743</text:p>
          </table:table-cell>
          <table:table-cell office:value-type="float" office:value="98.4813" calcext:value-type="float">
            <text:p>98.4813</text:p>
          </table:table-cell>
          <table:table-cell office:value-type="float" office:value="83.9228" calcext:value-type="float">
            <text:p>83.9228</text:p>
          </table:table-cell>
          <table:table-cell office:value-type="float" office:value="182.4041" calcext:value-type="float">
            <text:p>182.4041</text:p>
          </table:table-cell>
          <table:table-cell office:value-type="float" office:value="0.443918" calcext:value-type="float">
            <text:p>0.443918</text:p>
          </table:table-cell>
          <table:table-cell office:value-type="float" office:value="-0.127995" calcext:value-type="float">
            <text:p>-0.127995</text:p>
          </table:table-cell>
          <table:table-cell office:value-type="float" office:value="98.4343" calcext:value-type="float">
            <text:p>98.4343</text:p>
          </table:table-cell>
          <table:table-cell office:value-type="float" office:value="88.4066" calcext:value-type="float">
            <text:p>88.4066</text:p>
          </table:table-cell>
          <table:table-cell office:value-type="float" office:value="186.8409" calcext:value-type="float">
            <text:p>186.8409</text:p>
          </table:table-cell>
          <table:table-cell table:formula="of:=[.J145]-[.E145]" office:value-type="float" office:value="4.43680000000001" calcext:value-type="float">
            <text:p>4.4368</text:p>
          </table:table-cell>
          <table:table-cell office:value-type="float" office:value="0.48757" calcext:value-type="float">
            <text:p>0.48757</text:p>
          </table:table-cell>
          <table:table-cell/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float" office:value="0.731" calcext:value-type="float">
            <text:p>0.731</text:p>
          </table:table-cell>
          <table:table-cell office:value-type="float" office:value="99.572" calcext:value-type="float">
            <text:p>99.572</text:p>
          </table:table-cell>
          <table:table-cell office:value-type="float" office:value="83.2968" calcext:value-type="float">
            <text:p>83.2968</text:p>
          </table:table-cell>
          <table:table-cell office:value-type="float" office:value="182.8688" calcext:value-type="float">
            <text:p>182.8688</text:p>
          </table:table-cell>
          <table:table-cell office:value-type="float" office:value="0.571167" calcext:value-type="float">
            <text:p>0.571167</text:p>
          </table:table-cell>
          <table:table-cell office:value-type="float" office:value="-3.77257" calcext:value-type="float">
            <text:p>-3.77257</text:p>
          </table:table-cell>
          <table:table-cell office:value-type="float" office:value="98.9105" calcext:value-type="float">
            <text:p>98.9105</text:p>
          </table:table-cell>
          <table:table-cell office:value-type="float" office:value="87.9518" calcext:value-type="float">
            <text:p>87.9518</text:p>
          </table:table-cell>
          <table:table-cell office:value-type="float" office:value="186.8623" calcext:value-type="float">
            <text:p>186.8623</text:p>
          </table:table-cell>
          <table:table-cell table:formula="of:=[.J146]-[.E146]" office:value-type="float" office:value="3.99350000000001" calcext:value-type="float">
            <text:p>3.9935</text:p>
          </table:table-cell>
          <table:table-cell office:value-type="float" office:value="0.554371" calcext:value-type="float">
            <text:p>0.554371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AVG →</text:p>
          </table:table-cell>
          <table:table-cell table:formula="of:=AVERAGE([.C134:.C146])" office:value-type="float" office:value="93.5714" calcext:value-type="float">
            <text:p>93.5714</text:p>
          </table:table-cell>
          <table:table-cell table:formula="of:=AVERAGE([.D134:.D146])" office:value-type="float" office:value="70.6732769230769" calcext:value-type="float">
            <text:p>70.6732769231</text:p>
          </table:table-cell>
          <table:table-cell table:formula="of:=AVERAGE([.E134:.E146])" office:value-type="float" office:value="164.244676923077" calcext:value-type="float">
            <text:p>164.2446769231</text:p>
          </table:table-cell>
          <table:table-cell table:formula="of:=AVERAGE([.F134:.F146])" office:value-type="float" office:value="0.460228" calcext:value-type="float">
            <text:p>0.460228</text:p>
          </table:table-cell>
          <table:table-cell table:formula="of:=AVERAGE([.G134:.G146])" office:value-type="float" office:value="-0.261509076923077" calcext:value-type="float">
            <text:p>-0.2615090769</text:p>
          </table:table-cell>
          <table:table-cell table:formula="of:=AVERAGE([.H134:.H146])" office:value-type="float" office:value="93.2861153846154" calcext:value-type="float">
            <text:p>93.2861153846</text:p>
          </table:table-cell>
          <table:table-cell table:formula="of:=AVERAGE([.I134:.I146])" office:value-type="float" office:value="76.7184923076923" calcext:value-type="float">
            <text:p>76.7184923077</text:p>
          </table:table-cell>
          <table:table-cell table:formula="of:=AVERAGE([.J134:.J146])" office:value-type="float" office:value="170.004607692308" calcext:value-type="float">
            <text:p>170.0046076923</text:p>
          </table:table-cell>
          <table:table-cell table:formula="of:=AVERAGE([.K134:.K146])" office:value-type="float" office:value="5.75993076923077" calcext:value-type="float">
            <text:p>5.759930769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ton_lab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O. Detection</text:p>
          </table:table-cell>
          <table:table-cell table:style-name="ce1" office:value-type="string" calcext:value-type="string">
            <text:p>O. Discrimination</text:p>
          </table:table-cell>
          <table:table-cell table:style-name="ce1" office:value-type="string" calcext:value-type="string">
            <text:p>ODD</text:p>
          </table:table-cell>
          <table:table-cell table:style-name="ce1" office:value-type="string" calcext:value-type="string">
            <text:p>NEW coneR1</text:p>
          </table:table-cell>
          <table:table-cell table:style-name="ce1" office:value-type="string" calcext:value-type="string">
            <text:p>RG – B</text:p>
          </table:table-cell>
          <table:table-cell table:style-name="ce1" office:value-type="string" calcext:value-type="string">
            <text:p>Detection</text:p>
          </table:table-cell>
          <table:table-cell table:style-name="ce1" office:value-type="string" calcext:value-type="string">
            <text:p>Discrimination</text:p>
          </table:table-cell>
          <table:table-cell table:style-name="ce1" office:value-type="string" calcext:value-type="string">
            <text:p>DD</text:p>
          </table:table-cell>
          <table:table-cell table:style-name="ce1" office:value-type="string" calcext:value-type="string">
            <text:p>DIFF</text:p>
          </table:table-cell>
          <table:table-cell table:number-columns-repeated="2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84" calcext:value-type="float">
            <text:p>0.84</text:p>
          </table:table-cell>
          <table:table-cell office:value-type="float" office:value="98.2784" calcext:value-type="float">
            <text:p>98.2784</text:p>
          </table:table-cell>
          <table:table-cell office:value-type="float" office:value="44.6844" calcext:value-type="float">
            <text:p>44.6844</text:p>
          </table:table-cell>
          <table:table-cell office:value-type="float" office:value="142.9628" calcext:value-type="float">
            <text:p>142.9628</text:p>
          </table:table-cell>
          <table:table-cell office:value-type="float" office:value="0.767068" calcext:value-type="float">
            <text:p>0.767068</text:p>
          </table:table-cell>
          <table:table-cell office:value-type="float" office:value="-0.0375843" calcext:value-type="float">
            <text:p>-0.0375843</text:p>
          </table:table-cell>
          <table:table-cell office:value-type="float" office:value="95.7081" calcext:value-type="float">
            <text:p>95.7081</text:p>
          </table:table-cell>
          <table:table-cell office:value-type="float" office:value="66.0714" calcext:value-type="float">
            <text:p>66.0714</text:p>
          </table:table-cell>
          <table:table-cell office:value-type="float" office:value="161.7795" calcext:value-type="float">
            <text:p>161.7795</text:p>
          </table:table-cell>
          <table:table-cell table:formula="of:=[.J150]-[.E150]" office:value-type="float" office:value="18.8167" calcext:value-type="float">
            <text:p>18.8167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908" calcext:value-type="float">
            <text:p>0.908</text:p>
          </table:table-cell>
          <table:table-cell office:value-type="float" office:value="97.5334" calcext:value-type="float">
            <text:p>97.5334</text:p>
          </table:table-cell>
          <table:table-cell office:value-type="float" office:value="39.4961" calcext:value-type="float">
            <text:p>39.4961</text:p>
          </table:table-cell>
          <table:table-cell office:value-type="float" office:value="137.0295" calcext:value-type="float">
            <text:p>137.0295</text:p>
          </table:table-cell>
          <table:table-cell office:value-type="float" office:value="0.741359" calcext:value-type="float">
            <text:p>0.741359</text:p>
          </table:table-cell>
          <table:table-cell office:value-type="float" office:value="0.219054" calcext:value-type="float">
            <text:p>0.219054</text:p>
          </table:table-cell>
          <table:table-cell office:value-type="float" office:value="97.5107" calcext:value-type="float">
            <text:p>97.5107</text:p>
          </table:table-cell>
          <table:table-cell office:value-type="float" office:value="64.8189" calcext:value-type="float">
            <text:p>64.8189</text:p>
          </table:table-cell>
          <table:table-cell office:value-type="float" office:value="162.3296" calcext:value-type="float">
            <text:p>162.3296</text:p>
          </table:table-cell>
          <table:table-cell table:formula="of:=[.J151]-[.E151]" office:value-type="float" office:value="25.3001" calcext:value-type="float">
            <text:p>25.3001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667" calcext:value-type="float">
            <text:p>0.667</text:p>
          </table:table-cell>
          <table:table-cell office:value-type="float" office:value="95.804" calcext:value-type="float">
            <text:p>95.804</text:p>
          </table:table-cell>
          <table:table-cell office:value-type="float" office:value="82.9254" calcext:value-type="float">
            <text:p>82.9254</text:p>
          </table:table-cell>
          <table:table-cell office:value-type="float" office:value="178.7294" calcext:value-type="float">
            <text:p>178.7294</text:p>
          </table:table-cell>
          <table:table-cell office:value-type="float" office:value="0.571871" calcext:value-type="float">
            <text:p>0.571871</text:p>
          </table:table-cell>
          <table:table-cell table:style-name="ce3" office:value-type="float" office:value="-0.00967026" calcext:value-type="float">
            <text:p>-9.67E-003</text:p>
          </table:table-cell>
          <table:table-cell office:value-type="float" office:value="95.4925" calcext:value-type="float">
            <text:p>95.4925</text:p>
          </table:table-cell>
          <table:table-cell office:value-type="float" office:value="93.3212" calcext:value-type="float">
            <text:p>93.3212</text:p>
          </table:table-cell>
          <table:table-cell office:value-type="float" office:value="188.8137" calcext:value-type="float">
            <text:p>188.8137</text:p>
          </table:table-cell>
          <table:table-cell table:formula="of:=[.J152]-[.E152]" office:value-type="float" office:value="10.0843" calcext:value-type="float">
            <text:p>10.0843</text:p>
          </table:table-cell>
          <table:table-cell table:number-columns-repeated="2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.626" calcext:value-type="float">
            <text:p>0.626</text:p>
          </table:table-cell>
          <table:table-cell office:value-type="float" office:value="93.4618" calcext:value-type="float">
            <text:p>93.4618</text:p>
          </table:table-cell>
          <table:table-cell office:value-type="float" office:value="80.3861" calcext:value-type="float">
            <text:p>80.3861</text:p>
          </table:table-cell>
          <table:table-cell office:value-type="float" office:value="173.8479" calcext:value-type="float">
            <text:p>173.8479</text:p>
          </table:table-cell>
          <table:table-cell office:value-type="float" office:value="0.54201" calcext:value-type="float">
            <text:p>0.54201</text:p>
          </table:table-cell>
          <table:table-cell office:value-type="float" office:value="0.342136" calcext:value-type="float">
            <text:p>0.342136</text:p>
          </table:table-cell>
          <table:table-cell office:value-type="float" office:value="93.1693" calcext:value-type="float">
            <text:p>93.1693</text:p>
          </table:table-cell>
          <table:table-cell office:value-type="float" office:value="89.7883" calcext:value-type="float">
            <text:p>89.7883</text:p>
          </table:table-cell>
          <table:table-cell office:value-type="float" office:value="182.9576" calcext:value-type="float">
            <text:p>182.9576</text:p>
          </table:table-cell>
          <table:table-cell table:formula="of:=[.J153]-[.E153]" office:value-type="float" office:value="9.1097" calcext:value-type="float">
            <text:p>9.1097</text:p>
          </table:table-cell>
          <table:table-cell table:number-columns-repeated="2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0.892" calcext:value-type="float">
            <text:p>0.892</text:p>
          </table:table-cell>
          <table:table-cell office:value-type="float" office:value="87.9733" calcext:value-type="float">
            <text:p>87.9733</text:p>
          </table:table-cell>
          <table:table-cell office:value-type="float" office:value="66.7318" calcext:value-type="float">
            <text:p>66.7318</text:p>
          </table:table-cell>
          <table:table-cell office:value-type="float" office:value="154.7051" calcext:value-type="float">
            <text:p>154.7051</text:p>
          </table:table-cell>
          <table:table-cell office:value-type="float" office:value="0.660299" calcext:value-type="float">
            <text:p>0.660299</text:p>
          </table:table-cell>
          <table:table-cell office:value-type="float" office:value="2.28619" calcext:value-type="float">
            <text:p>2.28619</text:p>
          </table:table-cell>
          <table:table-cell office:value-type="float" office:value="87.9733" calcext:value-type="float">
            <text:p>87.9733</text:p>
          </table:table-cell>
          <table:table-cell office:value-type="float" office:value="76.4069" calcext:value-type="float">
            <text:p>76.4069</text:p>
          </table:table-cell>
          <table:table-cell office:value-type="float" office:value="164.3802" calcext:value-type="float">
            <text:p>164.3802</text:p>
          </table:table-cell>
          <table:table-cell table:formula="of:=[.J154]-[.E154]" office:value-type="float" office:value="9.67510000000002" calcext:value-type="float">
            <text:p>9.6751</text:p>
          </table:table-cell>
          <table:table-cell table:number-columns-repeated="2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0.76" calcext:value-type="float">
            <text:p>0.76</text:p>
          </table:table-cell>
          <table:table-cell office:value-type="float" office:value="95.973" calcext:value-type="float">
            <text:p>95.973</text:p>
          </table:table-cell>
          <table:table-cell office:value-type="float" office:value="61.1534" calcext:value-type="float">
            <text:p>61.1534</text:p>
          </table:table-cell>
          <table:table-cell office:value-type="float" office:value="157.1264" calcext:value-type="float">
            <text:p>157.1264</text:p>
          </table:table-cell>
          <table:table-cell office:value-type="float" office:value="0.77924" calcext:value-type="float">
            <text:p>0.77924</text:p>
          </table:table-cell>
          <table:table-cell office:value-type="float" office:value="0.0894442" calcext:value-type="float">
            <text:p>0.0894442</text:p>
          </table:table-cell>
          <table:table-cell office:value-type="float" office:value="93.8072" calcext:value-type="float">
            <text:p>93.8072</text:p>
          </table:table-cell>
          <table:table-cell office:value-type="float" office:value="82.2243" calcext:value-type="float">
            <text:p>82.2243</text:p>
          </table:table-cell>
          <table:table-cell office:value-type="float" office:value="176.0315" calcext:value-type="float">
            <text:p>176.0315</text:p>
          </table:table-cell>
          <table:table-cell table:formula="of:=[.J155]-[.E155]" office:value-type="float" office:value="18.9051" calcext:value-type="float">
            <text:p>18.9051</text:p>
          </table:table-cell>
          <table:table-cell table:number-columns-repeated="2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0.724" calcext:value-type="float">
            <text:p>0.724</text:p>
          </table:table-cell>
          <table:table-cell office:value-type="float" office:value="94.8925" calcext:value-type="float">
            <text:p>94.8925</text:p>
          </table:table-cell>
          <table:table-cell office:value-type="float" office:value="79.6353" calcext:value-type="float">
            <text:p>79.6353</text:p>
          </table:table-cell>
          <table:table-cell office:value-type="float" office:value="174.5278" calcext:value-type="float">
            <text:p>174.5278</text:p>
          </table:table-cell>
          <table:table-cell office:value-type="float" office:value="0.633441" calcext:value-type="float">
            <text:p>0.633441</text:p>
          </table:table-cell>
          <table:table-cell office:value-type="float" office:value="0.0910549" calcext:value-type="float">
            <text:p>0.0910549</text:p>
          </table:table-cell>
          <table:table-cell office:value-type="float" office:value="94.1068" calcext:value-type="float">
            <text:p>94.1068</text:p>
          </table:table-cell>
          <table:table-cell office:value-type="float" office:value="90.2736" calcext:value-type="float">
            <text:p>90.2736</text:p>
          </table:table-cell>
          <table:table-cell office:value-type="float" office:value="184.3804" calcext:value-type="float">
            <text:p>184.3804</text:p>
          </table:table-cell>
          <table:table-cell table:formula="of:=[.J156]-[.E156]" office:value-type="float" office:value="9.8526" calcext:value-type="float">
            <text:p>9.8526</text:p>
          </table:table-cell>
          <table:table-cell table:number-columns-repeated="2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.695" calcext:value-type="float">
            <text:p>0.695</text:p>
          </table:table-cell>
          <table:table-cell office:value-type="float" office:value="97.0733" calcext:value-type="float">
            <text:p>97.0733</text:p>
          </table:table-cell>
          <table:table-cell office:value-type="float" office:value="77.8626" calcext:value-type="float">
            <text:p>77.8626</text:p>
          </table:table-cell>
          <table:table-cell office:value-type="float" office:value="174.9359" calcext:value-type="float">
            <text:p>174.9359</text:p>
          </table:table-cell>
          <table:table-cell office:value-type="float" office:value="0.559788" calcext:value-type="float">
            <text:p>0.559788</text:p>
          </table:table-cell>
          <table:table-cell office:value-type="float" office:value="-0.364752" calcext:value-type="float">
            <text:p>-0.364752</text:p>
          </table:table-cell>
          <table:table-cell office:value-type="float" office:value="97.0551" calcext:value-type="float">
            <text:p>97.0551</text:p>
          </table:table-cell>
          <table:table-cell office:value-type="float" office:value="92.2392" calcext:value-type="float">
            <text:p>92.2392</text:p>
          </table:table-cell>
          <table:table-cell office:value-type="float" office:value="189.2943" calcext:value-type="float">
            <text:p>189.2943</text:p>
          </table:table-cell>
          <table:table-cell table:formula="of:=[.J157]-[.E157]" office:value-type="float" office:value="14.3584" calcext:value-type="float">
            <text:p>14.3584</text:p>
          </table:table-cell>
          <table:table-cell table:number-columns-repeated="2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.656" calcext:value-type="float">
            <text:p>0.656</text:p>
          </table:table-cell>
          <table:table-cell office:value-type="float" office:value="88.5236" calcext:value-type="float">
            <text:p>88.5236</text:p>
          </table:table-cell>
          <table:table-cell office:value-type="float" office:value="85.6973" calcext:value-type="float">
            <text:p>85.6973</text:p>
          </table:table-cell>
          <table:table-cell office:value-type="float" office:value="174.2209" calcext:value-type="float">
            <text:p>174.2209</text:p>
          </table:table-cell>
          <table:table-cell office:value-type="float" office:value="0.565591" calcext:value-type="float">
            <text:p>0.565591</text:p>
          </table:table-cell>
          <table:table-cell office:value-type="float" office:value="0.77264" calcext:value-type="float">
            <text:p>0.77264</text:p>
          </table:table-cell>
          <table:table-cell office:value-type="float" office:value="88.3742" calcext:value-type="float">
            <text:p>88.3742</text:p>
          </table:table-cell>
          <table:table-cell office:value-type="float" office:value="96.1859" calcext:value-type="float">
            <text:p>96.1859</text:p>
          </table:table-cell>
          <table:table-cell office:value-type="float" office:value="184.5601" calcext:value-type="float">
            <text:p>184.5601</text:p>
          </table:table-cell>
          <table:table-cell table:formula="of:=[.J158]-[.E158]" office:value-type="float" office:value="10.3392" calcext:value-type="float">
            <text:p>10.3392</text:p>
          </table:table-cell>
          <table:table-cell table:number-columns-repeated="2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0.611" calcext:value-type="float">
            <text:p>0.611</text:p>
          </table:table-cell>
          <table:table-cell office:value-type="float" office:value="78.898" calcext:value-type="float">
            <text:p>78.898</text:p>
          </table:table-cell>
          <table:table-cell office:value-type="float" office:value="83.0598" calcext:value-type="float">
            <text:p>83.0598</text:p>
          </table:table-cell>
          <table:table-cell office:value-type="float" office:value="161.9578" calcext:value-type="float">
            <text:p>161.9578</text:p>
          </table:table-cell>
          <table:table-cell office:value-type="float" office:value="0.26879" calcext:value-type="float">
            <text:p>0.26879</text:p>
          </table:table-cell>
          <table:table-cell office:value-type="float" office:value="1.87046" calcext:value-type="float">
            <text:p>1.87046</text:p>
          </table:table-cell>
          <table:table-cell office:value-type="float" office:value="86.2837" calcext:value-type="float">
            <text:p>86.2837</text:p>
          </table:table-cell>
          <table:table-cell office:value-type="float" office:value="78.8474" calcext:value-type="float">
            <text:p>78.8474</text:p>
          </table:table-cell>
          <table:table-cell office:value-type="float" office:value="165.1311" calcext:value-type="float">
            <text:p>165.1311</text:p>
          </table:table-cell>
          <table:table-cell table:formula="of:=[.J159]-[.E159]" office:value-type="float" office:value="3.17330000000001" calcext:value-type="float">
            <text:p>3.1733</text:p>
          </table:table-cell>
          <table:table-cell table:number-columns-repeated="2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0.746" calcext:value-type="float">
            <text:p>0.746</text:p>
          </table:table-cell>
          <table:table-cell office:value-type="float" office:value="97.2113" calcext:value-type="float">
            <text:p>97.2113</text:p>
          </table:table-cell>
          <table:table-cell office:value-type="float" office:value="76.6697" calcext:value-type="float">
            <text:p>76.6697</text:p>
          </table:table-cell>
          <table:table-cell office:value-type="float" office:value="173.881" calcext:value-type="float">
            <text:p>173.881</text:p>
          </table:table-cell>
          <table:table-cell office:value-type="float" office:value="0.602819" calcext:value-type="float">
            <text:p>0.602819</text:p>
          </table:table-cell>
          <table:table-cell office:value-type="float" office:value="-0.953842" calcext:value-type="float">
            <text:p>-0.953842</text:p>
          </table:table-cell>
          <table:table-cell office:value-type="float" office:value="96.9324" calcext:value-type="float">
            <text:p>96.9324</text:p>
          </table:table-cell>
          <table:table-cell office:value-type="float" office:value="86.7029" calcext:value-type="float">
            <text:p>86.7029</text:p>
          </table:table-cell>
          <table:table-cell office:value-type="float" office:value="183.6353" calcext:value-type="float">
            <text:p>183.6353</text:p>
          </table:table-cell>
          <table:table-cell table:formula="of:=[.J160]-[.E160]" office:value-type="float" office:value="9.7543" calcext:value-type="float">
            <text:p>9.7543</text:p>
          </table:table-cell>
          <table:table-cell table:number-columns-repeated="2"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0.755" calcext:value-type="float">
            <text:p>0.755</text:p>
          </table:table-cell>
          <table:table-cell office:value-type="float" office:value="97.4796" calcext:value-type="float">
            <text:p>97.4796</text:p>
          </table:table-cell>
          <table:table-cell office:value-type="float" office:value="60.1613" calcext:value-type="float">
            <text:p>60.1613</text:p>
          </table:table-cell>
          <table:table-cell office:value-type="float" office:value="157.6409" calcext:value-type="float">
            <text:p>157.6409</text:p>
          </table:table-cell>
          <table:table-cell office:value-type="float" office:value="0.671144" calcext:value-type="float">
            <text:p>0.671144</text:p>
          </table:table-cell>
          <table:table-cell office:value-type="float" office:value="-0.140545" calcext:value-type="float">
            <text:p>-0.140545</text:p>
          </table:table-cell>
          <table:table-cell office:value-type="float" office:value="95.9828" calcext:value-type="float">
            <text:p>95.9828</text:p>
          </table:table-cell>
          <table:table-cell office:value-type="float" office:value="74.3065" calcext:value-type="float">
            <text:p>74.3065</text:p>
          </table:table-cell>
          <table:table-cell office:value-type="float" office:value="170.2893" calcext:value-type="float">
            <text:p>170.2893</text:p>
          </table:table-cell>
          <table:table-cell table:formula="of:=[.J161]-[.E161]" office:value-type="float" office:value="12.6484" calcext:value-type="float">
            <text:p>12.6484</text:p>
          </table:table-cell>
          <table:table-cell table:number-columns-repeated="2"/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0.656" calcext:value-type="float">
            <text:p>0.656</text:p>
          </table:table-cell>
          <table:table-cell office:value-type="float" office:value="95.7642" calcext:value-type="float">
            <text:p>95.7642</text:p>
          </table:table-cell>
          <table:table-cell office:value-type="float" office:value="62.9807" calcext:value-type="float">
            <text:p>62.9807</text:p>
          </table:table-cell>
          <table:table-cell office:value-type="float" office:value="158.7449" calcext:value-type="float">
            <text:p>158.7449</text:p>
          </table:table-cell>
          <table:table-cell office:value-type="float" office:value="0.52566" calcext:value-type="float">
            <text:p>0.52566</text:p>
          </table:table-cell>
          <table:table-cell office:value-type="float" office:value="-0.261133" calcext:value-type="float">
            <text:p>-0.261133</text:p>
          </table:table-cell>
          <table:table-cell office:value-type="float" office:value="94.8712" calcext:value-type="float">
            <text:p>94.8712</text:p>
          </table:table-cell>
          <table:table-cell office:value-type="float" office:value="72.5097" calcext:value-type="float">
            <text:p>72.5097</text:p>
          </table:table-cell>
          <table:table-cell office:value-type="float" office:value="167.3809" calcext:value-type="float">
            <text:p>167.3809</text:p>
          </table:table-cell>
          <table:table-cell table:formula="of:=[.J162]-[.E162]" office:value-type="float" office:value="8.636" calcext:value-type="float">
            <text:p>8.636</text:p>
          </table:table-cell>
          <table:table-cell table:number-columns-repeated="2"/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0.664" calcext:value-type="float">
            <text:p>0.664</text:p>
          </table:table-cell>
          <table:table-cell office:value-type="float" office:value="82.1207" calcext:value-type="float">
            <text:p>82.1207</text:p>
          </table:table-cell>
          <table:table-cell office:value-type="float" office:value="83.7588" calcext:value-type="float">
            <text:p>83.7588</text:p>
          </table:table-cell>
          <table:table-cell office:value-type="float" office:value="165.8795" calcext:value-type="float">
            <text:p>165.8795</text:p>
          </table:table-cell>
          <table:table-cell office:value-type="float" office:value="0.339537" calcext:value-type="float">
            <text:p>0.339537</text:p>
          </table:table-cell>
          <table:table-cell office:value-type="float" office:value="1.05302" calcext:value-type="float">
            <text:p>1.05302</text:p>
          </table:table-cell>
          <table:table-cell office:value-type="float" office:value="82.1207" calcext:value-type="float">
            <text:p>82.1207</text:p>
          </table:table-cell>
          <table:table-cell office:value-type="float" office:value="85.0081" calcext:value-type="float">
            <text:p>85.0081</text:p>
          </table:table-cell>
          <table:table-cell office:value-type="float" office:value="167.1288" calcext:value-type="float">
            <text:p>167.1288</text:p>
          </table:table-cell>
          <table:table-cell table:formula="of:=[.J163]-[.E163]" office:value-type="float" office:value="1.24930000000001" calcext:value-type="float">
            <text:p>1.2493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AVG →</text:p>
          </table:table-cell>
          <table:table-cell table:formula="of:=AVERAGE([.C150:.C163])" office:value-type="float" office:value="92.92765" calcext:value-type="float">
            <text:p>92.92765</text:p>
          </table:table-cell>
          <table:table-cell table:formula="of:=AVERAGE([.D150:.D163])" office:value-type="float" office:value="70.3716214285714" calcext:value-type="float">
            <text:p>70.3716214286</text:p>
          </table:table-cell>
          <table:table-cell table:formula="of:=AVERAGE([.E150:.E163])" office:value-type="float" office:value="163.299271428571" calcext:value-type="float">
            <text:p>163.2992714286</text:p>
          </table:table-cell>
          <table:table-cell table:formula="of:=AVERAGE([.F150:.F163])" office:value-type="float" office:value="0.587758357142857" calcext:value-type="float">
            <text:p>0.5877583571</text:p>
          </table:table-cell>
          <table:table-cell table:formula="of:=AVERAGE([.G150:.G163])" office:value-type="float" office:value="0.354033752857143" calcext:value-type="float">
            <text:p>0.3540337529</text:p>
          </table:table-cell>
          <table:table-cell table:formula="of:=AVERAGE([.H150:.H163])" office:value-type="float" office:value="92.8134285714286" calcext:value-type="float">
            <text:p>92.8134285714</text:p>
          </table:table-cell>
          <table:table-cell table:formula="of:=AVERAGE([.I150:.I163])" office:value-type="float" office:value="82.0503071428571" calcext:value-type="float">
            <text:p>82.0503071429</text:p>
          </table:table-cell>
          <table:table-cell table:formula="of:=AVERAGE([.J150:.J163])" office:value-type="float" office:value="174.863735714286" calcext:value-type="float">
            <text:p>174.8637357143</text:p>
          </table:table-cell>
          <table:table-cell table:formula="of:=AVERAGE([.K150:.K163])" office:value-type="float" office:value="11.5644642857143" calcext:value-type="float">
            <text:p>11.5644642857</text:p>
          </table:table-cell>
          <table:table-cell table:number-columns-repeated="2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style-name="ce1" office:value-type="string" calcext:value-type="string">
            <text:p>Datasets</text:p>
          </table:table-cell>
          <table:table-cell table:style-name="ce1" office:value-type="string" calcext:value-type="string">
            <text:p>O. Detection</text:p>
          </table:table-cell>
          <table:table-cell table:style-name="ce1" office:value-type="string" calcext:value-type="string">
            <text:p>O. Discrimination</text:p>
          </table:table-cell>
          <table:table-cell table:style-name="ce1" office:value-type="string" calcext:value-type="string">
            <text:p>Detection</text:p>
          </table:table-cell>
          <table:table-cell table:style-name="ce1" office:value-type="string" calcext:value-type="string">
            <text:p>Discrimination</text:p>
          </table:table-cell>
          <table:table-cell/>
          <table:table-cell table:style-name="ce1" office:value-type="string" calcext:value-type="string">
            <text:p>Datasets</text:p>
          </table:table-cell>
          <table:table-cell table:style-name="ce1" office:value-type="string" calcext:value-type="string">
            <text:p>O. Detection</text:p>
          </table:table-cell>
          <table:table-cell table:style-name="ce1" office:value-type="string" calcext:value-type="string">
            <text:p>Detection</text:p>
          </table:table-cell>
          <table:table-cell/>
          <table:table-cell table:style-name="ce1" office:value-type="string" calcext:value-type="string">
            <text:p>Datasets</text:p>
          </table:table-cell>
          <table:table-cell table:style-name="ce1" office:value-type="string" calcext:value-type="string">
            <text:p>O. Discrimination</text:p>
          </table:table-cell>
          <table:table-cell table:style-name="ce1" office:value-type="string" calcext:value-type="string">
            <text:p>Discrimination</text:p>
          </table:table-cell>
        </table:table-row>
        <table:table-row table:style-name="ro1">
          <table:table-cell table:style-name="ce1" office:value-type="string" calcext:value-type="string">
            <text:p>PETs1</text:p>
          </table:table-cell>
          <table:table-cell office:value-type="float" office:value="72.819025" calcext:value-type="float">
            <text:p>72.819025</text:p>
          </table:table-cell>
          <table:table-cell office:value-type="float" office:value="71.784" calcext:value-type="float">
            <text:p>71.784</text:p>
          </table:table-cell>
          <table:table-cell office:value-type="float" office:value="73.4071416666667" calcext:value-type="float">
            <text:p>73.4071416667</text:p>
          </table:table-cell>
          <table:table-cell office:value-type="float" office:value="68.954775" calcext:value-type="float">
            <text:p>68.954775</text:p>
          </table:table-cell>
          <table:table-cell/>
          <table:table-cell table:style-name="ce1" office:value-type="string" calcext:value-type="string">
            <text:p>PETs1</text:p>
          </table:table-cell>
          <table:table-cell office:value-type="float" office:value="72.819025" calcext:value-type="float">
            <text:p>72.819025</text:p>
          </table:table-cell>
          <table:table-cell office:value-type="float" office:value="73.4071416666667" calcext:value-type="float">
            <text:p>73.4071416667</text:p>
          </table:table-cell>
          <table:table-cell/>
          <table:table-cell table:style-name="ce1" office:value-type="string" calcext:value-type="string">
            <text:p>PETs1</text:p>
          </table:table-cell>
          <table:table-cell office:value-type="float" office:value="71.784" calcext:value-type="float">
            <text:p>71.784</text:p>
          </table:table-cell>
          <table:table-cell office:value-type="float" office:value="68.954775" calcext:value-type="float">
            <text:p>68.954775</text:p>
          </table:table-cell>
        </table:table-row>
        <table:table-row table:style-name="ro1">
          <table:table-cell table:style-name="ce1" office:value-type="string" calcext:value-type="string">
            <text:p>PETs2</text:p>
          </table:table-cell>
          <table:table-cell office:value-type="float" office:value="74.2810454545455" calcext:value-type="float">
            <text:p>74.2810454545</text:p>
          </table:table-cell>
          <table:table-cell office:value-type="float" office:value="72.4930636363636" calcext:value-type="float">
            <text:p>72.4930636364</text:p>
          </table:table-cell>
          <table:table-cell office:value-type="float" office:value="74.3368727272727" calcext:value-type="float">
            <text:p>74.3368727273</text:p>
          </table:table-cell>
          <table:table-cell office:value-type="float" office:value="64.9801090909091" calcext:value-type="float">
            <text:p>64.9801090909</text:p>
          </table:table-cell>
          <table:table-cell/>
          <table:table-cell table:style-name="ce1" office:value-type="string" calcext:value-type="string">
            <text:p>PETs2</text:p>
          </table:table-cell>
          <table:table-cell office:value-type="float" office:value="74.2810454545455" calcext:value-type="float">
            <text:p>74.2810454545</text:p>
          </table:table-cell>
          <table:table-cell office:value-type="float" office:value="74.3368727272727" calcext:value-type="float">
            <text:p>74.3368727273</text:p>
          </table:table-cell>
          <table:table-cell/>
          <table:table-cell table:style-name="ce1" office:value-type="string" calcext:value-type="string">
            <text:p>PETs2</text:p>
          </table:table-cell>
          <table:table-cell office:value-type="float" office:value="72.4930636363636" calcext:value-type="float">
            <text:p>72.4930636364</text:p>
          </table:table-cell>
          <table:table-cell office:value-type="float" office:value="64.9801090909091" calcext:value-type="float">
            <text:p>64.9801090909</text:p>
          </table:table-cell>
        </table:table-row>
        <table:table-row table:style-name="ro1">
          <table:table-cell table:style-name="ce1" office:value-type="string" calcext:value-type="string">
            <text:p>highway1</text:p>
          </table:table-cell>
          <table:table-cell office:value-type="float" office:value="71.643025" calcext:value-type="float">
            <text:p>71.643025</text:p>
          </table:table-cell>
          <table:table-cell office:value-type="float" office:value="65.2197125" calcext:value-type="float">
            <text:p>65.2197125</text:p>
          </table:table-cell>
          <table:table-cell office:value-type="float" office:value="80.611325" calcext:value-type="float">
            <text:p>80.611325</text:p>
          </table:table-cell>
          <table:table-cell office:value-type="float" office:value="57.529175" calcext:value-type="float">
            <text:p>57.529175</text:p>
          </table:table-cell>
          <table:table-cell/>
          <table:table-cell table:style-name="ce1" office:value-type="string" calcext:value-type="string">
            <text:p>highway1</text:p>
          </table:table-cell>
          <table:table-cell office:value-type="float" office:value="71.643025" calcext:value-type="float">
            <text:p>71.643025</text:p>
          </table:table-cell>
          <table:table-cell office:value-type="float" office:value="80.611325" calcext:value-type="float">
            <text:p>80.611325</text:p>
          </table:table-cell>
          <table:table-cell/>
          <table:table-cell table:style-name="ce1" office:value-type="string" calcext:value-type="string">
            <text:p>highway1</text:p>
          </table:table-cell>
          <table:table-cell office:value-type="float" office:value="65.2197125" calcext:value-type="float">
            <text:p>65.2197125</text:p>
          </table:table-cell>
          <table:table-cell office:value-type="float" office:value="57.529175" calcext:value-type="float">
            <text:p>57.529175</text:p>
          </table:table-cell>
        </table:table-row>
        <table:table-row table:style-name="ro1">
          <table:table-cell table:style-name="ce1" office:value-type="string" calcext:value-type="string">
            <text:p>highway3</text:p>
          </table:table-cell>
          <table:table-cell office:value-type="float" office:value="76.0289857142857" calcext:value-type="float">
            <text:p>76.0289857143</text:p>
          </table:table-cell>
          <table:table-cell office:value-type="float" office:value="42.5428142857143" calcext:value-type="float">
            <text:p>42.5428142857</text:p>
          </table:table-cell>
          <table:table-cell office:value-type="float" office:value="74.1933428571429" calcext:value-type="float">
            <text:p>74.1933428571</text:p>
          </table:table-cell>
          <table:table-cell office:value-type="float" office:value="47.1274428571429" calcext:value-type="float">
            <text:p>47.1274428571</text:p>
          </table:table-cell>
          <table:table-cell/>
          <table:table-cell table:style-name="ce1" office:value-type="string" calcext:value-type="string">
            <text:p>highway3</text:p>
          </table:table-cell>
          <table:table-cell office:value-type="float" office:value="76.0289857142857" calcext:value-type="float">
            <text:p>76.0289857143</text:p>
          </table:table-cell>
          <table:table-cell office:value-type="float" office:value="74.1933428571429" calcext:value-type="float">
            <text:p>74.1933428571</text:p>
          </table:table-cell>
          <table:table-cell/>
          <table:table-cell table:style-name="ce1" office:value-type="string" calcext:value-type="string">
            <text:p>highway3</text:p>
          </table:table-cell>
          <table:table-cell office:value-type="float" office:value="42.5428142857143" calcext:value-type="float">
            <text:p>42.5428142857</text:p>
          </table:table-cell>
          <table:table-cell office:value-type="float" office:value="47.1274428571429" calcext:value-type="float">
            <text:p>47.1274428571</text:p>
          </table:table-cell>
        </table:table-row>
        <table:table-row table:style-name="ro1">
          <table:table-cell table:style-name="ce1" office:value-type="string" calcext:value-type="string">
            <text:p>room</text:p>
          </table:table-cell>
          <table:table-cell office:value-type="float" office:value="89.3679772727273" calcext:value-type="float">
            <text:p>89.3679772727</text:p>
          </table:table-cell>
          <table:table-cell office:value-type="float" office:value="68.0787454545455" calcext:value-type="float">
            <text:p>68.0787454545</text:p>
          </table:table-cell>
          <table:table-cell office:value-type="float" office:value="89.1575227272727" calcext:value-type="float">
            <text:p>89.1575227273</text:p>
          </table:table-cell>
          <table:table-cell office:value-type="float" office:value="72.6127181818182" calcext:value-type="float">
            <text:p>72.6127181818</text:p>
          </table:table-cell>
          <table:table-cell/>
          <table:table-cell table:style-name="ce1" office:value-type="string" calcext:value-type="string">
            <text:p>room</text:p>
          </table:table-cell>
          <table:table-cell office:value-type="float" office:value="89.3679772727273" calcext:value-type="float">
            <text:p>89.3679772727</text:p>
          </table:table-cell>
          <table:table-cell office:value-type="float" office:value="89.1575227272727" calcext:value-type="float">
            <text:p>89.1575227273</text:p>
          </table:table-cell>
          <table:table-cell/>
          <table:table-cell table:style-name="ce1" office:value-type="string" calcext:value-type="string">
            <text:p>room</text:p>
          </table:table-cell>
          <table:table-cell office:value-type="float" office:value="68.0787454545455" calcext:value-type="float">
            <text:p>68.0787454545</text:p>
          </table:table-cell>
          <table:table-cell office:value-type="float" office:value="72.6127181818182" calcext:value-type="float">
            <text:p>72.6127181818</text:p>
          </table:table-cell>
        </table:table-row>
        <table:table-row table:style-name="ro1">
          <table:table-cell table:style-name="ce1" office:value-type="string" calcext:value-type="string">
            <text:p>campus</text:p>
          </table:table-cell>
          <table:table-cell office:value-type="float" office:value="97.4339578947369" calcext:value-type="float">
            <text:p>97.4339578947</text:p>
          </table:table-cell>
          <table:table-cell office:value-type="float" office:value="27.3751210526316" calcext:value-type="float">
            <text:p>27.3751210526</text:p>
          </table:table-cell>
          <table:table-cell office:value-type="float" office:value="96.4143131578947" calcext:value-type="float">
            <text:p>96.4143131579</text:p>
          </table:table-cell>
          <table:table-cell office:value-type="float" office:value="54.49415" calcext:value-type="float">
            <text:p>54.49415</text:p>
          </table:table-cell>
          <table:table-cell/>
          <table:table-cell table:style-name="ce1" office:value-type="string" calcext:value-type="string">
            <text:p>campus</text:p>
          </table:table-cell>
          <table:table-cell office:value-type="float" office:value="97.4339578947369" calcext:value-type="float">
            <text:p>97.4339578947</text:p>
          </table:table-cell>
          <table:table-cell office:value-type="float" office:value="96.4143131578947" calcext:value-type="float">
            <text:p>96.4143131579</text:p>
          </table:table-cell>
          <table:table-cell/>
          <table:table-cell table:style-name="ce1" office:value-type="string" calcext:value-type="string">
            <text:p>campus</text:p>
          </table:table-cell>
          <table:table-cell office:value-type="float" office:value="27.3751210526316" calcext:value-type="float">
            <text:p>27.3751210526</text:p>
          </table:table-cell>
          <table:table-cell office:value-type="float" office:value="54.49415" calcext:value-type="float">
            <text:p>54.49415</text:p>
          </table:table-cell>
        </table:table-row>
        <table:table-row table:style-name="ro1">
          <table:table-cell table:style-name="ce1" office:value-type="string" calcext:value-type="string">
            <text:p>hallway</text:p>
          </table:table-cell>
          <table:table-cell office:value-type="float" office:value="93.5714" calcext:value-type="float">
            <text:p>93.5714</text:p>
          </table:table-cell>
          <table:table-cell office:value-type="float" office:value="70.6732769230769" calcext:value-type="float">
            <text:p>70.6732769231</text:p>
          </table:table-cell>
          <table:table-cell office:value-type="float" office:value="93.2861153846154" calcext:value-type="float">
            <text:p>93.2861153846</text:p>
          </table:table-cell>
          <table:table-cell office:value-type="float" office:value="76.7184923076923" calcext:value-type="float">
            <text:p>76.7184923077</text:p>
          </table:table-cell>
          <table:table-cell/>
          <table:table-cell table:style-name="ce1" office:value-type="string" calcext:value-type="string">
            <text:p>hallway</text:p>
          </table:table-cell>
          <table:table-cell office:value-type="float" office:value="93.5714" calcext:value-type="float">
            <text:p>93.5714</text:p>
          </table:table-cell>
          <table:table-cell office:value-type="float" office:value="93.2861153846154" calcext:value-type="float">
            <text:p>93.2861153846</text:p>
          </table:table-cell>
          <table:table-cell/>
          <table:table-cell table:style-name="ce1" office:value-type="string" calcext:value-type="string">
            <text:p>hallway</text:p>
          </table:table-cell>
          <table:table-cell office:value-type="float" office:value="70.6732769230769" calcext:value-type="float">
            <text:p>70.6732769231</text:p>
          </table:table-cell>
          <table:table-cell office:value-type="float" office:value="76.7184923076923" calcext:value-type="float">
            <text:p>76.7184923077</text:p>
          </table:table-cell>
        </table:table-row>
        <table:table-row table:style-name="ro1">
          <table:table-cell table:style-name="ce1" office:value-type="string" calcext:value-type="string">
            <text:p>lab</text:p>
          </table:table-cell>
          <table:table-cell office:value-type="float" office:value="92.92765" calcext:value-type="float">
            <text:p>92.92765</text:p>
          </table:table-cell>
          <table:table-cell office:value-type="float" office:value="70.3716214285714" calcext:value-type="float">
            <text:p>70.3716214286</text:p>
          </table:table-cell>
          <table:table-cell office:value-type="float" office:value="92.8134285714286" calcext:value-type="float">
            <text:p>92.8134285714</text:p>
          </table:table-cell>
          <table:table-cell office:value-type="float" office:value="82.0503071428571" calcext:value-type="float">
            <text:p>82.0503071429</text:p>
          </table:table-cell>
          <table:table-cell/>
          <table:table-cell table:style-name="ce1" office:value-type="string" calcext:value-type="string">
            <text:p>lab</text:p>
          </table:table-cell>
          <table:table-cell office:value-type="float" office:value="92.92765" calcext:value-type="float">
            <text:p>92.92765</text:p>
          </table:table-cell>
          <table:table-cell office:value-type="float" office:value="92.8134285714286" calcext:value-type="float">
            <text:p>92.8134285714</text:p>
          </table:table-cell>
          <table:table-cell/>
          <table:table-cell table:style-name="ce1" office:value-type="string" calcext:value-type="string">
            <text:p>lab</text:p>
          </table:table-cell>
          <table:table-cell office:value-type="float" office:value="70.3716214285714" calcext:value-type="float">
            <text:p>70.3716214286</text:p>
          </table:table-cell>
          <table:table-cell office:value-type="float" office:value="82.0503071428571" calcext:value-type="float">
            <text:p>82.0503071429</text:p>
          </table:table-cell>
        </table:table-row>
      </table:table>
      <table:table table:name="HSI" table:style-name="ta1">
        <table:shapes>
          <draw:frame draw:z-index="0" draw:style-name="gr1" draw:text-style-name="P1" svg:width="0.0787in" svg:height="0.185in" svg:x="7.111in" svg:y="0in">
            <text:p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1" draw:style-name="gr1" draw:text-style-name="P1" svg:width="6.2988in" svg:height="3.5429in" svg:x="0.0004in" svg:y="31.289in">
            <draw:object draw:notify-on-update-of-ranges="HSI.G168:HSI.G175 HSI.H167:HSI.H167 HSI.H168:HSI.H175 HSI.I167:HSI.I167 HSI.I168:HSI.I175"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2" draw:style-name="gr1" draw:text-style-name="P1" svg:width="6.2988in" svg:height="3.5429in" svg:x="7.1114in" svg:y="31.289in">
            <draw:object draw:notify-on-update-of-ranges="HSI.K168:HSI.K175 HSI.L167:HSI.L167 HSI.L168:HSI.L175 HSI.M167:HSI.M167 HSI.M168:HSI.M175" xlink:href="./Object 9" xlink:type="simple" xlink:show="embed" xlink:actuate="onLoad"/>
            <draw:image xlink:href="./ObjectReplacements/Object 9" xlink:type="simple" xlink:show="embed" xlink:actuate="onLoad"/>
          </draw:frame>
        </table:shapes>
        <table:table-column table:style-name="co1" table:number-columns-repeated="13" table:default-cell-style-name="Default"/>
        <table:table-row table:style-name="ro1">
          <table:table-cell table:style-name="ce1" office:value-type="string" calcext:value-type="string">
            <text:p>PETs1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frame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O. Detection</text:p>
          </table:table-cell>
          <table:table-cell table:style-name="ce1" office:value-type="string" calcext:value-type="string">
            <text:p>O. Discrimination</text:p>
          </table:table-cell>
          <table:table-cell table:style-name="ce1" office:value-type="string" calcext:value-type="string">
            <text:p>ODD</text:p>
          </table:table-cell>
          <table:table-cell table:style-name="ce1" office:value-type="string" calcext:value-type="string">
            <text:p>NEW coneR1</text:p>
          </table:table-cell>
          <table:table-cell table:style-name="ce1" office:value-type="string" calcext:value-type="string">
            <text:p>RG – B</text:p>
          </table:table-cell>
          <table:table-cell table:style-name="ce1" office:value-type="string" calcext:value-type="string">
            <text:p>Detection</text:p>
          </table:table-cell>
          <table:table-cell table:style-name="ce1" office:value-type="string" calcext:value-type="string">
            <text:p>Discrimination</text:p>
          </table:table-cell>
          <table:table-cell table:style-name="ce1" office:value-type="string" calcext:value-type="string">
            <text:p>DD</text:p>
          </table:table-cell>
          <table:table-cell table:style-name="ce1" office:value-type="string" calcext:value-type="string">
            <text:p>DIFF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329" calcext:value-type="float">
            <text:p>0.329</text:p>
          </table:table-cell>
          <table:table-cell office:value-type="float" office:value="69.2827" calcext:value-type="float">
            <text:p>69.2827</text:p>
          </table:table-cell>
          <table:table-cell office:value-type="float" office:value="75.9517" calcext:value-type="float">
            <text:p>75.9517</text:p>
          </table:table-cell>
          <table:table-cell office:value-type="float" office:value="145.2344" calcext:value-type="float">
            <text:p>145.2344</text:p>
          </table:table-cell>
          <table:table-cell office:value-type="float" office:value="0.213523" calcext:value-type="float">
            <text:p>0.213523</text:p>
          </table:table-cell>
          <table:table-cell office:value-type="float" office:value="9.49451" calcext:value-type="float">
            <text:p>9.49451</text:p>
          </table:table-cell>
          <table:table-cell office:value-type="float" office:value="70.0422" calcext:value-type="float">
            <text:p>70.0422</text:p>
          </table:table-cell>
          <table:table-cell office:value-type="float" office:value="73.3837" calcext:value-type="float">
            <text:p>73.3837</text:p>
          </table:table-cell>
          <table:table-cell office:value-type="float" office:value="143.4259" calcext:value-type="float">
            <text:p>143.4259</text:p>
          </table:table-cell>
          <table:table-cell table:formula="of:=[.J3]-[.E3]" office:value-type="float" office:value="-1.80849999999998" calcext:value-type="float">
            <text:p>-1.8085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31" calcext:value-type="float">
            <text:p>0.31</text:p>
          </table:table-cell>
          <table:table-cell office:value-type="float" office:value="53.108" calcext:value-type="float">
            <text:p>53.108</text:p>
          </table:table-cell>
          <table:table-cell office:value-type="float" office:value="83.4889" calcext:value-type="float">
            <text:p>83.4889</text:p>
          </table:table-cell>
          <table:table-cell office:value-type="float" office:value="136.5969" calcext:value-type="float">
            <text:p>136.5969</text:p>
          </table:table-cell>
          <table:table-cell office:value-type="float" office:value="0.251776" calcext:value-type="float">
            <text:p>0.251776</text:p>
          </table:table-cell>
          <table:table-cell office:value-type="float" office:value="13.1638" calcext:value-type="float">
            <text:p>13.1638</text:p>
          </table:table-cell>
          <table:table-cell office:value-type="float" office:value="53.5908" calcext:value-type="float">
            <text:p>53.5908</text:p>
          </table:table-cell>
          <table:table-cell office:value-type="float" office:value="81.7285" calcext:value-type="float">
            <text:p>81.7285</text:p>
          </table:table-cell>
          <table:table-cell office:value-type="float" office:value="135.3193" calcext:value-type="float">
            <text:p>135.3193</text:p>
          </table:table-cell>
          <table:table-cell table:formula="of:=[.J4]-[.E4]" office:value-type="float" office:value="-1.27760000000001" calcext:value-type="float">
            <text:p>-1.2776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278" calcext:value-type="float">
            <text:p>0.278</text:p>
          </table:table-cell>
          <table:table-cell office:value-type="float" office:value="65.6433" calcext:value-type="float">
            <text:p>65.6433</text:p>
          </table:table-cell>
          <table:table-cell office:value-type="float" office:value="67.6909" calcext:value-type="float">
            <text:p>67.6909</text:p>
          </table:table-cell>
          <table:table-cell office:value-type="float" office:value="133.3342" calcext:value-type="float">
            <text:p>133.3342</text:p>
          </table:table-cell>
          <table:table-cell office:value-type="float" office:value="0.409619" calcext:value-type="float">
            <text:p>0.409619</text:p>
          </table:table-cell>
          <table:table-cell office:value-type="float" office:value="8.83991" calcext:value-type="float">
            <text:p>8.83991</text:p>
          </table:table-cell>
          <table:table-cell office:value-type="float" office:value="58.0409" calcext:value-type="float">
            <text:p>58.0409</text:p>
          </table:table-cell>
          <table:table-cell office:value-type="float" office:value="71.7578" calcext:value-type="float">
            <text:p>71.7578</text:p>
          </table:table-cell>
          <table:table-cell office:value-type="float" office:value="129.7987" calcext:value-type="float">
            <text:p>129.7987</text:p>
          </table:table-cell>
          <table:table-cell table:formula="of:=[.J5]-[.E5]" office:value-type="float" office:value="-3.53550000000001" calcext:value-type="float">
            <text:p>-3.5355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382" calcext:value-type="float">
            <text:p>0.382</text:p>
          </table:table-cell>
          <table:table-cell office:value-type="float" office:value="66.2295" calcext:value-type="float">
            <text:p>66.2295</text:p>
          </table:table-cell>
          <table:table-cell office:value-type="float" office:value="64.7059" calcext:value-type="float">
            <text:p>64.7059</text:p>
          </table:table-cell>
          <table:table-cell office:value-type="float" office:value="130.9354" calcext:value-type="float">
            <text:p>130.9354</text:p>
          </table:table-cell>
          <table:table-cell office:value-type="float" office:value="0.450238" calcext:value-type="float">
            <text:p>0.450238</text:p>
          </table:table-cell>
          <table:table-cell office:value-type="float" office:value="6.40328" calcext:value-type="float">
            <text:p>6.40328</text:p>
          </table:table-cell>
          <table:table-cell office:value-type="float" office:value="60" calcext:value-type="float">
            <text:p>60</text:p>
          </table:table-cell>
          <table:table-cell office:value-type="float" office:value="69.887" calcext:value-type="float">
            <text:p>69.887</text:p>
          </table:table-cell>
          <table:table-cell office:value-type="float" office:value="129.887" calcext:value-type="float">
            <text:p>129.887</text:p>
          </table:table-cell>
          <table:table-cell table:formula="of:=[.J6]-[.E6]" office:value-type="float" office:value="-1.04839999999999" calcext:value-type="float">
            <text:p>-1.0484</text:p>
          </table:table-cell>
          <table:table-cell table:number-columns-repeated="2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28" calcext:value-type="float">
            <text:p>0.28</text:p>
          </table:table-cell>
          <table:table-cell office:value-type="float" office:value="79.6947" calcext:value-type="float">
            <text:p>79.6947</text:p>
          </table:table-cell>
          <table:table-cell office:value-type="float" office:value="76.039" calcext:value-type="float">
            <text:p>76.039</text:p>
          </table:table-cell>
          <table:table-cell office:value-type="float" office:value="155.7337" calcext:value-type="float">
            <text:p>155.7337</text:p>
          </table:table-cell>
          <table:table-cell office:value-type="float" office:value="0.23603" calcext:value-type="float">
            <text:p>0.23603</text:p>
          </table:table-cell>
          <table:table-cell office:value-type="float" office:value="17.0332" calcext:value-type="float">
            <text:p>17.0332</text:p>
          </table:table-cell>
          <table:table-cell office:value-type="float" office:value="81.8321" calcext:value-type="float">
            <text:p>81.8321</text:p>
          </table:table-cell>
          <table:table-cell office:value-type="float" office:value="73.8316" calcext:value-type="float">
            <text:p>73.8316</text:p>
          </table:table-cell>
          <table:table-cell office:value-type="float" office:value="155.6637" calcext:value-type="float">
            <text:p>155.6637</text:p>
          </table:table-cell>
          <table:table-cell table:formula="of:=[.J7]-[.E7]" office:value-type="float" office:value="-0.0699999999999932" calcext:value-type="float">
            <text:p>-0.07</text:p>
          </table:table-cell>
          <table:table-cell table:number-columns-repeated="2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311" calcext:value-type="float">
            <text:p>0.311</text:p>
          </table:table-cell>
          <table:table-cell office:value-type="float" office:value="78.6989" calcext:value-type="float">
            <text:p>78.6989</text:p>
          </table:table-cell>
          <table:table-cell office:value-type="float" office:value="73.8816" calcext:value-type="float">
            <text:p>73.8816</text:p>
          </table:table-cell>
          <table:table-cell office:value-type="float" office:value="152.5805" calcext:value-type="float">
            <text:p>152.5805</text:p>
          </table:table-cell>
          <table:table-cell office:value-type="float" office:value="0.232319" calcext:value-type="float">
            <text:p>0.232319</text:p>
          </table:table-cell>
          <table:table-cell office:value-type="float" office:value="12.2236" calcext:value-type="float">
            <text:p>12.2236</text:p>
          </table:table-cell>
          <table:table-cell office:value-type="float" office:value="80.223" calcext:value-type="float">
            <text:p>80.223</text:p>
          </table:table-cell>
          <table:table-cell office:value-type="float" office:value="70.4102" calcext:value-type="float">
            <text:p>70.4102</text:p>
          </table:table-cell>
          <table:table-cell office:value-type="float" office:value="150.6332" calcext:value-type="float">
            <text:p>150.6332</text:p>
          </table:table-cell>
          <table:table-cell table:formula="of:=[.J8]-[.E8]" office:value-type="float" office:value="-1.94730000000001" calcext:value-type="float">
            <text:p>-1.9473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324" calcext:value-type="float">
            <text:p>0.324</text:p>
          </table:table-cell>
          <table:table-cell office:value-type="float" office:value="68.8791" calcext:value-type="float">
            <text:p>68.8791</text:p>
          </table:table-cell>
          <table:table-cell office:value-type="float" office:value="66.9706" calcext:value-type="float">
            <text:p>66.9706</text:p>
          </table:table-cell>
          <table:table-cell office:value-type="float" office:value="135.8497" calcext:value-type="float">
            <text:p>135.8497</text:p>
          </table:table-cell>
          <table:table-cell office:value-type="float" office:value="0.267905" calcext:value-type="float">
            <text:p>0.267905</text:p>
          </table:table-cell>
          <table:table-cell office:value-type="float" office:value="11.0193" calcext:value-type="float">
            <text:p>11.0193</text:p>
          </table:table-cell>
          <table:table-cell office:value-type="float" office:value="69.5225" calcext:value-type="float">
            <text:p>69.5225</text:p>
          </table:table-cell>
          <table:table-cell office:value-type="float" office:value="65.0832" calcext:value-type="float">
            <text:p>65.0832</text:p>
          </table:table-cell>
          <table:table-cell office:value-type="float" office:value="134.6057" calcext:value-type="float">
            <text:p>134.6057</text:p>
          </table:table-cell>
          <table:table-cell table:formula="of:=[.J9]-[.E9]" office:value-type="float" office:value="-1.244" calcext:value-type="float">
            <text:p>-1.244</text:p>
          </table:table-cell>
          <table:table-cell table:number-columns-repeated="2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315" calcext:value-type="float">
            <text:p>0.315</text:p>
          </table:table-cell>
          <table:table-cell office:value-type="float" office:value="71.5467" calcext:value-type="float">
            <text:p>71.5467</text:p>
          </table:table-cell>
          <table:table-cell office:value-type="float" office:value="68.4584" calcext:value-type="float">
            <text:p>68.4584</text:p>
          </table:table-cell>
          <table:table-cell office:value-type="float" office:value="140.0051" calcext:value-type="float">
            <text:p>140.0051</text:p>
          </table:table-cell>
          <table:table-cell office:value-type="float" office:value="0.294997" calcext:value-type="float">
            <text:p>0.294997</text:p>
          </table:table-cell>
          <table:table-cell office:value-type="float" office:value="11.6313" calcext:value-type="float">
            <text:p>11.6313</text:p>
          </table:table-cell>
          <table:table-cell office:value-type="float" office:value="71.7899" calcext:value-type="float">
            <text:p>71.7899</text:p>
          </table:table-cell>
          <table:table-cell office:value-type="float" office:value="68.2605" calcext:value-type="float">
            <text:p>68.2605</text:p>
          </table:table-cell>
          <table:table-cell office:value-type="float" office:value="140.0504" calcext:value-type="float">
            <text:p>140.0504</text:p>
          </table:table-cell>
          <table:table-cell table:formula="of:=[.J10]-[.E10]" office:value-type="float" office:value="0.0452999999999975" calcext:value-type="float">
            <text:p>0.0453</text:p>
          </table:table-cell>
          <table:table-cell table:number-columns-repeated="2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297" calcext:value-type="float">
            <text:p>0.297</text:p>
          </table:table-cell>
          <table:table-cell office:value-type="float" office:value="63.1347" calcext:value-type="float">
            <text:p>63.1347</text:p>
          </table:table-cell>
          <table:table-cell office:value-type="float" office:value="80.6748" calcext:value-type="float">
            <text:p>80.6748</text:p>
          </table:table-cell>
          <table:table-cell office:value-type="float" office:value="143.8095" calcext:value-type="float">
            <text:p>143.8095</text:p>
          </table:table-cell>
          <table:table-cell office:value-type="float" office:value="0.067345" calcext:value-type="float">
            <text:p>0.067345</text:p>
          </table:table-cell>
          <table:table-cell office:value-type="float" office:value="35.1038" calcext:value-type="float">
            <text:p>35.1038</text:p>
          </table:table-cell>
          <table:table-cell office:value-type="float" office:value="64.4592" calcext:value-type="float">
            <text:p>64.4592</text:p>
          </table:table-cell>
          <table:table-cell office:value-type="float" office:value="71.6258" calcext:value-type="float">
            <text:p>71.6258</text:p>
          </table:table-cell>
          <table:table-cell office:value-type="float" office:value="136.085" calcext:value-type="float">
            <text:p>136.085</text:p>
          </table:table-cell>
          <table:table-cell table:formula="of:=[.J11]-[.E11]" office:value-type="float" office:value="-7.72450000000001" calcext:value-type="float">
            <text:p>-7.7245</text:p>
          </table:table-cell>
          <table:table-cell table:number-columns-repeated="2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329" calcext:value-type="float">
            <text:p>0.329</text:p>
          </table:table-cell>
          <table:table-cell office:value-type="float" office:value="79.3729" calcext:value-type="float">
            <text:p>79.3729</text:p>
          </table:table-cell>
          <table:table-cell office:value-type="float" office:value="66.0321" calcext:value-type="float">
            <text:p>66.0321</text:p>
          </table:table-cell>
          <table:table-cell office:value-type="float" office:value="145.405" calcext:value-type="float">
            <text:p>145.405</text:p>
          </table:table-cell>
          <table:table-cell office:value-type="float" office:value="0.119054" calcext:value-type="float">
            <text:p>0.119054</text:p>
          </table:table-cell>
          <table:table-cell office:value-type="float" office:value="31.5454" calcext:value-type="float">
            <text:p>31.5454</text:p>
          </table:table-cell>
          <table:table-cell office:value-type="float" office:value="86.3036" calcext:value-type="float">
            <text:p>86.3036</text:p>
          </table:table-cell>
          <table:table-cell office:value-type="float" office:value="47.4449" calcext:value-type="float">
            <text:p>47.4449</text:p>
          </table:table-cell>
          <table:table-cell office:value-type="float" office:value="133.7485" calcext:value-type="float">
            <text:p>133.7485</text:p>
          </table:table-cell>
          <table:table-cell table:formula="of:=[.J12]-[.E12]" office:value-type="float" office:value="-11.6565" calcext:value-type="float">
            <text:p>-11.6565</text:p>
          </table:table-cell>
          <table:table-cell table:number-columns-repeated="2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304" calcext:value-type="float">
            <text:p>0.304</text:p>
          </table:table-cell>
          <table:table-cell office:value-type="float" office:value="89.7321" calcext:value-type="float">
            <text:p>89.7321</text:p>
          </table:table-cell>
          <table:table-cell office:value-type="float" office:value="57.1618" calcext:value-type="float">
            <text:p>57.1618</text:p>
          </table:table-cell>
          <table:table-cell office:value-type="float" office:value="146.8939" calcext:value-type="float">
            <text:p>146.8939</text:p>
          </table:table-cell>
          <table:table-cell office:value-type="float" office:value="0.318284" calcext:value-type="float">
            <text:p>0.318284</text:p>
          </table:table-cell>
          <table:table-cell office:value-type="float" office:value="5.07478" calcext:value-type="float">
            <text:p>5.07478</text:p>
          </table:table-cell>
          <table:table-cell office:value-type="float" office:value="89.2857" calcext:value-type="float">
            <text:p>89.2857</text:p>
          </table:table-cell>
          <table:table-cell office:value-type="float" office:value="57.3607" calcext:value-type="float">
            <text:p>57.3607</text:p>
          </table:table-cell>
          <table:table-cell office:value-type="float" office:value="146.6464" calcext:value-type="float">
            <text:p>146.6464</text:p>
          </table:table-cell>
          <table:table-cell table:formula="of:=[.J13]-[.E13]" office:value-type="float" office:value="-0.247500000000002" calcext:value-type="float">
            <text:p>-0.2475</text:p>
          </table:table-cell>
          <table:table-cell table:number-columns-repeated="2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.334" calcext:value-type="float">
            <text:p>0.334</text:p>
          </table:table-cell>
          <table:table-cell office:value-type="float" office:value="88.5057" calcext:value-type="float">
            <text:p>88.5057</text:p>
          </table:table-cell>
          <table:table-cell office:value-type="float" office:value="80.3523" calcext:value-type="float">
            <text:p>80.3523</text:p>
          </table:table-cell>
          <table:table-cell office:value-type="float" office:value="168.858" calcext:value-type="float">
            <text:p>168.858</text:p>
          </table:table-cell>
          <table:table-cell office:value-type="float" office:value="0.216315" calcext:value-type="float">
            <text:p>0.216315</text:p>
          </table:table-cell>
          <table:table-cell office:value-type="float" office:value="18.7734" calcext:value-type="float">
            <text:p>18.7734</text:p>
          </table:table-cell>
          <table:table-cell office:value-type="float" office:value="89.1626" calcext:value-type="float">
            <text:p>89.1626</text:p>
          </table:table-cell>
          <table:table-cell office:value-type="float" office:value="78.4553" calcext:value-type="float">
            <text:p>78.4553</text:p>
          </table:table-cell>
          <table:table-cell office:value-type="float" office:value="167.6179" calcext:value-type="float">
            <text:p>167.6179</text:p>
          </table:table-cell>
          <table:table-cell table:formula="of:=[.J14]-[.E14]" office:value-type="float" office:value="-1.24010000000001" calcext:value-type="float">
            <text:p>-1.2401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AVG →</text:p>
          </table:table-cell>
          <table:table-cell table:formula="of:=AVERAGE([.C3:.C14])" office:value-type="float" office:value="72.819025" calcext:value-type="float">
            <text:p>72.819025</text:p>
          </table:table-cell>
          <table:table-cell table:formula="of:=AVERAGE([.D3:.D14])" office:value-type="float" office:value="71.784" calcext:value-type="float">
            <text:p>71.784</text:p>
          </table:table-cell>
          <table:table-cell table:formula="of:=AVERAGE([.E3:.E14])" office:value-type="float" office:value="144.603025" calcext:value-type="float">
            <text:p>144.603025</text:p>
          </table:table-cell>
          <table:table-cell table:formula="of:=AVERAGE([.F3:.F14])" office:value-type="float" office:value="0.256450416666667" calcext:value-type="float">
            <text:p>0.2564504167</text:p>
          </table:table-cell>
          <table:table-cell table:formula="of:=AVERAGE([.G3:.G14])" office:value-type="float" office:value="15.0255233333333" calcext:value-type="float">
            <text:p>15.0255233333</text:p>
          </table:table-cell>
          <table:table-cell table:formula="of:=AVERAGE([.H3:.H14])" office:value-type="float" office:value="72.854375" calcext:value-type="float">
            <text:p>72.854375</text:p>
          </table:table-cell>
          <table:table-cell table:formula="of:=AVERAGE([.I3:.I14])" office:value-type="float" office:value="69.1024333333333" calcext:value-type="float">
            <text:p>69.1024333333</text:p>
          </table:table-cell>
          <table:table-cell table:formula="of:=AVERAGE([.J3:.J14])" office:value-type="float" office:value="141.956808333333" calcext:value-type="float">
            <text:p>141.9568083333</text:p>
          </table:table-cell>
          <table:table-cell table:formula="of:=AVERAGE([.K3:.K14])" office:value-type="float" office:value="-2.64621666666667" calcext:value-type="float">
            <text:p>-2.646216666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PETs2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frame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O. Detection</text:p>
          </table:table-cell>
          <table:table-cell table:style-name="ce1" office:value-type="string" calcext:value-type="string">
            <text:p>O. Discrimination</text:p>
          </table:table-cell>
          <table:table-cell table:style-name="ce1" office:value-type="string" calcext:value-type="string">
            <text:p>ODD</text:p>
          </table:table-cell>
          <table:table-cell table:style-name="ce1" office:value-type="string" calcext:value-type="string">
            <text:p>NEW coneR1</text:p>
          </table:table-cell>
          <table:table-cell table:style-name="ce1" office:value-type="string" calcext:value-type="string">
            <text:p>RG – B</text:p>
          </table:table-cell>
          <table:table-cell table:style-name="ce1" office:value-type="string" calcext:value-type="string">
            <text:p>Detection</text:p>
          </table:table-cell>
          <table:table-cell table:style-name="ce1" office:value-type="string" calcext:value-type="string">
            <text:p>Discrimination</text:p>
          </table:table-cell>
          <table:table-cell table:style-name="ce1" office:value-type="string" calcext:value-type="string">
            <text:p>DD</text:p>
          </table:table-cell>
          <table:table-cell table:style-name="ce1" office:value-type="string" calcext:value-type="string">
            <text:p>DIFF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591" calcext:value-type="float">
            <text:p>0.591</text:p>
          </table:table-cell>
          <table:table-cell office:value-type="float" office:value="68.0879" calcext:value-type="float">
            <text:p>68.0879</text:p>
          </table:table-cell>
          <table:table-cell office:value-type="float" office:value="76.4585" calcext:value-type="float">
            <text:p>76.4585</text:p>
          </table:table-cell>
          <table:table-cell office:value-type="float" office:value="144.5464" calcext:value-type="float">
            <text:p>144.5464</text:p>
          </table:table-cell>
          <table:table-cell office:value-type="float" office:value="0.437756" calcext:value-type="float">
            <text:p>0.437756</text:p>
          </table:table-cell>
          <table:table-cell office:value-type="float" office:value="1.35043" calcext:value-type="float">
            <text:p>1.35043</text:p>
          </table:table-cell>
          <table:table-cell office:value-type="float" office:value="68.0879" calcext:value-type="float">
            <text:p>68.0879</text:p>
          </table:table-cell>
          <table:table-cell office:value-type="float" office:value="79.6315" calcext:value-type="float">
            <text:p>79.6315</text:p>
          </table:table-cell>
          <table:table-cell office:value-type="float" office:value="147.7194" calcext:value-type="float">
            <text:p>147.7194</text:p>
          </table:table-cell>
          <table:table-cell table:formula="of:=[.J18]-[.E18]" office:value-type="float" office:value="3.173" calcext:value-type="float">
            <text:p>3.173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639" calcext:value-type="float">
            <text:p>0.639</text:p>
          </table:table-cell>
          <table:table-cell office:value-type="float" office:value="33.5938" calcext:value-type="float">
            <text:p>33.5938</text:p>
          </table:table-cell>
          <table:table-cell office:value-type="float" office:value="84.7328" calcext:value-type="float">
            <text:p>84.7328</text:p>
          </table:table-cell>
          <table:table-cell office:value-type="float" office:value="118.3266" calcext:value-type="float">
            <text:p>118.3266</text:p>
          </table:table-cell>
          <table:table-cell office:value-type="float" office:value="0.373996" calcext:value-type="float">
            <text:p>0.373996</text:p>
          </table:table-cell>
          <table:table-cell office:value-type="float" office:value="-3.86621" calcext:value-type="float">
            <text:p>-3.86621</text:p>
          </table:table-cell>
          <table:table-cell office:value-type="float" office:value="33.5938" calcext:value-type="float">
            <text:p>33.5938</text:p>
          </table:table-cell>
          <table:table-cell office:value-type="float" office:value="86.0272" calcext:value-type="float">
            <text:p>86.0272</text:p>
          </table:table-cell>
          <table:table-cell office:value-type="float" office:value="119.621" calcext:value-type="float">
            <text:p>119.621</text:p>
          </table:table-cell>
          <table:table-cell table:formula="of:=[.J19]-[.E19]" office:value-type="float" office:value="1.2944" calcext:value-type="float">
            <text:p>1.2944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499" calcext:value-type="float">
            <text:p>0.499</text:p>
          </table:table-cell>
          <table:table-cell office:value-type="float" office:value="33.9921" calcext:value-type="float">
            <text:p>33.9921</text:p>
          </table:table-cell>
          <table:table-cell office:value-type="float" office:value="84.0453" calcext:value-type="float">
            <text:p>84.0453</text:p>
          </table:table-cell>
          <table:table-cell office:value-type="float" office:value="118.0374" calcext:value-type="float">
            <text:p>118.0374</text:p>
          </table:table-cell>
          <table:table-cell office:value-type="float" office:value="0.319899" calcext:value-type="float">
            <text:p>0.319899</text:p>
          </table:table-cell>
          <table:table-cell office:value-type="float" office:value="-0.184782" calcext:value-type="float">
            <text:p>-0.184782</text:p>
          </table:table-cell>
          <table:table-cell office:value-type="float" office:value="33.9921" calcext:value-type="float">
            <text:p>33.9921</text:p>
          </table:table-cell>
          <table:table-cell office:value-type="float" office:value="84.3505" calcext:value-type="float">
            <text:p>84.3505</text:p>
          </table:table-cell>
          <table:table-cell office:value-type="float" office:value="118.3426" calcext:value-type="float">
            <text:p>118.3426</text:p>
          </table:table-cell>
          <table:table-cell table:formula="of:=[.J20]-[.E20]" office:value-type="float" office:value="0.305199999999999" calcext:value-type="float">
            <text:p>0.3052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448" calcext:value-type="float">
            <text:p>0.448</text:p>
          </table:table-cell>
          <table:table-cell office:value-type="float" office:value="99.115" calcext:value-type="float">
            <text:p>99.115</text:p>
          </table:table-cell>
          <table:table-cell office:value-type="float" office:value="66.7976" calcext:value-type="float">
            <text:p>66.7976</text:p>
          </table:table-cell>
          <table:table-cell office:value-type="float" office:value="165.9126" calcext:value-type="float">
            <text:p>165.9126</text:p>
          </table:table-cell>
          <table:table-cell office:value-type="float" office:value="0.087189" calcext:value-type="float">
            <text:p>0.087189</text:p>
          </table:table-cell>
          <table:table-cell office:value-type="float" office:value="14.1106" calcext:value-type="float">
            <text:p>14.1106</text:p>
          </table:table-cell>
          <table:table-cell office:value-type="float" office:value="99.115" calcext:value-type="float">
            <text:p>99.115</text:p>
          </table:table-cell>
          <table:table-cell office:value-type="float" office:value="30.5501" calcext:value-type="float">
            <text:p>30.5501</text:p>
          </table:table-cell>
          <table:table-cell office:value-type="float" office:value="129.6651" calcext:value-type="float">
            <text:p>129.6651</text:p>
          </table:table-cell>
          <table:table-cell table:formula="of:=[.J21]-[.E21]" office:value-type="float" office:value="-36.2475" calcext:value-type="float">
            <text:p>-36.2475</text:p>
          </table:table-cell>
          <table:table-cell table:number-columns-repeated="2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442" calcext:value-type="float">
            <text:p>0.442</text:p>
          </table:table-cell>
          <table:table-cell office:value-type="float" office:value="99.2218" calcext:value-type="float">
            <text:p>99.2218</text:p>
          </table:table-cell>
          <table:table-cell office:value-type="float" office:value="70.5216" calcext:value-type="float">
            <text:p>70.5216</text:p>
          </table:table-cell>
          <table:table-cell office:value-type="float" office:value="169.7434" calcext:value-type="float">
            <text:p>169.7434</text:p>
          </table:table-cell>
          <table:table-cell office:value-type="float" office:value="0.100373" calcext:value-type="float">
            <text:p>0.100373</text:p>
          </table:table-cell>
          <table:table-cell office:value-type="float" office:value="15.6394" calcext:value-type="float">
            <text:p>15.6394</text:p>
          </table:table-cell>
          <table:table-cell office:value-type="float" office:value="99.2218" calcext:value-type="float">
            <text:p>99.2218</text:p>
          </table:table-cell>
          <table:table-cell office:value-type="float" office:value="57.7436" calcext:value-type="float">
            <text:p>57.7436</text:p>
          </table:table-cell>
          <table:table-cell office:value-type="float" office:value="156.9654" calcext:value-type="float">
            <text:p>156.9654</text:p>
          </table:table-cell>
          <table:table-cell table:formula="of:=[.J22]-[.E22]" office:value-type="float" office:value="-12.778" calcext:value-type="float">
            <text:p>-12.778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471" calcext:value-type="float">
            <text:p>0.471</text:p>
          </table:table-cell>
          <table:table-cell office:value-type="float" office:value="100" calcext:value-type="float">
            <text:p>100</text:p>
          </table:table-cell>
          <table:table-cell office:value-type="float" office:value="66.2837" calcext:value-type="float">
            <text:p>66.2837</text:p>
          </table:table-cell>
          <table:table-cell office:value-type="float" office:value="166.2837" calcext:value-type="float">
            <text:p>166.2837</text:p>
          </table:table-cell>
          <table:table-cell office:value-type="float" office:value="0.12975" calcext:value-type="float">
            <text:p>0.12975</text:p>
          </table:table-cell>
          <table:table-cell office:value-type="float" office:value="15.7166" calcext:value-type="float">
            <text:p>15.7166</text:p>
          </table:table-cell>
          <table:table-cell office:value-type="float" office:value="100" calcext:value-type="float">
            <text:p>100</text:p>
          </table:table-cell>
          <table:table-cell office:value-type="float" office:value="49.4918" calcext:value-type="float">
            <text:p>49.4918</text:p>
          </table:table-cell>
          <table:table-cell office:value-type="float" office:value="149.4918" calcext:value-type="float">
            <text:p>149.4918</text:p>
          </table:table-cell>
          <table:table-cell table:formula="of:=[.J23]-[.E23]" office:value-type="float" office:value="-16.7919" calcext:value-type="float">
            <text:p>-16.7919</text:p>
          </table:table-cell>
          <table:table-cell table:number-columns-repeated="2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391" calcext:value-type="float">
            <text:p>0.391</text:p>
          </table:table-cell>
          <table:table-cell office:value-type="float" office:value="96.9161" calcext:value-type="float">
            <text:p>96.9161</text:p>
          </table:table-cell>
          <table:table-cell office:value-type="float" office:value="76.2933" calcext:value-type="float">
            <text:p>76.2933</text:p>
          </table:table-cell>
          <table:table-cell office:value-type="float" office:value="173.2094" calcext:value-type="float">
            <text:p>173.2094</text:p>
          </table:table-cell>
          <table:table-cell office:value-type="float" office:value="0.18283" calcext:value-type="float">
            <text:p>0.18283</text:p>
          </table:table-cell>
          <table:table-cell office:value-type="float" office:value="17.8046" calcext:value-type="float">
            <text:p>17.8046</text:p>
          </table:table-cell>
          <table:table-cell office:value-type="float" office:value="97.1689" calcext:value-type="float">
            <text:p>97.1689</text:p>
          </table:table-cell>
          <table:table-cell office:value-type="float" office:value="71.5428" calcext:value-type="float">
            <text:p>71.5428</text:p>
          </table:table-cell>
          <table:table-cell office:value-type="float" office:value="168.7117" calcext:value-type="float">
            <text:p>168.7117</text:p>
          </table:table-cell>
          <table:table-cell table:formula="of:=[.J24]-[.E24]" office:value-type="float" office:value="-4.49769999999998" calcext:value-type="float">
            <text:p>-4.4977</text:p>
          </table:table-cell>
          <table:table-cell table:number-columns-repeated="2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356" calcext:value-type="float">
            <text:p>0.356</text:p>
          </table:table-cell>
          <table:table-cell office:value-type="float" office:value="92.2688" calcext:value-type="float">
            <text:p>92.2688</text:p>
          </table:table-cell>
          <table:table-cell office:value-type="float" office:value="74.164" calcext:value-type="float">
            <text:p>74.164</text:p>
          </table:table-cell>
          <table:table-cell office:value-type="float" office:value="166.4328" calcext:value-type="float">
            <text:p>166.4328</text:p>
          </table:table-cell>
          <table:table-cell office:value-type="float" office:value="0.190798" calcext:value-type="float">
            <text:p>0.190798</text:p>
          </table:table-cell>
          <table:table-cell office:value-type="float" office:value="25.2074" calcext:value-type="float">
            <text:p>25.2074</text:p>
          </table:table-cell>
          <table:table-cell office:value-type="float" office:value="92.6301" calcext:value-type="float">
            <text:p>92.6301</text:p>
          </table:table-cell>
          <table:table-cell office:value-type="float" office:value="70.2445" calcext:value-type="float">
            <text:p>70.2445</text:p>
          </table:table-cell>
          <table:table-cell office:value-type="float" office:value="162.8746" calcext:value-type="float">
            <text:p>162.8746</text:p>
          </table:table-cell>
          <table:table-cell table:formula="of:=[.J25]-[.E25]" office:value-type="float" office:value="-3.5582" calcext:value-type="float">
            <text:p>-3.5582</text:p>
          </table:table-cell>
          <table:table-cell table:number-columns-repeated="2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498" calcext:value-type="float">
            <text:p>0.498</text:p>
          </table:table-cell>
          <table:table-cell office:value-type="float" office:value="100" calcext:value-type="float">
            <text:p>100</text:p>
          </table:table-cell>
          <table:table-cell office:value-type="float" office:value="62.7468" calcext:value-type="float">
            <text:p>62.7468</text:p>
          </table:table-cell>
          <table:table-cell office:value-type="float" office:value="162.7468" calcext:value-type="float">
            <text:p>162.7468</text:p>
          </table:table-cell>
          <table:table-cell office:value-type="float" office:value="0.104974" calcext:value-type="float">
            <text:p>0.104974</text:p>
          </table:table-cell>
          <table:table-cell office:value-type="float" office:value="15.5658" calcext:value-type="float">
            <text:p>15.5658</text:p>
          </table:table-cell>
          <table:table-cell office:value-type="float" office:value="100" calcext:value-type="float">
            <text:p>100</text:p>
          </table:table-cell>
          <table:table-cell office:value-type="float" office:value="42.4506" calcext:value-type="float">
            <text:p>42.4506</text:p>
          </table:table-cell>
          <table:table-cell office:value-type="float" office:value="142.4506" calcext:value-type="float">
            <text:p>142.4506</text:p>
          </table:table-cell>
          <table:table-cell table:formula="of:=[.J26]-[.E26]" office:value-type="float" office:value="-20.2962" calcext:value-type="float">
            <text:p>-20.2962</text:p>
          </table:table-cell>
          <table:table-cell table:number-columns-repeated="2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73" calcext:value-type="float">
            <text:p>0.73</text:p>
          </table:table-cell>
          <table:table-cell office:value-type="float" office:value="20.2454" calcext:value-type="float">
            <text:p>20.2454</text:p>
          </table:table-cell>
          <table:table-cell office:value-type="float" office:value="65.5239" calcext:value-type="float">
            <text:p>65.5239</text:p>
          </table:table-cell>
          <table:table-cell office:value-type="float" office:value="85.7693" calcext:value-type="float">
            <text:p>85.7693</text:p>
          </table:table-cell>
          <table:table-cell office:value-type="float" office:value="0.407249" calcext:value-type="float">
            <text:p>0.407249</text:p>
          </table:table-cell>
          <table:table-cell office:value-type="float" office:value="-19.4049" calcext:value-type="float">
            <text:p>-19.4049</text:p>
          </table:table-cell>
          <table:table-cell office:value-type="float" office:value="20.2454" calcext:value-type="float">
            <text:p>20.2454</text:p>
          </table:table-cell>
          <table:table-cell office:value-type="float" office:value="69.4049" calcext:value-type="float">
            <text:p>69.4049</text:p>
          </table:table-cell>
          <table:table-cell office:value-type="float" office:value="89.6503" calcext:value-type="float">
            <text:p>89.6503</text:p>
          </table:table-cell>
          <table:table-cell table:formula="of:=[.J27]-[.E27]" office:value-type="float" office:value="3.881" calcext:value-type="float">
            <text:p>3.881</text:p>
          </table:table-cell>
          <table:table-cell table:number-columns-repeated="2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.454" calcext:value-type="float">
            <text:p>0.454</text:p>
          </table:table-cell>
          <table:table-cell office:value-type="float" office:value="73.6506" calcext:value-type="float">
            <text:p>73.6506</text:p>
          </table:table-cell>
          <table:table-cell office:value-type="float" office:value="69.8562" calcext:value-type="float">
            <text:p>69.8562</text:p>
          </table:table-cell>
          <table:table-cell office:value-type="float" office:value="143.5068" calcext:value-type="float">
            <text:p>143.5068</text:p>
          </table:table-cell>
          <table:table-cell office:value-type="float" office:value="0.28309" calcext:value-type="float">
            <text:p>0.28309</text:p>
          </table:table-cell>
          <table:table-cell office:value-type="float" office:value="1.28294" calcext:value-type="float">
            <text:p>1.28294</text:p>
          </table:table-cell>
          <table:table-cell office:value-type="float" office:value="73.7086" calcext:value-type="float">
            <text:p>73.7086</text:p>
          </table:table-cell>
          <table:table-cell office:value-type="float" office:value="68.298" calcext:value-type="float">
            <text:p>68.298</text:p>
          </table:table-cell>
          <table:table-cell office:value-type="float" office:value="142.0066" calcext:value-type="float">
            <text:p>142.0066</text:p>
          </table:table-cell>
          <table:table-cell table:formula="of:=[.J28]-[.E28]" office:value-type="float" office:value="-1.50020000000001" calcext:value-type="float">
            <text:p>-1.5002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AVG →</text:p>
          </table:table-cell>
          <table:table-cell table:formula="of:=AVERAGE([.C18:.C28])" office:value-type="float" office:value="74.2810454545455" calcext:value-type="float">
            <text:p>74.2810454545</text:p>
          </table:table-cell>
          <table:table-cell table:formula="of:=AVERAGE([.D18:.D28])" office:value-type="float" office:value="72.4930636363636" calcext:value-type="float">
            <text:p>72.4930636364</text:p>
          </table:table-cell>
          <table:table-cell table:formula="of:=AVERAGE([.E18:.E28])" office:value-type="float" office:value="146.774109090909" calcext:value-type="float">
            <text:p>146.7741090909</text:p>
          </table:table-cell>
          <table:table-cell table:formula="of:=AVERAGE([.F18:.F28])" office:value-type="float" office:value="0.237991272727273" calcext:value-type="float">
            <text:p>0.2379912727</text:p>
          </table:table-cell>
          <table:table-cell table:formula="of:=AVERAGE([.G18:.G28])" office:value-type="float" office:value="7.56562527272727" calcext:value-type="float">
            <text:p>7.5656252727</text:p>
          </table:table-cell>
          <table:table-cell table:formula="of:=AVERAGE([.H18:.H28])" office:value-type="float" office:value="74.3421454545455" calcext:value-type="float">
            <text:p>74.3421454545</text:p>
          </table:table-cell>
          <table:table-cell table:formula="of:=AVERAGE([.I18:.I28])" office:value-type="float" office:value="64.5214090909091" calcext:value-type="float">
            <text:p>64.5214090909</text:p>
          </table:table-cell>
          <table:table-cell table:formula="of:=AVERAGE([.J18:.J28])" office:value-type="float" office:value="138.863554545455" calcext:value-type="float">
            <text:p>138.8635545455</text:p>
          </table:table-cell>
          <table:table-cell table:formula="of:=AVERAGE([.K18:.K28])" office:value-type="float" office:value="-7.91055454545455" calcext:value-type="float">
            <text:p>-7.910554545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ton_highway1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frame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O. Detection</text:p>
          </table:table-cell>
          <table:table-cell table:style-name="ce1" office:value-type="string" calcext:value-type="string">
            <text:p>O. Discrimination</text:p>
          </table:table-cell>
          <table:table-cell table:style-name="ce1" office:value-type="string" calcext:value-type="string">
            <text:p>ODD</text:p>
          </table:table-cell>
          <table:table-cell table:style-name="ce1" office:value-type="string" calcext:value-type="string">
            <text:p>NEW coneR1</text:p>
          </table:table-cell>
          <table:table-cell table:style-name="ce1" office:value-type="string" calcext:value-type="string">
            <text:p>RG – B</text:p>
          </table:table-cell>
          <table:table-cell table:style-name="ce1" office:value-type="string" calcext:value-type="string">
            <text:p>Detection</text:p>
          </table:table-cell>
          <table:table-cell table:style-name="ce1" office:value-type="string" calcext:value-type="string">
            <text:p>Discrimination</text:p>
          </table:table-cell>
          <table:table-cell table:style-name="ce1" office:value-type="string" calcext:value-type="string">
            <text:p>DD</text:p>
          </table:table-cell>
          <table:table-cell table:style-name="ce1" office:value-type="string" calcext:value-type="string">
            <text:p>DIFF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233" calcext:value-type="float">
            <text:p>0.233</text:p>
          </table:table-cell>
          <table:table-cell office:value-type="float" office:value="75.55" calcext:value-type="float">
            <text:p>75.55</text:p>
          </table:table-cell>
          <table:table-cell office:value-type="float" office:value="69.2299" calcext:value-type="float">
            <text:p>69.2299</text:p>
          </table:table-cell>
          <table:table-cell office:value-type="float" office:value="144.7799" calcext:value-type="float">
            <text:p>144.7799</text:p>
          </table:table-cell>
          <table:table-cell office:value-type="float" office:value="0.197501" calcext:value-type="float">
            <text:p>0.197501</text:p>
          </table:table-cell>
          <table:table-cell office:value-type="float" office:value="7.58197" calcext:value-type="float">
            <text:p>7.58197</text:p>
          </table:table-cell>
          <table:table-cell office:value-type="float" office:value="88.9461" calcext:value-type="float">
            <text:p>88.9461</text:p>
          </table:table-cell>
          <table:table-cell office:value-type="float" office:value="59.3725" calcext:value-type="float">
            <text:p>59.3725</text:p>
          </table:table-cell>
          <table:table-cell office:value-type="float" office:value="148.3186" calcext:value-type="float">
            <text:p>148.3186</text:p>
          </table:table-cell>
          <table:table-cell table:formula="of:=[.J32]-[.E32]" office:value-type="float" office:value="3.53870000000001" calcext:value-type="float">
            <text:p>3.5387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311" calcext:value-type="float">
            <text:p>0.311</text:p>
          </table:table-cell>
          <table:table-cell office:value-type="float" office:value="67.158" calcext:value-type="float">
            <text:p>67.158</text:p>
          </table:table-cell>
          <table:table-cell office:value-type="float" office:value="65.4284" calcext:value-type="float">
            <text:p>65.4284</text:p>
          </table:table-cell>
          <table:table-cell office:value-type="float" office:value="132.5864" calcext:value-type="float">
            <text:p>132.5864</text:p>
          </table:table-cell>
          <table:table-cell office:value-type="float" office:value="0.193176" calcext:value-type="float">
            <text:p>0.193176</text:p>
          </table:table-cell>
          <table:table-cell office:value-type="float" office:value="6.20152" calcext:value-type="float">
            <text:p>6.20152</text:p>
          </table:table-cell>
          <table:table-cell office:value-type="float" office:value="72.6854" calcext:value-type="float">
            <text:p>72.6854</text:p>
          </table:table-cell>
          <table:table-cell office:value-type="float" office:value="49.3641" calcext:value-type="float">
            <text:p>49.3641</text:p>
          </table:table-cell>
          <table:table-cell office:value-type="float" office:value="122.0495" calcext:value-type="float">
            <text:p>122.0495</text:p>
          </table:table-cell>
          <table:table-cell table:formula="of:=[.J33]-[.E33]" office:value-type="float" office:value="-10.5369" calcext:value-type="float">
            <text:p>-10.5369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214" calcext:value-type="float">
            <text:p>0.214</text:p>
          </table:table-cell>
          <table:table-cell office:value-type="float" office:value="73.1796" calcext:value-type="float">
            <text:p>73.1796</text:p>
          </table:table-cell>
          <table:table-cell office:value-type="float" office:value="58.4456" calcext:value-type="float">
            <text:p>58.4456</text:p>
          </table:table-cell>
          <table:table-cell office:value-type="float" office:value="131.6252" calcext:value-type="float">
            <text:p>131.6252</text:p>
          </table:table-cell>
          <table:table-cell office:value-type="float" office:value="0.201013" calcext:value-type="float">
            <text:p>0.201013</text:p>
          </table:table-cell>
          <table:table-cell office:value-type="float" office:value="8.79309" calcext:value-type="float">
            <text:p>8.79309</text:p>
          </table:table-cell>
          <table:table-cell office:value-type="float" office:value="85.1014" calcext:value-type="float">
            <text:p>85.1014</text:p>
          </table:table-cell>
          <table:table-cell office:value-type="float" office:value="50.951" calcext:value-type="float">
            <text:p>50.951</text:p>
          </table:table-cell>
          <table:table-cell office:value-type="float" office:value="136.0524" calcext:value-type="float">
            <text:p>136.0524</text:p>
          </table:table-cell>
          <table:table-cell table:formula="of:=[.J34]-[.E34]" office:value-type="float" office:value="4.4272" calcext:value-type="float">
            <text:p>4.4272</text:p>
          </table:table-cell>
          <table:table-cell table:number-columns-repeated="2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265" calcext:value-type="float">
            <text:p>0.265</text:p>
          </table:table-cell>
          <table:table-cell office:value-type="float" office:value="82.7473" calcext:value-type="float">
            <text:p>82.7473</text:p>
          </table:table-cell>
          <table:table-cell office:value-type="float" office:value="69.9272" calcext:value-type="float">
            <text:p>69.9272</text:p>
          </table:table-cell>
          <table:table-cell office:value-type="float" office:value="152.6745" calcext:value-type="float">
            <text:p>152.6745</text:p>
          </table:table-cell>
          <table:table-cell office:value-type="float" office:value="0.191312" calcext:value-type="float">
            <text:p>0.191312</text:p>
          </table:table-cell>
          <table:table-cell office:value-type="float" office:value="3.86209" calcext:value-type="float">
            <text:p>3.86209</text:p>
          </table:table-cell>
          <table:table-cell office:value-type="float" office:value="89.3407" calcext:value-type="float">
            <text:p>89.3407</text:p>
          </table:table-cell>
          <table:table-cell office:value-type="float" office:value="61.0437" calcext:value-type="float">
            <text:p>61.0437</text:p>
          </table:table-cell>
          <table:table-cell office:value-type="float" office:value="150.3844" calcext:value-type="float">
            <text:p>150.3844</text:p>
          </table:table-cell>
          <table:table-cell table:formula="of:=[.J35]-[.E35]" office:value-type="float" office:value="-2.2901" calcext:value-type="float">
            <text:p>-2.2901</text:p>
          </table:table-cell>
          <table:table-cell table:number-columns-repeated="2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258" calcext:value-type="float">
            <text:p>0.258</text:p>
          </table:table-cell>
          <table:table-cell office:value-type="float" office:value="69.1618" calcext:value-type="float">
            <text:p>69.1618</text:p>
          </table:table-cell>
          <table:table-cell office:value-type="float" office:value="63.6085" calcext:value-type="float">
            <text:p>63.6085</text:p>
          </table:table-cell>
          <table:table-cell office:value-type="float" office:value="132.7703" calcext:value-type="float">
            <text:p>132.7703</text:p>
          </table:table-cell>
          <table:table-cell office:value-type="float" office:value="0.208208" calcext:value-type="float">
            <text:p>0.208208</text:p>
          </table:table-cell>
          <table:table-cell office:value-type="float" office:value="6.10877" calcext:value-type="float">
            <text:p>6.10877</text:p>
          </table:table-cell>
          <table:table-cell office:value-type="float" office:value="83.4595" calcext:value-type="float">
            <text:p>83.4595</text:p>
          </table:table-cell>
          <table:table-cell office:value-type="float" office:value="51.3246" calcext:value-type="float">
            <text:p>51.3246</text:p>
          </table:table-cell>
          <table:table-cell office:value-type="float" office:value="134.7841" calcext:value-type="float">
            <text:p>134.7841</text:p>
          </table:table-cell>
          <table:table-cell table:formula="of:=[.J36]-[.E36]" office:value-type="float" office:value="2.0138" calcext:value-type="float">
            <text:p>2.0138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275" calcext:value-type="float">
            <text:p>0.275</text:p>
          </table:table-cell>
          <table:table-cell office:value-type="float" office:value="72.2989" calcext:value-type="float">
            <text:p>72.2989</text:p>
          </table:table-cell>
          <table:table-cell office:value-type="float" office:value="64.8861" calcext:value-type="float">
            <text:p>64.8861</text:p>
          </table:table-cell>
          <table:table-cell office:value-type="float" office:value="137.185" calcext:value-type="float">
            <text:p>137.185</text:p>
          </table:table-cell>
          <table:table-cell office:value-type="float" office:value="0.192918" calcext:value-type="float">
            <text:p>0.192918</text:p>
          </table:table-cell>
          <table:table-cell office:value-type="float" office:value="8.60938" calcext:value-type="float">
            <text:p>8.60938</text:p>
          </table:table-cell>
          <table:table-cell office:value-type="float" office:value="81.7325" calcext:value-type="float">
            <text:p>81.7325</text:p>
          </table:table-cell>
          <table:table-cell office:value-type="float" office:value="52.6211" calcext:value-type="float">
            <text:p>52.6211</text:p>
          </table:table-cell>
          <table:table-cell office:value-type="float" office:value="134.3536" calcext:value-type="float">
            <text:p>134.3536</text:p>
          </table:table-cell>
          <table:table-cell table:formula="of:=[.J37]-[.E37]" office:value-type="float" office:value="-2.8314" calcext:value-type="float">
            <text:p>-2.8314</text:p>
          </table:table-cell>
          <table:table-cell table:number-columns-repeated="2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249" calcext:value-type="float">
            <text:p>0.249</text:p>
          </table:table-cell>
          <table:table-cell office:value-type="float" office:value="67.2983" calcext:value-type="float">
            <text:p>67.2983</text:p>
          </table:table-cell>
          <table:table-cell office:value-type="float" office:value="63.1035" calcext:value-type="float">
            <text:p>63.1035</text:p>
          </table:table-cell>
          <table:table-cell office:value-type="float" office:value="130.4018" calcext:value-type="float">
            <text:p>130.4018</text:p>
          </table:table-cell>
          <table:table-cell office:value-type="float" office:value="0.198937" calcext:value-type="float">
            <text:p>0.198937</text:p>
          </table:table-cell>
          <table:table-cell office:value-type="float" office:value="6.29888" calcext:value-type="float">
            <text:p>6.29888</text:p>
          </table:table-cell>
          <table:table-cell office:value-type="float" office:value="78.352" calcext:value-type="float">
            <text:p>78.352</text:p>
          </table:table-cell>
          <table:table-cell office:value-type="float" office:value="53.2315" calcext:value-type="float">
            <text:p>53.2315</text:p>
          </table:table-cell>
          <table:table-cell office:value-type="float" office:value="131.5835" calcext:value-type="float">
            <text:p>131.5835</text:p>
          </table:table-cell>
          <table:table-cell table:formula="of:=[.J38]-[.E38]" office:value-type="float" office:value="1.18169999999998" calcext:value-type="float">
            <text:p>1.1817</text:p>
          </table:table-cell>
          <table:table-cell table:number-columns-repeated="2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24" calcext:value-type="float">
            <text:p>0.24</text:p>
          </table:table-cell>
          <table:table-cell office:value-type="float" office:value="65.7503" calcext:value-type="float">
            <text:p>65.7503</text:p>
          </table:table-cell>
          <table:table-cell office:value-type="float" office:value="67.1285" calcext:value-type="float">
            <text:p>67.1285</text:p>
          </table:table-cell>
          <table:table-cell office:value-type="float" office:value="132.8788" calcext:value-type="float">
            <text:p>132.8788</text:p>
          </table:table-cell>
          <table:table-cell office:value-type="float" office:value="0.205803" calcext:value-type="float">
            <text:p>0.205803</text:p>
          </table:table-cell>
          <table:table-cell office:value-type="float" office:value="6.09325" calcext:value-type="float">
            <text:p>6.09325</text:p>
          </table:table-cell>
          <table:table-cell office:value-type="float" office:value="78.5559" calcext:value-type="float">
            <text:p>78.5559</text:p>
          </table:table-cell>
          <table:table-cell office:value-type="float" office:value="57.9455" calcext:value-type="float">
            <text:p>57.9455</text:p>
          </table:table-cell>
          <table:table-cell office:value-type="float" office:value="136.5014" calcext:value-type="float">
            <text:p>136.5014</text:p>
          </table:table-cell>
          <table:table-cell table:formula="of:=[.J39]-[.E39]" office:value-type="float" office:value="3.62259999999998" calcext:value-type="float">
            <text:p>3.6226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AVG →</text:p>
          </table:table-cell>
          <table:table-cell table:formula="of:=AVERAGE([.C32:.C39])" office:value-type="float" office:value="71.643025" calcext:value-type="float">
            <text:p>71.643025</text:p>
          </table:table-cell>
          <table:table-cell table:formula="of:=AVERAGE([.D32:.D39])" office:value-type="float" office:value="65.2197125" calcext:value-type="float">
            <text:p>65.2197125</text:p>
          </table:table-cell>
          <table:table-cell table:formula="of:=AVERAGE([.E32:.E39])" office:value-type="float" office:value="136.8627375" calcext:value-type="float">
            <text:p>136.8627375</text:p>
          </table:table-cell>
          <table:table-cell table:formula="of:=AVERAGE([.F32:.F39])" office:value-type="float" office:value="0.1986085" calcext:value-type="float">
            <text:p>0.1986085</text:p>
          </table:table-cell>
          <table:table-cell table:formula="of:=AVERAGE([.G32:.G39])" office:value-type="float" office:value="6.69361875" calcext:value-type="float">
            <text:p>6.69361875</text:p>
          </table:table-cell>
          <table:table-cell table:formula="of:=AVERAGE([.H32:.H39])" office:value-type="float" office:value="82.2716875" calcext:value-type="float">
            <text:p>82.2716875</text:p>
          </table:table-cell>
          <table:table-cell table:formula="of:=AVERAGE([.I32:.I39])" office:value-type="float" office:value="54.48175" calcext:value-type="float">
            <text:p>54.48175</text:p>
          </table:table-cell>
          <table:table-cell table:formula="of:=AVERAGE([.J32:.J39])" office:value-type="float" office:value="136.7534375" calcext:value-type="float">
            <text:p>136.7534375</text:p>
          </table:table-cell>
          <table:table-cell table:formula="of:=AVERAGE([.K32:.K39])" office:value-type="float" office:value="-0.109300000000005" calcext:value-type="float">
            <text:p>-0.109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ton_highway3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O. Detection</text:p>
          </table:table-cell>
          <table:table-cell table:style-name="ce1" office:value-type="string" calcext:value-type="string">
            <text:p>O. Discrimination</text:p>
          </table:table-cell>
          <table:table-cell table:style-name="ce1" office:value-type="string" calcext:value-type="string">
            <text:p>ODD</text:p>
          </table:table-cell>
          <table:table-cell table:style-name="ce1" office:value-type="string" calcext:value-type="string">
            <text:p>NEW coneR1</text:p>
          </table:table-cell>
          <table:table-cell table:style-name="ce1" office:value-type="string" calcext:value-type="string">
            <text:p>RG – B</text:p>
          </table:table-cell>
          <table:table-cell table:style-name="ce1" office:value-type="string" calcext:value-type="string">
            <text:p>Detection</text:p>
          </table:table-cell>
          <table:table-cell table:style-name="ce1" office:value-type="string" calcext:value-type="string">
            <text:p>Discrimination</text:p>
          </table:table-cell>
          <table:table-cell table:style-name="ce1" office:value-type="string" calcext:value-type="string">
            <text:p>DD</text:p>
          </table:table-cell>
          <table:table-cell table:style-name="ce1" office:value-type="string" calcext:value-type="string">
            <text:p>DIFF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468" calcext:value-type="float">
            <text:p>0.468</text:p>
          </table:table-cell>
          <table:table-cell office:value-type="float" office:value="75.625" calcext:value-type="float">
            <text:p>75.625</text:p>
          </table:table-cell>
          <table:table-cell office:value-type="float" office:value="35.123" calcext:value-type="float">
            <text:p>35.123</text:p>
          </table:table-cell>
          <table:table-cell office:value-type="float" office:value="110.748" calcext:value-type="float">
            <text:p>110.748</text:p>
          </table:table-cell>
          <table:table-cell office:value-type="float" office:value="0.389909" calcext:value-type="float">
            <text:p>0.389909</text:p>
          </table:table-cell>
          <table:table-cell office:value-type="float" office:value="0.446877" calcext:value-type="float">
            <text:p>0.446877</text:p>
          </table:table-cell>
          <table:table-cell office:value-type="float" office:value="75.625" calcext:value-type="float">
            <text:p>75.625</text:p>
          </table:table-cell>
          <table:table-cell office:value-type="float" office:value="37.1365" calcext:value-type="float">
            <text:p>37.1365</text:p>
          </table:table-cell>
          <table:table-cell office:value-type="float" office:value="112.7615" calcext:value-type="float">
            <text:p>112.7615</text:p>
          </table:table-cell>
          <table:table-cell table:formula="of:=[.J43]-[.E43]" office:value-type="float" office:value="2.01349999999999" calcext:value-type="float">
            <text:p>2.0135</text:p>
          </table:table-cell>
          <table:table-cell table:number-columns-repeated="2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.325" calcext:value-type="float">
            <text:p>0.325</text:p>
          </table:table-cell>
          <table:table-cell office:value-type="float" office:value="71.6456" calcext:value-type="float">
            <text:p>71.6456</text:p>
          </table:table-cell>
          <table:table-cell office:value-type="float" office:value="37.7417" calcext:value-type="float">
            <text:p>37.7417</text:p>
          </table:table-cell>
          <table:table-cell office:value-type="float" office:value="109.3873" calcext:value-type="float">
            <text:p>109.3873</text:p>
          </table:table-cell>
          <table:table-cell office:value-type="float" office:value="0.397429" calcext:value-type="float">
            <text:p>0.397429</text:p>
          </table:table-cell>
          <table:table-cell office:value-type="float" office:value="2.17215" calcext:value-type="float">
            <text:p>2.17215</text:p>
          </table:table-cell>
          <table:table-cell office:value-type="float" office:value="67.0886" calcext:value-type="float">
            <text:p>67.0886</text:p>
          </table:table-cell>
          <table:table-cell office:value-type="float" office:value="40.2166" calcext:value-type="float">
            <text:p>40.2166</text:p>
          </table:table-cell>
          <table:table-cell office:value-type="float" office:value="107.3052" calcext:value-type="float">
            <text:p>107.3052</text:p>
          </table:table-cell>
          <table:table-cell table:formula="of:=[.J44]-[.E44]" office:value-type="float" office:value="-2.0821" calcext:value-type="float">
            <text:p>-2.0821</text:p>
          </table:table-cell>
          <table:table-cell table:number-columns-repeated="2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.465" calcext:value-type="float">
            <text:p>0.465</text:p>
          </table:table-cell>
          <table:table-cell office:value-type="float" office:value="72.1311" calcext:value-type="float">
            <text:p>72.1311</text:p>
          </table:table-cell>
          <table:table-cell office:value-type="float" office:value="45.23" calcext:value-type="float">
            <text:p>45.23</text:p>
          </table:table-cell>
          <table:table-cell office:value-type="float" office:value="117.3611" calcext:value-type="float">
            <text:p>117.3611</text:p>
          </table:table-cell>
          <table:table-cell office:value-type="float" office:value="0.464356" calcext:value-type="float">
            <text:p>0.464356</text:p>
          </table:table-cell>
          <table:table-cell office:value-type="float" office:value="1.21926" calcext:value-type="float">
            <text:p>1.21926</text:p>
          </table:table-cell>
          <table:table-cell office:value-type="float" office:value="70.4918" calcext:value-type="float">
            <text:p>70.4918</text:p>
          </table:table-cell>
          <table:table-cell office:value-type="float" office:value="51.9591" calcext:value-type="float">
            <text:p>51.9591</text:p>
          </table:table-cell>
          <table:table-cell office:value-type="float" office:value="122.4509" calcext:value-type="float">
            <text:p>122.4509</text:p>
          </table:table-cell>
          <table:table-cell table:formula="of:=[.J45]-[.E45]" office:value-type="float" office:value="5.08980000000001" calcext:value-type="float">
            <text:p>5.0898</text:p>
          </table:table-cell>
          <table:table-cell table:number-columns-repeated="2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0.37" calcext:value-type="float">
            <text:p>0.37</text:p>
          </table:table-cell>
          <table:table-cell office:value-type="float" office:value="73.5925" calcext:value-type="float">
            <text:p>73.5925</text:p>
          </table:table-cell>
          <table:table-cell office:value-type="float" office:value="67.1176" calcext:value-type="float">
            <text:p>67.1176</text:p>
          </table:table-cell>
          <table:table-cell office:value-type="float" office:value="140.7101" calcext:value-type="float">
            <text:p>140.7101</text:p>
          </table:table-cell>
          <table:table-cell office:value-type="float" office:value="0.358444" calcext:value-type="float">
            <text:p>0.358444</text:p>
          </table:table-cell>
          <table:table-cell office:value-type="float" office:value="6.35188" calcext:value-type="float">
            <text:p>6.35188</text:p>
          </table:table-cell>
          <table:table-cell office:value-type="float" office:value="73.5925" calcext:value-type="float">
            <text:p>73.5925</text:p>
          </table:table-cell>
          <table:table-cell office:value-type="float" office:value="67.4183" calcext:value-type="float">
            <text:p>67.4183</text:p>
          </table:table-cell>
          <table:table-cell office:value-type="float" office:value="141.0108" calcext:value-type="float">
            <text:p>141.0108</text:p>
          </table:table-cell>
          <table:table-cell table:formula="of:=[.J46]-[.E46]" office:value-type="float" office:value="0.300699999999978" calcext:value-type="float">
            <text:p>0.3007</text:p>
          </table:table-cell>
          <table:table-cell table:number-columns-repeated="2"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0.745" calcext:value-type="float">
            <text:p>0.745</text:p>
          </table:table-cell>
          <table:table-cell office:value-type="float" office:value="85.1695" calcext:value-type="float">
            <text:p>85.1695</text:p>
          </table:table-cell>
          <table:table-cell office:value-type="float" office:value="36.7862" calcext:value-type="float">
            <text:p>36.7862</text:p>
          </table:table-cell>
          <table:table-cell office:value-type="float" office:value="121.9557" calcext:value-type="float">
            <text:p>121.9557</text:p>
          </table:table-cell>
          <table:table-cell office:value-type="float" office:value="0.48579" calcext:value-type="float">
            <text:p>0.48579</text:p>
          </table:table-cell>
          <table:table-cell office:value-type="float" office:value="1.47034" calcext:value-type="float">
            <text:p>1.47034</text:p>
          </table:table-cell>
          <table:table-cell office:value-type="float" office:value="81.7797" calcext:value-type="float">
            <text:p>81.7797</text:p>
          </table:table-cell>
          <table:table-cell office:value-type="float" office:value="47.1448" calcext:value-type="float">
            <text:p>47.1448</text:p>
          </table:table-cell>
          <table:table-cell office:value-type="float" office:value="128.9245" calcext:value-type="float">
            <text:p>128.9245</text:p>
          </table:table-cell>
          <table:table-cell table:formula="of:=[.J47]-[.E47]" office:value-type="float" office:value="6.9688" calcext:value-type="float">
            <text:p>6.9688</text:p>
          </table:table-cell>
          <table:table-cell table:number-columns-repeated="2"/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0.361" calcext:value-type="float">
            <text:p>0.361</text:p>
          </table:table-cell>
          <table:table-cell office:value-type="float" office:value="74.0392" calcext:value-type="float">
            <text:p>74.0392</text:p>
          </table:table-cell>
          <table:table-cell office:value-type="float" office:value="34.5425" calcext:value-type="float">
            <text:p>34.5425</text:p>
          </table:table-cell>
          <table:table-cell office:value-type="float" office:value="108.5817" calcext:value-type="float">
            <text:p>108.5817</text:p>
          </table:table-cell>
          <table:table-cell office:value-type="float" office:value="0.278289" calcext:value-type="float">
            <text:p>0.278289</text:p>
          </table:table-cell>
          <table:table-cell office:value-type="float" office:value="5.95412" calcext:value-type="float">
            <text:p>5.95412</text:p>
          </table:table-cell>
          <table:table-cell office:value-type="float" office:value="74.0392" calcext:value-type="float">
            <text:p>74.0392</text:p>
          </table:table-cell>
          <table:table-cell office:value-type="float" office:value="34.1906" calcext:value-type="float">
            <text:p>34.1906</text:p>
          </table:table-cell>
          <table:table-cell office:value-type="float" office:value="108.2298" calcext:value-type="float">
            <text:p>108.2298</text:p>
          </table:table-cell>
          <table:table-cell table:formula="of:=[.J48]-[.E48]" office:value-type="float" office:value="-0.351900000000001" calcext:value-type="float">
            <text:p>-0.3519</text:p>
          </table:table-cell>
          <table:table-cell table:number-columns-repeated="2"/>
        </table:table-row>
        <table:table-row table:style-name="ro1">
          <table:table-cell office:value-type="float" office:value="1401" calcext:value-type="float">
            <text:p>1401</text:p>
          </table:table-cell>
          <table:table-cell office:value-type="float" office:value="0.73" calcext:value-type="float">
            <text:p>0.73</text:p>
          </table:table-cell>
          <table:table-cell office:value-type="float" office:value="80" calcext:value-type="float">
            <text:p>80</text:p>
          </table:table-cell>
          <table:table-cell office:value-type="float" office:value="41.2587" calcext:value-type="float">
            <text:p>41.2587</text:p>
          </table:table-cell>
          <table:table-cell office:value-type="float" office:value="121.2587" calcext:value-type="float">
            <text:p>121.2587</text:p>
          </table:table-cell>
          <table:table-cell office:value-type="float" office:value="0.529798" calcext:value-type="float">
            <text:p>0.529798</text:p>
          </table:table-cell>
          <table:table-cell office:value-type="float" office:value="0.32222" calcext:value-type="float">
            <text:p>0.32222</text:p>
          </table:table-cell>
          <table:table-cell office:value-type="float" office:value="80" calcext:value-type="float">
            <text:p>80</text:p>
          </table:table-cell>
          <table:table-cell office:value-type="float" office:value="50.3497" calcext:value-type="float">
            <text:p>50.3497</text:p>
          </table:table-cell>
          <table:table-cell office:value-type="float" office:value="130.3497" calcext:value-type="float">
            <text:p>130.3497</text:p>
          </table:table-cell>
          <table:table-cell table:formula="of:=[.J49]-[.E49]" office:value-type="float" office:value="9.09100000000001" calcext:value-type="float">
            <text:p>9.091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AVG →</text:p>
          </table:table-cell>
          <table:table-cell table:formula="of:=AVERAGE([.C43:.C49])" office:value-type="float" office:value="76.0289857142857" calcext:value-type="float">
            <text:p>76.0289857143</text:p>
          </table:table-cell>
          <table:table-cell table:formula="of:=AVERAGE([.D43:.D49])" office:value-type="float" office:value="42.5428142857143" calcext:value-type="float">
            <text:p>42.5428142857</text:p>
          </table:table-cell>
          <table:table-cell table:formula="of:=AVERAGE([.E43:.E49])" office:value-type="float" office:value="118.5718" calcext:value-type="float">
            <text:p>118.5718</text:p>
          </table:table-cell>
          <table:table-cell table:formula="of:=AVERAGE([.F43:.F49])" office:value-type="float" office:value="0.414859285714286" calcext:value-type="float">
            <text:p>0.4148592857</text:p>
          </table:table-cell>
          <table:table-cell table:formula="of:=AVERAGE([.G43:.G49])" office:value-type="float" office:value="2.56240671428571" calcext:value-type="float">
            <text:p>2.5624067143</text:p>
          </table:table-cell>
          <table:table-cell table:formula="of:=AVERAGE([.H43:.H49])" office:value-type="float" office:value="74.6595428571429" calcext:value-type="float">
            <text:p>74.6595428571</text:p>
          </table:table-cell>
          <table:table-cell table:formula="of:=AVERAGE([.I43:.I49])" office:value-type="float" office:value="46.9165142857143" calcext:value-type="float">
            <text:p>46.9165142857</text:p>
          </table:table-cell>
          <table:table-cell table:formula="of:=AVERAGE([.J43:.J49])" office:value-type="float" office:value="121.576057142857" calcext:value-type="float">
            <text:p>121.5760571429</text:p>
          </table:table-cell>
          <table:table-cell table:formula="of:=AVERAGE([.K43:.K49])" office:value-type="float" office:value="3.00425714285714" calcext:value-type="float">
            <text:p>3.004257142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ton_room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O. Detection</text:p>
          </table:table-cell>
          <table:table-cell table:style-name="ce1" office:value-type="string" calcext:value-type="string">
            <text:p>O. Discrimination</text:p>
          </table:table-cell>
          <table:table-cell table:style-name="ce1" office:value-type="string" calcext:value-type="string">
            <text:p>ODD</text:p>
          </table:table-cell>
          <table:table-cell table:style-name="ce1" office:value-type="string" calcext:value-type="string">
            <text:p>NEW coneR1</text:p>
          </table:table-cell>
          <table:table-cell table:style-name="ce1" office:value-type="string" calcext:value-type="string">
            <text:p>RG – B</text:p>
          </table:table-cell>
          <table:table-cell table:style-name="ce1" office:value-type="string" calcext:value-type="string">
            <text:p>Detection</text:p>
          </table:table-cell>
          <table:table-cell table:style-name="ce1" office:value-type="string" calcext:value-type="string">
            <text:p>Discrimination</text:p>
          </table:table-cell>
          <table:table-cell table:style-name="ce1" office:value-type="string" calcext:value-type="string">
            <text:p>DD</text:p>
          </table:table-cell>
          <table:table-cell table:style-name="ce1" office:value-type="string" calcext:value-type="string">
            <text:p>DIFF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751" calcext:value-type="float">
            <text:p>0.751</text:p>
          </table:table-cell>
          <table:table-cell office:value-type="float" office:value="98.3146" calcext:value-type="float">
            <text:p>98.3146</text:p>
          </table:table-cell>
          <table:table-cell office:value-type="float" office:value="40.4321" calcext:value-type="float">
            <text:p>40.4321</text:p>
          </table:table-cell>
          <table:table-cell office:value-type="float" office:value="138.7467" calcext:value-type="float">
            <text:p>138.7467</text:p>
          </table:table-cell>
          <table:table-cell office:value-type="float" office:value="0.647524" calcext:value-type="float">
            <text:p>0.647524</text:p>
          </table:table-cell>
          <table:table-cell office:value-type="float" office:value="-1.24719" calcext:value-type="float">
            <text:p>-1.24719</text:p>
          </table:table-cell>
          <table:table-cell office:value-type="float" office:value="97.191" calcext:value-type="float">
            <text:p>97.191</text:p>
          </table:table-cell>
          <table:table-cell office:value-type="float" office:value="71.6049" calcext:value-type="float">
            <text:p>71.6049</text:p>
          </table:table-cell>
          <table:table-cell office:value-type="float" office:value="168.7959" calcext:value-type="float">
            <text:p>168.7959</text:p>
          </table:table-cell>
          <table:table-cell table:formula="of:=[.J53]-[.E53]" office:value-type="float" office:value="30.0492" calcext:value-type="float">
            <text:p>30.0492</text:p>
          </table:table-cell>
          <table:table-cell table:number-columns-repeated="2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745" calcext:value-type="float">
            <text:p>0.745</text:p>
          </table:table-cell>
          <table:table-cell office:value-type="float" office:value="96.2506" calcext:value-type="float">
            <text:p>96.2506</text:p>
          </table:table-cell>
          <table:table-cell office:value-type="float" office:value="65.4899" calcext:value-type="float">
            <text:p>65.4899</text:p>
          </table:table-cell>
          <table:table-cell office:value-type="float" office:value="161.7405" calcext:value-type="float">
            <text:p>161.7405</text:p>
          </table:table-cell>
          <table:table-cell office:value-type="float" office:value="0.470983" calcext:value-type="float">
            <text:p>0.470983</text:p>
          </table:table-cell>
          <table:table-cell office:value-type="float" office:value="0.395412" calcext:value-type="float">
            <text:p>0.395412</text:p>
          </table:table-cell>
          <table:table-cell office:value-type="float" office:value="96.0533" calcext:value-type="float">
            <text:p>96.0533</text:p>
          </table:table-cell>
          <table:table-cell office:value-type="float" office:value="79.3948" calcext:value-type="float">
            <text:p>79.3948</text:p>
          </table:table-cell>
          <table:table-cell office:value-type="float" office:value="175.4481" calcext:value-type="float">
            <text:p>175.4481</text:p>
          </table:table-cell>
          <table:table-cell table:formula="of:=[.J54]-[.E54]" office:value-type="float" office:value="13.7076" calcext:value-type="float">
            <text:p>13.7076</text:p>
          </table:table-cell>
          <table:table-cell table:number-columns-repeated="2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662" calcext:value-type="float">
            <text:p>0.662</text:p>
          </table:table-cell>
          <table:table-cell office:value-type="float" office:value="91.674" calcext:value-type="float">
            <text:p>91.674</text:p>
          </table:table-cell>
          <table:table-cell office:value-type="float" office:value="74.0519" calcext:value-type="float">
            <text:p>74.0519</text:p>
          </table:table-cell>
          <table:table-cell office:value-type="float" office:value="165.7259" calcext:value-type="float">
            <text:p>165.7259</text:p>
          </table:table-cell>
          <table:table-cell office:value-type="float" office:value="0.356648" calcext:value-type="float">
            <text:p>0.356648</text:p>
          </table:table-cell>
          <table:table-cell office:value-type="float" office:value="0.620461" calcext:value-type="float">
            <text:p>0.620461</text:p>
          </table:table-cell>
          <table:table-cell office:value-type="float" office:value="91.4083" calcext:value-type="float">
            <text:p>91.4083</text:p>
          </table:table-cell>
          <table:table-cell office:value-type="float" office:value="79.9401" calcext:value-type="float">
            <text:p>79.9401</text:p>
          </table:table-cell>
          <table:table-cell office:value-type="float" office:value="171.3484" calcext:value-type="float">
            <text:p>171.3484</text:p>
          </table:table-cell>
          <table:table-cell table:formula="of:=[.J55]-[.E55]" office:value-type="float" office:value="5.6225" calcext:value-type="float">
            <text:p>5.6225</text:p>
          </table:table-cell>
          <table:table-cell table:number-columns-repeated="2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634" calcext:value-type="float">
            <text:p>0.634</text:p>
          </table:table-cell>
          <table:table-cell office:value-type="float" office:value="93.0137" calcext:value-type="float">
            <text:p>93.0137</text:p>
          </table:table-cell>
          <table:table-cell office:value-type="float" office:value="82.6196" calcext:value-type="float">
            <text:p>82.6196</text:p>
          </table:table-cell>
          <table:table-cell office:value-type="float" office:value="175.6333" calcext:value-type="float">
            <text:p>175.6333</text:p>
          </table:table-cell>
          <table:table-cell office:value-type="float" office:value="0.283757" calcext:value-type="float">
            <text:p>0.283757</text:p>
          </table:table-cell>
          <table:table-cell office:value-type="float" office:value="0.147945" calcext:value-type="float">
            <text:p>0.147945</text:p>
          </table:table-cell>
          <table:table-cell office:value-type="float" office:value="93.0137" calcext:value-type="float">
            <text:p>93.0137</text:p>
          </table:table-cell>
          <table:table-cell office:value-type="float" office:value="81.1083" calcext:value-type="float">
            <text:p>81.1083</text:p>
          </table:table-cell>
          <table:table-cell office:value-type="float" office:value="174.122" calcext:value-type="float">
            <text:p>174.122</text:p>
          </table:table-cell>
          <table:table-cell table:formula="of:=[.J56]-[.E56]" office:value-type="float" office:value="-1.51129999999998" calcext:value-type="float">
            <text:p>-1.5113</text:p>
          </table:table-cell>
          <table:table-cell table:number-columns-repeated="2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824" calcext:value-type="float">
            <text:p>0.824</text:p>
          </table:table-cell>
          <table:table-cell office:value-type="float" office:value="89.6272" calcext:value-type="float">
            <text:p>89.6272</text:p>
          </table:table-cell>
          <table:table-cell office:value-type="float" office:value="78.0451" calcext:value-type="float">
            <text:p>78.0451</text:p>
          </table:table-cell>
          <table:table-cell office:value-type="float" office:value="167.6723" calcext:value-type="float">
            <text:p>167.6723</text:p>
          </table:table-cell>
          <table:table-cell office:value-type="float" office:value="0.305146" calcext:value-type="float">
            <text:p>0.305146</text:p>
          </table:table-cell>
          <table:table-cell office:value-type="float" office:value="1.19854" calcext:value-type="float">
            <text:p>1.19854</text:p>
          </table:table-cell>
          <table:table-cell office:value-type="float" office:value="89.6272" calcext:value-type="float">
            <text:p>89.6272</text:p>
          </table:table-cell>
          <table:table-cell office:value-type="float" office:value="78.3459" calcext:value-type="float">
            <text:p>78.3459</text:p>
          </table:table-cell>
          <table:table-cell office:value-type="float" office:value="167.9731" calcext:value-type="float">
            <text:p>167.9731</text:p>
          </table:table-cell>
          <table:table-cell table:formula="of:=[.J57]-[.E57]" office:value-type="float" office:value="0.300799999999981" calcext:value-type="float">
            <text:p>0.3008</text:p>
          </table:table-cell>
          <table:table-cell table:number-columns-repeated="2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887" calcext:value-type="float">
            <text:p>0.887</text:p>
          </table:table-cell>
          <table:table-cell office:value-type="float" office:value="96.3006" calcext:value-type="float">
            <text:p>96.3006</text:p>
          </table:table-cell>
          <table:table-cell office:value-type="float" office:value="64.1892" calcext:value-type="float">
            <text:p>64.1892</text:p>
          </table:table-cell>
          <table:table-cell office:value-type="float" office:value="160.4898" calcext:value-type="float">
            <text:p>160.4898</text:p>
          </table:table-cell>
          <table:table-cell office:value-type="float" office:value="0.462708" calcext:value-type="float">
            <text:p>0.462708</text:p>
          </table:table-cell>
          <table:table-cell office:value-type="float" office:value="2.66012" calcext:value-type="float">
            <text:p>2.66012</text:p>
          </table:table-cell>
          <table:table-cell office:value-type="float" office:value="95.7225" calcext:value-type="float">
            <text:p>95.7225</text:p>
          </table:table-cell>
          <table:table-cell office:value-type="float" office:value="77.5338" calcext:value-type="float">
            <text:p>77.5338</text:p>
          </table:table-cell>
          <table:table-cell office:value-type="float" office:value="173.2563" calcext:value-type="float">
            <text:p>173.2563</text:p>
          </table:table-cell>
          <table:table-cell table:formula="of:=[.J58]-[.E58]" office:value-type="float" office:value="12.7665" calcext:value-type="float">
            <text:p>12.7665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77" calcext:value-type="float">
            <text:p>0.77</text:p>
          </table:table-cell>
          <table:table-cell office:value-type="float" office:value="96.7391" calcext:value-type="float">
            <text:p>96.7391</text:p>
          </table:table-cell>
          <table:table-cell office:value-type="float" office:value="65.8031" calcext:value-type="float">
            <text:p>65.8031</text:p>
          </table:table-cell>
          <table:table-cell office:value-type="float" office:value="162.5422" calcext:value-type="float">
            <text:p>162.5422</text:p>
          </table:table-cell>
          <table:table-cell office:value-type="float" office:value="0.540352" calcext:value-type="float">
            <text:p>0.540352</text:p>
          </table:table-cell>
          <table:table-cell office:value-type="float" office:value="3.40662" calcext:value-type="float">
            <text:p>3.40662</text:p>
          </table:table-cell>
          <table:table-cell office:value-type="float" office:value="96.1462" calcext:value-type="float">
            <text:p>96.1462</text:p>
          </table:table-cell>
          <table:table-cell office:value-type="float" office:value="78.2383" calcext:value-type="float">
            <text:p>78.2383</text:p>
          </table:table-cell>
          <table:table-cell office:value-type="float" office:value="174.3845" calcext:value-type="float">
            <text:p>174.3845</text:p>
          </table:table-cell>
          <table:table-cell table:formula="of:=[.J59]-[.E59]" office:value-type="float" office:value="11.8423" calcext:value-type="float">
            <text:p>11.8423</text:p>
          </table:table-cell>
          <table:table-cell table:number-columns-repeated="2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.754" calcext:value-type="float">
            <text:p>0.754</text:p>
          </table:table-cell>
          <table:table-cell office:value-type="float" office:value="94.9045" calcext:value-type="float">
            <text:p>94.9045</text:p>
          </table:table-cell>
          <table:table-cell office:value-type="float" office:value="73.3198" calcext:value-type="float">
            <text:p>73.3198</text:p>
          </table:table-cell>
          <table:table-cell office:value-type="float" office:value="168.2243" calcext:value-type="float">
            <text:p>168.2243</text:p>
          </table:table-cell>
          <table:table-cell office:value-type="float" office:value="0.42498" calcext:value-type="float">
            <text:p>0.42498</text:p>
          </table:table-cell>
          <table:table-cell office:value-type="float" office:value="2.98195" calcext:value-type="float">
            <text:p>2.98195</text:p>
          </table:table-cell>
          <table:table-cell office:value-type="float" office:value="94.6921" calcext:value-type="float">
            <text:p>94.6921</text:p>
          </table:table-cell>
          <table:table-cell office:value-type="float" office:value="79.6334" calcext:value-type="float">
            <text:p>79.6334</text:p>
          </table:table-cell>
          <table:table-cell office:value-type="float" office:value="174.3255" calcext:value-type="float">
            <text:p>174.3255</text:p>
          </table:table-cell>
          <table:table-cell table:formula="of:=[.J60]-[.E60]" office:value-type="float" office:value="6.10120000000001" calcext:value-type="float">
            <text:p>6.1012</text:p>
          </table:table-cell>
          <table:table-cell table:number-columns-repeated="2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674" calcext:value-type="float">
            <text:p>0.674</text:p>
          </table:table-cell>
          <table:table-cell office:value-type="float" office:value="93.8378" calcext:value-type="float">
            <text:p>93.8378</text:p>
          </table:table-cell>
          <table:table-cell office:value-type="float" office:value="69.0015" calcext:value-type="float">
            <text:p>69.0015</text:p>
          </table:table-cell>
          <table:table-cell office:value-type="float" office:value="162.8393" calcext:value-type="float">
            <text:p>162.8393</text:p>
          </table:table-cell>
          <table:table-cell office:value-type="float" office:value="0.369914" calcext:value-type="float">
            <text:p>0.369914</text:p>
          </table:table-cell>
          <table:table-cell office:value-type="float" office:value="3.96595" calcext:value-type="float">
            <text:p>3.96595</text:p>
          </table:table-cell>
          <table:table-cell office:value-type="float" office:value="93.4054" calcext:value-type="float">
            <text:p>93.4054</text:p>
          </table:table-cell>
          <table:table-cell office:value-type="float" office:value="71.8331" calcext:value-type="float">
            <text:p>71.8331</text:p>
          </table:table-cell>
          <table:table-cell office:value-type="float" office:value="165.2385" calcext:value-type="float">
            <text:p>165.2385</text:p>
          </table:table-cell>
          <table:table-cell table:formula="of:=[.J61]-[.E61]" office:value-type="float" office:value="2.39919999999998" calcext:value-type="float">
            <text:p>2.3992</text:p>
          </table:table-cell>
          <table:table-cell table:number-columns-repeated="2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689" calcext:value-type="float">
            <text:p>0.689</text:p>
          </table:table-cell>
          <table:table-cell office:value-type="float" office:value="93.6877" calcext:value-type="float">
            <text:p>93.6877</text:p>
          </table:table-cell>
          <table:table-cell office:value-type="float" office:value="70.3377" calcext:value-type="float">
            <text:p>70.3377</text:p>
          </table:table-cell>
          <table:table-cell office:value-type="float" office:value="164.0254" calcext:value-type="float">
            <text:p>164.0254</text:p>
          </table:table-cell>
          <table:table-cell office:value-type="float" office:value="0.376289" calcext:value-type="float">
            <text:p>0.376289</text:p>
          </table:table-cell>
          <table:table-cell office:value-type="float" office:value="4.3433" calcext:value-type="float">
            <text:p>4.3433</text:p>
          </table:table-cell>
          <table:table-cell office:value-type="float" office:value="93.4662" calcext:value-type="float">
            <text:p>93.4662</text:p>
          </table:table-cell>
          <table:table-cell office:value-type="float" office:value="74.743" calcext:value-type="float">
            <text:p>74.743</text:p>
          </table:table-cell>
          <table:table-cell office:value-type="float" office:value="168.2092" calcext:value-type="float">
            <text:p>168.2092</text:p>
          </table:table-cell>
          <table:table-cell table:formula="of:=[.J62]-[.E62]" office:value-type="float" office:value="4.18380000000002" calcext:value-type="float">
            <text:p>4.1838</text:p>
          </table:table-cell>
          <table:table-cell table:number-columns-repeated="2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712" calcext:value-type="float">
            <text:p>0.712</text:p>
          </table:table-cell>
          <table:table-cell office:value-type="float" office:value="82.381" calcext:value-type="float">
            <text:p>82.381</text:p>
          </table:table-cell>
          <table:table-cell office:value-type="float" office:value="73.8574" calcext:value-type="float">
            <text:p>73.8574</text:p>
          </table:table-cell>
          <table:table-cell office:value-type="float" office:value="156.2384" calcext:value-type="float">
            <text:p>156.2384</text:p>
          </table:table-cell>
          <table:table-cell office:value-type="float" office:value="0.120996" calcext:value-type="float">
            <text:p>0.120996</text:p>
          </table:table-cell>
          <table:table-cell office:value-type="float" office:value="5.21667" calcext:value-type="float">
            <text:p>5.21667</text:p>
          </table:table-cell>
          <table:table-cell office:value-type="float" office:value="83.8095" calcext:value-type="float">
            <text:p>83.8095</text:p>
          </table:table-cell>
          <table:table-cell office:value-type="float" office:value="55.7587" calcext:value-type="float">
            <text:p>55.7587</text:p>
          </table:table-cell>
          <table:table-cell office:value-type="float" office:value="139.5682" calcext:value-type="float">
            <text:p>139.5682</text:p>
          </table:table-cell>
          <table:table-cell table:formula="of:=[.J63]-[.E63]" office:value-type="float" office:value="-16.6702" calcext:value-type="float">
            <text:p>-16.6702</text:p>
          </table:table-cell>
          <table:table-cell table:number-columns-repeated="2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.719" calcext:value-type="float">
            <text:p>0.719</text:p>
          </table:table-cell>
          <table:table-cell office:value-type="float" office:value="61.1111" calcext:value-type="float">
            <text:p>61.1111</text:p>
          </table:table-cell>
          <table:table-cell office:value-type="float" office:value="70.6796" calcext:value-type="float">
            <text:p>70.6796</text:p>
          </table:table-cell>
          <table:table-cell office:value-type="float" office:value="131.7907" calcext:value-type="float">
            <text:p>131.7907</text:p>
          </table:table-cell>
          <table:table-cell office:value-type="float" office:value="0.0094045" calcext:value-type="float">
            <text:p>0.0094045</text:p>
          </table:table-cell>
          <table:table-cell office:value-type="float" office:value="3.53704" calcext:value-type="float">
            <text:p>3.53704</text:p>
          </table:table-cell>
          <table:table-cell office:value-type="float" office:value="64.8148" calcext:value-type="float">
            <text:p>64.8148</text:p>
          </table:table-cell>
          <table:table-cell office:value-type="float" office:value="34.3689" calcext:value-type="float">
            <text:p>34.3689</text:p>
          </table:table-cell>
          <table:table-cell office:value-type="float" office:value="99.1837" calcext:value-type="float">
            <text:p>99.1837</text:p>
          </table:table-cell>
          <table:table-cell table:formula="of:=[.J64]-[.E64]" office:value-type="float" office:value="-32.607" calcext:value-type="float">
            <text:p>-32.607</text:p>
          </table:table-cell>
          <table:table-cell table:number-columns-repeated="2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.655" calcext:value-type="float">
            <text:p>0.655</text:p>
          </table:table-cell>
          <table:table-cell office:value-type="float" office:value="54.8387" calcext:value-type="float">
            <text:p>54.8387</text:p>
          </table:table-cell>
          <table:table-cell office:value-type="float" office:value="70.8333" calcext:value-type="float">
            <text:p>70.8333</text:p>
          </table:table-cell>
          <table:table-cell office:value-type="float" office:value="125.672" calcext:value-type="float">
            <text:p>125.672</text:p>
          </table:table-cell>
          <table:table-cell office:value-type="float" office:value="0.00123991" calcext:value-type="float">
            <text:p>0.00123991</text:p>
          </table:table-cell>
          <table:table-cell office:value-type="float" office:value="7.03226" calcext:value-type="float">
            <text:p>7.03226</text:p>
          </table:table-cell>
          <table:table-cell office:value-type="float" office:value="54.8387" calcext:value-type="float">
            <text:p>54.8387</text:p>
          </table:table-cell>
          <table:table-cell office:value-type="float" office:value="42.6136" calcext:value-type="float">
            <text:p>42.6136</text:p>
          </table:table-cell>
          <table:table-cell office:value-type="float" office:value="97.4523" calcext:value-type="float">
            <text:p>97.4523</text:p>
          </table:table-cell>
          <table:table-cell table:formula="of:=[.J65]-[.E65]" office:value-type="float" office:value="-28.2197" calcext:value-type="float">
            <text:p>-28.2197</text:p>
          </table:table-cell>
          <table:table-cell table:number-columns-repeated="2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.545" calcext:value-type="float">
            <text:p>0.545</text:p>
          </table:table-cell>
          <table:table-cell office:value-type="float" office:value="48.913" calcext:value-type="float">
            <text:p>48.913</text:p>
          </table:table-cell>
          <table:table-cell office:value-type="float" office:value="70.3166" calcext:value-type="float">
            <text:p>70.3166</text:p>
          </table:table-cell>
          <table:table-cell office:value-type="float" office:value="119.2296" calcext:value-type="float">
            <text:p>119.2296</text:p>
          </table:table-cell>
          <table:table-cell office:value-type="float" office:value="0.0694107" calcext:value-type="float">
            <text:p>0.0694107</text:p>
          </table:table-cell>
          <table:table-cell office:value-type="float" office:value="2.94565" calcext:value-type="float">
            <text:p>2.94565</text:p>
          </table:table-cell>
          <table:table-cell office:value-type="float" office:value="50" calcext:value-type="float">
            <text:p>50</text:p>
          </table:table-cell>
          <table:table-cell office:value-type="float" office:value="43.9314" calcext:value-type="float">
            <text:p>43.9314</text:p>
          </table:table-cell>
          <table:table-cell office:value-type="float" office:value="93.9314" calcext:value-type="float">
            <text:p>93.9314</text:p>
          </table:table-cell>
          <table:table-cell table:formula="of:=[.J66]-[.E66]" office:value-type="float" office:value="-25.2982" calcext:value-type="float">
            <text:p>-25.2982</text:p>
          </table:table-cell>
          <table:table-cell table:number-columns-repeated="2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.674" calcext:value-type="float">
            <text:p>0.674</text:p>
          </table:table-cell>
          <table:table-cell office:value-type="float" office:value="86.25" calcext:value-type="float">
            <text:p>86.25</text:p>
          </table:table-cell>
          <table:table-cell office:value-type="float" office:value="63.7487" calcext:value-type="float">
            <text:p>63.7487</text:p>
          </table:table-cell>
          <table:table-cell office:value-type="float" office:value="149.9987" calcext:value-type="float">
            <text:p>149.9987</text:p>
          </table:table-cell>
          <table:table-cell office:value-type="float" office:value="0.183562" calcext:value-type="float">
            <text:p>0.183562</text:p>
          </table:table-cell>
          <table:table-cell office:value-type="float" office:value="-0.264062" calcext:value-type="float">
            <text:p>-0.264062</text:p>
          </table:table-cell>
          <table:table-cell office:value-type="float" office:value="86.5625" calcext:value-type="float">
            <text:p>86.5625</text:p>
          </table:table-cell>
          <table:table-cell office:value-type="float" office:value="52.4202" calcext:value-type="float">
            <text:p>52.4202</text:p>
          </table:table-cell>
          <table:table-cell office:value-type="float" office:value="138.9827" calcext:value-type="float">
            <text:p>138.9827</text:p>
          </table:table-cell>
          <table:table-cell table:formula="of:=[.J67]-[.E67]" office:value-type="float" office:value="-11.016" calcext:value-type="float">
            <text:p>-11.016</text:p>
          </table:table-cell>
          <table:table-cell table:number-columns-repeated="2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.715" calcext:value-type="float">
            <text:p>0.715</text:p>
          </table:table-cell>
          <table:table-cell office:value-type="float" office:value="95.037" calcext:value-type="float">
            <text:p>95.037</text:p>
          </table:table-cell>
          <table:table-cell office:value-type="float" office:value="73.5849" calcext:value-type="float">
            <text:p>73.5849</text:p>
          </table:table-cell>
          <table:table-cell office:value-type="float" office:value="168.6219" calcext:value-type="float">
            <text:p>168.6219</text:p>
          </table:table-cell>
          <table:table-cell office:value-type="float" office:value="0.319781" calcext:value-type="float">
            <text:p>0.319781</text:p>
          </table:table-cell>
          <table:table-cell office:value-type="float" office:value="0.312038" calcext:value-type="float">
            <text:p>0.312038</text:p>
          </table:table-cell>
          <table:table-cell office:value-type="float" office:value="94.9314" calcext:value-type="float">
            <text:p>94.9314</text:p>
          </table:table-cell>
          <table:table-cell office:value-type="float" office:value="74.6855" calcext:value-type="float">
            <text:p>74.6855</text:p>
          </table:table-cell>
          <table:table-cell office:value-type="float" office:value="169.6169" calcext:value-type="float">
            <text:p>169.6169</text:p>
          </table:table-cell>
          <table:table-cell table:formula="of:=[.J68]-[.E68]" office:value-type="float" office:value="0.994999999999976" calcext:value-type="float">
            <text:p>0.995</text:p>
          </table:table-cell>
          <table:table-cell table:number-columns-repeated="2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0.754" calcext:value-type="float">
            <text:p>0.754</text:p>
          </table:table-cell>
          <table:table-cell office:value-type="float" office:value="97.561" calcext:value-type="float">
            <text:p>97.561</text:p>
          </table:table-cell>
          <table:table-cell office:value-type="float" office:value="65.1096" calcext:value-type="float">
            <text:p>65.1096</text:p>
          </table:table-cell>
          <table:table-cell office:value-type="float" office:value="162.6706" calcext:value-type="float">
            <text:p>162.6706</text:p>
          </table:table-cell>
          <table:table-cell office:value-type="float" office:value="0.482612" calcext:value-type="float">
            <text:p>0.482612</text:p>
          </table:table-cell>
          <table:table-cell office:value-type="float" office:value="0.140373" calcext:value-type="float">
            <text:p>0.140373</text:p>
          </table:table-cell>
          <table:table-cell office:value-type="float" office:value="97.1458" calcext:value-type="float">
            <text:p>97.1458</text:p>
          </table:table-cell>
          <table:table-cell office:value-type="float" office:value="77.1626" calcext:value-type="float">
            <text:p>77.1626</text:p>
          </table:table-cell>
          <table:table-cell office:value-type="float" office:value="174.3084" calcext:value-type="float">
            <text:p>174.3084</text:p>
          </table:table-cell>
          <table:table-cell table:formula="of:=[.J69]-[.E69]" office:value-type="float" office:value="11.6378" calcext:value-type="float">
            <text:p>11.6378</text:p>
          </table:table-cell>
          <table:table-cell table:number-columns-repeated="2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0.759" calcext:value-type="float">
            <text:p>0.759</text:p>
          </table:table-cell>
          <table:table-cell office:value-type="float" office:value="99.0716" calcext:value-type="float">
            <text:p>99.0716</text:p>
          </table:table-cell>
          <table:table-cell office:value-type="float" office:value="65.9314" calcext:value-type="float">
            <text:p>65.9314</text:p>
          </table:table-cell>
          <table:table-cell office:value-type="float" office:value="165.003" calcext:value-type="float">
            <text:p>165.003</text:p>
          </table:table-cell>
          <table:table-cell office:value-type="float" office:value="0.622822" calcext:value-type="float">
            <text:p>0.622822</text:p>
          </table:table-cell>
          <table:table-cell office:value-type="float" office:value="-0.212937" calcext:value-type="float">
            <text:p>-0.212937</text:p>
          </table:table-cell>
          <table:table-cell office:value-type="float" office:value="98.6822" calcext:value-type="float">
            <text:p>98.6822</text:p>
          </table:table-cell>
          <table:table-cell office:value-type="float" office:value="85.5882" calcext:value-type="float">
            <text:p>85.5882</text:p>
          </table:table-cell>
          <table:table-cell office:value-type="float" office:value="184.2704" calcext:value-type="float">
            <text:p>184.2704</text:p>
          </table:table-cell>
          <table:table-cell table:formula="of:=[.J70]-[.E70]" office:value-type="float" office:value="19.2674" calcext:value-type="float">
            <text:p>19.2674</text:p>
          </table:table-cell>
          <table:table-cell table:number-columns-repeated="2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0.779" calcext:value-type="float">
            <text:p>0.779</text:p>
          </table:table-cell>
          <table:table-cell office:value-type="float" office:value="99.2512" calcext:value-type="float">
            <text:p>99.2512</text:p>
          </table:table-cell>
          <table:table-cell office:value-type="float" office:value="62.6719" calcext:value-type="float">
            <text:p>62.6719</text:p>
          </table:table-cell>
          <table:table-cell office:value-type="float" office:value="161.9231" calcext:value-type="float">
            <text:p>161.9231</text:p>
          </table:table-cell>
          <table:table-cell office:value-type="float" office:value="0.700091" calcext:value-type="float">
            <text:p>0.700091</text:p>
          </table:table-cell>
          <table:table-cell office:value-type="float" office:value="-0.289313" calcext:value-type="float">
            <text:p>-0.289313</text:p>
          </table:table-cell>
          <table:table-cell office:value-type="float" office:value="97.4586" calcext:value-type="float">
            <text:p>97.4586</text:p>
          </table:table-cell>
          <table:table-cell office:value-type="float" office:value="87.0334" calcext:value-type="float">
            <text:p>87.0334</text:p>
          </table:table-cell>
          <table:table-cell office:value-type="float" office:value="184.492" calcext:value-type="float">
            <text:p>184.492</text:p>
          </table:table-cell>
          <table:table-cell table:formula="of:=[.J71]-[.E71]" office:value-type="float" office:value="22.5689" calcext:value-type="float">
            <text:p>22.5689</text:p>
          </table:table-cell>
          <table:table-cell table:number-columns-repeated="2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.724" calcext:value-type="float">
            <text:p>0.724</text:p>
          </table:table-cell>
          <table:table-cell office:value-type="float" office:value="98.8365" calcext:value-type="float">
            <text:p>98.8365</text:p>
          </table:table-cell>
          <table:table-cell office:value-type="float" office:value="66.711" calcext:value-type="float">
            <text:p>66.711</text:p>
          </table:table-cell>
          <table:table-cell office:value-type="float" office:value="165.5475" calcext:value-type="float">
            <text:p>165.5475</text:p>
          </table:table-cell>
          <table:table-cell office:value-type="float" office:value="0.675184" calcext:value-type="float">
            <text:p>0.675184</text:p>
          </table:table-cell>
          <table:table-cell office:value-type="float" office:value="-0.0917196" calcext:value-type="float">
            <text:p>-0.0917196</text:p>
          </table:table-cell>
          <table:table-cell office:value-type="float" office:value="97.2271" calcext:value-type="float">
            <text:p>97.2271</text:p>
          </table:table-cell>
          <table:table-cell office:value-type="float" office:value="89.8493" calcext:value-type="float">
            <text:p>89.8493</text:p>
          </table:table-cell>
          <table:table-cell office:value-type="float" office:value="187.0764" calcext:value-type="float">
            <text:p>187.0764</text:p>
          </table:table-cell>
          <table:table-cell table:formula="of:=[.J72]-[.E72]" office:value-type="float" office:value="21.5289" calcext:value-type="float">
            <text:p>21.5289</text:p>
          </table:table-cell>
          <table:table-cell table:number-columns-repeated="2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0.773" calcext:value-type="float">
            <text:p>0.773</text:p>
          </table:table-cell>
          <table:table-cell office:value-type="float" office:value="99.4827" calcext:value-type="float">
            <text:p>99.4827</text:p>
          </table:table-cell>
          <table:table-cell office:value-type="float" office:value="68.1431" calcext:value-type="float">
            <text:p>68.1431</text:p>
          </table:table-cell>
          <table:table-cell office:value-type="float" office:value="167.6258" calcext:value-type="float">
            <text:p>167.6258</text:p>
          </table:table-cell>
          <table:table-cell office:value-type="float" office:value="0.731814" calcext:value-type="float">
            <text:p>0.731814</text:p>
          </table:table-cell>
          <table:table-cell office:value-type="float" office:value="-0.323473" calcext:value-type="float">
            <text:p>-0.323473</text:p>
          </table:table-cell>
          <table:table-cell office:value-type="float" office:value="98.3349" calcext:value-type="float">
            <text:p>98.3349</text:p>
          </table:table-cell>
          <table:table-cell office:value-type="float" office:value="90.247" calcext:value-type="float">
            <text:p>90.247</text:p>
          </table:table-cell>
          <table:table-cell office:value-type="float" office:value="188.5819" calcext:value-type="float">
            <text:p>188.5819</text:p>
          </table:table-cell>
          <table:table-cell table:formula="of:=[.J73]-[.E73]" office:value-type="float" office:value="20.9561" calcext:value-type="float">
            <text:p>20.9561</text:p>
          </table:table-cell>
          <table:table-cell table:number-columns-repeated="2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0.805" calcext:value-type="float">
            <text:p>0.805</text:p>
          </table:table-cell>
          <table:table-cell office:value-type="float" office:value="99.0119" calcext:value-type="float">
            <text:p>99.0119</text:p>
          </table:table-cell>
          <table:table-cell office:value-type="float" office:value="62.855" calcext:value-type="float">
            <text:p>62.855</text:p>
          </table:table-cell>
          <table:table-cell office:value-type="float" office:value="161.8669" calcext:value-type="float">
            <text:p>161.8669</text:p>
          </table:table-cell>
          <table:table-cell office:value-type="float" office:value="0.700594" calcext:value-type="float">
            <text:p>0.700594</text:p>
          </table:table-cell>
          <table:table-cell office:value-type="float" office:value="-0.465531" calcext:value-type="float">
            <text:p>-0.465531</text:p>
          </table:table-cell>
          <table:table-cell office:value-type="float" office:value="96.8031" calcext:value-type="float">
            <text:p>96.8031</text:p>
          </table:table-cell>
          <table:table-cell office:value-type="float" office:value="85.4297" calcext:value-type="float">
            <text:p>85.4297</text:p>
          </table:table-cell>
          <table:table-cell office:value-type="float" office:value="182.2328" calcext:value-type="float">
            <text:p>182.2328</text:p>
          </table:table-cell>
          <table:table-cell table:formula="of:=[.J74]-[.E74]" office:value-type="float" office:value="20.3659" calcext:value-type="float">
            <text:p>20.3659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AVG →</text:p>
          </table:table-cell>
          <table:table-cell table:formula="of:=AVERAGE([.C53:.C74])" office:value-type="float" office:value="89.3679772727273" calcext:value-type="float">
            <text:p>89.3679772727</text:p>
          </table:table-cell>
          <table:table-cell table:formula="of:=AVERAGE([.D53:.D74])" office:value-type="float" office:value="68.0787454545455" calcext:value-type="float">
            <text:p>68.0787454545</text:p>
          </table:table-cell>
          <table:table-cell table:formula="of:=AVERAGE([.E53:.E74])" office:value-type="float" office:value="157.446722727273" calcext:value-type="float">
            <text:p>157.4467227273</text:p>
          </table:table-cell>
          <table:table-cell table:formula="of:=AVERAGE([.F53:.F74])" office:value-type="float" office:value="0.402536914090909" calcext:value-type="float">
            <text:p>0.4025369141</text:p>
          </table:table-cell>
          <table:table-cell table:formula="of:=AVERAGE([.G53:.G74])" office:value-type="float" office:value="1.63682288181818" calcext:value-type="float">
            <text:p>1.6368228818</text:p>
          </table:table-cell>
          <table:table-cell table:formula="of:=AVERAGE([.H53:.H74])" office:value-type="float" office:value="89.1515681818182" calcext:value-type="float">
            <text:p>89.1515681818</text:p>
          </table:table-cell>
          <table:table-cell table:formula="of:=AVERAGE([.I53:.I74])" office:value-type="float" office:value="72.3392772727273" calcext:value-type="float">
            <text:p>72.3392772727</text:p>
          </table:table-cell>
          <table:table-cell table:formula="of:=AVERAGE([.J53:.J74])" office:value-type="float" office:value="161.490845454545" calcext:value-type="float">
            <text:p>161.4908454545</text:p>
          </table:table-cell>
          <table:table-cell table:formula="of:=AVERAGE([.K53:.K74])" office:value-type="float" office:value="4.04412272727272" calcext:value-type="float">
            <text:p>4.044122727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ton_campus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O. Detection</text:p>
          </table:table-cell>
          <table:table-cell table:style-name="ce1" office:value-type="string" calcext:value-type="string">
            <text:p>O. Discrimination</text:p>
          </table:table-cell>
          <table:table-cell table:style-name="ce1" office:value-type="string" calcext:value-type="string">
            <text:p>ODD</text:p>
          </table:table-cell>
          <table:table-cell table:style-name="ce1" office:value-type="string" calcext:value-type="string">
            <text:p>NEW coneR1</text:p>
          </table:table-cell>
          <table:table-cell table:style-name="ce1" office:value-type="string" calcext:value-type="string">
            <text:p>RG – B</text:p>
          </table:table-cell>
          <table:table-cell table:style-name="ce1" office:value-type="string" calcext:value-type="string">
            <text:p>Detection</text:p>
          </table:table-cell>
          <table:table-cell table:style-name="ce1" office:value-type="string" calcext:value-type="string">
            <text:p>Discrimination</text:p>
          </table:table-cell>
          <table:table-cell table:style-name="ce1" office:value-type="string" calcext:value-type="string">
            <text:p>DD</text:p>
          </table:table-cell>
          <table:table-cell table:style-name="ce1" office:value-type="string" calcext:value-type="string">
            <text:p>DIFF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636" calcext:value-type="float">
            <text:p>0.636</text:p>
          </table:table-cell>
          <table:table-cell office:value-type="float" office:value="100" calcext:value-type="float">
            <text:p>100</text:p>
          </table:table-cell>
          <table:table-cell office:value-type="float" office:value="2.139" calcext:value-type="float">
            <text:p>2.139</text:p>
          </table:table-cell>
          <table:table-cell office:value-type="float" office:value="102.139" calcext:value-type="float">
            <text:p>102.139</text:p>
          </table:table-cell>
          <table:table-cell office:value-type="float" office:value="0.437653" calcext:value-type="float">
            <text:p>0.437653</text:p>
          </table:table-cell>
          <table:table-cell office:value-type="float" office:value="8.72149" calcext:value-type="float">
            <text:p>8.72149</text:p>
          </table:table-cell>
          <table:table-cell office:value-type="float" office:value="100" calcext:value-type="float">
            <text:p>100</text:p>
          </table:table-cell>
          <table:table-cell office:value-type="float" office:value="20.0535" calcext:value-type="float">
            <text:p>20.0535</text:p>
          </table:table-cell>
          <table:table-cell office:value-type="float" office:value="120.0535" calcext:value-type="float">
            <text:p>120.0535</text:p>
          </table:table-cell>
          <table:table-cell table:formula="of:=[.J78]-[.E78]" office:value-type="float" office:value="17.9145" calcext:value-type="float">
            <text:p>17.9145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662" calcext:value-type="float">
            <text:p>0.662</text:p>
          </table:table-cell>
          <table:table-cell office:value-type="float" office:value="99.9291" calcext:value-type="float">
            <text:p>99.9291</text:p>
          </table:table-cell>
          <table:table-cell office:value-type="float" office:value="11.5192" calcext:value-type="float">
            <text:p>11.5192</text:p>
          </table:table-cell>
          <table:table-cell office:value-type="float" office:value="111.4483" calcext:value-type="float">
            <text:p>111.4483</text:p>
          </table:table-cell>
          <table:table-cell office:value-type="float" office:value="0.500222" calcext:value-type="float">
            <text:p>0.500222</text:p>
          </table:table-cell>
          <table:table-cell office:value-type="float" office:value="16.578" calcext:value-type="float">
            <text:p>16.578</text:p>
          </table:table-cell>
          <table:table-cell office:value-type="float" office:value="98.4397" calcext:value-type="float">
            <text:p>98.4397</text:p>
          </table:table-cell>
          <table:table-cell office:value-type="float" office:value="41.8865" calcext:value-type="float">
            <text:p>41.8865</text:p>
          </table:table-cell>
          <table:table-cell office:value-type="float" office:value="140.3262" calcext:value-type="float">
            <text:p>140.3262</text:p>
          </table:table-cell>
          <table:table-cell table:formula="of:=[.J79]-[.E79]" office:value-type="float" office:value="28.8779" calcext:value-type="float">
            <text:p>28.8779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683" calcext:value-type="float">
            <text:p>0.683</text:p>
          </table:table-cell>
          <table:table-cell office:value-type="float" office:value="99.9034" calcext:value-type="float">
            <text:p>99.9034</text:p>
          </table:table-cell>
          <table:table-cell office:value-type="float" office:value="31.9713" calcext:value-type="float">
            <text:p>31.9713</text:p>
          </table:table-cell>
          <table:table-cell office:value-type="float" office:value="131.8747" calcext:value-type="float">
            <text:p>131.8747</text:p>
          </table:table-cell>
          <table:table-cell office:value-type="float" office:value="0.534069" calcext:value-type="float">
            <text:p>0.534069</text:p>
          </table:table-cell>
          <table:table-cell office:value-type="float" office:value="15.4342" calcext:value-type="float">
            <text:p>15.4342</text:p>
          </table:table-cell>
          <table:table-cell office:value-type="float" office:value="94.5572" calcext:value-type="float">
            <text:p>94.5572</text:p>
          </table:table-cell>
          <table:table-cell office:value-type="float" office:value="66.7786" calcext:value-type="float">
            <text:p>66.7786</text:p>
          </table:table-cell>
          <table:table-cell office:value-type="float" office:value="161.3358" calcext:value-type="float">
            <text:p>161.3358</text:p>
          </table:table-cell>
          <table:table-cell table:formula="of:=[.J80]-[.E80]" office:value-type="float" office:value="29.4611" calcext:value-type="float">
            <text:p>29.4611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642" calcext:value-type="float">
            <text:p>0.642</text:p>
          </table:table-cell>
          <table:table-cell office:value-type="float" office:value="99.0625" calcext:value-type="float">
            <text:p>99.0625</text:p>
          </table:table-cell>
          <table:table-cell office:value-type="float" office:value="32.0908" calcext:value-type="float">
            <text:p>32.0908</text:p>
          </table:table-cell>
          <table:table-cell office:value-type="float" office:value="131.1533" calcext:value-type="float">
            <text:p>131.1533</text:p>
          </table:table-cell>
          <table:table-cell office:value-type="float" office:value="0.482902" calcext:value-type="float">
            <text:p>0.482902</text:p>
          </table:table-cell>
          <table:table-cell office:value-type="float" office:value="12.9662" calcext:value-type="float">
            <text:p>12.9662</text:p>
          </table:table-cell>
          <table:table-cell office:value-type="float" office:value="91.5865" calcext:value-type="float">
            <text:p>91.5865</text:p>
          </table:table-cell>
          <table:table-cell office:value-type="float" office:value="59.2427" calcext:value-type="float">
            <text:p>59.2427</text:p>
          </table:table-cell>
          <table:table-cell office:value-type="float" office:value="150.8292" calcext:value-type="float">
            <text:p>150.8292</text:p>
          </table:table-cell>
          <table:table-cell table:formula="of:=[.J81]-[.E81]" office:value-type="float" office:value="19.6759" calcext:value-type="float">
            <text:p>19.6759</text:p>
          </table:table-cell>
          <table:table-cell table:number-columns-repeated="2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685" calcext:value-type="float">
            <text:p>0.685</text:p>
          </table:table-cell>
          <table:table-cell office:value-type="float" office:value="96.8359" calcext:value-type="float">
            <text:p>96.8359</text:p>
          </table:table-cell>
          <table:table-cell office:value-type="float" office:value="29.5123" calcext:value-type="float">
            <text:p>29.5123</text:p>
          </table:table-cell>
          <table:table-cell office:value-type="float" office:value="126.3482" calcext:value-type="float">
            <text:p>126.3482</text:p>
          </table:table-cell>
          <table:table-cell office:value-type="float" office:value="0.468581" calcext:value-type="float">
            <text:p>0.468581</text:p>
          </table:table-cell>
          <table:table-cell office:value-type="float" office:value="9.69611" calcext:value-type="float">
            <text:p>9.69611</text:p>
          </table:table-cell>
          <table:table-cell office:value-type="float" office:value="89.4858" calcext:value-type="float">
            <text:p>89.4858</text:p>
          </table:table-cell>
          <table:table-cell office:value-type="float" office:value="50.9084" calcext:value-type="float">
            <text:p>50.9084</text:p>
          </table:table-cell>
          <table:table-cell office:value-type="float" office:value="140.3942" calcext:value-type="float">
            <text:p>140.3942</text:p>
          </table:table-cell>
          <table:table-cell table:formula="of:=[.J82]-[.E82]" office:value-type="float" office:value="14.046" calcext:value-type="float">
            <text:p>14.046</text:p>
          </table:table-cell>
          <table:table-cell table:number-columns-repeated="2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649" calcext:value-type="float">
            <text:p>0.649</text:p>
          </table:table-cell>
          <table:table-cell office:value-type="float" office:value="98.3946" calcext:value-type="float">
            <text:p>98.3946</text:p>
          </table:table-cell>
          <table:table-cell office:value-type="float" office:value="36.9529" calcext:value-type="float">
            <text:p>36.9529</text:p>
          </table:table-cell>
          <table:table-cell office:value-type="float" office:value="135.3475" calcext:value-type="float">
            <text:p>135.3475</text:p>
          </table:table-cell>
          <table:table-cell office:value-type="float" office:value="0.48871" calcext:value-type="float">
            <text:p>0.48871</text:p>
          </table:table-cell>
          <table:table-cell office:value-type="float" office:value="4.69733" calcext:value-type="float">
            <text:p>4.69733</text:p>
          </table:table-cell>
          <table:table-cell office:value-type="float" office:value="92.9097" calcext:value-type="float">
            <text:p>92.9097</text:p>
          </table:table-cell>
          <table:table-cell office:value-type="float" office:value="54.7911" calcext:value-type="float">
            <text:p>54.7911</text:p>
          </table:table-cell>
          <table:table-cell office:value-type="float" office:value="147.7008" calcext:value-type="float">
            <text:p>147.7008</text:p>
          </table:table-cell>
          <table:table-cell table:formula="of:=[.J83]-[.E83]" office:value-type="float" office:value="12.3533" calcext:value-type="float">
            <text:p>12.3533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467" calcext:value-type="float">
            <text:p>0.467</text:p>
          </table:table-cell>
          <table:table-cell office:value-type="float" office:value="100" calcext:value-type="float">
            <text:p>100</text:p>
          </table:table-cell>
          <table:table-cell office:value-type="float" office:value="44.0171" calcext:value-type="float">
            <text:p>44.0171</text:p>
          </table:table-cell>
          <table:table-cell office:value-type="float" office:value="144.0171" calcext:value-type="float">
            <text:p>144.0171</text:p>
          </table:table-cell>
          <table:table-cell office:value-type="float" office:value="0.563504" calcext:value-type="float">
            <text:p>0.563504</text:p>
          </table:table-cell>
          <table:table-cell office:value-type="float" office:value="4.41219" calcext:value-type="float">
            <text:p>4.41219</text:p>
          </table:table-cell>
          <table:table-cell office:value-type="float" office:value="90.8602" calcext:value-type="float">
            <text:p>90.8602</text:p>
          </table:table-cell>
          <table:table-cell office:value-type="float" office:value="57.9186" calcext:value-type="float">
            <text:p>57.9186</text:p>
          </table:table-cell>
          <table:table-cell office:value-type="float" office:value="148.7788" calcext:value-type="float">
            <text:p>148.7788</text:p>
          </table:table-cell>
          <table:table-cell table:formula="of:=[.J84]-[.E84]" office:value-type="float" office:value="4.76169999999999" calcext:value-type="float">
            <text:p>4.7617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772" calcext:value-type="float">
            <text:p>0.772</text:p>
          </table:table-cell>
          <table:table-cell office:value-type="float" office:value="97.0534" calcext:value-type="float">
            <text:p>97.0534</text:p>
          </table:table-cell>
          <table:table-cell office:value-type="float" office:value="58.1594" calcext:value-type="float">
            <text:p>58.1594</text:p>
          </table:table-cell>
          <table:table-cell office:value-type="float" office:value="155.2128" calcext:value-type="float">
            <text:p>155.2128</text:p>
          </table:table-cell>
          <table:table-cell office:value-type="float" office:value="0.609544" calcext:value-type="float">
            <text:p>0.609544</text:p>
          </table:table-cell>
          <table:table-cell office:value-type="float" office:value="0.116022" calcext:value-type="float">
            <text:p>0.116022</text:p>
          </table:table-cell>
          <table:table-cell office:value-type="float" office:value="96.6851" calcext:value-type="float">
            <text:p>96.6851</text:p>
          </table:table-cell>
          <table:table-cell office:value-type="float" office:value="69.8014" calcext:value-type="float">
            <text:p>69.8014</text:p>
          </table:table-cell>
          <table:table-cell office:value-type="float" office:value="166.4865" calcext:value-type="float">
            <text:p>166.4865</text:p>
          </table:table-cell>
          <table:table-cell table:formula="of:=[.J85]-[.E85]" office:value-type="float" office:value="11.2737" calcext:value-type="float">
            <text:p>11.2737</text:p>
          </table:table-cell>
          <table:table-cell table:number-columns-repeated="2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542" calcext:value-type="float">
            <text:p>0.542</text:p>
          </table:table-cell>
          <table:table-cell office:value-type="float" office:value="97.4386" calcext:value-type="float">
            <text:p>97.4386</text:p>
          </table:table-cell>
          <table:table-cell office:value-type="float" office:value="38.9846" calcext:value-type="float">
            <text:p>38.9846</text:p>
          </table:table-cell>
          <table:table-cell office:value-type="float" office:value="136.4232" calcext:value-type="float">
            <text:p>136.4232</text:p>
          </table:table-cell>
          <table:table-cell office:value-type="float" office:value="0.549536" calcext:value-type="float">
            <text:p>0.549536</text:p>
          </table:table-cell>
          <table:table-cell office:value-type="float" office:value="3.3762" calcext:value-type="float">
            <text:p>3.3762</text:p>
          </table:table-cell>
          <table:table-cell office:value-type="float" office:value="89.7545" calcext:value-type="float">
            <text:p>89.7545</text:p>
          </table:table-cell>
          <table:table-cell office:value-type="float" office:value="57.6964" calcext:value-type="float">
            <text:p>57.6964</text:p>
          </table:table-cell>
          <table:table-cell office:value-type="float" office:value="147.4509" calcext:value-type="float">
            <text:p>147.4509</text:p>
          </table:table-cell>
          <table:table-cell table:formula="of:=[.J86]-[.E86]" office:value-type="float" office:value="11.0277" calcext:value-type="float">
            <text:p>11.0277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754" calcext:value-type="float">
            <text:p>0.754</text:p>
          </table:table-cell>
          <table:table-cell office:value-type="float" office:value="96.8276" calcext:value-type="float">
            <text:p>96.8276</text:p>
          </table:table-cell>
          <table:table-cell office:value-type="float" office:value="32.298" calcext:value-type="float">
            <text:p>32.298</text:p>
          </table:table-cell>
          <table:table-cell office:value-type="float" office:value="129.1256" calcext:value-type="float">
            <text:p>129.1256</text:p>
          </table:table-cell>
          <table:table-cell office:value-type="float" office:value="0.466487" calcext:value-type="float">
            <text:p>0.466487</text:p>
          </table:table-cell>
          <table:table-cell office:value-type="float" office:value="0.784826" calcext:value-type="float">
            <text:p>0.784826</text:p>
          </table:table-cell>
          <table:table-cell office:value-type="float" office:value="90.4828" calcext:value-type="float">
            <text:p>90.4828</text:p>
          </table:table-cell>
          <table:table-cell office:value-type="float" office:value="49.228" calcext:value-type="float">
            <text:p>49.228</text:p>
          </table:table-cell>
          <table:table-cell office:value-type="float" office:value="139.7108" calcext:value-type="float">
            <text:p>139.7108</text:p>
          </table:table-cell>
          <table:table-cell table:formula="of:=[.J87]-[.E87]" office:value-type="float" office:value="10.5852" calcext:value-type="float">
            <text:p>10.5852</text:p>
          </table:table-cell>
          <table:table-cell table:number-columns-repeated="2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724" calcext:value-type="float">
            <text:p>0.724</text:p>
          </table:table-cell>
          <table:table-cell office:value-type="float" office:value="90.6977" calcext:value-type="float">
            <text:p>90.6977</text:p>
          </table:table-cell>
          <table:table-cell office:value-type="float" office:value="52.2929" calcext:value-type="float">
            <text:p>52.2929</text:p>
          </table:table-cell>
          <table:table-cell office:value-type="float" office:value="142.9906" calcext:value-type="float">
            <text:p>142.9906</text:p>
          </table:table-cell>
          <table:table-cell office:value-type="float" office:value="0.448602" calcext:value-type="float">
            <text:p>0.448602</text:p>
          </table:table-cell>
          <table:table-cell office:value-type="float" office:value="-3.32429" calcext:value-type="float">
            <text:p>-3.32429</text:p>
          </table:table-cell>
          <table:table-cell office:value-type="float" office:value="90.6977" calcext:value-type="float">
            <text:p>90.6977</text:p>
          </table:table-cell>
          <table:table-cell office:value-type="float" office:value="73.1879" calcext:value-type="float">
            <text:p>73.1879</text:p>
          </table:table-cell>
          <table:table-cell office:value-type="float" office:value="163.8856" calcext:value-type="float">
            <text:p>163.8856</text:p>
          </table:table-cell>
          <table:table-cell table:formula="of:=[.J88]-[.E88]" office:value-type="float" office:value="20.895" calcext:value-type="float">
            <text:p>20.895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766" calcext:value-type="float">
            <text:p>0.766</text:p>
          </table:table-cell>
          <table:table-cell office:value-type="float" office:value="72.8814" calcext:value-type="float">
            <text:p>72.8814</text:p>
          </table:table-cell>
          <table:table-cell office:value-type="float" office:value="38.3412" calcext:value-type="float">
            <text:p>38.3412</text:p>
          </table:table-cell>
          <table:table-cell office:value-type="float" office:value="111.2226" calcext:value-type="float">
            <text:p>111.2226</text:p>
          </table:table-cell>
          <table:table-cell office:value-type="float" office:value="0.290914" calcext:value-type="float">
            <text:p>0.290914</text:p>
          </table:table-cell>
          <table:table-cell office:value-type="float" office:value="5.4322" calcext:value-type="float">
            <text:p>5.4322</text:p>
          </table:table-cell>
          <table:table-cell office:value-type="float" office:value="72.8814" calcext:value-type="float">
            <text:p>72.8814</text:p>
          </table:table-cell>
          <table:table-cell office:value-type="float" office:value="37.4882" calcext:value-type="float">
            <text:p>37.4882</text:p>
          </table:table-cell>
          <table:table-cell office:value-type="float" office:value="110.3696" calcext:value-type="float">
            <text:p>110.3696</text:p>
          </table:table-cell>
          <table:table-cell table:formula="of:=[.J89]-[.E89]" office:value-type="float" office:value="-0.852999999999994" calcext:value-type="float">
            <text:p>-0.853</text:p>
          </table:table-cell>
          <table:table-cell table:number-columns-repeated="2"/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12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12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12"/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12"/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12"/>
        </table:table-row>
        <table:table-row table:style-name="ro1">
          <table:table-cell office:value-type="float" office:value="211" calcext:value-type="float">
            <text:p>211</text:p>
          </table:table-cell>
          <table:table-cell table:number-columns-repeated="12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12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12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12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12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12"/>
        </table:table-row>
        <table:table-row table:style-name="ro1">
          <table:table-cell office:value-type="float" office:value="271" calcext:value-type="float">
            <text:p>271</text:p>
          </table:table-cell>
          <table:table-cell table:style-name="ce2" office:value-type="float" office:value="0.852" calcext:value-type="float">
            <text:p>0.852</text:p>
          </table:table-cell>
          <table:table-cell office:value-type="float" office:value="100" calcext:value-type="float">
            <text:p>100</text:p>
          </table:table-cell>
          <table:table-cell office:value-type="float" office:value="49.2236" calcext:value-type="float">
            <text:p>49.2236</text:p>
          </table:table-cell>
          <table:table-cell office:value-type="float" office:value="149.2236" calcext:value-type="float">
            <text:p>149.2236</text:p>
          </table:table-cell>
          <table:table-cell office:value-type="float" office:value="0.658967" calcext:value-type="float">
            <text:p>0.658967</text:p>
          </table:table-cell>
          <table:table-cell office:value-type="float" office:value="-1.4902" calcext:value-type="float">
            <text:p>-1.4902</text:p>
          </table:table-cell>
          <table:table-cell office:value-type="float" office:value="100" calcext:value-type="float">
            <text:p>100</text:p>
          </table:table-cell>
          <table:table-cell office:value-type="float" office:value="77.3292" calcext:value-type="float">
            <text:p>77.3292</text:p>
          </table:table-cell>
          <table:table-cell office:value-type="float" office:value="177.3292" calcext:value-type="float">
            <text:p>177.3292</text:p>
          </table:table-cell>
          <table:table-cell table:formula="of:=[.J101]-[.E101]" office:value-type="float" office:value="28.1056" calcext:value-type="float">
            <text:p>28.1056</text:p>
          </table:table-cell>
          <table:table-cell table:number-columns-repeated="2"/>
        </table:table-row>
        <table:table-row table:style-name="ro1">
          <table:table-cell office:value-type="float" office:value="281" calcext:value-type="float">
            <text:p>281</text:p>
          </table:table-cell>
          <table:table-cell table:style-name="ce2" office:value-type="float" office:value="0.851" calcext:value-type="float">
            <text:p>0.851</text:p>
          </table:table-cell>
          <table:table-cell office:value-type="float" office:value="100" calcext:value-type="float">
            <text:p>100</text:p>
          </table:table-cell>
          <table:table-cell office:value-type="float" office:value="40.597" calcext:value-type="float">
            <text:p>40.597</text:p>
          </table:table-cell>
          <table:table-cell office:value-type="float" office:value="140.597" calcext:value-type="float">
            <text:p>140.597</text:p>
          </table:table-cell>
          <table:table-cell office:value-type="float" office:value="0.640856" calcext:value-type="float">
            <text:p>0.640856</text:p>
          </table:table-cell>
          <table:table-cell office:value-type="float" office:value="0.759259" calcext:value-type="float">
            <text:p>0.759259</text:p>
          </table:table-cell>
          <table:table-cell office:value-type="float" office:value="100" calcext:value-type="float">
            <text:p>100</text:p>
          </table:table-cell>
          <table:table-cell office:value-type="float" office:value="72.9353" calcext:value-type="float">
            <text:p>72.9353</text:p>
          </table:table-cell>
          <table:table-cell office:value-type="float" office:value="172.9353" calcext:value-type="float">
            <text:p>172.9353</text:p>
          </table:table-cell>
          <table:table-cell table:formula="of:=[.J102]-[.E102]" office:value-type="float" office:value="32.3383" calcext:value-type="float">
            <text:p>32.3383</text:p>
          </table:table-cell>
          <table:table-cell table:number-columns-repeated="2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.798" calcext:value-type="float">
            <text:p>0.798</text:p>
          </table:table-cell>
          <table:table-cell office:value-type="float" office:value="100" calcext:value-type="float">
            <text:p>100</text:p>
          </table:table-cell>
          <table:table-cell office:value-type="float" office:value="39.1304" calcext:value-type="float">
            <text:p>39.1304</text:p>
          </table:table-cell>
          <table:table-cell office:value-type="float" office:value="139.1304" calcext:value-type="float">
            <text:p>139.1304</text:p>
          </table:table-cell>
          <table:table-cell office:value-type="float" office:value="0.634401" calcext:value-type="float">
            <text:p>0.634401</text:p>
          </table:table-cell>
          <table:table-cell office:value-type="float" office:value="0.502049" calcext:value-type="float">
            <text:p>0.502049</text:p>
          </table:table-cell>
          <table:table-cell office:value-type="float" office:value="100" calcext:value-type="float">
            <text:p>100</text:p>
          </table:table-cell>
          <table:table-cell office:value-type="float" office:value="68.7327" calcext:value-type="float">
            <text:p>68.7327</text:p>
          </table:table-cell>
          <table:table-cell office:value-type="float" office:value="168.7327" calcext:value-type="float">
            <text:p>168.7327</text:p>
          </table:table-cell>
          <table:table-cell table:formula="of:=[.J103]-[.E103]" office:value-type="float" office:value="29.6023" calcext:value-type="float">
            <text:p>29.6023</text:p>
          </table:table-cell>
          <table:table-cell table:number-columns-repeated="2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.791" calcext:value-type="float">
            <text:p>0.791</text:p>
          </table:table-cell>
          <table:table-cell office:value-type="float" office:value="99.4709" calcext:value-type="float">
            <text:p>99.4709</text:p>
          </table:table-cell>
          <table:table-cell office:value-type="float" office:value="44.2506" calcext:value-type="float">
            <text:p>44.2506</text:p>
          </table:table-cell>
          <table:table-cell office:value-type="float" office:value="143.7215" calcext:value-type="float">
            <text:p>143.7215</text:p>
          </table:table-cell>
          <table:table-cell office:value-type="float" office:value="0.597232" calcext:value-type="float">
            <text:p>0.597232</text:p>
          </table:table-cell>
          <table:table-cell office:value-type="float" office:value="0.740741" calcext:value-type="float">
            <text:p>0.740741</text:p>
          </table:table-cell>
          <table:table-cell office:value-type="float" office:value="99.4709" calcext:value-type="float">
            <text:p>99.4709</text:p>
          </table:table-cell>
          <table:table-cell office:value-type="float" office:value="70.1031" calcext:value-type="float">
            <text:p>70.1031</text:p>
          </table:table-cell>
          <table:table-cell office:value-type="float" office:value="169.574" calcext:value-type="float">
            <text:p>169.574</text:p>
          </table:table-cell>
          <table:table-cell table:formula="of:=[.J104]-[.E104]" office:value-type="float" office:value="25.8525" calcext:value-type="float">
            <text:p>25.8525</text:p>
          </table:table-cell>
          <table:table-cell table:number-columns-repeated="2"/>
        </table:table-row>
        <table:table-row table:style-name="ro1">
          <table:table-cell office:value-type="float" office:value="311" calcext:value-type="float">
            <text:p>311</text:p>
          </table:table-cell>
          <table:table-cell table:style-name="ce2" office:value-type="float" office:value="0.806" calcext:value-type="float">
            <text:p>0.806</text:p>
          </table:table-cell>
          <table:table-cell office:value-type="float" office:value="100" calcext:value-type="float">
            <text:p>100</text:p>
          </table:table-cell>
          <table:table-cell office:value-type="float" office:value="41.1673" calcext:value-type="float">
            <text:p>41.1673</text:p>
          </table:table-cell>
          <table:table-cell office:value-type="float" office:value="141.1673" calcext:value-type="float">
            <text:p>141.1673</text:p>
          </table:table-cell>
          <table:table-cell office:value-type="float" office:value="0.549114" calcext:value-type="float">
            <text:p>0.549114</text:p>
          </table:table-cell>
          <table:table-cell office:value-type="float" office:value="-2.72857" calcext:value-type="float">
            <text:p>-2.72857</text:p>
          </table:table-cell>
          <table:table-cell office:value-type="float" office:value="100" calcext:value-type="float">
            <text:p>100</text:p>
          </table:table-cell>
          <table:table-cell office:value-type="float" office:value="60.7782" calcext:value-type="float">
            <text:p>60.7782</text:p>
          </table:table-cell>
          <table:table-cell office:value-type="float" office:value="160.7782" calcext:value-type="float">
            <text:p>160.7782</text:p>
          </table:table-cell>
          <table:table-cell table:formula="of:=[.J105]-[.E105]" office:value-type="float" office:value="19.6109" calcext:value-type="float">
            <text:p>19.6109</text:p>
          </table:table-cell>
          <table:table-cell table:number-columns-repeated="2"/>
        </table:table-row>
        <table:table-row table:style-name="ro1">
          <table:table-cell office:value-type="float" office:value="321" calcext:value-type="float">
            <text:p>321</text:p>
          </table:table-cell>
          <table:table-cell table:style-name="ce2" office:value-type="float" office:value="0.84" calcext:value-type="float">
            <text:p>0.84</text:p>
          </table:table-cell>
          <table:table-cell office:value-type="float" office:value="100" calcext:value-type="float">
            <text:p>100</text:p>
          </table:table-cell>
          <table:table-cell office:value-type="float" office:value="40.3864" calcext:value-type="float">
            <text:p>40.3864</text:p>
          </table:table-cell>
          <table:table-cell office:value-type="float" office:value="140.3864" calcext:value-type="float">
            <text:p>140.3864</text:p>
          </table:table-cell>
          <table:table-cell office:value-type="float" office:value="0.637704" calcext:value-type="float">
            <text:p>0.637704</text:p>
          </table:table-cell>
          <table:table-cell office:value-type="float" office:value="1.53582" calcext:value-type="float">
            <text:p>1.53582</text:p>
          </table:table-cell>
          <table:table-cell office:value-type="float" office:value="100" calcext:value-type="float">
            <text:p>100</text:p>
          </table:table-cell>
          <table:table-cell office:value-type="float" office:value="72.8611" calcext:value-type="float">
            <text:p>72.8611</text:p>
          </table:table-cell>
          <table:table-cell office:value-type="float" office:value="172.8611" calcext:value-type="float">
            <text:p>172.8611</text:p>
          </table:table-cell>
          <table:table-cell table:formula="of:=[.J106]-[.E106]" office:value-type="float" office:value="32.4747" calcext:value-type="float">
            <text:p>32.4747</text:p>
          </table:table-cell>
          <table:table-cell table:number-columns-repeated="2"/>
        </table:table-row>
        <table:table-row table:style-name="ro1">
          <table:table-cell office:value-type="float" office:value="331" calcext:value-type="float">
            <text:p>331</text:p>
          </table:table-cell>
          <table:table-cell table:style-name="ce2" office:value-type="float" office:value="0.826" calcext:value-type="float">
            <text:p>0.826</text:p>
          </table:table-cell>
          <table:table-cell office:value-type="float" office:value="100" calcext:value-type="float">
            <text:p>100</text:p>
          </table:table-cell>
          <table:table-cell office:value-type="float" office:value="28.903" calcext:value-type="float">
            <text:p>28.903</text:p>
          </table:table-cell>
          <table:table-cell office:value-type="float" office:value="128.903" calcext:value-type="float">
            <text:p>128.903</text:p>
          </table:table-cell>
          <table:table-cell office:value-type="float" office:value="0.607383" calcext:value-type="float">
            <text:p>0.607383</text:p>
          </table:table-cell>
          <table:table-cell office:value-type="float" office:value="2.89943" calcext:value-type="float">
            <text:p>2.89943</text:p>
          </table:table-cell>
          <table:table-cell office:value-type="float" office:value="100" calcext:value-type="float">
            <text:p>100</text:p>
          </table:table-cell>
          <table:table-cell office:value-type="float" office:value="63.1857" calcext:value-type="float">
            <text:p>63.1857</text:p>
          </table:table-cell>
          <table:table-cell office:value-type="float" office:value="163.1857" calcext:value-type="float">
            <text:p>163.1857</text:p>
          </table:table-cell>
          <table:table-cell table:formula="of:=[.J107]-[.E107]" office:value-type="float" office:value="34.2827" calcext:value-type="float">
            <text:p>34.2827</text:p>
          </table:table-cell>
          <table:table-cell table:number-columns-repeated="2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0.748" calcext:value-type="float">
            <text:p>0.748</text:p>
          </table:table-cell>
          <table:table-cell office:value-type="float" office:value="99.3392" calcext:value-type="float">
            <text:p>99.3392</text:p>
          </table:table-cell>
          <table:table-cell office:value-type="float" office:value="21.3919" calcext:value-type="float">
            <text:p>21.3919</text:p>
          </table:table-cell>
          <table:table-cell office:value-type="float" office:value="120.7311" calcext:value-type="float">
            <text:p>120.7311</text:p>
          </table:table-cell>
          <table:table-cell office:value-type="float" office:value="0.532903" calcext:value-type="float">
            <text:p>0.532903</text:p>
          </table:table-cell>
          <table:table-cell office:value-type="float" office:value="2.77203" calcext:value-type="float">
            <text:p>2.77203</text:p>
          </table:table-cell>
          <table:table-cell office:value-type="float" office:value="99.3392" calcext:value-type="float">
            <text:p>99.3392</text:p>
          </table:table-cell>
          <table:table-cell office:value-type="float" office:value="52.2533" calcext:value-type="float">
            <text:p>52.2533</text:p>
          </table:table-cell>
          <table:table-cell office:value-type="float" office:value="151.5925" calcext:value-type="float">
            <text:p>151.5925</text:p>
          </table:table-cell>
          <table:table-cell table:formula="of:=[.J108]-[.E108]" office:value-type="float" office:value="30.8614" calcext:value-type="float">
            <text:p>30.8614</text:p>
          </table:table-cell>
          <table:table-cell table:number-columns-repeated="2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0.777" calcext:value-type="float">
            <text:p>0.777</text:p>
          </table:table-cell>
          <table:table-cell office:value-type="float" office:value="99.3342" calcext:value-type="float">
            <text:p>99.3342</text:p>
          </table:table-cell>
          <table:table-cell office:value-type="float" office:value="16.0519" calcext:value-type="float">
            <text:p>16.0519</text:p>
          </table:table-cell>
          <table:table-cell office:value-type="float" office:value="115.3861" calcext:value-type="float">
            <text:p>115.3861</text:p>
          </table:table-cell>
          <table:table-cell office:value-type="float" office:value="0.556395" calcext:value-type="float">
            <text:p>0.556395</text:p>
          </table:table-cell>
          <table:table-cell office:value-type="float" office:value="1.45539" calcext:value-type="float">
            <text:p>1.45539</text:p>
          </table:table-cell>
          <table:table-cell office:value-type="float" office:value="98.8016" calcext:value-type="float">
            <text:p>98.8016</text:p>
          </table:table-cell>
          <table:table-cell office:value-type="float" office:value="56.7792" calcext:value-type="float">
            <text:p>56.7792</text:p>
          </table:table-cell>
          <table:table-cell office:value-type="float" office:value="155.5808" calcext:value-type="float">
            <text:p>155.5808</text:p>
          </table:table-cell>
          <table:table-cell table:formula="of:=[.J109]-[.E109]" office:value-type="float" office:value="40.1947" calcext:value-type="float">
            <text:p>40.1947</text:p>
          </table:table-cell>
          <table:table-cell table:number-columns-repeated="2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0.743" calcext:value-type="float">
            <text:p>0.743</text:p>
          </table:table-cell>
          <table:table-cell office:value-type="float" office:value="99.729" calcext:value-type="float">
            <text:p>99.729</text:p>
          </table:table-cell>
          <table:table-cell office:value-type="float" office:value="18.6912" calcext:value-type="float">
            <text:p>18.6912</text:p>
          </table:table-cell>
          <table:table-cell office:value-type="float" office:value="118.4202" calcext:value-type="float">
            <text:p>118.4202</text:p>
          </table:table-cell>
          <table:table-cell office:value-type="float" office:value="0.522201" calcext:value-type="float">
            <text:p>0.522201</text:p>
          </table:table-cell>
          <table:table-cell office:value-type="float" office:value="3.10569" calcext:value-type="float">
            <text:p>3.10569</text:p>
          </table:table-cell>
          <table:table-cell office:value-type="float" office:value="99.729" calcext:value-type="float">
            <text:p>99.729</text:p>
          </table:table-cell>
          <table:table-cell office:value-type="float" office:value="47.8751" calcext:value-type="float">
            <text:p>47.8751</text:p>
          </table:table-cell>
          <table:table-cell office:value-type="float" office:value="147.6041" calcext:value-type="float">
            <text:p>147.6041</text:p>
          </table:table-cell>
          <table:table-cell table:formula="of:=[.J110]-[.E110]" office:value-type="float" office:value="29.1839" calcext:value-type="float">
            <text:p>29.1839</text:p>
          </table:table-cell>
          <table:table-cell table:number-columns-repeated="2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0.779" calcext:value-type="float">
            <text:p>0.779</text:p>
          </table:table-cell>
          <table:table-cell office:value-type="float" office:value="95.6188" calcext:value-type="float">
            <text:p>95.6188</text:p>
          </table:table-cell>
          <table:table-cell office:value-type="float" office:value="13.4861" calcext:value-type="float">
            <text:p>13.4861</text:p>
          </table:table-cell>
          <table:table-cell office:value-type="float" office:value="109.1049" calcext:value-type="float">
            <text:p>109.1049</text:p>
          </table:table-cell>
          <table:table-cell office:value-type="float" office:value="0.510744" calcext:value-type="float">
            <text:p>0.510744</text:p>
          </table:table-cell>
          <table:table-cell office:value-type="float" office:value="3.75356" calcext:value-type="float">
            <text:p>3.75356</text:p>
          </table:table-cell>
          <table:table-cell office:value-type="float" office:value="95.6188" calcext:value-type="float">
            <text:p>95.6188</text:p>
          </table:table-cell>
          <table:table-cell office:value-type="float" office:value="44.8773" calcext:value-type="float">
            <text:p>44.8773</text:p>
          </table:table-cell>
          <table:table-cell office:value-type="float" office:value="140.4961" calcext:value-type="float">
            <text:p>140.4961</text:p>
          </table:table-cell>
          <table:table-cell table:formula="of:=[.J111]-[.E111]" office:value-type="float" office:value="31.3912" calcext:value-type="float">
            <text:p>31.3912</text:p>
          </table:table-cell>
          <table:table-cell table:number-columns-repeated="2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0.793" calcext:value-type="float">
            <text:p>0.793</text:p>
          </table:table-cell>
          <table:table-cell office:value-type="float" office:value="99.3644" calcext:value-type="float">
            <text:p>99.3644</text:p>
          </table:table-cell>
          <table:table-cell office:value-type="float" office:value="20.6265" calcext:value-type="float">
            <text:p>20.6265</text:p>
          </table:table-cell>
          <table:table-cell office:value-type="float" office:value="119.9909" calcext:value-type="float">
            <text:p>119.9909</text:p>
          </table:table-cell>
          <table:table-cell office:value-type="float" office:value="0.551569" calcext:value-type="float">
            <text:p>0.551569</text:p>
          </table:table-cell>
          <table:table-cell office:value-type="float" office:value="6.16702" calcext:value-type="float">
            <text:p>6.16702</text:p>
          </table:table-cell>
          <table:table-cell office:value-type="float" office:value="99.3644" calcext:value-type="float">
            <text:p>99.3644</text:p>
          </table:table-cell>
          <table:table-cell office:value-type="float" office:value="70.7079" calcext:value-type="float">
            <text:p>70.7079</text:p>
          </table:table-cell>
          <table:table-cell office:value-type="float" office:value="170.0723" calcext:value-type="float">
            <text:p>170.0723</text:p>
          </table:table-cell>
          <table:table-cell table:formula="of:=[.J112]-[.E112]" office:value-type="float" office:value="50.0814" calcext:value-type="float">
            <text:p>50.0814</text:p>
          </table:table-cell>
          <table:table-cell table:number-columns-repeated="2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0.753" calcext:value-type="float">
            <text:p>0.753</text:p>
          </table:table-cell>
          <table:table-cell office:value-type="float" office:value="92.4701" calcext:value-type="float">
            <text:p>92.4701</text:p>
          </table:table-cell>
          <table:table-cell office:value-type="float" office:value="21.9302" calcext:value-type="float">
            <text:p>21.9302</text:p>
          </table:table-cell>
          <table:table-cell office:value-type="float" office:value="114.4003" calcext:value-type="float">
            <text:p>114.4003</text:p>
          </table:table-cell>
          <table:table-cell office:value-type="float" office:value="0.535571" calcext:value-type="float">
            <text:p>0.535571</text:p>
          </table:table-cell>
          <table:table-cell office:value-type="float" office:value="5.3392" calcext:value-type="float">
            <text:p>5.3392</text:p>
          </table:table-cell>
          <table:table-cell office:value-type="float" office:value="92.3997" calcext:value-type="float">
            <text:p>92.3997</text:p>
          </table:table-cell>
          <table:table-cell office:value-type="float" office:value="65.4209" calcext:value-type="float">
            <text:p>65.4209</text:p>
          </table:table-cell>
          <table:table-cell office:value-type="float" office:value="157.8206" calcext:value-type="float">
            <text:p>157.8206</text:p>
          </table:table-cell>
          <table:table-cell table:formula="of:=[.J113]-[.E113]" office:value-type="float" office:value="43.4203" calcext:value-type="float">
            <text:p>43.4203</text:p>
          </table:table-cell>
          <table:table-cell table:number-columns-repeated="2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0.692" calcext:value-type="float">
            <text:p>0.692</text:p>
          </table:table-cell>
          <table:table-cell office:value-type="float" office:value="94.5976" calcext:value-type="float">
            <text:p>94.5976</text:p>
          </table:table-cell>
          <table:table-cell office:value-type="float" office:value="22.5201" calcext:value-type="float">
            <text:p>22.5201</text:p>
          </table:table-cell>
          <table:table-cell office:value-type="float" office:value="117.1177" calcext:value-type="float">
            <text:p>117.1177</text:p>
          </table:table-cell>
          <table:table-cell office:value-type="float" office:value="0.549548" calcext:value-type="float">
            <text:p>0.549548</text:p>
          </table:table-cell>
          <table:table-cell office:value-type="float" office:value="7.55177" calcext:value-type="float">
            <text:p>7.55177</text:p>
          </table:table-cell>
          <table:table-cell office:value-type="float" office:value="94.4851" calcext:value-type="float">
            <text:p>94.4851</text:p>
          </table:table-cell>
          <table:table-cell office:value-type="float" office:value="74.9904" calcext:value-type="float">
            <text:p>74.9904</text:p>
          </table:table-cell>
          <table:table-cell office:value-type="float" office:value="169.4755" calcext:value-type="float">
            <text:p>169.4755</text:p>
          </table:table-cell>
          <table:table-cell table:formula="of:=[.J114]-[.E114]" office:value-type="float" office:value="52.3578" calcext:value-type="float">
            <text:p>52.3578</text:p>
          </table:table-cell>
          <table:table-cell table:number-columns-repeated="2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0.769" calcext:value-type="float">
            <text:p>0.769</text:p>
          </table:table-cell>
          <table:table-cell office:value-type="float" office:value="92.452" calcext:value-type="float">
            <text:p>92.452</text:p>
          </table:table-cell>
          <table:table-cell office:value-type="float" office:value="23.6516" calcext:value-type="float">
            <text:p>23.6516</text:p>
          </table:table-cell>
          <table:table-cell office:value-type="float" office:value="116.1036" calcext:value-type="float">
            <text:p>116.1036</text:p>
          </table:table-cell>
          <table:table-cell office:value-type="float" office:value="0.552687" calcext:value-type="float">
            <text:p>0.552687</text:p>
          </table:table-cell>
          <table:table-cell office:value-type="float" office:value="7.64136" calcext:value-type="float">
            <text:p>7.64136</text:p>
          </table:table-cell>
          <table:table-cell office:value-type="float" office:value="92.452" calcext:value-type="float">
            <text:p>92.452</text:p>
          </table:table-cell>
          <table:table-cell office:value-type="float" office:value="76.5306" calcext:value-type="float">
            <text:p>76.5306</text:p>
          </table:table-cell>
          <table:table-cell office:value-type="float" office:value="168.9826" calcext:value-type="float">
            <text:p>168.9826</text:p>
          </table:table-cell>
          <table:table-cell table:formula="of:=[.J115]-[.E115]" office:value-type="float" office:value="52.879" calcext:value-type="float">
            <text:p>52.879</text:p>
          </table:table-cell>
          <table:table-cell table:number-columns-repeated="2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0.759" calcext:value-type="float">
            <text:p>0.759</text:p>
          </table:table-cell>
          <table:table-cell office:value-type="float" office:value="92.1158" calcext:value-type="float">
            <text:p>92.1158</text:p>
          </table:table-cell>
          <table:table-cell office:value-type="float" office:value="25.9178" calcext:value-type="float">
            <text:p>25.9178</text:p>
          </table:table-cell>
          <table:table-cell office:value-type="float" office:value="118.0336" calcext:value-type="float">
            <text:p>118.0336</text:p>
          </table:table-cell>
          <table:table-cell office:value-type="float" office:value="0.453573" calcext:value-type="float">
            <text:p>0.453573</text:p>
          </table:table-cell>
          <table:table-cell office:value-type="float" office:value="4.3938" calcext:value-type="float">
            <text:p>4.3938</text:p>
          </table:table-cell>
          <table:table-cell office:value-type="float" office:value="92.1158" calcext:value-type="float">
            <text:p>92.1158</text:p>
          </table:table-cell>
          <table:table-cell office:value-type="float" office:value="62.2247" calcext:value-type="float">
            <text:p>62.2247</text:p>
          </table:table-cell>
          <table:table-cell office:value-type="float" office:value="154.3405" calcext:value-type="float">
            <text:p>154.3405</text:p>
          </table:table-cell>
          <table:table-cell table:formula="of:=[.J116]-[.E116]" office:value-type="float" office:value="36.3069" calcext:value-type="float">
            <text:p>36.3069</text:p>
          </table:table-cell>
          <table:table-cell table:number-columns-repeated="2"/>
        </table:table-row>
        <table:table-row table:style-name="ro1" table:number-rows-repeated="4">
          <table:table-cell table:number-columns-repeated="13"/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float" office:value="0.711" calcext:value-type="float">
            <text:p>0.711</text:p>
          </table:table-cell>
          <table:table-cell office:value-type="float" office:value="100" calcext:value-type="float">
            <text:p>100</text:p>
          </table:table-cell>
          <table:table-cell office:value-type="float" office:value="14.4099" calcext:value-type="float">
            <text:p>14.4099</text:p>
          </table:table-cell>
          <table:table-cell office:value-type="float" office:value="114.4099" calcext:value-type="float">
            <text:p>114.4099</text:p>
          </table:table-cell>
          <table:table-cell office:value-type="float" office:value="0.506759" calcext:value-type="float">
            <text:p>0.506759</text:p>
          </table:table-cell>
          <table:table-cell office:value-type="float" office:value="1.72308" calcext:value-type="float">
            <text:p>1.72308</text:p>
          </table:table-cell>
          <table:table-cell office:value-type="float" office:value="100" calcext:value-type="float">
            <text:p>100</text:p>
          </table:table-cell>
          <table:table-cell office:value-type="float" office:value="38.5093" calcext:value-type="float">
            <text:p>38.5093</text:p>
          </table:table-cell>
          <table:table-cell office:value-type="float" office:value="138.5093" calcext:value-type="float">
            <text:p>138.5093</text:p>
          </table:table-cell>
          <table:table-cell table:formula="of:=[.J121]-[.E121]" office:value-type="float" office:value="24.0994" calcext:value-type="float">
            <text:p>24.0994</text:p>
          </table:table-cell>
          <table:table-cell table:number-columns-repeated="2"/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float" office:value="0.789" calcext:value-type="float">
            <text:p>0.789</text:p>
          </table:table-cell>
          <table:table-cell office:value-type="float" office:value="100" calcext:value-type="float">
            <text:p>100</text:p>
          </table:table-cell>
          <table:table-cell office:value-type="float" office:value="15.9018" calcext:value-type="float">
            <text:p>15.9018</text:p>
          </table:table-cell>
          <table:table-cell office:value-type="float" office:value="115.9018" calcext:value-type="float">
            <text:p>115.9018</text:p>
          </table:table-cell>
          <table:table-cell office:value-type="float" office:value="0.637427" calcext:value-type="float">
            <text:p>0.637427</text:p>
          </table:table-cell>
          <table:table-cell office:value-type="float" office:value="4.16667" calcext:value-type="float">
            <text:p>4.16667</text:p>
          </table:table-cell>
          <table:table-cell office:value-type="float" office:value="100" calcext:value-type="float">
            <text:p>100</text:p>
          </table:table-cell>
          <table:table-cell office:value-type="float" office:value="50.587" calcext:value-type="float">
            <text:p>50.587</text:p>
          </table:table-cell>
          <table:table-cell office:value-type="float" office:value="150.587" calcext:value-type="float">
            <text:p>150.587</text:p>
          </table:table-cell>
          <table:table-cell table:formula="of:=[.J122]-[.E122]" office:value-type="float" office:value="34.6852" calcext:value-type="float">
            <text:p>34.6852</text:p>
          </table:table-cell>
          <table:table-cell table:number-columns-repeated="2"/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float" office:value="0.748" calcext:value-type="float">
            <text:p>0.748</text:p>
          </table:table-cell>
          <table:table-cell office:value-type="float" office:value="100" calcext:value-type="float">
            <text:p>100</text:p>
          </table:table-cell>
          <table:table-cell office:value-type="float" office:value="28.5558" calcext:value-type="float">
            <text:p>28.5558</text:p>
          </table:table-cell>
          <table:table-cell office:value-type="float" office:value="128.5558" calcext:value-type="float">
            <text:p>128.5558</text:p>
          </table:table-cell>
          <table:table-cell office:value-type="float" office:value="0.573702" calcext:value-type="float">
            <text:p>0.573702</text:p>
          </table:table-cell>
          <table:table-cell office:value-type="float" office:value="2.64189" calcext:value-type="float">
            <text:p>2.64189</text:p>
          </table:table-cell>
          <table:table-cell office:value-type="float" office:value="100" calcext:value-type="float">
            <text:p>100</text:p>
          </table:table-cell>
          <table:table-cell office:value-type="float" office:value="47.4836" calcext:value-type="float">
            <text:p>47.4836</text:p>
          </table:table-cell>
          <table:table-cell office:value-type="float" office:value="147.4836" calcext:value-type="float">
            <text:p>147.4836</text:p>
          </table:table-cell>
          <table:table-cell table:formula="of:=[.J123]-[.E123]" office:value-type="float" office:value="18.9278" calcext:value-type="float">
            <text:p>18.9278</text:p>
          </table:table-cell>
          <table:table-cell table:number-columns-repeated="2"/>
        </table:table-row>
        <table:table-row table:style-name="ro1">
          <table:table-cell office:value-type="float" office:value="1091" calcext:value-type="float">
            <text:p>1091</text:p>
          </table:table-cell>
          <table:table-cell table:style-name="ce2" office:value-type="float" office:value="0.798" calcext:value-type="float">
            <text:p>0.798</text:p>
          </table:table-cell>
          <table:table-cell office:value-type="float" office:value="98.2456" calcext:value-type="float">
            <text:p>98.2456</text:p>
          </table:table-cell>
          <table:table-cell office:value-type="float" office:value="24.4784" calcext:value-type="float">
            <text:p>24.4784</text:p>
          </table:table-cell>
          <table:table-cell office:value-type="float" office:value="122.724" calcext:value-type="float">
            <text:p>122.724</text:p>
          </table:table-cell>
          <table:table-cell office:value-type="float" office:value="0.622556" calcext:value-type="float">
            <text:p>0.622556</text:p>
          </table:table-cell>
          <table:table-cell office:value-type="float" office:value="-1.70175" calcext:value-type="float">
            <text:p>-1.70175</text:p>
          </table:table-cell>
          <table:table-cell office:value-type="float" office:value="98.2456" calcext:value-type="float">
            <text:p>98.2456</text:p>
          </table:table-cell>
          <table:table-cell office:value-type="float" office:value="47.1488" calcext:value-type="float">
            <text:p>47.1488</text:p>
          </table:table-cell>
          <table:table-cell office:value-type="float" office:value="145.3944" calcext:value-type="float">
            <text:p>145.3944</text:p>
          </table:table-cell>
          <table:table-cell table:formula="of:=[.J124]-[.E124]" office:value-type="float" office:value="22.6704" calcext:value-type="float">
            <text:p>22.6704</text:p>
          </table:table-cell>
          <table:table-cell table:number-columns-repeated="2"/>
        </table:table-row>
        <table:table-row table:style-name="ro1">
          <table:table-cell office:value-type="float" office:value="1101" calcext:value-type="float">
            <text:p>1101</text:p>
          </table:table-cell>
          <table:table-cell table:style-name="ce2" office:value-type="float" office:value="0.848" calcext:value-type="float">
            <text:p>0.848</text:p>
          </table:table-cell>
          <table:table-cell office:value-type="float" office:value="100" calcext:value-type="float">
            <text:p>100</text:p>
          </table:table-cell>
          <table:table-cell office:value-type="float" office:value="10.1961" calcext:value-type="float">
            <text:p>10.1961</text:p>
          </table:table-cell>
          <table:table-cell office:value-type="float" office:value="110.1961" calcext:value-type="float">
            <text:p>110.1961</text:p>
          </table:table-cell>
          <table:table-cell office:value-type="float" office:value="0.649159" calcext:value-type="float">
            <text:p>0.649159</text:p>
          </table:table-cell>
          <table:table-cell office:value-type="float" office:value="-1.64029" calcext:value-type="float">
            <text:p>-1.64029</text:p>
          </table:table-cell>
          <table:table-cell office:value-type="float" office:value="100" calcext:value-type="float">
            <text:p>100</text:p>
          </table:table-cell>
          <table:table-cell office:value-type="float" office:value="46.4706" calcext:value-type="float">
            <text:p>46.4706</text:p>
          </table:table-cell>
          <table:table-cell office:value-type="float" office:value="146.4706" calcext:value-type="float">
            <text:p>146.4706</text:p>
          </table:table-cell>
          <table:table-cell table:formula="of:=[.J125]-[.E125]" office:value-type="float" office:value="36.2745" calcext:value-type="float">
            <text:p>36.2745</text:p>
          </table:table-cell>
          <table:table-cell table:number-columns-repeated="2"/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float" office:value="0.784" calcext:value-type="float">
            <text:p>0.784</text:p>
          </table:table-cell>
          <table:table-cell office:value-type="float" office:value="96.2025" calcext:value-type="float">
            <text:p>96.2025</text:p>
          </table:table-cell>
          <table:table-cell office:value-type="float" office:value="12.0468" calcext:value-type="float">
            <text:p>12.0468</text:p>
          </table:table-cell>
          <table:table-cell office:value-type="float" office:value="108.2493" calcext:value-type="float">
            <text:p>108.2493</text:p>
          </table:table-cell>
          <table:table-cell office:value-type="float" office:value="0.565015" calcext:value-type="float">
            <text:p>0.565015</text:p>
          </table:table-cell>
          <table:table-cell office:value-type="float" office:value="1.53165" calcext:value-type="float">
            <text:p>1.53165</text:p>
          </table:table-cell>
          <table:table-cell office:value-type="float" office:value="95.5696" calcext:value-type="float">
            <text:p>95.5696</text:p>
          </table:table-cell>
          <table:table-cell office:value-type="float" office:value="44.9123" calcext:value-type="float">
            <text:p>44.9123</text:p>
          </table:table-cell>
          <table:table-cell office:value-type="float" office:value="140.4819" calcext:value-type="float">
            <text:p>140.4819</text:p>
          </table:table-cell>
          <table:table-cell table:formula="of:=[.J126]-[.E126]" office:value-type="float" office:value="32.2326" calcext:value-type="float">
            <text:p>32.2326</text:p>
          </table:table-cell>
          <table:table-cell table:number-columns-repeated="2"/>
        </table:table-row>
        <table:table-row table:style-name="ro1">
          <table:table-cell office:value-type="float" office:value="1121" calcext:value-type="float">
            <text:p>1121</text:p>
          </table:table-cell>
          <table:table-cell table:style-name="ce2" office:value-type="float" office:value="0.79" calcext:value-type="float">
            <text:p>0.79</text:p>
          </table:table-cell>
          <table:table-cell office:value-type="float" office:value="98.75" calcext:value-type="float">
            <text:p>98.75</text:p>
          </table:table-cell>
          <table:table-cell office:value-type="float" office:value="17.64" calcext:value-type="float">
            <text:p>17.64</text:p>
          </table:table-cell>
          <table:table-cell office:value-type="float" office:value="116.39" calcext:value-type="float">
            <text:p>116.39</text:p>
          </table:table-cell>
          <table:table-cell office:value-type="float" office:value="0.61485" calcext:value-type="float">
            <text:p>0.61485</text:p>
          </table:table-cell>
          <table:table-cell office:value-type="float" office:value="0.103126" calcext:value-type="float">
            <text:p>0.103126</text:p>
          </table:table-cell>
          <table:table-cell office:value-type="float" office:value="98.75" calcext:value-type="float">
            <text:p>98.75</text:p>
          </table:table-cell>
          <table:table-cell office:value-type="float" office:value="55.1847" calcext:value-type="float">
            <text:p>55.1847</text:p>
          </table:table-cell>
          <table:table-cell office:value-type="float" office:value="153.9347" calcext:value-type="float">
            <text:p>153.9347</text:p>
          </table:table-cell>
          <table:table-cell table:formula="of:=[.J127]-[.E127]" office:value-type="float" office:value="37.5447" calcext:value-type="float">
            <text:p>37.5447</text:p>
          </table:table-cell>
          <table:table-cell table:number-columns-repeated="2"/>
        </table:table-row>
        <table:table-row table:style-name="ro1">
          <table:table-cell office:value-type="float" office:value="1131" calcext:value-type="float">
            <text:p>1131</text:p>
          </table:table-cell>
          <table:table-cell table:style-name="ce2" office:value-type="float" office:value="0.858" calcext:value-type="float">
            <text:p>0.858</text:p>
          </table:table-cell>
          <table:table-cell office:value-type="float" office:value="97.9167" calcext:value-type="float">
            <text:p>97.9167</text:p>
          </table:table-cell>
          <table:table-cell office:value-type="float" office:value="18.595" calcext:value-type="float">
            <text:p>18.595</text:p>
          </table:table-cell>
          <table:table-cell office:value-type="float" office:value="116.5117" calcext:value-type="float">
            <text:p>116.5117</text:p>
          </table:table-cell>
          <table:table-cell office:value-type="float" office:value="0.596587" calcext:value-type="float">
            <text:p>0.596587</text:p>
          </table:table-cell>
          <table:table-cell office:value-type="float" office:value="0.078125" calcext:value-type="float">
            <text:p>0.078125</text:p>
          </table:table-cell>
          <table:table-cell office:value-type="float" office:value="97.9167" calcext:value-type="float">
            <text:p>97.9167</text:p>
          </table:table-cell>
          <table:table-cell office:value-type="float" office:value="56.5083" calcext:value-type="float">
            <text:p>56.5083</text:p>
          </table:table-cell>
          <table:table-cell office:value-type="float" office:value="154.425" calcext:value-type="float">
            <text:p>154.425</text:p>
          </table:table-cell>
          <table:table-cell table:formula="of:=[.J128]-[.E128]" office:value-type="float" office:value="37.9133" calcext:value-type="float">
            <text:p>37.9133</text:p>
          </table:table-cell>
          <table:table-cell table:number-columns-repeated="2"/>
        </table:table-row>
        <table:table-row table:style-name="ro1">
          <table:table-cell office:value-type="float" office:value="1141" calcext:value-type="float">
            <text:p>1141</text:p>
          </table:table-cell>
          <table:table-cell table:style-name="ce2" office:value-type="float" office:value="0.85" calcext:value-type="float">
            <text:p>0.85</text:p>
          </table:table-cell>
          <table:table-cell office:value-type="float" office:value="98.3871" calcext:value-type="float">
            <text:p>98.3871</text:p>
          </table:table-cell>
          <table:table-cell office:value-type="float" office:value="15.9574" calcext:value-type="float">
            <text:p>15.9574</text:p>
          </table:table-cell>
          <table:table-cell office:value-type="float" office:value="114.3445" calcext:value-type="float">
            <text:p>114.3445</text:p>
          </table:table-cell>
          <table:table-cell office:value-type="float" office:value="0.620989" calcext:value-type="float">
            <text:p>0.620989</text:p>
          </table:table-cell>
          <table:table-cell office:value-type="float" office:value="-3.37903" calcext:value-type="float">
            <text:p>-3.37903</text:p>
          </table:table-cell>
          <table:table-cell office:value-type="float" office:value="98.3871" calcext:value-type="float">
            <text:p>98.3871</text:p>
          </table:table-cell>
          <table:table-cell office:value-type="float" office:value="61.8203" calcext:value-type="float">
            <text:p>61.8203</text:p>
          </table:table-cell>
          <table:table-cell office:value-type="float" office:value="160.2074" calcext:value-type="float">
            <text:p>160.2074</text:p>
          </table:table-cell>
          <table:table-cell table:formula="of:=[.J129]-[.E129]" office:value-type="float" office:value="45.8629" calcext:value-type="float">
            <text:p>45.8629</text:p>
          </table:table-cell>
          <table:table-cell table:number-columns-repeated="2"/>
        </table:table-row>
        <table:table-row table:style-name="ro1">
          <table:table-cell office:value-type="float" office:value="1151" calcext:value-type="float">
            <text:p>1151</text:p>
          </table:table-cell>
          <table:table-cell table:style-name="ce2" office:value-type="float" office:value="0.883" calcext:value-type="float">
            <text:p>0.883</text:p>
          </table:table-cell>
          <table:table-cell office:value-type="float" office:value="99.4723" calcext:value-type="float">
            <text:p>99.4723</text:p>
          </table:table-cell>
          <table:table-cell office:value-type="float" office:value="6.2691" calcext:value-type="float">
            <text:p>6.2691</text:p>
          </table:table-cell>
          <table:table-cell office:value-type="float" office:value="105.7414" calcext:value-type="float">
            <text:p>105.7414</text:p>
          </table:table-cell>
          <table:table-cell office:value-type="float" office:value="0.686134" calcext:value-type="float">
            <text:p>0.686134</text:p>
          </table:table-cell>
          <table:table-cell office:value-type="float" office:value="-0.674143" calcext:value-type="float">
            <text:p>-0.674143</text:p>
          </table:table-cell>
          <table:table-cell office:value-type="float" office:value="99.4723" calcext:value-type="float">
            <text:p>99.4723</text:p>
          </table:table-cell>
          <table:table-cell office:value-type="float" office:value="56.2691" calcext:value-type="float">
            <text:p>56.2691</text:p>
          </table:table-cell>
          <table:table-cell office:value-type="float" office:value="155.7414" calcext:value-type="float">
            <text:p>155.7414</text:p>
          </table:table-cell>
          <table:table-cell table:formula="of:=[.J130]-[.E130]"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AVG →</text:p>
          </table:table-cell>
          <table:table-cell table:formula="of:=AVERAGE([.C78:.C130])" office:value-type="float" office:value="97.4339578947369" calcext:value-type="float">
            <text:p>97.4339578947</text:p>
          </table:table-cell>
          <table:table-cell table:formula="of:=AVERAGE([.D78:.D130])" office:value-type="float" office:value="27.3751210526316" calcext:value-type="float">
            <text:p>27.3751210526</text:p>
          </table:table-cell>
          <table:table-cell table:formula="of:=AVERAGE([.E78:.E130])" office:value-type="float" office:value="124.809078947368" calcext:value-type="float">
            <text:p>124.8090789474</text:p>
          </table:table-cell>
          <table:table-cell table:formula="of:=AVERAGE([.F78:.F130])" office:value-type="float" office:value="0.552756578947368" calcext:value-type="float">
            <text:p>0.5527565789</text:p>
          </table:table-cell>
          <table:table-cell table:formula="of:=AVERAGE([.G78:.G130])" office:value-type="float" office:value="3.31942513157895" calcext:value-type="float">
            <text:p>3.3194251316</text:p>
          </table:table-cell>
          <table:table-cell table:formula="of:=AVERAGE([.H78:.H130])" office:value-type="float" office:value="96.0646947368421" calcext:value-type="float">
            <text:p>96.0646947368</text:p>
          </table:table-cell>
          <table:table-cell table:formula="of:=AVERAGE([.I78:.I130])" office:value-type="float" office:value="57.4068421052632" calcext:value-type="float">
            <text:p>57.4068421053</text:p>
          </table:table-cell>
          <table:table-cell table:formula="of:=AVERAGE([.J78:.J130])" office:value-type="float" office:value="153.471536842105" calcext:value-type="float">
            <text:p>153.4715368421</text:p>
          </table:table-cell>
          <table:table-cell table:formula="of:=AVERAGE([.K78:.K130])" office:value-type="float" office:value="28.6624578947368" calcext:value-type="float">
            <text:p>28.662457894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ton_hallway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O. Detection</text:p>
          </table:table-cell>
          <table:table-cell table:style-name="ce1" office:value-type="string" calcext:value-type="string">
            <text:p>O. Discrimination</text:p>
          </table:table-cell>
          <table:table-cell table:style-name="ce1" office:value-type="string" calcext:value-type="string">
            <text:p>ODD</text:p>
          </table:table-cell>
          <table:table-cell table:style-name="ce1" office:value-type="string" calcext:value-type="string">
            <text:p>NEW coneR1</text:p>
          </table:table-cell>
          <table:table-cell table:style-name="ce1" office:value-type="string" calcext:value-type="string">
            <text:p>RG – B</text:p>
          </table:table-cell>
          <table:table-cell table:style-name="ce1" office:value-type="string" calcext:value-type="string">
            <text:p>Detection</text:p>
          </table:table-cell>
          <table:table-cell table:style-name="ce1" office:value-type="string" calcext:value-type="string">
            <text:p>Discrimination</text:p>
          </table:table-cell>
          <table:table-cell table:style-name="ce1" office:value-type="string" calcext:value-type="string">
            <text:p>DD</text:p>
          </table:table-cell>
          <table:table-cell table:style-name="ce1" office:value-type="string" calcext:value-type="string">
            <text:p>DIFF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627" calcext:value-type="float">
            <text:p>0.627</text:p>
          </table:table-cell>
          <table:table-cell office:value-type="float" office:value="91.8856" calcext:value-type="float">
            <text:p>91.8856</text:p>
          </table:table-cell>
          <table:table-cell office:value-type="float" office:value="64.1346" calcext:value-type="float">
            <text:p>64.1346</text:p>
          </table:table-cell>
          <table:table-cell office:value-type="float" office:value="156.0202" calcext:value-type="float">
            <text:p>156.0202</text:p>
          </table:table-cell>
          <table:table-cell office:value-type="float" office:value="0.457853" calcext:value-type="float">
            <text:p>0.457853</text:p>
          </table:table-cell>
          <table:table-cell office:value-type="float" office:value="1.33304" calcext:value-type="float">
            <text:p>1.33304</text:p>
          </table:table-cell>
          <table:table-cell office:value-type="float" office:value="91.4769" calcext:value-type="float">
            <text:p>91.4769</text:p>
          </table:table-cell>
          <table:table-cell office:value-type="float" office:value="74.3353" calcext:value-type="float">
            <text:p>74.3353</text:p>
          </table:table-cell>
          <table:table-cell office:value-type="float" office:value="165.8122" calcext:value-type="float">
            <text:p>165.8122</text:p>
          </table:table-cell>
          <table:table-cell table:formula="of:=[.J134]-[.E134]" office:value-type="float" office:value="9.792" calcext:value-type="float">
            <text:p>9.792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712" calcext:value-type="float">
            <text:p>0.712</text:p>
          </table:table-cell>
          <table:table-cell office:value-type="float" office:value="99.6218" calcext:value-type="float">
            <text:p>99.6218</text:p>
          </table:table-cell>
          <table:table-cell office:value-type="float" office:value="69.3347" calcext:value-type="float">
            <text:p>69.3347</text:p>
          </table:table-cell>
          <table:table-cell office:value-type="float" office:value="168.9565" calcext:value-type="float">
            <text:p>168.9565</text:p>
          </table:table-cell>
          <table:table-cell office:value-type="float" office:value="0.442214" calcext:value-type="float">
            <text:p>0.442214</text:p>
          </table:table-cell>
          <table:table-cell office:value-type="float" office:value="2.97371" calcext:value-type="float">
            <text:p>2.97371</text:p>
          </table:table-cell>
          <table:table-cell office:value-type="float" office:value="99.5083" calcext:value-type="float">
            <text:p>99.5083</text:p>
          </table:table-cell>
          <table:table-cell office:value-type="float" office:value="79.0721" calcext:value-type="float">
            <text:p>79.0721</text:p>
          </table:table-cell>
          <table:table-cell office:value-type="float" office:value="178.5804" calcext:value-type="float">
            <text:p>178.5804</text:p>
          </table:table-cell>
          <table:table-cell table:formula="of:=[.J135]-[.E135]" office:value-type="float" office:value="9.62389999999999" calcext:value-type="float">
            <text:p>9.6239</text:p>
          </table:table-cell>
          <table:table-cell table:number-columns-repeated="2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.81" calcext:value-type="float">
            <text:p>0.81</text:p>
          </table:table-cell>
          <table:table-cell office:value-type="float" office:value="97.5408" calcext:value-type="float">
            <text:p>97.5408</text:p>
          </table:table-cell>
          <table:table-cell office:value-type="float" office:value="55.5124" calcext:value-type="float">
            <text:p>55.5124</text:p>
          </table:table-cell>
          <table:table-cell office:value-type="float" office:value="153.0532" calcext:value-type="float">
            <text:p>153.0532</text:p>
          </table:table-cell>
          <table:table-cell office:value-type="float" office:value="0.555672" calcext:value-type="float">
            <text:p>0.555672</text:p>
          </table:table-cell>
          <table:table-cell office:value-type="float" office:value="0.262473" calcext:value-type="float">
            <text:p>0.262473</text:p>
          </table:table-cell>
          <table:table-cell office:value-type="float" office:value="97.4699" calcext:value-type="float">
            <text:p>97.4699</text:p>
          </table:table-cell>
          <table:table-cell office:value-type="float" office:value="72.4038" calcext:value-type="float">
            <text:p>72.4038</text:p>
          </table:table-cell>
          <table:table-cell office:value-type="float" office:value="169.8737" calcext:value-type="float">
            <text:p>169.8737</text:p>
          </table:table-cell>
          <table:table-cell table:formula="of:=[.J136]-[.E136]" office:value-type="float" office:value="16.8205" calcext:value-type="float">
            <text:p>16.8205</text:p>
          </table:table-cell>
          <table:table-cell table:number-columns-repeated="2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516" calcext:value-type="float">
            <text:p>0.516</text:p>
          </table:table-cell>
          <table:table-cell office:value-type="float" office:value="87.1708" calcext:value-type="float">
            <text:p>87.1708</text:p>
          </table:table-cell>
          <table:table-cell office:value-type="float" office:value="63.6149" calcext:value-type="float">
            <text:p>63.6149</text:p>
          </table:table-cell>
          <table:table-cell office:value-type="float" office:value="150.7857" calcext:value-type="float">
            <text:p>150.7857</text:p>
          </table:table-cell>
          <table:table-cell office:value-type="float" office:value="0.399037" calcext:value-type="float">
            <text:p>0.399037</text:p>
          </table:table-cell>
          <table:table-cell office:value-type="float" office:value="-11.4892" calcext:value-type="float">
            <text:p>-11.4892</text:p>
          </table:table-cell>
          <table:table-cell office:value-type="float" office:value="82.4443" calcext:value-type="float">
            <text:p>82.4443</text:p>
          </table:table-cell>
          <table:table-cell office:value-type="float" office:value="68.2432" calcext:value-type="float">
            <text:p>68.2432</text:p>
          </table:table-cell>
          <table:table-cell office:value-type="float" office:value="150.6875" calcext:value-type="float">
            <text:p>150.6875</text:p>
          </table:table-cell>
          <table:table-cell table:formula="of:=[.J137]-[.E137]" office:value-type="float" office:value="-0.0981999999999914" calcext:value-type="float">
            <text:p>-0.0982</text:p>
          </table:table-cell>
          <table:table-cell table:number-columns-repeated="2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.758" calcext:value-type="float">
            <text:p>0.758</text:p>
          </table:table-cell>
          <table:table-cell office:value-type="float" office:value="99.3337" calcext:value-type="float">
            <text:p>99.3337</text:p>
          </table:table-cell>
          <table:table-cell office:value-type="float" office:value="76.1484" calcext:value-type="float">
            <text:p>76.1484</text:p>
          </table:table-cell>
          <table:table-cell office:value-type="float" office:value="175.4821" calcext:value-type="float">
            <text:p>175.4821</text:p>
          </table:table-cell>
          <table:table-cell office:value-type="float" office:value="0.599162" calcext:value-type="float">
            <text:p>0.599162</text:p>
          </table:table-cell>
          <table:table-cell office:value-type="float" office:value="-0.438076" calcext:value-type="float">
            <text:p>-0.438076</text:p>
          </table:table-cell>
          <table:table-cell office:value-type="float" office:value="99.2749" calcext:value-type="float">
            <text:p>99.2749</text:p>
          </table:table-cell>
          <table:table-cell office:value-type="float" office:value="84.1632" calcext:value-type="float">
            <text:p>84.1632</text:p>
          </table:table-cell>
          <table:table-cell office:value-type="float" office:value="183.4381" calcext:value-type="float">
            <text:p>183.4381</text:p>
          </table:table-cell>
          <table:table-cell table:formula="of:=[.J138]-[.E138]" office:value-type="float" office:value="7.95599999999999" calcext:value-type="float">
            <text:p>7.956</text:p>
          </table:table-cell>
          <table:table-cell table:number-columns-repeated="2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0.833" calcext:value-type="float">
            <text:p>0.833</text:p>
          </table:table-cell>
          <table:table-cell office:value-type="float" office:value="82.2111" calcext:value-type="float">
            <text:p>82.2111</text:p>
          </table:table-cell>
          <table:table-cell office:value-type="float" office:value="81.7981" calcext:value-type="float">
            <text:p>81.7981</text:p>
          </table:table-cell>
          <table:table-cell office:value-type="float" office:value="164.0092" calcext:value-type="float">
            <text:p>164.0092</text:p>
          </table:table-cell>
          <table:table-cell office:value-type="float" office:value="0.675017" calcext:value-type="float">
            <text:p>0.675017</text:p>
          </table:table-cell>
          <table:table-cell office:value-type="float" office:value="-2.17437" calcext:value-type="float">
            <text:p>-2.17437</text:p>
          </table:table-cell>
          <table:table-cell office:value-type="float" office:value="81.206" calcext:value-type="float">
            <text:p>81.206</text:p>
          </table:table-cell>
          <table:table-cell office:value-type="float" office:value="86.8828" calcext:value-type="float">
            <text:p>86.8828</text:p>
          </table:table-cell>
          <table:table-cell office:value-type="float" office:value="168.0888" calcext:value-type="float">
            <text:p>168.0888</text:p>
          </table:table-cell>
          <table:table-cell table:formula="of:=[.J139]-[.E139]" office:value-type="float" office:value="4.0796" calcext:value-type="float">
            <text:p>4.0796</text:p>
          </table:table-cell>
          <table:table-cell table:number-columns-repeated="2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.747" calcext:value-type="float">
            <text:p>0.747</text:p>
          </table:table-cell>
          <table:table-cell office:value-type="float" office:value="98.7539" calcext:value-type="float">
            <text:p>98.7539</text:p>
          </table:table-cell>
          <table:table-cell office:value-type="float" office:value="78.8321" calcext:value-type="float">
            <text:p>78.8321</text:p>
          </table:table-cell>
          <table:table-cell office:value-type="float" office:value="177.586" calcext:value-type="float">
            <text:p>177.586</text:p>
          </table:table-cell>
          <table:table-cell office:value-type="float" office:value="0.702922" calcext:value-type="float">
            <text:p>0.702922</text:p>
          </table:table-cell>
          <table:table-cell office:value-type="float" office:value="4.43925" calcext:value-type="float">
            <text:p>4.43925</text:p>
          </table:table-cell>
          <table:table-cell office:value-type="float" office:value="96.8847" calcext:value-type="float">
            <text:p>96.8847</text:p>
          </table:table-cell>
          <table:table-cell office:value-type="float" office:value="88.0779" calcext:value-type="float">
            <text:p>88.0779</text:p>
          </table:table-cell>
          <table:table-cell office:value-type="float" office:value="184.9626" calcext:value-type="float">
            <text:p>184.9626</text:p>
          </table:table-cell>
          <table:table-cell table:formula="of:=[.J140]-[.E140]" office:value-type="float" office:value="7.3766" calcext:value-type="float">
            <text:p>7.3766</text:p>
          </table:table-cell>
          <table:table-cell table:number-columns-repeated="2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0.702" calcext:value-type="float">
            <text:p>0.702</text:p>
          </table:table-cell>
          <table:table-cell office:value-type="float" office:value="99.407" calcext:value-type="float">
            <text:p>99.407</text:p>
          </table:table-cell>
          <table:table-cell office:value-type="float" office:value="59.2399" calcext:value-type="float">
            <text:p>59.2399</text:p>
          </table:table-cell>
          <table:table-cell office:value-type="float" office:value="158.6469" calcext:value-type="float">
            <text:p>158.6469</text:p>
          </table:table-cell>
          <table:table-cell office:value-type="float" office:value="0.488857" calcext:value-type="float">
            <text:p>0.488857</text:p>
          </table:table-cell>
          <table:table-cell office:value-type="float" office:value="-2.96011" calcext:value-type="float">
            <text:p>-2.96011</text:p>
          </table:table-cell>
          <table:table-cell office:value-type="float" office:value="99.2453" calcext:value-type="float">
            <text:p>99.2453</text:p>
          </table:table-cell>
          <table:table-cell office:value-type="float" office:value="68.7034" calcext:value-type="float">
            <text:p>68.7034</text:p>
          </table:table-cell>
          <table:table-cell office:value-type="float" office:value="167.9487" calcext:value-type="float">
            <text:p>167.9487</text:p>
          </table:table-cell>
          <table:table-cell table:formula="of:=[.J141]-[.E141]" office:value-type="float" office:value="9.30180000000001" calcext:value-type="float">
            <text:p>9.3018</text:p>
          </table:table-cell>
          <table:table-cell table:number-columns-repeated="2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0.769" calcext:value-type="float">
            <text:p>0.769</text:p>
          </table:table-cell>
          <table:table-cell office:value-type="float" office:value="99.3588" calcext:value-type="float">
            <text:p>99.3588</text:p>
          </table:table-cell>
          <table:table-cell office:value-type="float" office:value="80.6987" calcext:value-type="float">
            <text:p>80.6987</text:p>
          </table:table-cell>
          <table:table-cell office:value-type="float" office:value="180.0575" calcext:value-type="float">
            <text:p>180.0575</text:p>
          </table:table-cell>
          <table:table-cell office:value-type="float" office:value="0.567392" calcext:value-type="float">
            <text:p>0.567392</text:p>
          </table:table-cell>
          <table:table-cell office:value-type="float" office:value="1.16728" calcext:value-type="float">
            <text:p>1.16728</text:p>
          </table:table-cell>
          <table:table-cell office:value-type="float" office:value="99.1985" calcext:value-type="float">
            <text:p>99.1985</text:p>
          </table:table-cell>
          <table:table-cell office:value-type="float" office:value="86.9902" calcext:value-type="float">
            <text:p>86.9902</text:p>
          </table:table-cell>
          <table:table-cell office:value-type="float" office:value="186.1887" calcext:value-type="float">
            <text:p>186.1887</text:p>
          </table:table-cell>
          <table:table-cell table:formula="of:=[.J142]-[.E142]" office:value-type="float" office:value="6.13120000000001" calcext:value-type="float">
            <text:p>6.1312</text:p>
          </table:table-cell>
          <table:table-cell table:number-columns-repeated="2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666" calcext:value-type="float">
            <text:p>0.666</text:p>
          </table:table-cell>
          <table:table-cell office:value-type="float" office:value="63.4615" calcext:value-type="float">
            <text:p>63.4615</text:p>
          </table:table-cell>
          <table:table-cell office:value-type="float" office:value="73.7265" calcext:value-type="float">
            <text:p>73.7265</text:p>
          </table:table-cell>
          <table:table-cell office:value-type="float" office:value="137.188" calcext:value-type="float">
            <text:p>137.188</text:p>
          </table:table-cell>
          <table:table-cell office:value-type="float" office:value="0.423125" calcext:value-type="float">
            <text:p>0.423125</text:p>
          </table:table-cell>
          <table:table-cell office:value-type="float" office:value="5.26442" calcext:value-type="float">
            <text:p>5.26442</text:p>
          </table:table-cell>
          <table:table-cell office:value-type="float" office:value="63.4615" calcext:value-type="float">
            <text:p>63.4615</text:p>
          </table:table-cell>
          <table:table-cell office:value-type="float" office:value="75.3351" calcext:value-type="float">
            <text:p>75.3351</text:p>
          </table:table-cell>
          <table:table-cell office:value-type="float" office:value="138.7966" calcext:value-type="float">
            <text:p>138.7966</text:p>
          </table:table-cell>
          <table:table-cell table:formula="of:=[.J143]-[.E143]" office:value-type="float" office:value="1.60860000000002" calcext:value-type="float">
            <text:p>1.6086</text:p>
          </table:table-cell>
          <table:table-cell table:number-columns-repeated="2"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0.707" calcext:value-type="float">
            <text:p>0.707</text:p>
          </table:table-cell>
          <table:table-cell office:value-type="float" office:value="99.6299" calcext:value-type="float">
            <text:p>99.6299</text:p>
          </table:table-cell>
          <table:table-cell office:value-type="float" office:value="48.4927" calcext:value-type="float">
            <text:p>48.4927</text:p>
          </table:table-cell>
          <table:table-cell office:value-type="float" office:value="148.1226" calcext:value-type="float">
            <text:p>148.1226</text:p>
          </table:table-cell>
          <table:table-cell office:value-type="float" office:value="0.483662" calcext:value-type="float">
            <text:p>0.483662</text:p>
          </table:table-cell>
          <table:table-cell office:value-type="float" office:value="2.12253" calcext:value-type="float">
            <text:p>2.12253</text:p>
          </table:table-cell>
          <table:table-cell office:value-type="float" office:value="98.9309" calcext:value-type="float">
            <text:p>98.9309</text:p>
          </table:table-cell>
          <table:table-cell office:value-type="float" office:value="60.8312" calcext:value-type="float">
            <text:p>60.8312</text:p>
          </table:table-cell>
          <table:table-cell office:value-type="float" office:value="159.7621" calcext:value-type="float">
            <text:p>159.7621</text:p>
          </table:table-cell>
          <table:table-cell table:formula="of:=[.J144]-[.E144]" office:value-type="float" office:value="11.6395" calcext:value-type="float">
            <text:p>11.6395</text:p>
          </table:table-cell>
          <table:table-cell table:number-columns-repeated="2"/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float" office:value="0.743" calcext:value-type="float">
            <text:p>0.743</text:p>
          </table:table-cell>
          <table:table-cell office:value-type="float" office:value="98.4813" calcext:value-type="float">
            <text:p>98.4813</text:p>
          </table:table-cell>
          <table:table-cell office:value-type="float" office:value="83.9228" calcext:value-type="float">
            <text:p>83.9228</text:p>
          </table:table-cell>
          <table:table-cell office:value-type="float" office:value="182.4041" calcext:value-type="float">
            <text:p>182.4041</text:p>
          </table:table-cell>
          <table:table-cell office:value-type="float" office:value="0.494298" calcext:value-type="float">
            <text:p>0.494298</text:p>
          </table:table-cell>
          <table:table-cell office:value-type="float" office:value="-0.127995" calcext:value-type="float">
            <text:p>-0.127995</text:p>
          </table:table-cell>
          <table:table-cell office:value-type="float" office:value="98.4343" calcext:value-type="float">
            <text:p>98.4343</text:p>
          </table:table-cell>
          <table:table-cell office:value-type="float" office:value="89.7285" calcext:value-type="float">
            <text:p>89.7285</text:p>
          </table:table-cell>
          <table:table-cell office:value-type="float" office:value="188.1628" calcext:value-type="float">
            <text:p>188.1628</text:p>
          </table:table-cell>
          <table:table-cell table:formula="of:=[.J145]-[.E145]" office:value-type="float" office:value="5.7587" calcext:value-type="float">
            <text:p>5.7587</text:p>
          </table:table-cell>
          <table:table-cell table:number-columns-repeated="2"/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float" office:value="0.731" calcext:value-type="float">
            <text:p>0.731</text:p>
          </table:table-cell>
          <table:table-cell office:value-type="float" office:value="99.572" calcext:value-type="float">
            <text:p>99.572</text:p>
          </table:table-cell>
          <table:table-cell office:value-type="float" office:value="83.2968" calcext:value-type="float">
            <text:p>83.2968</text:p>
          </table:table-cell>
          <table:table-cell office:value-type="float" office:value="182.8688" calcext:value-type="float">
            <text:p>182.8688</text:p>
          </table:table-cell>
          <table:table-cell office:value-type="float" office:value="0.618669" calcext:value-type="float">
            <text:p>0.618669</text:p>
          </table:table-cell>
          <table:table-cell office:value-type="float" office:value="-3.77257" calcext:value-type="float">
            <text:p>-3.77257</text:p>
          </table:table-cell>
          <table:table-cell office:value-type="float" office:value="98.6381" calcext:value-type="float">
            <text:p>98.6381</text:p>
          </table:table-cell>
          <table:table-cell office:value-type="float" office:value="89.4304" calcext:value-type="float">
            <text:p>89.4304</text:p>
          </table:table-cell>
          <table:table-cell office:value-type="float" office:value="188.0685" calcext:value-type="float">
            <text:p>188.0685</text:p>
          </table:table-cell>
          <table:table-cell table:formula="of:=[.J146]-[.E146]" office:value-type="float" office:value="5.19970000000001" calcext:value-type="float">
            <text:p>5.1997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AVG →</text:p>
          </table:table-cell>
          <table:table-cell table:formula="of:=AVERAGE([.C134:.C146])" office:value-type="float" office:value="93.5714" calcext:value-type="float">
            <text:p>93.5714</text:p>
          </table:table-cell>
          <table:table-cell table:formula="of:=AVERAGE([.D134:.D146])" office:value-type="float" office:value="70.6732769230769" calcext:value-type="float">
            <text:p>70.6732769231</text:p>
          </table:table-cell>
          <table:table-cell table:formula="of:=AVERAGE([.E134:.E146])" office:value-type="float" office:value="164.244676923077" calcext:value-type="float">
            <text:p>164.2446769231</text:p>
          </table:table-cell>
          <table:table-cell table:formula="of:=AVERAGE([.F134:.F146])" office:value-type="float" office:value="0.531375384615384" calcext:value-type="float">
            <text:p>0.5313753846</text:p>
          </table:table-cell>
          <table:table-cell table:formula="of:=AVERAGE([.G134:.G146])" office:value-type="float" office:value="-0.261509076923077" calcext:value-type="float">
            <text:p>-0.2615090769</text:p>
          </table:table-cell>
          <table:table-cell table:formula="of:=AVERAGE([.H134:.H146])" office:value-type="float" office:value="92.7825846153846" calcext:value-type="float">
            <text:p>92.7825846154</text:p>
          </table:table-cell>
          <table:table-cell table:formula="of:=AVERAGE([.I134:.I146])" office:value-type="float" office:value="78.7843923076923" calcext:value-type="float">
            <text:p>78.7843923077</text:p>
          </table:table-cell>
          <table:table-cell table:formula="of:=AVERAGE([.J134:.J146])" office:value-type="float" office:value="171.566976923077" calcext:value-type="float">
            <text:p>171.5669769231</text:p>
          </table:table-cell>
          <table:table-cell table:formula="of:=AVERAGE([.K134:.K146])" office:value-type="float" office:value="7.3223" calcext:value-type="float">
            <text:p>7.322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ton_lab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O. Detection</text:p>
          </table:table-cell>
          <table:table-cell table:style-name="ce1" office:value-type="string" calcext:value-type="string">
            <text:p>O. Discrimination</text:p>
          </table:table-cell>
          <table:table-cell table:style-name="ce1" office:value-type="string" calcext:value-type="string">
            <text:p>ODD</text:p>
          </table:table-cell>
          <table:table-cell table:style-name="ce1" office:value-type="string" calcext:value-type="string">
            <text:p>NEW coneR1</text:p>
          </table:table-cell>
          <table:table-cell table:style-name="ce1" office:value-type="string" calcext:value-type="string">
            <text:p>RG – B</text:p>
          </table:table-cell>
          <table:table-cell table:style-name="ce1" office:value-type="string" calcext:value-type="string">
            <text:p>Detection</text:p>
          </table:table-cell>
          <table:table-cell table:style-name="ce1" office:value-type="string" calcext:value-type="string">
            <text:p>Discrimination</text:p>
          </table:table-cell>
          <table:table-cell table:style-name="ce1" office:value-type="string" calcext:value-type="string">
            <text:p>DD</text:p>
          </table:table-cell>
          <table:table-cell table:style-name="ce1" office:value-type="string" calcext:value-type="string">
            <text:p>DIFF</text:p>
          </table:table-cell>
          <table:table-cell table:number-columns-repeated="2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84" calcext:value-type="float">
            <text:p>0.84</text:p>
          </table:table-cell>
          <table:table-cell office:value-type="float" office:value="98.2784" calcext:value-type="float">
            <text:p>98.2784</text:p>
          </table:table-cell>
          <table:table-cell office:value-type="float" office:value="44.6844" calcext:value-type="float">
            <text:p>44.6844</text:p>
          </table:table-cell>
          <table:table-cell office:value-type="float" office:value="142.9628" calcext:value-type="float">
            <text:p>142.9628</text:p>
          </table:table-cell>
          <table:table-cell office:value-type="float" office:value="0.746274" calcext:value-type="float">
            <text:p>0.746274</text:p>
          </table:table-cell>
          <table:table-cell office:value-type="float" office:value="-0.0375843" calcext:value-type="float">
            <text:p>-0.0375843</text:p>
          </table:table-cell>
          <table:table-cell office:value-type="float" office:value="96.193" calcext:value-type="float">
            <text:p>96.193</text:p>
          </table:table-cell>
          <table:table-cell office:value-type="float" office:value="64.4518" calcext:value-type="float">
            <text:p>64.4518</text:p>
          </table:table-cell>
          <table:table-cell office:value-type="float" office:value="160.6448" calcext:value-type="float">
            <text:p>160.6448</text:p>
          </table:table-cell>
          <table:table-cell table:formula="of:=[.J150]-[.E150]" office:value-type="float" office:value="17.682" calcext:value-type="float">
            <text:p>17.682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908" calcext:value-type="float">
            <text:p>0.908</text:p>
          </table:table-cell>
          <table:table-cell office:value-type="float" office:value="97.5334" calcext:value-type="float">
            <text:p>97.5334</text:p>
          </table:table-cell>
          <table:table-cell office:value-type="float" office:value="39.4961" calcext:value-type="float">
            <text:p>39.4961</text:p>
          </table:table-cell>
          <table:table-cell office:value-type="float" office:value="137.0295" calcext:value-type="float">
            <text:p>137.0295</text:p>
          </table:table-cell>
          <table:table-cell office:value-type="float" office:value="0.733352" calcext:value-type="float">
            <text:p>0.733352</text:p>
          </table:table-cell>
          <table:table-cell office:value-type="float" office:value="0.219054" calcext:value-type="float">
            <text:p>0.219054</text:p>
          </table:table-cell>
          <table:table-cell office:value-type="float" office:value="97.5107" calcext:value-type="float">
            <text:p>97.5107</text:p>
          </table:table-cell>
          <table:table-cell office:value-type="float" office:value="63.7795" calcext:value-type="float">
            <text:p>63.7795</text:p>
          </table:table-cell>
          <table:table-cell office:value-type="float" office:value="161.2902" calcext:value-type="float">
            <text:p>161.2902</text:p>
          </table:table-cell>
          <table:table-cell table:formula="of:=[.J151]-[.E151]" office:value-type="float" office:value="24.2607" calcext:value-type="float">
            <text:p>24.2607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667" calcext:value-type="float">
            <text:p>0.667</text:p>
          </table:table-cell>
          <table:table-cell office:value-type="float" office:value="95.804" calcext:value-type="float">
            <text:p>95.804</text:p>
          </table:table-cell>
          <table:table-cell office:value-type="float" office:value="82.9254" calcext:value-type="float">
            <text:p>82.9254</text:p>
          </table:table-cell>
          <table:table-cell office:value-type="float" office:value="178.7294" calcext:value-type="float">
            <text:p>178.7294</text:p>
          </table:table-cell>
          <table:table-cell office:value-type="float" office:value="0.547378" calcext:value-type="float">
            <text:p>0.547378</text:p>
          </table:table-cell>
          <table:table-cell table:style-name="ce3" office:value-type="float" office:value="-0.00967026" calcext:value-type="float">
            <text:p>-9.67E-003</text:p>
          </table:table-cell>
          <table:table-cell office:value-type="float" office:value="95.6728" calcext:value-type="float">
            <text:p>95.6728</text:p>
          </table:table-cell>
          <table:table-cell office:value-type="float" office:value="92.4448" calcext:value-type="float">
            <text:p>92.4448</text:p>
          </table:table-cell>
          <table:table-cell office:value-type="float" office:value="188.1176" calcext:value-type="float">
            <text:p>188.1176</text:p>
          </table:table-cell>
          <table:table-cell table:formula="of:=[.J152]-[.E152]" office:value-type="float" office:value="9.38820000000001" calcext:value-type="float">
            <text:p>9.3882</text:p>
          </table:table-cell>
          <table:table-cell table:number-columns-repeated="2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.626" calcext:value-type="float">
            <text:p>0.626</text:p>
          </table:table-cell>
          <table:table-cell office:value-type="float" office:value="93.4618" calcext:value-type="float">
            <text:p>93.4618</text:p>
          </table:table-cell>
          <table:table-cell office:value-type="float" office:value="80.3861" calcext:value-type="float">
            <text:p>80.3861</text:p>
          </table:table-cell>
          <table:table-cell office:value-type="float" office:value="173.8479" calcext:value-type="float">
            <text:p>173.8479</text:p>
          </table:table-cell>
          <table:table-cell office:value-type="float" office:value="0.51288" calcext:value-type="float">
            <text:p>0.51288</text:p>
          </table:table-cell>
          <table:table-cell office:value-type="float" office:value="0.342136" calcext:value-type="float">
            <text:p>0.342136</text:p>
          </table:table-cell>
          <table:table-cell office:value-type="float" office:value="93.2897" calcext:value-type="float">
            <text:p>93.2897</text:p>
          </table:table-cell>
          <table:table-cell office:value-type="float" office:value="89.4147" calcext:value-type="float">
            <text:p>89.4147</text:p>
          </table:table-cell>
          <table:table-cell office:value-type="float" office:value="182.7044" calcext:value-type="float">
            <text:p>182.7044</text:p>
          </table:table-cell>
          <table:table-cell table:formula="of:=[.J153]-[.E153]" office:value-type="float" office:value="8.85649999999998" calcext:value-type="float">
            <text:p>8.8565</text:p>
          </table:table-cell>
          <table:table-cell table:number-columns-repeated="2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0.892" calcext:value-type="float">
            <text:p>0.892</text:p>
          </table:table-cell>
          <table:table-cell office:value-type="float" office:value="87.9733" calcext:value-type="float">
            <text:p>87.9733</text:p>
          </table:table-cell>
          <table:table-cell office:value-type="float" office:value="66.7318" calcext:value-type="float">
            <text:p>66.7318</text:p>
          </table:table-cell>
          <table:table-cell office:value-type="float" office:value="154.7051" calcext:value-type="float">
            <text:p>154.7051</text:p>
          </table:table-cell>
          <table:table-cell office:value-type="float" office:value="0.52176" calcext:value-type="float">
            <text:p>0.52176</text:p>
          </table:table-cell>
          <table:table-cell office:value-type="float" office:value="2.28619" calcext:value-type="float">
            <text:p>2.28619</text:p>
          </table:table-cell>
          <table:table-cell office:value-type="float" office:value="87.9733" calcext:value-type="float">
            <text:p>87.9733</text:p>
          </table:table-cell>
          <table:table-cell office:value-type="float" office:value="70.442" calcext:value-type="float">
            <text:p>70.442</text:p>
          </table:table-cell>
          <table:table-cell office:value-type="float" office:value="158.4153" calcext:value-type="float">
            <text:p>158.4153</text:p>
          </table:table-cell>
          <table:table-cell table:formula="of:=[.J154]-[.E154]" office:value-type="float" office:value="3.71020000000001" calcext:value-type="float">
            <text:p>3.7102</text:p>
          </table:table-cell>
          <table:table-cell table:number-columns-repeated="2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0.76" calcext:value-type="float">
            <text:p>0.76</text:p>
          </table:table-cell>
          <table:table-cell office:value-type="float" office:value="95.973" calcext:value-type="float">
            <text:p>95.973</text:p>
          </table:table-cell>
          <table:table-cell office:value-type="float" office:value="61.1534" calcext:value-type="float">
            <text:p>61.1534</text:p>
          </table:table-cell>
          <table:table-cell office:value-type="float" office:value="157.1264" calcext:value-type="float">
            <text:p>157.1264</text:p>
          </table:table-cell>
          <table:table-cell office:value-type="float" office:value="0.764925" calcext:value-type="float">
            <text:p>0.764925</text:p>
          </table:table-cell>
          <table:table-cell office:value-type="float" office:value="0.0894442" calcext:value-type="float">
            <text:p>0.0894442</text:p>
          </table:table-cell>
          <table:table-cell office:value-type="float" office:value="94.5291" calcext:value-type="float">
            <text:p>94.5291</text:p>
          </table:table-cell>
          <table:table-cell office:value-type="float" office:value="81.7807" calcext:value-type="float">
            <text:p>81.7807</text:p>
          </table:table-cell>
          <table:table-cell office:value-type="float" office:value="176.3098" calcext:value-type="float">
            <text:p>176.3098</text:p>
          </table:table-cell>
          <table:table-cell table:formula="of:=[.J155]-[.E155]" office:value-type="float" office:value="19.1834" calcext:value-type="float">
            <text:p>19.1834</text:p>
          </table:table-cell>
          <table:table-cell table:number-columns-repeated="2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0.724" calcext:value-type="float">
            <text:p>0.724</text:p>
          </table:table-cell>
          <table:table-cell office:value-type="float" office:value="94.8925" calcext:value-type="float">
            <text:p>94.8925</text:p>
          </table:table-cell>
          <table:table-cell office:value-type="float" office:value="79.6353" calcext:value-type="float">
            <text:p>79.6353</text:p>
          </table:table-cell>
          <table:table-cell office:value-type="float" office:value="174.5278" calcext:value-type="float">
            <text:p>174.5278</text:p>
          </table:table-cell>
          <table:table-cell office:value-type="float" office:value="0.606655" calcext:value-type="float">
            <text:p>0.606655</text:p>
          </table:table-cell>
          <table:table-cell office:value-type="float" office:value="0.0910549" calcext:value-type="float">
            <text:p>0.0910549</text:p>
          </table:table-cell>
          <table:table-cell office:value-type="float" office:value="94.3841" calcext:value-type="float">
            <text:p>94.3841</text:p>
          </table:table-cell>
          <table:table-cell office:value-type="float" office:value="89.2749" calcext:value-type="float">
            <text:p>89.2749</text:p>
          </table:table-cell>
          <table:table-cell office:value-type="float" office:value="183.659" calcext:value-type="float">
            <text:p>183.659</text:p>
          </table:table-cell>
          <table:table-cell table:formula="of:=[.J156]-[.E156]" office:value-type="float" office:value="9.13119999999998" calcext:value-type="float">
            <text:p>9.1312</text:p>
          </table:table-cell>
          <table:table-cell table:number-columns-repeated="2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.695" calcext:value-type="float">
            <text:p>0.695</text:p>
          </table:table-cell>
          <table:table-cell office:value-type="float" office:value="97.0733" calcext:value-type="float">
            <text:p>97.0733</text:p>
          </table:table-cell>
          <table:table-cell office:value-type="float" office:value="77.8626" calcext:value-type="float">
            <text:p>77.8626</text:p>
          </table:table-cell>
          <table:table-cell office:value-type="float" office:value="174.9359" calcext:value-type="float">
            <text:p>174.9359</text:p>
          </table:table-cell>
          <table:table-cell office:value-type="float" office:value="0.528979" calcext:value-type="float">
            <text:p>0.528979</text:p>
          </table:table-cell>
          <table:table-cell office:value-type="float" office:value="-0.364752" calcext:value-type="float">
            <text:p>-0.364752</text:p>
          </table:table-cell>
          <table:table-cell office:value-type="float" office:value="97.0733" calcext:value-type="float">
            <text:p>97.0733</text:p>
          </table:table-cell>
          <table:table-cell office:value-type="float" office:value="91.6985" calcext:value-type="float">
            <text:p>91.6985</text:p>
          </table:table-cell>
          <table:table-cell office:value-type="float" office:value="188.7718" calcext:value-type="float">
            <text:p>188.7718</text:p>
          </table:table-cell>
          <table:table-cell table:formula="of:=[.J157]-[.E157]" office:value-type="float" office:value="13.8359" calcext:value-type="float">
            <text:p>13.8359</text:p>
          </table:table-cell>
          <table:table-cell table:number-columns-repeated="2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.656" calcext:value-type="float">
            <text:p>0.656</text:p>
          </table:table-cell>
          <table:table-cell office:value-type="float" office:value="88.5236" calcext:value-type="float">
            <text:p>88.5236</text:p>
          </table:table-cell>
          <table:table-cell office:value-type="float" office:value="85.6973" calcext:value-type="float">
            <text:p>85.6973</text:p>
          </table:table-cell>
          <table:table-cell office:value-type="float" office:value="174.2209" calcext:value-type="float">
            <text:p>174.2209</text:p>
          </table:table-cell>
          <table:table-cell office:value-type="float" office:value="0.535671" calcext:value-type="float">
            <text:p>0.535671</text:p>
          </table:table-cell>
          <table:table-cell office:value-type="float" office:value="0.77264" calcext:value-type="float">
            <text:p>0.77264</text:p>
          </table:table-cell>
          <table:table-cell office:value-type="float" office:value="88.3742" calcext:value-type="float">
            <text:p>88.3742</text:p>
          </table:table-cell>
          <table:table-cell office:value-type="float" office:value="96.0369" calcext:value-type="float">
            <text:p>96.0369</text:p>
          </table:table-cell>
          <table:table-cell office:value-type="float" office:value="184.4111" calcext:value-type="float">
            <text:p>184.4111</text:p>
          </table:table-cell>
          <table:table-cell table:formula="of:=[.J158]-[.E158]" office:value-type="float" office:value="10.1902" calcext:value-type="float">
            <text:p>10.1902</text:p>
          </table:table-cell>
          <table:table-cell table:number-columns-repeated="2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0.611" calcext:value-type="float">
            <text:p>0.611</text:p>
          </table:table-cell>
          <table:table-cell office:value-type="float" office:value="78.898" calcext:value-type="float">
            <text:p>78.898</text:p>
          </table:table-cell>
          <table:table-cell office:value-type="float" office:value="83.0598" calcext:value-type="float">
            <text:p>83.0598</text:p>
          </table:table-cell>
          <table:table-cell office:value-type="float" office:value="161.9578" calcext:value-type="float">
            <text:p>161.9578</text:p>
          </table:table-cell>
          <table:table-cell office:value-type="float" office:value="0.100103" calcext:value-type="float">
            <text:p>0.100103</text:p>
          </table:table-cell>
          <table:table-cell office:value-type="float" office:value="1.87046" calcext:value-type="float">
            <text:p>1.87046</text:p>
          </table:table-cell>
          <table:table-cell office:value-type="float" office:value="90.1524" calcext:value-type="float">
            <text:p>90.1524</text:p>
          </table:table-cell>
          <table:table-cell office:value-type="float" office:value="56.9712" calcext:value-type="float">
            <text:p>56.9712</text:p>
          </table:table-cell>
          <table:table-cell office:value-type="float" office:value="147.1236" calcext:value-type="float">
            <text:p>147.1236</text:p>
          </table:table-cell>
          <table:table-cell table:formula="of:=[.J159]-[.E159]" office:value-type="float" office:value="-14.8342" calcext:value-type="float">
            <text:p>-14.8342</text:p>
          </table:table-cell>
          <table:table-cell table:number-columns-repeated="2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0.746" calcext:value-type="float">
            <text:p>0.746</text:p>
          </table:table-cell>
          <table:table-cell office:value-type="float" office:value="97.2113" calcext:value-type="float">
            <text:p>97.2113</text:p>
          </table:table-cell>
          <table:table-cell office:value-type="float" office:value="76.6697" calcext:value-type="float">
            <text:p>76.6697</text:p>
          </table:table-cell>
          <table:table-cell office:value-type="float" office:value="173.881" calcext:value-type="float">
            <text:p>173.881</text:p>
          </table:table-cell>
          <table:table-cell office:value-type="float" office:value="0.599093" calcext:value-type="float">
            <text:p>0.599093</text:p>
          </table:table-cell>
          <table:table-cell office:value-type="float" office:value="-0.953842" calcext:value-type="float">
            <text:p>-0.953842</text:p>
          </table:table-cell>
          <table:table-cell office:value-type="float" office:value="96.9324" calcext:value-type="float">
            <text:p>96.9324</text:p>
          </table:table-cell>
          <table:table-cell office:value-type="float" office:value="86.6274" calcext:value-type="float">
            <text:p>86.6274</text:p>
          </table:table-cell>
          <table:table-cell office:value-type="float" office:value="183.5598" calcext:value-type="float">
            <text:p>183.5598</text:p>
          </table:table-cell>
          <table:table-cell table:formula="of:=[.J160]-[.E160]" office:value-type="float" office:value="9.6788" calcext:value-type="float">
            <text:p>9.6788</text:p>
          </table:table-cell>
          <table:table-cell table:number-columns-repeated="2"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0.755" calcext:value-type="float">
            <text:p>0.755</text:p>
          </table:table-cell>
          <table:table-cell office:value-type="float" office:value="97.4796" calcext:value-type="float">
            <text:p>97.4796</text:p>
          </table:table-cell>
          <table:table-cell office:value-type="float" office:value="60.1613" calcext:value-type="float">
            <text:p>60.1613</text:p>
          </table:table-cell>
          <table:table-cell office:value-type="float" office:value="157.6409" calcext:value-type="float">
            <text:p>157.6409</text:p>
          </table:table-cell>
          <table:table-cell office:value-type="float" office:value="0.659192" calcext:value-type="float">
            <text:p>0.659192</text:p>
          </table:table-cell>
          <table:table-cell office:value-type="float" office:value="-0.140545" calcext:value-type="float">
            <text:p>-0.140545</text:p>
          </table:table-cell>
          <table:table-cell office:value-type="float" office:value="96.0709" calcext:value-type="float">
            <text:p>96.0709</text:p>
          </table:table-cell>
          <table:table-cell office:value-type="float" office:value="73.795" calcext:value-type="float">
            <text:p>73.795</text:p>
          </table:table-cell>
          <table:table-cell office:value-type="float" office:value="169.8659" calcext:value-type="float">
            <text:p>169.8659</text:p>
          </table:table-cell>
          <table:table-cell table:formula="of:=[.J161]-[.E161]" office:value-type="float" office:value="12.225" calcext:value-type="float">
            <text:p>12.225</text:p>
          </table:table-cell>
          <table:table-cell table:number-columns-repeated="2"/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0.656" calcext:value-type="float">
            <text:p>0.656</text:p>
          </table:table-cell>
          <table:table-cell office:value-type="float" office:value="95.7642" calcext:value-type="float">
            <text:p>95.7642</text:p>
          </table:table-cell>
          <table:table-cell office:value-type="float" office:value="62.9807" calcext:value-type="float">
            <text:p>62.9807</text:p>
          </table:table-cell>
          <table:table-cell office:value-type="float" office:value="158.7449" calcext:value-type="float">
            <text:p>158.7449</text:p>
          </table:table-cell>
          <table:table-cell office:value-type="float" office:value="0.572847" calcext:value-type="float">
            <text:p>0.572847</text:p>
          </table:table-cell>
          <table:table-cell office:value-type="float" office:value="-0.261133" calcext:value-type="float">
            <text:p>-0.261133</text:p>
          </table:table-cell>
          <table:table-cell office:value-type="float" office:value="94.4362" calcext:value-type="float">
            <text:p>94.4362</text:p>
          </table:table-cell>
          <table:table-cell office:value-type="float" office:value="74.7027" calcext:value-type="float">
            <text:p>74.7027</text:p>
          </table:table-cell>
          <table:table-cell office:value-type="float" office:value="169.1389" calcext:value-type="float">
            <text:p>169.1389</text:p>
          </table:table-cell>
          <table:table-cell table:formula="of:=[.J162]-[.E162]" office:value-type="float" office:value="10.394" calcext:value-type="float">
            <text:p>10.394</text:p>
          </table:table-cell>
          <table:table-cell table:number-columns-repeated="2"/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0.664" calcext:value-type="float">
            <text:p>0.664</text:p>
          </table:table-cell>
          <table:table-cell office:value-type="float" office:value="82.1207" calcext:value-type="float">
            <text:p>82.1207</text:p>
          </table:table-cell>
          <table:table-cell office:value-type="float" office:value="83.7588" calcext:value-type="float">
            <text:p>83.7588</text:p>
          </table:table-cell>
          <table:table-cell office:value-type="float" office:value="165.8795" calcext:value-type="float">
            <text:p>165.8795</text:p>
          </table:table-cell>
          <table:table-cell office:value-type="float" office:value="0.317987" calcext:value-type="float">
            <text:p>0.317987</text:p>
          </table:table-cell>
          <table:table-cell office:value-type="float" office:value="1.05302" calcext:value-type="float">
            <text:p>1.05302</text:p>
          </table:table-cell>
          <table:table-cell office:value-type="float" office:value="82.1207" calcext:value-type="float">
            <text:p>82.1207</text:p>
          </table:table-cell>
          <table:table-cell office:value-type="float" office:value="84.3563" calcext:value-type="float">
            <text:p>84.3563</text:p>
          </table:table-cell>
          <table:table-cell office:value-type="float" office:value="166.477" calcext:value-type="float">
            <text:p>166.477</text:p>
          </table:table-cell>
          <table:table-cell table:formula="of:=[.J163]-[.E163]" office:value-type="float" office:value="0.597499999999997" calcext:value-type="float">
            <text:p>0.5975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AVG →</text:p>
          </table:table-cell>
          <table:table-cell table:formula="of:=AVERAGE([.C150:.C163])" office:value-type="float" office:value="92.92765" calcext:value-type="float">
            <text:p>92.92765</text:p>
          </table:table-cell>
          <table:table-cell table:formula="of:=AVERAGE([.D150:.D163])" office:value-type="float" office:value="70.3716214285714" calcext:value-type="float">
            <text:p>70.3716214286</text:p>
          </table:table-cell>
          <table:table-cell table:formula="of:=AVERAGE([.E150:.E163])" office:value-type="float" office:value="163.299271428571" calcext:value-type="float">
            <text:p>163.2992714286</text:p>
          </table:table-cell>
          <table:table-cell table:formula="of:=AVERAGE([.F150:.F163])" office:value-type="float" office:value="0.553364" calcext:value-type="float">
            <text:p>0.553364</text:p>
          </table:table-cell>
          <table:table-cell table:formula="of:=AVERAGE([.G150:.G163])" office:value-type="float" office:value="0.354033752857143" calcext:value-type="float">
            <text:p>0.3540337529</text:p>
          </table:table-cell>
          <table:table-cell table:formula="of:=AVERAGE([.H150:.H163])" office:value-type="float" office:value="93.1937714285714" calcext:value-type="float">
            <text:p>93.1937714286</text:p>
          </table:table-cell>
          <table:table-cell table:formula="of:=AVERAGE([.I150:.I163])" office:value-type="float" office:value="79.6983142857143" calcext:value-type="float">
            <text:p>79.6983142857</text:p>
          </table:table-cell>
          <table:table-cell table:formula="of:=AVERAGE([.J150:.J163])" office:value-type="float" office:value="172.892085714286" calcext:value-type="float">
            <text:p>172.8920857143</text:p>
          </table:table-cell>
          <table:table-cell table:formula="of:=AVERAGE([.K150:.K163])" office:value-type="float" office:value="9.59281428571429" calcext:value-type="float">
            <text:p>9.5928142857</text:p>
          </table:table-cell>
          <table:table-cell table:number-columns-repeated="2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style-name="ce1" office:value-type="string" calcext:value-type="string">
            <text:p>Datasets</text:p>
          </table:table-cell>
          <table:table-cell table:style-name="ce1" office:value-type="string" calcext:value-type="string">
            <text:p>O. Detection</text:p>
          </table:table-cell>
          <table:table-cell table:style-name="ce1" office:value-type="string" calcext:value-type="string">
            <text:p>O. Discrimination</text:p>
          </table:table-cell>
          <table:table-cell table:style-name="ce1" office:value-type="string" calcext:value-type="string">
            <text:p>Detection</text:p>
          </table:table-cell>
          <table:table-cell table:style-name="ce1" office:value-type="string" calcext:value-type="string">
            <text:p>Discrimination</text:p>
          </table:table-cell>
          <table:table-cell/>
          <table:table-cell table:style-name="ce1" office:value-type="string" calcext:value-type="string">
            <text:p>Datasets</text:p>
          </table:table-cell>
          <table:table-cell table:style-name="ce1" office:value-type="string" calcext:value-type="string">
            <text:p>O. Detection</text:p>
          </table:table-cell>
          <table:table-cell table:style-name="ce1" office:value-type="string" calcext:value-type="string">
            <text:p>Detection</text:p>
          </table:table-cell>
          <table:table-cell/>
          <table:table-cell table:style-name="ce1" office:value-type="string" calcext:value-type="string">
            <text:p>Datasets</text:p>
          </table:table-cell>
          <table:table-cell table:style-name="ce1" office:value-type="string" calcext:value-type="string">
            <text:p>O. Discrimination</text:p>
          </table:table-cell>
          <table:table-cell table:style-name="ce1" office:value-type="string" calcext:value-type="string">
            <text:p>Discrimination</text:p>
          </table:table-cell>
        </table:table-row>
        <table:table-row table:style-name="ro1">
          <table:table-cell table:style-name="ce1" office:value-type="string" calcext:value-type="string">
            <text:p>PETs1</text:p>
          </table:table-cell>
          <table:table-cell office:value-type="float" office:value="72.819025" calcext:value-type="float">
            <text:p>72.819025</text:p>
          </table:table-cell>
          <table:table-cell office:value-type="float" office:value="71.784" calcext:value-type="float">
            <text:p>71.784</text:p>
          </table:table-cell>
          <table:table-cell office:value-type="float" office:value="72.854375" calcext:value-type="float">
            <text:p>72.854375</text:p>
          </table:table-cell>
          <table:table-cell office:value-type="float" office:value="69.1024333333333" calcext:value-type="float">
            <text:p>69.1024333333</text:p>
          </table:table-cell>
          <table:table-cell/>
          <table:table-cell table:style-name="ce1" office:value-type="string" calcext:value-type="string">
            <text:p>PETs1</text:p>
          </table:table-cell>
          <table:table-cell office:value-type="float" office:value="72.819025" calcext:value-type="float">
            <text:p>72.819025</text:p>
          </table:table-cell>
          <table:table-cell office:value-type="float" office:value="72.854375" calcext:value-type="float">
            <text:p>72.854375</text:p>
          </table:table-cell>
          <table:table-cell/>
          <table:table-cell table:style-name="ce1" office:value-type="string" calcext:value-type="string">
            <text:p>PETs1</text:p>
          </table:table-cell>
          <table:table-cell office:value-type="float" office:value="71.784" calcext:value-type="float">
            <text:p>71.784</text:p>
          </table:table-cell>
          <table:table-cell office:value-type="float" office:value="69.1024333333333" calcext:value-type="float">
            <text:p>69.1024333333</text:p>
          </table:table-cell>
        </table:table-row>
        <table:table-row table:style-name="ro1">
          <table:table-cell table:style-name="ce1" office:value-type="string" calcext:value-type="string">
            <text:p>PETs2</text:p>
          </table:table-cell>
          <table:table-cell office:value-type="float" office:value="74.2810454545455" calcext:value-type="float">
            <text:p>74.2810454545</text:p>
          </table:table-cell>
          <table:table-cell office:value-type="float" office:value="72.4930636363636" calcext:value-type="float">
            <text:p>72.4930636364</text:p>
          </table:table-cell>
          <table:table-cell office:value-type="float" office:value="74.3421454545455" calcext:value-type="float">
            <text:p>74.3421454545</text:p>
          </table:table-cell>
          <table:table-cell office:value-type="float" office:value="64.5214090909091" calcext:value-type="float">
            <text:p>64.5214090909</text:p>
          </table:table-cell>
          <table:table-cell/>
          <table:table-cell table:style-name="ce1" office:value-type="string" calcext:value-type="string">
            <text:p>PETs2</text:p>
          </table:table-cell>
          <table:table-cell office:value-type="float" office:value="74.2810454545455" calcext:value-type="float">
            <text:p>74.2810454545</text:p>
          </table:table-cell>
          <table:table-cell office:value-type="float" office:value="74.3421454545455" calcext:value-type="float">
            <text:p>74.3421454545</text:p>
          </table:table-cell>
          <table:table-cell/>
          <table:table-cell table:style-name="ce1" office:value-type="string" calcext:value-type="string">
            <text:p>PETs2</text:p>
          </table:table-cell>
          <table:table-cell office:value-type="float" office:value="72.4930636363636" calcext:value-type="float">
            <text:p>72.4930636364</text:p>
          </table:table-cell>
          <table:table-cell office:value-type="float" office:value="64.5214090909091" calcext:value-type="float">
            <text:p>64.5214090909</text:p>
          </table:table-cell>
        </table:table-row>
        <table:table-row table:style-name="ro1">
          <table:table-cell table:style-name="ce1" office:value-type="string" calcext:value-type="string">
            <text:p>highway1</text:p>
          </table:table-cell>
          <table:table-cell office:value-type="float" office:value="71.643025" calcext:value-type="float">
            <text:p>71.643025</text:p>
          </table:table-cell>
          <table:table-cell office:value-type="float" office:value="65.2197125" calcext:value-type="float">
            <text:p>65.2197125</text:p>
          </table:table-cell>
          <table:table-cell office:value-type="float" office:value="82.2716875" calcext:value-type="float">
            <text:p>82.2716875</text:p>
          </table:table-cell>
          <table:table-cell office:value-type="float" office:value="54.48175" calcext:value-type="float">
            <text:p>54.48175</text:p>
          </table:table-cell>
          <table:table-cell/>
          <table:table-cell table:style-name="ce1" office:value-type="string" calcext:value-type="string">
            <text:p>highway1</text:p>
          </table:table-cell>
          <table:table-cell office:value-type="float" office:value="71.643025" calcext:value-type="float">
            <text:p>71.643025</text:p>
          </table:table-cell>
          <table:table-cell office:value-type="float" office:value="82.2716875" calcext:value-type="float">
            <text:p>82.2716875</text:p>
          </table:table-cell>
          <table:table-cell/>
          <table:table-cell table:style-name="ce1" office:value-type="string" calcext:value-type="string">
            <text:p>highway1</text:p>
          </table:table-cell>
          <table:table-cell office:value-type="float" office:value="65.2197125" calcext:value-type="float">
            <text:p>65.2197125</text:p>
          </table:table-cell>
          <table:table-cell office:value-type="float" office:value="54.48175" calcext:value-type="float">
            <text:p>54.48175</text:p>
          </table:table-cell>
        </table:table-row>
        <table:table-row table:style-name="ro1">
          <table:table-cell table:style-name="ce1" office:value-type="string" calcext:value-type="string">
            <text:p>highway3</text:p>
          </table:table-cell>
          <table:table-cell office:value-type="float" office:value="76.0289857142857" calcext:value-type="float">
            <text:p>76.0289857143</text:p>
          </table:table-cell>
          <table:table-cell office:value-type="float" office:value="42.5428142857143" calcext:value-type="float">
            <text:p>42.5428142857</text:p>
          </table:table-cell>
          <table:table-cell office:value-type="float" office:value="74.6595428571429" calcext:value-type="float">
            <text:p>74.6595428571</text:p>
          </table:table-cell>
          <table:table-cell office:value-type="float" office:value="46.9165142857143" calcext:value-type="float">
            <text:p>46.9165142857</text:p>
          </table:table-cell>
          <table:table-cell/>
          <table:table-cell table:style-name="ce1" office:value-type="string" calcext:value-type="string">
            <text:p>highway3</text:p>
          </table:table-cell>
          <table:table-cell office:value-type="float" office:value="76.0289857142857" calcext:value-type="float">
            <text:p>76.0289857143</text:p>
          </table:table-cell>
          <table:table-cell office:value-type="float" office:value="74.6595428571429" calcext:value-type="float">
            <text:p>74.6595428571</text:p>
          </table:table-cell>
          <table:table-cell/>
          <table:table-cell table:style-name="ce1" office:value-type="string" calcext:value-type="string">
            <text:p>highway3</text:p>
          </table:table-cell>
          <table:table-cell office:value-type="float" office:value="42.5428142857143" calcext:value-type="float">
            <text:p>42.5428142857</text:p>
          </table:table-cell>
          <table:table-cell office:value-type="float" office:value="46.9165142857143" calcext:value-type="float">
            <text:p>46.9165142857</text:p>
          </table:table-cell>
        </table:table-row>
        <table:table-row table:style-name="ro1">
          <table:table-cell table:style-name="ce1" office:value-type="string" calcext:value-type="string">
            <text:p>room</text:p>
          </table:table-cell>
          <table:table-cell office:value-type="float" office:value="89.3679772727273" calcext:value-type="float">
            <text:p>89.3679772727</text:p>
          </table:table-cell>
          <table:table-cell office:value-type="float" office:value="68.0787454545455" calcext:value-type="float">
            <text:p>68.0787454545</text:p>
          </table:table-cell>
          <table:table-cell office:value-type="float" office:value="89.1515681818182" calcext:value-type="float">
            <text:p>89.1515681818</text:p>
          </table:table-cell>
          <table:table-cell office:value-type="float" office:value="72.3392772727273" calcext:value-type="float">
            <text:p>72.3392772727</text:p>
          </table:table-cell>
          <table:table-cell/>
          <table:table-cell table:style-name="ce1" office:value-type="string" calcext:value-type="string">
            <text:p>room</text:p>
          </table:table-cell>
          <table:table-cell office:value-type="float" office:value="89.3679772727273" calcext:value-type="float">
            <text:p>89.3679772727</text:p>
          </table:table-cell>
          <table:table-cell office:value-type="float" office:value="89.1515681818182" calcext:value-type="float">
            <text:p>89.1515681818</text:p>
          </table:table-cell>
          <table:table-cell/>
          <table:table-cell table:style-name="ce1" office:value-type="string" calcext:value-type="string">
            <text:p>room</text:p>
          </table:table-cell>
          <table:table-cell office:value-type="float" office:value="68.0787454545455" calcext:value-type="float">
            <text:p>68.0787454545</text:p>
          </table:table-cell>
          <table:table-cell office:value-type="float" office:value="72.3392772727273" calcext:value-type="float">
            <text:p>72.3392772727</text:p>
          </table:table-cell>
        </table:table-row>
        <table:table-row table:style-name="ro1">
          <table:table-cell table:style-name="ce1" office:value-type="string" calcext:value-type="string">
            <text:p>campus</text:p>
          </table:table-cell>
          <table:table-cell office:value-type="float" office:value="97.4339578947369" calcext:value-type="float">
            <text:p>97.4339578947</text:p>
          </table:table-cell>
          <table:table-cell office:value-type="float" office:value="27.3751210526316" calcext:value-type="float">
            <text:p>27.3751210526</text:p>
          </table:table-cell>
          <table:table-cell office:value-type="float" office:value="96.0646947368421" calcext:value-type="float">
            <text:p>96.0646947368</text:p>
          </table:table-cell>
          <table:table-cell office:value-type="float" office:value="57.4068421052632" calcext:value-type="float">
            <text:p>57.4068421053</text:p>
          </table:table-cell>
          <table:table-cell/>
          <table:table-cell table:style-name="ce1" office:value-type="string" calcext:value-type="string">
            <text:p>campus</text:p>
          </table:table-cell>
          <table:table-cell office:value-type="float" office:value="97.4339578947369" calcext:value-type="float">
            <text:p>97.4339578947</text:p>
          </table:table-cell>
          <table:table-cell office:value-type="float" office:value="96.0646947368421" calcext:value-type="float">
            <text:p>96.0646947368</text:p>
          </table:table-cell>
          <table:table-cell/>
          <table:table-cell table:style-name="ce1" office:value-type="string" calcext:value-type="string">
            <text:p>campus</text:p>
          </table:table-cell>
          <table:table-cell office:value-type="float" office:value="27.3751210526316" calcext:value-type="float">
            <text:p>27.3751210526</text:p>
          </table:table-cell>
          <table:table-cell office:value-type="float" office:value="57.4068421052632" calcext:value-type="float">
            <text:p>57.4068421053</text:p>
          </table:table-cell>
        </table:table-row>
        <table:table-row table:style-name="ro1">
          <table:table-cell table:style-name="ce1" office:value-type="string" calcext:value-type="string">
            <text:p>hallway</text:p>
          </table:table-cell>
          <table:table-cell office:value-type="float" office:value="93.5714" calcext:value-type="float">
            <text:p>93.5714</text:p>
          </table:table-cell>
          <table:table-cell office:value-type="float" office:value="70.6732769230769" calcext:value-type="float">
            <text:p>70.6732769231</text:p>
          </table:table-cell>
          <table:table-cell office:value-type="float" office:value="92.7825846153846" calcext:value-type="float">
            <text:p>92.7825846154</text:p>
          </table:table-cell>
          <table:table-cell office:value-type="float" office:value="78.7843923076923" calcext:value-type="float">
            <text:p>78.7843923077</text:p>
          </table:table-cell>
          <table:table-cell/>
          <table:table-cell table:style-name="ce1" office:value-type="string" calcext:value-type="string">
            <text:p>hallway</text:p>
          </table:table-cell>
          <table:table-cell office:value-type="float" office:value="93.5714" calcext:value-type="float">
            <text:p>93.5714</text:p>
          </table:table-cell>
          <table:table-cell office:value-type="float" office:value="92.7825846153846" calcext:value-type="float">
            <text:p>92.7825846154</text:p>
          </table:table-cell>
          <table:table-cell/>
          <table:table-cell table:style-name="ce1" office:value-type="string" calcext:value-type="string">
            <text:p>hallway</text:p>
          </table:table-cell>
          <table:table-cell office:value-type="float" office:value="70.6732769230769" calcext:value-type="float">
            <text:p>70.6732769231</text:p>
          </table:table-cell>
          <table:table-cell office:value-type="float" office:value="78.7843923076923" calcext:value-type="float">
            <text:p>78.7843923077</text:p>
          </table:table-cell>
        </table:table-row>
        <table:table-row table:style-name="ro1">
          <table:table-cell table:style-name="ce1" office:value-type="string" calcext:value-type="string">
            <text:p>lab</text:p>
          </table:table-cell>
          <table:table-cell office:value-type="float" office:value="92.92765" calcext:value-type="float">
            <text:p>92.92765</text:p>
          </table:table-cell>
          <table:table-cell office:value-type="float" office:value="70.3716214285714" calcext:value-type="float">
            <text:p>70.3716214286</text:p>
          </table:table-cell>
          <table:table-cell office:value-type="float" office:value="93.1937714285714" calcext:value-type="float">
            <text:p>93.1937714286</text:p>
          </table:table-cell>
          <table:table-cell office:value-type="float" office:value="79.6983142857143" calcext:value-type="float">
            <text:p>79.6983142857</text:p>
          </table:table-cell>
          <table:table-cell/>
          <table:table-cell table:style-name="ce1" office:value-type="string" calcext:value-type="string">
            <text:p>lab</text:p>
          </table:table-cell>
          <table:table-cell office:value-type="float" office:value="92.92765" calcext:value-type="float">
            <text:p>92.92765</text:p>
          </table:table-cell>
          <table:table-cell office:value-type="float" office:value="93.1937714285714" calcext:value-type="float">
            <text:p>93.1937714286</text:p>
          </table:table-cell>
          <table:table-cell/>
          <table:table-cell table:style-name="ce1" office:value-type="string" calcext:value-type="string">
            <text:p>lab</text:p>
          </table:table-cell>
          <table:table-cell office:value-type="float" office:value="70.3716214285714" calcext:value-type="float">
            <text:p>70.3716214286</text:p>
          </table:table-cell>
          <table:table-cell office:value-type="float" office:value="79.6983142857143" calcext:value-type="float">
            <text:p>79.6983142857</text:p>
          </table:table-cell>
        </table:table-row>
      </table:table>
      <table:table table:name="HSL" table:style-name="ta1">
        <table:shapes>
          <draw:frame draw:z-index="0" draw:style-name="gr1" draw:text-style-name="P1" svg:width="0.0787in" svg:height="0.185in" svg:x="7.111in" svg:y="0in">
            <text:p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1" draw:style-name="gr1" draw:text-style-name="P1" svg:width="6.2988in" svg:height="3.5429in" svg:x="0.0004in" svg:y="31.289in">
            <draw:object draw:notify-on-update-of-ranges="HSL.G168:HSL.G175 HSL.H167:HSL.H167 HSL.H168:HSL.H175 HSL.I167:HSL.I167 HSL.I168:HSL.I175"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2" draw:style-name="gr1" draw:text-style-name="P1" svg:width="6.2988in" svg:height="3.5429in" svg:x="7.1114in" svg:y="31.289in">
            <draw:object draw:notify-on-update-of-ranges="HSL.K168:HSL.K175 HSL.L167:HSL.L167 HSL.L168:HSL.L175 HSL.M167:HSL.M167 HSL.M168:HSL.M175" xlink:href="./Object 12" xlink:type="simple" xlink:show="embed" xlink:actuate="onLoad"/>
            <draw:image xlink:href="./ObjectReplacements/Object 12" xlink:type="simple" xlink:show="embed" xlink:actuate="onLoad"/>
          </draw:frame>
        </table:shapes>
        <table:table-column table:style-name="co1" table:number-columns-repeated="13" table:default-cell-style-name="Default"/>
        <table:table-row table:style-name="ro1">
          <table:table-cell table:style-name="ce1" office:value-type="string" calcext:value-type="string">
            <text:p>PETs1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frame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O. Detection</text:p>
          </table:table-cell>
          <table:table-cell table:style-name="ce1" office:value-type="string" calcext:value-type="string">
            <text:p>O. Discrimination</text:p>
          </table:table-cell>
          <table:table-cell table:style-name="ce1" office:value-type="string" calcext:value-type="string">
            <text:p>ODD</text:p>
          </table:table-cell>
          <table:table-cell table:style-name="ce1" office:value-type="string" calcext:value-type="string">
            <text:p>NEW coneR1</text:p>
          </table:table-cell>
          <table:table-cell table:style-name="ce1" office:value-type="string" calcext:value-type="string">
            <text:p>RG – B</text:p>
          </table:table-cell>
          <table:table-cell table:style-name="ce1" office:value-type="string" calcext:value-type="string">
            <text:p>Detection</text:p>
          </table:table-cell>
          <table:table-cell table:style-name="ce1" office:value-type="string" calcext:value-type="string">
            <text:p>Discrimination</text:p>
          </table:table-cell>
          <table:table-cell table:style-name="ce1" office:value-type="string" calcext:value-type="string">
            <text:p>DD</text:p>
          </table:table-cell>
          <table:table-cell table:style-name="ce1" office:value-type="string" calcext:value-type="string">
            <text:p>DIFF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329" calcext:value-type="float">
            <text:p>0.329</text:p>
          </table:table-cell>
          <table:table-cell office:value-type="float" office:value="69.2827" calcext:value-type="float">
            <text:p>69.2827</text:p>
          </table:table-cell>
          <table:table-cell office:value-type="float" office:value="75.9517" calcext:value-type="float">
            <text:p>75.9517</text:p>
          </table:table-cell>
          <table:table-cell office:value-type="float" office:value="145.2344" calcext:value-type="float">
            <text:p>145.2344</text:p>
          </table:table-cell>
          <table:table-cell office:value-type="float" office:value="0.217104" calcext:value-type="float">
            <text:p>0.217104</text:p>
          </table:table-cell>
          <table:table-cell office:value-type="float" office:value="9.49451" calcext:value-type="float">
            <text:p>9.49451</text:p>
          </table:table-cell>
          <table:table-cell office:value-type="float" office:value="70.0422" calcext:value-type="float">
            <text:p>70.0422</text:p>
          </table:table-cell>
          <table:table-cell office:value-type="float" office:value="73.4441" calcext:value-type="float">
            <text:p>73.4441</text:p>
          </table:table-cell>
          <table:table-cell office:value-type="float" office:value="143.4863" calcext:value-type="float">
            <text:p>143.4863</text:p>
          </table:table-cell>
          <table:table-cell table:formula="of:=[.J3]-[.E3]" office:value-type="float" office:value="-1.74809999999999" calcext:value-type="float">
            <text:p>-1.7481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31" calcext:value-type="float">
            <text:p>0.31</text:p>
          </table:table-cell>
          <table:table-cell office:value-type="float" office:value="53.108" calcext:value-type="float">
            <text:p>53.108</text:p>
          </table:table-cell>
          <table:table-cell office:value-type="float" office:value="83.4889" calcext:value-type="float">
            <text:p>83.4889</text:p>
          </table:table-cell>
          <table:table-cell office:value-type="float" office:value="136.5969" calcext:value-type="float">
            <text:p>136.5969</text:p>
          </table:table-cell>
          <table:table-cell office:value-type="float" office:value="0.245505" calcext:value-type="float">
            <text:p>0.245505</text:p>
          </table:table-cell>
          <table:table-cell office:value-type="float" office:value="13.1638" calcext:value-type="float">
            <text:p>13.1638</text:p>
          </table:table-cell>
          <table:table-cell office:value-type="float" office:value="53.6512" calcext:value-type="float">
            <text:p>53.6512</text:p>
          </table:table-cell>
          <table:table-cell office:value-type="float" office:value="81.4084" calcext:value-type="float">
            <text:p>81.4084</text:p>
          </table:table-cell>
          <table:table-cell office:value-type="float" office:value="135.0596" calcext:value-type="float">
            <text:p>135.0596</text:p>
          </table:table-cell>
          <table:table-cell table:formula="of:=[.J4]-[.E4]" office:value-type="float" office:value="-1.53730000000002" calcext:value-type="float">
            <text:p>-1.5373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278" calcext:value-type="float">
            <text:p>0.278</text:p>
          </table:table-cell>
          <table:table-cell office:value-type="float" office:value="65.6433" calcext:value-type="float">
            <text:p>65.6433</text:p>
          </table:table-cell>
          <table:table-cell office:value-type="float" office:value="67.6909" calcext:value-type="float">
            <text:p>67.6909</text:p>
          </table:table-cell>
          <table:table-cell office:value-type="float" office:value="133.3342" calcext:value-type="float">
            <text:p>133.3342</text:p>
          </table:table-cell>
          <table:table-cell office:value-type="float" office:value="0.411367" calcext:value-type="float">
            <text:p>0.411367</text:p>
          </table:table-cell>
          <table:table-cell office:value-type="float" office:value="8.83991" calcext:value-type="float">
            <text:p>8.83991</text:p>
          </table:table-cell>
          <table:table-cell office:value-type="float" office:value="57.8947" calcext:value-type="float">
            <text:p>57.8947</text:p>
          </table:table-cell>
          <table:table-cell office:value-type="float" office:value="71.8934" calcext:value-type="float">
            <text:p>71.8934</text:p>
          </table:table-cell>
          <table:table-cell office:value-type="float" office:value="129.7881" calcext:value-type="float">
            <text:p>129.7881</text:p>
          </table:table-cell>
          <table:table-cell table:formula="of:=[.J5]-[.E5]" office:value-type="float" office:value="-3.54610000000002" calcext:value-type="float">
            <text:p>-3.5461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382" calcext:value-type="float">
            <text:p>0.382</text:p>
          </table:table-cell>
          <table:table-cell office:value-type="float" office:value="66.2295" calcext:value-type="float">
            <text:p>66.2295</text:p>
          </table:table-cell>
          <table:table-cell office:value-type="float" office:value="64.7059" calcext:value-type="float">
            <text:p>64.7059</text:p>
          </table:table-cell>
          <table:table-cell office:value-type="float" office:value="130.9354" calcext:value-type="float">
            <text:p>130.9354</text:p>
          </table:table-cell>
          <table:table-cell office:value-type="float" office:value="0.43728" calcext:value-type="float">
            <text:p>0.43728</text:p>
          </table:table-cell>
          <table:table-cell office:value-type="float" office:value="6.40328" calcext:value-type="float">
            <text:p>6.40328</text:p>
          </table:table-cell>
          <table:table-cell office:value-type="float" office:value="60" calcext:value-type="float">
            <text:p>60</text:p>
          </table:table-cell>
          <table:table-cell office:value-type="float" office:value="69.6922" calcext:value-type="float">
            <text:p>69.6922</text:p>
          </table:table-cell>
          <table:table-cell office:value-type="float" office:value="129.6922" calcext:value-type="float">
            <text:p>129.6922</text:p>
          </table:table-cell>
          <table:table-cell table:formula="of:=[.J6]-[.E6]" office:value-type="float" office:value="-1.24319999999997" calcext:value-type="float">
            <text:p>-1.2432</text:p>
          </table:table-cell>
          <table:table-cell table:number-columns-repeated="2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28" calcext:value-type="float">
            <text:p>0.28</text:p>
          </table:table-cell>
          <table:table-cell office:value-type="float" office:value="79.6947" calcext:value-type="float">
            <text:p>79.6947</text:p>
          </table:table-cell>
          <table:table-cell office:value-type="float" office:value="76.039" calcext:value-type="float">
            <text:p>76.039</text:p>
          </table:table-cell>
          <table:table-cell office:value-type="float" office:value="155.7337" calcext:value-type="float">
            <text:p>155.7337</text:p>
          </table:table-cell>
          <table:table-cell office:value-type="float" office:value="0.244583" calcext:value-type="float">
            <text:p>0.244583</text:p>
          </table:table-cell>
          <table:table-cell office:value-type="float" office:value="17.0332" calcext:value-type="float">
            <text:p>17.0332</text:p>
          </table:table-cell>
          <table:table-cell office:value-type="float" office:value="81.6794" calcext:value-type="float">
            <text:p>81.6794</text:p>
          </table:table-cell>
          <table:table-cell office:value-type="float" office:value="74.1818" calcext:value-type="float">
            <text:p>74.1818</text:p>
          </table:table-cell>
          <table:table-cell office:value-type="float" office:value="155.8612" calcext:value-type="float">
            <text:p>155.8612</text:p>
          </table:table-cell>
          <table:table-cell table:formula="of:=[.J7]-[.E7]" office:value-type="float" office:value="0.127499999999998" calcext:value-type="float">
            <text:p>0.1275</text:p>
          </table:table-cell>
          <table:table-cell table:number-columns-repeated="2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311" calcext:value-type="float">
            <text:p>0.311</text:p>
          </table:table-cell>
          <table:table-cell office:value-type="float" office:value="78.6989" calcext:value-type="float">
            <text:p>78.6989</text:p>
          </table:table-cell>
          <table:table-cell office:value-type="float" office:value="73.8816" calcext:value-type="float">
            <text:p>73.8816</text:p>
          </table:table-cell>
          <table:table-cell office:value-type="float" office:value="152.5805" calcext:value-type="float">
            <text:p>152.5805</text:p>
          </table:table-cell>
          <table:table-cell office:value-type="float" office:value="0.23057" calcext:value-type="float">
            <text:p>0.23057</text:p>
          </table:table-cell>
          <table:table-cell office:value-type="float" office:value="12.2236" calcext:value-type="float">
            <text:p>12.2236</text:p>
          </table:table-cell>
          <table:table-cell office:value-type="float" office:value="80.223" calcext:value-type="float">
            <text:p>80.223</text:p>
          </table:table-cell>
          <table:table-cell office:value-type="float" office:value="70.271" calcext:value-type="float">
            <text:p>70.271</text:p>
          </table:table-cell>
          <table:table-cell office:value-type="float" office:value="150.494" calcext:value-type="float">
            <text:p>150.494</text:p>
          </table:table-cell>
          <table:table-cell table:formula="of:=[.J8]-[.E8]" office:value-type="float" office:value="-2.0865" calcext:value-type="float">
            <text:p>-2.0865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324" calcext:value-type="float">
            <text:p>0.324</text:p>
          </table:table-cell>
          <table:table-cell office:value-type="float" office:value="68.8791" calcext:value-type="float">
            <text:p>68.8791</text:p>
          </table:table-cell>
          <table:table-cell office:value-type="float" office:value="66.9706" calcext:value-type="float">
            <text:p>66.9706</text:p>
          </table:table-cell>
          <table:table-cell office:value-type="float" office:value="135.8497" calcext:value-type="float">
            <text:p>135.8497</text:p>
          </table:table-cell>
          <table:table-cell office:value-type="float" office:value="0.269262" calcext:value-type="float">
            <text:p>0.269262</text:p>
          </table:table-cell>
          <table:table-cell office:value-type="float" office:value="11.0193" calcext:value-type="float">
            <text:p>11.0193</text:p>
          </table:table-cell>
          <table:table-cell office:value-type="float" office:value="69.5225" calcext:value-type="float">
            <text:p>69.5225</text:p>
          </table:table-cell>
          <table:table-cell office:value-type="float" office:value="65.1044" calcext:value-type="float">
            <text:p>65.1044</text:p>
          </table:table-cell>
          <table:table-cell office:value-type="float" office:value="134.6269" calcext:value-type="float">
            <text:p>134.6269</text:p>
          </table:table-cell>
          <table:table-cell table:formula="of:=[.J9]-[.E9]" office:value-type="float" office:value="-1.22280000000001" calcext:value-type="float">
            <text:p>-1.2228</text:p>
          </table:table-cell>
          <table:table-cell table:number-columns-repeated="2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315" calcext:value-type="float">
            <text:p>0.315</text:p>
          </table:table-cell>
          <table:table-cell office:value-type="float" office:value="71.5467" calcext:value-type="float">
            <text:p>71.5467</text:p>
          </table:table-cell>
          <table:table-cell office:value-type="float" office:value="68.4584" calcext:value-type="float">
            <text:p>68.4584</text:p>
          </table:table-cell>
          <table:table-cell office:value-type="float" office:value="140.0051" calcext:value-type="float">
            <text:p>140.0051</text:p>
          </table:table-cell>
          <table:table-cell office:value-type="float" office:value="0.296735" calcext:value-type="float">
            <text:p>0.296735</text:p>
          </table:table-cell>
          <table:table-cell office:value-type="float" office:value="11.6313" calcext:value-type="float">
            <text:p>11.6313</text:p>
          </table:table-cell>
          <table:table-cell office:value-type="float" office:value="71.7899" calcext:value-type="float">
            <text:p>71.7899</text:p>
          </table:table-cell>
          <table:table-cell office:value-type="float" office:value="68.343" calcext:value-type="float">
            <text:p>68.343</text:p>
          </table:table-cell>
          <table:table-cell office:value-type="float" office:value="140.1329" calcext:value-type="float">
            <text:p>140.1329</text:p>
          </table:table-cell>
          <table:table-cell table:formula="of:=[.J10]-[.E10]" office:value-type="float" office:value="0.127800000000008" calcext:value-type="float">
            <text:p>0.1278</text:p>
          </table:table-cell>
          <table:table-cell table:number-columns-repeated="2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297" calcext:value-type="float">
            <text:p>0.297</text:p>
          </table:table-cell>
          <table:table-cell office:value-type="float" office:value="63.1347" calcext:value-type="float">
            <text:p>63.1347</text:p>
          </table:table-cell>
          <table:table-cell office:value-type="float" office:value="80.6748" calcext:value-type="float">
            <text:p>80.6748</text:p>
          </table:table-cell>
          <table:table-cell office:value-type="float" office:value="143.8095" calcext:value-type="float">
            <text:p>143.8095</text:p>
          </table:table-cell>
          <table:table-cell office:value-type="float" office:value="0.0746982" calcext:value-type="float">
            <text:p>0.0746982</text:p>
          </table:table-cell>
          <table:table-cell office:value-type="float" office:value="35.1038" calcext:value-type="float">
            <text:p>35.1038</text:p>
          </table:table-cell>
          <table:table-cell office:value-type="float" office:value="64.4592" calcext:value-type="float">
            <text:p>64.4592</text:p>
          </table:table-cell>
          <table:table-cell office:value-type="float" office:value="71.7408" calcext:value-type="float">
            <text:p>71.7408</text:p>
          </table:table-cell>
          <table:table-cell office:value-type="float" office:value="136.2" calcext:value-type="float">
            <text:p>136.2</text:p>
          </table:table-cell>
          <table:table-cell table:formula="of:=[.J11]-[.E11]" office:value-type="float" office:value="-7.60950000000003" calcext:value-type="float">
            <text:p>-7.6095</text:p>
          </table:table-cell>
          <table:table-cell table:number-columns-repeated="2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329" calcext:value-type="float">
            <text:p>0.329</text:p>
          </table:table-cell>
          <table:table-cell office:value-type="float" office:value="79.3729" calcext:value-type="float">
            <text:p>79.3729</text:p>
          </table:table-cell>
          <table:table-cell office:value-type="float" office:value="66.0321" calcext:value-type="float">
            <text:p>66.0321</text:p>
          </table:table-cell>
          <table:table-cell office:value-type="float" office:value="145.405" calcext:value-type="float">
            <text:p>145.405</text:p>
          </table:table-cell>
          <table:table-cell office:value-type="float" office:value="0.126782" calcext:value-type="float">
            <text:p>0.126782</text:p>
          </table:table-cell>
          <table:table-cell office:value-type="float" office:value="31.5454" calcext:value-type="float">
            <text:p>31.5454</text:p>
          </table:table-cell>
          <table:table-cell office:value-type="float" office:value="86.3036" calcext:value-type="float">
            <text:p>86.3036</text:p>
          </table:table-cell>
          <table:table-cell office:value-type="float" office:value="47.5952" calcext:value-type="float">
            <text:p>47.5952</text:p>
          </table:table-cell>
          <table:table-cell office:value-type="float" office:value="133.8988" calcext:value-type="float">
            <text:p>133.8988</text:p>
          </table:table-cell>
          <table:table-cell table:formula="of:=[.J12]-[.E12]" office:value-type="float" office:value="-11.5062" calcext:value-type="float">
            <text:p>-11.5062</text:p>
          </table:table-cell>
          <table:table-cell table:number-columns-repeated="2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304" calcext:value-type="float">
            <text:p>0.304</text:p>
          </table:table-cell>
          <table:table-cell office:value-type="float" office:value="89.7321" calcext:value-type="float">
            <text:p>89.7321</text:p>
          </table:table-cell>
          <table:table-cell office:value-type="float" office:value="57.1618" calcext:value-type="float">
            <text:p>57.1618</text:p>
          </table:table-cell>
          <table:table-cell office:value-type="float" office:value="146.8939" calcext:value-type="float">
            <text:p>146.8939</text:p>
          </table:table-cell>
          <table:table-cell office:value-type="float" office:value="0.314382" calcext:value-type="float">
            <text:p>0.314382</text:p>
          </table:table-cell>
          <table:table-cell office:value-type="float" office:value="5.07478" calcext:value-type="float">
            <text:p>5.07478</text:p>
          </table:table-cell>
          <table:table-cell office:value-type="float" office:value="89.5089" calcext:value-type="float">
            <text:p>89.5089</text:p>
          </table:table-cell>
          <table:table-cell office:value-type="float" office:value="57.2944" calcext:value-type="float">
            <text:p>57.2944</text:p>
          </table:table-cell>
          <table:table-cell office:value-type="float" office:value="146.8033" calcext:value-type="float">
            <text:p>146.8033</text:p>
          </table:table-cell>
          <table:table-cell table:formula="of:=[.J13]-[.E13]" office:value-type="float" office:value="-0.0905999999999949" calcext:value-type="float">
            <text:p>-0.0906</text:p>
          </table:table-cell>
          <table:table-cell table:number-columns-repeated="2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.334" calcext:value-type="float">
            <text:p>0.334</text:p>
          </table:table-cell>
          <table:table-cell office:value-type="float" office:value="88.5057" calcext:value-type="float">
            <text:p>88.5057</text:p>
          </table:table-cell>
          <table:table-cell office:value-type="float" office:value="80.3523" calcext:value-type="float">
            <text:p>80.3523</text:p>
          </table:table-cell>
          <table:table-cell office:value-type="float" office:value="168.858" calcext:value-type="float">
            <text:p>168.858</text:p>
          </table:table-cell>
          <table:table-cell office:value-type="float" office:value="0.219327" calcext:value-type="float">
            <text:p>0.219327</text:p>
          </table:table-cell>
          <table:table-cell office:value-type="float" office:value="18.7734" calcext:value-type="float">
            <text:p>18.7734</text:p>
          </table:table-cell>
          <table:table-cell office:value-type="float" office:value="89.1626" calcext:value-type="float">
            <text:p>89.1626</text:p>
          </table:table-cell>
          <table:table-cell office:value-type="float" office:value="78.4553" calcext:value-type="float">
            <text:p>78.4553</text:p>
          </table:table-cell>
          <table:table-cell office:value-type="float" office:value="167.6179" calcext:value-type="float">
            <text:p>167.6179</text:p>
          </table:table-cell>
          <table:table-cell table:formula="of:=[.J14]-[.E14]" office:value-type="float" office:value="-1.24010000000001" calcext:value-type="float">
            <text:p>-1.2401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AVG →</text:p>
          </table:table-cell>
          <table:table-cell table:formula="of:=AVERAGE([.C3:.C14])" office:value-type="float" office:value="72.819025" calcext:value-type="float">
            <text:p>72.819025</text:p>
          </table:table-cell>
          <table:table-cell table:formula="of:=AVERAGE([.D3:.D14])" office:value-type="float" office:value="71.784" calcext:value-type="float">
            <text:p>71.784</text:p>
          </table:table-cell>
          <table:table-cell table:formula="of:=AVERAGE([.E3:.E14])" office:value-type="float" office:value="144.603025" calcext:value-type="float">
            <text:p>144.603025</text:p>
          </table:table-cell>
          <table:table-cell table:formula="of:=AVERAGE([.F3:.F14])" office:value-type="float" office:value="0.2572996" calcext:value-type="float">
            <text:p>0.2572996</text:p>
          </table:table-cell>
          <table:table-cell table:formula="of:=AVERAGE([.G3:.G14])" office:value-type="float" office:value="15.0255233333333" calcext:value-type="float">
            <text:p>15.0255233333</text:p>
          </table:table-cell>
          <table:table-cell table:formula="of:=AVERAGE([.H3:.H14])" office:value-type="float" office:value="72.8531" calcext:value-type="float">
            <text:p>72.8531</text:p>
          </table:table-cell>
          <table:table-cell table:formula="of:=AVERAGE([.I3:.I14])" office:value-type="float" office:value="69.1186666666667" calcext:value-type="float">
            <text:p>69.1186666667</text:p>
          </table:table-cell>
          <table:table-cell table:formula="of:=AVERAGE([.J3:.J14])" office:value-type="float" office:value="141.971766666667" calcext:value-type="float">
            <text:p>141.9717666667</text:p>
          </table:table-cell>
          <table:table-cell table:formula="of:=AVERAGE([.K3:.K14])" office:value-type="float" office:value="-2.63125833333334" calcext:value-type="float">
            <text:p>-2.631258333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PETs2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frame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O. Detection</text:p>
          </table:table-cell>
          <table:table-cell table:style-name="ce1" office:value-type="string" calcext:value-type="string">
            <text:p>O. Discrimination</text:p>
          </table:table-cell>
          <table:table-cell table:style-name="ce1" office:value-type="string" calcext:value-type="string">
            <text:p>ODD</text:p>
          </table:table-cell>
          <table:table-cell table:style-name="ce1" office:value-type="string" calcext:value-type="string">
            <text:p>NEW coneR1</text:p>
          </table:table-cell>
          <table:table-cell table:style-name="ce1" office:value-type="string" calcext:value-type="string">
            <text:p>RG – B</text:p>
          </table:table-cell>
          <table:table-cell table:style-name="ce1" office:value-type="string" calcext:value-type="string">
            <text:p>Detection</text:p>
          </table:table-cell>
          <table:table-cell table:style-name="ce1" office:value-type="string" calcext:value-type="string">
            <text:p>Discrimination</text:p>
          </table:table-cell>
          <table:table-cell table:style-name="ce1" office:value-type="string" calcext:value-type="string">
            <text:p>DD</text:p>
          </table:table-cell>
          <table:table-cell table:style-name="ce1" office:value-type="string" calcext:value-type="string">
            <text:p>DIFF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591" calcext:value-type="float">
            <text:p>0.591</text:p>
          </table:table-cell>
          <table:table-cell office:value-type="float" office:value="68.0879" calcext:value-type="float">
            <text:p>68.0879</text:p>
          </table:table-cell>
          <table:table-cell office:value-type="float" office:value="76.4585" calcext:value-type="float">
            <text:p>76.4585</text:p>
          </table:table-cell>
          <table:table-cell office:value-type="float" office:value="144.5464" calcext:value-type="float">
            <text:p>144.5464</text:p>
          </table:table-cell>
          <table:table-cell office:value-type="float" office:value="0.45084" calcext:value-type="float">
            <text:p>0.45084</text:p>
          </table:table-cell>
          <table:table-cell office:value-type="float" office:value="1.35043" calcext:value-type="float">
            <text:p>1.35043</text:p>
          </table:table-cell>
          <table:table-cell office:value-type="float" office:value="68.0879" calcext:value-type="float">
            <text:p>68.0879</text:p>
          </table:table-cell>
          <table:table-cell office:value-type="float" office:value="79.9386" calcext:value-type="float">
            <text:p>79.9386</text:p>
          </table:table-cell>
          <table:table-cell office:value-type="float" office:value="148.0265" calcext:value-type="float">
            <text:p>148.0265</text:p>
          </table:table-cell>
          <table:table-cell table:formula="of:=[.J18]-[.E18]" office:value-type="float" office:value="3.48009999999999" calcext:value-type="float">
            <text:p>3.4801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639" calcext:value-type="float">
            <text:p>0.639</text:p>
          </table:table-cell>
          <table:table-cell office:value-type="float" office:value="33.5938" calcext:value-type="float">
            <text:p>33.5938</text:p>
          </table:table-cell>
          <table:table-cell office:value-type="float" office:value="84.7328" calcext:value-type="float">
            <text:p>84.7328</text:p>
          </table:table-cell>
          <table:table-cell office:value-type="float" office:value="118.3266" calcext:value-type="float">
            <text:p>118.3266</text:p>
          </table:table-cell>
          <table:table-cell office:value-type="float" office:value="0.340833" calcext:value-type="float">
            <text:p>0.340833</text:p>
          </table:table-cell>
          <table:table-cell office:value-type="float" office:value="-3.86621" calcext:value-type="float">
            <text:p>-3.86621</text:p>
          </table:table-cell>
          <table:table-cell office:value-type="float" office:value="33.5938" calcext:value-type="float">
            <text:p>33.5938</text:p>
          </table:table-cell>
          <table:table-cell office:value-type="float" office:value="85.4298" calcext:value-type="float">
            <text:p>85.4298</text:p>
          </table:table-cell>
          <table:table-cell office:value-type="float" office:value="119.0236" calcext:value-type="float">
            <text:p>119.0236</text:p>
          </table:table-cell>
          <table:table-cell table:formula="of:=[.J19]-[.E19]" office:value-type="float" office:value="0.697000000000003" calcext:value-type="float">
            <text:p>0.697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499" calcext:value-type="float">
            <text:p>0.499</text:p>
          </table:table-cell>
          <table:table-cell office:value-type="float" office:value="33.9921" calcext:value-type="float">
            <text:p>33.9921</text:p>
          </table:table-cell>
          <table:table-cell office:value-type="float" office:value="84.0453" calcext:value-type="float">
            <text:p>84.0453</text:p>
          </table:table-cell>
          <table:table-cell office:value-type="float" office:value="118.0374" calcext:value-type="float">
            <text:p>118.0374</text:p>
          </table:table-cell>
          <table:table-cell office:value-type="float" office:value="0.289295" calcext:value-type="float">
            <text:p>0.289295</text:p>
          </table:table-cell>
          <table:table-cell office:value-type="float" office:value="-0.184782" calcext:value-type="float">
            <text:p>-0.184782</text:p>
          </table:table-cell>
          <table:table-cell office:value-type="float" office:value="33.9921" calcext:value-type="float">
            <text:p>33.9921</text:p>
          </table:table-cell>
          <table:table-cell office:value-type="float" office:value="83.8274" calcext:value-type="float">
            <text:p>83.8274</text:p>
          </table:table-cell>
          <table:table-cell office:value-type="float" office:value="117.8195" calcext:value-type="float">
            <text:p>117.8195</text:p>
          </table:table-cell>
          <table:table-cell table:formula="of:=[.J20]-[.E20]" office:value-type="float" office:value="-0.2179" calcext:value-type="float">
            <text:p>-0.2179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448" calcext:value-type="float">
            <text:p>0.448</text:p>
          </table:table-cell>
          <table:table-cell office:value-type="float" office:value="99.115" calcext:value-type="float">
            <text:p>99.115</text:p>
          </table:table-cell>
          <table:table-cell office:value-type="float" office:value="66.7976" calcext:value-type="float">
            <text:p>66.7976</text:p>
          </table:table-cell>
          <table:table-cell office:value-type="float" office:value="165.9126" calcext:value-type="float">
            <text:p>165.9126</text:p>
          </table:table-cell>
          <table:table-cell office:value-type="float" office:value="0.0847528" calcext:value-type="float">
            <text:p>0.0847528</text:p>
          </table:table-cell>
          <table:table-cell office:value-type="float" office:value="14.1106" calcext:value-type="float">
            <text:p>14.1106</text:p>
          </table:table-cell>
          <table:table-cell office:value-type="float" office:value="99.115" calcext:value-type="float">
            <text:p>99.115</text:p>
          </table:table-cell>
          <table:table-cell office:value-type="float" office:value="30.5501" calcext:value-type="float">
            <text:p>30.5501</text:p>
          </table:table-cell>
          <table:table-cell office:value-type="float" office:value="129.6651" calcext:value-type="float">
            <text:p>129.6651</text:p>
          </table:table-cell>
          <table:table-cell table:formula="of:=[.J21]-[.E21]" office:value-type="float" office:value="-36.2475" calcext:value-type="float">
            <text:p>-36.2475</text:p>
          </table:table-cell>
          <table:table-cell table:number-columns-repeated="2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442" calcext:value-type="float">
            <text:p>0.442</text:p>
          </table:table-cell>
          <table:table-cell office:value-type="float" office:value="99.2218" calcext:value-type="float">
            <text:p>99.2218</text:p>
          </table:table-cell>
          <table:table-cell office:value-type="float" office:value="70.5216" calcext:value-type="float">
            <text:p>70.5216</text:p>
          </table:table-cell>
          <table:table-cell office:value-type="float" office:value="169.7434" calcext:value-type="float">
            <text:p>169.7434</text:p>
          </table:table-cell>
          <table:table-cell office:value-type="float" office:value="0.0949369" calcext:value-type="float">
            <text:p>0.0949369</text:p>
          </table:table-cell>
          <table:table-cell office:value-type="float" office:value="15.6394" calcext:value-type="float">
            <text:p>15.6394</text:p>
          </table:table-cell>
          <table:table-cell office:value-type="float" office:value="99.2218" calcext:value-type="float">
            <text:p>99.2218</text:p>
          </table:table-cell>
          <table:table-cell office:value-type="float" office:value="57.0562" calcext:value-type="float">
            <text:p>57.0562</text:p>
          </table:table-cell>
          <table:table-cell office:value-type="float" office:value="156.278" calcext:value-type="float">
            <text:p>156.278</text:p>
          </table:table-cell>
          <table:table-cell table:formula="of:=[.J22]-[.E22]" office:value-type="float" office:value="-13.4654" calcext:value-type="float">
            <text:p>-13.4654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471" calcext:value-type="float">
            <text:p>0.471</text:p>
          </table:table-cell>
          <table:table-cell office:value-type="float" office:value="100" calcext:value-type="float">
            <text:p>100</text:p>
          </table:table-cell>
          <table:table-cell office:value-type="float" office:value="66.2837" calcext:value-type="float">
            <text:p>66.2837</text:p>
          </table:table-cell>
          <table:table-cell office:value-type="float" office:value="166.2837" calcext:value-type="float">
            <text:p>166.2837</text:p>
          </table:table-cell>
          <table:table-cell office:value-type="float" office:value="0.125708" calcext:value-type="float">
            <text:p>0.125708</text:p>
          </table:table-cell>
          <table:table-cell office:value-type="float" office:value="15.7166" calcext:value-type="float">
            <text:p>15.7166</text:p>
          </table:table-cell>
          <table:table-cell office:value-type="float" office:value="100" calcext:value-type="float">
            <text:p>100</text:p>
          </table:table-cell>
          <table:table-cell office:value-type="float" office:value="49.0499" calcext:value-type="float">
            <text:p>49.0499</text:p>
          </table:table-cell>
          <table:table-cell office:value-type="float" office:value="149.0499" calcext:value-type="float">
            <text:p>149.0499</text:p>
          </table:table-cell>
          <table:table-cell table:formula="of:=[.J23]-[.E23]" office:value-type="float" office:value="-17.2338" calcext:value-type="float">
            <text:p>-17.2338</text:p>
          </table:table-cell>
          <table:table-cell table:number-columns-repeated="2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391" calcext:value-type="float">
            <text:p>0.391</text:p>
          </table:table-cell>
          <table:table-cell office:value-type="float" office:value="96.9161" calcext:value-type="float">
            <text:p>96.9161</text:p>
          </table:table-cell>
          <table:table-cell office:value-type="float" office:value="76.2933" calcext:value-type="float">
            <text:p>76.2933</text:p>
          </table:table-cell>
          <table:table-cell office:value-type="float" office:value="173.2094" calcext:value-type="float">
            <text:p>173.2094</text:p>
          </table:table-cell>
          <table:table-cell office:value-type="float" office:value="0.194433" calcext:value-type="float">
            <text:p>0.194433</text:p>
          </table:table-cell>
          <table:table-cell office:value-type="float" office:value="17.8046" calcext:value-type="float">
            <text:p>17.8046</text:p>
          </table:table-cell>
          <table:table-cell office:value-type="float" office:value="97.1689" calcext:value-type="float">
            <text:p>97.1689</text:p>
          </table:table-cell>
          <table:table-cell office:value-type="float" office:value="71.9539" calcext:value-type="float">
            <text:p>71.9539</text:p>
          </table:table-cell>
          <table:table-cell office:value-type="float" office:value="169.1228" calcext:value-type="float">
            <text:p>169.1228</text:p>
          </table:table-cell>
          <table:table-cell table:formula="of:=[.J24]-[.E24]" office:value-type="float" office:value="-4.08659999999998" calcext:value-type="float">
            <text:p>-4.0866</text:p>
          </table:table-cell>
          <table:table-cell table:number-columns-repeated="2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356" calcext:value-type="float">
            <text:p>0.356</text:p>
          </table:table-cell>
          <table:table-cell office:value-type="float" office:value="92.2688" calcext:value-type="float">
            <text:p>92.2688</text:p>
          </table:table-cell>
          <table:table-cell office:value-type="float" office:value="74.164" calcext:value-type="float">
            <text:p>74.164</text:p>
          </table:table-cell>
          <table:table-cell office:value-type="float" office:value="166.4328" calcext:value-type="float">
            <text:p>166.4328</text:p>
          </table:table-cell>
          <table:table-cell office:value-type="float" office:value="0.204779" calcext:value-type="float">
            <text:p>0.204779</text:p>
          </table:table-cell>
          <table:table-cell office:value-type="float" office:value="25.2074" calcext:value-type="float">
            <text:p>25.2074</text:p>
          </table:table-cell>
          <table:table-cell office:value-type="float" office:value="92.5578" calcext:value-type="float">
            <text:p>92.5578</text:p>
          </table:table-cell>
          <table:table-cell office:value-type="float" office:value="70.7659" calcext:value-type="float">
            <text:p>70.7659</text:p>
          </table:table-cell>
          <table:table-cell office:value-type="float" office:value="163.3237" calcext:value-type="float">
            <text:p>163.3237</text:p>
          </table:table-cell>
          <table:table-cell table:formula="of:=[.J25]-[.E25]" office:value-type="float" office:value="-3.10909999999998" calcext:value-type="float">
            <text:p>-3.1091</text:p>
          </table:table-cell>
          <table:table-cell table:number-columns-repeated="2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498" calcext:value-type="float">
            <text:p>0.498</text:p>
          </table:table-cell>
          <table:table-cell office:value-type="float" office:value="100" calcext:value-type="float">
            <text:p>100</text:p>
          </table:table-cell>
          <table:table-cell office:value-type="float" office:value="62.7468" calcext:value-type="float">
            <text:p>62.7468</text:p>
          </table:table-cell>
          <table:table-cell office:value-type="float" office:value="162.7468" calcext:value-type="float">
            <text:p>162.7468</text:p>
          </table:table-cell>
          <table:table-cell office:value-type="float" office:value="0.10073" calcext:value-type="float">
            <text:p>0.10073</text:p>
          </table:table-cell>
          <table:table-cell office:value-type="float" office:value="15.5658" calcext:value-type="float">
            <text:p>15.5658</text:p>
          </table:table-cell>
          <table:table-cell office:value-type="float" office:value="100" calcext:value-type="float">
            <text:p>100</text:p>
          </table:table-cell>
          <table:table-cell office:value-type="float" office:value="42.2764" calcext:value-type="float">
            <text:p>42.2764</text:p>
          </table:table-cell>
          <table:table-cell office:value-type="float" office:value="142.2764" calcext:value-type="float">
            <text:p>142.2764</text:p>
          </table:table-cell>
          <table:table-cell table:formula="of:=[.J26]-[.E26]" office:value-type="float" office:value="-20.4704" calcext:value-type="float">
            <text:p>-20.4704</text:p>
          </table:table-cell>
          <table:table-cell table:number-columns-repeated="2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73" calcext:value-type="float">
            <text:p>0.73</text:p>
          </table:table-cell>
          <table:table-cell office:value-type="float" office:value="20.2454" calcext:value-type="float">
            <text:p>20.2454</text:p>
          </table:table-cell>
          <table:table-cell office:value-type="float" office:value="65.5239" calcext:value-type="float">
            <text:p>65.5239</text:p>
          </table:table-cell>
          <table:table-cell office:value-type="float" office:value="85.7693" calcext:value-type="float">
            <text:p>85.7693</text:p>
          </table:table-cell>
          <table:table-cell office:value-type="float" office:value="0.405236" calcext:value-type="float">
            <text:p>0.405236</text:p>
          </table:table-cell>
          <table:table-cell office:value-type="float" office:value="-19.4049" calcext:value-type="float">
            <text:p>-19.4049</text:p>
          </table:table-cell>
          <table:table-cell office:value-type="float" office:value="20.2454" calcext:value-type="float">
            <text:p>20.2454</text:p>
          </table:table-cell>
          <table:table-cell office:value-type="float" office:value="69.3402" calcext:value-type="float">
            <text:p>69.3402</text:p>
          </table:table-cell>
          <table:table-cell office:value-type="float" office:value="89.5856" calcext:value-type="float">
            <text:p>89.5856</text:p>
          </table:table-cell>
          <table:table-cell table:formula="of:=[.J27]-[.E27]" office:value-type="float" office:value="3.8163" calcext:value-type="float">
            <text:p>3.8163</text:p>
          </table:table-cell>
          <table:table-cell table:number-columns-repeated="2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.454" calcext:value-type="float">
            <text:p>0.454</text:p>
          </table:table-cell>
          <table:table-cell office:value-type="float" office:value="73.6506" calcext:value-type="float">
            <text:p>73.6506</text:p>
          </table:table-cell>
          <table:table-cell office:value-type="float" office:value="69.8562" calcext:value-type="float">
            <text:p>69.8562</text:p>
          </table:table-cell>
          <table:table-cell office:value-type="float" office:value="143.5068" calcext:value-type="float">
            <text:p>143.5068</text:p>
          </table:table-cell>
          <table:table-cell office:value-type="float" office:value="0.2829" calcext:value-type="float">
            <text:p>0.2829</text:p>
          </table:table-cell>
          <table:table-cell office:value-type="float" office:value="1.28294" calcext:value-type="float">
            <text:p>1.28294</text:p>
          </table:table-cell>
          <table:table-cell office:value-type="float" office:value="73.7086" calcext:value-type="float">
            <text:p>73.7086</text:p>
          </table:table-cell>
          <table:table-cell office:value-type="float" office:value="68.298" calcext:value-type="float">
            <text:p>68.298</text:p>
          </table:table-cell>
          <table:table-cell office:value-type="float" office:value="142.0066" calcext:value-type="float">
            <text:p>142.0066</text:p>
          </table:table-cell>
          <table:table-cell table:formula="of:=[.J28]-[.E28]" office:value-type="float" office:value="-1.50020000000001" calcext:value-type="float">
            <text:p>-1.5002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AVG →</text:p>
          </table:table-cell>
          <table:table-cell table:formula="of:=AVERAGE([.C18:.C28])" office:value-type="float" office:value="74.2810454545455" calcext:value-type="float">
            <text:p>74.2810454545</text:p>
          </table:table-cell>
          <table:table-cell table:formula="of:=AVERAGE([.D18:.D28])" office:value-type="float" office:value="72.4930636363636" calcext:value-type="float">
            <text:p>72.4930636364</text:p>
          </table:table-cell>
          <table:table-cell table:formula="of:=AVERAGE([.E18:.E28])" office:value-type="float" office:value="146.774109090909" calcext:value-type="float">
            <text:p>146.7741090909</text:p>
          </table:table-cell>
          <table:table-cell table:formula="of:=AVERAGE([.F18:.F28])" office:value-type="float" office:value="0.234040336363636" calcext:value-type="float">
            <text:p>0.2340403364</text:p>
          </table:table-cell>
          <table:table-cell table:formula="of:=AVERAGE([.G18:.G28])" office:value-type="float" office:value="7.56562527272727" calcext:value-type="float">
            <text:p>7.5656252727</text:p>
          </table:table-cell>
          <table:table-cell table:formula="of:=AVERAGE([.H18:.H28])" office:value-type="float" office:value="74.3355727272727" calcext:value-type="float">
            <text:p>74.3355727273</text:p>
          </table:table-cell>
          <table:table-cell table:formula="of:=AVERAGE([.I18:.I28])" office:value-type="float" office:value="64.4078545454545" calcext:value-type="float">
            <text:p>64.4078545455</text:p>
          </table:table-cell>
          <table:table-cell table:formula="of:=AVERAGE([.J18:.J28])" office:value-type="float" office:value="138.743427272727" calcext:value-type="float">
            <text:p>138.7434272727</text:p>
          </table:table-cell>
          <table:table-cell table:formula="of:=AVERAGE([.K18:.K28])" office:value-type="float" office:value="-8.03068181818182" calcext:value-type="float">
            <text:p>-8.030681818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ton_highway1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frame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O. Detection</text:p>
          </table:table-cell>
          <table:table-cell table:style-name="ce1" office:value-type="string" calcext:value-type="string">
            <text:p>O. Discrimination</text:p>
          </table:table-cell>
          <table:table-cell table:style-name="ce1" office:value-type="string" calcext:value-type="string">
            <text:p>ODD</text:p>
          </table:table-cell>
          <table:table-cell table:style-name="ce1" office:value-type="string" calcext:value-type="string">
            <text:p>NEW coneR1</text:p>
          </table:table-cell>
          <table:table-cell table:style-name="ce1" office:value-type="string" calcext:value-type="string">
            <text:p>RG – B</text:p>
          </table:table-cell>
          <table:table-cell table:style-name="ce1" office:value-type="string" calcext:value-type="string">
            <text:p>Detection</text:p>
          </table:table-cell>
          <table:table-cell table:style-name="ce1" office:value-type="string" calcext:value-type="string">
            <text:p>Discrimination</text:p>
          </table:table-cell>
          <table:table-cell table:style-name="ce1" office:value-type="string" calcext:value-type="string">
            <text:p>DD</text:p>
          </table:table-cell>
          <table:table-cell table:style-name="ce1" office:value-type="string" calcext:value-type="string">
            <text:p>DIFF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233" calcext:value-type="float">
            <text:p>0.233</text:p>
          </table:table-cell>
          <table:table-cell office:value-type="float" office:value="75.55" calcext:value-type="float">
            <text:p>75.55</text:p>
          </table:table-cell>
          <table:table-cell office:value-type="float" office:value="69.2299" calcext:value-type="float">
            <text:p>69.2299</text:p>
          </table:table-cell>
          <table:table-cell office:value-type="float" office:value="144.7799" calcext:value-type="float">
            <text:p>144.7799</text:p>
          </table:table-cell>
          <table:table-cell office:value-type="float" office:value="0.197313" calcext:value-type="float">
            <text:p>0.197313</text:p>
          </table:table-cell>
          <table:table-cell office:value-type="float" office:value="7.58197" calcext:value-type="float">
            <text:p>7.58197</text:p>
          </table:table-cell>
          <table:table-cell office:value-type="float" office:value="88.9461" calcext:value-type="float">
            <text:p>88.9461</text:p>
          </table:table-cell>
          <table:table-cell office:value-type="float" office:value="59.3155" calcext:value-type="float">
            <text:p>59.3155</text:p>
          </table:table-cell>
          <table:table-cell office:value-type="float" office:value="148.2616" calcext:value-type="float">
            <text:p>148.2616</text:p>
          </table:table-cell>
          <table:table-cell table:formula="of:=[.J32]-[.E32]" office:value-type="float" office:value="3.48169999999999" calcext:value-type="float">
            <text:p>3.4817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311" calcext:value-type="float">
            <text:p>0.311</text:p>
          </table:table-cell>
          <table:table-cell office:value-type="float" office:value="67.158" calcext:value-type="float">
            <text:p>67.158</text:p>
          </table:table-cell>
          <table:table-cell office:value-type="float" office:value="65.4284" calcext:value-type="float">
            <text:p>65.4284</text:p>
          </table:table-cell>
          <table:table-cell office:value-type="float" office:value="132.5864" calcext:value-type="float">
            <text:p>132.5864</text:p>
          </table:table-cell>
          <table:table-cell office:value-type="float" office:value="0.190932" calcext:value-type="float">
            <text:p>0.190932</text:p>
          </table:table-cell>
          <table:table-cell office:value-type="float" office:value="6.20152" calcext:value-type="float">
            <text:p>6.20152</text:p>
          </table:table-cell>
          <table:table-cell office:value-type="float" office:value="72.6854" calcext:value-type="float">
            <text:p>72.6854</text:p>
          </table:table-cell>
          <table:table-cell office:value-type="float" office:value="49.1968" calcext:value-type="float">
            <text:p>49.1968</text:p>
          </table:table-cell>
          <table:table-cell office:value-type="float" office:value="121.8822" calcext:value-type="float">
            <text:p>121.8822</text:p>
          </table:table-cell>
          <table:table-cell table:formula="of:=[.J33]-[.E33]" office:value-type="float" office:value="-10.7042" calcext:value-type="float">
            <text:p>-10.7042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214" calcext:value-type="float">
            <text:p>0.214</text:p>
          </table:table-cell>
          <table:table-cell office:value-type="float" office:value="73.1796" calcext:value-type="float">
            <text:p>73.1796</text:p>
          </table:table-cell>
          <table:table-cell office:value-type="float" office:value="58.4456" calcext:value-type="float">
            <text:p>58.4456</text:p>
          </table:table-cell>
          <table:table-cell office:value-type="float" office:value="131.6252" calcext:value-type="float">
            <text:p>131.6252</text:p>
          </table:table-cell>
          <table:table-cell office:value-type="float" office:value="0.200522" calcext:value-type="float">
            <text:p>0.200522</text:p>
          </table:table-cell>
          <table:table-cell office:value-type="float" office:value="8.79309" calcext:value-type="float">
            <text:p>8.79309</text:p>
          </table:table-cell>
          <table:table-cell office:value-type="float" office:value="85.2036" calcext:value-type="float">
            <text:p>85.2036</text:p>
          </table:table-cell>
          <table:table-cell office:value-type="float" office:value="50.9304" calcext:value-type="float">
            <text:p>50.9304</text:p>
          </table:table-cell>
          <table:table-cell office:value-type="float" office:value="136.134" calcext:value-type="float">
            <text:p>136.134</text:p>
          </table:table-cell>
          <table:table-cell table:formula="of:=[.J34]-[.E34]" office:value-type="float" office:value="4.50879999999998" calcext:value-type="float">
            <text:p>4.5088</text:p>
          </table:table-cell>
          <table:table-cell table:number-columns-repeated="2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265" calcext:value-type="float">
            <text:p>0.265</text:p>
          </table:table-cell>
          <table:table-cell office:value-type="float" office:value="82.7473" calcext:value-type="float">
            <text:p>82.7473</text:p>
          </table:table-cell>
          <table:table-cell office:value-type="float" office:value="69.9272" calcext:value-type="float">
            <text:p>69.9272</text:p>
          </table:table-cell>
          <table:table-cell office:value-type="float" office:value="152.6745" calcext:value-type="float">
            <text:p>152.6745</text:p>
          </table:table-cell>
          <table:table-cell office:value-type="float" office:value="0.190415" calcext:value-type="float">
            <text:p>0.190415</text:p>
          </table:table-cell>
          <table:table-cell office:value-type="float" office:value="3.86209" calcext:value-type="float">
            <text:p>3.86209</text:p>
          </table:table-cell>
          <table:table-cell office:value-type="float" office:value="89.3407" calcext:value-type="float">
            <text:p>89.3407</text:p>
          </table:table-cell>
          <table:table-cell office:value-type="float" office:value="60.8738" calcext:value-type="float">
            <text:p>60.8738</text:p>
          </table:table-cell>
          <table:table-cell office:value-type="float" office:value="150.2145" calcext:value-type="float">
            <text:p>150.2145</text:p>
          </table:table-cell>
          <table:table-cell table:formula="of:=[.J35]-[.E35]" office:value-type="float" office:value="-2.46000000000001" calcext:value-type="float">
            <text:p>-2.46</text:p>
          </table:table-cell>
          <table:table-cell table:number-columns-repeated="2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258" calcext:value-type="float">
            <text:p>0.258</text:p>
          </table:table-cell>
          <table:table-cell office:value-type="float" office:value="69.1618" calcext:value-type="float">
            <text:p>69.1618</text:p>
          </table:table-cell>
          <table:table-cell office:value-type="float" office:value="63.6085" calcext:value-type="float">
            <text:p>63.6085</text:p>
          </table:table-cell>
          <table:table-cell office:value-type="float" office:value="132.7703" calcext:value-type="float">
            <text:p>132.7703</text:p>
          </table:table-cell>
          <table:table-cell office:value-type="float" office:value="0.207047" calcext:value-type="float">
            <text:p>0.207047</text:p>
          </table:table-cell>
          <table:table-cell office:value-type="float" office:value="6.10877" calcext:value-type="float">
            <text:p>6.10877</text:p>
          </table:table-cell>
          <table:table-cell office:value-type="float" office:value="83.5997" calcext:value-type="float">
            <text:p>83.5997</text:p>
          </table:table-cell>
          <table:table-cell office:value-type="float" office:value="51.1433" calcext:value-type="float">
            <text:p>51.1433</text:p>
          </table:table-cell>
          <table:table-cell office:value-type="float" office:value="134.743" calcext:value-type="float">
            <text:p>134.743</text:p>
          </table:table-cell>
          <table:table-cell table:formula="of:=[.J36]-[.E36]" office:value-type="float" office:value="1.9727" calcext:value-type="float">
            <text:p>1.9727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275" calcext:value-type="float">
            <text:p>0.275</text:p>
          </table:table-cell>
          <table:table-cell office:value-type="float" office:value="72.2989" calcext:value-type="float">
            <text:p>72.2989</text:p>
          </table:table-cell>
          <table:table-cell office:value-type="float" office:value="64.8861" calcext:value-type="float">
            <text:p>64.8861</text:p>
          </table:table-cell>
          <table:table-cell office:value-type="float" office:value="137.185" calcext:value-type="float">
            <text:p>137.185</text:p>
          </table:table-cell>
          <table:table-cell office:value-type="float" office:value="0.193423" calcext:value-type="float">
            <text:p>0.193423</text:p>
          </table:table-cell>
          <table:table-cell office:value-type="float" office:value="8.60938" calcext:value-type="float">
            <text:p>8.60938</text:p>
          </table:table-cell>
          <table:table-cell office:value-type="float" office:value="81.723" calcext:value-type="float">
            <text:p>81.723</text:p>
          </table:table-cell>
          <table:table-cell office:value-type="float" office:value="52.6593" calcext:value-type="float">
            <text:p>52.6593</text:p>
          </table:table-cell>
          <table:table-cell office:value-type="float" office:value="134.3823" calcext:value-type="float">
            <text:p>134.3823</text:p>
          </table:table-cell>
          <table:table-cell table:formula="of:=[.J37]-[.E37]" office:value-type="float" office:value="-2.80270000000002" calcext:value-type="float">
            <text:p>-2.8027</text:p>
          </table:table-cell>
          <table:table-cell table:number-columns-repeated="2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249" calcext:value-type="float">
            <text:p>0.249</text:p>
          </table:table-cell>
          <table:table-cell office:value-type="float" office:value="67.2983" calcext:value-type="float">
            <text:p>67.2983</text:p>
          </table:table-cell>
          <table:table-cell office:value-type="float" office:value="63.1035" calcext:value-type="float">
            <text:p>63.1035</text:p>
          </table:table-cell>
          <table:table-cell office:value-type="float" office:value="130.4018" calcext:value-type="float">
            <text:p>130.4018</text:p>
          </table:table-cell>
          <table:table-cell office:value-type="float" office:value="0.197473" calcext:value-type="float">
            <text:p>0.197473</text:p>
          </table:table-cell>
          <table:table-cell office:value-type="float" office:value="6.29888" calcext:value-type="float">
            <text:p>6.29888</text:p>
          </table:table-cell>
          <table:table-cell office:value-type="float" office:value="78.3807" calcext:value-type="float">
            <text:p>78.3807</text:p>
          </table:table-cell>
          <table:table-cell office:value-type="float" office:value="53.1236" calcext:value-type="float">
            <text:p>53.1236</text:p>
          </table:table-cell>
          <table:table-cell office:value-type="float" office:value="131.5043" calcext:value-type="float">
            <text:p>131.5043</text:p>
          </table:table-cell>
          <table:table-cell table:formula="of:=[.J38]-[.E38]" office:value-type="float" office:value="1.10249999999999" calcext:value-type="float">
            <text:p>1.1025</text:p>
          </table:table-cell>
          <table:table-cell table:number-columns-repeated="2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24" calcext:value-type="float">
            <text:p>0.24</text:p>
          </table:table-cell>
          <table:table-cell office:value-type="float" office:value="65.7503" calcext:value-type="float">
            <text:p>65.7503</text:p>
          </table:table-cell>
          <table:table-cell office:value-type="float" office:value="67.1285" calcext:value-type="float">
            <text:p>67.1285</text:p>
          </table:table-cell>
          <table:table-cell office:value-type="float" office:value="132.8788" calcext:value-type="float">
            <text:p>132.8788</text:p>
          </table:table-cell>
          <table:table-cell office:value-type="float" office:value="0.204224" calcext:value-type="float">
            <text:p>0.204224</text:p>
          </table:table-cell>
          <table:table-cell office:value-type="float" office:value="6.09325" calcext:value-type="float">
            <text:p>6.09325</text:p>
          </table:table-cell>
          <table:table-cell office:value-type="float" office:value="78.6572" calcext:value-type="float">
            <text:p>78.6572</text:p>
          </table:table-cell>
          <table:table-cell office:value-type="float" office:value="57.764" calcext:value-type="float">
            <text:p>57.764</text:p>
          </table:table-cell>
          <table:table-cell office:value-type="float" office:value="136.4212" calcext:value-type="float">
            <text:p>136.4212</text:p>
          </table:table-cell>
          <table:table-cell table:formula="of:=[.J39]-[.E39]" office:value-type="float" office:value="3.54239999999999" calcext:value-type="float">
            <text:p>3.5424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AVG →</text:p>
          </table:table-cell>
          <table:table-cell table:formula="of:=AVERAGE([.C32:.C39])" office:value-type="float" office:value="71.643025" calcext:value-type="float">
            <text:p>71.643025</text:p>
          </table:table-cell>
          <table:table-cell table:formula="of:=AVERAGE([.D32:.D39])" office:value-type="float" office:value="65.2197125" calcext:value-type="float">
            <text:p>65.2197125</text:p>
          </table:table-cell>
          <table:table-cell table:formula="of:=AVERAGE([.E32:.E39])" office:value-type="float" office:value="136.8627375" calcext:value-type="float">
            <text:p>136.8627375</text:p>
          </table:table-cell>
          <table:table-cell table:formula="of:=AVERAGE([.F32:.F39])" office:value-type="float" office:value="0.197668625" calcext:value-type="float">
            <text:p>0.197668625</text:p>
          </table:table-cell>
          <table:table-cell table:formula="of:=AVERAGE([.G32:.G39])" office:value-type="float" office:value="6.69361875" calcext:value-type="float">
            <text:p>6.69361875</text:p>
          </table:table-cell>
          <table:table-cell table:formula="of:=AVERAGE([.H32:.H39])" office:value-type="float" office:value="82.31705" calcext:value-type="float">
            <text:p>82.31705</text:p>
          </table:table-cell>
          <table:table-cell table:formula="of:=AVERAGE([.I32:.I39])" office:value-type="float" office:value="54.3758375" calcext:value-type="float">
            <text:p>54.3758375</text:p>
          </table:table-cell>
          <table:table-cell table:formula="of:=AVERAGE([.J32:.J39])" office:value-type="float" office:value="136.6928875" calcext:value-type="float">
            <text:p>136.6928875</text:p>
          </table:table-cell>
          <table:table-cell table:formula="of:=AVERAGE([.K32:.K39])" office:value-type="float" office:value="-0.169850000000009" calcext:value-type="float">
            <text:p>-0.1698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ton_highway3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O. Detection</text:p>
          </table:table-cell>
          <table:table-cell table:style-name="ce1" office:value-type="string" calcext:value-type="string">
            <text:p>O. Discrimination</text:p>
          </table:table-cell>
          <table:table-cell table:style-name="ce1" office:value-type="string" calcext:value-type="string">
            <text:p>ODD</text:p>
          </table:table-cell>
          <table:table-cell table:style-name="ce1" office:value-type="string" calcext:value-type="string">
            <text:p>NEW coneR1</text:p>
          </table:table-cell>
          <table:table-cell table:style-name="ce1" office:value-type="string" calcext:value-type="string">
            <text:p>RG – B</text:p>
          </table:table-cell>
          <table:table-cell table:style-name="ce1" office:value-type="string" calcext:value-type="string">
            <text:p>Detection</text:p>
          </table:table-cell>
          <table:table-cell table:style-name="ce1" office:value-type="string" calcext:value-type="string">
            <text:p>Discrimination</text:p>
          </table:table-cell>
          <table:table-cell table:style-name="ce1" office:value-type="string" calcext:value-type="string">
            <text:p>DD</text:p>
          </table:table-cell>
          <table:table-cell table:style-name="ce1" office:value-type="string" calcext:value-type="string">
            <text:p>DIFF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468" calcext:value-type="float">
            <text:p>0.468</text:p>
          </table:table-cell>
          <table:table-cell office:value-type="float" office:value="75.625" calcext:value-type="float">
            <text:p>75.625</text:p>
          </table:table-cell>
          <table:table-cell office:value-type="float" office:value="35.123" calcext:value-type="float">
            <text:p>35.123</text:p>
          </table:table-cell>
          <table:table-cell office:value-type="float" office:value="110.748" calcext:value-type="float">
            <text:p>110.748</text:p>
          </table:table-cell>
          <table:table-cell office:value-type="float" office:value="0.387836" calcext:value-type="float">
            <text:p>0.387836</text:p>
          </table:table-cell>
          <table:table-cell office:value-type="float" office:value="0.446877" calcext:value-type="float">
            <text:p>0.446877</text:p>
          </table:table-cell>
          <table:table-cell office:value-type="float" office:value="75.625" calcext:value-type="float">
            <text:p>75.625</text:p>
          </table:table-cell>
          <table:table-cell office:value-type="float" office:value="37.1365" calcext:value-type="float">
            <text:p>37.1365</text:p>
          </table:table-cell>
          <table:table-cell office:value-type="float" office:value="112.7615" calcext:value-type="float">
            <text:p>112.7615</text:p>
          </table:table-cell>
          <table:table-cell table:formula="of:=[.J43]-[.E43]" office:value-type="float" office:value="2.01349999999999" calcext:value-type="float">
            <text:p>2.0135</text:p>
          </table:table-cell>
          <table:table-cell table:number-columns-repeated="2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.325" calcext:value-type="float">
            <text:p>0.325</text:p>
          </table:table-cell>
          <table:table-cell office:value-type="float" office:value="71.6456" calcext:value-type="float">
            <text:p>71.6456</text:p>
          </table:table-cell>
          <table:table-cell office:value-type="float" office:value="37.7417" calcext:value-type="float">
            <text:p>37.7417</text:p>
          </table:table-cell>
          <table:table-cell office:value-type="float" office:value="109.3873" calcext:value-type="float">
            <text:p>109.3873</text:p>
          </table:table-cell>
          <table:table-cell office:value-type="float" office:value="0.394336" calcext:value-type="float">
            <text:p>0.394336</text:p>
          </table:table-cell>
          <table:table-cell office:value-type="float" office:value="2.17215" calcext:value-type="float">
            <text:p>2.17215</text:p>
          </table:table-cell>
          <table:table-cell office:value-type="float" office:value="67.3418" calcext:value-type="float">
            <text:p>67.3418</text:p>
          </table:table-cell>
          <table:table-cell office:value-type="float" office:value="39.8299" calcext:value-type="float">
            <text:p>39.8299</text:p>
          </table:table-cell>
          <table:table-cell office:value-type="float" office:value="107.1717" calcext:value-type="float">
            <text:p>107.1717</text:p>
          </table:table-cell>
          <table:table-cell table:formula="of:=[.J44]-[.E44]" office:value-type="float" office:value="-2.21559999999999" calcext:value-type="float">
            <text:p>-2.2156</text:p>
          </table:table-cell>
          <table:table-cell table:number-columns-repeated="2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.465" calcext:value-type="float">
            <text:p>0.465</text:p>
          </table:table-cell>
          <table:table-cell office:value-type="float" office:value="72.1311" calcext:value-type="float">
            <text:p>72.1311</text:p>
          </table:table-cell>
          <table:table-cell office:value-type="float" office:value="45.23" calcext:value-type="float">
            <text:p>45.23</text:p>
          </table:table-cell>
          <table:table-cell office:value-type="float" office:value="117.3611" calcext:value-type="float">
            <text:p>117.3611</text:p>
          </table:table-cell>
          <table:table-cell office:value-type="float" office:value="0.465801" calcext:value-type="float">
            <text:p>0.465801</text:p>
          </table:table-cell>
          <table:table-cell office:value-type="float" office:value="1.21926" calcext:value-type="float">
            <text:p>1.21926</text:p>
          </table:table-cell>
          <table:table-cell office:value-type="float" office:value="70.082" calcext:value-type="float">
            <text:p>70.082</text:p>
          </table:table-cell>
          <table:table-cell office:value-type="float" office:value="51.9591" calcext:value-type="float">
            <text:p>51.9591</text:p>
          </table:table-cell>
          <table:table-cell office:value-type="float" office:value="122.0411" calcext:value-type="float">
            <text:p>122.0411</text:p>
          </table:table-cell>
          <table:table-cell table:formula="of:=[.J45]-[.E45]" office:value-type="float" office:value="4.68000000000001" calcext:value-type="float">
            <text:p>4.68</text:p>
          </table:table-cell>
          <table:table-cell table:number-columns-repeated="2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0.37" calcext:value-type="float">
            <text:p>0.37</text:p>
          </table:table-cell>
          <table:table-cell office:value-type="float" office:value="73.5925" calcext:value-type="float">
            <text:p>73.5925</text:p>
          </table:table-cell>
          <table:table-cell office:value-type="float" office:value="67.1176" calcext:value-type="float">
            <text:p>67.1176</text:p>
          </table:table-cell>
          <table:table-cell office:value-type="float" office:value="140.7101" calcext:value-type="float">
            <text:p>140.7101</text:p>
          </table:table-cell>
          <table:table-cell office:value-type="float" office:value="0.382297" calcext:value-type="float">
            <text:p>0.382297</text:p>
          </table:table-cell>
          <table:table-cell office:value-type="float" office:value="6.35188" calcext:value-type="float">
            <text:p>6.35188</text:p>
          </table:table-cell>
          <table:table-cell office:value-type="float" office:value="73.4584" calcext:value-type="float">
            <text:p>73.4584</text:p>
          </table:table-cell>
          <table:table-cell office:value-type="float" office:value="67.7941" calcext:value-type="float">
            <text:p>67.7941</text:p>
          </table:table-cell>
          <table:table-cell office:value-type="float" office:value="141.2525" calcext:value-type="float">
            <text:p>141.2525</text:p>
          </table:table-cell>
          <table:table-cell table:formula="of:=[.J46]-[.E46]" office:value-type="float" office:value="0.542399999999986" calcext:value-type="float">
            <text:p>0.5424</text:p>
          </table:table-cell>
          <table:table-cell table:number-columns-repeated="2"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0.745" calcext:value-type="float">
            <text:p>0.745</text:p>
          </table:table-cell>
          <table:table-cell office:value-type="float" office:value="85.1695" calcext:value-type="float">
            <text:p>85.1695</text:p>
          </table:table-cell>
          <table:table-cell office:value-type="float" office:value="36.7862" calcext:value-type="float">
            <text:p>36.7862</text:p>
          </table:table-cell>
          <table:table-cell office:value-type="float" office:value="121.9557" calcext:value-type="float">
            <text:p>121.9557</text:p>
          </table:table-cell>
          <table:table-cell office:value-type="float" office:value="0.483246" calcext:value-type="float">
            <text:p>0.483246</text:p>
          </table:table-cell>
          <table:table-cell office:value-type="float" office:value="1.47034" calcext:value-type="float">
            <text:p>1.47034</text:p>
          </table:table-cell>
          <table:table-cell office:value-type="float" office:value="82.2034" calcext:value-type="float">
            <text:p>82.2034</text:p>
          </table:table-cell>
          <table:table-cell office:value-type="float" office:value="46.7463" calcext:value-type="float">
            <text:p>46.7463</text:p>
          </table:table-cell>
          <table:table-cell office:value-type="float" office:value="128.9497" calcext:value-type="float">
            <text:p>128.9497</text:p>
          </table:table-cell>
          <table:table-cell table:formula="of:=[.J47]-[.E47]" office:value-type="float" office:value="6.99400000000001" calcext:value-type="float">
            <text:p>6.994</text:p>
          </table:table-cell>
          <table:table-cell table:number-columns-repeated="2"/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0.361" calcext:value-type="float">
            <text:p>0.361</text:p>
          </table:table-cell>
          <table:table-cell office:value-type="float" office:value="74.0392" calcext:value-type="float">
            <text:p>74.0392</text:p>
          </table:table-cell>
          <table:table-cell office:value-type="float" office:value="34.5425" calcext:value-type="float">
            <text:p>34.5425</text:p>
          </table:table-cell>
          <table:table-cell office:value-type="float" office:value="108.5817" calcext:value-type="float">
            <text:p>108.5817</text:p>
          </table:table-cell>
          <table:table-cell office:value-type="float" office:value="0.273581" calcext:value-type="float">
            <text:p>0.273581</text:p>
          </table:table-cell>
          <table:table-cell office:value-type="float" office:value="5.95412" calcext:value-type="float">
            <text:p>5.95412</text:p>
          </table:table-cell>
          <table:table-cell office:value-type="float" office:value="74.0392" calcext:value-type="float">
            <text:p>74.0392</text:p>
          </table:table-cell>
          <table:table-cell office:value-type="float" office:value="34.0823" calcext:value-type="float">
            <text:p>34.0823</text:p>
          </table:table-cell>
          <table:table-cell office:value-type="float" office:value="108.1215" calcext:value-type="float">
            <text:p>108.1215</text:p>
          </table:table-cell>
          <table:table-cell table:formula="of:=[.J48]-[.E48]" office:value-type="float" office:value="-0.4602" calcext:value-type="float">
            <text:p>-0.4602</text:p>
          </table:table-cell>
          <table:table-cell table:number-columns-repeated="2"/>
        </table:table-row>
        <table:table-row table:style-name="ro1">
          <table:table-cell office:value-type="float" office:value="1401" calcext:value-type="float">
            <text:p>1401</text:p>
          </table:table-cell>
          <table:table-cell office:value-type="float" office:value="0.73" calcext:value-type="float">
            <text:p>0.73</text:p>
          </table:table-cell>
          <table:table-cell office:value-type="float" office:value="80" calcext:value-type="float">
            <text:p>80</text:p>
          </table:table-cell>
          <table:table-cell office:value-type="float" office:value="41.2587" calcext:value-type="float">
            <text:p>41.2587</text:p>
          </table:table-cell>
          <table:table-cell office:value-type="float" office:value="121.2587" calcext:value-type="float">
            <text:p>121.2587</text:p>
          </table:table-cell>
          <table:table-cell office:value-type="float" office:value="0.527022" calcext:value-type="float">
            <text:p>0.527022</text:p>
          </table:table-cell>
          <table:table-cell office:value-type="float" office:value="0.32222" calcext:value-type="float">
            <text:p>0.32222</text:p>
          </table:table-cell>
          <table:table-cell office:value-type="float" office:value="80" calcext:value-type="float">
            <text:p>80</text:p>
          </table:table-cell>
          <table:table-cell office:value-type="float" office:value="48.951" calcext:value-type="float">
            <text:p>48.951</text:p>
          </table:table-cell>
          <table:table-cell office:value-type="float" office:value="128.951" calcext:value-type="float">
            <text:p>128.951</text:p>
          </table:table-cell>
          <table:table-cell table:formula="of:=[.J49]-[.E49]" office:value-type="float" office:value="7.69229999999999" calcext:value-type="float">
            <text:p>7.6923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AVG →</text:p>
          </table:table-cell>
          <table:table-cell table:formula="of:=AVERAGE([.C43:.C49])" office:value-type="float" office:value="76.0289857142857" calcext:value-type="float">
            <text:p>76.0289857143</text:p>
          </table:table-cell>
          <table:table-cell table:formula="of:=AVERAGE([.D43:.D49])" office:value-type="float" office:value="42.5428142857143" calcext:value-type="float">
            <text:p>42.5428142857</text:p>
          </table:table-cell>
          <table:table-cell table:formula="of:=AVERAGE([.E43:.E49])" office:value-type="float" office:value="118.5718" calcext:value-type="float">
            <text:p>118.5718</text:p>
          </table:table-cell>
          <table:table-cell table:formula="of:=AVERAGE([.F43:.F49])" office:value-type="float" office:value="0.416302714285714" calcext:value-type="float">
            <text:p>0.4163027143</text:p>
          </table:table-cell>
          <table:table-cell table:formula="of:=AVERAGE([.G43:.G49])" office:value-type="float" office:value="2.56240671428571" calcext:value-type="float">
            <text:p>2.5624067143</text:p>
          </table:table-cell>
          <table:table-cell table:formula="of:=AVERAGE([.H43:.H49])" office:value-type="float" office:value="74.6785428571429" calcext:value-type="float">
            <text:p>74.6785428571</text:p>
          </table:table-cell>
          <table:table-cell table:formula="of:=AVERAGE([.I43:.I49])" office:value-type="float" office:value="46.6427428571429" calcext:value-type="float">
            <text:p>46.6427428571</text:p>
          </table:table-cell>
          <table:table-cell table:formula="of:=AVERAGE([.J43:.J49])" office:value-type="float" office:value="121.321285714286" calcext:value-type="float">
            <text:p>121.3212857143</text:p>
          </table:table-cell>
          <table:table-cell table:formula="of:=AVERAGE([.K43:.K49])" office:value-type="float" office:value="2.74948571428571" calcext:value-type="float">
            <text:p>2.749485714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ton_room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O. Detection</text:p>
          </table:table-cell>
          <table:table-cell table:style-name="ce1" office:value-type="string" calcext:value-type="string">
            <text:p>O. Discrimination</text:p>
          </table:table-cell>
          <table:table-cell table:style-name="ce1" office:value-type="string" calcext:value-type="string">
            <text:p>ODD</text:p>
          </table:table-cell>
          <table:table-cell table:style-name="ce1" office:value-type="string" calcext:value-type="string">
            <text:p>NEW coneR1</text:p>
          </table:table-cell>
          <table:table-cell table:style-name="ce1" office:value-type="string" calcext:value-type="string">
            <text:p>RG – B</text:p>
          </table:table-cell>
          <table:table-cell table:style-name="ce1" office:value-type="string" calcext:value-type="string">
            <text:p>Detection</text:p>
          </table:table-cell>
          <table:table-cell table:style-name="ce1" office:value-type="string" calcext:value-type="string">
            <text:p>Discrimination</text:p>
          </table:table-cell>
          <table:table-cell table:style-name="ce1" office:value-type="string" calcext:value-type="string">
            <text:p>DD</text:p>
          </table:table-cell>
          <table:table-cell table:style-name="ce1" office:value-type="string" calcext:value-type="string">
            <text:p>DIFF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751" calcext:value-type="float">
            <text:p>0.751</text:p>
          </table:table-cell>
          <table:table-cell office:value-type="float" office:value="98.3146" calcext:value-type="float">
            <text:p>98.3146</text:p>
          </table:table-cell>
          <table:table-cell office:value-type="float" office:value="40.4321" calcext:value-type="float">
            <text:p>40.4321</text:p>
          </table:table-cell>
          <table:table-cell office:value-type="float" office:value="138.7467" calcext:value-type="float">
            <text:p>138.7467</text:p>
          </table:table-cell>
          <table:table-cell office:value-type="float" office:value="0.646053" calcext:value-type="float">
            <text:p>0.646053</text:p>
          </table:table-cell>
          <table:table-cell office:value-type="float" office:value="-1.24719" calcext:value-type="float">
            <text:p>-1.24719</text:p>
          </table:table-cell>
          <table:table-cell office:value-type="float" office:value="97.191" calcext:value-type="float">
            <text:p>97.191</text:p>
          </table:table-cell>
          <table:table-cell office:value-type="float" office:value="71.6049" calcext:value-type="float">
            <text:p>71.6049</text:p>
          </table:table-cell>
          <table:table-cell office:value-type="float" office:value="168.7959" calcext:value-type="float">
            <text:p>168.7959</text:p>
          </table:table-cell>
          <table:table-cell table:formula="of:=[.J53]-[.E53]" office:value-type="float" office:value="30.0492" calcext:value-type="float">
            <text:p>30.0492</text:p>
          </table:table-cell>
          <table:table-cell table:number-columns-repeated="2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745" calcext:value-type="float">
            <text:p>0.745</text:p>
          </table:table-cell>
          <table:table-cell office:value-type="float" office:value="96.2506" calcext:value-type="float">
            <text:p>96.2506</text:p>
          </table:table-cell>
          <table:table-cell office:value-type="float" office:value="65.4899" calcext:value-type="float">
            <text:p>65.4899</text:p>
          </table:table-cell>
          <table:table-cell office:value-type="float" office:value="161.7405" calcext:value-type="float">
            <text:p>161.7405</text:p>
          </table:table-cell>
          <table:table-cell office:value-type="float" office:value="0.469807" calcext:value-type="float">
            <text:p>0.469807</text:p>
          </table:table-cell>
          <table:table-cell office:value-type="float" office:value="0.395412" calcext:value-type="float">
            <text:p>0.395412</text:p>
          </table:table-cell>
          <table:table-cell office:value-type="float" office:value="96.0533" calcext:value-type="float">
            <text:p>96.0533</text:p>
          </table:table-cell>
          <table:table-cell office:value-type="float" office:value="79.3948" calcext:value-type="float">
            <text:p>79.3948</text:p>
          </table:table-cell>
          <table:table-cell office:value-type="float" office:value="175.4481" calcext:value-type="float">
            <text:p>175.4481</text:p>
          </table:table-cell>
          <table:table-cell table:formula="of:=[.J54]-[.E54]" office:value-type="float" office:value="13.7076" calcext:value-type="float">
            <text:p>13.7076</text:p>
          </table:table-cell>
          <table:table-cell table:number-columns-repeated="2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662" calcext:value-type="float">
            <text:p>0.662</text:p>
          </table:table-cell>
          <table:table-cell office:value-type="float" office:value="91.674" calcext:value-type="float">
            <text:p>91.674</text:p>
          </table:table-cell>
          <table:table-cell office:value-type="float" office:value="74.0519" calcext:value-type="float">
            <text:p>74.0519</text:p>
          </table:table-cell>
          <table:table-cell office:value-type="float" office:value="165.7259" calcext:value-type="float">
            <text:p>165.7259</text:p>
          </table:table-cell>
          <table:table-cell office:value-type="float" office:value="0.355513" calcext:value-type="float">
            <text:p>0.355513</text:p>
          </table:table-cell>
          <table:table-cell office:value-type="float" office:value="0.620461" calcext:value-type="float">
            <text:p>0.620461</text:p>
          </table:table-cell>
          <table:table-cell office:value-type="float" office:value="91.4083" calcext:value-type="float">
            <text:p>91.4083</text:p>
          </table:table-cell>
          <table:table-cell office:value-type="float" office:value="79.7405" calcext:value-type="float">
            <text:p>79.7405</text:p>
          </table:table-cell>
          <table:table-cell office:value-type="float" office:value="171.1488" calcext:value-type="float">
            <text:p>171.1488</text:p>
          </table:table-cell>
          <table:table-cell table:formula="of:=[.J55]-[.E55]" office:value-type="float" office:value="5.4229" calcext:value-type="float">
            <text:p>5.4229</text:p>
          </table:table-cell>
          <table:table-cell table:number-columns-repeated="2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634" calcext:value-type="float">
            <text:p>0.634</text:p>
          </table:table-cell>
          <table:table-cell office:value-type="float" office:value="93.0137" calcext:value-type="float">
            <text:p>93.0137</text:p>
          </table:table-cell>
          <table:table-cell office:value-type="float" office:value="82.6196" calcext:value-type="float">
            <text:p>82.6196</text:p>
          </table:table-cell>
          <table:table-cell office:value-type="float" office:value="175.6333" calcext:value-type="float">
            <text:p>175.6333</text:p>
          </table:table-cell>
          <table:table-cell office:value-type="float" office:value="0.283103" calcext:value-type="float">
            <text:p>0.283103</text:p>
          </table:table-cell>
          <table:table-cell office:value-type="float" office:value="0.147945" calcext:value-type="float">
            <text:p>0.147945</text:p>
          </table:table-cell>
          <table:table-cell office:value-type="float" office:value="93.0137" calcext:value-type="float">
            <text:p>93.0137</text:p>
          </table:table-cell>
          <table:table-cell office:value-type="float" office:value="81.1083" calcext:value-type="float">
            <text:p>81.1083</text:p>
          </table:table-cell>
          <table:table-cell office:value-type="float" office:value="174.122" calcext:value-type="float">
            <text:p>174.122</text:p>
          </table:table-cell>
          <table:table-cell table:formula="of:=[.J56]-[.E56]" office:value-type="float" office:value="-1.51129999999998" calcext:value-type="float">
            <text:p>-1.5113</text:p>
          </table:table-cell>
          <table:table-cell table:number-columns-repeated="2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824" calcext:value-type="float">
            <text:p>0.824</text:p>
          </table:table-cell>
          <table:table-cell office:value-type="float" office:value="89.6272" calcext:value-type="float">
            <text:p>89.6272</text:p>
          </table:table-cell>
          <table:table-cell office:value-type="float" office:value="78.0451" calcext:value-type="float">
            <text:p>78.0451</text:p>
          </table:table-cell>
          <table:table-cell office:value-type="float" office:value="167.6723" calcext:value-type="float">
            <text:p>167.6723</text:p>
          </table:table-cell>
          <table:table-cell office:value-type="float" office:value="0.305854" calcext:value-type="float">
            <text:p>0.305854</text:p>
          </table:table-cell>
          <table:table-cell office:value-type="float" office:value="1.19854" calcext:value-type="float">
            <text:p>1.19854</text:p>
          </table:table-cell>
          <table:table-cell office:value-type="float" office:value="89.6272" calcext:value-type="float">
            <text:p>89.6272</text:p>
          </table:table-cell>
          <table:table-cell office:value-type="float" office:value="78.3459" calcext:value-type="float">
            <text:p>78.3459</text:p>
          </table:table-cell>
          <table:table-cell office:value-type="float" office:value="167.9731" calcext:value-type="float">
            <text:p>167.9731</text:p>
          </table:table-cell>
          <table:table-cell table:formula="of:=[.J57]-[.E57]" office:value-type="float" office:value="0.300799999999981" calcext:value-type="float">
            <text:p>0.3008</text:p>
          </table:table-cell>
          <table:table-cell table:number-columns-repeated="2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887" calcext:value-type="float">
            <text:p>0.887</text:p>
          </table:table-cell>
          <table:table-cell office:value-type="float" office:value="96.3006" calcext:value-type="float">
            <text:p>96.3006</text:p>
          </table:table-cell>
          <table:table-cell office:value-type="float" office:value="64.1892" calcext:value-type="float">
            <text:p>64.1892</text:p>
          </table:table-cell>
          <table:table-cell office:value-type="float" office:value="160.4898" calcext:value-type="float">
            <text:p>160.4898</text:p>
          </table:table-cell>
          <table:table-cell office:value-type="float" office:value="0.465105" calcext:value-type="float">
            <text:p>0.465105</text:p>
          </table:table-cell>
          <table:table-cell office:value-type="float" office:value="2.66012" calcext:value-type="float">
            <text:p>2.66012</text:p>
          </table:table-cell>
          <table:table-cell office:value-type="float" office:value="95.7225" calcext:value-type="float">
            <text:p>95.7225</text:p>
          </table:table-cell>
          <table:table-cell office:value-type="float" office:value="77.5338" calcext:value-type="float">
            <text:p>77.5338</text:p>
          </table:table-cell>
          <table:table-cell office:value-type="float" office:value="173.2563" calcext:value-type="float">
            <text:p>173.2563</text:p>
          </table:table-cell>
          <table:table-cell table:formula="of:=[.J58]-[.E58]" office:value-type="float" office:value="12.7665" calcext:value-type="float">
            <text:p>12.7665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77" calcext:value-type="float">
            <text:p>0.77</text:p>
          </table:table-cell>
          <table:table-cell office:value-type="float" office:value="96.7391" calcext:value-type="float">
            <text:p>96.7391</text:p>
          </table:table-cell>
          <table:table-cell office:value-type="float" office:value="65.8031" calcext:value-type="float">
            <text:p>65.8031</text:p>
          </table:table-cell>
          <table:table-cell office:value-type="float" office:value="162.5422" calcext:value-type="float">
            <text:p>162.5422</text:p>
          </table:table-cell>
          <table:table-cell office:value-type="float" office:value="0.542044" calcext:value-type="float">
            <text:p>0.542044</text:p>
          </table:table-cell>
          <table:table-cell office:value-type="float" office:value="3.40662" calcext:value-type="float">
            <text:p>3.40662</text:p>
          </table:table-cell>
          <table:table-cell office:value-type="float" office:value="96.1462" calcext:value-type="float">
            <text:p>96.1462</text:p>
          </table:table-cell>
          <table:table-cell office:value-type="float" office:value="78.2383" calcext:value-type="float">
            <text:p>78.2383</text:p>
          </table:table-cell>
          <table:table-cell office:value-type="float" office:value="174.3845" calcext:value-type="float">
            <text:p>174.3845</text:p>
          </table:table-cell>
          <table:table-cell table:formula="of:=[.J59]-[.E59]" office:value-type="float" office:value="11.8423" calcext:value-type="float">
            <text:p>11.8423</text:p>
          </table:table-cell>
          <table:table-cell table:number-columns-repeated="2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.754" calcext:value-type="float">
            <text:p>0.754</text:p>
          </table:table-cell>
          <table:table-cell office:value-type="float" office:value="94.9045" calcext:value-type="float">
            <text:p>94.9045</text:p>
          </table:table-cell>
          <table:table-cell office:value-type="float" office:value="73.3198" calcext:value-type="float">
            <text:p>73.3198</text:p>
          </table:table-cell>
          <table:table-cell office:value-type="float" office:value="168.2243" calcext:value-type="float">
            <text:p>168.2243</text:p>
          </table:table-cell>
          <table:table-cell office:value-type="float" office:value="0.425267" calcext:value-type="float">
            <text:p>0.425267</text:p>
          </table:table-cell>
          <table:table-cell office:value-type="float" office:value="2.98195" calcext:value-type="float">
            <text:p>2.98195</text:p>
          </table:table-cell>
          <table:table-cell office:value-type="float" office:value="94.6921" calcext:value-type="float">
            <text:p>94.6921</text:p>
          </table:table-cell>
          <table:table-cell office:value-type="float" office:value="79.6334" calcext:value-type="float">
            <text:p>79.6334</text:p>
          </table:table-cell>
          <table:table-cell office:value-type="float" office:value="174.3255" calcext:value-type="float">
            <text:p>174.3255</text:p>
          </table:table-cell>
          <table:table-cell table:formula="of:=[.J60]-[.E60]" office:value-type="float" office:value="6.10120000000001" calcext:value-type="float">
            <text:p>6.1012</text:p>
          </table:table-cell>
          <table:table-cell table:number-columns-repeated="2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674" calcext:value-type="float">
            <text:p>0.674</text:p>
          </table:table-cell>
          <table:table-cell office:value-type="float" office:value="93.8378" calcext:value-type="float">
            <text:p>93.8378</text:p>
          </table:table-cell>
          <table:table-cell office:value-type="float" office:value="69.0015" calcext:value-type="float">
            <text:p>69.0015</text:p>
          </table:table-cell>
          <table:table-cell office:value-type="float" office:value="162.8393" calcext:value-type="float">
            <text:p>162.8393</text:p>
          </table:table-cell>
          <table:table-cell office:value-type="float" office:value="0.37072" calcext:value-type="float">
            <text:p>0.37072</text:p>
          </table:table-cell>
          <table:table-cell office:value-type="float" office:value="3.96595" calcext:value-type="float">
            <text:p>3.96595</text:p>
          </table:table-cell>
          <table:table-cell office:value-type="float" office:value="93.4054" calcext:value-type="float">
            <text:p>93.4054</text:p>
          </table:table-cell>
          <table:table-cell office:value-type="float" office:value="71.8331" calcext:value-type="float">
            <text:p>71.8331</text:p>
          </table:table-cell>
          <table:table-cell office:value-type="float" office:value="165.2385" calcext:value-type="float">
            <text:p>165.2385</text:p>
          </table:table-cell>
          <table:table-cell table:formula="of:=[.J61]-[.E61]" office:value-type="float" office:value="2.39919999999998" calcext:value-type="float">
            <text:p>2.3992</text:p>
          </table:table-cell>
          <table:table-cell table:number-columns-repeated="2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689" calcext:value-type="float">
            <text:p>0.689</text:p>
          </table:table-cell>
          <table:table-cell office:value-type="float" office:value="93.6877" calcext:value-type="float">
            <text:p>93.6877</text:p>
          </table:table-cell>
          <table:table-cell office:value-type="float" office:value="70.3377" calcext:value-type="float">
            <text:p>70.3377</text:p>
          </table:table-cell>
          <table:table-cell office:value-type="float" office:value="164.0254" calcext:value-type="float">
            <text:p>164.0254</text:p>
          </table:table-cell>
          <table:table-cell office:value-type="float" office:value="0.37674" calcext:value-type="float">
            <text:p>0.37674</text:p>
          </table:table-cell>
          <table:table-cell office:value-type="float" office:value="4.3433" calcext:value-type="float">
            <text:p>4.3433</text:p>
          </table:table-cell>
          <table:table-cell office:value-type="float" office:value="93.4662" calcext:value-type="float">
            <text:p>93.4662</text:p>
          </table:table-cell>
          <table:table-cell office:value-type="float" office:value="74.743" calcext:value-type="float">
            <text:p>74.743</text:p>
          </table:table-cell>
          <table:table-cell office:value-type="float" office:value="168.2092" calcext:value-type="float">
            <text:p>168.2092</text:p>
          </table:table-cell>
          <table:table-cell table:formula="of:=[.J62]-[.E62]" office:value-type="float" office:value="4.18380000000002" calcext:value-type="float">
            <text:p>4.1838</text:p>
          </table:table-cell>
          <table:table-cell table:number-columns-repeated="2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712" calcext:value-type="float">
            <text:p>0.712</text:p>
          </table:table-cell>
          <table:table-cell office:value-type="float" office:value="82.381" calcext:value-type="float">
            <text:p>82.381</text:p>
          </table:table-cell>
          <table:table-cell office:value-type="float" office:value="73.8574" calcext:value-type="float">
            <text:p>73.8574</text:p>
          </table:table-cell>
          <table:table-cell office:value-type="float" office:value="156.2384" calcext:value-type="float">
            <text:p>156.2384</text:p>
          </table:table-cell>
          <table:table-cell office:value-type="float" office:value="0.120349" calcext:value-type="float">
            <text:p>0.120349</text:p>
          </table:table-cell>
          <table:table-cell office:value-type="float" office:value="5.21667" calcext:value-type="float">
            <text:p>5.21667</text:p>
          </table:table-cell>
          <table:table-cell office:value-type="float" office:value="83.8095" calcext:value-type="float">
            <text:p>83.8095</text:p>
          </table:table-cell>
          <table:table-cell office:value-type="float" office:value="55.5759" calcext:value-type="float">
            <text:p>55.5759</text:p>
          </table:table-cell>
          <table:table-cell office:value-type="float" office:value="139.3854" calcext:value-type="float">
            <text:p>139.3854</text:p>
          </table:table-cell>
          <table:table-cell table:formula="of:=[.J63]-[.E63]" office:value-type="float" office:value="-16.853" calcext:value-type="float">
            <text:p>-16.853</text:p>
          </table:table-cell>
          <table:table-cell table:number-columns-repeated="2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.719" calcext:value-type="float">
            <text:p>0.719</text:p>
          </table:table-cell>
          <table:table-cell office:value-type="float" office:value="61.1111" calcext:value-type="float">
            <text:p>61.1111</text:p>
          </table:table-cell>
          <table:table-cell office:value-type="float" office:value="70.6796" calcext:value-type="float">
            <text:p>70.6796</text:p>
          </table:table-cell>
          <table:table-cell office:value-type="float" office:value="131.7907" calcext:value-type="float">
            <text:p>131.7907</text:p>
          </table:table-cell>
          <table:table-cell office:value-type="float" office:value="0.00724775" calcext:value-type="float">
            <text:p>0.00724775</text:p>
          </table:table-cell>
          <table:table-cell office:value-type="float" office:value="3.53704" calcext:value-type="float">
            <text:p>3.53704</text:p>
          </table:table-cell>
          <table:table-cell office:value-type="float" office:value="64.8148" calcext:value-type="float">
            <text:p>64.8148</text:p>
          </table:table-cell>
          <table:table-cell office:value-type="float" office:value="34.3689" calcext:value-type="float">
            <text:p>34.3689</text:p>
          </table:table-cell>
          <table:table-cell office:value-type="float" office:value="99.1837" calcext:value-type="float">
            <text:p>99.1837</text:p>
          </table:table-cell>
          <table:table-cell table:formula="of:=[.J64]-[.E64]" office:value-type="float" office:value="-32.607" calcext:value-type="float">
            <text:p>-32.607</text:p>
          </table:table-cell>
          <table:table-cell table:number-columns-repeated="2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.655" calcext:value-type="float">
            <text:p>0.655</text:p>
          </table:table-cell>
          <table:table-cell office:value-type="float" office:value="54.8387" calcext:value-type="float">
            <text:p>54.8387</text:p>
          </table:table-cell>
          <table:table-cell office:value-type="float" office:value="70.8333" calcext:value-type="float">
            <text:p>70.8333</text:p>
          </table:table-cell>
          <table:table-cell office:value-type="float" office:value="125.672" calcext:value-type="float">
            <text:p>125.672</text:p>
          </table:table-cell>
          <table:table-cell office:value-type="float" office:value="-0.000387404" calcext:value-type="float">
            <text:p>-0.000387404</text:p>
          </table:table-cell>
          <table:table-cell office:value-type="float" office:value="7.03226" calcext:value-type="float">
            <text:p>7.03226</text:p>
          </table:table-cell>
          <table:table-cell office:value-type="float" office:value="54.8387" calcext:value-type="float">
            <text:p>54.8387</text:p>
          </table:table-cell>
          <table:table-cell office:value-type="float" office:value="42.6136" calcext:value-type="float">
            <text:p>42.6136</text:p>
          </table:table-cell>
          <table:table-cell office:value-type="float" office:value="97.4523" calcext:value-type="float">
            <text:p>97.4523</text:p>
          </table:table-cell>
          <table:table-cell table:formula="of:=[.J65]-[.E65]" office:value-type="float" office:value="-28.2197" calcext:value-type="float">
            <text:p>-28.2197</text:p>
          </table:table-cell>
          <table:table-cell table:number-columns-repeated="2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.545" calcext:value-type="float">
            <text:p>0.545</text:p>
          </table:table-cell>
          <table:table-cell office:value-type="float" office:value="48.913" calcext:value-type="float">
            <text:p>48.913</text:p>
          </table:table-cell>
          <table:table-cell office:value-type="float" office:value="70.3166" calcext:value-type="float">
            <text:p>70.3166</text:p>
          </table:table-cell>
          <table:table-cell office:value-type="float" office:value="119.2296" calcext:value-type="float">
            <text:p>119.2296</text:p>
          </table:table-cell>
          <table:table-cell office:value-type="float" office:value="0.0701424" calcext:value-type="float">
            <text:p>0.0701424</text:p>
          </table:table-cell>
          <table:table-cell office:value-type="float" office:value="2.94565" calcext:value-type="float">
            <text:p>2.94565</text:p>
          </table:table-cell>
          <table:table-cell office:value-type="float" office:value="50" calcext:value-type="float">
            <text:p>50</text:p>
          </table:table-cell>
          <table:table-cell office:value-type="float" office:value="44.1953" calcext:value-type="float">
            <text:p>44.1953</text:p>
          </table:table-cell>
          <table:table-cell office:value-type="float" office:value="94.1953" calcext:value-type="float">
            <text:p>94.1953</text:p>
          </table:table-cell>
          <table:table-cell table:formula="of:=[.J66]-[.E66]" office:value-type="float" office:value="-25.0343" calcext:value-type="float">
            <text:p>-25.0343</text:p>
          </table:table-cell>
          <table:table-cell table:number-columns-repeated="2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.674" calcext:value-type="float">
            <text:p>0.674</text:p>
          </table:table-cell>
          <table:table-cell office:value-type="float" office:value="86.25" calcext:value-type="float">
            <text:p>86.25</text:p>
          </table:table-cell>
          <table:table-cell office:value-type="float" office:value="63.7487" calcext:value-type="float">
            <text:p>63.7487</text:p>
          </table:table-cell>
          <table:table-cell office:value-type="float" office:value="149.9987" calcext:value-type="float">
            <text:p>149.9987</text:p>
          </table:table-cell>
          <table:table-cell office:value-type="float" office:value="0.183821" calcext:value-type="float">
            <text:p>0.183821</text:p>
          </table:table-cell>
          <table:table-cell office:value-type="float" office:value="-0.264062" calcext:value-type="float">
            <text:p>-0.264062</text:p>
          </table:table-cell>
          <table:table-cell office:value-type="float" office:value="86.5625" calcext:value-type="float">
            <text:p>86.5625</text:p>
          </table:table-cell>
          <table:table-cell office:value-type="float" office:value="52.4202" calcext:value-type="float">
            <text:p>52.4202</text:p>
          </table:table-cell>
          <table:table-cell office:value-type="float" office:value="138.9827" calcext:value-type="float">
            <text:p>138.9827</text:p>
          </table:table-cell>
          <table:table-cell table:formula="of:=[.J67]-[.E67]" office:value-type="float" office:value="-11.016" calcext:value-type="float">
            <text:p>-11.016</text:p>
          </table:table-cell>
          <table:table-cell table:number-columns-repeated="2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.715" calcext:value-type="float">
            <text:p>0.715</text:p>
          </table:table-cell>
          <table:table-cell office:value-type="float" office:value="95.037" calcext:value-type="float">
            <text:p>95.037</text:p>
          </table:table-cell>
          <table:table-cell office:value-type="float" office:value="73.5849" calcext:value-type="float">
            <text:p>73.5849</text:p>
          </table:table-cell>
          <table:table-cell office:value-type="float" office:value="168.6219" calcext:value-type="float">
            <text:p>168.6219</text:p>
          </table:table-cell>
          <table:table-cell office:value-type="float" office:value="0.319755" calcext:value-type="float">
            <text:p>0.319755</text:p>
          </table:table-cell>
          <table:table-cell office:value-type="float" office:value="0.312038" calcext:value-type="float">
            <text:p>0.312038</text:p>
          </table:table-cell>
          <table:table-cell office:value-type="float" office:value="94.9314" calcext:value-type="float">
            <text:p>94.9314</text:p>
          </table:table-cell>
          <table:table-cell office:value-type="float" office:value="74.6855" calcext:value-type="float">
            <text:p>74.6855</text:p>
          </table:table-cell>
          <table:table-cell office:value-type="float" office:value="169.6169" calcext:value-type="float">
            <text:p>169.6169</text:p>
          </table:table-cell>
          <table:table-cell table:formula="of:=[.J68]-[.E68]" office:value-type="float" office:value="0.994999999999976" calcext:value-type="float">
            <text:p>0.995</text:p>
          </table:table-cell>
          <table:table-cell table:number-columns-repeated="2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0.754" calcext:value-type="float">
            <text:p>0.754</text:p>
          </table:table-cell>
          <table:table-cell office:value-type="float" office:value="97.561" calcext:value-type="float">
            <text:p>97.561</text:p>
          </table:table-cell>
          <table:table-cell office:value-type="float" office:value="65.1096" calcext:value-type="float">
            <text:p>65.1096</text:p>
          </table:table-cell>
          <table:table-cell office:value-type="float" office:value="162.6706" calcext:value-type="float">
            <text:p>162.6706</text:p>
          </table:table-cell>
          <table:table-cell office:value-type="float" office:value="0.481183" calcext:value-type="float">
            <text:p>0.481183</text:p>
          </table:table-cell>
          <table:table-cell office:value-type="float" office:value="0.140373" calcext:value-type="float">
            <text:p>0.140373</text:p>
          </table:table-cell>
          <table:table-cell office:value-type="float" office:value="97.1458" calcext:value-type="float">
            <text:p>97.1458</text:p>
          </table:table-cell>
          <table:table-cell office:value-type="float" office:value="77.105" calcext:value-type="float">
            <text:p>77.105</text:p>
          </table:table-cell>
          <table:table-cell office:value-type="float" office:value="174.2508" calcext:value-type="float">
            <text:p>174.2508</text:p>
          </table:table-cell>
          <table:table-cell table:formula="of:=[.J69]-[.E69]" office:value-type="float" office:value="11.5802" calcext:value-type="float">
            <text:p>11.5802</text:p>
          </table:table-cell>
          <table:table-cell table:number-columns-repeated="2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0.759" calcext:value-type="float">
            <text:p>0.759</text:p>
          </table:table-cell>
          <table:table-cell office:value-type="float" office:value="99.0716" calcext:value-type="float">
            <text:p>99.0716</text:p>
          </table:table-cell>
          <table:table-cell office:value-type="float" office:value="65.9314" calcext:value-type="float">
            <text:p>65.9314</text:p>
          </table:table-cell>
          <table:table-cell office:value-type="float" office:value="165.003" calcext:value-type="float">
            <text:p>165.003</text:p>
          </table:table-cell>
          <table:table-cell office:value-type="float" office:value="0.619561" calcext:value-type="float">
            <text:p>0.619561</text:p>
          </table:table-cell>
          <table:table-cell office:value-type="float" office:value="-0.212937" calcext:value-type="float">
            <text:p>-0.212937</text:p>
          </table:table-cell>
          <table:table-cell office:value-type="float" office:value="98.7122" calcext:value-type="float">
            <text:p>98.7122</text:p>
          </table:table-cell>
          <table:table-cell office:value-type="float" office:value="85.5882" calcext:value-type="float">
            <text:p>85.5882</text:p>
          </table:table-cell>
          <table:table-cell office:value-type="float" office:value="184.3004" calcext:value-type="float">
            <text:p>184.3004</text:p>
          </table:table-cell>
          <table:table-cell table:formula="of:=[.J70]-[.E70]" office:value-type="float" office:value="19.2974" calcext:value-type="float">
            <text:p>19.2974</text:p>
          </table:table-cell>
          <table:table-cell table:number-columns-repeated="2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0.779" calcext:value-type="float">
            <text:p>0.779</text:p>
          </table:table-cell>
          <table:table-cell office:value-type="float" office:value="99.2512" calcext:value-type="float">
            <text:p>99.2512</text:p>
          </table:table-cell>
          <table:table-cell office:value-type="float" office:value="62.6719" calcext:value-type="float">
            <text:p>62.6719</text:p>
          </table:table-cell>
          <table:table-cell office:value-type="float" office:value="161.9231" calcext:value-type="float">
            <text:p>161.9231</text:p>
          </table:table-cell>
          <table:table-cell office:value-type="float" office:value="0.693658" calcext:value-type="float">
            <text:p>0.693658</text:p>
          </table:table-cell>
          <table:table-cell office:value-type="float" office:value="-0.289313" calcext:value-type="float">
            <text:p>-0.289313</text:p>
          </table:table-cell>
          <table:table-cell office:value-type="float" office:value="97.6174" calcext:value-type="float">
            <text:p>97.6174</text:p>
          </table:table-cell>
          <table:table-cell office:value-type="float" office:value="86.4833" calcext:value-type="float">
            <text:p>86.4833</text:p>
          </table:table-cell>
          <table:table-cell office:value-type="float" office:value="184.1007" calcext:value-type="float">
            <text:p>184.1007</text:p>
          </table:table-cell>
          <table:table-cell table:formula="of:=[.J71]-[.E71]" office:value-type="float" office:value="22.1776" calcext:value-type="float">
            <text:p>22.1776</text:p>
          </table:table-cell>
          <table:table-cell table:number-columns-repeated="2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.724" calcext:value-type="float">
            <text:p>0.724</text:p>
          </table:table-cell>
          <table:table-cell office:value-type="float" office:value="98.8365" calcext:value-type="float">
            <text:p>98.8365</text:p>
          </table:table-cell>
          <table:table-cell office:value-type="float" office:value="66.711" calcext:value-type="float">
            <text:p>66.711</text:p>
          </table:table-cell>
          <table:table-cell office:value-type="float" office:value="165.5475" calcext:value-type="float">
            <text:p>165.5475</text:p>
          </table:table-cell>
          <table:table-cell office:value-type="float" office:value="0.66768" calcext:value-type="float">
            <text:p>0.66768</text:p>
          </table:table-cell>
          <table:table-cell office:value-type="float" office:value="-0.0917196" calcext:value-type="float">
            <text:p>-0.0917196</text:p>
          </table:table-cell>
          <table:table-cell office:value-type="float" office:value="97.3822" calcext:value-type="float">
            <text:p>97.3822</text:p>
          </table:table-cell>
          <table:table-cell office:value-type="float" office:value="89.539" calcext:value-type="float">
            <text:p>89.539</text:p>
          </table:table-cell>
          <table:table-cell office:value-type="float" office:value="186.9212" calcext:value-type="float">
            <text:p>186.9212</text:p>
          </table:table-cell>
          <table:table-cell table:formula="of:=[.J72]-[.E72]" office:value-type="float" office:value="21.3737" calcext:value-type="float">
            <text:p>21.3737</text:p>
          </table:table-cell>
          <table:table-cell table:number-columns-repeated="2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0.773" calcext:value-type="float">
            <text:p>0.773</text:p>
          </table:table-cell>
          <table:table-cell office:value-type="float" office:value="99.4827" calcext:value-type="float">
            <text:p>99.4827</text:p>
          </table:table-cell>
          <table:table-cell office:value-type="float" office:value="68.1431" calcext:value-type="float">
            <text:p>68.1431</text:p>
          </table:table-cell>
          <table:table-cell office:value-type="float" office:value="167.6258" calcext:value-type="float">
            <text:p>167.6258</text:p>
          </table:table-cell>
          <table:table-cell office:value-type="float" office:value="0.727395" calcext:value-type="float">
            <text:p>0.727395</text:p>
          </table:table-cell>
          <table:table-cell office:value-type="float" office:value="-0.323473" calcext:value-type="float">
            <text:p>-0.323473</text:p>
          </table:table-cell>
          <table:table-cell office:value-type="float" office:value="98.4158" calcext:value-type="float">
            <text:p>98.4158</text:p>
          </table:table-cell>
          <table:table-cell office:value-type="float" office:value="90.1618" calcext:value-type="float">
            <text:p>90.1618</text:p>
          </table:table-cell>
          <table:table-cell office:value-type="float" office:value="188.5776" calcext:value-type="float">
            <text:p>188.5776</text:p>
          </table:table-cell>
          <table:table-cell table:formula="of:=[.J73]-[.E73]" office:value-type="float" office:value="20.9518" calcext:value-type="float">
            <text:p>20.9518</text:p>
          </table:table-cell>
          <table:table-cell table:number-columns-repeated="2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0.805" calcext:value-type="float">
            <text:p>0.805</text:p>
          </table:table-cell>
          <table:table-cell office:value-type="float" office:value="99.0119" calcext:value-type="float">
            <text:p>99.0119</text:p>
          </table:table-cell>
          <table:table-cell office:value-type="float" office:value="62.855" calcext:value-type="float">
            <text:p>62.855</text:p>
          </table:table-cell>
          <table:table-cell office:value-type="float" office:value="161.8669" calcext:value-type="float">
            <text:p>161.8669</text:p>
          </table:table-cell>
          <table:table-cell office:value-type="float" office:value="0.698759" calcext:value-type="float">
            <text:p>0.698759</text:p>
          </table:table-cell>
          <table:table-cell office:value-type="float" office:value="-0.465531" calcext:value-type="float">
            <text:p>-0.465531</text:p>
          </table:table-cell>
          <table:table-cell office:value-type="float" office:value="96.8496" calcext:value-type="float">
            <text:p>96.8496</text:p>
          </table:table-cell>
          <table:table-cell office:value-type="float" office:value="85.2822" calcext:value-type="float">
            <text:p>85.2822</text:p>
          </table:table-cell>
          <table:table-cell office:value-type="float" office:value="182.1318" calcext:value-type="float">
            <text:p>182.1318</text:p>
          </table:table-cell>
          <table:table-cell table:formula="of:=[.J74]-[.E74]" office:value-type="float" office:value="20.2649" calcext:value-type="float">
            <text:p>20.2649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AVG →</text:p>
          </table:table-cell>
          <table:table-cell table:formula="of:=AVERAGE([.C53:.C74])" office:value-type="float" office:value="89.3679772727273" calcext:value-type="float">
            <text:p>89.3679772727</text:p>
          </table:table-cell>
          <table:table-cell table:formula="of:=AVERAGE([.D53:.D74])" office:value-type="float" office:value="68.0787454545455" calcext:value-type="float">
            <text:p>68.0787454545</text:p>
          </table:table-cell>
          <table:table-cell table:formula="of:=AVERAGE([.E53:.E74])" office:value-type="float" office:value="157.446722727273" calcext:value-type="float">
            <text:p>157.4467227273</text:p>
          </table:table-cell>
          <table:table-cell table:formula="of:=AVERAGE([.F53:.F74])" office:value-type="float" office:value="0.401334988454545" calcext:value-type="float">
            <text:p>0.4013349885</text:p>
          </table:table-cell>
          <table:table-cell table:formula="of:=AVERAGE([.G53:.G74])" office:value-type="float" office:value="1.63682288181818" calcext:value-type="float">
            <text:p>1.6368228818</text:p>
          </table:table-cell>
          <table:table-cell table:formula="of:=AVERAGE([.H53:.H74])" office:value-type="float" office:value="89.1729909090909" calcext:value-type="float">
            <text:p>89.1729909091</text:p>
          </table:table-cell>
          <table:table-cell table:formula="of:=AVERAGE([.I53:.I74])" office:value-type="float" office:value="72.2815863636364" calcext:value-type="float">
            <text:p>72.2815863636</text:p>
          </table:table-cell>
          <table:table-cell table:formula="of:=AVERAGE([.J53:.J74])" office:value-type="float" office:value="161.454577272727" calcext:value-type="float">
            <text:p>161.4545772727</text:p>
          </table:table-cell>
          <table:table-cell table:formula="of:=AVERAGE([.K53:.K74])" office:value-type="float" office:value="4.00785454545454" calcext:value-type="float">
            <text:p>4.007854545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ton_campus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O. Detection</text:p>
          </table:table-cell>
          <table:table-cell table:style-name="ce1" office:value-type="string" calcext:value-type="string">
            <text:p>O. Discrimination</text:p>
          </table:table-cell>
          <table:table-cell table:style-name="ce1" office:value-type="string" calcext:value-type="string">
            <text:p>ODD</text:p>
          </table:table-cell>
          <table:table-cell table:style-name="ce1" office:value-type="string" calcext:value-type="string">
            <text:p>NEW coneR1</text:p>
          </table:table-cell>
          <table:table-cell table:style-name="ce1" office:value-type="string" calcext:value-type="string">
            <text:p>RG – B</text:p>
          </table:table-cell>
          <table:table-cell table:style-name="ce1" office:value-type="string" calcext:value-type="string">
            <text:p>Detection</text:p>
          </table:table-cell>
          <table:table-cell table:style-name="ce1" office:value-type="string" calcext:value-type="string">
            <text:p>Discrimination</text:p>
          </table:table-cell>
          <table:table-cell table:style-name="ce1" office:value-type="string" calcext:value-type="string">
            <text:p>DD</text:p>
          </table:table-cell>
          <table:table-cell table:style-name="ce1" office:value-type="string" calcext:value-type="string">
            <text:p>DIFF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636" calcext:value-type="float">
            <text:p>0.636</text:p>
          </table:table-cell>
          <table:table-cell office:value-type="float" office:value="100" calcext:value-type="float">
            <text:p>100</text:p>
          </table:table-cell>
          <table:table-cell office:value-type="float" office:value="2.139" calcext:value-type="float">
            <text:p>2.139</text:p>
          </table:table-cell>
          <table:table-cell office:value-type="float" office:value="102.139" calcext:value-type="float">
            <text:p>102.139</text:p>
          </table:table-cell>
          <table:table-cell office:value-type="float" office:value="0.437231" calcext:value-type="float">
            <text:p>0.437231</text:p>
          </table:table-cell>
          <table:table-cell office:value-type="float" office:value="8.72149" calcext:value-type="float">
            <text:p>8.72149</text:p>
          </table:table-cell>
          <table:table-cell office:value-type="float" office:value="100" calcext:value-type="float">
            <text:p>100</text:p>
          </table:table-cell>
          <table:table-cell office:value-type="float" office:value="19.7861" calcext:value-type="float">
            <text:p>19.7861</text:p>
          </table:table-cell>
          <table:table-cell office:value-type="float" office:value="119.7861" calcext:value-type="float">
            <text:p>119.7861</text:p>
          </table:table-cell>
          <table:table-cell table:formula="of:=[.J78]-[.E78]" office:value-type="float" office:value="17.6471" calcext:value-type="float">
            <text:p>17.6471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662" calcext:value-type="float">
            <text:p>0.662</text:p>
          </table:table-cell>
          <table:table-cell office:value-type="float" office:value="99.9291" calcext:value-type="float">
            <text:p>99.9291</text:p>
          </table:table-cell>
          <table:table-cell office:value-type="float" office:value="11.5192" calcext:value-type="float">
            <text:p>11.5192</text:p>
          </table:table-cell>
          <table:table-cell office:value-type="float" office:value="111.4483" calcext:value-type="float">
            <text:p>111.4483</text:p>
          </table:table-cell>
          <table:table-cell office:value-type="float" office:value="0.500829" calcext:value-type="float">
            <text:p>0.500829</text:p>
          </table:table-cell>
          <table:table-cell office:value-type="float" office:value="16.578" calcext:value-type="float">
            <text:p>16.578</text:p>
          </table:table-cell>
          <table:table-cell office:value-type="float" office:value="98.4397" calcext:value-type="float">
            <text:p>98.4397</text:p>
          </table:table-cell>
          <table:table-cell office:value-type="float" office:value="42.0868" calcext:value-type="float">
            <text:p>42.0868</text:p>
          </table:table-cell>
          <table:table-cell office:value-type="float" office:value="140.5265" calcext:value-type="float">
            <text:p>140.5265</text:p>
          </table:table-cell>
          <table:table-cell table:formula="of:=[.J79]-[.E79]" office:value-type="float" office:value="29.0782" calcext:value-type="float">
            <text:p>29.0782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683" calcext:value-type="float">
            <text:p>0.683</text:p>
          </table:table-cell>
          <table:table-cell office:value-type="float" office:value="99.9034" calcext:value-type="float">
            <text:p>99.9034</text:p>
          </table:table-cell>
          <table:table-cell office:value-type="float" office:value="31.9713" calcext:value-type="float">
            <text:p>31.9713</text:p>
          </table:table-cell>
          <table:table-cell office:value-type="float" office:value="131.8747" calcext:value-type="float">
            <text:p>131.8747</text:p>
          </table:table-cell>
          <table:table-cell office:value-type="float" office:value="0.535728" calcext:value-type="float">
            <text:p>0.535728</text:p>
          </table:table-cell>
          <table:table-cell office:value-type="float" office:value="15.4342" calcext:value-type="float">
            <text:p>15.4342</text:p>
          </table:table-cell>
          <table:table-cell office:value-type="float" office:value="94.5089" calcext:value-type="float">
            <text:p>94.5089</text:p>
          </table:table-cell>
          <table:table-cell office:value-type="float" office:value="67.0448" calcext:value-type="float">
            <text:p>67.0448</text:p>
          </table:table-cell>
          <table:table-cell office:value-type="float" office:value="161.5537" calcext:value-type="float">
            <text:p>161.5537</text:p>
          </table:table-cell>
          <table:table-cell table:formula="of:=[.J80]-[.E80]" office:value-type="float" office:value="29.679" calcext:value-type="float">
            <text:p>29.679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642" calcext:value-type="float">
            <text:p>0.642</text:p>
          </table:table-cell>
          <table:table-cell office:value-type="float" office:value="99.0625" calcext:value-type="float">
            <text:p>99.0625</text:p>
          </table:table-cell>
          <table:table-cell office:value-type="float" office:value="32.0908" calcext:value-type="float">
            <text:p>32.0908</text:p>
          </table:table-cell>
          <table:table-cell office:value-type="float" office:value="131.1533" calcext:value-type="float">
            <text:p>131.1533</text:p>
          </table:table-cell>
          <table:table-cell office:value-type="float" office:value="0.484833" calcext:value-type="float">
            <text:p>0.484833</text:p>
          </table:table-cell>
          <table:table-cell office:value-type="float" office:value="12.9662" calcext:value-type="float">
            <text:p>12.9662</text:p>
          </table:table-cell>
          <table:table-cell office:value-type="float" office:value="91.4904" calcext:value-type="float">
            <text:p>91.4904</text:p>
          </table:table-cell>
          <table:table-cell office:value-type="float" office:value="59.4426" calcext:value-type="float">
            <text:p>59.4426</text:p>
          </table:table-cell>
          <table:table-cell office:value-type="float" office:value="150.933" calcext:value-type="float">
            <text:p>150.933</text:p>
          </table:table-cell>
          <table:table-cell table:formula="of:=[.J81]-[.E81]" office:value-type="float" office:value="19.7797" calcext:value-type="float">
            <text:p>19.7797</text:p>
          </table:table-cell>
          <table:table-cell table:number-columns-repeated="2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685" calcext:value-type="float">
            <text:p>0.685</text:p>
          </table:table-cell>
          <table:table-cell office:value-type="float" office:value="96.8359" calcext:value-type="float">
            <text:p>96.8359</text:p>
          </table:table-cell>
          <table:table-cell office:value-type="float" office:value="29.5123" calcext:value-type="float">
            <text:p>29.5123</text:p>
          </table:table-cell>
          <table:table-cell office:value-type="float" office:value="126.3482" calcext:value-type="float">
            <text:p>126.3482</text:p>
          </table:table-cell>
          <table:table-cell office:value-type="float" office:value="0.470283" calcext:value-type="float">
            <text:p>0.470283</text:p>
          </table:table-cell>
          <table:table-cell office:value-type="float" office:value="9.69611" calcext:value-type="float">
            <text:p>9.69611</text:p>
          </table:table-cell>
          <table:table-cell office:value-type="float" office:value="89.2881" calcext:value-type="float">
            <text:p>89.2881</text:p>
          </table:table-cell>
          <table:table-cell office:value-type="float" office:value="51.3627" calcext:value-type="float">
            <text:p>51.3627</text:p>
          </table:table-cell>
          <table:table-cell office:value-type="float" office:value="140.6508" calcext:value-type="float">
            <text:p>140.6508</text:p>
          </table:table-cell>
          <table:table-cell table:formula="of:=[.J82]-[.E82]" office:value-type="float" office:value="14.3026" calcext:value-type="float">
            <text:p>14.3026</text:p>
          </table:table-cell>
          <table:table-cell table:number-columns-repeated="2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649" calcext:value-type="float">
            <text:p>0.649</text:p>
          </table:table-cell>
          <table:table-cell office:value-type="float" office:value="98.3946" calcext:value-type="float">
            <text:p>98.3946</text:p>
          </table:table-cell>
          <table:table-cell office:value-type="float" office:value="36.9529" calcext:value-type="float">
            <text:p>36.9529</text:p>
          </table:table-cell>
          <table:table-cell office:value-type="float" office:value="135.3475" calcext:value-type="float">
            <text:p>135.3475</text:p>
          </table:table-cell>
          <table:table-cell office:value-type="float" office:value="0.490163" calcext:value-type="float">
            <text:p>0.490163</text:p>
          </table:table-cell>
          <table:table-cell office:value-type="float" office:value="4.69733" calcext:value-type="float">
            <text:p>4.69733</text:p>
          </table:table-cell>
          <table:table-cell office:value-type="float" office:value="92.709" calcext:value-type="float">
            <text:p>92.709</text:p>
          </table:table-cell>
          <table:table-cell office:value-type="float" office:value="54.8574" calcext:value-type="float">
            <text:p>54.8574</text:p>
          </table:table-cell>
          <table:table-cell office:value-type="float" office:value="147.5664" calcext:value-type="float">
            <text:p>147.5664</text:p>
          </table:table-cell>
          <table:table-cell table:formula="of:=[.J83]-[.E83]" office:value-type="float" office:value="12.2189" calcext:value-type="float">
            <text:p>12.2189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467" calcext:value-type="float">
            <text:p>0.467</text:p>
          </table:table-cell>
          <table:table-cell office:value-type="float" office:value="100" calcext:value-type="float">
            <text:p>100</text:p>
          </table:table-cell>
          <table:table-cell office:value-type="float" office:value="44.0171" calcext:value-type="float">
            <text:p>44.0171</text:p>
          </table:table-cell>
          <table:table-cell office:value-type="float" office:value="144.0171" calcext:value-type="float">
            <text:p>144.0171</text:p>
          </table:table-cell>
          <table:table-cell office:value-type="float" office:value="0.567689" calcext:value-type="float">
            <text:p>0.567689</text:p>
          </table:table-cell>
          <table:table-cell office:value-type="float" office:value="4.41219" calcext:value-type="float">
            <text:p>4.41219</text:p>
          </table:table-cell>
          <table:table-cell office:value-type="float" office:value="90.3226" calcext:value-type="float">
            <text:p>90.3226</text:p>
          </table:table-cell>
          <table:table-cell office:value-type="float" office:value="58.3208" calcext:value-type="float">
            <text:p>58.3208</text:p>
          </table:table-cell>
          <table:table-cell office:value-type="float" office:value="148.6434" calcext:value-type="float">
            <text:p>148.6434</text:p>
          </table:table-cell>
          <table:table-cell table:formula="of:=[.J84]-[.E84]" office:value-type="float" office:value="4.62630000000002" calcext:value-type="float">
            <text:p>4.6263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772" calcext:value-type="float">
            <text:p>0.772</text:p>
          </table:table-cell>
          <table:table-cell office:value-type="float" office:value="97.0534" calcext:value-type="float">
            <text:p>97.0534</text:p>
          </table:table-cell>
          <table:table-cell office:value-type="float" office:value="58.1594" calcext:value-type="float">
            <text:p>58.1594</text:p>
          </table:table-cell>
          <table:table-cell office:value-type="float" office:value="155.2128" calcext:value-type="float">
            <text:p>155.2128</text:p>
          </table:table-cell>
          <table:table-cell office:value-type="float" office:value="0.613428" calcext:value-type="float">
            <text:p>0.613428</text:p>
          </table:table-cell>
          <table:table-cell office:value-type="float" office:value="0.116022" calcext:value-type="float">
            <text:p>0.116022</text:p>
          </table:table-cell>
          <table:table-cell office:value-type="float" office:value="96.6851" calcext:value-type="float">
            <text:p>96.6851</text:p>
          </table:table-cell>
          <table:table-cell office:value-type="float" office:value="69.9271" calcext:value-type="float">
            <text:p>69.9271</text:p>
          </table:table-cell>
          <table:table-cell office:value-type="float" office:value="166.6122" calcext:value-type="float">
            <text:p>166.6122</text:p>
          </table:table-cell>
          <table:table-cell table:formula="of:=[.J85]-[.E85]" office:value-type="float" office:value="11.3994" calcext:value-type="float">
            <text:p>11.3994</text:p>
          </table:table-cell>
          <table:table-cell table:number-columns-repeated="2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542" calcext:value-type="float">
            <text:p>0.542</text:p>
          </table:table-cell>
          <table:table-cell office:value-type="float" office:value="97.4386" calcext:value-type="float">
            <text:p>97.4386</text:p>
          </table:table-cell>
          <table:table-cell office:value-type="float" office:value="38.9846" calcext:value-type="float">
            <text:p>38.9846</text:p>
          </table:table-cell>
          <table:table-cell office:value-type="float" office:value="136.4232" calcext:value-type="float">
            <text:p>136.4232</text:p>
          </table:table-cell>
          <table:table-cell office:value-type="float" office:value="0.551074" calcext:value-type="float">
            <text:p>0.551074</text:p>
          </table:table-cell>
          <table:table-cell office:value-type="float" office:value="3.3762" calcext:value-type="float">
            <text:p>3.3762</text:p>
          </table:table-cell>
          <table:table-cell office:value-type="float" office:value="89.6478" calcext:value-type="float">
            <text:p>89.6478</text:p>
          </table:table-cell>
          <table:table-cell office:value-type="float" office:value="57.7323" calcext:value-type="float">
            <text:p>57.7323</text:p>
          </table:table-cell>
          <table:table-cell office:value-type="float" office:value="147.3801" calcext:value-type="float">
            <text:p>147.3801</text:p>
          </table:table-cell>
          <table:table-cell table:formula="of:=[.J86]-[.E86]" office:value-type="float" office:value="10.9569" calcext:value-type="float">
            <text:p>10.9569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754" calcext:value-type="float">
            <text:p>0.754</text:p>
          </table:table-cell>
          <table:table-cell office:value-type="float" office:value="96.8276" calcext:value-type="float">
            <text:p>96.8276</text:p>
          </table:table-cell>
          <table:table-cell office:value-type="float" office:value="32.298" calcext:value-type="float">
            <text:p>32.298</text:p>
          </table:table-cell>
          <table:table-cell office:value-type="float" office:value="129.1256" calcext:value-type="float">
            <text:p>129.1256</text:p>
          </table:table-cell>
          <table:table-cell office:value-type="float" office:value="0.466713" calcext:value-type="float">
            <text:p>0.466713</text:p>
          </table:table-cell>
          <table:table-cell office:value-type="float" office:value="0.784826" calcext:value-type="float">
            <text:p>0.784826</text:p>
          </table:table-cell>
          <table:table-cell office:value-type="float" office:value="90.4828" calcext:value-type="float">
            <text:p>90.4828</text:p>
          </table:table-cell>
          <table:table-cell office:value-type="float" office:value="49.2819" calcext:value-type="float">
            <text:p>49.2819</text:p>
          </table:table-cell>
          <table:table-cell office:value-type="float" office:value="139.7647" calcext:value-type="float">
            <text:p>139.7647</text:p>
          </table:table-cell>
          <table:table-cell table:formula="of:=[.J87]-[.E87]" office:value-type="float" office:value="10.6391" calcext:value-type="float">
            <text:p>10.6391</text:p>
          </table:table-cell>
          <table:table-cell table:number-columns-repeated="2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724" calcext:value-type="float">
            <text:p>0.724</text:p>
          </table:table-cell>
          <table:table-cell office:value-type="float" office:value="90.6977" calcext:value-type="float">
            <text:p>90.6977</text:p>
          </table:table-cell>
          <table:table-cell office:value-type="float" office:value="52.2929" calcext:value-type="float">
            <text:p>52.2929</text:p>
          </table:table-cell>
          <table:table-cell office:value-type="float" office:value="142.9906" calcext:value-type="float">
            <text:p>142.9906</text:p>
          </table:table-cell>
          <table:table-cell office:value-type="float" office:value="0.447184" calcext:value-type="float">
            <text:p>0.447184</text:p>
          </table:table-cell>
          <table:table-cell office:value-type="float" office:value="-3.32429" calcext:value-type="float">
            <text:p>-3.32429</text:p>
          </table:table-cell>
          <table:table-cell office:value-type="float" office:value="90.6977" calcext:value-type="float">
            <text:p>90.6977</text:p>
          </table:table-cell>
          <table:table-cell office:value-type="float" office:value="73.0769" calcext:value-type="float">
            <text:p>73.0769</text:p>
          </table:table-cell>
          <table:table-cell office:value-type="float" office:value="163.7746" calcext:value-type="float">
            <text:p>163.7746</text:p>
          </table:table-cell>
          <table:table-cell table:formula="of:=[.J88]-[.E88]" office:value-type="float" office:value="20.784" calcext:value-type="float">
            <text:p>20.784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766" calcext:value-type="float">
            <text:p>0.766</text:p>
          </table:table-cell>
          <table:table-cell office:value-type="float" office:value="72.8814" calcext:value-type="float">
            <text:p>72.8814</text:p>
          </table:table-cell>
          <table:table-cell office:value-type="float" office:value="38.3412" calcext:value-type="float">
            <text:p>38.3412</text:p>
          </table:table-cell>
          <table:table-cell office:value-type="float" office:value="111.2226" calcext:value-type="float">
            <text:p>111.2226</text:p>
          </table:table-cell>
          <table:table-cell office:value-type="float" office:value="0.289205" calcext:value-type="float">
            <text:p>0.289205</text:p>
          </table:table-cell>
          <table:table-cell office:value-type="float" office:value="5.4322" calcext:value-type="float">
            <text:p>5.4322</text:p>
          </table:table-cell>
          <table:table-cell office:value-type="float" office:value="72.8814" calcext:value-type="float">
            <text:p>72.8814</text:p>
          </table:table-cell>
          <table:table-cell office:value-type="float" office:value="37.3934" calcext:value-type="float">
            <text:p>37.3934</text:p>
          </table:table-cell>
          <table:table-cell office:value-type="float" office:value="110.2748" calcext:value-type="float">
            <text:p>110.2748</text:p>
          </table:table-cell>
          <table:table-cell table:formula="of:=[.J89]-[.E89]" office:value-type="float" office:value="-0.947800000000001" calcext:value-type="float">
            <text:p>-0.9478</text:p>
          </table:table-cell>
          <table:table-cell table:number-columns-repeated="2"/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12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12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12"/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12"/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12"/>
        </table:table-row>
        <table:table-row table:style-name="ro1">
          <table:table-cell office:value-type="float" office:value="211" calcext:value-type="float">
            <text:p>211</text:p>
          </table:table-cell>
          <table:table-cell table:number-columns-repeated="12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12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12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12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12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12"/>
        </table:table-row>
        <table:table-row table:style-name="ro1">
          <table:table-cell office:value-type="float" office:value="271" calcext:value-type="float">
            <text:p>271</text:p>
          </table:table-cell>
          <table:table-cell table:style-name="ce2" office:value-type="float" office:value="0.852" calcext:value-type="float">
            <text:p>0.852</text:p>
          </table:table-cell>
          <table:table-cell office:value-type="float" office:value="100" calcext:value-type="float">
            <text:p>100</text:p>
          </table:table-cell>
          <table:table-cell office:value-type="float" office:value="49.2236" calcext:value-type="float">
            <text:p>49.2236</text:p>
          </table:table-cell>
          <table:table-cell office:value-type="float" office:value="149.2236" calcext:value-type="float">
            <text:p>149.2236</text:p>
          </table:table-cell>
          <table:table-cell office:value-type="float" office:value="0.657439" calcext:value-type="float">
            <text:p>0.657439</text:p>
          </table:table-cell>
          <table:table-cell office:value-type="float" office:value="-1.4902" calcext:value-type="float">
            <text:p>-1.4902</text:p>
          </table:table-cell>
          <table:table-cell office:value-type="float" office:value="100" calcext:value-type="float">
            <text:p>100</text:p>
          </table:table-cell>
          <table:table-cell office:value-type="float" office:value="77.3292" calcext:value-type="float">
            <text:p>77.3292</text:p>
          </table:table-cell>
          <table:table-cell office:value-type="float" office:value="177.3292" calcext:value-type="float">
            <text:p>177.3292</text:p>
          </table:table-cell>
          <table:table-cell table:formula="of:=[.J101]-[.E101]" office:value-type="float" office:value="28.1056" calcext:value-type="float">
            <text:p>28.1056</text:p>
          </table:table-cell>
          <table:table-cell table:number-columns-repeated="2"/>
        </table:table-row>
        <table:table-row table:style-name="ro1">
          <table:table-cell office:value-type="float" office:value="281" calcext:value-type="float">
            <text:p>281</text:p>
          </table:table-cell>
          <table:table-cell table:style-name="ce2" office:value-type="float" office:value="0.851" calcext:value-type="float">
            <text:p>0.851</text:p>
          </table:table-cell>
          <table:table-cell office:value-type="float" office:value="100" calcext:value-type="float">
            <text:p>100</text:p>
          </table:table-cell>
          <table:table-cell office:value-type="float" office:value="40.597" calcext:value-type="float">
            <text:p>40.597</text:p>
          </table:table-cell>
          <table:table-cell office:value-type="float" office:value="140.597" calcext:value-type="float">
            <text:p>140.597</text:p>
          </table:table-cell>
          <table:table-cell office:value-type="float" office:value="0.639022" calcext:value-type="float">
            <text:p>0.639022</text:p>
          </table:table-cell>
          <table:table-cell office:value-type="float" office:value="0.759259" calcext:value-type="float">
            <text:p>0.759259</text:p>
          </table:table-cell>
          <table:table-cell office:value-type="float" office:value="100" calcext:value-type="float">
            <text:p>100</text:p>
          </table:table-cell>
          <table:table-cell office:value-type="float" office:value="72.6368" calcext:value-type="float">
            <text:p>72.6368</text:p>
          </table:table-cell>
          <table:table-cell office:value-type="float" office:value="172.6368" calcext:value-type="float">
            <text:p>172.6368</text:p>
          </table:table-cell>
          <table:table-cell table:formula="of:=[.J102]-[.E102]" office:value-type="float" office:value="32.0398" calcext:value-type="float">
            <text:p>32.0398</text:p>
          </table:table-cell>
          <table:table-cell table:number-columns-repeated="2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.798" calcext:value-type="float">
            <text:p>0.798</text:p>
          </table:table-cell>
          <table:table-cell office:value-type="float" office:value="100" calcext:value-type="float">
            <text:p>100</text:p>
          </table:table-cell>
          <table:table-cell office:value-type="float" office:value="39.1304" calcext:value-type="float">
            <text:p>39.1304</text:p>
          </table:table-cell>
          <table:table-cell office:value-type="float" office:value="139.1304" calcext:value-type="float">
            <text:p>139.1304</text:p>
          </table:table-cell>
          <table:table-cell office:value-type="float" office:value="0.634352" calcext:value-type="float">
            <text:p>0.634352</text:p>
          </table:table-cell>
          <table:table-cell office:value-type="float" office:value="0.502049" calcext:value-type="float">
            <text:p>0.502049</text:p>
          </table:table-cell>
          <table:table-cell office:value-type="float" office:value="100" calcext:value-type="float">
            <text:p>100</text:p>
          </table:table-cell>
          <table:table-cell office:value-type="float" office:value="68.7327" calcext:value-type="float">
            <text:p>68.7327</text:p>
          </table:table-cell>
          <table:table-cell office:value-type="float" office:value="168.7327" calcext:value-type="float">
            <text:p>168.7327</text:p>
          </table:table-cell>
          <table:table-cell table:formula="of:=[.J103]-[.E103]" office:value-type="float" office:value="29.6023" calcext:value-type="float">
            <text:p>29.6023</text:p>
          </table:table-cell>
          <table:table-cell table:number-columns-repeated="2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.791" calcext:value-type="float">
            <text:p>0.791</text:p>
          </table:table-cell>
          <table:table-cell office:value-type="float" office:value="99.4709" calcext:value-type="float">
            <text:p>99.4709</text:p>
          </table:table-cell>
          <table:table-cell office:value-type="float" office:value="44.2506" calcext:value-type="float">
            <text:p>44.2506</text:p>
          </table:table-cell>
          <table:table-cell office:value-type="float" office:value="143.7215" calcext:value-type="float">
            <text:p>143.7215</text:p>
          </table:table-cell>
          <table:table-cell office:value-type="float" office:value="0.595481" calcext:value-type="float">
            <text:p>0.595481</text:p>
          </table:table-cell>
          <table:table-cell office:value-type="float" office:value="0.740741" calcext:value-type="float">
            <text:p>0.740741</text:p>
          </table:table-cell>
          <table:table-cell office:value-type="float" office:value="99.4709" calcext:value-type="float">
            <text:p>99.4709</text:p>
          </table:table-cell>
          <table:table-cell office:value-type="float" office:value="69.7859" calcext:value-type="float">
            <text:p>69.7859</text:p>
          </table:table-cell>
          <table:table-cell office:value-type="float" office:value="169.2568" calcext:value-type="float">
            <text:p>169.2568</text:p>
          </table:table-cell>
          <table:table-cell table:formula="of:=[.J104]-[.E104]" office:value-type="float" office:value="25.5353" calcext:value-type="float">
            <text:p>25.5353</text:p>
          </table:table-cell>
          <table:table-cell table:number-columns-repeated="2"/>
        </table:table-row>
        <table:table-row table:style-name="ro1">
          <table:table-cell office:value-type="float" office:value="311" calcext:value-type="float">
            <text:p>311</text:p>
          </table:table-cell>
          <table:table-cell table:style-name="ce2" office:value-type="float" office:value="0.806" calcext:value-type="float">
            <text:p>0.806</text:p>
          </table:table-cell>
          <table:table-cell office:value-type="float" office:value="100" calcext:value-type="float">
            <text:p>100</text:p>
          </table:table-cell>
          <table:table-cell office:value-type="float" office:value="41.1673" calcext:value-type="float">
            <text:p>41.1673</text:p>
          </table:table-cell>
          <table:table-cell office:value-type="float" office:value="141.1673" calcext:value-type="float">
            <text:p>141.1673</text:p>
          </table:table-cell>
          <table:table-cell office:value-type="float" office:value="0.547213" calcext:value-type="float">
            <text:p>0.547213</text:p>
          </table:table-cell>
          <table:table-cell office:value-type="float" office:value="-2.72857" calcext:value-type="float">
            <text:p>-2.72857</text:p>
          </table:table-cell>
          <table:table-cell office:value-type="float" office:value="100" calcext:value-type="float">
            <text:p>100</text:p>
          </table:table-cell>
          <table:table-cell office:value-type="float" office:value="60.0778" calcext:value-type="float">
            <text:p>60.0778</text:p>
          </table:table-cell>
          <table:table-cell office:value-type="float" office:value="160.0778" calcext:value-type="float">
            <text:p>160.0778</text:p>
          </table:table-cell>
          <table:table-cell table:formula="of:=[.J105]-[.E105]" office:value-type="float" office:value="18.9105" calcext:value-type="float">
            <text:p>18.9105</text:p>
          </table:table-cell>
          <table:table-cell table:number-columns-repeated="2"/>
        </table:table-row>
        <table:table-row table:style-name="ro1">
          <table:table-cell office:value-type="float" office:value="321" calcext:value-type="float">
            <text:p>321</text:p>
          </table:table-cell>
          <table:table-cell table:style-name="ce2" office:value-type="float" office:value="0.84" calcext:value-type="float">
            <text:p>0.84</text:p>
          </table:table-cell>
          <table:table-cell office:value-type="float" office:value="100" calcext:value-type="float">
            <text:p>100</text:p>
          </table:table-cell>
          <table:table-cell office:value-type="float" office:value="40.3864" calcext:value-type="float">
            <text:p>40.3864</text:p>
          </table:table-cell>
          <table:table-cell office:value-type="float" office:value="140.3864" calcext:value-type="float">
            <text:p>140.3864</text:p>
          </table:table-cell>
          <table:table-cell office:value-type="float" office:value="0.635012" calcext:value-type="float">
            <text:p>0.635012</text:p>
          </table:table-cell>
          <table:table-cell office:value-type="float" office:value="1.53582" calcext:value-type="float">
            <text:p>1.53582</text:p>
          </table:table-cell>
          <table:table-cell office:value-type="float" office:value="100" calcext:value-type="float">
            <text:p>100</text:p>
          </table:table-cell>
          <table:table-cell office:value-type="float" office:value="72.5851" calcext:value-type="float">
            <text:p>72.5851</text:p>
          </table:table-cell>
          <table:table-cell office:value-type="float" office:value="172.5851" calcext:value-type="float">
            <text:p>172.5851</text:p>
          </table:table-cell>
          <table:table-cell table:formula="of:=[.J106]-[.E106]" office:value-type="float" office:value="32.1987" calcext:value-type="float">
            <text:p>32.1987</text:p>
          </table:table-cell>
          <table:table-cell table:number-columns-repeated="2"/>
        </table:table-row>
        <table:table-row table:style-name="ro1">
          <table:table-cell office:value-type="float" office:value="331" calcext:value-type="float">
            <text:p>331</text:p>
          </table:table-cell>
          <table:table-cell table:style-name="ce2" office:value-type="float" office:value="0.826" calcext:value-type="float">
            <text:p>0.826</text:p>
          </table:table-cell>
          <table:table-cell office:value-type="float" office:value="100" calcext:value-type="float">
            <text:p>100</text:p>
          </table:table-cell>
          <table:table-cell office:value-type="float" office:value="28.903" calcext:value-type="float">
            <text:p>28.903</text:p>
          </table:table-cell>
          <table:table-cell office:value-type="float" office:value="128.903" calcext:value-type="float">
            <text:p>128.903</text:p>
          </table:table-cell>
          <table:table-cell office:value-type="float" office:value="0.606097" calcext:value-type="float">
            <text:p>0.606097</text:p>
          </table:table-cell>
          <table:table-cell office:value-type="float" office:value="2.89943" calcext:value-type="float">
            <text:p>2.89943</text:p>
          </table:table-cell>
          <table:table-cell office:value-type="float" office:value="100" calcext:value-type="float">
            <text:p>100</text:p>
          </table:table-cell>
          <table:table-cell office:value-type="float" office:value="63.1857" calcext:value-type="float">
            <text:p>63.1857</text:p>
          </table:table-cell>
          <table:table-cell office:value-type="float" office:value="163.1857" calcext:value-type="float">
            <text:p>163.1857</text:p>
          </table:table-cell>
          <table:table-cell table:formula="of:=[.J107]-[.E107]" office:value-type="float" office:value="34.2827" calcext:value-type="float">
            <text:p>34.2827</text:p>
          </table:table-cell>
          <table:table-cell table:number-columns-repeated="2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0.748" calcext:value-type="float">
            <text:p>0.748</text:p>
          </table:table-cell>
          <table:table-cell office:value-type="float" office:value="99.3392" calcext:value-type="float">
            <text:p>99.3392</text:p>
          </table:table-cell>
          <table:table-cell office:value-type="float" office:value="21.3919" calcext:value-type="float">
            <text:p>21.3919</text:p>
          </table:table-cell>
          <table:table-cell office:value-type="float" office:value="120.7311" calcext:value-type="float">
            <text:p>120.7311</text:p>
          </table:table-cell>
          <table:table-cell office:value-type="float" office:value="0.527839" calcext:value-type="float">
            <text:p>0.527839</text:p>
          </table:table-cell>
          <table:table-cell office:value-type="float" office:value="2.77203" calcext:value-type="float">
            <text:p>2.77203</text:p>
          </table:table-cell>
          <table:table-cell office:value-type="float" office:value="99.3392" calcext:value-type="float">
            <text:p>99.3392</text:p>
          </table:table-cell>
          <table:table-cell office:value-type="float" office:value="49.8574" calcext:value-type="float">
            <text:p>49.8574</text:p>
          </table:table-cell>
          <table:table-cell office:value-type="float" office:value="149.1966" calcext:value-type="float">
            <text:p>149.1966</text:p>
          </table:table-cell>
          <table:table-cell table:formula="of:=[.J108]-[.E108]" office:value-type="float" office:value="28.4655" calcext:value-type="float">
            <text:p>28.4655</text:p>
          </table:table-cell>
          <table:table-cell table:number-columns-repeated="2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0.777" calcext:value-type="float">
            <text:p>0.777</text:p>
          </table:table-cell>
          <table:table-cell office:value-type="float" office:value="99.3342" calcext:value-type="float">
            <text:p>99.3342</text:p>
          </table:table-cell>
          <table:table-cell office:value-type="float" office:value="16.0519" calcext:value-type="float">
            <text:p>16.0519</text:p>
          </table:table-cell>
          <table:table-cell office:value-type="float" office:value="115.3861" calcext:value-type="float">
            <text:p>115.3861</text:p>
          </table:table-cell>
          <table:table-cell office:value-type="float" office:value="0.55197" calcext:value-type="float">
            <text:p>0.55197</text:p>
          </table:table-cell>
          <table:table-cell office:value-type="float" office:value="1.45539" calcext:value-type="float">
            <text:p>1.45539</text:p>
          </table:table-cell>
          <table:table-cell office:value-type="float" office:value="98.9348" calcext:value-type="float">
            <text:p>98.9348</text:p>
          </table:table-cell>
          <table:table-cell office:value-type="float" office:value="55.8442" calcext:value-type="float">
            <text:p>55.8442</text:p>
          </table:table-cell>
          <table:table-cell office:value-type="float" office:value="154.779" calcext:value-type="float">
            <text:p>154.779</text:p>
          </table:table-cell>
          <table:table-cell table:formula="of:=[.J109]-[.E109]" office:value-type="float" office:value="39.3929" calcext:value-type="float">
            <text:p>39.3929</text:p>
          </table:table-cell>
          <table:table-cell table:number-columns-repeated="2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0.743" calcext:value-type="float">
            <text:p>0.743</text:p>
          </table:table-cell>
          <table:table-cell office:value-type="float" office:value="99.729" calcext:value-type="float">
            <text:p>99.729</text:p>
          </table:table-cell>
          <table:table-cell office:value-type="float" office:value="18.6912" calcext:value-type="float">
            <text:p>18.6912</text:p>
          </table:table-cell>
          <table:table-cell office:value-type="float" office:value="118.4202" calcext:value-type="float">
            <text:p>118.4202</text:p>
          </table:table-cell>
          <table:table-cell office:value-type="float" office:value="0.516724" calcext:value-type="float">
            <text:p>0.516724</text:p>
          </table:table-cell>
          <table:table-cell office:value-type="float" office:value="3.10569" calcext:value-type="float">
            <text:p>3.10569</text:p>
          </table:table-cell>
          <table:table-cell office:value-type="float" office:value="99.729" calcext:value-type="float">
            <text:p>99.729</text:p>
          </table:table-cell>
          <table:table-cell office:value-type="float" office:value="46.258" calcext:value-type="float">
            <text:p>46.258</text:p>
          </table:table-cell>
          <table:table-cell office:value-type="float" office:value="145.987" calcext:value-type="float">
            <text:p>145.987</text:p>
          </table:table-cell>
          <table:table-cell table:formula="of:=[.J110]-[.E110]" office:value-type="float" office:value="27.5668" calcext:value-type="float">
            <text:p>27.5668</text:p>
          </table:table-cell>
          <table:table-cell table:number-columns-repeated="2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0.779" calcext:value-type="float">
            <text:p>0.779</text:p>
          </table:table-cell>
          <table:table-cell office:value-type="float" office:value="95.6188" calcext:value-type="float">
            <text:p>95.6188</text:p>
          </table:table-cell>
          <table:table-cell office:value-type="float" office:value="13.4861" calcext:value-type="float">
            <text:p>13.4861</text:p>
          </table:table-cell>
          <table:table-cell office:value-type="float" office:value="109.1049" calcext:value-type="float">
            <text:p>109.1049</text:p>
          </table:table-cell>
          <table:table-cell office:value-type="float" office:value="0.507382" calcext:value-type="float">
            <text:p>0.507382</text:p>
          </table:table-cell>
          <table:table-cell office:value-type="float" office:value="3.75356" calcext:value-type="float">
            <text:p>3.75356</text:p>
          </table:table-cell>
          <table:table-cell office:value-type="float" office:value="95.6188" calcext:value-type="float">
            <text:p>95.6188</text:p>
          </table:table-cell>
          <table:table-cell office:value-type="float" office:value="43.5025" calcext:value-type="float">
            <text:p>43.5025</text:p>
          </table:table-cell>
          <table:table-cell office:value-type="float" office:value="139.1213" calcext:value-type="float">
            <text:p>139.1213</text:p>
          </table:table-cell>
          <table:table-cell table:formula="of:=[.J111]-[.E111]" office:value-type="float" office:value="30.0164" calcext:value-type="float">
            <text:p>30.0164</text:p>
          </table:table-cell>
          <table:table-cell table:number-columns-repeated="2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0.793" calcext:value-type="float">
            <text:p>0.793</text:p>
          </table:table-cell>
          <table:table-cell office:value-type="float" office:value="99.3644" calcext:value-type="float">
            <text:p>99.3644</text:p>
          </table:table-cell>
          <table:table-cell office:value-type="float" office:value="20.6265" calcext:value-type="float">
            <text:p>20.6265</text:p>
          </table:table-cell>
          <table:table-cell office:value-type="float" office:value="119.9909" calcext:value-type="float">
            <text:p>119.9909</text:p>
          </table:table-cell>
          <table:table-cell office:value-type="float" office:value="0.547396" calcext:value-type="float">
            <text:p>0.547396</text:p>
          </table:table-cell>
          <table:table-cell office:value-type="float" office:value="6.16702" calcext:value-type="float">
            <text:p>6.16702</text:p>
          </table:table-cell>
          <table:table-cell office:value-type="float" office:value="99.3644" calcext:value-type="float">
            <text:p>99.3644</text:p>
          </table:table-cell>
          <table:table-cell office:value-type="float" office:value="70.057" calcext:value-type="float">
            <text:p>70.057</text:p>
          </table:table-cell>
          <table:table-cell office:value-type="float" office:value="169.4214" calcext:value-type="float">
            <text:p>169.4214</text:p>
          </table:table-cell>
          <table:table-cell table:formula="of:=[.J112]-[.E112]" office:value-type="float" office:value="49.4305" calcext:value-type="float">
            <text:p>49.4305</text:p>
          </table:table-cell>
          <table:table-cell table:number-columns-repeated="2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0.753" calcext:value-type="float">
            <text:p>0.753</text:p>
          </table:table-cell>
          <table:table-cell office:value-type="float" office:value="92.4701" calcext:value-type="float">
            <text:p>92.4701</text:p>
          </table:table-cell>
          <table:table-cell office:value-type="float" office:value="21.9302" calcext:value-type="float">
            <text:p>21.9302</text:p>
          </table:table-cell>
          <table:table-cell office:value-type="float" office:value="114.4003" calcext:value-type="float">
            <text:p>114.4003</text:p>
          </table:table-cell>
          <table:table-cell office:value-type="float" office:value="0.530478" calcext:value-type="float">
            <text:p>0.530478</text:p>
          </table:table-cell>
          <table:table-cell office:value-type="float" office:value="5.3392" calcext:value-type="float">
            <text:p>5.3392</text:p>
          </table:table-cell>
          <table:table-cell office:value-type="float" office:value="92.3997" calcext:value-type="float">
            <text:p>92.3997</text:p>
          </table:table-cell>
          <table:table-cell office:value-type="float" office:value="63.9425" calcext:value-type="float">
            <text:p>63.9425</text:p>
          </table:table-cell>
          <table:table-cell office:value-type="float" office:value="156.3422" calcext:value-type="float">
            <text:p>156.3422</text:p>
          </table:table-cell>
          <table:table-cell table:formula="of:=[.J113]-[.E113]" office:value-type="float" office:value="41.9419" calcext:value-type="float">
            <text:p>41.9419</text:p>
          </table:table-cell>
          <table:table-cell table:number-columns-repeated="2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0.692" calcext:value-type="float">
            <text:p>0.692</text:p>
          </table:table-cell>
          <table:table-cell office:value-type="float" office:value="94.5976" calcext:value-type="float">
            <text:p>94.5976</text:p>
          </table:table-cell>
          <table:table-cell office:value-type="float" office:value="22.5201" calcext:value-type="float">
            <text:p>22.5201</text:p>
          </table:table-cell>
          <table:table-cell office:value-type="float" office:value="117.1177" calcext:value-type="float">
            <text:p>117.1177</text:p>
          </table:table-cell>
          <table:table-cell office:value-type="float" office:value="0.545903" calcext:value-type="float">
            <text:p>0.545903</text:p>
          </table:table-cell>
          <table:table-cell office:value-type="float" office:value="7.55177" calcext:value-type="float">
            <text:p>7.55177</text:p>
          </table:table-cell>
          <table:table-cell office:value-type="float" office:value="94.4851" calcext:value-type="float">
            <text:p>94.4851</text:p>
          </table:table-cell>
          <table:table-cell office:value-type="float" office:value="74.2244" calcext:value-type="float">
            <text:p>74.2244</text:p>
          </table:table-cell>
          <table:table-cell office:value-type="float" office:value="168.7095" calcext:value-type="float">
            <text:p>168.7095</text:p>
          </table:table-cell>
          <table:table-cell table:formula="of:=[.J114]-[.E114]" office:value-type="float" office:value="51.5918" calcext:value-type="float">
            <text:p>51.5918</text:p>
          </table:table-cell>
          <table:table-cell table:number-columns-repeated="2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0.769" calcext:value-type="float">
            <text:p>0.769</text:p>
          </table:table-cell>
          <table:table-cell office:value-type="float" office:value="92.452" calcext:value-type="float">
            <text:p>92.452</text:p>
          </table:table-cell>
          <table:table-cell office:value-type="float" office:value="23.6516" calcext:value-type="float">
            <text:p>23.6516</text:p>
          </table:table-cell>
          <table:table-cell office:value-type="float" office:value="116.1036" calcext:value-type="float">
            <text:p>116.1036</text:p>
          </table:table-cell>
          <table:table-cell office:value-type="float" office:value="0.549516" calcext:value-type="float">
            <text:p>0.549516</text:p>
          </table:table-cell>
          <table:table-cell office:value-type="float" office:value="7.64136" calcext:value-type="float">
            <text:p>7.64136</text:p>
          </table:table-cell>
          <table:table-cell office:value-type="float" office:value="92.452" calcext:value-type="float">
            <text:p>92.452</text:p>
          </table:table-cell>
          <table:table-cell office:value-type="float" office:value="75.9475" calcext:value-type="float">
            <text:p>75.9475</text:p>
          </table:table-cell>
          <table:table-cell office:value-type="float" office:value="168.3995" calcext:value-type="float">
            <text:p>168.3995</text:p>
          </table:table-cell>
          <table:table-cell table:formula="of:=[.J115]-[.E115]" office:value-type="float" office:value="52.2959" calcext:value-type="float">
            <text:p>52.2959</text:p>
          </table:table-cell>
          <table:table-cell table:number-columns-repeated="2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0.759" calcext:value-type="float">
            <text:p>0.759</text:p>
          </table:table-cell>
          <table:table-cell office:value-type="float" office:value="92.1158" calcext:value-type="float">
            <text:p>92.1158</text:p>
          </table:table-cell>
          <table:table-cell office:value-type="float" office:value="25.9178" calcext:value-type="float">
            <text:p>25.9178</text:p>
          </table:table-cell>
          <table:table-cell office:value-type="float" office:value="118.0336" calcext:value-type="float">
            <text:p>118.0336</text:p>
          </table:table-cell>
          <table:table-cell office:value-type="float" office:value="0.449498" calcext:value-type="float">
            <text:p>0.449498</text:p>
          </table:table-cell>
          <table:table-cell office:value-type="float" office:value="4.3938" calcext:value-type="float">
            <text:p>4.3938</text:p>
          </table:table-cell>
          <table:table-cell office:value-type="float" office:value="92.1158" calcext:value-type="float">
            <text:p>92.1158</text:p>
          </table:table-cell>
          <table:table-cell office:value-type="float" office:value="61.4905" calcext:value-type="float">
            <text:p>61.4905</text:p>
          </table:table-cell>
          <table:table-cell office:value-type="float" office:value="153.6063" calcext:value-type="float">
            <text:p>153.6063</text:p>
          </table:table-cell>
          <table:table-cell table:formula="of:=[.J116]-[.E116]" office:value-type="float" office:value="35.5727" calcext:value-type="float">
            <text:p>35.5727</text:p>
          </table:table-cell>
          <table:table-cell table:number-columns-repeated="2"/>
        </table:table-row>
        <table:table-row table:style-name="ro1" table:number-rows-repeated="4">
          <table:table-cell table:number-columns-repeated="13"/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float" office:value="0.711" calcext:value-type="float">
            <text:p>0.711</text:p>
          </table:table-cell>
          <table:table-cell office:value-type="float" office:value="100" calcext:value-type="float">
            <text:p>100</text:p>
          </table:table-cell>
          <table:table-cell office:value-type="float" office:value="14.4099" calcext:value-type="float">
            <text:p>14.4099</text:p>
          </table:table-cell>
          <table:table-cell office:value-type="float" office:value="114.4099" calcext:value-type="float">
            <text:p>114.4099</text:p>
          </table:table-cell>
          <table:table-cell office:value-type="float" office:value="0.50057" calcext:value-type="float">
            <text:p>0.50057</text:p>
          </table:table-cell>
          <table:table-cell office:value-type="float" office:value="1.72308" calcext:value-type="float">
            <text:p>1.72308</text:p>
          </table:table-cell>
          <table:table-cell office:value-type="float" office:value="100" calcext:value-type="float">
            <text:p>100</text:p>
          </table:table-cell>
          <table:table-cell office:value-type="float" office:value="37.0186" calcext:value-type="float">
            <text:p>37.0186</text:p>
          </table:table-cell>
          <table:table-cell office:value-type="float" office:value="137.0186" calcext:value-type="float">
            <text:p>137.0186</text:p>
          </table:table-cell>
          <table:table-cell table:formula="of:=[.J121]-[.E121]" office:value-type="float" office:value="22.6087" calcext:value-type="float">
            <text:p>22.6087</text:p>
          </table:table-cell>
          <table:table-cell table:number-columns-repeated="2"/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float" office:value="0.789" calcext:value-type="float">
            <text:p>0.789</text:p>
          </table:table-cell>
          <table:table-cell office:value-type="float" office:value="100" calcext:value-type="float">
            <text:p>100</text:p>
          </table:table-cell>
          <table:table-cell office:value-type="float" office:value="15.9018" calcext:value-type="float">
            <text:p>15.9018</text:p>
          </table:table-cell>
          <table:table-cell office:value-type="float" office:value="115.9018" calcext:value-type="float">
            <text:p>115.9018</text:p>
          </table:table-cell>
          <table:table-cell office:value-type="float" office:value="0.636002" calcext:value-type="float">
            <text:p>0.636002</text:p>
          </table:table-cell>
          <table:table-cell office:value-type="float" office:value="4.16667" calcext:value-type="float">
            <text:p>4.16667</text:p>
          </table:table-cell>
          <table:table-cell office:value-type="float" office:value="100" calcext:value-type="float">
            <text:p>100</text:p>
          </table:table-cell>
          <table:table-cell office:value-type="float" office:value="50.2668" calcext:value-type="float">
            <text:p>50.2668</text:p>
          </table:table-cell>
          <table:table-cell office:value-type="float" office:value="150.2668" calcext:value-type="float">
            <text:p>150.2668</text:p>
          </table:table-cell>
          <table:table-cell table:formula="of:=[.J122]-[.E122]" office:value-type="float" office:value="34.365" calcext:value-type="float">
            <text:p>34.365</text:p>
          </table:table-cell>
          <table:table-cell table:number-columns-repeated="2"/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float" office:value="0.748" calcext:value-type="float">
            <text:p>0.748</text:p>
          </table:table-cell>
          <table:table-cell office:value-type="float" office:value="100" calcext:value-type="float">
            <text:p>100</text:p>
          </table:table-cell>
          <table:table-cell office:value-type="float" office:value="28.5558" calcext:value-type="float">
            <text:p>28.5558</text:p>
          </table:table-cell>
          <table:table-cell office:value-type="float" office:value="128.5558" calcext:value-type="float">
            <text:p>128.5558</text:p>
          </table:table-cell>
          <table:table-cell office:value-type="float" office:value="0.572274" calcext:value-type="float">
            <text:p>0.572274</text:p>
          </table:table-cell>
          <table:table-cell office:value-type="float" office:value="2.64189" calcext:value-type="float">
            <text:p>2.64189</text:p>
          </table:table-cell>
          <table:table-cell office:value-type="float" office:value="100" calcext:value-type="float">
            <text:p>100</text:p>
          </table:table-cell>
          <table:table-cell office:value-type="float" office:value="47.3742" calcext:value-type="float">
            <text:p>47.3742</text:p>
          </table:table-cell>
          <table:table-cell office:value-type="float" office:value="147.3742" calcext:value-type="float">
            <text:p>147.3742</text:p>
          </table:table-cell>
          <table:table-cell table:formula="of:=[.J123]-[.E123]" office:value-type="float" office:value="18.8184" calcext:value-type="float">
            <text:p>18.8184</text:p>
          </table:table-cell>
          <table:table-cell table:number-columns-repeated="2"/>
        </table:table-row>
        <table:table-row table:style-name="ro1">
          <table:table-cell office:value-type="float" office:value="1091" calcext:value-type="float">
            <text:p>1091</text:p>
          </table:table-cell>
          <table:table-cell table:style-name="ce2" office:value-type="float" office:value="0.798" calcext:value-type="float">
            <text:p>0.798</text:p>
          </table:table-cell>
          <table:table-cell office:value-type="float" office:value="98.2456" calcext:value-type="float">
            <text:p>98.2456</text:p>
          </table:table-cell>
          <table:table-cell office:value-type="float" office:value="24.4784" calcext:value-type="float">
            <text:p>24.4784</text:p>
          </table:table-cell>
          <table:table-cell office:value-type="float" office:value="122.724" calcext:value-type="float">
            <text:p>122.724</text:p>
          </table:table-cell>
          <table:table-cell office:value-type="float" office:value="0.618853" calcext:value-type="float">
            <text:p>0.618853</text:p>
          </table:table-cell>
          <table:table-cell office:value-type="float" office:value="-1.70175" calcext:value-type="float">
            <text:p>-1.70175</text:p>
          </table:table-cell>
          <table:table-cell office:value-type="float" office:value="98.2456" calcext:value-type="float">
            <text:p>98.2456</text:p>
          </table:table-cell>
          <table:table-cell office:value-type="float" office:value="46.1752" calcext:value-type="float">
            <text:p>46.1752</text:p>
          </table:table-cell>
          <table:table-cell office:value-type="float" office:value="144.4208" calcext:value-type="float">
            <text:p>144.4208</text:p>
          </table:table-cell>
          <table:table-cell table:formula="of:=[.J124]-[.E124]" office:value-type="float" office:value="21.6968" calcext:value-type="float">
            <text:p>21.6968</text:p>
          </table:table-cell>
          <table:table-cell table:number-columns-repeated="2"/>
        </table:table-row>
        <table:table-row table:style-name="ro1">
          <table:table-cell office:value-type="float" office:value="1101" calcext:value-type="float">
            <text:p>1101</text:p>
          </table:table-cell>
          <table:table-cell table:style-name="ce2" office:value-type="float" office:value="0.848" calcext:value-type="float">
            <text:p>0.848</text:p>
          </table:table-cell>
          <table:table-cell office:value-type="float" office:value="100" calcext:value-type="float">
            <text:p>100</text:p>
          </table:table-cell>
          <table:table-cell office:value-type="float" office:value="10.1961" calcext:value-type="float">
            <text:p>10.1961</text:p>
          </table:table-cell>
          <table:table-cell office:value-type="float" office:value="110.1961" calcext:value-type="float">
            <text:p>110.1961</text:p>
          </table:table-cell>
          <table:table-cell office:value-type="float" office:value="0.644523" calcext:value-type="float">
            <text:p>0.644523</text:p>
          </table:table-cell>
          <table:table-cell office:value-type="float" office:value="-1.64029" calcext:value-type="float">
            <text:p>-1.64029</text:p>
          </table:table-cell>
          <table:table-cell office:value-type="float" office:value="100" calcext:value-type="float">
            <text:p>100</text:p>
          </table:table-cell>
          <table:table-cell office:value-type="float" office:value="45.6863" calcext:value-type="float">
            <text:p>45.6863</text:p>
          </table:table-cell>
          <table:table-cell office:value-type="float" office:value="145.6863" calcext:value-type="float">
            <text:p>145.6863</text:p>
          </table:table-cell>
          <table:table-cell table:formula="of:=[.J125]-[.E125]" office:value-type="float" office:value="35.4902" calcext:value-type="float">
            <text:p>35.4902</text:p>
          </table:table-cell>
          <table:table-cell table:number-columns-repeated="2"/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float" office:value="0.784" calcext:value-type="float">
            <text:p>0.784</text:p>
          </table:table-cell>
          <table:table-cell office:value-type="float" office:value="96.2025" calcext:value-type="float">
            <text:p>96.2025</text:p>
          </table:table-cell>
          <table:table-cell office:value-type="float" office:value="12.0468" calcext:value-type="float">
            <text:p>12.0468</text:p>
          </table:table-cell>
          <table:table-cell office:value-type="float" office:value="108.2493" calcext:value-type="float">
            <text:p>108.2493</text:p>
          </table:table-cell>
          <table:table-cell office:value-type="float" office:value="0.564434" calcext:value-type="float">
            <text:p>0.564434</text:p>
          </table:table-cell>
          <table:table-cell office:value-type="float" office:value="1.53165" calcext:value-type="float">
            <text:p>1.53165</text:p>
          </table:table-cell>
          <table:table-cell office:value-type="float" office:value="95.5696" calcext:value-type="float">
            <text:p>95.5696</text:p>
          </table:table-cell>
          <table:table-cell office:value-type="float" office:value="44.9123" calcext:value-type="float">
            <text:p>44.9123</text:p>
          </table:table-cell>
          <table:table-cell office:value-type="float" office:value="140.4819" calcext:value-type="float">
            <text:p>140.4819</text:p>
          </table:table-cell>
          <table:table-cell table:formula="of:=[.J126]-[.E126]" office:value-type="float" office:value="32.2326" calcext:value-type="float">
            <text:p>32.2326</text:p>
          </table:table-cell>
          <table:table-cell table:number-columns-repeated="2"/>
        </table:table-row>
        <table:table-row table:style-name="ro1">
          <table:table-cell office:value-type="float" office:value="1121" calcext:value-type="float">
            <text:p>1121</text:p>
          </table:table-cell>
          <table:table-cell table:style-name="ce2" office:value-type="float" office:value="0.79" calcext:value-type="float">
            <text:p>0.79</text:p>
          </table:table-cell>
          <table:table-cell office:value-type="float" office:value="98.75" calcext:value-type="float">
            <text:p>98.75</text:p>
          </table:table-cell>
          <table:table-cell office:value-type="float" office:value="17.64" calcext:value-type="float">
            <text:p>17.64</text:p>
          </table:table-cell>
          <table:table-cell office:value-type="float" office:value="116.39" calcext:value-type="float">
            <text:p>116.39</text:p>
          </table:table-cell>
          <table:table-cell office:value-type="float" office:value="0.614581" calcext:value-type="float">
            <text:p>0.614581</text:p>
          </table:table-cell>
          <table:table-cell office:value-type="float" office:value="0.103126" calcext:value-type="float">
            <text:p>0.103126</text:p>
          </table:table-cell>
          <table:table-cell office:value-type="float" office:value="98.75" calcext:value-type="float">
            <text:p>98.75</text:p>
          </table:table-cell>
          <table:table-cell office:value-type="float" office:value="55.0656" calcext:value-type="float">
            <text:p>55.0656</text:p>
          </table:table-cell>
          <table:table-cell office:value-type="float" office:value="153.8156" calcext:value-type="float">
            <text:p>153.8156</text:p>
          </table:table-cell>
          <table:table-cell table:formula="of:=[.J127]-[.E127]" office:value-type="float" office:value="37.4256" calcext:value-type="float">
            <text:p>37.4256</text:p>
          </table:table-cell>
          <table:table-cell table:number-columns-repeated="2"/>
        </table:table-row>
        <table:table-row table:style-name="ro1">
          <table:table-cell office:value-type="float" office:value="1131" calcext:value-type="float">
            <text:p>1131</text:p>
          </table:table-cell>
          <table:table-cell table:style-name="ce2" office:value-type="float" office:value="0.858" calcext:value-type="float">
            <text:p>0.858</text:p>
          </table:table-cell>
          <table:table-cell office:value-type="float" office:value="97.9167" calcext:value-type="float">
            <text:p>97.9167</text:p>
          </table:table-cell>
          <table:table-cell office:value-type="float" office:value="18.595" calcext:value-type="float">
            <text:p>18.595</text:p>
          </table:table-cell>
          <table:table-cell office:value-type="float" office:value="116.5117" calcext:value-type="float">
            <text:p>116.5117</text:p>
          </table:table-cell>
          <table:table-cell office:value-type="float" office:value="0.59471" calcext:value-type="float">
            <text:p>0.59471</text:p>
          </table:table-cell>
          <table:table-cell office:value-type="float" office:value="0.078125" calcext:value-type="float">
            <text:p>0.078125</text:p>
          </table:table-cell>
          <table:table-cell office:value-type="float" office:value="97.9167" calcext:value-type="float">
            <text:p>97.9167</text:p>
          </table:table-cell>
          <table:table-cell office:value-type="float" office:value="56.095" calcext:value-type="float">
            <text:p>56.095</text:p>
          </table:table-cell>
          <table:table-cell office:value-type="float" office:value="154.0117" calcext:value-type="float">
            <text:p>154.0117</text:p>
          </table:table-cell>
          <table:table-cell table:formula="of:=[.J128]-[.E128]" office:value-type="float" office:value="37.5" calcext:value-type="float">
            <text:p>37.5</text:p>
          </table:table-cell>
          <table:table-cell table:number-columns-repeated="2"/>
        </table:table-row>
        <table:table-row table:style-name="ro1">
          <table:table-cell office:value-type="float" office:value="1141" calcext:value-type="float">
            <text:p>1141</text:p>
          </table:table-cell>
          <table:table-cell table:style-name="ce2" office:value-type="float" office:value="0.85" calcext:value-type="float">
            <text:p>0.85</text:p>
          </table:table-cell>
          <table:table-cell office:value-type="float" office:value="98.3871" calcext:value-type="float">
            <text:p>98.3871</text:p>
          </table:table-cell>
          <table:table-cell office:value-type="float" office:value="15.9574" calcext:value-type="float">
            <text:p>15.9574</text:p>
          </table:table-cell>
          <table:table-cell office:value-type="float" office:value="114.3445" calcext:value-type="float">
            <text:p>114.3445</text:p>
          </table:table-cell>
          <table:table-cell office:value-type="float" office:value="0.620671" calcext:value-type="float">
            <text:p>0.620671</text:p>
          </table:table-cell>
          <table:table-cell office:value-type="float" office:value="-3.37903" calcext:value-type="float">
            <text:p>-3.37903</text:p>
          </table:table-cell>
          <table:table-cell office:value-type="float" office:value="98.3871" calcext:value-type="float">
            <text:p>98.3871</text:p>
          </table:table-cell>
          <table:table-cell office:value-type="float" office:value="61.8203" calcext:value-type="float">
            <text:p>61.8203</text:p>
          </table:table-cell>
          <table:table-cell office:value-type="float" office:value="160.2074" calcext:value-type="float">
            <text:p>160.2074</text:p>
          </table:table-cell>
          <table:table-cell table:formula="of:=[.J129]-[.E129]" office:value-type="float" office:value="45.8629" calcext:value-type="float">
            <text:p>45.8629</text:p>
          </table:table-cell>
          <table:table-cell table:number-columns-repeated="2"/>
        </table:table-row>
        <table:table-row table:style-name="ro1">
          <table:table-cell office:value-type="float" office:value="1151" calcext:value-type="float">
            <text:p>1151</text:p>
          </table:table-cell>
          <table:table-cell table:style-name="ce2" office:value-type="float" office:value="0.883" calcext:value-type="float">
            <text:p>0.883</text:p>
          </table:table-cell>
          <table:table-cell office:value-type="float" office:value="99.4723" calcext:value-type="float">
            <text:p>99.4723</text:p>
          </table:table-cell>
          <table:table-cell office:value-type="float" office:value="6.2691" calcext:value-type="float">
            <text:p>6.2691</text:p>
          </table:table-cell>
          <table:table-cell office:value-type="float" office:value="105.7414" calcext:value-type="float">
            <text:p>105.7414</text:p>
          </table:table-cell>
          <table:table-cell office:value-type="float" office:value="0.68564" calcext:value-type="float">
            <text:p>0.68564</text:p>
          </table:table-cell>
          <table:table-cell office:value-type="float" office:value="-0.674143" calcext:value-type="float">
            <text:p>-0.674143</text:p>
          </table:table-cell>
          <table:table-cell office:value-type="float" office:value="99.4723" calcext:value-type="float">
            <text:p>99.4723</text:p>
          </table:table-cell>
          <table:table-cell office:value-type="float" office:value="56.2691" calcext:value-type="float">
            <text:p>56.2691</text:p>
          </table:table-cell>
          <table:table-cell office:value-type="float" office:value="155.7414" calcext:value-type="float">
            <text:p>155.7414</text:p>
          </table:table-cell>
          <table:table-cell table:formula="of:=[.J130]-[.E130]"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AVG →</text:p>
          </table:table-cell>
          <table:table-cell table:formula="of:=AVERAGE([.C78:.C130])" office:value-type="float" office:value="97.4339578947369" calcext:value-type="float">
            <text:p>97.4339578947</text:p>
          </table:table-cell>
          <table:table-cell table:formula="of:=AVERAGE([.D78:.D130])" office:value-type="float" office:value="27.3751210526316" calcext:value-type="float">
            <text:p>27.3751210526</text:p>
          </table:table-cell>
          <table:table-cell table:formula="of:=AVERAGE([.E78:.E130])" office:value-type="float" office:value="124.809078947368" calcext:value-type="float">
            <text:p>124.8090789474</text:p>
          </table:table-cell>
          <table:table-cell table:formula="of:=AVERAGE([.F78:.F130])" office:value-type="float" office:value="0.551261578947369" calcext:value-type="float">
            <text:p>0.5512615789</text:p>
          </table:table-cell>
          <table:table-cell table:formula="of:=AVERAGE([.G78:.G130])" office:value-type="float" office:value="3.31942513157895" calcext:value-type="float">
            <text:p>3.3194251316</text:p>
          </table:table-cell>
          <table:table-cell table:formula="of:=AVERAGE([.H78:.H130])" office:value-type="float" office:value="96.0369605263158" calcext:value-type="float">
            <text:p>96.0369605263</text:p>
          </table:table-cell>
          <table:table-cell table:formula="of:=AVERAGE([.I78:.I130])" office:value-type="float" office:value="57.0119315789474" calcext:value-type="float">
            <text:p>57.0119315789</text:p>
          </table:table-cell>
          <table:table-cell table:formula="of:=AVERAGE([.J78:.J130])" office:value-type="float" office:value="153.048892105263" calcext:value-type="float">
            <text:p>153.0488921053</text:p>
          </table:table-cell>
          <table:table-cell table:formula="of:=AVERAGE([.K78:.K130])" office:value-type="float" office:value="28.2398131578947" calcext:value-type="float">
            <text:p>28.239813157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ton_hallway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O. Detection</text:p>
          </table:table-cell>
          <table:table-cell table:style-name="ce1" office:value-type="string" calcext:value-type="string">
            <text:p>O. Discrimination</text:p>
          </table:table-cell>
          <table:table-cell table:style-name="ce1" office:value-type="string" calcext:value-type="string">
            <text:p>ODD</text:p>
          </table:table-cell>
          <table:table-cell table:style-name="ce1" office:value-type="string" calcext:value-type="string">
            <text:p>NEW coneR1</text:p>
          </table:table-cell>
          <table:table-cell table:style-name="ce1" office:value-type="string" calcext:value-type="string">
            <text:p>RG – B</text:p>
          </table:table-cell>
          <table:table-cell table:style-name="ce1" office:value-type="string" calcext:value-type="string">
            <text:p>Detection</text:p>
          </table:table-cell>
          <table:table-cell table:style-name="ce1" office:value-type="string" calcext:value-type="string">
            <text:p>Discrimination</text:p>
          </table:table-cell>
          <table:table-cell table:style-name="ce1" office:value-type="string" calcext:value-type="string">
            <text:p>DD</text:p>
          </table:table-cell>
          <table:table-cell table:style-name="ce1" office:value-type="string" calcext:value-type="string">
            <text:p>DIFF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627" calcext:value-type="float">
            <text:p>0.627</text:p>
          </table:table-cell>
          <table:table-cell office:value-type="float" office:value="91.8856" calcext:value-type="float">
            <text:p>91.8856</text:p>
          </table:table-cell>
          <table:table-cell office:value-type="float" office:value="64.1346" calcext:value-type="float">
            <text:p>64.1346</text:p>
          </table:table-cell>
          <table:table-cell office:value-type="float" office:value="156.0202" calcext:value-type="float">
            <text:p>156.0202</text:p>
          </table:table-cell>
          <table:table-cell office:value-type="float" office:value="0.459445" calcext:value-type="float">
            <text:p>0.459445</text:p>
          </table:table-cell>
          <table:table-cell office:value-type="float" office:value="1.33304" calcext:value-type="float">
            <text:p>1.33304</text:p>
          </table:table-cell>
          <table:table-cell office:value-type="float" office:value="91.4769" calcext:value-type="float">
            <text:p>91.4769</text:p>
          </table:table-cell>
          <table:table-cell office:value-type="float" office:value="74.5524" calcext:value-type="float">
            <text:p>74.5524</text:p>
          </table:table-cell>
          <table:table-cell office:value-type="float" office:value="166.0293" calcext:value-type="float">
            <text:p>166.0293</text:p>
          </table:table-cell>
          <table:table-cell table:formula="of:=[.J134]-[.E134]" office:value-type="float" office:value="10.0091" calcext:value-type="float">
            <text:p>10.0091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712" calcext:value-type="float">
            <text:p>0.712</text:p>
          </table:table-cell>
          <table:table-cell office:value-type="float" office:value="99.6218" calcext:value-type="float">
            <text:p>99.6218</text:p>
          </table:table-cell>
          <table:table-cell office:value-type="float" office:value="69.3347" calcext:value-type="float">
            <text:p>69.3347</text:p>
          </table:table-cell>
          <table:table-cell office:value-type="float" office:value="168.9565" calcext:value-type="float">
            <text:p>168.9565</text:p>
          </table:table-cell>
          <table:table-cell office:value-type="float" office:value="0.439717" calcext:value-type="float">
            <text:p>0.439717</text:p>
          </table:table-cell>
          <table:table-cell office:value-type="float" office:value="2.97371" calcext:value-type="float">
            <text:p>2.97371</text:p>
          </table:table-cell>
          <table:table-cell office:value-type="float" office:value="99.5083" calcext:value-type="float">
            <text:p>99.5083</text:p>
          </table:table-cell>
          <table:table-cell office:value-type="float" office:value="78.7663" calcext:value-type="float">
            <text:p>78.7663</text:p>
          </table:table-cell>
          <table:table-cell office:value-type="float" office:value="178.2746" calcext:value-type="float">
            <text:p>178.2746</text:p>
          </table:table-cell>
          <table:table-cell table:formula="of:=[.J135]-[.E135]" office:value-type="float" office:value="9.31809999999999" calcext:value-type="float">
            <text:p>9.3181</text:p>
          </table:table-cell>
          <table:table-cell table:number-columns-repeated="2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.81" calcext:value-type="float">
            <text:p>0.81</text:p>
          </table:table-cell>
          <table:table-cell office:value-type="float" office:value="97.5408" calcext:value-type="float">
            <text:p>97.5408</text:p>
          </table:table-cell>
          <table:table-cell office:value-type="float" office:value="55.5124" calcext:value-type="float">
            <text:p>55.5124</text:p>
          </table:table-cell>
          <table:table-cell office:value-type="float" office:value="153.0532" calcext:value-type="float">
            <text:p>153.0532</text:p>
          </table:table-cell>
          <table:table-cell office:value-type="float" office:value="0.554121" calcext:value-type="float">
            <text:p>0.554121</text:p>
          </table:table-cell>
          <table:table-cell office:value-type="float" office:value="0.262473" calcext:value-type="float">
            <text:p>0.262473</text:p>
          </table:table-cell>
          <table:table-cell office:value-type="float" office:value="97.4699" calcext:value-type="float">
            <text:p>97.4699</text:p>
          </table:table-cell>
          <table:table-cell office:value-type="float" office:value="72.2514" calcext:value-type="float">
            <text:p>72.2514</text:p>
          </table:table-cell>
          <table:table-cell office:value-type="float" office:value="169.7213" calcext:value-type="float">
            <text:p>169.7213</text:p>
          </table:table-cell>
          <table:table-cell table:formula="of:=[.J136]-[.E136]" office:value-type="float" office:value="16.6681" calcext:value-type="float">
            <text:p>16.6681</text:p>
          </table:table-cell>
          <table:table-cell table:number-columns-repeated="2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516" calcext:value-type="float">
            <text:p>0.516</text:p>
          </table:table-cell>
          <table:table-cell office:value-type="float" office:value="87.1708" calcext:value-type="float">
            <text:p>87.1708</text:p>
          </table:table-cell>
          <table:table-cell office:value-type="float" office:value="63.6149" calcext:value-type="float">
            <text:p>63.6149</text:p>
          </table:table-cell>
          <table:table-cell office:value-type="float" office:value="150.7857" calcext:value-type="float">
            <text:p>150.7857</text:p>
          </table:table-cell>
          <table:table-cell office:value-type="float" office:value="0.395992" calcext:value-type="float">
            <text:p>0.395992</text:p>
          </table:table-cell>
          <table:table-cell office:value-type="float" office:value="-11.4892" calcext:value-type="float">
            <text:p>-11.4892</text:p>
          </table:table-cell>
          <table:table-cell office:value-type="float" office:value="82.7144" calcext:value-type="float">
            <text:p>82.7144</text:p>
          </table:table-cell>
          <table:table-cell office:value-type="float" office:value="68.1081" calcext:value-type="float">
            <text:p>68.1081</text:p>
          </table:table-cell>
          <table:table-cell office:value-type="float" office:value="150.8225" calcext:value-type="float">
            <text:p>150.8225</text:p>
          </table:table-cell>
          <table:table-cell table:formula="of:=[.J137]-[.E137]" office:value-type="float" office:value="0.0367999999999995" calcext:value-type="float">
            <text:p>0.0368</text:p>
          </table:table-cell>
          <table:table-cell table:number-columns-repeated="2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.758" calcext:value-type="float">
            <text:p>0.758</text:p>
          </table:table-cell>
          <table:table-cell office:value-type="float" office:value="99.3337" calcext:value-type="float">
            <text:p>99.3337</text:p>
          </table:table-cell>
          <table:table-cell office:value-type="float" office:value="76.1484" calcext:value-type="float">
            <text:p>76.1484</text:p>
          </table:table-cell>
          <table:table-cell office:value-type="float" office:value="175.4821" calcext:value-type="float">
            <text:p>175.4821</text:p>
          </table:table-cell>
          <table:table-cell office:value-type="float" office:value="0.604299" calcext:value-type="float">
            <text:p>0.604299</text:p>
          </table:table-cell>
          <table:table-cell office:value-type="float" office:value="-0.438076" calcext:value-type="float">
            <text:p>-0.438076</text:p>
          </table:table-cell>
          <table:table-cell office:value-type="float" office:value="99.2553" calcext:value-type="float">
            <text:p>99.2553</text:p>
          </table:table-cell>
          <table:table-cell office:value-type="float" office:value="84.2596" calcext:value-type="float">
            <text:p>84.2596</text:p>
          </table:table-cell>
          <table:table-cell office:value-type="float" office:value="183.5149" calcext:value-type="float">
            <text:p>183.5149</text:p>
          </table:table-cell>
          <table:table-cell table:formula="of:=[.J138]-[.E138]" office:value-type="float" office:value="8.03280000000001" calcext:value-type="float">
            <text:p>8.0328</text:p>
          </table:table-cell>
          <table:table-cell table:number-columns-repeated="2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0.833" calcext:value-type="float">
            <text:p>0.833</text:p>
          </table:table-cell>
          <table:table-cell office:value-type="float" office:value="82.2111" calcext:value-type="float">
            <text:p>82.2111</text:p>
          </table:table-cell>
          <table:table-cell office:value-type="float" office:value="81.7981" calcext:value-type="float">
            <text:p>81.7981</text:p>
          </table:table-cell>
          <table:table-cell office:value-type="float" office:value="164.0092" calcext:value-type="float">
            <text:p>164.0092</text:p>
          </table:table-cell>
          <table:table-cell office:value-type="float" office:value="0.676012" calcext:value-type="float">
            <text:p>0.676012</text:p>
          </table:table-cell>
          <table:table-cell office:value-type="float" office:value="-2.17437" calcext:value-type="float">
            <text:p>-2.17437</text:p>
          </table:table-cell>
          <table:table-cell office:value-type="float" office:value="81.206" calcext:value-type="float">
            <text:p>81.206</text:p>
          </table:table-cell>
          <table:table-cell office:value-type="float" office:value="86.9565" calcext:value-type="float">
            <text:p>86.9565</text:p>
          </table:table-cell>
          <table:table-cell office:value-type="float" office:value="168.1625" calcext:value-type="float">
            <text:p>168.1625</text:p>
          </table:table-cell>
          <table:table-cell table:formula="of:=[.J139]-[.E139]" office:value-type="float" office:value="4.1533" calcext:value-type="float">
            <text:p>4.1533</text:p>
          </table:table-cell>
          <table:table-cell table:number-columns-repeated="2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.747" calcext:value-type="float">
            <text:p>0.747</text:p>
          </table:table-cell>
          <table:table-cell office:value-type="float" office:value="98.7539" calcext:value-type="float">
            <text:p>98.7539</text:p>
          </table:table-cell>
          <table:table-cell office:value-type="float" office:value="78.8321" calcext:value-type="float">
            <text:p>78.8321</text:p>
          </table:table-cell>
          <table:table-cell office:value-type="float" office:value="177.586" calcext:value-type="float">
            <text:p>177.586</text:p>
          </table:table-cell>
          <table:table-cell office:value-type="float" office:value="0.703056" calcext:value-type="float">
            <text:p>0.703056</text:p>
          </table:table-cell>
          <table:table-cell office:value-type="float" office:value="4.43925" calcext:value-type="float">
            <text:p>4.43925</text:p>
          </table:table-cell>
          <table:table-cell office:value-type="float" office:value="96.8847" calcext:value-type="float">
            <text:p>96.8847</text:p>
          </table:table-cell>
          <table:table-cell office:value-type="float" office:value="88.0779" calcext:value-type="float">
            <text:p>88.0779</text:p>
          </table:table-cell>
          <table:table-cell office:value-type="float" office:value="184.9626" calcext:value-type="float">
            <text:p>184.9626</text:p>
          </table:table-cell>
          <table:table-cell table:formula="of:=[.J140]-[.E140]" office:value-type="float" office:value="7.3766" calcext:value-type="float">
            <text:p>7.3766</text:p>
          </table:table-cell>
          <table:table-cell table:number-columns-repeated="2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0.702" calcext:value-type="float">
            <text:p>0.702</text:p>
          </table:table-cell>
          <table:table-cell office:value-type="float" office:value="99.407" calcext:value-type="float">
            <text:p>99.407</text:p>
          </table:table-cell>
          <table:table-cell office:value-type="float" office:value="59.2399" calcext:value-type="float">
            <text:p>59.2399</text:p>
          </table:table-cell>
          <table:table-cell office:value-type="float" office:value="158.6469" calcext:value-type="float">
            <text:p>158.6469</text:p>
          </table:table-cell>
          <table:table-cell office:value-type="float" office:value="0.491307" calcext:value-type="float">
            <text:p>0.491307</text:p>
          </table:table-cell>
          <table:table-cell office:value-type="float" office:value="-2.96011" calcext:value-type="float">
            <text:p>-2.96011</text:p>
          </table:table-cell>
          <table:table-cell office:value-type="float" office:value="99.2453" calcext:value-type="float">
            <text:p>99.2453</text:p>
          </table:table-cell>
          <table:table-cell office:value-type="float" office:value="68.8152" calcext:value-type="float">
            <text:p>68.8152</text:p>
          </table:table-cell>
          <table:table-cell office:value-type="float" office:value="168.0605" calcext:value-type="float">
            <text:p>168.0605</text:p>
          </table:table-cell>
          <table:table-cell table:formula="of:=[.J141]-[.E141]" office:value-type="float" office:value="9.4136" calcext:value-type="float">
            <text:p>9.4136</text:p>
          </table:table-cell>
          <table:table-cell table:number-columns-repeated="2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0.769" calcext:value-type="float">
            <text:p>0.769</text:p>
          </table:table-cell>
          <table:table-cell office:value-type="float" office:value="99.3588" calcext:value-type="float">
            <text:p>99.3588</text:p>
          </table:table-cell>
          <table:table-cell office:value-type="float" office:value="80.6987" calcext:value-type="float">
            <text:p>80.6987</text:p>
          </table:table-cell>
          <table:table-cell office:value-type="float" office:value="180.0575" calcext:value-type="float">
            <text:p>180.0575</text:p>
          </table:table-cell>
          <table:table-cell office:value-type="float" office:value="0.572839" calcext:value-type="float">
            <text:p>0.572839</text:p>
          </table:table-cell>
          <table:table-cell office:value-type="float" office:value="1.16728" calcext:value-type="float">
            <text:p>1.16728</text:p>
          </table:table-cell>
          <table:table-cell office:value-type="float" office:value="99.1985" calcext:value-type="float">
            <text:p>99.1985</text:p>
          </table:table-cell>
          <table:table-cell office:value-type="float" office:value="87.1799" calcext:value-type="float">
            <text:p>87.1799</text:p>
          </table:table-cell>
          <table:table-cell office:value-type="float" office:value="186.3784" calcext:value-type="float">
            <text:p>186.3784</text:p>
          </table:table-cell>
          <table:table-cell table:formula="of:=[.J142]-[.E142]" office:value-type="float" office:value="6.32089999999999" calcext:value-type="float">
            <text:p>6.3209</text:p>
          </table:table-cell>
          <table:table-cell table:number-columns-repeated="2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666" calcext:value-type="float">
            <text:p>0.666</text:p>
          </table:table-cell>
          <table:table-cell office:value-type="float" office:value="63.4615" calcext:value-type="float">
            <text:p>63.4615</text:p>
          </table:table-cell>
          <table:table-cell office:value-type="float" office:value="73.7265" calcext:value-type="float">
            <text:p>73.7265</text:p>
          </table:table-cell>
          <table:table-cell office:value-type="float" office:value="137.188" calcext:value-type="float">
            <text:p>137.188</text:p>
          </table:table-cell>
          <table:table-cell office:value-type="float" office:value="0.430413" calcext:value-type="float">
            <text:p>0.430413</text:p>
          </table:table-cell>
          <table:table-cell office:value-type="float" office:value="5.26442" calcext:value-type="float">
            <text:p>5.26442</text:p>
          </table:table-cell>
          <table:table-cell office:value-type="float" office:value="63.4615" calcext:value-type="float">
            <text:p>63.4615</text:p>
          </table:table-cell>
          <table:table-cell office:value-type="float" office:value="75.6032" calcext:value-type="float">
            <text:p>75.6032</text:p>
          </table:table-cell>
          <table:table-cell office:value-type="float" office:value="139.0647" calcext:value-type="float">
            <text:p>139.0647</text:p>
          </table:table-cell>
          <table:table-cell table:formula="of:=[.J143]-[.E143]" office:value-type="float" office:value="1.8767" calcext:value-type="float">
            <text:p>1.8767</text:p>
          </table:table-cell>
          <table:table-cell table:number-columns-repeated="2"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0.707" calcext:value-type="float">
            <text:p>0.707</text:p>
          </table:table-cell>
          <table:table-cell office:value-type="float" office:value="99.6299" calcext:value-type="float">
            <text:p>99.6299</text:p>
          </table:table-cell>
          <table:table-cell office:value-type="float" office:value="48.4927" calcext:value-type="float">
            <text:p>48.4927</text:p>
          </table:table-cell>
          <table:table-cell office:value-type="float" office:value="148.1226" calcext:value-type="float">
            <text:p>148.1226</text:p>
          </table:table-cell>
          <table:table-cell office:value-type="float" office:value="0.483669" calcext:value-type="float">
            <text:p>0.483669</text:p>
          </table:table-cell>
          <table:table-cell office:value-type="float" office:value="2.12253" calcext:value-type="float">
            <text:p>2.12253</text:p>
          </table:table-cell>
          <table:table-cell office:value-type="float" office:value="98.9309" calcext:value-type="float">
            <text:p>98.9309</text:p>
          </table:table-cell>
          <table:table-cell office:value-type="float" office:value="60.8312" calcext:value-type="float">
            <text:p>60.8312</text:p>
          </table:table-cell>
          <table:table-cell office:value-type="float" office:value="159.7621" calcext:value-type="float">
            <text:p>159.7621</text:p>
          </table:table-cell>
          <table:table-cell table:formula="of:=[.J144]-[.E144]" office:value-type="float" office:value="11.6395" calcext:value-type="float">
            <text:p>11.6395</text:p>
          </table:table-cell>
          <table:table-cell table:number-columns-repeated="2"/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float" office:value="0.743" calcext:value-type="float">
            <text:p>0.743</text:p>
          </table:table-cell>
          <table:table-cell office:value-type="float" office:value="98.4813" calcext:value-type="float">
            <text:p>98.4813</text:p>
          </table:table-cell>
          <table:table-cell office:value-type="float" office:value="83.9228" calcext:value-type="float">
            <text:p>83.9228</text:p>
          </table:table-cell>
          <table:table-cell office:value-type="float" office:value="182.4041" calcext:value-type="float">
            <text:p>182.4041</text:p>
          </table:table-cell>
          <table:table-cell office:value-type="float" office:value="0.490867" calcext:value-type="float">
            <text:p>0.490867</text:p>
          </table:table-cell>
          <table:table-cell office:value-type="float" office:value="-0.127995" calcext:value-type="float">
            <text:p>-0.127995</text:p>
          </table:table-cell>
          <table:table-cell office:value-type="float" office:value="98.4343" calcext:value-type="float">
            <text:p>98.4343</text:p>
          </table:table-cell>
          <table:table-cell office:value-type="float" office:value="89.532" calcext:value-type="float">
            <text:p>89.532</text:p>
          </table:table-cell>
          <table:table-cell office:value-type="float" office:value="187.9663" calcext:value-type="float">
            <text:p>187.9663</text:p>
          </table:table-cell>
          <table:table-cell table:formula="of:=[.J145]-[.E145]" office:value-type="float" office:value="5.56219999999999" calcext:value-type="float">
            <text:p>5.5622</text:p>
          </table:table-cell>
          <table:table-cell table:number-columns-repeated="2"/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float" office:value="0.731" calcext:value-type="float">
            <text:p>0.731</text:p>
          </table:table-cell>
          <table:table-cell office:value-type="float" office:value="99.572" calcext:value-type="float">
            <text:p>99.572</text:p>
          </table:table-cell>
          <table:table-cell office:value-type="float" office:value="83.2968" calcext:value-type="float">
            <text:p>83.2968</text:p>
          </table:table-cell>
          <table:table-cell office:value-type="float" office:value="182.8688" calcext:value-type="float">
            <text:p>182.8688</text:p>
          </table:table-cell>
          <table:table-cell office:value-type="float" office:value="0.601831" calcext:value-type="float">
            <text:p>0.601831</text:p>
          </table:table-cell>
          <table:table-cell office:value-type="float" office:value="-3.77257" calcext:value-type="float">
            <text:p>-3.77257</text:p>
          </table:table-cell>
          <table:table-cell office:value-type="float" office:value="98.677" calcext:value-type="float">
            <text:p>98.677</text:p>
          </table:table-cell>
          <table:table-cell office:value-type="float" office:value="88.828" calcext:value-type="float">
            <text:p>88.828</text:p>
          </table:table-cell>
          <table:table-cell office:value-type="float" office:value="187.505" calcext:value-type="float">
            <text:p>187.505</text:p>
          </table:table-cell>
          <table:table-cell table:formula="of:=[.J146]-[.E146]" office:value-type="float" office:value="4.6362" calcext:value-type="float">
            <text:p>4.6362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AVG →</text:p>
          </table:table-cell>
          <table:table-cell table:formula="of:=AVERAGE([.C134:.C146])" office:value-type="float" office:value="93.5714" calcext:value-type="float">
            <text:p>93.5714</text:p>
          </table:table-cell>
          <table:table-cell table:formula="of:=AVERAGE([.D134:.D146])" office:value-type="float" office:value="70.6732769230769" calcext:value-type="float">
            <text:p>70.6732769231</text:p>
          </table:table-cell>
          <table:table-cell table:formula="of:=AVERAGE([.E134:.E146])" office:value-type="float" office:value="164.244676923077" calcext:value-type="float">
            <text:p>164.2446769231</text:p>
          </table:table-cell>
          <table:table-cell table:formula="of:=AVERAGE([.F134:.F146])" office:value-type="float" office:value="0.531043692307692" calcext:value-type="float">
            <text:p>0.5310436923</text:p>
          </table:table-cell>
          <table:table-cell table:formula="of:=AVERAGE([.G134:.G146])" office:value-type="float" office:value="-0.261509076923077" calcext:value-type="float">
            <text:p>-0.2615090769</text:p>
          </table:table-cell>
          <table:table-cell table:formula="of:=AVERAGE([.H134:.H146])" office:value-type="float" office:value="92.8048461538461" calcext:value-type="float">
            <text:p>92.8048461538</text:p>
          </table:table-cell>
          <table:table-cell table:formula="of:=AVERAGE([.I134:.I146])" office:value-type="float" office:value="78.7509" calcext:value-type="float">
            <text:p>78.7509</text:p>
          </table:table-cell>
          <table:table-cell table:formula="of:=AVERAGE([.J134:.J146])" office:value-type="float" office:value="171.555746153846" calcext:value-type="float">
            <text:p>171.5557461538</text:p>
          </table:table-cell>
          <table:table-cell table:formula="of:=AVERAGE([.K134:.K146])" office:value-type="float" office:value="7.31106923076923" calcext:value-type="float">
            <text:p>7.311069230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ton_lab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O. Detection</text:p>
          </table:table-cell>
          <table:table-cell table:style-name="ce1" office:value-type="string" calcext:value-type="string">
            <text:p>O. Discrimination</text:p>
          </table:table-cell>
          <table:table-cell table:style-name="ce1" office:value-type="string" calcext:value-type="string">
            <text:p>ODD</text:p>
          </table:table-cell>
          <table:table-cell table:style-name="ce1" office:value-type="string" calcext:value-type="string">
            <text:p>NEW coneR1</text:p>
          </table:table-cell>
          <table:table-cell table:style-name="ce1" office:value-type="string" calcext:value-type="string">
            <text:p>RG – B</text:p>
          </table:table-cell>
          <table:table-cell table:style-name="ce1" office:value-type="string" calcext:value-type="string">
            <text:p>Detection</text:p>
          </table:table-cell>
          <table:table-cell table:style-name="ce1" office:value-type="string" calcext:value-type="string">
            <text:p>Discrimination</text:p>
          </table:table-cell>
          <table:table-cell table:style-name="ce1" office:value-type="string" calcext:value-type="string">
            <text:p>DD</text:p>
          </table:table-cell>
          <table:table-cell table:style-name="ce1" office:value-type="string" calcext:value-type="string">
            <text:p>DIFF</text:p>
          </table:table-cell>
          <table:table-cell table:number-columns-repeated="2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84" calcext:value-type="float">
            <text:p>0.84</text:p>
          </table:table-cell>
          <table:table-cell office:value-type="float" office:value="98.2784" calcext:value-type="float">
            <text:p>98.2784</text:p>
          </table:table-cell>
          <table:table-cell office:value-type="float" office:value="44.6844" calcext:value-type="float">
            <text:p>44.6844</text:p>
          </table:table-cell>
          <table:table-cell office:value-type="float" office:value="142.9628" calcext:value-type="float">
            <text:p>142.9628</text:p>
          </table:table-cell>
          <table:table-cell office:value-type="float" office:value="0.743809" calcext:value-type="float">
            <text:p>0.743809</text:p>
          </table:table-cell>
          <table:table-cell office:value-type="float" office:value="-0.0375843" calcext:value-type="float">
            <text:p>-0.0375843</text:p>
          </table:table-cell>
          <table:table-cell office:value-type="float" office:value="96.2415" calcext:value-type="float">
            <text:p>96.2415</text:p>
          </table:table-cell>
          <table:table-cell office:value-type="float" office:value="64.2857" calcext:value-type="float">
            <text:p>64.2857</text:p>
          </table:table-cell>
          <table:table-cell office:value-type="float" office:value="160.5272" calcext:value-type="float">
            <text:p>160.5272</text:p>
          </table:table-cell>
          <table:table-cell table:formula="of:=[.J150]-[.E150]" office:value-type="float" office:value="17.5644" calcext:value-type="float">
            <text:p>17.5644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908" calcext:value-type="float">
            <text:p>0.908</text:p>
          </table:table-cell>
          <table:table-cell office:value-type="float" office:value="97.5334" calcext:value-type="float">
            <text:p>97.5334</text:p>
          </table:table-cell>
          <table:table-cell office:value-type="float" office:value="39.4961" calcext:value-type="float">
            <text:p>39.4961</text:p>
          </table:table-cell>
          <table:table-cell office:value-type="float" office:value="137.0295" calcext:value-type="float">
            <text:p>137.0295</text:p>
          </table:table-cell>
          <table:table-cell office:value-type="float" office:value="0.735608" calcext:value-type="float">
            <text:p>0.735608</text:p>
          </table:table-cell>
          <table:table-cell office:value-type="float" office:value="0.219054" calcext:value-type="float">
            <text:p>0.219054</text:p>
          </table:table-cell>
          <table:table-cell office:value-type="float" office:value="97.5107" calcext:value-type="float">
            <text:p>97.5107</text:p>
          </table:table-cell>
          <table:table-cell office:value-type="float" office:value="64.0315" calcext:value-type="float">
            <text:p>64.0315</text:p>
          </table:table-cell>
          <table:table-cell office:value-type="float" office:value="161.5422" calcext:value-type="float">
            <text:p>161.5422</text:p>
          </table:table-cell>
          <table:table-cell table:formula="of:=[.J151]-[.E151]" office:value-type="float" office:value="24.5127" calcext:value-type="float">
            <text:p>24.5127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667" calcext:value-type="float">
            <text:p>0.667</text:p>
          </table:table-cell>
          <table:table-cell office:value-type="float" office:value="95.804" calcext:value-type="float">
            <text:p>95.804</text:p>
          </table:table-cell>
          <table:table-cell office:value-type="float" office:value="82.9254" calcext:value-type="float">
            <text:p>82.9254</text:p>
          </table:table-cell>
          <table:table-cell office:value-type="float" office:value="178.7294" calcext:value-type="float">
            <text:p>178.7294</text:p>
          </table:table-cell>
          <table:table-cell office:value-type="float" office:value="0.545199" calcext:value-type="float">
            <text:p>0.545199</text:p>
          </table:table-cell>
          <table:table-cell table:style-name="ce3" office:value-type="float" office:value="-0.00967026" calcext:value-type="float">
            <text:p>-9.67E-003</text:p>
          </table:table-cell>
          <table:table-cell office:value-type="float" office:value="95.7056" calcext:value-type="float">
            <text:p>95.7056</text:p>
          </table:table-cell>
          <table:table-cell office:value-type="float" office:value="92.2937" calcext:value-type="float">
            <text:p>92.2937</text:p>
          </table:table-cell>
          <table:table-cell office:value-type="float" office:value="187.9993" calcext:value-type="float">
            <text:p>187.9993</text:p>
          </table:table-cell>
          <table:table-cell table:formula="of:=[.J152]-[.E152]" office:value-type="float" office:value="9.26990000000001" calcext:value-type="float">
            <text:p>9.2699</text:p>
          </table:table-cell>
          <table:table-cell table:number-columns-repeated="2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.626" calcext:value-type="float">
            <text:p>0.626</text:p>
          </table:table-cell>
          <table:table-cell office:value-type="float" office:value="93.4618" calcext:value-type="float">
            <text:p>93.4618</text:p>
          </table:table-cell>
          <table:table-cell office:value-type="float" office:value="80.3861" calcext:value-type="float">
            <text:p>80.3861</text:p>
          </table:table-cell>
          <table:table-cell office:value-type="float" office:value="173.8479" calcext:value-type="float">
            <text:p>173.8479</text:p>
          </table:table-cell>
          <table:table-cell office:value-type="float" office:value="0.510733" calcext:value-type="float">
            <text:p>0.510733</text:p>
          </table:table-cell>
          <table:table-cell office:value-type="float" office:value="0.342136" calcext:value-type="float">
            <text:p>0.342136</text:p>
          </table:table-cell>
          <table:table-cell office:value-type="float" office:value="93.2897" calcext:value-type="float">
            <text:p>93.2897</text:p>
          </table:table-cell>
          <table:table-cell office:value-type="float" office:value="89.4147" calcext:value-type="float">
            <text:p>89.4147</text:p>
          </table:table-cell>
          <table:table-cell office:value-type="float" office:value="182.7044" calcext:value-type="float">
            <text:p>182.7044</text:p>
          </table:table-cell>
          <table:table-cell table:formula="of:=[.J153]-[.E153]" office:value-type="float" office:value="8.85649999999998" calcext:value-type="float">
            <text:p>8.8565</text:p>
          </table:table-cell>
          <table:table-cell table:number-columns-repeated="2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0.892" calcext:value-type="float">
            <text:p>0.892</text:p>
          </table:table-cell>
          <table:table-cell office:value-type="float" office:value="87.9733" calcext:value-type="float">
            <text:p>87.9733</text:p>
          </table:table-cell>
          <table:table-cell office:value-type="float" office:value="66.7318" calcext:value-type="float">
            <text:p>66.7318</text:p>
          </table:table-cell>
          <table:table-cell office:value-type="float" office:value="154.7051" calcext:value-type="float">
            <text:p>154.7051</text:p>
          </table:table-cell>
          <table:table-cell office:value-type="float" office:value="0.540525" calcext:value-type="float">
            <text:p>0.540525</text:p>
          </table:table-cell>
          <table:table-cell office:value-type="float" office:value="2.28619" calcext:value-type="float">
            <text:p>2.28619</text:p>
          </table:table-cell>
          <table:table-cell office:value-type="float" office:value="87.9733" calcext:value-type="float">
            <text:p>87.9733</text:p>
          </table:table-cell>
          <table:table-cell office:value-type="float" office:value="70.5841" calcext:value-type="float">
            <text:p>70.5841</text:p>
          </table:table-cell>
          <table:table-cell office:value-type="float" office:value="158.5574" calcext:value-type="float">
            <text:p>158.5574</text:p>
          </table:table-cell>
          <table:table-cell table:formula="of:=[.J154]-[.E154]" office:value-type="float" office:value="3.85230000000001" calcext:value-type="float">
            <text:p>3.8523</text:p>
          </table:table-cell>
          <table:table-cell table:number-columns-repeated="2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0.76" calcext:value-type="float">
            <text:p>0.76</text:p>
          </table:table-cell>
          <table:table-cell office:value-type="float" office:value="95.973" calcext:value-type="float">
            <text:p>95.973</text:p>
          </table:table-cell>
          <table:table-cell office:value-type="float" office:value="61.1534" calcext:value-type="float">
            <text:p>61.1534</text:p>
          </table:table-cell>
          <table:table-cell office:value-type="float" office:value="157.1264" calcext:value-type="float">
            <text:p>157.1264</text:p>
          </table:table-cell>
          <table:table-cell office:value-type="float" office:value="0.7647" calcext:value-type="float">
            <text:p>0.7647</text:p>
          </table:table-cell>
          <table:table-cell office:value-type="float" office:value="0.0894442" calcext:value-type="float">
            <text:p>0.0894442</text:p>
          </table:table-cell>
          <table:table-cell office:value-type="float" office:value="94.5291" calcext:value-type="float">
            <text:p>94.5291</text:p>
          </table:table-cell>
          <table:table-cell office:value-type="float" office:value="81.7807" calcext:value-type="float">
            <text:p>81.7807</text:p>
          </table:table-cell>
          <table:table-cell office:value-type="float" office:value="176.3098" calcext:value-type="float">
            <text:p>176.3098</text:p>
          </table:table-cell>
          <table:table-cell table:formula="of:=[.J155]-[.E155]" office:value-type="float" office:value="19.1834" calcext:value-type="float">
            <text:p>19.1834</text:p>
          </table:table-cell>
          <table:table-cell table:number-columns-repeated="2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0.724" calcext:value-type="float">
            <text:p>0.724</text:p>
          </table:table-cell>
          <table:table-cell office:value-type="float" office:value="94.8925" calcext:value-type="float">
            <text:p>94.8925</text:p>
          </table:table-cell>
          <table:table-cell office:value-type="float" office:value="79.6353" calcext:value-type="float">
            <text:p>79.6353</text:p>
          </table:table-cell>
          <table:table-cell office:value-type="float" office:value="174.5278" calcext:value-type="float">
            <text:p>174.5278</text:p>
          </table:table-cell>
          <table:table-cell office:value-type="float" office:value="0.603681" calcext:value-type="float">
            <text:p>0.603681</text:p>
          </table:table-cell>
          <table:table-cell office:value-type="float" office:value="0.0910549" calcext:value-type="float">
            <text:p>0.0910549</text:p>
          </table:table-cell>
          <table:table-cell office:value-type="float" office:value="94.3841" calcext:value-type="float">
            <text:p>94.3841</text:p>
          </table:table-cell>
          <table:table-cell office:value-type="float" office:value="89.2314" calcext:value-type="float">
            <text:p>89.2314</text:p>
          </table:table-cell>
          <table:table-cell office:value-type="float" office:value="183.6155" calcext:value-type="float">
            <text:p>183.6155</text:p>
          </table:table-cell>
          <table:table-cell table:formula="of:=[.J156]-[.E156]" office:value-type="float" office:value="9.08769999999998" calcext:value-type="float">
            <text:p>9.0877</text:p>
          </table:table-cell>
          <table:table-cell table:number-columns-repeated="2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.695" calcext:value-type="float">
            <text:p>0.695</text:p>
          </table:table-cell>
          <table:table-cell office:value-type="float" office:value="97.0733" calcext:value-type="float">
            <text:p>97.0733</text:p>
          </table:table-cell>
          <table:table-cell office:value-type="float" office:value="77.8626" calcext:value-type="float">
            <text:p>77.8626</text:p>
          </table:table-cell>
          <table:table-cell office:value-type="float" office:value="174.9359" calcext:value-type="float">
            <text:p>174.9359</text:p>
          </table:table-cell>
          <table:table-cell office:value-type="float" office:value="0.526953" calcext:value-type="float">
            <text:p>0.526953</text:p>
          </table:table-cell>
          <table:table-cell office:value-type="float" office:value="-0.364752" calcext:value-type="float">
            <text:p>-0.364752</text:p>
          </table:table-cell>
          <table:table-cell office:value-type="float" office:value="97.0733" calcext:value-type="float">
            <text:p>97.0733</text:p>
          </table:table-cell>
          <table:table-cell office:value-type="float" office:value="91.6667" calcext:value-type="float">
            <text:p>91.6667</text:p>
          </table:table-cell>
          <table:table-cell office:value-type="float" office:value="188.74" calcext:value-type="float">
            <text:p>188.74</text:p>
          </table:table-cell>
          <table:table-cell table:formula="of:=[.J157]-[.E157]" office:value-type="float" office:value="13.8041" calcext:value-type="float">
            <text:p>13.8041</text:p>
          </table:table-cell>
          <table:table-cell table:number-columns-repeated="2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.656" calcext:value-type="float">
            <text:p>0.656</text:p>
          </table:table-cell>
          <table:table-cell office:value-type="float" office:value="88.5236" calcext:value-type="float">
            <text:p>88.5236</text:p>
          </table:table-cell>
          <table:table-cell office:value-type="float" office:value="85.6973" calcext:value-type="float">
            <text:p>85.6973</text:p>
          </table:table-cell>
          <table:table-cell office:value-type="float" office:value="174.2209" calcext:value-type="float">
            <text:p>174.2209</text:p>
          </table:table-cell>
          <table:table-cell office:value-type="float" office:value="0.534513" calcext:value-type="float">
            <text:p>0.534513</text:p>
          </table:table-cell>
          <table:table-cell office:value-type="float" office:value="0.77264" calcext:value-type="float">
            <text:p>0.77264</text:p>
          </table:table-cell>
          <table:table-cell office:value-type="float" office:value="88.3742" calcext:value-type="float">
            <text:p>88.3742</text:p>
          </table:table-cell>
          <table:table-cell office:value-type="float" office:value="96.0072" calcext:value-type="float">
            <text:p>96.0072</text:p>
          </table:table-cell>
          <table:table-cell office:value-type="float" office:value="184.3814" calcext:value-type="float">
            <text:p>184.3814</text:p>
          </table:table-cell>
          <table:table-cell table:formula="of:=[.J158]-[.E158]" office:value-type="float" office:value="10.1605" calcext:value-type="float">
            <text:p>10.1605</text:p>
          </table:table-cell>
          <table:table-cell table:number-columns-repeated="2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0.611" calcext:value-type="float">
            <text:p>0.611</text:p>
          </table:table-cell>
          <table:table-cell office:value-type="float" office:value="78.898" calcext:value-type="float">
            <text:p>78.898</text:p>
          </table:table-cell>
          <table:table-cell office:value-type="float" office:value="83.0598" calcext:value-type="float">
            <text:p>83.0598</text:p>
          </table:table-cell>
          <table:table-cell office:value-type="float" office:value="161.9578" calcext:value-type="float">
            <text:p>161.9578</text:p>
          </table:table-cell>
          <table:table-cell office:value-type="float" office:value="0.100772" calcext:value-type="float">
            <text:p>0.100772</text:p>
          </table:table-cell>
          <table:table-cell office:value-type="float" office:value="1.87046" calcext:value-type="float">
            <text:p>1.87046</text:p>
          </table:table-cell>
          <table:table-cell office:value-type="float" office:value="90.1524" calcext:value-type="float">
            <text:p>90.1524</text:p>
          </table:table-cell>
          <table:table-cell office:value-type="float" office:value="57.0229" calcext:value-type="float">
            <text:p>57.0229</text:p>
          </table:table-cell>
          <table:table-cell office:value-type="float" office:value="147.1753" calcext:value-type="float">
            <text:p>147.1753</text:p>
          </table:table-cell>
          <table:table-cell table:formula="of:=[.J159]-[.E159]" office:value-type="float" office:value="-14.7825" calcext:value-type="float">
            <text:p>-14.7825</text:p>
          </table:table-cell>
          <table:table-cell table:number-columns-repeated="2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0.746" calcext:value-type="float">
            <text:p>0.746</text:p>
          </table:table-cell>
          <table:table-cell office:value-type="float" office:value="97.2113" calcext:value-type="float">
            <text:p>97.2113</text:p>
          </table:table-cell>
          <table:table-cell office:value-type="float" office:value="76.6697" calcext:value-type="float">
            <text:p>76.6697</text:p>
          </table:table-cell>
          <table:table-cell office:value-type="float" office:value="173.881" calcext:value-type="float">
            <text:p>173.881</text:p>
          </table:table-cell>
          <table:table-cell office:value-type="float" office:value="0.597869" calcext:value-type="float">
            <text:p>0.597869</text:p>
          </table:table-cell>
          <table:table-cell office:value-type="float" office:value="-0.953842" calcext:value-type="float">
            <text:p>-0.953842</text:p>
          </table:table-cell>
          <table:table-cell office:value-type="float" office:value="96.9324" calcext:value-type="float">
            <text:p>96.9324</text:p>
          </table:table-cell>
          <table:table-cell office:value-type="float" office:value="86.6123" calcext:value-type="float">
            <text:p>86.6123</text:p>
          </table:table-cell>
          <table:table-cell office:value-type="float" office:value="183.5447" calcext:value-type="float">
            <text:p>183.5447</text:p>
          </table:table-cell>
          <table:table-cell table:formula="of:=[.J160]-[.E160]" office:value-type="float" office:value="9.66370000000001" calcext:value-type="float">
            <text:p>9.6637</text:p>
          </table:table-cell>
          <table:table-cell table:number-columns-repeated="2"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0.755" calcext:value-type="float">
            <text:p>0.755</text:p>
          </table:table-cell>
          <table:table-cell office:value-type="float" office:value="97.4796" calcext:value-type="float">
            <text:p>97.4796</text:p>
          </table:table-cell>
          <table:table-cell office:value-type="float" office:value="60.1613" calcext:value-type="float">
            <text:p>60.1613</text:p>
          </table:table-cell>
          <table:table-cell office:value-type="float" office:value="157.6409" calcext:value-type="float">
            <text:p>157.6409</text:p>
          </table:table-cell>
          <table:table-cell office:value-type="float" office:value="0.658061" calcext:value-type="float">
            <text:p>0.658061</text:p>
          </table:table-cell>
          <table:table-cell office:value-type="float" office:value="-0.140545" calcext:value-type="float">
            <text:p>-0.140545</text:p>
          </table:table-cell>
          <table:table-cell office:value-type="float" office:value="96.0709" calcext:value-type="float">
            <text:p>96.0709</text:p>
          </table:table-cell>
          <table:table-cell office:value-type="float" office:value="73.7753" calcext:value-type="float">
            <text:p>73.7753</text:p>
          </table:table-cell>
          <table:table-cell office:value-type="float" office:value="169.8462" calcext:value-type="float">
            <text:p>169.8462</text:p>
          </table:table-cell>
          <table:table-cell table:formula="of:=[.J161]-[.E161]" office:value-type="float" office:value="12.2053" calcext:value-type="float">
            <text:p>12.2053</text:p>
          </table:table-cell>
          <table:table-cell table:number-columns-repeated="2"/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0.656" calcext:value-type="float">
            <text:p>0.656</text:p>
          </table:table-cell>
          <table:table-cell office:value-type="float" office:value="95.7642" calcext:value-type="float">
            <text:p>95.7642</text:p>
          </table:table-cell>
          <table:table-cell office:value-type="float" office:value="62.9807" calcext:value-type="float">
            <text:p>62.9807</text:p>
          </table:table-cell>
          <table:table-cell office:value-type="float" office:value="158.7449" calcext:value-type="float">
            <text:p>158.7449</text:p>
          </table:table-cell>
          <table:table-cell office:value-type="float" office:value="0.571178" calcext:value-type="float">
            <text:p>0.571178</text:p>
          </table:table-cell>
          <table:table-cell office:value-type="float" office:value="-0.261133" calcext:value-type="float">
            <text:p>-0.261133</text:p>
          </table:table-cell>
          <table:table-cell office:value-type="float" office:value="94.482" calcext:value-type="float">
            <text:p>94.482</text:p>
          </table:table-cell>
          <table:table-cell office:value-type="float" office:value="74.61" calcext:value-type="float">
            <text:p>74.61</text:p>
          </table:table-cell>
          <table:table-cell office:value-type="float" office:value="169.092" calcext:value-type="float">
            <text:p>169.092</text:p>
          </table:table-cell>
          <table:table-cell table:formula="of:=[.J162]-[.E162]" office:value-type="float" office:value="10.3471" calcext:value-type="float">
            <text:p>10.3471</text:p>
          </table:table-cell>
          <table:table-cell table:number-columns-repeated="2"/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0.664" calcext:value-type="float">
            <text:p>0.664</text:p>
          </table:table-cell>
          <table:table-cell office:value-type="float" office:value="82.1207" calcext:value-type="float">
            <text:p>82.1207</text:p>
          </table:table-cell>
          <table:table-cell office:value-type="float" office:value="83.7588" calcext:value-type="float">
            <text:p>83.7588</text:p>
          </table:table-cell>
          <table:table-cell office:value-type="float" office:value="165.8795" calcext:value-type="float">
            <text:p>165.8795</text:p>
          </table:table-cell>
          <table:table-cell office:value-type="float" office:value="0.316958" calcext:value-type="float">
            <text:p>0.316958</text:p>
          </table:table-cell>
          <table:table-cell office:value-type="float" office:value="1.05302" calcext:value-type="float">
            <text:p>1.05302</text:p>
          </table:table-cell>
          <table:table-cell office:value-type="float" office:value="82.1207" calcext:value-type="float">
            <text:p>82.1207</text:p>
          </table:table-cell>
          <table:table-cell office:value-type="float" office:value="84.1934" calcext:value-type="float">
            <text:p>84.1934</text:p>
          </table:table-cell>
          <table:table-cell office:value-type="float" office:value="166.3141" calcext:value-type="float">
            <text:p>166.3141</text:p>
          </table:table-cell>
          <table:table-cell table:formula="of:=[.J163]-[.E163]" office:value-type="float" office:value="0.434599999999989" calcext:value-type="float">
            <text:p>0.4346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AVG →</text:p>
          </table:table-cell>
          <table:table-cell table:formula="of:=AVERAGE([.C150:.C163])" office:value-type="float" office:value="92.92765" calcext:value-type="float">
            <text:p>92.92765</text:p>
          </table:table-cell>
          <table:table-cell table:formula="of:=AVERAGE([.D150:.D163])" office:value-type="float" office:value="70.3716214285714" calcext:value-type="float">
            <text:p>70.3716214286</text:p>
          </table:table-cell>
          <table:table-cell table:formula="of:=AVERAGE([.E150:.E163])" office:value-type="float" office:value="163.299271428571" calcext:value-type="float">
            <text:p>163.2992714286</text:p>
          </table:table-cell>
          <table:table-cell table:formula="of:=AVERAGE([.F150:.F163])" office:value-type="float" office:value="0.553611357142857" calcext:value-type="float">
            <text:p>0.5536113571</text:p>
          </table:table-cell>
          <table:table-cell table:formula="of:=AVERAGE([.G150:.G163])" office:value-type="float" office:value="0.354033752857143" calcext:value-type="float">
            <text:p>0.3540337529</text:p>
          </table:table-cell>
          <table:table-cell table:formula="of:=AVERAGE([.H150:.H163])" office:value-type="float" office:value="93.20285" calcext:value-type="float">
            <text:p>93.20285</text:p>
          </table:table-cell>
          <table:table-cell table:formula="of:=AVERAGE([.I150:.I163])" office:value-type="float" office:value="79.6792571428571" calcext:value-type="float">
            <text:p>79.6792571429</text:p>
          </table:table-cell>
          <table:table-cell table:formula="of:=AVERAGE([.J150:.J163])" office:value-type="float" office:value="172.882107142857" calcext:value-type="float">
            <text:p>172.8821071429</text:p>
          </table:table-cell>
          <table:table-cell table:formula="of:=AVERAGE([.K150:.K163])" office:value-type="float" office:value="9.58283571428572" calcext:value-type="float">
            <text:p>9.5828357143</text:p>
          </table:table-cell>
          <table:table-cell table:number-columns-repeated="2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style-name="ce1" office:value-type="string" calcext:value-type="string">
            <text:p>Datasets</text:p>
          </table:table-cell>
          <table:table-cell table:style-name="ce1" office:value-type="string" calcext:value-type="string">
            <text:p>O. Detection</text:p>
          </table:table-cell>
          <table:table-cell table:style-name="ce1" office:value-type="string" calcext:value-type="string">
            <text:p>O. Discrimination</text:p>
          </table:table-cell>
          <table:table-cell table:style-name="ce1" office:value-type="string" calcext:value-type="string">
            <text:p>Detection</text:p>
          </table:table-cell>
          <table:table-cell table:style-name="ce1" office:value-type="string" calcext:value-type="string">
            <text:p>Discrimination</text:p>
          </table:table-cell>
          <table:table-cell/>
          <table:table-cell table:style-name="ce1" office:value-type="string" calcext:value-type="string">
            <text:p>Datasets</text:p>
          </table:table-cell>
          <table:table-cell table:style-name="ce1" office:value-type="string" calcext:value-type="string">
            <text:p>O. Detection</text:p>
          </table:table-cell>
          <table:table-cell table:style-name="ce1" office:value-type="string" calcext:value-type="string">
            <text:p>Detection</text:p>
          </table:table-cell>
          <table:table-cell/>
          <table:table-cell table:style-name="ce1" office:value-type="string" calcext:value-type="string">
            <text:p>Datasets</text:p>
          </table:table-cell>
          <table:table-cell table:style-name="ce1" office:value-type="string" calcext:value-type="string">
            <text:p>O. Discrimination</text:p>
          </table:table-cell>
          <table:table-cell table:style-name="ce1" office:value-type="string" calcext:value-type="string">
            <text:p>Discrimination</text:p>
          </table:table-cell>
        </table:table-row>
        <table:table-row table:style-name="ro1">
          <table:table-cell table:style-name="ce1" office:value-type="string" calcext:value-type="string">
            <text:p>PETs1</text:p>
          </table:table-cell>
          <table:table-cell office:value-type="float" office:value="72.819025" calcext:value-type="float">
            <text:p>72.819025</text:p>
          </table:table-cell>
          <table:table-cell office:value-type="float" office:value="71.784" calcext:value-type="float">
            <text:p>71.784</text:p>
          </table:table-cell>
          <table:table-cell office:value-type="float" office:value="72.8531" calcext:value-type="float">
            <text:p>72.8531</text:p>
          </table:table-cell>
          <table:table-cell office:value-type="float" office:value="69.1186666666667" calcext:value-type="float">
            <text:p>69.1186666667</text:p>
          </table:table-cell>
          <table:table-cell/>
          <table:table-cell table:style-name="ce1" office:value-type="string" calcext:value-type="string">
            <text:p>PETs1</text:p>
          </table:table-cell>
          <table:table-cell office:value-type="float" office:value="72.819025" calcext:value-type="float">
            <text:p>72.819025</text:p>
          </table:table-cell>
          <table:table-cell office:value-type="float" office:value="72.8531" calcext:value-type="float">
            <text:p>72.8531</text:p>
          </table:table-cell>
          <table:table-cell/>
          <table:table-cell table:style-name="ce1" office:value-type="string" calcext:value-type="string">
            <text:p>PETs1</text:p>
          </table:table-cell>
          <table:table-cell office:value-type="float" office:value="71.784" calcext:value-type="float">
            <text:p>71.784</text:p>
          </table:table-cell>
          <table:table-cell office:value-type="float" office:value="69.1186666666667" calcext:value-type="float">
            <text:p>69.1186666667</text:p>
          </table:table-cell>
        </table:table-row>
        <table:table-row table:style-name="ro1">
          <table:table-cell table:style-name="ce1" office:value-type="string" calcext:value-type="string">
            <text:p>PETs2</text:p>
          </table:table-cell>
          <table:table-cell office:value-type="float" office:value="74.2810454545455" calcext:value-type="float">
            <text:p>74.2810454545</text:p>
          </table:table-cell>
          <table:table-cell office:value-type="float" office:value="72.4930636363636" calcext:value-type="float">
            <text:p>72.4930636364</text:p>
          </table:table-cell>
          <table:table-cell office:value-type="float" office:value="74.3355727272727" calcext:value-type="float">
            <text:p>74.3355727273</text:p>
          </table:table-cell>
          <table:table-cell office:value-type="float" office:value="64.4078545454545" calcext:value-type="float">
            <text:p>64.4078545455</text:p>
          </table:table-cell>
          <table:table-cell/>
          <table:table-cell table:style-name="ce1" office:value-type="string" calcext:value-type="string">
            <text:p>PETs2</text:p>
          </table:table-cell>
          <table:table-cell office:value-type="float" office:value="74.2810454545455" calcext:value-type="float">
            <text:p>74.2810454545</text:p>
          </table:table-cell>
          <table:table-cell office:value-type="float" office:value="74.3355727272727" calcext:value-type="float">
            <text:p>74.3355727273</text:p>
          </table:table-cell>
          <table:table-cell/>
          <table:table-cell table:style-name="ce1" office:value-type="string" calcext:value-type="string">
            <text:p>PETs2</text:p>
          </table:table-cell>
          <table:table-cell office:value-type="float" office:value="72.4930636363636" calcext:value-type="float">
            <text:p>72.4930636364</text:p>
          </table:table-cell>
          <table:table-cell office:value-type="float" office:value="64.4078545454545" calcext:value-type="float">
            <text:p>64.4078545455</text:p>
          </table:table-cell>
        </table:table-row>
        <table:table-row table:style-name="ro1">
          <table:table-cell table:style-name="ce1" office:value-type="string" calcext:value-type="string">
            <text:p>highway1</text:p>
          </table:table-cell>
          <table:table-cell office:value-type="float" office:value="71.643025" calcext:value-type="float">
            <text:p>71.643025</text:p>
          </table:table-cell>
          <table:table-cell office:value-type="float" office:value="65.2197125" calcext:value-type="float">
            <text:p>65.2197125</text:p>
          </table:table-cell>
          <table:table-cell office:value-type="float" office:value="82.31705" calcext:value-type="float">
            <text:p>82.31705</text:p>
          </table:table-cell>
          <table:table-cell office:value-type="float" office:value="54.3758375" calcext:value-type="float">
            <text:p>54.3758375</text:p>
          </table:table-cell>
          <table:table-cell/>
          <table:table-cell table:style-name="ce1" office:value-type="string" calcext:value-type="string">
            <text:p>highway1</text:p>
          </table:table-cell>
          <table:table-cell office:value-type="float" office:value="71.643025" calcext:value-type="float">
            <text:p>71.643025</text:p>
          </table:table-cell>
          <table:table-cell office:value-type="float" office:value="82.31705" calcext:value-type="float">
            <text:p>82.31705</text:p>
          </table:table-cell>
          <table:table-cell/>
          <table:table-cell table:style-name="ce1" office:value-type="string" calcext:value-type="string">
            <text:p>highway1</text:p>
          </table:table-cell>
          <table:table-cell office:value-type="float" office:value="65.2197125" calcext:value-type="float">
            <text:p>65.2197125</text:p>
          </table:table-cell>
          <table:table-cell office:value-type="float" office:value="54.3758375" calcext:value-type="float">
            <text:p>54.3758375</text:p>
          </table:table-cell>
        </table:table-row>
        <table:table-row table:style-name="ro1">
          <table:table-cell table:style-name="ce1" office:value-type="string" calcext:value-type="string">
            <text:p>highway3</text:p>
          </table:table-cell>
          <table:table-cell office:value-type="float" office:value="76.0289857142857" calcext:value-type="float">
            <text:p>76.0289857143</text:p>
          </table:table-cell>
          <table:table-cell office:value-type="float" office:value="42.5428142857143" calcext:value-type="float">
            <text:p>42.5428142857</text:p>
          </table:table-cell>
          <table:table-cell office:value-type="float" office:value="74.6785428571429" calcext:value-type="float">
            <text:p>74.6785428571</text:p>
          </table:table-cell>
          <table:table-cell office:value-type="float" office:value="46.6427428571429" calcext:value-type="float">
            <text:p>46.6427428571</text:p>
          </table:table-cell>
          <table:table-cell/>
          <table:table-cell table:style-name="ce1" office:value-type="string" calcext:value-type="string">
            <text:p>highway3</text:p>
          </table:table-cell>
          <table:table-cell office:value-type="float" office:value="76.0289857142857" calcext:value-type="float">
            <text:p>76.0289857143</text:p>
          </table:table-cell>
          <table:table-cell office:value-type="float" office:value="74.6785428571429" calcext:value-type="float">
            <text:p>74.6785428571</text:p>
          </table:table-cell>
          <table:table-cell/>
          <table:table-cell table:style-name="ce1" office:value-type="string" calcext:value-type="string">
            <text:p>highway3</text:p>
          </table:table-cell>
          <table:table-cell office:value-type="float" office:value="42.5428142857143" calcext:value-type="float">
            <text:p>42.5428142857</text:p>
          </table:table-cell>
          <table:table-cell office:value-type="float" office:value="46.6427428571429" calcext:value-type="float">
            <text:p>46.6427428571</text:p>
          </table:table-cell>
        </table:table-row>
        <table:table-row table:style-name="ro1">
          <table:table-cell table:style-name="ce1" office:value-type="string" calcext:value-type="string">
            <text:p>room</text:p>
          </table:table-cell>
          <table:table-cell office:value-type="float" office:value="89.3679772727273" calcext:value-type="float">
            <text:p>89.3679772727</text:p>
          </table:table-cell>
          <table:table-cell office:value-type="float" office:value="68.0787454545455" calcext:value-type="float">
            <text:p>68.0787454545</text:p>
          </table:table-cell>
          <table:table-cell office:value-type="float" office:value="89.1729909090909" calcext:value-type="float">
            <text:p>89.1729909091</text:p>
          </table:table-cell>
          <table:table-cell office:value-type="float" office:value="72.2815863636364" calcext:value-type="float">
            <text:p>72.2815863636</text:p>
          </table:table-cell>
          <table:table-cell/>
          <table:table-cell table:style-name="ce1" office:value-type="string" calcext:value-type="string">
            <text:p>room</text:p>
          </table:table-cell>
          <table:table-cell office:value-type="float" office:value="89.3679772727273" calcext:value-type="float">
            <text:p>89.3679772727</text:p>
          </table:table-cell>
          <table:table-cell office:value-type="float" office:value="89.1729909090909" calcext:value-type="float">
            <text:p>89.1729909091</text:p>
          </table:table-cell>
          <table:table-cell/>
          <table:table-cell table:style-name="ce1" office:value-type="string" calcext:value-type="string">
            <text:p>room</text:p>
          </table:table-cell>
          <table:table-cell office:value-type="float" office:value="68.0787454545455" calcext:value-type="float">
            <text:p>68.0787454545</text:p>
          </table:table-cell>
          <table:table-cell office:value-type="float" office:value="72.2815863636364" calcext:value-type="float">
            <text:p>72.2815863636</text:p>
          </table:table-cell>
        </table:table-row>
        <table:table-row table:style-name="ro1">
          <table:table-cell table:style-name="ce1" office:value-type="string" calcext:value-type="string">
            <text:p>campus</text:p>
          </table:table-cell>
          <table:table-cell office:value-type="float" office:value="97.4339578947369" calcext:value-type="float">
            <text:p>97.4339578947</text:p>
          </table:table-cell>
          <table:table-cell office:value-type="float" office:value="27.3751210526316" calcext:value-type="float">
            <text:p>27.3751210526</text:p>
          </table:table-cell>
          <table:table-cell office:value-type="float" office:value="96.0369605263158" calcext:value-type="float">
            <text:p>96.0369605263</text:p>
          </table:table-cell>
          <table:table-cell office:value-type="float" office:value="57.0119315789474" calcext:value-type="float">
            <text:p>57.0119315789</text:p>
          </table:table-cell>
          <table:table-cell/>
          <table:table-cell table:style-name="ce1" office:value-type="string" calcext:value-type="string">
            <text:p>campus</text:p>
          </table:table-cell>
          <table:table-cell office:value-type="float" office:value="97.4339578947369" calcext:value-type="float">
            <text:p>97.4339578947</text:p>
          </table:table-cell>
          <table:table-cell office:value-type="float" office:value="96.0369605263158" calcext:value-type="float">
            <text:p>96.0369605263</text:p>
          </table:table-cell>
          <table:table-cell/>
          <table:table-cell table:style-name="ce1" office:value-type="string" calcext:value-type="string">
            <text:p>campus</text:p>
          </table:table-cell>
          <table:table-cell office:value-type="float" office:value="27.3751210526316" calcext:value-type="float">
            <text:p>27.3751210526</text:p>
          </table:table-cell>
          <table:table-cell office:value-type="float" office:value="57.0119315789474" calcext:value-type="float">
            <text:p>57.0119315789</text:p>
          </table:table-cell>
        </table:table-row>
        <table:table-row table:style-name="ro1">
          <table:table-cell table:style-name="ce1" office:value-type="string" calcext:value-type="string">
            <text:p>hallway</text:p>
          </table:table-cell>
          <table:table-cell office:value-type="float" office:value="93.5714" calcext:value-type="float">
            <text:p>93.5714</text:p>
          </table:table-cell>
          <table:table-cell office:value-type="float" office:value="70.6732769230769" calcext:value-type="float">
            <text:p>70.6732769231</text:p>
          </table:table-cell>
          <table:table-cell office:value-type="float" office:value="92.8048461538461" calcext:value-type="float">
            <text:p>92.8048461538</text:p>
          </table:table-cell>
          <table:table-cell office:value-type="float" office:value="78.7509" calcext:value-type="float">
            <text:p>78.7509</text:p>
          </table:table-cell>
          <table:table-cell/>
          <table:table-cell table:style-name="ce1" office:value-type="string" calcext:value-type="string">
            <text:p>hallway</text:p>
          </table:table-cell>
          <table:table-cell office:value-type="float" office:value="93.5714" calcext:value-type="float">
            <text:p>93.5714</text:p>
          </table:table-cell>
          <table:table-cell office:value-type="float" office:value="92.8048461538461" calcext:value-type="float">
            <text:p>92.8048461538</text:p>
          </table:table-cell>
          <table:table-cell/>
          <table:table-cell table:style-name="ce1" office:value-type="string" calcext:value-type="string">
            <text:p>hallway</text:p>
          </table:table-cell>
          <table:table-cell office:value-type="float" office:value="70.6732769230769" calcext:value-type="float">
            <text:p>70.6732769231</text:p>
          </table:table-cell>
          <table:table-cell office:value-type="float" office:value="78.7509" calcext:value-type="float">
            <text:p>78.7509</text:p>
          </table:table-cell>
        </table:table-row>
        <table:table-row table:style-name="ro1">
          <table:table-cell table:style-name="ce1" office:value-type="string" calcext:value-type="string">
            <text:p>lab</text:p>
          </table:table-cell>
          <table:table-cell office:value-type="float" office:value="92.92765" calcext:value-type="float">
            <text:p>92.92765</text:p>
          </table:table-cell>
          <table:table-cell office:value-type="float" office:value="70.3716214285714" calcext:value-type="float">
            <text:p>70.3716214286</text:p>
          </table:table-cell>
          <table:table-cell office:value-type="float" office:value="93.20285" calcext:value-type="float">
            <text:p>93.20285</text:p>
          </table:table-cell>
          <table:table-cell office:value-type="float" office:value="79.6792571428571" calcext:value-type="float">
            <text:p>79.6792571429</text:p>
          </table:table-cell>
          <table:table-cell/>
          <table:table-cell table:style-name="ce1" office:value-type="string" calcext:value-type="string">
            <text:p>lab</text:p>
          </table:table-cell>
          <table:table-cell office:value-type="float" office:value="92.92765" calcext:value-type="float">
            <text:p>92.92765</text:p>
          </table:table-cell>
          <table:table-cell office:value-type="float" office:value="93.20285" calcext:value-type="float">
            <text:p>93.20285</text:p>
          </table:table-cell>
          <table:table-cell/>
          <table:table-cell table:style-name="ce1" office:value-type="string" calcext:value-type="string">
            <text:p>lab</text:p>
          </table:table-cell>
          <table:table-cell office:value-type="float" office:value="70.3716214285714" calcext:value-type="float">
            <text:p>70.3716214286</text:p>
          </table:table-cell>
          <table:table-cell office:value-type="float" office:value="79.6792571428571" calcext:value-type="float">
            <text:p>79.6792571429</text:p>
          </table:table-cell>
        </table:table-row>
      </table:table>
      <table:table table:name="Luma" table:style-name="ta1">
        <table:shapes>
          <draw:frame draw:z-index="0" draw:style-name="gr1" draw:text-style-name="P1" svg:width="0.0787in" svg:height="0.185in" svg:x="7.111in" svg:y="0in">
            <text:p/>
            <draw:object xlink:href="./Object 13" xlink:type="simple" xlink:show="embed" xlink:actuate="onLoad"/>
            <draw:image xlink:href="./ObjectReplacements/Object 13" xlink:type="simple" xlink:show="embed" xlink:actuate="onLoad"/>
          </draw:frame>
          <draw:frame draw:z-index="1" draw:style-name="gr1" draw:text-style-name="P1" svg:width="6.2988in" svg:height="3.5429in" svg:x="0.0004in" svg:y="31.289in">
            <draw:object draw:notify-on-update-of-ranges="Luma.G168:Luma.G175 Luma.H167:Luma.H167 Luma.H168:Luma.H175 Luma.I167:Luma.I167 Luma.I168:Luma.I175" xlink:href="./Object 14" xlink:type="simple" xlink:show="embed" xlink:actuate="onLoad"/>
            <draw:image xlink:href="./ObjectReplacements/Object 14" xlink:type="simple" xlink:show="embed" xlink:actuate="onLoad"/>
          </draw:frame>
          <draw:frame draw:z-index="2" draw:style-name="gr1" draw:text-style-name="P1" svg:width="6.2988in" svg:height="3.5429in" svg:x="7.1114in" svg:y="31.289in">
            <draw:object draw:notify-on-update-of-ranges="Luma.K168:Luma.K175 Luma.L167:Luma.L167 Luma.L168:Luma.L175 Luma.M167:Luma.M167 Luma.M168:Luma.M175" xlink:href="./Object 15" xlink:type="simple" xlink:show="embed" xlink:actuate="onLoad"/>
            <draw:image xlink:href="./ObjectReplacements/Object 15" xlink:type="simple" xlink:show="embed" xlink:actuate="onLoad"/>
          </draw:frame>
        </table:shapes>
        <table:table-column table:style-name="co1" table:number-columns-repeated="13" table:default-cell-style-name="Default"/>
        <table:table-row table:style-name="ro1">
          <table:table-cell table:style-name="ce1" office:value-type="string" calcext:value-type="string">
            <text:p>PETs1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frame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O. Detection</text:p>
          </table:table-cell>
          <table:table-cell table:style-name="ce1" office:value-type="string" calcext:value-type="string">
            <text:p>O. Discrimination</text:p>
          </table:table-cell>
          <table:table-cell table:style-name="ce1" office:value-type="string" calcext:value-type="string">
            <text:p>ODD</text:p>
          </table:table-cell>
          <table:table-cell table:style-name="ce1" office:value-type="string" calcext:value-type="string">
            <text:p>NEW coneR1</text:p>
          </table:table-cell>
          <table:table-cell table:style-name="ce1" office:value-type="string" calcext:value-type="string">
            <text:p>RG – B</text:p>
          </table:table-cell>
          <table:table-cell table:style-name="ce1" office:value-type="string" calcext:value-type="string">
            <text:p>Detection</text:p>
          </table:table-cell>
          <table:table-cell table:style-name="ce1" office:value-type="string" calcext:value-type="string">
            <text:p>Discrimination</text:p>
          </table:table-cell>
          <table:table-cell table:style-name="ce1" office:value-type="string" calcext:value-type="string">
            <text:p>DD</text:p>
          </table:table-cell>
          <table:table-cell table:style-name="ce1" office:value-type="string" calcext:value-type="string">
            <text:p>DIFF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329" calcext:value-type="float">
            <text:p>0.329</text:p>
          </table:table-cell>
          <table:table-cell office:value-type="float" office:value="69.2827" calcext:value-type="float">
            <text:p>69.2827</text:p>
          </table:table-cell>
          <table:table-cell office:value-type="float" office:value="75.9517" calcext:value-type="float">
            <text:p>75.9517</text:p>
          </table:table-cell>
          <table:table-cell office:value-type="float" office:value="145.2344" calcext:value-type="float">
            <text:p>145.2344</text:p>
          </table:table-cell>
          <table:table-cell office:value-type="float" office:value="0.215681" calcext:value-type="float">
            <text:p>0.215681</text:p>
          </table:table-cell>
          <table:table-cell office:value-type="float" office:value="9.49451" calcext:value-type="float">
            <text:p>9.49451</text:p>
          </table:table-cell>
          <table:table-cell office:value-type="float" office:value="70.0422" calcext:value-type="float">
            <text:p>70.0422</text:p>
          </table:table-cell>
          <table:table-cell office:value-type="float" office:value="73.3837" calcext:value-type="float">
            <text:p>73.3837</text:p>
          </table:table-cell>
          <table:table-cell office:value-type="float" office:value="143.4259" calcext:value-type="float">
            <text:p>143.4259</text:p>
          </table:table-cell>
          <table:table-cell table:formula="of:=[.J3]-[.E3]" office:value-type="float" office:value="-1.80849999999998" calcext:value-type="float">
            <text:p>-1.8085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31" calcext:value-type="float">
            <text:p>0.31</text:p>
          </table:table-cell>
          <table:table-cell office:value-type="float" office:value="53.108" calcext:value-type="float">
            <text:p>53.108</text:p>
          </table:table-cell>
          <table:table-cell office:value-type="float" office:value="83.4889" calcext:value-type="float">
            <text:p>83.4889</text:p>
          </table:table-cell>
          <table:table-cell office:value-type="float" office:value="136.5969" calcext:value-type="float">
            <text:p>136.5969</text:p>
          </table:table-cell>
          <table:table-cell office:value-type="float" office:value="0.256581" calcext:value-type="float">
            <text:p>0.256581</text:p>
          </table:table-cell>
          <table:table-cell office:value-type="float" office:value="13.1638" calcext:value-type="float">
            <text:p>13.1638</text:p>
          </table:table-cell>
          <table:table-cell office:value-type="float" office:value="53.5305" calcext:value-type="float">
            <text:p>53.5305</text:p>
          </table:table-cell>
          <table:table-cell office:value-type="float" office:value="82.0219" calcext:value-type="float">
            <text:p>82.0219</text:p>
          </table:table-cell>
          <table:table-cell office:value-type="float" office:value="135.5524" calcext:value-type="float">
            <text:p>135.5524</text:p>
          </table:table-cell>
          <table:table-cell table:formula="of:=[.J4]-[.E4]" office:value-type="float" office:value="-1.0445" calcext:value-type="float">
            <text:p>-1.0445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278" calcext:value-type="float">
            <text:p>0.278</text:p>
          </table:table-cell>
          <table:table-cell office:value-type="float" office:value="65.6433" calcext:value-type="float">
            <text:p>65.6433</text:p>
          </table:table-cell>
          <table:table-cell office:value-type="float" office:value="67.6909" calcext:value-type="float">
            <text:p>67.6909</text:p>
          </table:table-cell>
          <table:table-cell office:value-type="float" office:value="133.3342" calcext:value-type="float">
            <text:p>133.3342</text:p>
          </table:table-cell>
          <table:table-cell office:value-type="float" office:value="0.414199" calcext:value-type="float">
            <text:p>0.414199</text:p>
          </table:table-cell>
          <table:table-cell office:value-type="float" office:value="8.83991" calcext:value-type="float">
            <text:p>8.83991</text:p>
          </table:table-cell>
          <table:table-cell office:value-type="float" office:value="57.1637" calcext:value-type="float">
            <text:p>57.1637</text:p>
          </table:table-cell>
          <table:table-cell office:value-type="float" office:value="71.8934" calcext:value-type="float">
            <text:p>71.8934</text:p>
          </table:table-cell>
          <table:table-cell office:value-type="float" office:value="129.0571" calcext:value-type="float">
            <text:p>129.0571</text:p>
          </table:table-cell>
          <table:table-cell table:formula="of:=[.J5]-[.E5]" office:value-type="float" office:value="-4.27710000000002" calcext:value-type="float">
            <text:p>-4.2771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382" calcext:value-type="float">
            <text:p>0.382</text:p>
          </table:table-cell>
          <table:table-cell office:value-type="float" office:value="66.2295" calcext:value-type="float">
            <text:p>66.2295</text:p>
          </table:table-cell>
          <table:table-cell office:value-type="float" office:value="64.7059" calcext:value-type="float">
            <text:p>64.7059</text:p>
          </table:table-cell>
          <table:table-cell office:value-type="float" office:value="130.9354" calcext:value-type="float">
            <text:p>130.9354</text:p>
          </table:table-cell>
          <table:table-cell office:value-type="float" office:value="0.4535" calcext:value-type="float">
            <text:p>0.4535</text:p>
          </table:table-cell>
          <table:table-cell office:value-type="float" office:value="6.40328" calcext:value-type="float">
            <text:p>6.40328</text:p>
          </table:table-cell>
          <table:table-cell office:value-type="float" office:value="60" calcext:value-type="float">
            <text:p>60</text:p>
          </table:table-cell>
          <table:table-cell office:value-type="float" office:value="69.9649" calcext:value-type="float">
            <text:p>69.9649</text:p>
          </table:table-cell>
          <table:table-cell office:value-type="float" office:value="129.9649" calcext:value-type="float">
            <text:p>129.9649</text:p>
          </table:table-cell>
          <table:table-cell table:formula="of:=[.J6]-[.E6]" office:value-type="float" office:value="-0.970499999999987" calcext:value-type="float">
            <text:p>-0.9705</text:p>
          </table:table-cell>
          <table:table-cell table:number-columns-repeated="2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28" calcext:value-type="float">
            <text:p>0.28</text:p>
          </table:table-cell>
          <table:table-cell office:value-type="float" office:value="79.6947" calcext:value-type="float">
            <text:p>79.6947</text:p>
          </table:table-cell>
          <table:table-cell office:value-type="float" office:value="76.039" calcext:value-type="float">
            <text:p>76.039</text:p>
          </table:table-cell>
          <table:table-cell office:value-type="float" office:value="155.7337" calcext:value-type="float">
            <text:p>155.7337</text:p>
          </table:table-cell>
          <table:table-cell office:value-type="float" office:value="0.244283" calcext:value-type="float">
            <text:p>0.244283</text:p>
          </table:table-cell>
          <table:table-cell office:value-type="float" office:value="17.0332" calcext:value-type="float">
            <text:p>17.0332</text:p>
          </table:table-cell>
          <table:table-cell office:value-type="float" office:value="81.6794" calcext:value-type="float">
            <text:p>81.6794</text:p>
          </table:table-cell>
          <table:table-cell office:value-type="float" office:value="74.1665" calcext:value-type="float">
            <text:p>74.1665</text:p>
          </table:table-cell>
          <table:table-cell office:value-type="float" office:value="155.8459" calcext:value-type="float">
            <text:p>155.8459</text:p>
          </table:table-cell>
          <table:table-cell table:formula="of:=[.J7]-[.E7]" office:value-type="float" office:value="0.112200000000001" calcext:value-type="float">
            <text:p>0.1122</text:p>
          </table:table-cell>
          <table:table-cell table:number-columns-repeated="2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311" calcext:value-type="float">
            <text:p>0.311</text:p>
          </table:table-cell>
          <table:table-cell office:value-type="float" office:value="78.6989" calcext:value-type="float">
            <text:p>78.6989</text:p>
          </table:table-cell>
          <table:table-cell office:value-type="float" office:value="73.8816" calcext:value-type="float">
            <text:p>73.8816</text:p>
          </table:table-cell>
          <table:table-cell office:value-type="float" office:value="152.5805" calcext:value-type="float">
            <text:p>152.5805</text:p>
          </table:table-cell>
          <table:table-cell office:value-type="float" office:value="0.244204" calcext:value-type="float">
            <text:p>0.244204</text:p>
          </table:table-cell>
          <table:table-cell office:value-type="float" office:value="12.2236" calcext:value-type="float">
            <text:p>12.2236</text:p>
          </table:table-cell>
          <table:table-cell office:value-type="float" office:value="80.0743" calcext:value-type="float">
            <text:p>80.0743</text:p>
          </table:table-cell>
          <table:table-cell office:value-type="float" office:value="71.1899" calcext:value-type="float">
            <text:p>71.1899</text:p>
          </table:table-cell>
          <table:table-cell office:value-type="float" office:value="151.2642" calcext:value-type="float">
            <text:p>151.2642</text:p>
          </table:table-cell>
          <table:table-cell table:formula="of:=[.J8]-[.E8]" office:value-type="float" office:value="-1.31630000000001" calcext:value-type="float">
            <text:p>-1.3163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324" calcext:value-type="float">
            <text:p>0.324</text:p>
          </table:table-cell>
          <table:table-cell office:value-type="float" office:value="68.8791" calcext:value-type="float">
            <text:p>68.8791</text:p>
          </table:table-cell>
          <table:table-cell office:value-type="float" office:value="66.9706" calcext:value-type="float">
            <text:p>66.9706</text:p>
          </table:table-cell>
          <table:table-cell office:value-type="float" office:value="135.8497" calcext:value-type="float">
            <text:p>135.8497</text:p>
          </table:table-cell>
          <table:table-cell office:value-type="float" office:value="0.279302" calcext:value-type="float">
            <text:p>0.279302</text:p>
          </table:table-cell>
          <table:table-cell office:value-type="float" office:value="11.0193" calcext:value-type="float">
            <text:p>11.0193</text:p>
          </table:table-cell>
          <table:table-cell office:value-type="float" office:value="69.3871" calcext:value-type="float">
            <text:p>69.3871</text:p>
          </table:table-cell>
          <table:table-cell office:value-type="float" office:value="65.6452" calcext:value-type="float">
            <text:p>65.6452</text:p>
          </table:table-cell>
          <table:table-cell office:value-type="float" office:value="135.0323" calcext:value-type="float">
            <text:p>135.0323</text:p>
          </table:table-cell>
          <table:table-cell table:formula="of:=[.J9]-[.E9]" office:value-type="float" office:value="-0.817400000000021" calcext:value-type="float">
            <text:p>-0.8174</text:p>
          </table:table-cell>
          <table:table-cell table:number-columns-repeated="2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315" calcext:value-type="float">
            <text:p>0.315</text:p>
          </table:table-cell>
          <table:table-cell office:value-type="float" office:value="71.5467" calcext:value-type="float">
            <text:p>71.5467</text:p>
          </table:table-cell>
          <table:table-cell office:value-type="float" office:value="68.4584" calcext:value-type="float">
            <text:p>68.4584</text:p>
          </table:table-cell>
          <table:table-cell office:value-type="float" office:value="140.0051" calcext:value-type="float">
            <text:p>140.0051</text:p>
          </table:table-cell>
          <table:table-cell office:value-type="float" office:value="0.308441" calcext:value-type="float">
            <text:p>0.308441</text:p>
          </table:table-cell>
          <table:table-cell office:value-type="float" office:value="11.6313" calcext:value-type="float">
            <text:p>11.6313</text:p>
          </table:table-cell>
          <table:table-cell office:value-type="float" office:value="71.1576" calcext:value-type="float">
            <text:p>71.1576</text:p>
          </table:table-cell>
          <table:table-cell office:value-type="float" office:value="69.019" calcext:value-type="float">
            <text:p>69.019</text:p>
          </table:table-cell>
          <table:table-cell office:value-type="float" office:value="140.1766" calcext:value-type="float">
            <text:p>140.1766</text:p>
          </table:table-cell>
          <table:table-cell table:formula="of:=[.J10]-[.E10]" office:value-type="float" office:value="0.171500000000009" calcext:value-type="float">
            <text:p>0.1715</text:p>
          </table:table-cell>
          <table:table-cell table:number-columns-repeated="2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297" calcext:value-type="float">
            <text:p>0.297</text:p>
          </table:table-cell>
          <table:table-cell office:value-type="float" office:value="63.1347" calcext:value-type="float">
            <text:p>63.1347</text:p>
          </table:table-cell>
          <table:table-cell office:value-type="float" office:value="80.6748" calcext:value-type="float">
            <text:p>80.6748</text:p>
          </table:table-cell>
          <table:table-cell office:value-type="float" office:value="143.8095" calcext:value-type="float">
            <text:p>143.8095</text:p>
          </table:table-cell>
          <table:table-cell office:value-type="float" office:value="0.0858498" calcext:value-type="float">
            <text:p>0.0858498</text:p>
          </table:table-cell>
          <table:table-cell office:value-type="float" office:value="35.1038" calcext:value-type="float">
            <text:p>35.1038</text:p>
          </table:table-cell>
          <table:table-cell office:value-type="float" office:value="64.4592" calcext:value-type="float">
            <text:p>64.4592</text:p>
          </table:table-cell>
          <table:table-cell office:value-type="float" office:value="72.0092" calcext:value-type="float">
            <text:p>72.0092</text:p>
          </table:table-cell>
          <table:table-cell office:value-type="float" office:value="136.4684" calcext:value-type="float">
            <text:p>136.4684</text:p>
          </table:table-cell>
          <table:table-cell table:formula="of:=[.J11]-[.E11]" office:value-type="float" office:value="-7.34110000000001" calcext:value-type="float">
            <text:p>-7.3411</text:p>
          </table:table-cell>
          <table:table-cell table:number-columns-repeated="2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329" calcext:value-type="float">
            <text:p>0.329</text:p>
          </table:table-cell>
          <table:table-cell office:value-type="float" office:value="79.3729" calcext:value-type="float">
            <text:p>79.3729</text:p>
          </table:table-cell>
          <table:table-cell office:value-type="float" office:value="66.0321" calcext:value-type="float">
            <text:p>66.0321</text:p>
          </table:table-cell>
          <table:table-cell office:value-type="float" office:value="145.405" calcext:value-type="float">
            <text:p>145.405</text:p>
          </table:table-cell>
          <table:table-cell office:value-type="float" office:value="0.124223" calcext:value-type="float">
            <text:p>0.124223</text:p>
          </table:table-cell>
          <table:table-cell office:value-type="float" office:value="31.5454" calcext:value-type="float">
            <text:p>31.5454</text:p>
          </table:table-cell>
          <table:table-cell office:value-type="float" office:value="86.3036" calcext:value-type="float">
            <text:p>86.3036</text:p>
          </table:table-cell>
          <table:table-cell office:value-type="float" office:value="47.5451" calcext:value-type="float">
            <text:p>47.5451</text:p>
          </table:table-cell>
          <table:table-cell office:value-type="float" office:value="133.8487" calcext:value-type="float">
            <text:p>133.8487</text:p>
          </table:table-cell>
          <table:table-cell table:formula="of:=[.J12]-[.E12]" office:value-type="float" office:value="-11.5563" calcext:value-type="float">
            <text:p>-11.5563</text:p>
          </table:table-cell>
          <table:table-cell table:number-columns-repeated="2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304" calcext:value-type="float">
            <text:p>0.304</text:p>
          </table:table-cell>
          <table:table-cell office:value-type="float" office:value="89.7321" calcext:value-type="float">
            <text:p>89.7321</text:p>
          </table:table-cell>
          <table:table-cell office:value-type="float" office:value="57.1618" calcext:value-type="float">
            <text:p>57.1618</text:p>
          </table:table-cell>
          <table:table-cell office:value-type="float" office:value="146.8939" calcext:value-type="float">
            <text:p>146.8939</text:p>
          </table:table-cell>
          <table:table-cell office:value-type="float" office:value="0.321274" calcext:value-type="float">
            <text:p>0.321274</text:p>
          </table:table-cell>
          <table:table-cell office:value-type="float" office:value="5.07478" calcext:value-type="float">
            <text:p>5.07478</text:p>
          </table:table-cell>
          <table:table-cell office:value-type="float" office:value="89.2857" calcext:value-type="float">
            <text:p>89.2857</text:p>
          </table:table-cell>
          <table:table-cell office:value-type="float" office:value="57.4271" calcext:value-type="float">
            <text:p>57.4271</text:p>
          </table:table-cell>
          <table:table-cell office:value-type="float" office:value="146.7128" calcext:value-type="float">
            <text:p>146.7128</text:p>
          </table:table-cell>
          <table:table-cell table:formula="of:=[.J13]-[.E13]" office:value-type="float" office:value="-0.181100000000015" calcext:value-type="float">
            <text:p>-0.1811</text:p>
          </table:table-cell>
          <table:table-cell table:number-columns-repeated="2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.334" calcext:value-type="float">
            <text:p>0.334</text:p>
          </table:table-cell>
          <table:table-cell office:value-type="float" office:value="88.5057" calcext:value-type="float">
            <text:p>88.5057</text:p>
          </table:table-cell>
          <table:table-cell office:value-type="float" office:value="80.3523" calcext:value-type="float">
            <text:p>80.3523</text:p>
          </table:table-cell>
          <table:table-cell office:value-type="float" office:value="168.858" calcext:value-type="float">
            <text:p>168.858</text:p>
          </table:table-cell>
          <table:table-cell office:value-type="float" office:value="0.23243" calcext:value-type="float">
            <text:p>0.23243</text:p>
          </table:table-cell>
          <table:table-cell office:value-type="float" office:value="18.7734" calcext:value-type="float">
            <text:p>18.7734</text:p>
          </table:table-cell>
          <table:table-cell office:value-type="float" office:value="89.1626" calcext:value-type="float">
            <text:p>89.1626</text:p>
          </table:table-cell>
          <table:table-cell office:value-type="float" office:value="78.6585" calcext:value-type="float">
            <text:p>78.6585</text:p>
          </table:table-cell>
          <table:table-cell office:value-type="float" office:value="167.8211" calcext:value-type="float">
            <text:p>167.8211</text:p>
          </table:table-cell>
          <table:table-cell table:formula="of:=[.J14]-[.E14]" office:value-type="float" office:value="-1.0369" calcext:value-type="float">
            <text:p>-1.0369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AVG →</text:p>
          </table:table-cell>
          <table:table-cell table:formula="of:=AVERAGE([.C3:.C14])" office:value-type="float" office:value="72.819025" calcext:value-type="float">
            <text:p>72.819025</text:p>
          </table:table-cell>
          <table:table-cell table:formula="of:=AVERAGE([.D3:.D14])" office:value-type="float" office:value="71.784" calcext:value-type="float">
            <text:p>71.784</text:p>
          </table:table-cell>
          <table:table-cell table:formula="of:=AVERAGE([.E3:.E14])" office:value-type="float" office:value="144.603025" calcext:value-type="float">
            <text:p>144.603025</text:p>
          </table:table-cell>
          <table:table-cell table:formula="of:=AVERAGE([.F3:.F14])" office:value-type="float" office:value="0.264997316666667" calcext:value-type="float">
            <text:p>0.2649973167</text:p>
          </table:table-cell>
          <table:table-cell table:formula="of:=AVERAGE([.G3:.G14])" office:value-type="float" office:value="15.0255233333333" calcext:value-type="float">
            <text:p>15.0255233333</text:p>
          </table:table-cell>
          <table:table-cell table:formula="of:=AVERAGE([.H3:.H14])" office:value-type="float" office:value="72.6871583333333" calcext:value-type="float">
            <text:p>72.6871583333</text:p>
          </table:table-cell>
          <table:table-cell table:formula="of:=AVERAGE([.I3:.I14])" office:value-type="float" office:value="69.4103666666667" calcext:value-type="float">
            <text:p>69.4103666667</text:p>
          </table:table-cell>
          <table:table-cell table:formula="of:=AVERAGE([.J3:.J14])" office:value-type="float" office:value="142.097525" calcext:value-type="float">
            <text:p>142.097525</text:p>
          </table:table-cell>
          <table:table-cell table:formula="of:=AVERAGE([.K3:.K14])" office:value-type="float" office:value="-2.5055" calcext:value-type="float">
            <text:p>-2.505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PETs2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frame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O. Detection</text:p>
          </table:table-cell>
          <table:table-cell table:style-name="ce1" office:value-type="string" calcext:value-type="string">
            <text:p>O. Discrimination</text:p>
          </table:table-cell>
          <table:table-cell table:style-name="ce1" office:value-type="string" calcext:value-type="string">
            <text:p>ODD</text:p>
          </table:table-cell>
          <table:table-cell table:style-name="ce1" office:value-type="string" calcext:value-type="string">
            <text:p>NEW coneR1</text:p>
          </table:table-cell>
          <table:table-cell table:style-name="ce1" office:value-type="string" calcext:value-type="string">
            <text:p>RG – B</text:p>
          </table:table-cell>
          <table:table-cell table:style-name="ce1" office:value-type="string" calcext:value-type="string">
            <text:p>Detection</text:p>
          </table:table-cell>
          <table:table-cell table:style-name="ce1" office:value-type="string" calcext:value-type="string">
            <text:p>Discrimination</text:p>
          </table:table-cell>
          <table:table-cell table:style-name="ce1" office:value-type="string" calcext:value-type="string">
            <text:p>DD</text:p>
          </table:table-cell>
          <table:table-cell table:style-name="ce1" office:value-type="string" calcext:value-type="string">
            <text:p>DIFF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591" calcext:value-type="float">
            <text:p>0.591</text:p>
          </table:table-cell>
          <table:table-cell office:value-type="float" office:value="68.0879" calcext:value-type="float">
            <text:p>68.0879</text:p>
          </table:table-cell>
          <table:table-cell office:value-type="float" office:value="76.4585" calcext:value-type="float">
            <text:p>76.4585</text:p>
          </table:table-cell>
          <table:table-cell office:value-type="float" office:value="144.5464" calcext:value-type="float">
            <text:p>144.5464</text:p>
          </table:table-cell>
          <table:table-cell office:value-type="float" office:value="0.413686" calcext:value-type="float">
            <text:p>0.413686</text:p>
          </table:table-cell>
          <table:table-cell office:value-type="float" office:value="1.35043" calcext:value-type="float">
            <text:p>1.35043</text:p>
          </table:table-cell>
          <table:table-cell office:value-type="float" office:value="68.0879" calcext:value-type="float">
            <text:p>68.0879</text:p>
          </table:table-cell>
          <table:table-cell office:value-type="float" office:value="78.8895" calcext:value-type="float">
            <text:p>78.8895</text:p>
          </table:table-cell>
          <table:table-cell office:value-type="float" office:value="146.9774" calcext:value-type="float">
            <text:p>146.9774</text:p>
          </table:table-cell>
          <table:table-cell table:formula="of:=[.J18]-[.E18]" office:value-type="float" office:value="2.43099999999998" calcext:value-type="float">
            <text:p>2.431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639" calcext:value-type="float">
            <text:p>0.639</text:p>
          </table:table-cell>
          <table:table-cell office:value-type="float" office:value="33.5938" calcext:value-type="float">
            <text:p>33.5938</text:p>
          </table:table-cell>
          <table:table-cell office:value-type="float" office:value="84.7328" calcext:value-type="float">
            <text:p>84.7328</text:p>
          </table:table-cell>
          <table:table-cell office:value-type="float" office:value="118.3266" calcext:value-type="float">
            <text:p>118.3266</text:p>
          </table:table-cell>
          <table:table-cell office:value-type="float" office:value="0.332244" calcext:value-type="float">
            <text:p>0.332244</text:p>
          </table:table-cell>
          <table:table-cell office:value-type="float" office:value="-3.86621" calcext:value-type="float">
            <text:p>-3.86621</text:p>
          </table:table-cell>
          <table:table-cell office:value-type="float" office:value="33.5938" calcext:value-type="float">
            <text:p>33.5938</text:p>
          </table:table-cell>
          <table:table-cell office:value-type="float" office:value="85.3302" calcext:value-type="float">
            <text:p>85.3302</text:p>
          </table:table-cell>
          <table:table-cell office:value-type="float" office:value="118.924" calcext:value-type="float">
            <text:p>118.924</text:p>
          </table:table-cell>
          <table:table-cell table:formula="of:=[.J19]-[.E19]" office:value-type="float" office:value="0.597400000000008" calcext:value-type="float">
            <text:p>0.5974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499" calcext:value-type="float">
            <text:p>0.499</text:p>
          </table:table-cell>
          <table:table-cell office:value-type="float" office:value="33.9921" calcext:value-type="float">
            <text:p>33.9921</text:p>
          </table:table-cell>
          <table:table-cell office:value-type="float" office:value="84.0453" calcext:value-type="float">
            <text:p>84.0453</text:p>
          </table:table-cell>
          <table:table-cell office:value-type="float" office:value="118.0374" calcext:value-type="float">
            <text:p>118.0374</text:p>
          </table:table-cell>
          <table:table-cell office:value-type="float" office:value="0.299603" calcext:value-type="float">
            <text:p>0.299603</text:p>
          </table:table-cell>
          <table:table-cell office:value-type="float" office:value="-0.184782" calcext:value-type="float">
            <text:p>-0.184782</text:p>
          </table:table-cell>
          <table:table-cell office:value-type="float" office:value="33.9921" calcext:value-type="float">
            <text:p>33.9921</text:p>
          </table:table-cell>
          <table:table-cell office:value-type="float" office:value="84.0017" calcext:value-type="float">
            <text:p>84.0017</text:p>
          </table:table-cell>
          <table:table-cell office:value-type="float" office:value="117.9938" calcext:value-type="float">
            <text:p>117.9938</text:p>
          </table:table-cell>
          <table:table-cell table:formula="of:=[.J20]-[.E20]" office:value-type="float" office:value="-0.0436000000000121" calcext:value-type="float">
            <text:p>-0.0436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448" calcext:value-type="float">
            <text:p>0.448</text:p>
          </table:table-cell>
          <table:table-cell office:value-type="float" office:value="99.115" calcext:value-type="float">
            <text:p>99.115</text:p>
          </table:table-cell>
          <table:table-cell office:value-type="float" office:value="66.7976" calcext:value-type="float">
            <text:p>66.7976</text:p>
          </table:table-cell>
          <table:table-cell office:value-type="float" office:value="165.9126" calcext:value-type="float">
            <text:p>165.9126</text:p>
          </table:table-cell>
          <table:table-cell office:value-type="float" office:value="0.104625" calcext:value-type="float">
            <text:p>0.104625</text:p>
          </table:table-cell>
          <table:table-cell office:value-type="float" office:value="14.1106" calcext:value-type="float">
            <text:p>14.1106</text:p>
          </table:table-cell>
          <table:table-cell office:value-type="float" office:value="99.115" calcext:value-type="float">
            <text:p>99.115</text:p>
          </table:table-cell>
          <table:table-cell office:value-type="float" office:value="31.1395" calcext:value-type="float">
            <text:p>31.1395</text:p>
          </table:table-cell>
          <table:table-cell office:value-type="float" office:value="130.2545" calcext:value-type="float">
            <text:p>130.2545</text:p>
          </table:table-cell>
          <table:table-cell table:formula="of:=[.J21]-[.E21]" office:value-type="float" office:value="-35.6581" calcext:value-type="float">
            <text:p>-35.6581</text:p>
          </table:table-cell>
          <table:table-cell table:number-columns-repeated="2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442" calcext:value-type="float">
            <text:p>0.442</text:p>
          </table:table-cell>
          <table:table-cell office:value-type="float" office:value="99.2218" calcext:value-type="float">
            <text:p>99.2218</text:p>
          </table:table-cell>
          <table:table-cell office:value-type="float" office:value="70.5216" calcext:value-type="float">
            <text:p>70.5216</text:p>
          </table:table-cell>
          <table:table-cell office:value-type="float" office:value="169.7434" calcext:value-type="float">
            <text:p>169.7434</text:p>
          </table:table-cell>
          <table:table-cell office:value-type="float" office:value="0.121139" calcext:value-type="float">
            <text:p>0.121139</text:p>
          </table:table-cell>
          <table:table-cell office:value-type="float" office:value="15.6394" calcext:value-type="float">
            <text:p>15.6394</text:p>
          </table:table-cell>
          <table:table-cell office:value-type="float" office:value="99.2218" calcext:value-type="float">
            <text:p>99.2218</text:p>
          </table:table-cell>
          <table:table-cell office:value-type="float" office:value="60.372" calcext:value-type="float">
            <text:p>60.372</text:p>
          </table:table-cell>
          <table:table-cell office:value-type="float" office:value="159.5938" calcext:value-type="float">
            <text:p>159.5938</text:p>
          </table:table-cell>
          <table:table-cell table:formula="of:=[.J22]-[.E22]" office:value-type="float" office:value="-10.1496" calcext:value-type="float">
            <text:p>-10.1496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471" calcext:value-type="float">
            <text:p>0.471</text:p>
          </table:table-cell>
          <table:table-cell office:value-type="float" office:value="100" calcext:value-type="float">
            <text:p>100</text:p>
          </table:table-cell>
          <table:table-cell office:value-type="float" office:value="66.2837" calcext:value-type="float">
            <text:p>66.2837</text:p>
          </table:table-cell>
          <table:table-cell office:value-type="float" office:value="166.2837" calcext:value-type="float">
            <text:p>166.2837</text:p>
          </table:table-cell>
          <table:table-cell office:value-type="float" office:value="0.149015" calcext:value-type="float">
            <text:p>0.149015</text:p>
          </table:table-cell>
          <table:table-cell office:value-type="float" office:value="15.7166" calcext:value-type="float">
            <text:p>15.7166</text:p>
          </table:table-cell>
          <table:table-cell office:value-type="float" office:value="100" calcext:value-type="float">
            <text:p>100</text:p>
          </table:table-cell>
          <table:table-cell office:value-type="float" office:value="52.4967" calcext:value-type="float">
            <text:p>52.4967</text:p>
          </table:table-cell>
          <table:table-cell office:value-type="float" office:value="152.4967" calcext:value-type="float">
            <text:p>152.4967</text:p>
          </table:table-cell>
          <table:table-cell table:formula="of:=[.J23]-[.E23]" office:value-type="float" office:value="-13.787" calcext:value-type="float">
            <text:p>-13.787</text:p>
          </table:table-cell>
          <table:table-cell table:number-columns-repeated="2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391" calcext:value-type="float">
            <text:p>0.391</text:p>
          </table:table-cell>
          <table:table-cell office:value-type="float" office:value="96.9161" calcext:value-type="float">
            <text:p>96.9161</text:p>
          </table:table-cell>
          <table:table-cell office:value-type="float" office:value="76.2933" calcext:value-type="float">
            <text:p>76.2933</text:p>
          </table:table-cell>
          <table:table-cell office:value-type="float" office:value="173.2094" calcext:value-type="float">
            <text:p>173.2094</text:p>
          </table:table-cell>
          <table:table-cell office:value-type="float" office:value="0.194223" calcext:value-type="float">
            <text:p>0.194223</text:p>
          </table:table-cell>
          <table:table-cell office:value-type="float" office:value="17.8046" calcext:value-type="float">
            <text:p>17.8046</text:p>
          </table:table-cell>
          <table:table-cell office:value-type="float" office:value="97.1689" calcext:value-type="float">
            <text:p>97.1689</text:p>
          </table:table-cell>
          <table:table-cell office:value-type="float" office:value="71.931" calcext:value-type="float">
            <text:p>71.931</text:p>
          </table:table-cell>
          <table:table-cell office:value-type="float" office:value="169.0999" calcext:value-type="float">
            <text:p>169.0999</text:p>
          </table:table-cell>
          <table:table-cell table:formula="of:=[.J24]-[.E24]" office:value-type="float" office:value="-4.1095" calcext:value-type="float">
            <text:p>-4.1095</text:p>
          </table:table-cell>
          <table:table-cell table:number-columns-repeated="2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356" calcext:value-type="float">
            <text:p>0.356</text:p>
          </table:table-cell>
          <table:table-cell office:value-type="float" office:value="92.2688" calcext:value-type="float">
            <text:p>92.2688</text:p>
          </table:table-cell>
          <table:table-cell office:value-type="float" office:value="74.164" calcext:value-type="float">
            <text:p>74.164</text:p>
          </table:table-cell>
          <table:table-cell office:value-type="float" office:value="166.4328" calcext:value-type="float">
            <text:p>166.4328</text:p>
          </table:table-cell>
          <table:table-cell office:value-type="float" office:value="0.203983" calcext:value-type="float">
            <text:p>0.203983</text:p>
          </table:table-cell>
          <table:table-cell office:value-type="float" office:value="25.2074" calcext:value-type="float">
            <text:p>25.2074</text:p>
          </table:table-cell>
          <table:table-cell office:value-type="float" office:value="92.6301" calcext:value-type="float">
            <text:p>92.6301</text:p>
          </table:table-cell>
          <table:table-cell office:value-type="float" office:value="70.7479" calcext:value-type="float">
            <text:p>70.7479</text:p>
          </table:table-cell>
          <table:table-cell office:value-type="float" office:value="163.378" calcext:value-type="float">
            <text:p>163.378</text:p>
          </table:table-cell>
          <table:table-cell table:formula="of:=[.J25]-[.E25]" office:value-type="float" office:value="-3.0548" calcext:value-type="float">
            <text:p>-3.0548</text:p>
          </table:table-cell>
          <table:table-cell table:number-columns-repeated="2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498" calcext:value-type="float">
            <text:p>0.498</text:p>
          </table:table-cell>
          <table:table-cell office:value-type="float" office:value="100" calcext:value-type="float">
            <text:p>100</text:p>
          </table:table-cell>
          <table:table-cell office:value-type="float" office:value="62.7468" calcext:value-type="float">
            <text:p>62.7468</text:p>
          </table:table-cell>
          <table:table-cell office:value-type="float" office:value="162.7468" calcext:value-type="float">
            <text:p>162.7468</text:p>
          </table:table-cell>
          <table:table-cell office:value-type="float" office:value="0.120639" calcext:value-type="float">
            <text:p>0.120639</text:p>
          </table:table-cell>
          <table:table-cell office:value-type="float" office:value="15.5658" calcext:value-type="float">
            <text:p>15.5658</text:p>
          </table:table-cell>
          <table:table-cell office:value-type="float" office:value="100" calcext:value-type="float">
            <text:p>100</text:p>
          </table:table-cell>
          <table:table-cell office:value-type="float" office:value="43.6411" calcext:value-type="float">
            <text:p>43.6411</text:p>
          </table:table-cell>
          <table:table-cell office:value-type="float" office:value="143.6411" calcext:value-type="float">
            <text:p>143.6411</text:p>
          </table:table-cell>
          <table:table-cell table:formula="of:=[.J26]-[.E26]" office:value-type="float" office:value="-19.1057" calcext:value-type="float">
            <text:p>-19.1057</text:p>
          </table:table-cell>
          <table:table-cell table:number-columns-repeated="2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73" calcext:value-type="float">
            <text:p>0.73</text:p>
          </table:table-cell>
          <table:table-cell office:value-type="float" office:value="20.2454" calcext:value-type="float">
            <text:p>20.2454</text:p>
          </table:table-cell>
          <table:table-cell office:value-type="float" office:value="65.5239" calcext:value-type="float">
            <text:p>65.5239</text:p>
          </table:table-cell>
          <table:table-cell office:value-type="float" office:value="85.7693" calcext:value-type="float">
            <text:p>85.7693</text:p>
          </table:table-cell>
          <table:table-cell office:value-type="float" office:value="0.412504" calcext:value-type="float">
            <text:p>0.412504</text:p>
          </table:table-cell>
          <table:table-cell office:value-type="float" office:value="-19.4049" calcext:value-type="float">
            <text:p>-19.4049</text:p>
          </table:table-cell>
          <table:table-cell office:value-type="float" office:value="20.2454" calcext:value-type="float">
            <text:p>20.2454</text:p>
          </table:table-cell>
          <table:table-cell office:value-type="float" office:value="69.7283" calcext:value-type="float">
            <text:p>69.7283</text:p>
          </table:table-cell>
          <table:table-cell office:value-type="float" office:value="89.9737" calcext:value-type="float">
            <text:p>89.9737</text:p>
          </table:table-cell>
          <table:table-cell table:formula="of:=[.J27]-[.E27]" office:value-type="float" office:value="4.20439999999999" calcext:value-type="float">
            <text:p>4.2044</text:p>
          </table:table-cell>
          <table:table-cell table:number-columns-repeated="2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.454" calcext:value-type="float">
            <text:p>0.454</text:p>
          </table:table-cell>
          <table:table-cell office:value-type="float" office:value="73.6506" calcext:value-type="float">
            <text:p>73.6506</text:p>
          </table:table-cell>
          <table:table-cell office:value-type="float" office:value="69.8562" calcext:value-type="float">
            <text:p>69.8562</text:p>
          </table:table-cell>
          <table:table-cell office:value-type="float" office:value="143.5068" calcext:value-type="float">
            <text:p>143.5068</text:p>
          </table:table-cell>
          <table:table-cell office:value-type="float" office:value="0.288838" calcext:value-type="float">
            <text:p>0.288838</text:p>
          </table:table-cell>
          <table:table-cell office:value-type="float" office:value="1.28294" calcext:value-type="float">
            <text:p>1.28294</text:p>
          </table:table-cell>
          <table:table-cell office:value-type="float" office:value="73.7086" calcext:value-type="float">
            <text:p>73.7086</text:p>
          </table:table-cell>
          <table:table-cell office:value-type="float" office:value="68.7175" calcext:value-type="float">
            <text:p>68.7175</text:p>
          </table:table-cell>
          <table:table-cell office:value-type="float" office:value="142.4261" calcext:value-type="float">
            <text:p>142.4261</text:p>
          </table:table-cell>
          <table:table-cell table:formula="of:=[.J28]-[.E28]" office:value-type="float" office:value="-1.08070000000001" calcext:value-type="float">
            <text:p>-1.0807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AVG →</text:p>
          </table:table-cell>
          <table:table-cell table:formula="of:=AVERAGE([.C18:.C28])" office:value-type="float" office:value="74.2810454545455" calcext:value-type="float">
            <text:p>74.2810454545</text:p>
          </table:table-cell>
          <table:table-cell table:formula="of:=AVERAGE([.D18:.D28])" office:value-type="float" office:value="72.4930636363636" calcext:value-type="float">
            <text:p>72.4930636364</text:p>
          </table:table-cell>
          <table:table-cell table:formula="of:=AVERAGE([.E18:.E28])" office:value-type="float" office:value="146.774109090909" calcext:value-type="float">
            <text:p>146.7741090909</text:p>
          </table:table-cell>
          <table:table-cell table:formula="of:=AVERAGE([.F18:.F28])" office:value-type="float" office:value="0.240045363636364" calcext:value-type="float">
            <text:p>0.2400453636</text:p>
          </table:table-cell>
          <table:table-cell table:formula="of:=AVERAGE([.G18:.G28])" office:value-type="float" office:value="7.56562527272727" calcext:value-type="float">
            <text:p>7.5656252727</text:p>
          </table:table-cell>
          <table:table-cell table:formula="of:=AVERAGE([.H18:.H28])" office:value-type="float" office:value="74.3421454545455" calcext:value-type="float">
            <text:p>74.3421454545</text:p>
          </table:table-cell>
          <table:table-cell table:formula="of:=AVERAGE([.I18:.I28])" office:value-type="float" office:value="65.1814" calcext:value-type="float">
            <text:p>65.1814</text:p>
          </table:table-cell>
          <table:table-cell table:formula="of:=AVERAGE([.J18:.J28])" office:value-type="float" office:value="139.523545454545" calcext:value-type="float">
            <text:p>139.5235454545</text:p>
          </table:table-cell>
          <table:table-cell table:formula="of:=AVERAGE([.K18:.K28])" office:value-type="float" office:value="-7.25056363636364" calcext:value-type="float">
            <text:p>-7.250563636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ton_highway1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frame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O. Detection</text:p>
          </table:table-cell>
          <table:table-cell table:style-name="ce1" office:value-type="string" calcext:value-type="string">
            <text:p>O. Discrimination</text:p>
          </table:table-cell>
          <table:table-cell table:style-name="ce1" office:value-type="string" calcext:value-type="string">
            <text:p>ODD</text:p>
          </table:table-cell>
          <table:table-cell table:style-name="ce1" office:value-type="string" calcext:value-type="string">
            <text:p>NEW coneR1</text:p>
          </table:table-cell>
          <table:table-cell table:style-name="ce1" office:value-type="string" calcext:value-type="string">
            <text:p>RG – B</text:p>
          </table:table-cell>
          <table:table-cell table:style-name="ce1" office:value-type="string" calcext:value-type="string">
            <text:p>Detection</text:p>
          </table:table-cell>
          <table:table-cell table:style-name="ce1" office:value-type="string" calcext:value-type="string">
            <text:p>Discrimination</text:p>
          </table:table-cell>
          <table:table-cell table:style-name="ce1" office:value-type="string" calcext:value-type="string">
            <text:p>DD</text:p>
          </table:table-cell>
          <table:table-cell table:style-name="ce1" office:value-type="string" calcext:value-type="string">
            <text:p>DIFF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233" calcext:value-type="float">
            <text:p>0.233</text:p>
          </table:table-cell>
          <table:table-cell office:value-type="float" office:value="75.55" calcext:value-type="float">
            <text:p>75.55</text:p>
          </table:table-cell>
          <table:table-cell office:value-type="float" office:value="69.2299" calcext:value-type="float">
            <text:p>69.2299</text:p>
          </table:table-cell>
          <table:table-cell office:value-type="float" office:value="144.7799" calcext:value-type="float">
            <text:p>144.7799</text:p>
          </table:table-cell>
          <table:table-cell office:value-type="float" office:value="0.208435" calcext:value-type="float">
            <text:p>0.208435</text:p>
          </table:table-cell>
          <table:table-cell office:value-type="float" office:value="7.58197" calcext:value-type="float">
            <text:p>7.58197</text:p>
          </table:table-cell>
          <table:table-cell office:value-type="float" office:value="88.1654" calcext:value-type="float">
            <text:p>88.1654</text:p>
          </table:table-cell>
          <table:table-cell office:value-type="float" office:value="60.7188" calcext:value-type="float">
            <text:p>60.7188</text:p>
          </table:table-cell>
          <table:table-cell office:value-type="float" office:value="148.8842" calcext:value-type="float">
            <text:p>148.8842</text:p>
          </table:table-cell>
          <table:table-cell table:formula="of:=[.J32]-[.E32]" office:value-type="float" office:value="4.1043" calcext:value-type="float">
            <text:p>4.1043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311" calcext:value-type="float">
            <text:p>0.311</text:p>
          </table:table-cell>
          <table:table-cell office:value-type="float" office:value="67.158" calcext:value-type="float">
            <text:p>67.158</text:p>
          </table:table-cell>
          <table:table-cell office:value-type="float" office:value="65.4284" calcext:value-type="float">
            <text:p>65.4284</text:p>
          </table:table-cell>
          <table:table-cell office:value-type="float" office:value="132.5864" calcext:value-type="float">
            <text:p>132.5864</text:p>
          </table:table-cell>
          <table:table-cell office:value-type="float" office:value="0.205352" calcext:value-type="float">
            <text:p>0.205352</text:p>
          </table:table-cell>
          <table:table-cell office:value-type="float" office:value="6.20152" calcext:value-type="float">
            <text:p>6.20152</text:p>
          </table:table-cell>
          <table:table-cell office:value-type="float" office:value="72.5012" calcext:value-type="float">
            <text:p>72.5012</text:p>
          </table:table-cell>
          <table:table-cell office:value-type="float" office:value="50.6693" calcext:value-type="float">
            <text:p>50.6693</text:p>
          </table:table-cell>
          <table:table-cell office:value-type="float" office:value="123.1705" calcext:value-type="float">
            <text:p>123.1705</text:p>
          </table:table-cell>
          <table:table-cell table:formula="of:=[.J33]-[.E33]" office:value-type="float" office:value="-9.41589999999999" calcext:value-type="float">
            <text:p>-9.4159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214" calcext:value-type="float">
            <text:p>0.214</text:p>
          </table:table-cell>
          <table:table-cell office:value-type="float" office:value="73.1796" calcext:value-type="float">
            <text:p>73.1796</text:p>
          </table:table-cell>
          <table:table-cell office:value-type="float" office:value="58.4456" calcext:value-type="float">
            <text:p>58.4456</text:p>
          </table:table-cell>
          <table:table-cell office:value-type="float" office:value="131.6252" calcext:value-type="float">
            <text:p>131.6252</text:p>
          </table:table-cell>
          <table:table-cell office:value-type="float" office:value="0.214472" calcext:value-type="float">
            <text:p>0.214472</text:p>
          </table:table-cell>
          <table:table-cell office:value-type="float" office:value="8.79309" calcext:value-type="float">
            <text:p>8.79309</text:p>
          </table:table-cell>
          <table:table-cell office:value-type="float" office:value="84.5031" calcext:value-type="float">
            <text:p>84.5031</text:p>
          </table:table-cell>
          <table:table-cell office:value-type="float" office:value="51.7837" calcext:value-type="float">
            <text:p>51.7837</text:p>
          </table:table-cell>
          <table:table-cell office:value-type="float" office:value="136.2868" calcext:value-type="float">
            <text:p>136.2868</text:p>
          </table:table-cell>
          <table:table-cell table:formula="of:=[.J34]-[.E34]" office:value-type="float" office:value="4.66159999999999" calcext:value-type="float">
            <text:p>4.6616</text:p>
          </table:table-cell>
          <table:table-cell table:number-columns-repeated="2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265" calcext:value-type="float">
            <text:p>0.265</text:p>
          </table:table-cell>
          <table:table-cell office:value-type="float" office:value="82.7473" calcext:value-type="float">
            <text:p>82.7473</text:p>
          </table:table-cell>
          <table:table-cell office:value-type="float" office:value="69.9272" calcext:value-type="float">
            <text:p>69.9272</text:p>
          </table:table-cell>
          <table:table-cell office:value-type="float" office:value="152.6745" calcext:value-type="float">
            <text:p>152.6745</text:p>
          </table:table-cell>
          <table:table-cell office:value-type="float" office:value="0.201737" calcext:value-type="float">
            <text:p>0.201737</text:p>
          </table:table-cell>
          <table:table-cell office:value-type="float" office:value="3.86209" calcext:value-type="float">
            <text:p>3.86209</text:p>
          </table:table-cell>
          <table:table-cell office:value-type="float" office:value="88.4615" calcext:value-type="float">
            <text:p>88.4615</text:p>
          </table:table-cell>
          <table:table-cell office:value-type="float" office:value="62.1359" calcext:value-type="float">
            <text:p>62.1359</text:p>
          </table:table-cell>
          <table:table-cell office:value-type="float" office:value="150.5974" calcext:value-type="float">
            <text:p>150.5974</text:p>
          </table:table-cell>
          <table:table-cell table:formula="of:=[.J35]-[.E35]" office:value-type="float" office:value="-2.0771" calcext:value-type="float">
            <text:p>-2.0771</text:p>
          </table:table-cell>
          <table:table-cell table:number-columns-repeated="2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258" calcext:value-type="float">
            <text:p>0.258</text:p>
          </table:table-cell>
          <table:table-cell office:value-type="float" office:value="69.1618" calcext:value-type="float">
            <text:p>69.1618</text:p>
          </table:table-cell>
          <table:table-cell office:value-type="float" office:value="63.6085" calcext:value-type="float">
            <text:p>63.6085</text:p>
          </table:table-cell>
          <table:table-cell office:value-type="float" office:value="132.7703" calcext:value-type="float">
            <text:p>132.7703</text:p>
          </table:table-cell>
          <table:table-cell office:value-type="float" office:value="0.22066" calcext:value-type="float">
            <text:p>0.22066</text:p>
          </table:table-cell>
          <table:table-cell office:value-type="float" office:value="6.10877" calcext:value-type="float">
            <text:p>6.10877</text:p>
          </table:table-cell>
          <table:table-cell office:value-type="float" office:value="82.6184" calcext:value-type="float">
            <text:p>82.6184</text:p>
          </table:table-cell>
          <table:table-cell office:value-type="float" office:value="53.1093" calcext:value-type="float">
            <text:p>53.1093</text:p>
          </table:table-cell>
          <table:table-cell office:value-type="float" office:value="135.7277" calcext:value-type="float">
            <text:p>135.7277</text:p>
          </table:table-cell>
          <table:table-cell table:formula="of:=[.J36]-[.E36]" office:value-type="float" office:value="2.95740000000001" calcext:value-type="float">
            <text:p>2.9574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275" calcext:value-type="float">
            <text:p>0.275</text:p>
          </table:table-cell>
          <table:table-cell office:value-type="float" office:value="72.2989" calcext:value-type="float">
            <text:p>72.2989</text:p>
          </table:table-cell>
          <table:table-cell office:value-type="float" office:value="64.8861" calcext:value-type="float">
            <text:p>64.8861</text:p>
          </table:table-cell>
          <table:table-cell office:value-type="float" office:value="137.185" calcext:value-type="float">
            <text:p>137.185</text:p>
          </table:table-cell>
          <table:table-cell office:value-type="float" office:value="0.203708" calcext:value-type="float">
            <text:p>0.203708</text:p>
          </table:table-cell>
          <table:table-cell office:value-type="float" office:value="8.60938" calcext:value-type="float">
            <text:p>8.60938</text:p>
          </table:table-cell>
          <table:table-cell office:value-type="float" office:value="81.3422" calcext:value-type="float">
            <text:p>81.3422</text:p>
          </table:table-cell>
          <table:table-cell office:value-type="float" office:value="53.8514" calcext:value-type="float">
            <text:p>53.8514</text:p>
          </table:table-cell>
          <table:table-cell office:value-type="float" office:value="135.1936" calcext:value-type="float">
            <text:p>135.1936</text:p>
          </table:table-cell>
          <table:table-cell table:formula="of:=[.J37]-[.E37]" office:value-type="float" office:value="-1.9914" calcext:value-type="float">
            <text:p>-1.9914</text:p>
          </table:table-cell>
          <table:table-cell table:number-columns-repeated="2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249" calcext:value-type="float">
            <text:p>0.249</text:p>
          </table:table-cell>
          <table:table-cell office:value-type="float" office:value="67.2983" calcext:value-type="float">
            <text:p>67.2983</text:p>
          </table:table-cell>
          <table:table-cell office:value-type="float" office:value="63.1035" calcext:value-type="float">
            <text:p>63.1035</text:p>
          </table:table-cell>
          <table:table-cell office:value-type="float" office:value="130.4018" calcext:value-type="float">
            <text:p>130.4018</text:p>
          </table:table-cell>
          <table:table-cell office:value-type="float" office:value="0.210283" calcext:value-type="float">
            <text:p>0.210283</text:p>
          </table:table-cell>
          <table:table-cell office:value-type="float" office:value="6.29888" calcext:value-type="float">
            <text:p>6.29888</text:p>
          </table:table-cell>
          <table:table-cell office:value-type="float" office:value="78.1797" calcext:value-type="float">
            <text:p>78.1797</text:p>
          </table:table-cell>
          <table:table-cell office:value-type="float" office:value="54.3576" calcext:value-type="float">
            <text:p>54.3576</text:p>
          </table:table-cell>
          <table:table-cell office:value-type="float" office:value="132.5373" calcext:value-type="float">
            <text:p>132.5373</text:p>
          </table:table-cell>
          <table:table-cell table:formula="of:=[.J38]-[.E38]" office:value-type="float" office:value="2.13549999999998" calcext:value-type="float">
            <text:p>2.1355</text:p>
          </table:table-cell>
          <table:table-cell table:number-columns-repeated="2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24" calcext:value-type="float">
            <text:p>0.24</text:p>
          </table:table-cell>
          <table:table-cell office:value-type="float" office:value="65.7503" calcext:value-type="float">
            <text:p>65.7503</text:p>
          </table:table-cell>
          <table:table-cell office:value-type="float" office:value="67.1285" calcext:value-type="float">
            <text:p>67.1285</text:p>
          </table:table-cell>
          <table:table-cell office:value-type="float" office:value="132.8788" calcext:value-type="float">
            <text:p>132.8788</text:p>
          </table:table-cell>
          <table:table-cell office:value-type="float" office:value="0.217869" calcext:value-type="float">
            <text:p>0.217869</text:p>
          </table:table-cell>
          <table:table-cell office:value-type="float" office:value="6.09325" calcext:value-type="float">
            <text:p>6.09325</text:p>
          </table:table-cell>
          <table:table-cell office:value-type="float" office:value="77.7312" calcext:value-type="float">
            <text:p>77.7312</text:p>
          </table:table-cell>
          <table:table-cell office:value-type="float" office:value="59.3215" calcext:value-type="float">
            <text:p>59.3215</text:p>
          </table:table-cell>
          <table:table-cell office:value-type="float" office:value="137.0527" calcext:value-type="float">
            <text:p>137.0527</text:p>
          </table:table-cell>
          <table:table-cell table:formula="of:=[.J39]-[.E39]" office:value-type="float" office:value="4.17389999999998" calcext:value-type="float">
            <text:p>4.1739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AVG →</text:p>
          </table:table-cell>
          <table:table-cell table:formula="of:=AVERAGE([.C32:.C39])" office:value-type="float" office:value="71.643025" calcext:value-type="float">
            <text:p>71.643025</text:p>
          </table:table-cell>
          <table:table-cell table:formula="of:=AVERAGE([.D32:.D39])" office:value-type="float" office:value="65.2197125" calcext:value-type="float">
            <text:p>65.2197125</text:p>
          </table:table-cell>
          <table:table-cell table:formula="of:=AVERAGE([.E32:.E39])" office:value-type="float" office:value="136.8627375" calcext:value-type="float">
            <text:p>136.8627375</text:p>
          </table:table-cell>
          <table:table-cell table:formula="of:=AVERAGE([.F32:.F39])" office:value-type="float" office:value="0.2103145" calcext:value-type="float">
            <text:p>0.2103145</text:p>
          </table:table-cell>
          <table:table-cell table:formula="of:=AVERAGE([.G32:.G39])" office:value-type="float" office:value="6.69361875" calcext:value-type="float">
            <text:p>6.69361875</text:p>
          </table:table-cell>
          <table:table-cell table:formula="of:=AVERAGE([.H32:.H39])" office:value-type="float" office:value="81.6878375" calcext:value-type="float">
            <text:p>81.6878375</text:p>
          </table:table-cell>
          <table:table-cell table:formula="of:=AVERAGE([.I32:.I39])" office:value-type="float" office:value="55.7434375" calcext:value-type="float">
            <text:p>55.7434375</text:p>
          </table:table-cell>
          <table:table-cell table:formula="of:=AVERAGE([.J32:.J39])" office:value-type="float" office:value="137.431275" calcext:value-type="float">
            <text:p>137.431275</text:p>
          </table:table-cell>
          <table:table-cell table:formula="of:=AVERAGE([.K32:.K39])" office:value-type="float" office:value="0.568537499999994" calcext:value-type="float">
            <text:p>0.568537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ton_highway3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O. Detection</text:p>
          </table:table-cell>
          <table:table-cell table:style-name="ce1" office:value-type="string" calcext:value-type="string">
            <text:p>O. Discrimination</text:p>
          </table:table-cell>
          <table:table-cell table:style-name="ce1" office:value-type="string" calcext:value-type="string">
            <text:p>ODD</text:p>
          </table:table-cell>
          <table:table-cell table:style-name="ce1" office:value-type="string" calcext:value-type="string">
            <text:p>NEW coneR1</text:p>
          </table:table-cell>
          <table:table-cell table:style-name="ce1" office:value-type="string" calcext:value-type="string">
            <text:p>RG – B</text:p>
          </table:table-cell>
          <table:table-cell table:style-name="ce1" office:value-type="string" calcext:value-type="string">
            <text:p>Detection</text:p>
          </table:table-cell>
          <table:table-cell table:style-name="ce1" office:value-type="string" calcext:value-type="string">
            <text:p>Discrimination</text:p>
          </table:table-cell>
          <table:table-cell table:style-name="ce1" office:value-type="string" calcext:value-type="string">
            <text:p>DD</text:p>
          </table:table-cell>
          <table:table-cell table:style-name="ce1" office:value-type="string" calcext:value-type="string">
            <text:p>DIFF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468" calcext:value-type="float">
            <text:p>0.468</text:p>
          </table:table-cell>
          <table:table-cell office:value-type="float" office:value="75.625" calcext:value-type="float">
            <text:p>75.625</text:p>
          </table:table-cell>
          <table:table-cell office:value-type="float" office:value="35.123" calcext:value-type="float">
            <text:p>35.123</text:p>
          </table:table-cell>
          <table:table-cell office:value-type="float" office:value="110.748" calcext:value-type="float">
            <text:p>110.748</text:p>
          </table:table-cell>
          <table:table-cell office:value-type="float" office:value="0.382057" calcext:value-type="float">
            <text:p>0.382057</text:p>
          </table:table-cell>
          <table:table-cell office:value-type="float" office:value="0.446877" calcext:value-type="float">
            <text:p>0.446877</text:p>
          </table:table-cell>
          <table:table-cell office:value-type="float" office:value="75.625" calcext:value-type="float">
            <text:p>75.625</text:p>
          </table:table-cell>
          <table:table-cell office:value-type="float" office:value="37.1365" calcext:value-type="float">
            <text:p>37.1365</text:p>
          </table:table-cell>
          <table:table-cell office:value-type="float" office:value="112.7615" calcext:value-type="float">
            <text:p>112.7615</text:p>
          </table:table-cell>
          <table:table-cell table:formula="of:=[.J43]-[.E43]" office:value-type="float" office:value="2.01349999999999" calcext:value-type="float">
            <text:p>2.0135</text:p>
          </table:table-cell>
          <table:table-cell table:number-columns-repeated="2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.325" calcext:value-type="float">
            <text:p>0.325</text:p>
          </table:table-cell>
          <table:table-cell office:value-type="float" office:value="71.6456" calcext:value-type="float">
            <text:p>71.6456</text:p>
          </table:table-cell>
          <table:table-cell office:value-type="float" office:value="37.7417" calcext:value-type="float">
            <text:p>37.7417</text:p>
          </table:table-cell>
          <table:table-cell office:value-type="float" office:value="109.3873" calcext:value-type="float">
            <text:p>109.3873</text:p>
          </table:table-cell>
          <table:table-cell office:value-type="float" office:value="0.389287" calcext:value-type="float">
            <text:p>0.389287</text:p>
          </table:table-cell>
          <table:table-cell office:value-type="float" office:value="2.17215" calcext:value-type="float">
            <text:p>2.17215</text:p>
          </table:table-cell>
          <table:table-cell office:value-type="float" office:value="68.1013" calcext:value-type="float">
            <text:p>68.1013</text:p>
          </table:table-cell>
          <table:table-cell office:value-type="float" office:value="39.2885" calcext:value-type="float">
            <text:p>39.2885</text:p>
          </table:table-cell>
          <table:table-cell office:value-type="float" office:value="107.3898" calcext:value-type="float">
            <text:p>107.3898</text:p>
          </table:table-cell>
          <table:table-cell table:formula="of:=[.J44]-[.E44]" office:value-type="float" office:value="-1.9975" calcext:value-type="float">
            <text:p>-1.9975</text:p>
          </table:table-cell>
          <table:table-cell table:number-columns-repeated="2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.465" calcext:value-type="float">
            <text:p>0.465</text:p>
          </table:table-cell>
          <table:table-cell office:value-type="float" office:value="72.1311" calcext:value-type="float">
            <text:p>72.1311</text:p>
          </table:table-cell>
          <table:table-cell office:value-type="float" office:value="45.23" calcext:value-type="float">
            <text:p>45.23</text:p>
          </table:table-cell>
          <table:table-cell office:value-type="float" office:value="117.3611" calcext:value-type="float">
            <text:p>117.3611</text:p>
          </table:table-cell>
          <table:table-cell office:value-type="float" office:value="0.452589" calcext:value-type="float">
            <text:p>0.452589</text:p>
          </table:table-cell>
          <table:table-cell office:value-type="float" office:value="1.21926" calcext:value-type="float">
            <text:p>1.21926</text:p>
          </table:table-cell>
          <table:table-cell office:value-type="float" office:value="70.9016" calcext:value-type="float">
            <text:p>70.9016</text:p>
          </table:table-cell>
          <table:table-cell office:value-type="float" office:value="51.0221" calcext:value-type="float">
            <text:p>51.0221</text:p>
          </table:table-cell>
          <table:table-cell office:value-type="float" office:value="121.9237" calcext:value-type="float">
            <text:p>121.9237</text:p>
          </table:table-cell>
          <table:table-cell table:formula="of:=[.J45]-[.E45]" office:value-type="float" office:value="4.5626" calcext:value-type="float">
            <text:p>4.5626</text:p>
          </table:table-cell>
          <table:table-cell table:number-columns-repeated="2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0.37" calcext:value-type="float">
            <text:p>0.37</text:p>
          </table:table-cell>
          <table:table-cell office:value-type="float" office:value="73.5925" calcext:value-type="float">
            <text:p>73.5925</text:p>
          </table:table-cell>
          <table:table-cell office:value-type="float" office:value="67.1176" calcext:value-type="float">
            <text:p>67.1176</text:p>
          </table:table-cell>
          <table:table-cell office:value-type="float" office:value="140.7101" calcext:value-type="float">
            <text:p>140.7101</text:p>
          </table:table-cell>
          <table:table-cell office:value-type="float" office:value="0.295356" calcext:value-type="float">
            <text:p>0.295356</text:p>
          </table:table-cell>
          <table:table-cell office:value-type="float" office:value="6.35188" calcext:value-type="float">
            <text:p>6.35188</text:p>
          </table:table-cell>
          <table:table-cell office:value-type="float" office:value="73.5925" calcext:value-type="float">
            <text:p>73.5925</text:p>
          </table:table-cell>
          <table:table-cell office:value-type="float" office:value="67.1176" calcext:value-type="float">
            <text:p>67.1176</text:p>
          </table:table-cell>
          <table:table-cell office:value-type="float" office:value="140.7101" calcext:value-type="float">
            <text:p>140.7101</text:p>
          </table:table-cell>
          <table:table-cell table:formula="of:=[.J46]-[.E4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0.745" calcext:value-type="float">
            <text:p>0.745</text:p>
          </table:table-cell>
          <table:table-cell office:value-type="float" office:value="85.1695" calcext:value-type="float">
            <text:p>85.1695</text:p>
          </table:table-cell>
          <table:table-cell office:value-type="float" office:value="36.7862" calcext:value-type="float">
            <text:p>36.7862</text:p>
          </table:table-cell>
          <table:table-cell office:value-type="float" office:value="121.9557" calcext:value-type="float">
            <text:p>121.9557</text:p>
          </table:table-cell>
          <table:table-cell office:value-type="float" office:value="0.480187" calcext:value-type="float">
            <text:p>0.480187</text:p>
          </table:table-cell>
          <table:table-cell office:value-type="float" office:value="1.47034" calcext:value-type="float">
            <text:p>1.47034</text:p>
          </table:table-cell>
          <table:table-cell office:value-type="float" office:value="82.6271" calcext:value-type="float">
            <text:p>82.6271</text:p>
          </table:table-cell>
          <table:table-cell office:value-type="float" office:value="46.3479" calcext:value-type="float">
            <text:p>46.3479</text:p>
          </table:table-cell>
          <table:table-cell office:value-type="float" office:value="128.975" calcext:value-type="float">
            <text:p>128.975</text:p>
          </table:table-cell>
          <table:table-cell table:formula="of:=[.J47]-[.E47]" office:value-type="float" office:value="7.0193" calcext:value-type="float">
            <text:p>7.0193</text:p>
          </table:table-cell>
          <table:table-cell table:number-columns-repeated="2"/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0.361" calcext:value-type="float">
            <text:p>0.361</text:p>
          </table:table-cell>
          <table:table-cell office:value-type="float" office:value="74.0392" calcext:value-type="float">
            <text:p>74.0392</text:p>
          </table:table-cell>
          <table:table-cell office:value-type="float" office:value="34.5425" calcext:value-type="float">
            <text:p>34.5425</text:p>
          </table:table-cell>
          <table:table-cell office:value-type="float" office:value="108.5817" calcext:value-type="float">
            <text:p>108.5817</text:p>
          </table:table-cell>
          <table:table-cell office:value-type="float" office:value="0.268792" calcext:value-type="float">
            <text:p>0.268792</text:p>
          </table:table-cell>
          <table:table-cell office:value-type="float" office:value="5.95412" calcext:value-type="float">
            <text:p>5.95412</text:p>
          </table:table-cell>
          <table:table-cell office:value-type="float" office:value="74.0392" calcext:value-type="float">
            <text:p>74.0392</text:p>
          </table:table-cell>
          <table:table-cell office:value-type="float" office:value="34.0552" calcext:value-type="float">
            <text:p>34.0552</text:p>
          </table:table-cell>
          <table:table-cell office:value-type="float" office:value="108.0944" calcext:value-type="float">
            <text:p>108.0944</text:p>
          </table:table-cell>
          <table:table-cell table:formula="of:=[.J48]-[.E48]" office:value-type="float" office:value="-0.487300000000005" calcext:value-type="float">
            <text:p>-0.4873</text:p>
          </table:table-cell>
          <table:table-cell table:number-columns-repeated="2"/>
        </table:table-row>
        <table:table-row table:style-name="ro1">
          <table:table-cell office:value-type="float" office:value="1401" calcext:value-type="float">
            <text:p>1401</text:p>
          </table:table-cell>
          <table:table-cell office:value-type="float" office:value="0.73" calcext:value-type="float">
            <text:p>0.73</text:p>
          </table:table-cell>
          <table:table-cell office:value-type="float" office:value="80" calcext:value-type="float">
            <text:p>80</text:p>
          </table:table-cell>
          <table:table-cell office:value-type="float" office:value="41.2587" calcext:value-type="float">
            <text:p>41.2587</text:p>
          </table:table-cell>
          <table:table-cell office:value-type="float" office:value="121.2587" calcext:value-type="float">
            <text:p>121.2587</text:p>
          </table:table-cell>
          <table:table-cell office:value-type="float" office:value="0.530363" calcext:value-type="float">
            <text:p>0.530363</text:p>
          </table:table-cell>
          <table:table-cell office:value-type="float" office:value="0.32222" calcext:value-type="float">
            <text:p>0.32222</text:p>
          </table:table-cell>
          <table:table-cell office:value-type="float" office:value="80" calcext:value-type="float">
            <text:p>80</text:p>
          </table:table-cell>
          <table:table-cell office:value-type="float" office:value="50.3497" calcext:value-type="float">
            <text:p>50.3497</text:p>
          </table:table-cell>
          <table:table-cell office:value-type="float" office:value="130.3497" calcext:value-type="float">
            <text:p>130.3497</text:p>
          </table:table-cell>
          <table:table-cell table:formula="of:=[.J49]-[.E49]" office:value-type="float" office:value="9.09100000000001" calcext:value-type="float">
            <text:p>9.091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AVG →</text:p>
          </table:table-cell>
          <table:table-cell table:formula="of:=AVERAGE([.C43:.C49])" office:value-type="float" office:value="76.0289857142857" calcext:value-type="float">
            <text:p>76.0289857143</text:p>
          </table:table-cell>
          <table:table-cell table:formula="of:=AVERAGE([.D43:.D49])" office:value-type="float" office:value="42.5428142857143" calcext:value-type="float">
            <text:p>42.5428142857</text:p>
          </table:table-cell>
          <table:table-cell table:formula="of:=AVERAGE([.E43:.E49])" office:value-type="float" office:value="118.5718" calcext:value-type="float">
            <text:p>118.5718</text:p>
          </table:table-cell>
          <table:table-cell table:formula="of:=AVERAGE([.F43:.F49])" office:value-type="float" office:value="0.399804428571429" calcext:value-type="float">
            <text:p>0.3998044286</text:p>
          </table:table-cell>
          <table:table-cell table:formula="of:=AVERAGE([.G43:.G49])" office:value-type="float" office:value="2.56240671428571" calcext:value-type="float">
            <text:p>2.5624067143</text:p>
          </table:table-cell>
          <table:table-cell table:formula="of:=AVERAGE([.H43:.H49])" office:value-type="float" office:value="74.9838142857143" calcext:value-type="float">
            <text:p>74.9838142857</text:p>
          </table:table-cell>
          <table:table-cell table:formula="of:=AVERAGE([.I43:.I49])" office:value-type="float" office:value="46.4739285714286" calcext:value-type="float">
            <text:p>46.4739285714</text:p>
          </table:table-cell>
          <table:table-cell table:formula="of:=AVERAGE([.J43:.J49])" office:value-type="float" office:value="121.457742857143" calcext:value-type="float">
            <text:p>121.4577428571</text:p>
          </table:table-cell>
          <table:table-cell table:formula="of:=AVERAGE([.K43:.K49])" office:value-type="float" office:value="2.88594285714286" calcext:value-type="float">
            <text:p>2.885942857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ton_room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O. Detection</text:p>
          </table:table-cell>
          <table:table-cell table:style-name="ce1" office:value-type="string" calcext:value-type="string">
            <text:p>O. Discrimination</text:p>
          </table:table-cell>
          <table:table-cell table:style-name="ce1" office:value-type="string" calcext:value-type="string">
            <text:p>ODD</text:p>
          </table:table-cell>
          <table:table-cell table:style-name="ce1" office:value-type="string" calcext:value-type="string">
            <text:p>NEW coneR1</text:p>
          </table:table-cell>
          <table:table-cell table:style-name="ce1" office:value-type="string" calcext:value-type="string">
            <text:p>RG – B</text:p>
          </table:table-cell>
          <table:table-cell table:style-name="ce1" office:value-type="string" calcext:value-type="string">
            <text:p>Detection</text:p>
          </table:table-cell>
          <table:table-cell table:style-name="ce1" office:value-type="string" calcext:value-type="string">
            <text:p>Discrimination</text:p>
          </table:table-cell>
          <table:table-cell table:style-name="ce1" office:value-type="string" calcext:value-type="string">
            <text:p>DD</text:p>
          </table:table-cell>
          <table:table-cell table:style-name="ce1" office:value-type="string" calcext:value-type="string">
            <text:p>DIFF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751" calcext:value-type="float">
            <text:p>0.751</text:p>
          </table:table-cell>
          <table:table-cell office:value-type="float" office:value="98.3146" calcext:value-type="float">
            <text:p>98.3146</text:p>
          </table:table-cell>
          <table:table-cell office:value-type="float" office:value="40.4321" calcext:value-type="float">
            <text:p>40.4321</text:p>
          </table:table-cell>
          <table:table-cell office:value-type="float" office:value="138.7467" calcext:value-type="float">
            <text:p>138.7467</text:p>
          </table:table-cell>
          <table:table-cell office:value-type="float" office:value="0.650168" calcext:value-type="float">
            <text:p>0.650168</text:p>
          </table:table-cell>
          <table:table-cell office:value-type="float" office:value="-1.24719" calcext:value-type="float">
            <text:p>-1.24719</text:p>
          </table:table-cell>
          <table:table-cell office:value-type="float" office:value="97.191" calcext:value-type="float">
            <text:p>97.191</text:p>
          </table:table-cell>
          <table:table-cell office:value-type="float" office:value="71.6049" calcext:value-type="float">
            <text:p>71.6049</text:p>
          </table:table-cell>
          <table:table-cell office:value-type="float" office:value="168.7959" calcext:value-type="float">
            <text:p>168.7959</text:p>
          </table:table-cell>
          <table:table-cell table:formula="of:=[.J53]-[.E53]" office:value-type="float" office:value="30.0492" calcext:value-type="float">
            <text:p>30.0492</text:p>
          </table:table-cell>
          <table:table-cell table:number-columns-repeated="2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745" calcext:value-type="float">
            <text:p>0.745</text:p>
          </table:table-cell>
          <table:table-cell office:value-type="float" office:value="96.2506" calcext:value-type="float">
            <text:p>96.2506</text:p>
          </table:table-cell>
          <table:table-cell office:value-type="float" office:value="65.4899" calcext:value-type="float">
            <text:p>65.4899</text:p>
          </table:table-cell>
          <table:table-cell office:value-type="float" office:value="161.7405" calcext:value-type="float">
            <text:p>161.7405</text:p>
          </table:table-cell>
          <table:table-cell office:value-type="float" office:value="0.477363" calcext:value-type="float">
            <text:p>0.477363</text:p>
          </table:table-cell>
          <table:table-cell office:value-type="float" office:value="0.395412" calcext:value-type="float">
            <text:p>0.395412</text:p>
          </table:table-cell>
          <table:table-cell office:value-type="float" office:value="96.0039" calcext:value-type="float">
            <text:p>96.0039</text:p>
          </table:table-cell>
          <table:table-cell office:value-type="float" office:value="79.8271" calcext:value-type="float">
            <text:p>79.8271</text:p>
          </table:table-cell>
          <table:table-cell office:value-type="float" office:value="175.831" calcext:value-type="float">
            <text:p>175.831</text:p>
          </table:table-cell>
          <table:table-cell table:formula="of:=[.J54]-[.E54]" office:value-type="float" office:value="14.0905" calcext:value-type="float">
            <text:p>14.0905</text:p>
          </table:table-cell>
          <table:table-cell table:number-columns-repeated="2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662" calcext:value-type="float">
            <text:p>0.662</text:p>
          </table:table-cell>
          <table:table-cell office:value-type="float" office:value="91.674" calcext:value-type="float">
            <text:p>91.674</text:p>
          </table:table-cell>
          <table:table-cell office:value-type="float" office:value="74.0519" calcext:value-type="float">
            <text:p>74.0519</text:p>
          </table:table-cell>
          <table:table-cell office:value-type="float" office:value="165.7259" calcext:value-type="float">
            <text:p>165.7259</text:p>
          </table:table-cell>
          <table:table-cell office:value-type="float" office:value="0.365666" calcext:value-type="float">
            <text:p>0.365666</text:p>
          </table:table-cell>
          <table:table-cell office:value-type="float" office:value="0.620461" calcext:value-type="float">
            <text:p>0.620461</text:p>
          </table:table-cell>
          <table:table-cell office:value-type="float" office:value="91.3198" calcext:value-type="float">
            <text:p>91.3198</text:p>
          </table:table-cell>
          <table:table-cell office:value-type="float" office:value="80.3393" calcext:value-type="float">
            <text:p>80.3393</text:p>
          </table:table-cell>
          <table:table-cell office:value-type="float" office:value="171.6591" calcext:value-type="float">
            <text:p>171.6591</text:p>
          </table:table-cell>
          <table:table-cell table:formula="of:=[.J55]-[.E55]" office:value-type="float" office:value="5.9332" calcext:value-type="float">
            <text:p>5.9332</text:p>
          </table:table-cell>
          <table:table-cell table:number-columns-repeated="2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634" calcext:value-type="float">
            <text:p>0.634</text:p>
          </table:table-cell>
          <table:table-cell office:value-type="float" office:value="93.0137" calcext:value-type="float">
            <text:p>93.0137</text:p>
          </table:table-cell>
          <table:table-cell office:value-type="float" office:value="82.6196" calcext:value-type="float">
            <text:p>82.6196</text:p>
          </table:table-cell>
          <table:table-cell office:value-type="float" office:value="175.6333" calcext:value-type="float">
            <text:p>175.6333</text:p>
          </table:table-cell>
          <table:table-cell office:value-type="float" office:value="0.295053" calcext:value-type="float">
            <text:p>0.295053</text:p>
          </table:table-cell>
          <table:table-cell office:value-type="float" office:value="0.147945" calcext:value-type="float">
            <text:p>0.147945</text:p>
          </table:table-cell>
          <table:table-cell office:value-type="float" office:value="93.0137" calcext:value-type="float">
            <text:p>93.0137</text:p>
          </table:table-cell>
          <table:table-cell office:value-type="float" office:value="82.3678" calcext:value-type="float">
            <text:p>82.3678</text:p>
          </table:table-cell>
          <table:table-cell office:value-type="float" office:value="175.3815" calcext:value-type="float">
            <text:p>175.3815</text:p>
          </table:table-cell>
          <table:table-cell table:formula="of:=[.J56]-[.E56]" office:value-type="float" office:value="-0.251800000000003" calcext:value-type="float">
            <text:p>-0.2518</text:p>
          </table:table-cell>
          <table:table-cell table:number-columns-repeated="2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824" calcext:value-type="float">
            <text:p>0.824</text:p>
          </table:table-cell>
          <table:table-cell office:value-type="float" office:value="89.6272" calcext:value-type="float">
            <text:p>89.6272</text:p>
          </table:table-cell>
          <table:table-cell office:value-type="float" office:value="78.0451" calcext:value-type="float">
            <text:p>78.0451</text:p>
          </table:table-cell>
          <table:table-cell office:value-type="float" office:value="167.6723" calcext:value-type="float">
            <text:p>167.6723</text:p>
          </table:table-cell>
          <table:table-cell office:value-type="float" office:value="0.315892" calcext:value-type="float">
            <text:p>0.315892</text:p>
          </table:table-cell>
          <table:table-cell office:value-type="float" office:value="1.19854" calcext:value-type="float">
            <text:p>1.19854</text:p>
          </table:table-cell>
          <table:table-cell office:value-type="float" office:value="89.6272" calcext:value-type="float">
            <text:p>89.6272</text:p>
          </table:table-cell>
          <table:table-cell office:value-type="float" office:value="79.2481" calcext:value-type="float">
            <text:p>79.2481</text:p>
          </table:table-cell>
          <table:table-cell office:value-type="float" office:value="168.8753" calcext:value-type="float">
            <text:p>168.8753</text:p>
          </table:table-cell>
          <table:table-cell table:formula="of:=[.J57]-[.E57]" office:value-type="float" office:value="1.203" calcext:value-type="float">
            <text:p>1.203</text:p>
          </table:table-cell>
          <table:table-cell table:number-columns-repeated="2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887" calcext:value-type="float">
            <text:p>0.887</text:p>
          </table:table-cell>
          <table:table-cell office:value-type="float" office:value="96.3006" calcext:value-type="float">
            <text:p>96.3006</text:p>
          </table:table-cell>
          <table:table-cell office:value-type="float" office:value="64.1892" calcext:value-type="float">
            <text:p>64.1892</text:p>
          </table:table-cell>
          <table:table-cell office:value-type="float" office:value="160.4898" calcext:value-type="float">
            <text:p>160.4898</text:p>
          </table:table-cell>
          <table:table-cell office:value-type="float" office:value="0.471363" calcext:value-type="float">
            <text:p>0.471363</text:p>
          </table:table-cell>
          <table:table-cell office:value-type="float" office:value="2.66012" calcext:value-type="float">
            <text:p>2.66012</text:p>
          </table:table-cell>
          <table:table-cell office:value-type="float" office:value="95.7225" calcext:value-type="float">
            <text:p>95.7225</text:p>
          </table:table-cell>
          <table:table-cell office:value-type="float" office:value="78.0405" calcext:value-type="float">
            <text:p>78.0405</text:p>
          </table:table-cell>
          <table:table-cell office:value-type="float" office:value="173.763" calcext:value-type="float">
            <text:p>173.763</text:p>
          </table:table-cell>
          <table:table-cell table:formula="of:=[.J58]-[.E58]" office:value-type="float" office:value="13.2732" calcext:value-type="float">
            <text:p>13.2732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77" calcext:value-type="float">
            <text:p>0.77</text:p>
          </table:table-cell>
          <table:table-cell office:value-type="float" office:value="96.7391" calcext:value-type="float">
            <text:p>96.7391</text:p>
          </table:table-cell>
          <table:table-cell office:value-type="float" office:value="65.8031" calcext:value-type="float">
            <text:p>65.8031</text:p>
          </table:table-cell>
          <table:table-cell office:value-type="float" office:value="162.5422" calcext:value-type="float">
            <text:p>162.5422</text:p>
          </table:table-cell>
          <table:table-cell office:value-type="float" office:value="0.549645" calcext:value-type="float">
            <text:p>0.549645</text:p>
          </table:table-cell>
          <table:table-cell office:value-type="float" office:value="3.40662" calcext:value-type="float">
            <text:p>3.40662</text:p>
          </table:table-cell>
          <table:table-cell office:value-type="float" office:value="96.1462" calcext:value-type="float">
            <text:p>96.1462</text:p>
          </table:table-cell>
          <table:table-cell office:value-type="float" office:value="78.4974" calcext:value-type="float">
            <text:p>78.4974</text:p>
          </table:table-cell>
          <table:table-cell office:value-type="float" office:value="174.6436" calcext:value-type="float">
            <text:p>174.6436</text:p>
          </table:table-cell>
          <table:table-cell table:formula="of:=[.J59]-[.E59]" office:value-type="float" office:value="12.1014" calcext:value-type="float">
            <text:p>12.1014</text:p>
          </table:table-cell>
          <table:table-cell table:number-columns-repeated="2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.754" calcext:value-type="float">
            <text:p>0.754</text:p>
          </table:table-cell>
          <table:table-cell office:value-type="float" office:value="94.9045" calcext:value-type="float">
            <text:p>94.9045</text:p>
          </table:table-cell>
          <table:table-cell office:value-type="float" office:value="73.3198" calcext:value-type="float">
            <text:p>73.3198</text:p>
          </table:table-cell>
          <table:table-cell office:value-type="float" office:value="168.2243" calcext:value-type="float">
            <text:p>168.2243</text:p>
          </table:table-cell>
          <table:table-cell office:value-type="float" office:value="0.437152" calcext:value-type="float">
            <text:p>0.437152</text:p>
          </table:table-cell>
          <table:table-cell office:value-type="float" office:value="2.98195" calcext:value-type="float">
            <text:p>2.98195</text:p>
          </table:table-cell>
          <table:table-cell office:value-type="float" office:value="94.6921" calcext:value-type="float">
            <text:p>94.6921</text:p>
          </table:table-cell>
          <table:table-cell office:value-type="float" office:value="80.4481" calcext:value-type="float">
            <text:p>80.4481</text:p>
          </table:table-cell>
          <table:table-cell office:value-type="float" office:value="175.1402" calcext:value-type="float">
            <text:p>175.1402</text:p>
          </table:table-cell>
          <table:table-cell table:formula="of:=[.J60]-[.E60]" office:value-type="float" office:value="6.91589999999999" calcext:value-type="float">
            <text:p>6.9159</text:p>
          </table:table-cell>
          <table:table-cell table:number-columns-repeated="2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674" calcext:value-type="float">
            <text:p>0.674</text:p>
          </table:table-cell>
          <table:table-cell office:value-type="float" office:value="93.8378" calcext:value-type="float">
            <text:p>93.8378</text:p>
          </table:table-cell>
          <table:table-cell office:value-type="float" office:value="69.0015" calcext:value-type="float">
            <text:p>69.0015</text:p>
          </table:table-cell>
          <table:table-cell office:value-type="float" office:value="162.8393" calcext:value-type="float">
            <text:p>162.8393</text:p>
          </table:table-cell>
          <table:table-cell office:value-type="float" office:value="0.381825" calcext:value-type="float">
            <text:p>0.381825</text:p>
          </table:table-cell>
          <table:table-cell office:value-type="float" office:value="3.96595" calcext:value-type="float">
            <text:p>3.96595</text:p>
          </table:table-cell>
          <table:table-cell office:value-type="float" office:value="93.2973" calcext:value-type="float">
            <text:p>93.2973</text:p>
          </table:table-cell>
          <table:table-cell office:value-type="float" office:value="73.1744" calcext:value-type="float">
            <text:p>73.1744</text:p>
          </table:table-cell>
          <table:table-cell office:value-type="float" office:value="166.4717" calcext:value-type="float">
            <text:p>166.4717</text:p>
          </table:table-cell>
          <table:table-cell table:formula="of:=[.J61]-[.E61]" office:value-type="float" office:value="3.63239999999999" calcext:value-type="float">
            <text:p>3.6324</text:p>
          </table:table-cell>
          <table:table-cell table:number-columns-repeated="2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689" calcext:value-type="float">
            <text:p>0.689</text:p>
          </table:table-cell>
          <table:table-cell office:value-type="float" office:value="93.6877" calcext:value-type="float">
            <text:p>93.6877</text:p>
          </table:table-cell>
          <table:table-cell office:value-type="float" office:value="70.3377" calcext:value-type="float">
            <text:p>70.3377</text:p>
          </table:table-cell>
          <table:table-cell office:value-type="float" office:value="164.0254" calcext:value-type="float">
            <text:p>164.0254</text:p>
          </table:table-cell>
          <table:table-cell office:value-type="float" office:value="0.386495" calcext:value-type="float">
            <text:p>0.386495</text:p>
          </table:table-cell>
          <table:table-cell office:value-type="float" office:value="4.3433" calcext:value-type="float">
            <text:p>4.3433</text:p>
          </table:table-cell>
          <table:table-cell office:value-type="float" office:value="93.4662" calcext:value-type="float">
            <text:p>93.4662</text:p>
          </table:table-cell>
          <table:table-cell office:value-type="float" office:value="75.0367" calcext:value-type="float">
            <text:p>75.0367</text:p>
          </table:table-cell>
          <table:table-cell office:value-type="float" office:value="168.5029" calcext:value-type="float">
            <text:p>168.5029</text:p>
          </table:table-cell>
          <table:table-cell table:formula="of:=[.J62]-[.E62]" office:value-type="float" office:value="4.47750000000002" calcext:value-type="float">
            <text:p>4.4775</text:p>
          </table:table-cell>
          <table:table-cell table:number-columns-repeated="2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712" calcext:value-type="float">
            <text:p>0.712</text:p>
          </table:table-cell>
          <table:table-cell office:value-type="float" office:value="82.381" calcext:value-type="float">
            <text:p>82.381</text:p>
          </table:table-cell>
          <table:table-cell office:value-type="float" office:value="73.8574" calcext:value-type="float">
            <text:p>73.8574</text:p>
          </table:table-cell>
          <table:table-cell office:value-type="float" office:value="156.2384" calcext:value-type="float">
            <text:p>156.2384</text:p>
          </table:table-cell>
          <table:table-cell office:value-type="float" office:value="0.135172" calcext:value-type="float">
            <text:p>0.135172</text:p>
          </table:table-cell>
          <table:table-cell office:value-type="float" office:value="5.21667" calcext:value-type="float">
            <text:p>5.21667</text:p>
          </table:table-cell>
          <table:table-cell office:value-type="float" office:value="83.3333" calcext:value-type="float">
            <text:p>83.3333</text:p>
          </table:table-cell>
          <table:table-cell office:value-type="float" office:value="57.0384" calcext:value-type="float">
            <text:p>57.0384</text:p>
          </table:table-cell>
          <table:table-cell office:value-type="float" office:value="140.3717" calcext:value-type="float">
            <text:p>140.3717</text:p>
          </table:table-cell>
          <table:table-cell table:formula="of:=[.J63]-[.E63]" office:value-type="float" office:value="-15.8667" calcext:value-type="float">
            <text:p>-15.8667</text:p>
          </table:table-cell>
          <table:table-cell table:number-columns-repeated="2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.719" calcext:value-type="float">
            <text:p>0.719</text:p>
          </table:table-cell>
          <table:table-cell office:value-type="float" office:value="61.1111" calcext:value-type="float">
            <text:p>61.1111</text:p>
          </table:table-cell>
          <table:table-cell office:value-type="float" office:value="70.6796" calcext:value-type="float">
            <text:p>70.6796</text:p>
          </table:table-cell>
          <table:table-cell office:value-type="float" office:value="131.7907" calcext:value-type="float">
            <text:p>131.7907</text:p>
          </table:table-cell>
          <table:table-cell office:value-type="float" office:value="0.0250726" calcext:value-type="float">
            <text:p>0.0250726</text:p>
          </table:table-cell>
          <table:table-cell office:value-type="float" office:value="3.53704" calcext:value-type="float">
            <text:p>3.53704</text:p>
          </table:table-cell>
          <table:table-cell office:value-type="float" office:value="64.8148" calcext:value-type="float">
            <text:p>64.8148</text:p>
          </table:table-cell>
          <table:table-cell office:value-type="float" office:value="34.3689" calcext:value-type="float">
            <text:p>34.3689</text:p>
          </table:table-cell>
          <table:table-cell office:value-type="float" office:value="99.1837" calcext:value-type="float">
            <text:p>99.1837</text:p>
          </table:table-cell>
          <table:table-cell table:formula="of:=[.J64]-[.E64]" office:value-type="float" office:value="-32.607" calcext:value-type="float">
            <text:p>-32.607</text:p>
          </table:table-cell>
          <table:table-cell table:number-columns-repeated="2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.655" calcext:value-type="float">
            <text:p>0.655</text:p>
          </table:table-cell>
          <table:table-cell office:value-type="float" office:value="54.8387" calcext:value-type="float">
            <text:p>54.8387</text:p>
          </table:table-cell>
          <table:table-cell office:value-type="float" office:value="70.8333" calcext:value-type="float">
            <text:p>70.8333</text:p>
          </table:table-cell>
          <table:table-cell office:value-type="float" office:value="125.672" calcext:value-type="float">
            <text:p>125.672</text:p>
          </table:table-cell>
          <table:table-cell office:value-type="float" office:value="0.0151499" calcext:value-type="float">
            <text:p>0.0151499</text:p>
          </table:table-cell>
          <table:table-cell office:value-type="float" office:value="7.03226" calcext:value-type="float">
            <text:p>7.03226</text:p>
          </table:table-cell>
          <table:table-cell office:value-type="float" office:value="54.8387" calcext:value-type="float">
            <text:p>54.8387</text:p>
          </table:table-cell>
          <table:table-cell office:value-type="float" office:value="42.6136" calcext:value-type="float">
            <text:p>42.6136</text:p>
          </table:table-cell>
          <table:table-cell office:value-type="float" office:value="97.4523" calcext:value-type="float">
            <text:p>97.4523</text:p>
          </table:table-cell>
          <table:table-cell table:formula="of:=[.J65]-[.E65]" office:value-type="float" office:value="-28.2197" calcext:value-type="float">
            <text:p>-28.2197</text:p>
          </table:table-cell>
          <table:table-cell table:number-columns-repeated="2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.545" calcext:value-type="float">
            <text:p>0.545</text:p>
          </table:table-cell>
          <table:table-cell office:value-type="float" office:value="48.913" calcext:value-type="float">
            <text:p>48.913</text:p>
          </table:table-cell>
          <table:table-cell office:value-type="float" office:value="70.3166" calcext:value-type="float">
            <text:p>70.3166</text:p>
          </table:table-cell>
          <table:table-cell office:value-type="float" office:value="119.2296" calcext:value-type="float">
            <text:p>119.2296</text:p>
          </table:table-cell>
          <table:table-cell office:value-type="float" office:value="0.0783358" calcext:value-type="float">
            <text:p>0.0783358</text:p>
          </table:table-cell>
          <table:table-cell office:value-type="float" office:value="2.94565" calcext:value-type="float">
            <text:p>2.94565</text:p>
          </table:table-cell>
          <table:table-cell office:value-type="float" office:value="50" calcext:value-type="float">
            <text:p>50</text:p>
          </table:table-cell>
          <table:table-cell office:value-type="float" office:value="46.7018" calcext:value-type="float">
            <text:p>46.7018</text:p>
          </table:table-cell>
          <table:table-cell office:value-type="float" office:value="96.7018" calcext:value-type="float">
            <text:p>96.7018</text:p>
          </table:table-cell>
          <table:table-cell table:formula="of:=[.J66]-[.E66]" office:value-type="float" office:value="-22.5278" calcext:value-type="float">
            <text:p>-22.5278</text:p>
          </table:table-cell>
          <table:table-cell table:number-columns-repeated="2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.674" calcext:value-type="float">
            <text:p>0.674</text:p>
          </table:table-cell>
          <table:table-cell office:value-type="float" office:value="86.25" calcext:value-type="float">
            <text:p>86.25</text:p>
          </table:table-cell>
          <table:table-cell office:value-type="float" office:value="63.7487" calcext:value-type="float">
            <text:p>63.7487</text:p>
          </table:table-cell>
          <table:table-cell office:value-type="float" office:value="149.9987" calcext:value-type="float">
            <text:p>149.9987</text:p>
          </table:table-cell>
          <table:table-cell office:value-type="float" office:value="0.192966" calcext:value-type="float">
            <text:p>0.192966</text:p>
          </table:table-cell>
          <table:table-cell office:value-type="float" office:value="-0.264062" calcext:value-type="float">
            <text:p>-0.264062</text:p>
          </table:table-cell>
          <table:table-cell office:value-type="float" office:value="86.5625" calcext:value-type="float">
            <text:p>86.5625</text:p>
          </table:table-cell>
          <table:table-cell office:value-type="float" office:value="53.656" calcext:value-type="float">
            <text:p>53.656</text:p>
          </table:table-cell>
          <table:table-cell office:value-type="float" office:value="140.2185" calcext:value-type="float">
            <text:p>140.2185</text:p>
          </table:table-cell>
          <table:table-cell table:formula="of:=[.J67]-[.E67]" office:value-type="float" office:value="-9.78020000000001" calcext:value-type="float">
            <text:p>-9.7802</text:p>
          </table:table-cell>
          <table:table-cell table:number-columns-repeated="2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.715" calcext:value-type="float">
            <text:p>0.715</text:p>
          </table:table-cell>
          <table:table-cell office:value-type="float" office:value="95.037" calcext:value-type="float">
            <text:p>95.037</text:p>
          </table:table-cell>
          <table:table-cell office:value-type="float" office:value="73.5849" calcext:value-type="float">
            <text:p>73.5849</text:p>
          </table:table-cell>
          <table:table-cell office:value-type="float" office:value="168.6219" calcext:value-type="float">
            <text:p>168.6219</text:p>
          </table:table-cell>
          <table:table-cell office:value-type="float" office:value="0.326093" calcext:value-type="float">
            <text:p>0.326093</text:p>
          </table:table-cell>
          <table:table-cell office:value-type="float" office:value="0.312038" calcext:value-type="float">
            <text:p>0.312038</text:p>
          </table:table-cell>
          <table:table-cell office:value-type="float" office:value="94.9314" calcext:value-type="float">
            <text:p>94.9314</text:p>
          </table:table-cell>
          <table:table-cell office:value-type="float" office:value="75" calcext:value-type="float">
            <text:p>75</text:p>
          </table:table-cell>
          <table:table-cell office:value-type="float" office:value="169.9314" calcext:value-type="float">
            <text:p>169.9314</text:p>
          </table:table-cell>
          <table:table-cell table:formula="of:=[.J68]-[.E68]" office:value-type="float" office:value="1.30949999999999" calcext:value-type="float">
            <text:p>1.3095</text:p>
          </table:table-cell>
          <table:table-cell table:number-columns-repeated="2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0.754" calcext:value-type="float">
            <text:p>0.754</text:p>
          </table:table-cell>
          <table:table-cell office:value-type="float" office:value="97.561" calcext:value-type="float">
            <text:p>97.561</text:p>
          </table:table-cell>
          <table:table-cell office:value-type="float" office:value="65.1096" calcext:value-type="float">
            <text:p>65.1096</text:p>
          </table:table-cell>
          <table:table-cell office:value-type="float" office:value="162.6706" calcext:value-type="float">
            <text:p>162.6706</text:p>
          </table:table-cell>
          <table:table-cell office:value-type="float" office:value="0.488868" calcext:value-type="float">
            <text:p>0.488868</text:p>
          </table:table-cell>
          <table:table-cell office:value-type="float" office:value="0.140373" calcext:value-type="float">
            <text:p>0.140373</text:p>
          </table:table-cell>
          <table:table-cell office:value-type="float" office:value="97.1458" calcext:value-type="float">
            <text:p>97.1458</text:p>
          </table:table-cell>
          <table:table-cell office:value-type="float" office:value="77.5087" calcext:value-type="float">
            <text:p>77.5087</text:p>
          </table:table-cell>
          <table:table-cell office:value-type="float" office:value="174.6545" calcext:value-type="float">
            <text:p>174.6545</text:p>
          </table:table-cell>
          <table:table-cell table:formula="of:=[.J69]-[.E69]" office:value-type="float" office:value="11.9839" calcext:value-type="float">
            <text:p>11.9839</text:p>
          </table:table-cell>
          <table:table-cell table:number-columns-repeated="2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0.759" calcext:value-type="float">
            <text:p>0.759</text:p>
          </table:table-cell>
          <table:table-cell office:value-type="float" office:value="99.0716" calcext:value-type="float">
            <text:p>99.0716</text:p>
          </table:table-cell>
          <table:table-cell office:value-type="float" office:value="65.9314" calcext:value-type="float">
            <text:p>65.9314</text:p>
          </table:table-cell>
          <table:table-cell office:value-type="float" office:value="165.003" calcext:value-type="float">
            <text:p>165.003</text:p>
          </table:table-cell>
          <table:table-cell office:value-type="float" office:value="0.628794" calcext:value-type="float">
            <text:p>0.628794</text:p>
          </table:table-cell>
          <table:table-cell office:value-type="float" office:value="-0.212937" calcext:value-type="float">
            <text:p>-0.212937</text:p>
          </table:table-cell>
          <table:table-cell office:value-type="float" office:value="98.6822" calcext:value-type="float">
            <text:p>98.6822</text:p>
          </table:table-cell>
          <table:table-cell office:value-type="float" office:value="85.7353" calcext:value-type="float">
            <text:p>85.7353</text:p>
          </table:table-cell>
          <table:table-cell office:value-type="float" office:value="184.4175" calcext:value-type="float">
            <text:p>184.4175</text:p>
          </table:table-cell>
          <table:table-cell table:formula="of:=[.J70]-[.E70]" office:value-type="float" office:value="19.4145" calcext:value-type="float">
            <text:p>19.4145</text:p>
          </table:table-cell>
          <table:table-cell table:number-columns-repeated="2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0.779" calcext:value-type="float">
            <text:p>0.779</text:p>
          </table:table-cell>
          <table:table-cell office:value-type="float" office:value="99.2512" calcext:value-type="float">
            <text:p>99.2512</text:p>
          </table:table-cell>
          <table:table-cell office:value-type="float" office:value="62.6719" calcext:value-type="float">
            <text:p>62.6719</text:p>
          </table:table-cell>
          <table:table-cell office:value-type="float" office:value="161.9231" calcext:value-type="float">
            <text:p>161.9231</text:p>
          </table:table-cell>
          <table:table-cell office:value-type="float" office:value="0.711417" calcext:value-type="float">
            <text:p>0.711417</text:p>
          </table:table-cell>
          <table:table-cell office:value-type="float" office:value="-0.289313" calcext:value-type="float">
            <text:p>-0.289313</text:p>
          </table:table-cell>
          <table:table-cell office:value-type="float" office:value="97.1182" calcext:value-type="float">
            <text:p>97.1182</text:p>
          </table:table-cell>
          <table:table-cell office:value-type="float" office:value="87.78" calcext:value-type="float">
            <text:p>87.78</text:p>
          </table:table-cell>
          <table:table-cell office:value-type="float" office:value="184.8982" calcext:value-type="float">
            <text:p>184.8982</text:p>
          </table:table-cell>
          <table:table-cell table:formula="of:=[.J71]-[.E71]" office:value-type="float" office:value="22.9751" calcext:value-type="float">
            <text:p>22.9751</text:p>
          </table:table-cell>
          <table:table-cell table:number-columns-repeated="2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.724" calcext:value-type="float">
            <text:p>0.724</text:p>
          </table:table-cell>
          <table:table-cell office:value-type="float" office:value="98.8365" calcext:value-type="float">
            <text:p>98.8365</text:p>
          </table:table-cell>
          <table:table-cell office:value-type="float" office:value="66.711" calcext:value-type="float">
            <text:p>66.711</text:p>
          </table:table-cell>
          <table:table-cell office:value-type="float" office:value="165.5475" calcext:value-type="float">
            <text:p>165.5475</text:p>
          </table:table-cell>
          <table:table-cell office:value-type="float" office:value="0.68825" calcext:value-type="float">
            <text:p>0.68825</text:p>
          </table:table-cell>
          <table:table-cell office:value-type="float" office:value="-0.0917196" calcext:value-type="float">
            <text:p>-0.0917196</text:p>
          </table:table-cell>
          <table:table-cell office:value-type="float" office:value="97.0719" calcext:value-type="float">
            <text:p>97.0719</text:p>
          </table:table-cell>
          <table:table-cell office:value-type="float" office:value="90.2926" calcext:value-type="float">
            <text:p>90.2926</text:p>
          </table:table-cell>
          <table:table-cell office:value-type="float" office:value="187.3645" calcext:value-type="float">
            <text:p>187.3645</text:p>
          </table:table-cell>
          <table:table-cell table:formula="of:=[.J72]-[.E72]" office:value-type="float" office:value="21.817" calcext:value-type="float">
            <text:p>21.817</text:p>
          </table:table-cell>
          <table:table-cell table:number-columns-repeated="2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0.773" calcext:value-type="float">
            <text:p>0.773</text:p>
          </table:table-cell>
          <table:table-cell office:value-type="float" office:value="99.4827" calcext:value-type="float">
            <text:p>99.4827</text:p>
          </table:table-cell>
          <table:table-cell office:value-type="float" office:value="68.1431" calcext:value-type="float">
            <text:p>68.1431</text:p>
          </table:table-cell>
          <table:table-cell office:value-type="float" office:value="167.6258" calcext:value-type="float">
            <text:p>167.6258</text:p>
          </table:table-cell>
          <table:table-cell office:value-type="float" office:value="0.739712" calcext:value-type="float">
            <text:p>0.739712</text:p>
          </table:table-cell>
          <table:table-cell office:value-type="float" office:value="-0.323473" calcext:value-type="float">
            <text:p>-0.323473</text:p>
          </table:table-cell>
          <table:table-cell office:value-type="float" office:value="98.1733" calcext:value-type="float">
            <text:p>98.1733</text:p>
          </table:table-cell>
          <table:table-cell office:value-type="float" office:value="90.5451" calcext:value-type="float">
            <text:p>90.5451</text:p>
          </table:table-cell>
          <table:table-cell office:value-type="float" office:value="188.7184" calcext:value-type="float">
            <text:p>188.7184</text:p>
          </table:table-cell>
          <table:table-cell table:formula="of:=[.J73]-[.E73]" office:value-type="float" office:value="21.0926" calcext:value-type="float">
            <text:p>21.0926</text:p>
          </table:table-cell>
          <table:table-cell table:number-columns-repeated="2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0.805" calcext:value-type="float">
            <text:p>0.805</text:p>
          </table:table-cell>
          <table:table-cell office:value-type="float" office:value="99.0119" calcext:value-type="float">
            <text:p>99.0119</text:p>
          </table:table-cell>
          <table:table-cell office:value-type="float" office:value="62.855" calcext:value-type="float">
            <text:p>62.855</text:p>
          </table:table-cell>
          <table:table-cell office:value-type="float" office:value="161.8669" calcext:value-type="float">
            <text:p>161.8669</text:p>
          </table:table-cell>
          <table:table-cell office:value-type="float" office:value="0.705136" calcext:value-type="float">
            <text:p>0.705136</text:p>
          </table:table-cell>
          <table:table-cell office:value-type="float" office:value="-0.465531" calcext:value-type="float">
            <text:p>-0.465531</text:p>
          </table:table-cell>
          <table:table-cell office:value-type="float" office:value="96.7566" calcext:value-type="float">
            <text:p>96.7566</text:p>
          </table:table-cell>
          <table:table-cell office:value-type="float" office:value="85.4666" calcext:value-type="float">
            <text:p>85.4666</text:p>
          </table:table-cell>
          <table:table-cell office:value-type="float" office:value="182.2232" calcext:value-type="float">
            <text:p>182.2232</text:p>
          </table:table-cell>
          <table:table-cell table:formula="of:=[.J74]-[.E74]" office:value-type="float" office:value="20.3563" calcext:value-type="float">
            <text:p>20.3563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AVG →</text:p>
          </table:table-cell>
          <table:table-cell table:formula="of:=AVERAGE([.C53:.C74])" office:value-type="float" office:value="89.3679772727273" calcext:value-type="float">
            <text:p>89.3679772727</text:p>
          </table:table-cell>
          <table:table-cell table:formula="of:=AVERAGE([.D53:.D74])" office:value-type="float" office:value="68.0787454545455" calcext:value-type="float">
            <text:p>68.0787454545</text:p>
          </table:table-cell>
          <table:table-cell table:formula="of:=AVERAGE([.E53:.E74])" office:value-type="float" office:value="157.446722727273" calcext:value-type="float">
            <text:p>157.4467227273</text:p>
          </table:table-cell>
          <table:table-cell table:formula="of:=AVERAGE([.F53:.F74])" office:value-type="float" office:value="0.412072195454546" calcext:value-type="float">
            <text:p>0.4120721955</text:p>
          </table:table-cell>
          <table:table-cell table:formula="of:=AVERAGE([.G53:.G74])" office:value-type="float" office:value="1.63682288181818" calcext:value-type="float">
            <text:p>1.6368228818</text:p>
          </table:table-cell>
          <table:table-cell table:formula="of:=AVERAGE([.H53:.H74])" office:value-type="float" office:value="89.0867545454545" calcext:value-type="float">
            <text:p>89.0867545455</text:p>
          </table:table-cell>
          <table:table-cell table:formula="of:=AVERAGE([.I53:.I74])" office:value-type="float" office:value="72.9677863636364" calcext:value-type="float">
            <text:p>72.9677863636</text:p>
          </table:table-cell>
          <table:table-cell table:formula="of:=AVERAGE([.J53:.J74])" office:value-type="float" office:value="162.054540909091" calcext:value-type="float">
            <text:p>162.0545409091</text:p>
          </table:table-cell>
          <table:table-cell table:formula="of:=AVERAGE([.K53:.K74])" office:value-type="float" office:value="4.60781818181818" calcext:value-type="float">
            <text:p>4.607818181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ton_campus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O. Detection</text:p>
          </table:table-cell>
          <table:table-cell table:style-name="ce1" office:value-type="string" calcext:value-type="string">
            <text:p>O. Discrimination</text:p>
          </table:table-cell>
          <table:table-cell table:style-name="ce1" office:value-type="string" calcext:value-type="string">
            <text:p>ODD</text:p>
          </table:table-cell>
          <table:table-cell table:style-name="ce1" office:value-type="string" calcext:value-type="string">
            <text:p>NEW coneR1</text:p>
          </table:table-cell>
          <table:table-cell table:style-name="ce1" office:value-type="string" calcext:value-type="string">
            <text:p>RG – B</text:p>
          </table:table-cell>
          <table:table-cell table:style-name="ce1" office:value-type="string" calcext:value-type="string">
            <text:p>Detection</text:p>
          </table:table-cell>
          <table:table-cell table:style-name="ce1" office:value-type="string" calcext:value-type="string">
            <text:p>Discrimination</text:p>
          </table:table-cell>
          <table:table-cell table:style-name="ce1" office:value-type="string" calcext:value-type="string">
            <text:p>DD</text:p>
          </table:table-cell>
          <table:table-cell table:style-name="ce1" office:value-type="string" calcext:value-type="string">
            <text:p>DIFF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636" calcext:value-type="float">
            <text:p>0.636</text:p>
          </table:table-cell>
          <table:table-cell office:value-type="float" office:value="100" calcext:value-type="float">
            <text:p>100</text:p>
          </table:table-cell>
          <table:table-cell office:value-type="float" office:value="2.139" calcext:value-type="float">
            <text:p>2.139</text:p>
          </table:table-cell>
          <table:table-cell office:value-type="float" office:value="102.139" calcext:value-type="float">
            <text:p>102.139</text:p>
          </table:table-cell>
          <table:table-cell office:value-type="float" office:value="0.452043" calcext:value-type="float">
            <text:p>0.452043</text:p>
          </table:table-cell>
          <table:table-cell office:value-type="float" office:value="8.72149" calcext:value-type="float">
            <text:p>8.72149</text:p>
          </table:table-cell>
          <table:table-cell office:value-type="float" office:value="100" calcext:value-type="float">
            <text:p>100</text:p>
          </table:table-cell>
          <table:table-cell office:value-type="float" office:value="27.6292" calcext:value-type="float">
            <text:p>27.6292</text:p>
          </table:table-cell>
          <table:table-cell office:value-type="float" office:value="127.6292" calcext:value-type="float">
            <text:p>127.6292</text:p>
          </table:table-cell>
          <table:table-cell table:formula="of:=[.J78]-[.E78]" office:value-type="float" office:value="25.4902" calcext:value-type="float">
            <text:p>25.4902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662" calcext:value-type="float">
            <text:p>0.662</text:p>
          </table:table-cell>
          <table:table-cell office:value-type="float" office:value="99.9291" calcext:value-type="float">
            <text:p>99.9291</text:p>
          </table:table-cell>
          <table:table-cell office:value-type="float" office:value="11.5192" calcext:value-type="float">
            <text:p>11.5192</text:p>
          </table:table-cell>
          <table:table-cell office:value-type="float" office:value="111.4483" calcext:value-type="float">
            <text:p>111.4483</text:p>
          </table:table-cell>
          <table:table-cell office:value-type="float" office:value="0.512392" calcext:value-type="float">
            <text:p>0.512392</text:p>
          </table:table-cell>
          <table:table-cell office:value-type="float" office:value="16.578" calcext:value-type="float">
            <text:p>16.578</text:p>
          </table:table-cell>
          <table:table-cell office:value-type="float" office:value="97.9433" calcext:value-type="float">
            <text:p>97.9433</text:p>
          </table:table-cell>
          <table:table-cell office:value-type="float" office:value="45.5927" calcext:value-type="float">
            <text:p>45.5927</text:p>
          </table:table-cell>
          <table:table-cell office:value-type="float" office:value="143.536" calcext:value-type="float">
            <text:p>143.536</text:p>
          </table:table-cell>
          <table:table-cell table:formula="of:=[.J79]-[.E79]" office:value-type="float" office:value="32.0877" calcext:value-type="float">
            <text:p>32.0877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683" calcext:value-type="float">
            <text:p>0.683</text:p>
          </table:table-cell>
          <table:table-cell office:value-type="float" office:value="99.9034" calcext:value-type="float">
            <text:p>99.9034</text:p>
          </table:table-cell>
          <table:table-cell office:value-type="float" office:value="31.9713" calcext:value-type="float">
            <text:p>31.9713</text:p>
          </table:table-cell>
          <table:table-cell office:value-type="float" office:value="131.8747" calcext:value-type="float">
            <text:p>131.8747</text:p>
          </table:table-cell>
          <table:table-cell office:value-type="float" office:value="0.540241" calcext:value-type="float">
            <text:p>0.540241</text:p>
          </table:table-cell>
          <table:table-cell office:value-type="float" office:value="15.4342" calcext:value-type="float">
            <text:p>15.4342</text:p>
          </table:table-cell>
          <table:table-cell office:value-type="float" office:value="94.3639" calcext:value-type="float">
            <text:p>94.3639</text:p>
          </table:table-cell>
          <table:table-cell office:value-type="float" office:value="67.9014" calcext:value-type="float">
            <text:p>67.9014</text:p>
          </table:table-cell>
          <table:table-cell office:value-type="float" office:value="162.2653" calcext:value-type="float">
            <text:p>162.2653</text:p>
          </table:table-cell>
          <table:table-cell table:formula="of:=[.J80]-[.E80]" office:value-type="float" office:value="30.3906" calcext:value-type="float">
            <text:p>30.3906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642" calcext:value-type="float">
            <text:p>0.642</text:p>
          </table:table-cell>
          <table:table-cell office:value-type="float" office:value="99.0625" calcext:value-type="float">
            <text:p>99.0625</text:p>
          </table:table-cell>
          <table:table-cell office:value-type="float" office:value="32.0908" calcext:value-type="float">
            <text:p>32.0908</text:p>
          </table:table-cell>
          <table:table-cell office:value-type="float" office:value="131.1533" calcext:value-type="float">
            <text:p>131.1533</text:p>
          </table:table-cell>
          <table:table-cell office:value-type="float" office:value="0.486493" calcext:value-type="float">
            <text:p>0.486493</text:p>
          </table:table-cell>
          <table:table-cell office:value-type="float" office:value="12.9662" calcext:value-type="float">
            <text:p>12.9662</text:p>
          </table:table-cell>
          <table:table-cell office:value-type="float" office:value="91.3942" calcext:value-type="float">
            <text:p>91.3942</text:p>
          </table:table-cell>
          <table:table-cell office:value-type="float" office:value="59.5955" calcext:value-type="float">
            <text:p>59.5955</text:p>
          </table:table-cell>
          <table:table-cell office:value-type="float" office:value="150.9897" calcext:value-type="float">
            <text:p>150.9897</text:p>
          </table:table-cell>
          <table:table-cell table:formula="of:=[.J81]-[.E81]" office:value-type="float" office:value="19.8364" calcext:value-type="float">
            <text:p>19.8364</text:p>
          </table:table-cell>
          <table:table-cell table:number-columns-repeated="2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685" calcext:value-type="float">
            <text:p>0.685</text:p>
          </table:table-cell>
          <table:table-cell office:value-type="float" office:value="96.8359" calcext:value-type="float">
            <text:p>96.8359</text:p>
          </table:table-cell>
          <table:table-cell office:value-type="float" office:value="29.5123" calcext:value-type="float">
            <text:p>29.5123</text:p>
          </table:table-cell>
          <table:table-cell office:value-type="float" office:value="126.3482" calcext:value-type="float">
            <text:p>126.3482</text:p>
          </table:table-cell>
          <table:table-cell office:value-type="float" office:value="0.468589" calcext:value-type="float">
            <text:p>0.468589</text:p>
          </table:table-cell>
          <table:table-cell office:value-type="float" office:value="9.69611" calcext:value-type="float">
            <text:p>9.69611</text:p>
          </table:table-cell>
          <table:table-cell office:value-type="float" office:value="89.4858" calcext:value-type="float">
            <text:p>89.4858</text:p>
          </table:table-cell>
          <table:table-cell office:value-type="float" office:value="50.9084" calcext:value-type="float">
            <text:p>50.9084</text:p>
          </table:table-cell>
          <table:table-cell office:value-type="float" office:value="140.3942" calcext:value-type="float">
            <text:p>140.3942</text:p>
          </table:table-cell>
          <table:table-cell table:formula="of:=[.J82]-[.E82]" office:value-type="float" office:value="14.046" calcext:value-type="float">
            <text:p>14.046</text:p>
          </table:table-cell>
          <table:table-cell table:number-columns-repeated="2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649" calcext:value-type="float">
            <text:p>0.649</text:p>
          </table:table-cell>
          <table:table-cell office:value-type="float" office:value="98.3946" calcext:value-type="float">
            <text:p>98.3946</text:p>
          </table:table-cell>
          <table:table-cell office:value-type="float" office:value="36.9529" calcext:value-type="float">
            <text:p>36.9529</text:p>
          </table:table-cell>
          <table:table-cell office:value-type="float" office:value="135.3475" calcext:value-type="float">
            <text:p>135.3475</text:p>
          </table:table-cell>
          <table:table-cell office:value-type="float" office:value="0.487841" calcext:value-type="float">
            <text:p>0.487841</text:p>
          </table:table-cell>
          <table:table-cell office:value-type="float" office:value="4.69733" calcext:value-type="float">
            <text:p>4.69733</text:p>
          </table:table-cell>
          <table:table-cell office:value-type="float" office:value="92.9766" calcext:value-type="float">
            <text:p>92.9766</text:p>
          </table:table-cell>
          <table:table-cell office:value-type="float" office:value="54.6419" calcext:value-type="float">
            <text:p>54.6419</text:p>
          </table:table-cell>
          <table:table-cell office:value-type="float" office:value="147.6185" calcext:value-type="float">
            <text:p>147.6185</text:p>
          </table:table-cell>
          <table:table-cell table:formula="of:=[.J83]-[.E83]" office:value-type="float" office:value="12.271" calcext:value-type="float">
            <text:p>12.271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467" calcext:value-type="float">
            <text:p>0.467</text:p>
          </table:table-cell>
          <table:table-cell office:value-type="float" office:value="100" calcext:value-type="float">
            <text:p>100</text:p>
          </table:table-cell>
          <table:table-cell office:value-type="float" office:value="44.0171" calcext:value-type="float">
            <text:p>44.0171</text:p>
          </table:table-cell>
          <table:table-cell office:value-type="float" office:value="144.0171" calcext:value-type="float">
            <text:p>144.0171</text:p>
          </table:table-cell>
          <table:table-cell office:value-type="float" office:value="0.553383" calcext:value-type="float">
            <text:p>0.553383</text:p>
          </table:table-cell>
          <table:table-cell office:value-type="float" office:value="4.41219" calcext:value-type="float">
            <text:p>4.41219</text:p>
          </table:table-cell>
          <table:table-cell office:value-type="float" office:value="91.2186" calcext:value-type="float">
            <text:p>91.2186</text:p>
          </table:table-cell>
          <table:table-cell office:value-type="float" office:value="57.4912" calcext:value-type="float">
            <text:p>57.4912</text:p>
          </table:table-cell>
          <table:table-cell office:value-type="float" office:value="148.7098" calcext:value-type="float">
            <text:p>148.7098</text:p>
          </table:table-cell>
          <table:table-cell table:formula="of:=[.J84]-[.E84]" office:value-type="float" office:value="4.6927" calcext:value-type="float">
            <text:p>4.6927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772" calcext:value-type="float">
            <text:p>0.772</text:p>
          </table:table-cell>
          <table:table-cell office:value-type="float" office:value="97.0534" calcext:value-type="float">
            <text:p>97.0534</text:p>
          </table:table-cell>
          <table:table-cell office:value-type="float" office:value="58.1594" calcext:value-type="float">
            <text:p>58.1594</text:p>
          </table:table-cell>
          <table:table-cell office:value-type="float" office:value="155.2128" calcext:value-type="float">
            <text:p>155.2128</text:p>
          </table:table-cell>
          <table:table-cell office:value-type="float" office:value="0.598844" calcext:value-type="float">
            <text:p>0.598844</text:p>
          </table:table-cell>
          <table:table-cell office:value-type="float" office:value="0.116022" calcext:value-type="float">
            <text:p>0.116022</text:p>
          </table:table-cell>
          <table:table-cell office:value-type="float" office:value="96.8692" calcext:value-type="float">
            <text:p>96.8692</text:p>
          </table:table-cell>
          <table:table-cell office:value-type="float" office:value="69.3236" calcext:value-type="float">
            <text:p>69.3236</text:p>
          </table:table-cell>
          <table:table-cell office:value-type="float" office:value="166.1928" calcext:value-type="float">
            <text:p>166.1928</text:p>
          </table:table-cell>
          <table:table-cell table:formula="of:=[.J85]-[.E85]" office:value-type="float" office:value="10.98" calcext:value-type="float">
            <text:p>10.98</text:p>
          </table:table-cell>
          <table:table-cell table:number-columns-repeated="2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542" calcext:value-type="float">
            <text:p>0.542</text:p>
          </table:table-cell>
          <table:table-cell office:value-type="float" office:value="97.4386" calcext:value-type="float">
            <text:p>97.4386</text:p>
          </table:table-cell>
          <table:table-cell office:value-type="float" office:value="38.9846" calcext:value-type="float">
            <text:p>38.9846</text:p>
          </table:table-cell>
          <table:table-cell office:value-type="float" office:value="136.4232" calcext:value-type="float">
            <text:p>136.4232</text:p>
          </table:table-cell>
          <table:table-cell office:value-type="float" office:value="0.547622" calcext:value-type="float">
            <text:p>0.547622</text:p>
          </table:table-cell>
          <table:table-cell office:value-type="float" office:value="3.3762" calcext:value-type="float">
            <text:p>3.3762</text:p>
          </table:table-cell>
          <table:table-cell office:value-type="float" office:value="89.7545" calcext:value-type="float">
            <text:p>89.7545</text:p>
          </table:table-cell>
          <table:table-cell office:value-type="float" office:value="57.6247" calcext:value-type="float">
            <text:p>57.6247</text:p>
          </table:table-cell>
          <table:table-cell office:value-type="float" office:value="147.3792" calcext:value-type="float">
            <text:p>147.3792</text:p>
          </table:table-cell>
          <table:table-cell table:formula="of:=[.J86]-[.E86]" office:value-type="float" office:value="10.956" calcext:value-type="float">
            <text:p>10.956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754" calcext:value-type="float">
            <text:p>0.754</text:p>
          </table:table-cell>
          <table:table-cell office:value-type="float" office:value="96.8276" calcext:value-type="float">
            <text:p>96.8276</text:p>
          </table:table-cell>
          <table:table-cell office:value-type="float" office:value="32.298" calcext:value-type="float">
            <text:p>32.298</text:p>
          </table:table-cell>
          <table:table-cell office:value-type="float" office:value="129.1256" calcext:value-type="float">
            <text:p>129.1256</text:p>
          </table:table-cell>
          <table:table-cell office:value-type="float" office:value="0.469351" calcext:value-type="float">
            <text:p>0.469351</text:p>
          </table:table-cell>
          <table:table-cell office:value-type="float" office:value="0.784826" calcext:value-type="float">
            <text:p>0.784826</text:p>
          </table:table-cell>
          <table:table-cell office:value-type="float" office:value="90.2069" calcext:value-type="float">
            <text:p>90.2069</text:p>
          </table:table-cell>
          <table:table-cell office:value-type="float" office:value="49.5332" calcext:value-type="float">
            <text:p>49.5332</text:p>
          </table:table-cell>
          <table:table-cell office:value-type="float" office:value="139.7401" calcext:value-type="float">
            <text:p>139.7401</text:p>
          </table:table-cell>
          <table:table-cell table:formula="of:=[.J87]-[.E87]" office:value-type="float" office:value="10.6145" calcext:value-type="float">
            <text:p>10.6145</text:p>
          </table:table-cell>
          <table:table-cell table:number-columns-repeated="2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724" calcext:value-type="float">
            <text:p>0.724</text:p>
          </table:table-cell>
          <table:table-cell office:value-type="float" office:value="90.6977" calcext:value-type="float">
            <text:p>90.6977</text:p>
          </table:table-cell>
          <table:table-cell office:value-type="float" office:value="52.2929" calcext:value-type="float">
            <text:p>52.2929</text:p>
          </table:table-cell>
          <table:table-cell office:value-type="float" office:value="142.9906" calcext:value-type="float">
            <text:p>142.9906</text:p>
          </table:table-cell>
          <table:table-cell office:value-type="float" office:value="0.446733" calcext:value-type="float">
            <text:p>0.446733</text:p>
          </table:table-cell>
          <table:table-cell office:value-type="float" office:value="-3.32429" calcext:value-type="float">
            <text:p>-3.32429</text:p>
          </table:table-cell>
          <table:table-cell office:value-type="float" office:value="90.6977" calcext:value-type="float">
            <text:p>90.6977</text:p>
          </table:table-cell>
          <table:table-cell office:value-type="float" office:value="73.003" calcext:value-type="float">
            <text:p>73.003</text:p>
          </table:table-cell>
          <table:table-cell office:value-type="float" office:value="163.7007" calcext:value-type="float">
            <text:p>163.7007</text:p>
          </table:table-cell>
          <table:table-cell table:formula="of:=[.J88]-[.E88]" office:value-type="float" office:value="20.7101" calcext:value-type="float">
            <text:p>20.7101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766" calcext:value-type="float">
            <text:p>0.766</text:p>
          </table:table-cell>
          <table:table-cell office:value-type="float" office:value="72.8814" calcext:value-type="float">
            <text:p>72.8814</text:p>
          </table:table-cell>
          <table:table-cell office:value-type="float" office:value="38.3412" calcext:value-type="float">
            <text:p>38.3412</text:p>
          </table:table-cell>
          <table:table-cell office:value-type="float" office:value="111.2226" calcext:value-type="float">
            <text:p>111.2226</text:p>
          </table:table-cell>
          <table:table-cell office:value-type="float" office:value="0.303049" calcext:value-type="float">
            <text:p>0.303049</text:p>
          </table:table-cell>
          <table:table-cell office:value-type="float" office:value="5.4322" calcext:value-type="float">
            <text:p>5.4322</text:p>
          </table:table-cell>
          <table:table-cell office:value-type="float" office:value="72.8814" calcext:value-type="float">
            <text:p>72.8814</text:p>
          </table:table-cell>
          <table:table-cell office:value-type="float" office:value="38.8626" calcext:value-type="float">
            <text:p>38.8626</text:p>
          </table:table-cell>
          <table:table-cell office:value-type="float" office:value="111.744" calcext:value-type="float">
            <text:p>111.744</text:p>
          </table:table-cell>
          <table:table-cell table:formula="of:=[.J89]-[.E89]" office:value-type="float" office:value="0.5214" calcext:value-type="float">
            <text:p>0.5214</text:p>
          </table:table-cell>
          <table:table-cell table:number-columns-repeated="2"/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12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12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12"/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12"/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12"/>
        </table:table-row>
        <table:table-row table:style-name="ro1">
          <table:table-cell office:value-type="float" office:value="211" calcext:value-type="float">
            <text:p>211</text:p>
          </table:table-cell>
          <table:table-cell table:number-columns-repeated="12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12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12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12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12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12"/>
        </table:table-row>
        <table:table-row table:style-name="ro1">
          <table:table-cell office:value-type="float" office:value="271" calcext:value-type="float">
            <text:p>271</text:p>
          </table:table-cell>
          <table:table-cell table:style-name="ce2" office:value-type="float" office:value="0.852" calcext:value-type="float">
            <text:p>0.852</text:p>
          </table:table-cell>
          <table:table-cell office:value-type="float" office:value="100" calcext:value-type="float">
            <text:p>100</text:p>
          </table:table-cell>
          <table:table-cell office:value-type="float" office:value="49.2236" calcext:value-type="float">
            <text:p>49.2236</text:p>
          </table:table-cell>
          <table:table-cell office:value-type="float" office:value="149.2236" calcext:value-type="float">
            <text:p>149.2236</text:p>
          </table:table-cell>
          <table:table-cell office:value-type="float" office:value="0.667353" calcext:value-type="float">
            <text:p>0.667353</text:p>
          </table:table-cell>
          <table:table-cell office:value-type="float" office:value="-1.4902" calcext:value-type="float">
            <text:p>-1.4902</text:p>
          </table:table-cell>
          <table:table-cell office:value-type="float" office:value="100" calcext:value-type="float">
            <text:p>100</text:p>
          </table:table-cell>
          <table:table-cell office:value-type="float" office:value="78.2609" calcext:value-type="float">
            <text:p>78.2609</text:p>
          </table:table-cell>
          <table:table-cell office:value-type="float" office:value="178.2609" calcext:value-type="float">
            <text:p>178.2609</text:p>
          </table:table-cell>
          <table:table-cell table:formula="of:=[.J101]-[.E101]" office:value-type="float" office:value="29.0373" calcext:value-type="float">
            <text:p>29.0373</text:p>
          </table:table-cell>
          <table:table-cell table:number-columns-repeated="2"/>
        </table:table-row>
        <table:table-row table:style-name="ro1">
          <table:table-cell office:value-type="float" office:value="281" calcext:value-type="float">
            <text:p>281</text:p>
          </table:table-cell>
          <table:table-cell table:style-name="ce2" office:value-type="float" office:value="0.851" calcext:value-type="float">
            <text:p>0.851</text:p>
          </table:table-cell>
          <table:table-cell office:value-type="float" office:value="100" calcext:value-type="float">
            <text:p>100</text:p>
          </table:table-cell>
          <table:table-cell office:value-type="float" office:value="40.597" calcext:value-type="float">
            <text:p>40.597</text:p>
          </table:table-cell>
          <table:table-cell office:value-type="float" office:value="140.597" calcext:value-type="float">
            <text:p>140.597</text:p>
          </table:table-cell>
          <table:table-cell office:value-type="float" office:value="0.654045" calcext:value-type="float">
            <text:p>0.654045</text:p>
          </table:table-cell>
          <table:table-cell office:value-type="float" office:value="0.759259" calcext:value-type="float">
            <text:p>0.759259</text:p>
          </table:table-cell>
          <table:table-cell office:value-type="float" office:value="100" calcext:value-type="float">
            <text:p>100</text:p>
          </table:table-cell>
          <table:table-cell office:value-type="float" office:value="73.7313" calcext:value-type="float">
            <text:p>73.7313</text:p>
          </table:table-cell>
          <table:table-cell office:value-type="float" office:value="173.7313" calcext:value-type="float">
            <text:p>173.7313</text:p>
          </table:table-cell>
          <table:table-cell table:formula="of:=[.J102]-[.E102]" office:value-type="float" office:value="33.1343" calcext:value-type="float">
            <text:p>33.1343</text:p>
          </table:table-cell>
          <table:table-cell table:number-columns-repeated="2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.798" calcext:value-type="float">
            <text:p>0.798</text:p>
          </table:table-cell>
          <table:table-cell office:value-type="float" office:value="100" calcext:value-type="float">
            <text:p>100</text:p>
          </table:table-cell>
          <table:table-cell office:value-type="float" office:value="39.1304" calcext:value-type="float">
            <text:p>39.1304</text:p>
          </table:table-cell>
          <table:table-cell office:value-type="float" office:value="139.1304" calcext:value-type="float">
            <text:p>139.1304</text:p>
          </table:table-cell>
          <table:table-cell office:value-type="float" office:value="0.643701" calcext:value-type="float">
            <text:p>0.643701</text:p>
          </table:table-cell>
          <table:table-cell office:value-type="float" office:value="0.502049" calcext:value-type="float">
            <text:p>0.502049</text:p>
          </table:table-cell>
          <table:table-cell office:value-type="float" office:value="100" calcext:value-type="float">
            <text:p>100</text:p>
          </table:table-cell>
          <table:table-cell office:value-type="float" office:value="69.6577" calcext:value-type="float">
            <text:p>69.6577</text:p>
          </table:table-cell>
          <table:table-cell office:value-type="float" office:value="169.6577" calcext:value-type="float">
            <text:p>169.6577</text:p>
          </table:table-cell>
          <table:table-cell table:formula="of:=[.J103]-[.E103]" office:value-type="float" office:value="30.5273" calcext:value-type="float">
            <text:p>30.5273</text:p>
          </table:table-cell>
          <table:table-cell table:number-columns-repeated="2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.791" calcext:value-type="float">
            <text:p>0.791</text:p>
          </table:table-cell>
          <table:table-cell office:value-type="float" office:value="99.4709" calcext:value-type="float">
            <text:p>99.4709</text:p>
          </table:table-cell>
          <table:table-cell office:value-type="float" office:value="44.2506" calcext:value-type="float">
            <text:p>44.2506</text:p>
          </table:table-cell>
          <table:table-cell office:value-type="float" office:value="143.7215" calcext:value-type="float">
            <text:p>143.7215</text:p>
          </table:table-cell>
          <table:table-cell office:value-type="float" office:value="0.610984" calcext:value-type="float">
            <text:p>0.610984</text:p>
          </table:table-cell>
          <table:table-cell office:value-type="float" office:value="0.740741" calcext:value-type="float">
            <text:p>0.740741</text:p>
          </table:table-cell>
          <table:table-cell office:value-type="float" office:value="99.4709" calcext:value-type="float">
            <text:p>99.4709</text:p>
          </table:table-cell>
          <table:table-cell office:value-type="float" office:value="72.2443" calcext:value-type="float">
            <text:p>72.2443</text:p>
          </table:table-cell>
          <table:table-cell office:value-type="float" office:value="171.7152" calcext:value-type="float">
            <text:p>171.7152</text:p>
          </table:table-cell>
          <table:table-cell table:formula="of:=[.J104]-[.E104]" office:value-type="float" office:value="27.9937" calcext:value-type="float">
            <text:p>27.9937</text:p>
          </table:table-cell>
          <table:table-cell table:number-columns-repeated="2"/>
        </table:table-row>
        <table:table-row table:style-name="ro1">
          <table:table-cell office:value-type="float" office:value="311" calcext:value-type="float">
            <text:p>311</text:p>
          </table:table-cell>
          <table:table-cell table:style-name="ce2" office:value-type="float" office:value="0.806" calcext:value-type="float">
            <text:p>0.806</text:p>
          </table:table-cell>
          <table:table-cell office:value-type="float" office:value="100" calcext:value-type="float">
            <text:p>100</text:p>
          </table:table-cell>
          <table:table-cell office:value-type="float" office:value="41.1673" calcext:value-type="float">
            <text:p>41.1673</text:p>
          </table:table-cell>
          <table:table-cell office:value-type="float" office:value="141.1673" calcext:value-type="float">
            <text:p>141.1673</text:p>
          </table:table-cell>
          <table:table-cell office:value-type="float" office:value="0.563938" calcext:value-type="float">
            <text:p>0.563938</text:p>
          </table:table-cell>
          <table:table-cell office:value-type="float" office:value="-2.72857" calcext:value-type="float">
            <text:p>-2.72857</text:p>
          </table:table-cell>
          <table:table-cell office:value-type="float" office:value="100" calcext:value-type="float">
            <text:p>100</text:p>
          </table:table-cell>
          <table:table-cell office:value-type="float" office:value="63.1907" calcext:value-type="float">
            <text:p>63.1907</text:p>
          </table:table-cell>
          <table:table-cell office:value-type="float" office:value="163.1907" calcext:value-type="float">
            <text:p>163.1907</text:p>
          </table:table-cell>
          <table:table-cell table:formula="of:=[.J105]-[.E105]" office:value-type="float" office:value="22.0234" calcext:value-type="float">
            <text:p>22.0234</text:p>
          </table:table-cell>
          <table:table-cell table:number-columns-repeated="2"/>
        </table:table-row>
        <table:table-row table:style-name="ro1">
          <table:table-cell office:value-type="float" office:value="321" calcext:value-type="float">
            <text:p>321</text:p>
          </table:table-cell>
          <table:table-cell table:style-name="ce2" office:value-type="float" office:value="0.84" calcext:value-type="float">
            <text:p>0.84</text:p>
          </table:table-cell>
          <table:table-cell office:value-type="float" office:value="100" calcext:value-type="float">
            <text:p>100</text:p>
          </table:table-cell>
          <table:table-cell office:value-type="float" office:value="40.3864" calcext:value-type="float">
            <text:p>40.3864</text:p>
          </table:table-cell>
          <table:table-cell office:value-type="float" office:value="140.3864" calcext:value-type="float">
            <text:p>140.3864</text:p>
          </table:table-cell>
          <table:table-cell office:value-type="float" office:value="0.649917" calcext:value-type="float">
            <text:p>0.649917</text:p>
          </table:table-cell>
          <table:table-cell office:value-type="float" office:value="1.53582" calcext:value-type="float">
            <text:p>1.53582</text:p>
          </table:table-cell>
          <table:table-cell office:value-type="float" office:value="100" calcext:value-type="float">
            <text:p>100</text:p>
          </table:table-cell>
          <table:table-cell office:value-type="float" office:value="73.5971" calcext:value-type="float">
            <text:p>73.5971</text:p>
          </table:table-cell>
          <table:table-cell office:value-type="float" office:value="173.5971" calcext:value-type="float">
            <text:p>173.5971</text:p>
          </table:table-cell>
          <table:table-cell table:formula="of:=[.J106]-[.E106]" office:value-type="float" office:value="33.2107" calcext:value-type="float">
            <text:p>33.2107</text:p>
          </table:table-cell>
          <table:table-cell table:number-columns-repeated="2"/>
        </table:table-row>
        <table:table-row table:style-name="ro1">
          <table:table-cell office:value-type="float" office:value="331" calcext:value-type="float">
            <text:p>331</text:p>
          </table:table-cell>
          <table:table-cell table:style-name="ce2" office:value-type="float" office:value="0.826" calcext:value-type="float">
            <text:p>0.826</text:p>
          </table:table-cell>
          <table:table-cell office:value-type="float" office:value="100" calcext:value-type="float">
            <text:p>100</text:p>
          </table:table-cell>
          <table:table-cell office:value-type="float" office:value="28.903" calcext:value-type="float">
            <text:p>28.903</text:p>
          </table:table-cell>
          <table:table-cell office:value-type="float" office:value="128.903" calcext:value-type="float">
            <text:p>128.903</text:p>
          </table:table-cell>
          <table:table-cell office:value-type="float" office:value="0.619513" calcext:value-type="float">
            <text:p>0.619513</text:p>
          </table:table-cell>
          <table:table-cell office:value-type="float" office:value="2.89943" calcext:value-type="float">
            <text:p>2.89943</text:p>
          </table:table-cell>
          <table:table-cell office:value-type="float" office:value="100" calcext:value-type="float">
            <text:p>100</text:p>
          </table:table-cell>
          <table:table-cell office:value-type="float" office:value="65.1899" calcext:value-type="float">
            <text:p>65.1899</text:p>
          </table:table-cell>
          <table:table-cell office:value-type="float" office:value="165.1899" calcext:value-type="float">
            <text:p>165.1899</text:p>
          </table:table-cell>
          <table:table-cell table:formula="of:=[.J107]-[.E107]" office:value-type="float" office:value="36.2869" calcext:value-type="float">
            <text:p>36.2869</text:p>
          </table:table-cell>
          <table:table-cell table:number-columns-repeated="2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0.748" calcext:value-type="float">
            <text:p>0.748</text:p>
          </table:table-cell>
          <table:table-cell office:value-type="float" office:value="99.3392" calcext:value-type="float">
            <text:p>99.3392</text:p>
          </table:table-cell>
          <table:table-cell office:value-type="float" office:value="21.3919" calcext:value-type="float">
            <text:p>21.3919</text:p>
          </table:table-cell>
          <table:table-cell office:value-type="float" office:value="120.7311" calcext:value-type="float">
            <text:p>120.7311</text:p>
          </table:table-cell>
          <table:table-cell office:value-type="float" office:value="0.548288" calcext:value-type="float">
            <text:p>0.548288</text:p>
          </table:table-cell>
          <table:table-cell office:value-type="float" office:value="2.77203" calcext:value-type="float">
            <text:p>2.77203</text:p>
          </table:table-cell>
          <table:table-cell office:value-type="float" office:value="99.3392" calcext:value-type="float">
            <text:p>99.3392</text:p>
          </table:table-cell>
          <table:table-cell office:value-type="float" office:value="57.7867" calcext:value-type="float">
            <text:p>57.7867</text:p>
          </table:table-cell>
          <table:table-cell office:value-type="float" office:value="157.1259" calcext:value-type="float">
            <text:p>157.1259</text:p>
          </table:table-cell>
          <table:table-cell table:formula="of:=[.J108]-[.E108]" office:value-type="float" office:value="36.3948" calcext:value-type="float">
            <text:p>36.3948</text:p>
          </table:table-cell>
          <table:table-cell table:number-columns-repeated="2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0.777" calcext:value-type="float">
            <text:p>0.777</text:p>
          </table:table-cell>
          <table:table-cell office:value-type="float" office:value="99.3342" calcext:value-type="float">
            <text:p>99.3342</text:p>
          </table:table-cell>
          <table:table-cell office:value-type="float" office:value="16.0519" calcext:value-type="float">
            <text:p>16.0519</text:p>
          </table:table-cell>
          <table:table-cell office:value-type="float" office:value="115.3861" calcext:value-type="float">
            <text:p>115.3861</text:p>
          </table:table-cell>
          <table:table-cell office:value-type="float" office:value="0.571496" calcext:value-type="float">
            <text:p>0.571496</text:p>
          </table:table-cell>
          <table:table-cell office:value-type="float" office:value="1.45539" calcext:value-type="float">
            <text:p>1.45539</text:p>
          </table:table-cell>
          <table:table-cell office:value-type="float" office:value="98.8016" calcext:value-type="float">
            <text:p>98.8016</text:p>
          </table:table-cell>
          <table:table-cell office:value-type="float" office:value="60.6753" calcext:value-type="float">
            <text:p>60.6753</text:p>
          </table:table-cell>
          <table:table-cell office:value-type="float" office:value="159.4769" calcext:value-type="float">
            <text:p>159.4769</text:p>
          </table:table-cell>
          <table:table-cell table:formula="of:=[.J109]-[.E109]" office:value-type="float" office:value="44.0908" calcext:value-type="float">
            <text:p>44.0908</text:p>
          </table:table-cell>
          <table:table-cell table:number-columns-repeated="2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0.743" calcext:value-type="float">
            <text:p>0.743</text:p>
          </table:table-cell>
          <table:table-cell office:value-type="float" office:value="99.729" calcext:value-type="float">
            <text:p>99.729</text:p>
          </table:table-cell>
          <table:table-cell office:value-type="float" office:value="18.6912" calcext:value-type="float">
            <text:p>18.6912</text:p>
          </table:table-cell>
          <table:table-cell office:value-type="float" office:value="118.4202" calcext:value-type="float">
            <text:p>118.4202</text:p>
          </table:table-cell>
          <table:table-cell office:value-type="float" office:value="0.539086" calcext:value-type="float">
            <text:p>0.539086</text:p>
          </table:table-cell>
          <table:table-cell office:value-type="float" office:value="3.10569" calcext:value-type="float">
            <text:p>3.10569</text:p>
          </table:table-cell>
          <table:table-cell office:value-type="float" office:value="99.729" calcext:value-type="float">
            <text:p>99.729</text:p>
          </table:table-cell>
          <table:table-cell office:value-type="float" office:value="52.4633" calcext:value-type="float">
            <text:p>52.4633</text:p>
          </table:table-cell>
          <table:table-cell office:value-type="float" office:value="152.1923" calcext:value-type="float">
            <text:p>152.1923</text:p>
          </table:table-cell>
          <table:table-cell table:formula="of:=[.J110]-[.E110]" office:value-type="float" office:value="33.7721" calcext:value-type="float">
            <text:p>33.7721</text:p>
          </table:table-cell>
          <table:table-cell table:number-columns-repeated="2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0.779" calcext:value-type="float">
            <text:p>0.779</text:p>
          </table:table-cell>
          <table:table-cell office:value-type="float" office:value="95.6188" calcext:value-type="float">
            <text:p>95.6188</text:p>
          </table:table-cell>
          <table:table-cell office:value-type="float" office:value="13.4861" calcext:value-type="float">
            <text:p>13.4861</text:p>
          </table:table-cell>
          <table:table-cell office:value-type="float" office:value="109.1049" calcext:value-type="float">
            <text:p>109.1049</text:p>
          </table:table-cell>
          <table:table-cell office:value-type="float" office:value="0.525139" calcext:value-type="float">
            <text:p>0.525139</text:p>
          </table:table-cell>
          <table:table-cell office:value-type="float" office:value="3.75356" calcext:value-type="float">
            <text:p>3.75356</text:p>
          </table:table-cell>
          <table:table-cell office:value-type="float" office:value="95.6188" calcext:value-type="float">
            <text:p>95.6188</text:p>
          </table:table-cell>
          <table:table-cell office:value-type="float" office:value="48.5434" calcext:value-type="float">
            <text:p>48.5434</text:p>
          </table:table-cell>
          <table:table-cell office:value-type="float" office:value="144.1622" calcext:value-type="float">
            <text:p>144.1622</text:p>
          </table:table-cell>
          <table:table-cell table:formula="of:=[.J111]-[.E111]" office:value-type="float" office:value="35.0573" calcext:value-type="float">
            <text:p>35.0573</text:p>
          </table:table-cell>
          <table:table-cell table:number-columns-repeated="2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0.793" calcext:value-type="float">
            <text:p>0.793</text:p>
          </table:table-cell>
          <table:table-cell office:value-type="float" office:value="99.3644" calcext:value-type="float">
            <text:p>99.3644</text:p>
          </table:table-cell>
          <table:table-cell office:value-type="float" office:value="20.6265" calcext:value-type="float">
            <text:p>20.6265</text:p>
          </table:table-cell>
          <table:table-cell office:value-type="float" office:value="119.9909" calcext:value-type="float">
            <text:p>119.9909</text:p>
          </table:table-cell>
          <table:table-cell office:value-type="float" office:value="0.567895" calcext:value-type="float">
            <text:p>0.567895</text:p>
          </table:table-cell>
          <table:table-cell office:value-type="float" office:value="6.16702" calcext:value-type="float">
            <text:p>6.16702</text:p>
          </table:table-cell>
          <table:table-cell office:value-type="float" office:value="99.3644" calcext:value-type="float">
            <text:p>99.3644</text:p>
          </table:table-cell>
          <table:table-cell office:value-type="float" office:value="73.1082" calcext:value-type="float">
            <text:p>73.1082</text:p>
          </table:table-cell>
          <table:table-cell office:value-type="float" office:value="172.4726" calcext:value-type="float">
            <text:p>172.4726</text:p>
          </table:table-cell>
          <table:table-cell table:formula="of:=[.J112]-[.E112]" office:value-type="float" office:value="52.4817" calcext:value-type="float">
            <text:p>52.4817</text:p>
          </table:table-cell>
          <table:table-cell table:number-columns-repeated="2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0.753" calcext:value-type="float">
            <text:p>0.753</text:p>
          </table:table-cell>
          <table:table-cell office:value-type="float" office:value="92.4701" calcext:value-type="float">
            <text:p>92.4701</text:p>
          </table:table-cell>
          <table:table-cell office:value-type="float" office:value="21.9302" calcext:value-type="float">
            <text:p>21.9302</text:p>
          </table:table-cell>
          <table:table-cell office:value-type="float" office:value="114.4003" calcext:value-type="float">
            <text:p>114.4003</text:p>
          </table:table-cell>
          <table:table-cell office:value-type="float" office:value="0.550468" calcext:value-type="float">
            <text:p>0.550468</text:p>
          </table:table-cell>
          <table:table-cell office:value-type="float" office:value="5.3392" calcext:value-type="float">
            <text:p>5.3392</text:p>
          </table:table-cell>
          <table:table-cell office:value-type="float" office:value="92.3997" calcext:value-type="float">
            <text:p>92.3997</text:p>
          </table:table-cell>
          <table:table-cell office:value-type="float" office:value="70.3901" calcext:value-type="float">
            <text:p>70.3901</text:p>
          </table:table-cell>
          <table:table-cell office:value-type="float" office:value="162.7898" calcext:value-type="float">
            <text:p>162.7898</text:p>
          </table:table-cell>
          <table:table-cell table:formula="of:=[.J113]-[.E113]" office:value-type="float" office:value="48.3895" calcext:value-type="float">
            <text:p>48.3895</text:p>
          </table:table-cell>
          <table:table-cell table:number-columns-repeated="2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0.692" calcext:value-type="float">
            <text:p>0.692</text:p>
          </table:table-cell>
          <table:table-cell office:value-type="float" office:value="94.5976" calcext:value-type="float">
            <text:p>94.5976</text:p>
          </table:table-cell>
          <table:table-cell office:value-type="float" office:value="22.5201" calcext:value-type="float">
            <text:p>22.5201</text:p>
          </table:table-cell>
          <table:table-cell office:value-type="float" office:value="117.1177" calcext:value-type="float">
            <text:p>117.1177</text:p>
          </table:table-cell>
          <table:table-cell office:value-type="float" office:value="0.565617" calcext:value-type="float">
            <text:p>0.565617</text:p>
          </table:table-cell>
          <table:table-cell office:value-type="float" office:value="7.55177" calcext:value-type="float">
            <text:p>7.55177</text:p>
          </table:table-cell>
          <table:table-cell office:value-type="float" office:value="94.3725" calcext:value-type="float">
            <text:p>94.3725</text:p>
          </table:table-cell>
          <table:table-cell office:value-type="float" office:value="77.7097" calcext:value-type="float">
            <text:p>77.7097</text:p>
          </table:table-cell>
          <table:table-cell office:value-type="float" office:value="172.0822" calcext:value-type="float">
            <text:p>172.0822</text:p>
          </table:table-cell>
          <table:table-cell table:formula="of:=[.J114]-[.E114]" office:value-type="float" office:value="54.9645" calcext:value-type="float">
            <text:p>54.9645</text:p>
          </table:table-cell>
          <table:table-cell table:number-columns-repeated="2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0.769" calcext:value-type="float">
            <text:p>0.769</text:p>
          </table:table-cell>
          <table:table-cell office:value-type="float" office:value="92.452" calcext:value-type="float">
            <text:p>92.452</text:p>
          </table:table-cell>
          <table:table-cell office:value-type="float" office:value="23.6516" calcext:value-type="float">
            <text:p>23.6516</text:p>
          </table:table-cell>
          <table:table-cell office:value-type="float" office:value="116.1036" calcext:value-type="float">
            <text:p>116.1036</text:p>
          </table:table-cell>
          <table:table-cell office:value-type="float" office:value="0.56655" calcext:value-type="float">
            <text:p>0.56655</text:p>
          </table:table-cell>
          <table:table-cell office:value-type="float" office:value="7.64136" calcext:value-type="float">
            <text:p>7.64136</text:p>
          </table:table-cell>
          <table:table-cell office:value-type="float" office:value="92.452" calcext:value-type="float">
            <text:p>92.452</text:p>
          </table:table-cell>
          <table:table-cell office:value-type="float" office:value="78.1341" calcext:value-type="float">
            <text:p>78.1341</text:p>
          </table:table-cell>
          <table:table-cell office:value-type="float" office:value="170.5861" calcext:value-type="float">
            <text:p>170.5861</text:p>
          </table:table-cell>
          <table:table-cell table:formula="of:=[.J115]-[.E115]" office:value-type="float" office:value="54.4825" calcext:value-type="float">
            <text:p>54.4825</text:p>
          </table:table-cell>
          <table:table-cell table:number-columns-repeated="2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0.759" calcext:value-type="float">
            <text:p>0.759</text:p>
          </table:table-cell>
          <table:table-cell office:value-type="float" office:value="92.1158" calcext:value-type="float">
            <text:p>92.1158</text:p>
          </table:table-cell>
          <table:table-cell office:value-type="float" office:value="25.9178" calcext:value-type="float">
            <text:p>25.9178</text:p>
          </table:table-cell>
          <table:table-cell office:value-type="float" office:value="118.0336" calcext:value-type="float">
            <text:p>118.0336</text:p>
          </table:table-cell>
          <table:table-cell office:value-type="float" office:value="0.468078" calcext:value-type="float">
            <text:p>0.468078</text:p>
          </table:table-cell>
          <table:table-cell office:value-type="float" office:value="4.3938" calcext:value-type="float">
            <text:p>4.3938</text:p>
          </table:table-cell>
          <table:table-cell office:value-type="float" office:value="92.1158" calcext:value-type="float">
            <text:p>92.1158</text:p>
          </table:table-cell>
          <table:table-cell office:value-type="float" office:value="65.8957" calcext:value-type="float">
            <text:p>65.8957</text:p>
          </table:table-cell>
          <table:table-cell office:value-type="float" office:value="158.0115" calcext:value-type="float">
            <text:p>158.0115</text:p>
          </table:table-cell>
          <table:table-cell table:formula="of:=[.J116]-[.E116]" office:value-type="float" office:value="39.9779" calcext:value-type="float">
            <text:p>39.9779</text:p>
          </table:table-cell>
          <table:table-cell table:number-columns-repeated="2"/>
        </table:table-row>
        <table:table-row table:style-name="ro1" table:number-rows-repeated="4">
          <table:table-cell table:number-columns-repeated="13"/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float" office:value="0.711" calcext:value-type="float">
            <text:p>0.711</text:p>
          </table:table-cell>
          <table:table-cell office:value-type="float" office:value="100" calcext:value-type="float">
            <text:p>100</text:p>
          </table:table-cell>
          <table:table-cell office:value-type="float" office:value="14.4099" calcext:value-type="float">
            <text:p>14.4099</text:p>
          </table:table-cell>
          <table:table-cell office:value-type="float" office:value="114.4099" calcext:value-type="float">
            <text:p>114.4099</text:p>
          </table:table-cell>
          <table:table-cell office:value-type="float" office:value="0.522109" calcext:value-type="float">
            <text:p>0.522109</text:p>
          </table:table-cell>
          <table:table-cell office:value-type="float" office:value="1.72308" calcext:value-type="float">
            <text:p>1.72308</text:p>
          </table:table-cell>
          <table:table-cell office:value-type="float" office:value="100" calcext:value-type="float">
            <text:p>100</text:p>
          </table:table-cell>
          <table:table-cell office:value-type="float" office:value="41.4907" calcext:value-type="float">
            <text:p>41.4907</text:p>
          </table:table-cell>
          <table:table-cell office:value-type="float" office:value="141.4907" calcext:value-type="float">
            <text:p>141.4907</text:p>
          </table:table-cell>
          <table:table-cell table:formula="of:=[.J121]-[.E121]" office:value-type="float" office:value="27.0808" calcext:value-type="float">
            <text:p>27.0808</text:p>
          </table:table-cell>
          <table:table-cell table:number-columns-repeated="2"/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float" office:value="0.789" calcext:value-type="float">
            <text:p>0.789</text:p>
          </table:table-cell>
          <table:table-cell office:value-type="float" office:value="100" calcext:value-type="float">
            <text:p>100</text:p>
          </table:table-cell>
          <table:table-cell office:value-type="float" office:value="15.9018" calcext:value-type="float">
            <text:p>15.9018</text:p>
          </table:table-cell>
          <table:table-cell office:value-type="float" office:value="115.9018" calcext:value-type="float">
            <text:p>115.9018</text:p>
          </table:table-cell>
          <table:table-cell office:value-type="float" office:value="0.649194" calcext:value-type="float">
            <text:p>0.649194</text:p>
          </table:table-cell>
          <table:table-cell office:value-type="float" office:value="4.16667" calcext:value-type="float">
            <text:p>4.16667</text:p>
          </table:table-cell>
          <table:table-cell office:value-type="float" office:value="100" calcext:value-type="float">
            <text:p>100</text:p>
          </table:table-cell>
          <table:table-cell office:value-type="float" office:value="54.3223" calcext:value-type="float">
            <text:p>54.3223</text:p>
          </table:table-cell>
          <table:table-cell office:value-type="float" office:value="154.3223" calcext:value-type="float">
            <text:p>154.3223</text:p>
          </table:table-cell>
          <table:table-cell table:formula="of:=[.J122]-[.E122]" office:value-type="float" office:value="38.4205" calcext:value-type="float">
            <text:p>38.4205</text:p>
          </table:table-cell>
          <table:table-cell table:number-columns-repeated="2"/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float" office:value="0.748" calcext:value-type="float">
            <text:p>0.748</text:p>
          </table:table-cell>
          <table:table-cell office:value-type="float" office:value="100" calcext:value-type="float">
            <text:p>100</text:p>
          </table:table-cell>
          <table:table-cell office:value-type="float" office:value="28.5558" calcext:value-type="float">
            <text:p>28.5558</text:p>
          </table:table-cell>
          <table:table-cell office:value-type="float" office:value="128.5558" calcext:value-type="float">
            <text:p>128.5558</text:p>
          </table:table-cell>
          <table:table-cell office:value-type="float" office:value="0.584037" calcext:value-type="float">
            <text:p>0.584037</text:p>
          </table:table-cell>
          <table:table-cell office:value-type="float" office:value="2.64189" calcext:value-type="float">
            <text:p>2.64189</text:p>
          </table:table-cell>
          <table:table-cell office:value-type="float" office:value="100" calcext:value-type="float">
            <text:p>100</text:p>
          </table:table-cell>
          <table:table-cell office:value-type="float" office:value="49.3435" calcext:value-type="float">
            <text:p>49.3435</text:p>
          </table:table-cell>
          <table:table-cell office:value-type="float" office:value="149.3435" calcext:value-type="float">
            <text:p>149.3435</text:p>
          </table:table-cell>
          <table:table-cell table:formula="of:=[.J123]-[.E123]" office:value-type="float" office:value="20.7877" calcext:value-type="float">
            <text:p>20.7877</text:p>
          </table:table-cell>
          <table:table-cell table:number-columns-repeated="2"/>
        </table:table-row>
        <table:table-row table:style-name="ro1">
          <table:table-cell office:value-type="float" office:value="1091" calcext:value-type="float">
            <text:p>1091</text:p>
          </table:table-cell>
          <table:table-cell table:style-name="ce2" office:value-type="float" office:value="0.798" calcext:value-type="float">
            <text:p>0.798</text:p>
          </table:table-cell>
          <table:table-cell office:value-type="float" office:value="98.2456" calcext:value-type="float">
            <text:p>98.2456</text:p>
          </table:table-cell>
          <table:table-cell office:value-type="float" office:value="24.4784" calcext:value-type="float">
            <text:p>24.4784</text:p>
          </table:table-cell>
          <table:table-cell office:value-type="float" office:value="122.724" calcext:value-type="float">
            <text:p>122.724</text:p>
          </table:table-cell>
          <table:table-cell office:value-type="float" office:value="0.630066" calcext:value-type="float">
            <text:p>0.630066</text:p>
          </table:table-cell>
          <table:table-cell office:value-type="float" office:value="-1.70175" calcext:value-type="float">
            <text:p>-1.70175</text:p>
          </table:table-cell>
          <table:table-cell office:value-type="float" office:value="98.2456" calcext:value-type="float">
            <text:p>98.2456</text:p>
          </table:table-cell>
          <table:table-cell office:value-type="float" office:value="48.4006" calcext:value-type="float">
            <text:p>48.4006</text:p>
          </table:table-cell>
          <table:table-cell office:value-type="float" office:value="146.6462" calcext:value-type="float">
            <text:p>146.6462</text:p>
          </table:table-cell>
          <table:table-cell table:formula="of:=[.J124]-[.E124]" office:value-type="float" office:value="23.9222" calcext:value-type="float">
            <text:p>23.9222</text:p>
          </table:table-cell>
          <table:table-cell table:number-columns-repeated="2"/>
        </table:table-row>
        <table:table-row table:style-name="ro1">
          <table:table-cell office:value-type="float" office:value="1101" calcext:value-type="float">
            <text:p>1101</text:p>
          </table:table-cell>
          <table:table-cell table:style-name="ce2" office:value-type="float" office:value="0.848" calcext:value-type="float">
            <text:p>0.848</text:p>
          </table:table-cell>
          <table:table-cell office:value-type="float" office:value="100" calcext:value-type="float">
            <text:p>100</text:p>
          </table:table-cell>
          <table:table-cell office:value-type="float" office:value="10.1961" calcext:value-type="float">
            <text:p>10.1961</text:p>
          </table:table-cell>
          <table:table-cell office:value-type="float" office:value="110.1961" calcext:value-type="float">
            <text:p>110.1961</text:p>
          </table:table-cell>
          <table:table-cell office:value-type="float" office:value="0.65919" calcext:value-type="float">
            <text:p>0.65919</text:p>
          </table:table-cell>
          <table:table-cell office:value-type="float" office:value="-1.64029" calcext:value-type="float">
            <text:p>-1.64029</text:p>
          </table:table-cell>
          <table:table-cell office:value-type="float" office:value="100" calcext:value-type="float">
            <text:p>100</text:p>
          </table:table-cell>
          <table:table-cell office:value-type="float" office:value="46.6667" calcext:value-type="float">
            <text:p>46.6667</text:p>
          </table:table-cell>
          <table:table-cell office:value-type="float" office:value="146.6667" calcext:value-type="float">
            <text:p>146.6667</text:p>
          </table:table-cell>
          <table:table-cell table:formula="of:=[.J125]-[.E125]" office:value-type="float" office:value="36.4706" calcext:value-type="float">
            <text:p>36.4706</text:p>
          </table:table-cell>
          <table:table-cell table:number-columns-repeated="2"/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float" office:value="0.784" calcext:value-type="float">
            <text:p>0.784</text:p>
          </table:table-cell>
          <table:table-cell office:value-type="float" office:value="96.2025" calcext:value-type="float">
            <text:p>96.2025</text:p>
          </table:table-cell>
          <table:table-cell office:value-type="float" office:value="12.0468" calcext:value-type="float">
            <text:p>12.0468</text:p>
          </table:table-cell>
          <table:table-cell office:value-type="float" office:value="108.2493" calcext:value-type="float">
            <text:p>108.2493</text:p>
          </table:table-cell>
          <table:table-cell office:value-type="float" office:value="0.576952" calcext:value-type="float">
            <text:p>0.576952</text:p>
          </table:table-cell>
          <table:table-cell office:value-type="float" office:value="1.53165" calcext:value-type="float">
            <text:p>1.53165</text:p>
          </table:table-cell>
          <table:table-cell office:value-type="float" office:value="95.5696" calcext:value-type="float">
            <text:p>95.5696</text:p>
          </table:table-cell>
          <table:table-cell office:value-type="float" office:value="49.8246" calcext:value-type="float">
            <text:p>49.8246</text:p>
          </table:table-cell>
          <table:table-cell office:value-type="float" office:value="145.3942" calcext:value-type="float">
            <text:p>145.3942</text:p>
          </table:table-cell>
          <table:table-cell table:formula="of:=[.J126]-[.E126]" office:value-type="float" office:value="37.1449" calcext:value-type="float">
            <text:p>37.1449</text:p>
          </table:table-cell>
          <table:table-cell table:number-columns-repeated="2"/>
        </table:table-row>
        <table:table-row table:style-name="ro1">
          <table:table-cell office:value-type="float" office:value="1121" calcext:value-type="float">
            <text:p>1121</text:p>
          </table:table-cell>
          <table:table-cell table:style-name="ce2" office:value-type="float" office:value="0.79" calcext:value-type="float">
            <text:p>0.79</text:p>
          </table:table-cell>
          <table:table-cell office:value-type="float" office:value="98.75" calcext:value-type="float">
            <text:p>98.75</text:p>
          </table:table-cell>
          <table:table-cell office:value-type="float" office:value="17.64" calcext:value-type="float">
            <text:p>17.64</text:p>
          </table:table-cell>
          <table:table-cell office:value-type="float" office:value="116.39" calcext:value-type="float">
            <text:p>116.39</text:p>
          </table:table-cell>
          <table:table-cell office:value-type="float" office:value="0.629425" calcext:value-type="float">
            <text:p>0.629425</text:p>
          </table:table-cell>
          <table:table-cell office:value-type="float" office:value="0.103126" calcext:value-type="float">
            <text:p>0.103126</text:p>
          </table:table-cell>
          <table:table-cell office:value-type="float" office:value="98.75" calcext:value-type="float">
            <text:p>98.75</text:p>
          </table:table-cell>
          <table:table-cell office:value-type="float" office:value="56.7342" calcext:value-type="float">
            <text:p>56.7342</text:p>
          </table:table-cell>
          <table:table-cell office:value-type="float" office:value="155.4842" calcext:value-type="float">
            <text:p>155.4842</text:p>
          </table:table-cell>
          <table:table-cell table:formula="of:=[.J127]-[.E127]" office:value-type="float" office:value="39.0942" calcext:value-type="float">
            <text:p>39.0942</text:p>
          </table:table-cell>
          <table:table-cell table:number-columns-repeated="2"/>
        </table:table-row>
        <table:table-row table:style-name="ro1">
          <table:table-cell office:value-type="float" office:value="1131" calcext:value-type="float">
            <text:p>1131</text:p>
          </table:table-cell>
          <table:table-cell table:style-name="ce2" office:value-type="float" office:value="0.858" calcext:value-type="float">
            <text:p>0.858</text:p>
          </table:table-cell>
          <table:table-cell office:value-type="float" office:value="97.9167" calcext:value-type="float">
            <text:p>97.9167</text:p>
          </table:table-cell>
          <table:table-cell office:value-type="float" office:value="18.595" calcext:value-type="float">
            <text:p>18.595</text:p>
          </table:table-cell>
          <table:table-cell office:value-type="float" office:value="116.5117" calcext:value-type="float">
            <text:p>116.5117</text:p>
          </table:table-cell>
          <table:table-cell office:value-type="float" office:value="0.609293" calcext:value-type="float">
            <text:p>0.609293</text:p>
          </table:table-cell>
          <table:table-cell office:value-type="float" office:value="0.078125" calcext:value-type="float">
            <text:p>0.078125</text:p>
          </table:table-cell>
          <table:table-cell office:value-type="float" office:value="97.9167" calcext:value-type="float">
            <text:p>97.9167</text:p>
          </table:table-cell>
          <table:table-cell office:value-type="float" office:value="57.7479" calcext:value-type="float">
            <text:p>57.7479</text:p>
          </table:table-cell>
          <table:table-cell office:value-type="float" office:value="155.6646" calcext:value-type="float">
            <text:p>155.6646</text:p>
          </table:table-cell>
          <table:table-cell table:formula="of:=[.J128]-[.E128]" office:value-type="float" office:value="39.1529" calcext:value-type="float">
            <text:p>39.1529</text:p>
          </table:table-cell>
          <table:table-cell table:number-columns-repeated="2"/>
        </table:table-row>
        <table:table-row table:style-name="ro1">
          <table:table-cell office:value-type="float" office:value="1141" calcext:value-type="float">
            <text:p>1141</text:p>
          </table:table-cell>
          <table:table-cell table:style-name="ce2" office:value-type="float" office:value="0.85" calcext:value-type="float">
            <text:p>0.85</text:p>
          </table:table-cell>
          <table:table-cell office:value-type="float" office:value="98.3871" calcext:value-type="float">
            <text:p>98.3871</text:p>
          </table:table-cell>
          <table:table-cell office:value-type="float" office:value="15.9574" calcext:value-type="float">
            <text:p>15.9574</text:p>
          </table:table-cell>
          <table:table-cell office:value-type="float" office:value="114.3445" calcext:value-type="float">
            <text:p>114.3445</text:p>
          </table:table-cell>
          <table:table-cell office:value-type="float" office:value="0.635906" calcext:value-type="float">
            <text:p>0.635906</text:p>
          </table:table-cell>
          <table:table-cell office:value-type="float" office:value="-3.37903" calcext:value-type="float">
            <text:p>-3.37903</text:p>
          </table:table-cell>
          <table:table-cell office:value-type="float" office:value="98.3871" calcext:value-type="float">
            <text:p>98.3871</text:p>
          </table:table-cell>
          <table:table-cell office:value-type="float" office:value="63.0024" calcext:value-type="float">
            <text:p>63.0024</text:p>
          </table:table-cell>
          <table:table-cell office:value-type="float" office:value="161.3895" calcext:value-type="float">
            <text:p>161.3895</text:p>
          </table:table-cell>
          <table:table-cell table:formula="of:=[.J129]-[.E129]" office:value-type="float" office:value="47.045" calcext:value-type="float">
            <text:p>47.045</text:p>
          </table:table-cell>
          <table:table-cell table:number-columns-repeated="2"/>
        </table:table-row>
        <table:table-row table:style-name="ro1">
          <table:table-cell office:value-type="float" office:value="1151" calcext:value-type="float">
            <text:p>1151</text:p>
          </table:table-cell>
          <table:table-cell table:style-name="ce2" office:value-type="float" office:value="0.883" calcext:value-type="float">
            <text:p>0.883</text:p>
          </table:table-cell>
          <table:table-cell office:value-type="float" office:value="99.4723" calcext:value-type="float">
            <text:p>99.4723</text:p>
          </table:table-cell>
          <table:table-cell office:value-type="float" office:value="6.2691" calcext:value-type="float">
            <text:p>6.2691</text:p>
          </table:table-cell>
          <table:table-cell office:value-type="float" office:value="105.7414" calcext:value-type="float">
            <text:p>105.7414</text:p>
          </table:table-cell>
          <table:table-cell office:value-type="float" office:value="0.698208" calcext:value-type="float">
            <text:p>0.698208</text:p>
          </table:table-cell>
          <table:table-cell office:value-type="float" office:value="-0.674143" calcext:value-type="float">
            <text:p>-0.674143</text:p>
          </table:table-cell>
          <table:table-cell office:value-type="float" office:value="99.4723" calcext:value-type="float">
            <text:p>99.4723</text:p>
          </table:table-cell>
          <table:table-cell office:value-type="float" office:value="57.6453" calcext:value-type="float">
            <text:p>57.6453</text:p>
          </table:table-cell>
          <table:table-cell office:value-type="float" office:value="157.1176" calcext:value-type="float">
            <text:p>157.1176</text:p>
          </table:table-cell>
          <table:table-cell table:formula="of:=[.J130]-[.E130]" office:value-type="float" office:value="51.3762" calcext:value-type="float">
            <text:p>51.3762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AVG →</text:p>
          </table:table-cell>
          <table:table-cell table:formula="of:=AVERAGE([.C78:.C130])" office:value-type="float" office:value="97.4339578947369" calcext:value-type="float">
            <text:p>97.4339578947</text:p>
          </table:table-cell>
          <table:table-cell table:formula="of:=AVERAGE([.D78:.D130])" office:value-type="float" office:value="27.3751210526316" calcext:value-type="float">
            <text:p>27.3751210526</text:p>
          </table:table-cell>
          <table:table-cell table:formula="of:=AVERAGE([.E78:.E130])" office:value-type="float" office:value="124.809078947368" calcext:value-type="float">
            <text:p>124.8090789474</text:p>
          </table:table-cell>
          <table:table-cell table:formula="of:=AVERAGE([.F78:.F130])" office:value-type="float" office:value="0.562448131578947" calcext:value-type="float">
            <text:p>0.5624481316</text:p>
          </table:table-cell>
          <table:table-cell table:formula="of:=AVERAGE([.G78:.G130])" office:value-type="float" office:value="3.31942513157895" calcext:value-type="float">
            <text:p>3.3194251316</text:p>
          </table:table-cell>
          <table:table-cell table:formula="of:=AVERAGE([.H78:.H130])" office:value-type="float" office:value="96.047297368421" calcext:value-type="float">
            <text:p>96.0472973684</text:p>
          </table:table-cell>
          <table:table-cell table:formula="of:=AVERAGE([.I78:.I130])" office:value-type="float" office:value="59.4174736842105" calcext:value-type="float">
            <text:p>59.4174736842</text:p>
          </table:table-cell>
          <table:table-cell table:formula="of:=AVERAGE([.J78:.J130])" office:value-type="float" office:value="155.464771052632" calcext:value-type="float">
            <text:p>155.4647710526</text:p>
          </table:table-cell>
          <table:table-cell table:formula="of:=AVERAGE([.K78:.K130])" office:value-type="float" office:value="30.6556921052632" calcext:value-type="float">
            <text:p>30.655692105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ton_hallway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O. Detection</text:p>
          </table:table-cell>
          <table:table-cell table:style-name="ce1" office:value-type="string" calcext:value-type="string">
            <text:p>O. Discrimination</text:p>
          </table:table-cell>
          <table:table-cell table:style-name="ce1" office:value-type="string" calcext:value-type="string">
            <text:p>ODD</text:p>
          </table:table-cell>
          <table:table-cell table:style-name="ce1" office:value-type="string" calcext:value-type="string">
            <text:p>NEW coneR1</text:p>
          </table:table-cell>
          <table:table-cell table:style-name="ce1" office:value-type="string" calcext:value-type="string">
            <text:p>RG – B</text:p>
          </table:table-cell>
          <table:table-cell table:style-name="ce1" office:value-type="string" calcext:value-type="string">
            <text:p>Detection</text:p>
          </table:table-cell>
          <table:table-cell table:style-name="ce1" office:value-type="string" calcext:value-type="string">
            <text:p>Discrimination</text:p>
          </table:table-cell>
          <table:table-cell table:style-name="ce1" office:value-type="string" calcext:value-type="string">
            <text:p>DD</text:p>
          </table:table-cell>
          <table:table-cell table:style-name="ce1" office:value-type="string" calcext:value-type="string">
            <text:p>DIFF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627" calcext:value-type="float">
            <text:p>0.627</text:p>
          </table:table-cell>
          <table:table-cell office:value-type="float" office:value="91.8856" calcext:value-type="float">
            <text:p>91.8856</text:p>
          </table:table-cell>
          <table:table-cell office:value-type="float" office:value="64.1346" calcext:value-type="float">
            <text:p>64.1346</text:p>
          </table:table-cell>
          <table:table-cell office:value-type="float" office:value="156.0202" calcext:value-type="float">
            <text:p>156.0202</text:p>
          </table:table-cell>
          <table:table-cell office:value-type="float" office:value="0.467068" calcext:value-type="float">
            <text:p>0.467068</text:p>
          </table:table-cell>
          <table:table-cell office:value-type="float" office:value="1.33304" calcext:value-type="float">
            <text:p>1.33304</text:p>
          </table:table-cell>
          <table:table-cell office:value-type="float" office:value="91.3602" calcext:value-type="float">
            <text:p>91.3602</text:p>
          </table:table-cell>
          <table:table-cell office:value-type="float" office:value="75.1492" calcext:value-type="float">
            <text:p>75.1492</text:p>
          </table:table-cell>
          <table:table-cell office:value-type="float" office:value="166.5094" calcext:value-type="float">
            <text:p>166.5094</text:p>
          </table:table-cell>
          <table:table-cell table:formula="of:=[.J134]-[.E134]" office:value-type="float" office:value="10.4892" calcext:value-type="float">
            <text:p>10.4892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712" calcext:value-type="float">
            <text:p>0.712</text:p>
          </table:table-cell>
          <table:table-cell office:value-type="float" office:value="99.6218" calcext:value-type="float">
            <text:p>99.6218</text:p>
          </table:table-cell>
          <table:table-cell office:value-type="float" office:value="69.3347" calcext:value-type="float">
            <text:p>69.3347</text:p>
          </table:table-cell>
          <table:table-cell office:value-type="float" office:value="168.9565" calcext:value-type="float">
            <text:p>168.9565</text:p>
          </table:table-cell>
          <table:table-cell office:value-type="float" office:value="0.452682" calcext:value-type="float">
            <text:p>0.452682</text:p>
          </table:table-cell>
          <table:table-cell office:value-type="float" office:value="2.97371" calcext:value-type="float">
            <text:p>2.97371</text:p>
          </table:table-cell>
          <table:table-cell office:value-type="float" office:value="99.4705" calcext:value-type="float">
            <text:p>99.4705</text:p>
          </table:table-cell>
          <table:table-cell office:value-type="float" office:value="79.5055" calcext:value-type="float">
            <text:p>79.5055</text:p>
          </table:table-cell>
          <table:table-cell office:value-type="float" office:value="178.976" calcext:value-type="float">
            <text:p>178.976</text:p>
          </table:table-cell>
          <table:table-cell table:formula="of:=[.J135]-[.E135]" office:value-type="float" office:value="10.0195" calcext:value-type="float">
            <text:p>10.0195</text:p>
          </table:table-cell>
          <table:table-cell table:number-columns-repeated="2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.81" calcext:value-type="float">
            <text:p>0.81</text:p>
          </table:table-cell>
          <table:table-cell office:value-type="float" office:value="97.5408" calcext:value-type="float">
            <text:p>97.5408</text:p>
          </table:table-cell>
          <table:table-cell office:value-type="float" office:value="55.5124" calcext:value-type="float">
            <text:p>55.5124</text:p>
          </table:table-cell>
          <table:table-cell office:value-type="float" office:value="153.0532" calcext:value-type="float">
            <text:p>153.0532</text:p>
          </table:table-cell>
          <table:table-cell office:value-type="float" office:value="0.564694" calcext:value-type="float">
            <text:p>0.564694</text:p>
          </table:table-cell>
          <table:table-cell office:value-type="float" office:value="0.262473" calcext:value-type="float">
            <text:p>0.262473</text:p>
          </table:table-cell>
          <table:table-cell office:value-type="float" office:value="97.4699" calcext:value-type="float">
            <text:p>97.4699</text:p>
          </table:table-cell>
          <table:table-cell office:value-type="float" office:value="73.0667" calcext:value-type="float">
            <text:p>73.0667</text:p>
          </table:table-cell>
          <table:table-cell office:value-type="float" office:value="170.5366" calcext:value-type="float">
            <text:p>170.5366</text:p>
          </table:table-cell>
          <table:table-cell table:formula="of:=[.J136]-[.E136]" office:value-type="float" office:value="17.4834" calcext:value-type="float">
            <text:p>17.4834</text:p>
          </table:table-cell>
          <table:table-cell table:number-columns-repeated="2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516" calcext:value-type="float">
            <text:p>0.516</text:p>
          </table:table-cell>
          <table:table-cell office:value-type="float" office:value="87.1708" calcext:value-type="float">
            <text:p>87.1708</text:p>
          </table:table-cell>
          <table:table-cell office:value-type="float" office:value="63.6149" calcext:value-type="float">
            <text:p>63.6149</text:p>
          </table:table-cell>
          <table:table-cell office:value-type="float" office:value="150.7857" calcext:value-type="float">
            <text:p>150.7857</text:p>
          </table:table-cell>
          <table:table-cell office:value-type="float" office:value="0.407398" calcext:value-type="float">
            <text:p>0.407398</text:p>
          </table:table-cell>
          <table:table-cell office:value-type="float" office:value="-11.4892" calcext:value-type="float">
            <text:p>-11.4892</text:p>
          </table:table-cell>
          <table:table-cell office:value-type="float" office:value="82.1742" calcext:value-type="float">
            <text:p>82.1742</text:p>
          </table:table-cell>
          <table:table-cell office:value-type="float" office:value="68.4797" calcext:value-type="float">
            <text:p>68.4797</text:p>
          </table:table-cell>
          <table:table-cell office:value-type="float" office:value="150.6539" calcext:value-type="float">
            <text:p>150.6539</text:p>
          </table:table-cell>
          <table:table-cell table:formula="of:=[.J137]-[.E137]" office:value-type="float" office:value="-0.131799999999998" calcext:value-type="float">
            <text:p>-0.1318</text:p>
          </table:table-cell>
          <table:table-cell table:number-columns-repeated="2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.758" calcext:value-type="float">
            <text:p>0.758</text:p>
          </table:table-cell>
          <table:table-cell office:value-type="float" office:value="99.3337" calcext:value-type="float">
            <text:p>99.3337</text:p>
          </table:table-cell>
          <table:table-cell office:value-type="float" office:value="76.1484" calcext:value-type="float">
            <text:p>76.1484</text:p>
          </table:table-cell>
          <table:table-cell office:value-type="float" office:value="175.4821" calcext:value-type="float">
            <text:p>175.4821</text:p>
          </table:table-cell>
          <table:table-cell office:value-type="float" office:value="0.606018" calcext:value-type="float">
            <text:p>0.606018</text:p>
          </table:table-cell>
          <table:table-cell office:value-type="float" office:value="-0.438076" calcext:value-type="float">
            <text:p>-0.438076</text:p>
          </table:table-cell>
          <table:table-cell office:value-type="float" office:value="99.2553" calcext:value-type="float">
            <text:p>99.2553</text:p>
          </table:table-cell>
          <table:table-cell office:value-type="float" office:value="84.2756" calcext:value-type="float">
            <text:p>84.2756</text:p>
          </table:table-cell>
          <table:table-cell office:value-type="float" office:value="183.5309" calcext:value-type="float">
            <text:p>183.5309</text:p>
          </table:table-cell>
          <table:table-cell table:formula="of:=[.J138]-[.E138]" office:value-type="float" office:value="8.0488" calcext:value-type="float">
            <text:p>8.0488</text:p>
          </table:table-cell>
          <table:table-cell table:number-columns-repeated="2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0.833" calcext:value-type="float">
            <text:p>0.833</text:p>
          </table:table-cell>
          <table:table-cell office:value-type="float" office:value="82.2111" calcext:value-type="float">
            <text:p>82.2111</text:p>
          </table:table-cell>
          <table:table-cell office:value-type="float" office:value="81.7981" calcext:value-type="float">
            <text:p>81.7981</text:p>
          </table:table-cell>
          <table:table-cell office:value-type="float" office:value="164.0092" calcext:value-type="float">
            <text:p>164.0092</text:p>
          </table:table-cell>
          <table:table-cell office:value-type="float" office:value="0.675741" calcext:value-type="float">
            <text:p>0.675741</text:p>
          </table:table-cell>
          <table:table-cell office:value-type="float" office:value="-2.17437" calcext:value-type="float">
            <text:p>-2.17437</text:p>
          </table:table-cell>
          <table:table-cell office:value-type="float" office:value="81.206" calcext:value-type="float">
            <text:p>81.206</text:p>
          </table:table-cell>
          <table:table-cell office:value-type="float" office:value="86.9565" calcext:value-type="float">
            <text:p>86.9565</text:p>
          </table:table-cell>
          <table:table-cell office:value-type="float" office:value="168.1625" calcext:value-type="float">
            <text:p>168.1625</text:p>
          </table:table-cell>
          <table:table-cell table:formula="of:=[.J139]-[.E139]" office:value-type="float" office:value="4.1533" calcext:value-type="float">
            <text:p>4.1533</text:p>
          </table:table-cell>
          <table:table-cell table:number-columns-repeated="2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.747" calcext:value-type="float">
            <text:p>0.747</text:p>
          </table:table-cell>
          <table:table-cell office:value-type="float" office:value="98.7539" calcext:value-type="float">
            <text:p>98.7539</text:p>
          </table:table-cell>
          <table:table-cell office:value-type="float" office:value="78.8321" calcext:value-type="float">
            <text:p>78.8321</text:p>
          </table:table-cell>
          <table:table-cell office:value-type="float" office:value="177.586" calcext:value-type="float">
            <text:p>177.586</text:p>
          </table:table-cell>
          <table:table-cell office:value-type="float" office:value="0.705693" calcext:value-type="float">
            <text:p>0.705693</text:p>
          </table:table-cell>
          <table:table-cell office:value-type="float" office:value="4.43925" calcext:value-type="float">
            <text:p>4.43925</text:p>
          </table:table-cell>
          <table:table-cell office:value-type="float" office:value="96.8847" calcext:value-type="float">
            <text:p>96.8847</text:p>
          </table:table-cell>
          <table:table-cell office:value-type="float" office:value="88.0779" calcext:value-type="float">
            <text:p>88.0779</text:p>
          </table:table-cell>
          <table:table-cell office:value-type="float" office:value="184.9626" calcext:value-type="float">
            <text:p>184.9626</text:p>
          </table:table-cell>
          <table:table-cell table:formula="of:=[.J140]-[.E140]" office:value-type="float" office:value="7.3766" calcext:value-type="float">
            <text:p>7.3766</text:p>
          </table:table-cell>
          <table:table-cell table:number-columns-repeated="2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0.702" calcext:value-type="float">
            <text:p>0.702</text:p>
          </table:table-cell>
          <table:table-cell office:value-type="float" office:value="99.407" calcext:value-type="float">
            <text:p>99.407</text:p>
          </table:table-cell>
          <table:table-cell office:value-type="float" office:value="59.2399" calcext:value-type="float">
            <text:p>59.2399</text:p>
          </table:table-cell>
          <table:table-cell office:value-type="float" office:value="158.6469" calcext:value-type="float">
            <text:p>158.6469</text:p>
          </table:table-cell>
          <table:table-cell office:value-type="float" office:value="0.48432" calcext:value-type="float">
            <text:p>0.48432</text:p>
          </table:table-cell>
          <table:table-cell office:value-type="float" office:value="-2.96011" calcext:value-type="float">
            <text:p>-2.96011</text:p>
          </table:table-cell>
          <table:table-cell office:value-type="float" office:value="99.2453" calcext:value-type="float">
            <text:p>99.2453</text:p>
          </table:table-cell>
          <table:table-cell office:value-type="float" office:value="68.5544" calcext:value-type="float">
            <text:p>68.5544</text:p>
          </table:table-cell>
          <table:table-cell office:value-type="float" office:value="167.7997" calcext:value-type="float">
            <text:p>167.7997</text:p>
          </table:table-cell>
          <table:table-cell table:formula="of:=[.J141]-[.E141]" office:value-type="float" office:value="9.15280000000001" calcext:value-type="float">
            <text:p>9.1528</text:p>
          </table:table-cell>
          <table:table-cell table:number-columns-repeated="2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0.769" calcext:value-type="float">
            <text:p>0.769</text:p>
          </table:table-cell>
          <table:table-cell office:value-type="float" office:value="99.3588" calcext:value-type="float">
            <text:p>99.3588</text:p>
          </table:table-cell>
          <table:table-cell office:value-type="float" office:value="80.6987" calcext:value-type="float">
            <text:p>80.6987</text:p>
          </table:table-cell>
          <table:table-cell office:value-type="float" office:value="180.0575" calcext:value-type="float">
            <text:p>180.0575</text:p>
          </table:table-cell>
          <table:table-cell office:value-type="float" office:value="0.576651" calcext:value-type="float">
            <text:p>0.576651</text:p>
          </table:table-cell>
          <table:table-cell office:value-type="float" office:value="1.16728" calcext:value-type="float">
            <text:p>1.16728</text:p>
          </table:table-cell>
          <table:table-cell office:value-type="float" office:value="99.1824" calcext:value-type="float">
            <text:p>99.1824</text:p>
          </table:table-cell>
          <table:table-cell office:value-type="float" office:value="87.2589" calcext:value-type="float">
            <text:p>87.2589</text:p>
          </table:table-cell>
          <table:table-cell office:value-type="float" office:value="186.4413" calcext:value-type="float">
            <text:p>186.4413</text:p>
          </table:table-cell>
          <table:table-cell table:formula="of:=[.J142]-[.E142]" office:value-type="float" office:value="6.38380000000001" calcext:value-type="float">
            <text:p>6.3838</text:p>
          </table:table-cell>
          <table:table-cell table:number-columns-repeated="2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666" calcext:value-type="float">
            <text:p>0.666</text:p>
          </table:table-cell>
          <table:table-cell office:value-type="float" office:value="63.4615" calcext:value-type="float">
            <text:p>63.4615</text:p>
          </table:table-cell>
          <table:table-cell office:value-type="float" office:value="73.7265" calcext:value-type="float">
            <text:p>73.7265</text:p>
          </table:table-cell>
          <table:table-cell office:value-type="float" office:value="137.188" calcext:value-type="float">
            <text:p>137.188</text:p>
          </table:table-cell>
          <table:table-cell office:value-type="float" office:value="0.437667" calcext:value-type="float">
            <text:p>0.437667</text:p>
          </table:table-cell>
          <table:table-cell office:value-type="float" office:value="5.26442" calcext:value-type="float">
            <text:p>5.26442</text:p>
          </table:table-cell>
          <table:table-cell office:value-type="float" office:value="63.4615" calcext:value-type="float">
            <text:p>63.4615</text:p>
          </table:table-cell>
          <table:table-cell office:value-type="float" office:value="75.8713" calcext:value-type="float">
            <text:p>75.8713</text:p>
          </table:table-cell>
          <table:table-cell office:value-type="float" office:value="139.3328" calcext:value-type="float">
            <text:p>139.3328</text:p>
          </table:table-cell>
          <table:table-cell table:formula="of:=[.J143]-[.E143]" office:value-type="float" office:value="2.1448" calcext:value-type="float">
            <text:p>2.1448</text:p>
          </table:table-cell>
          <table:table-cell table:number-columns-repeated="2"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0.707" calcext:value-type="float">
            <text:p>0.707</text:p>
          </table:table-cell>
          <table:table-cell office:value-type="float" office:value="99.6299" calcext:value-type="float">
            <text:p>99.6299</text:p>
          </table:table-cell>
          <table:table-cell office:value-type="float" office:value="48.4927" calcext:value-type="float">
            <text:p>48.4927</text:p>
          </table:table-cell>
          <table:table-cell office:value-type="float" office:value="148.1226" calcext:value-type="float">
            <text:p>148.1226</text:p>
          </table:table-cell>
          <table:table-cell office:value-type="float" office:value="0.486704" calcext:value-type="float">
            <text:p>0.486704</text:p>
          </table:table-cell>
          <table:table-cell office:value-type="float" office:value="2.12253" calcext:value-type="float">
            <text:p>2.12253</text:p>
          </table:table-cell>
          <table:table-cell office:value-type="float" office:value="98.8898" calcext:value-type="float">
            <text:p>98.8898</text:p>
          </table:table-cell>
          <table:table-cell office:value-type="float" office:value="61.2188" calcext:value-type="float">
            <text:p>61.2188</text:p>
          </table:table-cell>
          <table:table-cell office:value-type="float" office:value="160.1086" calcext:value-type="float">
            <text:p>160.1086</text:p>
          </table:table-cell>
          <table:table-cell table:formula="of:=[.J144]-[.E144]" office:value-type="float" office:value="11.986" calcext:value-type="float">
            <text:p>11.986</text:p>
          </table:table-cell>
          <table:table-cell table:number-columns-repeated="2"/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float" office:value="0.743" calcext:value-type="float">
            <text:p>0.743</text:p>
          </table:table-cell>
          <table:table-cell office:value-type="float" office:value="98.4813" calcext:value-type="float">
            <text:p>98.4813</text:p>
          </table:table-cell>
          <table:table-cell office:value-type="float" office:value="83.9228" calcext:value-type="float">
            <text:p>83.9228</text:p>
          </table:table-cell>
          <table:table-cell office:value-type="float" office:value="182.4041" calcext:value-type="float">
            <text:p>182.4041</text:p>
          </table:table-cell>
          <table:table-cell office:value-type="float" office:value="0.499926" calcext:value-type="float">
            <text:p>0.499926</text:p>
          </table:table-cell>
          <table:table-cell office:value-type="float" office:value="-0.127995" calcext:value-type="float">
            <text:p>-0.127995</text:p>
          </table:table-cell>
          <table:table-cell office:value-type="float" office:value="98.4343" calcext:value-type="float">
            <text:p>98.4343</text:p>
          </table:table-cell>
          <table:table-cell office:value-type="float" office:value="89.8714" calcext:value-type="float">
            <text:p>89.8714</text:p>
          </table:table-cell>
          <table:table-cell office:value-type="float" office:value="188.3057" calcext:value-type="float">
            <text:p>188.3057</text:p>
          </table:table-cell>
          <table:table-cell table:formula="of:=[.J145]-[.E145]" office:value-type="float" office:value="5.9016" calcext:value-type="float">
            <text:p>5.9016</text:p>
          </table:table-cell>
          <table:table-cell table:number-columns-repeated="2"/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float" office:value="0.731" calcext:value-type="float">
            <text:p>0.731</text:p>
          </table:table-cell>
          <table:table-cell office:value-type="float" office:value="99.572" calcext:value-type="float">
            <text:p>99.572</text:p>
          </table:table-cell>
          <table:table-cell office:value-type="float" office:value="83.2968" calcext:value-type="float">
            <text:p>83.2968</text:p>
          </table:table-cell>
          <table:table-cell office:value-type="float" office:value="182.8688" calcext:value-type="float">
            <text:p>182.8688</text:p>
          </table:table-cell>
          <table:table-cell office:value-type="float" office:value="0.610705" calcext:value-type="float">
            <text:p>0.610705</text:p>
          </table:table-cell>
          <table:table-cell office:value-type="float" office:value="-3.77257" calcext:value-type="float">
            <text:p>-3.77257</text:p>
          </table:table-cell>
          <table:table-cell office:value-type="float" office:value="98.677" calcext:value-type="float">
            <text:p>98.677</text:p>
          </table:table-cell>
          <table:table-cell office:value-type="float" office:value="89.2662" calcext:value-type="float">
            <text:p>89.2662</text:p>
          </table:table-cell>
          <table:table-cell office:value-type="float" office:value="187.9432" calcext:value-type="float">
            <text:p>187.9432</text:p>
          </table:table-cell>
          <table:table-cell table:formula="of:=[.J146]-[.E146]" office:value-type="float" office:value="5.0744" calcext:value-type="float">
            <text:p>5.0744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AVG →</text:p>
          </table:table-cell>
          <table:table-cell table:formula="of:=AVERAGE([.C134:.C146])" office:value-type="float" office:value="93.5714" calcext:value-type="float">
            <text:p>93.5714</text:p>
          </table:table-cell>
          <table:table-cell table:formula="of:=AVERAGE([.D134:.D146])" office:value-type="float" office:value="70.6732769230769" calcext:value-type="float">
            <text:p>70.6732769231</text:p>
          </table:table-cell>
          <table:table-cell table:formula="of:=AVERAGE([.E134:.E146])" office:value-type="float" office:value="164.244676923077" calcext:value-type="float">
            <text:p>164.2446769231</text:p>
          </table:table-cell>
          <table:table-cell table:formula="of:=AVERAGE([.F134:.F146])" office:value-type="float" office:value="0.536559" calcext:value-type="float">
            <text:p>0.536559</text:p>
          </table:table-cell>
          <table:table-cell table:formula="of:=AVERAGE([.G134:.G146])" office:value-type="float" office:value="-0.261509076923077" calcext:value-type="float">
            <text:p>-0.2615090769</text:p>
          </table:table-cell>
          <table:table-cell table:formula="of:=AVERAGE([.H134:.H146])" office:value-type="float" office:value="92.7470076923077" calcext:value-type="float">
            <text:p>92.7470076923</text:p>
          </table:table-cell>
          <table:table-cell table:formula="of:=AVERAGE([.I134:.I146])" office:value-type="float" office:value="79.0424692307692" calcext:value-type="float">
            <text:p>79.0424692308</text:p>
          </table:table-cell>
          <table:table-cell table:formula="of:=AVERAGE([.J134:.J146])" office:value-type="float" office:value="171.789476923077" calcext:value-type="float">
            <text:p>171.7894769231</text:p>
          </table:table-cell>
          <table:table-cell table:formula="of:=AVERAGE([.K134:.K146])" office:value-type="float" office:value="7.5448" calcext:value-type="float">
            <text:p>7.544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ton_lab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O. Detection</text:p>
          </table:table-cell>
          <table:table-cell table:style-name="ce1" office:value-type="string" calcext:value-type="string">
            <text:p>O. Discrimination</text:p>
          </table:table-cell>
          <table:table-cell table:style-name="ce1" office:value-type="string" calcext:value-type="string">
            <text:p>ODD</text:p>
          </table:table-cell>
          <table:table-cell table:style-name="ce1" office:value-type="string" calcext:value-type="string">
            <text:p>NEW coneR1</text:p>
          </table:table-cell>
          <table:table-cell table:style-name="ce1" office:value-type="string" calcext:value-type="string">
            <text:p>RG – B</text:p>
          </table:table-cell>
          <table:table-cell table:style-name="ce1" office:value-type="string" calcext:value-type="string">
            <text:p>Detection</text:p>
          </table:table-cell>
          <table:table-cell table:style-name="ce1" office:value-type="string" calcext:value-type="string">
            <text:p>Discrimination</text:p>
          </table:table-cell>
          <table:table-cell table:style-name="ce1" office:value-type="string" calcext:value-type="string">
            <text:p>DD</text:p>
          </table:table-cell>
          <table:table-cell table:style-name="ce1" office:value-type="string" calcext:value-type="string">
            <text:p>DIFF</text:p>
          </table:table-cell>
          <table:table-cell table:number-columns-repeated="2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84" calcext:value-type="float">
            <text:p>0.84</text:p>
          </table:table-cell>
          <table:table-cell office:value-type="float" office:value="98.2784" calcext:value-type="float">
            <text:p>98.2784</text:p>
          </table:table-cell>
          <table:table-cell office:value-type="float" office:value="44.6844" calcext:value-type="float">
            <text:p>44.6844</text:p>
          </table:table-cell>
          <table:table-cell office:value-type="float" office:value="142.9628" calcext:value-type="float">
            <text:p>142.9628</text:p>
          </table:table-cell>
          <table:table-cell office:value-type="float" office:value="0.751715" calcext:value-type="float">
            <text:p>0.751715</text:p>
          </table:table-cell>
          <table:table-cell office:value-type="float" office:value="-0.0375843" calcext:value-type="float">
            <text:p>-0.0375843</text:p>
          </table:table-cell>
          <table:table-cell office:value-type="float" office:value="96.096" calcext:value-type="float">
            <text:p>96.096</text:p>
          </table:table-cell>
          <table:table-cell office:value-type="float" office:value="64.9917" calcext:value-type="float">
            <text:p>64.9917</text:p>
          </table:table-cell>
          <table:table-cell office:value-type="float" office:value="161.0877" calcext:value-type="float">
            <text:p>161.0877</text:p>
          </table:table-cell>
          <table:table-cell table:formula="of:=[.J150]-[.E150]" office:value-type="float" office:value="18.1249" calcext:value-type="float">
            <text:p>18.1249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908" calcext:value-type="float">
            <text:p>0.908</text:p>
          </table:table-cell>
          <table:table-cell office:value-type="float" office:value="97.5334" calcext:value-type="float">
            <text:p>97.5334</text:p>
          </table:table-cell>
          <table:table-cell office:value-type="float" office:value="39.4961" calcext:value-type="float">
            <text:p>39.4961</text:p>
          </table:table-cell>
          <table:table-cell office:value-type="float" office:value="137.0295" calcext:value-type="float">
            <text:p>137.0295</text:p>
          </table:table-cell>
          <table:table-cell office:value-type="float" office:value="0.739404" calcext:value-type="float">
            <text:p>0.739404</text:p>
          </table:table-cell>
          <table:table-cell office:value-type="float" office:value="0.219054" calcext:value-type="float">
            <text:p>0.219054</text:p>
          </table:table-cell>
          <table:table-cell office:value-type="float" office:value="97.5107" calcext:value-type="float">
            <text:p>97.5107</text:p>
          </table:table-cell>
          <table:table-cell office:value-type="float" office:value="64.5669" calcext:value-type="float">
            <text:p>64.5669</text:p>
          </table:table-cell>
          <table:table-cell office:value-type="float" office:value="162.0776" calcext:value-type="float">
            <text:p>162.0776</text:p>
          </table:table-cell>
          <table:table-cell table:formula="of:=[.J151]-[.E151]" office:value-type="float" office:value="25.0481" calcext:value-type="float">
            <text:p>25.0481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667" calcext:value-type="float">
            <text:p>0.667</text:p>
          </table:table-cell>
          <table:table-cell office:value-type="float" office:value="95.804" calcext:value-type="float">
            <text:p>95.804</text:p>
          </table:table-cell>
          <table:table-cell office:value-type="float" office:value="82.9254" calcext:value-type="float">
            <text:p>82.9254</text:p>
          </table:table-cell>
          <table:table-cell office:value-type="float" office:value="178.7294" calcext:value-type="float">
            <text:p>178.7294</text:p>
          </table:table-cell>
          <table:table-cell office:value-type="float" office:value="0.555301" calcext:value-type="float">
            <text:p>0.555301</text:p>
          </table:table-cell>
          <table:table-cell table:style-name="ce3" office:value-type="float" office:value="-0.00967026" calcext:value-type="float">
            <text:p>-9.67E-003</text:p>
          </table:table-cell>
          <table:table-cell office:value-type="float" office:value="95.6401" calcext:value-type="float">
            <text:p>95.6401</text:p>
          </table:table-cell>
          <table:table-cell office:value-type="float" office:value="92.6866" calcext:value-type="float">
            <text:p>92.6866</text:p>
          </table:table-cell>
          <table:table-cell office:value-type="float" office:value="188.3267" calcext:value-type="float">
            <text:p>188.3267</text:p>
          </table:table-cell>
          <table:table-cell table:formula="of:=[.J152]-[.E152]" office:value-type="float" office:value="9.59729999999999" calcext:value-type="float">
            <text:p>9.5973</text:p>
          </table:table-cell>
          <table:table-cell table:number-columns-repeated="2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.626" calcext:value-type="float">
            <text:p>0.626</text:p>
          </table:table-cell>
          <table:table-cell office:value-type="float" office:value="93.4618" calcext:value-type="float">
            <text:p>93.4618</text:p>
          </table:table-cell>
          <table:table-cell office:value-type="float" office:value="80.3861" calcext:value-type="float">
            <text:p>80.3861</text:p>
          </table:table-cell>
          <table:table-cell office:value-type="float" office:value="173.8479" calcext:value-type="float">
            <text:p>173.8479</text:p>
          </table:table-cell>
          <table:table-cell office:value-type="float" office:value="0.521539" calcext:value-type="float">
            <text:p>0.521539</text:p>
          </table:table-cell>
          <table:table-cell office:value-type="float" office:value="0.342136" calcext:value-type="float">
            <text:p>0.342136</text:p>
          </table:table-cell>
          <table:table-cell office:value-type="float" office:value="93.2209" calcext:value-type="float">
            <text:p>93.2209</text:p>
          </table:table-cell>
          <table:table-cell office:value-type="float" office:value="89.5081" calcext:value-type="float">
            <text:p>89.5081</text:p>
          </table:table-cell>
          <table:table-cell office:value-type="float" office:value="182.729" calcext:value-type="float">
            <text:p>182.729</text:p>
          </table:table-cell>
          <table:table-cell table:formula="of:=[.J153]-[.E153]" office:value-type="float" office:value="8.8811" calcext:value-type="float">
            <text:p>8.8811</text:p>
          </table:table-cell>
          <table:table-cell table:number-columns-repeated="2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0.892" calcext:value-type="float">
            <text:p>0.892</text:p>
          </table:table-cell>
          <table:table-cell office:value-type="float" office:value="87.9733" calcext:value-type="float">
            <text:p>87.9733</text:p>
          </table:table-cell>
          <table:table-cell office:value-type="float" office:value="66.7318" calcext:value-type="float">
            <text:p>66.7318</text:p>
          </table:table-cell>
          <table:table-cell office:value-type="float" office:value="154.7051" calcext:value-type="float">
            <text:p>154.7051</text:p>
          </table:table-cell>
          <table:table-cell office:value-type="float" office:value="0.538889" calcext:value-type="float">
            <text:p>0.538889</text:p>
          </table:table-cell>
          <table:table-cell office:value-type="float" office:value="2.28619" calcext:value-type="float">
            <text:p>2.28619</text:p>
          </table:table-cell>
          <table:table-cell office:value-type="float" office:value="87.9733" calcext:value-type="float">
            <text:p>87.9733</text:p>
          </table:table-cell>
          <table:table-cell office:value-type="float" office:value="70.5663" calcext:value-type="float">
            <text:p>70.5663</text:p>
          </table:table-cell>
          <table:table-cell office:value-type="float" office:value="158.5396" calcext:value-type="float">
            <text:p>158.5396</text:p>
          </table:table-cell>
          <table:table-cell table:formula="of:=[.J154]-[.E154]" office:value-type="float" office:value="3.83450000000002" calcext:value-type="float">
            <text:p>3.8345</text:p>
          </table:table-cell>
          <table:table-cell table:number-columns-repeated="2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0.76" calcext:value-type="float">
            <text:p>0.76</text:p>
          </table:table-cell>
          <table:table-cell office:value-type="float" office:value="95.973" calcext:value-type="float">
            <text:p>95.973</text:p>
          </table:table-cell>
          <table:table-cell office:value-type="float" office:value="61.1534" calcext:value-type="float">
            <text:p>61.1534</text:p>
          </table:table-cell>
          <table:table-cell office:value-type="float" office:value="157.1264" calcext:value-type="float">
            <text:p>157.1264</text:p>
          </table:table-cell>
          <table:table-cell office:value-type="float" office:value="0.770804" calcext:value-type="float">
            <text:p>0.770804</text:p>
          </table:table-cell>
          <table:table-cell office:value-type="float" office:value="0.0894442" calcext:value-type="float">
            <text:p>0.0894442</text:p>
          </table:table-cell>
          <table:table-cell office:value-type="float" office:value="94.2564" calcext:value-type="float">
            <text:p>94.2564</text:p>
          </table:table-cell>
          <table:table-cell office:value-type="float" office:value="81.9075" calcext:value-type="float">
            <text:p>81.9075</text:p>
          </table:table-cell>
          <table:table-cell office:value-type="float" office:value="176.1639" calcext:value-type="float">
            <text:p>176.1639</text:p>
          </table:table-cell>
          <table:table-cell table:formula="of:=[.J155]-[.E155]" office:value-type="float" office:value="19.0375" calcext:value-type="float">
            <text:p>19.0375</text:p>
          </table:table-cell>
          <table:table-cell table:number-columns-repeated="2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0.724" calcext:value-type="float">
            <text:p>0.724</text:p>
          </table:table-cell>
          <table:table-cell office:value-type="float" office:value="94.8925" calcext:value-type="float">
            <text:p>94.8925</text:p>
          </table:table-cell>
          <table:table-cell office:value-type="float" office:value="79.6353" calcext:value-type="float">
            <text:p>79.6353</text:p>
          </table:table-cell>
          <table:table-cell office:value-type="float" office:value="174.5278" calcext:value-type="float">
            <text:p>174.5278</text:p>
          </table:table-cell>
          <table:table-cell office:value-type="float" office:value="0.613886" calcext:value-type="float">
            <text:p>0.613886</text:p>
          </table:table-cell>
          <table:table-cell office:value-type="float" office:value="0.0910549" calcext:value-type="float">
            <text:p>0.0910549</text:p>
          </table:table-cell>
          <table:table-cell office:value-type="float" office:value="94.3148" calcext:value-type="float">
            <text:p>94.3148</text:p>
          </table:table-cell>
          <table:table-cell office:value-type="float" office:value="89.4485" calcext:value-type="float">
            <text:p>89.4485</text:p>
          </table:table-cell>
          <table:table-cell office:value-type="float" office:value="183.7633" calcext:value-type="float">
            <text:p>183.7633</text:p>
          </table:table-cell>
          <table:table-cell table:formula="of:=[.J156]-[.E156]" office:value-type="float" office:value="9.23549999999997" calcext:value-type="float">
            <text:p>9.2355</text:p>
          </table:table-cell>
          <table:table-cell table:number-columns-repeated="2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.695" calcext:value-type="float">
            <text:p>0.695</text:p>
          </table:table-cell>
          <table:table-cell office:value-type="float" office:value="97.0733" calcext:value-type="float">
            <text:p>97.0733</text:p>
          </table:table-cell>
          <table:table-cell office:value-type="float" office:value="77.8626" calcext:value-type="float">
            <text:p>77.8626</text:p>
          </table:table-cell>
          <table:table-cell office:value-type="float" office:value="174.9359" calcext:value-type="float">
            <text:p>174.9359</text:p>
          </table:table-cell>
          <table:table-cell office:value-type="float" office:value="0.53767" calcext:value-type="float">
            <text:p>0.53767</text:p>
          </table:table-cell>
          <table:table-cell office:value-type="float" office:value="-0.364752" calcext:value-type="float">
            <text:p>-0.364752</text:p>
          </table:table-cell>
          <table:table-cell office:value-type="float" office:value="97.0733" calcext:value-type="float">
            <text:p>97.0733</text:p>
          </table:table-cell>
          <table:table-cell office:value-type="float" office:value="91.8893" calcext:value-type="float">
            <text:p>91.8893</text:p>
          </table:table-cell>
          <table:table-cell office:value-type="float" office:value="188.9626" calcext:value-type="float">
            <text:p>188.9626</text:p>
          </table:table-cell>
          <table:table-cell table:formula="of:=[.J157]-[.E157]" office:value-type="float" office:value="14.0267" calcext:value-type="float">
            <text:p>14.0267</text:p>
          </table:table-cell>
          <table:table-cell table:number-columns-repeated="2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.656" calcext:value-type="float">
            <text:p>0.656</text:p>
          </table:table-cell>
          <table:table-cell office:value-type="float" office:value="88.5236" calcext:value-type="float">
            <text:p>88.5236</text:p>
          </table:table-cell>
          <table:table-cell office:value-type="float" office:value="85.6973" calcext:value-type="float">
            <text:p>85.6973</text:p>
          </table:table-cell>
          <table:table-cell office:value-type="float" office:value="174.2209" calcext:value-type="float">
            <text:p>174.2209</text:p>
          </table:table-cell>
          <table:table-cell office:value-type="float" office:value="0.543884" calcext:value-type="float">
            <text:p>0.543884</text:p>
          </table:table-cell>
          <table:table-cell office:value-type="float" office:value="0.77264" calcext:value-type="float">
            <text:p>0.77264</text:p>
          </table:table-cell>
          <table:table-cell office:value-type="float" office:value="88.3742" calcext:value-type="float">
            <text:p>88.3742</text:p>
          </table:table-cell>
          <table:table-cell office:value-type="float" office:value="96.0965" calcext:value-type="float">
            <text:p>96.0965</text:p>
          </table:table-cell>
          <table:table-cell office:value-type="float" office:value="184.4707" calcext:value-type="float">
            <text:p>184.4707</text:p>
          </table:table-cell>
          <table:table-cell table:formula="of:=[.J158]-[.E158]" office:value-type="float" office:value="10.2498" calcext:value-type="float">
            <text:p>10.2498</text:p>
          </table:table-cell>
          <table:table-cell table:number-columns-repeated="2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0.611" calcext:value-type="float">
            <text:p>0.611</text:p>
          </table:table-cell>
          <table:table-cell office:value-type="float" office:value="78.898" calcext:value-type="float">
            <text:p>78.898</text:p>
          </table:table-cell>
          <table:table-cell office:value-type="float" office:value="83.0598" calcext:value-type="float">
            <text:p>83.0598</text:p>
          </table:table-cell>
          <table:table-cell office:value-type="float" office:value="161.9578" calcext:value-type="float">
            <text:p>161.9578</text:p>
          </table:table-cell>
          <table:table-cell office:value-type="float" office:value="0.113038" calcext:value-type="float">
            <text:p>0.113038</text:p>
          </table:table-cell>
          <table:table-cell office:value-type="float" office:value="1.87046" calcext:value-type="float">
            <text:p>1.87046</text:p>
          </table:table-cell>
          <table:table-cell office:value-type="float" office:value="90.1524" calcext:value-type="float">
            <text:p>90.1524</text:p>
          </table:table-cell>
          <table:table-cell office:value-type="float" office:value="57.8499" calcext:value-type="float">
            <text:p>57.8499</text:p>
          </table:table-cell>
          <table:table-cell office:value-type="float" office:value="148.0023" calcext:value-type="float">
            <text:p>148.0023</text:p>
          </table:table-cell>
          <table:table-cell table:formula="of:=[.J159]-[.E159]" office:value-type="float" office:value="-13.9555" calcext:value-type="float">
            <text:p>-13.9555</text:p>
          </table:table-cell>
          <table:table-cell table:number-columns-repeated="2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0.746" calcext:value-type="float">
            <text:p>0.746</text:p>
          </table:table-cell>
          <table:table-cell office:value-type="float" office:value="97.2113" calcext:value-type="float">
            <text:p>97.2113</text:p>
          </table:table-cell>
          <table:table-cell office:value-type="float" office:value="76.6697" calcext:value-type="float">
            <text:p>76.6697</text:p>
          </table:table-cell>
          <table:table-cell office:value-type="float" office:value="173.881" calcext:value-type="float">
            <text:p>173.881</text:p>
          </table:table-cell>
          <table:table-cell office:value-type="float" office:value="0.606906" calcext:value-type="float">
            <text:p>0.606906</text:p>
          </table:table-cell>
          <table:table-cell office:value-type="float" office:value="-0.953842" calcext:value-type="float">
            <text:p>-0.953842</text:p>
          </table:table-cell>
          <table:table-cell office:value-type="float" office:value="96.9228" calcext:value-type="float">
            <text:p>96.9228</text:p>
          </table:table-cell>
          <table:table-cell office:value-type="float" office:value="86.7634" calcext:value-type="float">
            <text:p>86.7634</text:p>
          </table:table-cell>
          <table:table-cell office:value-type="float" office:value="183.6862" calcext:value-type="float">
            <text:p>183.6862</text:p>
          </table:table-cell>
          <table:table-cell table:formula="of:=[.J160]-[.E160]" office:value-type="float" office:value="9.80520000000001" calcext:value-type="float">
            <text:p>9.8052</text:p>
          </table:table-cell>
          <table:table-cell table:number-columns-repeated="2"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0.755" calcext:value-type="float">
            <text:p>0.755</text:p>
          </table:table-cell>
          <table:table-cell office:value-type="float" office:value="97.4796" calcext:value-type="float">
            <text:p>97.4796</text:p>
          </table:table-cell>
          <table:table-cell office:value-type="float" office:value="60.1613" calcext:value-type="float">
            <text:p>60.1613</text:p>
          </table:table-cell>
          <table:table-cell office:value-type="float" office:value="157.6409" calcext:value-type="float">
            <text:p>157.6409</text:p>
          </table:table-cell>
          <table:table-cell office:value-type="float" office:value="0.665938" calcext:value-type="float">
            <text:p>0.665938</text:p>
          </table:table-cell>
          <table:table-cell office:value-type="float" office:value="-0.140545" calcext:value-type="float">
            <text:p>-0.140545</text:p>
          </table:table-cell>
          <table:table-cell office:value-type="float" office:value="96.0269" calcext:value-type="float">
            <text:p>96.0269</text:p>
          </table:table-cell>
          <table:table-cell office:value-type="float" office:value="74.0704" calcext:value-type="float">
            <text:p>74.0704</text:p>
          </table:table-cell>
          <table:table-cell office:value-type="float" office:value="170.0973" calcext:value-type="float">
            <text:p>170.0973</text:p>
          </table:table-cell>
          <table:table-cell table:formula="of:=[.J161]-[.E161]" office:value-type="float" office:value="12.4564" calcext:value-type="float">
            <text:p>12.4564</text:p>
          </table:table-cell>
          <table:table-cell table:number-columns-repeated="2"/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0.656" calcext:value-type="float">
            <text:p>0.656</text:p>
          </table:table-cell>
          <table:table-cell office:value-type="float" office:value="95.7642" calcext:value-type="float">
            <text:p>95.7642</text:p>
          </table:table-cell>
          <table:table-cell office:value-type="float" office:value="62.9807" calcext:value-type="float">
            <text:p>62.9807</text:p>
          </table:table-cell>
          <table:table-cell office:value-type="float" office:value="158.7449" calcext:value-type="float">
            <text:p>158.7449</text:p>
          </table:table-cell>
          <table:table-cell office:value-type="float" office:value="0.582143" calcext:value-type="float">
            <text:p>0.582143</text:p>
          </table:table-cell>
          <table:table-cell office:value-type="float" office:value="-0.261133" calcext:value-type="float">
            <text:p>-0.261133</text:p>
          </table:table-cell>
          <table:table-cell office:value-type="float" office:value="94.3446" calcext:value-type="float">
            <text:p>94.3446</text:p>
          </table:table-cell>
          <table:table-cell office:value-type="float" office:value="74.9961" calcext:value-type="float">
            <text:p>74.9961</text:p>
          </table:table-cell>
          <table:table-cell office:value-type="float" office:value="169.3407" calcext:value-type="float">
            <text:p>169.3407</text:p>
          </table:table-cell>
          <table:table-cell table:formula="of:=[.J162]-[.E162]" office:value-type="float" office:value="10.5958" calcext:value-type="float">
            <text:p>10.5958</text:p>
          </table:table-cell>
          <table:table-cell table:number-columns-repeated="2"/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0.664" calcext:value-type="float">
            <text:p>0.664</text:p>
          </table:table-cell>
          <table:table-cell office:value-type="float" office:value="82.1207" calcext:value-type="float">
            <text:p>82.1207</text:p>
          </table:table-cell>
          <table:table-cell office:value-type="float" office:value="83.7588" calcext:value-type="float">
            <text:p>83.7588</text:p>
          </table:table-cell>
          <table:table-cell office:value-type="float" office:value="165.8795" calcext:value-type="float">
            <text:p>165.8795</text:p>
          </table:table-cell>
          <table:table-cell office:value-type="float" office:value="0.330619" calcext:value-type="float">
            <text:p>0.330619</text:p>
          </table:table-cell>
          <table:table-cell office:value-type="float" office:value="1.05302" calcext:value-type="float">
            <text:p>1.05302</text:p>
          </table:table-cell>
          <table:table-cell office:value-type="float" office:value="82.1207" calcext:value-type="float">
            <text:p>82.1207</text:p>
          </table:table-cell>
          <table:table-cell office:value-type="float" office:value="84.7909" calcext:value-type="float">
            <text:p>84.7909</text:p>
          </table:table-cell>
          <table:table-cell office:value-type="float" office:value="166.9116" calcext:value-type="float">
            <text:p>166.9116</text:p>
          </table:table-cell>
          <table:table-cell table:formula="of:=[.J163]-[.E163]" office:value-type="float" office:value="1.03209999999999" calcext:value-type="float">
            <text:p>1.0321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AVG →</text:p>
          </table:table-cell>
          <table:table-cell table:formula="of:=AVERAGE([.C150:.C163])" office:value-type="float" office:value="92.92765" calcext:value-type="float">
            <text:p>92.92765</text:p>
          </table:table-cell>
          <table:table-cell table:formula="of:=AVERAGE([.D150:.D163])" office:value-type="float" office:value="70.3716214285714" calcext:value-type="float">
            <text:p>70.3716214286</text:p>
          </table:table-cell>
          <table:table-cell table:formula="of:=AVERAGE([.E150:.E163])" office:value-type="float" office:value="163.299271428571" calcext:value-type="float">
            <text:p>163.2992714286</text:p>
          </table:table-cell>
          <table:table-cell table:formula="of:=AVERAGE([.F150:.F163])" office:value-type="float" office:value="0.562266857142857" calcext:value-type="float">
            <text:p>0.5622668571</text:p>
          </table:table-cell>
          <table:table-cell table:formula="of:=AVERAGE([.G150:.G163])" office:value-type="float" office:value="0.354033752857143" calcext:value-type="float">
            <text:p>0.3540337529</text:p>
          </table:table-cell>
          <table:table-cell table:formula="of:=AVERAGE([.H150:.H163])" office:value-type="float" office:value="93.1447928571429" calcext:value-type="float">
            <text:p>93.1447928571</text:p>
          </table:table-cell>
          <table:table-cell table:formula="of:=AVERAGE([.I150:.I163])" office:value-type="float" office:value="80.0094357142857" calcext:value-type="float">
            <text:p>80.0094357143</text:p>
          </table:table-cell>
          <table:table-cell table:formula="of:=AVERAGE([.J150:.J163])" office:value-type="float" office:value="173.154228571429" calcext:value-type="float">
            <text:p>173.1542285714</text:p>
          </table:table-cell>
          <table:table-cell table:formula="of:=AVERAGE([.K150:.K163])" office:value-type="float" office:value="9.85495714285714" calcext:value-type="float">
            <text:p>9.8549571429</text:p>
          </table:table-cell>
          <table:table-cell table:number-columns-repeated="2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style-name="ce1" office:value-type="string" calcext:value-type="string">
            <text:p>Datasets</text:p>
          </table:table-cell>
          <table:table-cell table:style-name="ce1" office:value-type="string" calcext:value-type="string">
            <text:p>O. Detection</text:p>
          </table:table-cell>
          <table:table-cell table:style-name="ce1" office:value-type="string" calcext:value-type="string">
            <text:p>O. Discrimination</text:p>
          </table:table-cell>
          <table:table-cell table:style-name="ce1" office:value-type="string" calcext:value-type="string">
            <text:p>Detection</text:p>
          </table:table-cell>
          <table:table-cell table:style-name="ce1" office:value-type="string" calcext:value-type="string">
            <text:p>Discrimination</text:p>
          </table:table-cell>
          <table:table-cell/>
          <table:table-cell table:style-name="ce1" office:value-type="string" calcext:value-type="string">
            <text:p>Datasets</text:p>
          </table:table-cell>
          <table:table-cell table:style-name="ce1" office:value-type="string" calcext:value-type="string">
            <text:p>O. Detection</text:p>
          </table:table-cell>
          <table:table-cell table:style-name="ce1" office:value-type="string" calcext:value-type="string">
            <text:p>Detection</text:p>
          </table:table-cell>
          <table:table-cell/>
          <table:table-cell table:style-name="ce1" office:value-type="string" calcext:value-type="string">
            <text:p>Datasets</text:p>
          </table:table-cell>
          <table:table-cell table:style-name="ce1" office:value-type="string" calcext:value-type="string">
            <text:p>O. Discrimination</text:p>
          </table:table-cell>
          <table:table-cell table:style-name="ce1" office:value-type="string" calcext:value-type="string">
            <text:p>Discrimination</text:p>
          </table:table-cell>
        </table:table-row>
        <table:table-row table:style-name="ro1">
          <table:table-cell table:style-name="ce1" office:value-type="string" calcext:value-type="string">
            <text:p>PETs1</text:p>
          </table:table-cell>
          <table:table-cell office:value-type="float" office:value="72.819025" calcext:value-type="float">
            <text:p>72.819025</text:p>
          </table:table-cell>
          <table:table-cell office:value-type="float" office:value="71.784" calcext:value-type="float">
            <text:p>71.784</text:p>
          </table:table-cell>
          <table:table-cell office:value-type="float" office:value="72.6871583333333" calcext:value-type="float">
            <text:p>72.6871583333</text:p>
          </table:table-cell>
          <table:table-cell office:value-type="float" office:value="69.4103666666667" calcext:value-type="float">
            <text:p>69.4103666667</text:p>
          </table:table-cell>
          <table:table-cell/>
          <table:table-cell table:style-name="ce1" office:value-type="string" calcext:value-type="string">
            <text:p>PETs1</text:p>
          </table:table-cell>
          <table:table-cell office:value-type="float" office:value="72.819025" calcext:value-type="float">
            <text:p>72.819025</text:p>
          </table:table-cell>
          <table:table-cell office:value-type="float" office:value="72.6871583333333" calcext:value-type="float">
            <text:p>72.6871583333</text:p>
          </table:table-cell>
          <table:table-cell/>
          <table:table-cell table:style-name="ce1" office:value-type="string" calcext:value-type="string">
            <text:p>PETs1</text:p>
          </table:table-cell>
          <table:table-cell office:value-type="float" office:value="71.784" calcext:value-type="float">
            <text:p>71.784</text:p>
          </table:table-cell>
          <table:table-cell office:value-type="float" office:value="69.4103666666667" calcext:value-type="float">
            <text:p>69.4103666667</text:p>
          </table:table-cell>
        </table:table-row>
        <table:table-row table:style-name="ro1">
          <table:table-cell table:style-name="ce1" office:value-type="string" calcext:value-type="string">
            <text:p>PETs2</text:p>
          </table:table-cell>
          <table:table-cell office:value-type="float" office:value="74.2810454545455" calcext:value-type="float">
            <text:p>74.2810454545</text:p>
          </table:table-cell>
          <table:table-cell office:value-type="float" office:value="72.4930636363636" calcext:value-type="float">
            <text:p>72.4930636364</text:p>
          </table:table-cell>
          <table:table-cell office:value-type="float" office:value="74.3421454545455" calcext:value-type="float">
            <text:p>74.3421454545</text:p>
          </table:table-cell>
          <table:table-cell office:value-type="float" office:value="65.1814" calcext:value-type="float">
            <text:p>65.1814</text:p>
          </table:table-cell>
          <table:table-cell/>
          <table:table-cell table:style-name="ce1" office:value-type="string" calcext:value-type="string">
            <text:p>PETs2</text:p>
          </table:table-cell>
          <table:table-cell office:value-type="float" office:value="74.2810454545455" calcext:value-type="float">
            <text:p>74.2810454545</text:p>
          </table:table-cell>
          <table:table-cell office:value-type="float" office:value="74.3421454545455" calcext:value-type="float">
            <text:p>74.3421454545</text:p>
          </table:table-cell>
          <table:table-cell/>
          <table:table-cell table:style-name="ce1" office:value-type="string" calcext:value-type="string">
            <text:p>PETs2</text:p>
          </table:table-cell>
          <table:table-cell office:value-type="float" office:value="72.4930636363636" calcext:value-type="float">
            <text:p>72.4930636364</text:p>
          </table:table-cell>
          <table:table-cell office:value-type="float" office:value="65.1814" calcext:value-type="float">
            <text:p>65.1814</text:p>
          </table:table-cell>
        </table:table-row>
        <table:table-row table:style-name="ro1">
          <table:table-cell table:style-name="ce1" office:value-type="string" calcext:value-type="string">
            <text:p>highway1</text:p>
          </table:table-cell>
          <table:table-cell office:value-type="float" office:value="71.643025" calcext:value-type="float">
            <text:p>71.643025</text:p>
          </table:table-cell>
          <table:table-cell office:value-type="float" office:value="65.2197125" calcext:value-type="float">
            <text:p>65.2197125</text:p>
          </table:table-cell>
          <table:table-cell office:value-type="float" office:value="81.6878375" calcext:value-type="float">
            <text:p>81.6878375</text:p>
          </table:table-cell>
          <table:table-cell office:value-type="float" office:value="55.7434375" calcext:value-type="float">
            <text:p>55.7434375</text:p>
          </table:table-cell>
          <table:table-cell/>
          <table:table-cell table:style-name="ce1" office:value-type="string" calcext:value-type="string">
            <text:p>highway1</text:p>
          </table:table-cell>
          <table:table-cell office:value-type="float" office:value="71.643025" calcext:value-type="float">
            <text:p>71.643025</text:p>
          </table:table-cell>
          <table:table-cell office:value-type="float" office:value="81.6878375" calcext:value-type="float">
            <text:p>81.6878375</text:p>
          </table:table-cell>
          <table:table-cell/>
          <table:table-cell table:style-name="ce1" office:value-type="string" calcext:value-type="string">
            <text:p>highway1</text:p>
          </table:table-cell>
          <table:table-cell office:value-type="float" office:value="65.2197125" calcext:value-type="float">
            <text:p>65.2197125</text:p>
          </table:table-cell>
          <table:table-cell office:value-type="float" office:value="55.7434375" calcext:value-type="float">
            <text:p>55.7434375</text:p>
          </table:table-cell>
        </table:table-row>
        <table:table-row table:style-name="ro1">
          <table:table-cell table:style-name="ce1" office:value-type="string" calcext:value-type="string">
            <text:p>highway3</text:p>
          </table:table-cell>
          <table:table-cell office:value-type="float" office:value="76.0289857142857" calcext:value-type="float">
            <text:p>76.0289857143</text:p>
          </table:table-cell>
          <table:table-cell office:value-type="float" office:value="42.5428142857143" calcext:value-type="float">
            <text:p>42.5428142857</text:p>
          </table:table-cell>
          <table:table-cell office:value-type="float" office:value="74.9838142857143" calcext:value-type="float">
            <text:p>74.9838142857</text:p>
          </table:table-cell>
          <table:table-cell office:value-type="float" office:value="46.4739285714286" calcext:value-type="float">
            <text:p>46.4739285714</text:p>
          </table:table-cell>
          <table:table-cell/>
          <table:table-cell table:style-name="ce1" office:value-type="string" calcext:value-type="string">
            <text:p>highway3</text:p>
          </table:table-cell>
          <table:table-cell office:value-type="float" office:value="76.0289857142857" calcext:value-type="float">
            <text:p>76.0289857143</text:p>
          </table:table-cell>
          <table:table-cell office:value-type="float" office:value="74.9838142857143" calcext:value-type="float">
            <text:p>74.9838142857</text:p>
          </table:table-cell>
          <table:table-cell/>
          <table:table-cell table:style-name="ce1" office:value-type="string" calcext:value-type="string">
            <text:p>highway3</text:p>
          </table:table-cell>
          <table:table-cell office:value-type="float" office:value="42.5428142857143" calcext:value-type="float">
            <text:p>42.5428142857</text:p>
          </table:table-cell>
          <table:table-cell office:value-type="float" office:value="46.4739285714286" calcext:value-type="float">
            <text:p>46.4739285714</text:p>
          </table:table-cell>
        </table:table-row>
        <table:table-row table:style-name="ro1">
          <table:table-cell table:style-name="ce1" office:value-type="string" calcext:value-type="string">
            <text:p>room</text:p>
          </table:table-cell>
          <table:table-cell office:value-type="float" office:value="89.3679772727273" calcext:value-type="float">
            <text:p>89.3679772727</text:p>
          </table:table-cell>
          <table:table-cell office:value-type="float" office:value="68.0787454545455" calcext:value-type="float">
            <text:p>68.0787454545</text:p>
          </table:table-cell>
          <table:table-cell office:value-type="float" office:value="89.0867545454545" calcext:value-type="float">
            <text:p>89.0867545455</text:p>
          </table:table-cell>
          <table:table-cell office:value-type="float" office:value="72.9677863636364" calcext:value-type="float">
            <text:p>72.9677863636</text:p>
          </table:table-cell>
          <table:table-cell/>
          <table:table-cell table:style-name="ce1" office:value-type="string" calcext:value-type="string">
            <text:p>room</text:p>
          </table:table-cell>
          <table:table-cell office:value-type="float" office:value="89.3679772727273" calcext:value-type="float">
            <text:p>89.3679772727</text:p>
          </table:table-cell>
          <table:table-cell office:value-type="float" office:value="89.0867545454545" calcext:value-type="float">
            <text:p>89.0867545455</text:p>
          </table:table-cell>
          <table:table-cell/>
          <table:table-cell table:style-name="ce1" office:value-type="string" calcext:value-type="string">
            <text:p>room</text:p>
          </table:table-cell>
          <table:table-cell office:value-type="float" office:value="68.0787454545455" calcext:value-type="float">
            <text:p>68.0787454545</text:p>
          </table:table-cell>
          <table:table-cell office:value-type="float" office:value="72.9677863636364" calcext:value-type="float">
            <text:p>72.9677863636</text:p>
          </table:table-cell>
        </table:table-row>
        <table:table-row table:style-name="ro1">
          <table:table-cell table:style-name="ce1" office:value-type="string" calcext:value-type="string">
            <text:p>campus</text:p>
          </table:table-cell>
          <table:table-cell office:value-type="float" office:value="97.4339578947369" calcext:value-type="float">
            <text:p>97.4339578947</text:p>
          </table:table-cell>
          <table:table-cell office:value-type="float" office:value="27.3751210526316" calcext:value-type="float">
            <text:p>27.3751210526</text:p>
          </table:table-cell>
          <table:table-cell office:value-type="float" office:value="96.047297368421" calcext:value-type="float">
            <text:p>96.0472973684</text:p>
          </table:table-cell>
          <table:table-cell office:value-type="float" office:value="59.4174736842105" calcext:value-type="float">
            <text:p>59.4174736842</text:p>
          </table:table-cell>
          <table:table-cell/>
          <table:table-cell table:style-name="ce1" office:value-type="string" calcext:value-type="string">
            <text:p>campus</text:p>
          </table:table-cell>
          <table:table-cell office:value-type="float" office:value="97.4339578947369" calcext:value-type="float">
            <text:p>97.4339578947</text:p>
          </table:table-cell>
          <table:table-cell office:value-type="float" office:value="96.047297368421" calcext:value-type="float">
            <text:p>96.0472973684</text:p>
          </table:table-cell>
          <table:table-cell/>
          <table:table-cell table:style-name="ce1" office:value-type="string" calcext:value-type="string">
            <text:p>campus</text:p>
          </table:table-cell>
          <table:table-cell office:value-type="float" office:value="27.3751210526316" calcext:value-type="float">
            <text:p>27.3751210526</text:p>
          </table:table-cell>
          <table:table-cell office:value-type="float" office:value="59.4174736842105" calcext:value-type="float">
            <text:p>59.4174736842</text:p>
          </table:table-cell>
        </table:table-row>
        <table:table-row table:style-name="ro1">
          <table:table-cell table:style-name="ce1" office:value-type="string" calcext:value-type="string">
            <text:p>hallway</text:p>
          </table:table-cell>
          <table:table-cell office:value-type="float" office:value="93.5714" calcext:value-type="float">
            <text:p>93.5714</text:p>
          </table:table-cell>
          <table:table-cell office:value-type="float" office:value="70.6732769230769" calcext:value-type="float">
            <text:p>70.6732769231</text:p>
          </table:table-cell>
          <table:table-cell office:value-type="float" office:value="92.7470076923077" calcext:value-type="float">
            <text:p>92.7470076923</text:p>
          </table:table-cell>
          <table:table-cell office:value-type="float" office:value="79.0424692307692" calcext:value-type="float">
            <text:p>79.0424692308</text:p>
          </table:table-cell>
          <table:table-cell/>
          <table:table-cell table:style-name="ce1" office:value-type="string" calcext:value-type="string">
            <text:p>hallway</text:p>
          </table:table-cell>
          <table:table-cell office:value-type="float" office:value="93.5714" calcext:value-type="float">
            <text:p>93.5714</text:p>
          </table:table-cell>
          <table:table-cell office:value-type="float" office:value="92.7470076923077" calcext:value-type="float">
            <text:p>92.7470076923</text:p>
          </table:table-cell>
          <table:table-cell/>
          <table:table-cell table:style-name="ce1" office:value-type="string" calcext:value-type="string">
            <text:p>hallway</text:p>
          </table:table-cell>
          <table:table-cell office:value-type="float" office:value="70.6732769230769" calcext:value-type="float">
            <text:p>70.6732769231</text:p>
          </table:table-cell>
          <table:table-cell office:value-type="float" office:value="79.0424692307692" calcext:value-type="float">
            <text:p>79.0424692308</text:p>
          </table:table-cell>
        </table:table-row>
        <table:table-row table:style-name="ro1">
          <table:table-cell table:style-name="ce1" office:value-type="string" calcext:value-type="string">
            <text:p>lab</text:p>
          </table:table-cell>
          <table:table-cell office:value-type="float" office:value="92.92765" calcext:value-type="float">
            <text:p>92.92765</text:p>
          </table:table-cell>
          <table:table-cell office:value-type="float" office:value="70.3716214285714" calcext:value-type="float">
            <text:p>70.3716214286</text:p>
          </table:table-cell>
          <table:table-cell office:value-type="float" office:value="93.1447928571429" calcext:value-type="float">
            <text:p>93.1447928571</text:p>
          </table:table-cell>
          <table:table-cell office:value-type="float" office:value="80.0094357142857" calcext:value-type="float">
            <text:p>80.0094357143</text:p>
          </table:table-cell>
          <table:table-cell/>
          <table:table-cell table:style-name="ce1" office:value-type="string" calcext:value-type="string">
            <text:p>lab</text:p>
          </table:table-cell>
          <table:table-cell office:value-type="float" office:value="92.92765" calcext:value-type="float">
            <text:p>92.92765</text:p>
          </table:table-cell>
          <table:table-cell office:value-type="float" office:value="93.1447928571429" calcext:value-type="float">
            <text:p>93.1447928571</text:p>
          </table:table-cell>
          <table:table-cell/>
          <table:table-cell table:style-name="ce1" office:value-type="string" calcext:value-type="string">
            <text:p>lab</text:p>
          </table:table-cell>
          <table:table-cell office:value-type="float" office:value="70.3716214285714" calcext:value-type="float">
            <text:p>70.3716214286</text:p>
          </table:table-cell>
          <table:table-cell office:value-type="float" office:value="80.0094357142857" calcext:value-type="float">
            <text:p>80.0094357143</text:p>
          </table:table-cell>
        </table:table-row>
      </table:table>
      <table:table table:name="Norm" table:style-name="ta1">
        <table:shapes>
          <draw:frame draw:z-index="0" draw:style-name="gr1" draw:text-style-name="P1" svg:width="0.0787in" svg:height="0.185in" svg:x="7.111in" svg:y="0in">
            <text:p/>
            <draw:object xlink:href="./Object 16" xlink:type="simple" xlink:show="embed" xlink:actuate="onLoad"/>
            <draw:image xlink:href="./ObjectReplacements/Object 16" xlink:type="simple" xlink:show="embed" xlink:actuate="onLoad"/>
          </draw:frame>
          <draw:frame draw:z-index="1" draw:style-name="gr1" draw:text-style-name="P1" svg:width="6.2988in" svg:height="3.5429in" svg:x="0.0004in" svg:y="31.289in">
            <draw:object draw:notify-on-update-of-ranges="Norm.G168:Norm.G175 Norm.H167:Norm.H167 Norm.H168:Norm.H175 Norm.I167:Norm.I167 Norm.I168:Norm.I175" xlink:href="./Object 17" xlink:type="simple" xlink:show="embed" xlink:actuate="onLoad"/>
            <draw:image xlink:href="./ObjectReplacements/Object 17" xlink:type="simple" xlink:show="embed" xlink:actuate="onLoad"/>
          </draw:frame>
          <draw:frame draw:z-index="2" draw:style-name="gr1" draw:text-style-name="P1" svg:width="6.2988in" svg:height="3.5429in" svg:x="7.1114in" svg:y="31.289in">
            <draw:object draw:notify-on-update-of-ranges="Norm.K168:Norm.K175 Norm.L167:Norm.L167 Norm.L168:Norm.L175 Norm.M167:Norm.M167 Norm.M168:Norm.M175" xlink:href="./Object 18" xlink:type="simple" xlink:show="embed" xlink:actuate="onLoad"/>
            <draw:image xlink:href="./ObjectReplacements/Object 18" xlink:type="simple" xlink:show="embed" xlink:actuate="onLoad"/>
          </draw:frame>
        </table:shapes>
        <table:table-column table:style-name="co1" table:number-columns-repeated="13" table:default-cell-style-name="Default"/>
        <table:table-row table:style-name="ro1">
          <table:table-cell table:style-name="ce1" office:value-type="string" calcext:value-type="string">
            <text:p>PETs1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frame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O. Detection</text:p>
          </table:table-cell>
          <table:table-cell table:style-name="ce1" office:value-type="string" calcext:value-type="string">
            <text:p>O. Discrimination</text:p>
          </table:table-cell>
          <table:table-cell table:style-name="ce1" office:value-type="string" calcext:value-type="string">
            <text:p>ODD</text:p>
          </table:table-cell>
          <table:table-cell table:style-name="ce1" office:value-type="string" calcext:value-type="string">
            <text:p>NEW coneR1</text:p>
          </table:table-cell>
          <table:table-cell table:style-name="ce1" office:value-type="string" calcext:value-type="string">
            <text:p>RG – B</text:p>
          </table:table-cell>
          <table:table-cell table:style-name="ce1" office:value-type="string" calcext:value-type="string">
            <text:p>Detection</text:p>
          </table:table-cell>
          <table:table-cell table:style-name="ce1" office:value-type="string" calcext:value-type="string">
            <text:p>Discrimination</text:p>
          </table:table-cell>
          <table:table-cell table:style-name="ce1" office:value-type="string" calcext:value-type="string">
            <text:p>DD</text:p>
          </table:table-cell>
          <table:table-cell table:style-name="ce1" office:value-type="string" calcext:value-type="string">
            <text:p>DIFF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329" calcext:value-type="float">
            <text:p>0.329</text:p>
          </table:table-cell>
          <table:table-cell office:value-type="float" office:value="69.2827" calcext:value-type="float">
            <text:p>69.2827</text:p>
          </table:table-cell>
          <table:table-cell office:value-type="float" office:value="75.9517" calcext:value-type="float">
            <text:p>75.9517</text:p>
          </table:table-cell>
          <table:table-cell office:value-type="float" office:value="145.2344" calcext:value-type="float">
            <text:p>145.2344</text:p>
          </table:table-cell>
          <table:table-cell office:value-type="float" office:value="0.121493" calcext:value-type="float">
            <text:p>0.121493</text:p>
          </table:table-cell>
          <table:table-cell office:value-type="float" office:value="9.49451" calcext:value-type="float">
            <text:p>9.49451</text:p>
          </table:table-cell>
          <table:table-cell office:value-type="float" office:value="70.0422" calcext:value-type="float">
            <text:p>70.0422</text:p>
          </table:table-cell>
          <table:table-cell office:value-type="float" office:value="66.0423" calcext:value-type="float">
            <text:p>66.0423</text:p>
          </table:table-cell>
          <table:table-cell office:value-type="float" office:value="136.0845" calcext:value-type="float">
            <text:p>136.0845</text:p>
          </table:table-cell>
          <table:table-cell table:formula="of:=[.J3]-[.E3]" office:value-type="float" office:value="-9.1499" calcext:value-type="float">
            <text:p>-9.1499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31" calcext:value-type="float">
            <text:p>0.31</text:p>
          </table:table-cell>
          <table:table-cell office:value-type="float" office:value="53.108" calcext:value-type="float">
            <text:p>53.108</text:p>
          </table:table-cell>
          <table:table-cell office:value-type="float" office:value="83.4889" calcext:value-type="float">
            <text:p>83.4889</text:p>
          </table:table-cell>
          <table:table-cell office:value-type="float" office:value="136.5969" calcext:value-type="float">
            <text:p>136.5969</text:p>
          </table:table-cell>
          <table:table-cell office:value-type="float" office:value="0.162675" calcext:value-type="float">
            <text:p>0.162675</text:p>
          </table:table-cell>
          <table:table-cell office:value-type="float" office:value="13.1638" calcext:value-type="float">
            <text:p>13.1638</text:p>
          </table:table-cell>
          <table:table-cell office:value-type="float" office:value="53.7719" calcext:value-type="float">
            <text:p>53.7719</text:p>
          </table:table-cell>
          <table:table-cell office:value-type="float" office:value="75.0067" calcext:value-type="float">
            <text:p>75.0067</text:p>
          </table:table-cell>
          <table:table-cell office:value-type="float" office:value="128.7786" calcext:value-type="float">
            <text:p>128.7786</text:p>
          </table:table-cell>
          <table:table-cell table:formula="of:=[.J4]-[.E4]" office:value-type="float" office:value="-7.81829999999999" calcext:value-type="float">
            <text:p>-7.8183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278" calcext:value-type="float">
            <text:p>0.278</text:p>
          </table:table-cell>
          <table:table-cell office:value-type="float" office:value="65.6433" calcext:value-type="float">
            <text:p>65.6433</text:p>
          </table:table-cell>
          <table:table-cell office:value-type="float" office:value="67.6909" calcext:value-type="float">
            <text:p>67.6909</text:p>
          </table:table-cell>
          <table:table-cell office:value-type="float" office:value="133.3342" calcext:value-type="float">
            <text:p>133.3342</text:p>
          </table:table-cell>
          <table:table-cell office:value-type="float" office:value="0.279158" calcext:value-type="float">
            <text:p>0.279158</text:p>
          </table:table-cell>
          <table:table-cell office:value-type="float" office:value="8.83991" calcext:value-type="float">
            <text:p>8.83991</text:p>
          </table:table-cell>
          <table:table-cell office:value-type="float" office:value="66.0819" calcext:value-type="float">
            <text:p>66.0819</text:p>
          </table:table-cell>
          <table:table-cell office:value-type="float" office:value="67.6005" calcext:value-type="float">
            <text:p>67.6005</text:p>
          </table:table-cell>
          <table:table-cell office:value-type="float" office:value="133.6824" calcext:value-type="float">
            <text:p>133.6824</text:p>
          </table:table-cell>
          <table:table-cell table:formula="of:=[.J5]-[.E5]" office:value-type="float" office:value="0.348199999999991" calcext:value-type="float">
            <text:p>0.3482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382" calcext:value-type="float">
            <text:p>0.382</text:p>
          </table:table-cell>
          <table:table-cell office:value-type="float" office:value="66.2295" calcext:value-type="float">
            <text:p>66.2295</text:p>
          </table:table-cell>
          <table:table-cell office:value-type="float" office:value="64.7059" calcext:value-type="float">
            <text:p>64.7059</text:p>
          </table:table-cell>
          <table:table-cell office:value-type="float" office:value="130.9354" calcext:value-type="float">
            <text:p>130.9354</text:p>
          </table:table-cell>
          <table:table-cell office:value-type="float" office:value="0.32537" calcext:value-type="float">
            <text:p>0.32537</text:p>
          </table:table-cell>
          <table:table-cell office:value-type="float" office:value="6.40328" calcext:value-type="float">
            <text:p>6.40328</text:p>
          </table:table-cell>
          <table:table-cell office:value-type="float" office:value="66.2295" calcext:value-type="float">
            <text:p>66.2295</text:p>
          </table:table-cell>
          <table:table-cell office:value-type="float" office:value="65.3681" calcext:value-type="float">
            <text:p>65.3681</text:p>
          </table:table-cell>
          <table:table-cell office:value-type="float" office:value="131.5976" calcext:value-type="float">
            <text:p>131.5976</text:p>
          </table:table-cell>
          <table:table-cell table:formula="of:=[.J6]-[.E6]" office:value-type="float" office:value="0.662200000000013" calcext:value-type="float">
            <text:p>0.6622</text:p>
          </table:table-cell>
          <table:table-cell table:number-columns-repeated="2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28" calcext:value-type="float">
            <text:p>0.28</text:p>
          </table:table-cell>
          <table:table-cell office:value-type="float" office:value="79.6947" calcext:value-type="float">
            <text:p>79.6947</text:p>
          </table:table-cell>
          <table:table-cell office:value-type="float" office:value="76.039" calcext:value-type="float">
            <text:p>76.039</text:p>
          </table:table-cell>
          <table:table-cell office:value-type="float" office:value="155.7337" calcext:value-type="float">
            <text:p>155.7337</text:p>
          </table:table-cell>
          <table:table-cell office:value-type="float" office:value="0.12754" calcext:value-type="float">
            <text:p>0.12754</text:p>
          </table:table-cell>
          <table:table-cell office:value-type="float" office:value="17.0332" calcext:value-type="float">
            <text:p>17.0332</text:p>
          </table:table-cell>
          <table:table-cell office:value-type="float" office:value="82.1374" calcext:value-type="float">
            <text:p>82.1374</text:p>
          </table:table-cell>
          <table:table-cell office:value-type="float" office:value="70.8631" calcext:value-type="float">
            <text:p>70.8631</text:p>
          </table:table-cell>
          <table:table-cell office:value-type="float" office:value="153.0005" calcext:value-type="float">
            <text:p>153.0005</text:p>
          </table:table-cell>
          <table:table-cell table:formula="of:=[.J7]-[.E7]" office:value-type="float" office:value="-2.73320000000001" calcext:value-type="float">
            <text:p>-2.7332</text:p>
          </table:table-cell>
          <table:table-cell table:number-columns-repeated="2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311" calcext:value-type="float">
            <text:p>0.311</text:p>
          </table:table-cell>
          <table:table-cell office:value-type="float" office:value="78.6989" calcext:value-type="float">
            <text:p>78.6989</text:p>
          </table:table-cell>
          <table:table-cell office:value-type="float" office:value="73.8816" calcext:value-type="float">
            <text:p>73.8816</text:p>
          </table:table-cell>
          <table:table-cell office:value-type="float" office:value="152.5805" calcext:value-type="float">
            <text:p>152.5805</text:p>
          </table:table-cell>
          <table:table-cell office:value-type="float" office:value="0.120212" calcext:value-type="float">
            <text:p>0.120212</text:p>
          </table:table-cell>
          <table:table-cell office:value-type="float" office:value="12.2236" calcext:value-type="float">
            <text:p>12.2236</text:p>
          </table:table-cell>
          <table:table-cell office:value-type="float" office:value="80.632" calcext:value-type="float">
            <text:p>80.632</text:p>
          </table:table-cell>
          <table:table-cell office:value-type="float" office:value="63.8667" calcext:value-type="float">
            <text:p>63.8667</text:p>
          </table:table-cell>
          <table:table-cell office:value-type="float" office:value="144.4987" calcext:value-type="float">
            <text:p>144.4987</text:p>
          </table:table-cell>
          <table:table-cell table:formula="of:=[.J8]-[.E8]" office:value-type="float" office:value="-8.08179999999999" calcext:value-type="float">
            <text:p>-8.0818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324" calcext:value-type="float">
            <text:p>0.324</text:p>
          </table:table-cell>
          <table:table-cell office:value-type="float" office:value="68.8791" calcext:value-type="float">
            <text:p>68.8791</text:p>
          </table:table-cell>
          <table:table-cell office:value-type="float" office:value="66.9706" calcext:value-type="float">
            <text:p>66.9706</text:p>
          </table:table-cell>
          <table:table-cell office:value-type="float" office:value="135.8497" calcext:value-type="float">
            <text:p>135.8497</text:p>
          </table:table-cell>
          <table:table-cell office:value-type="float" office:value="0.167788" calcext:value-type="float">
            <text:p>0.167788</text:p>
          </table:table-cell>
          <table:table-cell office:value-type="float" office:value="11.0193" calcext:value-type="float">
            <text:p>11.0193</text:p>
          </table:table-cell>
          <table:table-cell office:value-type="float" office:value="70.1321" calcext:value-type="float">
            <text:p>70.1321</text:p>
          </table:table-cell>
          <table:table-cell office:value-type="float" office:value="58.8591" calcext:value-type="float">
            <text:p>58.8591</text:p>
          </table:table-cell>
          <table:table-cell office:value-type="float" office:value="128.9912" calcext:value-type="float">
            <text:p>128.9912</text:p>
          </table:table-cell>
          <table:table-cell table:formula="of:=[.J9]-[.E9]" office:value-type="float" office:value="-6.85850000000002" calcext:value-type="float">
            <text:p>-6.8585</text:p>
          </table:table-cell>
          <table:table-cell table:number-columns-repeated="2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315" calcext:value-type="float">
            <text:p>0.315</text:p>
          </table:table-cell>
          <table:table-cell office:value-type="float" office:value="71.5467" calcext:value-type="float">
            <text:p>71.5467</text:p>
          </table:table-cell>
          <table:table-cell office:value-type="float" office:value="68.4584" calcext:value-type="float">
            <text:p>68.4584</text:p>
          </table:table-cell>
          <table:table-cell office:value-type="float" office:value="140.0051" calcext:value-type="float">
            <text:p>140.0051</text:p>
          </table:table-cell>
          <table:table-cell office:value-type="float" office:value="0.187841" calcext:value-type="float">
            <text:p>0.187841</text:p>
          </table:table-cell>
          <table:table-cell office:value-type="float" office:value="11.6313" calcext:value-type="float">
            <text:p>11.6313</text:p>
          </table:table-cell>
          <table:table-cell office:value-type="float" office:value="72.3735" calcext:value-type="float">
            <text:p>72.3735</text:p>
          </table:table-cell>
          <table:table-cell office:value-type="float" office:value="62.5392" calcext:value-type="float">
            <text:p>62.5392</text:p>
          </table:table-cell>
          <table:table-cell office:value-type="float" office:value="134.9127" calcext:value-type="float">
            <text:p>134.9127</text:p>
          </table:table-cell>
          <table:table-cell table:formula="of:=[.J10]-[.E10]" office:value-type="float" office:value="-5.0924" calcext:value-type="float">
            <text:p>-5.0924</text:p>
          </table:table-cell>
          <table:table-cell table:number-columns-repeated="2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297" calcext:value-type="float">
            <text:p>0.297</text:p>
          </table:table-cell>
          <table:table-cell office:value-type="float" office:value="63.1347" calcext:value-type="float">
            <text:p>63.1347</text:p>
          </table:table-cell>
          <table:table-cell office:value-type="float" office:value="80.6748" calcext:value-type="float">
            <text:p>80.6748</text:p>
          </table:table-cell>
          <table:table-cell office:value-type="float" office:value="143.8095" calcext:value-type="float">
            <text:p>143.8095</text:p>
          </table:table-cell>
          <table:table-cell office:value-type="float" office:value="-0.0384851" calcext:value-type="float">
            <text:p>-0.0384851</text:p>
          </table:table-cell>
          <table:table-cell office:value-type="float" office:value="35.1038" calcext:value-type="float">
            <text:p>35.1038</text:p>
          </table:table-cell>
          <table:table-cell office:value-type="float" office:value="64.4592" calcext:value-type="float">
            <text:p>64.4592</text:p>
          </table:table-cell>
          <table:table-cell office:value-type="float" office:value="71.2423" calcext:value-type="float">
            <text:p>71.2423</text:p>
          </table:table-cell>
          <table:table-cell office:value-type="float" office:value="135.7015" calcext:value-type="float">
            <text:p>135.7015</text:p>
          </table:table-cell>
          <table:table-cell table:formula="of:=[.J11]-[.E11]" office:value-type="float" office:value="-8.108" calcext:value-type="float">
            <text:p>-8.108</text:p>
          </table:table-cell>
          <table:table-cell table:number-columns-repeated="2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329" calcext:value-type="float">
            <text:p>0.329</text:p>
          </table:table-cell>
          <table:table-cell office:value-type="float" office:value="79.3729" calcext:value-type="float">
            <text:p>79.3729</text:p>
          </table:table-cell>
          <table:table-cell office:value-type="float" office:value="66.0321" calcext:value-type="float">
            <text:p>66.0321</text:p>
          </table:table-cell>
          <table:table-cell office:value-type="float" office:value="145.405" calcext:value-type="float">
            <text:p>145.405</text:p>
          </table:table-cell>
          <table:table-cell office:value-type="float" office:value="0.00705284" calcext:value-type="float">
            <text:p>0.00705284</text:p>
          </table:table-cell>
          <table:table-cell office:value-type="float" office:value="31.5454" calcext:value-type="float">
            <text:p>31.5454</text:p>
          </table:table-cell>
          <table:table-cell office:value-type="float" office:value="86.3036" calcext:value-type="float">
            <text:p>86.3036</text:p>
          </table:table-cell>
          <table:table-cell office:value-type="float" office:value="46.7936" calcext:value-type="float">
            <text:p>46.7936</text:p>
          </table:table-cell>
          <table:table-cell office:value-type="float" office:value="133.0972" calcext:value-type="float">
            <text:p>133.0972</text:p>
          </table:table-cell>
          <table:table-cell table:formula="of:=[.J12]-[.E12]" office:value-type="float" office:value="-12.3078" calcext:value-type="float">
            <text:p>-12.3078</text:p>
          </table:table-cell>
          <table:table-cell table:number-columns-repeated="2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304" calcext:value-type="float">
            <text:p>0.304</text:p>
          </table:table-cell>
          <table:table-cell office:value-type="float" office:value="89.7321" calcext:value-type="float">
            <text:p>89.7321</text:p>
          </table:table-cell>
          <table:table-cell office:value-type="float" office:value="57.1618" calcext:value-type="float">
            <text:p>57.1618</text:p>
          </table:table-cell>
          <table:table-cell office:value-type="float" office:value="146.8939" calcext:value-type="float">
            <text:p>146.8939</text:p>
          </table:table-cell>
          <table:table-cell office:value-type="float" office:value="0.2116" calcext:value-type="float">
            <text:p>0.2116</text:p>
          </table:table-cell>
          <table:table-cell office:value-type="float" office:value="5.07478" calcext:value-type="float">
            <text:p>5.07478</text:p>
          </table:table-cell>
          <table:table-cell office:value-type="float" office:value="90.1786" calcext:value-type="float">
            <text:p>90.1786</text:p>
          </table:table-cell>
          <table:table-cell office:value-type="float" office:value="56.565" calcext:value-type="float">
            <text:p>56.565</text:p>
          </table:table-cell>
          <table:table-cell office:value-type="float" office:value="146.7436" calcext:value-type="float">
            <text:p>146.7436</text:p>
          </table:table-cell>
          <table:table-cell table:formula="of:=[.J13]-[.E13]" office:value-type="float" office:value="-0.150300000000016" calcext:value-type="float">
            <text:p>-0.1503</text:p>
          </table:table-cell>
          <table:table-cell table:number-columns-repeated="2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.334" calcext:value-type="float">
            <text:p>0.334</text:p>
          </table:table-cell>
          <table:table-cell office:value-type="float" office:value="88.5057" calcext:value-type="float">
            <text:p>88.5057</text:p>
          </table:table-cell>
          <table:table-cell office:value-type="float" office:value="80.3523" calcext:value-type="float">
            <text:p>80.3523</text:p>
          </table:table-cell>
          <table:table-cell office:value-type="float" office:value="168.858" calcext:value-type="float">
            <text:p>168.858</text:p>
          </table:table-cell>
          <table:table-cell office:value-type="float" office:value="0.10644" calcext:value-type="float">
            <text:p>0.10644</text:p>
          </table:table-cell>
          <table:table-cell office:value-type="float" office:value="18.7734" calcext:value-type="float">
            <text:p>18.7734</text:p>
          </table:table-cell>
          <table:table-cell office:value-type="float" office:value="89.1626" calcext:value-type="float">
            <text:p>89.1626</text:p>
          </table:table-cell>
          <table:table-cell office:value-type="float" office:value="76.1518" calcext:value-type="float">
            <text:p>76.1518</text:p>
          </table:table-cell>
          <table:table-cell office:value-type="float" office:value="165.3144" calcext:value-type="float">
            <text:p>165.3144</text:p>
          </table:table-cell>
          <table:table-cell table:formula="of:=[.J14]-[.E14]" office:value-type="float" office:value="-3.5436" calcext:value-type="float">
            <text:p>-3.5436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AVG →</text:p>
          </table:table-cell>
          <table:table-cell table:formula="of:=AVERAGE([.C3:.C14])" office:value-type="float" office:value="72.819025" calcext:value-type="float">
            <text:p>72.819025</text:p>
          </table:table-cell>
          <table:table-cell table:formula="of:=AVERAGE([.D3:.D14])" office:value-type="float" office:value="71.784" calcext:value-type="float">
            <text:p>71.784</text:p>
          </table:table-cell>
          <table:table-cell table:formula="of:=AVERAGE([.E3:.E14])" office:value-type="float" office:value="144.603025" calcext:value-type="float">
            <text:p>144.603025</text:p>
          </table:table-cell>
          <table:table-cell table:formula="of:=AVERAGE([.F3:.F14])" office:value-type="float" office:value="0.148223728333333" calcext:value-type="float">
            <text:p>0.1482237283</text:p>
          </table:table-cell>
          <table:table-cell table:formula="of:=AVERAGE([.G3:.G14])" office:value-type="float" office:value="15.0255233333333" calcext:value-type="float">
            <text:p>15.0255233333</text:p>
          </table:table-cell>
          <table:table-cell table:formula="of:=AVERAGE([.H3:.H14])" office:value-type="float" office:value="74.2920416666667" calcext:value-type="float">
            <text:p>74.2920416667</text:p>
          </table:table-cell>
          <table:table-cell table:formula="of:=AVERAGE([.I3:.I14])" office:value-type="float" office:value="65.0748666666667" calcext:value-type="float">
            <text:p>65.0748666667</text:p>
          </table:table-cell>
          <table:table-cell table:formula="of:=AVERAGE([.J3:.J14])" office:value-type="float" office:value="139.366908333333" calcext:value-type="float">
            <text:p>139.3669083333</text:p>
          </table:table-cell>
          <table:table-cell table:formula="of:=AVERAGE([.K3:.K14])" office:value-type="float" office:value="-5.23611666666667" calcext:value-type="float">
            <text:p>-5.236116666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PETs2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frame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O. Detection</text:p>
          </table:table-cell>
          <table:table-cell table:style-name="ce1" office:value-type="string" calcext:value-type="string">
            <text:p>O. Discrimination</text:p>
          </table:table-cell>
          <table:table-cell table:style-name="ce1" office:value-type="string" calcext:value-type="string">
            <text:p>ODD</text:p>
          </table:table-cell>
          <table:table-cell table:style-name="ce1" office:value-type="string" calcext:value-type="string">
            <text:p>NEW coneR1</text:p>
          </table:table-cell>
          <table:table-cell table:style-name="ce1" office:value-type="string" calcext:value-type="string">
            <text:p>RG – B</text:p>
          </table:table-cell>
          <table:table-cell table:style-name="ce1" office:value-type="string" calcext:value-type="string">
            <text:p>Detection</text:p>
          </table:table-cell>
          <table:table-cell table:style-name="ce1" office:value-type="string" calcext:value-type="string">
            <text:p>Discrimination</text:p>
          </table:table-cell>
          <table:table-cell table:style-name="ce1" office:value-type="string" calcext:value-type="string">
            <text:p>DD</text:p>
          </table:table-cell>
          <table:table-cell table:style-name="ce1" office:value-type="string" calcext:value-type="string">
            <text:p>DIFF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591" calcext:value-type="float">
            <text:p>0.591</text:p>
          </table:table-cell>
          <table:table-cell office:value-type="float" office:value="68.0879" calcext:value-type="float">
            <text:p>68.0879</text:p>
          </table:table-cell>
          <table:table-cell office:value-type="float" office:value="76.4585" calcext:value-type="float">
            <text:p>76.4585</text:p>
          </table:table-cell>
          <table:table-cell office:value-type="float" office:value="144.5464" calcext:value-type="float">
            <text:p>144.5464</text:p>
          </table:table-cell>
          <table:table-cell office:value-type="float" office:value="0.360894" calcext:value-type="float">
            <text:p>0.360894</text:p>
          </table:table-cell>
          <table:table-cell office:value-type="float" office:value="1.35043" calcext:value-type="float">
            <text:p>1.35043</text:p>
          </table:table-cell>
          <table:table-cell office:value-type="float" office:value="68.0879" calcext:value-type="float">
            <text:p>68.0879</text:p>
          </table:table-cell>
          <table:table-cell office:value-type="float" office:value="77.8659" calcext:value-type="float">
            <text:p>77.8659</text:p>
          </table:table-cell>
          <table:table-cell office:value-type="float" office:value="145.9538" calcext:value-type="float">
            <text:p>145.9538</text:p>
          </table:table-cell>
          <table:table-cell table:formula="of:=[.J18]-[.E18]" office:value-type="float" office:value="1.4074" calcext:value-type="float">
            <text:p>1.4074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639" calcext:value-type="float">
            <text:p>0.639</text:p>
          </table:table-cell>
          <table:table-cell office:value-type="float" office:value="33.5938" calcext:value-type="float">
            <text:p>33.5938</text:p>
          </table:table-cell>
          <table:table-cell office:value-type="float" office:value="84.7328" calcext:value-type="float">
            <text:p>84.7328</text:p>
          </table:table-cell>
          <table:table-cell office:value-type="float" office:value="118.3266" calcext:value-type="float">
            <text:p>118.3266</text:p>
          </table:table-cell>
          <table:table-cell office:value-type="float" office:value="0.27703" calcext:value-type="float">
            <text:p>0.27703</text:p>
          </table:table-cell>
          <table:table-cell office:value-type="float" office:value="-3.86621" calcext:value-type="float">
            <text:p>-3.86621</text:p>
          </table:table-cell>
          <table:table-cell office:value-type="float" office:value="33.5938" calcext:value-type="float">
            <text:p>33.5938</text:p>
          </table:table-cell>
          <table:table-cell office:value-type="float" office:value="84.2682" calcext:value-type="float">
            <text:p>84.2682</text:p>
          </table:table-cell>
          <table:table-cell office:value-type="float" office:value="117.862" calcext:value-type="float">
            <text:p>117.862</text:p>
          </table:table-cell>
          <table:table-cell table:formula="of:=[.J19]-[.E19]" office:value-type="float" office:value="-0.464600000000004" calcext:value-type="float">
            <text:p>-0.4646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499" calcext:value-type="float">
            <text:p>0.499</text:p>
          </table:table-cell>
          <table:table-cell office:value-type="float" office:value="33.9921" calcext:value-type="float">
            <text:p>33.9921</text:p>
          </table:table-cell>
          <table:table-cell office:value-type="float" office:value="84.0453" calcext:value-type="float">
            <text:p>84.0453</text:p>
          </table:table-cell>
          <table:table-cell office:value-type="float" office:value="118.0374" calcext:value-type="float">
            <text:p>118.0374</text:p>
          </table:table-cell>
          <table:table-cell office:value-type="float" office:value="0.252014" calcext:value-type="float">
            <text:p>0.252014</text:p>
          </table:table-cell>
          <table:table-cell office:value-type="float" office:value="-0.184782" calcext:value-type="float">
            <text:p>-0.184782</text:p>
          </table:table-cell>
          <table:table-cell office:value-type="float" office:value="33.9921" calcext:value-type="float">
            <text:p>33.9921</text:p>
          </table:table-cell>
          <table:table-cell office:value-type="float" office:value="83.1735" calcext:value-type="float">
            <text:p>83.1735</text:p>
          </table:table-cell>
          <table:table-cell office:value-type="float" office:value="117.1656" calcext:value-type="float">
            <text:p>117.1656</text:p>
          </table:table-cell>
          <table:table-cell table:formula="of:=[.J20]-[.E20]" office:value-type="float" office:value="-0.871800000000007" calcext:value-type="float">
            <text:p>-0.8718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448" calcext:value-type="float">
            <text:p>0.448</text:p>
          </table:table-cell>
          <table:table-cell office:value-type="float" office:value="99.115" calcext:value-type="float">
            <text:p>99.115</text:p>
          </table:table-cell>
          <table:table-cell office:value-type="float" office:value="66.7976" calcext:value-type="float">
            <text:p>66.7976</text:p>
          </table:table-cell>
          <table:table-cell office:value-type="float" office:value="165.9126" calcext:value-type="float">
            <text:p>165.9126</text:p>
          </table:table-cell>
          <table:table-cell office:value-type="float" office:value="-0.0303004" calcext:value-type="float">
            <text:p>-0.0303004</text:p>
          </table:table-cell>
          <table:table-cell office:value-type="float" office:value="14.1106" calcext:value-type="float">
            <text:p>14.1106</text:p>
          </table:table-cell>
          <table:table-cell office:value-type="float" office:value="99.115" calcext:value-type="float">
            <text:p>99.115</text:p>
          </table:table-cell>
          <table:table-cell office:value-type="float" office:value="30.0589" calcext:value-type="float">
            <text:p>30.0589</text:p>
          </table:table-cell>
          <table:table-cell office:value-type="float" office:value="129.1739" calcext:value-type="float">
            <text:p>129.1739</text:p>
          </table:table-cell>
          <table:table-cell table:formula="of:=[.J21]-[.E21]" office:value-type="float" office:value="-36.7387" calcext:value-type="float">
            <text:p>-36.7387</text:p>
          </table:table-cell>
          <table:table-cell table:number-columns-repeated="2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442" calcext:value-type="float">
            <text:p>0.442</text:p>
          </table:table-cell>
          <table:table-cell office:value-type="float" office:value="99.2218" calcext:value-type="float">
            <text:p>99.2218</text:p>
          </table:table-cell>
          <table:table-cell office:value-type="float" office:value="70.5216" calcext:value-type="float">
            <text:p>70.5216</text:p>
          </table:table-cell>
          <table:table-cell office:value-type="float" office:value="169.7434" calcext:value-type="float">
            <text:p>169.7434</text:p>
          </table:table-cell>
          <table:table-cell office:value-type="float" office:value="-0.0018235" calcext:value-type="float">
            <text:p>-0.0018235</text:p>
          </table:table-cell>
          <table:table-cell office:value-type="float" office:value="15.6394" calcext:value-type="float">
            <text:p>15.6394</text:p>
          </table:table-cell>
          <table:table-cell office:value-type="float" office:value="99.2218" calcext:value-type="float">
            <text:p>99.2218</text:p>
          </table:table-cell>
          <table:table-cell office:value-type="float" office:value="53.0125" calcext:value-type="float">
            <text:p>53.0125</text:p>
          </table:table-cell>
          <table:table-cell office:value-type="float" office:value="152.2343" calcext:value-type="float">
            <text:p>152.2343</text:p>
          </table:table-cell>
          <table:table-cell table:formula="of:=[.J22]-[.E22]" office:value-type="float" office:value="-17.5091" calcext:value-type="float">
            <text:p>-17.5091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471" calcext:value-type="float">
            <text:p>0.471</text:p>
          </table:table-cell>
          <table:table-cell office:value-type="float" office:value="100" calcext:value-type="float">
            <text:p>100</text:p>
          </table:table-cell>
          <table:table-cell office:value-type="float" office:value="66.2837" calcext:value-type="float">
            <text:p>66.2837</text:p>
          </table:table-cell>
          <table:table-cell office:value-type="float" office:value="166.2837" calcext:value-type="float">
            <text:p>166.2837</text:p>
          </table:table-cell>
          <table:table-cell office:value-type="float" office:value="0.0230373" calcext:value-type="float">
            <text:p>0.0230373</text:p>
          </table:table-cell>
          <table:table-cell office:value-type="float" office:value="15.7166" calcext:value-type="float">
            <text:p>15.7166</text:p>
          </table:table-cell>
          <table:table-cell office:value-type="float" office:value="100" calcext:value-type="float">
            <text:p>100</text:p>
          </table:table-cell>
          <table:table-cell office:value-type="float" office:value="40.3005" calcext:value-type="float">
            <text:p>40.3005</text:p>
          </table:table-cell>
          <table:table-cell office:value-type="float" office:value="140.3005" calcext:value-type="float">
            <text:p>140.3005</text:p>
          </table:table-cell>
          <table:table-cell table:formula="of:=[.J23]-[.E23]" office:value-type="float" office:value="-25.9832" calcext:value-type="float">
            <text:p>-25.9832</text:p>
          </table:table-cell>
          <table:table-cell table:number-columns-repeated="2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391" calcext:value-type="float">
            <text:p>0.391</text:p>
          </table:table-cell>
          <table:table-cell office:value-type="float" office:value="96.9161" calcext:value-type="float">
            <text:p>96.9161</text:p>
          </table:table-cell>
          <table:table-cell office:value-type="float" office:value="76.2933" calcext:value-type="float">
            <text:p>76.2933</text:p>
          </table:table-cell>
          <table:table-cell office:value-type="float" office:value="173.2094" calcext:value-type="float">
            <text:p>173.2094</text:p>
          </table:table-cell>
          <table:table-cell office:value-type="float" office:value="0.0828374" calcext:value-type="float">
            <text:p>0.0828374</text:p>
          </table:table-cell>
          <table:table-cell office:value-type="float" office:value="17.8046" calcext:value-type="float">
            <text:p>17.8046</text:p>
          </table:table-cell>
          <table:table-cell office:value-type="float" office:value="97.1689" calcext:value-type="float">
            <text:p>97.1689</text:p>
          </table:table-cell>
          <table:table-cell office:value-type="float" office:value="68.528" calcext:value-type="float">
            <text:p>68.528</text:p>
          </table:table-cell>
          <table:table-cell office:value-type="float" office:value="165.6969" calcext:value-type="float">
            <text:p>165.6969</text:p>
          </table:table-cell>
          <table:table-cell table:formula="of:=[.J24]-[.E24]" office:value-type="float" office:value="-7.51249999999999" calcext:value-type="float">
            <text:p>-7.5125</text:p>
          </table:table-cell>
          <table:table-cell table:number-columns-repeated="2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356" calcext:value-type="float">
            <text:p>0.356</text:p>
          </table:table-cell>
          <table:table-cell office:value-type="float" office:value="92.2688" calcext:value-type="float">
            <text:p>92.2688</text:p>
          </table:table-cell>
          <table:table-cell office:value-type="float" office:value="74.164" calcext:value-type="float">
            <text:p>74.164</text:p>
          </table:table-cell>
          <table:table-cell office:value-type="float" office:value="166.4328" calcext:value-type="float">
            <text:p>166.4328</text:p>
          </table:table-cell>
          <table:table-cell office:value-type="float" office:value="0.0905803" calcext:value-type="float">
            <text:p>0.0905803</text:p>
          </table:table-cell>
          <table:table-cell office:value-type="float" office:value="25.2074" calcext:value-type="float">
            <text:p>25.2074</text:p>
          </table:table-cell>
          <table:table-cell office:value-type="float" office:value="92.6301" calcext:value-type="float">
            <text:p>92.6301</text:p>
          </table:table-cell>
          <table:table-cell office:value-type="float" office:value="66.6667" calcext:value-type="float">
            <text:p>66.6667</text:p>
          </table:table-cell>
          <table:table-cell office:value-type="float" office:value="159.2968" calcext:value-type="float">
            <text:p>159.2968</text:p>
          </table:table-cell>
          <table:table-cell table:formula="of:=[.J25]-[.E25]" office:value-type="float" office:value="-7.136" calcext:value-type="float">
            <text:p>-7.136</text:p>
          </table:table-cell>
          <table:table-cell table:number-columns-repeated="2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498" calcext:value-type="float">
            <text:p>0.498</text:p>
          </table:table-cell>
          <table:table-cell office:value-type="float" office:value="100" calcext:value-type="float">
            <text:p>100</text:p>
          </table:table-cell>
          <table:table-cell office:value-type="float" office:value="62.7468" calcext:value-type="float">
            <text:p>62.7468</text:p>
          </table:table-cell>
          <table:table-cell office:value-type="float" office:value="162.7468" calcext:value-type="float">
            <text:p>162.7468</text:p>
          </table:table-cell>
          <table:table-cell office:value-type="float" office:value="0.0115756" calcext:value-type="float">
            <text:p>0.0115756</text:p>
          </table:table-cell>
          <table:table-cell office:value-type="float" office:value="15.5658" calcext:value-type="float">
            <text:p>15.5658</text:p>
          </table:table-cell>
          <table:table-cell office:value-type="float" office:value="100" calcext:value-type="float">
            <text:p>100</text:p>
          </table:table-cell>
          <table:table-cell office:value-type="float" office:value="39.3438" calcext:value-type="float">
            <text:p>39.3438</text:p>
          </table:table-cell>
          <table:table-cell office:value-type="float" office:value="139.3438" calcext:value-type="float">
            <text:p>139.3438</text:p>
          </table:table-cell>
          <table:table-cell table:formula="of:=[.J26]-[.E26]" office:value-type="float" office:value="-23.403" calcext:value-type="float">
            <text:p>-23.403</text:p>
          </table:table-cell>
          <table:table-cell table:number-columns-repeated="2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73" calcext:value-type="float">
            <text:p>0.73</text:p>
          </table:table-cell>
          <table:table-cell office:value-type="float" office:value="20.2454" calcext:value-type="float">
            <text:p>20.2454</text:p>
          </table:table-cell>
          <table:table-cell office:value-type="float" office:value="65.5239" calcext:value-type="float">
            <text:p>65.5239</text:p>
          </table:table-cell>
          <table:table-cell office:value-type="float" office:value="85.7693" calcext:value-type="float">
            <text:p>85.7693</text:p>
          </table:table-cell>
          <table:table-cell office:value-type="float" office:value="0.347324" calcext:value-type="float">
            <text:p>0.347324</text:p>
          </table:table-cell>
          <table:table-cell office:value-type="float" office:value="-19.4049" calcext:value-type="float">
            <text:p>-19.4049</text:p>
          </table:table-cell>
          <table:table-cell office:value-type="float" office:value="20.2454" calcext:value-type="float">
            <text:p>20.2454</text:p>
          </table:table-cell>
          <table:table-cell office:value-type="float" office:value="66.8823" calcext:value-type="float">
            <text:p>66.8823</text:p>
          </table:table-cell>
          <table:table-cell office:value-type="float" office:value="87.1277" calcext:value-type="float">
            <text:p>87.1277</text:p>
          </table:table-cell>
          <table:table-cell table:formula="of:=[.J27]-[.E27]" office:value-type="float" office:value="1.3584" calcext:value-type="float">
            <text:p>1.3584</text:p>
          </table:table-cell>
          <table:table-cell table:number-columns-repeated="2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.454" calcext:value-type="float">
            <text:p>0.454</text:p>
          </table:table-cell>
          <table:table-cell office:value-type="float" office:value="73.6506" calcext:value-type="float">
            <text:p>73.6506</text:p>
          </table:table-cell>
          <table:table-cell office:value-type="float" office:value="69.8562" calcext:value-type="float">
            <text:p>69.8562</text:p>
          </table:table-cell>
          <table:table-cell office:value-type="float" office:value="143.5068" calcext:value-type="float">
            <text:p>143.5068</text:p>
          </table:table-cell>
          <table:table-cell office:value-type="float" office:value="0.232284" calcext:value-type="float">
            <text:p>0.232284</text:p>
          </table:table-cell>
          <table:table-cell office:value-type="float" office:value="1.28294" calcext:value-type="float">
            <text:p>1.28294</text:p>
          </table:table-cell>
          <table:table-cell office:value-type="float" office:value="73.7667" calcext:value-type="float">
            <text:p>73.7667</text:p>
          </table:table-cell>
          <table:table-cell office:value-type="float" office:value="64.2629" calcext:value-type="float">
            <text:p>64.2629</text:p>
          </table:table-cell>
          <table:table-cell office:value-type="float" office:value="138.0296" calcext:value-type="float">
            <text:p>138.0296</text:p>
          </table:table-cell>
          <table:table-cell table:formula="of:=[.J28]-[.E28]" office:value-type="float" office:value="-5.47720000000001" calcext:value-type="float">
            <text:p>-5.4772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AVG →</text:p>
          </table:table-cell>
          <table:table-cell table:formula="of:=AVERAGE([.C18:.C28])" office:value-type="float" office:value="74.2810454545455" calcext:value-type="float">
            <text:p>74.2810454545</text:p>
          </table:table-cell>
          <table:table-cell table:formula="of:=AVERAGE([.D18:.D28])" office:value-type="float" office:value="72.4930636363636" calcext:value-type="float">
            <text:p>72.4930636364</text:p>
          </table:table-cell>
          <table:table-cell table:formula="of:=AVERAGE([.E18:.E28])" office:value-type="float" office:value="146.774109090909" calcext:value-type="float">
            <text:p>146.7741090909</text:p>
          </table:table-cell>
          <table:table-cell table:formula="of:=AVERAGE([.F18:.F28])" office:value-type="float" office:value="0.149586609090909" calcext:value-type="float">
            <text:p>0.1495866091</text:p>
          </table:table-cell>
          <table:table-cell table:formula="of:=AVERAGE([.G18:.G28])" office:value-type="float" office:value="7.56562527272727" calcext:value-type="float">
            <text:p>7.5656252727</text:p>
          </table:table-cell>
          <table:table-cell table:formula="of:=AVERAGE([.H18:.H28])" office:value-type="float" office:value="74.3474272727273" calcext:value-type="float">
            <text:p>74.3474272727</text:p>
          </table:table-cell>
          <table:table-cell table:formula="of:=AVERAGE([.I18:.I28])" office:value-type="float" office:value="61.3057454545455" calcext:value-type="float">
            <text:p>61.3057454545</text:p>
          </table:table-cell>
          <table:table-cell table:formula="of:=AVERAGE([.J18:.J28])" office:value-type="float" office:value="135.653172727273" calcext:value-type="float">
            <text:p>135.6531727273</text:p>
          </table:table-cell>
          <table:table-cell table:formula="of:=AVERAGE([.K18:.K28])" office:value-type="float" office:value="-11.1209363636364" calcext:value-type="float">
            <text:p>-11.120936363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ton_highway1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frame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O. Detection</text:p>
          </table:table-cell>
          <table:table-cell table:style-name="ce1" office:value-type="string" calcext:value-type="string">
            <text:p>O. Discrimination</text:p>
          </table:table-cell>
          <table:table-cell table:style-name="ce1" office:value-type="string" calcext:value-type="string">
            <text:p>ODD</text:p>
          </table:table-cell>
          <table:table-cell table:style-name="ce1" office:value-type="string" calcext:value-type="string">
            <text:p>NEW coneR1</text:p>
          </table:table-cell>
          <table:table-cell table:style-name="ce1" office:value-type="string" calcext:value-type="string">
            <text:p>RG – B</text:p>
          </table:table-cell>
          <table:table-cell table:style-name="ce1" office:value-type="string" calcext:value-type="string">
            <text:p>Detection</text:p>
          </table:table-cell>
          <table:table-cell table:style-name="ce1" office:value-type="string" calcext:value-type="string">
            <text:p>Discrimination</text:p>
          </table:table-cell>
          <table:table-cell table:style-name="ce1" office:value-type="string" calcext:value-type="string">
            <text:p>DD</text:p>
          </table:table-cell>
          <table:table-cell table:style-name="ce1" office:value-type="string" calcext:value-type="string">
            <text:p>DIFF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233" calcext:value-type="float">
            <text:p>0.233</text:p>
          </table:table-cell>
          <table:table-cell office:value-type="float" office:value="75.55" calcext:value-type="float">
            <text:p>75.55</text:p>
          </table:table-cell>
          <table:table-cell office:value-type="float" office:value="69.2299" calcext:value-type="float">
            <text:p>69.2299</text:p>
          </table:table-cell>
          <table:table-cell office:value-type="float" office:value="144.7799" calcext:value-type="float">
            <text:p>144.7799</text:p>
          </table:table-cell>
          <table:table-cell office:value-type="float" office:value="0.13383" calcext:value-type="float">
            <text:p>0.13383</text:p>
          </table:table-cell>
          <table:table-cell office:value-type="float" office:value="7.58197" calcext:value-type="float">
            <text:p>7.58197</text:p>
          </table:table-cell>
          <table:table-cell office:value-type="float" office:value="91.1107" calcext:value-type="float">
            <text:p>91.1107</text:p>
          </table:table-cell>
          <table:table-cell office:value-type="float" office:value="51.9224" calcext:value-type="float">
            <text:p>51.9224</text:p>
          </table:table-cell>
          <table:table-cell office:value-type="float" office:value="143.0331" calcext:value-type="float">
            <text:p>143.0331</text:p>
          </table:table-cell>
          <table:table-cell table:formula="of:=[.J32]-[.E32]" office:value-type="float" office:value="-1.74680000000001" calcext:value-type="float">
            <text:p>-1.7468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311" calcext:value-type="float">
            <text:p>0.311</text:p>
          </table:table-cell>
          <table:table-cell office:value-type="float" office:value="67.158" calcext:value-type="float">
            <text:p>67.158</text:p>
          </table:table-cell>
          <table:table-cell office:value-type="float" office:value="65.4284" calcext:value-type="float">
            <text:p>65.4284</text:p>
          </table:table-cell>
          <table:table-cell office:value-type="float" office:value="132.5864" calcext:value-type="float">
            <text:p>132.5864</text:p>
          </table:table-cell>
          <table:table-cell office:value-type="float" office:value="0.109236" calcext:value-type="float">
            <text:p>0.109236</text:p>
          </table:table-cell>
          <table:table-cell office:value-type="float" office:value="6.20152" calcext:value-type="float">
            <text:p>6.20152</text:p>
          </table:table-cell>
          <table:table-cell office:value-type="float" office:value="73.6066" calcext:value-type="float">
            <text:p>73.6066</text:p>
          </table:table-cell>
          <table:table-cell office:value-type="float" office:value="35.743" calcext:value-type="float">
            <text:p>35.743</text:p>
          </table:table-cell>
          <table:table-cell office:value-type="float" office:value="109.3496" calcext:value-type="float">
            <text:p>109.3496</text:p>
          </table:table-cell>
          <table:table-cell table:formula="of:=[.J33]-[.E33]" office:value-type="float" office:value="-23.2368" calcext:value-type="float">
            <text:p>-23.2368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214" calcext:value-type="float">
            <text:p>0.214</text:p>
          </table:table-cell>
          <table:table-cell office:value-type="float" office:value="73.1796" calcext:value-type="float">
            <text:p>73.1796</text:p>
          </table:table-cell>
          <table:table-cell office:value-type="float" office:value="58.4456" calcext:value-type="float">
            <text:p>58.4456</text:p>
          </table:table-cell>
          <table:table-cell office:value-type="float" office:value="131.6252" calcext:value-type="float">
            <text:p>131.6252</text:p>
          </table:table-cell>
          <table:table-cell office:value-type="float" office:value="0.128642" calcext:value-type="float">
            <text:p>0.128642</text:p>
          </table:table-cell>
          <table:table-cell office:value-type="float" office:value="8.79309" calcext:value-type="float">
            <text:p>8.79309</text:p>
          </table:table-cell>
          <table:table-cell office:value-type="float" office:value="88.1804" calcext:value-type="float">
            <text:p>88.1804</text:p>
          </table:table-cell>
          <table:table-cell office:value-type="float" office:value="45.2349" calcext:value-type="float">
            <text:p>45.2349</text:p>
          </table:table-cell>
          <table:table-cell office:value-type="float" office:value="133.4153" calcext:value-type="float">
            <text:p>133.4153</text:p>
          </table:table-cell>
          <table:table-cell table:formula="of:=[.J34]-[.E34]" office:value-type="float" office:value="1.7901" calcext:value-type="float">
            <text:p>1.7901</text:p>
          </table:table-cell>
          <table:table-cell table:number-columns-repeated="2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265" calcext:value-type="float">
            <text:p>0.265</text:p>
          </table:table-cell>
          <table:table-cell office:value-type="float" office:value="82.7473" calcext:value-type="float">
            <text:p>82.7473</text:p>
          </table:table-cell>
          <table:table-cell office:value-type="float" office:value="69.9272" calcext:value-type="float">
            <text:p>69.9272</text:p>
          </table:table-cell>
          <table:table-cell office:value-type="float" office:value="152.6745" calcext:value-type="float">
            <text:p>152.6745</text:p>
          </table:table-cell>
          <table:table-cell office:value-type="float" office:value="0.16803" calcext:value-type="float">
            <text:p>0.16803</text:p>
          </table:table-cell>
          <table:table-cell office:value-type="float" office:value="3.86209" calcext:value-type="float">
            <text:p>3.86209</text:p>
          </table:table-cell>
          <table:table-cell office:value-type="float" office:value="90.3297" calcext:value-type="float">
            <text:p>90.3297</text:p>
          </table:table-cell>
          <table:table-cell office:value-type="float" office:value="58.3495" calcext:value-type="float">
            <text:p>58.3495</text:p>
          </table:table-cell>
          <table:table-cell office:value-type="float" office:value="148.6792" calcext:value-type="float">
            <text:p>148.6792</text:p>
          </table:table-cell>
          <table:table-cell table:formula="of:=[.J35]-[.E35]" office:value-type="float" office:value="-3.99529999999999" calcext:value-type="float">
            <text:p>-3.9953</text:p>
          </table:table-cell>
          <table:table-cell table:number-columns-repeated="2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258" calcext:value-type="float">
            <text:p>0.258</text:p>
          </table:table-cell>
          <table:table-cell office:value-type="float" office:value="69.1618" calcext:value-type="float">
            <text:p>69.1618</text:p>
          </table:table-cell>
          <table:table-cell office:value-type="float" office:value="63.6085" calcext:value-type="float">
            <text:p>63.6085</text:p>
          </table:table-cell>
          <table:table-cell office:value-type="float" office:value="132.7703" calcext:value-type="float">
            <text:p>132.7703</text:p>
          </table:table-cell>
          <table:table-cell office:value-type="float" office:value="0.151814" calcext:value-type="float">
            <text:p>0.151814</text:p>
          </table:table-cell>
          <table:table-cell office:value-type="float" office:value="6.10877" calcext:value-type="float">
            <text:p>6.10877</text:p>
          </table:table-cell>
          <table:table-cell office:value-type="float" office:value="85.6742" calcext:value-type="float">
            <text:p>85.6742</text:p>
          </table:table-cell>
          <table:table-cell office:value-type="float" office:value="44.0045" calcext:value-type="float">
            <text:p>44.0045</text:p>
          </table:table-cell>
          <table:table-cell office:value-type="float" office:value="129.6787" calcext:value-type="float">
            <text:p>129.6787</text:p>
          </table:table-cell>
          <table:table-cell table:formula="of:=[.J36]-[.E36]" office:value-type="float" office:value="-3.0916" calcext:value-type="float">
            <text:p>-3.0916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275" calcext:value-type="float">
            <text:p>0.275</text:p>
          </table:table-cell>
          <table:table-cell office:value-type="float" office:value="72.2989" calcext:value-type="float">
            <text:p>72.2989</text:p>
          </table:table-cell>
          <table:table-cell office:value-type="float" office:value="64.8861" calcext:value-type="float">
            <text:p>64.8861</text:p>
          </table:table-cell>
          <table:table-cell office:value-type="float" office:value="137.185" calcext:value-type="float">
            <text:p>137.185</text:p>
          </table:table-cell>
          <table:table-cell office:value-type="float" office:value="0.124008" calcext:value-type="float">
            <text:p>0.124008</text:p>
          </table:table-cell>
          <table:table-cell office:value-type="float" office:value="8.60938" calcext:value-type="float">
            <text:p>8.60938</text:p>
          </table:table-cell>
          <table:table-cell office:value-type="float" office:value="84.217" calcext:value-type="float">
            <text:p>84.217</text:p>
          </table:table-cell>
          <table:table-cell office:value-type="float" office:value="45.3844" calcext:value-type="float">
            <text:p>45.3844</text:p>
          </table:table-cell>
          <table:table-cell office:value-type="float" office:value="129.6014" calcext:value-type="float">
            <text:p>129.6014</text:p>
          </table:table-cell>
          <table:table-cell table:formula="of:=[.J37]-[.E37]" office:value-type="float" office:value="-7.58359999999999" calcext:value-type="float">
            <text:p>-7.5836</text:p>
          </table:table-cell>
          <table:table-cell table:number-columns-repeated="2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249" calcext:value-type="float">
            <text:p>0.249</text:p>
          </table:table-cell>
          <table:table-cell office:value-type="float" office:value="67.2983" calcext:value-type="float">
            <text:p>67.2983</text:p>
          </table:table-cell>
          <table:table-cell office:value-type="float" office:value="63.1035" calcext:value-type="float">
            <text:p>63.1035</text:p>
          </table:table-cell>
          <table:table-cell office:value-type="float" office:value="130.4018" calcext:value-type="float">
            <text:p>130.4018</text:p>
          </table:table-cell>
          <table:table-cell office:value-type="float" office:value="0.131833" calcext:value-type="float">
            <text:p>0.131833</text:p>
          </table:table-cell>
          <table:table-cell office:value-type="float" office:value="6.29888" calcext:value-type="float">
            <text:p>6.29888</text:p>
          </table:table-cell>
          <table:table-cell office:value-type="float" office:value="79.7301" calcext:value-type="float">
            <text:p>79.7301</text:p>
          </table:table-cell>
          <table:table-cell office:value-type="float" office:value="45.5653" calcext:value-type="float">
            <text:p>45.5653</text:p>
          </table:table-cell>
          <table:table-cell office:value-type="float" office:value="125.2954" calcext:value-type="float">
            <text:p>125.2954</text:p>
          </table:table-cell>
          <table:table-cell table:formula="of:=[.J38]-[.E38]" office:value-type="float" office:value="-5.10640000000001" calcext:value-type="float">
            <text:p>-5.1064</text:p>
          </table:table-cell>
          <table:table-cell table:number-columns-repeated="2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24" calcext:value-type="float">
            <text:p>0.24</text:p>
          </table:table-cell>
          <table:table-cell office:value-type="float" office:value="65.7503" calcext:value-type="float">
            <text:p>65.7503</text:p>
          </table:table-cell>
          <table:table-cell office:value-type="float" office:value="67.1285" calcext:value-type="float">
            <text:p>67.1285</text:p>
          </table:table-cell>
          <table:table-cell office:value-type="float" office:value="132.8788" calcext:value-type="float">
            <text:p>132.8788</text:p>
          </table:table-cell>
          <table:table-cell office:value-type="float" office:value="0.14446" calcext:value-type="float">
            <text:p>0.14446</text:p>
          </table:table-cell>
          <table:table-cell office:value-type="float" office:value="6.09325" calcext:value-type="float">
            <text:p>6.09325</text:p>
          </table:table-cell>
          <table:table-cell office:value-type="float" office:value="81.2039" calcext:value-type="float">
            <text:p>81.2039</text:p>
          </table:table-cell>
          <table:table-cell office:value-type="float" office:value="50.9795" calcext:value-type="float">
            <text:p>50.9795</text:p>
          </table:table-cell>
          <table:table-cell office:value-type="float" office:value="132.1834" calcext:value-type="float">
            <text:p>132.1834</text:p>
          </table:table-cell>
          <table:table-cell table:formula="of:=[.J39]-[.E39]" office:value-type="float" office:value="-0.695400000000006" calcext:value-type="float">
            <text:p>-0.6954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AVG →</text:p>
          </table:table-cell>
          <table:table-cell table:formula="of:=AVERAGE([.C32:.C39])" office:value-type="float" office:value="71.643025" calcext:value-type="float">
            <text:p>71.643025</text:p>
          </table:table-cell>
          <table:table-cell table:formula="of:=AVERAGE([.D32:.D39])" office:value-type="float" office:value="65.2197125" calcext:value-type="float">
            <text:p>65.2197125</text:p>
          </table:table-cell>
          <table:table-cell table:formula="of:=AVERAGE([.E32:.E39])" office:value-type="float" office:value="136.8627375" calcext:value-type="float">
            <text:p>136.8627375</text:p>
          </table:table-cell>
          <table:table-cell table:formula="of:=AVERAGE([.F32:.F39])" office:value-type="float" office:value="0.136481625" calcext:value-type="float">
            <text:p>0.136481625</text:p>
          </table:table-cell>
          <table:table-cell table:formula="of:=AVERAGE([.G32:.G39])" office:value-type="float" office:value="6.69361875" calcext:value-type="float">
            <text:p>6.69361875</text:p>
          </table:table-cell>
          <table:table-cell table:formula="of:=AVERAGE([.H32:.H39])" office:value-type="float" office:value="84.256575" calcext:value-type="float">
            <text:p>84.256575</text:p>
          </table:table-cell>
          <table:table-cell table:formula="of:=AVERAGE([.I32:.I39])" office:value-type="float" office:value="47.1479375" calcext:value-type="float">
            <text:p>47.1479375</text:p>
          </table:table-cell>
          <table:table-cell table:formula="of:=AVERAGE([.J32:.J39])" office:value-type="float" office:value="131.4045125" calcext:value-type="float">
            <text:p>131.4045125</text:p>
          </table:table-cell>
          <table:table-cell table:formula="of:=AVERAGE([.K32:.K39])" office:value-type="float" office:value="-5.458225" calcext:value-type="float">
            <text:p>-5.45822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ton_highway3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O. Detection</text:p>
          </table:table-cell>
          <table:table-cell table:style-name="ce1" office:value-type="string" calcext:value-type="string">
            <text:p>O. Discrimination</text:p>
          </table:table-cell>
          <table:table-cell table:style-name="ce1" office:value-type="string" calcext:value-type="string">
            <text:p>ODD</text:p>
          </table:table-cell>
          <table:table-cell table:style-name="ce1" office:value-type="string" calcext:value-type="string">
            <text:p>NEW coneR1</text:p>
          </table:table-cell>
          <table:table-cell table:style-name="ce1" office:value-type="string" calcext:value-type="string">
            <text:p>RG – B</text:p>
          </table:table-cell>
          <table:table-cell table:style-name="ce1" office:value-type="string" calcext:value-type="string">
            <text:p>Detection</text:p>
          </table:table-cell>
          <table:table-cell table:style-name="ce1" office:value-type="string" calcext:value-type="string">
            <text:p>Discrimination</text:p>
          </table:table-cell>
          <table:table-cell table:style-name="ce1" office:value-type="string" calcext:value-type="string">
            <text:p>DD</text:p>
          </table:table-cell>
          <table:table-cell table:style-name="ce1" office:value-type="string" calcext:value-type="string">
            <text:p>DIFF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468" calcext:value-type="float">
            <text:p>0.468</text:p>
          </table:table-cell>
          <table:table-cell office:value-type="float" office:value="75.625" calcext:value-type="float">
            <text:p>75.625</text:p>
          </table:table-cell>
          <table:table-cell office:value-type="float" office:value="35.123" calcext:value-type="float">
            <text:p>35.123</text:p>
          </table:table-cell>
          <table:table-cell office:value-type="float" office:value="110.748" calcext:value-type="float">
            <text:p>110.748</text:p>
          </table:table-cell>
          <table:table-cell office:value-type="float" office:value="0.295115" calcext:value-type="float">
            <text:p>0.295115</text:p>
          </table:table-cell>
          <table:table-cell office:value-type="float" office:value="0.446877" calcext:value-type="float">
            <text:p>0.446877</text:p>
          </table:table-cell>
          <table:table-cell office:value-type="float" office:value="75.625" calcext:value-type="float">
            <text:p>75.625</text:p>
          </table:table-cell>
          <table:table-cell office:value-type="float" office:value="35.123" calcext:value-type="float">
            <text:p>35.123</text:p>
          </table:table-cell>
          <table:table-cell office:value-type="float" office:value="110.748" calcext:value-type="float">
            <text:p>110.748</text:p>
          </table:table-cell>
          <table:table-cell table:formula="of:=[.J43]-[.E4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.325" calcext:value-type="float">
            <text:p>0.325</text:p>
          </table:table-cell>
          <table:table-cell office:value-type="float" office:value="71.6456" calcext:value-type="float">
            <text:p>71.6456</text:p>
          </table:table-cell>
          <table:table-cell office:value-type="float" office:value="37.7417" calcext:value-type="float">
            <text:p>37.7417</text:p>
          </table:table-cell>
          <table:table-cell office:value-type="float" office:value="109.3873" calcext:value-type="float">
            <text:p>109.3873</text:p>
          </table:table-cell>
          <table:table-cell office:value-type="float" office:value="0.322149" calcext:value-type="float">
            <text:p>0.322149</text:p>
          </table:table-cell>
          <table:table-cell office:value-type="float" office:value="2.17215" calcext:value-type="float">
            <text:p>2.17215</text:p>
          </table:table-cell>
          <table:table-cell office:value-type="float" office:value="71.6456" calcext:value-type="float">
            <text:p>71.6456</text:p>
          </table:table-cell>
          <table:table-cell office:value-type="float" office:value="37.819" calcext:value-type="float">
            <text:p>37.819</text:p>
          </table:table-cell>
          <table:table-cell office:value-type="float" office:value="109.4646" calcext:value-type="float">
            <text:p>109.4646</text:p>
          </table:table-cell>
          <table:table-cell table:formula="of:=[.J44]-[.E44]" office:value-type="float" office:value="0.0773000000000081" calcext:value-type="float">
            <text:p>0.0773</text:p>
          </table:table-cell>
          <table:table-cell table:number-columns-repeated="2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.465" calcext:value-type="float">
            <text:p>0.465</text:p>
          </table:table-cell>
          <table:table-cell office:value-type="float" office:value="72.1311" calcext:value-type="float">
            <text:p>72.1311</text:p>
          </table:table-cell>
          <table:table-cell office:value-type="float" office:value="45.23" calcext:value-type="float">
            <text:p>45.23</text:p>
          </table:table-cell>
          <table:table-cell office:value-type="float" office:value="117.3611" calcext:value-type="float">
            <text:p>117.3611</text:p>
          </table:table-cell>
          <table:table-cell office:value-type="float" office:value="0.384508" calcext:value-type="float">
            <text:p>0.384508</text:p>
          </table:table-cell>
          <table:table-cell office:value-type="float" office:value="1.21926" calcext:value-type="float">
            <text:p>1.21926</text:p>
          </table:table-cell>
          <table:table-cell office:value-type="float" office:value="72.1311" calcext:value-type="float">
            <text:p>72.1311</text:p>
          </table:table-cell>
          <table:table-cell office:value-type="float" office:value="46.4225" calcext:value-type="float">
            <text:p>46.4225</text:p>
          </table:table-cell>
          <table:table-cell office:value-type="float" office:value="118.5536" calcext:value-type="float">
            <text:p>118.5536</text:p>
          </table:table-cell>
          <table:table-cell table:formula="of:=[.J45]-[.E45]" office:value-type="float" office:value="1.19250000000001" calcext:value-type="float">
            <text:p>1.1925</text:p>
          </table:table-cell>
          <table:table-cell table:number-columns-repeated="2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0.37" calcext:value-type="float">
            <text:p>0.37</text:p>
          </table:table-cell>
          <table:table-cell office:value-type="float" office:value="73.5925" calcext:value-type="float">
            <text:p>73.5925</text:p>
          </table:table-cell>
          <table:table-cell office:value-type="float" office:value="67.1176" calcext:value-type="float">
            <text:p>67.1176</text:p>
          </table:table-cell>
          <table:table-cell office:value-type="float" office:value="140.7101" calcext:value-type="float">
            <text:p>140.7101</text:p>
          </table:table-cell>
          <table:table-cell office:value-type="float" office:value="0.215642" calcext:value-type="float">
            <text:p>0.215642</text:p>
          </table:table-cell>
          <table:table-cell office:value-type="float" office:value="6.35188" calcext:value-type="float">
            <text:p>6.35188</text:p>
          </table:table-cell>
          <table:table-cell office:value-type="float" office:value="73.5925" calcext:value-type="float">
            <text:p>73.5925</text:p>
          </table:table-cell>
          <table:table-cell office:value-type="float" office:value="67.1176" calcext:value-type="float">
            <text:p>67.1176</text:p>
          </table:table-cell>
          <table:table-cell office:value-type="float" office:value="140.7101" calcext:value-type="float">
            <text:p>140.7101</text:p>
          </table:table-cell>
          <table:table-cell table:formula="of:=[.J46]-[.E4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0.745" calcext:value-type="float">
            <text:p>0.745</text:p>
          </table:table-cell>
          <table:table-cell office:value-type="float" office:value="85.1695" calcext:value-type="float">
            <text:p>85.1695</text:p>
          </table:table-cell>
          <table:table-cell office:value-type="float" office:value="36.7862" calcext:value-type="float">
            <text:p>36.7862</text:p>
          </table:table-cell>
          <table:table-cell office:value-type="float" office:value="121.9557" calcext:value-type="float">
            <text:p>121.9557</text:p>
          </table:table-cell>
          <table:table-cell office:value-type="float" office:value="0.391537" calcext:value-type="float">
            <text:p>0.391537</text:p>
          </table:table-cell>
          <table:table-cell office:value-type="float" office:value="1.47034" calcext:value-type="float">
            <text:p>1.47034</text:p>
          </table:table-cell>
          <table:table-cell office:value-type="float" office:value="85.1695" calcext:value-type="float">
            <text:p>85.1695</text:p>
          </table:table-cell>
          <table:table-cell office:value-type="float" office:value="38.5126" calcext:value-type="float">
            <text:p>38.5126</text:p>
          </table:table-cell>
          <table:table-cell office:value-type="float" office:value="123.6821" calcext:value-type="float">
            <text:p>123.6821</text:p>
          </table:table-cell>
          <table:table-cell table:formula="of:=[.J47]-[.E47]" office:value-type="float" office:value="1.72640000000001" calcext:value-type="float">
            <text:p>1.7264</text:p>
          </table:table-cell>
          <table:table-cell table:number-columns-repeated="2"/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0.361" calcext:value-type="float">
            <text:p>0.361</text:p>
          </table:table-cell>
          <table:table-cell office:value-type="float" office:value="74.0392" calcext:value-type="float">
            <text:p>74.0392</text:p>
          </table:table-cell>
          <table:table-cell office:value-type="float" office:value="34.5425" calcext:value-type="float">
            <text:p>34.5425</text:p>
          </table:table-cell>
          <table:table-cell office:value-type="float" office:value="108.5817" calcext:value-type="float">
            <text:p>108.5817</text:p>
          </table:table-cell>
          <table:table-cell office:value-type="float" office:value="0.173208" calcext:value-type="float">
            <text:p>0.173208</text:p>
          </table:table-cell>
          <table:table-cell office:value-type="float" office:value="5.95412" calcext:value-type="float">
            <text:p>5.95412</text:p>
          </table:table-cell>
          <table:table-cell office:value-type="float" office:value="74.0392" calcext:value-type="float">
            <text:p>74.0392</text:p>
          </table:table-cell>
          <table:table-cell office:value-type="float" office:value="33.7845" calcext:value-type="float">
            <text:p>33.7845</text:p>
          </table:table-cell>
          <table:table-cell office:value-type="float" office:value="107.8237" calcext:value-type="float">
            <text:p>107.8237</text:p>
          </table:table-cell>
          <table:table-cell table:formula="of:=[.J48]-[.E48]" office:value-type="float" office:value="-0.757999999999996" calcext:value-type="float">
            <text:p>-0.758</text:p>
          </table:table-cell>
          <table:table-cell table:number-columns-repeated="2"/>
        </table:table-row>
        <table:table-row table:style-name="ro1">
          <table:table-cell office:value-type="float" office:value="1401" calcext:value-type="float">
            <text:p>1401</text:p>
          </table:table-cell>
          <table:table-cell office:value-type="float" office:value="0.73" calcext:value-type="float">
            <text:p>0.73</text:p>
          </table:table-cell>
          <table:table-cell office:value-type="float" office:value="80" calcext:value-type="float">
            <text:p>80</text:p>
          </table:table-cell>
          <table:table-cell office:value-type="float" office:value="41.2587" calcext:value-type="float">
            <text:p>41.2587</text:p>
          </table:table-cell>
          <table:table-cell office:value-type="float" office:value="121.2587" calcext:value-type="float">
            <text:p>121.2587</text:p>
          </table:table-cell>
          <table:table-cell office:value-type="float" office:value="0.45585" calcext:value-type="float">
            <text:p>0.45585</text:p>
          </table:table-cell>
          <table:table-cell office:value-type="float" office:value="0.32222" calcext:value-type="float">
            <text:p>0.32222</text:p>
          </table:table-cell>
          <table:table-cell office:value-type="float" office:value="80" calcext:value-type="float">
            <text:p>80</text:p>
          </table:table-cell>
          <table:table-cell office:value-type="float" office:value="45.4545" calcext:value-type="float">
            <text:p>45.4545</text:p>
          </table:table-cell>
          <table:table-cell office:value-type="float" office:value="125.4545" calcext:value-type="float">
            <text:p>125.4545</text:p>
          </table:table-cell>
          <table:table-cell table:formula="of:=[.J49]-[.E49]" office:value-type="float" office:value="4.19579999999999" calcext:value-type="float">
            <text:p>4.1958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AVG →</text:p>
          </table:table-cell>
          <table:table-cell table:formula="of:=AVERAGE([.C43:.C49])" office:value-type="float" office:value="76.0289857142857" calcext:value-type="float">
            <text:p>76.0289857143</text:p>
          </table:table-cell>
          <table:table-cell table:formula="of:=AVERAGE([.D43:.D49])" office:value-type="float" office:value="42.5428142857143" calcext:value-type="float">
            <text:p>42.5428142857</text:p>
          </table:table-cell>
          <table:table-cell table:formula="of:=AVERAGE([.E43:.E49])" office:value-type="float" office:value="118.5718" calcext:value-type="float">
            <text:p>118.5718</text:p>
          </table:table-cell>
          <table:table-cell table:formula="of:=AVERAGE([.F43:.F49])" office:value-type="float" office:value="0.319715571428571" calcext:value-type="float">
            <text:p>0.3197155714</text:p>
          </table:table-cell>
          <table:table-cell table:formula="of:=AVERAGE([.G43:.G49])" office:value-type="float" office:value="2.56240671428571" calcext:value-type="float">
            <text:p>2.5624067143</text:p>
          </table:table-cell>
          <table:table-cell table:formula="of:=AVERAGE([.H43:.H49])" office:value-type="float" office:value="76.0289857142857" calcext:value-type="float">
            <text:p>76.0289857143</text:p>
          </table:table-cell>
          <table:table-cell table:formula="of:=AVERAGE([.I43:.I49])" office:value-type="float" office:value="43.4619571428572" calcext:value-type="float">
            <text:p>43.4619571429</text:p>
          </table:table-cell>
          <table:table-cell table:formula="of:=AVERAGE([.J43:.J49])" office:value-type="float" office:value="119.490942857143" calcext:value-type="float">
            <text:p>119.4909428571</text:p>
          </table:table-cell>
          <table:table-cell table:formula="of:=AVERAGE([.K43:.K49])" office:value-type="float" office:value="0.919142857142861" calcext:value-type="float">
            <text:p>0.919142857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ton_room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O. Detection</text:p>
          </table:table-cell>
          <table:table-cell table:style-name="ce1" office:value-type="string" calcext:value-type="string">
            <text:p>O. Discrimination</text:p>
          </table:table-cell>
          <table:table-cell table:style-name="ce1" office:value-type="string" calcext:value-type="string">
            <text:p>ODD</text:p>
          </table:table-cell>
          <table:table-cell table:style-name="ce1" office:value-type="string" calcext:value-type="string">
            <text:p>NEW coneR1</text:p>
          </table:table-cell>
          <table:table-cell table:style-name="ce1" office:value-type="string" calcext:value-type="string">
            <text:p>RG – B</text:p>
          </table:table-cell>
          <table:table-cell table:style-name="ce1" office:value-type="string" calcext:value-type="string">
            <text:p>Detection</text:p>
          </table:table-cell>
          <table:table-cell table:style-name="ce1" office:value-type="string" calcext:value-type="string">
            <text:p>Discrimination</text:p>
          </table:table-cell>
          <table:table-cell table:style-name="ce1" office:value-type="string" calcext:value-type="string">
            <text:p>DD</text:p>
          </table:table-cell>
          <table:table-cell table:style-name="ce1" office:value-type="string" calcext:value-type="string">
            <text:p>DIFF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751" calcext:value-type="float">
            <text:p>0.751</text:p>
          </table:table-cell>
          <table:table-cell office:value-type="float" office:value="98.3146" calcext:value-type="float">
            <text:p>98.3146</text:p>
          </table:table-cell>
          <table:table-cell office:value-type="float" office:value="40.4321" calcext:value-type="float">
            <text:p>40.4321</text:p>
          </table:table-cell>
          <table:table-cell office:value-type="float" office:value="138.7467" calcext:value-type="float">
            <text:p>138.7467</text:p>
          </table:table-cell>
          <table:table-cell office:value-type="float" office:value="0.59933" calcext:value-type="float">
            <text:p>0.59933</text:p>
          </table:table-cell>
          <table:table-cell office:value-type="float" office:value="-1.24719" calcext:value-type="float">
            <text:p>-1.24719</text:p>
          </table:table-cell>
          <table:table-cell office:value-type="float" office:value="97.7528" calcext:value-type="float">
            <text:p>97.7528</text:p>
          </table:table-cell>
          <table:table-cell office:value-type="float" office:value="67.284" calcext:value-type="float">
            <text:p>67.284</text:p>
          </table:table-cell>
          <table:table-cell office:value-type="float" office:value="165.0368" calcext:value-type="float">
            <text:p>165.0368</text:p>
          </table:table-cell>
          <table:table-cell table:formula="of:=[.J53]-[.E53]" office:value-type="float" office:value="26.2901" calcext:value-type="float">
            <text:p>26.2901</text:p>
          </table:table-cell>
          <table:table-cell table:number-columns-repeated="2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745" calcext:value-type="float">
            <text:p>0.745</text:p>
          </table:table-cell>
          <table:table-cell office:value-type="float" office:value="96.2506" calcext:value-type="float">
            <text:p>96.2506</text:p>
          </table:table-cell>
          <table:table-cell office:value-type="float" office:value="65.4899" calcext:value-type="float">
            <text:p>65.4899</text:p>
          </table:table-cell>
          <table:table-cell office:value-type="float" office:value="161.7405" calcext:value-type="float">
            <text:p>161.7405</text:p>
          </table:table-cell>
          <table:table-cell office:value-type="float" office:value="0.378809" calcext:value-type="float">
            <text:p>0.378809</text:p>
          </table:table-cell>
          <table:table-cell office:value-type="float" office:value="0.395412" calcext:value-type="float">
            <text:p>0.395412</text:p>
          </table:table-cell>
          <table:table-cell office:value-type="float" office:value="96.1519" calcext:value-type="float">
            <text:p>96.1519</text:p>
          </table:table-cell>
          <table:table-cell office:value-type="float" office:value="73.9193" calcext:value-type="float">
            <text:p>73.9193</text:p>
          </table:table-cell>
          <table:table-cell office:value-type="float" office:value="170.0712" calcext:value-type="float">
            <text:p>170.0712</text:p>
          </table:table-cell>
          <table:table-cell table:formula="of:=[.J54]-[.E54]" office:value-type="float" office:value="8.33070000000001" calcext:value-type="float">
            <text:p>8.3307</text:p>
          </table:table-cell>
          <table:table-cell table:number-columns-repeated="2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662" calcext:value-type="float">
            <text:p>0.662</text:p>
          </table:table-cell>
          <table:table-cell office:value-type="float" office:value="91.674" calcext:value-type="float">
            <text:p>91.674</text:p>
          </table:table-cell>
          <table:table-cell office:value-type="float" office:value="74.0519" calcext:value-type="float">
            <text:p>74.0519</text:p>
          </table:table-cell>
          <table:table-cell office:value-type="float" office:value="165.7259" calcext:value-type="float">
            <text:p>165.7259</text:p>
          </table:table-cell>
          <table:table-cell office:value-type="float" office:value="0.240205" calcext:value-type="float">
            <text:p>0.240205</text:p>
          </table:table-cell>
          <table:table-cell office:value-type="float" office:value="0.620461" calcext:value-type="float">
            <text:p>0.620461</text:p>
          </table:table-cell>
          <table:table-cell office:value-type="float" office:value="92.0283" calcext:value-type="float">
            <text:p>92.0283</text:p>
          </table:table-cell>
          <table:table-cell office:value-type="float" office:value="59.481" calcext:value-type="float">
            <text:p>59.481</text:p>
          </table:table-cell>
          <table:table-cell office:value-type="float" office:value="151.5093" calcext:value-type="float">
            <text:p>151.5093</text:p>
          </table:table-cell>
          <table:table-cell table:formula="of:=[.J55]-[.E55]" office:value-type="float" office:value="-14.2166" calcext:value-type="float">
            <text:p>-14.2166</text:p>
          </table:table-cell>
          <table:table-cell table:number-columns-repeated="2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634" calcext:value-type="float">
            <text:p>0.634</text:p>
          </table:table-cell>
          <table:table-cell office:value-type="float" office:value="93.0137" calcext:value-type="float">
            <text:p>93.0137</text:p>
          </table:table-cell>
          <table:table-cell office:value-type="float" office:value="82.6196" calcext:value-type="float">
            <text:p>82.6196</text:p>
          </table:table-cell>
          <table:table-cell office:value-type="float" office:value="175.6333" calcext:value-type="float">
            <text:p>175.6333</text:p>
          </table:table-cell>
          <table:table-cell office:value-type="float" office:value="0.147653" calcext:value-type="float">
            <text:p>0.147653</text:p>
          </table:table-cell>
          <table:table-cell office:value-type="float" office:value="0.147945" calcext:value-type="float">
            <text:p>0.147945</text:p>
          </table:table-cell>
          <table:table-cell office:value-type="float" office:value="93.0137" calcext:value-type="float">
            <text:p>93.0137</text:p>
          </table:table-cell>
          <table:table-cell office:value-type="float" office:value="61.5869" calcext:value-type="float">
            <text:p>61.5869</text:p>
          </table:table-cell>
          <table:table-cell office:value-type="float" office:value="154.6006" calcext:value-type="float">
            <text:p>154.6006</text:p>
          </table:table-cell>
          <table:table-cell table:formula="of:=[.J56]-[.E56]" office:value-type="float" office:value="-21.0327" calcext:value-type="float">
            <text:p>-21.0327</text:p>
          </table:table-cell>
          <table:table-cell table:number-columns-repeated="2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824" calcext:value-type="float">
            <text:p>0.824</text:p>
          </table:table-cell>
          <table:table-cell office:value-type="float" office:value="89.6272" calcext:value-type="float">
            <text:p>89.6272</text:p>
          </table:table-cell>
          <table:table-cell office:value-type="float" office:value="78.0451" calcext:value-type="float">
            <text:p>78.0451</text:p>
          </table:table-cell>
          <table:table-cell office:value-type="float" office:value="167.6723" calcext:value-type="float">
            <text:p>167.6723</text:p>
          </table:table-cell>
          <table:table-cell office:value-type="float" office:value="0.172168" calcext:value-type="float">
            <text:p>0.172168</text:p>
          </table:table-cell>
          <table:table-cell office:value-type="float" office:value="1.19854" calcext:value-type="float">
            <text:p>1.19854</text:p>
          </table:table-cell>
          <table:table-cell office:value-type="float" office:value="89.6272" calcext:value-type="float">
            <text:p>89.6272</text:p>
          </table:table-cell>
          <table:table-cell office:value-type="float" office:value="63.7594" calcext:value-type="float">
            <text:p>63.7594</text:p>
          </table:table-cell>
          <table:table-cell office:value-type="float" office:value="153.3866" calcext:value-type="float">
            <text:p>153.3866</text:p>
          </table:table-cell>
          <table:table-cell table:formula="of:=[.J57]-[.E57]" office:value-type="float" office:value="-14.2857" calcext:value-type="float">
            <text:p>-14.2857</text:p>
          </table:table-cell>
          <table:table-cell table:number-columns-repeated="2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887" calcext:value-type="float">
            <text:p>0.887</text:p>
          </table:table-cell>
          <table:table-cell office:value-type="float" office:value="96.3006" calcext:value-type="float">
            <text:p>96.3006</text:p>
          </table:table-cell>
          <table:table-cell office:value-type="float" office:value="64.1892" calcext:value-type="float">
            <text:p>64.1892</text:p>
          </table:table-cell>
          <table:table-cell office:value-type="float" office:value="160.4898" calcext:value-type="float">
            <text:p>160.4898</text:p>
          </table:table-cell>
          <table:table-cell office:value-type="float" office:value="0.350904" calcext:value-type="float">
            <text:p>0.350904</text:p>
          </table:table-cell>
          <table:table-cell office:value-type="float" office:value="2.66012" calcext:value-type="float">
            <text:p>2.66012</text:p>
          </table:table-cell>
          <table:table-cell office:value-type="float" office:value="96.3006" calcext:value-type="float">
            <text:p>96.3006</text:p>
          </table:table-cell>
          <table:table-cell office:value-type="float" office:value="69.0878" calcext:value-type="float">
            <text:p>69.0878</text:p>
          </table:table-cell>
          <table:table-cell office:value-type="float" office:value="165.3884" calcext:value-type="float">
            <text:p>165.3884</text:p>
          </table:table-cell>
          <table:table-cell table:formula="of:=[.J58]-[.E58]" office:value-type="float" office:value="4.89859999999999" calcext:value-type="float">
            <text:p>4.8986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77" calcext:value-type="float">
            <text:p>0.77</text:p>
          </table:table-cell>
          <table:table-cell office:value-type="float" office:value="96.7391" calcext:value-type="float">
            <text:p>96.7391</text:p>
          </table:table-cell>
          <table:table-cell office:value-type="float" office:value="65.8031" calcext:value-type="float">
            <text:p>65.8031</text:p>
          </table:table-cell>
          <table:table-cell office:value-type="float" office:value="162.5422" calcext:value-type="float">
            <text:p>162.5422</text:p>
          </table:table-cell>
          <table:table-cell office:value-type="float" office:value="0.429043" calcext:value-type="float">
            <text:p>0.429043</text:p>
          </table:table-cell>
          <table:table-cell office:value-type="float" office:value="3.40662" calcext:value-type="float">
            <text:p>3.40662</text:p>
          </table:table-cell>
          <table:table-cell office:value-type="float" office:value="96.3439" calcext:value-type="float">
            <text:p>96.3439</text:p>
          </table:table-cell>
          <table:table-cell office:value-type="float" office:value="74.3523" calcext:value-type="float">
            <text:p>74.3523</text:p>
          </table:table-cell>
          <table:table-cell office:value-type="float" office:value="170.6962" calcext:value-type="float">
            <text:p>170.6962</text:p>
          </table:table-cell>
          <table:table-cell table:formula="of:=[.J59]-[.E59]" office:value-type="float" office:value="8.154" calcext:value-type="float">
            <text:p>8.154</text:p>
          </table:table-cell>
          <table:table-cell table:number-columns-repeated="2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.754" calcext:value-type="float">
            <text:p>0.754</text:p>
          </table:table-cell>
          <table:table-cell office:value-type="float" office:value="94.9045" calcext:value-type="float">
            <text:p>94.9045</text:p>
          </table:table-cell>
          <table:table-cell office:value-type="float" office:value="73.3198" calcext:value-type="float">
            <text:p>73.3198</text:p>
          </table:table-cell>
          <table:table-cell office:value-type="float" office:value="168.2243" calcext:value-type="float">
            <text:p>168.2243</text:p>
          </table:table-cell>
          <table:table-cell office:value-type="float" office:value="0.293054" calcext:value-type="float">
            <text:p>0.293054</text:p>
          </table:table-cell>
          <table:table-cell office:value-type="float" office:value="2.98195" calcext:value-type="float">
            <text:p>2.98195</text:p>
          </table:table-cell>
          <table:table-cell office:value-type="float" office:value="95.0106" calcext:value-type="float">
            <text:p>95.0106</text:p>
          </table:table-cell>
          <table:table-cell office:value-type="float" office:value="73.1161" calcext:value-type="float">
            <text:p>73.1161</text:p>
          </table:table-cell>
          <table:table-cell office:value-type="float" office:value="168.1267" calcext:value-type="float">
            <text:p>168.1267</text:p>
          </table:table-cell>
          <table:table-cell table:formula="of:=[.J60]-[.E60]" office:value-type="float" office:value="-0.0975999999999999" calcext:value-type="float">
            <text:p>-0.0976</text:p>
          </table:table-cell>
          <table:table-cell table:number-columns-repeated="2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674" calcext:value-type="float">
            <text:p>0.674</text:p>
          </table:table-cell>
          <table:table-cell office:value-type="float" office:value="93.8378" calcext:value-type="float">
            <text:p>93.8378</text:p>
          </table:table-cell>
          <table:table-cell office:value-type="float" office:value="69.0015" calcext:value-type="float">
            <text:p>69.0015</text:p>
          </table:table-cell>
          <table:table-cell office:value-type="float" office:value="162.8393" calcext:value-type="float">
            <text:p>162.8393</text:p>
          </table:table-cell>
          <table:table-cell office:value-type="float" office:value="0.235282" calcext:value-type="float">
            <text:p>0.235282</text:p>
          </table:table-cell>
          <table:table-cell office:value-type="float" office:value="3.96595" calcext:value-type="float">
            <text:p>3.96595</text:p>
          </table:table-cell>
          <table:table-cell office:value-type="float" office:value="94.1622" calcext:value-type="float">
            <text:p>94.1622</text:p>
          </table:table-cell>
          <table:table-cell office:value-type="float" office:value="64.0835" calcext:value-type="float">
            <text:p>64.0835</text:p>
          </table:table-cell>
          <table:table-cell office:value-type="float" office:value="158.2457" calcext:value-type="float">
            <text:p>158.2457</text:p>
          </table:table-cell>
          <table:table-cell table:formula="of:=[.J61]-[.E61]" office:value-type="float" office:value="-4.59360000000001" calcext:value-type="float">
            <text:p>-4.5936</text:p>
          </table:table-cell>
          <table:table-cell table:number-columns-repeated="2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689" calcext:value-type="float">
            <text:p>0.689</text:p>
          </table:table-cell>
          <table:table-cell office:value-type="float" office:value="93.6877" calcext:value-type="float">
            <text:p>93.6877</text:p>
          </table:table-cell>
          <table:table-cell office:value-type="float" office:value="70.3377" calcext:value-type="float">
            <text:p>70.3377</text:p>
          </table:table-cell>
          <table:table-cell office:value-type="float" office:value="164.0254" calcext:value-type="float">
            <text:p>164.0254</text:p>
          </table:table-cell>
          <table:table-cell office:value-type="float" office:value="0.244004" calcext:value-type="float">
            <text:p>0.244004</text:p>
          </table:table-cell>
          <table:table-cell office:value-type="float" office:value="4.3433" calcext:value-type="float">
            <text:p>4.3433</text:p>
          </table:table-cell>
          <table:table-cell office:value-type="float" office:value="94.0199" calcext:value-type="float">
            <text:p>94.0199</text:p>
          </table:table-cell>
          <table:table-cell office:value-type="float" office:value="63.8767" calcext:value-type="float">
            <text:p>63.8767</text:p>
          </table:table-cell>
          <table:table-cell office:value-type="float" office:value="157.8966" calcext:value-type="float">
            <text:p>157.8966</text:p>
          </table:table-cell>
          <table:table-cell table:formula="of:=[.J62]-[.E62]" office:value-type="float" office:value="-6.12879999999998" calcext:value-type="float">
            <text:p>-6.1288</text:p>
          </table:table-cell>
          <table:table-cell table:number-columns-repeated="2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712" calcext:value-type="float">
            <text:p>0.712</text:p>
          </table:table-cell>
          <table:table-cell office:value-type="float" office:value="82.381" calcext:value-type="float">
            <text:p>82.381</text:p>
          </table:table-cell>
          <table:table-cell office:value-type="float" office:value="73.8574" calcext:value-type="float">
            <text:p>73.8574</text:p>
          </table:table-cell>
          <table:table-cell office:value-type="float" office:value="156.2384" calcext:value-type="float">
            <text:p>156.2384</text:p>
          </table:table-cell>
          <table:table-cell office:value-type="float" office:value="-0.0411624" calcext:value-type="float">
            <text:p>-0.0411624</text:p>
          </table:table-cell>
          <table:table-cell office:value-type="float" office:value="5.21667" calcext:value-type="float">
            <text:p>5.21667</text:p>
          </table:table-cell>
          <table:table-cell office:value-type="float" office:value="83.8095" calcext:value-type="float">
            <text:p>83.8095</text:p>
          </table:table-cell>
          <table:table-cell office:value-type="float" office:value="40.2194" calcext:value-type="float">
            <text:p>40.2194</text:p>
          </table:table-cell>
          <table:table-cell office:value-type="float" office:value="124.0289" calcext:value-type="float">
            <text:p>124.0289</text:p>
          </table:table-cell>
          <table:table-cell table:formula="of:=[.J63]-[.E63]" office:value-type="float" office:value="-32.2095" calcext:value-type="float">
            <text:p>-32.2095</text:p>
          </table:table-cell>
          <table:table-cell table:number-columns-repeated="2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.719" calcext:value-type="float">
            <text:p>0.719</text:p>
          </table:table-cell>
          <table:table-cell office:value-type="float" office:value="61.1111" calcext:value-type="float">
            <text:p>61.1111</text:p>
          </table:table-cell>
          <table:table-cell office:value-type="float" office:value="70.6796" calcext:value-type="float">
            <text:p>70.6796</text:p>
          </table:table-cell>
          <table:table-cell office:value-type="float" office:value="131.7907" calcext:value-type="float">
            <text:p>131.7907</text:p>
          </table:table-cell>
          <table:table-cell office:value-type="float" office:value="-0.147591" calcext:value-type="float">
            <text:p>-0.147591</text:p>
          </table:table-cell>
          <table:table-cell office:value-type="float" office:value="3.53704" calcext:value-type="float">
            <text:p>3.53704</text:p>
          </table:table-cell>
          <table:table-cell office:value-type="float" office:value="64.8148" calcext:value-type="float">
            <text:p>64.8148</text:p>
          </table:table-cell>
          <table:table-cell office:value-type="float" office:value="34.3689" calcext:value-type="float">
            <text:p>34.3689</text:p>
          </table:table-cell>
          <table:table-cell office:value-type="float" office:value="99.1837" calcext:value-type="float">
            <text:p>99.1837</text:p>
          </table:table-cell>
          <table:table-cell table:formula="of:=[.J64]-[.E64]" office:value-type="float" office:value="-32.607" calcext:value-type="float">
            <text:p>-32.607</text:p>
          </table:table-cell>
          <table:table-cell table:number-columns-repeated="2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.655" calcext:value-type="float">
            <text:p>0.655</text:p>
          </table:table-cell>
          <table:table-cell office:value-type="float" office:value="54.8387" calcext:value-type="float">
            <text:p>54.8387</text:p>
          </table:table-cell>
          <table:table-cell office:value-type="float" office:value="70.8333" calcext:value-type="float">
            <text:p>70.8333</text:p>
          </table:table-cell>
          <table:table-cell office:value-type="float" office:value="125.672" calcext:value-type="float">
            <text:p>125.672</text:p>
          </table:table-cell>
          <table:table-cell office:value-type="float" office:value="-0.129187" calcext:value-type="float">
            <text:p>-0.129187</text:p>
          </table:table-cell>
          <table:table-cell office:value-type="float" office:value="7.03226" calcext:value-type="float">
            <text:p>7.03226</text:p>
          </table:table-cell>
          <table:table-cell office:value-type="float" office:value="54.8387" calcext:value-type="float">
            <text:p>54.8387</text:p>
          </table:table-cell>
          <table:table-cell office:value-type="float" office:value="42.6136" calcext:value-type="float">
            <text:p>42.6136</text:p>
          </table:table-cell>
          <table:table-cell office:value-type="float" office:value="97.4523" calcext:value-type="float">
            <text:p>97.4523</text:p>
          </table:table-cell>
          <table:table-cell table:formula="of:=[.J65]-[.E65]" office:value-type="float" office:value="-28.2197" calcext:value-type="float">
            <text:p>-28.2197</text:p>
          </table:table-cell>
          <table:table-cell table:number-columns-repeated="2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.545" calcext:value-type="float">
            <text:p>0.545</text:p>
          </table:table-cell>
          <table:table-cell office:value-type="float" office:value="48.913" calcext:value-type="float">
            <text:p>48.913</text:p>
          </table:table-cell>
          <table:table-cell office:value-type="float" office:value="70.3166" calcext:value-type="float">
            <text:p>70.3166</text:p>
          </table:table-cell>
          <table:table-cell office:value-type="float" office:value="119.2296" calcext:value-type="float">
            <text:p>119.2296</text:p>
          </table:table-cell>
          <table:table-cell office:value-type="float" office:value="-0.0486681" calcext:value-type="float">
            <text:p>-0.0486681</text:p>
          </table:table-cell>
          <table:table-cell office:value-type="float" office:value="2.94565" calcext:value-type="float">
            <text:p>2.94565</text:p>
          </table:table-cell>
          <table:table-cell office:value-type="float" office:value="50" calcext:value-type="float">
            <text:p>50</text:p>
          </table:table-cell>
          <table:table-cell office:value-type="float" office:value="38.6544" calcext:value-type="float">
            <text:p>38.6544</text:p>
          </table:table-cell>
          <table:table-cell office:value-type="float" office:value="88.6544" calcext:value-type="float">
            <text:p>88.6544</text:p>
          </table:table-cell>
          <table:table-cell table:formula="of:=[.J66]-[.E66]" office:value-type="float" office:value="-30.5752" calcext:value-type="float">
            <text:p>-30.5752</text:p>
          </table:table-cell>
          <table:table-cell table:number-columns-repeated="2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.674" calcext:value-type="float">
            <text:p>0.674</text:p>
          </table:table-cell>
          <table:table-cell office:value-type="float" office:value="86.25" calcext:value-type="float">
            <text:p>86.25</text:p>
          </table:table-cell>
          <table:table-cell office:value-type="float" office:value="63.7487" calcext:value-type="float">
            <text:p>63.7487</text:p>
          </table:table-cell>
          <table:table-cell office:value-type="float" office:value="149.9987" calcext:value-type="float">
            <text:p>149.9987</text:p>
          </table:table-cell>
          <table:table-cell office:value-type="float" office:value="0.0548472" calcext:value-type="float">
            <text:p>0.0548472</text:p>
          </table:table-cell>
          <table:table-cell office:value-type="float" office:value="-0.264062" calcext:value-type="float">
            <text:p>-0.264062</text:p>
          </table:table-cell>
          <table:table-cell office:value-type="float" office:value="86.5625" calcext:value-type="float">
            <text:p>86.5625</text:p>
          </table:table-cell>
          <table:table-cell office:value-type="float" office:value="30.0721" calcext:value-type="float">
            <text:p>30.0721</text:p>
          </table:table-cell>
          <table:table-cell office:value-type="float" office:value="116.6346" calcext:value-type="float">
            <text:p>116.6346</text:p>
          </table:table-cell>
          <table:table-cell table:formula="of:=[.J67]-[.E67]" office:value-type="float" office:value="-33.3641" calcext:value-type="float">
            <text:p>-33.3641</text:p>
          </table:table-cell>
          <table:table-cell table:number-columns-repeated="2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.715" calcext:value-type="float">
            <text:p>0.715</text:p>
          </table:table-cell>
          <table:table-cell office:value-type="float" office:value="95.037" calcext:value-type="float">
            <text:p>95.037</text:p>
          </table:table-cell>
          <table:table-cell office:value-type="float" office:value="73.5849" calcext:value-type="float">
            <text:p>73.5849</text:p>
          </table:table-cell>
          <table:table-cell office:value-type="float" office:value="168.6219" calcext:value-type="float">
            <text:p>168.6219</text:p>
          </table:table-cell>
          <table:table-cell office:value-type="float" office:value="0.20921" calcext:value-type="float">
            <text:p>0.20921</text:p>
          </table:table-cell>
          <table:table-cell office:value-type="float" office:value="0.312038" calcext:value-type="float">
            <text:p>0.312038</text:p>
          </table:table-cell>
          <table:table-cell office:value-type="float" office:value="95.037" calcext:value-type="float">
            <text:p>95.037</text:p>
          </table:table-cell>
          <table:table-cell office:value-type="float" office:value="60.8491" calcext:value-type="float">
            <text:p>60.8491</text:p>
          </table:table-cell>
          <table:table-cell office:value-type="float" office:value="155.8861" calcext:value-type="float">
            <text:p>155.8861</text:p>
          </table:table-cell>
          <table:table-cell table:formula="of:=[.J68]-[.E68]" office:value-type="float" office:value="-12.7358" calcext:value-type="float">
            <text:p>-12.7358</text:p>
          </table:table-cell>
          <table:table-cell table:number-columns-repeated="2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0.754" calcext:value-type="float">
            <text:p>0.754</text:p>
          </table:table-cell>
          <table:table-cell office:value-type="float" office:value="97.561" calcext:value-type="float">
            <text:p>97.561</text:p>
          </table:table-cell>
          <table:table-cell office:value-type="float" office:value="65.1096" calcext:value-type="float">
            <text:p>65.1096</text:p>
          </table:table-cell>
          <table:table-cell office:value-type="float" office:value="162.6706" calcext:value-type="float">
            <text:p>162.6706</text:p>
          </table:table-cell>
          <table:table-cell office:value-type="float" office:value="0.398885" calcext:value-type="float">
            <text:p>0.398885</text:p>
          </table:table-cell>
          <table:table-cell office:value-type="float" office:value="0.140373" calcext:value-type="float">
            <text:p>0.140373</text:p>
          </table:table-cell>
          <table:table-cell office:value-type="float" office:value="97.3534" calcext:value-type="float">
            <text:p>97.3534</text:p>
          </table:table-cell>
          <table:table-cell office:value-type="float" office:value="72.203" calcext:value-type="float">
            <text:p>72.203</text:p>
          </table:table-cell>
          <table:table-cell office:value-type="float" office:value="169.5564" calcext:value-type="float">
            <text:p>169.5564</text:p>
          </table:table-cell>
          <table:table-cell table:formula="of:=[.J69]-[.E69]" office:value-type="float" office:value="6.88579999999999" calcext:value-type="float">
            <text:p>6.8858</text:p>
          </table:table-cell>
          <table:table-cell table:number-columns-repeated="2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0.759" calcext:value-type="float">
            <text:p>0.759</text:p>
          </table:table-cell>
          <table:table-cell office:value-type="float" office:value="99.0716" calcext:value-type="float">
            <text:p>99.0716</text:p>
          </table:table-cell>
          <table:table-cell office:value-type="float" office:value="65.9314" calcext:value-type="float">
            <text:p>65.9314</text:p>
          </table:table-cell>
          <table:table-cell office:value-type="float" office:value="165.003" calcext:value-type="float">
            <text:p>165.003</text:p>
          </table:table-cell>
          <table:table-cell office:value-type="float" office:value="0.556446" calcext:value-type="float">
            <text:p>0.556446</text:p>
          </table:table-cell>
          <table:table-cell office:value-type="float" office:value="-0.212937" calcext:value-type="float">
            <text:p>-0.212937</text:p>
          </table:table-cell>
          <table:table-cell office:value-type="float" office:value="98.832" calcext:value-type="float">
            <text:p>98.832</text:p>
          </table:table-cell>
          <table:table-cell office:value-type="float" office:value="82.8431" calcext:value-type="float">
            <text:p>82.8431</text:p>
          </table:table-cell>
          <table:table-cell office:value-type="float" office:value="181.6751" calcext:value-type="float">
            <text:p>181.6751</text:p>
          </table:table-cell>
          <table:table-cell table:formula="of:=[.J70]-[.E70]" office:value-type="float" office:value="16.6721" calcext:value-type="float">
            <text:p>16.6721</text:p>
          </table:table-cell>
          <table:table-cell table:number-columns-repeated="2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0.779" calcext:value-type="float">
            <text:p>0.779</text:p>
          </table:table-cell>
          <table:table-cell office:value-type="float" office:value="99.2512" calcext:value-type="float">
            <text:p>99.2512</text:p>
          </table:table-cell>
          <table:table-cell office:value-type="float" office:value="62.6719" calcext:value-type="float">
            <text:p>62.6719</text:p>
          </table:table-cell>
          <table:table-cell office:value-type="float" office:value="161.9231" calcext:value-type="float">
            <text:p>161.9231</text:p>
          </table:table-cell>
          <table:table-cell office:value-type="float" office:value="0.627888" calcext:value-type="float">
            <text:p>0.627888</text:p>
          </table:table-cell>
          <table:table-cell office:value-type="float" office:value="-0.289313" calcext:value-type="float">
            <text:p>-0.289313</text:p>
          </table:table-cell>
          <table:table-cell office:value-type="float" office:value="98.3889" calcext:value-type="float">
            <text:p>98.3889</text:p>
          </table:table-cell>
          <table:table-cell office:value-type="float" office:value="82.7898" calcext:value-type="float">
            <text:p>82.7898</text:p>
          </table:table-cell>
          <table:table-cell office:value-type="float" office:value="181.1787" calcext:value-type="float">
            <text:p>181.1787</text:p>
          </table:table-cell>
          <table:table-cell table:formula="of:=[.J71]-[.E71]" office:value-type="float" office:value="19.2556" calcext:value-type="float">
            <text:p>19.2556</text:p>
          </table:table-cell>
          <table:table-cell table:number-columns-repeated="2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.724" calcext:value-type="float">
            <text:p>0.724</text:p>
          </table:table-cell>
          <table:table-cell office:value-type="float" office:value="98.8365" calcext:value-type="float">
            <text:p>98.8365</text:p>
          </table:table-cell>
          <table:table-cell office:value-type="float" office:value="66.711" calcext:value-type="float">
            <text:p>66.711</text:p>
          </table:table-cell>
          <table:table-cell office:value-type="float" office:value="165.5475" calcext:value-type="float">
            <text:p>165.5475</text:p>
          </table:table-cell>
          <table:table-cell office:value-type="float" office:value="0.611674" calcext:value-type="float">
            <text:p>0.611674</text:p>
          </table:table-cell>
          <table:table-cell office:value-type="float" office:value="-0.0917196" calcext:value-type="float">
            <text:p>-0.0917196</text:p>
          </table:table-cell>
          <table:table-cell office:value-type="float" office:value="97.8864" calcext:value-type="float">
            <text:p>97.8864</text:p>
          </table:table-cell>
          <table:table-cell office:value-type="float" office:value="87.0124" calcext:value-type="float">
            <text:p>87.0124</text:p>
          </table:table-cell>
          <table:table-cell office:value-type="float" office:value="184.8988" calcext:value-type="float">
            <text:p>184.8988</text:p>
          </table:table-cell>
          <table:table-cell table:formula="of:=[.J72]-[.E72]" office:value-type="float" office:value="19.3513" calcext:value-type="float">
            <text:p>19.3513</text:p>
          </table:table-cell>
          <table:table-cell table:number-columns-repeated="2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0.773" calcext:value-type="float">
            <text:p>0.773</text:p>
          </table:table-cell>
          <table:table-cell office:value-type="float" office:value="99.4827" calcext:value-type="float">
            <text:p>99.4827</text:p>
          </table:table-cell>
          <table:table-cell office:value-type="float" office:value="68.1431" calcext:value-type="float">
            <text:p>68.1431</text:p>
          </table:table-cell>
          <table:table-cell office:value-type="float" office:value="167.6258" calcext:value-type="float">
            <text:p>167.6258</text:p>
          </table:table-cell>
          <table:table-cell office:value-type="float" office:value="0.661168" calcext:value-type="float">
            <text:p>0.661168</text:p>
          </table:table-cell>
          <table:table-cell office:value-type="float" office:value="-0.323473" calcext:value-type="float">
            <text:p>-0.323473</text:p>
          </table:table-cell>
          <table:table-cell office:value-type="float" office:value="98.8846" calcext:value-type="float">
            <text:p>98.8846</text:p>
          </table:table-cell>
          <table:table-cell office:value-type="float" office:value="86.7973" calcext:value-type="float">
            <text:p>86.7973</text:p>
          </table:table-cell>
          <table:table-cell office:value-type="float" office:value="185.6819" calcext:value-type="float">
            <text:p>185.6819</text:p>
          </table:table-cell>
          <table:table-cell table:formula="of:=[.J73]-[.E73]" office:value-type="float" office:value="18.0561" calcext:value-type="float">
            <text:p>18.0561</text:p>
          </table:table-cell>
          <table:table-cell table:number-columns-repeated="2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0.805" calcext:value-type="float">
            <text:p>0.805</text:p>
          </table:table-cell>
          <table:table-cell office:value-type="float" office:value="99.0119" calcext:value-type="float">
            <text:p>99.0119</text:p>
          </table:table-cell>
          <table:table-cell office:value-type="float" office:value="62.855" calcext:value-type="float">
            <text:p>62.855</text:p>
          </table:table-cell>
          <table:table-cell office:value-type="float" office:value="161.8669" calcext:value-type="float">
            <text:p>161.8669</text:p>
          </table:table-cell>
          <table:table-cell office:value-type="float" office:value="0.644342" calcext:value-type="float">
            <text:p>0.644342</text:p>
          </table:table-cell>
          <table:table-cell office:value-type="float" office:value="-0.465531" calcext:value-type="float">
            <text:p>-0.465531</text:p>
          </table:table-cell>
          <table:table-cell office:value-type="float" office:value="98.0005" calcext:value-type="float">
            <text:p>98.0005</text:p>
          </table:table-cell>
          <table:table-cell office:value-type="float" office:value="83.4378" calcext:value-type="float">
            <text:p>83.4378</text:p>
          </table:table-cell>
          <table:table-cell office:value-type="float" office:value="181.4383" calcext:value-type="float">
            <text:p>181.4383</text:p>
          </table:table-cell>
          <table:table-cell table:formula="of:=[.J74]-[.E74]" office:value-type="float" office:value="19.5714" calcext:value-type="float">
            <text:p>19.5714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AVG →</text:p>
          </table:table-cell>
          <table:table-cell table:formula="of:=AVERAGE([.C53:.C74])" office:value-type="float" office:value="89.3679772727273" calcext:value-type="float">
            <text:p>89.3679772727</text:p>
          </table:table-cell>
          <table:table-cell table:formula="of:=AVERAGE([.D53:.D74])" office:value-type="float" office:value="68.0787454545455" calcext:value-type="float">
            <text:p>68.0787454545</text:p>
          </table:table-cell>
          <table:table-cell table:formula="of:=AVERAGE([.E53:.E74])" office:value-type="float" office:value="157.446722727273" calcext:value-type="float">
            <text:p>157.4467227273</text:p>
          </table:table-cell>
          <table:table-cell table:formula="of:=AVERAGE([.F53:.F74])" office:value-type="float" office:value="0.294922895454546" calcext:value-type="float">
            <text:p>0.2949228955</text:p>
          </table:table-cell>
          <table:table-cell table:formula="of:=AVERAGE([.G53:.G74])" office:value-type="float" office:value="1.63682288181818" calcext:value-type="float">
            <text:p>1.6368228818</text:p>
          </table:table-cell>
          <table:table-cell table:formula="of:=AVERAGE([.H53:.H74])" office:value-type="float" office:value="89.4917909090909" calcext:value-type="float">
            <text:p>89.4917909091</text:p>
          </table:table-cell>
          <table:table-cell table:formula="of:=AVERAGE([.I53:.I74])" office:value-type="float" office:value="64.2003590909091" calcext:value-type="float">
            <text:p>64.2003590909</text:p>
          </table:table-cell>
          <table:table-cell table:formula="of:=AVERAGE([.J53:.J74])" office:value-type="float" office:value="153.69215" calcext:value-type="float">
            <text:p>153.69215</text:p>
          </table:table-cell>
          <table:table-cell table:formula="of:=AVERAGE([.K53:.K74])" office:value-type="float" office:value="-3.75457272727273" calcext:value-type="float">
            <text:p>-3.754572727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ton_campus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O. Detection</text:p>
          </table:table-cell>
          <table:table-cell table:style-name="ce1" office:value-type="string" calcext:value-type="string">
            <text:p>O. Discrimination</text:p>
          </table:table-cell>
          <table:table-cell table:style-name="ce1" office:value-type="string" calcext:value-type="string">
            <text:p>ODD</text:p>
          </table:table-cell>
          <table:table-cell table:style-name="ce1" office:value-type="string" calcext:value-type="string">
            <text:p>NEW coneR1</text:p>
          </table:table-cell>
          <table:table-cell table:style-name="ce1" office:value-type="string" calcext:value-type="string">
            <text:p>RG – B</text:p>
          </table:table-cell>
          <table:table-cell table:style-name="ce1" office:value-type="string" calcext:value-type="string">
            <text:p>Detection</text:p>
          </table:table-cell>
          <table:table-cell table:style-name="ce1" office:value-type="string" calcext:value-type="string">
            <text:p>Discrimination</text:p>
          </table:table-cell>
          <table:table-cell table:style-name="ce1" office:value-type="string" calcext:value-type="string">
            <text:p>DD</text:p>
          </table:table-cell>
          <table:table-cell table:style-name="ce1" office:value-type="string" calcext:value-type="string">
            <text:p>DIFF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636" calcext:value-type="float">
            <text:p>0.636</text:p>
          </table:table-cell>
          <table:table-cell office:value-type="float" office:value="100" calcext:value-type="float">
            <text:p>100</text:p>
          </table:table-cell>
          <table:table-cell office:value-type="float" office:value="2.139" calcext:value-type="float">
            <text:p>2.139</text:p>
          </table:table-cell>
          <table:table-cell office:value-type="float" office:value="102.139" calcext:value-type="float">
            <text:p>102.139</text:p>
          </table:table-cell>
          <table:table-cell office:value-type="float" office:value="0.330769" calcext:value-type="float">
            <text:p>0.330769</text:p>
          </table:table-cell>
          <table:table-cell office:value-type="float" office:value="8.72149" calcext:value-type="float">
            <text:p>8.72149</text:p>
          </table:table-cell>
          <table:table-cell office:value-type="float" office:value="100" calcext:value-type="float">
            <text:p>100</text:p>
          </table:table-cell>
          <table:table-cell office:value-type="float" office:value="2.139" calcext:value-type="float">
            <text:p>2.139</text:p>
          </table:table-cell>
          <table:table-cell office:value-type="float" office:value="102.139" calcext:value-type="float">
            <text:p>102.139</text:p>
          </table:table-cell>
          <table:table-cell table:formula="of:=[.J78]-[.E7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662" calcext:value-type="float">
            <text:p>0.662</text:p>
          </table:table-cell>
          <table:table-cell office:value-type="float" office:value="99.9291" calcext:value-type="float">
            <text:p>99.9291</text:p>
          </table:table-cell>
          <table:table-cell office:value-type="float" office:value="11.5192" calcext:value-type="float">
            <text:p>11.5192</text:p>
          </table:table-cell>
          <table:table-cell office:value-type="float" office:value="111.4483" calcext:value-type="float">
            <text:p>111.4483</text:p>
          </table:table-cell>
          <table:table-cell office:value-type="float" office:value="0.403448" calcext:value-type="float">
            <text:p>0.403448</text:p>
          </table:table-cell>
          <table:table-cell office:value-type="float" office:value="16.578" calcext:value-type="float">
            <text:p>16.578</text:p>
          </table:table-cell>
          <table:table-cell office:value-type="float" office:value="99.9291" calcext:value-type="float">
            <text:p>99.9291</text:p>
          </table:table-cell>
          <table:table-cell office:value-type="float" office:value="19.5326" calcext:value-type="float">
            <text:p>19.5326</text:p>
          </table:table-cell>
          <table:table-cell office:value-type="float" office:value="119.4617" calcext:value-type="float">
            <text:p>119.4617</text:p>
          </table:table-cell>
          <table:table-cell table:formula="of:=[.J79]-[.E79]" office:value-type="float" office:value="8.01339999999999" calcext:value-type="float">
            <text:p>8.0134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683" calcext:value-type="float">
            <text:p>0.683</text:p>
          </table:table-cell>
          <table:table-cell office:value-type="float" office:value="99.9034" calcext:value-type="float">
            <text:p>99.9034</text:p>
          </table:table-cell>
          <table:table-cell office:value-type="float" office:value="31.9713" calcext:value-type="float">
            <text:p>31.9713</text:p>
          </table:table-cell>
          <table:table-cell office:value-type="float" office:value="131.8747" calcext:value-type="float">
            <text:p>131.8747</text:p>
          </table:table-cell>
          <table:table-cell office:value-type="float" office:value="0.437963" calcext:value-type="float">
            <text:p>0.437963</text:p>
          </table:table-cell>
          <table:table-cell office:value-type="float" office:value="15.4342" calcext:value-type="float">
            <text:p>15.4342</text:p>
          </table:table-cell>
          <table:table-cell office:value-type="float" office:value="97.81" calcext:value-type="float">
            <text:p>97.81</text:p>
          </table:table-cell>
          <table:table-cell office:value-type="float" office:value="50.8392" calcext:value-type="float">
            <text:p>50.8392</text:p>
          </table:table-cell>
          <table:table-cell office:value-type="float" office:value="148.6492" calcext:value-type="float">
            <text:p>148.6492</text:p>
          </table:table-cell>
          <table:table-cell table:formula="of:=[.J80]-[.E80]" office:value-type="float" office:value="16.7745" calcext:value-type="float">
            <text:p>16.7745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642" calcext:value-type="float">
            <text:p>0.642</text:p>
          </table:table-cell>
          <table:table-cell office:value-type="float" office:value="99.0625" calcext:value-type="float">
            <text:p>99.0625</text:p>
          </table:table-cell>
          <table:table-cell office:value-type="float" office:value="32.0908" calcext:value-type="float">
            <text:p>32.0908</text:p>
          </table:table-cell>
          <table:table-cell office:value-type="float" office:value="131.1533" calcext:value-type="float">
            <text:p>131.1533</text:p>
          </table:table-cell>
          <table:table-cell office:value-type="float" office:value="0.387099" calcext:value-type="float">
            <text:p>0.387099</text:p>
          </table:table-cell>
          <table:table-cell office:value-type="float" office:value="12.9662" calcext:value-type="float">
            <text:p>12.9662</text:p>
          </table:table-cell>
          <table:table-cell office:value-type="float" office:value="97.5481" calcext:value-type="float">
            <text:p>97.5481</text:p>
          </table:table-cell>
          <table:table-cell office:value-type="float" office:value="35.8302" calcext:value-type="float">
            <text:p>35.8302</text:p>
          </table:table-cell>
          <table:table-cell office:value-type="float" office:value="133.3783" calcext:value-type="float">
            <text:p>133.3783</text:p>
          </table:table-cell>
          <table:table-cell table:formula="of:=[.J81]-[.E81]" office:value-type="float" office:value="2.22499999999999" calcext:value-type="float">
            <text:p>2.225</text:p>
          </table:table-cell>
          <table:table-cell table:number-columns-repeated="2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685" calcext:value-type="float">
            <text:p>0.685</text:p>
          </table:table-cell>
          <table:table-cell office:value-type="float" office:value="96.8359" calcext:value-type="float">
            <text:p>96.8359</text:p>
          </table:table-cell>
          <table:table-cell office:value-type="float" office:value="29.5123" calcext:value-type="float">
            <text:p>29.5123</text:p>
          </table:table-cell>
          <table:table-cell office:value-type="float" office:value="126.3482" calcext:value-type="float">
            <text:p>126.3482</text:p>
          </table:table-cell>
          <table:table-cell office:value-type="float" office:value="0.349457" calcext:value-type="float">
            <text:p>0.349457</text:p>
          </table:table-cell>
          <table:table-cell office:value-type="float" office:value="9.69611" calcext:value-type="float">
            <text:p>9.69611</text:p>
          </table:table-cell>
          <table:table-cell office:value-type="float" office:value="96.8359" calcext:value-type="float">
            <text:p>96.8359</text:p>
          </table:table-cell>
          <table:table-cell office:value-type="float" office:value="29.6438" calcext:value-type="float">
            <text:p>29.6438</text:p>
          </table:table-cell>
          <table:table-cell office:value-type="float" office:value="126.4797" calcext:value-type="float">
            <text:p>126.4797</text:p>
          </table:table-cell>
          <table:table-cell table:formula="of:=[.J82]-[.E82]" office:value-type="float" office:value="0.131499999999988" calcext:value-type="float">
            <text:p>0.1315</text:p>
          </table:table-cell>
          <table:table-cell table:number-columns-repeated="2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649" calcext:value-type="float">
            <text:p>0.649</text:p>
          </table:table-cell>
          <table:table-cell office:value-type="float" office:value="98.3946" calcext:value-type="float">
            <text:p>98.3946</text:p>
          </table:table-cell>
          <table:table-cell office:value-type="float" office:value="36.9529" calcext:value-type="float">
            <text:p>36.9529</text:p>
          </table:table-cell>
          <table:table-cell office:value-type="float" office:value="135.3475" calcext:value-type="float">
            <text:p>135.3475</text:p>
          </table:table-cell>
          <table:table-cell office:value-type="float" office:value="0.347294" calcext:value-type="float">
            <text:p>0.347294</text:p>
          </table:table-cell>
          <table:table-cell office:value-type="float" office:value="4.69733" calcext:value-type="float">
            <text:p>4.69733</text:p>
          </table:table-cell>
          <table:table-cell office:value-type="float" office:value="98.3946" calcext:value-type="float">
            <text:p>98.3946</text:p>
          </table:table-cell>
          <table:table-cell office:value-type="float" office:value="37.0358" calcext:value-type="float">
            <text:p>37.0358</text:p>
          </table:table-cell>
          <table:table-cell office:value-type="float" office:value="135.4304" calcext:value-type="float">
            <text:p>135.4304</text:p>
          </table:table-cell>
          <table:table-cell table:formula="of:=[.J83]-[.E83]" office:value-type="float" office:value="0.0828999999999951" calcext:value-type="float">
            <text:p>0.0829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467" calcext:value-type="float">
            <text:p>0.467</text:p>
          </table:table-cell>
          <table:table-cell office:value-type="float" office:value="100" calcext:value-type="float">
            <text:p>100</text:p>
          </table:table-cell>
          <table:table-cell office:value-type="float" office:value="44.0171" calcext:value-type="float">
            <text:p>44.0171</text:p>
          </table:table-cell>
          <table:table-cell office:value-type="float" office:value="144.0171" calcext:value-type="float">
            <text:p>144.0171</text:p>
          </table:table-cell>
          <table:table-cell office:value-type="float" office:value="0.404238" calcext:value-type="float">
            <text:p>0.404238</text:p>
          </table:table-cell>
          <table:table-cell office:value-type="float" office:value="4.41219" calcext:value-type="float">
            <text:p>4.41219</text:p>
          </table:table-cell>
          <table:table-cell office:value-type="float" office:value="99.8208" calcext:value-type="float">
            <text:p>99.8208</text:p>
          </table:table-cell>
          <table:table-cell office:value-type="float" office:value="44.9975" calcext:value-type="float">
            <text:p>44.9975</text:p>
          </table:table-cell>
          <table:table-cell office:value-type="float" office:value="144.8183" calcext:value-type="float">
            <text:p>144.8183</text:p>
          </table:table-cell>
          <table:table-cell table:formula="of:=[.J84]-[.E84]" office:value-type="float" office:value="0.801199999999994" calcext:value-type="float">
            <text:p>0.8012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772" calcext:value-type="float">
            <text:p>0.772</text:p>
          </table:table-cell>
          <table:table-cell office:value-type="float" office:value="97.0534" calcext:value-type="float">
            <text:p>97.0534</text:p>
          </table:table-cell>
          <table:table-cell office:value-type="float" office:value="58.1594" calcext:value-type="float">
            <text:p>58.1594</text:p>
          </table:table-cell>
          <table:table-cell office:value-type="float" office:value="155.2128" calcext:value-type="float">
            <text:p>155.2128</text:p>
          </table:table-cell>
          <table:table-cell office:value-type="float" office:value="0.425535" calcext:value-type="float">
            <text:p>0.425535</text:p>
          </table:table-cell>
          <table:table-cell office:value-type="float" office:value="0.116022" calcext:value-type="float">
            <text:p>0.116022</text:p>
          </table:table-cell>
          <table:table-cell office:value-type="float" office:value="97.0534" calcext:value-type="float">
            <text:p>97.0534</text:p>
          </table:table-cell>
          <table:table-cell office:value-type="float" office:value="60.9505" calcext:value-type="float">
            <text:p>60.9505</text:p>
          </table:table-cell>
          <table:table-cell office:value-type="float" office:value="158.0039" calcext:value-type="float">
            <text:p>158.0039</text:p>
          </table:table-cell>
          <table:table-cell table:formula="of:=[.J85]-[.E85]" office:value-type="float" office:value="2.7911" calcext:value-type="float">
            <text:p>2.7911</text:p>
          </table:table-cell>
          <table:table-cell table:number-columns-repeated="2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542" calcext:value-type="float">
            <text:p>0.542</text:p>
          </table:table-cell>
          <table:table-cell office:value-type="float" office:value="97.4386" calcext:value-type="float">
            <text:p>97.4386</text:p>
          </table:table-cell>
          <table:table-cell office:value-type="float" office:value="38.9846" calcext:value-type="float">
            <text:p>38.9846</text:p>
          </table:table-cell>
          <table:table-cell office:value-type="float" office:value="136.4232" calcext:value-type="float">
            <text:p>136.4232</text:p>
          </table:table-cell>
          <table:table-cell office:value-type="float" office:value="0.43715" calcext:value-type="float">
            <text:p>0.43715</text:p>
          </table:table-cell>
          <table:table-cell office:value-type="float" office:value="3.3762" calcext:value-type="float">
            <text:p>3.3762</text:p>
          </table:table-cell>
          <table:table-cell office:value-type="float" office:value="96.6916" calcext:value-type="float">
            <text:p>96.6916</text:p>
          </table:table-cell>
          <table:table-cell office:value-type="float" office:value="46.9681" calcext:value-type="float">
            <text:p>46.9681</text:p>
          </table:table-cell>
          <table:table-cell office:value-type="float" office:value="143.6597" calcext:value-type="float">
            <text:p>143.6597</text:p>
          </table:table-cell>
          <table:table-cell table:formula="of:=[.J86]-[.E86]" office:value-type="float" office:value="7.23649999999998" calcext:value-type="float">
            <text:p>7.2365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754" calcext:value-type="float">
            <text:p>0.754</text:p>
          </table:table-cell>
          <table:table-cell office:value-type="float" office:value="96.8276" calcext:value-type="float">
            <text:p>96.8276</text:p>
          </table:table-cell>
          <table:table-cell office:value-type="float" office:value="32.298" calcext:value-type="float">
            <text:p>32.298</text:p>
          </table:table-cell>
          <table:table-cell office:value-type="float" office:value="129.1256" calcext:value-type="float">
            <text:p>129.1256</text:p>
          </table:table-cell>
          <table:table-cell office:value-type="float" office:value="0.358248" calcext:value-type="float">
            <text:p>0.358248</text:p>
          </table:table-cell>
          <table:table-cell office:value-type="float" office:value="0.784826" calcext:value-type="float">
            <text:p>0.784826</text:p>
          </table:table-cell>
          <table:table-cell office:value-type="float" office:value="95.5862" calcext:value-type="float">
            <text:p>95.5862</text:p>
          </table:table-cell>
          <table:table-cell office:value-type="float" office:value="33.5548" calcext:value-type="float">
            <text:p>33.5548</text:p>
          </table:table-cell>
          <table:table-cell office:value-type="float" office:value="129.141" calcext:value-type="float">
            <text:p>129.141</text:p>
          </table:table-cell>
          <table:table-cell table:formula="of:=[.J87]-[.E87]" office:value-type="float" office:value="0.0153999999999996" calcext:value-type="float">
            <text:p>0.0154</text:p>
          </table:table-cell>
          <table:table-cell table:number-columns-repeated="2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724" calcext:value-type="float">
            <text:p>0.724</text:p>
          </table:table-cell>
          <table:table-cell office:value-type="float" office:value="90.6977" calcext:value-type="float">
            <text:p>90.6977</text:p>
          </table:table-cell>
          <table:table-cell office:value-type="float" office:value="52.2929" calcext:value-type="float">
            <text:p>52.2929</text:p>
          </table:table-cell>
          <table:table-cell office:value-type="float" office:value="142.9906" calcext:value-type="float">
            <text:p>142.9906</text:p>
          </table:table-cell>
          <table:table-cell office:value-type="float" office:value="0.319284" calcext:value-type="float">
            <text:p>0.319284</text:p>
          </table:table-cell>
          <table:table-cell office:value-type="float" office:value="-3.32429" calcext:value-type="float">
            <text:p>-3.32429</text:p>
          </table:table-cell>
          <table:table-cell office:value-type="float" office:value="90.6977" calcext:value-type="float">
            <text:p>90.6977</text:p>
          </table:table-cell>
          <table:table-cell office:value-type="float" office:value="53.3654" calcext:value-type="float">
            <text:p>53.3654</text:p>
          </table:table-cell>
          <table:table-cell office:value-type="float" office:value="144.0631" calcext:value-type="float">
            <text:p>144.0631</text:p>
          </table:table-cell>
          <table:table-cell table:formula="of:=[.J88]-[.E88]" office:value-type="float" office:value="1.07249999999999" calcext:value-type="float">
            <text:p>1.0725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766" calcext:value-type="float">
            <text:p>0.766</text:p>
          </table:table-cell>
          <table:table-cell office:value-type="float" office:value="72.8814" calcext:value-type="float">
            <text:p>72.8814</text:p>
          </table:table-cell>
          <table:table-cell office:value-type="float" office:value="38.3412" calcext:value-type="float">
            <text:p>38.3412</text:p>
          </table:table-cell>
          <table:table-cell office:value-type="float" office:value="111.2226" calcext:value-type="float">
            <text:p>111.2226</text:p>
          </table:table-cell>
          <table:table-cell office:value-type="float" office:value="0.189122" calcext:value-type="float">
            <text:p>0.189122</text:p>
          </table:table-cell>
          <table:table-cell office:value-type="float" office:value="5.4322" calcext:value-type="float">
            <text:p>5.4322</text:p>
          </table:table-cell>
          <table:table-cell office:value-type="float" office:value="72.8814" calcext:value-type="float">
            <text:p>72.8814</text:p>
          </table:table-cell>
          <table:table-cell office:value-type="float" office:value="36.9194" calcext:value-type="float">
            <text:p>36.9194</text:p>
          </table:table-cell>
          <table:table-cell office:value-type="float" office:value="109.8008" calcext:value-type="float">
            <text:p>109.8008</text:p>
          </table:table-cell>
          <table:table-cell table:formula="of:=[.J89]-[.E89]" office:value-type="float" office:value="-1.4218" calcext:value-type="float">
            <text:p>-1.4218</text:p>
          </table:table-cell>
          <table:table-cell table:number-columns-repeated="2"/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12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12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12"/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12"/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12"/>
        </table:table-row>
        <table:table-row table:style-name="ro1">
          <table:table-cell office:value-type="float" office:value="211" calcext:value-type="float">
            <text:p>211</text:p>
          </table:table-cell>
          <table:table-cell table:number-columns-repeated="12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12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12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12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12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12"/>
        </table:table-row>
        <table:table-row table:style-name="ro1">
          <table:table-cell office:value-type="float" office:value="271" calcext:value-type="float">
            <text:p>271</text:p>
          </table:table-cell>
          <table:table-cell table:style-name="ce2" office:value-type="float" office:value="0.852" calcext:value-type="float">
            <text:p>0.852</text:p>
          </table:table-cell>
          <table:table-cell office:value-type="float" office:value="100" calcext:value-type="float">
            <text:p>100</text:p>
          </table:table-cell>
          <table:table-cell office:value-type="float" office:value="49.2236" calcext:value-type="float">
            <text:p>49.2236</text:p>
          </table:table-cell>
          <table:table-cell office:value-type="float" office:value="149.2236" calcext:value-type="float">
            <text:p>149.2236</text:p>
          </table:table-cell>
          <table:table-cell office:value-type="float" office:value="0.378655" calcext:value-type="float">
            <text:p>0.378655</text:p>
          </table:table-cell>
          <table:table-cell office:value-type="float" office:value="-1.4902" calcext:value-type="float">
            <text:p>-1.4902</text:p>
          </table:table-cell>
          <table:table-cell office:value-type="float" office:value="100" calcext:value-type="float">
            <text:p>100</text:p>
          </table:table-cell>
          <table:table-cell office:value-type="float" office:value="49.2236" calcext:value-type="float">
            <text:p>49.2236</text:p>
          </table:table-cell>
          <table:table-cell office:value-type="float" office:value="149.2236" calcext:value-type="float">
            <text:p>149.2236</text:p>
          </table:table-cell>
          <table:table-cell table:formula="of:=[.J101]-[.E10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81" calcext:value-type="float">
            <text:p>281</text:p>
          </table:table-cell>
          <table:table-cell table:style-name="ce2" office:value-type="float" office:value="0.851" calcext:value-type="float">
            <text:p>0.851</text:p>
          </table:table-cell>
          <table:table-cell office:value-type="float" office:value="100" calcext:value-type="float">
            <text:p>100</text:p>
          </table:table-cell>
          <table:table-cell office:value-type="float" office:value="40.597" calcext:value-type="float">
            <text:p>40.597</text:p>
          </table:table-cell>
          <table:table-cell office:value-type="float" office:value="140.597" calcext:value-type="float">
            <text:p>140.597</text:p>
          </table:table-cell>
          <table:table-cell office:value-type="float" office:value="0.420936" calcext:value-type="float">
            <text:p>0.420936</text:p>
          </table:table-cell>
          <table:table-cell office:value-type="float" office:value="0.759259" calcext:value-type="float">
            <text:p>0.759259</text:p>
          </table:table-cell>
          <table:table-cell office:value-type="float" office:value="100" calcext:value-type="float">
            <text:p>100</text:p>
          </table:table-cell>
          <table:table-cell office:value-type="float" office:value="40.6965" calcext:value-type="float">
            <text:p>40.6965</text:p>
          </table:table-cell>
          <table:table-cell office:value-type="float" office:value="140.6965" calcext:value-type="float">
            <text:p>140.6965</text:p>
          </table:table-cell>
          <table:table-cell table:formula="of:=[.J102]-[.E102]" office:value-type="float" office:value="0.0994999999999777" calcext:value-type="float">
            <text:p>0.0995</text:p>
          </table:table-cell>
          <table:table-cell table:number-columns-repeated="2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.798" calcext:value-type="float">
            <text:p>0.798</text:p>
          </table:table-cell>
          <table:table-cell office:value-type="float" office:value="100" calcext:value-type="float">
            <text:p>100</text:p>
          </table:table-cell>
          <table:table-cell office:value-type="float" office:value="39.1304" calcext:value-type="float">
            <text:p>39.1304</text:p>
          </table:table-cell>
          <table:table-cell office:value-type="float" office:value="139.1304" calcext:value-type="float">
            <text:p>139.1304</text:p>
          </table:table-cell>
          <table:table-cell office:value-type="float" office:value="0.483674" calcext:value-type="float">
            <text:p>0.483674</text:p>
          </table:table-cell>
          <table:table-cell office:value-type="float" office:value="0.502049" calcext:value-type="float">
            <text:p>0.502049</text:p>
          </table:table-cell>
          <table:table-cell office:value-type="float" office:value="100" calcext:value-type="float">
            <text:p>100</text:p>
          </table:table-cell>
          <table:table-cell office:value-type="float" office:value="39.963" calcext:value-type="float">
            <text:p>39.963</text:p>
          </table:table-cell>
          <table:table-cell office:value-type="float" office:value="139.963" calcext:value-type="float">
            <text:p>139.963</text:p>
          </table:table-cell>
          <table:table-cell table:formula="of:=[.J103]-[.E103]" office:value-type="float" office:value="0.832599999999985" calcext:value-type="float">
            <text:p>0.8326</text:p>
          </table:table-cell>
          <table:table-cell table:number-columns-repeated="2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.791" calcext:value-type="float">
            <text:p>0.791</text:p>
          </table:table-cell>
          <table:table-cell office:value-type="float" office:value="99.4709" calcext:value-type="float">
            <text:p>99.4709</text:p>
          </table:table-cell>
          <table:table-cell office:value-type="float" office:value="44.2506" calcext:value-type="float">
            <text:p>44.2506</text:p>
          </table:table-cell>
          <table:table-cell office:value-type="float" office:value="143.7215" calcext:value-type="float">
            <text:p>143.7215</text:p>
          </table:table-cell>
          <table:table-cell office:value-type="float" office:value="0.426699" calcext:value-type="float">
            <text:p>0.426699</text:p>
          </table:table-cell>
          <table:table-cell office:value-type="float" office:value="0.740741" calcext:value-type="float">
            <text:p>0.740741</text:p>
          </table:table-cell>
          <table:table-cell office:value-type="float" office:value="99.4709" calcext:value-type="float">
            <text:p>99.4709</text:p>
          </table:table-cell>
          <table:table-cell office:value-type="float" office:value="44.3299" calcext:value-type="float">
            <text:p>44.3299</text:p>
          </table:table-cell>
          <table:table-cell office:value-type="float" office:value="143.8008" calcext:value-type="float">
            <text:p>143.8008</text:p>
          </table:table-cell>
          <table:table-cell table:formula="of:=[.J104]-[.E104]" office:value-type="float" office:value="0.0793000000000177" calcext:value-type="float">
            <text:p>0.0793</text:p>
          </table:table-cell>
          <table:table-cell table:number-columns-repeated="2"/>
        </table:table-row>
        <table:table-row table:style-name="ro1">
          <table:table-cell office:value-type="float" office:value="311" calcext:value-type="float">
            <text:p>311</text:p>
          </table:table-cell>
          <table:table-cell table:style-name="ce2" office:value-type="float" office:value="0.806" calcext:value-type="float">
            <text:p>0.806</text:p>
          </table:table-cell>
          <table:table-cell office:value-type="float" office:value="100" calcext:value-type="float">
            <text:p>100</text:p>
          </table:table-cell>
          <table:table-cell office:value-type="float" office:value="41.1673" calcext:value-type="float">
            <text:p>41.1673</text:p>
          </table:table-cell>
          <table:table-cell office:value-type="float" office:value="141.1673" calcext:value-type="float">
            <text:p>141.1673</text:p>
          </table:table-cell>
          <table:table-cell office:value-type="float" office:value="0.406812" calcext:value-type="float">
            <text:p>0.406812</text:p>
          </table:table-cell>
          <table:table-cell office:value-type="float" office:value="-2.72857" calcext:value-type="float">
            <text:p>-2.72857</text:p>
          </table:table-cell>
          <table:table-cell office:value-type="float" office:value="100" calcext:value-type="float">
            <text:p>100</text:p>
          </table:table-cell>
          <table:table-cell office:value-type="float" office:value="41.4786" calcext:value-type="float">
            <text:p>41.4786</text:p>
          </table:table-cell>
          <table:table-cell office:value-type="float" office:value="141.4786" calcext:value-type="float">
            <text:p>141.4786</text:p>
          </table:table-cell>
          <table:table-cell table:formula="of:=[.J105]-[.E105]" office:value-type="float" office:value="0.311299999999989" calcext:value-type="float">
            <text:p>0.3113</text:p>
          </table:table-cell>
          <table:table-cell table:number-columns-repeated="2"/>
        </table:table-row>
        <table:table-row table:style-name="ro1">
          <table:table-cell office:value-type="float" office:value="321" calcext:value-type="float">
            <text:p>321</text:p>
          </table:table-cell>
          <table:table-cell table:style-name="ce2" office:value-type="float" office:value="0.84" calcext:value-type="float">
            <text:p>0.84</text:p>
          </table:table-cell>
          <table:table-cell office:value-type="float" office:value="100" calcext:value-type="float">
            <text:p>100</text:p>
          </table:table-cell>
          <table:table-cell office:value-type="float" office:value="40.3864" calcext:value-type="float">
            <text:p>40.3864</text:p>
          </table:table-cell>
          <table:table-cell office:value-type="float" office:value="140.3864" calcext:value-type="float">
            <text:p>140.3864</text:p>
          </table:table-cell>
          <table:table-cell office:value-type="float" office:value="0.460638" calcext:value-type="float">
            <text:p>0.460638</text:p>
          </table:table-cell>
          <table:table-cell office:value-type="float" office:value="1.53582" calcext:value-type="float">
            <text:p>1.53582</text:p>
          </table:table-cell>
          <table:table-cell office:value-type="float" office:value="100" calcext:value-type="float">
            <text:p>100</text:p>
          </table:table-cell>
          <table:table-cell office:value-type="float" office:value="40.7544" calcext:value-type="float">
            <text:p>40.7544</text:p>
          </table:table-cell>
          <table:table-cell office:value-type="float" office:value="140.7544" calcext:value-type="float">
            <text:p>140.7544</text:p>
          </table:table-cell>
          <table:table-cell table:formula="of:=[.J106]-[.E106]" office:value-type="float" office:value="0.367999999999995" calcext:value-type="float">
            <text:p>0.368</text:p>
          </table:table-cell>
          <table:table-cell table:number-columns-repeated="2"/>
        </table:table-row>
        <table:table-row table:style-name="ro1">
          <table:table-cell office:value-type="float" office:value="331" calcext:value-type="float">
            <text:p>331</text:p>
          </table:table-cell>
          <table:table-cell table:style-name="ce2" office:value-type="float" office:value="0.826" calcext:value-type="float">
            <text:p>0.826</text:p>
          </table:table-cell>
          <table:table-cell office:value-type="float" office:value="100" calcext:value-type="float">
            <text:p>100</text:p>
          </table:table-cell>
          <table:table-cell office:value-type="float" office:value="28.903" calcext:value-type="float">
            <text:p>28.903</text:p>
          </table:table-cell>
          <table:table-cell office:value-type="float" office:value="128.903" calcext:value-type="float">
            <text:p>128.903</text:p>
          </table:table-cell>
          <table:table-cell office:value-type="float" office:value="0.440783" calcext:value-type="float">
            <text:p>0.440783</text:p>
          </table:table-cell>
          <table:table-cell office:value-type="float" office:value="2.89943" calcext:value-type="float">
            <text:p>2.89943</text:p>
          </table:table-cell>
          <table:table-cell office:value-type="float" office:value="100" calcext:value-type="float">
            <text:p>100</text:p>
          </table:table-cell>
          <table:table-cell office:value-type="float" office:value="33.7553" calcext:value-type="float">
            <text:p>33.7553</text:p>
          </table:table-cell>
          <table:table-cell office:value-type="float" office:value="133.7553" calcext:value-type="float">
            <text:p>133.7553</text:p>
          </table:table-cell>
          <table:table-cell table:formula="of:=[.J107]-[.E107]" office:value-type="float" office:value="4.85230000000001" calcext:value-type="float">
            <text:p>4.8523</text:p>
          </table:table-cell>
          <table:table-cell table:number-columns-repeated="2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0.748" calcext:value-type="float">
            <text:p>0.748</text:p>
          </table:table-cell>
          <table:table-cell office:value-type="float" office:value="99.3392" calcext:value-type="float">
            <text:p>99.3392</text:p>
          </table:table-cell>
          <table:table-cell office:value-type="float" office:value="21.3919" calcext:value-type="float">
            <text:p>21.3919</text:p>
          </table:table-cell>
          <table:table-cell office:value-type="float" office:value="120.7311" calcext:value-type="float">
            <text:p>120.7311</text:p>
          </table:table-cell>
          <table:table-cell office:value-type="float" office:value="0.410699" calcext:value-type="float">
            <text:p>0.410699</text:p>
          </table:table-cell>
          <table:table-cell office:value-type="float" office:value="2.77203" calcext:value-type="float">
            <text:p>2.77203</text:p>
          </table:table-cell>
          <table:table-cell office:value-type="float" office:value="99.3392" calcext:value-type="float">
            <text:p>99.3392</text:p>
          </table:table-cell>
          <table:table-cell office:value-type="float" office:value="21.9053" calcext:value-type="float">
            <text:p>21.9053</text:p>
          </table:table-cell>
          <table:table-cell office:value-type="float" office:value="121.2445" calcext:value-type="float">
            <text:p>121.2445</text:p>
          </table:table-cell>
          <table:table-cell table:formula="of:=[.J108]-[.E108]" office:value-type="float" office:value="0.513400000000004" calcext:value-type="float">
            <text:p>0.5134</text:p>
          </table:table-cell>
          <table:table-cell table:number-columns-repeated="2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0.777" calcext:value-type="float">
            <text:p>0.777</text:p>
          </table:table-cell>
          <table:table-cell office:value-type="float" office:value="99.3342" calcext:value-type="float">
            <text:p>99.3342</text:p>
          </table:table-cell>
          <table:table-cell office:value-type="float" office:value="16.0519" calcext:value-type="float">
            <text:p>16.0519</text:p>
          </table:table-cell>
          <table:table-cell office:value-type="float" office:value="115.3861" calcext:value-type="float">
            <text:p>115.3861</text:p>
          </table:table-cell>
          <table:table-cell office:value-type="float" office:value="0.468856" calcext:value-type="float">
            <text:p>0.468856</text:p>
          </table:table-cell>
          <table:table-cell office:value-type="float" office:value="1.45539" calcext:value-type="float">
            <text:p>1.45539</text:p>
          </table:table-cell>
          <table:table-cell office:value-type="float" office:value="99.2011" calcext:value-type="float">
            <text:p>99.2011</text:p>
          </table:table-cell>
          <table:table-cell office:value-type="float" office:value="27.1169" calcext:value-type="float">
            <text:p>27.1169</text:p>
          </table:table-cell>
          <table:table-cell office:value-type="float" office:value="126.318" calcext:value-type="float">
            <text:p>126.318</text:p>
          </table:table-cell>
          <table:table-cell table:formula="of:=[.J109]-[.E109]" office:value-type="float" office:value="10.9319" calcext:value-type="float">
            <text:p>10.9319</text:p>
          </table:table-cell>
          <table:table-cell table:number-columns-repeated="2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0.743" calcext:value-type="float">
            <text:p>0.743</text:p>
          </table:table-cell>
          <table:table-cell office:value-type="float" office:value="99.729" calcext:value-type="float">
            <text:p>99.729</text:p>
          </table:table-cell>
          <table:table-cell office:value-type="float" office:value="18.6912" calcext:value-type="float">
            <text:p>18.6912</text:p>
          </table:table-cell>
          <table:table-cell office:value-type="float" office:value="118.4202" calcext:value-type="float">
            <text:p>118.4202</text:p>
          </table:table-cell>
          <table:table-cell office:value-type="float" office:value="0.45311" calcext:value-type="float">
            <text:p>0.45311</text:p>
          </table:table-cell>
          <table:table-cell office:value-type="float" office:value="3.10569" calcext:value-type="float">
            <text:p>3.10569</text:p>
          </table:table-cell>
          <table:table-cell office:value-type="float" office:value="99.729" calcext:value-type="float">
            <text:p>99.729</text:p>
          </table:table-cell>
          <table:table-cell office:value-type="float" office:value="26.8898" calcext:value-type="float">
            <text:p>26.8898</text:p>
          </table:table-cell>
          <table:table-cell office:value-type="float" office:value="126.6188" calcext:value-type="float">
            <text:p>126.6188</text:p>
          </table:table-cell>
          <table:table-cell table:formula="of:=[.J110]-[.E110]" office:value-type="float" office:value="8.1986" calcext:value-type="float">
            <text:p>8.1986</text:p>
          </table:table-cell>
          <table:table-cell table:number-columns-repeated="2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0.779" calcext:value-type="float">
            <text:p>0.779</text:p>
          </table:table-cell>
          <table:table-cell office:value-type="float" office:value="95.6188" calcext:value-type="float">
            <text:p>95.6188</text:p>
          </table:table-cell>
          <table:table-cell office:value-type="float" office:value="13.4861" calcext:value-type="float">
            <text:p>13.4861</text:p>
          </table:table-cell>
          <table:table-cell office:value-type="float" office:value="109.1049" calcext:value-type="float">
            <text:p>109.1049</text:p>
          </table:table-cell>
          <table:table-cell office:value-type="float" office:value="0.437171" calcext:value-type="float">
            <text:p>0.437171</text:p>
          </table:table-cell>
          <table:table-cell office:value-type="float" office:value="3.75356" calcext:value-type="float">
            <text:p>3.75356</text:p>
          </table:table-cell>
          <table:table-cell office:value-type="float" office:value="95.6188" calcext:value-type="float">
            <text:p>95.6188</text:p>
          </table:table-cell>
          <table:table-cell office:value-type="float" office:value="19.4763" calcext:value-type="float">
            <text:p>19.4763</text:p>
          </table:table-cell>
          <table:table-cell office:value-type="float" office:value="115.0951" calcext:value-type="float">
            <text:p>115.0951</text:p>
          </table:table-cell>
          <table:table-cell table:formula="of:=[.J111]-[.E111]" office:value-type="float" office:value="5.9902" calcext:value-type="float">
            <text:p>5.9902</text:p>
          </table:table-cell>
          <table:table-cell table:number-columns-repeated="2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0.793" calcext:value-type="float">
            <text:p>0.793</text:p>
          </table:table-cell>
          <table:table-cell office:value-type="float" office:value="99.3644" calcext:value-type="float">
            <text:p>99.3644</text:p>
          </table:table-cell>
          <table:table-cell office:value-type="float" office:value="20.6265" calcext:value-type="float">
            <text:p>20.6265</text:p>
          </table:table-cell>
          <table:table-cell office:value-type="float" office:value="119.9909" calcext:value-type="float">
            <text:p>119.9909</text:p>
          </table:table-cell>
          <table:table-cell office:value-type="float" office:value="0.462985" calcext:value-type="float">
            <text:p>0.462985</text:p>
          </table:table-cell>
          <table:table-cell office:value-type="float" office:value="6.16702" calcext:value-type="float">
            <text:p>6.16702</text:p>
          </table:table-cell>
          <table:table-cell office:value-type="float" office:value="99.3644" calcext:value-type="float">
            <text:p>99.3644</text:p>
          </table:table-cell>
          <table:table-cell office:value-type="float" office:value="42.5956" calcext:value-type="float">
            <text:p>42.5956</text:p>
          </table:table-cell>
          <table:table-cell office:value-type="float" office:value="141.96" calcext:value-type="float">
            <text:p>141.96</text:p>
          </table:table-cell>
          <table:table-cell table:formula="of:=[.J112]-[.E112]" office:value-type="float" office:value="21.9691" calcext:value-type="float">
            <text:p>21.9691</text:p>
          </table:table-cell>
          <table:table-cell table:number-columns-repeated="2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0.753" calcext:value-type="float">
            <text:p>0.753</text:p>
          </table:table-cell>
          <table:table-cell office:value-type="float" office:value="92.4701" calcext:value-type="float">
            <text:p>92.4701</text:p>
          </table:table-cell>
          <table:table-cell office:value-type="float" office:value="21.9302" calcext:value-type="float">
            <text:p>21.9302</text:p>
          </table:table-cell>
          <table:table-cell office:value-type="float" office:value="114.4003" calcext:value-type="float">
            <text:p>114.4003</text:p>
          </table:table-cell>
          <table:table-cell office:value-type="float" office:value="0.449346" calcext:value-type="float">
            <text:p>0.449346</text:p>
          </table:table-cell>
          <table:table-cell office:value-type="float" office:value="5.3392" calcext:value-type="float">
            <text:p>5.3392</text:p>
          </table:table-cell>
          <table:table-cell office:value-type="float" office:value="92.4701" calcext:value-type="float">
            <text:p>92.4701</text:p>
          </table:table-cell>
          <table:table-cell office:value-type="float" office:value="36.9199" calcext:value-type="float">
            <text:p>36.9199</text:p>
          </table:table-cell>
          <table:table-cell office:value-type="float" office:value="129.39" calcext:value-type="float">
            <text:p>129.39</text:p>
          </table:table-cell>
          <table:table-cell table:formula="of:=[.J113]-[.E113]" office:value-type="float" office:value="14.9897" calcext:value-type="float">
            <text:p>14.9897</text:p>
          </table:table-cell>
          <table:table-cell table:number-columns-repeated="2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0.692" calcext:value-type="float">
            <text:p>0.692</text:p>
          </table:table-cell>
          <table:table-cell office:value-type="float" office:value="94.5976" calcext:value-type="float">
            <text:p>94.5976</text:p>
          </table:table-cell>
          <table:table-cell office:value-type="float" office:value="22.5201" calcext:value-type="float">
            <text:p>22.5201</text:p>
          </table:table-cell>
          <table:table-cell office:value-type="float" office:value="117.1177" calcext:value-type="float">
            <text:p>117.1177</text:p>
          </table:table-cell>
          <table:table-cell office:value-type="float" office:value="0.464509" calcext:value-type="float">
            <text:p>0.464509</text:p>
          </table:table-cell>
          <table:table-cell office:value-type="float" office:value="7.55177" calcext:value-type="float">
            <text:p>7.55177</text:p>
          </table:table-cell>
          <table:table-cell office:value-type="float" office:value="94.4851" calcext:value-type="float">
            <text:p>94.4851</text:p>
          </table:table-cell>
          <table:table-cell office:value-type="float" office:value="53.5427" calcext:value-type="float">
            <text:p>53.5427</text:p>
          </table:table-cell>
          <table:table-cell office:value-type="float" office:value="148.0278" calcext:value-type="float">
            <text:p>148.0278</text:p>
          </table:table-cell>
          <table:table-cell table:formula="of:=[.J114]-[.E114]" office:value-type="float" office:value="30.9101" calcext:value-type="float">
            <text:p>30.9101</text:p>
          </table:table-cell>
          <table:table-cell table:number-columns-repeated="2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0.769" calcext:value-type="float">
            <text:p>0.769</text:p>
          </table:table-cell>
          <table:table-cell office:value-type="float" office:value="92.452" calcext:value-type="float">
            <text:p>92.452</text:p>
          </table:table-cell>
          <table:table-cell office:value-type="float" office:value="23.6516" calcext:value-type="float">
            <text:p>23.6516</text:p>
          </table:table-cell>
          <table:table-cell office:value-type="float" office:value="116.1036" calcext:value-type="float">
            <text:p>116.1036</text:p>
          </table:table-cell>
          <table:table-cell office:value-type="float" office:value="0.475818" calcext:value-type="float">
            <text:p>0.475818</text:p>
          </table:table-cell>
          <table:table-cell office:value-type="float" office:value="7.64136" calcext:value-type="float">
            <text:p>7.64136</text:p>
          </table:table-cell>
          <table:table-cell office:value-type="float" office:value="92.452" calcext:value-type="float">
            <text:p>92.452</text:p>
          </table:table-cell>
          <table:table-cell office:value-type="float" office:value="64.9052" calcext:value-type="float">
            <text:p>64.9052</text:p>
          </table:table-cell>
          <table:table-cell office:value-type="float" office:value="157.3572" calcext:value-type="float">
            <text:p>157.3572</text:p>
          </table:table-cell>
          <table:table-cell table:formula="of:=[.J115]-[.E115]" office:value-type="float" office:value="41.2536" calcext:value-type="float">
            <text:p>41.2536</text:p>
          </table:table-cell>
          <table:table-cell table:number-columns-repeated="2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0.759" calcext:value-type="float">
            <text:p>0.759</text:p>
          </table:table-cell>
          <table:table-cell office:value-type="float" office:value="92.1158" calcext:value-type="float">
            <text:p>92.1158</text:p>
          </table:table-cell>
          <table:table-cell office:value-type="float" office:value="25.9178" calcext:value-type="float">
            <text:p>25.9178</text:p>
          </table:table-cell>
          <table:table-cell office:value-type="float" office:value="118.0336" calcext:value-type="float">
            <text:p>118.0336</text:p>
          </table:table-cell>
          <table:table-cell office:value-type="float" office:value="0.366888" calcext:value-type="float">
            <text:p>0.366888</text:p>
          </table:table-cell>
          <table:table-cell office:value-type="float" office:value="4.3938" calcext:value-type="float">
            <text:p>4.3938</text:p>
          </table:table-cell>
          <table:table-cell office:value-type="float" office:value="92.1158" calcext:value-type="float">
            <text:p>92.1158</text:p>
          </table:table-cell>
          <table:table-cell office:value-type="float" office:value="33.4802" calcext:value-type="float">
            <text:p>33.4802</text:p>
          </table:table-cell>
          <table:table-cell office:value-type="float" office:value="125.596" calcext:value-type="float">
            <text:p>125.596</text:p>
          </table:table-cell>
          <table:table-cell table:formula="of:=[.J116]-[.E116]" office:value-type="float" office:value="7.5624" calcext:value-type="float">
            <text:p>7.5624</text:p>
          </table:table-cell>
          <table:table-cell table:number-columns-repeated="2"/>
        </table:table-row>
        <table:table-row table:style-name="ro1" table:number-rows-repeated="4">
          <table:table-cell table:number-columns-repeated="13"/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float" office:value="0.711" calcext:value-type="float">
            <text:p>0.711</text:p>
          </table:table-cell>
          <table:table-cell office:value-type="float" office:value="100" calcext:value-type="float">
            <text:p>100</text:p>
          </table:table-cell>
          <table:table-cell office:value-type="float" office:value="14.4099" calcext:value-type="float">
            <text:p>14.4099</text:p>
          </table:table-cell>
          <table:table-cell office:value-type="float" office:value="114.4099" calcext:value-type="float">
            <text:p>114.4099</text:p>
          </table:table-cell>
          <table:table-cell office:value-type="float" office:value="0.453016" calcext:value-type="float">
            <text:p>0.453016</text:p>
          </table:table-cell>
          <table:table-cell office:value-type="float" office:value="1.72308" calcext:value-type="float">
            <text:p>1.72308</text:p>
          </table:table-cell>
          <table:table-cell office:value-type="float" office:value="100" calcext:value-type="float">
            <text:p>100</text:p>
          </table:table-cell>
          <table:table-cell office:value-type="float" office:value="24.3478" calcext:value-type="float">
            <text:p>24.3478</text:p>
          </table:table-cell>
          <table:table-cell office:value-type="float" office:value="124.3478" calcext:value-type="float">
            <text:p>124.3478</text:p>
          </table:table-cell>
          <table:table-cell table:formula="of:=[.J121]-[.E121]" office:value-type="float" office:value="9.93790000000001" calcext:value-type="float">
            <text:p>9.9379</text:p>
          </table:table-cell>
          <table:table-cell table:number-columns-repeated="2"/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float" office:value="0.789" calcext:value-type="float">
            <text:p>0.789</text:p>
          </table:table-cell>
          <table:table-cell office:value-type="float" office:value="100" calcext:value-type="float">
            <text:p>100</text:p>
          </table:table-cell>
          <table:table-cell office:value-type="float" office:value="15.9018" calcext:value-type="float">
            <text:p>15.9018</text:p>
          </table:table-cell>
          <table:table-cell office:value-type="float" office:value="115.9018" calcext:value-type="float">
            <text:p>115.9018</text:p>
          </table:table-cell>
          <table:table-cell office:value-type="float" office:value="0.570627" calcext:value-type="float">
            <text:p>0.570627</text:p>
          </table:table-cell>
          <table:table-cell office:value-type="float" office:value="4.16667" calcext:value-type="float">
            <text:p>4.16667</text:p>
          </table:table-cell>
          <table:table-cell office:value-type="float" office:value="100" calcext:value-type="float">
            <text:p>100</text:p>
          </table:table-cell>
          <table:table-cell office:value-type="float" office:value="34.365" calcext:value-type="float">
            <text:p>34.365</text:p>
          </table:table-cell>
          <table:table-cell office:value-type="float" office:value="134.365" calcext:value-type="float">
            <text:p>134.365</text:p>
          </table:table-cell>
          <table:table-cell table:formula="of:=[.J122]-[.E122]" office:value-type="float" office:value="18.4632" calcext:value-type="float">
            <text:p>18.4632</text:p>
          </table:table-cell>
          <table:table-cell table:number-columns-repeated="2"/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float" office:value="0.748" calcext:value-type="float">
            <text:p>0.748</text:p>
          </table:table-cell>
          <table:table-cell office:value-type="float" office:value="100" calcext:value-type="float">
            <text:p>100</text:p>
          </table:table-cell>
          <table:table-cell office:value-type="float" office:value="28.5558" calcext:value-type="float">
            <text:p>28.5558</text:p>
          </table:table-cell>
          <table:table-cell office:value-type="float" office:value="128.5558" calcext:value-type="float">
            <text:p>128.5558</text:p>
          </table:table-cell>
          <table:table-cell office:value-type="float" office:value="0.520968" calcext:value-type="float">
            <text:p>0.520968</text:p>
          </table:table-cell>
          <table:table-cell office:value-type="float" office:value="2.64189" calcext:value-type="float">
            <text:p>2.64189</text:p>
          </table:table-cell>
          <table:table-cell office:value-type="float" office:value="100" calcext:value-type="float">
            <text:p>100</text:p>
          </table:table-cell>
          <table:table-cell office:value-type="float" office:value="36.105" calcext:value-type="float">
            <text:p>36.105</text:p>
          </table:table-cell>
          <table:table-cell office:value-type="float" office:value="136.105" calcext:value-type="float">
            <text:p>136.105</text:p>
          </table:table-cell>
          <table:table-cell table:formula="of:=[.J123]-[.E123]" office:value-type="float" office:value="7.54919999999999" calcext:value-type="float">
            <text:p>7.5492</text:p>
          </table:table-cell>
          <table:table-cell table:number-columns-repeated="2"/>
        </table:table-row>
        <table:table-row table:style-name="ro1">
          <table:table-cell office:value-type="float" office:value="1091" calcext:value-type="float">
            <text:p>1091</text:p>
          </table:table-cell>
          <table:table-cell table:style-name="ce2" office:value-type="float" office:value="0.798" calcext:value-type="float">
            <text:p>0.798</text:p>
          </table:table-cell>
          <table:table-cell office:value-type="float" office:value="98.2456" calcext:value-type="float">
            <text:p>98.2456</text:p>
          </table:table-cell>
          <table:table-cell office:value-type="float" office:value="24.4784" calcext:value-type="float">
            <text:p>24.4784</text:p>
          </table:table-cell>
          <table:table-cell office:value-type="float" office:value="122.724" calcext:value-type="float">
            <text:p>122.724</text:p>
          </table:table-cell>
          <table:table-cell office:value-type="float" office:value="0.553671" calcext:value-type="float">
            <text:p>0.553671</text:p>
          </table:table-cell>
          <table:table-cell office:value-type="float" office:value="-1.70175" calcext:value-type="float">
            <text:p>-1.70175</text:p>
          </table:table-cell>
          <table:table-cell office:value-type="float" office:value="98.2456" calcext:value-type="float">
            <text:p>98.2456</text:p>
          </table:table-cell>
          <table:table-cell office:value-type="float" office:value="36.7177" calcext:value-type="float">
            <text:p>36.7177</text:p>
          </table:table-cell>
          <table:table-cell office:value-type="float" office:value="134.9633" calcext:value-type="float">
            <text:p>134.9633</text:p>
          </table:table-cell>
          <table:table-cell table:formula="of:=[.J124]-[.E124]" office:value-type="float" office:value="12.2393" calcext:value-type="float">
            <text:p>12.2393</text:p>
          </table:table-cell>
          <table:table-cell table:number-columns-repeated="2"/>
        </table:table-row>
        <table:table-row table:style-name="ro1">
          <table:table-cell office:value-type="float" office:value="1101" calcext:value-type="float">
            <text:p>1101</text:p>
          </table:table-cell>
          <table:table-cell table:style-name="ce2" office:value-type="float" office:value="0.848" calcext:value-type="float">
            <text:p>0.848</text:p>
          </table:table-cell>
          <table:table-cell office:value-type="float" office:value="100" calcext:value-type="float">
            <text:p>100</text:p>
          </table:table-cell>
          <table:table-cell office:value-type="float" office:value="10.1961" calcext:value-type="float">
            <text:p>10.1961</text:p>
          </table:table-cell>
          <table:table-cell office:value-type="float" office:value="110.1961" calcext:value-type="float">
            <text:p>110.1961</text:p>
          </table:table-cell>
          <table:table-cell office:value-type="float" office:value="0.592206" calcext:value-type="float">
            <text:p>0.592206</text:p>
          </table:table-cell>
          <table:table-cell office:value-type="float" office:value="-1.64029" calcext:value-type="float">
            <text:p>-1.64029</text:p>
          </table:table-cell>
          <table:table-cell office:value-type="float" office:value="100" calcext:value-type="float">
            <text:p>100</text:p>
          </table:table-cell>
          <table:table-cell office:value-type="float" office:value="38.0392" calcext:value-type="float">
            <text:p>38.0392</text:p>
          </table:table-cell>
          <table:table-cell office:value-type="float" office:value="138.0392" calcext:value-type="float">
            <text:p>138.0392</text:p>
          </table:table-cell>
          <table:table-cell table:formula="of:=[.J125]-[.E125]" office:value-type="float" office:value="27.8431" calcext:value-type="float">
            <text:p>27.8431</text:p>
          </table:table-cell>
          <table:table-cell table:number-columns-repeated="2"/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float" office:value="0.784" calcext:value-type="float">
            <text:p>0.784</text:p>
          </table:table-cell>
          <table:table-cell office:value-type="float" office:value="96.2025" calcext:value-type="float">
            <text:p>96.2025</text:p>
          </table:table-cell>
          <table:table-cell office:value-type="float" office:value="12.0468" calcext:value-type="float">
            <text:p>12.0468</text:p>
          </table:table-cell>
          <table:table-cell office:value-type="float" office:value="108.2493" calcext:value-type="float">
            <text:p>108.2493</text:p>
          </table:table-cell>
          <table:table-cell office:value-type="float" office:value="0.509148" calcext:value-type="float">
            <text:p>0.509148</text:p>
          </table:table-cell>
          <table:table-cell office:value-type="float" office:value="1.53165" calcext:value-type="float">
            <text:p>1.53165</text:p>
          </table:table-cell>
          <table:table-cell office:value-type="float" office:value="95.5696" calcext:value-type="float">
            <text:p>95.5696</text:p>
          </table:table-cell>
          <table:table-cell office:value-type="float" office:value="17.3099" calcext:value-type="float">
            <text:p>17.3099</text:p>
          </table:table-cell>
          <table:table-cell office:value-type="float" office:value="112.8795" calcext:value-type="float">
            <text:p>112.8795</text:p>
          </table:table-cell>
          <table:table-cell table:formula="of:=[.J126]-[.E126]" office:value-type="float" office:value="4.63019999999999" calcext:value-type="float">
            <text:p>4.6302</text:p>
          </table:table-cell>
          <table:table-cell table:number-columns-repeated="2"/>
        </table:table-row>
        <table:table-row table:style-name="ro1">
          <table:table-cell office:value-type="float" office:value="1121" calcext:value-type="float">
            <text:p>1121</text:p>
          </table:table-cell>
          <table:table-cell table:style-name="ce2" office:value-type="float" office:value="0.79" calcext:value-type="float">
            <text:p>0.79</text:p>
          </table:table-cell>
          <table:table-cell office:value-type="float" office:value="98.75" calcext:value-type="float">
            <text:p>98.75</text:p>
          </table:table-cell>
          <table:table-cell office:value-type="float" office:value="17.64" calcext:value-type="float">
            <text:p>17.64</text:p>
          </table:table-cell>
          <table:table-cell office:value-type="float" office:value="116.39" calcext:value-type="float">
            <text:p>116.39</text:p>
          </table:table-cell>
          <table:table-cell office:value-type="float" office:value="0.569046" calcext:value-type="float">
            <text:p>0.569046</text:p>
          </table:table-cell>
          <table:table-cell office:value-type="float" office:value="0.103126" calcext:value-type="float">
            <text:p>0.103126</text:p>
          </table:table-cell>
          <table:table-cell office:value-type="float" office:value="98.75" calcext:value-type="float">
            <text:p>98.75</text:p>
          </table:table-cell>
          <table:table-cell office:value-type="float" office:value="47.3182" calcext:value-type="float">
            <text:p>47.3182</text:p>
          </table:table-cell>
          <table:table-cell office:value-type="float" office:value="146.0682" calcext:value-type="float">
            <text:p>146.0682</text:p>
          </table:table-cell>
          <table:table-cell table:formula="of:=[.J127]-[.E127]" office:value-type="float" office:value="29.6782" calcext:value-type="float">
            <text:p>29.6782</text:p>
          </table:table-cell>
          <table:table-cell table:number-columns-repeated="2"/>
        </table:table-row>
        <table:table-row table:style-name="ro1">
          <table:table-cell office:value-type="float" office:value="1131" calcext:value-type="float">
            <text:p>1131</text:p>
          </table:table-cell>
          <table:table-cell table:style-name="ce2" office:value-type="float" office:value="0.858" calcext:value-type="float">
            <text:p>0.858</text:p>
          </table:table-cell>
          <table:table-cell office:value-type="float" office:value="97.9167" calcext:value-type="float">
            <text:p>97.9167</text:p>
          </table:table-cell>
          <table:table-cell office:value-type="float" office:value="18.595" calcext:value-type="float">
            <text:p>18.595</text:p>
          </table:table-cell>
          <table:table-cell office:value-type="float" office:value="116.5117" calcext:value-type="float">
            <text:p>116.5117</text:p>
          </table:table-cell>
          <table:table-cell office:value-type="float" office:value="0.561425" calcext:value-type="float">
            <text:p>0.561425</text:p>
          </table:table-cell>
          <table:table-cell office:value-type="float" office:value="0.078125" calcext:value-type="float">
            <text:p>0.078125</text:p>
          </table:table-cell>
          <table:table-cell office:value-type="float" office:value="97.9167" calcext:value-type="float">
            <text:p>97.9167</text:p>
          </table:table-cell>
          <table:table-cell office:value-type="float" office:value="46.281" calcext:value-type="float">
            <text:p>46.281</text:p>
          </table:table-cell>
          <table:table-cell office:value-type="float" office:value="144.1977" calcext:value-type="float">
            <text:p>144.1977</text:p>
          </table:table-cell>
          <table:table-cell table:formula="of:=[.J128]-[.E128]" office:value-type="float" office:value="27.686" calcext:value-type="float">
            <text:p>27.686</text:p>
          </table:table-cell>
          <table:table-cell table:number-columns-repeated="2"/>
        </table:table-row>
        <table:table-row table:style-name="ro1">
          <table:table-cell office:value-type="float" office:value="1141" calcext:value-type="float">
            <text:p>1141</text:p>
          </table:table-cell>
          <table:table-cell table:style-name="ce2" office:value-type="float" office:value="0.85" calcext:value-type="float">
            <text:p>0.85</text:p>
          </table:table-cell>
          <table:table-cell office:value-type="float" office:value="98.3871" calcext:value-type="float">
            <text:p>98.3871</text:p>
          </table:table-cell>
          <table:table-cell office:value-type="float" office:value="15.9574" calcext:value-type="float">
            <text:p>15.9574</text:p>
          </table:table-cell>
          <table:table-cell office:value-type="float" office:value="114.3445" calcext:value-type="float">
            <text:p>114.3445</text:p>
          </table:table-cell>
          <table:table-cell office:value-type="float" office:value="0.573214" calcext:value-type="float">
            <text:p>0.573214</text:p>
          </table:table-cell>
          <table:table-cell office:value-type="float" office:value="-3.37903" calcext:value-type="float">
            <text:p>-3.37903</text:p>
          </table:table-cell>
          <table:table-cell office:value-type="float" office:value="98.3871" calcext:value-type="float">
            <text:p>98.3871</text:p>
          </table:table-cell>
          <table:table-cell office:value-type="float" office:value="51.8913" calcext:value-type="float">
            <text:p>51.8913</text:p>
          </table:table-cell>
          <table:table-cell office:value-type="float" office:value="150.2784" calcext:value-type="float">
            <text:p>150.2784</text:p>
          </table:table-cell>
          <table:table-cell table:formula="of:=[.J129]-[.E129]" office:value-type="float" office:value="35.9339" calcext:value-type="float">
            <text:p>35.9339</text:p>
          </table:table-cell>
          <table:table-cell table:number-columns-repeated="2"/>
        </table:table-row>
        <table:table-row table:style-name="ro1">
          <table:table-cell office:value-type="float" office:value="1151" calcext:value-type="float">
            <text:p>1151</text:p>
          </table:table-cell>
          <table:table-cell table:style-name="ce2" office:value-type="float" office:value="0.883" calcext:value-type="float">
            <text:p>0.883</text:p>
          </table:table-cell>
          <table:table-cell office:value-type="float" office:value="99.4723" calcext:value-type="float">
            <text:p>99.4723</text:p>
          </table:table-cell>
          <table:table-cell office:value-type="float" office:value="6.2691" calcext:value-type="float">
            <text:p>6.2691</text:p>
          </table:table-cell>
          <table:table-cell office:value-type="float" office:value="105.7414" calcext:value-type="float">
            <text:p>105.7414</text:p>
          </table:table-cell>
          <table:table-cell office:value-type="float" office:value="0.63303" calcext:value-type="float">
            <text:p>0.63303</text:p>
          </table:table-cell>
          <table:table-cell office:value-type="float" office:value="-0.674143" calcext:value-type="float">
            <text:p>-0.674143</text:p>
          </table:table-cell>
          <table:table-cell office:value-type="float" office:value="99.4723" calcext:value-type="float">
            <text:p>99.4723</text:p>
          </table:table-cell>
          <table:table-cell office:value-type="float" office:value="52.1407" calcext:value-type="float">
            <text:p>52.1407</text:p>
          </table:table-cell>
          <table:table-cell office:value-type="float" office:value="151.613" calcext:value-type="float">
            <text:p>151.613</text:p>
          </table:table-cell>
          <table:table-cell table:formula="of:=[.J130]-[.E130]" office:value-type="float" office:value="45.8716" calcext:value-type="float">
            <text:p>45.8716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AVG →</text:p>
          </table:table-cell>
          <table:table-cell table:formula="of:=AVERAGE([.C78:.C130])" office:value-type="float" office:value="97.4339578947369" calcext:value-type="float">
            <text:p>97.4339578947</text:p>
          </table:table-cell>
          <table:table-cell table:formula="of:=AVERAGE([.D78:.D130])" office:value-type="float" office:value="27.3751210526316" calcext:value-type="float">
            <text:p>27.3751210526</text:p>
          </table:table-cell>
          <table:table-cell table:formula="of:=AVERAGE([.E78:.E130])" office:value-type="float" office:value="124.809078947368" calcext:value-type="float">
            <text:p>124.8090789474</text:p>
          </table:table-cell>
          <table:table-cell table:formula="of:=AVERAGE([.F78:.F130])" office:value-type="float" office:value="0.445619394736842" calcext:value-type="float">
            <text:p>0.4456193947</text:p>
          </table:table-cell>
          <table:table-cell table:formula="of:=AVERAGE([.G78:.G130])" office:value-type="float" office:value="3.31942513157895" calcext:value-type="float">
            <text:p>3.3194251316</text:p>
          </table:table-cell>
          <table:table-cell table:formula="of:=AVERAGE([.H78:.H130])" office:value-type="float" office:value="97.2588552631579" calcext:value-type="float">
            <text:p>97.2588552632</text:p>
          </table:table-cell>
          <table:table-cell table:formula="of:=AVERAGE([.I78:.I130])" office:value-type="float" office:value="38.2454026315789" calcext:value-type="float">
            <text:p>38.2454026316</text:p>
          </table:table-cell>
          <table:table-cell table:formula="of:=AVERAGE([.J78:.J130])" office:value-type="float" office:value="135.504257894737" calcext:value-type="float">
            <text:p>135.5042578947</text:p>
          </table:table-cell>
          <table:table-cell table:formula="of:=AVERAGE([.K78:.K130])" office:value-type="float" office:value="10.6951789473684" calcext:value-type="float">
            <text:p>10.695178947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ton_hallway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O. Detection</text:p>
          </table:table-cell>
          <table:table-cell table:style-name="ce1" office:value-type="string" calcext:value-type="string">
            <text:p>O. Discrimination</text:p>
          </table:table-cell>
          <table:table-cell table:style-name="ce1" office:value-type="string" calcext:value-type="string">
            <text:p>ODD</text:p>
          </table:table-cell>
          <table:table-cell table:style-name="ce1" office:value-type="string" calcext:value-type="string">
            <text:p>NEW coneR1</text:p>
          </table:table-cell>
          <table:table-cell table:style-name="ce1" office:value-type="string" calcext:value-type="string">
            <text:p>RG – B</text:p>
          </table:table-cell>
          <table:table-cell table:style-name="ce1" office:value-type="string" calcext:value-type="string">
            <text:p>Detection</text:p>
          </table:table-cell>
          <table:table-cell table:style-name="ce1" office:value-type="string" calcext:value-type="string">
            <text:p>Discrimination</text:p>
          </table:table-cell>
          <table:table-cell table:style-name="ce1" office:value-type="string" calcext:value-type="string">
            <text:p>DD</text:p>
          </table:table-cell>
          <table:table-cell table:style-name="ce1" office:value-type="string" calcext:value-type="string">
            <text:p>DIFF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627" calcext:value-type="float">
            <text:p>0.627</text:p>
          </table:table-cell>
          <table:table-cell office:value-type="float" office:value="91.8856" calcext:value-type="float">
            <text:p>91.8856</text:p>
          </table:table-cell>
          <table:table-cell office:value-type="float" office:value="64.1346" calcext:value-type="float">
            <text:p>64.1346</text:p>
          </table:table-cell>
          <table:table-cell office:value-type="float" office:value="156.0202" calcext:value-type="float">
            <text:p>156.0202</text:p>
          </table:table-cell>
          <table:table-cell office:value-type="float" office:value="0.353952" calcext:value-type="float">
            <text:p>0.353952</text:p>
          </table:table-cell>
          <table:table-cell office:value-type="float" office:value="1.33304" calcext:value-type="float">
            <text:p>1.33304</text:p>
          </table:table-cell>
          <table:table-cell office:value-type="float" office:value="91.7688" calcext:value-type="float">
            <text:p>91.7688</text:p>
          </table:table-cell>
          <table:table-cell office:value-type="float" office:value="67.3901" calcext:value-type="float">
            <text:p>67.3901</text:p>
          </table:table-cell>
          <table:table-cell office:value-type="float" office:value="159.1589" calcext:value-type="float">
            <text:p>159.1589</text:p>
          </table:table-cell>
          <table:table-cell table:formula="of:=[.J134]-[.E134]" office:value-type="float" office:value="3.1387" calcext:value-type="float">
            <text:p>3.1387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712" calcext:value-type="float">
            <text:p>0.712</text:p>
          </table:table-cell>
          <table:table-cell office:value-type="float" office:value="99.6218" calcext:value-type="float">
            <text:p>99.6218</text:p>
          </table:table-cell>
          <table:table-cell office:value-type="float" office:value="69.3347" calcext:value-type="float">
            <text:p>69.3347</text:p>
          </table:table-cell>
          <table:table-cell office:value-type="float" office:value="168.9565" calcext:value-type="float">
            <text:p>168.9565</text:p>
          </table:table-cell>
          <table:table-cell office:value-type="float" office:value="0.316586" calcext:value-type="float">
            <text:p>0.316586</text:p>
          </table:table-cell>
          <table:table-cell office:value-type="float" office:value="2.97371" calcext:value-type="float">
            <text:p>2.97371</text:p>
          </table:table-cell>
          <table:table-cell office:value-type="float" office:value="99.6218" calcext:value-type="float">
            <text:p>99.6218</text:p>
          </table:table-cell>
          <table:table-cell office:value-type="float" office:value="70.6602" calcext:value-type="float">
            <text:p>70.6602</text:p>
          </table:table-cell>
          <table:table-cell office:value-type="float" office:value="170.282" calcext:value-type="float">
            <text:p>170.282</text:p>
          </table:table-cell>
          <table:table-cell table:formula="of:=[.J135]-[.E135]" office:value-type="float" office:value="1.32550000000001" calcext:value-type="float">
            <text:p>1.3255</text:p>
          </table:table-cell>
          <table:table-cell table:number-columns-repeated="2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.81" calcext:value-type="float">
            <text:p>0.81</text:p>
          </table:table-cell>
          <table:table-cell office:value-type="float" office:value="97.5408" calcext:value-type="float">
            <text:p>97.5408</text:p>
          </table:table-cell>
          <table:table-cell office:value-type="float" office:value="55.5124" calcext:value-type="float">
            <text:p>55.5124</text:p>
          </table:table-cell>
          <table:table-cell office:value-type="float" office:value="153.0532" calcext:value-type="float">
            <text:p>153.0532</text:p>
          </table:table-cell>
          <table:table-cell office:value-type="float" office:value="0.447236" calcext:value-type="float">
            <text:p>0.447236</text:p>
          </table:table-cell>
          <table:table-cell office:value-type="float" office:value="0.262473" calcext:value-type="float">
            <text:p>0.262473</text:p>
          </table:table-cell>
          <table:table-cell office:value-type="float" office:value="97.5093" calcext:value-type="float">
            <text:p>97.5093</text:p>
          </table:table-cell>
          <table:table-cell office:value-type="float" office:value="65.0895" calcext:value-type="float">
            <text:p>65.0895</text:p>
          </table:table-cell>
          <table:table-cell office:value-type="float" office:value="162.5988" calcext:value-type="float">
            <text:p>162.5988</text:p>
          </table:table-cell>
          <table:table-cell table:formula="of:=[.J136]-[.E136]" office:value-type="float" office:value="9.54560000000001" calcext:value-type="float">
            <text:p>9.5456</text:p>
          </table:table-cell>
          <table:table-cell table:number-columns-repeated="2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516" calcext:value-type="float">
            <text:p>0.516</text:p>
          </table:table-cell>
          <table:table-cell office:value-type="float" office:value="87.1708" calcext:value-type="float">
            <text:p>87.1708</text:p>
          </table:table-cell>
          <table:table-cell office:value-type="float" office:value="63.6149" calcext:value-type="float">
            <text:p>63.6149</text:p>
          </table:table-cell>
          <table:table-cell office:value-type="float" office:value="150.7857" calcext:value-type="float">
            <text:p>150.7857</text:p>
          </table:table-cell>
          <table:table-cell office:value-type="float" office:value="0.22486" calcext:value-type="float">
            <text:p>0.22486</text:p>
          </table:table-cell>
          <table:table-cell office:value-type="float" office:value="-11.4892" calcext:value-type="float">
            <text:p>-11.4892</text:p>
          </table:table-cell>
          <table:table-cell office:value-type="float" office:value="88.3187" calcext:value-type="float">
            <text:p>88.3187</text:p>
          </table:table-cell>
          <table:table-cell office:value-type="float" office:value="60.473" calcext:value-type="float">
            <text:p>60.473</text:p>
          </table:table-cell>
          <table:table-cell office:value-type="float" office:value="148.7917" calcext:value-type="float">
            <text:p>148.7917</text:p>
          </table:table-cell>
          <table:table-cell table:formula="of:=[.J137]-[.E137]" office:value-type="float" office:value="-1.994" calcext:value-type="float">
            <text:p>-1.994</text:p>
          </table:table-cell>
          <table:table-cell table:number-columns-repeated="2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.758" calcext:value-type="float">
            <text:p>0.758</text:p>
          </table:table-cell>
          <table:table-cell office:value-type="float" office:value="99.3337" calcext:value-type="float">
            <text:p>99.3337</text:p>
          </table:table-cell>
          <table:table-cell office:value-type="float" office:value="76.1484" calcext:value-type="float">
            <text:p>76.1484</text:p>
          </table:table-cell>
          <table:table-cell office:value-type="float" office:value="175.4821" calcext:value-type="float">
            <text:p>175.4821</text:p>
          </table:table-cell>
          <table:table-cell office:value-type="float" office:value="0.452294" calcext:value-type="float">
            <text:p>0.452294</text:p>
          </table:table-cell>
          <table:table-cell office:value-type="float" office:value="-0.438076" calcext:value-type="float">
            <text:p>-0.438076</text:p>
          </table:table-cell>
          <table:table-cell office:value-type="float" office:value="99.3337" calcext:value-type="float">
            <text:p>99.3337</text:p>
          </table:table-cell>
          <table:table-cell office:value-type="float" office:value="80.0996" calcext:value-type="float">
            <text:p>80.0996</text:p>
          </table:table-cell>
          <table:table-cell office:value-type="float" office:value="179.4333" calcext:value-type="float">
            <text:p>179.4333</text:p>
          </table:table-cell>
          <table:table-cell table:formula="of:=[.J138]-[.E138]" office:value-type="float" office:value="3.9512" calcext:value-type="float">
            <text:p>3.9512</text:p>
          </table:table-cell>
          <table:table-cell table:number-columns-repeated="2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0.833" calcext:value-type="float">
            <text:p>0.833</text:p>
          </table:table-cell>
          <table:table-cell office:value-type="float" office:value="82.2111" calcext:value-type="float">
            <text:p>82.2111</text:p>
          </table:table-cell>
          <table:table-cell office:value-type="float" office:value="81.7981" calcext:value-type="float">
            <text:p>81.7981</text:p>
          </table:table-cell>
          <table:table-cell office:value-type="float" office:value="164.0092" calcext:value-type="float">
            <text:p>164.0092</text:p>
          </table:table-cell>
          <table:table-cell office:value-type="float" office:value="0.311831" calcext:value-type="float">
            <text:p>0.311831</text:p>
          </table:table-cell>
          <table:table-cell office:value-type="float" office:value="-2.17437" calcext:value-type="float">
            <text:p>-2.17437</text:p>
          </table:table-cell>
          <table:table-cell office:value-type="float" office:value="82.2111" calcext:value-type="float">
            <text:p>82.2111</text:p>
          </table:table-cell>
          <table:table-cell office:value-type="float" office:value="81.9455" calcext:value-type="float">
            <text:p>81.9455</text:p>
          </table:table-cell>
          <table:table-cell office:value-type="float" office:value="164.1566" calcext:value-type="float">
            <text:p>164.1566</text:p>
          </table:table-cell>
          <table:table-cell table:formula="of:=[.J139]-[.E139]" office:value-type="float" office:value="0.147400000000005" calcext:value-type="float">
            <text:p>0.1474</text:p>
          </table:table-cell>
          <table:table-cell table:number-columns-repeated="2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.747" calcext:value-type="float">
            <text:p>0.747</text:p>
          </table:table-cell>
          <table:table-cell office:value-type="float" office:value="98.7539" calcext:value-type="float">
            <text:p>98.7539</text:p>
          </table:table-cell>
          <table:table-cell office:value-type="float" office:value="78.8321" calcext:value-type="float">
            <text:p>78.8321</text:p>
          </table:table-cell>
          <table:table-cell office:value-type="float" office:value="177.586" calcext:value-type="float">
            <text:p>177.586</text:p>
          </table:table-cell>
          <table:table-cell office:value-type="float" office:value="0.299284" calcext:value-type="float">
            <text:p>0.299284</text:p>
          </table:table-cell>
          <table:table-cell office:value-type="float" office:value="4.43925" calcext:value-type="float">
            <text:p>4.43925</text:p>
          </table:table-cell>
          <table:table-cell office:value-type="float" office:value="98.7539" calcext:value-type="float">
            <text:p>98.7539</text:p>
          </table:table-cell>
          <table:table-cell office:value-type="float" office:value="78.8321" calcext:value-type="float">
            <text:p>78.8321</text:p>
          </table:table-cell>
          <table:table-cell office:value-type="float" office:value="177.586" calcext:value-type="float">
            <text:p>177.586</text:p>
          </table:table-cell>
          <table:table-cell table:formula="of:=[.J140]-[.E14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0.702" calcext:value-type="float">
            <text:p>0.702</text:p>
          </table:table-cell>
          <table:table-cell office:value-type="float" office:value="99.407" calcext:value-type="float">
            <text:p>99.407</text:p>
          </table:table-cell>
          <table:table-cell office:value-type="float" office:value="59.2399" calcext:value-type="float">
            <text:p>59.2399</text:p>
          </table:table-cell>
          <table:table-cell office:value-type="float" office:value="158.6469" calcext:value-type="float">
            <text:p>158.6469</text:p>
          </table:table-cell>
          <table:table-cell office:value-type="float" office:value="0.312736" calcext:value-type="float">
            <text:p>0.312736</text:p>
          </table:table-cell>
          <table:table-cell office:value-type="float" office:value="-2.96011" calcext:value-type="float">
            <text:p>-2.96011</text:p>
          </table:table-cell>
          <table:table-cell office:value-type="float" office:value="99.407" calcext:value-type="float">
            <text:p>99.407</text:p>
          </table:table-cell>
          <table:table-cell office:value-type="float" office:value="59.6125" calcext:value-type="float">
            <text:p>59.6125</text:p>
          </table:table-cell>
          <table:table-cell office:value-type="float" office:value="159.0195" calcext:value-type="float">
            <text:p>159.0195</text:p>
          </table:table-cell>
          <table:table-cell table:formula="of:=[.J141]-[.E141]" office:value-type="float" office:value="0.372600000000006" calcext:value-type="float">
            <text:p>0.3726</text:p>
          </table:table-cell>
          <table:table-cell table:number-columns-repeated="2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0.769" calcext:value-type="float">
            <text:p>0.769</text:p>
          </table:table-cell>
          <table:table-cell office:value-type="float" office:value="99.3588" calcext:value-type="float">
            <text:p>99.3588</text:p>
          </table:table-cell>
          <table:table-cell office:value-type="float" office:value="80.6987" calcext:value-type="float">
            <text:p>80.6987</text:p>
          </table:table-cell>
          <table:table-cell office:value-type="float" office:value="180.0575" calcext:value-type="float">
            <text:p>180.0575</text:p>
          </table:table-cell>
          <table:table-cell office:value-type="float" office:value="0.409525" calcext:value-type="float">
            <text:p>0.409525</text:p>
          </table:table-cell>
          <table:table-cell office:value-type="float" office:value="1.16728" calcext:value-type="float">
            <text:p>1.16728</text:p>
          </table:table-cell>
          <table:table-cell office:value-type="float" office:value="99.3588" calcext:value-type="float">
            <text:p>99.3588</text:p>
          </table:table-cell>
          <table:table-cell office:value-type="float" office:value="82.7379" calcext:value-type="float">
            <text:p>82.7379</text:p>
          </table:table-cell>
          <table:table-cell office:value-type="float" office:value="182.0967" calcext:value-type="float">
            <text:p>182.0967</text:p>
          </table:table-cell>
          <table:table-cell table:formula="of:=[.J142]-[.E142]" office:value-type="float" office:value="2.03919999999999" calcext:value-type="float">
            <text:p>2.0392</text:p>
          </table:table-cell>
          <table:table-cell table:number-columns-repeated="2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666" calcext:value-type="float">
            <text:p>0.666</text:p>
          </table:table-cell>
          <table:table-cell office:value-type="float" office:value="63.4615" calcext:value-type="float">
            <text:p>63.4615</text:p>
          </table:table-cell>
          <table:table-cell office:value-type="float" office:value="73.7265" calcext:value-type="float">
            <text:p>73.7265</text:p>
          </table:table-cell>
          <table:table-cell office:value-type="float" office:value="137.188" calcext:value-type="float">
            <text:p>137.188</text:p>
          </table:table-cell>
          <table:table-cell office:value-type="float" office:value="0.380869" calcext:value-type="float">
            <text:p>0.380869</text:p>
          </table:table-cell>
          <table:table-cell office:value-type="float" office:value="5.26442" calcext:value-type="float">
            <text:p>5.26442</text:p>
          </table:table-cell>
          <table:table-cell office:value-type="float" office:value="63.4615" calcext:value-type="float">
            <text:p>63.4615</text:p>
          </table:table-cell>
          <table:table-cell office:value-type="float" office:value="75.067" calcext:value-type="float">
            <text:p>75.067</text:p>
          </table:table-cell>
          <table:table-cell office:value-type="float" office:value="138.5285" calcext:value-type="float">
            <text:p>138.5285</text:p>
          </table:table-cell>
          <table:table-cell table:formula="of:=[.J143]-[.E143]" office:value-type="float" office:value="1.34050000000002" calcext:value-type="float">
            <text:p>1.3405</text:p>
          </table:table-cell>
          <table:table-cell table:number-columns-repeated="2"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0.707" calcext:value-type="float">
            <text:p>0.707</text:p>
          </table:table-cell>
          <table:table-cell office:value-type="float" office:value="99.6299" calcext:value-type="float">
            <text:p>99.6299</text:p>
          </table:table-cell>
          <table:table-cell office:value-type="float" office:value="48.4927" calcext:value-type="float">
            <text:p>48.4927</text:p>
          </table:table-cell>
          <table:table-cell office:value-type="float" office:value="148.1226" calcext:value-type="float">
            <text:p>148.1226</text:p>
          </table:table-cell>
          <table:table-cell office:value-type="float" office:value="0.351636" calcext:value-type="float">
            <text:p>0.351636</text:p>
          </table:table-cell>
          <table:table-cell office:value-type="float" office:value="2.12253" calcext:value-type="float">
            <text:p>2.12253</text:p>
          </table:table-cell>
          <table:table-cell office:value-type="float" office:value="99.5066" calcext:value-type="float">
            <text:p>99.5066</text:p>
          </table:table-cell>
          <table:table-cell office:value-type="float" office:value="50.9044" calcext:value-type="float">
            <text:p>50.9044</text:p>
          </table:table-cell>
          <table:table-cell office:value-type="float" office:value="150.411" calcext:value-type="float">
            <text:p>150.411</text:p>
          </table:table-cell>
          <table:table-cell table:formula="of:=[.J144]-[.E144]" office:value-type="float" office:value="2.2884" calcext:value-type="float">
            <text:p>2.2884</text:p>
          </table:table-cell>
          <table:table-cell table:number-columns-repeated="2"/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float" office:value="0.743" calcext:value-type="float">
            <text:p>0.743</text:p>
          </table:table-cell>
          <table:table-cell office:value-type="float" office:value="98.4813" calcext:value-type="float">
            <text:p>98.4813</text:p>
          </table:table-cell>
          <table:table-cell office:value-type="float" office:value="83.9228" calcext:value-type="float">
            <text:p>83.9228</text:p>
          </table:table-cell>
          <table:table-cell office:value-type="float" office:value="182.4041" calcext:value-type="float">
            <text:p>182.4041</text:p>
          </table:table-cell>
          <table:table-cell office:value-type="float" office:value="0.330736" calcext:value-type="float">
            <text:p>0.330736</text:p>
          </table:table-cell>
          <table:table-cell office:value-type="float" office:value="-0.127995" calcext:value-type="float">
            <text:p>-0.127995</text:p>
          </table:table-cell>
          <table:table-cell office:value-type="float" office:value="98.4656" calcext:value-type="float">
            <text:p>98.4656</text:p>
          </table:table-cell>
          <table:table-cell office:value-type="float" office:value="84.9232" calcext:value-type="float">
            <text:p>84.9232</text:p>
          </table:table-cell>
          <table:table-cell office:value-type="float" office:value="183.3888" calcext:value-type="float">
            <text:p>183.3888</text:p>
          </table:table-cell>
          <table:table-cell table:formula="of:=[.J145]-[.E145]" office:value-type="float" office:value="0.984700000000004" calcext:value-type="float">
            <text:p>0.9847</text:p>
          </table:table-cell>
          <table:table-cell table:number-columns-repeated="2"/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float" office:value="0.731" calcext:value-type="float">
            <text:p>0.731</text:p>
          </table:table-cell>
          <table:table-cell office:value-type="float" office:value="99.572" calcext:value-type="float">
            <text:p>99.572</text:p>
          </table:table-cell>
          <table:table-cell office:value-type="float" office:value="83.2968" calcext:value-type="float">
            <text:p>83.2968</text:p>
          </table:table-cell>
          <table:table-cell office:value-type="float" office:value="182.8688" calcext:value-type="float">
            <text:p>182.8688</text:p>
          </table:table-cell>
          <table:table-cell office:value-type="float" office:value="0.486319" calcext:value-type="float">
            <text:p>0.486319</text:p>
          </table:table-cell>
          <table:table-cell office:value-type="float" office:value="-3.77257" calcext:value-type="float">
            <text:p>-3.77257</text:p>
          </table:table-cell>
          <table:table-cell office:value-type="float" office:value="99.2996" calcext:value-type="float">
            <text:p>99.2996</text:p>
          </table:table-cell>
          <table:table-cell office:value-type="float" office:value="85.9255" calcext:value-type="float">
            <text:p>85.9255</text:p>
          </table:table-cell>
          <table:table-cell office:value-type="float" office:value="185.2251" calcext:value-type="float">
            <text:p>185.2251</text:p>
          </table:table-cell>
          <table:table-cell table:formula="of:=[.J146]-[.E146]" office:value-type="float" office:value="2.3563" calcext:value-type="float">
            <text:p>2.3563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AVG →</text:p>
          </table:table-cell>
          <table:table-cell table:formula="of:=AVERAGE([.C134:.C146])" office:value-type="float" office:value="93.5714" calcext:value-type="float">
            <text:p>93.5714</text:p>
          </table:table-cell>
          <table:table-cell table:formula="of:=AVERAGE([.D134:.D146])" office:value-type="float" office:value="70.6732769230769" calcext:value-type="float">
            <text:p>70.6732769231</text:p>
          </table:table-cell>
          <table:table-cell table:formula="of:=AVERAGE([.E134:.E146])" office:value-type="float" office:value="164.244676923077" calcext:value-type="float">
            <text:p>164.2446769231</text:p>
          </table:table-cell>
          <table:table-cell table:formula="of:=AVERAGE([.F134:.F146])" office:value-type="float" office:value="0.359835692307692" calcext:value-type="float">
            <text:p>0.3598356923</text:p>
          </table:table-cell>
          <table:table-cell table:formula="of:=AVERAGE([.G134:.G146])" office:value-type="float" office:value="-0.261509076923077" calcext:value-type="float">
            <text:p>-0.2615090769</text:p>
          </table:table-cell>
          <table:table-cell table:formula="of:=AVERAGE([.H134:.H146])" office:value-type="float" office:value="93.6166461538462" calcext:value-type="float">
            <text:p>93.6166461538</text:p>
          </table:table-cell>
          <table:table-cell table:formula="of:=AVERAGE([.I134:.I146])" office:value-type="float" office:value="72.5892692307692" calcext:value-type="float">
            <text:p>72.5892692308</text:p>
          </table:table-cell>
          <table:table-cell table:formula="of:=AVERAGE([.J134:.J146])" office:value-type="float" office:value="166.205915384615" calcext:value-type="float">
            <text:p>166.2059153846</text:p>
          </table:table-cell>
          <table:table-cell table:formula="of:=AVERAGE([.K134:.K146])" office:value-type="float" office:value="1.96123846153846" calcext:value-type="float">
            <text:p>1.961238461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ton_lab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O. Detection</text:p>
          </table:table-cell>
          <table:table-cell table:style-name="ce1" office:value-type="string" calcext:value-type="string">
            <text:p>O. Discrimination</text:p>
          </table:table-cell>
          <table:table-cell table:style-name="ce1" office:value-type="string" calcext:value-type="string">
            <text:p>ODD</text:p>
          </table:table-cell>
          <table:table-cell table:style-name="ce1" office:value-type="string" calcext:value-type="string">
            <text:p>NEW coneR1</text:p>
          </table:table-cell>
          <table:table-cell table:style-name="ce1" office:value-type="string" calcext:value-type="string">
            <text:p>RG – B</text:p>
          </table:table-cell>
          <table:table-cell table:style-name="ce1" office:value-type="string" calcext:value-type="string">
            <text:p>Detection</text:p>
          </table:table-cell>
          <table:table-cell table:style-name="ce1" office:value-type="string" calcext:value-type="string">
            <text:p>Discrimination</text:p>
          </table:table-cell>
          <table:table-cell table:style-name="ce1" office:value-type="string" calcext:value-type="string">
            <text:p>DD</text:p>
          </table:table-cell>
          <table:table-cell table:style-name="ce1" office:value-type="string" calcext:value-type="string">
            <text:p>DIFF</text:p>
          </table:table-cell>
          <table:table-cell table:number-columns-repeated="2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84" calcext:value-type="float">
            <text:p>0.84</text:p>
          </table:table-cell>
          <table:table-cell office:value-type="float" office:value="98.2784" calcext:value-type="float">
            <text:p>98.2784</text:p>
          </table:table-cell>
          <table:table-cell office:value-type="float" office:value="44.6844" calcext:value-type="float">
            <text:p>44.6844</text:p>
          </table:table-cell>
          <table:table-cell office:value-type="float" office:value="142.9628" calcext:value-type="float">
            <text:p>142.9628</text:p>
          </table:table-cell>
          <table:table-cell office:value-type="float" office:value="0.693247" calcext:value-type="float">
            <text:p>0.693247</text:p>
          </table:table-cell>
          <table:table-cell office:value-type="float" office:value="-0.0375843" calcext:value-type="float">
            <text:p>-0.0375843</text:p>
          </table:table-cell>
          <table:table-cell office:value-type="float" office:value="96.969" calcext:value-type="float">
            <text:p>96.969</text:p>
          </table:table-cell>
          <table:table-cell office:value-type="float" office:value="61.5864" calcext:value-type="float">
            <text:p>61.5864</text:p>
          </table:table-cell>
          <table:table-cell office:value-type="float" office:value="158.5554" calcext:value-type="float">
            <text:p>158.5554</text:p>
          </table:table-cell>
          <table:table-cell table:formula="of:=[.J150]-[.E150]" office:value-type="float" office:value="15.5926" calcext:value-type="float">
            <text:p>15.5926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908" calcext:value-type="float">
            <text:p>0.908</text:p>
          </table:table-cell>
          <table:table-cell office:value-type="float" office:value="97.5334" calcext:value-type="float">
            <text:p>97.5334</text:p>
          </table:table-cell>
          <table:table-cell office:value-type="float" office:value="39.4961" calcext:value-type="float">
            <text:p>39.4961</text:p>
          </table:table-cell>
          <table:table-cell office:value-type="float" office:value="137.0295" calcext:value-type="float">
            <text:p>137.0295</text:p>
          </table:table-cell>
          <table:table-cell office:value-type="float" office:value="0.661136" calcext:value-type="float">
            <text:p>0.661136</text:p>
          </table:table-cell>
          <table:table-cell office:value-type="float" office:value="0.219054" calcext:value-type="float">
            <text:p>0.219054</text:p>
          </table:table-cell>
          <table:table-cell office:value-type="float" office:value="97.5334" calcext:value-type="float">
            <text:p>97.5334</text:p>
          </table:table-cell>
          <table:table-cell office:value-type="float" office:value="54.2677" calcext:value-type="float">
            <text:p>54.2677</text:p>
          </table:table-cell>
          <table:table-cell office:value-type="float" office:value="151.8011" calcext:value-type="float">
            <text:p>151.8011</text:p>
          </table:table-cell>
          <table:table-cell table:formula="of:=[.J151]-[.E151]" office:value-type="float" office:value="14.7716" calcext:value-type="float">
            <text:p>14.7716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667" calcext:value-type="float">
            <text:p>0.667</text:p>
          </table:table-cell>
          <table:table-cell office:value-type="float" office:value="95.804" calcext:value-type="float">
            <text:p>95.804</text:p>
          </table:table-cell>
          <table:table-cell office:value-type="float" office:value="82.9254" calcext:value-type="float">
            <text:p>82.9254</text:p>
          </table:table-cell>
          <table:table-cell office:value-type="float" office:value="178.7294" calcext:value-type="float">
            <text:p>178.7294</text:p>
          </table:table-cell>
          <table:table-cell office:value-type="float" office:value="0.459557" calcext:value-type="float">
            <text:p>0.459557</text:p>
          </table:table-cell>
          <table:table-cell table:style-name="ce3" office:value-type="float" office:value="-0.00967026" calcext:value-type="float">
            <text:p>-9.67E-003</text:p>
          </table:table-cell>
          <table:table-cell office:value-type="float" office:value="95.804" calcext:value-type="float">
            <text:p>95.804</text:p>
          </table:table-cell>
          <table:table-cell office:value-type="float" office:value="90.2387" calcext:value-type="float">
            <text:p>90.2387</text:p>
          </table:table-cell>
          <table:table-cell office:value-type="float" office:value="186.0427" calcext:value-type="float">
            <text:p>186.0427</text:p>
          </table:table-cell>
          <table:table-cell table:formula="of:=[.J152]-[.E152]" office:value-type="float" office:value="7.3133" calcext:value-type="float">
            <text:p>7.3133</text:p>
          </table:table-cell>
          <table:table-cell table:number-columns-repeated="2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.626" calcext:value-type="float">
            <text:p>0.626</text:p>
          </table:table-cell>
          <table:table-cell office:value-type="float" office:value="93.4618" calcext:value-type="float">
            <text:p>93.4618</text:p>
          </table:table-cell>
          <table:table-cell office:value-type="float" office:value="80.3861" calcext:value-type="float">
            <text:p>80.3861</text:p>
          </table:table-cell>
          <table:table-cell office:value-type="float" office:value="173.8479" calcext:value-type="float">
            <text:p>173.8479</text:p>
          </table:table-cell>
          <table:table-cell office:value-type="float" office:value="0.425134" calcext:value-type="float">
            <text:p>0.425134</text:p>
          </table:table-cell>
          <table:table-cell office:value-type="float" office:value="0.342136" calcext:value-type="float">
            <text:p>0.342136</text:p>
          </table:table-cell>
          <table:table-cell office:value-type="float" office:value="93.4446" calcext:value-type="float">
            <text:p>93.4446</text:p>
          </table:table-cell>
          <table:table-cell office:value-type="float" office:value="88.0137" calcext:value-type="float">
            <text:p>88.0137</text:p>
          </table:table-cell>
          <table:table-cell office:value-type="float" office:value="181.4583" calcext:value-type="float">
            <text:p>181.4583</text:p>
          </table:table-cell>
          <table:table-cell table:formula="of:=[.J153]-[.E153]" office:value-type="float" office:value="7.6104" calcext:value-type="float">
            <text:p>7.6104</text:p>
          </table:table-cell>
          <table:table-cell table:number-columns-repeated="2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0.892" calcext:value-type="float">
            <text:p>0.892</text:p>
          </table:table-cell>
          <table:table-cell office:value-type="float" office:value="87.9733" calcext:value-type="float">
            <text:p>87.9733</text:p>
          </table:table-cell>
          <table:table-cell office:value-type="float" office:value="66.7318" calcext:value-type="float">
            <text:p>66.7318</text:p>
          </table:table-cell>
          <table:table-cell office:value-type="float" office:value="154.7051" calcext:value-type="float">
            <text:p>154.7051</text:p>
          </table:table-cell>
          <table:table-cell office:value-type="float" office:value="0.557673" calcext:value-type="float">
            <text:p>0.557673</text:p>
          </table:table-cell>
          <table:table-cell office:value-type="float" office:value="2.28619" calcext:value-type="float">
            <text:p>2.28619</text:p>
          </table:table-cell>
          <table:table-cell office:value-type="float" office:value="87.9733" calcext:value-type="float">
            <text:p>87.9733</text:p>
          </table:table-cell>
          <table:table-cell office:value-type="float" office:value="71.3474" calcext:value-type="float">
            <text:p>71.3474</text:p>
          </table:table-cell>
          <table:table-cell office:value-type="float" office:value="159.3207" calcext:value-type="float">
            <text:p>159.3207</text:p>
          </table:table-cell>
          <table:table-cell table:formula="of:=[.J154]-[.E154]" office:value-type="float" office:value="4.6156" calcext:value-type="float">
            <text:p>4.6156</text:p>
          </table:table-cell>
          <table:table-cell table:number-columns-repeated="2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0.76" calcext:value-type="float">
            <text:p>0.76</text:p>
          </table:table-cell>
          <table:table-cell office:value-type="float" office:value="95.973" calcext:value-type="float">
            <text:p>95.973</text:p>
          </table:table-cell>
          <table:table-cell office:value-type="float" office:value="61.1534" calcext:value-type="float">
            <text:p>61.1534</text:p>
          </table:table-cell>
          <table:table-cell office:value-type="float" office:value="157.1264" calcext:value-type="float">
            <text:p>157.1264</text:p>
          </table:table-cell>
          <table:table-cell office:value-type="float" office:value="0.706591" calcext:value-type="float">
            <text:p>0.706591</text:p>
          </table:table-cell>
          <table:table-cell office:value-type="float" office:value="0.0894442" calcext:value-type="float">
            <text:p>0.0894442</text:p>
          </table:table-cell>
          <table:table-cell office:value-type="float" office:value="95.6682" calcext:value-type="float">
            <text:p>95.6682</text:p>
          </table:table-cell>
          <table:table-cell office:value-type="float" office:value="78.6439" calcext:value-type="float">
            <text:p>78.6439</text:p>
          </table:table-cell>
          <table:table-cell office:value-type="float" office:value="174.3121" calcext:value-type="float">
            <text:p>174.3121</text:p>
          </table:table-cell>
          <table:table-cell table:formula="of:=[.J155]-[.E155]" office:value-type="float" office:value="17.1857" calcext:value-type="float">
            <text:p>17.1857</text:p>
          </table:table-cell>
          <table:table-cell table:number-columns-repeated="2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0.724" calcext:value-type="float">
            <text:p>0.724</text:p>
          </table:table-cell>
          <table:table-cell office:value-type="float" office:value="94.8925" calcext:value-type="float">
            <text:p>94.8925</text:p>
          </table:table-cell>
          <table:table-cell office:value-type="float" office:value="79.6353" calcext:value-type="float">
            <text:p>79.6353</text:p>
          </table:table-cell>
          <table:table-cell office:value-type="float" office:value="174.5278" calcext:value-type="float">
            <text:p>174.5278</text:p>
          </table:table-cell>
          <table:table-cell office:value-type="float" office:value="0.534102" calcext:value-type="float">
            <text:p>0.534102</text:p>
          </table:table-cell>
          <table:table-cell office:value-type="float" office:value="0.0910549" calcext:value-type="float">
            <text:p>0.0910549</text:p>
          </table:table-cell>
          <table:table-cell office:value-type="float" office:value="94.7539" calcext:value-type="float">
            <text:p>94.7539</text:p>
          </table:table-cell>
          <table:table-cell office:value-type="float" office:value="88.0591" calcext:value-type="float">
            <text:p>88.0591</text:p>
          </table:table-cell>
          <table:table-cell office:value-type="float" office:value="182.813" calcext:value-type="float">
            <text:p>182.813</text:p>
          </table:table-cell>
          <table:table-cell table:formula="of:=[.J156]-[.E156]" office:value-type="float" office:value="8.28519999999998" calcext:value-type="float">
            <text:p>8.2852</text:p>
          </table:table-cell>
          <table:table-cell table:number-columns-repeated="2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.695" calcext:value-type="float">
            <text:p>0.695</text:p>
          </table:table-cell>
          <table:table-cell office:value-type="float" office:value="97.0733" calcext:value-type="float">
            <text:p>97.0733</text:p>
          </table:table-cell>
          <table:table-cell office:value-type="float" office:value="77.8626" calcext:value-type="float">
            <text:p>77.8626</text:p>
          </table:table-cell>
          <table:table-cell office:value-type="float" office:value="174.9359" calcext:value-type="float">
            <text:p>174.9359</text:p>
          </table:table-cell>
          <table:table-cell office:value-type="float" office:value="0.444189" calcext:value-type="float">
            <text:p>0.444189</text:p>
          </table:table-cell>
          <table:table-cell office:value-type="float" office:value="-0.364752" calcext:value-type="float">
            <text:p>-0.364752</text:p>
          </table:table-cell>
          <table:table-cell office:value-type="float" office:value="97.0733" calcext:value-type="float">
            <text:p>97.0733</text:p>
          </table:table-cell>
          <table:table-cell office:value-type="float" office:value="90.299" calcext:value-type="float">
            <text:p>90.299</text:p>
          </table:table-cell>
          <table:table-cell office:value-type="float" office:value="187.3723" calcext:value-type="float">
            <text:p>187.3723</text:p>
          </table:table-cell>
          <table:table-cell table:formula="of:=[.J157]-[.E157]" office:value-type="float" office:value="12.4364" calcext:value-type="float">
            <text:p>12.4364</text:p>
          </table:table-cell>
          <table:table-cell table:number-columns-repeated="2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.656" calcext:value-type="float">
            <text:p>0.656</text:p>
          </table:table-cell>
          <table:table-cell office:value-type="float" office:value="88.5236" calcext:value-type="float">
            <text:p>88.5236</text:p>
          </table:table-cell>
          <table:table-cell office:value-type="float" office:value="85.6973" calcext:value-type="float">
            <text:p>85.6973</text:p>
          </table:table-cell>
          <table:table-cell office:value-type="float" office:value="174.2209" calcext:value-type="float">
            <text:p>174.2209</text:p>
          </table:table-cell>
          <table:table-cell office:value-type="float" office:value="0.451788" calcext:value-type="float">
            <text:p>0.451788</text:p>
          </table:table-cell>
          <table:table-cell office:value-type="float" office:value="0.77264" calcext:value-type="float">
            <text:p>0.77264</text:p>
          </table:table-cell>
          <table:table-cell office:value-type="float" office:value="88.3891" calcext:value-type="float">
            <text:p>88.3891</text:p>
          </table:table-cell>
          <table:table-cell office:value-type="float" office:value="95.2622" calcext:value-type="float">
            <text:p>95.2622</text:p>
          </table:table-cell>
          <table:table-cell office:value-type="float" office:value="183.6513" calcext:value-type="float">
            <text:p>183.6513</text:p>
          </table:table-cell>
          <table:table-cell table:formula="of:=[.J158]-[.E158]" office:value-type="float" office:value="9.43039999999999" calcext:value-type="float">
            <text:p>9.4304</text:p>
          </table:table-cell>
          <table:table-cell table:number-columns-repeated="2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0.611" calcext:value-type="float">
            <text:p>0.611</text:p>
          </table:table-cell>
          <table:table-cell office:value-type="float" office:value="78.898" calcext:value-type="float">
            <text:p>78.898</text:p>
          </table:table-cell>
          <table:table-cell office:value-type="float" office:value="83.0598" calcext:value-type="float">
            <text:p>83.0598</text:p>
          </table:table-cell>
          <table:table-cell office:value-type="float" office:value="161.9578" calcext:value-type="float">
            <text:p>161.9578</text:p>
          </table:table-cell>
          <table:table-cell office:value-type="float" office:value="0.111641" calcext:value-type="float">
            <text:p>0.111641</text:p>
          </table:table-cell>
          <table:table-cell office:value-type="float" office:value="1.87046" calcext:value-type="float">
            <text:p>1.87046</text:p>
          </table:table-cell>
          <table:table-cell office:value-type="float" office:value="90.1524" calcext:value-type="float">
            <text:p>90.1524</text:p>
          </table:table-cell>
          <table:table-cell office:value-type="float" office:value="57.7852" calcext:value-type="float">
            <text:p>57.7852</text:p>
          </table:table-cell>
          <table:table-cell office:value-type="float" office:value="147.9376" calcext:value-type="float">
            <text:p>147.9376</text:p>
          </table:table-cell>
          <table:table-cell table:formula="of:=[.J159]-[.E159]" office:value-type="float" office:value="-14.0202" calcext:value-type="float">
            <text:p>-14.0202</text:p>
          </table:table-cell>
          <table:table-cell table:number-columns-repeated="2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0.746" calcext:value-type="float">
            <text:p>0.746</text:p>
          </table:table-cell>
          <table:table-cell office:value-type="float" office:value="97.2113" calcext:value-type="float">
            <text:p>97.2113</text:p>
          </table:table-cell>
          <table:table-cell office:value-type="float" office:value="76.6697" calcext:value-type="float">
            <text:p>76.6697</text:p>
          </table:table-cell>
          <table:table-cell office:value-type="float" office:value="173.881" calcext:value-type="float">
            <text:p>173.881</text:p>
          </table:table-cell>
          <table:table-cell office:value-type="float" office:value="0.499357" calcext:value-type="float">
            <text:p>0.499357</text:p>
          </table:table-cell>
          <table:table-cell office:value-type="float" office:value="-0.953842" calcext:value-type="float">
            <text:p>-0.953842</text:p>
          </table:table-cell>
          <table:table-cell office:value-type="float" office:value="97.1536" calcext:value-type="float">
            <text:p>97.1536</text:p>
          </table:table-cell>
          <table:table-cell office:value-type="float" office:value="83.6355" calcext:value-type="float">
            <text:p>83.6355</text:p>
          </table:table-cell>
          <table:table-cell office:value-type="float" office:value="180.7891" calcext:value-type="float">
            <text:p>180.7891</text:p>
          </table:table-cell>
          <table:table-cell table:formula="of:=[.J160]-[.E160]" office:value-type="float" office:value="6.90809999999999" calcext:value-type="float">
            <text:p>6.9081</text:p>
          </table:table-cell>
          <table:table-cell table:number-columns-repeated="2"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0.755" calcext:value-type="float">
            <text:p>0.755</text:p>
          </table:table-cell>
          <table:table-cell office:value-type="float" office:value="97.4796" calcext:value-type="float">
            <text:p>97.4796</text:p>
          </table:table-cell>
          <table:table-cell office:value-type="float" office:value="60.1613" calcext:value-type="float">
            <text:p>60.1613</text:p>
          </table:table-cell>
          <table:table-cell office:value-type="float" office:value="157.6409" calcext:value-type="float">
            <text:p>157.6409</text:p>
          </table:table-cell>
          <table:table-cell office:value-type="float" office:value="0.578385" calcext:value-type="float">
            <text:p>0.578385</text:p>
          </table:table-cell>
          <table:table-cell office:value-type="float" office:value="-0.140545" calcext:value-type="float">
            <text:p>-0.140545</text:p>
          </table:table-cell>
          <table:table-cell office:value-type="float" office:value="96.8963" calcext:value-type="float">
            <text:p>96.8963</text:p>
          </table:table-cell>
          <table:table-cell office:value-type="float" office:value="69.762" calcext:value-type="float">
            <text:p>69.762</text:p>
          </table:table-cell>
          <table:table-cell office:value-type="float" office:value="166.6583" calcext:value-type="float">
            <text:p>166.6583</text:p>
          </table:table-cell>
          <table:table-cell table:formula="of:=[.J161]-[.E161]" office:value-type="float" office:value="9.01740000000001" calcext:value-type="float">
            <text:p>9.0174</text:p>
          </table:table-cell>
          <table:table-cell table:number-columns-repeated="2"/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0.656" calcext:value-type="float">
            <text:p>0.656</text:p>
          </table:table-cell>
          <table:table-cell office:value-type="float" office:value="95.7642" calcext:value-type="float">
            <text:p>95.7642</text:p>
          </table:table-cell>
          <table:table-cell office:value-type="float" office:value="62.9807" calcext:value-type="float">
            <text:p>62.9807</text:p>
          </table:table-cell>
          <table:table-cell office:value-type="float" office:value="158.7449" calcext:value-type="float">
            <text:p>158.7449</text:p>
          </table:table-cell>
          <table:table-cell office:value-type="float" office:value="0.416913" calcext:value-type="float">
            <text:p>0.416913</text:p>
          </table:table-cell>
          <table:table-cell office:value-type="float" office:value="-0.261133" calcext:value-type="float">
            <text:p>-0.261133</text:p>
          </table:table-cell>
          <table:table-cell office:value-type="float" office:value="95.4894" calcext:value-type="float">
            <text:p>95.4894</text:p>
          </table:table-cell>
          <table:table-cell office:value-type="float" office:value="67.7992" calcext:value-type="float">
            <text:p>67.7992</text:p>
          </table:table-cell>
          <table:table-cell office:value-type="float" office:value="163.2886" calcext:value-type="float">
            <text:p>163.2886</text:p>
          </table:table-cell>
          <table:table-cell table:formula="of:=[.J162]-[.E162]" office:value-type="float" office:value="4.5437" calcext:value-type="float">
            <text:p>4.5437</text:p>
          </table:table-cell>
          <table:table-cell table:number-columns-repeated="2"/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0.664" calcext:value-type="float">
            <text:p>0.664</text:p>
          </table:table-cell>
          <table:table-cell office:value-type="float" office:value="82.1207" calcext:value-type="float">
            <text:p>82.1207</text:p>
          </table:table-cell>
          <table:table-cell office:value-type="float" office:value="83.7588" calcext:value-type="float">
            <text:p>83.7588</text:p>
          </table:table-cell>
          <table:table-cell office:value-type="float" office:value="165.8795" calcext:value-type="float">
            <text:p>165.8795</text:p>
          </table:table-cell>
          <table:table-cell office:value-type="float" office:value="0.189183" calcext:value-type="float">
            <text:p>0.189183</text:p>
          </table:table-cell>
          <table:table-cell office:value-type="float" office:value="1.05302" calcext:value-type="float">
            <text:p>1.05302</text:p>
          </table:table-cell>
          <table:table-cell office:value-type="float" office:value="82.1207" calcext:value-type="float">
            <text:p>82.1207</text:p>
          </table:table-cell>
          <table:table-cell office:value-type="float" office:value="79.3047" calcext:value-type="float">
            <text:p>79.3047</text:p>
          </table:table-cell>
          <table:table-cell office:value-type="float" office:value="161.4254" calcext:value-type="float">
            <text:p>161.4254</text:p>
          </table:table-cell>
          <table:table-cell table:formula="of:=[.J163]-[.E163]" office:value-type="float" office:value="-4.45410000000001" calcext:value-type="float">
            <text:p>-4.4541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AVG →</text:p>
          </table:table-cell>
          <table:table-cell table:formula="of:=AVERAGE([.C150:.C163])" office:value-type="float" office:value="92.92765" calcext:value-type="float">
            <text:p>92.92765</text:p>
          </table:table-cell>
          <table:table-cell table:formula="of:=AVERAGE([.D150:.D163])" office:value-type="float" office:value="70.3716214285714" calcext:value-type="float">
            <text:p>70.3716214286</text:p>
          </table:table-cell>
          <table:table-cell table:formula="of:=AVERAGE([.E150:.E163])" office:value-type="float" office:value="163.299271428571" calcext:value-type="float">
            <text:p>163.2992714286</text:p>
          </table:table-cell>
          <table:table-cell table:formula="of:=AVERAGE([.F150:.F163])" office:value-type="float" office:value="0.480635428571429" calcext:value-type="float">
            <text:p>0.4806354286</text:p>
          </table:table-cell>
          <table:table-cell table:formula="of:=AVERAGE([.G150:.G163])" office:value-type="float" office:value="0.354033752857143" calcext:value-type="float">
            <text:p>0.3540337529</text:p>
          </table:table-cell>
          <table:table-cell table:formula="of:=AVERAGE([.H150:.H163])" office:value-type="float" office:value="93.5300857142857" calcext:value-type="float">
            <text:p>93.5300857143</text:p>
          </table:table-cell>
          <table:table-cell table:formula="of:=AVERAGE([.I150:.I163])" office:value-type="float" office:value="76.8574785714286" calcext:value-type="float">
            <text:p>76.8574785714</text:p>
          </table:table-cell>
          <table:table-cell table:formula="of:=AVERAGE([.J150:.J163])" office:value-type="float" office:value="170.387564285714" calcext:value-type="float">
            <text:p>170.3875642857</text:p>
          </table:table-cell>
          <table:table-cell table:formula="of:=AVERAGE([.K150:.K163])" office:value-type="float" office:value="7.08829285714285" calcext:value-type="float">
            <text:p>7.0882928571</text:p>
          </table:table-cell>
          <table:table-cell table:number-columns-repeated="2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style-name="ce1" office:value-type="string" calcext:value-type="string">
            <text:p>Datasets</text:p>
          </table:table-cell>
          <table:table-cell table:style-name="ce1" office:value-type="string" calcext:value-type="string">
            <text:p>O. Detection</text:p>
          </table:table-cell>
          <table:table-cell table:style-name="ce1" office:value-type="string" calcext:value-type="string">
            <text:p>O. Discrimination</text:p>
          </table:table-cell>
          <table:table-cell table:style-name="ce1" office:value-type="string" calcext:value-type="string">
            <text:p>Detection</text:p>
          </table:table-cell>
          <table:table-cell table:style-name="ce1" office:value-type="string" calcext:value-type="string">
            <text:p>Discrimination</text:p>
          </table:table-cell>
          <table:table-cell/>
          <table:table-cell table:style-name="ce1" office:value-type="string" calcext:value-type="string">
            <text:p>Datasets</text:p>
          </table:table-cell>
          <table:table-cell table:style-name="ce1" office:value-type="string" calcext:value-type="string">
            <text:p>O. Detection</text:p>
          </table:table-cell>
          <table:table-cell table:style-name="ce1" office:value-type="string" calcext:value-type="string">
            <text:p>Detection</text:p>
          </table:table-cell>
          <table:table-cell/>
          <table:table-cell table:style-name="ce1" office:value-type="string" calcext:value-type="string">
            <text:p>Datasets</text:p>
          </table:table-cell>
          <table:table-cell table:style-name="ce1" office:value-type="string" calcext:value-type="string">
            <text:p>O. Discrimination</text:p>
          </table:table-cell>
          <table:table-cell table:style-name="ce1" office:value-type="string" calcext:value-type="string">
            <text:p>Discrimination</text:p>
          </table:table-cell>
        </table:table-row>
        <table:table-row table:style-name="ro1">
          <table:table-cell table:style-name="ce1" office:value-type="string" calcext:value-type="string">
            <text:p>PETs1</text:p>
          </table:table-cell>
          <table:table-cell office:value-type="float" office:value="72.819025" calcext:value-type="float">
            <text:p>72.819025</text:p>
          </table:table-cell>
          <table:table-cell office:value-type="float" office:value="71.784" calcext:value-type="float">
            <text:p>71.784</text:p>
          </table:table-cell>
          <table:table-cell office:value-type="float" office:value="74.2920416666667" calcext:value-type="float">
            <text:p>74.2920416667</text:p>
          </table:table-cell>
          <table:table-cell office:value-type="float" office:value="65.0748666666667" calcext:value-type="float">
            <text:p>65.0748666667</text:p>
          </table:table-cell>
          <table:table-cell/>
          <table:table-cell table:style-name="ce1" office:value-type="string" calcext:value-type="string">
            <text:p>PETs1</text:p>
          </table:table-cell>
          <table:table-cell office:value-type="float" office:value="72.819025" calcext:value-type="float">
            <text:p>72.819025</text:p>
          </table:table-cell>
          <table:table-cell office:value-type="float" office:value="74.2920416666667" calcext:value-type="float">
            <text:p>74.2920416667</text:p>
          </table:table-cell>
          <table:table-cell/>
          <table:table-cell table:style-name="ce1" office:value-type="string" calcext:value-type="string">
            <text:p>PETs1</text:p>
          </table:table-cell>
          <table:table-cell office:value-type="float" office:value="71.784" calcext:value-type="float">
            <text:p>71.784</text:p>
          </table:table-cell>
          <table:table-cell office:value-type="float" office:value="65.0748666666667" calcext:value-type="float">
            <text:p>65.0748666667</text:p>
          </table:table-cell>
        </table:table-row>
        <table:table-row table:style-name="ro1">
          <table:table-cell table:style-name="ce1" office:value-type="string" calcext:value-type="string">
            <text:p>PETs2</text:p>
          </table:table-cell>
          <table:table-cell office:value-type="float" office:value="74.2810454545455" calcext:value-type="float">
            <text:p>74.2810454545</text:p>
          </table:table-cell>
          <table:table-cell office:value-type="float" office:value="72.4930636363636" calcext:value-type="float">
            <text:p>72.4930636364</text:p>
          </table:table-cell>
          <table:table-cell office:value-type="float" office:value="74.3474272727273" calcext:value-type="float">
            <text:p>74.3474272727</text:p>
          </table:table-cell>
          <table:table-cell office:value-type="float" office:value="61.3057454545455" calcext:value-type="float">
            <text:p>61.3057454545</text:p>
          </table:table-cell>
          <table:table-cell/>
          <table:table-cell table:style-name="ce1" office:value-type="string" calcext:value-type="string">
            <text:p>PETs2</text:p>
          </table:table-cell>
          <table:table-cell office:value-type="float" office:value="74.2810454545455" calcext:value-type="float">
            <text:p>74.2810454545</text:p>
          </table:table-cell>
          <table:table-cell office:value-type="float" office:value="74.3474272727273" calcext:value-type="float">
            <text:p>74.3474272727</text:p>
          </table:table-cell>
          <table:table-cell/>
          <table:table-cell table:style-name="ce1" office:value-type="string" calcext:value-type="string">
            <text:p>PETs2</text:p>
          </table:table-cell>
          <table:table-cell office:value-type="float" office:value="72.4930636363636" calcext:value-type="float">
            <text:p>72.4930636364</text:p>
          </table:table-cell>
          <table:table-cell office:value-type="float" office:value="61.3057454545455" calcext:value-type="float">
            <text:p>61.3057454545</text:p>
          </table:table-cell>
        </table:table-row>
        <table:table-row table:style-name="ro1">
          <table:table-cell table:style-name="ce1" office:value-type="string" calcext:value-type="string">
            <text:p>highway1</text:p>
          </table:table-cell>
          <table:table-cell office:value-type="float" office:value="71.643025" calcext:value-type="float">
            <text:p>71.643025</text:p>
          </table:table-cell>
          <table:table-cell office:value-type="float" office:value="65.2197125" calcext:value-type="float">
            <text:p>65.2197125</text:p>
          </table:table-cell>
          <table:table-cell office:value-type="float" office:value="84.256575" calcext:value-type="float">
            <text:p>84.256575</text:p>
          </table:table-cell>
          <table:table-cell office:value-type="float" office:value="47.1479375" calcext:value-type="float">
            <text:p>47.1479375</text:p>
          </table:table-cell>
          <table:table-cell/>
          <table:table-cell table:style-name="ce1" office:value-type="string" calcext:value-type="string">
            <text:p>highway1</text:p>
          </table:table-cell>
          <table:table-cell office:value-type="float" office:value="71.643025" calcext:value-type="float">
            <text:p>71.643025</text:p>
          </table:table-cell>
          <table:table-cell office:value-type="float" office:value="84.256575" calcext:value-type="float">
            <text:p>84.256575</text:p>
          </table:table-cell>
          <table:table-cell/>
          <table:table-cell table:style-name="ce1" office:value-type="string" calcext:value-type="string">
            <text:p>highway1</text:p>
          </table:table-cell>
          <table:table-cell office:value-type="float" office:value="65.2197125" calcext:value-type="float">
            <text:p>65.2197125</text:p>
          </table:table-cell>
          <table:table-cell office:value-type="float" office:value="47.1479375" calcext:value-type="float">
            <text:p>47.1479375</text:p>
          </table:table-cell>
        </table:table-row>
        <table:table-row table:style-name="ro1">
          <table:table-cell table:style-name="ce1" office:value-type="string" calcext:value-type="string">
            <text:p>highway3</text:p>
          </table:table-cell>
          <table:table-cell office:value-type="float" office:value="76.0289857142857" calcext:value-type="float">
            <text:p>76.0289857143</text:p>
          </table:table-cell>
          <table:table-cell office:value-type="float" office:value="42.5428142857143" calcext:value-type="float">
            <text:p>42.5428142857</text:p>
          </table:table-cell>
          <table:table-cell office:value-type="float" office:value="76.0289857142857" calcext:value-type="float">
            <text:p>76.0289857143</text:p>
          </table:table-cell>
          <table:table-cell office:value-type="float" office:value="43.4619571428572" calcext:value-type="float">
            <text:p>43.4619571429</text:p>
          </table:table-cell>
          <table:table-cell/>
          <table:table-cell table:style-name="ce1" office:value-type="string" calcext:value-type="string">
            <text:p>highway3</text:p>
          </table:table-cell>
          <table:table-cell table:number-columns-repeated="2" office:value-type="float" office:value="76.0289857142857" calcext:value-type="float">
            <text:p>76.0289857143</text:p>
          </table:table-cell>
          <table:table-cell/>
          <table:table-cell table:style-name="ce1" office:value-type="string" calcext:value-type="string">
            <text:p>highway3</text:p>
          </table:table-cell>
          <table:table-cell office:value-type="float" office:value="42.5428142857143" calcext:value-type="float">
            <text:p>42.5428142857</text:p>
          </table:table-cell>
          <table:table-cell office:value-type="float" office:value="43.4619571428572" calcext:value-type="float">
            <text:p>43.4619571429</text:p>
          </table:table-cell>
        </table:table-row>
        <table:table-row table:style-name="ro1">
          <table:table-cell table:style-name="ce1" office:value-type="string" calcext:value-type="string">
            <text:p>room</text:p>
          </table:table-cell>
          <table:table-cell office:value-type="float" office:value="89.3679772727273" calcext:value-type="float">
            <text:p>89.3679772727</text:p>
          </table:table-cell>
          <table:table-cell office:value-type="float" office:value="68.0787454545455" calcext:value-type="float">
            <text:p>68.0787454545</text:p>
          </table:table-cell>
          <table:table-cell office:value-type="float" office:value="89.4917909090909" calcext:value-type="float">
            <text:p>89.4917909091</text:p>
          </table:table-cell>
          <table:table-cell office:value-type="float" office:value="64.2003590909091" calcext:value-type="float">
            <text:p>64.2003590909</text:p>
          </table:table-cell>
          <table:table-cell/>
          <table:table-cell table:style-name="ce1" office:value-type="string" calcext:value-type="string">
            <text:p>room</text:p>
          </table:table-cell>
          <table:table-cell office:value-type="float" office:value="89.3679772727273" calcext:value-type="float">
            <text:p>89.3679772727</text:p>
          </table:table-cell>
          <table:table-cell office:value-type="float" office:value="89.4917909090909" calcext:value-type="float">
            <text:p>89.4917909091</text:p>
          </table:table-cell>
          <table:table-cell/>
          <table:table-cell table:style-name="ce1" office:value-type="string" calcext:value-type="string">
            <text:p>room</text:p>
          </table:table-cell>
          <table:table-cell office:value-type="float" office:value="68.0787454545455" calcext:value-type="float">
            <text:p>68.0787454545</text:p>
          </table:table-cell>
          <table:table-cell office:value-type="float" office:value="64.2003590909091" calcext:value-type="float">
            <text:p>64.2003590909</text:p>
          </table:table-cell>
        </table:table-row>
        <table:table-row table:style-name="ro1">
          <table:table-cell table:style-name="ce1" office:value-type="string" calcext:value-type="string">
            <text:p>campus</text:p>
          </table:table-cell>
          <table:table-cell office:value-type="float" office:value="97.4339578947369" calcext:value-type="float">
            <text:p>97.4339578947</text:p>
          </table:table-cell>
          <table:table-cell office:value-type="float" office:value="27.3751210526316" calcext:value-type="float">
            <text:p>27.3751210526</text:p>
          </table:table-cell>
          <table:table-cell office:value-type="float" office:value="97.2588552631579" calcext:value-type="float">
            <text:p>97.2588552632</text:p>
          </table:table-cell>
          <table:table-cell office:value-type="float" office:value="38.2454026315789" calcext:value-type="float">
            <text:p>38.2454026316</text:p>
          </table:table-cell>
          <table:table-cell/>
          <table:table-cell table:style-name="ce1" office:value-type="string" calcext:value-type="string">
            <text:p>campus</text:p>
          </table:table-cell>
          <table:table-cell office:value-type="float" office:value="97.4339578947369" calcext:value-type="float">
            <text:p>97.4339578947</text:p>
          </table:table-cell>
          <table:table-cell office:value-type="float" office:value="97.2588552631579" calcext:value-type="float">
            <text:p>97.2588552632</text:p>
          </table:table-cell>
          <table:table-cell/>
          <table:table-cell table:style-name="ce1" office:value-type="string" calcext:value-type="string">
            <text:p>campus</text:p>
          </table:table-cell>
          <table:table-cell office:value-type="float" office:value="27.3751210526316" calcext:value-type="float">
            <text:p>27.3751210526</text:p>
          </table:table-cell>
          <table:table-cell office:value-type="float" office:value="38.2454026315789" calcext:value-type="float">
            <text:p>38.2454026316</text:p>
          </table:table-cell>
        </table:table-row>
        <table:table-row table:style-name="ro1">
          <table:table-cell table:style-name="ce1" office:value-type="string" calcext:value-type="string">
            <text:p>hallway</text:p>
          </table:table-cell>
          <table:table-cell office:value-type="float" office:value="93.5714" calcext:value-type="float">
            <text:p>93.5714</text:p>
          </table:table-cell>
          <table:table-cell office:value-type="float" office:value="70.6732769230769" calcext:value-type="float">
            <text:p>70.6732769231</text:p>
          </table:table-cell>
          <table:table-cell office:value-type="float" office:value="93.6166461538462" calcext:value-type="float">
            <text:p>93.6166461538</text:p>
          </table:table-cell>
          <table:table-cell office:value-type="float" office:value="72.5892692307692" calcext:value-type="float">
            <text:p>72.5892692308</text:p>
          </table:table-cell>
          <table:table-cell/>
          <table:table-cell table:style-name="ce1" office:value-type="string" calcext:value-type="string">
            <text:p>hallway</text:p>
          </table:table-cell>
          <table:table-cell office:value-type="float" office:value="93.5714" calcext:value-type="float">
            <text:p>93.5714</text:p>
          </table:table-cell>
          <table:table-cell office:value-type="float" office:value="93.6166461538462" calcext:value-type="float">
            <text:p>93.6166461538</text:p>
          </table:table-cell>
          <table:table-cell/>
          <table:table-cell table:style-name="ce1" office:value-type="string" calcext:value-type="string">
            <text:p>hallway</text:p>
          </table:table-cell>
          <table:table-cell office:value-type="float" office:value="70.6732769230769" calcext:value-type="float">
            <text:p>70.6732769231</text:p>
          </table:table-cell>
          <table:table-cell office:value-type="float" office:value="72.5892692307692" calcext:value-type="float">
            <text:p>72.5892692308</text:p>
          </table:table-cell>
        </table:table-row>
        <table:table-row table:style-name="ro1">
          <table:table-cell table:style-name="ce1" office:value-type="string" calcext:value-type="string">
            <text:p>lab</text:p>
          </table:table-cell>
          <table:table-cell office:value-type="float" office:value="92.92765" calcext:value-type="float">
            <text:p>92.92765</text:p>
          </table:table-cell>
          <table:table-cell office:value-type="float" office:value="70.3716214285714" calcext:value-type="float">
            <text:p>70.3716214286</text:p>
          </table:table-cell>
          <table:table-cell office:value-type="float" office:value="93.5300857142857" calcext:value-type="float">
            <text:p>93.5300857143</text:p>
          </table:table-cell>
          <table:table-cell office:value-type="float" office:value="76.8574785714286" calcext:value-type="float">
            <text:p>76.8574785714</text:p>
          </table:table-cell>
          <table:table-cell/>
          <table:table-cell table:style-name="ce1" office:value-type="string" calcext:value-type="string">
            <text:p>lab</text:p>
          </table:table-cell>
          <table:table-cell office:value-type="float" office:value="92.92765" calcext:value-type="float">
            <text:p>92.92765</text:p>
          </table:table-cell>
          <table:table-cell office:value-type="float" office:value="93.5300857142857" calcext:value-type="float">
            <text:p>93.5300857143</text:p>
          </table:table-cell>
          <table:table-cell/>
          <table:table-cell table:style-name="ce1" office:value-type="string" calcext:value-type="string">
            <text:p>lab</text:p>
          </table:table-cell>
          <table:table-cell office:value-type="float" office:value="70.3716214285714" calcext:value-type="float">
            <text:p>70.3716214286</text:p>
          </table:table-cell>
          <table:table-cell office:value-type="float" office:value="76.8574785714286" calcext:value-type="float">
            <text:p>76.8574785714</text:p>
          </table:table-cell>
        </table:table-row>
      </table:table>
      <table:table table:name="ALL" table:style-name="ta1">
        <table:shapes>
          <draw:frame draw:z-index="0" draw:style-name="gr1" draw:text-style-name="P1" svg:width="8.7268in" svg:height="4.9087in" svg:x="0in" svg:y="21.8669in">
            <draw:object draw:notify-on-update-of-ranges="ALL.A117:ALL.A122 ALL.B116:ALL.B116 ALL.B117:ALL.B122 ALL.C116:ALL.C116 ALL.C117:ALL.C122" xlink:href="./Object 19" xlink:type="simple" xlink:show="embed" xlink:actuate="onLoad"/>
            <draw:image xlink:href="./ObjectReplacements/Object 19" xlink:type="simple" xlink:show="embed" xlink:actuate="onLoad"/>
          </draw:frame>
          <draw:frame draw:z-index="1" draw:style-name="gr1" draw:text-style-name="P1" svg:width="8.613in" svg:height="4.8445in" svg:x="8.885in" svg:y="21.8642in">
            <draw:object draw:notify-on-update-of-ranges="ALL.K101:ALL.K106 ALL.N100:ALL.N100 ALL.N101:ALL.N106 ALL.O100:ALL.O100 ALL.O101:ALL.O106" xlink:href="./Object 26" xlink:type="simple" xlink:show="embed" xlink:actuate="onLoad"/>
            <draw:image xlink:href="./ObjectReplacements/Object 26" xlink:type="simple" xlink:show="embed" xlink:actuate="onLoad"/>
          </draw:frame>
          <draw:frame draw:z-index="2" draw:style-name="gr1" draw:text-style-name="P1" svg:width="6.2988in" svg:height="3.5429in" svg:x="3.439in" svg:y="14.9661in">
            <draw:object draw:notify-on-update-of-ranges="ALL.L85:ALL.L90 ALL.O85:ALL.O90 ALL.P85:ALL.P90" xlink:href="./Object 29" xlink:type="simple" xlink:show="embed" xlink:actuate="onLoad"/>
            <draw:image xlink:href="./ObjectReplacements/Object 29" xlink:type="simple" xlink:show="embed" xlink:actuate="onLoad"/>
          </draw:frame>
        </table:shapes>
        <table:table-column table:style-name="co1" table:default-cell-style-name="ce1"/>
        <table:table-column table:style-name="co1" table:number-columns-repeated="9" table:default-cell-style-name="Default"/>
        <table:table-column table:style-name="co1" table:default-cell-style-name="ce1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HSV</text:p>
          </table:table-cell>
          <table:table-cell table:number-columns-repeated="9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Datasets</text:p>
          </table:table-cell>
          <table:table-cell table:style-name="ce1" office:value-type="string" calcext:value-type="string">
            <text:p>O. Detection</text:p>
          </table:table-cell>
          <table:table-cell table:style-name="ce1" office:value-type="string" calcext:value-type="string">
            <text:p>O. Discrimination</text:p>
          </table:table-cell>
          <table:table-cell table:style-name="ce1" office:value-type="string" calcext:value-type="string">
            <text:p>Detection</text:p>
          </table:table-cell>
          <table:table-cell table:style-name="ce1" office:value-type="string" calcext:value-type="string">
            <text:p>Discrimination</text:p>
          </table:table-cell>
          <table:table-cell/>
          <table:table-cell table:style-name="ce1" office:value-type="string" calcext:value-type="string">
            <text:p>Datasets</text:p>
          </table:table-cell>
          <table:table-cell table:style-name="ce1" office:value-type="string" calcext:value-type="string">
            <text:p>O. Detection</text:p>
          </table:table-cell>
          <table:table-cell table:style-name="ce1" office:value-type="string" calcext:value-type="string">
            <text:p>Detection</text:p>
          </table:table-cell>
          <table:table-cell/>
          <table:table-cell office:value-type="string" calcext:value-type="string">
            <text:p>Datasets</text:p>
          </table:table-cell>
          <table:table-cell table:style-name="ce1" office:value-type="string" calcext:value-type="string">
            <text:p>O. Discrim.</text:p>
          </table:table-cell>
          <table:table-cell table:style-name="ce1" office:value-type="string" calcext:value-type="string">
            <text:p>Discrimina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Ts1</text:p>
          </table:table-cell>
          <table:table-cell office:value-type="float" office:value="72.819025" calcext:value-type="float">
            <text:p>72.819025</text:p>
          </table:table-cell>
          <table:table-cell office:value-type="float" office:value="71.784" calcext:value-type="float">
            <text:p>71.784</text:p>
          </table:table-cell>
          <table:table-cell office:value-type="float" office:value="73.2782916666667" calcext:value-type="float">
            <text:p>73.2782916667</text:p>
          </table:table-cell>
          <table:table-cell office:value-type="float" office:value="68.6079166666667" calcext:value-type="float">
            <text:p>68.6079166667</text:p>
          </table:table-cell>
          <table:table-cell/>
          <table:table-cell table:style-name="ce1" office:value-type="string" calcext:value-type="string">
            <text:p>PETs1</text:p>
          </table:table-cell>
          <table:table-cell office:value-type="float" office:value="72.819025" calcext:value-type="float">
            <text:p>72.819025</text:p>
          </table:table-cell>
          <table:table-cell office:value-type="float" office:value="73.2782916666667" calcext:value-type="float">
            <text:p>73.2782916667</text:p>
          </table:table-cell>
          <table:table-cell/>
          <table:table-cell office:value-type="string" calcext:value-type="string">
            <text:p>PETs1</text:p>
          </table:table-cell>
          <table:table-cell office:value-type="float" office:value="71.784" calcext:value-type="float">
            <text:p>71.784</text:p>
          </table:table-cell>
          <table:table-cell office:value-type="float" office:value="68.6079166666667" calcext:value-type="float">
            <text:p>68.60791666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Ts2</text:p>
          </table:table-cell>
          <table:table-cell office:value-type="float" office:value="74.2810454545455" calcext:value-type="float">
            <text:p>74.2810454545</text:p>
          </table:table-cell>
          <table:table-cell office:value-type="float" office:value="72.4930636363636" calcext:value-type="float">
            <text:p>72.4930636364</text:p>
          </table:table-cell>
          <table:table-cell office:value-type="float" office:value="74.3368727272727" calcext:value-type="float">
            <text:p>74.3368727273</text:p>
          </table:table-cell>
          <table:table-cell office:value-type="float" office:value="64.0353909090909" calcext:value-type="float">
            <text:p>64.0353909091</text:p>
          </table:table-cell>
          <table:table-cell/>
          <table:table-cell table:style-name="ce1" office:value-type="string" calcext:value-type="string">
            <text:p>PETs2</text:p>
          </table:table-cell>
          <table:table-cell office:value-type="float" office:value="74.2810454545455" calcext:value-type="float">
            <text:p>74.2810454545</text:p>
          </table:table-cell>
          <table:table-cell office:value-type="float" office:value="74.3368727272727" calcext:value-type="float">
            <text:p>74.3368727273</text:p>
          </table:table-cell>
          <table:table-cell/>
          <table:table-cell office:value-type="string" calcext:value-type="string">
            <text:p>PETs2</text:p>
          </table:table-cell>
          <table:table-cell office:value-type="float" office:value="72.4930636363636" calcext:value-type="float">
            <text:p>72.4930636364</text:p>
          </table:table-cell>
          <table:table-cell office:value-type="float" office:value="64.0353909090909" calcext:value-type="float">
            <text:p>64.03539090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ghway1</text:p>
          </table:table-cell>
          <table:table-cell office:value-type="float" office:value="71.643025" calcext:value-type="float">
            <text:p>71.643025</text:p>
          </table:table-cell>
          <table:table-cell office:value-type="float" office:value="65.2197125" calcext:value-type="float">
            <text:p>65.2197125</text:p>
          </table:table-cell>
          <table:table-cell office:value-type="float" office:value="80.9955875" calcext:value-type="float">
            <text:p>80.9955875</text:p>
          </table:table-cell>
          <table:table-cell office:value-type="float" office:value="57.0479625" calcext:value-type="float">
            <text:p>57.0479625</text:p>
          </table:table-cell>
          <table:table-cell/>
          <table:table-cell table:style-name="ce1" office:value-type="string" calcext:value-type="string">
            <text:p>highway1</text:p>
          </table:table-cell>
          <table:table-cell office:value-type="float" office:value="71.643025" calcext:value-type="float">
            <text:p>71.643025</text:p>
          </table:table-cell>
          <table:table-cell office:value-type="float" office:value="80.9955875" calcext:value-type="float">
            <text:p>80.9955875</text:p>
          </table:table-cell>
          <table:table-cell/>
          <table:table-cell office:value-type="string" calcext:value-type="string">
            <text:p>highway1</text:p>
          </table:table-cell>
          <table:table-cell office:value-type="float" office:value="65.2197125" calcext:value-type="float">
            <text:p>65.2197125</text:p>
          </table:table-cell>
          <table:table-cell office:value-type="float" office:value="57.0479625" calcext:value-type="float">
            <text:p>57.04796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ghway3</text:p>
          </table:table-cell>
          <table:table-cell office:value-type="float" office:value="76.0289857142857" calcext:value-type="float">
            <text:p>76.0289857143</text:p>
          </table:table-cell>
          <table:table-cell office:value-type="float" office:value="42.5428142857143" calcext:value-type="float">
            <text:p>42.5428142857</text:p>
          </table:table-cell>
          <table:table-cell office:value-type="float" office:value="74.8753142857143" calcext:value-type="float">
            <text:p>74.8753142857</text:p>
          </table:table-cell>
          <table:table-cell office:value-type="float" office:value="46.3452142857143" calcext:value-type="float">
            <text:p>46.3452142857</text:p>
          </table:table-cell>
          <table:table-cell/>
          <table:table-cell table:style-name="ce1" office:value-type="string" calcext:value-type="string">
            <text:p>highway3</text:p>
          </table:table-cell>
          <table:table-cell office:value-type="float" office:value="76.0289857142857" calcext:value-type="float">
            <text:p>76.0289857143</text:p>
          </table:table-cell>
          <table:table-cell office:value-type="float" office:value="74.8753142857143" calcext:value-type="float">
            <text:p>74.8753142857</text:p>
          </table:table-cell>
          <table:table-cell/>
          <table:table-cell office:value-type="string" calcext:value-type="string">
            <text:p>highway3</text:p>
          </table:table-cell>
          <table:table-cell office:value-type="float" office:value="42.5428142857143" calcext:value-type="float">
            <text:p>42.5428142857</text:p>
          </table:table-cell>
          <table:table-cell office:value-type="float" office:value="46.3452142857143" calcext:value-type="float">
            <text:p>46.34521428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om</text:p>
          </table:table-cell>
          <table:table-cell office:value-type="float" office:value="89.3679772727273" calcext:value-type="float">
            <text:p>89.3679772727</text:p>
          </table:table-cell>
          <table:table-cell office:value-type="float" office:value="68.0787454545455" calcext:value-type="float">
            <text:p>68.0787454545</text:p>
          </table:table-cell>
          <table:table-cell office:value-type="float" office:value="89.1040727272727" calcext:value-type="float">
            <text:p>89.1040727273</text:p>
          </table:table-cell>
          <table:table-cell office:value-type="float" office:value="73.3565818181818" calcext:value-type="float">
            <text:p>73.3565818182</text:p>
          </table:table-cell>
          <table:table-cell/>
          <table:table-cell table:style-name="ce1" office:value-type="string" calcext:value-type="string">
            <text:p>room</text:p>
          </table:table-cell>
          <table:table-cell office:value-type="float" office:value="89.3679772727273" calcext:value-type="float">
            <text:p>89.3679772727</text:p>
          </table:table-cell>
          <table:table-cell office:value-type="float" office:value="89.1040727272727" calcext:value-type="float">
            <text:p>89.1040727273</text:p>
          </table:table-cell>
          <table:table-cell/>
          <table:table-cell office:value-type="string" calcext:value-type="string">
            <text:p>room</text:p>
          </table:table-cell>
          <table:table-cell office:value-type="float" office:value="68.0787454545455" calcext:value-type="float">
            <text:p>68.0787454545</text:p>
          </table:table-cell>
          <table:table-cell office:value-type="float" office:value="73.3565818181818" calcext:value-type="float">
            <text:p>73.35658181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mpus</text:p>
          </table:table-cell>
          <table:table-cell office:value-type="float" office:value="97.4339578947369" calcext:value-type="float">
            <text:p>97.4339578947</text:p>
          </table:table-cell>
          <table:table-cell office:value-type="float" office:value="27.3751210526316" calcext:value-type="float">
            <text:p>27.3751210526</text:p>
          </table:table-cell>
          <table:table-cell office:value-type="float" office:value="96.4575289473684" calcext:value-type="float">
            <text:p>96.4575289474</text:p>
          </table:table-cell>
          <table:table-cell office:value-type="float" office:value="57.0481447368421" calcext:value-type="float">
            <text:p>57.0481447368</text:p>
          </table:table-cell>
          <table:table-cell/>
          <table:table-cell table:style-name="ce1" office:value-type="string" calcext:value-type="string">
            <text:p>campus</text:p>
          </table:table-cell>
          <table:table-cell office:value-type="float" office:value="97.4339578947369" calcext:value-type="float">
            <text:p>97.4339578947</text:p>
          </table:table-cell>
          <table:table-cell office:value-type="float" office:value="96.4575289473684" calcext:value-type="float">
            <text:p>96.4575289474</text:p>
          </table:table-cell>
          <table:table-cell/>
          <table:table-cell office:value-type="string" calcext:value-type="string">
            <text:p>campus</text:p>
          </table:table-cell>
          <table:table-cell office:value-type="float" office:value="27.3751210526316" calcext:value-type="float">
            <text:p>27.3751210526</text:p>
          </table:table-cell>
          <table:table-cell office:value-type="float" office:value="57.0481447368421" calcext:value-type="float">
            <text:p>57.04814473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llway</text:p>
          </table:table-cell>
          <table:table-cell office:value-type="float" office:value="93.5714" calcext:value-type="float">
            <text:p>93.5714</text:p>
          </table:table-cell>
          <table:table-cell office:value-type="float" office:value="70.6732769230769" calcext:value-type="float">
            <text:p>70.6732769231</text:p>
          </table:table-cell>
          <table:table-cell office:value-type="float" office:value="92.9114692307692" calcext:value-type="float">
            <text:p>92.9114692308</text:p>
          </table:table-cell>
          <table:table-cell office:value-type="float" office:value="78.2219153846154" calcext:value-type="float">
            <text:p>78.2219153846</text:p>
          </table:table-cell>
          <table:table-cell/>
          <table:table-cell table:style-name="ce1" office:value-type="string" calcext:value-type="string">
            <text:p>hallway</text:p>
          </table:table-cell>
          <table:table-cell office:value-type="float" office:value="93.5714" calcext:value-type="float">
            <text:p>93.5714</text:p>
          </table:table-cell>
          <table:table-cell office:value-type="float" office:value="92.9114692307692" calcext:value-type="float">
            <text:p>92.9114692308</text:p>
          </table:table-cell>
          <table:table-cell/>
          <table:table-cell office:value-type="string" calcext:value-type="string">
            <text:p>hallway</text:p>
          </table:table-cell>
          <table:table-cell office:value-type="float" office:value="70.6732769230769" calcext:value-type="float">
            <text:p>70.6732769231</text:p>
          </table:table-cell>
          <table:table-cell office:value-type="float" office:value="78.2219153846154" calcext:value-type="float">
            <text:p>78.22191538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b</text:p>
          </table:table-cell>
          <table:table-cell office:value-type="float" office:value="92.92765" calcext:value-type="float">
            <text:p>92.92765</text:p>
          </table:table-cell>
          <table:table-cell office:value-type="float" office:value="70.3716214285714" calcext:value-type="float">
            <text:p>70.3716214286</text:p>
          </table:table-cell>
          <table:table-cell office:value-type="float" office:value="93.1196" calcext:value-type="float">
            <text:p>93.1196</text:p>
          </table:table-cell>
          <table:table-cell office:value-type="float" office:value="80.1587642857143" calcext:value-type="float">
            <text:p>80.1587642857</text:p>
          </table:table-cell>
          <table:table-cell/>
          <table:table-cell table:style-name="ce1" office:value-type="string" calcext:value-type="string">
            <text:p>lab</text:p>
          </table:table-cell>
          <table:table-cell office:value-type="float" office:value="92.92765" calcext:value-type="float">
            <text:p>92.92765</text:p>
          </table:table-cell>
          <table:table-cell office:value-type="float" office:value="93.1196" calcext:value-type="float">
            <text:p>93.1196</text:p>
          </table:table-cell>
          <table:table-cell/>
          <table:table-cell office:value-type="string" calcext:value-type="string">
            <text:p>lab</text:p>
          </table:table-cell>
          <table:table-cell office:value-type="float" office:value="70.3716214285714" calcext:value-type="float">
            <text:p>70.3716214286</text:p>
          </table:table-cell>
          <table:table-cell office:value-type="float" office:value="80.1587642857143" calcext:value-type="float">
            <text:p>80.1587642857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9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HSP</text:p>
          </table:table-cell>
          <table:table-cell table:number-columns-repeated="9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Datasets</text:p>
          </table:table-cell>
          <table:table-cell table:style-name="ce1" office:value-type="string" calcext:value-type="string">
            <text:p>O. Detection</text:p>
          </table:table-cell>
          <table:table-cell table:style-name="ce1" office:value-type="string" calcext:value-type="string">
            <text:p>O. Discrimination</text:p>
          </table:table-cell>
          <table:table-cell table:style-name="ce1" office:value-type="string" calcext:value-type="string">
            <text:p>Detection</text:p>
          </table:table-cell>
          <table:table-cell table:style-name="ce1" office:value-type="string" calcext:value-type="string">
            <text:p>Discrimination</text:p>
          </table:table-cell>
          <table:table-cell/>
          <table:table-cell table:style-name="ce1" office:value-type="string" calcext:value-type="string">
            <text:p>Datasets</text:p>
          </table:table-cell>
          <table:table-cell table:style-name="ce1" office:value-type="string" calcext:value-type="string">
            <text:p>O. Detection</text:p>
          </table:table-cell>
          <table:table-cell table:style-name="ce1" office:value-type="string" calcext:value-type="string">
            <text:p>Detection</text:p>
          </table:table-cell>
          <table:table-cell/>
          <table:table-cell office:value-type="string" calcext:value-type="string">
            <text:p>Datasets</text:p>
          </table:table-cell>
          <table:table-cell table:style-name="ce1" office:value-type="string" calcext:value-type="string">
            <text:p>O. Discrimination</text:p>
          </table:table-cell>
          <table:table-cell table:style-name="ce1" office:value-type="string" calcext:value-type="string">
            <text:p>Discrimina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Ts1</text:p>
          </table:table-cell>
          <table:table-cell office:value-type="float" office:value="72.819025" calcext:value-type="float">
            <text:p>72.819025</text:p>
          </table:table-cell>
          <table:table-cell office:value-type="float" office:value="71.784" calcext:value-type="float">
            <text:p>71.784</text:p>
          </table:table-cell>
          <table:table-cell office:value-type="float" office:value="73.4071416666667" calcext:value-type="float">
            <text:p>73.4071416667</text:p>
          </table:table-cell>
          <table:table-cell office:value-type="float" office:value="68.954775" calcext:value-type="float">
            <text:p>68.954775</text:p>
          </table:table-cell>
          <table:table-cell/>
          <table:table-cell table:style-name="ce1" office:value-type="string" calcext:value-type="string">
            <text:p>PETs1</text:p>
          </table:table-cell>
          <table:table-cell office:value-type="float" office:value="72.819025" calcext:value-type="float">
            <text:p>72.819025</text:p>
          </table:table-cell>
          <table:table-cell office:value-type="float" office:value="73.4071416666667" calcext:value-type="float">
            <text:p>73.4071416667</text:p>
          </table:table-cell>
          <table:table-cell/>
          <table:table-cell office:value-type="string" calcext:value-type="string">
            <text:p>PETs1</text:p>
          </table:table-cell>
          <table:table-cell office:value-type="float" office:value="71.784" calcext:value-type="float">
            <text:p>71.784</text:p>
          </table:table-cell>
          <table:table-cell office:value-type="float" office:value="68.954775" calcext:value-type="float">
            <text:p>68.9547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Ts2</text:p>
          </table:table-cell>
          <table:table-cell office:value-type="float" office:value="74.2810454545455" calcext:value-type="float">
            <text:p>74.2810454545</text:p>
          </table:table-cell>
          <table:table-cell office:value-type="float" office:value="72.4930636363636" calcext:value-type="float">
            <text:p>72.4930636364</text:p>
          </table:table-cell>
          <table:table-cell office:value-type="float" office:value="74.3368727272727" calcext:value-type="float">
            <text:p>74.3368727273</text:p>
          </table:table-cell>
          <table:table-cell office:value-type="float" office:value="64.9801090909091" calcext:value-type="float">
            <text:p>64.9801090909</text:p>
          </table:table-cell>
          <table:table-cell/>
          <table:table-cell table:style-name="ce1" office:value-type="string" calcext:value-type="string">
            <text:p>PETs2</text:p>
          </table:table-cell>
          <table:table-cell office:value-type="float" office:value="74.2810454545455" calcext:value-type="float">
            <text:p>74.2810454545</text:p>
          </table:table-cell>
          <table:table-cell office:value-type="float" office:value="74.3368727272727" calcext:value-type="float">
            <text:p>74.3368727273</text:p>
          </table:table-cell>
          <table:table-cell/>
          <table:table-cell office:value-type="string" calcext:value-type="string">
            <text:p>PETs2</text:p>
          </table:table-cell>
          <table:table-cell office:value-type="float" office:value="72.4930636363636" calcext:value-type="float">
            <text:p>72.4930636364</text:p>
          </table:table-cell>
          <table:table-cell office:value-type="float" office:value="64.9801090909091" calcext:value-type="float">
            <text:p>64.98010909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ghway1</text:p>
          </table:table-cell>
          <table:table-cell office:value-type="float" office:value="71.643025" calcext:value-type="float">
            <text:p>71.643025</text:p>
          </table:table-cell>
          <table:table-cell office:value-type="float" office:value="65.2197125" calcext:value-type="float">
            <text:p>65.2197125</text:p>
          </table:table-cell>
          <table:table-cell office:value-type="float" office:value="80.611325" calcext:value-type="float">
            <text:p>80.611325</text:p>
          </table:table-cell>
          <table:table-cell office:value-type="float" office:value="57.529175" calcext:value-type="float">
            <text:p>57.529175</text:p>
          </table:table-cell>
          <table:table-cell/>
          <table:table-cell table:style-name="ce1" office:value-type="string" calcext:value-type="string">
            <text:p>highway1</text:p>
          </table:table-cell>
          <table:table-cell office:value-type="float" office:value="71.643025" calcext:value-type="float">
            <text:p>71.643025</text:p>
          </table:table-cell>
          <table:table-cell office:value-type="float" office:value="80.611325" calcext:value-type="float">
            <text:p>80.611325</text:p>
          </table:table-cell>
          <table:table-cell/>
          <table:table-cell office:value-type="string" calcext:value-type="string">
            <text:p>highway1</text:p>
          </table:table-cell>
          <table:table-cell office:value-type="float" office:value="65.2197125" calcext:value-type="float">
            <text:p>65.2197125</text:p>
          </table:table-cell>
          <table:table-cell office:value-type="float" office:value="57.529175" calcext:value-type="float">
            <text:p>57.5291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ghway3</text:p>
          </table:table-cell>
          <table:table-cell office:value-type="float" office:value="76.0289857142857" calcext:value-type="float">
            <text:p>76.0289857143</text:p>
          </table:table-cell>
          <table:table-cell office:value-type="float" office:value="42.5428142857143" calcext:value-type="float">
            <text:p>42.5428142857</text:p>
          </table:table-cell>
          <table:table-cell office:value-type="float" office:value="74.1933428571429" calcext:value-type="float">
            <text:p>74.1933428571</text:p>
          </table:table-cell>
          <table:table-cell office:value-type="float" office:value="47.1274428571429" calcext:value-type="float">
            <text:p>47.1274428571</text:p>
          </table:table-cell>
          <table:table-cell/>
          <table:table-cell table:style-name="ce1" office:value-type="string" calcext:value-type="string">
            <text:p>highway3</text:p>
          </table:table-cell>
          <table:table-cell office:value-type="float" office:value="76.0289857142857" calcext:value-type="float">
            <text:p>76.0289857143</text:p>
          </table:table-cell>
          <table:table-cell office:value-type="float" office:value="74.1933428571429" calcext:value-type="float">
            <text:p>74.1933428571</text:p>
          </table:table-cell>
          <table:table-cell/>
          <table:table-cell office:value-type="string" calcext:value-type="string">
            <text:p>highway3</text:p>
          </table:table-cell>
          <table:table-cell office:value-type="float" office:value="42.5428142857143" calcext:value-type="float">
            <text:p>42.5428142857</text:p>
          </table:table-cell>
          <table:table-cell office:value-type="float" office:value="47.1274428571429" calcext:value-type="float">
            <text:p>47.12744285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om</text:p>
          </table:table-cell>
          <table:table-cell office:value-type="float" office:value="89.3679772727273" calcext:value-type="float">
            <text:p>89.3679772727</text:p>
          </table:table-cell>
          <table:table-cell office:value-type="float" office:value="68.0787454545455" calcext:value-type="float">
            <text:p>68.0787454545</text:p>
          </table:table-cell>
          <table:table-cell office:value-type="float" office:value="89.1575227272727" calcext:value-type="float">
            <text:p>89.1575227273</text:p>
          </table:table-cell>
          <table:table-cell office:value-type="float" office:value="72.6127181818182" calcext:value-type="float">
            <text:p>72.6127181818</text:p>
          </table:table-cell>
          <table:table-cell/>
          <table:table-cell table:style-name="ce1" office:value-type="string" calcext:value-type="string">
            <text:p>room</text:p>
          </table:table-cell>
          <table:table-cell office:value-type="float" office:value="89.3679772727273" calcext:value-type="float">
            <text:p>89.3679772727</text:p>
          </table:table-cell>
          <table:table-cell office:value-type="float" office:value="89.1575227272727" calcext:value-type="float">
            <text:p>89.1575227273</text:p>
          </table:table-cell>
          <table:table-cell/>
          <table:table-cell office:value-type="string" calcext:value-type="string">
            <text:p>room</text:p>
          </table:table-cell>
          <table:table-cell office:value-type="float" office:value="68.0787454545455" calcext:value-type="float">
            <text:p>68.0787454545</text:p>
          </table:table-cell>
          <table:table-cell office:value-type="float" office:value="72.6127181818182" calcext:value-type="float">
            <text:p>72.61271818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mpus</text:p>
          </table:table-cell>
          <table:table-cell office:value-type="float" office:value="97.4339578947369" calcext:value-type="float">
            <text:p>97.4339578947</text:p>
          </table:table-cell>
          <table:table-cell office:value-type="float" office:value="27.3751210526316" calcext:value-type="float">
            <text:p>27.3751210526</text:p>
          </table:table-cell>
          <table:table-cell office:value-type="float" office:value="96.4143131578947" calcext:value-type="float">
            <text:p>96.4143131579</text:p>
          </table:table-cell>
          <table:table-cell office:value-type="float" office:value="54.49415" calcext:value-type="float">
            <text:p>54.49415</text:p>
          </table:table-cell>
          <table:table-cell/>
          <table:table-cell table:style-name="ce1" office:value-type="string" calcext:value-type="string">
            <text:p>campus</text:p>
          </table:table-cell>
          <table:table-cell office:value-type="float" office:value="97.4339578947369" calcext:value-type="float">
            <text:p>97.4339578947</text:p>
          </table:table-cell>
          <table:table-cell office:value-type="float" office:value="96.4143131578947" calcext:value-type="float">
            <text:p>96.4143131579</text:p>
          </table:table-cell>
          <table:table-cell/>
          <table:table-cell office:value-type="string" calcext:value-type="string">
            <text:p>campus</text:p>
          </table:table-cell>
          <table:table-cell office:value-type="float" office:value="27.3751210526316" calcext:value-type="float">
            <text:p>27.3751210526</text:p>
          </table:table-cell>
          <table:table-cell office:value-type="float" office:value="54.49415" calcext:value-type="float">
            <text:p>54.494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llway</text:p>
          </table:table-cell>
          <table:table-cell office:value-type="float" office:value="93.5714" calcext:value-type="float">
            <text:p>93.5714</text:p>
          </table:table-cell>
          <table:table-cell office:value-type="float" office:value="70.6732769230769" calcext:value-type="float">
            <text:p>70.6732769231</text:p>
          </table:table-cell>
          <table:table-cell office:value-type="float" office:value="93.2861153846154" calcext:value-type="float">
            <text:p>93.2861153846</text:p>
          </table:table-cell>
          <table:table-cell office:value-type="float" office:value="76.7184923076923" calcext:value-type="float">
            <text:p>76.7184923077</text:p>
          </table:table-cell>
          <table:table-cell/>
          <table:table-cell table:style-name="ce1" office:value-type="string" calcext:value-type="string">
            <text:p>hallway</text:p>
          </table:table-cell>
          <table:table-cell office:value-type="float" office:value="93.5714" calcext:value-type="float">
            <text:p>93.5714</text:p>
          </table:table-cell>
          <table:table-cell office:value-type="float" office:value="93.2861153846154" calcext:value-type="float">
            <text:p>93.2861153846</text:p>
          </table:table-cell>
          <table:table-cell/>
          <table:table-cell office:value-type="string" calcext:value-type="string">
            <text:p>hallway</text:p>
          </table:table-cell>
          <table:table-cell office:value-type="float" office:value="70.6732769230769" calcext:value-type="float">
            <text:p>70.6732769231</text:p>
          </table:table-cell>
          <table:table-cell office:value-type="float" office:value="76.7184923076923" calcext:value-type="float">
            <text:p>76.71849230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b</text:p>
          </table:table-cell>
          <table:table-cell office:value-type="float" office:value="92.92765" calcext:value-type="float">
            <text:p>92.92765</text:p>
          </table:table-cell>
          <table:table-cell office:value-type="float" office:value="70.3716214285714" calcext:value-type="float">
            <text:p>70.3716214286</text:p>
          </table:table-cell>
          <table:table-cell office:value-type="float" office:value="92.8134285714286" calcext:value-type="float">
            <text:p>92.8134285714</text:p>
          </table:table-cell>
          <table:table-cell office:value-type="float" office:value="82.0503071428571" calcext:value-type="float">
            <text:p>82.0503071429</text:p>
          </table:table-cell>
          <table:table-cell/>
          <table:table-cell table:style-name="ce1" office:value-type="string" calcext:value-type="string">
            <text:p>lab</text:p>
          </table:table-cell>
          <table:table-cell office:value-type="float" office:value="92.92765" calcext:value-type="float">
            <text:p>92.92765</text:p>
          </table:table-cell>
          <table:table-cell office:value-type="float" office:value="92.8134285714286" calcext:value-type="float">
            <text:p>92.8134285714</text:p>
          </table:table-cell>
          <table:table-cell/>
          <table:table-cell office:value-type="string" calcext:value-type="string">
            <text:p>lab</text:p>
          </table:table-cell>
          <table:table-cell office:value-type="float" office:value="70.3716214285714" calcext:value-type="float">
            <text:p>70.3716214286</text:p>
          </table:table-cell>
          <table:table-cell office:value-type="float" office:value="82.0503071428571" calcext:value-type="float">
            <text:p>82.0503071429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9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HSI</text:p>
          </table:table-cell>
          <table:table-cell table:number-columns-repeated="9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Datasets</text:p>
          </table:table-cell>
          <table:table-cell table:style-name="ce1" office:value-type="string" calcext:value-type="string">
            <text:p>O. Detection</text:p>
          </table:table-cell>
          <table:table-cell table:style-name="ce1" office:value-type="string" calcext:value-type="string">
            <text:p>O. Discrimination</text:p>
          </table:table-cell>
          <table:table-cell table:style-name="ce1" office:value-type="string" calcext:value-type="string">
            <text:p>Detection</text:p>
          </table:table-cell>
          <table:table-cell table:style-name="ce1" office:value-type="string" calcext:value-type="string">
            <text:p>Discrimination</text:p>
          </table:table-cell>
          <table:table-cell/>
          <table:table-cell table:style-name="ce1" office:value-type="string" calcext:value-type="string">
            <text:p>Datasets</text:p>
          </table:table-cell>
          <table:table-cell table:style-name="ce1" office:value-type="string" calcext:value-type="string">
            <text:p>O. Detection</text:p>
          </table:table-cell>
          <table:table-cell table:style-name="ce1" office:value-type="string" calcext:value-type="string">
            <text:p>Detection</text:p>
          </table:table-cell>
          <table:table-cell/>
          <table:table-cell office:value-type="string" calcext:value-type="string">
            <text:p>Datasets</text:p>
          </table:table-cell>
          <table:table-cell table:style-name="ce1" office:value-type="string" calcext:value-type="string">
            <text:p>O. Discrimination</text:p>
          </table:table-cell>
          <table:table-cell table:style-name="ce1" office:value-type="string" calcext:value-type="string">
            <text:p>Discrimina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Ts1</text:p>
          </table:table-cell>
          <table:table-cell office:value-type="float" office:value="72.819025" calcext:value-type="float">
            <text:p>72.819025</text:p>
          </table:table-cell>
          <table:table-cell office:value-type="float" office:value="71.784" calcext:value-type="float">
            <text:p>71.784</text:p>
          </table:table-cell>
          <table:table-cell office:value-type="float" office:value="72.854375" calcext:value-type="float">
            <text:p>72.854375</text:p>
          </table:table-cell>
          <table:table-cell office:value-type="float" office:value="69.1024333333333" calcext:value-type="float">
            <text:p>69.1024333333</text:p>
          </table:table-cell>
          <table:table-cell/>
          <table:table-cell table:style-name="ce1" office:value-type="string" calcext:value-type="string">
            <text:p>PETs1</text:p>
          </table:table-cell>
          <table:table-cell office:value-type="float" office:value="72.819025" calcext:value-type="float">
            <text:p>72.819025</text:p>
          </table:table-cell>
          <table:table-cell office:value-type="float" office:value="72.854375" calcext:value-type="float">
            <text:p>72.854375</text:p>
          </table:table-cell>
          <table:table-cell/>
          <table:table-cell office:value-type="string" calcext:value-type="string">
            <text:p>PETs1</text:p>
          </table:table-cell>
          <table:table-cell office:value-type="float" office:value="71.784" calcext:value-type="float">
            <text:p>71.784</text:p>
          </table:table-cell>
          <table:table-cell office:value-type="float" office:value="69.1024333333333" calcext:value-type="float">
            <text:p>69.10243333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Ts2</text:p>
          </table:table-cell>
          <table:table-cell office:value-type="float" office:value="74.2810454545455" calcext:value-type="float">
            <text:p>74.2810454545</text:p>
          </table:table-cell>
          <table:table-cell office:value-type="float" office:value="72.4930636363636" calcext:value-type="float">
            <text:p>72.4930636364</text:p>
          </table:table-cell>
          <table:table-cell office:value-type="float" office:value="74.3421454545455" calcext:value-type="float">
            <text:p>74.3421454545</text:p>
          </table:table-cell>
          <table:table-cell office:value-type="float" office:value="64.5214090909091" calcext:value-type="float">
            <text:p>64.5214090909</text:p>
          </table:table-cell>
          <table:table-cell/>
          <table:table-cell table:style-name="ce1" office:value-type="string" calcext:value-type="string">
            <text:p>PETs2</text:p>
          </table:table-cell>
          <table:table-cell office:value-type="float" office:value="74.2810454545455" calcext:value-type="float">
            <text:p>74.2810454545</text:p>
          </table:table-cell>
          <table:table-cell office:value-type="float" office:value="74.3421454545455" calcext:value-type="float">
            <text:p>74.3421454545</text:p>
          </table:table-cell>
          <table:table-cell/>
          <table:table-cell office:value-type="string" calcext:value-type="string">
            <text:p>PETs2</text:p>
          </table:table-cell>
          <table:table-cell office:value-type="float" office:value="72.4930636363636" calcext:value-type="float">
            <text:p>72.4930636364</text:p>
          </table:table-cell>
          <table:table-cell office:value-type="float" office:value="64.5214090909091" calcext:value-type="float">
            <text:p>64.52140909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ghway1</text:p>
          </table:table-cell>
          <table:table-cell office:value-type="float" office:value="71.643025" calcext:value-type="float">
            <text:p>71.643025</text:p>
          </table:table-cell>
          <table:table-cell office:value-type="float" office:value="65.2197125" calcext:value-type="float">
            <text:p>65.2197125</text:p>
          </table:table-cell>
          <table:table-cell office:value-type="float" office:value="82.2716875" calcext:value-type="float">
            <text:p>82.2716875</text:p>
          </table:table-cell>
          <table:table-cell office:value-type="float" office:value="54.48175" calcext:value-type="float">
            <text:p>54.48175</text:p>
          </table:table-cell>
          <table:table-cell/>
          <table:table-cell table:style-name="ce1" office:value-type="string" calcext:value-type="string">
            <text:p>highway1</text:p>
          </table:table-cell>
          <table:table-cell office:value-type="float" office:value="71.643025" calcext:value-type="float">
            <text:p>71.643025</text:p>
          </table:table-cell>
          <table:table-cell office:value-type="float" office:value="82.2716875" calcext:value-type="float">
            <text:p>82.2716875</text:p>
          </table:table-cell>
          <table:table-cell/>
          <table:table-cell office:value-type="string" calcext:value-type="string">
            <text:p>highway1</text:p>
          </table:table-cell>
          <table:table-cell office:value-type="float" office:value="65.2197125" calcext:value-type="float">
            <text:p>65.2197125</text:p>
          </table:table-cell>
          <table:table-cell office:value-type="float" office:value="54.48175" calcext:value-type="float">
            <text:p>54.481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ghway3</text:p>
          </table:table-cell>
          <table:table-cell office:value-type="float" office:value="76.0289857142857" calcext:value-type="float">
            <text:p>76.0289857143</text:p>
          </table:table-cell>
          <table:table-cell office:value-type="float" office:value="42.5428142857143" calcext:value-type="float">
            <text:p>42.5428142857</text:p>
          </table:table-cell>
          <table:table-cell office:value-type="float" office:value="74.6595428571429" calcext:value-type="float">
            <text:p>74.6595428571</text:p>
          </table:table-cell>
          <table:table-cell office:value-type="float" office:value="46.9165142857143" calcext:value-type="float">
            <text:p>46.9165142857</text:p>
          </table:table-cell>
          <table:table-cell/>
          <table:table-cell table:style-name="ce1" office:value-type="string" calcext:value-type="string">
            <text:p>highway3</text:p>
          </table:table-cell>
          <table:table-cell office:value-type="float" office:value="76.0289857142857" calcext:value-type="float">
            <text:p>76.0289857143</text:p>
          </table:table-cell>
          <table:table-cell office:value-type="float" office:value="74.6595428571429" calcext:value-type="float">
            <text:p>74.6595428571</text:p>
          </table:table-cell>
          <table:table-cell/>
          <table:table-cell office:value-type="string" calcext:value-type="string">
            <text:p>highway3</text:p>
          </table:table-cell>
          <table:table-cell office:value-type="float" office:value="42.5428142857143" calcext:value-type="float">
            <text:p>42.5428142857</text:p>
          </table:table-cell>
          <table:table-cell office:value-type="float" office:value="46.9165142857143" calcext:value-type="float">
            <text:p>46.91651428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om</text:p>
          </table:table-cell>
          <table:table-cell office:value-type="float" office:value="89.3679772727273" calcext:value-type="float">
            <text:p>89.3679772727</text:p>
          </table:table-cell>
          <table:table-cell office:value-type="float" office:value="68.0787454545455" calcext:value-type="float">
            <text:p>68.0787454545</text:p>
          </table:table-cell>
          <table:table-cell office:value-type="float" office:value="89.1515681818182" calcext:value-type="float">
            <text:p>89.1515681818</text:p>
          </table:table-cell>
          <table:table-cell office:value-type="float" office:value="72.3392772727273" calcext:value-type="float">
            <text:p>72.3392772727</text:p>
          </table:table-cell>
          <table:table-cell/>
          <table:table-cell table:style-name="ce1" office:value-type="string" calcext:value-type="string">
            <text:p>room</text:p>
          </table:table-cell>
          <table:table-cell office:value-type="float" office:value="89.3679772727273" calcext:value-type="float">
            <text:p>89.3679772727</text:p>
          </table:table-cell>
          <table:table-cell office:value-type="float" office:value="89.1515681818182" calcext:value-type="float">
            <text:p>89.1515681818</text:p>
          </table:table-cell>
          <table:table-cell/>
          <table:table-cell office:value-type="string" calcext:value-type="string">
            <text:p>room</text:p>
          </table:table-cell>
          <table:table-cell office:value-type="float" office:value="68.0787454545455" calcext:value-type="float">
            <text:p>68.0787454545</text:p>
          </table:table-cell>
          <table:table-cell office:value-type="float" office:value="72.3392772727273" calcext:value-type="float">
            <text:p>72.33927727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mpus</text:p>
          </table:table-cell>
          <table:table-cell office:value-type="float" office:value="97.4339578947369" calcext:value-type="float">
            <text:p>97.4339578947</text:p>
          </table:table-cell>
          <table:table-cell office:value-type="float" office:value="27.3751210526316" calcext:value-type="float">
            <text:p>27.3751210526</text:p>
          </table:table-cell>
          <table:table-cell office:value-type="float" office:value="96.0646947368421" calcext:value-type="float">
            <text:p>96.0646947368</text:p>
          </table:table-cell>
          <table:table-cell office:value-type="float" office:value="57.4068421052632" calcext:value-type="float">
            <text:p>57.4068421053</text:p>
          </table:table-cell>
          <table:table-cell/>
          <table:table-cell table:style-name="ce1" office:value-type="string" calcext:value-type="string">
            <text:p>campus</text:p>
          </table:table-cell>
          <table:table-cell office:value-type="float" office:value="97.4339578947369" calcext:value-type="float">
            <text:p>97.4339578947</text:p>
          </table:table-cell>
          <table:table-cell office:value-type="float" office:value="96.0646947368421" calcext:value-type="float">
            <text:p>96.0646947368</text:p>
          </table:table-cell>
          <table:table-cell/>
          <table:table-cell office:value-type="string" calcext:value-type="string">
            <text:p>campus</text:p>
          </table:table-cell>
          <table:table-cell office:value-type="float" office:value="27.3751210526316" calcext:value-type="float">
            <text:p>27.3751210526</text:p>
          </table:table-cell>
          <table:table-cell office:value-type="float" office:value="57.4068421052632" calcext:value-type="float">
            <text:p>57.40684210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llway</text:p>
          </table:table-cell>
          <table:table-cell office:value-type="float" office:value="93.5714" calcext:value-type="float">
            <text:p>93.5714</text:p>
          </table:table-cell>
          <table:table-cell office:value-type="float" office:value="70.6732769230769" calcext:value-type="float">
            <text:p>70.6732769231</text:p>
          </table:table-cell>
          <table:table-cell office:value-type="float" office:value="92.7825846153846" calcext:value-type="float">
            <text:p>92.7825846154</text:p>
          </table:table-cell>
          <table:table-cell office:value-type="float" office:value="78.7843923076923" calcext:value-type="float">
            <text:p>78.7843923077</text:p>
          </table:table-cell>
          <table:table-cell/>
          <table:table-cell table:style-name="ce1" office:value-type="string" calcext:value-type="string">
            <text:p>hallway</text:p>
          </table:table-cell>
          <table:table-cell office:value-type="float" office:value="93.5714" calcext:value-type="float">
            <text:p>93.5714</text:p>
          </table:table-cell>
          <table:table-cell office:value-type="float" office:value="92.7825846153846" calcext:value-type="float">
            <text:p>92.7825846154</text:p>
          </table:table-cell>
          <table:table-cell/>
          <table:table-cell office:value-type="string" calcext:value-type="string">
            <text:p>hallway</text:p>
          </table:table-cell>
          <table:table-cell office:value-type="float" office:value="70.6732769230769" calcext:value-type="float">
            <text:p>70.6732769231</text:p>
          </table:table-cell>
          <table:table-cell office:value-type="float" office:value="78.7843923076923" calcext:value-type="float">
            <text:p>78.78439230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b</text:p>
          </table:table-cell>
          <table:table-cell office:value-type="float" office:value="92.92765" calcext:value-type="float">
            <text:p>92.92765</text:p>
          </table:table-cell>
          <table:table-cell office:value-type="float" office:value="70.3716214285714" calcext:value-type="float">
            <text:p>70.3716214286</text:p>
          </table:table-cell>
          <table:table-cell office:value-type="float" office:value="93.1937714285714" calcext:value-type="float">
            <text:p>93.1937714286</text:p>
          </table:table-cell>
          <table:table-cell office:value-type="float" office:value="79.6983142857143" calcext:value-type="float">
            <text:p>79.6983142857</text:p>
          </table:table-cell>
          <table:table-cell/>
          <table:table-cell table:style-name="ce1" office:value-type="string" calcext:value-type="string">
            <text:p>lab</text:p>
          </table:table-cell>
          <table:table-cell office:value-type="float" office:value="92.92765" calcext:value-type="float">
            <text:p>92.92765</text:p>
          </table:table-cell>
          <table:table-cell office:value-type="float" office:value="93.1937714285714" calcext:value-type="float">
            <text:p>93.1937714286</text:p>
          </table:table-cell>
          <table:table-cell/>
          <table:table-cell office:value-type="string" calcext:value-type="string">
            <text:p>lab</text:p>
          </table:table-cell>
          <table:table-cell office:value-type="float" office:value="70.3716214285714" calcext:value-type="float">
            <text:p>70.3716214286</text:p>
          </table:table-cell>
          <table:table-cell office:value-type="float" office:value="79.6983142857143" calcext:value-type="float">
            <text:p>79.6983142857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9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HSL</text:p>
          </table:table-cell>
          <table:table-cell table:number-columns-repeated="9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Datasets</text:p>
          </table:table-cell>
          <table:table-cell table:style-name="ce1" office:value-type="string" calcext:value-type="string">
            <text:p>O. Detection</text:p>
          </table:table-cell>
          <table:table-cell table:style-name="ce1" office:value-type="string" calcext:value-type="string">
            <text:p>O. Discrimination</text:p>
          </table:table-cell>
          <table:table-cell table:style-name="ce1" office:value-type="string" calcext:value-type="string">
            <text:p>Detection</text:p>
          </table:table-cell>
          <table:table-cell table:style-name="ce1" office:value-type="string" calcext:value-type="string">
            <text:p>Discrimination</text:p>
          </table:table-cell>
          <table:table-cell/>
          <table:table-cell table:style-name="ce1" office:value-type="string" calcext:value-type="string">
            <text:p>Datasets</text:p>
          </table:table-cell>
          <table:table-cell table:style-name="ce1" office:value-type="string" calcext:value-type="string">
            <text:p>O. Detection</text:p>
          </table:table-cell>
          <table:table-cell table:style-name="ce1" office:value-type="string" calcext:value-type="string">
            <text:p>Detection</text:p>
          </table:table-cell>
          <table:table-cell/>
          <table:table-cell office:value-type="string" calcext:value-type="string">
            <text:p>Datasets</text:p>
          </table:table-cell>
          <table:table-cell table:style-name="ce1" office:value-type="string" calcext:value-type="string">
            <text:p>O. Discrimination</text:p>
          </table:table-cell>
          <table:table-cell table:style-name="ce1" office:value-type="string" calcext:value-type="string">
            <text:p>Discrimina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Ts1</text:p>
          </table:table-cell>
          <table:table-cell office:value-type="float" office:value="72.819025" calcext:value-type="float">
            <text:p>72.819025</text:p>
          </table:table-cell>
          <table:table-cell office:value-type="float" office:value="71.784" calcext:value-type="float">
            <text:p>71.784</text:p>
          </table:table-cell>
          <table:table-cell office:value-type="float" office:value="72.8531" calcext:value-type="float">
            <text:p>72.8531</text:p>
          </table:table-cell>
          <table:table-cell office:value-type="float" office:value="69.1186666666667" calcext:value-type="float">
            <text:p>69.1186666667</text:p>
          </table:table-cell>
          <table:table-cell/>
          <table:table-cell table:style-name="ce1" office:value-type="string" calcext:value-type="string">
            <text:p>PETs1</text:p>
          </table:table-cell>
          <table:table-cell office:value-type="float" office:value="72.819025" calcext:value-type="float">
            <text:p>72.819025</text:p>
          </table:table-cell>
          <table:table-cell office:value-type="float" office:value="72.8531" calcext:value-type="float">
            <text:p>72.8531</text:p>
          </table:table-cell>
          <table:table-cell/>
          <table:table-cell office:value-type="string" calcext:value-type="string">
            <text:p>PETs1</text:p>
          </table:table-cell>
          <table:table-cell office:value-type="float" office:value="71.784" calcext:value-type="float">
            <text:p>71.784</text:p>
          </table:table-cell>
          <table:table-cell office:value-type="float" office:value="69.1186666666667" calcext:value-type="float">
            <text:p>69.11866666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Ts2</text:p>
          </table:table-cell>
          <table:table-cell office:value-type="float" office:value="74.2810454545455" calcext:value-type="float">
            <text:p>74.2810454545</text:p>
          </table:table-cell>
          <table:table-cell office:value-type="float" office:value="72.4930636363636" calcext:value-type="float">
            <text:p>72.4930636364</text:p>
          </table:table-cell>
          <table:table-cell office:value-type="float" office:value="74.3355727272727" calcext:value-type="float">
            <text:p>74.3355727273</text:p>
          </table:table-cell>
          <table:table-cell office:value-type="float" office:value="64.4078545454545" calcext:value-type="float">
            <text:p>64.4078545455</text:p>
          </table:table-cell>
          <table:table-cell/>
          <table:table-cell table:style-name="ce1" office:value-type="string" calcext:value-type="string">
            <text:p>PETs2</text:p>
          </table:table-cell>
          <table:table-cell office:value-type="float" office:value="74.2810454545455" calcext:value-type="float">
            <text:p>74.2810454545</text:p>
          </table:table-cell>
          <table:table-cell office:value-type="float" office:value="74.3355727272727" calcext:value-type="float">
            <text:p>74.3355727273</text:p>
          </table:table-cell>
          <table:table-cell/>
          <table:table-cell office:value-type="string" calcext:value-type="string">
            <text:p>PETs2</text:p>
          </table:table-cell>
          <table:table-cell office:value-type="float" office:value="72.4930636363636" calcext:value-type="float">
            <text:p>72.4930636364</text:p>
          </table:table-cell>
          <table:table-cell office:value-type="float" office:value="64.4078545454545" calcext:value-type="float">
            <text:p>64.40785454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ghway1</text:p>
          </table:table-cell>
          <table:table-cell office:value-type="float" office:value="71.643025" calcext:value-type="float">
            <text:p>71.643025</text:p>
          </table:table-cell>
          <table:table-cell office:value-type="float" office:value="65.2197125" calcext:value-type="float">
            <text:p>65.2197125</text:p>
          </table:table-cell>
          <table:table-cell office:value-type="float" office:value="82.31705" calcext:value-type="float">
            <text:p>82.31705</text:p>
          </table:table-cell>
          <table:table-cell office:value-type="float" office:value="54.3758375" calcext:value-type="float">
            <text:p>54.3758375</text:p>
          </table:table-cell>
          <table:table-cell/>
          <table:table-cell table:style-name="ce1" office:value-type="string" calcext:value-type="string">
            <text:p>highway1</text:p>
          </table:table-cell>
          <table:table-cell office:value-type="float" office:value="71.643025" calcext:value-type="float">
            <text:p>71.643025</text:p>
          </table:table-cell>
          <table:table-cell office:value-type="float" office:value="82.31705" calcext:value-type="float">
            <text:p>82.31705</text:p>
          </table:table-cell>
          <table:table-cell/>
          <table:table-cell office:value-type="string" calcext:value-type="string">
            <text:p>highway1</text:p>
          </table:table-cell>
          <table:table-cell office:value-type="float" office:value="65.2197125" calcext:value-type="float">
            <text:p>65.2197125</text:p>
          </table:table-cell>
          <table:table-cell office:value-type="float" office:value="54.3758375" calcext:value-type="float">
            <text:p>54.37583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ghway3</text:p>
          </table:table-cell>
          <table:table-cell office:value-type="float" office:value="76.0289857142857" calcext:value-type="float">
            <text:p>76.0289857143</text:p>
          </table:table-cell>
          <table:table-cell office:value-type="float" office:value="42.5428142857143" calcext:value-type="float">
            <text:p>42.5428142857</text:p>
          </table:table-cell>
          <table:table-cell office:value-type="float" office:value="74.6785428571429" calcext:value-type="float">
            <text:p>74.6785428571</text:p>
          </table:table-cell>
          <table:table-cell office:value-type="float" office:value="46.6427428571429" calcext:value-type="float">
            <text:p>46.6427428571</text:p>
          </table:table-cell>
          <table:table-cell/>
          <table:table-cell table:style-name="ce1" office:value-type="string" calcext:value-type="string">
            <text:p>highway3</text:p>
          </table:table-cell>
          <table:table-cell office:value-type="float" office:value="76.0289857142857" calcext:value-type="float">
            <text:p>76.0289857143</text:p>
          </table:table-cell>
          <table:table-cell office:value-type="float" office:value="74.6785428571429" calcext:value-type="float">
            <text:p>74.6785428571</text:p>
          </table:table-cell>
          <table:table-cell/>
          <table:table-cell office:value-type="string" calcext:value-type="string">
            <text:p>highway3</text:p>
          </table:table-cell>
          <table:table-cell office:value-type="float" office:value="42.5428142857143" calcext:value-type="float">
            <text:p>42.5428142857</text:p>
          </table:table-cell>
          <table:table-cell office:value-type="float" office:value="46.6427428571429" calcext:value-type="float">
            <text:p>46.64274285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om</text:p>
          </table:table-cell>
          <table:table-cell office:value-type="float" office:value="89.3679772727273" calcext:value-type="float">
            <text:p>89.3679772727</text:p>
          </table:table-cell>
          <table:table-cell office:value-type="float" office:value="68.0787454545455" calcext:value-type="float">
            <text:p>68.0787454545</text:p>
          </table:table-cell>
          <table:table-cell office:value-type="float" office:value="89.1729909090909" calcext:value-type="float">
            <text:p>89.1729909091</text:p>
          </table:table-cell>
          <table:table-cell office:value-type="float" office:value="72.2815863636364" calcext:value-type="float">
            <text:p>72.2815863636</text:p>
          </table:table-cell>
          <table:table-cell/>
          <table:table-cell table:style-name="ce1" office:value-type="string" calcext:value-type="string">
            <text:p>room</text:p>
          </table:table-cell>
          <table:table-cell office:value-type="float" office:value="89.3679772727273" calcext:value-type="float">
            <text:p>89.3679772727</text:p>
          </table:table-cell>
          <table:table-cell office:value-type="float" office:value="89.1729909090909" calcext:value-type="float">
            <text:p>89.1729909091</text:p>
          </table:table-cell>
          <table:table-cell/>
          <table:table-cell office:value-type="string" calcext:value-type="string">
            <text:p>room</text:p>
          </table:table-cell>
          <table:table-cell office:value-type="float" office:value="68.0787454545455" calcext:value-type="float">
            <text:p>68.0787454545</text:p>
          </table:table-cell>
          <table:table-cell office:value-type="float" office:value="72.2815863636364" calcext:value-type="float">
            <text:p>72.28158636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mpus</text:p>
          </table:table-cell>
          <table:table-cell office:value-type="float" office:value="97.4339578947369" calcext:value-type="float">
            <text:p>97.4339578947</text:p>
          </table:table-cell>
          <table:table-cell office:value-type="float" office:value="27.3751210526316" calcext:value-type="float">
            <text:p>27.3751210526</text:p>
          </table:table-cell>
          <table:table-cell office:value-type="float" office:value="96.0369605263158" calcext:value-type="float">
            <text:p>96.0369605263</text:p>
          </table:table-cell>
          <table:table-cell office:value-type="float" office:value="57.0119315789474" calcext:value-type="float">
            <text:p>57.0119315789</text:p>
          </table:table-cell>
          <table:table-cell/>
          <table:table-cell table:style-name="ce1" office:value-type="string" calcext:value-type="string">
            <text:p>campus</text:p>
          </table:table-cell>
          <table:table-cell office:value-type="float" office:value="97.4339578947369" calcext:value-type="float">
            <text:p>97.4339578947</text:p>
          </table:table-cell>
          <table:table-cell office:value-type="float" office:value="96.0369605263158" calcext:value-type="float">
            <text:p>96.0369605263</text:p>
          </table:table-cell>
          <table:table-cell/>
          <table:table-cell office:value-type="string" calcext:value-type="string">
            <text:p>campus</text:p>
          </table:table-cell>
          <table:table-cell office:value-type="float" office:value="27.3751210526316" calcext:value-type="float">
            <text:p>27.3751210526</text:p>
          </table:table-cell>
          <table:table-cell office:value-type="float" office:value="57.0119315789474" calcext:value-type="float">
            <text:p>57.01193157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llway</text:p>
          </table:table-cell>
          <table:table-cell office:value-type="float" office:value="93.5714" calcext:value-type="float">
            <text:p>93.5714</text:p>
          </table:table-cell>
          <table:table-cell office:value-type="float" office:value="70.6732769230769" calcext:value-type="float">
            <text:p>70.6732769231</text:p>
          </table:table-cell>
          <table:table-cell office:value-type="float" office:value="92.8048461538461" calcext:value-type="float">
            <text:p>92.8048461538</text:p>
          </table:table-cell>
          <table:table-cell office:value-type="float" office:value="78.7509" calcext:value-type="float">
            <text:p>78.7509</text:p>
          </table:table-cell>
          <table:table-cell/>
          <table:table-cell table:style-name="ce1" office:value-type="string" calcext:value-type="string">
            <text:p>hallway</text:p>
          </table:table-cell>
          <table:table-cell office:value-type="float" office:value="93.5714" calcext:value-type="float">
            <text:p>93.5714</text:p>
          </table:table-cell>
          <table:table-cell office:value-type="float" office:value="92.8048461538461" calcext:value-type="float">
            <text:p>92.8048461538</text:p>
          </table:table-cell>
          <table:table-cell/>
          <table:table-cell office:value-type="string" calcext:value-type="string">
            <text:p>hallway</text:p>
          </table:table-cell>
          <table:table-cell office:value-type="float" office:value="70.6732769230769" calcext:value-type="float">
            <text:p>70.6732769231</text:p>
          </table:table-cell>
          <table:table-cell office:value-type="float" office:value="78.7509" calcext:value-type="float">
            <text:p>78.75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b</text:p>
          </table:table-cell>
          <table:table-cell office:value-type="float" office:value="92.92765" calcext:value-type="float">
            <text:p>92.92765</text:p>
          </table:table-cell>
          <table:table-cell office:value-type="float" office:value="70.3716214285714" calcext:value-type="float">
            <text:p>70.3716214286</text:p>
          </table:table-cell>
          <table:table-cell office:value-type="float" office:value="93.20285" calcext:value-type="float">
            <text:p>93.20285</text:p>
          </table:table-cell>
          <table:table-cell office:value-type="float" office:value="79.6792571428571" calcext:value-type="float">
            <text:p>79.6792571429</text:p>
          </table:table-cell>
          <table:table-cell/>
          <table:table-cell table:style-name="ce1" office:value-type="string" calcext:value-type="string">
            <text:p>lab</text:p>
          </table:table-cell>
          <table:table-cell office:value-type="float" office:value="92.92765" calcext:value-type="float">
            <text:p>92.92765</text:p>
          </table:table-cell>
          <table:table-cell office:value-type="float" office:value="93.20285" calcext:value-type="float">
            <text:p>93.20285</text:p>
          </table:table-cell>
          <table:table-cell/>
          <table:table-cell office:value-type="string" calcext:value-type="string">
            <text:p>lab</text:p>
          </table:table-cell>
          <table:table-cell office:value-type="float" office:value="70.3716214285714" calcext:value-type="float">
            <text:p>70.3716214286</text:p>
          </table:table-cell>
          <table:table-cell office:value-type="float" office:value="79.6792571428571" calcext:value-type="float">
            <text:p>79.6792571429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9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Luma</text:p>
          </table:table-cell>
          <table:table-cell table:number-columns-repeated="9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Datasets</text:p>
          </table:table-cell>
          <table:table-cell table:style-name="ce1" office:value-type="string" calcext:value-type="string">
            <text:p>O. Detection</text:p>
          </table:table-cell>
          <table:table-cell table:style-name="ce1" office:value-type="string" calcext:value-type="string">
            <text:p>O. Discrimination</text:p>
          </table:table-cell>
          <table:table-cell table:style-name="ce1" office:value-type="string" calcext:value-type="string">
            <text:p>Detection</text:p>
          </table:table-cell>
          <table:table-cell table:style-name="ce1" office:value-type="string" calcext:value-type="string">
            <text:p>Discrimination</text:p>
          </table:table-cell>
          <table:table-cell/>
          <table:table-cell table:style-name="ce1" office:value-type="string" calcext:value-type="string">
            <text:p>Datasets</text:p>
          </table:table-cell>
          <table:table-cell table:style-name="ce1" office:value-type="string" calcext:value-type="string">
            <text:p>O. Detection</text:p>
          </table:table-cell>
          <table:table-cell table:style-name="ce1" office:value-type="string" calcext:value-type="string">
            <text:p>Detection</text:p>
          </table:table-cell>
          <table:table-cell/>
          <table:table-cell office:value-type="string" calcext:value-type="string">
            <text:p>Datasets</text:p>
          </table:table-cell>
          <table:table-cell table:style-name="ce1" office:value-type="string" calcext:value-type="string">
            <text:p>O. Discrimination</text:p>
          </table:table-cell>
          <table:table-cell table:style-name="ce1" office:value-type="string" calcext:value-type="string">
            <text:p>Discrimina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Ts1</text:p>
          </table:table-cell>
          <table:table-cell office:value-type="float" office:value="72.819025" calcext:value-type="float">
            <text:p>72.819025</text:p>
          </table:table-cell>
          <table:table-cell office:value-type="float" office:value="71.784" calcext:value-type="float">
            <text:p>71.784</text:p>
          </table:table-cell>
          <table:table-cell office:value-type="float" office:value="72.6871583333333" calcext:value-type="float">
            <text:p>72.6871583333</text:p>
          </table:table-cell>
          <table:table-cell office:value-type="float" office:value="69.4103666666667" calcext:value-type="float">
            <text:p>69.4103666667</text:p>
          </table:table-cell>
          <table:table-cell/>
          <table:table-cell table:style-name="ce1" office:value-type="string" calcext:value-type="string">
            <text:p>PETs1</text:p>
          </table:table-cell>
          <table:table-cell office:value-type="float" office:value="72.819025" calcext:value-type="float">
            <text:p>72.819025</text:p>
          </table:table-cell>
          <table:table-cell office:value-type="float" office:value="72.6871583333333" calcext:value-type="float">
            <text:p>72.6871583333</text:p>
          </table:table-cell>
          <table:table-cell/>
          <table:table-cell office:value-type="string" calcext:value-type="string">
            <text:p>PETs1</text:p>
          </table:table-cell>
          <table:table-cell office:value-type="float" office:value="71.784" calcext:value-type="float">
            <text:p>71.784</text:p>
          </table:table-cell>
          <table:table-cell office:value-type="float" office:value="69.4103666666667" calcext:value-type="float">
            <text:p>69.41036666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Ts2</text:p>
          </table:table-cell>
          <table:table-cell office:value-type="float" office:value="74.2810454545455" calcext:value-type="float">
            <text:p>74.2810454545</text:p>
          </table:table-cell>
          <table:table-cell office:value-type="float" office:value="72.4930636363636" calcext:value-type="float">
            <text:p>72.4930636364</text:p>
          </table:table-cell>
          <table:table-cell office:value-type="float" office:value="74.3421454545455" calcext:value-type="float">
            <text:p>74.3421454545</text:p>
          </table:table-cell>
          <table:table-cell office:value-type="float" office:value="65.1814" calcext:value-type="float">
            <text:p>65.1814</text:p>
          </table:table-cell>
          <table:table-cell/>
          <table:table-cell table:style-name="ce1" office:value-type="string" calcext:value-type="string">
            <text:p>PETs2</text:p>
          </table:table-cell>
          <table:table-cell office:value-type="float" office:value="74.2810454545455" calcext:value-type="float">
            <text:p>74.2810454545</text:p>
          </table:table-cell>
          <table:table-cell office:value-type="float" office:value="74.3421454545455" calcext:value-type="float">
            <text:p>74.3421454545</text:p>
          </table:table-cell>
          <table:table-cell/>
          <table:table-cell office:value-type="string" calcext:value-type="string">
            <text:p>PETs2</text:p>
          </table:table-cell>
          <table:table-cell office:value-type="float" office:value="72.4930636363636" calcext:value-type="float">
            <text:p>72.4930636364</text:p>
          </table:table-cell>
          <table:table-cell office:value-type="float" office:value="65.1814" calcext:value-type="float">
            <text:p>65.18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ghway1</text:p>
          </table:table-cell>
          <table:table-cell office:value-type="float" office:value="71.643025" calcext:value-type="float">
            <text:p>71.643025</text:p>
          </table:table-cell>
          <table:table-cell office:value-type="float" office:value="65.2197125" calcext:value-type="float">
            <text:p>65.2197125</text:p>
          </table:table-cell>
          <table:table-cell office:value-type="float" office:value="81.6878375" calcext:value-type="float">
            <text:p>81.6878375</text:p>
          </table:table-cell>
          <table:table-cell office:value-type="float" office:value="55.7434375" calcext:value-type="float">
            <text:p>55.7434375</text:p>
          </table:table-cell>
          <table:table-cell/>
          <table:table-cell table:style-name="ce1" office:value-type="string" calcext:value-type="string">
            <text:p>highway1</text:p>
          </table:table-cell>
          <table:table-cell office:value-type="float" office:value="71.643025" calcext:value-type="float">
            <text:p>71.643025</text:p>
          </table:table-cell>
          <table:table-cell office:value-type="float" office:value="81.6878375" calcext:value-type="float">
            <text:p>81.6878375</text:p>
          </table:table-cell>
          <table:table-cell/>
          <table:table-cell office:value-type="string" calcext:value-type="string">
            <text:p>highway1</text:p>
          </table:table-cell>
          <table:table-cell office:value-type="float" office:value="65.2197125" calcext:value-type="float">
            <text:p>65.2197125</text:p>
          </table:table-cell>
          <table:table-cell office:value-type="float" office:value="55.7434375" calcext:value-type="float">
            <text:p>55.74343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ghway3</text:p>
          </table:table-cell>
          <table:table-cell office:value-type="float" office:value="76.0289857142857" calcext:value-type="float">
            <text:p>76.0289857143</text:p>
          </table:table-cell>
          <table:table-cell office:value-type="float" office:value="42.5428142857143" calcext:value-type="float">
            <text:p>42.5428142857</text:p>
          </table:table-cell>
          <table:table-cell office:value-type="float" office:value="74.9838142857143" calcext:value-type="float">
            <text:p>74.9838142857</text:p>
          </table:table-cell>
          <table:table-cell office:value-type="float" office:value="46.4739285714286" calcext:value-type="float">
            <text:p>46.4739285714</text:p>
          </table:table-cell>
          <table:table-cell/>
          <table:table-cell table:style-name="ce1" office:value-type="string" calcext:value-type="string">
            <text:p>highway3</text:p>
          </table:table-cell>
          <table:table-cell office:value-type="float" office:value="76.0289857142857" calcext:value-type="float">
            <text:p>76.0289857143</text:p>
          </table:table-cell>
          <table:table-cell office:value-type="float" office:value="74.9838142857143" calcext:value-type="float">
            <text:p>74.9838142857</text:p>
          </table:table-cell>
          <table:table-cell/>
          <table:table-cell office:value-type="string" calcext:value-type="string">
            <text:p>highway3</text:p>
          </table:table-cell>
          <table:table-cell office:value-type="float" office:value="42.5428142857143" calcext:value-type="float">
            <text:p>42.5428142857</text:p>
          </table:table-cell>
          <table:table-cell office:value-type="float" office:value="46.4739285714286" calcext:value-type="float">
            <text:p>46.47392857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om</text:p>
          </table:table-cell>
          <table:table-cell office:value-type="float" office:value="89.3679772727273" calcext:value-type="float">
            <text:p>89.3679772727</text:p>
          </table:table-cell>
          <table:table-cell office:value-type="float" office:value="68.0787454545455" calcext:value-type="float">
            <text:p>68.0787454545</text:p>
          </table:table-cell>
          <table:table-cell office:value-type="float" office:value="89.0867545454545" calcext:value-type="float">
            <text:p>89.0867545455</text:p>
          </table:table-cell>
          <table:table-cell office:value-type="float" office:value="72.9677863636364" calcext:value-type="float">
            <text:p>72.9677863636</text:p>
          </table:table-cell>
          <table:table-cell/>
          <table:table-cell table:style-name="ce1" office:value-type="string" calcext:value-type="string">
            <text:p>room</text:p>
          </table:table-cell>
          <table:table-cell office:value-type="float" office:value="89.3679772727273" calcext:value-type="float">
            <text:p>89.3679772727</text:p>
          </table:table-cell>
          <table:table-cell office:value-type="float" office:value="89.0867545454545" calcext:value-type="float">
            <text:p>89.0867545455</text:p>
          </table:table-cell>
          <table:table-cell/>
          <table:table-cell office:value-type="string" calcext:value-type="string">
            <text:p>room</text:p>
          </table:table-cell>
          <table:table-cell office:value-type="float" office:value="68.0787454545455" calcext:value-type="float">
            <text:p>68.0787454545</text:p>
          </table:table-cell>
          <table:table-cell office:value-type="float" office:value="72.9677863636364" calcext:value-type="float">
            <text:p>72.96778636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mpus</text:p>
          </table:table-cell>
          <table:table-cell office:value-type="float" office:value="97.4339578947369" calcext:value-type="float">
            <text:p>97.4339578947</text:p>
          </table:table-cell>
          <table:table-cell office:value-type="float" office:value="27.3751210526316" calcext:value-type="float">
            <text:p>27.3751210526</text:p>
          </table:table-cell>
          <table:table-cell office:value-type="float" office:value="96.047297368421" calcext:value-type="float">
            <text:p>96.0472973684</text:p>
          </table:table-cell>
          <table:table-cell office:value-type="float" office:value="59.4174736842105" calcext:value-type="float">
            <text:p>59.4174736842</text:p>
          </table:table-cell>
          <table:table-cell/>
          <table:table-cell table:style-name="ce1" office:value-type="string" calcext:value-type="string">
            <text:p>campus</text:p>
          </table:table-cell>
          <table:table-cell office:value-type="float" office:value="97.4339578947369" calcext:value-type="float">
            <text:p>97.4339578947</text:p>
          </table:table-cell>
          <table:table-cell office:value-type="float" office:value="96.047297368421" calcext:value-type="float">
            <text:p>96.0472973684</text:p>
          </table:table-cell>
          <table:table-cell/>
          <table:table-cell office:value-type="string" calcext:value-type="string">
            <text:p>campus</text:p>
          </table:table-cell>
          <table:table-cell office:value-type="float" office:value="27.3751210526316" calcext:value-type="float">
            <text:p>27.3751210526</text:p>
          </table:table-cell>
          <table:table-cell office:value-type="float" office:value="59.4174736842105" calcext:value-type="float">
            <text:p>59.41747368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llway</text:p>
          </table:table-cell>
          <table:table-cell office:value-type="float" office:value="93.5714" calcext:value-type="float">
            <text:p>93.5714</text:p>
          </table:table-cell>
          <table:table-cell office:value-type="float" office:value="70.6732769230769" calcext:value-type="float">
            <text:p>70.6732769231</text:p>
          </table:table-cell>
          <table:table-cell office:value-type="float" office:value="92.7470076923077" calcext:value-type="float">
            <text:p>92.7470076923</text:p>
          </table:table-cell>
          <table:table-cell office:value-type="float" office:value="79.0424692307692" calcext:value-type="float">
            <text:p>79.0424692308</text:p>
          </table:table-cell>
          <table:table-cell/>
          <table:table-cell table:style-name="ce1" office:value-type="string" calcext:value-type="string">
            <text:p>hallway</text:p>
          </table:table-cell>
          <table:table-cell office:value-type="float" office:value="93.5714" calcext:value-type="float">
            <text:p>93.5714</text:p>
          </table:table-cell>
          <table:table-cell office:value-type="float" office:value="92.7470076923077" calcext:value-type="float">
            <text:p>92.7470076923</text:p>
          </table:table-cell>
          <table:table-cell/>
          <table:table-cell office:value-type="string" calcext:value-type="string">
            <text:p>hallway</text:p>
          </table:table-cell>
          <table:table-cell office:value-type="float" office:value="70.6732769230769" calcext:value-type="float">
            <text:p>70.6732769231</text:p>
          </table:table-cell>
          <table:table-cell office:value-type="float" office:value="79.0424692307692" calcext:value-type="float">
            <text:p>79.04246923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b</text:p>
          </table:table-cell>
          <table:table-cell office:value-type="float" office:value="92.92765" calcext:value-type="float">
            <text:p>92.92765</text:p>
          </table:table-cell>
          <table:table-cell office:value-type="float" office:value="70.3716214285714" calcext:value-type="float">
            <text:p>70.3716214286</text:p>
          </table:table-cell>
          <table:table-cell office:value-type="float" office:value="93.1447928571429" calcext:value-type="float">
            <text:p>93.1447928571</text:p>
          </table:table-cell>
          <table:table-cell office:value-type="float" office:value="80.0094357142857" calcext:value-type="float">
            <text:p>80.0094357143</text:p>
          </table:table-cell>
          <table:table-cell/>
          <table:table-cell table:style-name="ce1" office:value-type="string" calcext:value-type="string">
            <text:p>lab</text:p>
          </table:table-cell>
          <table:table-cell office:value-type="float" office:value="92.92765" calcext:value-type="float">
            <text:p>92.92765</text:p>
          </table:table-cell>
          <table:table-cell office:value-type="float" office:value="93.1447928571429" calcext:value-type="float">
            <text:p>93.1447928571</text:p>
          </table:table-cell>
          <table:table-cell/>
          <table:table-cell office:value-type="string" calcext:value-type="string">
            <text:p>lab</text:p>
          </table:table-cell>
          <table:table-cell office:value-type="float" office:value="70.3716214285714" calcext:value-type="float">
            <text:p>70.3716214286</text:p>
          </table:table-cell>
          <table:table-cell office:value-type="float" office:value="80.0094357142857" calcext:value-type="float">
            <text:p>80.0094357143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9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Norm</text:p>
          </table:table-cell>
          <table:table-cell table:number-columns-repeated="9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Datasets</text:p>
          </table:table-cell>
          <table:table-cell table:style-name="ce1" office:value-type="string" calcext:value-type="string">
            <text:p>O. Detection</text:p>
          </table:table-cell>
          <table:table-cell table:style-name="ce1" office:value-type="string" calcext:value-type="string">
            <text:p>O. Discrimination</text:p>
          </table:table-cell>
          <table:table-cell table:style-name="ce1" office:value-type="string" calcext:value-type="string">
            <text:p>Detection</text:p>
          </table:table-cell>
          <table:table-cell table:style-name="ce1" office:value-type="string" calcext:value-type="string">
            <text:p>Discrimination</text:p>
          </table:table-cell>
          <table:table-cell/>
          <table:table-cell table:style-name="ce1" office:value-type="string" calcext:value-type="string">
            <text:p>Datasets</text:p>
          </table:table-cell>
          <table:table-cell table:style-name="ce1" office:value-type="string" calcext:value-type="string">
            <text:p>O. Detection</text:p>
          </table:table-cell>
          <table:table-cell table:style-name="ce1" office:value-type="string" calcext:value-type="string">
            <text:p>Detection</text:p>
          </table:table-cell>
          <table:table-cell/>
          <table:table-cell office:value-type="string" calcext:value-type="string">
            <text:p>Datasets</text:p>
          </table:table-cell>
          <table:table-cell table:style-name="ce1" office:value-type="string" calcext:value-type="string">
            <text:p>O. Discrimination</text:p>
          </table:table-cell>
          <table:table-cell table:style-name="ce1" office:value-type="string" calcext:value-type="string">
            <text:p>Discrimina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Ts1</text:p>
          </table:table-cell>
          <table:table-cell office:value-type="float" office:value="72.819025" calcext:value-type="float">
            <text:p>72.819025</text:p>
          </table:table-cell>
          <table:table-cell office:value-type="float" office:value="71.784" calcext:value-type="float">
            <text:p>71.784</text:p>
          </table:table-cell>
          <table:table-cell office:value-type="float" office:value="74.2920416666667" calcext:value-type="float">
            <text:p>74.2920416667</text:p>
          </table:table-cell>
          <table:table-cell office:value-type="float" office:value="65.0748666666667" calcext:value-type="float">
            <text:p>65.0748666667</text:p>
          </table:table-cell>
          <table:table-cell/>
          <table:table-cell table:style-name="ce1" office:value-type="string" calcext:value-type="string">
            <text:p>PETs1</text:p>
          </table:table-cell>
          <table:table-cell office:value-type="float" office:value="72.819025" calcext:value-type="float">
            <text:p>72.819025</text:p>
          </table:table-cell>
          <table:table-cell office:value-type="float" office:value="74.2920416666667" calcext:value-type="float">
            <text:p>74.2920416667</text:p>
          </table:table-cell>
          <table:table-cell/>
          <table:table-cell office:value-type="string" calcext:value-type="string">
            <text:p>PETs1</text:p>
          </table:table-cell>
          <table:table-cell office:value-type="float" office:value="71.784" calcext:value-type="float">
            <text:p>71.784</text:p>
          </table:table-cell>
          <table:table-cell office:value-type="float" office:value="65.0748666666667" calcext:value-type="float">
            <text:p>65.07486666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Ts2</text:p>
          </table:table-cell>
          <table:table-cell office:value-type="float" office:value="74.2810454545455" calcext:value-type="float">
            <text:p>74.2810454545</text:p>
          </table:table-cell>
          <table:table-cell office:value-type="float" office:value="72.4930636363636" calcext:value-type="float">
            <text:p>72.4930636364</text:p>
          </table:table-cell>
          <table:table-cell office:value-type="float" office:value="74.3474272727273" calcext:value-type="float">
            <text:p>74.3474272727</text:p>
          </table:table-cell>
          <table:table-cell office:value-type="float" office:value="61.3057454545455" calcext:value-type="float">
            <text:p>61.3057454545</text:p>
          </table:table-cell>
          <table:table-cell/>
          <table:table-cell table:style-name="ce1" office:value-type="string" calcext:value-type="string">
            <text:p>PETs2</text:p>
          </table:table-cell>
          <table:table-cell office:value-type="float" office:value="74.2810454545455" calcext:value-type="float">
            <text:p>74.2810454545</text:p>
          </table:table-cell>
          <table:table-cell office:value-type="float" office:value="74.3474272727273" calcext:value-type="float">
            <text:p>74.3474272727</text:p>
          </table:table-cell>
          <table:table-cell/>
          <table:table-cell office:value-type="string" calcext:value-type="string">
            <text:p>PETs2</text:p>
          </table:table-cell>
          <table:table-cell office:value-type="float" office:value="72.4930636363636" calcext:value-type="float">
            <text:p>72.4930636364</text:p>
          </table:table-cell>
          <table:table-cell office:value-type="float" office:value="61.3057454545455" calcext:value-type="float">
            <text:p>61.30574545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ghway1</text:p>
          </table:table-cell>
          <table:table-cell office:value-type="float" office:value="71.643025" calcext:value-type="float">
            <text:p>71.643025</text:p>
          </table:table-cell>
          <table:table-cell office:value-type="float" office:value="65.2197125" calcext:value-type="float">
            <text:p>65.2197125</text:p>
          </table:table-cell>
          <table:table-cell office:value-type="float" office:value="84.256575" calcext:value-type="float">
            <text:p>84.256575</text:p>
          </table:table-cell>
          <table:table-cell office:value-type="float" office:value="47.1479375" calcext:value-type="float">
            <text:p>47.1479375</text:p>
          </table:table-cell>
          <table:table-cell/>
          <table:table-cell table:style-name="ce1" office:value-type="string" calcext:value-type="string">
            <text:p>highway1</text:p>
          </table:table-cell>
          <table:table-cell office:value-type="float" office:value="71.643025" calcext:value-type="float">
            <text:p>71.643025</text:p>
          </table:table-cell>
          <table:table-cell office:value-type="float" office:value="84.256575" calcext:value-type="float">
            <text:p>84.256575</text:p>
          </table:table-cell>
          <table:table-cell/>
          <table:table-cell office:value-type="string" calcext:value-type="string">
            <text:p>highway1</text:p>
          </table:table-cell>
          <table:table-cell office:value-type="float" office:value="65.2197125" calcext:value-type="float">
            <text:p>65.2197125</text:p>
          </table:table-cell>
          <table:table-cell office:value-type="float" office:value="47.1479375" calcext:value-type="float">
            <text:p>47.14793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ghway3</text:p>
          </table:table-cell>
          <table:table-cell office:value-type="float" office:value="76.0289857142857" calcext:value-type="float">
            <text:p>76.0289857143</text:p>
          </table:table-cell>
          <table:table-cell office:value-type="float" office:value="42.5428142857143" calcext:value-type="float">
            <text:p>42.5428142857</text:p>
          </table:table-cell>
          <table:table-cell office:value-type="float" office:value="76.0289857142857" calcext:value-type="float">
            <text:p>76.0289857143</text:p>
          </table:table-cell>
          <table:table-cell office:value-type="float" office:value="43.4619571428572" calcext:value-type="float">
            <text:p>43.4619571429</text:p>
          </table:table-cell>
          <table:table-cell/>
          <table:table-cell table:style-name="ce1" office:value-type="string" calcext:value-type="string">
            <text:p>highway3</text:p>
          </table:table-cell>
          <table:table-cell table:number-columns-repeated="2" office:value-type="float" office:value="76.0289857142857" calcext:value-type="float">
            <text:p>76.0289857143</text:p>
          </table:table-cell>
          <table:table-cell/>
          <table:table-cell office:value-type="string" calcext:value-type="string">
            <text:p>highway3</text:p>
          </table:table-cell>
          <table:table-cell office:value-type="float" office:value="42.5428142857143" calcext:value-type="float">
            <text:p>42.5428142857</text:p>
          </table:table-cell>
          <table:table-cell office:value-type="float" office:value="43.4619571428572" calcext:value-type="float">
            <text:p>43.46195714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om</text:p>
          </table:table-cell>
          <table:table-cell office:value-type="float" office:value="89.3679772727273" calcext:value-type="float">
            <text:p>89.3679772727</text:p>
          </table:table-cell>
          <table:table-cell office:value-type="float" office:value="68.0787454545455" calcext:value-type="float">
            <text:p>68.0787454545</text:p>
          </table:table-cell>
          <table:table-cell office:value-type="float" office:value="89.4917909090909" calcext:value-type="float">
            <text:p>89.4917909091</text:p>
          </table:table-cell>
          <table:table-cell office:value-type="float" office:value="64.2003590909091" calcext:value-type="float">
            <text:p>64.2003590909</text:p>
          </table:table-cell>
          <table:table-cell/>
          <table:table-cell table:style-name="ce1" office:value-type="string" calcext:value-type="string">
            <text:p>room</text:p>
          </table:table-cell>
          <table:table-cell office:value-type="float" office:value="89.3679772727273" calcext:value-type="float">
            <text:p>89.3679772727</text:p>
          </table:table-cell>
          <table:table-cell office:value-type="float" office:value="89.4917909090909" calcext:value-type="float">
            <text:p>89.4917909091</text:p>
          </table:table-cell>
          <table:table-cell/>
          <table:table-cell office:value-type="string" calcext:value-type="string">
            <text:p>room</text:p>
          </table:table-cell>
          <table:table-cell office:value-type="float" office:value="68.0787454545455" calcext:value-type="float">
            <text:p>68.0787454545</text:p>
          </table:table-cell>
          <table:table-cell office:value-type="float" office:value="64.2003590909091" calcext:value-type="float">
            <text:p>64.20035909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mpus</text:p>
          </table:table-cell>
          <table:table-cell office:value-type="float" office:value="97.4339578947369" calcext:value-type="float">
            <text:p>97.4339578947</text:p>
          </table:table-cell>
          <table:table-cell office:value-type="float" office:value="27.3751210526316" calcext:value-type="float">
            <text:p>27.3751210526</text:p>
          </table:table-cell>
          <table:table-cell office:value-type="float" office:value="97.2588552631579" calcext:value-type="float">
            <text:p>97.2588552632</text:p>
          </table:table-cell>
          <table:table-cell office:value-type="float" office:value="38.2454026315789" calcext:value-type="float">
            <text:p>38.2454026316</text:p>
          </table:table-cell>
          <table:table-cell/>
          <table:table-cell table:style-name="ce1" office:value-type="string" calcext:value-type="string">
            <text:p>campus</text:p>
          </table:table-cell>
          <table:table-cell office:value-type="float" office:value="97.4339578947369" calcext:value-type="float">
            <text:p>97.4339578947</text:p>
          </table:table-cell>
          <table:table-cell office:value-type="float" office:value="97.2588552631579" calcext:value-type="float">
            <text:p>97.2588552632</text:p>
          </table:table-cell>
          <table:table-cell/>
          <table:table-cell office:value-type="string" calcext:value-type="string">
            <text:p>campus</text:p>
          </table:table-cell>
          <table:table-cell office:value-type="float" office:value="27.3751210526316" calcext:value-type="float">
            <text:p>27.3751210526</text:p>
          </table:table-cell>
          <table:table-cell office:value-type="float" office:value="38.2454026315789" calcext:value-type="float">
            <text:p>38.24540263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llway</text:p>
          </table:table-cell>
          <table:table-cell office:value-type="float" office:value="93.5714" calcext:value-type="float">
            <text:p>93.5714</text:p>
          </table:table-cell>
          <table:table-cell office:value-type="float" office:value="70.6732769230769" calcext:value-type="float">
            <text:p>70.6732769231</text:p>
          </table:table-cell>
          <table:table-cell office:value-type="float" office:value="93.6166461538462" calcext:value-type="float">
            <text:p>93.6166461538</text:p>
          </table:table-cell>
          <table:table-cell office:value-type="float" office:value="72.5892692307692" calcext:value-type="float">
            <text:p>72.5892692308</text:p>
          </table:table-cell>
          <table:table-cell/>
          <table:table-cell table:style-name="ce1" office:value-type="string" calcext:value-type="string">
            <text:p>hallway</text:p>
          </table:table-cell>
          <table:table-cell office:value-type="float" office:value="93.5714" calcext:value-type="float">
            <text:p>93.5714</text:p>
          </table:table-cell>
          <table:table-cell office:value-type="float" office:value="93.6166461538462" calcext:value-type="float">
            <text:p>93.6166461538</text:p>
          </table:table-cell>
          <table:table-cell/>
          <table:table-cell office:value-type="string" calcext:value-type="string">
            <text:p>hallway</text:p>
          </table:table-cell>
          <table:table-cell office:value-type="float" office:value="70.6732769230769" calcext:value-type="float">
            <text:p>70.6732769231</text:p>
          </table:table-cell>
          <table:table-cell office:value-type="float" office:value="72.5892692307692" calcext:value-type="float">
            <text:p>72.58926923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b</text:p>
          </table:table-cell>
          <table:table-cell office:value-type="float" office:value="92.92765" calcext:value-type="float">
            <text:p>92.92765</text:p>
          </table:table-cell>
          <table:table-cell office:value-type="float" office:value="70.3716214285714" calcext:value-type="float">
            <text:p>70.3716214286</text:p>
          </table:table-cell>
          <table:table-cell office:value-type="float" office:value="93.5300857142857" calcext:value-type="float">
            <text:p>93.5300857143</text:p>
          </table:table-cell>
          <table:table-cell office:value-type="float" office:value="76.8574785714286" calcext:value-type="float">
            <text:p>76.8574785714</text:p>
          </table:table-cell>
          <table:table-cell/>
          <table:table-cell table:style-name="ce1" office:value-type="string" calcext:value-type="string">
            <text:p>lab</text:p>
          </table:table-cell>
          <table:table-cell office:value-type="float" office:value="92.92765" calcext:value-type="float">
            <text:p>92.92765</text:p>
          </table:table-cell>
          <table:table-cell office:value-type="float" office:value="93.5300857142857" calcext:value-type="float">
            <text:p>93.5300857143</text:p>
          </table:table-cell>
          <table:table-cell/>
          <table:table-cell office:value-type="string" calcext:value-type="string">
            <text:p>lab</text:p>
          </table:table-cell>
          <table:table-cell office:value-type="float" office:value="70.3716214285714" calcext:value-type="float">
            <text:p>70.3716214286</text:p>
          </table:table-cell>
          <table:table-cell office:value-type="float" office:value="76.8574785714286" calcext:value-type="float">
            <text:p>76.8574785714</text:p>
          </table:table-cell>
          <table:table-cell table:number-columns-repeated="3"/>
        </table:table-row>
        <table:table-row table:style-name="ro1" table:number-rows-repeated="2">
          <table:table-cell table:style-name="Default"/>
          <table:table-cell table:number-columns-repeated="9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HSV</text:p>
          </table:table-cell>
          <table:table-cell table:style-name="ce1" office:value-type="string" calcext:value-type="string">
            <text:p>Datasets</text:p>
          </table:table-cell>
          <table:table-cell table:style-name="ce1" office:value-type="string" calcext:value-type="string">
            <text:p>PETs1</text:p>
          </table:table-cell>
          <table:table-cell table:style-name="ce1" office:value-type="string" calcext:value-type="string">
            <text:p>PETs2</text:p>
          </table:table-cell>
          <table:table-cell table:style-name="ce1" office:value-type="string" calcext:value-type="string">
            <text:p>highway1</text:p>
          </table:table-cell>
          <table:table-cell table:style-name="ce1" office:value-type="string" calcext:value-type="string">
            <text:p>highway3</text:p>
          </table:table-cell>
          <table:table-cell table:style-name="ce1" office:value-type="string" calcext:value-type="string">
            <text:p>room</text:p>
          </table:table-cell>
          <table:table-cell table:style-name="ce1" office:value-type="string" calcext:value-type="string">
            <text:p>campus</text:p>
          </table:table-cell>
          <table:table-cell table:style-name="ce1" office:value-type="string" calcext:value-type="string">
            <text:p>hallway</text:p>
          </table:table-cell>
          <table:table-cell table:style-name="ce1" office:value-type="string" calcext:value-type="string">
            <text:p>lab</text:p>
          </table:table-cell>
          <table:table-cell table:style-name="Default"/>
          <table:table-cell table:number-columns-repeated="5"/>
        </table:table-row>
        <table:table-row table:style-name="ro1">
          <table:table-cell table:style-name="Default"/>
          <table:table-cell table:style-name="ce1" office:value-type="string" calcext:value-type="string">
            <text:p>O. Detection</text:p>
          </table:table-cell>
          <table:table-cell office:value-type="float" office:value="72.819025" calcext:value-type="float">
            <text:p>72.819025</text:p>
          </table:table-cell>
          <table:table-cell office:value-type="float" office:value="74.2810454545455" calcext:value-type="float">
            <text:p>74.2810454545</text:p>
          </table:table-cell>
          <table:table-cell office:value-type="float" office:value="71.643025" calcext:value-type="float">
            <text:p>71.643025</text:p>
          </table:table-cell>
          <table:table-cell office:value-type="float" office:value="76.0289857142857" calcext:value-type="float">
            <text:p>76.0289857143</text:p>
          </table:table-cell>
          <table:table-cell office:value-type="float" office:value="89.3679772727273" calcext:value-type="float">
            <text:p>89.3679772727</text:p>
          </table:table-cell>
          <table:table-cell office:value-type="float" office:value="97.4339578947369" calcext:value-type="float">
            <text:p>97.4339578947</text:p>
          </table:table-cell>
          <table:table-cell office:value-type="float" office:value="93.5714" calcext:value-type="float">
            <text:p>93.5714</text:p>
          </table:table-cell>
          <table:table-cell office:value-type="float" office:value="92.92765" calcext:value-type="float">
            <text:p>92.92765</text:p>
          </table:table-cell>
          <table:table-cell table:style-name="Default"/>
          <table:table-cell table:style-name="ce1" office:value-type="string" calcext:value-type="string">
            <text:p>HSV</text:p>
          </table:table-cell>
          <table:table-cell office:value-type="float" office:value="93.5714" calcext:value-type="float">
            <text:p>93.5714</text:p>
          </table:table-cell>
          <table:table-cell office:value-type="float" office:value="70.6732769230769" calcext:value-type="float">
            <text:p>70.6732769231</text:p>
          </table:table-cell>
          <table:table-cell office:value-type="float" office:value="92.9114692307692" calcext:value-type="float">
            <text:p>92.9114692308</text:p>
          </table:table-cell>
          <table:table-cell office:value-type="float" office:value="78.2219153846154" calcext:value-type="float">
            <text:p>78.2219153846</text:p>
          </table:table-cell>
        </table:table-row>
        <table:table-row table:style-name="ro1">
          <table:table-cell table:style-name="Default"/>
          <table:table-cell table:style-name="ce1" office:value-type="string" calcext:value-type="string">
            <text:p>O. Discrimination</text:p>
          </table:table-cell>
          <table:table-cell office:value-type="float" office:value="71.784" calcext:value-type="float">
            <text:p>71.784</text:p>
          </table:table-cell>
          <table:table-cell office:value-type="float" office:value="72.4930636363636" calcext:value-type="float">
            <text:p>72.4930636364</text:p>
          </table:table-cell>
          <table:table-cell office:value-type="float" office:value="65.2197125" calcext:value-type="float">
            <text:p>65.2197125</text:p>
          </table:table-cell>
          <table:table-cell office:value-type="float" office:value="42.5428142857143" calcext:value-type="float">
            <text:p>42.5428142857</text:p>
          </table:table-cell>
          <table:table-cell office:value-type="float" office:value="68.0787454545455" calcext:value-type="float">
            <text:p>68.0787454545</text:p>
          </table:table-cell>
          <table:table-cell office:value-type="float" office:value="27.3751210526316" calcext:value-type="float">
            <text:p>27.3751210526</text:p>
          </table:table-cell>
          <table:table-cell office:value-type="float" office:value="70.6732769230769" calcext:value-type="float">
            <text:p>70.6732769231</text:p>
          </table:table-cell>
          <table:table-cell office:value-type="float" office:value="70.3716214285714" calcext:value-type="float">
            <text:p>70.3716214286</text:p>
          </table:table-cell>
          <table:table-cell table:style-name="Default"/>
          <table:table-cell table:style-name="ce1" office:value-type="string" calcext:value-type="string">
            <text:p>HSP</text:p>
          </table:table-cell>
          <table:table-cell office:value-type="float" office:value="93.5714" calcext:value-type="float">
            <text:p>93.5714</text:p>
          </table:table-cell>
          <table:table-cell office:value-type="float" office:value="70.6732769230769" calcext:value-type="float">
            <text:p>70.6732769231</text:p>
          </table:table-cell>
          <table:table-cell office:value-type="float" office:value="93.2861153846154" calcext:value-type="float">
            <text:p>93.2861153846</text:p>
          </table:table-cell>
          <table:table-cell office:value-type="float" office:value="76.7184923076923" calcext:value-type="float">
            <text:p>76.7184923077</text:p>
          </table:table-cell>
        </table:table-row>
        <table:table-row table:style-name="ro1">
          <table:table-cell table:style-name="Default"/>
          <table:table-cell table:style-name="ce1" office:value-type="string" calcext:value-type="string">
            <text:p>Detection</text:p>
          </table:table-cell>
          <table:table-cell office:value-type="float" office:value="73.2782916666667" calcext:value-type="float">
            <text:p>73.2782916667</text:p>
          </table:table-cell>
          <table:table-cell office:value-type="float" office:value="74.3368727272727" calcext:value-type="float">
            <text:p>74.3368727273</text:p>
          </table:table-cell>
          <table:table-cell office:value-type="float" office:value="80.9955875" calcext:value-type="float">
            <text:p>80.9955875</text:p>
          </table:table-cell>
          <table:table-cell office:value-type="float" office:value="74.8753142857143" calcext:value-type="float">
            <text:p>74.8753142857</text:p>
          </table:table-cell>
          <table:table-cell office:value-type="float" office:value="89.1040727272727" calcext:value-type="float">
            <text:p>89.1040727273</text:p>
          </table:table-cell>
          <table:table-cell office:value-type="float" office:value="96.4575289473684" calcext:value-type="float">
            <text:p>96.4575289474</text:p>
          </table:table-cell>
          <table:table-cell office:value-type="float" office:value="92.9114692307692" calcext:value-type="float">
            <text:p>92.9114692308</text:p>
          </table:table-cell>
          <table:table-cell office:value-type="float" office:value="93.1196" calcext:value-type="float">
            <text:p>93.1196</text:p>
          </table:table-cell>
          <table:table-cell table:style-name="Default"/>
          <table:table-cell table:style-name="ce1" office:value-type="string" calcext:value-type="string">
            <text:p>HSI</text:p>
          </table:table-cell>
          <table:table-cell office:value-type="float" office:value="93.5714" calcext:value-type="float">
            <text:p>93.5714</text:p>
          </table:table-cell>
          <table:table-cell office:value-type="float" office:value="70.6732769230769" calcext:value-type="float">
            <text:p>70.6732769231</text:p>
          </table:table-cell>
          <table:table-cell office:value-type="float" office:value="92.7825846153846" calcext:value-type="float">
            <text:p>92.7825846154</text:p>
          </table:table-cell>
          <table:table-cell office:value-type="float" office:value="78.7843923076923" calcext:value-type="float">
            <text:p>78.7843923077</text:p>
          </table:table-cell>
        </table:table-row>
        <table:table-row table:style-name="ro1">
          <table:table-cell table:style-name="Default"/>
          <table:table-cell table:style-name="ce1" office:value-type="string" calcext:value-type="string">
            <text:p>Discrimination</text:p>
          </table:table-cell>
          <table:table-cell office:value-type="float" office:value="68.6079166666667" calcext:value-type="float">
            <text:p>68.6079166667</text:p>
          </table:table-cell>
          <table:table-cell office:value-type="float" office:value="64.0353909090909" calcext:value-type="float">
            <text:p>64.0353909091</text:p>
          </table:table-cell>
          <table:table-cell office:value-type="float" office:value="57.0479625" calcext:value-type="float">
            <text:p>57.0479625</text:p>
          </table:table-cell>
          <table:table-cell office:value-type="float" office:value="46.3452142857143" calcext:value-type="float">
            <text:p>46.3452142857</text:p>
          </table:table-cell>
          <table:table-cell office:value-type="float" office:value="73.3565818181818" calcext:value-type="float">
            <text:p>73.3565818182</text:p>
          </table:table-cell>
          <table:table-cell office:value-type="float" office:value="57.0481447368421" calcext:value-type="float">
            <text:p>57.0481447368</text:p>
          </table:table-cell>
          <table:table-cell office:value-type="float" office:value="78.2219153846154" calcext:value-type="float">
            <text:p>78.2219153846</text:p>
          </table:table-cell>
          <table:table-cell office:value-type="float" office:value="80.1587642857143" calcext:value-type="float">
            <text:p>80.1587642857</text:p>
          </table:table-cell>
          <table:table-cell table:style-name="Default"/>
          <table:table-cell table:style-name="ce1" office:value-type="string" calcext:value-type="string">
            <text:p>HSL</text:p>
          </table:table-cell>
          <table:table-cell office:value-type="float" office:value="93.5714" calcext:value-type="float">
            <text:p>93.5714</text:p>
          </table:table-cell>
          <table:table-cell office:value-type="float" office:value="70.6732769230769" calcext:value-type="float">
            <text:p>70.6732769231</text:p>
          </table:table-cell>
          <table:table-cell office:value-type="float" office:value="92.8048461538461" calcext:value-type="float">
            <text:p>92.8048461538</text:p>
          </table:table-cell>
          <table:table-cell office:value-type="float" office:value="78.7509" calcext:value-type="float">
            <text:p>78.7509</text:p>
          </table:table-cell>
        </table:table-row>
        <table:table-row table:style-name="ro1">
          <table:table-cell office:value-type="string" calcext:value-type="string">
            <text:p>HSP</text:p>
          </table:table-cell>
          <table:table-cell table:style-name="ce1" office:value-type="string" calcext:value-type="string">
            <text:p>Datasets</text:p>
          </table:table-cell>
          <table:table-cell table:style-name="ce1" office:value-type="string" calcext:value-type="string">
            <text:p>PETs1</text:p>
          </table:table-cell>
          <table:table-cell table:style-name="ce1" office:value-type="string" calcext:value-type="string">
            <text:p>PETs2</text:p>
          </table:table-cell>
          <table:table-cell table:style-name="ce1" office:value-type="string" calcext:value-type="string">
            <text:p>highway1</text:p>
          </table:table-cell>
          <table:table-cell table:style-name="ce1" office:value-type="string" calcext:value-type="string">
            <text:p>highway3</text:p>
          </table:table-cell>
          <table:table-cell table:style-name="ce1" office:value-type="string" calcext:value-type="string">
            <text:p>room</text:p>
          </table:table-cell>
          <table:table-cell table:style-name="ce1" office:value-type="string" calcext:value-type="string">
            <text:p>campus</text:p>
          </table:table-cell>
          <table:table-cell table:style-name="ce1" office:value-type="string" calcext:value-type="string">
            <text:p>hallway</text:p>
          </table:table-cell>
          <table:table-cell table:style-name="ce1" office:value-type="string" calcext:value-type="string">
            <text:p>lab</text:p>
          </table:table-cell>
          <table:table-cell table:style-name="Default"/>
          <table:table-cell table:style-name="ce1" office:value-type="string" calcext:value-type="string">
            <text:p>Luma</text:p>
          </table:table-cell>
          <table:table-cell office:value-type="float" office:value="93.5714" calcext:value-type="float">
            <text:p>93.5714</text:p>
          </table:table-cell>
          <table:table-cell office:value-type="float" office:value="70.6732769230769" calcext:value-type="float">
            <text:p>70.6732769231</text:p>
          </table:table-cell>
          <table:table-cell office:value-type="float" office:value="92.7470076923077" calcext:value-type="float">
            <text:p>92.7470076923</text:p>
          </table:table-cell>
          <table:table-cell office:value-type="float" office:value="79.0424692307692" calcext:value-type="float">
            <text:p>79.0424692308</text:p>
          </table:table-cell>
        </table:table-row>
        <table:table-row table:style-name="ro1">
          <table:table-cell table:style-name="Default"/>
          <table:table-cell table:style-name="ce1" office:value-type="string" calcext:value-type="string">
            <text:p>O. Detection</text:p>
          </table:table-cell>
          <table:table-cell office:value-type="float" office:value="72.819025" calcext:value-type="float">
            <text:p>72.819025</text:p>
          </table:table-cell>
          <table:table-cell office:value-type="float" office:value="74.2810454545455" calcext:value-type="float">
            <text:p>74.2810454545</text:p>
          </table:table-cell>
          <table:table-cell office:value-type="float" office:value="71.643025" calcext:value-type="float">
            <text:p>71.643025</text:p>
          </table:table-cell>
          <table:table-cell office:value-type="float" office:value="76.0289857142857" calcext:value-type="float">
            <text:p>76.0289857143</text:p>
          </table:table-cell>
          <table:table-cell office:value-type="float" office:value="89.3679772727273" calcext:value-type="float">
            <text:p>89.3679772727</text:p>
          </table:table-cell>
          <table:table-cell office:value-type="float" office:value="97.4339578947369" calcext:value-type="float">
            <text:p>97.4339578947</text:p>
          </table:table-cell>
          <table:table-cell office:value-type="float" office:value="93.5714" calcext:value-type="float">
            <text:p>93.5714</text:p>
          </table:table-cell>
          <table:table-cell office:value-type="float" office:value="92.92765" calcext:value-type="float">
            <text:p>92.92765</text:p>
          </table:table-cell>
          <table:table-cell table:style-name="Default"/>
          <table:table-cell table:style-name="ce1" office:value-type="string" calcext:value-type="string">
            <text:p>Norm</text:p>
          </table:table-cell>
          <table:table-cell office:value-type="float" office:value="93.5714" calcext:value-type="float">
            <text:p>93.5714</text:p>
          </table:table-cell>
          <table:table-cell office:value-type="float" office:value="70.6732769230769" calcext:value-type="float">
            <text:p>70.6732769231</text:p>
          </table:table-cell>
          <table:table-cell office:value-type="float" office:value="93.6166461538462" calcext:value-type="float">
            <text:p>93.6166461538</text:p>
          </table:table-cell>
          <table:table-cell office:value-type="float" office:value="72.5892692307692" calcext:value-type="float">
            <text:p>72.5892692308</text:p>
          </table:table-cell>
        </table:table-row>
        <table:table-row table:style-name="ro1">
          <table:table-cell table:style-name="Default"/>
          <table:table-cell table:style-name="ce1" office:value-type="string" calcext:value-type="string">
            <text:p>O. Discrimination</text:p>
          </table:table-cell>
          <table:table-cell office:value-type="float" office:value="71.784" calcext:value-type="float">
            <text:p>71.784</text:p>
          </table:table-cell>
          <table:table-cell office:value-type="float" office:value="72.4930636363636" calcext:value-type="float">
            <text:p>72.4930636364</text:p>
          </table:table-cell>
          <table:table-cell office:value-type="float" office:value="65.2197125" calcext:value-type="float">
            <text:p>65.2197125</text:p>
          </table:table-cell>
          <table:table-cell office:value-type="float" office:value="42.5428142857143" calcext:value-type="float">
            <text:p>42.5428142857</text:p>
          </table:table-cell>
          <table:table-cell office:value-type="float" office:value="68.0787454545455" calcext:value-type="float">
            <text:p>68.0787454545</text:p>
          </table:table-cell>
          <table:table-cell office:value-type="float" office:value="27.3751210526316" calcext:value-type="float">
            <text:p>27.3751210526</text:p>
          </table:table-cell>
          <table:table-cell office:value-type="float" office:value="70.6732769230769" calcext:value-type="float">
            <text:p>70.6732769231</text:p>
          </table:table-cell>
          <table:table-cell office:value-type="float" office:value="70.3716214285714" calcext:value-type="float">
            <text:p>70.3716214286</text:p>
          </table:table-cell>
          <table:table-cell table:style-name="Default"/>
          <table:table-cell table:number-columns-repeated="5"/>
        </table:table-row>
        <table:table-row table:style-name="ro1">
          <table:table-cell table:style-name="Default"/>
          <table:table-cell table:style-name="ce1" office:value-type="string" calcext:value-type="string">
            <text:p>Detection</text:p>
          </table:table-cell>
          <table:table-cell office:value-type="float" office:value="73.4071416666667" calcext:value-type="float">
            <text:p>73.4071416667</text:p>
          </table:table-cell>
          <table:table-cell office:value-type="float" office:value="74.3368727272727" calcext:value-type="float">
            <text:p>74.3368727273</text:p>
          </table:table-cell>
          <table:table-cell office:value-type="float" office:value="80.611325" calcext:value-type="float">
            <text:p>80.611325</text:p>
          </table:table-cell>
          <table:table-cell office:value-type="float" office:value="74.1933428571429" calcext:value-type="float">
            <text:p>74.1933428571</text:p>
          </table:table-cell>
          <table:table-cell office:value-type="float" office:value="89.1575227272727" calcext:value-type="float">
            <text:p>89.1575227273</text:p>
          </table:table-cell>
          <table:table-cell office:value-type="float" office:value="96.4143131578947" calcext:value-type="float">
            <text:p>96.4143131579</text:p>
          </table:table-cell>
          <table:table-cell office:value-type="float" office:value="93.2861153846154" calcext:value-type="float">
            <text:p>93.2861153846</text:p>
          </table:table-cell>
          <table:table-cell office:value-type="float" office:value="92.8134285714286" calcext:value-type="float">
            <text:p>92.8134285714</text:p>
          </table:table-cell>
          <table:table-cell table:style-name="Default"/>
          <table:table-cell table:number-columns-repeated="5"/>
        </table:table-row>
        <table:table-row table:style-name="ro1">
          <table:table-cell table:style-name="Default"/>
          <table:table-cell table:style-name="ce1" office:value-type="string" calcext:value-type="string">
            <text:p>Discrimination</text:p>
          </table:table-cell>
          <table:table-cell office:value-type="float" office:value="68.954775" calcext:value-type="float">
            <text:p>68.954775</text:p>
          </table:table-cell>
          <table:table-cell office:value-type="float" office:value="64.9801090909091" calcext:value-type="float">
            <text:p>64.9801090909</text:p>
          </table:table-cell>
          <table:table-cell office:value-type="float" office:value="57.529175" calcext:value-type="float">
            <text:p>57.529175</text:p>
          </table:table-cell>
          <table:table-cell office:value-type="float" office:value="47.1274428571429" calcext:value-type="float">
            <text:p>47.1274428571</text:p>
          </table:table-cell>
          <table:table-cell office:value-type="float" office:value="72.6127181818182" calcext:value-type="float">
            <text:p>72.6127181818</text:p>
          </table:table-cell>
          <table:table-cell office:value-type="float" office:value="54.49415" calcext:value-type="float">
            <text:p>54.49415</text:p>
          </table:table-cell>
          <table:table-cell office:value-type="float" office:value="76.7184923076923" calcext:value-type="float">
            <text:p>76.7184923077</text:p>
          </table:table-cell>
          <table:table-cell office:value-type="float" office:value="82.0503071428571" calcext:value-type="float">
            <text:p>82.0503071429</text:p>
          </table:table-cell>
          <table:table-cell table:style-name="Default"/>
          <table:table-cell table:style-name="ce1" office:value-type="string" calcext:value-type="string">
            <text:p>HSV</text:p>
          </table:table-cell>
          <table:table-cell office:value-type="float" office:value="89.3679772727273" calcext:value-type="float">
            <text:p>89.3679772727</text:p>
          </table:table-cell>
          <table:table-cell office:value-type="float" office:value="68.0787454545455" calcext:value-type="float">
            <text:p>68.0787454545</text:p>
          </table:table-cell>
          <table:table-cell office:value-type="float" office:value="89.1040727272727" calcext:value-type="float">
            <text:p>89.1040727273</text:p>
          </table:table-cell>
          <table:table-cell office:value-type="float" office:value="73.3565818181818" calcext:value-type="float">
            <text:p>73.3565818182</text:p>
          </table:table-cell>
        </table:table-row>
        <table:table-row table:style-name="ro1">
          <table:table-cell office:value-type="string" calcext:value-type="string">
            <text:p>HSI</text:p>
          </table:table-cell>
          <table:table-cell table:style-name="ce1" office:value-type="string" calcext:value-type="string">
            <text:p>Datasets</text:p>
          </table:table-cell>
          <table:table-cell table:style-name="ce1" office:value-type="string" calcext:value-type="string">
            <text:p>PETs1</text:p>
          </table:table-cell>
          <table:table-cell table:style-name="ce1" office:value-type="string" calcext:value-type="string">
            <text:p>PETs2</text:p>
          </table:table-cell>
          <table:table-cell table:style-name="ce1" office:value-type="string" calcext:value-type="string">
            <text:p>highway1</text:p>
          </table:table-cell>
          <table:table-cell table:style-name="ce1" office:value-type="string" calcext:value-type="string">
            <text:p>highway3</text:p>
          </table:table-cell>
          <table:table-cell table:style-name="ce1" office:value-type="string" calcext:value-type="string">
            <text:p>room</text:p>
          </table:table-cell>
          <table:table-cell table:style-name="ce1" office:value-type="string" calcext:value-type="string">
            <text:p>campus</text:p>
          </table:table-cell>
          <table:table-cell table:style-name="ce1" office:value-type="string" calcext:value-type="string">
            <text:p>hallway</text:p>
          </table:table-cell>
          <table:table-cell table:style-name="ce1" office:value-type="string" calcext:value-type="string">
            <text:p>lab</text:p>
          </table:table-cell>
          <table:table-cell table:style-name="Default"/>
          <table:table-cell table:style-name="ce1" office:value-type="string" calcext:value-type="string">
            <text:p>HSP</text:p>
          </table:table-cell>
          <table:table-cell office:value-type="float" office:value="89.3679772727273" calcext:value-type="float">
            <text:p>89.3679772727</text:p>
          </table:table-cell>
          <table:table-cell office:value-type="float" office:value="68.0787454545455" calcext:value-type="float">
            <text:p>68.0787454545</text:p>
          </table:table-cell>
          <table:table-cell office:value-type="float" office:value="89.1575227272727" calcext:value-type="float">
            <text:p>89.1575227273</text:p>
          </table:table-cell>
          <table:table-cell office:value-type="float" office:value="72.6127181818182" calcext:value-type="float">
            <text:p>72.6127181818</text:p>
          </table:table-cell>
        </table:table-row>
        <table:table-row table:style-name="ro1">
          <table:table-cell table:style-name="Default"/>
          <table:table-cell table:style-name="ce1" office:value-type="string" calcext:value-type="string">
            <text:p>O. Detection</text:p>
          </table:table-cell>
          <table:table-cell office:value-type="float" office:value="72.819025" calcext:value-type="float">
            <text:p>72.819025</text:p>
          </table:table-cell>
          <table:table-cell office:value-type="float" office:value="74.2810454545455" calcext:value-type="float">
            <text:p>74.2810454545</text:p>
          </table:table-cell>
          <table:table-cell office:value-type="float" office:value="71.643025" calcext:value-type="float">
            <text:p>71.643025</text:p>
          </table:table-cell>
          <table:table-cell office:value-type="float" office:value="76.0289857142857" calcext:value-type="float">
            <text:p>76.0289857143</text:p>
          </table:table-cell>
          <table:table-cell office:value-type="float" office:value="89.3679772727273" calcext:value-type="float">
            <text:p>89.3679772727</text:p>
          </table:table-cell>
          <table:table-cell office:value-type="float" office:value="97.4339578947369" calcext:value-type="float">
            <text:p>97.4339578947</text:p>
          </table:table-cell>
          <table:table-cell office:value-type="float" office:value="93.5714" calcext:value-type="float">
            <text:p>93.5714</text:p>
          </table:table-cell>
          <table:table-cell office:value-type="float" office:value="92.92765" calcext:value-type="float">
            <text:p>92.92765</text:p>
          </table:table-cell>
          <table:table-cell table:style-name="Default"/>
          <table:table-cell table:style-name="ce1" office:value-type="string" calcext:value-type="string">
            <text:p>HSI</text:p>
          </table:table-cell>
          <table:table-cell office:value-type="float" office:value="89.3679772727273" calcext:value-type="float">
            <text:p>89.3679772727</text:p>
          </table:table-cell>
          <table:table-cell office:value-type="float" office:value="68.0787454545455" calcext:value-type="float">
            <text:p>68.0787454545</text:p>
          </table:table-cell>
          <table:table-cell office:value-type="float" office:value="89.1515681818182" calcext:value-type="float">
            <text:p>89.1515681818</text:p>
          </table:table-cell>
          <table:table-cell office:value-type="float" office:value="72.3392772727273" calcext:value-type="float">
            <text:p>72.3392772727</text:p>
          </table:table-cell>
        </table:table-row>
        <table:table-row table:style-name="ro1">
          <table:table-cell table:style-name="Default"/>
          <table:table-cell table:style-name="ce1" office:value-type="string" calcext:value-type="string">
            <text:p>O. Discrimination</text:p>
          </table:table-cell>
          <table:table-cell office:value-type="float" office:value="71.784" calcext:value-type="float">
            <text:p>71.784</text:p>
          </table:table-cell>
          <table:table-cell office:value-type="float" office:value="72.4930636363636" calcext:value-type="float">
            <text:p>72.4930636364</text:p>
          </table:table-cell>
          <table:table-cell office:value-type="float" office:value="65.2197125" calcext:value-type="float">
            <text:p>65.2197125</text:p>
          </table:table-cell>
          <table:table-cell office:value-type="float" office:value="42.5428142857143" calcext:value-type="float">
            <text:p>42.5428142857</text:p>
          </table:table-cell>
          <table:table-cell office:value-type="float" office:value="68.0787454545455" calcext:value-type="float">
            <text:p>68.0787454545</text:p>
          </table:table-cell>
          <table:table-cell office:value-type="float" office:value="27.3751210526316" calcext:value-type="float">
            <text:p>27.3751210526</text:p>
          </table:table-cell>
          <table:table-cell office:value-type="float" office:value="70.6732769230769" calcext:value-type="float">
            <text:p>70.6732769231</text:p>
          </table:table-cell>
          <table:table-cell office:value-type="float" office:value="70.3716214285714" calcext:value-type="float">
            <text:p>70.3716214286</text:p>
          </table:table-cell>
          <table:table-cell table:style-name="Default"/>
          <table:table-cell table:style-name="ce1" office:value-type="string" calcext:value-type="string">
            <text:p>HSL</text:p>
          </table:table-cell>
          <table:table-cell office:value-type="float" office:value="89.3679772727273" calcext:value-type="float">
            <text:p>89.3679772727</text:p>
          </table:table-cell>
          <table:table-cell office:value-type="float" office:value="68.0787454545455" calcext:value-type="float">
            <text:p>68.0787454545</text:p>
          </table:table-cell>
          <table:table-cell office:value-type="float" office:value="89.1729909090909" calcext:value-type="float">
            <text:p>89.1729909091</text:p>
          </table:table-cell>
          <table:table-cell office:value-type="float" office:value="72.2815863636364" calcext:value-type="float">
            <text:p>72.2815863636</text:p>
          </table:table-cell>
        </table:table-row>
        <table:table-row table:style-name="ro1">
          <table:table-cell table:style-name="Default"/>
          <table:table-cell table:style-name="ce1" office:value-type="string" calcext:value-type="string">
            <text:p>Detection</text:p>
          </table:table-cell>
          <table:table-cell office:value-type="float" office:value="72.854375" calcext:value-type="float">
            <text:p>72.854375</text:p>
          </table:table-cell>
          <table:table-cell office:value-type="float" office:value="74.3421454545455" calcext:value-type="float">
            <text:p>74.3421454545</text:p>
          </table:table-cell>
          <table:table-cell office:value-type="float" office:value="82.2716875" calcext:value-type="float">
            <text:p>82.2716875</text:p>
          </table:table-cell>
          <table:table-cell office:value-type="float" office:value="74.6595428571429" calcext:value-type="float">
            <text:p>74.6595428571</text:p>
          </table:table-cell>
          <table:table-cell office:value-type="float" office:value="89.1515681818182" calcext:value-type="float">
            <text:p>89.1515681818</text:p>
          </table:table-cell>
          <table:table-cell office:value-type="float" office:value="96.0646947368421" calcext:value-type="float">
            <text:p>96.0646947368</text:p>
          </table:table-cell>
          <table:table-cell office:value-type="float" office:value="92.7825846153846" calcext:value-type="float">
            <text:p>92.7825846154</text:p>
          </table:table-cell>
          <table:table-cell office:value-type="float" office:value="93.1937714285714" calcext:value-type="float">
            <text:p>93.1937714286</text:p>
          </table:table-cell>
          <table:table-cell table:style-name="Default"/>
          <table:table-cell table:style-name="ce1" office:value-type="string" calcext:value-type="string">
            <text:p>Luma</text:p>
          </table:table-cell>
          <table:table-cell office:value-type="float" office:value="89.3679772727273" calcext:value-type="float">
            <text:p>89.3679772727</text:p>
          </table:table-cell>
          <table:table-cell office:value-type="float" office:value="68.0787454545455" calcext:value-type="float">
            <text:p>68.0787454545</text:p>
          </table:table-cell>
          <table:table-cell office:value-type="float" office:value="89.0867545454545" calcext:value-type="float">
            <text:p>89.0867545455</text:p>
          </table:table-cell>
          <table:table-cell office:value-type="float" office:value="72.9677863636364" calcext:value-type="float">
            <text:p>72.9677863636</text:p>
          </table:table-cell>
        </table:table-row>
        <table:table-row table:style-name="ro1">
          <table:table-cell table:style-name="Default"/>
          <table:table-cell table:style-name="ce1" office:value-type="string" calcext:value-type="string">
            <text:p>Discrimination</text:p>
          </table:table-cell>
          <table:table-cell office:value-type="float" office:value="69.1024333333333" calcext:value-type="float">
            <text:p>69.1024333333</text:p>
          </table:table-cell>
          <table:table-cell office:value-type="float" office:value="64.5214090909091" calcext:value-type="float">
            <text:p>64.5214090909</text:p>
          </table:table-cell>
          <table:table-cell office:value-type="float" office:value="54.48175" calcext:value-type="float">
            <text:p>54.48175</text:p>
          </table:table-cell>
          <table:table-cell office:value-type="float" office:value="46.9165142857143" calcext:value-type="float">
            <text:p>46.9165142857</text:p>
          </table:table-cell>
          <table:table-cell office:value-type="float" office:value="72.3392772727273" calcext:value-type="float">
            <text:p>72.3392772727</text:p>
          </table:table-cell>
          <table:table-cell office:value-type="float" office:value="57.4068421052632" calcext:value-type="float">
            <text:p>57.4068421053</text:p>
          </table:table-cell>
          <table:table-cell office:value-type="float" office:value="78.7843923076923" calcext:value-type="float">
            <text:p>78.7843923077</text:p>
          </table:table-cell>
          <table:table-cell office:value-type="float" office:value="79.6983142857143" calcext:value-type="float">
            <text:p>79.6983142857</text:p>
          </table:table-cell>
          <table:table-cell table:style-name="Default"/>
          <table:table-cell table:style-name="ce1" office:value-type="string" calcext:value-type="string">
            <text:p>Norm</text:p>
          </table:table-cell>
          <table:table-cell office:value-type="float" office:value="89.3679772727273" calcext:value-type="float">
            <text:p>89.3679772727</text:p>
          </table:table-cell>
          <table:table-cell office:value-type="float" office:value="68.0787454545455" calcext:value-type="float">
            <text:p>68.0787454545</text:p>
          </table:table-cell>
          <table:table-cell office:value-type="float" office:value="89.4917909090909" calcext:value-type="float">
            <text:p>89.4917909091</text:p>
          </table:table-cell>
          <table:table-cell office:value-type="float" office:value="64.2003590909091" calcext:value-type="float">
            <text:p>64.2003590909</text:p>
          </table:table-cell>
        </table:table-row>
        <table:table-row table:style-name="ro1">
          <table:table-cell office:value-type="string" calcext:value-type="string">
            <text:p>HSL</text:p>
          </table:table-cell>
          <table:table-cell table:style-name="ce1" office:value-type="string" calcext:value-type="string">
            <text:p>Datasets</text:p>
          </table:table-cell>
          <table:table-cell table:style-name="ce1" office:value-type="string" calcext:value-type="string">
            <text:p>PETs1</text:p>
          </table:table-cell>
          <table:table-cell table:style-name="ce1" office:value-type="string" calcext:value-type="string">
            <text:p>PETs2</text:p>
          </table:table-cell>
          <table:table-cell table:style-name="ce1" office:value-type="string" calcext:value-type="string">
            <text:p>highway1</text:p>
          </table:table-cell>
          <table:table-cell table:style-name="ce1" office:value-type="string" calcext:value-type="string">
            <text:p>highway3</text:p>
          </table:table-cell>
          <table:table-cell table:style-name="ce1" office:value-type="string" calcext:value-type="string">
            <text:p>room</text:p>
          </table:table-cell>
          <table:table-cell table:style-name="ce1" office:value-type="string" calcext:value-type="string">
            <text:p>campus</text:p>
          </table:table-cell>
          <table:table-cell table:style-name="ce1" office:value-type="string" calcext:value-type="string">
            <text:p>hallway</text:p>
          </table:table-cell>
          <table:table-cell table:style-name="ce1" office:value-type="string" calcext:value-type="string">
            <text:p>lab</text:p>
          </table:table-cell>
          <table:table-cell table:style-name="Default"/>
          <table:table-cell table:number-columns-repeated="5"/>
        </table:table-row>
        <table:table-row table:style-name="ro1">
          <table:table-cell table:style-name="Default"/>
          <table:table-cell table:style-name="ce1" office:value-type="string" calcext:value-type="string">
            <text:p>O. Detection</text:p>
          </table:table-cell>
          <table:table-cell office:value-type="float" office:value="72.819025" calcext:value-type="float">
            <text:p>72.819025</text:p>
          </table:table-cell>
          <table:table-cell office:value-type="float" office:value="74.2810454545455" calcext:value-type="float">
            <text:p>74.2810454545</text:p>
          </table:table-cell>
          <table:table-cell office:value-type="float" office:value="71.643025" calcext:value-type="float">
            <text:p>71.643025</text:p>
          </table:table-cell>
          <table:table-cell office:value-type="float" office:value="76.0289857142857" calcext:value-type="float">
            <text:p>76.0289857143</text:p>
          </table:table-cell>
          <table:table-cell office:value-type="float" office:value="89.3679772727273" calcext:value-type="float">
            <text:p>89.3679772727</text:p>
          </table:table-cell>
          <table:table-cell office:value-type="float" office:value="97.4339578947369" calcext:value-type="float">
            <text:p>97.4339578947</text:p>
          </table:table-cell>
          <table:table-cell office:value-type="float" office:value="93.5714" calcext:value-type="float">
            <text:p>93.5714</text:p>
          </table:table-cell>
          <table:table-cell office:value-type="float" office:value="92.92765" calcext:value-type="float">
            <text:p>92.92765</text:p>
          </table:table-cell>
          <table:table-cell table:style-name="Default"/>
          <table:table-cell table:number-columns-repeated="5"/>
        </table:table-row>
        <table:table-row table:style-name="ro1">
          <table:table-cell table:style-name="Default"/>
          <table:table-cell table:style-name="ce1" office:value-type="string" calcext:value-type="string">
            <text:p>O. Discrimination</text:p>
          </table:table-cell>
          <table:table-cell office:value-type="float" office:value="71.784" calcext:value-type="float">
            <text:p>71.784</text:p>
          </table:table-cell>
          <table:table-cell office:value-type="float" office:value="72.4930636363636" calcext:value-type="float">
            <text:p>72.4930636364</text:p>
          </table:table-cell>
          <table:table-cell office:value-type="float" office:value="65.2197125" calcext:value-type="float">
            <text:p>65.2197125</text:p>
          </table:table-cell>
          <table:table-cell office:value-type="float" office:value="42.5428142857143" calcext:value-type="float">
            <text:p>42.5428142857</text:p>
          </table:table-cell>
          <table:table-cell office:value-type="float" office:value="68.0787454545455" calcext:value-type="float">
            <text:p>68.0787454545</text:p>
          </table:table-cell>
          <table:table-cell office:value-type="float" office:value="27.3751210526316" calcext:value-type="float">
            <text:p>27.3751210526</text:p>
          </table:table-cell>
          <table:table-cell office:value-type="float" office:value="70.6732769230769" calcext:value-type="float">
            <text:p>70.6732769231</text:p>
          </table:table-cell>
          <table:table-cell office:value-type="float" office:value="70.3716214285714" calcext:value-type="float">
            <text:p>70.3716214286</text:p>
          </table:table-cell>
          <table:table-cell table:style-name="Default"/>
          <table:table-cell table:style-name="ce1" office:value-type="string" calcext:value-type="string">
            <text:p>HSV</text:p>
          </table:table-cell>
          <table:table-cell office:value-type="float" office:value="97.4339578947369" calcext:value-type="float">
            <text:p>97.4339578947</text:p>
          </table:table-cell>
          <table:table-cell office:value-type="float" office:value="27.3751210526316" calcext:value-type="float">
            <text:p>27.3751210526</text:p>
          </table:table-cell>
          <table:table-cell office:value-type="float" office:value="96.4575289473684" calcext:value-type="float">
            <text:p>96.4575289474</text:p>
          </table:table-cell>
          <table:table-cell office:value-type="float" office:value="57.0481447368421" calcext:value-type="float">
            <text:p>57.0481447368</text:p>
          </table:table-cell>
        </table:table-row>
        <table:table-row table:style-name="ro1">
          <table:table-cell table:style-name="Default"/>
          <table:table-cell table:style-name="ce1" office:value-type="string" calcext:value-type="string">
            <text:p>Detection</text:p>
          </table:table-cell>
          <table:table-cell office:value-type="float" office:value="72.8531" calcext:value-type="float">
            <text:p>72.8531</text:p>
          </table:table-cell>
          <table:table-cell office:value-type="float" office:value="74.3355727272727" calcext:value-type="float">
            <text:p>74.3355727273</text:p>
          </table:table-cell>
          <table:table-cell office:value-type="float" office:value="82.31705" calcext:value-type="float">
            <text:p>82.31705</text:p>
          </table:table-cell>
          <table:table-cell office:value-type="float" office:value="74.6785428571429" calcext:value-type="float">
            <text:p>74.6785428571</text:p>
          </table:table-cell>
          <table:table-cell office:value-type="float" office:value="89.1729909090909" calcext:value-type="float">
            <text:p>89.1729909091</text:p>
          </table:table-cell>
          <table:table-cell office:value-type="float" office:value="96.0369605263158" calcext:value-type="float">
            <text:p>96.0369605263</text:p>
          </table:table-cell>
          <table:table-cell office:value-type="float" office:value="92.8048461538461" calcext:value-type="float">
            <text:p>92.8048461538</text:p>
          </table:table-cell>
          <table:table-cell office:value-type="float" office:value="93.20285" calcext:value-type="float">
            <text:p>93.20285</text:p>
          </table:table-cell>
          <table:table-cell table:style-name="Default"/>
          <table:table-cell table:style-name="ce1" office:value-type="string" calcext:value-type="string">
            <text:p>HSP</text:p>
          </table:table-cell>
          <table:table-cell office:value-type="float" office:value="97.4339578947369" calcext:value-type="float">
            <text:p>97.4339578947</text:p>
          </table:table-cell>
          <table:table-cell office:value-type="float" office:value="27.3751210526316" calcext:value-type="float">
            <text:p>27.3751210526</text:p>
          </table:table-cell>
          <table:table-cell office:value-type="float" office:value="96.4143131578947" calcext:value-type="float">
            <text:p>96.4143131579</text:p>
          </table:table-cell>
          <table:table-cell office:value-type="float" office:value="54.49415" calcext:value-type="float">
            <text:p>54.49415</text:p>
          </table:table-cell>
        </table:table-row>
        <table:table-row table:style-name="ro1">
          <table:table-cell table:style-name="Default"/>
          <table:table-cell table:style-name="ce1" office:value-type="string" calcext:value-type="string">
            <text:p>Discrimination</text:p>
          </table:table-cell>
          <table:table-cell office:value-type="float" office:value="69.1186666666667" calcext:value-type="float">
            <text:p>69.1186666667</text:p>
          </table:table-cell>
          <table:table-cell office:value-type="float" office:value="64.4078545454545" calcext:value-type="float">
            <text:p>64.4078545455</text:p>
          </table:table-cell>
          <table:table-cell office:value-type="float" office:value="54.3758375" calcext:value-type="float">
            <text:p>54.3758375</text:p>
          </table:table-cell>
          <table:table-cell office:value-type="float" office:value="46.6427428571429" calcext:value-type="float">
            <text:p>46.6427428571</text:p>
          </table:table-cell>
          <table:table-cell office:value-type="float" office:value="72.2815863636364" calcext:value-type="float">
            <text:p>72.2815863636</text:p>
          </table:table-cell>
          <table:table-cell office:value-type="float" office:value="57.0119315789474" calcext:value-type="float">
            <text:p>57.0119315789</text:p>
          </table:table-cell>
          <table:table-cell office:value-type="float" office:value="78.7509" calcext:value-type="float">
            <text:p>78.7509</text:p>
          </table:table-cell>
          <table:table-cell office:value-type="float" office:value="79.6792571428571" calcext:value-type="float">
            <text:p>79.6792571429</text:p>
          </table:table-cell>
          <table:table-cell table:style-name="Default"/>
          <table:table-cell table:style-name="ce1" office:value-type="string" calcext:value-type="string">
            <text:p>HSI</text:p>
          </table:table-cell>
          <table:table-cell office:value-type="float" office:value="97.4339578947369" calcext:value-type="float">
            <text:p>97.4339578947</text:p>
          </table:table-cell>
          <table:table-cell office:value-type="float" office:value="27.3751210526316" calcext:value-type="float">
            <text:p>27.3751210526</text:p>
          </table:table-cell>
          <table:table-cell office:value-type="float" office:value="96.0646947368421" calcext:value-type="float">
            <text:p>96.0646947368</text:p>
          </table:table-cell>
          <table:table-cell office:value-type="float" office:value="57.4068421052632" calcext:value-type="float">
            <text:p>57.4068421053</text:p>
          </table:table-cell>
        </table:table-row>
        <table:table-row table:style-name="ro1">
          <table:table-cell office:value-type="string" calcext:value-type="string">
            <text:p>Luma</text:p>
          </table:table-cell>
          <table:table-cell table:style-name="ce1" office:value-type="string" calcext:value-type="string">
            <text:p>Datasets</text:p>
          </table:table-cell>
          <table:table-cell table:style-name="ce1" office:value-type="string" calcext:value-type="string">
            <text:p>PETs1</text:p>
          </table:table-cell>
          <table:table-cell table:style-name="ce1" office:value-type="string" calcext:value-type="string">
            <text:p>PETs2</text:p>
          </table:table-cell>
          <table:table-cell table:style-name="ce1" office:value-type="string" calcext:value-type="string">
            <text:p>highway1</text:p>
          </table:table-cell>
          <table:table-cell table:style-name="ce1" office:value-type="string" calcext:value-type="string">
            <text:p>highway3</text:p>
          </table:table-cell>
          <table:table-cell table:style-name="ce1" office:value-type="string" calcext:value-type="string">
            <text:p>room</text:p>
          </table:table-cell>
          <table:table-cell table:style-name="ce1" office:value-type="string" calcext:value-type="string">
            <text:p>campus</text:p>
          </table:table-cell>
          <table:table-cell table:style-name="ce1" office:value-type="string" calcext:value-type="string">
            <text:p>hallway</text:p>
          </table:table-cell>
          <table:table-cell table:style-name="ce1" office:value-type="string" calcext:value-type="string">
            <text:p>lab</text:p>
          </table:table-cell>
          <table:table-cell table:style-name="Default"/>
          <table:table-cell table:style-name="ce1" office:value-type="string" calcext:value-type="string">
            <text:p>HSL</text:p>
          </table:table-cell>
          <table:table-cell office:value-type="float" office:value="97.4339578947369" calcext:value-type="float">
            <text:p>97.4339578947</text:p>
          </table:table-cell>
          <table:table-cell office:value-type="float" office:value="27.3751210526316" calcext:value-type="float">
            <text:p>27.3751210526</text:p>
          </table:table-cell>
          <table:table-cell office:value-type="float" office:value="96.0369605263158" calcext:value-type="float">
            <text:p>96.0369605263</text:p>
          </table:table-cell>
          <table:table-cell office:value-type="float" office:value="57.0119315789474" calcext:value-type="float">
            <text:p>57.0119315789</text:p>
          </table:table-cell>
        </table:table-row>
        <table:table-row table:style-name="ro1">
          <table:table-cell table:style-name="Default"/>
          <table:table-cell table:style-name="ce1" office:value-type="string" calcext:value-type="string">
            <text:p>O. Detection</text:p>
          </table:table-cell>
          <table:table-cell office:value-type="float" office:value="72.819025" calcext:value-type="float">
            <text:p>72.819025</text:p>
          </table:table-cell>
          <table:table-cell office:value-type="float" office:value="74.2810454545455" calcext:value-type="float">
            <text:p>74.2810454545</text:p>
          </table:table-cell>
          <table:table-cell office:value-type="float" office:value="71.643025" calcext:value-type="float">
            <text:p>71.643025</text:p>
          </table:table-cell>
          <table:table-cell office:value-type="float" office:value="76.0289857142857" calcext:value-type="float">
            <text:p>76.0289857143</text:p>
          </table:table-cell>
          <table:table-cell office:value-type="float" office:value="89.3679772727273" calcext:value-type="float">
            <text:p>89.3679772727</text:p>
          </table:table-cell>
          <table:table-cell office:value-type="float" office:value="97.4339578947369" calcext:value-type="float">
            <text:p>97.4339578947</text:p>
          </table:table-cell>
          <table:table-cell office:value-type="float" office:value="93.5714" calcext:value-type="float">
            <text:p>93.5714</text:p>
          </table:table-cell>
          <table:table-cell office:value-type="float" office:value="92.92765" calcext:value-type="float">
            <text:p>92.92765</text:p>
          </table:table-cell>
          <table:table-cell table:style-name="Default"/>
          <table:table-cell table:style-name="ce1" office:value-type="string" calcext:value-type="string">
            <text:p>Luma</text:p>
          </table:table-cell>
          <table:table-cell office:value-type="float" office:value="97.4339578947369" calcext:value-type="float">
            <text:p>97.4339578947</text:p>
          </table:table-cell>
          <table:table-cell office:value-type="float" office:value="27.3751210526316" calcext:value-type="float">
            <text:p>27.3751210526</text:p>
          </table:table-cell>
          <table:table-cell office:value-type="float" office:value="96.047297368421" calcext:value-type="float">
            <text:p>96.0472973684</text:p>
          </table:table-cell>
          <table:table-cell office:value-type="float" office:value="59.4174736842105" calcext:value-type="float">
            <text:p>59.4174736842</text:p>
          </table:table-cell>
        </table:table-row>
        <table:table-row table:style-name="ro1">
          <table:table-cell table:style-name="Default"/>
          <table:table-cell table:style-name="ce1" office:value-type="string" calcext:value-type="string">
            <text:p>O. Discrimination</text:p>
          </table:table-cell>
          <table:table-cell office:value-type="float" office:value="71.784" calcext:value-type="float">
            <text:p>71.784</text:p>
          </table:table-cell>
          <table:table-cell office:value-type="float" office:value="72.4930636363636" calcext:value-type="float">
            <text:p>72.4930636364</text:p>
          </table:table-cell>
          <table:table-cell office:value-type="float" office:value="65.2197125" calcext:value-type="float">
            <text:p>65.2197125</text:p>
          </table:table-cell>
          <table:table-cell office:value-type="float" office:value="42.5428142857143" calcext:value-type="float">
            <text:p>42.5428142857</text:p>
          </table:table-cell>
          <table:table-cell office:value-type="float" office:value="68.0787454545455" calcext:value-type="float">
            <text:p>68.0787454545</text:p>
          </table:table-cell>
          <table:table-cell office:value-type="float" office:value="27.3751210526316" calcext:value-type="float">
            <text:p>27.3751210526</text:p>
          </table:table-cell>
          <table:table-cell office:value-type="float" office:value="70.6732769230769" calcext:value-type="float">
            <text:p>70.6732769231</text:p>
          </table:table-cell>
          <table:table-cell office:value-type="float" office:value="70.3716214285714" calcext:value-type="float">
            <text:p>70.3716214286</text:p>
          </table:table-cell>
          <table:table-cell table:style-name="Default"/>
          <table:table-cell table:style-name="ce1" office:value-type="string" calcext:value-type="string">
            <text:p>Norm</text:p>
          </table:table-cell>
          <table:table-cell office:value-type="float" office:value="97.4339578947369" calcext:value-type="float">
            <text:p>97.4339578947</text:p>
          </table:table-cell>
          <table:table-cell office:value-type="float" office:value="27.3751210526316" calcext:value-type="float">
            <text:p>27.3751210526</text:p>
          </table:table-cell>
          <table:table-cell office:value-type="float" office:value="97.2588552631579" calcext:value-type="float">
            <text:p>97.2588552632</text:p>
          </table:table-cell>
          <table:table-cell office:value-type="float" office:value="38.2454026315789" calcext:value-type="float">
            <text:p>38.2454026316</text:p>
          </table:table-cell>
        </table:table-row>
        <table:table-row table:style-name="ro1">
          <table:table-cell table:style-name="Default"/>
          <table:table-cell table:style-name="ce1" office:value-type="string" calcext:value-type="string">
            <text:p>Detection</text:p>
          </table:table-cell>
          <table:table-cell office:value-type="float" office:value="72.6871583333333" calcext:value-type="float">
            <text:p>72.6871583333</text:p>
          </table:table-cell>
          <table:table-cell office:value-type="float" office:value="74.3421454545455" calcext:value-type="float">
            <text:p>74.3421454545</text:p>
          </table:table-cell>
          <table:table-cell office:value-type="float" office:value="81.6878375" calcext:value-type="float">
            <text:p>81.6878375</text:p>
          </table:table-cell>
          <table:table-cell office:value-type="float" office:value="74.9838142857143" calcext:value-type="float">
            <text:p>74.9838142857</text:p>
          </table:table-cell>
          <table:table-cell office:value-type="float" office:value="89.0867545454545" calcext:value-type="float">
            <text:p>89.0867545455</text:p>
          </table:table-cell>
          <table:table-cell office:value-type="float" office:value="96.047297368421" calcext:value-type="float">
            <text:p>96.0472973684</text:p>
          </table:table-cell>
          <table:table-cell office:value-type="float" office:value="92.7470076923077" calcext:value-type="float">
            <text:p>92.7470076923</text:p>
          </table:table-cell>
          <table:table-cell office:value-type="float" office:value="93.1447928571429" calcext:value-type="float">
            <text:p>93.1447928571</text:p>
          </table:table-cell>
          <table:table-cell table:style-name="Default"/>
          <table:table-cell table:number-columns-repeated="5"/>
        </table:table-row>
        <table:table-row table:style-name="ro1">
          <table:table-cell table:style-name="Default"/>
          <table:table-cell table:style-name="ce1" office:value-type="string" calcext:value-type="string">
            <text:p>Discrimination</text:p>
          </table:table-cell>
          <table:table-cell office:value-type="float" office:value="69.4103666666667" calcext:value-type="float">
            <text:p>69.4103666667</text:p>
          </table:table-cell>
          <table:table-cell office:value-type="float" office:value="65.1814" calcext:value-type="float">
            <text:p>65.1814</text:p>
          </table:table-cell>
          <table:table-cell office:value-type="float" office:value="55.7434375" calcext:value-type="float">
            <text:p>55.7434375</text:p>
          </table:table-cell>
          <table:table-cell office:value-type="float" office:value="46.4739285714286" calcext:value-type="float">
            <text:p>46.4739285714</text:p>
          </table:table-cell>
          <table:table-cell office:value-type="float" office:value="72.9677863636364" calcext:value-type="float">
            <text:p>72.9677863636</text:p>
          </table:table-cell>
          <table:table-cell office:value-type="float" office:value="59.4174736842105" calcext:value-type="float">
            <text:p>59.4174736842</text:p>
          </table:table-cell>
          <table:table-cell office:value-type="float" office:value="79.0424692307692" calcext:value-type="float">
            <text:p>79.0424692308</text:p>
          </table:table-cell>
          <table:table-cell office:value-type="float" office:value="80.0094357142857" calcext:value-type="float">
            <text:p>80.0094357143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Norm</text:p>
          </table:table-cell>
          <table:table-cell table:style-name="ce1" office:value-type="string" calcext:value-type="string">
            <text:p>Datasets</text:p>
          </table:table-cell>
          <table:table-cell table:style-name="ce1" office:value-type="string" calcext:value-type="string">
            <text:p>PETs1</text:p>
          </table:table-cell>
          <table:table-cell table:style-name="ce1" office:value-type="string" calcext:value-type="string">
            <text:p>PETs2</text:p>
          </table:table-cell>
          <table:table-cell table:style-name="ce1" office:value-type="string" calcext:value-type="string">
            <text:p>highway1</text:p>
          </table:table-cell>
          <table:table-cell table:style-name="ce1" office:value-type="string" calcext:value-type="string">
            <text:p>highway3</text:p>
          </table:table-cell>
          <table:table-cell table:style-name="ce1" office:value-type="string" calcext:value-type="string">
            <text:p>room</text:p>
          </table:table-cell>
          <table:table-cell table:style-name="ce1" office:value-type="string" calcext:value-type="string">
            <text:p>campus</text:p>
          </table:table-cell>
          <table:table-cell table:style-name="ce1" office:value-type="string" calcext:value-type="string">
            <text:p>hallway</text:p>
          </table:table-cell>
          <table:table-cell table:style-name="ce1" office:value-type="string" calcext:value-type="string">
            <text:p>lab</text:p>
          </table:table-cell>
          <table:table-cell table:style-name="Default"/>
          <table:table-cell table:number-columns-repeated="5"/>
        </table:table-row>
        <table:table-row table:style-name="ro1">
          <table:table-cell table:style-name="Default"/>
          <table:table-cell table:style-name="ce1" office:value-type="string" calcext:value-type="string">
            <text:p>O. Detection</text:p>
          </table:table-cell>
          <table:table-cell office:value-type="float" office:value="72.819025" calcext:value-type="float">
            <text:p>72.819025</text:p>
          </table:table-cell>
          <table:table-cell office:value-type="float" office:value="74.2810454545455" calcext:value-type="float">
            <text:p>74.2810454545</text:p>
          </table:table-cell>
          <table:table-cell office:value-type="float" office:value="71.643025" calcext:value-type="float">
            <text:p>71.643025</text:p>
          </table:table-cell>
          <table:table-cell office:value-type="float" office:value="76.0289857142857" calcext:value-type="float">
            <text:p>76.0289857143</text:p>
          </table:table-cell>
          <table:table-cell office:value-type="float" office:value="89.3679772727273" calcext:value-type="float">
            <text:p>89.3679772727</text:p>
          </table:table-cell>
          <table:table-cell office:value-type="float" office:value="97.4339578947369" calcext:value-type="float">
            <text:p>97.4339578947</text:p>
          </table:table-cell>
          <table:table-cell office:value-type="float" office:value="93.5714" calcext:value-type="float">
            <text:p>93.5714</text:p>
          </table:table-cell>
          <table:table-cell office:value-type="float" office:value="92.92765" calcext:value-type="float">
            <text:p>92.92765</text:p>
          </table:table-cell>
          <table:table-cell table:style-name="Default"/>
          <table:table-cell table:number-columns-repeated="5"/>
        </table:table-row>
        <table:table-row table:style-name="ro1">
          <table:table-cell table:style-name="Default"/>
          <table:table-cell table:style-name="ce1" office:value-type="string" calcext:value-type="string">
            <text:p>O. Discrimination</text:p>
          </table:table-cell>
          <table:table-cell office:value-type="float" office:value="71.784" calcext:value-type="float">
            <text:p>71.784</text:p>
          </table:table-cell>
          <table:table-cell office:value-type="float" office:value="72.4930636363636" calcext:value-type="float">
            <text:p>72.4930636364</text:p>
          </table:table-cell>
          <table:table-cell office:value-type="float" office:value="65.2197125" calcext:value-type="float">
            <text:p>65.2197125</text:p>
          </table:table-cell>
          <table:table-cell office:value-type="float" office:value="42.5428142857143" calcext:value-type="float">
            <text:p>42.5428142857</text:p>
          </table:table-cell>
          <table:table-cell office:value-type="float" office:value="68.0787454545455" calcext:value-type="float">
            <text:p>68.0787454545</text:p>
          </table:table-cell>
          <table:table-cell office:value-type="float" office:value="27.3751210526316" calcext:value-type="float">
            <text:p>27.3751210526</text:p>
          </table:table-cell>
          <table:table-cell office:value-type="float" office:value="70.6732769230769" calcext:value-type="float">
            <text:p>70.6732769231</text:p>
          </table:table-cell>
          <table:table-cell office:value-type="float" office:value="70.3716214285714" calcext:value-type="float">
            <text:p>70.3716214286</text:p>
          </table:table-cell>
          <table:table-cell table:style-name="Default"/>
          <table:table-cell table:number-columns-repeated="5"/>
        </table:table-row>
        <table:table-row table:style-name="ro1">
          <table:table-cell table:style-name="Default"/>
          <table:table-cell table:style-name="ce1" office:value-type="string" calcext:value-type="string">
            <text:p>Detection</text:p>
          </table:table-cell>
          <table:table-cell office:value-type="float" office:value="74.2920416666667" calcext:value-type="float">
            <text:p>74.2920416667</text:p>
          </table:table-cell>
          <table:table-cell office:value-type="float" office:value="74.3474272727273" calcext:value-type="float">
            <text:p>74.3474272727</text:p>
          </table:table-cell>
          <table:table-cell office:value-type="float" office:value="84.256575" calcext:value-type="float">
            <text:p>84.256575</text:p>
          </table:table-cell>
          <table:table-cell office:value-type="float" office:value="76.0289857142857" calcext:value-type="float">
            <text:p>76.0289857143</text:p>
          </table:table-cell>
          <table:table-cell office:value-type="float" office:value="89.4917909090909" calcext:value-type="float">
            <text:p>89.4917909091</text:p>
          </table:table-cell>
          <table:table-cell office:value-type="float" office:value="97.2588552631579" calcext:value-type="float">
            <text:p>97.2588552632</text:p>
          </table:table-cell>
          <table:table-cell office:value-type="float" office:value="93.6166461538462" calcext:value-type="float">
            <text:p>93.6166461538</text:p>
          </table:table-cell>
          <table:table-cell office:value-type="float" office:value="93.5300857142857" calcext:value-type="float">
            <text:p>93.5300857143</text:p>
          </table:table-cell>
          <table:table-cell table:style-name="Default"/>
          <table:table-cell table:number-columns-repeated="5"/>
        </table:table-row>
        <table:table-row table:style-name="ro1">
          <table:table-cell table:style-name="Default"/>
          <table:table-cell table:style-name="ce1" office:value-type="string" calcext:value-type="string">
            <text:p>Discrimination</text:p>
          </table:table-cell>
          <table:table-cell office:value-type="float" office:value="65.0748666666667" calcext:value-type="float">
            <text:p>65.0748666667</text:p>
          </table:table-cell>
          <table:table-cell office:value-type="float" office:value="61.3057454545455" calcext:value-type="float">
            <text:p>61.3057454545</text:p>
          </table:table-cell>
          <table:table-cell office:value-type="float" office:value="47.1479375" calcext:value-type="float">
            <text:p>47.1479375</text:p>
          </table:table-cell>
          <table:table-cell office:value-type="float" office:value="43.4619571428572" calcext:value-type="float">
            <text:p>43.4619571429</text:p>
          </table:table-cell>
          <table:table-cell office:value-type="float" office:value="64.2003590909091" calcext:value-type="float">
            <text:p>64.2003590909</text:p>
          </table:table-cell>
          <table:table-cell office:value-type="float" office:value="38.2454026315789" calcext:value-type="float">
            <text:p>38.2454026316</text:p>
          </table:table-cell>
          <table:table-cell office:value-type="float" office:value="72.5892692307692" calcext:value-type="float">
            <text:p>72.5892692308</text:p>
          </table:table-cell>
          <table:table-cell office:value-type="float" office:value="76.8574785714286" calcext:value-type="float">
            <text:p>76.8574785714</text:p>
          </table:table-cell>
          <table:table-cell table:style-name="Default"/>
          <table:table-cell table:number-columns-repeated="5"/>
        </table:table-row>
        <table:table-row table:style-name="ro1" table:number-rows-repeated="2">
          <table:table-cell table:style-name="Default"/>
          <table:table-cell table:number-columns-repeated="9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aton_highway1</text:p>
          </table:table-cell>
          <table:table-cell table:style-name="ce1" office:value-type="string" calcext:value-type="string">
            <text:p>Odet</text:p>
          </table:table-cell>
          <table:table-cell table:style-name="ce1" office:value-type="string" calcext:value-type="string">
            <text:p>Odis</text:p>
          </table:table-cell>
          <table:table-cell table:style-name="ce1" office:value-type="string" calcext:value-type="string">
            <text:p>Detection</text:p>
          </table:table-cell>
          <table:table-cell table:style-name="ce1" office:value-type="string" calcext:value-type="string">
            <text:p>Discrimination</text:p>
          </table:table-cell>
          <table:table-cell table:number-columns-repeated="5"/>
          <table:table-cell office:value-type="string" calcext:value-type="string">
            <text:p>PETs1</text:p>
          </table:table-cell>
          <table:table-cell table:style-name="ce1" office:value-type="string" calcext:value-type="string">
            <text:p>Odet</text:p>
          </table:table-cell>
          <table:table-cell table:style-name="ce1" office:value-type="string" calcext:value-type="string">
            <text:p>Odis</text:p>
          </table:table-cell>
          <table:table-cell table:style-name="ce1" office:value-type="string" calcext:value-type="string">
            <text:p>Detection</text:p>
          </table:table-cell>
          <table:table-cell table:style-name="ce1" office:value-type="string" calcext:value-type="string">
            <text:p>Discrimination</text:p>
          </table:table-cell>
          <table:table-cell/>
        </table:table-row>
        <table:table-row table:style-name="ro1">
          <table:table-cell office:value-type="string" calcext:value-type="string">
            <text:p>HSV</text:p>
          </table:table-cell>
          <table:table-cell office:value-type="float" office:value="71.643025" calcext:value-type="float">
            <text:p>71.643025</text:p>
          </table:table-cell>
          <table:table-cell office:value-type="float" office:value="65.2197125" calcext:value-type="float">
            <text:p>65.2197125</text:p>
          </table:table-cell>
          <table:table-cell office:value-type="float" office:value="80.9955875" calcext:value-type="float">
            <text:p>80.9955875</text:p>
          </table:table-cell>
          <table:table-cell office:value-type="float" office:value="57.0479625" calcext:value-type="float">
            <text:p>57.0479625</text:p>
          </table:table-cell>
          <table:table-cell table:number-columns-repeated="5"/>
          <table:table-cell office:value-type="string" calcext:value-type="string">
            <text:p>HSV</text:p>
          </table:table-cell>
          <table:table-cell office:value-type="float" office:value="72.819025" calcext:value-type="float">
            <text:p>72.819025</text:p>
          </table:table-cell>
          <table:table-cell office:value-type="float" office:value="71.784" calcext:value-type="float">
            <text:p>71.784</text:p>
          </table:table-cell>
          <table:table-cell office:value-type="float" office:value="73.2782916666667" calcext:value-type="float">
            <text:p>73.2782916667</text:p>
          </table:table-cell>
          <table:table-cell office:value-type="float" office:value="68.6079166666667" calcext:value-type="float">
            <text:p>68.6079166667</text:p>
          </table:table-cell>
          <table:table-cell/>
        </table:table-row>
        <table:table-row table:style-name="ro1">
          <table:table-cell office:value-type="string" calcext:value-type="string">
            <text:p>HSP</text:p>
          </table:table-cell>
          <table:table-cell office:value-type="float" office:value="71.643025" calcext:value-type="float">
            <text:p>71.643025</text:p>
          </table:table-cell>
          <table:table-cell office:value-type="float" office:value="65.2197125" calcext:value-type="float">
            <text:p>65.2197125</text:p>
          </table:table-cell>
          <table:table-cell office:value-type="float" office:value="80.611325" calcext:value-type="float">
            <text:p>80.611325</text:p>
          </table:table-cell>
          <table:table-cell office:value-type="float" office:value="57.529175" calcext:value-type="float">
            <text:p>57.529175</text:p>
          </table:table-cell>
          <table:table-cell table:number-columns-repeated="5"/>
          <table:table-cell office:value-type="string" calcext:value-type="string">
            <text:p>HSP</text:p>
          </table:table-cell>
          <table:table-cell office:value-type="float" office:value="72.819025" calcext:value-type="float">
            <text:p>72.819025</text:p>
          </table:table-cell>
          <table:table-cell office:value-type="float" office:value="71.784" calcext:value-type="float">
            <text:p>71.784</text:p>
          </table:table-cell>
          <table:table-cell office:value-type="float" office:value="73.4071416666667" calcext:value-type="float">
            <text:p>73.4071416667</text:p>
          </table:table-cell>
          <table:table-cell office:value-type="float" office:value="68.954775" calcext:value-type="float">
            <text:p>68.954775</text:p>
          </table:table-cell>
          <table:table-cell/>
        </table:table-row>
        <table:table-row table:style-name="ro1">
          <table:table-cell office:value-type="string" calcext:value-type="string">
            <text:p>HSI</text:p>
          </table:table-cell>
          <table:table-cell office:value-type="float" office:value="71.643025" calcext:value-type="float">
            <text:p>71.643025</text:p>
          </table:table-cell>
          <table:table-cell office:value-type="float" office:value="65.2197125" calcext:value-type="float">
            <text:p>65.2197125</text:p>
          </table:table-cell>
          <table:table-cell office:value-type="float" office:value="82.2716875" calcext:value-type="float">
            <text:p>82.2716875</text:p>
          </table:table-cell>
          <table:table-cell office:value-type="float" office:value="54.48175" calcext:value-type="float">
            <text:p>54.48175</text:p>
          </table:table-cell>
          <table:table-cell table:number-columns-repeated="5"/>
          <table:table-cell office:value-type="string" calcext:value-type="string">
            <text:p>HSI</text:p>
          </table:table-cell>
          <table:table-cell office:value-type="float" office:value="72.819025" calcext:value-type="float">
            <text:p>72.819025</text:p>
          </table:table-cell>
          <table:table-cell office:value-type="float" office:value="71.784" calcext:value-type="float">
            <text:p>71.784</text:p>
          </table:table-cell>
          <table:table-cell office:value-type="float" office:value="72.854375" calcext:value-type="float">
            <text:p>72.854375</text:p>
          </table:table-cell>
          <table:table-cell office:value-type="float" office:value="69.1024333333333" calcext:value-type="float">
            <text:p>69.1024333333</text:p>
          </table:table-cell>
          <table:table-cell/>
        </table:table-row>
        <table:table-row table:style-name="ro1">
          <table:table-cell office:value-type="string" calcext:value-type="string">
            <text:p>HSL</text:p>
          </table:table-cell>
          <table:table-cell office:value-type="float" office:value="71.643025" calcext:value-type="float">
            <text:p>71.643025</text:p>
          </table:table-cell>
          <table:table-cell office:value-type="float" office:value="65.2197125" calcext:value-type="float">
            <text:p>65.2197125</text:p>
          </table:table-cell>
          <table:table-cell office:value-type="float" office:value="82.31705" calcext:value-type="float">
            <text:p>82.31705</text:p>
          </table:table-cell>
          <table:table-cell office:value-type="float" office:value="54.3758375" calcext:value-type="float">
            <text:p>54.3758375</text:p>
          </table:table-cell>
          <table:table-cell table:number-columns-repeated="5"/>
          <table:table-cell office:value-type="string" calcext:value-type="string">
            <text:p>HSL</text:p>
          </table:table-cell>
          <table:table-cell office:value-type="float" office:value="72.819025" calcext:value-type="float">
            <text:p>72.819025</text:p>
          </table:table-cell>
          <table:table-cell office:value-type="float" office:value="71.784" calcext:value-type="float">
            <text:p>71.784</text:p>
          </table:table-cell>
          <table:table-cell office:value-type="float" office:value="72.8531" calcext:value-type="float">
            <text:p>72.8531</text:p>
          </table:table-cell>
          <table:table-cell office:value-type="float" office:value="69.1186666666667" calcext:value-type="float">
            <text:p>69.1186666667</text:p>
          </table:table-cell>
          <table:table-cell/>
        </table:table-row>
        <table:table-row table:style-name="ro1">
          <table:table-cell office:value-type="string" calcext:value-type="string">
            <text:p>Luma</text:p>
          </table:table-cell>
          <table:table-cell office:value-type="float" office:value="71.643025" calcext:value-type="float">
            <text:p>71.643025</text:p>
          </table:table-cell>
          <table:table-cell office:value-type="float" office:value="65.2197125" calcext:value-type="float">
            <text:p>65.2197125</text:p>
          </table:table-cell>
          <table:table-cell office:value-type="float" office:value="81.6878375" calcext:value-type="float">
            <text:p>81.6878375</text:p>
          </table:table-cell>
          <table:table-cell office:value-type="float" office:value="55.7434375" calcext:value-type="float">
            <text:p>55.7434375</text:p>
          </table:table-cell>
          <table:table-cell table:number-columns-repeated="5"/>
          <table:table-cell office:value-type="string" calcext:value-type="string">
            <text:p>Luma</text:p>
          </table:table-cell>
          <table:table-cell office:value-type="float" office:value="72.819025" calcext:value-type="float">
            <text:p>72.819025</text:p>
          </table:table-cell>
          <table:table-cell office:value-type="float" office:value="71.784" calcext:value-type="float">
            <text:p>71.784</text:p>
          </table:table-cell>
          <table:table-cell office:value-type="float" office:value="72.6871583333333" calcext:value-type="float">
            <text:p>72.6871583333</text:p>
          </table:table-cell>
          <table:table-cell office:value-type="float" office:value="69.4103666666667" calcext:value-type="float">
            <text:p>69.4103666667</text:p>
          </table:table-cell>
          <table:table-cell/>
        </table:table-row>
        <table:table-row table:style-name="ro1">
          <table:table-cell office:value-type="string" calcext:value-type="string">
            <text:p>Norm</text:p>
          </table:table-cell>
          <table:table-cell office:value-type="float" office:value="71.643025" calcext:value-type="float">
            <text:p>71.643025</text:p>
          </table:table-cell>
          <table:table-cell office:value-type="float" office:value="65.2197125" calcext:value-type="float">
            <text:p>65.2197125</text:p>
          </table:table-cell>
          <table:table-cell office:value-type="float" office:value="84.256575" calcext:value-type="float">
            <text:p>84.256575</text:p>
          </table:table-cell>
          <table:table-cell office:value-type="float" office:value="47.1479375" calcext:value-type="float">
            <text:p>47.1479375</text:p>
          </table:table-cell>
          <table:table-cell table:number-columns-repeated="5"/>
          <table:table-cell office:value-type="string" calcext:value-type="string">
            <text:p>Norm</text:p>
          </table:table-cell>
          <table:table-cell office:value-type="float" office:value="72.819025" calcext:value-type="float">
            <text:p>72.819025</text:p>
          </table:table-cell>
          <table:table-cell office:value-type="float" office:value="71.784" calcext:value-type="float">
            <text:p>71.784</text:p>
          </table:table-cell>
          <table:table-cell office:value-type="float" office:value="74.2920416666667" calcext:value-type="float">
            <text:p>74.2920416667</text:p>
          </table:table-cell>
          <table:table-cell office:value-type="float" office:value="65.0748666666667" calcext:value-type="float">
            <text:p>65.0748666667</text:p>
          </table:table-cell>
          <table:table-cell/>
        </table:table-row>
        <table:table-row table:style-name="ro1">
          <table:table-cell table:style-name="Default"/>
          <table:table-cell table:number-columns-repeated="9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aton_highway1</text:p>
          </table:table-cell>
          <table:table-cell table:style-name="ce1" office:value-type="string" calcext:value-type="string">
            <text:p>Odet</text:p>
          </table:table-cell>
          <table:table-cell table:style-name="ce1" office:value-type="string" calcext:value-type="string">
            <text:p>Detection</text:p>
          </table:table-cell>
          <table:table-cell table:style-name="ce1" office:value-type="string" calcext:value-type="string">
            <text:p>Odis</text:p>
          </table:table-cell>
          <table:table-cell table:style-name="ce1" office:value-type="string" calcext:value-type="string">
            <text:p>Discrimination</text:p>
          </table:table-cell>
          <table:table-cell table:number-columns-repeated="5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HSV</text:p>
          </table:table-cell>
          <table:table-cell office:value-type="float" office:value="71.643025" calcext:value-type="float">
            <text:p>71.643025</text:p>
          </table:table-cell>
          <table:table-cell office:value-type="float" office:value="80.9955875" calcext:value-type="float">
            <text:p>80.9955875</text:p>
          </table:table-cell>
          <table:table-cell office:value-type="float" office:value="65.2197125" calcext:value-type="float">
            <text:p>65.2197125</text:p>
          </table:table-cell>
          <table:table-cell office:value-type="float" office:value="57.0479625" calcext:value-type="float">
            <text:p>57.0479625</text:p>
          </table:table-cell>
          <table:table-cell table:number-columns-repeated="4"/>
          <table:table-cell table:style-name="ce1" office:value-type="string" calcext:value-type="string">
            <text:p>PETS2</text:p>
          </table:table-cell>
          <table:table-cell office:value-type="string" calcext:value-type="string">
            <text:p>Odet</text:p>
          </table:table-cell>
          <table:table-cell table:style-name="ce1" office:value-type="string" calcext:value-type="string">
            <text:p>Odis</text:p>
          </table:table-cell>
          <table:table-cell table:style-name="ce1" office:value-type="string" calcext:value-type="string">
            <text:p>Detection</text:p>
          </table:table-cell>
          <table:table-cell table:style-name="ce1" office:value-type="string" calcext:value-type="string">
            <text:p>Discrimin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SP</text:p>
          </table:table-cell>
          <table:table-cell office:value-type="float" office:value="71.643025" calcext:value-type="float">
            <text:p>71.643025</text:p>
          </table:table-cell>
          <table:table-cell office:value-type="float" office:value="80.611325" calcext:value-type="float">
            <text:p>80.611325</text:p>
          </table:table-cell>
          <table:table-cell office:value-type="float" office:value="65.2197125" calcext:value-type="float">
            <text:p>65.2197125</text:p>
          </table:table-cell>
          <table:table-cell office:value-type="float" office:value="57.529175" calcext:value-type="float">
            <text:p>57.529175</text:p>
          </table:table-cell>
          <table:table-cell table:number-columns-repeated="4"/>
          <table:table-cell table:style-name="ce1" office:value-type="string" calcext:value-type="string">
            <text:p>HSV</text:p>
          </table:table-cell>
          <table:table-cell table:style-name="Default" office:value-type="float" office:value="74.2810454545455" calcext:value-type="float">
            <text:p>74.2810454545</text:p>
          </table:table-cell>
          <table:table-cell office:value-type="float" office:value="72.4930636363636" calcext:value-type="float">
            <text:p>72.4930636364</text:p>
          </table:table-cell>
          <table:table-cell office:value-type="float" office:value="74.3368727272727" calcext:value-type="float">
            <text:p>74.3368727273</text:p>
          </table:table-cell>
          <table:table-cell office:value-type="float" office:value="64.0353909090909" calcext:value-type="float">
            <text:p>64.03539090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SI</text:p>
          </table:table-cell>
          <table:table-cell office:value-type="float" office:value="71.643025" calcext:value-type="float">
            <text:p>71.643025</text:p>
          </table:table-cell>
          <table:table-cell office:value-type="float" office:value="82.2716875" calcext:value-type="float">
            <text:p>82.2716875</text:p>
          </table:table-cell>
          <table:table-cell office:value-type="float" office:value="65.2197125" calcext:value-type="float">
            <text:p>65.2197125</text:p>
          </table:table-cell>
          <table:table-cell office:value-type="float" office:value="54.48175" calcext:value-type="float">
            <text:p>54.48175</text:p>
          </table:table-cell>
          <table:table-cell table:number-columns-repeated="4"/>
          <table:table-cell table:style-name="ce1" office:value-type="string" calcext:value-type="string">
            <text:p>HSP</text:p>
          </table:table-cell>
          <table:table-cell table:style-name="Default" office:value-type="float" office:value="74.2810454545455" calcext:value-type="float">
            <text:p>74.2810454545</text:p>
          </table:table-cell>
          <table:table-cell office:value-type="float" office:value="72.4930636363636" calcext:value-type="float">
            <text:p>72.4930636364</text:p>
          </table:table-cell>
          <table:table-cell office:value-type="float" office:value="74.3368727272727" calcext:value-type="float">
            <text:p>74.3368727273</text:p>
          </table:table-cell>
          <table:table-cell office:value-type="float" office:value="64.9801090909091" calcext:value-type="float">
            <text:p>64.98010909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SL</text:p>
          </table:table-cell>
          <table:table-cell office:value-type="float" office:value="71.643025" calcext:value-type="float">
            <text:p>71.643025</text:p>
          </table:table-cell>
          <table:table-cell office:value-type="float" office:value="82.31705" calcext:value-type="float">
            <text:p>82.31705</text:p>
          </table:table-cell>
          <table:table-cell office:value-type="float" office:value="65.2197125" calcext:value-type="float">
            <text:p>65.2197125</text:p>
          </table:table-cell>
          <table:table-cell office:value-type="float" office:value="54.3758375" calcext:value-type="float">
            <text:p>54.3758375</text:p>
          </table:table-cell>
          <table:table-cell table:number-columns-repeated="4"/>
          <table:table-cell table:style-name="ce1" office:value-type="string" calcext:value-type="string">
            <text:p>HSI</text:p>
          </table:table-cell>
          <table:table-cell table:style-name="Default" office:value-type="float" office:value="74.2810454545455" calcext:value-type="float">
            <text:p>74.2810454545</text:p>
          </table:table-cell>
          <table:table-cell office:value-type="float" office:value="72.4930636363636" calcext:value-type="float">
            <text:p>72.4930636364</text:p>
          </table:table-cell>
          <table:table-cell office:value-type="float" office:value="74.3421454545455" calcext:value-type="float">
            <text:p>74.3421454545</text:p>
          </table:table-cell>
          <table:table-cell office:value-type="float" office:value="64.5214090909091" calcext:value-type="float">
            <text:p>64.52140909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ma</text:p>
          </table:table-cell>
          <table:table-cell office:value-type="float" office:value="71.643025" calcext:value-type="float">
            <text:p>71.643025</text:p>
          </table:table-cell>
          <table:table-cell office:value-type="float" office:value="81.6878375" calcext:value-type="float">
            <text:p>81.6878375</text:p>
          </table:table-cell>
          <table:table-cell office:value-type="float" office:value="65.2197125" calcext:value-type="float">
            <text:p>65.2197125</text:p>
          </table:table-cell>
          <table:table-cell office:value-type="float" office:value="55.7434375" calcext:value-type="float">
            <text:p>55.7434375</text:p>
          </table:table-cell>
          <table:table-cell table:number-columns-repeated="4"/>
          <table:table-cell table:style-name="ce1" office:value-type="string" calcext:value-type="string">
            <text:p>HSL</text:p>
          </table:table-cell>
          <table:table-cell table:style-name="Default" office:value-type="float" office:value="74.2810454545455" calcext:value-type="float">
            <text:p>74.2810454545</text:p>
          </table:table-cell>
          <table:table-cell office:value-type="float" office:value="72.4930636363636" calcext:value-type="float">
            <text:p>72.4930636364</text:p>
          </table:table-cell>
          <table:table-cell office:value-type="float" office:value="74.3355727272727" calcext:value-type="float">
            <text:p>74.3355727273</text:p>
          </table:table-cell>
          <table:table-cell office:value-type="float" office:value="64.4078545454545" calcext:value-type="float">
            <text:p>64.40785454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rm</text:p>
          </table:table-cell>
          <table:table-cell office:value-type="float" office:value="71.643025" calcext:value-type="float">
            <text:p>71.643025</text:p>
          </table:table-cell>
          <table:table-cell office:value-type="float" office:value="84.256575" calcext:value-type="float">
            <text:p>84.256575</text:p>
          </table:table-cell>
          <table:table-cell office:value-type="float" office:value="65.2197125" calcext:value-type="float">
            <text:p>65.2197125</text:p>
          </table:table-cell>
          <table:table-cell office:value-type="float" office:value="47.1479375" calcext:value-type="float">
            <text:p>47.1479375</text:p>
          </table:table-cell>
          <table:table-cell table:number-columns-repeated="4"/>
          <table:table-cell table:style-name="ce1" office:value-type="string" calcext:value-type="string">
            <text:p>Luma</text:p>
          </table:table-cell>
          <table:table-cell table:style-name="Default" office:value-type="float" office:value="74.2810454545455" calcext:value-type="float">
            <text:p>74.2810454545</text:p>
          </table:table-cell>
          <table:table-cell office:value-type="float" office:value="72.4930636363636" calcext:value-type="float">
            <text:p>72.4930636364</text:p>
          </table:table-cell>
          <table:table-cell office:value-type="float" office:value="74.3421454545455" calcext:value-type="float">
            <text:p>74.3421454545</text:p>
          </table:table-cell>
          <table:table-cell office:value-type="float" office:value="65.1814" calcext:value-type="float">
            <text:p>65.1814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8"/>
          <table:table-cell table:style-name="ce1" office:value-type="string" calcext:value-type="string">
            <text:p>Norm</text:p>
          </table:table-cell>
          <table:table-cell table:style-name="Default" office:value-type="float" office:value="74.2810454545455" calcext:value-type="float">
            <text:p>74.2810454545</text:p>
          </table:table-cell>
          <table:table-cell office:value-type="float" office:value="72.4930636363636" calcext:value-type="float">
            <text:p>72.4930636364</text:p>
          </table:table-cell>
          <table:table-cell office:value-type="float" office:value="74.3474272727273" calcext:value-type="float">
            <text:p>74.3474272727</text:p>
          </table:table-cell>
          <table:table-cell office:value-type="float" office:value="61.3057454545455" calcext:value-type="float">
            <text:p>61.30574545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on_highway1</text:p>
          </table:table-cell>
          <table:table-cell table:style-name="ce1" office:value-type="string" calcext:value-type="string">
            <text:p>Detection</text:p>
          </table:table-cell>
          <table:table-cell table:style-name="ce1" office:value-type="string" calcext:value-type="string">
            <text:p>Discrimination</text:p>
          </table:table-cell>
          <table:table-cell table:number-columns-repeated="7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HSV</text:p>
          </table:table-cell>
          <table:table-cell office:value-type="float" office:value="80.9955875" calcext:value-type="float">
            <text:p>80.9955875</text:p>
          </table:table-cell>
          <table:table-cell office:value-type="float" office:value="57.0479625" calcext:value-type="float">
            <text:p>57.0479625</text:p>
          </table:table-cell>
          <table:table-cell table:number-columns-repeated="7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HSP</text:p>
          </table:table-cell>
          <table:table-cell office:value-type="float" office:value="80.611325" calcext:value-type="float">
            <text:p>80.611325</text:p>
          </table:table-cell>
          <table:table-cell office:value-type="float" office:value="57.529175" calcext:value-type="float">
            <text:p>57.529175</text:p>
          </table:table-cell>
          <table:table-cell table:number-columns-repeated="7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HSI</text:p>
          </table:table-cell>
          <table:table-cell office:value-type="float" office:value="82.2716875" calcext:value-type="float">
            <text:p>82.2716875</text:p>
          </table:table-cell>
          <table:table-cell office:value-type="float" office:value="54.48175" calcext:value-type="float">
            <text:p>54.48175</text:p>
          </table:table-cell>
          <table:table-cell table:number-columns-repeated="7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HSL</text:p>
          </table:table-cell>
          <table:table-cell office:value-type="float" office:value="82.31705" calcext:value-type="float">
            <text:p>82.31705</text:p>
          </table:table-cell>
          <table:table-cell office:value-type="float" office:value="54.3758375" calcext:value-type="float">
            <text:p>54.3758375</text:p>
          </table:table-cell>
          <table:table-cell table:number-columns-repeated="7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Luma</text:p>
          </table:table-cell>
          <table:table-cell office:value-type="float" office:value="81.6878375" calcext:value-type="float">
            <text:p>81.6878375</text:p>
          </table:table-cell>
          <table:table-cell office:value-type="float" office:value="55.7434375" calcext:value-type="float">
            <text:p>55.7434375</text:p>
          </table:table-cell>
          <table:table-cell table:number-columns-repeated="7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Norm</text:p>
          </table:table-cell>
          <table:table-cell office:value-type="float" office:value="84.256575" calcext:value-type="float">
            <text:p>84.256575</text:p>
          </table:table-cell>
          <table:table-cell office:value-type="float" office:value="47.1479375" calcext:value-type="float">
            <text:p>47.1479375</text:p>
          </table:table-cell>
          <table:table-cell table:number-columns-repeated="7"/>
          <table:table-cell table:style-name="Default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31">00/00/0000</text:date>, <text:time style:data-style-name="N2" text:time-value="22:17:37.02999508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1T12:01:31.070453234</meta:creation-date>
    <dc:date>2017-03-31T01:31:57.647351493</dc:date>
    <meta:editing-duration>P2DT9H34M53S</meta:editing-duration>
    <meta:editing-cycles>204</meta:editing-cycles>
    <meta:generator>LibreOffice/4.2.8.2$Linux_X86_64 LibreOffice_project/420m0$Build-2</meta:generator>
    <meta:document-statistic meta:table-count="7" meta:cell-count="11233" meta:object-count="29"/>
  </office:meta>
</office:document-meta>
</file>

<file path=Object 1/content.xml><?xml version="1.0" encoding="utf-8"?>
<math xmlns="http://www.w3.org/1998/Math/MathML" display="block"/>
</file>

<file path=Object 10/content.xml><?xml version="1.0" encoding="utf-8"?>
<math xmlns="http://www.w3.org/1998/Math/MathML" display="block"/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314cm" svg:y="3.952cm" style:legend-expansion="high" chart:style-name="ch2"/>
        <chart:plot-area chart:style-name="ch3" table:cell-range-address="HSL.G167:HSL.I175" chart:data-source-has-labels="both" svg:x="0.32cm" svg:y="0.18cm" svg:width="12.674cm" svg:height="8.64cm">
          <chartooo:coordinate-region svg:x="1.127cm" svg:y="0.379cm" svg:width="11.867cm" svg:height="7.794cm"/>
          <chart:axis chart:dimension="x" chart:name="primary-x" chart:style-name="ch4" chartooo:axis-type="auto">
            <chartooo:date-scale/>
            <chart:categories table:cell-range-address="HSL.G168:HSL.G17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SL.H168:HSL.H175" chart:label-cell-address="HSL.H167:HSL.H167" chart:class="chart:bar">
            <chart:data-point chart:repeated="8"/>
          </chart:series>
          <chart:series chart:style-name="ch8" chart:values-cell-range-address="HSL.I168:HSL.I175" chart:label-cell-address="HSL.I167:HSL.I167" chart:class="chart:bar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. Detection</text:p>
                <draw:g>
                  <svg:desc>HSL.H167:HSL.H167</svg:desc>
                </draw:g>
              </table:table-cell>
              <table:table-cell office:value-type="string">
                <text:p>Detection</text:p>
                <draw:g>
                  <svg:desc>HSL.I167:HSL.I16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ETs1</text:p>
                <draw:g>
                  <svg:desc>HSL.G168:HSL.G175</svg:desc>
                </draw:g>
              </table:table-cell>
              <table:table-cell office:value-type="float" office:value="72.819025">
                <text:p>72.819025</text:p>
                <draw:g>
                  <svg:desc>HSL.H168:HSL.H175</svg:desc>
                </draw:g>
              </table:table-cell>
              <table:table-cell office:value-type="float" office:value="72.8531">
                <text:p>72.8531</text:p>
                <draw:g>
                  <svg:desc>HSL.I168:HSL.I175</svg:desc>
                </draw:g>
              </table:table-cell>
            </table:table-row>
            <table:table-row>
              <table:table-cell office:value-type="string">
                <text:p>PETs2</text:p>
              </table:table-cell>
              <table:table-cell office:value-type="float" office:value="74.2810454545455">
                <text:p>74.2810454545455</text:p>
              </table:table-cell>
              <table:table-cell office:value-type="float" office:value="74.3355727272727">
                <text:p>74.3355727272727</text:p>
              </table:table-cell>
            </table:table-row>
            <table:table-row>
              <table:table-cell office:value-type="string">
                <text:p>highway1</text:p>
              </table:table-cell>
              <table:table-cell office:value-type="float" office:value="71.643025">
                <text:p>71.643025</text:p>
              </table:table-cell>
              <table:table-cell office:value-type="float" office:value="82.31705">
                <text:p>82.31705</text:p>
              </table:table-cell>
            </table:table-row>
            <table:table-row>
              <table:table-cell office:value-type="string">
                <text:p>highway3</text:p>
              </table:table-cell>
              <table:table-cell office:value-type="float" office:value="76.0289857142857">
                <text:p>76.0289857142857</text:p>
              </table:table-cell>
              <table:table-cell office:value-type="float" office:value="74.6785428571429">
                <text:p>74.6785428571429</text:p>
              </table:table-cell>
            </table:table-row>
            <table:table-row>
              <table:table-cell office:value-type="string">
                <text:p>room</text:p>
              </table:table-cell>
              <table:table-cell office:value-type="float" office:value="89.3679772727273">
                <text:p>89.3679772727273</text:p>
              </table:table-cell>
              <table:table-cell office:value-type="float" office:value="89.1729909090909">
                <text:p>89.1729909090909</text:p>
              </table:table-cell>
            </table:table-row>
            <table:table-row>
              <table:table-cell office:value-type="string">
                <text:p>campus</text:p>
              </table:table-cell>
              <table:table-cell office:value-type="float" office:value="97.4339578947369">
                <text:p>97.4339578947369</text:p>
              </table:table-cell>
              <table:table-cell office:value-type="float" office:value="96.0369605263158">
                <text:p>96.0369605263158</text:p>
              </table:table-cell>
            </table:table-row>
            <table:table-row>
              <table:table-cell office:value-type="string">
                <text:p>hallway</text:p>
              </table:table-cell>
              <table:table-cell office:value-type="float" office:value="93.5714">
                <text:p>93.5714</text:p>
              </table:table-cell>
              <table:table-cell office:value-type="float" office:value="92.8048461538461">
                <text:p>92.8048461538461</text:p>
              </table:table-cell>
            </table:table-row>
            <table:table-row>
              <table:table-cell office:value-type="string">
                <text:p>lab</text:p>
              </table:table-cell>
              <table:table-cell office:value-type="float" office:value="92.92765">
                <text:p>92.92765</text:p>
              </table:table-cell>
              <table:table-cell office:value-type="float" office:value="93.20285">
                <text:p>93.20285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599cm" svg:y="3.952cm" style:legend-expansion="high" chart:style-name="ch2"/>
        <chart:plot-area chart:style-name="ch3" table:cell-range-address="HSL.K167:HSL.M175" chart:data-source-has-labels="both" svg:x="0.32cm" svg:y="0.18cm" svg:width="11.959cm" svg:height="8.64cm">
          <chartooo:coordinate-region svg:x="0.941cm" svg:y="0.379cm" svg:width="11.338cm" svg:height="7.396cm"/>
          <chart:axis chart:dimension="x" chart:name="primary-x" chart:style-name="ch4" chartooo:axis-type="auto">
            <chartooo:date-scale/>
            <chart:categories table:cell-range-address="HSL.K168:HSL.K17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SL.L168:HSL.L175" chart:label-cell-address="HSL.L167:HSL.L167" chart:class="chart:bar">
            <chart:data-point chart:repeated="8"/>
          </chart:series>
          <chart:series chart:style-name="ch8" chart:values-cell-range-address="HSL.M168:HSL.M175" chart:label-cell-address="HSL.M167:HSL.M167" chart:class="chart:bar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. Discrimination</text:p>
                <draw:g>
                  <svg:desc>HSL.L167:HSL.L167</svg:desc>
                </draw:g>
              </table:table-cell>
              <table:table-cell office:value-type="string">
                <text:p>Discrimination</text:p>
                <draw:g>
                  <svg:desc>HSL.M167:HSL.M16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ETs1</text:p>
                <draw:g>
                  <svg:desc>HSL.K168:HSL.K175</svg:desc>
                </draw:g>
              </table:table-cell>
              <table:table-cell office:value-type="float" office:value="71.784">
                <text:p>71.784</text:p>
                <draw:g>
                  <svg:desc>HSL.L168:HSL.L175</svg:desc>
                </draw:g>
              </table:table-cell>
              <table:table-cell office:value-type="float" office:value="69.1186666666667">
                <text:p>69.1186666666667</text:p>
                <draw:g>
                  <svg:desc>HSL.M168:HSL.M175</svg:desc>
                </draw:g>
              </table:table-cell>
            </table:table-row>
            <table:table-row>
              <table:table-cell office:value-type="string">
                <text:p>PETs2</text:p>
              </table:table-cell>
              <table:table-cell office:value-type="float" office:value="72.4930636363636">
                <text:p>72.4930636363636</text:p>
              </table:table-cell>
              <table:table-cell office:value-type="float" office:value="64.4078545454545">
                <text:p>64.4078545454545</text:p>
              </table:table-cell>
            </table:table-row>
            <table:table-row>
              <table:table-cell office:value-type="string">
                <text:p>highway1</text:p>
              </table:table-cell>
              <table:table-cell office:value-type="float" office:value="65.2197125">
                <text:p>65.2197125</text:p>
              </table:table-cell>
              <table:table-cell office:value-type="float" office:value="54.3758375">
                <text:p>54.3758375</text:p>
              </table:table-cell>
            </table:table-row>
            <table:table-row>
              <table:table-cell office:value-type="string">
                <text:p>highway3</text:p>
              </table:table-cell>
              <table:table-cell office:value-type="float" office:value="42.5428142857143">
                <text:p>42.5428142857143</text:p>
              </table:table-cell>
              <table:table-cell office:value-type="float" office:value="46.6427428571429">
                <text:p>46.6427428571429</text:p>
              </table:table-cell>
            </table:table-row>
            <table:table-row>
              <table:table-cell office:value-type="string">
                <text:p>room</text:p>
              </table:table-cell>
              <table:table-cell office:value-type="float" office:value="68.0787454545455">
                <text:p>68.0787454545455</text:p>
              </table:table-cell>
              <table:table-cell office:value-type="float" office:value="72.2815863636364">
                <text:p>72.2815863636364</text:p>
              </table:table-cell>
            </table:table-row>
            <table:table-row>
              <table:table-cell office:value-type="string">
                <text:p>campus</text:p>
              </table:table-cell>
              <table:table-cell office:value-type="float" office:value="27.3751210526316">
                <text:p>27.3751210526316</text:p>
              </table:table-cell>
              <table:table-cell office:value-type="float" office:value="57.0119315789474">
                <text:p>57.0119315789474</text:p>
              </table:table-cell>
            </table:table-row>
            <table:table-row>
              <table:table-cell office:value-type="string">
                <text:p>hallway</text:p>
              </table:table-cell>
              <table:table-cell office:value-type="float" office:value="70.6732769230769">
                <text:p>70.6732769230769</text:p>
              </table:table-cell>
              <table:table-cell office:value-type="float" office:value="78.7509">
                <text:p>78.7509</text:p>
              </table:table-cell>
            </table:table-row>
            <table:table-row>
              <table:table-cell office:value-type="string">
                <text:p>lab</text:p>
              </table:table-cell>
              <table:table-cell office:value-type="float" office:value="70.3716214285714">
                <text:p>70.3716214285714</text:p>
              </table:table-cell>
              <table:table-cell office:value-type="float" office:value="79.6792571428571">
                <text:p>79.6792571428571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3/content.xml><?xml version="1.0" encoding="utf-8"?>
<math xmlns="http://www.w3.org/1998/Math/MathML" display="block"/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314cm" svg:y="3.952cm" style:legend-expansion="high" chart:style-name="ch2"/>
        <chart:plot-area chart:style-name="ch3" table:cell-range-address="Luma.G167:Luma.I175" chart:data-source-has-labels="both" svg:x="0.32cm" svg:y="0.18cm" svg:width="12.674cm" svg:height="8.64cm">
          <chartooo:coordinate-region svg:x="1.127cm" svg:y="0.379cm" svg:width="11.867cm" svg:height="7.794cm"/>
          <chart:axis chart:dimension="x" chart:name="primary-x" chart:style-name="ch4" chartooo:axis-type="auto">
            <chartooo:date-scale/>
            <chart:categories table:cell-range-address="Luma.G168:Luma.G17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uma.H168:Luma.H175" chart:label-cell-address="Luma.H167:Luma.H167" chart:class="chart:bar">
            <chart:data-point chart:repeated="8"/>
          </chart:series>
          <chart:series chart:style-name="ch8" chart:values-cell-range-address="Luma.I168:Luma.I175" chart:label-cell-address="Luma.I167:Luma.I167" chart:class="chart:bar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. Detection</text:p>
                <draw:g>
                  <svg:desc>Luma.H167:Luma.H167</svg:desc>
                </draw:g>
              </table:table-cell>
              <table:table-cell office:value-type="string">
                <text:p>Detection</text:p>
                <draw:g>
                  <svg:desc>Luma.I167:Luma.I16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ETs1</text:p>
                <draw:g>
                  <svg:desc>Luma.G168:Luma.G175</svg:desc>
                </draw:g>
              </table:table-cell>
              <table:table-cell office:value-type="float" office:value="72.819025">
                <text:p>72.819025</text:p>
                <draw:g>
                  <svg:desc>Luma.H168:Luma.H175</svg:desc>
                </draw:g>
              </table:table-cell>
              <table:table-cell office:value-type="float" office:value="72.6871583333333">
                <text:p>72.6871583333333</text:p>
                <draw:g>
                  <svg:desc>Luma.I168:Luma.I175</svg:desc>
                </draw:g>
              </table:table-cell>
            </table:table-row>
            <table:table-row>
              <table:table-cell office:value-type="string">
                <text:p>PETs2</text:p>
              </table:table-cell>
              <table:table-cell office:value-type="float" office:value="74.2810454545455">
                <text:p>74.2810454545455</text:p>
              </table:table-cell>
              <table:table-cell office:value-type="float" office:value="74.3421454545455">
                <text:p>74.3421454545455</text:p>
              </table:table-cell>
            </table:table-row>
            <table:table-row>
              <table:table-cell office:value-type="string">
                <text:p>highway1</text:p>
              </table:table-cell>
              <table:table-cell office:value-type="float" office:value="71.643025">
                <text:p>71.643025</text:p>
              </table:table-cell>
              <table:table-cell office:value-type="float" office:value="81.6878375">
                <text:p>81.6878375</text:p>
              </table:table-cell>
            </table:table-row>
            <table:table-row>
              <table:table-cell office:value-type="string">
                <text:p>highway3</text:p>
              </table:table-cell>
              <table:table-cell office:value-type="float" office:value="76.0289857142857">
                <text:p>76.0289857142857</text:p>
              </table:table-cell>
              <table:table-cell office:value-type="float" office:value="74.9838142857143">
                <text:p>74.9838142857143</text:p>
              </table:table-cell>
            </table:table-row>
            <table:table-row>
              <table:table-cell office:value-type="string">
                <text:p>room</text:p>
              </table:table-cell>
              <table:table-cell office:value-type="float" office:value="89.3679772727273">
                <text:p>89.3679772727273</text:p>
              </table:table-cell>
              <table:table-cell office:value-type="float" office:value="89.0867545454545">
                <text:p>89.0867545454545</text:p>
              </table:table-cell>
            </table:table-row>
            <table:table-row>
              <table:table-cell office:value-type="string">
                <text:p>campus</text:p>
              </table:table-cell>
              <table:table-cell office:value-type="float" office:value="97.4339578947369">
                <text:p>97.4339578947369</text:p>
              </table:table-cell>
              <table:table-cell office:value-type="float" office:value="96.047297368421">
                <text:p>96.047297368421</text:p>
              </table:table-cell>
            </table:table-row>
            <table:table-row>
              <table:table-cell office:value-type="string">
                <text:p>hallway</text:p>
              </table:table-cell>
              <table:table-cell office:value-type="float" office:value="93.5714">
                <text:p>93.5714</text:p>
              </table:table-cell>
              <table:table-cell office:value-type="float" office:value="92.7470076923077">
                <text:p>92.7470076923077</text:p>
              </table:table-cell>
            </table:table-row>
            <table:table-row>
              <table:table-cell office:value-type="string">
                <text:p>lab</text:p>
              </table:table-cell>
              <table:table-cell office:value-type="float" office:value="92.92765">
                <text:p>92.92765</text:p>
              </table:table-cell>
              <table:table-cell office:value-type="float" office:value="93.1447928571429">
                <text:p>93.1447928571429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599cm" svg:y="3.952cm" style:legend-expansion="high" chart:style-name="ch2"/>
        <chart:plot-area chart:style-name="ch3" table:cell-range-address="Luma.K167:Luma.M175" chart:data-source-has-labels="both" svg:x="0.32cm" svg:y="0.18cm" svg:width="11.959cm" svg:height="8.64cm">
          <chartooo:coordinate-region svg:x="0.941cm" svg:y="0.379cm" svg:width="11.338cm" svg:height="7.396cm"/>
          <chart:axis chart:dimension="x" chart:name="primary-x" chart:style-name="ch4" chartooo:axis-type="auto">
            <chartooo:date-scale/>
            <chart:categories table:cell-range-address="Luma.K168:Luma.K17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uma.L168:Luma.L175" chart:label-cell-address="Luma.L167:Luma.L167" chart:class="chart:bar">
            <chart:data-point chart:repeated="8"/>
          </chart:series>
          <chart:series chart:style-name="ch8" chart:values-cell-range-address="Luma.M168:Luma.M175" chart:label-cell-address="Luma.M167:Luma.M167" chart:class="chart:bar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. Discrimination</text:p>
                <draw:g>
                  <svg:desc>Luma.L167:Luma.L167</svg:desc>
                </draw:g>
              </table:table-cell>
              <table:table-cell office:value-type="string">
                <text:p>Discrimination</text:p>
                <draw:g>
                  <svg:desc>Luma.M167:Luma.M16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ETs1</text:p>
                <draw:g>
                  <svg:desc>Luma.K168:Luma.K175</svg:desc>
                </draw:g>
              </table:table-cell>
              <table:table-cell office:value-type="float" office:value="71.784">
                <text:p>71.784</text:p>
                <draw:g>
                  <svg:desc>Luma.L168:Luma.L175</svg:desc>
                </draw:g>
              </table:table-cell>
              <table:table-cell office:value-type="float" office:value="69.4103666666667">
                <text:p>69.4103666666667</text:p>
                <draw:g>
                  <svg:desc>Luma.M168:Luma.M175</svg:desc>
                </draw:g>
              </table:table-cell>
            </table:table-row>
            <table:table-row>
              <table:table-cell office:value-type="string">
                <text:p>PETs2</text:p>
              </table:table-cell>
              <table:table-cell office:value-type="float" office:value="72.4930636363636">
                <text:p>72.4930636363636</text:p>
              </table:table-cell>
              <table:table-cell office:value-type="float" office:value="65.1814">
                <text:p>65.1814</text:p>
              </table:table-cell>
            </table:table-row>
            <table:table-row>
              <table:table-cell office:value-type="string">
                <text:p>highway1</text:p>
              </table:table-cell>
              <table:table-cell office:value-type="float" office:value="65.2197125">
                <text:p>65.2197125</text:p>
              </table:table-cell>
              <table:table-cell office:value-type="float" office:value="55.7434375">
                <text:p>55.7434375</text:p>
              </table:table-cell>
            </table:table-row>
            <table:table-row>
              <table:table-cell office:value-type="string">
                <text:p>highway3</text:p>
              </table:table-cell>
              <table:table-cell office:value-type="float" office:value="42.5428142857143">
                <text:p>42.5428142857143</text:p>
              </table:table-cell>
              <table:table-cell office:value-type="float" office:value="46.4739285714286">
                <text:p>46.4739285714286</text:p>
              </table:table-cell>
            </table:table-row>
            <table:table-row>
              <table:table-cell office:value-type="string">
                <text:p>room</text:p>
              </table:table-cell>
              <table:table-cell office:value-type="float" office:value="68.0787454545455">
                <text:p>68.0787454545455</text:p>
              </table:table-cell>
              <table:table-cell office:value-type="float" office:value="72.9677863636364">
                <text:p>72.9677863636364</text:p>
              </table:table-cell>
            </table:table-row>
            <table:table-row>
              <table:table-cell office:value-type="string">
                <text:p>campus</text:p>
              </table:table-cell>
              <table:table-cell office:value-type="float" office:value="27.3751210526316">
                <text:p>27.3751210526316</text:p>
              </table:table-cell>
              <table:table-cell office:value-type="float" office:value="59.4174736842105">
                <text:p>59.4174736842105</text:p>
              </table:table-cell>
            </table:table-row>
            <table:table-row>
              <table:table-cell office:value-type="string">
                <text:p>hallway</text:p>
              </table:table-cell>
              <table:table-cell office:value-type="float" office:value="70.6732769230769">
                <text:p>70.6732769230769</text:p>
              </table:table-cell>
              <table:table-cell office:value-type="float" office:value="79.0424692307692">
                <text:p>79.0424692307692</text:p>
              </table:table-cell>
            </table:table-row>
            <table:table-row>
              <table:table-cell office:value-type="string">
                <text:p>lab</text:p>
              </table:table-cell>
              <table:table-cell office:value-type="float" office:value="70.3716214285714">
                <text:p>70.3716214285714</text:p>
              </table:table-cell>
              <table:table-cell office:value-type="float" office:value="80.0094357142857">
                <text:p>80.0094357142857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6/content.xml><?xml version="1.0" encoding="utf-8"?>
<math xmlns="http://www.w3.org/1998/Math/MathML" display="block"/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314cm" svg:y="3.952cm" style:legend-expansion="high" chart:style-name="ch2"/>
        <chart:plot-area chart:style-name="ch3" table:cell-range-address="Norm.G167:Norm.I175" chart:data-source-has-labels="both" svg:x="0.32cm" svg:y="0.18cm" svg:width="12.674cm" svg:height="8.64cm">
          <chartooo:coordinate-region svg:x="1.127cm" svg:y="0.379cm" svg:width="11.867cm" svg:height="7.794cm"/>
          <chart:axis chart:dimension="x" chart:name="primary-x" chart:style-name="ch4" chartooo:axis-type="auto">
            <chartooo:date-scale/>
            <chart:categories table:cell-range-address="Norm.G168:Norm.G17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Norm.H168:Norm.H175" chart:label-cell-address="Norm.H167:Norm.H167" chart:class="chart:bar">
            <chart:data-point chart:repeated="8"/>
          </chart:series>
          <chart:series chart:style-name="ch8" chart:values-cell-range-address="Norm.I168:Norm.I175" chart:label-cell-address="Norm.I167:Norm.I167" chart:class="chart:bar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. Detection</text:p>
                <draw:g>
                  <svg:desc>Norm.H167:Norm.H167</svg:desc>
                </draw:g>
              </table:table-cell>
              <table:table-cell office:value-type="string">
                <text:p>Detection</text:p>
                <draw:g>
                  <svg:desc>Norm.I167:Norm.I16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ETs1</text:p>
                <draw:g>
                  <svg:desc>Norm.G168:Norm.G175</svg:desc>
                </draw:g>
              </table:table-cell>
              <table:table-cell office:value-type="float" office:value="72.819025">
                <text:p>72.819025</text:p>
                <draw:g>
                  <svg:desc>Norm.H168:Norm.H175</svg:desc>
                </draw:g>
              </table:table-cell>
              <table:table-cell office:value-type="float" office:value="74.2920416666667">
                <text:p>74.2920416666667</text:p>
                <draw:g>
                  <svg:desc>Norm.I168:Norm.I175</svg:desc>
                </draw:g>
              </table:table-cell>
            </table:table-row>
            <table:table-row>
              <table:table-cell office:value-type="string">
                <text:p>PETs2</text:p>
              </table:table-cell>
              <table:table-cell office:value-type="float" office:value="74.2810454545455">
                <text:p>74.2810454545455</text:p>
              </table:table-cell>
              <table:table-cell office:value-type="float" office:value="74.3474272727273">
                <text:p>74.3474272727273</text:p>
              </table:table-cell>
            </table:table-row>
            <table:table-row>
              <table:table-cell office:value-type="string">
                <text:p>highway1</text:p>
              </table:table-cell>
              <table:table-cell office:value-type="float" office:value="71.643025">
                <text:p>71.643025</text:p>
              </table:table-cell>
              <table:table-cell office:value-type="float" office:value="84.256575">
                <text:p>84.256575</text:p>
              </table:table-cell>
            </table:table-row>
            <table:table-row>
              <table:table-cell office:value-type="string">
                <text:p>highway3</text:p>
              </table:table-cell>
              <table:table-cell office:value-type="float" office:value="76.0289857142857">
                <text:p>76.0289857142857</text:p>
              </table:table-cell>
              <table:table-cell office:value-type="float" office:value="76.0289857142857">
                <text:p>76.0289857142857</text:p>
              </table:table-cell>
            </table:table-row>
            <table:table-row>
              <table:table-cell office:value-type="string">
                <text:p>room</text:p>
              </table:table-cell>
              <table:table-cell office:value-type="float" office:value="89.3679772727273">
                <text:p>89.3679772727273</text:p>
              </table:table-cell>
              <table:table-cell office:value-type="float" office:value="89.4917909090909">
                <text:p>89.4917909090909</text:p>
              </table:table-cell>
            </table:table-row>
            <table:table-row>
              <table:table-cell office:value-type="string">
                <text:p>campus</text:p>
              </table:table-cell>
              <table:table-cell office:value-type="float" office:value="97.4339578947369">
                <text:p>97.4339578947369</text:p>
              </table:table-cell>
              <table:table-cell office:value-type="float" office:value="97.2588552631579">
                <text:p>97.2588552631579</text:p>
              </table:table-cell>
            </table:table-row>
            <table:table-row>
              <table:table-cell office:value-type="string">
                <text:p>hallway</text:p>
              </table:table-cell>
              <table:table-cell office:value-type="float" office:value="93.5714">
                <text:p>93.5714</text:p>
              </table:table-cell>
              <table:table-cell office:value-type="float" office:value="93.6166461538462">
                <text:p>93.6166461538462</text:p>
              </table:table-cell>
            </table:table-row>
            <table:table-row>
              <table:table-cell office:value-type="string">
                <text:p>lab</text:p>
              </table:table-cell>
              <table:table-cell office:value-type="float" office:value="92.92765">
                <text:p>92.92765</text:p>
              </table:table-cell>
              <table:table-cell office:value-type="float" office:value="93.5300857142857">
                <text:p>93.5300857142857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599cm" svg:y="3.952cm" style:legend-expansion="high" chart:style-name="ch2"/>
        <chart:plot-area chart:style-name="ch3" table:cell-range-address="Norm.K167:Norm.M175" chart:data-source-has-labels="both" svg:x="0.32cm" svg:y="0.18cm" svg:width="11.959cm" svg:height="8.64cm">
          <chartooo:coordinate-region svg:x="0.941cm" svg:y="0.379cm" svg:width="11.338cm" svg:height="7.396cm"/>
          <chart:axis chart:dimension="x" chart:name="primary-x" chart:style-name="ch4" chartooo:axis-type="auto">
            <chartooo:date-scale/>
            <chart:categories table:cell-range-address="Norm.K168:Norm.K17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Norm.L168:Norm.L175" chart:label-cell-address="Norm.L167:Norm.L167" chart:class="chart:bar">
            <chart:data-point chart:repeated="8"/>
          </chart:series>
          <chart:series chart:style-name="ch8" chart:values-cell-range-address="Norm.M168:Norm.M175" chart:label-cell-address="Norm.M167:Norm.M167" chart:class="chart:bar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. Discrimination</text:p>
                <draw:g>
                  <svg:desc>Norm.L167:Norm.L167</svg:desc>
                </draw:g>
              </table:table-cell>
              <table:table-cell office:value-type="string">
                <text:p>Discrimination</text:p>
                <draw:g>
                  <svg:desc>Norm.M167:Norm.M16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ETs1</text:p>
                <draw:g>
                  <svg:desc>Norm.K168:Norm.K175</svg:desc>
                </draw:g>
              </table:table-cell>
              <table:table-cell office:value-type="float" office:value="71.784">
                <text:p>71.784</text:p>
                <draw:g>
                  <svg:desc>Norm.L168:Norm.L175</svg:desc>
                </draw:g>
              </table:table-cell>
              <table:table-cell office:value-type="float" office:value="65.0748666666667">
                <text:p>65.0748666666667</text:p>
                <draw:g>
                  <svg:desc>Norm.M168:Norm.M175</svg:desc>
                </draw:g>
              </table:table-cell>
            </table:table-row>
            <table:table-row>
              <table:table-cell office:value-type="string">
                <text:p>PETs2</text:p>
              </table:table-cell>
              <table:table-cell office:value-type="float" office:value="72.4930636363636">
                <text:p>72.4930636363636</text:p>
              </table:table-cell>
              <table:table-cell office:value-type="float" office:value="61.3057454545455">
                <text:p>61.3057454545455</text:p>
              </table:table-cell>
            </table:table-row>
            <table:table-row>
              <table:table-cell office:value-type="string">
                <text:p>highway1</text:p>
              </table:table-cell>
              <table:table-cell office:value-type="float" office:value="65.2197125">
                <text:p>65.2197125</text:p>
              </table:table-cell>
              <table:table-cell office:value-type="float" office:value="47.1479375">
                <text:p>47.1479375</text:p>
              </table:table-cell>
            </table:table-row>
            <table:table-row>
              <table:table-cell office:value-type="string">
                <text:p>highway3</text:p>
              </table:table-cell>
              <table:table-cell office:value-type="float" office:value="42.5428142857143">
                <text:p>42.5428142857143</text:p>
              </table:table-cell>
              <table:table-cell office:value-type="float" office:value="43.4619571428572">
                <text:p>43.4619571428572</text:p>
              </table:table-cell>
            </table:table-row>
            <table:table-row>
              <table:table-cell office:value-type="string">
                <text:p>room</text:p>
              </table:table-cell>
              <table:table-cell office:value-type="float" office:value="68.0787454545455">
                <text:p>68.0787454545455</text:p>
              </table:table-cell>
              <table:table-cell office:value-type="float" office:value="64.2003590909091">
                <text:p>64.2003590909091</text:p>
              </table:table-cell>
            </table:table-row>
            <table:table-row>
              <table:table-cell office:value-type="string">
                <text:p>campus</text:p>
              </table:table-cell>
              <table:table-cell office:value-type="float" office:value="27.3751210526316">
                <text:p>27.3751210526316</text:p>
              </table:table-cell>
              <table:table-cell office:value-type="float" office:value="38.2454026315789">
                <text:p>38.2454026315789</text:p>
              </table:table-cell>
            </table:table-row>
            <table:table-row>
              <table:table-cell office:value-type="string">
                <text:p>hallway</text:p>
              </table:table-cell>
              <table:table-cell office:value-type="float" office:value="70.6732769230769">
                <text:p>70.6732769230769</text:p>
              </table:table-cell>
              <table:table-cell office:value-type="float" office:value="72.5892692307692">
                <text:p>72.5892692307692</text:p>
              </table:table-cell>
            </table:table-row>
            <table:table-row>
              <table:table-cell office:value-type="string">
                <text:p>lab</text:p>
              </table:table-cell>
              <table:table-cell office:value-type="float" office:value="70.3716214285714">
                <text:p>70.3716214285714</text:p>
              </table:table-cell>
              <table:table-cell office:value-type="float" office:value="76.8574785714286">
                <text:p>76.8574785714286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2.167cm" svg:height="12.469cm" xlink:href=".." xlink:type="simple" chart:class="chart:bar" chart:style-name="ch1">
        <chart:title svg:x="9.531cm" svg:y="0.385cm" chart:style-name="ch2">
          <text:p>aton_highway1</text:p>
        </chart:title>
        <chart:legend chart:legend-position="end" svg:x="19.242cm" svg:y="5.686cm" style:legend-expansion="high" chart:style-name="ch3"/>
        <chart:plot-area chart:style-name="ch4" table:cell-range-address="ALL.A116:ALL.C122" chart:data-source-has-labels="both" svg:x="0.443cm" svg:y="1.439cm" svg:width="18.356cm" svg:height="10.781cm">
          <chartooo:coordinate-region svg:x="1.064cm" svg:y="1.638cm" svg:width="17.735cm" svg:height="9.935cm"/>
          <chart:axis chart:dimension="x" chart:name="primary-x" chart:style-name="ch5" chartooo:axis-type="auto">
            <chartooo:date-scale/>
            <chart:categories table:cell-range-address="ALL.A117:ALL.A12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ALL.B117:ALL.B122" chart:label-cell-address="ALL.B116:ALL.B116" chart:class="chart:bar">
            <chart:data-point chart:repeated="6"/>
          </chart:series>
          <chart:series chart:style-name="ch9" chart:values-cell-range-address="ALL.C117:ALL.C122" chart:label-cell-address="ALL.C116:ALL.C116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tection</text:p>
                <draw:g>
                  <svg:desc>ALL.B116:ALL.B116</svg:desc>
                </draw:g>
              </table:table-cell>
              <table:table-cell office:value-type="string">
                <text:p>Discrimination</text:p>
                <draw:g>
                  <svg:desc>ALL.C116:ALL.C11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HSV</text:p>
                <draw:g>
                  <svg:desc>ALL.A117:ALL.A122</svg:desc>
                </draw:g>
              </table:table-cell>
              <table:table-cell office:value-type="float" office:value="80.9955875">
                <text:p>80.9955875</text:p>
                <draw:g>
                  <svg:desc>ALL.B117:ALL.B122</svg:desc>
                </draw:g>
              </table:table-cell>
              <table:table-cell office:value-type="float" office:value="57.0479625">
                <text:p>57.0479625</text:p>
                <draw:g>
                  <svg:desc>ALL.C117:ALL.C122</svg:desc>
                </draw:g>
              </table:table-cell>
            </table:table-row>
            <table:table-row>
              <table:table-cell office:value-type="string">
                <text:p>HSP</text:p>
              </table:table-cell>
              <table:table-cell office:value-type="float" office:value="80.611325">
                <text:p>80.611325</text:p>
              </table:table-cell>
              <table:table-cell office:value-type="float" office:value="57.529175">
                <text:p>57.529175</text:p>
              </table:table-cell>
            </table:table-row>
            <table:table-row>
              <table:table-cell office:value-type="string">
                <text:p>HSI</text:p>
              </table:table-cell>
              <table:table-cell office:value-type="float" office:value="82.2716875">
                <text:p>82.2716875</text:p>
              </table:table-cell>
              <table:table-cell office:value-type="float" office:value="54.48175">
                <text:p>54.48175</text:p>
              </table:table-cell>
            </table:table-row>
            <table:table-row>
              <table:table-cell office:value-type="string">
                <text:p>HSL</text:p>
              </table:table-cell>
              <table:table-cell office:value-type="float" office:value="82.31705">
                <text:p>82.31705</text:p>
              </table:table-cell>
              <table:table-cell office:value-type="float" office:value="54.3758375">
                <text:p>54.3758375</text:p>
              </table:table-cell>
            </table:table-row>
            <table:table-row>
              <table:table-cell office:value-type="string">
                <text:p>Luma</text:p>
              </table:table-cell>
              <table:table-cell office:value-type="float" office:value="81.6878375">
                <text:p>81.6878375</text:p>
              </table:table-cell>
              <table:table-cell office:value-type="float" office:value="55.7434375">
                <text:p>55.7434375</text:p>
              </table:table-cell>
            </table:table-row>
            <table:table-row>
              <table:table-cell office:value-type="string">
                <text:p>Norm</text:p>
              </table:table-cell>
              <table:table-cell office:value-type="float" office:value="84.256575">
                <text:p>84.256575</text:p>
              </table:table-cell>
              <table:table-cell office:value-type="float" office:value="47.1479375">
                <text:p>47.1479375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314cm" svg:y="3.952cm" style:legend-expansion="high" chart:style-name="ch2"/>
        <chart:plot-area chart:style-name="ch3" table:cell-range-address="HSV.G167:HSV.I175" chart:data-source-has-labels="both" svg:x="0.32cm" svg:y="0.18cm" svg:width="12.674cm" svg:height="8.64cm">
          <chartooo:coordinate-region svg:x="1.127cm" svg:y="0.379cm" svg:width="11.867cm" svg:height="7.794cm"/>
          <chart:axis chart:dimension="x" chart:name="primary-x" chart:style-name="ch4" chartooo:axis-type="auto">
            <chartooo:date-scale/>
            <chart:categories table:cell-range-address="HSV.G168:HSV.G17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SV.H168:HSV.H175" chart:label-cell-address="HSV.H167:HSV.H167" chart:class="chart:bar">
            <chart:data-point chart:repeated="8"/>
          </chart:series>
          <chart:series chart:style-name="ch8" chart:values-cell-range-address="HSV.I168:HSV.I175" chart:label-cell-address="HSV.I167:HSV.I167" chart:class="chart:bar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. Detection</text:p>
                <draw:g>
                  <svg:desc>HSV.H167:HSV.H167</svg:desc>
                </draw:g>
              </table:table-cell>
              <table:table-cell office:value-type="string">
                <text:p>Detection</text:p>
                <draw:g>
                  <svg:desc>HSV.I167:HSV.I16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ETs1</text:p>
                <draw:g>
                  <svg:desc>HSV.G168:HSV.G175</svg:desc>
                </draw:g>
              </table:table-cell>
              <table:table-cell office:value-type="float" office:value="72.819025">
                <text:p>72.819025</text:p>
                <draw:g>
                  <svg:desc>HSV.H168:HSV.H175</svg:desc>
                </draw:g>
              </table:table-cell>
              <table:table-cell office:value-type="float" office:value="73.2782916666667">
                <text:p>73.2782916666667</text:p>
                <draw:g>
                  <svg:desc>HSV.I168:HSV.I175</svg:desc>
                </draw:g>
              </table:table-cell>
            </table:table-row>
            <table:table-row>
              <table:table-cell office:value-type="string">
                <text:p>PETs2</text:p>
              </table:table-cell>
              <table:table-cell office:value-type="float" office:value="74.2810454545455">
                <text:p>74.2810454545455</text:p>
              </table:table-cell>
              <table:table-cell office:value-type="float" office:value="74.3368727272727">
                <text:p>74.3368727272727</text:p>
              </table:table-cell>
            </table:table-row>
            <table:table-row>
              <table:table-cell office:value-type="string">
                <text:p>highway1</text:p>
              </table:table-cell>
              <table:table-cell office:value-type="float" office:value="71.643025">
                <text:p>71.643025</text:p>
              </table:table-cell>
              <table:table-cell office:value-type="float" office:value="80.9955875">
                <text:p>80.9955875</text:p>
              </table:table-cell>
            </table:table-row>
            <table:table-row>
              <table:table-cell office:value-type="string">
                <text:p>highway3</text:p>
              </table:table-cell>
              <table:table-cell office:value-type="float" office:value="76.0289857142857">
                <text:p>76.0289857142857</text:p>
              </table:table-cell>
              <table:table-cell office:value-type="float" office:value="74.8753142857143">
                <text:p>74.8753142857143</text:p>
              </table:table-cell>
            </table:table-row>
            <table:table-row>
              <table:table-cell office:value-type="string">
                <text:p>room</text:p>
              </table:table-cell>
              <table:table-cell office:value-type="float" office:value="89.3679772727273">
                <text:p>89.3679772727273</text:p>
              </table:table-cell>
              <table:table-cell office:value-type="float" office:value="89.1040727272727">
                <text:p>89.1040727272727</text:p>
              </table:table-cell>
            </table:table-row>
            <table:table-row>
              <table:table-cell office:value-type="string">
                <text:p>campus</text:p>
              </table:table-cell>
              <table:table-cell office:value-type="float" office:value="97.4339578947369">
                <text:p>97.4339578947369</text:p>
              </table:table-cell>
              <table:table-cell office:value-type="float" office:value="96.4575289473684">
                <text:p>96.4575289473684</text:p>
              </table:table-cell>
            </table:table-row>
            <table:table-row>
              <table:table-cell office:value-type="string">
                <text:p>hallway</text:p>
              </table:table-cell>
              <table:table-cell office:value-type="float" office:value="93.5714">
                <text:p>93.5714</text:p>
              </table:table-cell>
              <table:table-cell office:value-type="float" office:value="92.9114692307692">
                <text:p>92.9114692307692</text:p>
              </table:table-cell>
            </table:table-row>
            <table:table-row>
              <table:table-cell office:value-type="string">
                <text:p>lab</text:p>
              </table:table-cell>
              <table:table-cell office:value-type="float" office:value="92.92765">
                <text:p>92.92765</text:p>
              </table:table-cell>
              <table:table-cell office:value-type="float" office:value="93.1196">
                <text:p>93.119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672cm" svg:y="3.952cm" style:legend-expansion="high" chart:style-name="ch2"/>
        <chart:plot-area chart:style-name="ch3" table:cell-range-address="HSV.B2:HSV.B14 HSV.F2:HSV.F14" chart:data-source-has-labels="row" svg:x="0.32cm" svg:y="0.18cm" svg:width="12.032cm" svg:height="8.64cm">
          <chartooo:coordinate-region svg:x="1.232cm" svg:y="0.38cm" svg:width="10.933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HSV.B3:HSV.B14" chart:label-cell-address="HSV.B2:HSV.B2" chart:class="chart:line">
            <chart:data-point chart:repeated="12"/>
          </chart:series>
          <chart:series chart:style-name="ch7" chart:values-cell-range-address="HSV.F3:HSV.F14" chart:label-cell-address="HSV.F2:HSV.F2" chart:class="chart:line">
            <chart:data-point chart:repeated="1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neR1</text:p>
                <draw:g>
                  <svg:desc>HSV.B2:HSV.B2</svg:desc>
                </draw:g>
              </table:table-cell>
              <table:table-cell office:value-type="string">
                <text:p>HSV coneR1</text:p>
                <draw:g>
                  <svg:desc>HSV.F2:HSV.F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29">
                <text:p>0.329</text:p>
                <draw:g>
                  <svg:desc>HSV.B3:HSV.B14</svg:desc>
                </draw:g>
              </table:table-cell>
              <table:table-cell office:value-type="float" office:value="0.223804">
                <text:p>0.223804</text:p>
                <draw:g>
                  <svg:desc>HSV.F3:HSV.F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1">
                <text:p>0.31</text:p>
              </table:table-cell>
              <table:table-cell office:value-type="float" office:value="0.246728">
                <text:p>0.2467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78">
                <text:p>0.278</text:p>
              </table:table-cell>
              <table:table-cell office:value-type="float" office:value="0.402792">
                <text:p>0.4027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82">
                <text:p>0.382</text:p>
              </table:table-cell>
              <table:table-cell office:value-type="float" office:value="0.393097">
                <text:p>0.39309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8">
                <text:p>0.28</text:p>
              </table:table-cell>
              <table:table-cell office:value-type="float" office:value="0.192245">
                <text:p>0.19224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11">
                <text:p>0.311</text:p>
              </table:table-cell>
              <table:table-cell office:value-type="float" office:value="0.222533">
                <text:p>0.2225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24">
                <text:p>0.324</text:p>
              </table:table-cell>
              <table:table-cell office:value-type="float" office:value="0.265211">
                <text:p>0.2652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15">
                <text:p>0.315</text:p>
              </table:table-cell>
              <table:table-cell office:value-type="float" office:value="0.288086">
                <text:p>0.28808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97">
                <text:p>0.297</text:p>
              </table:table-cell>
              <table:table-cell office:value-type="float" office:value="0.0550418">
                <text:p>0.055041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29">
                <text:p>0.329</text:p>
              </table:table-cell>
              <table:table-cell office:value-type="float" office:value="0.117233">
                <text:p>0.1172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04">
                <text:p>0.304</text:p>
              </table:table-cell>
              <table:table-cell office:value-type="float" office:value="0.324891">
                <text:p>0.32489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34">
                <text:p>0.334</text:p>
              </table:table-cell>
              <table:table-cell office:value-type="float" office:value="0.173734">
                <text:p>0.173734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672cm" svg:y="3.952cm" style:legend-expansion="high" chart:style-name="ch2"/>
        <chart:plot-area chart:style-name="ch3" table:cell-range-address="HSV.B31:HSV.B39 HSV.F31:HSV.F39" chart:data-source-has-labels="row" svg:x="0.32cm" svg:y="0.18cm" svg:width="12.032cm" svg:height="8.64cm">
          <chartooo:coordinate-region svg:x="1.232cm" svg:y="0.379cm" svg:width="11.026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HSV.B32:HSV.B39" chart:label-cell-address="HSV.B31:HSV.B31" chart:class="chart:line">
            <chart:data-point chart:repeated="8"/>
          </chart:series>
          <chart:series chart:style-name="ch7" chart:values-cell-range-address="HSV.F32:HSV.F39" chart:label-cell-address="HSV.F31:HSV.F31" chart:class="chart:line"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neR1</text:p>
                <draw:g>
                  <svg:desc>HSV.B31:HSV.B31</svg:desc>
                </draw:g>
              </table:table-cell>
              <table:table-cell office:value-type="string">
                <text:p>HSV coneR1</text:p>
                <draw:g>
                  <svg:desc>HSV.F31:HSV.F3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33">
                <text:p>0.233</text:p>
                <draw:g>
                  <svg:desc>HSV.B32:HSV.B39</svg:desc>
                </draw:g>
              </table:table-cell>
              <table:table-cell office:value-type="float" office:value="0.220497">
                <text:p>0.220497</text:p>
                <draw:g>
                  <svg:desc>HSV.F32:HSV.F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11">
                <text:p>0.311</text:p>
              </table:table-cell>
              <table:table-cell office:value-type="float" office:value="0.220315">
                <text:p>0.2203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14">
                <text:p>0.214</text:p>
              </table:table-cell>
              <table:table-cell office:value-type="float" office:value="0.216213">
                <text:p>0.2162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65">
                <text:p>0.265</text:p>
              </table:table-cell>
              <table:table-cell office:value-type="float" office:value="0.209683">
                <text:p>0.20968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58">
                <text:p>0.258</text:p>
              </table:table-cell>
              <table:table-cell office:value-type="float" office:value="0.233547">
                <text:p>0.23354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75">
                <text:p>0.275</text:p>
              </table:table-cell>
              <table:table-cell office:value-type="float" office:value="0.219385">
                <text:p>0.21938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49">
                <text:p>0.249</text:p>
              </table:table-cell>
              <table:table-cell office:value-type="float" office:value="0.223016">
                <text:p>0.22301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4">
                <text:p>0.24</text:p>
              </table:table-cell>
              <table:table-cell office:value-type="float" office:value="0.229775">
                <text:p>0.229775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672cm" svg:y="3.703cm" style:legend-expansion="high" chart:style-name="ch2"/>
        <chart:plot-area chart:style-name="ch3" table:cell-range-address="HSV.B31:HSV.B39 HSV.F31:HSV.F39 HSV.L31:HSV.L39" chart:data-source-has-labels="row" svg:x="0.32cm" svg:y="0.18cm" svg:width="12.032cm" svg:height="8.64cm">
          <chartooo:coordinate-region svg:x="1.232cm" svg:y="0.38cm" svg:width="11.026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HSV.B32:HSV.B39" chart:label-cell-address="HSV.B31:HSV.B31" chart:class="chart:line">
            <chart:data-point chart:repeated="8"/>
          </chart:series>
          <chart:series chart:style-name="ch7" chart:values-cell-range-address="HSV.F32:HSV.F39" chart:label-cell-address="HSV.F31:HSV.F31" chart:class="chart:line">
            <chart:data-point chart:repeated="8"/>
          </chart:series>
          <chart:series chart:style-name="ch8" chart:values-cell-range-address="HSV.L32:HSV.L39" chart:label-cell-address="HSV.L31:HSV.L31" chart:class="chart:line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neR1</text:p>
                <draw:g>
                  <svg:desc>HSV.B31:HSV.B31</svg:desc>
                </draw:g>
              </table:table-cell>
              <table:table-cell office:value-type="string">
                <text:p>HSV coneR1</text:p>
                <draw:g>
                  <svg:desc>HSV.F31:HSV.F31</svg:desc>
                </draw:g>
              </table:table-cell>
              <table:table-cell office:value-type="string">
                <text:p>Default</text:p>
                <draw:g>
                  <svg:desc>HSV.L31:HSV.L3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33">
                <text:p>0.233</text:p>
                <draw:g>
                  <svg:desc>HSV.B32:HSV.B39</svg:desc>
                </draw:g>
              </table:table-cell>
              <table:table-cell office:value-type="float" office:value="0.220497">
                <text:p>0.220497</text:p>
                <draw:g>
                  <svg:desc>HSV.F32:HSV.F39</svg:desc>
                </draw:g>
              </table:table-cell>
              <table:table-cell office:value-type="float" office:value="0.385668">
                <text:p>0.385668</text:p>
                <draw:g>
                  <svg:desc>HSV.L32:HSV.L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11">
                <text:p>0.311</text:p>
              </table:table-cell>
              <table:table-cell office:value-type="float" office:value="0.220315">
                <text:p>0.220315</text:p>
              </table:table-cell>
              <table:table-cell office:value-type="float" office:value="0.414811">
                <text:p>0.4148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14">
                <text:p>0.214</text:p>
              </table:table-cell>
              <table:table-cell office:value-type="float" office:value="0.216213">
                <text:p>0.216213</text:p>
              </table:table-cell>
              <table:table-cell office:value-type="float" office:value="0.391033">
                <text:p>0.3910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65">
                <text:p>0.265</text:p>
              </table:table-cell>
              <table:table-cell office:value-type="float" office:value="0.209683">
                <text:p>0.209683</text:p>
              </table:table-cell>
              <table:table-cell office:value-type="float" office:value="0.387993">
                <text:p>0.38799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58">
                <text:p>0.258</text:p>
              </table:table-cell>
              <table:table-cell office:value-type="float" office:value="0.233547">
                <text:p>0.233547</text:p>
              </table:table-cell>
              <table:table-cell office:value-type="float" office:value="0.404009">
                <text:p>0.40400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75">
                <text:p>0.275</text:p>
              </table:table-cell>
              <table:table-cell office:value-type="float" office:value="0.219385">
                <text:p>0.219385</text:p>
              </table:table-cell>
              <table:table-cell office:value-type="float" office:value="0.390903">
                <text:p>0.39090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49">
                <text:p>0.249</text:p>
              </table:table-cell>
              <table:table-cell office:value-type="float" office:value="0.223016">
                <text:p>0.223016</text:p>
              </table:table-cell>
              <table:table-cell office:value-type="float" office:value="0.392461">
                <text:p>0.39246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4">
                <text:p>0.24</text:p>
              </table:table-cell>
              <table:table-cell office:value-type="float" office:value="0.229775">
                <text:p>0.229775</text:p>
              </table:table-cell>
              <table:table-cell office:value-type="float" office:value="0.403723">
                <text:p>0.403723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672cm" svg:y="3.703cm" style:legend-expansion="high" chart:style-name="ch2"/>
        <chart:plot-area chart:style-name="ch3" table:cell-range-address="HSV.B149:HSV.B163 HSV.F149:HSV.F163 HSV.L149:HSV.L163" chart:data-source-has-labels="row" svg:x="0.32cm" svg:y="0.18cm" svg:width="12.032cm" svg:height="8.64cm">
          <chartooo:coordinate-region svg:x="1.047cm" svg:y="0.379cm" svg:width="11.119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HSV.B150:HSV.B163" chart:label-cell-address="HSV.B149:HSV.B149" chart:class="chart:line">
            <chart:data-point chart:repeated="14"/>
          </chart:series>
          <chart:series chart:style-name="ch7" chart:values-cell-range-address="HSV.F150:HSV.F163" chart:label-cell-address="HSV.F149:HSV.F149" chart:class="chart:line">
            <chart:data-point chart:repeated="14"/>
          </chart:series>
          <chart:series chart:style-name="ch8" chart:values-cell-range-address="HSV.L150:HSV.L163" chart:label-cell-address="HSV.L149:HSV.L149" chart:class="chart:line">
            <chart:data-point chart:repeated="1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neR1</text:p>
                <draw:g>
                  <svg:desc>HSV.B149:HSV.B149</svg:desc>
                </draw:g>
              </table:table-cell>
              <table:table-cell office:value-type="string">
                <text:p>HSV coneR1</text:p>
                <draw:g>
                  <svg:desc>HSV.F149:HSV.F149</svg:desc>
                </draw:g>
              </table:table-cell>
              <table:table-cell office:value-type="string">
                <text:p>Default</text:p>
                <draw:g>
                  <svg:desc>HSV.L149:HSV.L14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84">
                <text:p>0.84</text:p>
                <draw:g>
                  <svg:desc>HSV.B150:HSV.B163</svg:desc>
                </draw:g>
              </table:table-cell>
              <table:table-cell office:value-type="float" office:value="0.747661">
                <text:p>0.747661</text:p>
                <draw:g>
                  <svg:desc>HSV.F150:HSV.F163</svg:desc>
                </draw:g>
              </table:table-cell>
              <table:table-cell office:value-type="float" office:value="0.3">
                <text:p>0.3</text:p>
                <draw:g>
                  <svg:desc>HSV.L150:HSV.L16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08">
                <text:p>0.908</text:p>
              </table:table-cell>
              <table:table-cell office:value-type="float" office:value="0.729663">
                <text:p>0.729663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67">
                <text:p>0.667</text:p>
              </table:table-cell>
              <table:table-cell office:value-type="float" office:value="0.573093">
                <text:p>0.573093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26">
                <text:p>0.626</text:p>
              </table:table-cell>
              <table:table-cell office:value-type="float" office:value="0.540102">
                <text:p>0.540102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92">
                <text:p>0.892</text:p>
              </table:table-cell>
              <table:table-cell office:value-type="float" office:value="0.509917">
                <text:p>0.509917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6">
                <text:p>0.76</text:p>
              </table:table-cell>
              <table:table-cell office:value-type="float" office:value="0.771263">
                <text:p>0.771263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24">
                <text:p>0.724</text:p>
              </table:table-cell>
              <table:table-cell office:value-type="float" office:value="0.629486">
                <text:p>0.629486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95">
                <text:p>0.695</text:p>
              </table:table-cell>
              <table:table-cell office:value-type="float" office:value="0.555757">
                <text:p>0.555757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56">
                <text:p>0.656</text:p>
              </table:table-cell>
              <table:table-cell office:value-type="float" office:value="0.561814">
                <text:p>0.561814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611">
                <text:p>0.611</text:p>
              </table:table-cell>
              <table:table-cell office:value-type="float" office:value="0.129561">
                <text:p>0.129561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746">
                <text:p>0.746</text:p>
              </table:table-cell>
              <table:table-cell office:value-type="float" office:value="0.615002">
                <text:p>0.615002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755">
                <text:p>0.755</text:p>
              </table:table-cell>
              <table:table-cell office:value-type="float" office:value="0.670057">
                <text:p>0.670057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56">
                <text:p>0.656</text:p>
              </table:table-cell>
              <table:table-cell office:value-type="float" office:value="0.589291">
                <text:p>0.589291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664">
                <text:p>0.664</text:p>
              </table:table-cell>
              <table:table-cell office:value-type="float" office:value="0.350949">
                <text:p>0.350949</text:p>
              </table:table-cell>
              <table:table-cell office:value-type="float" office:value="0.3">
                <text:p>0.3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672cm" svg:y="3.952cm" style:legend-expansion="high" chart:style-name="ch2"/>
        <chart:plot-area chart:style-name="ch3" table:cell-range-address="HSV.B42:HSV.B49 HSV.F42:HSV.F49" chart:data-source-has-labels="row" svg:x="0.32cm" svg:y="0.18cm" svg:width="12.032cm" svg:height="8.64cm">
          <chartooo:coordinate-region svg:x="1.047cm" svg:y="0.379cm" svg:width="11.211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HSV.B43:HSV.B49" chart:label-cell-address="HSV.B42:HSV.B42" chart:class="chart:line">
            <chart:data-point chart:repeated="7"/>
          </chart:series>
          <chart:series chart:style-name="ch7" chart:values-cell-range-address="HSV.F43:HSV.F49" chart:label-cell-address="HSV.F42:HSV.F42" chart:class="chart:line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neR1</text:p>
                <draw:g>
                  <svg:desc>HSV.B42:HSV.B42</svg:desc>
                </draw:g>
              </table:table-cell>
              <table:table-cell office:value-type="string">
                <text:p>HSV coneR1</text:p>
                <draw:g>
                  <svg:desc>HSV.F42:HSV.F4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468">
                <text:p>0.468</text:p>
                <draw:g>
                  <svg:desc>HSV.B43:HSV.B49</svg:desc>
                </draw:g>
              </table:table-cell>
              <table:table-cell office:value-type="float" office:value="0.387717">
                <text:p>0.387717</text:p>
                <draw:g>
                  <svg:desc>HSV.F43:HSV.F4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25">
                <text:p>0.325</text:p>
              </table:table-cell>
              <table:table-cell office:value-type="float" office:value="0.394711">
                <text:p>0.3947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65">
                <text:p>0.465</text:p>
              </table:table-cell>
              <table:table-cell office:value-type="float" office:value="0.44571">
                <text:p>0.4457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7">
                <text:p>0.37</text:p>
              </table:table-cell>
              <table:table-cell office:value-type="float" office:value="0.276136">
                <text:p>0.2761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45">
                <text:p>0.745</text:p>
              </table:table-cell>
              <table:table-cell office:value-type="float" office:value="0.476506">
                <text:p>0.47650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61">
                <text:p>0.361</text:p>
              </table:table-cell>
              <table:table-cell office:value-type="float" office:value="0.277987">
                <text:p>0.27798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3">
                <text:p>0.73</text:p>
              </table:table-cell>
              <table:table-cell office:value-type="float" office:value="0.530566">
                <text:p>0.530566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672cm" svg:y="3.703cm" style:legend-expansion="high" chart:style-name="ch2"/>
        <chart:plot-area chart:style-name="ch3" table:cell-range-address="HSV.B42:HSV.B49 HSV.F42:HSV.F49 HSV.L42:HSV.L49" chart:data-source-has-labels="row" svg:x="0.32cm" svg:y="0.18cm" svg:width="12.032cm" svg:height="8.64cm">
          <chartooo:coordinate-region svg:x="1.047cm" svg:y="0.379cm" svg:width="11.211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HSV.B43:HSV.B49" chart:label-cell-address="HSV.B42:HSV.B42" chart:class="chart:line">
            <chart:data-point chart:repeated="7"/>
          </chart:series>
          <chart:series chart:style-name="ch7" chart:values-cell-range-address="HSV.F43:HSV.F49" chart:label-cell-address="HSV.F42:HSV.F42" chart:class="chart:line">
            <chart:data-point chart:repeated="7"/>
          </chart:series>
          <chart:series chart:style-name="ch8" chart:values-cell-range-address="HSV.L43:HSV.L49" chart:label-cell-address="HSV.L42:HSV.L42" chart:class="chart:line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neR1</text:p>
                <draw:g>
                  <svg:desc>HSV.B42:HSV.B42</svg:desc>
                </draw:g>
              </table:table-cell>
              <table:table-cell office:value-type="string">
                <text:p>HSV coneR1</text:p>
                <draw:g>
                  <svg:desc>HSV.F42:HSV.F42</svg:desc>
                </draw:g>
              </table:table-cell>
              <table:table-cell office:value-type="string">
                <text:p>Default</text:p>
                <draw:g>
                  <svg:desc>HSV.L42:HSV.L4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468">
                <text:p>0.468</text:p>
                <draw:g>
                  <svg:desc>HSV.B43:HSV.B49</svg:desc>
                </draw:g>
              </table:table-cell>
              <table:table-cell office:value-type="float" office:value="0.387717">
                <text:p>0.387717</text:p>
                <draw:g>
                  <svg:desc>HSV.F43:HSV.F49</svg:desc>
                </draw:g>
              </table:table-cell>
              <table:table-cell office:value-type="float" office:value="0.581587">
                <text:p>0.581587</text:p>
                <draw:g>
                  <svg:desc>HSV.L43:HSV.L4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25">
                <text:p>0.325</text:p>
              </table:table-cell>
              <table:table-cell office:value-type="float" office:value="0.394711">
                <text:p>0.394711</text:p>
              </table:table-cell>
              <table:table-cell office:value-type="float" office:value="0.586597">
                <text:p>0.58659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65">
                <text:p>0.465</text:p>
              </table:table-cell>
              <table:table-cell office:value-type="float" office:value="0.44571">
                <text:p>0.44571</text:p>
              </table:table-cell>
              <table:table-cell office:value-type="float" office:value="0.622549">
                <text:p>0.62254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7">
                <text:p>0.37</text:p>
              </table:table-cell>
              <table:table-cell office:value-type="float" office:value="0.276136">
                <text:p>0.276136</text:p>
              </table:table-cell>
              <table:table-cell office:value-type="float" office:value="0.489559">
                <text:p>0.48955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45">
                <text:p>0.745</text:p>
              </table:table-cell>
              <table:table-cell office:value-type="float" office:value="0.476506">
                <text:p>0.476506</text:p>
              </table:table-cell>
              <table:table-cell office:value-type="float" office:value="0.644306">
                <text:p>0.64430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61">
                <text:p>0.361</text:p>
              </table:table-cell>
              <table:table-cell office:value-type="float" office:value="0.277987">
                <text:p>0.277987</text:p>
              </table:table-cell>
              <table:table-cell office:value-type="float" office:value="0.492475">
                <text:p>0.4924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3">
                <text:p>0.73</text:p>
              </table:table-cell>
              <table:table-cell office:value-type="float" office:value="0.530566">
                <text:p>0.530566</text:p>
              </table:table-cell>
              <table:table-cell office:value-type="float" office:value="0.693118">
                <text:p>0.693118</text:p>
              </table:table-cell>
            </table:table-row>
          </table:table-rows>
        </table:table>
      </chart:chart>
    </office:chart>
  </office:body>
</office:document-content>
</file>

<file path=Object 2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1.878cm" svg:height="12.306cm" xlink:href=".." xlink:type="simple" chart:class="chart:bar" chart:style-name="ch1">
        <chart:title svg:x="10.221cm" svg:y="0.382cm" chart:style-name="ch2">
          <text:p>PETs1</text:p>
        </chart:title>
        <chart:legend chart:legend-position="end" svg:x="18.953cm" svg:y="5.605cm" style:legend-expansion="high" chart:style-name="ch3"/>
        <chart:plot-area chart:style-name="ch4" table:cell-range-address="ALL.K101:ALL.K106 ALL.N100:ALL.O106" chart:data-source-has-labels="both" svg:x="0.437cm" svg:y="1.433cm" svg:width="18.079cm" svg:height="10.627cm">
          <chartooo:coordinate-region svg:x="1.058cm" svg:y="1.632cm" svg:width="17.458cm" svg:height="9.781cm"/>
          <chart:axis chart:dimension="x" chart:name="primary-x" chart:style-name="ch5" chartooo:axis-type="auto">
            <chartooo:date-scale/>
            <chart:categories table:cell-range-address="ALL.K101:ALL.K10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ALL.N101:ALL.N106" chart:label-cell-address="ALL.N100:ALL.N100" chart:class="chart:bar">
            <chart:data-point chart:repeated="6"/>
          </chart:series>
          <chart:series chart:style-name="ch9" chart:values-cell-range-address="ALL.O101:ALL.O106" chart:label-cell-address="ALL.O100:ALL.O100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tection</text:p>
                <draw:g>
                  <svg:desc>ALL.N100:ALL.N100</svg:desc>
                </draw:g>
              </table:table-cell>
              <table:table-cell office:value-type="string">
                <text:p>Discrimination</text:p>
                <draw:g>
                  <svg:desc>ALL.O100:ALL.O10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HSV</text:p>
                <draw:g>
                  <svg:desc>ALL.K101:ALL.K106</svg:desc>
                </draw:g>
              </table:table-cell>
              <table:table-cell office:value-type="float" office:value="73.2782916666667">
                <text:p>73.2782916666667</text:p>
                <draw:g>
                  <svg:desc>ALL.N101:ALL.N106</svg:desc>
                </draw:g>
              </table:table-cell>
              <table:table-cell office:value-type="float" office:value="68.6079166666667">
                <text:p>68.6079166666667</text:p>
                <draw:g>
                  <svg:desc>ALL.O101:ALL.O106</svg:desc>
                </draw:g>
              </table:table-cell>
            </table:table-row>
            <table:table-row>
              <table:table-cell office:value-type="string">
                <text:p>HSP</text:p>
              </table:table-cell>
              <table:table-cell office:value-type="float" office:value="73.4071416666667">
                <text:p>73.4071416666667</text:p>
              </table:table-cell>
              <table:table-cell office:value-type="float" office:value="68.954775">
                <text:p>68.954775</text:p>
              </table:table-cell>
            </table:table-row>
            <table:table-row>
              <table:table-cell office:value-type="string">
                <text:p>HSI</text:p>
              </table:table-cell>
              <table:table-cell office:value-type="float" office:value="72.854375">
                <text:p>72.854375</text:p>
              </table:table-cell>
              <table:table-cell office:value-type="float" office:value="69.1024333333333">
                <text:p>69.1024333333333</text:p>
              </table:table-cell>
            </table:table-row>
            <table:table-row>
              <table:table-cell office:value-type="string">
                <text:p>HSL</text:p>
              </table:table-cell>
              <table:table-cell office:value-type="float" office:value="72.8531">
                <text:p>72.8531</text:p>
              </table:table-cell>
              <table:table-cell office:value-type="float" office:value="69.1186666666667">
                <text:p>69.1186666666667</text:p>
              </table:table-cell>
            </table:table-row>
            <table:table-row>
              <table:table-cell office:value-type="string">
                <text:p>Luma</text:p>
              </table:table-cell>
              <table:table-cell office:value-type="float" office:value="72.6871583333333">
                <text:p>72.6871583333333</text:p>
              </table:table-cell>
              <table:table-cell office:value-type="float" office:value="69.4103666666667">
                <text:p>69.4103666666667</text:p>
              </table:table-cell>
            </table:table-row>
            <table:table-row>
              <table:table-cell office:value-type="string">
                <text:p>Norm</text:p>
              </table:table-cell>
              <table:table-cell office:value-type="float" office:value="74.2920416666667">
                <text:p>74.2920416666667</text:p>
              </table:table-cell>
              <table:table-cell office:value-type="float" office:value="65.0748666666667">
                <text:p>65.0748666666667</text:p>
              </table:table-cell>
            </table:table-row>
          </table:table-rows>
        </table:table>
      </chart:chart>
    </office:chart>
  </office:body>
</office:document-content>
</file>

<file path=Object 2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672cm" svg:y="3.703cm" style:legend-expansion="high" chart:style-name="ch2"/>
        <chart:plot-area chart:style-name="ch3" table:cell-range-address="HSV.B17:HSV.B28 HSV.F17:HSV.F28 HSV.L17:HSV.L28" chart:data-source-has-labels="row" svg:x="0.32cm" svg:y="0.18cm" svg:width="12.032cm" svg:height="8.64cm">
          <chartooo:coordinate-region svg:x="1.047cm" svg:y="0.379cm" svg:width="11.118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HSV.B18:HSV.B28" chart:label-cell-address="HSV.B17:HSV.B17" chart:class="chart:line">
            <chart:data-point chart:repeated="11"/>
          </chart:series>
          <chart:series chart:style-name="ch7" chart:values-cell-range-address="HSV.F18:HSV.F28" chart:label-cell-address="HSV.F17:HSV.F17" chart:class="chart:line">
            <chart:data-point chart:repeated="11"/>
          </chart:series>
          <chart:series chart:style-name="ch8" chart:values-cell-range-address="HSV.L18:HSV.L28" chart:label-cell-address="HSV.L17:HSV.L17" chart:class="chart:line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neR1</text:p>
                <draw:g>
                  <svg:desc>HSV.B17:HSV.B17</svg:desc>
                </draw:g>
              </table:table-cell>
              <table:table-cell office:value-type="string">
                <text:p>HSV coneR1</text:p>
                <draw:g>
                  <svg:desc>HSV.F17:HSV.F17</svg:desc>
                </draw:g>
              </table:table-cell>
              <table:table-cell office:value-type="string">
                <text:p>Original</text:p>
                <draw:g>
                  <svg:desc>HSV.L17:HSV.L1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91">
                <text:p>0.591</text:p>
                <draw:g>
                  <svg:desc>HSV.B18:HSV.B28</svg:desc>
                </draw:g>
              </table:table-cell>
              <table:table-cell office:value-type="float" office:value="0.392866">
                <text:p>0.392866</text:p>
                <draw:g>
                  <svg:desc>HSV.F18:HSV.F28</svg:desc>
                </draw:g>
              </table:table-cell>
              <table:table-cell office:value-type="float" office:value="0.572928">
                <text:p>0.572928</text:p>
                <draw:g>
                  <svg:desc>HSV.L18:HSV.L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39">
                <text:p>0.639</text:p>
              </table:table-cell>
              <table:table-cell office:value-type="float" office:value="0.277102">
                <text:p>0.277102</text:p>
              </table:table-cell>
              <table:table-cell office:value-type="float" office:value="0.47437">
                <text:p>0.4743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99">
                <text:p>0.499</text:p>
              </table:table-cell>
              <table:table-cell office:value-type="float" office:value="0.251038">
                <text:p>0.251038</text:p>
              </table:table-cell>
              <table:table-cell office:value-type="float" office:value="0.473658">
                <text:p>0.47365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48">
                <text:p>0.448</text:p>
              </table:table-cell>
              <table:table-cell office:value-type="float" office:value="0.102197">
                <text:p>0.102197</text:p>
              </table:table-cell>
              <table:table-cell office:value-type="float" office:value="0.34458">
                <text:p>0.3445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42">
                <text:p>0.442</text:p>
              </table:table-cell>
              <table:table-cell office:value-type="float" office:value="0.0969234">
                <text:p>0.0969234</text:p>
              </table:table-cell>
              <table:table-cell office:value-type="float" office:value="0.294703">
                <text:p>0.29470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71">
                <text:p>0.471</text:p>
              </table:table-cell>
              <table:table-cell office:value-type="float" office:value="0.129563">
                <text:p>0.129563</text:p>
              </table:table-cell>
              <table:table-cell office:value-type="float" office:value="0.332051">
                <text:p>0.33205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91">
                <text:p>0.391</text:p>
              </table:table-cell>
              <table:table-cell office:value-type="float" office:value="0.147082">
                <text:p>0.147082</text:p>
              </table:table-cell>
              <table:table-cell office:value-type="float" office:value="0.322552">
                <text:p>0.32255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56">
                <text:p>0.356</text:p>
              </table:table-cell>
              <table:table-cell office:value-type="float" office:value="0.157141">
                <text:p>0.157141</text:p>
              </table:table-cell>
              <table:table-cell office:value-type="float" office:value="0.340175">
                <text:p>0.3401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98">
                <text:p>0.498</text:p>
              </table:table-cell>
              <table:table-cell office:value-type="float" office:value="0.11751">
                <text:p>0.11751</text:p>
              </table:table-cell>
              <table:table-cell office:value-type="float" office:value="0.307338">
                <text:p>0.30733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73">
                <text:p>0.73</text:p>
              </table:table-cell>
              <table:table-cell office:value-type="float" office:value="0.374374">
                <text:p>0.374374</text:p>
              </table:table-cell>
              <table:table-cell office:value-type="float" office:value="0.553211">
                <text:p>0.55321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54">
                <text:p>0.454</text:p>
              </table:table-cell>
              <table:table-cell office:value-type="float" office:value="0.298634">
                <text:p>0.298634</text:p>
              </table:table-cell>
              <table:table-cell office:value-type="float" office:value="0.486715">
                <text:p>0.486715</text:p>
              </table:table-cell>
            </table:table-row>
          </table:table-rows>
        </table:table>
      </chart:chart>
    </office:chart>
  </office:body>
</office:document-content>
</file>

<file path=Object 2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592cm" svg:y="3.703cm" style:legend-expansion="high" chart:style-name="ch2"/>
        <chart:plot-area chart:style-name="ch3" table:cell-range-address="HSP.B133:HSP.B146 HSP.F133:HSP.F146 HSP.L133:HSP.L146" chart:data-source-has-labels="row" svg:x="0.32cm" svg:y="0.18cm" svg:width="11.952cm" svg:height="8.64cm">
          <chartooo:coordinate-region svg:x="1.047cm" svg:y="0.38cm" svg:width="11.039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HSP.B134:HSP.B146" chart:label-cell-address="HSP.B133:HSP.B133" chart:class="chart:line">
            <chart:data-point chart:repeated="13"/>
          </chart:series>
          <chart:series chart:style-name="ch7" chart:values-cell-range-address="HSP.F134:HSP.F146" chart:label-cell-address="HSP.F133:HSP.F133" chart:class="chart:line">
            <chart:data-point chart:repeated="13"/>
          </chart:series>
          <chart:series chart:style-name="ch8" chart:values-cell-range-address="HSP.L134:HSP.L146" chart:label-cell-address="HSP.L133:HSP.L133" chart:class="chart:line">
            <chart:data-point chart:repeated="1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neR1</text:p>
                <draw:g>
                  <svg:desc>HSP.B133:HSP.B133</svg:desc>
                </draw:g>
              </table:table-cell>
              <table:table-cell office:value-type="string">
                <text:p>NEW coneR1</text:p>
                <draw:g>
                  <svg:desc>HSP.F133:HSP.F133</svg:desc>
                </draw:g>
              </table:table-cell>
              <table:table-cell office:value-type="string">
                <text:p>HSV coneR1</text:p>
                <draw:g>
                  <svg:desc>HSP.L133:HSP.L13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627">
                <text:p>0.627</text:p>
                <draw:g>
                  <svg:desc>HSP.B134:HSP.B146</svg:desc>
                </draw:g>
              </table:table-cell>
              <table:table-cell office:value-type="float" office:value="0.457982">
                <text:p>0.457982</text:p>
                <draw:g>
                  <svg:desc>HSP.F134:HSP.F146</svg:desc>
                </draw:g>
              </table:table-cell>
              <table:table-cell office:value-type="float" office:value="0.459744">
                <text:p>0.459744</text:p>
                <draw:g>
                  <svg:desc>HSP.L134:HSP.L14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712">
                <text:p>0.712</text:p>
              </table:table-cell>
              <table:table-cell office:value-type="float" office:value="0.420959">
                <text:p>0.420959</text:p>
              </table:table-cell>
              <table:table-cell office:value-type="float" office:value="0.434228">
                <text:p>0.4342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81">
                <text:p>0.81</text:p>
              </table:table-cell>
              <table:table-cell office:value-type="float" office:value="0.546036">
                <text:p>0.546036</text:p>
              </table:table-cell>
              <table:table-cell office:value-type="float" office:value="0.538867">
                <text:p>0.5388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16">
                <text:p>0.516</text:p>
              </table:table-cell>
              <table:table-cell office:value-type="float" office:value="0.335214">
                <text:p>0.335214</text:p>
              </table:table-cell>
              <table:table-cell office:value-type="float" office:value="0.391069">
                <text:p>0.39106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58">
                <text:p>0.758</text:p>
              </table:table-cell>
              <table:table-cell office:value-type="float" office:value="0.540374">
                <text:p>0.540374</text:p>
              </table:table-cell>
              <table:table-cell office:value-type="float" office:value="0.586353">
                <text:p>0.58635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833">
                <text:p>0.833</text:p>
              </table:table-cell>
              <table:table-cell office:value-type="float" office:value="0.410204">
                <text:p>0.410204</text:p>
              </table:table-cell>
              <table:table-cell office:value-type="float" office:value="0.664601">
                <text:p>0.66460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47">
                <text:p>0.747</text:p>
              </table:table-cell>
              <table:table-cell office:value-type="float" office:value="0.406841">
                <text:p>0.406841</text:p>
              </table:table-cell>
              <table:table-cell office:value-type="float" office:value="0.690587">
                <text:p>0.69058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02">
                <text:p>0.702</text:p>
              </table:table-cell>
              <table:table-cell office:value-type="float" office:value="0.415585">
                <text:p>0.415585</text:p>
              </table:table-cell>
              <table:table-cell office:value-type="float" office:value="0.471719">
                <text:p>0.47171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769">
                <text:p>0.769</text:p>
              </table:table-cell>
              <table:table-cell office:value-type="float" office:value="0.506403">
                <text:p>0.506403</text:p>
              </table:table-cell>
              <table:table-cell office:value-type="float" office:value="0.54227">
                <text:p>0.5422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666">
                <text:p>0.666</text:p>
              </table:table-cell>
              <table:table-cell office:value-type="float" office:value="0.472365">
                <text:p>0.472365</text:p>
              </table:table-cell>
              <table:table-cell office:value-type="float" office:value="0.379226">
                <text:p>0.37922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707">
                <text:p>0.707</text:p>
              </table:table-cell>
              <table:table-cell office:value-type="float" office:value="0.455916">
                <text:p>0.455916</text:p>
              </table:table-cell>
              <table:table-cell office:value-type="float" office:value="0.478939">
                <text:p>0.47893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743">
                <text:p>0.743</text:p>
              </table:table-cell>
              <table:table-cell office:value-type="float" office:value="0.443918">
                <text:p>0.443918</text:p>
              </table:table-cell>
              <table:table-cell office:value-type="float" office:value="0.48757">
                <text:p>0.4875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731">
                <text:p>0.731</text:p>
              </table:table-cell>
              <table:table-cell office:value-type="float" office:value="0.571167">
                <text:p>0.571167</text:p>
              </table:table-cell>
              <table:table-cell office:value-type="float" office:value="0.554371">
                <text:p>0.554371</text:p>
              </table:table-cell>
            </table:table-row>
          </table:table-rows>
        </table:table>
      </chart:chart>
    </office:chart>
  </office:body>
</office:document-content>
</file>

<file path=Object 2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71cm" svg:y="3.952cm" style:legend-expansion="high" chart:style-name="ch2"/>
        <chart:plot-area chart:style-name="ch3" table:cell-range-address="ALL.L85:ALL.L90 ALL.O85:ALL.P90" chart:data-source-has-labels="column" svg:x="0.32cm" svg:y="0.18cm" svg:width="13.07cm" svg:height="8.64cm">
          <chartooo:coordinate-region svg:x="1.127cm" svg:y="0.379cm" svg:width="12.263cm" svg:height="7.794cm"/>
          <chart:axis chart:dimension="x" chart:name="primary-x" chart:style-name="ch4" chartooo:axis-type="auto">
            <chartooo:date-scale/>
            <chart:categories table:cell-range-address="ALL.L85:ALL.L9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LL.O85:ALL.O90" chart:class="chart:bar">
            <chart:data-point chart:repeated="6"/>
          </chart:series>
          <chart:series chart:style-name="ch8" chart:values-cell-range-address="ALL.P85:ALL.P90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O</text:p>
              </table:table-cell>
              <table:table-cell office:value-type="string">
                <text:p>Column P</text:p>
              </table:table-cell>
            </table:table-row>
          </table:table-header-rows>
          <table:table-rows>
            <table:table-row>
              <table:table-cell office:value-type="string">
                <text:p>HSV</text:p>
                <draw:g>
                  <svg:desc>ALL.L85:ALL.L90</svg:desc>
                </draw:g>
              </table:table-cell>
              <table:table-cell office:value-type="float" office:value="96.4575289473684">
                <text:p>96.4575289473684</text:p>
                <draw:g>
                  <svg:desc>ALL.O85:ALL.O90</svg:desc>
                </draw:g>
              </table:table-cell>
              <table:table-cell office:value-type="float" office:value="57.0481447368421">
                <text:p>57.0481447368421</text:p>
                <draw:g>
                  <svg:desc>ALL.P85:ALL.P90</svg:desc>
                </draw:g>
              </table:table-cell>
            </table:table-row>
            <table:table-row>
              <table:table-cell office:value-type="string">
                <text:p>HSP</text:p>
              </table:table-cell>
              <table:table-cell office:value-type="float" office:value="96.4143131578947">
                <text:p>96.4143131578947</text:p>
              </table:table-cell>
              <table:table-cell office:value-type="float" office:value="54.49415">
                <text:p>54.49415</text:p>
              </table:table-cell>
            </table:table-row>
            <table:table-row>
              <table:table-cell office:value-type="string">
                <text:p>HSI</text:p>
              </table:table-cell>
              <table:table-cell office:value-type="float" office:value="96.0646947368421">
                <text:p>96.0646947368421</text:p>
              </table:table-cell>
              <table:table-cell office:value-type="float" office:value="57.4068421052632">
                <text:p>57.4068421052632</text:p>
              </table:table-cell>
            </table:table-row>
            <table:table-row>
              <table:table-cell office:value-type="string">
                <text:p>HSL</text:p>
              </table:table-cell>
              <table:table-cell office:value-type="float" office:value="96.0369605263158">
                <text:p>96.0369605263158</text:p>
              </table:table-cell>
              <table:table-cell office:value-type="float" office:value="57.0119315789474">
                <text:p>57.0119315789474</text:p>
              </table:table-cell>
            </table:table-row>
            <table:table-row>
              <table:table-cell office:value-type="string">
                <text:p>Luma</text:p>
              </table:table-cell>
              <table:table-cell office:value-type="float" office:value="96.047297368421">
                <text:p>96.047297368421</text:p>
              </table:table-cell>
              <table:table-cell office:value-type="float" office:value="59.4174736842105">
                <text:p>59.4174736842105</text:p>
              </table:table-cell>
            </table:table-row>
            <table:table-row>
              <table:table-cell office:value-type="string">
                <text:p>Norm</text:p>
              </table:table-cell>
              <table:table-cell office:value-type="float" office:value="97.2588552631579">
                <text:p>97.2588552631579</text:p>
              </table:table-cell>
              <table:table-cell office:value-type="float" office:value="38.2454026315789">
                <text:p>38.2454026315789</text:p>
              </table:table-cell>
            </table:table-row>
          </table:table-rows>
        </table:table>
      </chart:chart>
    </office:chart>
  </office:body>
</office:document-content>
</file>

<file path=Object 2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075cm" svg:y="3.952cm" style:legend-expansion="high" chart:style-name="ch2"/>
        <chart:plot-area chart:style-name="ch3" table:cell-range-address="HSV.K167:HSV.M175" chart:data-source-has-labels="both" svg:x="0.32cm" svg:y="0.18cm" svg:width="12.435cm" svg:height="8.64cm">
          <chartooo:coordinate-region svg:x="0.941cm" svg:y="0.379cm" svg:width="11.814cm" svg:height="7.794cm"/>
          <chart:axis chart:dimension="x" chart:name="primary-x" chart:style-name="ch4" chartooo:axis-type="auto">
            <chartooo:date-scale/>
            <chart:categories table:cell-range-address="HSV.K168:HSV.K17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SV.L168:HSV.L175" chart:label-cell-address="HSV.L167:HSV.L167" chart:class="chart:bar">
            <chart:data-point chart:repeated="8"/>
          </chart:series>
          <chart:series chart:style-name="ch8" chart:values-cell-range-address="HSV.M168:HSV.M175" chart:label-cell-address="HSV.M167:HSV.M167" chart:class="chart:bar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. Discrim.</text:p>
                <draw:g>
                  <svg:desc>HSV.L167:HSV.L167</svg:desc>
                </draw:g>
              </table:table-cell>
              <table:table-cell office:value-type="string">
                <text:p>Discrimination</text:p>
                <draw:g>
                  <svg:desc>HSV.M167:HSV.M16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ETs1</text:p>
                <draw:g>
                  <svg:desc>HSV.K168:HSV.K175</svg:desc>
                </draw:g>
              </table:table-cell>
              <table:table-cell office:value-type="float" office:value="71.784">
                <text:p>71.784</text:p>
                <draw:g>
                  <svg:desc>HSV.L168:HSV.L175</svg:desc>
                </draw:g>
              </table:table-cell>
              <table:table-cell office:value-type="float" office:value="68.6079166666667">
                <text:p>68.6079166666667</text:p>
                <draw:g>
                  <svg:desc>HSV.M168:HSV.M175</svg:desc>
                </draw:g>
              </table:table-cell>
            </table:table-row>
            <table:table-row>
              <table:table-cell office:value-type="string">
                <text:p>PETs2</text:p>
              </table:table-cell>
              <table:table-cell office:value-type="float" office:value="72.4930636363636">
                <text:p>72.4930636363636</text:p>
              </table:table-cell>
              <table:table-cell office:value-type="float" office:value="64.0353909090909">
                <text:p>64.0353909090909</text:p>
              </table:table-cell>
            </table:table-row>
            <table:table-row>
              <table:table-cell office:value-type="string">
                <text:p>highway1</text:p>
              </table:table-cell>
              <table:table-cell office:value-type="float" office:value="65.2197125">
                <text:p>65.2197125</text:p>
              </table:table-cell>
              <table:table-cell office:value-type="float" office:value="57.0479625">
                <text:p>57.0479625</text:p>
              </table:table-cell>
            </table:table-row>
            <table:table-row>
              <table:table-cell office:value-type="string">
                <text:p>highway3</text:p>
              </table:table-cell>
              <table:table-cell office:value-type="float" office:value="42.5428142857143">
                <text:p>42.5428142857143</text:p>
              </table:table-cell>
              <table:table-cell office:value-type="float" office:value="46.3452142857143">
                <text:p>46.3452142857143</text:p>
              </table:table-cell>
            </table:table-row>
            <table:table-row>
              <table:table-cell office:value-type="string">
                <text:p>room</text:p>
              </table:table-cell>
              <table:table-cell office:value-type="float" office:value="68.0787454545455">
                <text:p>68.0787454545455</text:p>
              </table:table-cell>
              <table:table-cell office:value-type="float" office:value="73.3565818181818">
                <text:p>73.3565818181818</text:p>
              </table:table-cell>
            </table:table-row>
            <table:table-row>
              <table:table-cell office:value-type="string">
                <text:p>campus</text:p>
              </table:table-cell>
              <table:table-cell office:value-type="float" office:value="27.3751210526316">
                <text:p>27.3751210526316</text:p>
              </table:table-cell>
              <table:table-cell office:value-type="float" office:value="57.0481447368421">
                <text:p>57.0481447368421</text:p>
              </table:table-cell>
            </table:table-row>
            <table:table-row>
              <table:table-cell office:value-type="string">
                <text:p>hallway</text:p>
              </table:table-cell>
              <table:table-cell office:value-type="float" office:value="70.6732769230769">
                <text:p>70.6732769230769</text:p>
              </table:table-cell>
              <table:table-cell office:value-type="float" office:value="78.2219153846154">
                <text:p>78.2219153846154</text:p>
              </table:table-cell>
            </table:table-row>
            <table:table-row>
              <table:table-cell office:value-type="string">
                <text:p>lab</text:p>
              </table:table-cell>
              <table:table-cell office:value-type="float" office:value="70.3716214285714">
                <text:p>70.3716214285714</text:p>
              </table:table-cell>
              <table:table-cell office:value-type="float" office:value="80.1587642857143">
                <text:p>80.158764285714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math xmlns="http://www.w3.org/1998/Math/MathML" display="block"/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314cm" svg:y="3.952cm" style:legend-expansion="high" chart:style-name="ch2"/>
        <chart:plot-area chart:style-name="ch3" table:cell-range-address="HSP.G167:HSP.I175" chart:data-source-has-labels="both" svg:x="0.32cm" svg:y="0.18cm" svg:width="12.674cm" svg:height="8.64cm">
          <chartooo:coordinate-region svg:x="1.127cm" svg:y="0.379cm" svg:width="11.867cm" svg:height="7.794cm"/>
          <chart:axis chart:dimension="x" chart:name="primary-x" chart:style-name="ch4" chartooo:axis-type="auto">
            <chartooo:date-scale/>
            <chart:categories table:cell-range-address="HSP.G168:HSP.G17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SP.H168:HSP.H175" chart:label-cell-address="HSP.H167:HSP.H167" chart:class="chart:bar">
            <chart:data-point chart:repeated="8"/>
          </chart:series>
          <chart:series chart:style-name="ch8" chart:values-cell-range-address="HSP.I168:HSP.I175" chart:label-cell-address="HSP.I167:HSP.I167" chart:class="chart:bar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. Detection</text:p>
                <draw:g>
                  <svg:desc>HSP.H167:HSP.H167</svg:desc>
                </draw:g>
              </table:table-cell>
              <table:table-cell office:value-type="string">
                <text:p>Detection</text:p>
                <draw:g>
                  <svg:desc>HSP.I167:HSP.I16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ETs1</text:p>
                <draw:g>
                  <svg:desc>HSP.G168:HSP.G175</svg:desc>
                </draw:g>
              </table:table-cell>
              <table:table-cell office:value-type="float" office:value="72.819025">
                <text:p>72.819025</text:p>
                <draw:g>
                  <svg:desc>HSP.H168:HSP.H175</svg:desc>
                </draw:g>
              </table:table-cell>
              <table:table-cell office:value-type="float" office:value="73.4071416666667">
                <text:p>73.4071416666667</text:p>
                <draw:g>
                  <svg:desc>HSP.I168:HSP.I175</svg:desc>
                </draw:g>
              </table:table-cell>
            </table:table-row>
            <table:table-row>
              <table:table-cell office:value-type="string">
                <text:p>PETs2</text:p>
              </table:table-cell>
              <table:table-cell office:value-type="float" office:value="74.2810454545455">
                <text:p>74.2810454545455</text:p>
              </table:table-cell>
              <table:table-cell office:value-type="float" office:value="74.3368727272727">
                <text:p>74.3368727272727</text:p>
              </table:table-cell>
            </table:table-row>
            <table:table-row>
              <table:table-cell office:value-type="string">
                <text:p>highway1</text:p>
              </table:table-cell>
              <table:table-cell office:value-type="float" office:value="71.643025">
                <text:p>71.643025</text:p>
              </table:table-cell>
              <table:table-cell office:value-type="float" office:value="80.611325">
                <text:p>80.611325</text:p>
              </table:table-cell>
            </table:table-row>
            <table:table-row>
              <table:table-cell office:value-type="string">
                <text:p>highway3</text:p>
              </table:table-cell>
              <table:table-cell office:value-type="float" office:value="76.0289857142857">
                <text:p>76.0289857142857</text:p>
              </table:table-cell>
              <table:table-cell office:value-type="float" office:value="74.1933428571429">
                <text:p>74.1933428571429</text:p>
              </table:table-cell>
            </table:table-row>
            <table:table-row>
              <table:table-cell office:value-type="string">
                <text:p>room</text:p>
              </table:table-cell>
              <table:table-cell office:value-type="float" office:value="89.3679772727273">
                <text:p>89.3679772727273</text:p>
              </table:table-cell>
              <table:table-cell office:value-type="float" office:value="89.1575227272727">
                <text:p>89.1575227272727</text:p>
              </table:table-cell>
            </table:table-row>
            <table:table-row>
              <table:table-cell office:value-type="string">
                <text:p>campus</text:p>
              </table:table-cell>
              <table:table-cell office:value-type="float" office:value="97.4339578947369">
                <text:p>97.4339578947369</text:p>
              </table:table-cell>
              <table:table-cell office:value-type="float" office:value="96.4143131578947">
                <text:p>96.4143131578947</text:p>
              </table:table-cell>
            </table:table-row>
            <table:table-row>
              <table:table-cell office:value-type="string">
                <text:p>hallway</text:p>
              </table:table-cell>
              <table:table-cell office:value-type="float" office:value="93.5714">
                <text:p>93.5714</text:p>
              </table:table-cell>
              <table:table-cell office:value-type="float" office:value="93.2861153846154">
                <text:p>93.2861153846154</text:p>
              </table:table-cell>
            </table:table-row>
            <table:table-row>
              <table:table-cell office:value-type="string">
                <text:p>lab</text:p>
              </table:table-cell>
              <table:table-cell office:value-type="float" office:value="92.92765">
                <text:p>92.92765</text:p>
              </table:table-cell>
              <table:table-cell office:value-type="float" office:value="92.8134285714286">
                <text:p>92.813428571428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599cm" svg:y="3.952cm" style:legend-expansion="high" chart:style-name="ch2"/>
        <chart:plot-area chart:style-name="ch3" table:cell-range-address="HSP.K167:HSP.M175" chart:data-source-has-labels="both" svg:x="0.32cm" svg:y="0.18cm" svg:width="11.959cm" svg:height="8.64cm">
          <chartooo:coordinate-region svg:x="0.941cm" svg:y="0.379cm" svg:width="11.338cm" svg:height="7.396cm"/>
          <chart:axis chart:dimension="x" chart:name="primary-x" chart:style-name="ch4" chartooo:axis-type="auto">
            <chartooo:date-scale/>
            <chart:categories table:cell-range-address="HSP.K168:HSP.K17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SP.L168:HSP.L175" chart:label-cell-address="HSP.L167:HSP.L167" chart:class="chart:bar">
            <chart:data-point chart:repeated="8"/>
          </chart:series>
          <chart:series chart:style-name="ch8" chart:values-cell-range-address="HSP.M168:HSP.M175" chart:label-cell-address="HSP.M167:HSP.M167" chart:class="chart:bar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. Discrimination</text:p>
                <draw:g>
                  <svg:desc>HSP.L167:HSP.L167</svg:desc>
                </draw:g>
              </table:table-cell>
              <table:table-cell office:value-type="string">
                <text:p>Discrimination</text:p>
                <draw:g>
                  <svg:desc>HSP.M167:HSP.M16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ETs1</text:p>
                <draw:g>
                  <svg:desc>HSP.K168:HSP.K175</svg:desc>
                </draw:g>
              </table:table-cell>
              <table:table-cell office:value-type="float" office:value="71.784">
                <text:p>71.784</text:p>
                <draw:g>
                  <svg:desc>HSP.L168:HSP.L175</svg:desc>
                </draw:g>
              </table:table-cell>
              <table:table-cell office:value-type="float" office:value="68.954775">
                <text:p>68.954775</text:p>
                <draw:g>
                  <svg:desc>HSP.M168:HSP.M175</svg:desc>
                </draw:g>
              </table:table-cell>
            </table:table-row>
            <table:table-row>
              <table:table-cell office:value-type="string">
                <text:p>PETs2</text:p>
              </table:table-cell>
              <table:table-cell office:value-type="float" office:value="72.4930636363636">
                <text:p>72.4930636363636</text:p>
              </table:table-cell>
              <table:table-cell office:value-type="float" office:value="64.9801090909091">
                <text:p>64.9801090909091</text:p>
              </table:table-cell>
            </table:table-row>
            <table:table-row>
              <table:table-cell office:value-type="string">
                <text:p>highway1</text:p>
              </table:table-cell>
              <table:table-cell office:value-type="float" office:value="65.2197125">
                <text:p>65.2197125</text:p>
              </table:table-cell>
              <table:table-cell office:value-type="float" office:value="57.529175">
                <text:p>57.529175</text:p>
              </table:table-cell>
            </table:table-row>
            <table:table-row>
              <table:table-cell office:value-type="string">
                <text:p>highway3</text:p>
              </table:table-cell>
              <table:table-cell office:value-type="float" office:value="42.5428142857143">
                <text:p>42.5428142857143</text:p>
              </table:table-cell>
              <table:table-cell office:value-type="float" office:value="47.1274428571429">
                <text:p>47.1274428571429</text:p>
              </table:table-cell>
            </table:table-row>
            <table:table-row>
              <table:table-cell office:value-type="string">
                <text:p>room</text:p>
              </table:table-cell>
              <table:table-cell office:value-type="float" office:value="68.0787454545455">
                <text:p>68.0787454545455</text:p>
              </table:table-cell>
              <table:table-cell office:value-type="float" office:value="72.6127181818182">
                <text:p>72.6127181818182</text:p>
              </table:table-cell>
            </table:table-row>
            <table:table-row>
              <table:table-cell office:value-type="string">
                <text:p>campus</text:p>
              </table:table-cell>
              <table:table-cell office:value-type="float" office:value="27.3751210526316">
                <text:p>27.3751210526316</text:p>
              </table:table-cell>
              <table:table-cell office:value-type="float" office:value="54.49415">
                <text:p>54.49415</text:p>
              </table:table-cell>
            </table:table-row>
            <table:table-row>
              <table:table-cell office:value-type="string">
                <text:p>hallway</text:p>
              </table:table-cell>
              <table:table-cell office:value-type="float" office:value="70.6732769230769">
                <text:p>70.6732769230769</text:p>
              </table:table-cell>
              <table:table-cell office:value-type="float" office:value="76.7184923076923">
                <text:p>76.7184923076923</text:p>
              </table:table-cell>
            </table:table-row>
            <table:table-row>
              <table:table-cell office:value-type="string">
                <text:p>lab</text:p>
              </table:table-cell>
              <table:table-cell office:value-type="float" office:value="70.3716214285714">
                <text:p>70.3716214285714</text:p>
              </table:table-cell>
              <table:table-cell office:value-type="float" office:value="82.0503071428571">
                <text:p>82.050307142857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math xmlns="http://www.w3.org/1998/Math/MathML" display="block"/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314cm" svg:y="3.952cm" style:legend-expansion="high" chart:style-name="ch2"/>
        <chart:plot-area chart:style-name="ch3" table:cell-range-address="HSI.G167:HSI.I175" chart:data-source-has-labels="both" svg:x="0.32cm" svg:y="0.18cm" svg:width="12.674cm" svg:height="8.64cm">
          <chartooo:coordinate-region svg:x="1.127cm" svg:y="0.379cm" svg:width="11.867cm" svg:height="7.794cm"/>
          <chart:axis chart:dimension="x" chart:name="primary-x" chart:style-name="ch4" chartooo:axis-type="auto">
            <chartooo:date-scale/>
            <chart:categories table:cell-range-address="HSI.G168:HSI.G17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SI.H168:HSI.H175" chart:label-cell-address="HSI.H167:HSI.H167" chart:class="chart:bar">
            <chart:data-point chart:repeated="8"/>
          </chart:series>
          <chart:series chart:style-name="ch8" chart:values-cell-range-address="HSI.I168:HSI.I175" chart:label-cell-address="HSI.I167:HSI.I167" chart:class="chart:bar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. Detection</text:p>
                <draw:g>
                  <svg:desc>HSI.H167:HSI.H167</svg:desc>
                </draw:g>
              </table:table-cell>
              <table:table-cell office:value-type="string">
                <text:p>Detection</text:p>
                <draw:g>
                  <svg:desc>HSI.I167:HSI.I16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ETs1</text:p>
                <draw:g>
                  <svg:desc>HSI.G168:HSI.G175</svg:desc>
                </draw:g>
              </table:table-cell>
              <table:table-cell office:value-type="float" office:value="72.819025">
                <text:p>72.819025</text:p>
                <draw:g>
                  <svg:desc>HSI.H168:HSI.H175</svg:desc>
                </draw:g>
              </table:table-cell>
              <table:table-cell office:value-type="float" office:value="72.854375">
                <text:p>72.854375</text:p>
                <draw:g>
                  <svg:desc>HSI.I168:HSI.I175</svg:desc>
                </draw:g>
              </table:table-cell>
            </table:table-row>
            <table:table-row>
              <table:table-cell office:value-type="string">
                <text:p>PETs2</text:p>
              </table:table-cell>
              <table:table-cell office:value-type="float" office:value="74.2810454545455">
                <text:p>74.2810454545455</text:p>
              </table:table-cell>
              <table:table-cell office:value-type="float" office:value="74.3421454545455">
                <text:p>74.3421454545455</text:p>
              </table:table-cell>
            </table:table-row>
            <table:table-row>
              <table:table-cell office:value-type="string">
                <text:p>highway1</text:p>
              </table:table-cell>
              <table:table-cell office:value-type="float" office:value="71.643025">
                <text:p>71.643025</text:p>
              </table:table-cell>
              <table:table-cell office:value-type="float" office:value="82.2716875">
                <text:p>82.2716875</text:p>
              </table:table-cell>
            </table:table-row>
            <table:table-row>
              <table:table-cell office:value-type="string">
                <text:p>highway3</text:p>
              </table:table-cell>
              <table:table-cell office:value-type="float" office:value="76.0289857142857">
                <text:p>76.0289857142857</text:p>
              </table:table-cell>
              <table:table-cell office:value-type="float" office:value="74.6595428571429">
                <text:p>74.6595428571429</text:p>
              </table:table-cell>
            </table:table-row>
            <table:table-row>
              <table:table-cell office:value-type="string">
                <text:p>room</text:p>
              </table:table-cell>
              <table:table-cell office:value-type="float" office:value="89.3679772727273">
                <text:p>89.3679772727273</text:p>
              </table:table-cell>
              <table:table-cell office:value-type="float" office:value="89.1515681818182">
                <text:p>89.1515681818182</text:p>
              </table:table-cell>
            </table:table-row>
            <table:table-row>
              <table:table-cell office:value-type="string">
                <text:p>campus</text:p>
              </table:table-cell>
              <table:table-cell office:value-type="float" office:value="97.4339578947369">
                <text:p>97.4339578947369</text:p>
              </table:table-cell>
              <table:table-cell office:value-type="float" office:value="96.0646947368421">
                <text:p>96.0646947368421</text:p>
              </table:table-cell>
            </table:table-row>
            <table:table-row>
              <table:table-cell office:value-type="string">
                <text:p>hallway</text:p>
              </table:table-cell>
              <table:table-cell office:value-type="float" office:value="93.5714">
                <text:p>93.5714</text:p>
              </table:table-cell>
              <table:table-cell office:value-type="float" office:value="92.7825846153846">
                <text:p>92.7825846153846</text:p>
              </table:table-cell>
            </table:table-row>
            <table:table-row>
              <table:table-cell office:value-type="string">
                <text:p>lab</text:p>
              </table:table-cell>
              <table:table-cell office:value-type="float" office:value="92.92765">
                <text:p>92.92765</text:p>
              </table:table-cell>
              <table:table-cell office:value-type="float" office:value="93.1937714285714">
                <text:p>93.1937714285714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599cm" svg:y="3.952cm" style:legend-expansion="high" chart:style-name="ch2"/>
        <chart:plot-area chart:style-name="ch3" table:cell-range-address="HSI.K167:HSI.M175" chart:data-source-has-labels="both" svg:x="0.32cm" svg:y="0.18cm" svg:width="11.959cm" svg:height="8.64cm">
          <chartooo:coordinate-region svg:x="0.941cm" svg:y="0.379cm" svg:width="11.338cm" svg:height="7.396cm"/>
          <chart:axis chart:dimension="x" chart:name="primary-x" chart:style-name="ch4" chartooo:axis-type="auto">
            <chartooo:date-scale/>
            <chart:categories table:cell-range-address="HSI.K168:HSI.K17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SI.L168:HSI.L175" chart:label-cell-address="HSI.L167:HSI.L167" chart:class="chart:bar">
            <chart:data-point chart:repeated="8"/>
          </chart:series>
          <chart:series chart:style-name="ch8" chart:values-cell-range-address="HSI.M168:HSI.M175" chart:label-cell-address="HSI.M167:HSI.M167" chart:class="chart:bar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. Discrimination</text:p>
                <draw:g>
                  <svg:desc>HSI.L167:HSI.L167</svg:desc>
                </draw:g>
              </table:table-cell>
              <table:table-cell office:value-type="string">
                <text:p>Discrimination</text:p>
                <draw:g>
                  <svg:desc>HSI.M167:HSI.M16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ETs1</text:p>
                <draw:g>
                  <svg:desc>HSI.K168:HSI.K175</svg:desc>
                </draw:g>
              </table:table-cell>
              <table:table-cell office:value-type="float" office:value="71.784">
                <text:p>71.784</text:p>
                <draw:g>
                  <svg:desc>HSI.L168:HSI.L175</svg:desc>
                </draw:g>
              </table:table-cell>
              <table:table-cell office:value-type="float" office:value="69.1024333333333">
                <text:p>69.1024333333333</text:p>
                <draw:g>
                  <svg:desc>HSI.M168:HSI.M175</svg:desc>
                </draw:g>
              </table:table-cell>
            </table:table-row>
            <table:table-row>
              <table:table-cell office:value-type="string">
                <text:p>PETs2</text:p>
              </table:table-cell>
              <table:table-cell office:value-type="float" office:value="72.4930636363636">
                <text:p>72.4930636363636</text:p>
              </table:table-cell>
              <table:table-cell office:value-type="float" office:value="64.5214090909091">
                <text:p>64.5214090909091</text:p>
              </table:table-cell>
            </table:table-row>
            <table:table-row>
              <table:table-cell office:value-type="string">
                <text:p>highway1</text:p>
              </table:table-cell>
              <table:table-cell office:value-type="float" office:value="65.2197125">
                <text:p>65.2197125</text:p>
              </table:table-cell>
              <table:table-cell office:value-type="float" office:value="54.48175">
                <text:p>54.48175</text:p>
              </table:table-cell>
            </table:table-row>
            <table:table-row>
              <table:table-cell office:value-type="string">
                <text:p>highway3</text:p>
              </table:table-cell>
              <table:table-cell office:value-type="float" office:value="42.5428142857143">
                <text:p>42.5428142857143</text:p>
              </table:table-cell>
              <table:table-cell office:value-type="float" office:value="46.9165142857143">
                <text:p>46.9165142857143</text:p>
              </table:table-cell>
            </table:table-row>
            <table:table-row>
              <table:table-cell office:value-type="string">
                <text:p>room</text:p>
              </table:table-cell>
              <table:table-cell office:value-type="float" office:value="68.0787454545455">
                <text:p>68.0787454545455</text:p>
              </table:table-cell>
              <table:table-cell office:value-type="float" office:value="72.3392772727273">
                <text:p>72.3392772727273</text:p>
              </table:table-cell>
            </table:table-row>
            <table:table-row>
              <table:table-cell office:value-type="string">
                <text:p>campus</text:p>
              </table:table-cell>
              <table:table-cell office:value-type="float" office:value="27.3751210526316">
                <text:p>27.3751210526316</text:p>
              </table:table-cell>
              <table:table-cell office:value-type="float" office:value="57.4068421052632">
                <text:p>57.4068421052632</text:p>
              </table:table-cell>
            </table:table-row>
            <table:table-row>
              <table:table-cell office:value-type="string">
                <text:p>hallway</text:p>
              </table:table-cell>
              <table:table-cell office:value-type="float" office:value="70.6732769230769">
                <text:p>70.6732769230769</text:p>
              </table:table-cell>
              <table:table-cell office:value-type="float" office:value="78.7843923076923">
                <text:p>78.7843923076923</text:p>
              </table:table-cell>
            </table:table-row>
            <table:table-row>
              <table:table-cell office:value-type="string">
                <text:p>lab</text:p>
              </table:table-cell>
              <table:table-cell office:value-type="float" office:value="70.3716214285714">
                <text:p>70.3716214285714</text:p>
              </table:table-cell>
              <table:table-cell office:value-type="float" office:value="79.6983142857143">
                <text:p>79.6983142857143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